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pitch="variable" style:font-charset="x-symbol"/>
    <style:font-face style:name="Tahoma1" svg:font-family="Tahoma, Lucidasans, 'Lucida Sans', 'Arial Unicode MS'"/>
    <style:font-face style:name="Arial1" svg:font-family="Arial" style:font-pitch="variable"/>
    <style:font-face style:name="Bitstream Charter" svg:font-family="'Bitstream Charter'" style:font-pitch="variable"/>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a1" style:family="table">
      <style:table-properties style:width="16.999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6.999cm" table:align="margins"/>
    </style:style>
    <style:style style:name="Tabla3.A" style:family="table-column">
      <style:table-column-properties style:column-width="8.498cm" style:rel-column-width="32767*"/>
    </style:style>
    <style:style style:name="Tabla3.B" style:family="table-column">
      <style:table-column-properties style:column-width="8.5cm" style:rel-column-width="32768*"/>
    </style:style>
    <style:style style:name="Tabla4" style:family="table">
      <style:table-properties style:width="16.999cm" table:align="margins"/>
    </style:style>
    <style:style style:name="Tabla4.A" style:family="table-column">
      <style:table-column-properties style:column-width="5.666cm" style:rel-column-width="21845*"/>
    </style:style>
    <style:style style:name="Tabla5" style:family="table">
      <style:table-properties style:width="16.999cm" table:align="margins"/>
    </style:style>
    <style:style style:name="Tabla5.A" style:family="table-column">
      <style:table-column-properties style:column-width="8.498cm" style:rel-column-width="32767*"/>
    </style:style>
    <style:style style:name="Tabla5.B" style:family="table-column">
      <style:table-column-properties style:column-width="8.5cm" style:rel-column-width="32768*"/>
    </style:style>
    <style:style style:name="Tabla6" style:family="table">
      <style:table-properties style:width="16.999cm" table:align="margins"/>
    </style:style>
    <style:style style:name="Tabla6.A" style:family="table-column">
      <style:table-column-properties style:column-width="8.498cm" style:rel-column-width="32767*"/>
    </style:style>
    <style:style style:name="Tabla6.B" style:family="table-column">
      <style:table-column-properties style:column-width="8.5cm" style:rel-column-width="32768*"/>
    </style:style>
    <style:style style:name="Tabla7" style:family="table">
      <style:table-properties style:width="16.999cm" table:align="margins"/>
    </style:style>
    <style:style style:name="Tabla7.A" style:family="table-column">
      <style:table-column-properties style:column-width="8.498cm" style:rel-column-width="32767*"/>
    </style:style>
    <style:style style:name="Tabla7.B" style:family="table-column">
      <style:table-column-properties style:column-width="8.5cm" style:rel-column-width="32768*"/>
    </style:style>
    <style:style style:name="Tabla8" style:family="table">
      <style:table-properties style:width="16.999cm" table:align="margins"/>
    </style:style>
    <style:style style:name="Tabla8.A" style:family="table-column">
      <style:table-column-properties style:column-width="8.498cm" style:rel-column-width="32767*"/>
    </style:style>
    <style:style style:name="Tabla8.B" style:family="table-column">
      <style:table-column-properties style:column-width="8.5cm" style:rel-column-width="32768*"/>
    </style:style>
    <style:style style:name="Tabla9" style:family="table">
      <style:table-properties style:width="16.999cm" table:align="margins"/>
    </style:style>
    <style:style style:name="Tabla9.A" style:family="table-column">
      <style:table-column-properties style:column-width="5.666cm" style:rel-column-width="21845*"/>
    </style:style>
    <style:style style:name="Tabla10" style:family="table">
      <style:table-properties style:width="16.999cm" table:align="margins"/>
    </style:style>
    <style:style style:name="Tabla10.A" style:family="table-column">
      <style:table-column-properties style:column-width="5.666cm" style:rel-column-width="21842*"/>
    </style:style>
    <style:style style:name="Tabla10.C" style:family="table-column">
      <style:table-column-properties style:column-width="5.667cm" style:rel-column-width="21851*"/>
    </style:style>
    <style:style style:name="Tabla11" style:family="table">
      <style:table-properties style:width="16.999cm" table:align="margins"/>
    </style:style>
    <style:style style:name="Tabla11.A" style:family="table-column">
      <style:table-column-properties style:column-width="8.498cm" style:rel-column-width="32767*"/>
    </style:style>
    <style:style style:name="Tabla11.B" style:family="table-column">
      <style:table-column-properties style:column-width="8.5cm" style:rel-column-width="32768*"/>
    </style:style>
    <style:style style:name="Tabla12" style:family="table">
      <style:table-properties style:width="16.999cm" table:align="margins"/>
    </style:style>
    <style:style style:name="Tabla12.A" style:family="table-column">
      <style:table-column-properties style:column-width="8.498cm" style:rel-column-width="32767*"/>
    </style:style>
    <style:style style:name="Tabla12.B" style:family="table-column">
      <style:table-column-properties style:column-width="8.5cm" style:rel-column-width="32768*"/>
    </style:style>
    <style:style style:name="Tabla13" style:family="table">
      <style:table-properties style:width="16.999cm" table:align="margins"/>
    </style:style>
    <style:style style:name="Tabla13.A" style:family="table-column">
      <style:table-column-properties style:column-width="8.498cm" style:rel-column-width="32767*"/>
    </style:style>
    <style:style style:name="Tabla13.B" style:family="table-column">
      <style:table-column-properties style:column-width="8.5cm" style:rel-column-width="32768*"/>
    </style:style>
    <style:style style:name="Tabla14" style:family="table">
      <style:table-properties style:width="16.999cm" table:align="margins"/>
    </style:style>
    <style:style style:name="Tabla14.A" style:family="table-column">
      <style:table-column-properties style:column-width="8.498cm" style:rel-column-width="32767*"/>
    </style:style>
    <style:style style:name="Tabla14.B" style:family="table-column">
      <style:table-column-properties style:column-width="8.5cm" style:rel-column-width="32768*"/>
    </style:style>
    <style:style style:name="Tabla15" style:family="table">
      <style:table-properties style:width="16.999cm" table:align="margins"/>
    </style:style>
    <style:style style:name="Tabla15.A" style:family="table-column">
      <style:table-column-properties style:column-width="8.498cm" style:rel-column-width="32767*"/>
    </style:style>
    <style:style style:name="Tabla15.B" style:family="table-column">
      <style:table-column-properties style:column-width="8.5cm" style:rel-column-width="32768*"/>
    </style:style>
    <style:style style:name="Tabla16" style:family="table">
      <style:table-properties style:width="16.999cm" table:align="margins"/>
    </style:style>
    <style:style style:name="Tabla16.A" style:family="table-column">
      <style:table-column-properties style:column-width="5.666cm" style:rel-column-width="21845*"/>
    </style:style>
    <style:style style:name="Tabla17" style:family="table">
      <style:table-properties style:width="16.999cm" table:align="margins"/>
    </style:style>
    <style:style style:name="Tabla17.A" style:family="table-column">
      <style:table-column-properties style:column-width="8.498cm" style:rel-column-width="32767*"/>
    </style:style>
    <style:style style:name="Tabla17.B" style:family="table-column">
      <style:table-column-properties style:column-width="8.5cm" style:rel-column-width="32768*"/>
    </style:style>
    <style:style style:name="Tabla18" style:family="table">
      <style:table-properties style:width="16.999cm" table:align="margins"/>
    </style:style>
    <style:style style:name="Tabla18.A" style:family="table-column">
      <style:table-column-properties style:column-width="8.498cm" style:rel-column-width="32767*"/>
    </style:style>
    <style:style style:name="Tabla18.B" style:family="table-column">
      <style:table-column-properties style:column-width="8.5cm" style:rel-column-width="32768*"/>
    </style:style>
    <style:style style:name="Tabla19" style:family="table">
      <style:table-properties style:width="16.999cm" table:align="margins"/>
    </style:style>
    <style:style style:name="Tabla19.A" style:family="table-column">
      <style:table-column-properties style:column-width="8.498cm" style:rel-column-width="32767*"/>
    </style:style>
    <style:style style:name="Tabla19.B" style:family="table-column">
      <style:table-column-properties style:column-width="8.5cm" style:rel-column-width="32768*"/>
    </style:style>
    <style:style style:name="Tabla20" style:family="table">
      <style:table-properties style:width="16.999cm" table:align="margins"/>
    </style:style>
    <style:style style:name="Tabla20.A" style:family="table-column">
      <style:table-column-properties style:column-width="5.666cm" style:rel-column-width="21845*"/>
    </style:style>
    <style:style style:name="P1" style:family="paragraph" style:parent-style-name="Standard">
      <style:text-properties style:font-name="Bitstream Vera Sans" style:text-underline-style="solid" style:text-underline-width="auto" style:text-underline-color="font-color" fo:font-weight="bold" style:font-weight-asian="bold" style:font-weight-complex="bold"/>
    </style:style>
    <style:style style:name="P2" style:family="paragraph" style:parent-style-name="Standard">
      <style:text-properties style:font-name="Bitstream Vera Sans" style:text-underline-style="none" fo:font-weight="bold" style:font-weight-asian="bold" style:font-weight-complex="bold"/>
    </style:style>
    <style:style style:name="P3" style:family="paragraph" style:parent-style-name="Standard">
      <style:text-properties style:font-name="Bitstream Vera Sans" style:text-underline-style="none" fo:font-weight="normal" style:font-weight-asian="normal" style:font-weight-complex="normal"/>
    </style:style>
    <style:style style:name="P4" style:family="paragraph" style:parent-style-name="Standard" style:list-style-name="L1">
      <style:text-properties style:font-name="Bitstream Vera Sans" style:text-underline-style="none" fo:font-weight="normal" style:font-weight-asian="normal" style:font-weight-complex="normal"/>
    </style:style>
    <style:style style:name="P5" style:family="paragraph" style:parent-style-name="Standard" style:list-style-name="L2">
      <style:text-properties style:font-name="Bitstream Vera Sans" style:text-underline-style="none" fo:font-weight="normal" style:font-weight-asian="normal" style:font-weight-complex="normal"/>
    </style:style>
    <style:style style:name="P6" style:family="paragraph" style:parent-style-name="Standard" style:list-style-name="L2">
      <style:text-properties style:font-name="Bitstream Vera Sans" style:text-underline-style="none" fo:font-weight="bold" style:font-weight-asian="bold" style:font-weight-complex="bold"/>
    </style:style>
    <style:style style:name="P7" style:family="paragraph" style:parent-style-name="Standard">
      <style:text-properties style:font-name="Bitstream Vera Sans" fo:font-weight="bold" style:font-weight-asian="bold" style:font-weight-complex="bold"/>
    </style:style>
    <style:style style:name="P8" style:family="paragraph" style:parent-style-name="Standard">
      <style:text-properties style:font-name="Bitstream Vera Sans" style:text-underline-style="none" fo:font-weight="bold" style:font-weight-asian="normal" style:font-weight-complex="bold"/>
    </style:style>
    <style:style style:name="P9" style:family="paragraph">
      <style:paragraph-properties fo:text-align="center"/>
    </style:style>
    <style:style style:name="P10" style:family="paragraph" style:parent-style-name="Standard">
      <style:text-properties fo:font-weight="normal" style:font-weight-asian="normal" style:font-weight-complex="normal"/>
    </style:style>
    <style:style style:name="P11" style:family="paragraph" style:parent-style-name="Standard" style:list-style-name="L3">
      <style:text-properties style:font-name="Bitstream Vera Sans" style:text-underline-style="none" fo:font-weight="normal" style:font-weight-asian="normal" style:font-weight-complex="normal"/>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style:font-name="Bitstream Vera Sans" fo:font-weight="normal" style:font-weight-asian="normal" style:font-weight-complex="normal"/>
    </style:style>
    <style:style style:name="P14" style:family="paragraph" style:parent-style-name="Standard" style:list-style-name="L4">
      <style:text-properties style:font-name="Bitstream Vera Sans" style:text-underline-style="none" fo:font-weight="normal" style:font-weight-asian="normal" style:font-weight-complex="normal"/>
    </style:style>
    <style:style style:name="P15" style:family="paragraph">
      <style:paragraph-properties fo:text-align="center"/>
      <style:text-properties fo:font-weight="bold"/>
    </style:style>
    <style:style style:name="P16" style:family="paragraph" style:parent-style-name="Standard" style:list-style-name="L5">
      <style:text-properties style:font-name="Bitstream Vera Sans" style:text-underline-style="none" fo:font-weight="normal" style:font-weight-asian="normal" style:font-weight-complex="normal"/>
    </style:style>
    <style:style style:name="P17" style:family="paragraph" style:parent-style-name="Standard" style:list-style-name="L6">
      <style:text-properties style:font-name="Bitstream Vera Sans" style:text-underline-style="none" fo:font-weight="normal" style:font-weight-asian="normal" style:font-weight-complex="normal"/>
    </style:style>
    <style:style style:name="P18" style:family="paragraph" style:parent-style-name="Standard" style:list-style-name="L6">
      <style:text-properties style:font-name="Bitstream Vera Sans" style:text-underline-style="none" fo:font-weight="bold" style:font-weight-asian="bold" style:font-weight-complex="bold"/>
    </style:style>
    <style:style style:name="P19" style:family="paragraph" style:parent-style-name="Standard" style:list-style-name="L7">
      <style:text-properties style:font-name="Bitstream Vera Sans" style:text-underline-style="none" fo:font-weight="bold" style:font-weight-asian="bold" style:font-weight-complex="bold"/>
    </style:style>
    <style:style style:name="P20" style:family="paragraph" style:parent-style-name="Standard" style:list-style-name="L7">
      <style:text-properties style:font-name="Bitstream Vera Sans" style:text-underline-style="none" fo:font-weight="normal" style:font-weight-asian="normal" style:font-weight-complex="normal"/>
    </style:style>
    <style:style style:name="P21" style:family="paragraph" style:parent-style-name="Standard" style:list-style-name="L8">
      <style:text-properties style:font-name="Bitstream Vera Sans" style:text-underline-style="none" fo:font-weight="normal" style:font-weight-asian="normal" style:font-weight-complex="normal"/>
    </style:style>
    <style:style style:name="P22" style:family="paragraph">
      <style:text-properties fo:font-weight="bold"/>
    </style:style>
    <style:style style:name="P23" style:family="paragraph" style:parent-style-name="Standard" style:list-style-name="L9">
      <style:text-properties style:font-name="Bitstream Vera Sans" style:text-underline-style="none" fo:font-weight="normal" style:font-weight-asian="normal" style:font-weight-complex="normal"/>
    </style:style>
    <style:style style:name="P24" style:family="paragraph" style:parent-style-name="Standard" style:list-style-name="L10">
      <style:text-properties style:font-name="Bitstream Vera Sans" style:text-underline-style="none" fo:font-weight="normal" style:font-weight-asian="normal" style:font-weight-complex="normal"/>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Standard" style:list-style-name="L11">
      <style:text-properties style:font-name="Bitstream Vera Sans" style:text-underline-style="none" fo:font-weight="bold" style:font-weight-asian="bold" style:font-weight-complex="bold"/>
    </style:style>
    <style:style style:name="P27" style:family="paragraph" style:parent-style-name="Standard" style:list-style-name="L12">
      <style:text-properties style:font-name="Bitstream Vera Sans" style:text-underline-style="none" fo:font-weight="bold" style:font-weight-asian="bold" style:font-weight-complex="bold"/>
    </style:style>
    <style:style style:name="P28" style:family="paragraph" style:parent-style-name="Standard">
      <style:text-properties style:font-name="Bitstream Vera Sans" style:text-underline-style="none" fo:font-weight="normal" style:font-weight-asian="bold" style:font-weight-complex="bold"/>
    </style:style>
    <style:style style:name="P29" style:family="paragraph" style:parent-style-name="Standard">
      <style:text-properties style:font-name="Bitstream Vera Sans" style:text-underline-style="solid" style:text-underline-width="auto" style:text-underline-color="font-color" fo:font-weight="normal" style:font-weight-asian="normal" style:font-weight-complex="normal"/>
    </style:style>
    <style:style style:name="P30" style:family="paragraph" style:parent-style-name="Table_20_Heading">
      <style:text-properties fo:font-weight="bold" style:font-weight-asian="bold" style:font-weight-complex="bold"/>
    </style:style>
    <style:style style:name="P31" style:family="paragraph" style:parent-style-name="Standard" style:list-style-name="L13">
      <style:text-properties style:font-name="Bitstream Vera Sans" style:text-underline-style="none" fo:font-weight="bold" style:font-weight-asian="bold" style:font-weight-complex="bold"/>
    </style:style>
    <style:style style:name="P32" style:family="paragraph" style:parent-style-name="Standard" style:list-style-name="L14"/>
    <style:style style:name="P33" style:family="paragraph" style:parent-style-name="Standard" style:list-style-name="L14">
      <style:text-properties style:font-name="Bitstream Vera Sans" style:text-underline-style="none" fo:font-weight="bold" style:font-weight-asian="bold" style:font-weight-complex="bold"/>
    </style:style>
    <style:style style:name="P34" style:family="paragraph" style:parent-style-name="Standard" style:list-style-name="L14">
      <style:text-properties style:font-name="Bitstream Vera Sans" style:text-underline-style="none" fo:font-weight="normal" style:font-weight-asian="normal" style:font-weight-complex="normal"/>
    </style:style>
    <style:style style:name="P35" style:family="paragraph" style:parent-style-name="Standard" style:list-style-name="L15">
      <style:text-properties style:font-name="Bitstream Vera Sans" style:text-underline-style="none" fo:font-weight="normal" style:font-weight-asian="normal" style:font-weight-complex="normal"/>
    </style:style>
    <style:style style:name="P36" style:family="paragraph" style:parent-style-name="Standard" style:list-style-name="L15"/>
    <style:style style:name="P37" style:family="paragraph" style:parent-style-name="Standard">
      <style:text-properties style:font-name="Bitstream Vera Sans" style:text-underline-style="none"/>
    </style:style>
    <style:style style:name="P38" style:family="paragraph" style:parent-style-name="Text_20_body" style:list-style-name="L16">
      <style:paragraph-properties fo:margin-top="0cm" fo:margin-bottom="0cm"/>
    </style:style>
    <style:style style:name="P39" style:family="paragraph" style:parent-style-name="Text_20_body" style:list-style-name="L16"/>
    <style:style style:name="P40" style:family="paragraph" style:parent-style-name="Standard">
      <style:paragraph-properties fo:text-align="center" style:justify-single-word="false"/>
      <style:text-properties style:font-name="Bitstream Vera Sans" style:text-underline-style="none" fo:font-weight="normal" style:font-weight-asian="normal" style:font-weight-complex="normal"/>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start" style:justify-single-word="false"/>
    </style:style>
    <style:style style:name="P43" style:family="paragraph" style:parent-style-name="Table_20_Heading">
      <style:paragraph-properties fo:text-align="start" style:justify-single-word="false"/>
      <style:text-properties fo:font-style="normal" fo:font-weight="normal" style:font-style-asian="normal" style:font-weight-asian="normal" style:font-style-complex="normal" style:font-weight-complex="normal"/>
    </style:style>
    <style:style style:name="P44" style:family="paragraph" style:parent-style-name="Standard">
      <style:text-properties style:font-name="Bitstream Vera Sans"/>
    </style:style>
    <style:style style:name="P45" style:family="paragraph" style:parent-style-name="Standard">
      <style:text-properties style:font-name="Bitstream Vera Sans" style:text-underline-style="none" fo:font-weight="normal" style:font-weight-asian="normal" style:font-weight-complex="bold"/>
    </style:style>
    <style:style style:name="P46" style:family="paragraph" style:parent-style-name="Standard">
      <style:paragraph-properties>
        <style:tab-stops>
          <style:tab-stop style:position="16.14cm"/>
        </style:tab-stops>
      </style:paragraph-properties>
      <style:text-properties style:font-name="Bitstream Vera Sans" style:text-underline-style="none" fo:font-weight="normal" style:font-weight-asian="normal" style:font-weight-complex="normal"/>
    </style:style>
    <style:style style:name="P47" style:family="paragraph" style:parent-style-name="Standard" style:list-style-name="L17">
      <style:text-properties style:font-name="Bitstream Vera Sans" style:text-underline-style="none" fo:font-weight="normal" style:font-weight-asian="normal" style:font-weight-complex="normal"/>
    </style:style>
    <style:style style:name="P48" style:family="paragraph" style:parent-style-name="Standard" style:list-style-name="L17"/>
    <style:style style:name="P49" style:family="paragraph">
      <style:paragraph-properties fo:text-align="center"/>
      <style:text-properties fo:font-weight="normal"/>
    </style:style>
    <style:style style:name="P50" style:family="paragraph" style:parent-style-name="Heading_20_1">
      <style:text-properties style:font-name="Bitstream Vera Sans" style:text-underline-style="none" fo:font-weight="normal" style:font-weight-asian="normal" style:font-weight-complex="normal"/>
    </style:style>
    <style:style style:name="P51" style:family="paragraph" style:parent-style-name="List_20_Contents">
      <style:paragraph-properties fo:margin-top="0cm" fo:margin-bottom="0.499cm"/>
    </style:style>
    <style:style style:name="P52" style:family="paragraph" style:parent-style-name="Text_20_body" style:list-style-name="L19">
      <style:paragraph-properties fo:margin-top="0cm" fo:margin-bottom="0cm"/>
    </style:style>
    <style:style style:name="P53" style:family="paragraph" style:parent-style-name="Text_20_body" style:list-style-name="L19"/>
    <style:style style:name="P54" style:family="paragraph" style:parent-style-name="Text_20_body" style:list-style-name="L20">
      <style:paragraph-properties fo:margin-top="0cm" fo:margin-bottom="0cm"/>
    </style:style>
    <style:style style:name="P55" style:family="paragraph" style:parent-style-name="Text_20_body" style:list-style-name="L20"/>
    <style:style style:name="P56" style:family="paragraph" style:parent-style-name="Text_20_body" style:list-style-name="L21">
      <style:paragraph-properties fo:margin-top="0cm" fo:margin-bottom="0cm"/>
    </style:style>
    <style:style style:name="P57" style:family="paragraph" style:parent-style-name="Text_20_body" style:list-style-name="L21"/>
    <style:style style:name="P58" style:family="paragraph" style:parent-style-name="Text_20_body" style:list-style-name="L22">
      <style:paragraph-properties fo:margin-top="0cm" fo:margin-bottom="0cm"/>
    </style:style>
    <style:style style:name="P59" style:family="paragraph" style:parent-style-name="Text_20_body" style:list-style-name="L22"/>
    <style:style style:name="P60" style:family="paragraph" style:parent-style-name="Text_20_body">
      <style:paragraph-properties fo:margin-top="0cm" fo:margin-bottom="0cm"/>
      <style:text-properties fo:font-weight="normal" style:font-weight-asian="normal" style:font-weight-complex="normal"/>
    </style:style>
    <style:style style:name="P61" style:family="paragraph" style:parent-style-name="Heading_20_4">
      <style:paragraph-properties fo:margin-top="0cm" fo:margin-bottom="0cm" fo:line-height="100%"/>
      <style:text-properties fo:font-weight="normal" style:font-weight-asian="normal" style:font-weight-complex="normal"/>
    </style:style>
    <style:style style:name="P62" style:family="paragraph" style:parent-style-name="Heading_20_10">
      <style:paragraph-properties fo:margin-top="0cm" fo:margin-bottom="0cm" fo:line-height="100%"/>
      <style:text-properties fo:font-weight="bold" style:font-weight-asian="bold" style:font-weight-complex="bold"/>
    </style:style>
    <style:style style:name="P63" style:family="paragraph" style:parent-style-name="Heading_20_6">
      <style:paragraph-properties fo:margin-top="0cm" fo:margin-bottom="0cm"/>
      <style:text-properties fo:font-weight="bold" style:font-weight-asian="bold" style:font-weight-complex="bold"/>
    </style:style>
    <style:style style:name="P64" style:family="paragraph" style:parent-style-name="Heading_20_6">
      <style:paragraph-properties fo:margin-top="0cm" fo:margin-bottom="0cm"/>
      <style:text-properties fo:font-weight="normal" style:font-weight-asian="normal" style:font-weight-complex="normal"/>
    </style:style>
    <style:style style:name="P65" style:family="paragraph" style:parent-style-name="Text_20_body" style:list-style-name="L23"/>
    <style:style style:name="P66" style:family="paragraph" style:parent-style-name="List_20_Heading" style:list-style-name="L23"/>
    <style:style style:name="P67" style:family="paragraph" style:parent-style-name="List_20_Contents" style:list-style-name="L23"/>
    <style:style style:name="P68" style:family="paragraph" style:parent-style-name="List_20_Contents" style:list-style-name="L23">
      <style:paragraph-properties fo:margin-top="0cm" fo:margin-bottom="0.499cm"/>
    </style:style>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paragraph-properties fo:margin-top="0cm" fo:margin-bottom="0cm"/>
    </style:style>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paragraph-properties fo:margin-top="0cm" fo:margin-bottom="0cm"/>
    </style:style>
    <style:style style:name="P75" style:family="paragraph" style:parent-style-name="Text_20_body" style:list-style-name="L28"/>
    <style:style style:name="P76" style:family="paragraph" style:parent-style-name="Text_20_body" style:list-style-name="L29">
      <style:paragraph-properties fo:margin-top="0cm" fo:margin-bottom="0cm"/>
    </style:style>
    <style:style style:name="P77" style:family="paragraph" style:parent-style-name="Text_20_body" style:list-style-name="L29"/>
    <style:style style:name="P78" style:family="paragraph" style:parent-style-name="Text_20_body">
      <style:text-properties style:font-name="Bitstream Vera Sans" style:text-underline-style="none" fo:font-weight="normal" style:font-weight-asian="normal" style:font-weight-complex="normal"/>
    </style:style>
    <style:style style:name="P79" style:family="paragraph" style:parent-style-name="Text_20_body">
      <style:text-properties style:font-name="Bitstream Vera Sans" style:text-underline-style="none" fo:font-weight="bold" style:font-weight-asian="bold" style:font-weight-complex="bold"/>
    </style:style>
    <style:style style:name="P80" style:family="paragraph" style:parent-style-name="Text_20_body">
      <style:text-properties style:font-name="Bitstream Vera Sans" style:text-underline-style="solid" style:text-underline-width="auto" style:text-underline-color="font-color" fo:font-weight="bold" style:font-weight-asian="bold" style:font-weight-complex="bold"/>
    </style:style>
    <style:style style:name="P81" style:family="paragraph">
      <style:paragraph-properties fo:text-align="center"/>
      <style:text-properties style:text-underline-style="solid" style:text-underline-width="auto" style:text-underline-color="font-color" fo:font-weight="bold"/>
    </style:style>
    <style:style style:name="P82" style:family="paragraph">
      <style:paragraph-properties fo:text-align="center"/>
      <style:text-properties style:font-name="Bitstream Charter" style:text-underline-style="none" fo:font-weight="normal"/>
    </style:style>
    <style:style style:name="P83" style:family="paragraph" style:parent-style-name="Text_20_body">
      <style:text-properties fo:font-weight="normal" style:font-weight-asian="normal" style:font-weight-complex="normal"/>
    </style:style>
    <style:style style:name="P84" style:family="paragraph" style:parent-style-name="Text_20_body" style:list-style-name="L30">
      <style:text-properties style:font-name="Bitstream Vera Sans" style:text-underline-style="none" fo:font-weight="normal" style:font-weight-asian="normal" style:font-weight-complex="normal"/>
    </style:style>
    <style:style style:name="P85" style:family="paragraph" style:parent-style-name="Text_20_body" style:list-style-name="L30"/>
    <style:style style:name="P86" style:family="paragraph" style:parent-style-name="Text_20_body" style:list-style-name="L31">
      <style:text-properties style:font-name="Bitstream Vera Sans" style:text-underline-style="none" fo:font-weight="normal" style:font-weight-asian="normal" style:font-weight-complex="normal"/>
    </style:style>
    <style:style style:name="P87" style:family="paragraph" style:parent-style-name="Text_20_body" style:list-style-name="L31">
      <style:text-properties style:font-name="Bitstream Vera Sans" style:text-underline-style="none" fo:font-weight="bold" style:font-weight-asian="bold" style:font-weight-complex="bold"/>
    </style:style>
    <style:style style:name="P88" style:family="paragraph" style:parent-style-name="Text_20_body" style:list-style-name="L32">
      <style:text-properties style:font-name="Bitstream Vera Sans" style:text-underline-style="none" fo:font-weight="normal" style:font-weight-asian="normal" style:font-weight-complex="normal"/>
    </style:style>
    <style:style style:name="P89" style:family="paragraph" style:parent-style-name="Text_20_body" style:list-style-name="L32">
      <style:text-properties style:font-name="Bitstream Vera Sans" style:text-underline-style="none" fo:font-weight="bold" style:font-weight-asian="bold" style:font-weight-complex="bold"/>
    </style:style>
    <style:style style:name="P90" style:family="paragraph" style:parent-style-name="Text_20_body" style:list-style-name="L33">
      <style:text-properties style:font-name="Bitstream Vera Sans" style:text-underline-style="none" fo:font-weight="normal" style:font-weight-asian="normal" style:font-weight-complex="normal"/>
    </style:style>
    <style:style style:name="P91" style:family="paragraph" style:parent-style-name="Text_20_body" style:list-style-name="L33">
      <style:text-properties style:font-name="Bitstream Vera Sans" style:text-underline-style="none" fo:font-weight="bold" style:font-weight-asian="bold" style:font-weight-complex="bold"/>
    </style:style>
    <style:style style:name="P92" style:family="paragraph" style:parent-style-name="Text_20_body">
      <style:text-properties style:font-name="Bitstream Vera Sans" style:text-underline-style="none" fo:font-weight="normal" style:font-weight-asian="bold" style:font-weight-complex="bold"/>
    </style:style>
    <style:style style:name="P93" style:family="paragraph" style:parent-style-name="Text_20_body" style:list-style-name="L34">
      <style:text-properties style:font-name="Bitstream Vera Sans" style:text-underline-style="none" fo:font-weight="normal" style:font-weight-asian="normal" style:font-weight-complex="normal"/>
    </style:style>
    <style:style style:name="P94" style:family="paragraph" style:parent-style-name="Text_20_body" style:list-style-name="L34">
      <style:text-properties style:font-name="Bitstream Vera Sans" style:text-underline-style="none" fo:font-weight="bold" style:font-weight-asian="bold" style:font-weight-complex="bold"/>
    </style:style>
    <style:style style:name="P95" style:family="paragraph" style:parent-style-name="Text_20_body" style:list-style-name="L35">
      <style:text-properties style:font-name="Bitstream Vera Sans" style:text-underline-style="none" fo:font-weight="bold" style:font-weight-asian="bold" style:font-weight-complex="bold"/>
    </style:style>
    <style:style style:name="P96" style:family="paragraph" style:parent-style-name="Text_20_body" style:list-style-name="L36"/>
    <style:style style:name="P97" style:family="paragraph" style:parent-style-name="Text_20_body" style:list-style-name="L36">
      <style:text-properties style:font-name="Bitstream Vera Sans" style:text-underline-style="none" fo:font-weight="bold" style:font-weight-asian="bold" style:font-weight-complex="bold"/>
    </style:style>
    <style:style style:name="P98" style:family="paragraph">
      <style:paragraph-properties fo:text-align="center"/>
      <style:text-properties style:font-name="Bitstream Charter"/>
    </style:style>
    <style:style style:name="P99" style:family="paragraph" style:parent-style-name="Text_20_body" style:list-style-name="L37">
      <style:text-properties style:font-name="Bitstream Vera Sans" style:text-underline-style="none" fo:font-weight="bold" style:font-weight-asian="bold" style:font-weight-complex="bold"/>
    </style:style>
    <style:style style:name="P100" style:family="paragraph" style:parent-style-name="Text_20_body" style:list-style-name="L38">
      <style:text-properties style:font-name="Bitstream Vera Sans" style:text-underline-style="none" fo:font-weight="bold" style:font-weight-asian="bold" style:font-weight-complex="bold"/>
    </style:style>
    <style:style style:name="P101" style:family="paragraph" style:parent-style-name="Text_20_body" style:list-style-name="L39">
      <style:text-properties style:font-name="Bitstream Vera Sans" style:text-underline-style="none" fo:font-weight="bold" style:font-weight-asian="bold" style:font-weight-complex="bold"/>
    </style:style>
    <style:style style:name="P102" style:family="paragraph" style:parent-style-name="Text_20_body" style:list-style-name="L40">
      <style:text-properties style:font-name="Bitstream Vera Sans" style:text-underline-style="none" fo:font-weight="bold" style:font-weight-asian="bold" style:font-weight-complex="bold"/>
    </style:style>
    <style:style style:name="P103" style:family="paragraph" style:parent-style-name="Text_20_body">
      <style:text-properties style:font-name="Bitstream Vera Sans" style:text-underline-style="none" fo:font-weight="normal" style:font-weight-asian="normal" style:font-weight-complex="bold"/>
    </style:style>
    <style:style style:name="P104" style:family="paragraph" style:parent-style-name="Text_20_body">
      <style:text-properties style:font-name="Bitstream Vera Sans" style:text-underline-style="solid" style:text-underline-width="auto" style:text-underline-color="font-color" fo:font-weight="normal" style:font-weight-asian="normal" style:font-weight-complex="normal"/>
    </style:style>
    <style:style style:name="T1" style:family="text">
      <style:text-properties style:text-underline-style="none"/>
    </style:style>
    <style:style style:name="T2" style:family="text">
      <style:text-properties style:font-name="Bitstream Vera Sans" style:text-underline-style="none" fo:font-weight="bold" style:font-weight-asian="bold" style:font-weight-complex="bold"/>
    </style:style>
    <style:style style:name="T3" style:family="text">
      <style:text-properties style:font-name="Bitstream Vera Sans"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Bitstream Vera Sans" style:text-underline-style="none" fo:font-weight="bold" style:font-weight-asian="normal" style:font-weight-complex="bold"/>
    </style:style>
    <style:style style:name="T7" style:family="text">
      <style:text-properties style:font-name="Bitstream Vera Sans" style:text-underline-style="solid" style:text-underline-width="auto" style:text-underline-color="font-color" fo:font-weight="bold" style:font-weight-asian="bold" style:font-weight-complex="bold"/>
    </style:style>
    <style:style style:name="T8" style:family="text">
      <style:text-properties style:font-name="Bitstream Vera Sans" style:text-underline-style="none"/>
    </style:style>
    <style:style style:name="T9" style:family="text">
      <style:text-properties style:font-name="Bitstream Vera Sans" fo:font-weight="normal" style:font-weight-asian="normal" style:font-weight-complex="normal"/>
    </style:style>
    <style:style style:name="T10" style:family="text">
      <style:text-properties style:font-name="Bitstream Vera Sans" fo:font-weight="bold" style:font-weight-asian="bold" style:font-weight-complex="bold"/>
    </style:style>
    <style:style style:name="T11" style:family="text">
      <style:text-properties fo:font-weight="bold"/>
    </style:style>
    <style:style style:name="T12" style:family="text">
      <style:text-properties style:text-underline-style="solid" style:text-underline-width="auto" style:text-underline-color="font-color" fo:font-weight="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style:font-name="Bitstream Vera Sans" style:text-underline-style="none" fo:font-weight="normal" style:font-weight-asian="bold" style:font-weight-complex="bold"/>
    </style:style>
    <style:style style:name="T17" style:family="text">
      <style:text-properties fo:font-weight="bold" style:font-weight-asian="bold" style:font-weight-complex="bold"/>
    </style:style>
    <style:style style:name="T18" style:family="text">
      <style:text-properties fo:color="#0000ff" style:font-name="Bitstream Vera Sans" style:text-underline-style="none" fo:font-weight="bold" style:font-weight-asian="bold" style:font-weight-complex="bold"/>
    </style:style>
    <style:style style:name="T19" style:family="text">
      <style:text-properties fo:color="#0000ff" fo:font-weight="bold" style:font-weight-asian="bold" style:font-weight-complex="bold"/>
    </style:style>
    <style:style style:name="T20" style:family="text">
      <style:text-properties style:font-weight-asian="bold"/>
    </style:style>
    <style:style style:name="T21" style:family="text">
      <style:text-properties fo:font-weight="normal" style:font-weight-complex="normal"/>
    </style:style>
    <style:style style:name="T22" style:family="text">
      <style:text-properties fo:font-weight="normal" style:font-weight-asian="normal" style:font-weight-complex="bold"/>
    </style:style>
    <style:style style:name="T23" style:family="text">
      <style:text-properties fo:font-style="italic"/>
    </style:style>
    <style:style style:name="T24" style:family="text">
      <style:text-properties fo:font-weight="bold" style:font-weight-asian="bold"/>
    </style:style>
    <style:style style:name="T25" style:family="text">
      <style:text-properties style:font-name="Bitstream Vera Sans" style:text-underline-style="none" fo:font-weight="normal" style:font-weight-asian="normal" style:font-weight-complex="bold"/>
    </style:style>
    <style:style style:name="T26" style:family="text">
      <style:text-properties style:font-weight-asian="normal" style:font-weight-complex="normal"/>
    </style:style>
    <style:style style:name="T27" style:family="text">
      <style:text-properties style:font-name="Bitstream Vera Sans" style:text-underline-style="solid" style:text-underline-width="auto" style:text-underline-color="font-color" fo:font-weight="normal" style:font-weight-asian="normal" style:font-weight-complex="normal"/>
    </style:style>
    <style:style style:name="T28" style:family="text">
      <style:text-properties style:text-underline-style="none" fo:font-weight="bold" style:font-weight-asian="bold" style:font-weight-complex="bold"/>
    </style:style>
    <style:style style:name="T29" style:family="text">
      <style:text-properties style:text-underline-style="solid" style:text-underline-width="auto" style:text-underline-color="font-color" style:font-weight-asian="bold"/>
    </style:style>
    <style:style style:name="T30" style:family="text">
      <style:text-properties fo:font-weight="normal"/>
    </style:style>
    <style:style style:name="T31" style:family="text">
      <style:text-properties fo:font-style="italic"/>
    </style:style>
    <style:style style:name="T32" style:family="text">
      <style:text-properties style:font-name="Bitstream Vera Sans" fo:font-size="12pt" style:text-underline-style="none" fo:font-weight="bold" style:font-size-asian="12pt" style:font-weight-asian="bold" style:font-size-complex="12pt" style:font-weight-complex="bold"/>
    </style:style>
    <style:style style:name="T33" style:family="text">
      <style:text-properties fo:font-size="12pt" fo:font-style="italic" style:font-size-asian="12pt" style:font-size-complex="12pt"/>
    </style:style>
    <style:style style:name="T34" style:family="text">
      <style:text-properties style:font-name="Bitstream Charter" style:text-underline-style="none" fo:font-weight="normal"/>
    </style:style>
    <style:style style:name="T35" style:family="text">
      <style:text-properties style:font-name="Bitstream Charter"/>
    </style:style>
    <style:style style:name="T36" style:family="text">
      <style:text-properties style:font-name="Bitstream Charter" fo:font-weight="bold"/>
    </style:style>
    <style:style style:name="T37" style:family="text">
      <style:text-properties style:font-name="Bitstream Charter" fo:font-weight="normal"/>
    </style:style>
    <style:style style:name="T38" style:family="text">
      <style:text-properties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1.33cm" text:min-label-width="0.499cm"/>
        <style:text-properties style:font-name="StarSymbol1"/>
      </text:list-level-style-bullet>
      <text:list-level-style-bullet text:level="3" text:style-name="Bullet_20_Symbols" style:num-suffix="." text:bullet-char="–">
        <style:list-level-properties text:space-before="2.66cm" text:min-label-width="0.499cm"/>
        <style:text-properties style:font-name="StarSymbol1"/>
      </text:list-level-style-bullet>
      <text:list-level-style-bullet text:level="4" text:style-name="Bullet_20_Symbols" style:num-suffix="." text:bullet-char="–">
        <style:list-level-properties text:space-before="3.99cm" text:min-label-width="0.499cm"/>
        <style:text-properties style:font-name="StarSymbol1"/>
      </text:list-level-style-bullet>
      <text:list-level-style-bullet text:level="5" text:style-name="Bullet_20_Symbols" style:num-suffix="." text:bullet-char="–">
        <style:list-level-properties text:space-before="5.32cm" text:min-label-width="0.499cm"/>
        <style:text-properties style:font-name="StarSymbol1"/>
      </text:list-level-style-bullet>
      <text:list-level-style-bullet text:level="6" text:style-name="Bullet_20_Symbols" style:num-suffix="." text:bullet-char="–">
        <style:list-level-properties text:space-before="6.65cm" text:min-label-width="0.499cm"/>
        <style:text-properties style:font-name="StarSymbol1"/>
      </text:list-level-style-bullet>
      <text:list-level-style-bullet text:level="7" text:style-name="Bullet_20_Symbols" style:num-suffix="." text:bullet-char="–">
        <style:list-level-properties text:space-before="7.98cm" text:min-label-width="0.499cm"/>
        <style:text-properties style:font-name="StarSymbol1"/>
      </text:list-level-style-bullet>
      <text:list-level-style-bullet text:level="8" text:style-name="Bullet_20_Symbols" style:num-suffix="." text:bullet-char="–">
        <style:list-level-properties text:space-before="9.31cm" text:min-label-width="0.499cm"/>
        <style:text-properties style:font-name="StarSymbol1"/>
      </text:list-level-style-bullet>
      <text:list-level-style-bullet text:level="9" text:style-name="Bullet_20_Symbols" style:num-suffix="." text:bullet-char="–">
        <style:list-level-properties text:space-before="10.64cm" text:min-label-width="0.499cm"/>
        <style:text-properties style:font-name="StarSymbol1"/>
      </text:list-level-style-bullet>
      <text:list-level-style-bullet text:level="10" text:style-name="Bullet_20_Symbols" style:num-suffix="." text:bullet-char="–">
        <style:list-level-properties text:space-before="11.97cm" text:min-label-width="0.499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357cm" text:min-label-width="0.499cm"/>
        <style:text-properties style:font-name="StarSymbol"/>
      </text:list-level-style-bullet>
      <text:list-level-style-bullet text:level="3" text:style-name="Bullet_20_Symbols" style:num-suffix="." text:bullet-char="•">
        <style:list-level-properties text:space-before="2.713cm" text:min-label-width="0.499cm"/>
        <style:text-properties style:font-name="StarSymbol"/>
      </text:list-level-style-bullet>
      <text:list-level-style-bullet text:level="4" text:style-name="Bullet_20_Symbols" style:num-suffix="." text:bullet-char="•">
        <style:list-level-properties text:space-before="4.069cm" text:min-label-width="0.499cm"/>
        <style:text-properties style:font-name="StarSymbol"/>
      </text:list-level-style-bullet>
      <text:list-level-style-bullet text:level="5" text:style-name="Bullet_20_Symbols" style:num-suffix="." text:bullet-char="•">
        <style:list-level-properties text:space-before="5.426cm" text:min-label-width="0.499cm"/>
        <style:text-properties style:font-name="StarSymbol"/>
      </text:list-level-style-bullet>
      <text:list-level-style-bullet text:level="6" text:style-name="Bullet_20_Symbols" style:num-suffix="." text:bullet-char="•">
        <style:list-level-properties text:space-before="6.782cm" text:min-label-width="0.499cm"/>
        <style:text-properties style:font-name="StarSymbol"/>
      </text:list-level-style-bullet>
      <text:list-level-style-bullet text:level="7" text:style-name="Bullet_20_Symbols" style:num-suffix="." text:bullet-char="•">
        <style:list-level-properties text:space-before="8.139cm" text:min-label-width="0.499cm"/>
        <style:text-properties style:font-name="StarSymbol"/>
      </text:list-level-style-bullet>
      <text:list-level-style-bullet text:level="8" text:style-name="Bullet_20_Symbols" style:num-suffix="." text:bullet-char="•">
        <style:list-level-properties text:space-before="9.495cm" text:min-label-width="0.499cm"/>
        <style:text-properties style:font-name="StarSymbol"/>
      </text:list-level-style-bullet>
      <text:list-level-style-bullet text:level="9" text:style-name="Bullet_20_Symbols" style:num-suffix="." text:bullet-char="•">
        <style:list-level-properties text:space-before="10.852cm" text:min-label-width="0.499cm"/>
        <style:text-properties style:font-name="StarSymbol"/>
      </text:list-level-style-bullet>
      <text:list-level-style-bullet text:level="10" text:style-name="Bullet_20_Symbols" style:num-suffix="." text:bullet-char="•">
        <style:list-level-properties text:space-before="12.208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9">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2.6cm" text:min-label-width="0.635cm"/>
        <style:text-properties style:font-name="StarSymbol1"/>
      </text:list-level-style-bullet>
      <text:list-level-style-bullet text:level="3" text:style-name="Bullet_20_Symbols" style:num-suffix="." text:bullet-char="–">
        <style:list-level-properties text:space-before="3.93cm" text:min-label-width="0.635cm"/>
        <style:text-properties style:font-name="StarSymbol1"/>
      </text:list-level-style-bullet>
      <text:list-level-style-bullet text:level="4" text:style-name="Bullet_20_Symbols" style:num-suffix="." text:bullet-char="–">
        <style:list-level-properties text:space-before="5.26cm" text:min-label-width="0.635cm"/>
        <style:text-properties style:font-name="StarSymbol1"/>
      </text:list-level-style-bullet>
      <text:list-level-style-bullet text:level="5" text:style-name="Bullet_20_Symbols" style:num-suffix="." text:bullet-char="–">
        <style:list-level-properties text:space-before="6.59cm" text:min-label-width="0.635cm"/>
        <style:text-properties style:font-name="StarSymbol1"/>
      </text:list-level-style-bullet>
      <text:list-level-style-bullet text:level="6" text:style-name="Bullet_20_Symbols" style:num-suffix="." text:bullet-char="–">
        <style:list-level-properties text:space-before="7.92cm" text:min-label-width="0.635cm"/>
        <style:text-properties style:font-name="StarSymbol1"/>
      </text:list-level-style-bullet>
      <text:list-level-style-bullet text:level="7" text:style-name="Bullet_20_Symbols" style:num-suffix="." text:bullet-char="–">
        <style:list-level-properties text:space-before="9.25cm" text:min-label-width="0.635cm"/>
        <style:text-properties style:font-name="StarSymbol1"/>
      </text:list-level-style-bullet>
      <text:list-level-style-bullet text:level="8" text:style-name="Bullet_20_Symbols" style:num-suffix="." text:bullet-char="–">
        <style:list-level-properties text:space-before="10.58cm" text:min-label-width="0.635cm"/>
        <style:text-properties style:font-name="StarSymbol1"/>
      </text:list-level-style-bullet>
      <text:list-level-style-bullet text:level="9" text:style-name="Bullet_20_Symbols" style:num-suffix="." text:bullet-char="–">
        <style:list-level-properties text:space-before="11.91cm" text:min-label-width="0.635cm"/>
        <style:text-properties style:font-name="StarSymbol1"/>
      </text:list-level-style-bullet>
      <text:list-level-style-bullet text:level="10" text:style-name="Bullet_20_Symbols" style:num-suffix="." text:bullet-char="–">
        <style:list-level-properties text:space-before="13.24cm" text:min-label-width="0.635cm"/>
        <style:text-properties style:font-name="StarSymbol1"/>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7">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8">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4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style>
    <style:style style:name="gr3" style:family="graphic">
      <style:graphic-properties draw:textarea-horizontal-align="center" draw:textarea-vertical-align="middle" style:run-through="foreground"/>
    </style:style>
    <style:style style:name="gr4" style:family="graphic">
      <style:graphic-properties draw:marker-start="Dimension_20_Lines" draw:marker-end="Arrow_20_concave" draw:textarea-horizontal-align="center" draw:textarea-vertical-align="middle" style:run-through="foreground"/>
    </style:style>
    <style:style style:name="gr5" style:family="graphic">
      <style:graphic-properties draw:stroke="none" svg:stroke-color="#000000" draw:fill="none" draw:fill-color="#ffffff" fo:min-height="0.45cm" style:run-through="foreground"/>
    </style:style>
    <style:style style:name="gr6" style:family="graphic">
      <style:graphic-properties style:run-through="foreground"/>
    </style:style>
    <style:style style:name="gr7" style:family="graphic">
      <style:graphic-properties draw:stroke="none" svg:stroke-color="#000000" draw:fill="none" draw:fill-color="#ffffff" fo:min-height="0.503cm" style:run-through="foreground"/>
    </style:style>
    <style:style style:name="gr8" style:family="graphic">
      <style:graphic-properties draw:marker-start="Symmetric_20_Arrow" draw:marker-end="Symmetric_20_Arrow" draw:textarea-horizontal-align="center" draw:textarea-vertical-align="middle" style:run-through="foreground"/>
    </style:style>
    <style:style style:name="gr9" style:family="graphic">
      <style:graphic-properties draw:stroke="solid" svg:stroke-color="#000000" draw:fill="none" draw:fill-color="#ffffff" fo:min-height="0.582cm" style:run-through="foreground"/>
    </style:style>
    <style:style style:name="gr10" style:family="graphic">
      <style:graphic-properties draw:stroke="none" svg:stroke-color="#000000" draw:fill="none" draw:fill-color="#ffffff" fo:min-height="0.582cm" style:run-through="foreground"/>
    </style:style>
    <style:style style:name="gr11" style:family="graphic">
      <style:graphic-properties draw:marker-start="Dimension_20_Lines" draw:marker-end="Symmetric_20_Arrow" draw:textarea-horizontal-align="center" draw:textarea-vertical-align="middle" style:run-through="foreground"/>
    </style:style>
    <style:style style:name="gr12" style:family="graphic">
      <style:graphic-properties draw:stroke="dash" draw:stroke-dash="Ultrafine_20_Dashed" svg:stroke-color="#000000" draw:fill="none" draw:fill-color="#ffffff" fo:min-height="1.028cm" style:run-through="foreground"/>
    </style:style>
    <style:style style:name="gr13" style:family="graphic">
      <style:graphic-properties draw:stroke="none" svg:stroke-color="#000000" draw:fill="none" draw:fill-color="#ffffff" fo:min-height="0.476cm" style:run-through="foreground"/>
    </style:style>
    <style:style style:name="gr14" style:family="graphic">
      <style:graphic-properties draw:stroke="none" svg:stroke-color="#000000" draw:fill="none" draw:fill-color="#ffffff" fo:min-height="0.944cm" style:run-through="foreground"/>
    </style:style>
    <style:style style:name="gr15" style:family="graphic">
      <style:graphic-properties draw:stroke="dash" draw:stroke-dash="Ultrafine_20_Dashed" svg:stroke-color="#000000" draw:fill="none" draw:fill-color="#ffffff" fo:min-height="0.291cm" style:run-through="foreground"/>
    </style:style>
    <style:style style:name="gr16" style:family="graphic">
      <style:graphic-properties draw:stroke="solid" svg:stroke-color="#000000" draw:fill="none" draw:fill-color="#ffffff" fo:min-height="0.609cm" style:run-through="foreground"/>
    </style:style>
    <style:style style:name="gr17" style:family="graphic">
      <style:graphic-properties draw:stroke="none" svg:stroke-color="#000000" draw:fill="none" draw:fill-color="#ffffff" fo:min-height="0.397cm" style:run-through="foreground"/>
    </style:style>
    <style:style style:name="gr18" style:family="graphic">
      <style:graphic-properties draw:stroke="none" svg:stroke-color="#000000" draw:fill="none" draw:fill-color="#ffffff" fo:min-height="3.722cm" style:run-through="foreground"/>
    </style:style>
    <style:style style:name="gr19" style:family="graphic">
      <style:graphic-properties draw:stroke="solid" svg:stroke-color="#000000" draw:fill="none" draw:fill-color="#ffffff" fo:min-height="0.714cm" style:run-through="foreground"/>
    </style:style>
    <style:style style:name="gr20" style:family="graphic">
      <style:graphic-properties draw:stroke="none" svg:stroke-color="#000000" draw:fill="none" draw:fill-color="#ffffff" fo:min-height="0.609cm" style:run-through="foreground"/>
    </style:style>
    <style:style style:name="gr21" style:family="graphic">
      <style:graphic-properties draw:stroke="solid" svg:stroke-color="#000000" draw:fill="none" draw:fill-color="#ffffff" fo:min-height="1.164cm" style:run-through="foreground"/>
    </style:style>
    <style:style style:name="gr22" style:family="graphic">
      <style:graphic-properties draw:stroke="solid" svg:stroke-color="#000000" draw:fill="none" draw:fill-color="#ffffff" fo:min-height="0.476cm" style:run-through="foreground"/>
    </style:style>
    <style:style style:name="gr23" style:family="graphic">
      <style:graphic-properties draw:stroke="dash" draw:stroke-dash="Ultrafine_20_Dashed" draw:textarea-horizontal-align="center" draw:textarea-vertical-align="middle" style:run-through="foreground"/>
    </style:style>
    <style:style style:name="gr24" style:family="graphic">
      <style:graphic-properties draw:stroke="none" svg:stroke-color="#000000" draw:fill="none" draw:fill-color="#ffffff" fo:min-height="0.979cm" style:run-through="foreground"/>
    </style:style>
    <style:style style:name="gr25" style:family="graphic">
      <style:graphic-properties draw:stroke="none" svg:stroke-color="#000000" draw:fill="none" draw:fill-color="#ffffff" fo:min-height="0.635cm" style:run-through="foreground"/>
    </style:style>
    <style:style style:name="gr26" style:family="graphic">
      <style:graphic-properties draw:stroke="none" svg:stroke-color="#000000" draw:fill="none" draw:fill-color="#ffffff" fo:min-height="0.82cm" style:run-through="foreground"/>
    </style:style>
    <style:style style:name="gr27" style:family="graphic">
      <style:graphic-properties draw:stroke="none" svg:stroke-color="#000000" draw:fill="none" draw:fill-color="#ffffff" fo:min-height="1.032cm" style:run-through="foreground"/>
    </style:style>
    <style:style style:name="gr28" style:family="graphic">
      <style:graphic-properties draw:stroke="none" svg:stroke-color="#000000" draw:fill="none" draw:fill-color="#ffffff" fo:min-height="0.926cm" style:run-through="foreground"/>
    </style:style>
    <style:style style:name="gr29" style:family="graphic">
      <style:graphic-properties draw:stroke="none" svg:stroke-color="#000000" draw:fill="none" draw:fill-color="#ffffff" fo:min-height="0.423cm" style:run-through="foreground"/>
    </style:style>
    <style:style style:name="gr30" style:family="graphic">
      <style:graphic-properties draw:stroke="none" svg:stroke-color="#000000" draw:fill="none" draw:fill-color="#ffffff" fo:min-height="2.357cm" style:run-through="foreground"/>
    </style:style>
    <style:style style:name="gr31" style:family="graphic">
      <style:graphic-properties draw:stroke="none" svg:stroke-color="#000000" draw:fill="none" draw:fill-color="#ffffff" fo:min-height="1.323cm" style:run-through="foreground"/>
    </style:style>
    <style:style style:name="gr32" style:family="graphic">
      <style:graphic-properties draw:stroke="none" svg:stroke-color="#000000" draw:fill="none" draw:fill-color="#ffffff" fo:min-height="1.138cm" style:run-through="foreground"/>
    </style:style>
    <style:style style:name="gr33" style:family="graphic">
      <style:graphic-properties draw:stroke="none" svg:stroke-color="#000000" draw:fill="none" draw:fill-color="#ffffff" fo:min-height="1.058cm" style:run-through="foreground"/>
    </style:style>
    <style:style style:name="gr34" style:family="graphic">
      <style:graphic-properties draw:stroke="none" svg:stroke-color="#000000" draw:fill="none" draw:fill-color="#ffffff" fo:min-height="1.244cm" style:run-through="foreground"/>
    </style:style>
    <style:style style:name="gr35" style:family="graphic">
      <style:graphic-properties draw:stroke="none" svg:stroke-color="#000000" draw:fill="none" draw:fill-color="#ffffff" fo:min-height="1.429cm" style:run-through="foreground"/>
    </style:style>
    <style:style style:name="gr36" style:family="graphic">
      <style:graphic-properties draw:stroke="solid" svg:stroke-color="#000000" draw:fill="none" draw:fill-color="#ffffff" fo:min-height="0.503cm" style:run-through="foreground"/>
    </style:style>
    <style:style style:name="gr37" style:family="graphic">
      <style:graphic-properties draw:stroke="none" svg:stroke-color="#000000" draw:fill="none" draw:fill-color="#ffffff" fo:min-height="0.556cm" style:run-through="foreground"/>
    </style:style>
    <style:style style:name="gr38" style:family="graphic">
      <style:graphic-properties draw:stroke="solid" svg:stroke-color="#000000" draw:fill="none" draw:fill-color="#ffffff" fo:min-height="0.556cm" style:run-through="foreground"/>
    </style:style>
    <style:style style:name="gr39" style:family="graphic">
      <style:graphic-properties draw:stroke="dash" draw:stroke-dash="Ultrafine_20_Dashed" svg:stroke-color="#000000" draw:fill="none" draw:fill-color="#ffffff" fo:min-height="1.415cm" style:run-through="foreground"/>
    </style:style>
    <style:style style:name="gr40" style:family="graphic">
      <style:graphic-properties draw:stroke="dash" draw:stroke-dash="Ultrafine_20_Dashed" svg:stroke-color="#000000" draw:fill="none" draw:fill-color="#ffffff" fo:min-height="1.244cm" style:run-through="foreground"/>
    </style:style>
    <style:style style:name="gr41" style:family="graphic">
      <style:graphic-properties draw:stroke="dash" draw:stroke-dash="Ultrafine_20_Dashed" svg:stroke-color="#000000" draw:fill="none" draw:fill-color="#ffffff" fo:min-height="0.661cm" style:run-through="foreground"/>
    </style:style>
    <style:style style:name="gr42" style:family="graphic">
      <style:graphic-properties draw:marker-start="Symmetric_20_Arrow" draw:marker-end="Dimension_20_Lines" draw:textarea-horizontal-align="center" draw:textarea-vertical-align="middle" style:run-through="foreground"/>
    </style:style>
    <style:style style:name="gr43" style:family="graphic">
      <style:graphic-properties draw:marker-end="Symmetric_20_Arrow" draw:textarea-horizontal-align="center" draw:textarea-vertical-align="middle" style:run-through="foreground"/>
    </style:style>
    <style:style style:name="gr44" style:family="graphic">
      <style:graphic-properties draw:stroke="none" svg:stroke-color="#000000" draw:fill="none" draw:fill-color="#ffffff" fo:min-height="0.529cm" style:run-through="foreground"/>
    </style:style>
    <style:style style:name="gr45" style:family="graphic">
      <style:graphic-properties draw:stroke="solid" draw:stroke-dash="Ultrafine_20_Dashed" svg:stroke-color="#000000" draw:fill="none" draw:fill-color="#ffffff" fo:min-height="0.529cm" style:run-through="foreground"/>
    </style:style>
    <style:style style:name="gr46" style:family="graphic">
      <style:graphic-properties draw:stroke="none" draw:stroke-dash="Ultrafine_20_Dashed" svg:stroke-color="#000000" draw:fill="none" draw:fill-color="#ffffff" fo:min-height="0.529cm" style:run-through="foreground"/>
    </style:style>
    <style:style style:name="gr47" style:family="graphic">
      <style:graphic-properties draw:marker-start="Symmetric_20_Arrow" draw:textarea-horizontal-align="center" draw:textarea-vertical-align="middle" style:run-through="foreground"/>
    </style:style>
    <style:style style:name="gr48"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582cm"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dash" draw:stroke-dash="Ultrafine_20_Dashed" svg:stroke-color="#000000" draw:fill="none" draw:fill-color="#ffffff" fo:min-height="0.944cm" style:run-through="foreground"/>
    </style:style>
    <style:style style:name="gr51" style:family="graphic">
      <style:graphic-properties draw:stroke="none" svg:stroke-color="#000000" draw:fill="none" draw:fill-color="#ffffff" fo:min-height="1.028cm" style:run-through="foreground"/>
    </style:style>
    <style:style style:name="gr52" style:family="graphic">
      <style:graphic-properties draw:stroke="none" svg:stroke-color="#000000" draw:fill="none" draw:fill-color="#ffffff" fo:min-height="1.0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solid" svg:stroke-color="#000000" draw:fill="none" draw:fill-color="#ffffff" fo:min-height="2.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marker-start="Arrow_20_concave"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solid" svg:stroke-color="#000000" draw:fill="none" draw:fill-color="#ffffff" fo:min-height="2.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se 15-08-2006: Funciones setjmp y longjmp<text:span text:style-name="T1">:</text:span></text:p>
      <text:p text:style-name="P2"/>
      <text:p text:style-name="Standard"><text:span text:style-name="T2">C</text:span><text:span text:style-name="T3"> tiene la (infame) sentencia </text:span><text:span text:style-name="T2">“goto” </text:span><text:span text:style-name="T3">que permite que un programa siga ejecutando otra sentencia no contigua al </text:span><text:span text:style-name="T2">goto. </text:span><text:span text:style-name="T3">Este <text:s/></text:span><text:span text:style-name="T2">goto </text:span><text:span text:style-name="T3">es </text:span><text:span text:style-name="T2">LOCAL</text:span><text:span text:style-name="T3">: el </text:span><text:span text:style-name="T2">goto </text:span><text:span text:style-name="T3">y la </text:span><text:span text:style-name="T2">etiqueta </text:span><text:span text:style-name="T3">de destino (el lugar al cuál se tiene que saltar) tienen que estar en la misma función.</text:span></text:p>
      <text:p text:style-name="P3"/>
      <text:p text:style-name="P3"><text:tab/>{</text:p>
      <text:p text:style-name="P3"><text:tab/>···</text:p>
      <text:p text:style-name="P3"><text:tab/> <text:s text:c="2"/>goto A;</text:p>
      <text:p text:style-name="P3"><text:tab/> <text:s text:c="2"/>···</text:p>
      <text:p text:style-name="P3"><text:tab/> <text:s text:c="2"/>A: <text:tab/><text:tab/>//etiqueta</text:p>
      <text:p text:style-name="P3"><text:tab/>···</text:p>
      <text:p text:style-name="P3"><text:tab/>}</text:p>
      <text:p text:style-name="P3">Sin embargo hay lenguajes que tienen <text:span text:style-name="T4">goto NO LOCAL.</text:span> Dos ejemplos son :</text:p>
      <text:list text:style-name="L1">
        <text:list-item>
          <text:list>
            <text:list-item>
              <text:p text:style-name="P4">PASCAL</text:p>
            </text:list-item>
            <text:list-item>
              <text:p text:style-name="P4">PL/I<text:tab/>(década del '60)</text:p>
            </text:list-item>
          </text:list>
        </text:list-item>
      </text:list>
      <text:p text:style-name="P3">La fiosofía de ambos era distinta.</text:p>
      <text:p text:style-name="P3">Hay una distinción entre <text:span text:style-name="T4">“PALABRAS CLAVE” </text:span>y <text:span text:style-name="T4">“PALABRAS RESERVADAS”</text:span></text:p>
      <text:p text:style-name="P3"/>
      <text:p text:style-name="P3">¿Qué significa que tienen <text:span text:style-name="T4">goto NO LOCAL</text:span>?</text:p>
      <text:p text:style-name="P3">Por ejemplo en PASCAL se debeía hacer las declaraciones locales:</text:p>
      <text:p text:style-name="P3"><text:tab/></text:p>
      <text:p text:style-name="P3"><text:tab/>Program P;</text:p>
      <text:p text:style-name="P3"><text:tab/>label 99;</text:p>
      <text:p text:style-name="P3"><text:tab/>procedure p;</text:p>
      <text:p text:style-name="P3"><text:tab/>···</text:p>
      <text:p text:style-name="P3"><text:tab/>begin</text:p>
      <text:p text:style-name="P3"><text:tab/>···</text:p>
      <text:p text:style-name="P3"><text:tab/><text:tab/>goto 99:</text:p>
      <text:p text:style-name="P3"><text:tab/>···</text:p>
      <text:p text:style-name="P3"><text:tab/>end</text:p>
      <text:p text:style-name="P3"><text:tab/>···</text:p>
      <text:p text:style-name="P3"><text:tab/>begin</text:p>
      <text:p text:style-name="P3"><text:tab/><text:tab/>99:</text:p>
      <text:p text:style-name="P3"><text:tab/>end</text:p>
      <text:p text:style-name="P2"/>
      <text:p text:style-name="P2">PASCAL <text:span text:style-name="T5">solo permite </text:span>goto <text:span text:style-name="T5">“de adentro hacia afuera” es un </text:span>goto SEGURO<text:span text:style-name="T5">: pues no permite pasar el flujo de ejecución hacia algo que no existe.</text:span></text:p>
      <text:p text:style-name="P3"/>
      <text:p text:style-name="P2">PL/I <text:span text:style-name="T5">implementa el </text:span>goto ASIGNADO:</text:p>
      <text:p text:style-name="P2"><text:tab/></text:p>
      <text:p text:style-name="P2"><text:tab/><text:span text:style-name="T5">I = L<text:tab/><text:tab/>//sea L una etiqueta definida con anterioridad</text:span></text:p>
      <text:p text:style-name="P3"><text:tab/>GOTO I</text:p>
      <text:p text:style-name="P3"/>
      <text:p text:style-name="P3">También se puede hacer en <text:span text:style-name="T4">PL/I</text:span>:</text:p>
      <text:p text:style-name="P3"><text:tab/>I = 3.1415</text:p>
      <text:p text:style-name="P3"><text:tab/>GOTO I<text:tab/>//CUIDADO: no es demasiado seguro</text:p>
      <text:p text:style-name="P1">Clase 15-08-2006: Funciones setjmp y longjmp<text:span text:style-name="T1">:</text:span></text:p>
      <text:p text:style-name="P2"/>
      <text:p text:style-name="P3">Siguiendo con lo nuestro, vamos a ver que <text:span text:style-name="T4">C </text:span>eligió unir <text:span text:style-name="T4">lo peor de PASCAL </text:span>con <text:span text:style-name="T4">lo peor de PL/I</text:span>.</text:p>
      <text:p text:style-name="P3"/>
      <text:p text:style-name="Standard"><text:span text:style-name="T3">En el archivo de cabecera: </text:span><text:span text:style-name="T2">/usr/include/setjmp.h</text:span></text:p>
      <text:p text:style-name="P2"/>
      <text:p text:style-name="Standard"><text:span text:style-name="T3">Se define un </text:span><text:span text:style-name="T2">TIPO DE DATOS :</text:span></text:p>
      <text:p text:style-name="P2"><text:tab/><text:tab/><text:tab/><text:tab/><text:tab/><text:tab/>jmp_buf</text:p>
      <text:p text:style-name="Standard"><text:span text:style-name="T2"><text:tab/> <text:tab/></text:span><text:span text:style-name="T3">y dos funciones, cuyos prototipos son:</text:span></text:p>
      <text:p text:style-name="P3"><text:tab/></text:p>
      <text:p text:style-name="Standard"><text:span text:style-name="T3"><text:tab/></text:span><text:span text:style-name="T2">int setjmp( jmp_buf )</text:span></text:p>
      <text:p text:style-name="P3"/>
      <text:p text:style-name="Standard"><text:span text:style-name="T3"><text:tab/></text:span><text:span text:style-name="T2">void longjmp( jmp_buf, int )</text:span></text:p>
      <text:p text:style-name="P2"/>
      <text:p text:style-name="P3">¿Qué hacen estas funciones?</text:p>
      <text:p text:style-name="P3"/>
      <text:p text:style-name="Standard"><text:span text:style-name="T2">setjmp </text:span><text:span text:style-name="T3">guarda en un </text:span><text:span text:style-name="T2">jmp_buf </text:span><text:span text:style-name="T3">el </text:span><text:span text:style-name="T2">ESTADO DEL PROCESO </text:span><text:span text:style-name="T3">en ese momento.</text:span></text:p>
      <text:p text:style-name="P3"/>
      <text:p text:style-name="P3">¿Qué quiere decir el <text:span text:style-name="T4">ESTADO DEL PROCESO</text:span>?</text:p>
      <text:p text:style-name="P3"/>
      <text:p text:style-name="P3">Es </text:p>
      <text:list text:style-name="L2">
        <text:list-item>
          <text:p text:style-name="P5">qué valor posee el <text:span text:style-name="T4">CONTADOR DE INSTRUCCIONES (registro del microprocesador)</text:span></text:p>
        </text:list-item>
        <text:list-item>
          <text:p text:style-name="P5"><text:s/>qué valor tiene el <text:span text:style-name="T4">PUNTERO A PILA (STACK POINTER)</text:span></text:p>
        </text:list-item>
        <text:list-item>
          <text:p text:style-name="P6">etc</text:p>
        </text:list-item>
      </text:list>
      <text:p text:style-name="P2"/>
      <text:p text:style-name="P2">setjmp devuelve CERO SIEMPRE.</text:p>
      <text:p text:style-name="P2"/>
      <text:p text:style-name="P3">¿Qué hace <text:span text:style-name="T4">longjmp</text:span>?</text:p>
      <text:p text:style-name="P3"><text:tab/><text:tab/><text:tab/><text:tab/><text:span text:style-name="T4">longjmp( jmp_buf b, int i)</text:span></text:p>
      <text:p text:style-name="P2"/>
      <text:p text:style-name="P2">TOMA la información del ESTADO DEL PROCESO que está guardado en el jmp_buf llamado, en este ejemplo b.</text:p>
      <text:p text:style-name="P3">El <text:span text:style-name="T4">PROCESO </text:span>parece que vuelve al interior de <text:span text:style-name="T4">setjmp.</text:span></text:p>
      <text:p text:style-name="P2">La única diferencia es que volverá retornando el valor de i, de acuerdo a lo siguiente:</text:p>
      <text:p text:style-name="P2"><text:tab/><text:tab/><text:tab/>Si i es CERO longjmp lo cambia a UNO silenciosamente</text:p>
      <text:p text:style-name="P2"/>
      <text:p text:style-name="P3"/>
      <text:p text:style-name="P3"/>
      <text:p text:style-name="P3"/>
      <text:p text:style-name="P3"/>
      <text:p text:style-name="P3"/>
      <text:p text:style-name="P3"/>
      <text:p text:style-name="P3"/>
      <text:p text:style-name="P3"/>
      <text:p text:style-name="P3"/>
      <text:p text:style-name="P1">Clase 15-08-2006: Funciones setjmp y longjmp<text:span text:style-name="T1">:</text:span></text:p>
      <text:p text:style-name="P3"/>
      <text:p text:style-name="P3">Veamos un ejemplo:</text:p>
      <text:p text:style-name="P3"/>
      <text:p text:style-name="P3"><text:tab/>/* Archivo: prueba-setjmp.c */</text:p>
      <text:p text:style-name="P3"><text:tab/>#include &lt;stdio.h&gt;</text:p>
      <text:p text:style-name="P3"><text:tab/>#include &lt;setjmp.h&gt;</text:p>
      <text:p text:style-name="P3"/>
      <text:p text:style-name="P3"><text:tab/>jmp_buf buf;</text:p>
      <text:p text:style-name="P3"/>
      <text:p text:style-name="P3"><text:tab/>void f (int i)</text:p>
      <text:p text:style-name="P3"><text:tab/>{</text:p>
      <text:p text:style-name="P3"><text:tab/> <text:s text:c="7"/>printf("en f\n");</text:p>
      <text:p text:style-name="P3"><text:tab/> <text:s text:c="7"/>if(i!=0) longjmp(buf , 1);</text:p>
      <text:p text:style-name="P3"><text:tab/> <text:s text:c="7"/>printf("salimos de f\n");</text:p>
      <text:p text:style-name="P3"><text:tab/>}</text:p>
      <text:p text:style-name="P3"/>
      <text:p text:style-name="P3"><text:tab/>int main()</text:p>
      <text:p text:style-name="P3"><text:tab/>{</text:p>
      <text:p text:style-name="P3"><text:tab/> <text:s text:c="7"/>printf("uno\n");</text:p>
      <text:p text:style-name="P3"><text:tab/> <text:s text:c="7"/>if( setjmp(buf) != 0){</text:p>
      <text:p text:style-name="P3"><text:tab/> <text:s text:c="15"/>printf("!!!\n");</text:p>
      <text:p text:style-name="P3"><text:tab/> <text:s text:c="15"/>return 0;</text:p>
      <text:p text:style-name="P3"><text:tab/> <text:s text:c="7"/>}</text:p>
      <text:p text:style-name="P3"/>
      <text:p text:style-name="P3"><text:tab/> <text:s text:c="7"/>f(0); f(1);</text:p>
      <text:p text:style-name="P3"><text:tab/> <text:s text:c="7"/>printf("chau\n");</text:p>
      <text:p text:style-name="P3"><text:tab/> <text:s text:c="7"/>return 0;</text:p>
      <text:p text:style-name="P3"><text:tab/>}</text:p>
      <text:p text:style-name="P3"><text:tab/>//Fin Archivo: prueba-setjmp.c</text:p>
      <text:p text:style-name="P3"/>
      <text:p text:style-name="P3">Que compilamos con la órden: </text:p>
      <text:p text:style-name="P2"><text:tab/>gcc -Wall pruebasetjmp.c -o pruebasetjmp.out</text:p>
      <text:p text:style-name="P2"/>
      <text:p text:style-name="P3">Y Ejecutamos mediante: <text:span text:style-name="T4">./pruebasetjmp.out</text:span></text:p>
      <text:p text:style-name="P3"/>
      <text:p text:style-name="P3">Cuya salida en pantalla es:</text:p>
      <text:p text:style-name="P3"><text:tab/><text:span text:style-name="T4">uno</text:span></text:p>
      <text:p text:style-name="P2"><text:tab/>en f</text:p>
      <text:p text:style-name="P2"><text:tab/>salimos de f</text:p>
      <text:p text:style-name="P2"><text:tab/>en f</text:p>
      <text:p text:style-name="P2"><text:tab/>!!!</text:p>
      <text:p text:style-name="P3"/>
      <text:p text:style-name="Standard"><text:span text:style-name="T3">Esto funciona como un </text:span><text:span text:style-name="T2">goto</text:span><text:span text:style-name="T3">, pero puede estar en dos funciones en localidades <text:s/>distintas y distantes entre ellas, es decir en diferentes ambitos de acceso.</text:span></text:p>
      <text:p text:style-name="Standard"><text:span text:style-name="T3">Sirve usar la funciones </text:span><text:span text:style-name="T2">setjmp </text:span><text:span text:style-name="T3">y </text:span><text:span text:style-name="T2">longjmp </text:span><text:span text:style-name="T3">como salida de emergencia.</text:span></text:p>
      <text:p text:style-name="P3"/>
      <text:p text:style-name="P7"/>
      <text:p text:style-name="P1">Clase 15-08-2006: Funciones setjmp y longjmp<text:span text:style-name="T1">:</text:span></text:p>
      <text:p text:style-name="P3"/>
      <text:p text:style-name="Standard"><text:span text:style-name="T3">Para obtener una </text:span><text:span text:style-name="T2">multitarea “real” </text:span><text:span text:style-name="T3">se necesitaría de </text:span><text:span text:style-name="T2">un procesador dedicado para ejecutar las instrucciones de cada “proceso</text:span><text:span text:style-name="T3">”.</text:span></text:p>
      <text:p text:style-name="P3"/>
      <text:p text:style-name="Standard"><text:span text:style-name="T3">Se puede implementar una </text:span><text:span text:style-name="T2">multitarea trucha </text:span><text:span text:style-name="T3">sacando la información del </text:span><text:span text:style-name="T2">estado de un proceso </text:span><text:span text:style-name="T3">mediante </text:span><text:span text:style-name="T2">setjmp </text:span><text:span text:style-name="T3">y </text:span><text:span text:style-name="T2">restaurando el</text:span><text:span text:style-name="T3"> </text:span><text:span text:style-name="T2">estado con longjmp, </text:span><text:span text:style-name="T3">para cada proceso e </text:span><text:span text:style-name="T2">ir turneando entre cada uno de los procesos.</text:span></text:p>
      <text:p text:style-name="P8"/>
      <text:p text:style-name="Standard"><text:span text:style-name="T6">setjmp </text:span><text:span text:style-name="T3">y </text:span><text:span text:style-name="T2">longjmp </text:span><text:span text:style-name="T3">permiten implementar una </text:span><text:span text:style-name="T2">multitarea sencilla.</text:span></text:p>
      <text:p text:style-name="P2"/>
      <text:p text:style-name="Standard"><text:span text:style-name="T7">SUBRUTINAS</text:span><text:span text:style-name="T2">:</text:span></text:p>
      <text:p text:style-name="P2"/>
      <text:p text:style-name="Standard"><text:span text:style-name="T3">Veamos cómo es el esquema correspondiente a una </text:span><text:span text:style-name="T2">subrutina</text:span></text:p>
      <text:p text:style-name="P2"/>
      <text:p text:style-name="P2"><text:tab/>Proceso llamante<text:tab/><text:tab/><text:tab/><text:tab/><text:tab/>Proceso llamado</text:p>
      <text:p text:style-name="P2"/>
      <text:p text:style-name="P2"><draw:g text:anchor-type="paragraph" draw:z-index="0" draw:style-name="gr1"><draw:ellipse draw:style-name="gr2" draw:text-style-name="P9" svg:width="2.726cm" svg:height="5.001cm" svg:x="1.946cm" svg:y="0.131cm"><text:p/></draw:ellipse><draw:ellipse draw:style-name="gr2" draw:text-style-name="P9" svg:width="2.726cm" svg:height="5.001cm" svg:x="11.736cm" svg:y="0.131cm"><text:p/></draw:ellipse><draw:line draw:style-name="gr3" draw:text-style-name="P9" svg:x1="2.872cm" svg:y1="3.809cm" svg:x2="3.586cm" svg:y2="3.809cm"><text:p/></draw:line><draw:line draw:style-name="gr3" draw:text-style-name="P9" svg:x1="2.872cm" svg:y1="0.741cm" svg:x2="3.586cm" svg:y2="0.741cm"><text:p/></draw:line><draw:line draw:style-name="gr3" draw:text-style-name="P9" svg:x1="2.872cm" svg:y1="1.692cm" svg:x2="3.586cm" svg:y2="1.692cm"><text:p/></draw:line><draw:line draw:style-name="gr3" draw:text-style-name="P9" svg:x1="2.846cm" svg:y1="2.724cm" svg:x2="3.56cm" svg:y2="2.724cm"><text:p/></draw:line><draw:line draw:style-name="gr4" draw:text-style-name="P9" svg:x1="3.242cm" svg:y1="0.74cm" svg:x2="13.005cm" svg:y2="0.131cm"><text:p/></draw:line><draw:line draw:style-name="gr4" draw:text-style-name="P9" svg:x1="13.006cm" svg:y1="0.131cm" svg:x2="13.006cm" svg:y2="4.999cm"><text:p/></draw:line><draw:line draw:style-name="gr4" draw:text-style-name="P9" svg:x1="13.164cm" svg:y1="5.133cm" svg:x2="3.242cm" svg:y2="0.741cm"><text:p/></draw:line><draw:line draw:style-name="gr4" draw:text-style-name="P9" svg:x1="3.242cm" svg:y1="0.741cm" svg:x2="3.242cm" svg:y2="1.694cm"><text:p/></draw:line><draw:line draw:style-name="gr4" draw:text-style-name="P9" svg:x1="3.242cm" svg:y1="1.692cm" svg:x2="13.005cm" svg:y2="0.131cm"><text:p/></draw:line><draw:line draw:style-name="gr4" draw:text-style-name="P9" svg:x1="13.032cm" svg:y1="5.132cm" svg:x2="3.242cm" svg:y2="1.692cm"><text:p/></draw:line><draw:line draw:style-name="gr4" draw:text-style-name="P9" svg:x1="3.242cm" svg:y1="1.692cm" svg:x2="3.242cm" svg:y2="2.724cm"><text:p/></draw:line><draw:line draw:style-name="gr4" draw:text-style-name="P9" svg:x1="3.242cm" svg:y1="2.724cm" svg:x2="13.005cm" svg:y2="0.131cm"><text:p/></draw:line><draw:line draw:style-name="gr4" draw:text-style-name="P9" svg:x1="13.164cm" svg:y1="5.132cm" svg:x2="3.242cm" svg:y2="2.724cm"><text:p/></draw:line><draw:line draw:style-name="gr4" draw:text-style-name="P9" svg:x1="3.242cm" svg:y1="2.724cm" svg:x2="3.242cm" svg:y2="3.809cm"><text:p/></draw:line><draw:line draw:style-name="gr4" draw:text-style-name="P9" svg:x1="3.242cm" svg:y1="3.809cm" svg:x2="13.005cm" svg:y2="0.131cm"><text:p/></draw:line><draw:frame draw:style-name="gr5" svg:width="1.191cm" svg:height="0.519cm" svg:x="13.72cm" svg:y="5.052cm"><draw:text-box><text:p text:style-name="P9">FIN</text:p></draw:text-box></draw:frame><draw:line draw:style-name="gr4" draw:text-style-name="P9" svg:x1="13.032cm" svg:y1="5.132cm" svg:x2="3.242cm" svg:y2="3.809cm"><text:p/></draw:line></draw:g><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3">Este es un modelo <text:span text:style-name="T4">asimétrico, todas las llamadas a subrutinas van hacia el mismo lugar, en el proceso llamado, y retornan hacia el mismo lugar, en el proceso llamante.</text:span></text:p>
      <text:p text:style-name="P2"/>
      <text:p text:style-name="P3">En cambio, en el <text:span text:style-name="T4">modelo de corrutinas el esquema resulta simétrico como se muestra:</text:span></text:p>
      <text:p text:style-name="P2"><text:tab/><text:tab/>Proceso llamante<text:tab/><text:tab/><text:tab/><text:tab/>Proceso llamado</text:p>
      <text:p text:style-name="P2"/>
      <text:p text:style-name="P2"><draw:g text:anchor-type="paragraph" draw:z-index="1" draw:style-name="gr1"><draw:g draw:style-name="gr6"><draw:ellipse draw:style-name="gr2" draw:text-style-name="P9" svg:width="2.726cm" svg:height="5.001cm" svg:x="2.475cm" svg:y="0.06cm"><text:p/></draw:ellipse><draw:ellipse draw:style-name="gr2" draw:text-style-name="P9" svg:width="2.726cm" svg:height="5.001cm" svg:x="12.265cm" svg:y="0.06cm"><text:p/></draw:ellipse><draw:line draw:style-name="gr3" draw:text-style-name="P9" svg:x1="3.401cm" svg:y1="3.738cm" svg:x2="4.115cm" svg:y2="3.738cm"><text:p/></draw:line><draw:line draw:style-name="gr3" draw:text-style-name="P9" svg:x1="3.401cm" svg:y1="0.669cm" svg:x2="4.115cm" svg:y2="0.669cm"><text:p/></draw:line><draw:line draw:style-name="gr3" draw:text-style-name="P9" svg:x1="13.27cm" svg:y1="0.669cm" svg:x2="13.984cm" svg:y2="0.669cm"><text:p/></draw:line><draw:line draw:style-name="gr3" draw:text-style-name="P9" svg:x1="13.244cm" svg:y1="1.621cm" svg:x2="13.958cm" svg:y2="1.621cm"><text:p/></draw:line><draw:line draw:style-name="gr3" draw:text-style-name="P9" svg:x1="3.401cm" svg:y1="1.621cm" svg:x2="4.115cm" svg:y2="1.621cm"><text:p/></draw:line><draw:line draw:style-name="gr3" draw:text-style-name="P9" svg:x1="3.375cm" svg:y1="2.653cm" svg:x2="4.089cm" svg:y2="2.653cm"><text:p/></draw:line><draw:line draw:style-name="gr3" draw:text-style-name="P9" svg:x1="13.244cm" svg:y1="2.653cm" svg:x2="13.958cm" svg:y2="2.653cm"><text:p/></draw:line><draw:line draw:style-name="gr3" draw:text-style-name="P9" svg:x1="13.217cm" svg:y1="3.738cm" svg:x2="13.931cm" svg:y2="3.738cm"><text:p/></draw:line><draw:line draw:style-name="gr4" draw:text-style-name="P9" svg:x1="3.771cm" svg:y1="0.669cm" svg:x2="13.534cm" svg:y2="0.06cm"><text:p/></draw:line><draw:line draw:style-name="gr4" draw:text-style-name="P9" svg:x1="13.535cm" svg:y1="0.06cm" svg:x2="13.535cm" svg:y2="0.669cm"><text:p/></draw:line><draw:line draw:style-name="gr4" draw:text-style-name="P9" svg:x1="13.534cm" svg:y1="0.669cm" svg:x2="3.771cm" svg:y2="0.669cm"><text:p/></draw:line><draw:line draw:style-name="gr4" draw:text-style-name="P9" svg:x1="3.771cm" svg:y1="0.669cm" svg:x2="3.771cm" svg:y2="1.622cm"><text:p/></draw:line><draw:line draw:style-name="gr4" draw:text-style-name="P9" svg:x1="3.771cm" svg:y1="1.622cm" svg:x2="13.534cm" svg:y2="0.669cm"><text:p/></draw:line><draw:line draw:style-name="gr4" draw:text-style-name="P9" svg:x1="13.535cm" svg:y1="0.669cm" svg:x2="13.535cm" svg:y2="1.622cm"><text:p/></draw:line><draw:line draw:style-name="gr4" draw:text-style-name="P9" svg:x1="13.534cm" svg:y1="1.621cm" svg:x2="3.771cm" svg:y2="1.621cm"><text:p/></draw:line><draw:line draw:style-name="gr4" draw:text-style-name="P9" svg:x1="3.771cm" svg:y1="1.621cm" svg:x2="3.771cm" svg:y2="2.653cm"><text:p/></draw:line><draw:line draw:style-name="gr4" draw:text-style-name="P9" svg:x1="3.771cm" svg:y1="2.653cm" svg:x2="13.534cm" svg:y2="1.621cm"><text:p/></draw:line><draw:line draw:style-name="gr4" draw:text-style-name="P9" svg:x1="13.535cm" svg:y1="1.621cm" svg:x2="13.535cm" svg:y2="2.653cm"><text:p/></draw:line><draw:line draw:style-name="gr4" draw:text-style-name="P9" svg:x1="13.534cm" svg:y1="2.653cm" svg:x2="3.771cm" svg:y2="2.653cm"><text:p/></draw:line><draw:line draw:style-name="gr4" draw:text-style-name="P9" svg:x1="3.771cm" svg:y1="2.653cm" svg:x2="3.771cm" svg:y2="3.738cm"><text:p/></draw:line><draw:line draw:style-name="gr4" draw:text-style-name="P9" svg:x1="3.771cm" svg:y1="3.738cm" svg:x2="13.534cm" svg:y2="2.653cm"><text:p/></draw:line><draw:line draw:style-name="gr4" draw:text-style-name="P9" svg:x1="13.535cm" svg:y1="2.653cm" svg:x2="13.535cm" svg:y2="3.738cm"><text:p/></draw:line></draw:g><draw:line draw:style-name="gr4" draw:text-style-name="P9" svg:x1="13.534cm" svg:y1="3.738cm" svg:x2="3.771cm" svg:y2="3.738cm"><text:p/></draw:line></draw:g></text:p>
      <text:p text:style-name="P2"/>
      <text:p text:style-name="P2"/>
      <text:p text:style-name="P2"/>
      <text:p text:style-name="P2"/>
      <text:p text:style-name="P2"/>
      <text:p text:style-name="P2"/>
      <text:p text:style-name="P2"/>
      <text:p text:style-name="P2"/>
      <text:p text:style-name="P2"/>
      <text:p text:style-name="P1">Clase 15-08-2006: Funciones setjmp y longjmp<text:span text:style-name="T1">:</text:span></text:p>
      <text:p text:style-name="P3"/>
      <text:p text:style-name="Standard"><text:span text:style-name="T3">El modelo de corrutinas es usado en los </text:span><text:span text:style-name="T2">REDIRECCIONAMIENTOS DE ENTRADA-SALIDA (por ejemplo: ls | wc). </text:span><text:span text:style-name="T3">Es la </text:span><text:span text:style-name="T2">multitarea que venía con Windows 3.11.</text:span></text:p>
      <text:p text:style-name="P2"/>
      <text:p text:style-name="P3">Hay un problema: <text:span text:style-name="T4">C </text:span>genera código que asume que el <text:span text:style-name="T4">proceso tiene en un instante dado, un solo estado legítimo</text:span>, hay un sólo stack.</text:p>
      <text:p text:style-name="P10"><text:span text:style-name="T8">Si queremos </text:span><text:span text:style-name="T2">implementar corrutinas</text:span><text:span text:style-name="T8">, </text:span><text:span text:style-name="T2">cada proceso</text:span><text:span text:style-name="T8"> interviniente </text:span><text:span text:style-name="T2">deberá tener su propio stack</text:span><text:span text:style-name="T8">.</text:span></text:p>
      <text:p text:style-name="P3"/>
      <text:p text:style-name="P3">Trataremos de hacerlo con el mínimo gasto posible (sin usar <text:span text:style-name="T4">assembler</text:span>, ni cosas raras).</text:p>
      <text:p text:style-name="P3"/>
      <text:p text:style-name="P3"><text:span text:style-name="T4">Algunos detalles</text:span>:</text:p>
      <text:list text:style-name="L3">
        <text:list-item>
          <text:list>
            <text:list-item>
              <text:p text:style-name="P11"><text:span text:style-name="T4">CORRUTINA</text:span><text:tab/><text:span text:style-name="T4">&lt;===&gt;</text:span><text:tab/><text:span text:style-name="T4">FUNCIÓN</text:span></text:p>
            </text:list-item>
            <text:list-item>
              <text:p text:style-name="P11">Con respecto a múltiples stack: el esquema sería el siguiente</text:p>
            </text:list-item>
          </text:list>
        </text:list-item>
      </text:list>
      <text:p text:style-name="P3"><draw:g text:anchor-type="paragraph" draw:z-index="2" draw:style-name="gr1"><draw:g draw:style-name="gr6"><draw:line draw:style-name="gr3" draw:text-style-name="P9" svg:x1="2.686cm" svg:y1="0.377cm" svg:x2="2.686cm" svg:y2="2.626cm"><text:p/></draw:line><draw:line draw:style-name="gr3" draw:text-style-name="P9" svg:x1="4.141cm" svg:y1="0.377cm" svg:x2="4.141cm" svg:y2="2.573cm"><text:p/></draw:line><draw:line draw:style-name="gr3" draw:text-style-name="P9" svg:x1="2.686cm" svg:y1="0.8cm" svg:x2="4.141cm" svg:y2="0.8cm"><text:p/></draw:line><draw:line draw:style-name="gr3" draw:text-style-name="P9" svg:x1="2.686cm" svg:y1="1.33cm" svg:x2="4.141cm" svg:y2="1.33cm"><text:p/></draw:line><draw:line draw:style-name="gr3" draw:text-style-name="P9" svg:x1="2.686cm" svg:y1="1.859cm" svg:x2="4.141cm" svg:y2="1.859cm"><text:p/></draw:line><draw:line draw:style-name="gr3" draw:text-style-name="P9" svg:x1="2.686cm" svg:y1="2.388cm" svg:x2="4.141cm" svg:y2="2.388cm"><text:p/></draw:line></draw:g><draw:frame draw:style-name="gr7" draw:text-style-name="P9" svg:width="2.832cm" svg:height="0.519cm" svg:x="1.998cm" svg:y="2.864cm"><draw:text-box><text:p text:style-name="P9">stack único</text:p></draw:text-box></draw:frame><draw:line draw:style-name="gr3" draw:text-style-name="P9" svg:x1="4.67cm" svg:y1="0.827cm" svg:x2="4.67cm" svg:y2="2.229cm"><text:p/></draw:line><draw:line draw:style-name="gr3" draw:text-style-name="P9" svg:x1="4.353cm" svg:y1="0.774cm" svg:x2="4.671cm" svg:y2="0.827cm"><text:p/></draw:line><draw:line draw:style-name="gr3" draw:text-style-name="P9" svg:x1="4.272cm" svg:y1="2.441cm" svg:x2="4.669cm" svg:y2="2.229cm"><text:p/></draw:line><draw:line draw:style-name="gr3" draw:text-style-name="P9" svg:x1="4.67cm" svg:y1="1.541cm" svg:x2="5.146cm" svg:y2="1.541cm"><text:p/></draw:line><draw:frame draw:style-name="gr7" draw:text-style-name="P9" svg:width="2.091cm" svg:height="0.519cm" svg:x="5.226cm" svg:y="1.356cm"><draw:text-box><text:p text:style-name="P9">sub-stacks</text:p></draw:text-box></draw:frame></draw:g></text:p>
      <text:p text:style-name="P3"/>
      <text:p text:style-name="P3"/>
      <text:p text:style-name="P3"/>
      <text:p text:style-name="P3"/>
      <text:p text:style-name="P3"/>
      <text:p text:style-name="P3"/>
      <text:p text:style-name="P2">¿Cómo podemos pasar de un proceso A a otro proceso B en el siguiente esquema?</text:p>
      <text:p text:style-name="P3"><draw:g text:anchor-type="paragraph" draw:z-index="3" draw:style-name="gr1"><draw:line draw:style-name="gr3" draw:text-style-name="P9" svg:x1="1.284cm" svg:y1="0.361cm" svg:x2="1.284cm" svg:y2="2.822cm"><text:p/></draw:line><draw:line draw:style-name="gr3" draw:text-style-name="P9" svg:x1="3.004cm" svg:y1="0.335cm" svg:x2="3.004cm" svg:y2="2.796cm"><text:p/></draw:line><draw:line draw:style-name="gr3" draw:text-style-name="P9" svg:x1="1.284cm" svg:y1="0.758cm" svg:x2="3.004cm" svg:y2="0.758cm"><text:p/></draw:line><draw:line draw:style-name="gr3" draw:text-style-name="P9" svg:x1="1.284cm" svg:y1="2.557cm" svg:x2="3.004cm" svg:y2="2.557cm"><text:p/></draw:line><draw:line draw:style-name="gr8" draw:text-style-name="P9" svg:x1="3.586cm" svg:y1="0.811cm" svg:x2="3.586cm" svg:y2="2.478cm"><text:p/></draw:line><draw:frame draw:style-name="gr7" svg:width="2.197cm" svg:height="0.519cm" svg:x="3.824cm" svg:y="1.367cm"><draw:text-box><text:p>distancia: d</text:p></draw:text-box></draw:frame><draw:frame draw:style-name="gr7" svg:width="1.906cm" svg:height="0.519cm" svg:x="3.242cm" svg:y="0.282cm"><draw:text-box><text:p>proceso A</text:p></draw:text-box></draw:frame><draw:frame draw:style-name="gr7" svg:width="1.8cm" svg:height="0.519cm" svg:x="3.215cm" svg:y="2.531cm"><draw:text-box><text:p>proceso B</text:p></draw:text-box></draw:frame><draw:frame draw:style-name="gr7" svg:width="2.065cm" svg:height="0.519cm" svg:x="1.178cm" svg:y="3.087cm"><draw:text-box><text:p>stack único</text:p></draw:text-box></draw:frame></draw:g></text:p>
      <text:p text:style-name="P3"/>
      <text:p text:style-name="P3"/>
      <text:p text:style-name="P3"/>
      <text:p text:style-name="P3"/>
      <text:p text:style-name="P3"/>
      <text:p text:style-name="P3"/>
      <text:p text:style-name="P3"/>
      <text:p text:style-name="P3"/>
      <text:p text:style-name="P3">Pués, con <text:span text:style-name="T4">recursión.</text:span> Bosquejemos una función que haga esto.<text:tab/></text:p>
      <text:p text:style-name="P3"><text:tab/></text:p>
      <text:p text:style-name="P3"><text:tab/>/** </text:p>
      <text:p text:style-name="P3"><text:tab/>*<text:tab/>aux</text:p>
      <text:p text:style-name="P3"><text:tab/>*<text:tab/>Función que hace sub-stacks y lo guarda en un jmp_buf</text:p>
      <text:p text:style-name="P3"><text:tab/>*<text:tab/>Argumentos:<text:tab/></text:p>
      <text:p text:style-name="P3"><text:tab/>*<text:tab/><text:tab/>unsigned int d</text:p>
      <text:p text:style-name="P3"><text:tab/>*<text:tab/><text:tab/>jmp_buf buf<text:tab/><text:span text:style-name="T4">buf</text:span> es del <text:span text:style-name="T4">tipo jmp_buf</text:span> definido <text:span text:style-name="T4">setjmp.h</text:span></text:p>
      <text:p text:style-name="P3"><text:tab/>*<text:tab/><text:tab/>void(*f)()<text:tab/><text:tab/>Puntero a una función con argumento <text:span text:style-name="T4">void</text:span></text:p>
      <text:p text:style-name="P3"><text:tab/>*<text:tab/><text:tab/><text:tab/><text:tab/><text:tab/>que retorna <text:span text:style-name="T4">void</text:span></text:p>
      <text:p text:style-name="P2"><text:tab/><text:span text:style-name="T5">*/</text:span></text:p>
      <text:p text:style-name="P3"/>
      <text:p text:style-name="P3"><text:tab/></text:p>
      <text:p text:style-name="P1">Clase 15-08-2006: Funciones setjmp y longjmp<text:span text:style-name="T1">:</text:span></text:p>
      <text:p text:style-name="P3"/>
      <text:p text:style-name="P3"/>
      <text:p text:style-name="P3"><text:tab/>void aux( unsigned int d, char * p, jmp_buf buf, void(*f)() )</text:p>
      <text:p text:style-name="P3"><text:tab/>{</text:p>
      <text:p text:style-name="P3"><text:tab/><text:tab/>if( p – (char *)&amp;d &lt; d)<text:tab/><text:tab/>//esto es la distancia</text:p>
      <text:p text:style-name="P3"><text:tab/><text:tab/>{</text:p>
      <text:p text:style-name="P3"><text:tab/><text:tab/><text:tab/>aux( d, p, buf, f);<text:tab/><text:tab/>//se hace una llamada recursiva</text:p>
      <text:p text:style-name="P3"><text:tab/><text:tab/>}</text:p>
      <text:p text:style-name="P3"><text:tab/><text:tab/>else</text:p>
      <text:p text:style-name="P3"><text:tab/><text:tab/>{</text:p>
      <text:p text:style-name="P3"><text:tab/><text:tab/><text:tab/>if( setjmp( buf ) != 0 )</text:p>
      <text:p text:style-name="P3"><text:tab/><text:tab/><text:tab/>{</text:p>
      <text:p text:style-name="P3"><text:tab/><text:tab/><text:tab/><text:tab/>f();<text:tab/><text:tab/><text:tab/>//que toma como argumento</text:p>
      <text:p text:style-name="P3"><text:tab/><text:tab/><text:tab/><text:tab/>abort();<text:tab/><text:tab/>//definida en <text:span text:style-name="T4">stdlib.h</text:span></text:p>
      <text:p text:style-name="P3"><text:tab/><text:tab/><text:tab/>}</text:p>
      <text:p text:style-name="P3"><text:tab/><text:tab/>}</text:p>
      <text:p text:style-name="P3"><text:tab/>}</text:p>
      <text:p text:style-name="P3"/>
      <text:p text:style-name="P3">Ahora veamos un código fuente concreto:</text:p>
      <text:p text:style-name="P3"/>
      <text:p text:style-name="P3"><text:tab/>// Archivo: multitarea.c <text:s text:c="7"/>Ejemplo de CORRUTINAS</text:p>
      <text:p text:style-name="P3"><text:tab/>#include &lt;stdio.h&gt;</text:p>
      <text:p text:style-name="P3"><text:tab/>#include &lt;stdlib.h&gt;</text:p>
      <text:p text:style-name="P3"><text:tab/>#include &lt;setjmp.h&gt;</text:p>
      <text:p text:style-name="P3"/>
      <text:p text:style-name="P3"><text:tab/>/* DEFINICIONES */</text:p>
      <text:p text:style-name="P3"><text:tab/>#define MAX_T 16</text:p>
      <text:p text:style-name="P3"><text:tab/>#define T_STACK (4*1024)</text:p>
      <text:p text:style-name="P3"><text:tab/></text:p>
      <text:p text:style-name="P3"><text:tab/>/* Para cambiar entre corrutinas */</text:p>
      <text:p text:style-name="P3"><text:tab/>#define TRANSFER(o,d) (setjmp(o)==0?(longjmp(d,1),0):0)</text:p>
      <text:p text:style-name="P3"/>
      <text:p text:style-name="P3"><text:tab/>/* SINONIMOS */</text:p>
      <text:p text:style-name="P3"><text:tab/>typedef jmp_buf task_t;</text:p>
      <text:p text:style-name="P3"><text:tab/>typedef void (*pfunc)();</text:p>
      <text:p text:style-name="P3"/>
      <text:p text:style-name="P3"><text:tab/>/* VARIABLES GLOBALES */</text:p>
      <text:p text:style-name="P3"><text:tab/>task_t t1, t2, tmain;</text:p>
      <text:p text:style-name="P3"/>
      <text:p text:style-name="P3"><text:tab/></text:p>
      <text:p text:style-name="P3"/>
      <text:p text:style-name="P3"/>
      <text:p text:style-name="P3"/>
      <text:p text:style-name="P3"/>
      <text:p text:style-name="P3"/>
      <text:p text:style-name="P3"/>
      <text:p text:style-name="P3"/>
      <text:p text:style-name="P1">Clase 15-08-2006: Funciones setjmp y longjmp<text:span text:style-name="T1">:</text:span></text:p>
      <text:p text:style-name="P3"><text:tab/></text:p>
      <text:p text:style-name="P3"><text:tab/>// Archivo: multitarea.c <text:s text:c="7"/>Ejemplo de CORRUTINAS - continuación</text:p>
      <text:p text:style-name="P3"><text:tab/>/* FUNCIONES */</text:p>
      <text:p text:style-name="P3"><text:tab/>void aux(unsigned int d, char * p, jmp_buf buf, void (*f)() )</text:p>
      <text:p text:style-name="P3"><text:tab/>{</text:p>
      <text:p text:style-name="P3"><text:tab/> <text:s text:c="7"/>if( p - (char*)&amp;d &lt; d) aux( d, p, buf, f);</text:p>
      <text:p text:style-name="P3"><text:tab/> <text:s text:c="7"/>else</text:p>
      <text:p text:style-name="P3"><text:tab/> <text:s text:c="7"/>{</text:p>
      <text:p text:style-name="P3"><text:tab/> <text:s text:c="15"/>if( setjmp(buf) != 0 )</text:p>
      <text:p text:style-name="P3"><text:tab/><text:tab/> <text:s text:c="5"/>{</text:p>
      <text:p text:style-name="P3"><text:tab/> <text:s text:c="23"/>f(); abort();</text:p>
      <text:p text:style-name="P3"><text:s text:c="16"/><text:tab/> <text:s text:c="6"/>}</text:p>
      <text:p text:style-name="P3"><text:s text:c="8"/><text:tab/><text:tab/>}</text:p>
      <text:p text:style-name="P3"><text:tab/>}</text:p>
      <text:p text:style-name="P3"><text:tab/>void hace_stack(task_t t, pfunc f)</text:p>
      <text:p text:style-name="P3"><text:tab/>{</text:p>
      <text:p text:style-name="P3"><text:tab/> <text:s text:c="7"/>static int ctas = MAX_T;</text:p>
      <text:p text:style-name="P3"><text:tab/> <text:s text:c="7"/>char dummy;</text:p>
      <text:p text:style-name="P3"><text:tab/> <text:s text:c="7"/>aux (ctas*T_STACK,&amp;dummy,t,f);</text:p>
      <text:p text:style-name="P3"><text:tab/> <text:s text:c="7"/>ctas --;</text:p>
      <text:p text:style-name="P3"><text:tab/>}</text:p>
      <text:p text:style-name="P3"><text:tab/>void f1()</text:p>
      <text:p text:style-name="P3"><text:tab/>{</text:p>
      <text:p text:style-name="P3"><text:tab/> <text:s text:c="7"/>double d;</text:p>
      <text:p text:style-name="P3"><text:tab/> <text:s text:c="7"/>for(d=0;d&lt;1000;d+=0.01){</text:p>
      <text:p text:style-name="P3"><text:tab/> <text:s text:c="15"/>printf("en f1, d=%f\n",d);</text:p>
      <text:p text:style-name="P3"><text:tab/> <text:s text:c="15"/>TRANSFER(t1,t2);</text:p>
      <text:p text:style-name="P3"><text:tab/> <text:s text:c="7"/>}</text:p>
      <text:p text:style-name="P3"><text:tab/>}</text:p>
      <text:p text:style-name="P3"><text:tab/>void f2()</text:p>
      <text:p text:style-name="P3"><text:tab/>{</text:p>
      <text:p text:style-name="P3"><text:tab/> <text:s text:c="7"/>int i;</text:p>
      <text:p text:style-name="P3"><text:tab/> <text:s text:c="7"/>for( i=0 ; i&lt;50 ; i++ )</text:p>
      <text:p text:style-name="P3"><text:tab/> <text:s text:c="7"/>{</text:p>
      <text:p text:style-name="P3"><text:tab/> <text:s text:c="15"/>printf("en f2, i=%d\n",i);</text:p>
      <text:p text:style-name="P3"><text:tab/> <text:s text:c="15"/>TRANSFER(t2,t1);</text:p>
      <text:p text:style-name="P3"><text:tab/> <text:s text:c="7"/>}</text:p>
      <text:p text:style-name="P3"><text:tab/> <text:s text:c="7"/>TRANSFER(t2,tmain);</text:p>
      <text:p text:style-name="P3"><text:tab/>}</text:p>
      <text:p text:style-name="P3"><text:tab/>/* FUNCION PRINCIPAL MAIN */</text:p>
      <text:p text:style-name="P3"><text:tab/>int main()</text:p>
      <text:p text:style-name="P3"><text:tab/>{</text:p>
      <text:p text:style-name="P3"><text:tab/> <text:s text:c="7"/>hace_stack(t1,f1);</text:p>
      <text:p text:style-name="P3"><text:tab/> <text:s text:c="7"/>hace_stack(t2,f2);</text:p>
      <text:p text:style-name="P3"><text:tab/> <text:s text:c="7"/>TRANSFER(tmain,t1);</text:p>
      <text:p text:style-name="P3"><text:tab/> <text:s text:c="7"/>return 0;</text:p>
      <text:p text:style-name="P3"><text:tab/>}// Fin Archivo: multitarea.c</text:p>
      <text:p text:style-name="P1">Clase 15-08-2006: Funciones setjmp y longjmp<text:span text:style-name="T1">:</text:span></text:p>
      <text:p text:style-name="P3"/>
      <text:p text:style-name="P3">Que se compila mediante:</text:p>
      <text:p text:style-name="P3"><text:tab/><text:span text:style-name="T4">gcc -Wall multitarea.c -o multitarea.out</text:span></text:p>
      <text:p text:style-name="P3">Al ejecutarlo mediante la órden:</text:p>
      <text:p text:style-name="P3"><text:tab/><text:span text:style-name="T4">./multitarea.out</text:span></text:p>
      <text:p text:style-name="P3">Se observa una salida en pantalla similar a la siguiente:</text:p>
      <text:p text:style-name="P3"><text:tab/><text:span text:style-name="T4">···</text:span></text:p>
      <text:p text:style-name="P2"><text:tab/>en f1, d=0.000000</text:p>
      <text:p text:style-name="P2"><text:tab/>en f2, i=0</text:p>
      <text:p text:style-name="P2"><text:tab/>en f1, d=0.010000</text:p>
      <text:p text:style-name="P2"><text:tab/>en f2, i=1</text:p>
      <text:p text:style-name="P2"><text:tab/>en f1, d=0.020000</text:p>
      <text:p text:style-name="P2"><text:tab/>en f2, i=2</text:p>
      <text:p text:style-name="P2"><text:tab/>en f1, d=0.030000</text:p>
      <text:p text:style-name="P2"><text:tab/>···</text:p>
      <text:p text:style-name="P2"/>
      <text:p text:style-name="P1">Clase 22-08-2006: Ayuda en resolución de ejercicios - qsort<text:span text:style-name="T1">:</text:span></text:p>
      <text:p text:style-name="P2"/>
      <text:p text:style-name="P3">Vamos a ver cómo usar una función denominada <text:span text:style-name="T4">qsort </text:span>que implementa un algoritmo de ordenación rápida.</text:p>
      <text:p text:style-name="P3">Se puede consultar su página de manual en línea mediante: <text:span text:style-name="T4">man qsort</text:span></text:p>
      <text:p text:style-name="P3">Su prototipo es:</text:p>
      <text:p text:style-name="P3"/>
      <text:p text:style-name="P3"><text:tab/>void qsort(</text:p>
      <text:p text:style-name="P3"><text:tab/><text:tab/><text:tab/> void * base,<text:tab/>//Arreglo a ordenar</text:p>
      <text:p text:style-name="P3"><text:tab/><text:tab/><text:tab/>size_t nelem,<text:tab/>//Cantidad de elementos del arreglo</text:p>
      <text:p text:style-name="P3"><text:tab/><text:tab/><text:tab/>size_t tam,<text:tab/><text:tab/>//tamaño de cada elemento del arreglo</text:p>
      <text:p text:style-name="P3"><text:tab/><text:tab/><text:tab/></text:p>
      <text:p text:style-name="P3"><text:tab/><text:tab/><text:tab/>int(*cmp)( const void * , const void * )</text:p>
      <text:p text:style-name="P3"><text:tab/><text:tab/><text:tab/>/* <text:s/>puntero a una función de comparación que devuelve un</text:p>
      <text:p text:style-name="P3"><text:tab/><text:tab/><text:tab/>** entero de acuerdo al siguiente criterio:</text:p>
      <text:p text:style-name="P3"><text:tab/><text:tab/><text:tab/>** <text:tab/>&lt; 0<text:tab/>si *(primer-puntero) &lt; *(segundo-puntero)</text:p>
      <text:p text:style-name="P3"><text:tab/><text:tab/><text:tab/>**<text:tab/>= 0<text:tab/>si *(primer-puntero) = *(segundo-puntero)</text:p>
      <text:p text:style-name="P3"><text:tab/><text:tab/><text:tab/>**<text:tab/>&gt; 0<text:tab/>si *(primer-puntero) &gt; *(segundo-puntero)</text:p>
      <text:p text:style-name="P3"><text:tab/><text:tab/><text:tab/>**/</text:p>
      <text:p text:style-name="P3"><text:tab/><text:tab/> <text:s text:c="5"/>)</text:p>
      <text:p text:style-name="P2"/>
      <text:p text:style-name="Standard"><text:span text:style-name="T2">Ejemplo</text:span><text:span text:style-name="T3">: se puede utilizar para ordenar un arreglo de </text:span><text:span text:style-name="T2">“strings”</text:span><text:span text:style-name="T3">, más precisamente, un </text:span><text:span text:style-name="T2">arreglo de punteros a caracteres, </text:span><text:span text:style-name="T3">pues el tipo de dato string no está contemplado en </text:span><text:span text:style-name="T2">C</text:span><text:span text:style-name="T3">. </text:span></text:p>
      <text:p text:style-name="P3"/>
      <text:p text:style-name="P3">La declaración en <text:span text:style-name="T4">C</text:span> de un <text:span text:style-name="T4">arreglo de punteros a caracteres </text:span>como el siguiente {“esta”, “es”, “una”, “prueba” } es, en su forma inicializada:</text:p>
      <text:p text:style-name="P3"/>
      <text:p text:style-name="P3"><text:tab/><text:span text:style-name="T4">char * arr[] = {“esta”, “es”, “una”, “prueba”};</text:span> </text:p>
      <text:p text:style-name="P3"><text:tab/>// <text:span text:style-name="T4">arr </text:span>es un arreglo de punteros a caracteres </text:p>
      <text:p text:style-name="P3"><text:tab/></text:p>
      <text:p text:style-name="P1">Clase 22-08-2006: Ayuda en resolución de ejercicios – qsort<text:span text:style-name="T1">:</text:span></text:p>
      <text:p text:style-name="P2"/>
      <text:p text:style-name="Standard"><text:span text:style-name="T3">El </text:span><text:span text:style-name="T2">esquema que presenta este arreglo en memoria es</text:span></text:p>
      <text:p text:style-name="P12"><draw:g text:anchor-type="paragraph" draw:z-index="4" draw:style-name="gr1"><draw:g draw:style-name="gr6"><draw:line draw:style-name="gr3" draw:text-style-name="P9" svg:x1="3.533cm" svg:y1="0.686cm" svg:x2="3.533cm" svg:y2="4.655cm"><text:p/></draw:line><draw:line draw:style-name="gr3" draw:text-style-name="P9" svg:x1="5.544cm" svg:y1="0.713cm" svg:x2="5.544cm" svg:y2="4.682cm"><text:p/></draw:line><draw:frame draw:style-name="gr9" draw:text-style-name="P9" svg:width="2.012cm" svg:height="0.583cm" svg:x="3.533cm" svg:y="1.268cm"><draw:text-box><text:p text:style-name="P9">esta</text:p></draw:text-box></draw:frame><draw:frame draw:style-name="gr9" draw:text-style-name="P9" svg:width="2.012cm" svg:height="0.583cm" svg:x="3.533cm" svg:y="3.014cm"><draw:text-box><text:p text:style-name="P9">prueba</text:p></draw:text-box></draw:frame><draw:frame draw:style-name="gr9" draw:text-style-name="P9" svg:width="2.012cm" svg:height="0.583cm" svg:x="3.533cm" svg:y="1.85cm"><draw:text-box><text:p text:style-name="P9">es</text:p></draw:text-box></draw:frame><draw:frame draw:style-name="gr9" draw:text-style-name="P9" svg:width="2.012cm" svg:height="0.583cm" svg:x="3.533cm" svg:y="2.432cm"><draw:text-box><text:p text:style-name="P9">una</text:p></draw:text-box></draw:frame><draw:frame draw:style-name="gr10" draw:text-style-name="P9" svg:width="0.874cm" svg:height="0.583cm" svg:x="0.993cm" svg:y="0.977cm"><draw:text-box><text:p text:style-name="P9">arr</text:p></draw:text-box></draw:frame><draw:line draw:style-name="gr11" draw:text-style-name="P9" svg:x1="2.025cm" svg:y1="1.268cm" svg:x2="3.533cm" svg:y2="1.268cm"><text:p/></draw:line></draw:g><draw:g draw:style-name="gr6"><draw:frame draw:style-name="gr9" draw:text-style-name="P9" svg:width="0.503cm" svg:height="0.583cm" svg:x="14.037cm" svg:y="1.903cm"><draw:text-box><text:p text:style-name="P9">s</text:p></draw:text-box></draw:frame><draw:frame draw:style-name="gr9" draw:text-style-name="P9" svg:width="0.503cm" svg:height="0.583cm" svg:x="14.54cm" svg:y="1.903cm"><draw:text-box><text:p text:style-name="P9">t</text:p></draw:text-box></draw:frame><draw:frame draw:style-name="gr9" draw:text-style-name="P9" svg:width="0.503cm" svg:height="0.583cm" svg:x="15.042cm" svg:y="1.903cm"><draw:text-box><text:p text:style-name="P9">a</text:p></draw:text-box></draw:frame><draw:frame draw:style-name="gr9" draw:text-style-name="P9" svg:width="0.503cm" svg:height="0.583cm" svg:x="13.534cm" svg:y="1.903cm"><draw:text-box><text:p text:style-name="P9">e</text:p></draw:text-box></draw:frame></draw:g><draw:frame draw:style-name="gr12" draw:text-style-name="P9" svg:width="0.609cm" svg:height="1.029cm" svg:x="10.174cm" svg:y="2.859cm"><draw:text-box><text:p text:style-name="P9">*</text:p></draw:text-box></draw:frame><draw:frame draw:style-name="gr13" draw:text-style-name="P9" svg:width="1.271cm" svg:height="0.519cm" svg:x="13.111cm" svg:y="0.66cm"><draw:text-box><text:p text:style-name="P9">char</text:p></draw:text-box></draw:frame><draw:line draw:style-name="gr11" draw:text-style-name="P9" svg:x1="13.772cm" svg:y1="1.189cm" svg:x2="13.772cm" svg:y2="1.903cm"><text:p/></draw:line><draw:line draw:style-name="gr11" draw:text-style-name="P9" svg:x1="10.465cm" svg:y1="3.041cm" svg:x2="13.534cm" svg:y2="2.485cm"><text:p/></draw:line><draw:frame draw:style-name="gr14" svg:width="3.017cm" svg:height="1.036cm" svg:x="8.613cm" svg:y="0.104cm"><draw:text-box><text:p>DIRECCIONES DE MEMORIA</text:p></draw:text-box></draw:frame><draw:frame draw:style-name="gr12" draw:text-style-name="P9" svg:width="0.609cm" svg:height="1.029cm" svg:x="10.174cm" svg:y="3.805cm"><draw:text-box><text:p text:style-name="P9">*</text:p></draw:text-box></draw:frame><draw:frame draw:style-name="gr15" draw:text-style-name="P9" svg:width="0.609cm" svg:height="0.519cm" svg:x="10.174cm" svg:y="3.332cm"><draw:text-box><text:p text:style-name="P9">*</text:p></draw:text-box></draw:frame><draw:frame draw:style-name="gr12" draw:text-style-name="P9" svg:width="0.609cm" svg:height="1.029cm" svg:x="10.174cm" svg:y="4.277cm"><draw:text-box><text:p text:style-name="P9">*</text:p></draw:text-box></draw:frame><draw:g draw:style-name="gr6"><draw:frame draw:style-name="gr9" draw:text-style-name="P9" svg:width="0.503cm" svg:height="0.583cm" svg:x="14.011cm" svg:y="2.909cm"><draw:text-box><text:p text:style-name="P9">s</text:p></draw:text-box></draw:frame><draw:frame draw:style-name="gr9" draw:text-style-name="P9" svg:width="0.503cm" svg:height="0.583cm" svg:x="13.508cm" svg:y="2.909cm"><draw:text-box><text:p text:style-name="P9">e</text:p></draw:text-box></draw:frame></draw:g><draw:line draw:style-name="gr11" draw:text-style-name="P9" svg:x1="10.544cm" svg:y1="3.491cm" svg:x2="13.507cm" svg:y2="3.491cm"><text:p/></draw:line><draw:g draw:style-name="gr6"><draw:frame draw:style-name="gr9" draw:text-style-name="P9" svg:width="0.503cm" svg:height="0.583cm" svg:x="13.958cm" svg:y="3.967cm"><draw:text-box><text:p text:style-name="P9">n</text:p></draw:text-box></draw:frame><draw:frame draw:style-name="gr9" draw:text-style-name="P9" svg:width="0.503cm" svg:height="0.583cm" svg:x="14.46cm" svg:y="3.967cm"><draw:text-box><text:p text:style-name="P9">a</text:p></draw:text-box></draw:frame><draw:frame draw:style-name="gr9" draw:text-style-name="P9" svg:width="0.503cm" svg:height="0.583cm" svg:x="13.455cm" svg:y="3.967cm"><draw:text-box><text:p text:style-name="P9">u</text:p></draw:text-box></draw:frame></draw:g><draw:line draw:style-name="gr11" draw:text-style-name="P9" svg:x1="10.492cm" svg:y1="4.02cm" svg:x2="13.455cm" svg:y2="4.549cm"><text:p/></draw:line><draw:frame draw:style-name="gr9" draw:text-style-name="P9" svg:width="0.503cm" svg:height="0.583cm" svg:x="14.011cm" svg:y="4.893cm"><draw:text-box><text:p text:style-name="P9">r</text:p></draw:text-box></draw:frame><draw:frame draw:style-name="gr9" draw:text-style-name="P9" svg:width="0.503cm" svg:height="0.583cm" svg:x="14.513cm" svg:y="4.893cm"><draw:text-box><text:p text:style-name="P9">u</text:p></draw:text-box></draw:frame><draw:frame draw:style-name="gr9" draw:text-style-name="P9" svg:width="0.503cm" svg:height="0.583cm" svg:x="15.016cm" svg:y="4.893cm"><draw:text-box><text:p text:style-name="P9">e</text:p></draw:text-box></draw:frame><draw:frame draw:style-name="gr9" draw:text-style-name="P9" svg:width="0.503cm" svg:height="0.583cm" svg:x="13.508cm" svg:y="4.893cm"><draw:text-box><text:p text:style-name="P9">p</text:p></draw:text-box></draw:frame><draw:frame draw:style-name="gr9" draw:text-style-name="P9" svg:width="0.503cm" svg:height="0.583cm" svg:x="15.519cm" svg:y="4.893cm"><draw:text-box><text:p text:style-name="P9">b</text:p></draw:text-box></draw:frame><draw:frame draw:style-name="gr9" draw:text-style-name="P9" svg:width="0.503cm" svg:height="0.583cm" svg:x="16.021cm" svg:y="4.893cm"><draw:text-box><text:p text:style-name="P9">a</text:p></draw:text-box></draw:frame><draw:line draw:style-name="gr11" draw:text-style-name="P9" svg:x1="10.492cm" svg:y1="4.549cm" svg:x2="13.508cm" svg:y2="5.475cm"><text:p/></draw:line><draw:frame draw:style-name="gr5" svg:width="2.223cm" svg:height="0.519cm" svg:x="13.428cm" svg:y="0.187cm"><draw:text-box><text:p>MEMORIA</text:p></draw:text-box></draw:frame></draw:g></text:p>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Ahora veamos un código fuente de ejemplo que hace uso de <text:span text:style-name="T4">qsort:</text:span></text:p>
      <text:p text:style-name="P13"><text:tab/>//Archivo: ejemplo-qsort.c</text:p>
      <text:p text:style-name="P13"><text:tab/>#include &lt;stdio.h&gt;</text:p>
      <text:p text:style-name="P13"><text:tab/>#include &lt;stdlib.h&gt;</text:p>
      <text:p text:style-name="P13"><text:tab/>#include &lt;string.h&gt;</text:p>
      <text:p text:style-name="P13"><text:tab/></text:p>
      <text:p text:style-name="P13"><text:tab/>/* Arreglo de punteros a cadenas de caracteres */</text:p>
      <text:p text:style-name="P13"><text:tab/>static char *arr[]=</text:p>
      <text:p text:style-name="P13"><text:tab/>{</text:p>
      <text:p text:style-name="P13"><text:tab/> <text:s text:c="7"/>"Esta", "es", "una", "prueba"</text:p>
      <text:p text:style-name="P13"><text:tab/>};</text:p>
      <text:p text:style-name="P13"/>
      <text:p text:style-name="P13"><text:tab/>static int cmp(const void *a, const void *b)</text:p>
      <text:p text:style-name="P13"><text:tab/>{</text:p>
      <text:p text:style-name="P13"><text:tab/> <text:s text:c="7"/>const char **pa=a , **pb=b;</text:p>
      <text:p text:style-name="P13"><text:tab/> <text:s text:c="7"/>return strcmp((*pa),(*pb));</text:p>
      <text:p text:style-name="P13"><text:tab/>}</text:p>
      <text:p text:style-name="P13"/>
      <text:p text:style-name="P13"><text:tab/>int main ()</text:p>
      <text:p text:style-name="P13"><text:tab/>{</text:p>
      <text:p text:style-name="P13"><text:tab/> <text:s text:c="7"/>int i;</text:p>
      <text:p text:style-name="P13"><text:tab/> <text:s text:c="7"/>qsort(arr, sizeof(arr)/sizeof(arr[0]), sizeof(arr[0]), cmp);</text:p>
      <text:p text:style-name="P13"><text:tab/> <text:s text:c="7"/>for(i=0; i&lt;sizeof(arr)/sizeof(arr[0]); i++)</text:p>
      <text:p text:style-name="P13"><text:tab/> <text:s text:c="15"/>printf("%s\n",arr[i]);</text:p>
      <text:p text:style-name="P13"><text:tab/> <text:s text:c="7"/>return 0;</text:p>
      <text:p text:style-name="P13"><text:tab/>}</text:p>
      <text:p text:style-name="P13"><text:tab/>//Fin del Archivo: ejemplo-qsort.c</text:p>
      <text:p text:style-name="P13"/>
      <text:p text:style-name="P13">Que <text:span text:style-name="T4">se compila</text:span> con:<text:tab/><text:span text:style-name="T4">gcc -Wall ejemplo-qsort.c -o ejemplo-qsort.out</text:span></text:p>
      <text:p text:style-name="P13">Y <text:span text:style-name="T4">se ejecuta</text:span> con:<text:tab/><text:span text:style-name="T4">./ejemplo-qsort.out</text:span></text:p>
      <text:p text:style-name="P13"/>
      <text:p text:style-name="P13"/>
      <text:p text:style-name="P1">Clase 22-08-2006: Ayuda en resolución de ejercicios – qsort<text:span text:style-name="T1">:</text:span></text:p>
      <text:p text:style-name="P13"/>
      <text:p text:style-name="P13">Obteniéndose en pantalla:</text:p>
      <text:p text:style-name="P13"/>
      <text:p text:style-name="P13"><text:tab/><text:span text:style-name="T4">Esta</text:span></text:p>
      <text:p text:style-name="P7"><text:tab/>es</text:p>
      <text:p text:style-name="P7"><text:tab/>prueba</text:p>
      <text:p text:style-name="P7"><text:tab/>una</text:p>
      <text:p text:style-name="P7"/>
      <text:p text:style-name="P13">Es decir el, arreglo de punteros a cadenas de caracteres en <text:span text:style-name="T4">orden lexicográfico ascendente</text:span>.</text:p>
      <text:p text:style-name="P13"/>
      <text:p text:style-name="Standard"><text:span text:style-name="T9">Ahora vamos a ver una </text:span><text:span text:style-name="T10">implementación sencilla en C</text:span><text:span text:style-name="T9"> del </text:span><text:span text:style-name="T10">algoritmo de BÚQUEDA BINARIA</text:span><text:span text:style-name="T9">, este </text:span><text:span text:style-name="T10">funciona mientras el arreglo se encuentre ordenado</text:span><text:span text:style-name="T9">.</text:span></text:p>
      <text:p text:style-name="P13"><text:tab/></text:p>
      <text:p text:style-name="P13"><text:tab/>/* Función que busca un elemento en un arreglo ordenado.</text:p>
      <text:p text:style-name="P13"><text:s/><text:tab/>* Retorna el índice en donde se encuentra en la primera aparición del <text:tab/>* elemento, de lo contrario retorna -1</text:p>
      <text:p text:style-name="P13"><text:tab/>*/</text:p>
      <text:p text:style-name="P13"><text:tab/>int mibsearch<text:tab/>( <text:tab/>unsigned int * arreglo , </text:p>
      <text:p text:style-name="P13"><text:tab/><text:tab/><text:tab/><text:tab/><text:tab/>unsigned int tamanio , <text:tab/></text:p>
      <text:p text:style-name="P13"><text:tab/><text:tab/><text:tab/><text:tab/><text:tab/>unsigned int buscado </text:p>
      <text:p text:style-name="P13"><text:tab/><text:tab/><text:tab/><text:tab/>)</text:p>
      <text:p text:style-name="P13"><text:tab/>{</text:p>
      <text:p text:style-name="P13"><text:s text:c="8"/><text:tab/><text:tab/>unsigned int min = 0 , max = (tamanio - 1) ;</text:p>
      <text:p text:style-name="P13"><text:tab/><text:tab/>unsigned int central;<text:tab/><text:tab/><text:tab/>//= ( min + ( max - min )/ 2 )</text:p>
      <text:p text:style-name="P13"><text:tab/> <text:s text:c="8"/>if( buscado &gt;= arreglo[min] &amp;&amp; buscado &lt;= arreglo[max] )</text:p>
      <text:p text:style-name="P13"><text:s text:c="8"/><text:tab/><text:tab/>{</text:p>
      <text:p text:style-name="P13"><text:s text:c="16"/><text:tab/><text:tab/>while( min &lt;= max )</text:p>
      <text:p text:style-name="P13"><text:s text:c="16"/><text:tab/><text:tab/>{</text:p>
      <text:p text:style-name="P13"><text:tab/> <text:s text:c="13"/>//para asegurarse que caiga en uno de los elementos del arreglo</text:p>
      <text:p text:style-name="P13"><text:tab/><text:tab/><text:tab/><text:tab/>central = (unsigned int)( min + ( max - min )/2 );</text:p>
      <text:p text:style-name="P13"><text:s text:c="24"/><text:tab/><text:tab/>if( buscado == arreglo[central] )</text:p>
      <text:p text:style-name="P13"><text:s text:c="32"/><text:tab/><text:tab/>return central; // lo encontró y retorna su índice</text:p>
      <text:p text:style-name="P13"><text:s text:c="24"/><text:tab/><text:tab/>else if( buscado &gt; arreglo[central] )</text:p>
      <text:p text:style-name="P13"><text:s text:c="32"/><text:tab/><text:tab/>min = central + 1;</text:p>
      <text:p text:style-name="P13"><text:s text:c="18"/><text:tab/><text:tab/>else</text:p>
      <text:p text:style-name="P13"><text:s text:c="24"/><text:tab/><text:tab/><text:tab/>max = central - 1;</text:p>
      <text:p text:style-name="P13"><text:s text:c="24"/><text:tab/><text:tab/>central = ( min + ( max - min )/2 );</text:p>
      <text:p text:style-name="P13"><text:s text:c="16"/><text:tab/><text:tab/>}</text:p>
      <text:p text:style-name="P13"><text:tab/> <text:s text:c="15"/><text:tab/>/* si no lo encuentra retorna -1 pues los elementos del arreglo <text:tab/><text:tab/><text:tab/>**son todos unsigned int y de esta manera es fácil distinguir </text:p>
      <text:p text:style-name="P13"><text:tab/><text:tab/><text:tab/>**que no se ha encontrado el elemento buscado </text:p>
      <text:p text:style-name="P13"><text:tab/><text:tab/><text:tab/>*/</text:p>
      <text:p text:style-name="P13"><text:tab/> <text:s text:c="15"/><text:tab/>return (-1);</text:p>
      <text:p text:style-name="P13"><text:tab/> <text:s text:c="7"/>}</text:p>
      <text:p text:style-name="P13"/>
      <text:p text:style-name="P1">Clase 22-08-2006: Ayuda en resolución de ejercicios – qsort<text:span text:style-name="T1">:</text:span></text:p>
      <text:p text:style-name="P13"><text:tab/></text:p>
      <text:p text:style-name="P13"><text:tab/><text:tab/>//Continua implementación de algoritmo de búsqueda binaria</text:p>
      <text:p text:style-name="P13"><text:tab/> <text:s text:c="7"/><text:tab/>else if( buscado &lt; arreglo[min] || buscado &gt; arreglo[max] )</text:p>
      <text:p text:style-name="P13"><text:tab/> <text:s text:c="7"/><text:tab/>{</text:p>
      <text:p text:style-name="P13"><text:tab/><text:tab/><text:tab/>printf("USTED INGRESÓ EL VALOR: %u \n" , buscado );</text:p>
      <text:p text:style-name="P13"><text:tab/><text:tab/><text:tab/>printf("QUE ES MENOR QUE EL MÍNIMO VALOR DEL ARREGLO, <text:tab/><text:tab/><text:tab/><text:tab/> <text:s/>O MAYOR QUE EL MÁXIMO VALOR DEL ARREGLO\n");</text:p>
      <text:p text:style-name="P13"><text:tab/> <text:s text:c="15"/><text:tab/>printf("ES DECIR: NO SE ENCUENTRA EN EL ARREGLO! \n" );</text:p>
      <text:p text:style-name="P13"><text:tab/> <text:s text:c="15"/><text:tab/>return -1;</text:p>
      <text:p text:style-name="P13"><text:s text:c="8"/><text:tab/><text:tab/>}</text:p>
      <text:p text:style-name="P13"><text:tab/> <text:s text:c="7"/><text:tab/>return -1;</text:p>
      <text:p text:style-name="P13"><text:tab/>}</text:p>
      <text:p text:style-name="P13"><text:tab/>//Fin de la implementación del algoritmo de búsqueda binaria</text:p>
      <text:p text:style-name="P13"/>
      <text:p text:style-name="P13">Ahora veamos cómo se puede usar en un código fuente:</text:p>
      <text:p text:style-name="P13"/>
      <text:p text:style-name="P13"><text:tab/>//Archivo: ej2a.c</text:p>
      <text:p text:style-name="P13"><text:tab/>//Ejercicio 2a de SISTEMAS OPERATIVOS – DIEGO BOTTALLO</text:p>
      <text:p text:style-name="P13"><text:tab/></text:p>
      <text:p text:style-name="P13"><text:tab/>#include &lt;stdio.h&gt;</text:p>
      <text:p text:style-name="P13"><text:tab/>#include &lt;stdlib.h&gt; <text:s text:c="4"/>// para "qsort" y "rand"</text:p>
      <text:p text:style-name="P13"/>
      <text:p text:style-name="P13"><text:tab/>/******************* VARIABLES GLOBALES **********************/</text:p>
      <text:p text:style-name="P13"><text:tab/>unsigned int cuantos, buscado, resultado;</text:p>
      <text:p text:style-name="P13"/>
      <text:p text:style-name="P13"><text:tab/>/************************ PROTOTIPOS *************************/</text:p>
      <text:p text:style-name="P13"><text:tab/>int compara( const void * , const void * );</text:p>
      <text:p text:style-name="P13"><text:tab/>int mibsearch( unsigned int * , unsigned int , unsigned int );</text:p>
      <text:p text:style-name="P13"><text:tab/>void inicializa( unsigned int * );</text:p>
      <text:p text:style-name="P13"><text:tab/>void exibe( unsigned int * );</text:p>
      <text:p text:style-name="P13"><text:tab/>void verificaYMuestra( unsigned int * , unsigned int );</text:p>
      <text:p text:style-name="P13"><text:tab/></text:p>
      <text:p text:style-name="P13"><text:tab/>/******************* FUNCIONES <text:s/>**********************/</text:p>
      <text:p text:style-name="P13"/>
      <text:p text:style-name="P13"><text:tab/>/* Función de comparación: solo en modo ascendente, pués el algoritmo</text:p>
      <text:p text:style-name="P13"><text:tab/> * de búsqueda binaria requiere que los elementos del arreglo estén <text:tab/><text:tab/> * ordenados.</text:p>
      <text:p text:style-name="P13"><text:tab/> */</text:p>
      <text:p text:style-name="P13"><text:tab/>int compara( const void * arg1 , const void * arg2 )</text:p>
      <text:p text:style-name="P13"><text:tab/>{</text:p>
      <text:p text:style-name="P13"><text:tab/> <text:s text:c="7"/>return ( *((unsigned int *)arg1) - *((unsigned int *)arg2) );</text:p>
      <text:p text:style-name="P13"><text:tab/>}</text:p>
      <text:p text:style-name="P13"/>
      <text:p text:style-name="P13"><text:tab/></text:p>
      <text:p text:style-name="P13"/>
      <text:p text:style-name="P1">Clase 22-08-2006: Ayuda en resolución de ejercicios – qsort<text:span text:style-name="T1">:</text:span></text:p>
      <text:p text:style-name="P13"/>
      <text:p text:style-name="P13"><text:tab/>//Continuación del archivo: ej2a.c</text:p>
      <text:p text:style-name="P13"><text:tab/>/* Función que inicializa los valores del arreglo en forma aleatoria usando</text:p>
      <text:p text:style-name="P13"><text:tab/> * la función "rand"</text:p>
      <text:p text:style-name="P13"><text:tab/> */</text:p>
      <text:p text:style-name="P13"><text:tab/>void inicializa( unsigned int * arreglo )</text:p>
      <text:p text:style-name="P13"><text:tab/>{</text:p>
      <text:p text:style-name="P13"><text:tab/> <text:s text:c="7"/><text:tab/>int i; </text:p>
      <text:p text:style-name="P13"><text:tab/><text:tab/>printf("\nINICIALIZANDO LOS ELEMENTOS DEL ARREGLO EN <text:tab/><text:tab/><text:tab/><text:tab/><text:tab/>FORMA ALEATORIA···\n");</text:p>
      <text:p text:style-name="P13"><text:tab/> <text:s text:c="7"/>for( i=0 ; i &lt; cuantos ; i++ )</text:p>
      <text:p text:style-name="P13"><text:tab/> <text:s text:c="7"/>{</text:p>
      <text:p text:style-name="P13"><text:tab/> <text:s text:c="15"/>arreglo[i] = 1 + (int)( 10000.0 * rand()/(RAND_MAX + 1.0 ) );</text:p>
      <text:p text:style-name="P13"><text:tab/> <text:s text:c="15"/>// se generan números aleatorios entre 1 y 10000</text:p>
      <text:p text:style-name="P13"><text:tab/> <text:s text:c="15"/>printf("··· ARREGLO[%d] = %d ··· \n" , i , arreglo[i] );</text:p>
      <text:p text:style-name="P13"><text:tab/> <text:s text:c="7"/>}</text:p>
      <text:p text:style-name="P13"><text:tab/> <text:s text:c="7"/>printf("\n");</text:p>
      <text:p text:style-name="P13"><text:tab/>}</text:p>
      <text:p text:style-name="P13"><text:tab/></text:p>
      <text:p text:style-name="P13"><text:tab/>// Rutina de exibición del los elementos del arreglo en pantalla</text:p>
      <text:p text:style-name="P13"><text:tab/>void exibe( unsigned int * arreglo )</text:p>
      <text:p text:style-name="P13"><text:tab/>{</text:p>
      <text:p text:style-name="P13"><text:s text:c="9"/><text:tab/><text:tab/>unsigned int i;</text:p>
      <text:p text:style-name="P13"><text:tab/> <text:s text:c="8"/>printf("\n");</text:p>
      <text:p text:style-name="P13"><text:s text:c="9"/><text:tab/><text:tab/>for( i=0 ; i &lt; cuantos ; i++ )</text:p>
      <text:p text:style-name="P13"><text:tab/> <text:s text:c="8"/>{</text:p>
      <text:p text:style-name="P13"><text:tab/> <text:s text:c="16"/>printf(" <text:s text:c="2"/>ARREGLO[%u] = %u \n" , i , arreglo[i] );</text:p>
      <text:p text:style-name="P13"><text:tab/> <text:s text:c="8"/>}</text:p>
      <text:p text:style-name="P13"><text:s text:c="8"/><text:tab/><text:tab/>printf("\n");</text:p>
      <text:p text:style-name="P13"><text:ta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Clase 22-08-2006: Ayuda en resolución de ejercicios – qsort<text:span text:style-name="T1">:</text:span></text:p>
      <text:p text:style-name="P13"/>
      <text:p text:style-name="P13"><text:tab/>//Continuación del archivo: ej2a.c</text:p>
      <text:p text:style-name="P13"><text:tab/></text:p>
      <text:p text:style-name="P13"><text:tab/>/* Función que busca un elemento en un arreglo ordenado.</text:p>
      <text:p text:style-name="P13"><text:tab/> * Retorna el índice en donde se encuentra en la primera aparición del <text:tab/> * elemento, de lo contrario retorna -1</text:p>
      <text:p text:style-name="P13"><text:tab/> */</text:p>
      <text:p text:style-name="P13"><text:tab/>int mibsearch( <text:tab/>unsigned int * arreglo , unsigned int tamanio , </text:p>
      <text:p text:style-name="P13"><text:tab/><text:tab/><text:tab/><text:tab/>unsigned int buscado )</text:p>
      <text:p text:style-name="P13"><text:tab/>{</text:p>
      <text:p text:style-name="P13"><text:tab/> <text:s text:c="7"/><text:tab/>unsigned int min = 0 , max = (tamanio - 1) ; </text:p>
      <text:p text:style-name="P13"><text:tab/><text:tab/>unsigned int central; <text:tab/><text:tab/><text:tab/>//= ( min + ( max - min )/ 2 )</text:p>
      <text:p text:style-name="P13"><text:tab/> <text:s text:c="7"/><text:tab/>if( buscado &gt;= arreglo[min] &amp;&amp; buscado &lt;= arreglo[max] )</text:p>
      <text:p text:style-name="P13"><text:s text:c="8"/><text:tab/><text:tab/>{</text:p>
      <text:p text:style-name="P13"><text:tab/> <text:s text:c="15"/>while( min &lt;= max )</text:p>
      <text:p text:style-name="P13"><text:tab/> <text:s text:c="15"/>{</text:p>
      <text:p text:style-name="P13"><text:tab/> <text:s text:c="23"/>central = (unsigned int)( min + ( max - min )/2 );</text:p>
      <text:p text:style-name="P13"><text:tab/> <text:s text:c="23"/>//para asegurarse que caiga en uno de los elementos del </text:p>
      <text:p text:style-name="P13"><text:tab/><text:tab/><text:tab/> <text:s text:c="5"/>//arreglo</text:p>
      <text:p text:style-name="P13"><text:tab/> <text:s text:c="23"/>if( buscado == arreglo[central] )</text:p>
      <text:p text:style-name="P13"><text:tab/> <text:s text:c="31"/>return central; // lo encontró y retorna su índice</text:p>
      <text:p text:style-name="P13"><text:tab/> <text:s text:c="23"/>else if( buscado &gt; arreglo[central] )</text:p>
      <text:p text:style-name="P13"><text:tab/> <text:s text:c="31"/>min = central + 1;</text:p>
      <text:p text:style-name="P13"><text:tab/> <text:s text:c="23"/>else</text:p>
      <text:p text:style-name="P13"><text:tab/> <text:s text:c="31"/>max = central - 1;</text:p>
      <text:p text:style-name="P13"><text:tab/> <text:s text:c="23"/>central = ( min + ( max - min )/2 );</text:p>
      <text:p text:style-name="P13"><text:tab/> <text:s text:c="15"/>}</text:p>
      <text:p text:style-name="P13"><text:tab/><text:tab/> <text:s text:c="5"/><text:tab/>// si no lo encuentra retorna -1 pues los elementos del arreglo </text:p>
      <text:p text:style-name="Standard"><text:span text:style-name="T9"><text:tab/><text:tab/><text:tab/>// son todos unsigned int</text:span> <text:span text:style-name="T9">y de esta manera es fácil distinguir </text:span></text:p>
      <text:p text:style-name="P13"><text:tab/><text:tab/><text:tab/>// que no se ha encontrado el elemento buscado</text:p>
      <text:p text:style-name="P13"><text:s text:c="16"/><text:tab/><text:tab/>return (-1);</text:p>
      <text:p text:style-name="P13"><text:tab/> <text:s text:c="7"/><text:tab/>}</text:p>
      <text:p text:style-name="P13"><text:tab/> <text:s text:c="7"/><text:tab/>else if( buscado &lt; arreglo[min] || buscado &gt; arreglo[max] )</text:p>
      <text:p text:style-name="P13"><text:tab/> <text:s text:c="7"/><text:tab/>{</text:p>
      <text:p text:style-name="P13"><text:tab/> <text:s text:c="15"/><text:tab/>printf("USTED INGRESÓ EL VALOR: %u \n" , buscado );</text:p>
      <text:p text:style-name="P13"><text:tab/> <text:s text:c="7"/><text:tab/><text:tab/>printf("QUE ES MENOR QUE EL MÍNIMO VALOR DEL ARREGLO, </text:p>
      <text:p text:style-name="P13"><text:tab/><text:tab/><text:tab/><text:tab/> O MAYOR QUE EL MÁXIMO VALOR DEL ARREGLO\n");</text:p>
      <text:p text:style-name="P13"><text:tab/><text:tab/> <text:s text:c="8"/>printf("ES DECIR: NO SE ENCUENTRA EN EL ARREGLO! \n" );</text:p>
      <text:p text:style-name="P13"><text:tab/><text:tab/> <text:s text:c="8"/>return -1;</text:p>
      <text:p text:style-name="P13"><text:tab/> <text:s text:c="7"/>}</text:p>
      <text:p text:style-name="P13"><text:tab/> <text:s text:c="7"/>return -1;</text:p>
      <text:p text:style-name="P13"><text:tab/>}</text:p>
      <text:p text:style-name="P13"><text:tab/></text:p>
      <text:p text:style-name="P13"/>
      <text:p text:style-name="P13"/>
      <text:p text:style-name="P13"/>
      <text:p text:style-name="P13"/>
      <text:p text:style-name="P1">Clase 22-08-2006: Ayuda en resolución de ejercicios – qsort<text:span text:style-name="T1">:</text:span></text:p>
      <text:p text:style-name="P13"/>
      <text:p text:style-name="P13"><text:tab/>//Continuación del archivo: ej2a.c</text:p>
      <text:p text:style-name="P13"/>
      <text:p text:style-name="P13"><text:tab/>void verificaYmuestra( <text:tab/>unsigned int * arreglo, </text:p>
      <text:p text:style-name="P13"><text:tab/><text:tab/><text:tab/><text:tab/><text:tab/>unsigned int indiceResultado )</text:p>
      <text:p text:style-name="P13"><text:tab/>{</text:p>
      <text:p text:style-name="P13"><text:tab/> <text:s text:c="7"/>if( indiceResultado == (-1) )</text:p>
      <text:p text:style-name="P13"><text:tab/> <text:s text:c="15"/>printf("\nEL ENTERO SIN SIGNO BUSCADO NO SE ENCUENTRA <text:tab/><text:tab/><text:tab/><text:tab/><text:tab/>EN EL ARREGLO\n" );</text:p>
      <text:p text:style-name="P13"><text:tab/> <text:s text:c="7"/>else if( indiceResultado != (-1) )</text:p>
      <text:p text:style-name="P13"><text:tab/> <text:s text:c="7"/>{</text:p>
      <text:p text:style-name="P13"><text:tab/> <text:s text:c="15"/>printf("\nEL ENTERO SIN SIGNO: %u \n" , </text:p>
      <text:p text:style-name="P13"><text:tab/><text:tab/><text:tab/><text:tab/>arreglo[indiceResultado] );</text:p>
      <text:p text:style-name="P13"><text:tab/> <text:s text:c="15"/>printf("SE ENCUENTRA EN LA POSICIÓN: %u \n" , <text:s/></text:p>
      <text:p text:style-name="P13"><text:tab/><text:tab/><text:tab/><text:tab/>indiceResultado );</text:p>
      <text:p text:style-name="P13"><text:tab/> <text:s text:c="7"/>}</text:p>
      <text:p text:style-name="P13"><text:tab/>}</text:p>
      <text:p text:style-name="P13"/>
      <text:p text:style-name="P13"><text:tab/>/******************** FUNCIÓN PRINCIPAL MAIN ***********************/</text:p>
      <text:p text:style-name="P13"><text:tab/>int main()</text:p>
      <text:p text:style-name="P13"><text:tab/>{</text:p>
      <text:p text:style-name="P13"><text:tab/> <text:s text:c="7"/>printf("INGRESE LA CANTIDAD DE ENTEROS SIN SIGNO QUE</text:p>
      <text:p text:style-name="P13"><text:tab/><text:tab/><text:tab/><text:tab/>CONTENDRÁ EL ARREGLO: \n" );</text:p>
      <text:p text:style-name="P13"><text:tab/> <text:s text:c="7"/>scanf( "%u" , &amp;cuantos );</text:p>
      <text:p text:style-name="P13"><text:tab/> <text:s text:c="7"/>unsigned int arreglo[cuantos];</text:p>
      <text:p text:style-name="P13"><text:tab/> <text:s text:c="7"/>inicializa( arreglo );</text:p>
      <text:p text:style-name="P13"><text:tab/> <text:s text:c="7"/>qsort( arreglo , sizeof(arreglo)/sizeof(arreglo[0]) , sizeof(arreglo[0]) , <text:tab/><text:tab/><text:tab/>compara );</text:p>
      <text:p text:style-name="P13"><text:tab/> <text:s text:c="7"/>printf("EL ARREGLO ORDENADO EN FORMA ASCENDENTE: \n" );</text:p>
      <text:p text:style-name="P13"><text:tab/> <text:s text:c="7"/>exibe( arreglo );</text:p>
      <text:p text:style-name="P13"><text:tab/> <text:s text:c="7"/>printf("INGRESE EL VALOR DEL ENTERO SIN SIGNO QUE DESEA </text:p>
      <text:p text:style-name="P13"><text:tab/><text:tab/><text:tab/><text:tab/>BUSCAR EN EL ARREGLO: \n" );</text:p>
      <text:p text:style-name="P13"><text:tab/> <text:s text:c="7"/>scanf( "%u" , &amp;buscado );</text:p>
      <text:p text:style-name="P13"><text:tab/> <text:s text:c="7"/></text:p>
      <text:p text:style-name="P13"><text:tab/><text:tab/>resultado = mibsearch( arreglo , cuantos , buscado ); </text:p>
      <text:p text:style-name="P13"><text:tab/><text:tab/>// posición en el arreglo ó -1 si no se encuentra</text:p>
      <text:p text:style-name="P13"><text:s text:c="8"/></text:p>
      <text:p text:style-name="P13"><text:tab/><text:tab/>verificaYmuestra( arreglo , resultado ) ;</text:p>
      <text:p text:style-name="P13"><text:tab/> <text:s text:c="7"/>return 0; <text:s text:c="6"/>// informa al entorno finalización correcta</text:p>
      <text:p text:style-name="P13"><text:tab/>}</text:p>
      <text:p text:style-name="P13"><text:tab/>// Fin del archivo: ej2a.c</text:p>
      <text:p text:style-name="P13"/>
      <text:p text:style-name="P13">Que se compila con:<text:tab/><text:span text:style-name="T4">gcc -Wall ej2a.c -o ej2.out</text:span></text:p>
      <text:p text:style-name="P13"/>
      <text:p text:style-name="P13">Y se ejecuta con:<text:tab/><text:tab/><text:span text:style-name="T4">./ej2a.out</text:span></text:p>
      <text:p text:style-name="P7"/>
      <text:p text:style-name="P13"/>
      <text:p text:style-name="P1">Clase 29-08-2006: Historia de internet – TCP/IP<text:span text:style-name="T1">:</text:span></text:p>
      <text:p text:style-name="P2"/>
      <text:list text:style-name="L4">
        <text:list-item>
          <text:p text:style-name="P14"><text:span text:style-name="T4">1965</text:span><text:tab/><text:span text:style-name="T4">Jon Postel</text:span> y otros consideran <text:span text:style-name="T4">multiplexar</text:span> temporalmente el <text:tab/><text:tab/><text:tab/>envío de transmisiones entre computadoras </text:p>
          <text:list>
            <text:list-item>
              <text:list>
                <text:list-item>
                  <text:list>
                    <text:list-item>
                      <text:list>
                        <text:list-header>
                          <text:p text:style-name="P14">(<text:span text:style-name="T4">PACKET MESSAGING)</text:span></text:p>
                        </text:list-header>
                      </text:list>
                    </text:list-item>
                  </text:list>
                </text:list-item>
              </text:list>
            </text:list-item>
          </text:list>
        </text:list-item>
      </text:list>
      <text:p text:style-name="P2"><draw:g text:anchor-type="paragraph" draw:z-index="5" draw:style-name="gr1"><draw:frame draw:style-name="gr16" draw:text-style-name="P15" svg:width="2.31cm" svg:height="0.609cm" svg:x="2.554cm" svg:y="0.882cm"><draw:text-box><text:p text:style-name="P9"><text:span text:style-name="T11">máquina 1</text:span></text:p></draw:text-box></draw:frame><draw:line draw:style-name="gr3" draw:text-style-name="P9" svg:x1="5.38cm" svg:y1="1.173cm" svg:x2="7.906cm" svg:y2="1.173cm"><text:p/></draw:line><draw:line draw:style-name="gr3" draw:text-style-name="P9" svg:x1="5.516cm" svg:y1="0.882cm" svg:x2="5.516cm" svg:y2="1.385cm"><text:p/></draw:line><draw:line draw:style-name="gr3" draw:text-style-name="P9" svg:x1="5.297cm" svg:y1="2.972cm" svg:x2="7.825cm" svg:y2="2.972cm"><text:p/></draw:line><draw:line draw:style-name="gr3" draw:text-style-name="P9" svg:x1="6.655cm" svg:y1="2.681cm" svg:x2="6.655cm" svg:y2="3.184cm"><text:p/></draw:line><draw:line draw:style-name="gr3" draw:text-style-name="P9" svg:x1="7.851cm" svg:y1="2.681cm" svg:x2="7.851cm" svg:y2="3.184cm"><text:p/></draw:line><draw:line draw:style-name="gr3" draw:text-style-name="P9" svg:x1="6.655cm" svg:y1="0.882cm" svg:x2="6.655cm" svg:y2="1.385cm"><text:p/></draw:line><draw:frame draw:style-name="gr17" draw:text-style-name="P15" svg:width="1.114cm" svg:height="0.556cm" svg:x="5.516cm" svg:y="0.3cm"><draw:text-box><text:p text:style-name="P9"><text:span text:style-name="T11">m11</text:span></text:p></draw:text-box></draw:frame><draw:frame draw:style-name="gr17" draw:text-style-name="P15" svg:width="1.116cm" svg:height="0.556cm" svg:x="6.655cm" svg:y="0.3cm"><draw:text-box><text:p text:style-name="P9"><text:span text:style-name="T11">m12</text:span></text:p></draw:text-box></draw:frame><draw:line draw:style-name="gr3" draw:text-style-name="P9" svg:x1="7.851cm" svg:y1="0.882cm" svg:x2="7.851cm" svg:y2="1.385cm"><text:p/></draw:line><draw:line draw:style-name="gr3" draw:text-style-name="P9" svg:x1="5.516cm" svg:y1="2.707cm" svg:x2="5.516cm" svg:y2="3.21cm"><text:p/></draw:line><draw:frame draw:style-name="gr17" draw:text-style-name="P15" svg:width="1.114cm" svg:height="0.556cm" svg:x="5.542cm" svg:y="1.993cm"><draw:text-box><text:p text:style-name="P9"><text:span text:style-name="T11">m22</text:span></text:p></draw:text-box></draw:frame><draw:frame draw:style-name="gr17" draw:text-style-name="P15" svg:width="1.116cm" svg:height="0.556cm" svg:x="6.655cm" svg:y="1.993cm"><draw:text-box><text:p text:style-name="P9"><text:span text:style-name="T11">m21</text:span></text:p></draw:text-box></draw:frame><draw:frame draw:style-name="gr18" draw:text-style-name="P9" svg:width="5.352cm" svg:height="3.805cm" svg:x="10.458cm" svg:y="0.035cm"><draw:text-box><text:p text:style-name="P9"><text:span text:style-name="T12">REFERENCIA</text:span>:</text:p><text:p text:style-name="P9"/><text:p text:style-name="P9"><text:span text:style-name="T11">m12</text:span>: paquete desde <text:span text:style-name="T11">máquina 1</text:span> hacia <text:span text:style-name="T11">máquina 2</text:span></text:p><text:p text:style-name="P9"/><text:p text:style-name="P9"><text:span text:style-name="T11">m21</text:span>:paquete desde <text:span text:style-name="T11">máquina 2</text:span> hacia <text:span text:style-name="T11">máquina 1</text:span></text:p></draw:text-box></draw:frame><draw:frame draw:style-name="gr16" draw:text-style-name="P15" svg:width="2.31cm" svg:height="0.609cm" svg:x="2.609cm" svg:y="2.628cm"><draw:text-box><text:p text:style-name="P9"><text:span text:style-name="T11">máquina 2</text:span></text:p></draw:text-box></draw:frame></draw:g></text:p>
      <text:p text:style-name="P2"/>
      <text:p text:style-name="P2"/>
      <text:p text:style-name="P2"/>
      <text:p text:style-name="P2"/>
      <text:p text:style-name="P2"/>
      <text:p text:style-name="P3"/>
      <text:p text:style-name="P3"/>
      <text:p text:style-name="P3"><text:tab/><text:tab/></text:p>
      <text:p text:style-name="P3"><text:tab/><text:tab/>Se puede mantener una conexión entre varias máquinas siempre y <text:tab/><text:tab/>cuando se pueda disernir desde dónde y hacia dónde se dirige cada <text:tab/><text:tab/>paquete.</text:p>
      <text:p text:style-name="P3"/>
      <text:list text:style-name="L5">
        <text:list-item>
          <text:p text:style-name="P16"><text:span text:style-name="T4">1966</text:span><text:tab/>Prueba exitosa entre el <text:span text:style-name="T4">MIT</text:span> y <text:span text:style-name="T4">UCLA</text:span> (conectan de un extremo al <text:tab/><text:tab/>otro de los Estados Unidos).</text:p>
        </text:list-item>
      </text:list>
      <text:p text:style-name="P3"><text:tab/><text:tab/>El <text:span text:style-name="T4">Departamento de Defensa</text:span> <text:span text:style-name="T4">de los Estados Unidos</text:span> <text:tab/><text:tab/><text:tab/><text:tab/>sponsorea las investigaciones.</text:p>
      <text:p text:style-name="P3"/>
      <text:list text:style-name="L6">
        <text:list-item>
          <text:p text:style-name="P17"><text:span text:style-name="T4">1974</text:span><text:tab/><text:span text:style-name="T4">Bolt</text:span>, <text:span text:style-name="T4">Beranack</text:span> &amp; <text:span text:style-name="T4">Newman</text:span>: <text:span text:style-name="T4">PROTOCOLO TCP/IP (con modelo <text:tab/><text:tab/>de capas)</text:span></text:p>
          <text:p text:style-name="P18"><text:s/></text:p>
        </text:list-item>
        <text:list-item>
          <text:p text:style-name="P18">1975<text:tab/>Berkeley<text:span text:style-name="T5"> es comisionada para </text:span>implementar el PROTOCOLO <text:tab/><text:tab/><text:tab/>TCP/IP</text:p>
          <text:p text:style-name="P18"><text:s/></text:p>
        </text:list-item>
        <text:list-item>
          <text:p text:style-name="P18">1982<text:tab/>Sale BSD 3.0 con TCP/IP <text:span text:style-name="T5">y nace la </text:span>ARPANET</text:p>
          <text:p text:style-name="P18"><text:s/></text:p>
        </text:list-item>
        <text:list-item>
          <text:p text:style-name="P18">1992<text:tab/>Desaparece ARPANET y nace INTERNET</text:p>
          <text:p text:style-name="P18"><text:s/></text:p>
        </text:list-item>
      </text:list>
      <text:p text:style-name="P2">¿Qué es un protocolo?</text:p>
      <text:p text:style-name="P2"/>
      <text:p text:style-name="P3">Son <text:span text:style-name="T4">normas y reglas</text:span> para la <text:span text:style-name="T4">comunicación e intercambio</text:span> de la <text:span text:style-name="T4">información</text:span>.</text:p>
      <text:p text:style-name="P3">También <text:span text:style-name="T4">diremos protocolo a su implementación</text:span>: todos los <text:span text:style-name="T4">módulos y demás cosas</text:span> <text:span text:style-name="T4">del sistema operativo</text:span> <text:span text:style-name="T4">que hacen que funcione</text:span>.</text:p>
      <text:p text:style-name="P3">EL <text:span text:style-name="T4">protocolo es para comunicar dos PROCESOS.</text:span></text:p>
      <text:p text:style-name="P3"/>
      <text:p text:style-name="P3">Necesitamos:</text:p>
      <text:p text:style-name="P2"/>
      <text:p text:style-name="P3"><text:span text:style-name="T4">a)</text:span> <text:tab/><text:span text:style-name="T4">Un medio físico</text:span></text:p>
      <text:p text:style-name="P2">b) <text:tab/>Un protocolo COMÚN que ofresca:<text:span text:style-name="T5"> un </text:span>ESPACIO DE NOMBRES <text:s text:c="3"/></text:p>
      <text:p text:style-name="P2"><text:tab/><text:tab/>(DIRECCIONES)</text:p>
      <text:p text:style-name="P2"/>
      <text:p text:style-name="P3"/>
      <text:p text:style-name="P1">Clase 29-08-2006: Historia de internet – TCP/IP<text:span text:style-name="T1">:</text:span></text:p>
      <text:p text:style-name="P2"/>
      <text:p text:style-name="P2">TCP/IP usa como espacio de direcciones 2 números<text:span text:style-name="T5">:</text:span></text:p>
      <text:list text:style-name="L7">
        <text:list-header>
          <text:p text:style-name="P19"/>
        </text:list-header>
        <text:list-item>
          <text:p text:style-name="P20"><text:span text:style-name="T4">Un entero de 32 bits </text:span>llamado <text:span text:style-name="T4">DIRECCIÓN IP (IP ADDRESS)</text:span></text:p>
          <text:p text:style-name="P19">que denota a la COMPUTADORA (HOST)</text:p>
          <text:p text:style-name="P19"><text:s/></text:p>
        </text:list-item>
        <text:list-item>
          <text:p text:style-name="P19">Un entero de 16 bits <text:span text:style-name="T5">llamado </text:span>PUERTO (PORT) que denota a UN PROCESO DENTRO DE UN HOST</text:p>
        </text:list-item>
      </text:list>
      <text:p text:style-name="P2"/>
      <text:p text:style-name="P2">Analogía: <text:span text:style-name="T5">Comparando con un EDIFICIO DE DEPARTAMENTOS:</text:span></text:p>
      <text:list text:style-name="L8">
        <text:list-item>
          <text:p text:style-name="P21">LA <text:span text:style-name="T4">DIRECCIÓN o el TELÉFONO DEL EDIFICIO</text:span> sería la <text:span text:style-name="T4">IP</text:span></text:p>
        </text:list-item>
        <text:list-item>
          <text:p text:style-name="P21">EL <text:span text:style-name="T4">NÚMERO DE DEPARTAMENTO o el INTERNO TELEFÓNICO</text:span> sería el<text:span text:style-name="T4">PORT</text:span></text:p>
        </text:list-item>
      </text:list>
      <text:p text:style-name="P3"/>
      <text:p text:style-name="P3">Las <text:span text:style-name="T4">IP Address</text:span> se acostumbran a dar así:</text:p>
      <text:p text:style-name="P3"/>
      <text:p text:style-name="P3"><text:tab/><text:span text:style-name="T4">200.3.123.98<text:tab/>(eva_fceia_unr.edu.ar)</text:span> </text:p>
      <text:p text:style-name="P3"/>
      <text:p text:style-name="P3">¿Qué significa?</text:p>
      <text:p text:style-name="P3"><draw:g text:anchor-type="paragraph" draw:z-index="6" draw:style-name="gr1"><draw:g draw:style-name="gr6"><draw:frame draw:style-name="gr19" draw:text-style-name="P15" svg:width="1.747cm" svg:height="0.715cm" svg:x="1.178cm" svg:y="1.684cm"><draw:text-box><text:p text:style-name="P9"><text:span text:style-name="T11">200</text:span></text:p></draw:text-box></draw:frame><draw:frame draw:style-name="gr19" draw:text-style-name="P15" svg:width="1.747cm" svg:height="0.715cm" svg:x="2.925cm" svg:y="1.684cm"><draw:text-box><text:p text:style-name="P9"><text:span text:style-name="T11">3</text:span></text:p></draw:text-box></draw:frame><draw:frame draw:style-name="gr19" draw:text-style-name="P15" svg:width="1.747cm" svg:height="0.715cm" svg:x="4.671cm" svg:y="1.684cm"><draw:text-box><text:p text:style-name="P9"><text:span text:style-name="T11">123</text:span></text:p></draw:text-box></draw:frame><draw:frame draw:style-name="gr19" draw:text-style-name="P15" svg:width="1.747cm" svg:height="0.715cm" svg:x="6.417cm" svg:y="1.684cm"><draw:text-box><text:p text:style-name="P9"><text:span text:style-name="T11">98</text:span></text:p></draw:text-box></draw:frame><draw:line draw:style-name="gr8" draw:text-style-name="P9" svg:x1="3.004cm" svg:y1="2.743cm" svg:x2="4.724cm" svg:y2="2.743cm"><text:p/></draw:line><draw:line draw:style-name="gr8" draw:text-style-name="P9" svg:x1="1.152cm" svg:y1="2.716cm" svg:x2="2.872cm" svg:y2="2.716cm"><text:p/></draw:line><draw:line draw:style-name="gr8" draw:text-style-name="P9" svg:x1="4.724cm" svg:y1="2.743cm" svg:x2="6.444cm" svg:y2="2.743cm"><text:p/></draw:line><draw:line draw:style-name="gr8" draw:text-style-name="P9" svg:x1="6.444cm" svg:y1="2.743cm" svg:x2="8.164cm" svg:y2="2.743cm"><text:p/></draw:line><draw:frame draw:style-name="gr10" draw:text-style-name="P15" svg:width="1.297cm" svg:height="0.583cm" svg:x="1.337cm" svg:y="2.981cm"><draw:text-box><text:p text:style-name="P9"><text:span text:style-name="T11">1 byte</text:span></text:p></draw:text-box></draw:frame><draw:frame draw:style-name="gr10" draw:text-style-name="P15" svg:width="1.297cm" svg:height="0.583cm" svg:x="3.11cm" svg:y="2.981cm"><draw:text-box><text:p text:style-name="P9"><text:span text:style-name="T11">1 byte</text:span></text:p></draw:text-box></draw:frame><draw:frame draw:style-name="gr10" draw:text-style-name="P15" svg:width="1.297cm" svg:height="0.583cm" svg:x="6.629cm" svg:y="3.06cm"><draw:text-box><text:p text:style-name="P9"><text:span text:style-name="T11">1 byte</text:span></text:p></draw:text-box></draw:frame><draw:frame draw:style-name="gr10" draw:text-style-name="P15" svg:width="1.297cm" svg:height="0.583cm" svg:x="4.883cm" svg:y="3.034cm"><draw:text-box><text:p text:style-name="P9"><text:span text:style-name="T11">1 byte</text:span></text:p></draw:text-box></draw:frame></draw:g><draw:line draw:style-name="gr8" draw:text-style-name="P9" svg:x1="1.311cm" svg:y1="1.129cm" svg:x2="7.952cm" svg:y2="1.129cm"><text:p/></draw:line><draw:frame draw:style-name="gr7" draw:text-style-name="P15" svg:width="1.588cm" svg:height="0.556cm" svg:x="3.904cm" svg:y="0.335cm"><draw:text-box><text:p text:style-name="P9"><text:span text:style-name="T11">32 bits</text:span></text:p></draw:text-box></draw:frame><draw:frame draw:style-name="gr20" draw:text-style-name="P22" svg:width="7.938cm" svg:height="0.609cm" svg:x="8.878cm" svg:y="1.843cm"><draw:text-box><text:p><text:span text:style-name="T11">SIEMPRE EN FORMATO </text:span><text:span text:style-name="T12">BIG ENDIAN</text:span></text:p></draw:text-box></draw:frame></draw:g></text:p>
      <text:p text:style-name="P3"/>
      <text:p text:style-name="P3"/>
      <text:p text:style-name="P3"/>
      <text:p text:style-name="P3"/>
      <text:p text:style-name="P3"/>
      <text:p text:style-name="P3"/>
      <text:p text:style-name="P3"/>
      <text:p text:style-name="P3">Ahora, por lo general, <text:span text:style-name="T4">los host se agrupan en</text:span> <text:span text:style-name="T4">REDES LOCALES (LANs)</text:span> </text:p>
      <text:p text:style-name="P3"><text:tab/>Analogía con las <text:span text:style-name="T4">CENTRALES TELEFÓNICAS</text:span>:</text:p>
      <text:list text:style-name="L9">
        <text:list-item>
          <text:p text:style-name="P23">Un <text:span text:style-name="T4">interno en un departamento</text:span>:<text:tab/><text:tab/><text:tab/><text:span text:style-name="T4">(0341) 437-1234</text:span></text:p>
        </text:list-item>
        <text:list-item>
          <text:p text:style-name="P23">Otro <text:span text:style-name="T4">interno en el mismo departamento</text:span>:<text:tab/><text:span text:style-name="T4">(0341) 437-0381</text:span></text:p>
        </text:list-item>
      </text:list>
      <text:p text:style-name="P3"/>
      <text:p text:style-name="P3">En una <text:span text:style-name="T4">LAN necesitamos algo parecido a una CENTRAL TELEFÓNICA.</text:span></text:p>
      <text:p text:style-name="P2">Necesitamos PARTIR LAS IP ADDRESS:</text:p>
      <text:p text:style-name="P3"><draw:g text:anchor-type="paragraph" draw:z-index="7" draw:style-name="gr1"><draw:frame draw:style-name="gr21" draw:text-style-name="P9" svg:width="2.223cm" svg:height="1.165cm" svg:x="1.76cm" svg:y="1.42cm"><draw:text-box><text:p text:style-name="P9"/><text:p text:style-name="P9"><text:span text:style-name="T11">LAN</text:span></text:p></draw:text-box></draw:frame><draw:frame draw:style-name="gr21" svg:width="5.98cm" svg:height="1.165cm" svg:x="3.983cm" svg:y="1.42cm"><draw:text-box><text:p/><text:p><text:tab/><text:tab/><text:tab/><text:span text:style-name="T11">HOST</text:span></text:p></draw:text-box></draw:frame><draw:frame draw:style-name="gr10" draw:text-style-name="P22" svg:width="1.403cm" svg:height="0.583cm" svg:x="2.078cm" svg:y="0.6cm"><draw:text-box><text:p text:style-name="P9"><text:span text:style-name="T11">1 byte</text:span></text:p></draw:text-box></draw:frame><draw:frame draw:style-name="gr10" draw:text-style-name="P15" svg:width="1.615cm" svg:height="0.583cm" svg:x="4.353cm" svg:y="0.6cm"><draw:text-box><text:p text:style-name="P9"><text:span text:style-name="T11">1 byte</text:span></text:p></draw:text-box></draw:frame><draw:frame draw:style-name="gr7" draw:text-style-name="P15" svg:width="1.456cm" svg:height="0.556cm" svg:x="6.179cm" svg:y="0.6cm"><draw:text-box><text:p text:style-name="P9"><text:span text:style-name="T11">1 byte</text:span></text:p></draw:text-box></draw:frame><draw:frame draw:style-name="gr10" draw:text-style-name="P22" svg:width="1.377cm" svg:height="0.583cm" svg:x="8.189cm" svg:y="0.626cm"><draw:text-box><text:p text:style-name="P9"><text:span text:style-name="T11">1 byte</text:span></text:p></draw:text-box></draw:frame><draw:line draw:style-name="gr8" draw:text-style-name="P9" svg:x1="1.76cm" svg:y1="3.034cm" svg:x2="9.909cm" svg:y2="3.034cm"><text:p/></draw:line><draw:frame draw:style-name="gr20" draw:text-style-name="P15" svg:width="2.541cm" svg:height="0.609cm" svg:x="4.406cm" svg:y="3.219cm"><draw:text-box><text:p text:style-name="P9"><text:span text:style-name="T11">32 bits</text:span></text:p></draw:text-box></draw:frame><draw:line draw:style-name="gr3" draw:text-style-name="P9" svg:x1="4.009cm" svg:y1="0.52cm" svg:x2="4.009cm" svg:y2="1.208cm"><text:p/></draw:line><draw:line draw:style-name="gr3" draw:text-style-name="P9" svg:x1="5.967cm" svg:y1="0.494cm" svg:x2="5.967cm" svg:y2="1.182cm"><text:p/></draw:line><draw:line draw:style-name="gr3" draw:text-style-name="P9" svg:x1="7.872cm" svg:y1="0.54cm" svg:x2="7.872cm" svg:y2="1.228cm"><text:p/></draw:line></draw:g></text:p>
      <text:p text:style-name="P3"/>
      <text:p text:style-name="P3"/>
      <text:p text:style-name="P3"/>
      <text:p text:style-name="P3"/>
      <text:p text:style-name="P3"/>
      <text:p text:style-name="P3"/>
      <text:p text:style-name="P3"/>
      <text:p text:style-name="P3"/>
      <text:p text:style-name="P2">Según donde se ubique la partición de la IP ADDRESS <text:span text:style-name="T5">tendremos para elegir:</text:span></text:p>
      <text:list text:style-name="L10">
        <text:list-item>
          <text:p text:style-name="P24"><text:span text:style-name="T4">POCAS REDES LANs</text:span> con <text:span text:style-name="T4">MUCHOS HOSTs</text:span></text:p>
        </text:list-item>
        <text:list-item>
          <text:p text:style-name="P24"><text:span text:style-name="T4">MUCHAS REDES LANs</text:span> con <text:span text:style-name="T4">POCOS HOSTs</text:span></text:p>
        </text:list-item>
      </text:list>
      <text:p text:style-name="P1">Clase 29-08-2006: Historia de internet – TCP/IP<text:span text:style-name="T1">:</text:span></text:p>
      <text:p text:style-name="P2"/>
      <text:p text:style-name="P3">No vamos a partir así <text:span text:style-name="T4">LAS IP ADDRESS</text:span> sino que usaremos: </text:p>
      <text:p text:style-name="P2"><text:tab/><text:tab/><text:tab/><text:tab/><text:span text:style-name="T13">CATEGORÍAS DE REDES</text:span></text:p>
      <table:table table:name="Tabla1" table:style-name="Tabla1">
        <table:table-column table:style-name="Tabla1.A" table:number-columns-repeated="3"/>
        <table:table-column table:style-name="Tabla1.D"/>
        <table:table-header-rows>
          <table:table-row>
            <table:table-cell table:style-name="Tabla1.A1" office:value-type="string">
              <text:p text:style-name="Table_20_Heading">CLASE O CATEGORÍA</text:p>
            </table:table-cell>
            <table:table-cell table:style-name="Tabla1.A1" office:value-type="string">
              <text:p text:style-name="Table_20_Heading">LAN</text:p>
            </table:table-cell>
            <table:table-cell table:style-name="Tabla1.A1" office:value-type="string">
              <text:p text:style-name="Table_20_Heading">HOST</text:p>
            </table:table-cell>
            <table:table-cell table:style-name="Tabla1.D1" office:value-type="string">
              <text:p text:style-name="Table_20_Heading">VALOR DEL 1º BYTE</text:p>
              <text:p text:style-name="Table_20_Heading">EN DECIMAL</text:p>
            </table:table-cell>
          </table:table-row>
        </table:table-header-rows>
        <table:table-row>
          <table:table-cell table:style-name="Tabla1.A2" office:value-type="string">
            <text:p text:style-name="P25">A</text:p>
          </table:table-cell>
          <table:table-cell table:style-name="Tabla1.A2" office:value-type="string">
            <text:p text:style-name="P25">8 BITS</text:p>
            <text:p text:style-name="P25">1º BYTE</text:p>
          </table:table-cell>
          <table:table-cell table:style-name="Tabla1.A2" office:value-type="string">
            <text:p text:style-name="P25">24 BITS</text:p>
            <text:p text:style-name="P25">2º, 3º Y 4º BYTE</text:p>
          </table:table-cell>
          <table:table-cell table:style-name="Tabla1.D2" office:value-type="string">
            <text:p text:style-name="P25">1 – 127 </text:p>
          </table:table-cell>
        </table:table-row>
        <table:table-row>
          <table:table-cell table:style-name="Tabla1.A2" office:value-type="string">
            <text:p text:style-name="P25">B</text:p>
          </table:table-cell>
          <table:table-cell table:style-name="Tabla1.A2" office:value-type="string">
            <text:p text:style-name="P25">16 BITS</text:p>
            <text:p text:style-name="P25">1º Y 2º BYTES</text:p>
          </table:table-cell>
          <table:table-cell table:style-name="Tabla1.A2" office:value-type="string">
            <text:p text:style-name="P25">16 BITS</text:p>
            <text:p text:style-name="P25">3º Y 4º BYTES</text:p>
          </table:table-cell>
          <table:table-cell table:style-name="Tabla1.D2" office:value-type="string">
            <text:p text:style-name="P25">128 – 191 </text:p>
          </table:table-cell>
        </table:table-row>
        <table:table-row>
          <table:table-cell table:style-name="Tabla1.A2" office:value-type="string">
            <text:p text:style-name="P25">C</text:p>
          </table:table-cell>
          <table:table-cell table:style-name="Tabla1.A2" office:value-type="string">
            <text:p text:style-name="P25">24 BITS</text:p>
            <text:p text:style-name="P25">1º, 2º Y 3º BYTES</text:p>
          </table:table-cell>
          <table:table-cell table:style-name="Tabla1.A2" office:value-type="string">
            <text:p text:style-name="P25">8 BITS</text:p>
            <text:p text:style-name="P25">4º BYTE</text:p>
          </table:table-cell>
          <table:table-cell table:style-name="Tabla1.D2" office:value-type="string">
            <text:p text:style-name="P25">192 – 223</text:p>
          </table:table-cell>
        </table:table-row>
        <table:table-row>
          <table:table-cell table:style-name="Tabla1.A2" office:value-type="string">
            <text:p text:style-name="P25">D</text:p>
          </table:table-cell>
          <table:table-cell table:style-name="Tabla1.A2" office:value-type="string">
            <text:p text:style-name="P25">---</text:p>
          </table:table-cell>
          <table:table-cell table:style-name="Tabla1.A2" office:value-type="string">
            <text:p text:style-name="P25">MULTICAST</text:p>
          </table:table-cell>
          <table:table-cell table:style-name="Tabla1.D2" office:value-type="string">
            <text:p text:style-name="P25">224 – 239</text:p>
          </table:table-cell>
        </table:table-row>
        <table:table-row>
          <table:table-cell table:style-name="Tabla1.A2" office:value-type="string">
            <text:p text:style-name="P25">E</text:p>
          </table:table-cell>
          <table:table-cell table:style-name="Tabla1.A2" office:value-type="string">
            <text:p text:style-name="P25">---</text:p>
          </table:table-cell>
          <table:table-cell table:style-name="Tabla1.A2" office:value-type="string">
            <text:p text:style-name="P25">EXPERIMENTAL</text:p>
          </table:table-cell>
          <table:table-cell table:style-name="Tabla1.D2" office:value-type="string">
            <text:p text:style-name="P25">240 – 255 </text:p>
          </table:table-cell>
        </table:table-row>
      </table:table>
      <text:p text:style-name="P2"/>
      <text:p text:style-name="P2"><text:span text:style-name="T13">MODELO DE CAPAS</text:span>:</text:p>
      <text:p text:style-name="P2">Los que se comunican son procesos, entre distintos host</text:p>
      <text:p text:style-name="P2"><draw:g text:anchor-type="paragraph" draw:z-index="8" draw:style-name="gr1"><draw:line draw:style-name="gr3" draw:text-style-name="P9" svg:x1="0.172cm" svg:y1="4.002cm" svg:x2="16.285cm" svg:y2="4.002cm"><text:p/></draw:line><draw:line draw:style-name="gr3" draw:text-style-name="P9" svg:x1="0.172cm" svg:y1="9.665cm" svg:x2="16.259cm" svg:y2="9.665cm"><text:p/></draw:line><draw:line draw:style-name="gr3" draw:text-style-name="P9" svg:x1="0.146cm" svg:y1="11.914cm" svg:x2="16.418cm" svg:y2="11.914cm"><text:p/></draw:line><draw:g draw:style-name="gr6"><draw:frame draw:style-name="gr22" svg:width="2.144cm" svg:height="0.519cm" svg:x="2.421cm" svg:y="0.272cm"><draw:text-box><text:p>PROCESO</text:p></draw:text-box></draw:frame><draw:line draw:style-name="gr23" draw:text-style-name="P9" svg:x1="0.305cm" svg:y1="1.886cm" svg:x2="16.418cm" svg:y2="1.886cm"><text:p/></draw:line><draw:frame draw:style-name="gr24" draw:text-style-name="P15" svg:width="6.457cm" svg:height="0.98cm" svg:x="9.671cm" svg:y="0.166cm"><draw:text-box><text:p text:style-name="P9"><text:span text:style-name="T11">ESPACIO DE USUARIO</text:span></text:p></draw:text-box></draw:frame><draw:frame draw:style-name="gr25" draw:text-style-name="P15" svg:width="10.849cm" svg:height="0.636cm" svg:x="5.649cm" svg:y="2.653cm"><draw:text-box><text:p text:style-name="P9"><text:span text:style-name="T11">SISTEMA OPERATIVO – ESPACIO DE NÚCLEO</text:span></text:p></draw:text-box></draw:frame><draw:frame draw:style-name="gr26" draw:text-style-name="P9" svg:width="2.911cm" svg:height="0.821cm" svg:x="0.834cm" svg:y="4.717cm"><draw:text-box><text:p text:style-name="P9">TCP</text:p></draw:text-box></draw:frame><draw:frame draw:style-name="gr27" draw:text-style-name="P9" svg:width="2.779cm" svg:height="1.033cm" svg:x="5.147cm" svg:y="4.637cm"><draw:text-box><text:p text:style-name="P9">UDP</text:p></draw:text-box></draw:frame><draw:frame draw:style-name="gr28" draw:text-style-name="P15" svg:width="6.748cm" svg:height="0.927cm" svg:x="9.248cm" svg:y="4.532cm"><draw:text-box><text:p text:style-name="P9"><text:span text:style-name="T11">CAPA DE TRANSPORTE</text:span></text:p></draw:text-box></draw:frame><draw:line draw:style-name="gr3" draw:text-style-name="P9" svg:x1="0.278cm" svg:y1="6.199cm" svg:x2="16.179cm" svg:y2="6.199cm"><text:p/></draw:line><draw:line draw:style-name="gr3" draw:text-style-name="P9" svg:x1="4.485cm" svg:y1="4.002cm" svg:x2="4.485cm" svg:y2="6.198cm"><text:p/></draw:line><draw:line draw:style-name="gr8" draw:text-style-name="P9" svg:x1="3.48cm" svg:y1="0.748cm" svg:x2="3.48cm" svg:y2="4.002cm"><text:p/></draw:line><draw:frame draw:style-name="gr29" svg:width="1.244cm" svg:height="0.519cm" svg:x="3.612cm" svg:y="1.119cm"><draw:text-box><text:p>socket</text:p></draw:text-box></draw:frame><draw:frame draw:style-name="gr30" draw:text-style-name="P9" svg:width="2.885cm" svg:height="2.624cm" svg:x="0.49cm" svg:y="6.939cm"><draw:text-box><text:p text:style-name="P9"><text:span text:style-name="T12">EJEMPLO</text:span>:</text:p><text:p text:style-name="P9">PERMITE DISERNIR</text:p><text:p text:style-name="P9">CUÁL PLACA </text:p><text:p text:style-name="P9">USAR</text:p></draw:text-box></draw:frame><draw:frame draw:style-name="gr31" draw:text-style-name="P9" svg:width="4.948cm" svg:height="1.324cm" svg:x="4.829cm" svg:y="7.336cm"><draw:text-box><text:p text:style-name="P9">INTERNET PROTOCOL</text:p></draw:text-box></draw:frame><draw:frame draw:style-name="gr32" draw:text-style-name="P15" svg:width="5.742cm" svg:height="1.138cm" svg:x="10.544cm" svg:y="7.31cm"><draw:text-box><text:p text:style-name="P9"><text:span text:style-name="T11">CAPA DE RED (IP)</text:span></text:p></draw:text-box></draw:frame><draw:frame draw:style-name="gr33" draw:text-style-name="P9" svg:width="2.594cm" svg:height="1.059cm" svg:x="5.649cm" svg:y="10.061cm"><draw:text-box><text:p text:style-name="P9">DRIVERS</text:p></draw:text-box></draw:frame><draw:frame draw:style-name="gr34" draw:text-style-name="P15" svg:width="4.816cm" svg:height="1.244cm" svg:x="10.835cm" svg:y="10.247cm"><draw:text-box><text:p text:style-name="P9"><text:span text:style-name="T11">CAPA DE ENLACE</text:span></text:p></draw:text-box></draw:frame><draw:frame draw:style-name="gr24" draw:text-style-name="P9" svg:width="3.202cm" svg:height="0.98cm" svg:x="5.702cm" svg:y="12.363cm"><draw:text-box><text:p text:style-name="P9">HARDWARE</text:p></draw:text-box></draw:frame><draw:frame draw:style-name="gr35" draw:text-style-name="P15" svg:width="5.16cm" svg:height="1.43cm" svg:x="11.153cm" svg:y="12.443cm"><draw:text-box><text:p text:style-name="P9"><text:span text:style-name="T11">CAPA FÍSICA</text:span></text:p></draw:text-box></draw:frame></draw:g></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Clase 29-08-2006: Historia de internet – TCP/IP<text:span text:style-name="T1">:</text:span></text:p>
      <text:p text:style-name="P2"/>
      <text:p text:style-name="P3">El <text:span text:style-name="T4">PROTOCOLO TCP/IP NÓ TIENE 7 CAPAS COMO EL MODELO OSI SINÓ QUE TIENE 4 CAPAS.</text:span></text:p>
      <text:p text:style-name="P2"/>
      <text:p text:style-name="P3">El <text:span text:style-name="T4">socket</text:span> es una <text:span text:style-name="T4">abstracción</text:span> que <text:span text:style-name="T4">permite</text:span> en principio <text:span text:style-name="T4">a un proceso comunicarse con la implementación del PROTOCOLO EN LA CAPA DE TRANSPORTE ELIGIENDO USAR TCP O UDP.</text:span></text:p>
      <text:p text:style-name="P2"/>
      <text:p text:style-name="P2"><text:tab/>127.0.0.1<text:tab/><text:tab/>Denota la IP ADDRESS DE LA PROPIA <text:tab/><text:tab/><text:tab/><text:tab/><text:tab/><text:tab/>COMPUTADORA</text:p>
      <text:p text:style-name="P2"/>
      <text:p text:style-name="P2">¿Por qué 2 SUB-PROTOCOLOS?</text:p>
      <text:p text:style-name="P3"/>
      <text:p text:style-name="P1">TCP: TRANSMISION CONTROL PROTOCOL</text:p>
      <text:p text:style-name="P2"><text:span text:style-name="T5">Es un </text:span>protocolo “seguro”<text:span text:style-name="T5">: </text:span>garantiza<text:span text:style-name="T5"> que hace el </text:span>máximo esfuerzo para evitar la DUPLICACIÓN DE PAQUETES, la DESAPARICIÓN DE PAQUETES y también SU CORRUPCIÓN.</text:p>
      <text:p text:style-name="P3">Por esto, <text:span text:style-name="T4">TCP es un protocolo ORIENTADO A SESIÓN.</text:span></text:p>
      <text:p text:style-name="P2"/>
      <text:p text:style-name="P1">UDP: UNIVERSAL DATAGRAM PROTOCOL</text:p>
      <text:p text:style-name="P3"><text:span text:style-name="T4">Garantiza que NO HARÁ NADA PARA REMEDIAR ESTOS INCONVENIENTES</text:span>.</text:p>
      <text:p text:style-name="Standard"><text:span text:style-name="T3">Por esto, </text:span><text:span text:style-name="T2">UDP está ORIENTADO A PACKETS</text:span><text:span text:style-name="T3">.</text:span></text:p>
      <text:p text:style-name="P3"><text:span text:style-name="T4">En la práctica, UDP es muy seguro</text:span>.</text:p>
      <text:p text:style-name="P3"/>
      <text:p text:style-name="P3"><text:span text:style-name="T14">Socket</text:span>: La <text:span text:style-name="T4">implementación que permite ver protocolos, no sólo TCP/IP, a un proceso.</text:span></text:p>
      <text:p text:style-name="P2"/>
      <text:p text:style-name="P2"><text:span text:style-name="T13">Ejemplos</text:span>: Veremos que pasará lo mismo que con los DESCRIPTORES DE ARCHIVOS: <text:span text:style-name="T13">un SOCKET es UN VALOR ENTERO</text:span></text:p>
      <text:p text:style-name="P2"/>
      <text:p text:style-name="P2">Para poder usarlos se deben incluir los siguientes archivos de cabecera:</text:p>
      <text:p text:style-name="P2"><text:tab/>#include &lt;sys/types.h&gt;</text:p>
      <text:p text:style-name="P2"><text:tab/>#include &lt;sys/socket.h&gt;</text:p>
      <text:p text:style-name="P2"/>
      <text:list text:style-name="L11">
        <text:list-item>
          <text:p text:style-name="P26">Creación de un socket<text:span text:style-name="T5"> para el </text:span>PROTOCOLO TCP/IP con el </text:p>
          <text:p text:style-name="P26">SUB-PROTOCOLO TCP:</text:p>
        </text:list-item>
      </text:list>
      <text:p text:style-name="P2"/>
      <text:p text:style-name="P2"><text:tab/>int sock;</text:p>
      <text:p text:style-name="P2"><text:tab/>sock = socket( PF_INET, SOCK_STREAM, 0);</text:p>
      <text:p text:style-name="P2"><text:tab/>if( sock &lt; 0 ) error;</text:p>
      <text:p text:style-name="P2"/>
      <text:p text:style-name="P2"><text:tab/>/* <text:tab/>PF_INET<text:tab/><text:tab/>significa PROTOCOL FAMILY INTERNET</text:p>
      <text:p text:style-name="P2"><text:tab/>** <text:tab/>SOCK_STREAM<text:tab/> <text:s text:c="4"/>“ <text:s text:c="7"/>SUBPROTOCOL TCP</text:p>
      <text:p text:style-name="P2"><text:tab/>*/</text:p>
      <text:p text:style-name="P2"/>
      <text:p text:style-name="P1">Clase 29-08-2006: Historia de internet – TCP/IP<text:span text:style-name="T1">:</text:span></text:p>
      <text:p text:style-name="P2"/>
      <text:list text:style-name="L12">
        <text:list-item>
          <text:p text:style-name="P27">Creación de un socket <text:span text:style-name="T5">para el </text:span>PROTOCOLO TCP/IP con el</text:p>
          <text:p text:style-name="P27">SUB-PROTOCOLO UDP</text:p>
        </text:list-item>
      </text:list>
      <text:p text:style-name="P2"><text:tab/></text:p>
      <text:p text:style-name="P2"><text:tab/>int sock;</text:p>
      <text:p text:style-name="P2"><text:tab/>sock = socket( PF_INET, SOCK_DGRAM, 0);</text:p>
      <text:p text:style-name="P2"/>
      <text:p text:style-name="P2"><text:tab/>/* <text:tab/>PF_INET<text:tab/><text:tab/>significa PROTOCOL FAMILY INTERNET</text:p>
      <text:p text:style-name="P2"><text:tab/>** <text:tab/>SOCK_DGRAM<text:tab/> <text:s text:c="4"/>“ <text:s text:c="7"/>SUBPROTOCOL UDP</text:p>
      <text:p text:style-name="P2"><text:tab/>*/</text:p>
      <text:p text:style-name="P2"/>
      <text:p text:style-name="P2">Para ampliar la información se recomienda leer obligatoriamente la página del manual en línea de comandos:<text:tab/>man socket</text:p>
      <text:p text:style-name="P2"/>
      <text:p text:style-name="P2">Un socket se debe cerrar, luego de usarlo, y para ello se utiliza:</text:p>
      <text:p text:style-name="P2"><text:tab/>close(sock);</text:p>
      <text:p text:style-name="P2"/>
      <text:p text:style-name="P2">Un socket cerrado no se puede usar.</text:p>
      <text:p text:style-name="P2"/>
      <text:p text:style-name="P3"><text:span text:style-name="T14">Vamos a poder usar como archivo un socket TCP</text:span>. </text:p>
      <text:p text:style-name="P2"/>
      <text:p text:style-name="P2">¿Cómo usar un socket?</text:p>
      <text:p text:style-name="P2"/>
      <text:p text:style-name="P3">Depende del <text:span text:style-name="T4">SUB-PROTOCOLO.</text:span></text:p>
      <text:p text:style-name="Standard"><text:span text:style-name="T3">Se sigue los lineamientos del </text:span><text:span text:style-name="T2">MODELO CLIENTE/SERVIDOR</text:span><text:span text:style-name="T3"> </text:span><text:span text:style-name="T2">(CLIENT/SERVER).</text:span></text:p>
      <text:p text:style-name="P3"/>
      <text:p text:style-name="Standard"><text:span text:style-name="T3">Un </text:span><text:span text:style-name="T2">PAR CLIENT/SERVER</text:span><text:span text:style-name="T3"> es un </text:span><text:span text:style-name="T2">PAR DE PROCESOS QUE SE COMUNICAN ENTRE SÍ. </text:span></text:p>
      <text:p text:style-name="P28"/>
      <text:p text:style-name="P3">La única diferencia entre ambos (desde nuestro punto de vista), es que la: </text:p>
      <text:p text:style-name="P3"/>
      <text:p text:style-name="P7"><text:span text:style-name="T13">PRIMERA ACCIÓN</text:span> <text:span text:style-name="T5">del </text:span><text:span text:style-name="T13">SERVIDOR</text:span><text:span text:style-name="T15"> es </text:span><text:span text:style-name="T13">ESPERAR</text:span> <text:span text:style-name="T5">un </text:span>contacto<text:span text:style-name="T5">, mientras que la </text:span></text:p>
      <text:p text:style-name="P29"/>
      <text:p text:style-name="P7"><text:span text:style-name="T13">PRIMERA ACCIÓN</text:span><text:span text:style-name="T5"> del </text:span><text:span text:style-name="T13">CLIENTE</text:span><text:span text:style-name="T5"> es </text:span><text:span text:style-name="T13">INICIAR</text:span><text:span text:style-name="T5"> ese </text:span>contacto<text:span text:style-name="T5">.</text:span><text:span text:style-name="T1"> </text:span></text:p>
      <text:p text:style-name="P2"/>
      <table:table table:name="Tabla2" table:style-name="Tabla2">
        <table:table-column table:style-name="Tabla2.A"/>
        <table:table-column table:style-name="Tabla2.B"/>
        <table:table-header-rows>
          <table:table-row>
            <table:table-cell table:style-name="Tabla2.A1" table:number-columns-spanned="2" office:value-type="string">
              <text:p text:style-name="P30">PROCESO</text:p>
            </table:table-cell>
            <table:covered-table-cell/>
          </table:table-row>
        </table:table-header-rows>
        <table:table-row>
          <table:table-cell table:style-name="Tabla2.A2" office:value-type="string">
            <text:p text:style-name="P25">SERVIDOR</text:p>
          </table:table-cell>
          <table:table-cell table:style-name="Tabla2.B2" office:value-type="string">
            <text:p text:style-name="P25">CLIENTE</text:p>
          </table:table-cell>
        </table:table-row>
        <table:table-row>
          <table:table-cell table:style-name="Tabla2.A2" office:value-type="string">
            <text:p text:style-name="P25">ESPERA</text:p>
          </table:table-cell>
          <table:table-cell table:style-name="Tabla2.B2" office:value-type="string">
            <text:p text:style-name="P25">INICIA</text:p>
          </table:table-cell>
        </table:table-row>
      </table:table>
      <text:p text:style-name="P2"/>
      <text:p text:style-name="P3">Esto es <text:span text:style-name="T4">ASIMÉTRICO </text:span>y se nota en un requisito obvio: el <text:span text:style-name="T4">SERVIDOR debe hacer PÚBLICA SU DIRECCIÓN.</text:span></text:p>
      <text:p text:style-name="P2"/>
      <text:p text:style-name="P3"><text:span text:style-name="T4">Recién después</text:span> de esto podría <text:span text:style-name="T4">ESPERAR POR UNA COMUNICACIÓN.</text:span></text:p>
      <text:p text:style-name="P2"/>
      <text:p text:style-name="P2"/>
      <text:p text:style-name="P1">Clase 29-08-2006: Historia de internet – TCP/IP<text:span text:style-name="T1">:</text:span></text:p>
      <text:p text:style-name="P2"/>
      <text:p text:style-name="P2"/>
      <text:p text:style-name="P2"/>
      <text:p text:style-name="P2"><text:tab/>SUMARIO DE ACCIONES PARA HACER UNA <text:span text:style-name="T13">COMUNICACIÓN</text:span> <text:tab/></text:p>
      <text:p text:style-name="P2"><text:tab/><text:span text:style-name="T13">CLIENTE/SERVIDOR</text:span> USANDO EL <text:span text:style-name="T13">SUB-PROTOCOLO TCP</text:span></text:p>
      <text:p text:style-name="P2"/>
      <text:p text:style-name="P2"/>
      <text:p text:style-name="P2"/>
      <text:p text:style-name="P2"/>
      <text:p text:style-name="P2"><draw:g text:anchor-type="paragraph" draw:z-index="9" draw:style-name="gr1"><draw:frame draw:style-name="gr36" draw:text-style-name="P15" svg:width="2.17cm" svg:height="0.556cm" svg:x="5.65cm" svg:y="2.357cm"><draw:text-box><text:p text:style-name="P9"><text:span text:style-name="T11">SERVER</text:span></text:p></draw:text-box></draw:frame><draw:frame draw:style-name="gr37" draw:text-style-name="P15" svg:width="1.588cm" svg:height="0.556cm" svg:x="5.915cm" svg:y="3.918cm"><draw:text-box><text:p text:style-name="P9"><text:span text:style-name="T11">socket()</text:span></text:p></draw:text-box></draw:frame><draw:line draw:style-name="gr11" draw:text-style-name="P9" svg:x1="6.656cm" svg:y1="2.86cm" svg:x2="6.656cm" svg:y2="3.918cm"><text:p/></draw:line><draw:frame draw:style-name="gr38" draw:text-style-name="P15" svg:width="1.853cm" svg:height="0.556cm" svg:x="13.085cm" svg:y="2.357cm"><draw:text-box><text:p text:style-name="P9"><text:span text:style-name="T11">CLIENT</text:span></text:p></draw:text-box></draw:frame><draw:frame draw:style-name="gr37" draw:text-style-name="P15" svg:width="1.588cm" svg:height="0.556cm" svg:x="13.164cm" svg:y="3.918cm"><draw:text-box><text:p text:style-name="P9"><text:span text:style-name="T11">socket()</text:span></text:p></draw:text-box></draw:frame><draw:line draw:style-name="gr11" draw:text-style-name="P9" svg:x1="13.958cm" svg:y1="2.913cm" svg:x2="13.958cm" svg:y2="3.971cm"><text:p/></draw:line><draw:line draw:style-name="gr11" draw:text-style-name="P9" svg:x1="6.656cm" svg:y1="4.474cm" svg:x2="6.656cm" svg:y2="5.532cm"><text:p/></draw:line><draw:frame draw:style-name="gr37" draw:text-style-name="P15" svg:width="1.588cm" svg:height="0.556cm" svg:x="5.888cm" svg:y="5.691cm"><draw:text-box><text:p text:style-name="P9"><text:span text:style-name="T11">bind()</text:span></text:p></draw:text-box></draw:frame><draw:frame draw:style-name="gr37" draw:text-style-name="P15" svg:width="1.588cm" svg:height="0.556cm" svg:x="5.941cm" svg:y="7.94cm"><draw:text-box><text:p text:style-name="P9"><text:span text:style-name="T11">listen()</text:span></text:p></draw:text-box></draw:frame><draw:line draw:style-name="gr11" draw:text-style-name="P9" svg:x1="6.656cm" svg:y1="6.246cm" svg:x2="6.656cm" svg:y2="7.807cm"><text:p/></draw:line><draw:frame draw:style-name="gr39" draw:text-style-name="P15" svg:width="3.837cm" svg:height="1.664cm" svg:x="1.893cm" svg:y="5.216cm"><draw:text-box><text:p text:style-name="P9"><text:span text:style-name="T11">PEDIDO DE DIRECCIÓN PÚBLICA</text:span></text:p></draw:text-box></draw:frame><draw:line draw:style-name="gr23" draw:text-style-name="P9" svg:x1="6.02cm" svg:y1="5.929cm" svg:x2="5.729cm" svg:y2="5.929cm"><text:p/></draw:line><draw:frame draw:style-name="gr40" draw:text-style-name="P15" svg:width="3.546cm" svg:height="1.244cm" svg:x="1.893cm" svg:y="7.543cm"><draw:text-box><text:p text:style-name="P9"><text:span text:style-name="T11">AVISA QUE ESCUCHA</text:span></text:p></draw:text-box></draw:frame><draw:line draw:style-name="gr23" draw:text-style-name="P9" svg:x1="5.941cm" svg:y1="8.178cm" svg:x2="5.438cm" svg:y2="8.178cm"><text:p/></draw:line><draw:line draw:style-name="gr11" draw:text-style-name="P9" svg:x1="13.958cm" svg:y1="4.474cm" svg:x2="13.958cm" svg:y2="10.242cm"><text:p/></draw:line><draw:frame draw:style-name="gr37" draw:text-style-name="P15" svg:width="1.879cm" svg:height="0.556cm" svg:x="13.085cm" svg:y="10.242cm"><draw:text-box><text:p text:style-name="P9"><text:span text:style-name="T11">connect()</text:span></text:p></draw:text-box></draw:frame><draw:line draw:style-name="gr11" draw:text-style-name="P9" svg:x1="6.629cm" svg:y1="8.628cm" svg:x2="6.629cm" svg:y2="10.189cm"><text:p/></draw:line><draw:frame draw:style-name="gr37" draw:text-style-name="P15" svg:width="1.588cm" svg:height="0.556cm" svg:x="5.729cm" svg:y="10.242cm"><draw:text-box><text:p text:style-name="P9"><text:span text:style-name="T11">accept()</text:span></text:p></draw:text-box></draw:frame><draw:line draw:style-name="gr11" draw:text-style-name="P9" svg:x1="13.085cm" svg:y1="10.533cm" svg:x2="7.502cm" svg:y2="10.533cm"><text:p/></draw:line><draw:frame draw:style-name="gr41" draw:text-style-name="P15" svg:width="3.361cm" svg:height="0.662cm" svg:x="1.972cm" svg:y="9.21cm"><draw:text-box><text:p text:style-name="P9"><text:span text:style-name="T11">EN ESPERA</text:span></text:p></draw:text-box></draw:frame><draw:line draw:style-name="gr23" draw:text-style-name="P9" svg:x1="6.259cm" svg:y1="9.527cm" svg:x2="5.333cm" svg:y2="9.527cm"><text:p/></draw:line><draw:frame draw:style-name="gr37" draw:text-style-name="P15" svg:width="1.959cm" svg:height="0.556cm" svg:x="13.032cm" svg:y="11.512cm"><draw:text-box><text:p text:style-name="P9"><text:span text:style-name="T11">read/write</text:span></text:p></draw:text-box></draw:frame><draw:frame draw:style-name="gr37" draw:text-style-name="P15" svg:width="1.959cm" svg:height="0.556cm" svg:x="5.729cm" svg:y="11.591cm"><draw:text-box><text:p text:style-name="P9"><text:span text:style-name="T11">read/write</text:span></text:p></draw:text-box></draw:frame><draw:ellipse draw:style-name="gr11" draw:text-style-name="P9" svg:width="4.472cm" svg:height="1.244cm" svg:x="8.243cm" svg:y="11.06cm" draw:kind="arc" draw:start-angle="13.5" draw:end-angle="161.58"><text:p/></draw:ellipse><draw:ellipse draw:style-name="gr11" draw:text-style-name="P9" svg:width="4.552cm" svg:height="1.721cm" svg:x="8.19cm" svg:y="10.877cm" draw:kind="arc" draw:start-angle="193.86" draw:end-angle="348.25"><text:p/></draw:ellipse><draw:line draw:style-name="gr11" draw:text-style-name="P9" svg:x1="6.629cm" svg:y1="10.797cm" svg:x2="6.629cm" svg:y2="11.591cm"><text:p/></draw:line><draw:line draw:style-name="gr11" draw:text-style-name="P9" svg:x1="13.958cm" svg:y1="10.718cm" svg:x2="13.958cm" svg:y2="11.512cm"><text:p/></draw:line><draw:line draw:style-name="gr11" draw:text-style-name="P9" svg:x1="6.629cm" svg:y1="12.147cm" svg:x2="6.629cm" svg:y2="12.941cm"><text:p/></draw:line><draw:line draw:style-name="gr11" draw:text-style-name="P9" svg:x1="13.958cm" svg:y1="12.201cm" svg:x2="13.958cm" svg:y2="12.995cm"><text:p/></draw:line><draw:frame draw:style-name="gr37" draw:text-style-name="P15" svg:width="1.588cm" svg:height="0.556cm" svg:x="5.782cm" svg:y="12.914cm"><draw:text-box><text:p text:style-name="P9"><text:span text:style-name="T11">close()</text:span></text:p></draw:text-box></draw:frame><draw:frame draw:style-name="gr37" draw:text-style-name="P15" svg:width="1.588cm" svg:height="0.556cm" svg:x="13.191cm" svg:y="12.914cm"><draw:text-box><text:p text:style-name="P9"><text:span text:style-name="T11">close()</text:span></text:p></draw:text-box></draw:fram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Clase 29-08-2006: Historia de internet – TCP/IP<text:span text:style-name="T1">:</text:span></text:p>
      <text:p text:style-name="P2"/>
      <text:p text:style-name="Standard"><text:span text:style-name="T2"><text:tab/>SUMARIO DE ACCIONES PARA HACER UNA </text:span><text:span text:style-name="T7">COMUNICACIÓN</text:span><text:span text:style-name="T2"> <text:tab/></text:span></text:p>
      <text:p text:style-name="P2"><text:tab/><text:span text:style-name="T13">CLIENTE/SERVIDOR</text:span> USANDO EL <text:span text:style-name="T13">SUB-PROTOCOLO UDP</text:span></text:p>
      <text:p text:style-name="P2"/>
      <text:p text:style-name="P2"/>
      <text:p text:style-name="P2"/>
      <text:p text:style-name="P2"><draw:g text:anchor-type="paragraph" draw:z-index="10" draw:style-name="gr1"><draw:frame draw:style-name="gr38" draw:text-style-name="P15" svg:width="1.853cm" svg:height="0.556cm" svg:x="2.977cm" svg:y="2.131cm"><draw:text-box><text:p text:style-name="P9"><text:span text:style-name="T11">SERVER</text:span></text:p></draw:text-box></draw:frame><draw:frame draw:style-name="gr38" draw:text-style-name="P15" svg:width="1.853cm" svg:height="0.556cm" svg:x="11.47cm" svg:y="2.131cm"><draw:text-box><text:p text:style-name="P9"><text:span text:style-name="T11">CLIENT</text:span></text:p></draw:text-box></draw:frame><draw:line draw:style-name="gr11" draw:text-style-name="P9" svg:x1="3.903cm" svg:y1="3.031cm" svg:x2="3.903cm" svg:y2="4.063cm"><text:p/></draw:line><draw:line draw:style-name="gr11" draw:text-style-name="P9" svg:x1="12.449cm" svg:y1="3.004cm" svg:x2="12.449cm" svg:y2="4.036cm"><text:p/></draw:line><draw:frame draw:style-name="gr37" draw:text-style-name="P15" svg:width="1.853cm" svg:height="0.556cm" svg:x="3.03cm" svg:y="4.195cm"><draw:text-box><text:p text:style-name="P9"><text:span text:style-name="T11">socket()</text:span></text:p></draw:text-box></draw:frame><draw:frame draw:style-name="gr37" draw:text-style-name="P15" svg:width="1.853cm" svg:height="0.556cm" svg:x="11.391cm" svg:y="4.142cm"><draw:text-box><text:p text:style-name="P9"><text:span text:style-name="T11">socket()</text:span></text:p></draw:text-box></draw:frame><draw:line draw:style-name="gr11" draw:text-style-name="P9" svg:x1="3.903cm" svg:y1="4.962cm" svg:x2="3.903cm" svg:y2="5.994cm"><text:p/></draw:line><draw:line draw:style-name="gr11" draw:text-style-name="P9" svg:x1="12.476cm" svg:y1="4.909cm" svg:x2="12.476cm" svg:y2="8.005cm"><text:p/></draw:line><draw:frame draw:style-name="gr37" draw:text-style-name="P15" svg:width="1.853cm" svg:height="0.556cm" svg:x="2.951cm" svg:y="6.285cm"><draw:text-box><text:p text:style-name="P9"><text:span text:style-name="T11">bind()</text:span></text:p></draw:text-box></draw:frame><draw:line draw:style-name="gr11" draw:text-style-name="P9" svg:x1="3.903cm" svg:y1="7.026cm" svg:x2="3.903cm" svg:y2="8.058cm"><text:p/></draw:line><draw:frame draw:style-name="gr37" draw:text-style-name="P15" svg:width="2.117cm" svg:height="0.556cm" svg:x="3.057cm" svg:y="8.137cm"><draw:text-box><text:p text:style-name="P9"><text:span text:style-name="T11">recvfrom()</text:span></text:p></draw:text-box></draw:frame><draw:frame draw:style-name="gr37" draw:text-style-name="P15" svg:width="2.117cm" svg:height="0.556cm" svg:x="11.312cm" svg:y="8.137cm"><draw:text-box><text:p text:style-name="P9"><text:span text:style-name="T11">sendto()</text:span></text:p></draw:text-box></draw:frame><draw:frame draw:style-name="gr37" draw:text-style-name="P15" svg:width="2.117cm" svg:height="0.556cm" svg:x="2.845cm" svg:y="8.825cm"><draw:text-box><text:p text:style-name="P9"><text:span text:style-name="T11">sendto()</text:span></text:p></draw:text-box></draw:frame><draw:frame draw:style-name="gr37" draw:text-style-name="P15" svg:width="2.117cm" svg:height="0.556cm" svg:x="11.312cm" svg:y="8.851cm"><draw:text-box><text:p text:style-name="P9"><text:span text:style-name="T11">recvfrom()</text:span></text:p></draw:text-box></draw:frame><draw:ellipse draw:style-name="gr42" draw:text-style-name="P9" svg:width="6.758cm" svg:height="1.324cm" svg:x="4.634cm" svg:y="7.952cm" draw:kind="arc" draw:start-angle="12.08" draw:end-angle="147.31"><text:p/></draw:ellipse><draw:ellipse draw:style-name="gr42" draw:text-style-name="P9" svg:width="6.908cm" svg:height="1.509cm" svg:x="4.494cm" svg:y="8.19cm" draw:kind="arc" draw:start-angle="209.9" draw:end-angle="343.87"><text:p/></draw:ellipse><draw:line draw:style-name="gr11" draw:text-style-name="P9" svg:x1="3.903cm" svg:y1="9.619cm" svg:x2="3.903cm" svg:y2="10.651cm"><text:p/></draw:line><draw:line draw:style-name="gr11" draw:text-style-name="P9" svg:x1="12.476cm" svg:y1="9.592cm" svg:x2="12.476cm" svg:y2="10.624cm"><text:p/></draw:line><draw:frame draw:style-name="gr37" draw:text-style-name="P15" svg:width="2.117cm" svg:height="0.556cm" svg:x="2.951cm" svg:y="10.809cm"><draw:text-box><text:p text:style-name="P9"><text:span text:style-name="T11">close()</text:span></text:p></draw:text-box></draw:frame><draw:frame draw:style-name="gr37" draw:text-style-name="P15" svg:width="2.117cm" svg:height="0.556cm" svg:x="11.338cm" svg:y="10.862cm"><draw:text-box><text:p text:style-name="P9"><text:span text:style-name="T11">close()</text:span></text:p></draw:text-box></draw:fram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2"/>
      <text:p text:style-name="P2"/>
      <text:p text:style-name="Standard"><text:span text:style-name="T3">Veamos un </text:span><text:span text:style-name="T7">primer par de códigos fuente de ejemplo</text:span><text:span text:style-name="T3">:</text:span></text:p>
      <text:list text:style-name="L13">
        <text:list-item>
          <text:p text:style-name="P31">hola-mundo-servidor-tcp.c</text:p>
        </text:list-item>
        <text:list-item>
          <text:p text:style-name="P31">hola-mundo-cliente-tcp.c</text:p>
        </text:list-item>
      </text:list>
      <text:p text:style-name="P2"/>
      <text:p text:style-name="P3"/>
      <text:p text:style-name="P2"/>
      <text:p text:style-name="P2"/>
      <text:p text:style-name="P2"/>
      <text:p text:style-name="P2"/>
      <text:p text:style-name="P2"/>
      <text:p text:style-name="P2"/>
      <text:p text:style-name="P1">Clase 29-08-2006: Historia de internet – TCP/IP<text:span text:style-name="T1">:</text:span></text:p>
      <text:p text:style-name="P2"/>
      <text:p text:style-name="P3"><text:tab/><text:span text:style-name="T4">/* Archivo: hola-mundo-servidor-tcp.c */</text:span></text:p>
      <text:p text:style-name="P3"><text:tab/>#include &lt;stdio.h&gt;</text:p>
      <text:p text:style-name="P3"><text:tab/>#include &lt;stdlib.h&gt;</text:p>
      <text:p text:style-name="P3"><text:tab/>#include &lt;sys/types.h&gt;</text:p>
      <text:p text:style-name="P3"><text:tab/>#include &lt;sys/socket.h&gt;</text:p>
      <text:p text:style-name="P3"><text:tab/>#include &lt;netinet/in.h&gt;</text:p>
      <text:p text:style-name="P3"><text:tab/>#include &lt;arpa/inet.h&gt;</text:p>
      <text:p text:style-name="P3"><text:tab/>#include &lt;unistd.h&gt;</text:p>
      <text:p text:style-name="P3"><text:tab/></text:p>
      <text:p text:style-name="P3"><text:tab/>/* DEFINICIONES */</text:p>
      <text:p text:style-name="P3"><text:tab/>#define PORT 5000</text:p>
      <text:p text:style-name="P3"><text:tab/>#define SIZE 1024</text:p>
      <text:p text:style-name="P3"><text:tab/></text:p>
      <text:p text:style-name="P3"><text:tab/>/* SINONIMOS */</text:p>
      <text:p text:style-name="P3"><text:tab/>typedef struct sockaddr * sad;</text:p>
      <text:p text:style-name="P3"><text:tab/>// <text:s text:c="5"/>sad <text:s text:c="4"/>puntero a una struct sockaddr</text:p>
      <text:p text:style-name="P3"><text:tab/></text:p>
      <text:p text:style-name="P3"><text:tab/>/* FUNCIONES */</text:p>
      <text:p text:style-name="P3"><text:tab/>void error(char * s)</text:p>
      <text:p text:style-name="P3"><text:tab/>{</text:p>
      <text:p text:style-name="P3"><text:tab/> <text:s text:c="7"/>perror(s);</text:p>
      <text:p text:style-name="P3"><text:tab/> <text:s text:c="7"/>exit(-1);</text:p>
      <text:p text:style-name="P3"><text:tab/>}</text:p>
      <text:p text:style-name="P2"/>
      <text:p text:style-name="P3"><text:tab/>/* FUNCION PRINCIPAL */</text:p>
      <text:p text:style-name="P3"><text:tab/>int main()</text:p>
      <text:p text:style-name="P3"><text:tab/>{<text:tab/></text:p>
      <text:p text:style-name="P3"><text:tab/> <text:s text:c="7"/>int s, s1;</text:p>
      <text:p text:style-name="P3"><text:tab/> <text:s text:c="7"/>char linea[SIZE];</text:p>
      <text:p text:style-name="P3"><text:tab/> <text:s text:c="7"/>int cuanto, L;</text:p>
      <text:p text:style-name="P3"><text:tab/></text:p>
      <text:p text:style-name="P3"><text:tab/> <text:s text:c="7"/>if( (s = <text:span text:style-name="T4">socket(PF_INET, SOCK_STREAM, 0)</text:span>) &lt; 0)</text:p>
      <text:p text:style-name="P3"><text:tab/> <text:s text:c="15"/>error("socket");</text:p>
      <text:p text:style-name="P3"><text:tab/></text:p>
      <text:p text:style-name="P3"><text:tab/> <text:s text:c="7"/>struct sockaddr_in sin, sin1; //Leer: man 7 ip</text:p>
      <text:p text:style-name="P3"><text:tab/> <text:s text:c="7"/>//sin y sin1 son del tipo: struct sockaddr_in</text:p>
      <text:p text:style-name="P3"><text:tab/></text:p>
      <text:p text:style-name="P3"><text:tab/> <text:s text:c="7"/>sin.sin_family = AF_INET; <text:s text:c="8"/>//Leer: man 7 ip</text:p>
      <text:p text:style-name="P3"><text:tab/> <text:s text:c="7"/>sin.sin_port = htons(PORT);</text:p>
      <text:p text:style-name="P3"><text:tab/><text:tab/>//Host To Network Short. Leer: man 3 htons</text:p>
      <text:p text:style-name="P3"><text:tab/> <text:s text:c="7"/>sin.sin_addr.s_addr = INADDR_ANY; //Cualquier interface.</text:p>
      <text:p text:style-name="P3"><text:tab/></text:p>
      <text:p text:style-name="P3"><text:tab/> <text:s text:c="7"/>if( <text:span text:style-name="T4">bind(s, (sad)&amp;sin, sizeof sin)</text:span> &lt; 0)</text:p>
      <text:p text:style-name="P3"><text:tab/> <text:s text:c="15"/>error("bind");</text:p>
      <text:p text:style-name="P3"><text:tab/></text:p>
      <text:p text:style-name="P3"/>
      <text:p text:style-name="P1">Clase 29-08-2006: Historia de internet – TCP/IP<text:span text:style-name="T1">:</text:span></text:p>
      <text:p text:style-name="P3"/>
      <text:p text:style-name="P3"><text:tab/><text:span text:style-name="T4">/* Continuacion Archivo: hola-mundo-servidor-tcp.c */</text:span></text:p>
      <text:p text:style-name="P3"/>
      <text:p text:style-name="P3"><text:tab/> <text:s text:c="7"/>if( <text:span text:style-name="T4">listen(s, 5)</text:span> &lt; 0 )</text:p>
      <text:p text:style-name="P3"><text:tab/> <text:s text:c="15"/>error("listen");</text:p>
      <text:p text:style-name="P3"><text:tab/></text:p>
      <text:p text:style-name="P3"><text:tab/> <text:s text:c="7"/>L = sizeof(sin1);</text:p>
      <text:p text:style-name="P3"/>
      <text:p text:style-name="P3"><text:tab/><text:tab/>//Recibe por s. Atiende por s1.</text:p>
      <text:p text:style-name="Standard"><text:span text:style-name="T3"><text:tab/> <text:s text:c="7"/>if((s1 = </text:span><text:span text:style-name="T2">accept(s, (sad)&amp;sin1, &amp;L)</text:span><text:span text:style-name="T3">) &lt; 0) </text:span></text:p>
      <text:p text:style-name="P3"><text:tab/> <text:s text:c="15"/>error("accept");</text:p>
      <text:p text:style-name="P3"><text:tab/></text:p>
      <text:p text:style-name="P3"><text:tab/> <text:s text:c="7"/>cuanto = <text:span text:style-name="T4">read(s1, linea, SIZE)</text:span>; //Leer: man 2 read</text:p>
      <text:p text:style-name="P3"><text:tab/> <text:s text:c="7"/>linea[cuanto] = 0;</text:p>
      <text:p text:style-name="P3"><text:tab/> <text:s text:c="7"/>printf("De %s : %d llega ···&gt; %s \n",</text:p>
      <text:p text:style-name="P3"><text:tab/> <text:s text:c="23"/>inet_ntoa(sin1.sin_addr),</text:p>
      <text:p text:style-name="P3"><text:tab/> <text:s text:c="23"/>ntohs(sin1.sin_port),</text:p>
      <text:p text:style-name="P3"><text:tab/> <text:s text:c="23"/>linea);</text:p>
      <text:p text:style-name="P3"><text:tab/> <text:s text:c="7"/><text:span text:style-name="T4">write(s1, "CHAU !", 5);</text:span></text:p>
      <text:p text:style-name="P2"/>
      <text:p text:style-name="P3"><text:tab/> <text:s text:c="7"/>//Los sockets abiertos deben cerrarse.</text:p>
      <text:p text:style-name="P3"><text:s text:c="8"/><text:tab/><text:tab/><text:span text:style-name="T4">close(s1), close(s);</text:span></text:p>
      <text:p text:style-name="P3"><text:tab/></text:p>
      <text:p text:style-name="P3"><text:tab/> <text:s text:c="7"/>return 0; <text:s text:c="6"/>//Finalización exitosa</text:p>
      <text:p text:style-name="P3"><text:tab/>}</text:p>
      <text:p text:style-name="P3"><text:tab/><text:span text:style-name="T4">/* Fin Archivo: hola-mundo-servidor-tcp.c */</text:span></text:p>
      <text:p text:style-name="P2"/>
      <text:p text:style-name="P3">Que se compila mediante la orden:</text:p>
      <text:p text:style-name="P2"><text:s text:c="3"/>gcc -Wall hola-mundo-servidor-tcp.c -o hola-mundo-servidor-tcp.out</text:p>
      <text:p text:style-name="P2"/>
      <text:p text:style-name="P3">Que se ejecuta mediante la orden:</text:p>
      <text:p text:style-name="P3"><text:tab/><text:span text:style-name="T4">./hola-mundo-servidor-tcp.out</text:span></text:p>
      <text:p text:style-name="P3"/>
      <text:p text:style-name="P3">De esta manera <text:span text:style-name="T4">se inicia</text:span> el <text:span text:style-name="T4">PROCESO SERVIDOR</text:span> que se <text:span text:style-name="T4">QUEDA A LA ESPERA</text:span> <text:span text:style-name="T4">de CONEXIONES</text:span> que <text:span text:style-name="T4">VENDRÁN DEL PROCESO CLIENTE UNA VEZ QUE</text:span> <text:span text:style-name="T4">ÉSTE SE EJECUTE</text:span>.</text:p>
      <text:p text:style-name="P3"/>
      <text:p text:style-name="P1">Clase 05-09-2006: Historia de internet – TCP/IP<text:span text:style-name="T1">:</text:span></text:p>
      <text:p text:style-name="P3">Ahora veamos entonces el código fuente de <text:span text:style-name="T4">hola-mundo-cliente-tcp.c :</text:span></text:p>
      <text:p text:style-name="P3"><text:tab/><text:span text:style-name="T4">/* Archivo: hola-mundo-cliente-tcp.c */</text:span></text:p>
      <text:p text:style-name="P3"><text:tab/>#include &lt;unistd.h&gt;</text:p>
      <text:p text:style-name="P3"><text:tab/>#include &lt;stdio.h&gt;</text:p>
      <text:p text:style-name="P3"><text:tab/>#include &lt;stdlib.h&gt;</text:p>
      <text:p text:style-name="P3"><text:tab/>#include &lt;sys/types.h&gt;</text:p>
      <text:p text:style-name="P3"><text:tab/>#include &lt;sys/socket.h&gt;</text:p>
      <text:p text:style-name="P3"><text:tab/>#include &lt;netinet/in.h&gt;</text:p>
      <text:p text:style-name="P3"><text:tab/>#include &lt;arpa/inet.h&gt;</text:p>
      <text:p text:style-name="P1">Clase 05-09-2006: Historia de internet – TCP/IP<text:span text:style-name="T1">:</text:span></text:p>
      <text:p text:style-name="P3"><text:tab/></text:p>
      <text:p text:style-name="P3"><text:tab/><text:span text:style-name="T4">/* Continuacion Archivo: hola-mundo-cliente-tcp.c */</text:span></text:p>
      <text:p text:style-name="P3"><text:tab/>/* DEFINICIONES */</text:p>
      <text:p text:style-name="P3"><text:tab/>#define PORT 5000</text:p>
      <text:p text:style-name="P3"><text:tab/>#define SIZE 1024</text:p>
      <text:p text:style-name="P3"><text:tab/></text:p>
      <text:p text:style-name="P3"><text:tab/>/* SINONIMOS */</text:p>
      <text:p text:style-name="P3"><text:tab/>typedef struct sockaddr *sad;</text:p>
      <text:p text:style-name="P3"><text:tab/></text:p>
      <text:p text:style-name="P3"><text:tab/>/* FUNCIONES */</text:p>
      <text:p text:style-name="P3"><text:tab/>void error(char*s)</text:p>
      <text:p text:style-name="P3"><text:tab/>{</text:p>
      <text:p text:style-name="P3"><text:tab/> <text:s text:c="7"/>perror(s);</text:p>
      <text:p text:style-name="P3"><text:tab/> <text:s text:c="7"/>exit(-1);</text:p>
      <text:p text:style-name="P3"><text:tab/>}</text:p>
      <text:p text:style-name="P3"><text:tab/>/* FUNCION PRINCIPAL */</text:p>
      <text:p text:style-name="P3"><text:tab/>int main(int argc, char **argv)</text:p>
      <text:p text:style-name="P3"><text:tab/>{</text:p>
      <text:p text:style-name="P3"><text:tab/> <text:s text:c="7"/>int sock;</text:p>
      <text:p text:style-name="P3"><text:tab/> <text:s text:c="7"/>struct sockaddr_in sin;</text:p>
      <text:p text:style-name="P3"><text:tab/> <text:s text:c="7"/>char linea [SIZE];</text:p>
      <text:p text:style-name="P3"><text:tab/> <text:s text:c="7"/>int cuanto;</text:p>
      <text:p text:style-name="P3"><text:tab/></text:p>
      <text:p text:style-name="P3"><text:tab/> <text:s text:c="7"/>if(argc &lt; 2){</text:p>
      <text:p text:style-name="P3"><text:tab/> <text:s text:c="15"/>fprintf(stderr,"Uso: %s ipaddr\n", argv[0]);</text:p>
      <text:p text:style-name="P3"><text:tab/> <text:s text:c="15"/>exit(-1);</text:p>
      <text:p text:style-name="P3"><text:tab/> <text:s text:c="7"/>}</text:p>
      <text:p text:style-name="P3"><text:tab/></text:p>
      <text:p text:style-name="P3"><text:tab/> <text:s text:c="7"/>if((sock = <text:span text:style-name="T4">socket(PF_INET, SOCK_STREAM, 0)</text:span>) &lt; 0 )</text:p>
      <text:p text:style-name="P3"><text:tab/> <text:s text:c="15"/>error("socket");</text:p>
      <text:p text:style-name="P3"><text:tab/></text:p>
      <text:p text:style-name="P3"><text:tab/> <text:s text:c="7"/>sin.sin_family = AF_INET;</text:p>
      <text:p text:style-name="P3"><text:tab/> <text:s text:c="7"/>sin.sin_port = htons(PORT); //Host to Network Short</text:p>
      <text:p text:style-name="P3"><text:tab/></text:p>
      <text:p text:style-name="P3"><text:tab/> <text:s text:c="7"/>inet_aton(argv[1],&amp;sin.sin_addr); //Ascii To Network</text:p>
      <text:p text:style-name="P3"><text:tab/></text:p>
      <text:p text:style-name="P3"><text:tab/> <text:s text:c="7"/>if( <text:span text:style-name="T4">connect(sock, (sad)&amp;sin, sizeof sin)</text:span> &lt; 0)</text:p>
      <text:p text:style-name="P3"><text:tab/> <text:s text:c="15"/>error("connect");</text:p>
      <text:p text:style-name="P3"><text:tab/></text:p>
      <text:p text:style-name="Standard"><text:span text:style-name="T3"><text:tab/> <text:s text:c="7"/></text:span><text:span text:style-name="T2">write(sock, "Hola mundo!\n", 12)</text:span><text:span text:style-name="T3">;</text:span></text:p>
      <text:p text:style-name="P3"><text:tab/> <text:s text:c="7"/>cuanto = <text:span text:style-name="T4">read(sock, linea, SIZE)</text:span>;</text:p>
      <text:p text:style-name="P3"><text:tab/> <text:s text:c="7"/>linea[cuanto]=0;</text:p>
      <text:p text:style-name="P3"><text:tab/> <text:s text:c="7"/>printf("Contestaron: %s\n", linea);</text:p>
      <text:p text:style-name="P3"><text:tab/> <text:s text:c="7"/><text:span text:style-name="T4">close (sock);</text:span></text:p>
      <text:p text:style-name="P3"><text:tab/> <text:s text:c="7"/>return 0;</text:p>
      <text:p text:style-name="P3"><text:tab/>}</text:p>
      <text:p text:style-name="P3"><text:tab/><text:span text:style-name="T4">/* Fin Archivo: hola-mundo-cliente-tcp.c */</text:span></text:p>
      <text:p text:style-name="P1">Clase 05-09-2006: Historia de internet – TCP/IP<text:span text:style-name="T1">:</text:span></text:p>
      <text:p text:style-name="P3"/>
      <text:p text:style-name="P3">Que se compila mediante la orden:</text:p>
      <text:p text:style-name="Standard"><text:span text:style-name="T3"><text:s text:c="3"/></text:span><text:span text:style-name="T2">gcc -Wall hola-mundo-cliente-tcp.c -o hola-mundo-cliente-tcp.out</text:span></text:p>
      <text:p text:style-name="P2"/>
      <text:p text:style-name="P3">Como <text:span text:style-name="T4">primera prueba de ejecución</text:span> podemos invocarlo mediante la siguiente orden para <text:span text:style-name="T4">ver el mensaje que nos muestra</text:span>:</text:p>
      <text:p text:style-name="P3"><text:tab/><text:span text:style-name="T4">./hola-mundo-cliente-tcp.out</text:span></text:p>
      <text:p text:style-name="P3"><text:tab/></text:p>
      <text:p text:style-name="P3"><text:tab/>El mensaje que exibe en pantalla es el siguiente:</text:p>
      <text:p text:style-name="P3"><text:tab/><text:span text:style-name="T4">Uso:./hola-mundo-cliente-tcp.out ipaddr</text:span></text:p>
      <text:p text:style-name="P3"/>
      <text:p text:style-name="Standard"><text:span text:style-name="T3">Entonces podemos ahora </text:span><text:span text:style-name="T2">invocarlo mediante la orden</text:span><text:span text:style-name="T3"> siguiente, </text:span><text:span text:style-name="T2">pasando como argumento de línea de comandos</text:span><text:span text:style-name="T3"> la </text:span><text:span text:style-name="T2">DIRECCIÓN IP 127.0.0.1</text:span><text:span text:style-name="T3"> que </text:span><text:span text:style-name="T2">hace referencia a la</text:span><text:span text:style-name="T3"> </text:span><text:span text:style-name="T2">PROPIA COMPUTADORA</text:span><text:span text:style-name="T3">:</text:span></text:p>
      <text:p text:style-name="Standard"><text:span text:style-name="T3"><text:tab/></text:span><text:span text:style-name="T2">./hola-mundo-cliente-tcp.out 127.0.0.1</text:span></text:p>
      <text:p text:style-name="P3"/>
      <text:p text:style-name="Standard"><text:span text:style-name="T3">Para ver bién tanto el mensaje del </text:span><text:span text:style-name="T2">PROCESO CLIENTE</text:span><text:span text:style-name="T3"> como el del </text:span><text:span text:style-name="T2">PROCESO SERVIDOR </text:span><text:span text:style-name="T3">es aconsejable </text:span><text:span text:style-name="T2">invocar a cada uno en consolas virtuales diferentes. </text:span></text:p>
      <text:p text:style-name="P3">De este modo:</text:p>
      <text:p text:style-name="P3"/>
      <text:list text:style-name="L14">
        <text:list-item>
          <text:p text:style-name="P32"><text:span text:style-name="T3">En la consola donde se ejecuta </text:span><text:span text:style-name="T2">hola-mundo-servidor-tcp.out </text:span><text:span text:style-name="T3">se observara, luego de ejecutar en la otra consola </text:span></text:p>
          <text:p text:style-name="P33">hola-mundo-cliente-tcp.out<text:span text:style-name="T5">,</text:span> <text:span text:style-name="T5">el siguiente mensaje:</text:span></text:p>
        </text:list-item>
      </text:list>
      <text:p text:style-name="P3"><text:tab/><text:tab/></text:p>
      <text:p text:style-name="P3"><text:tab/><text:tab/><text:tab/><text:span text:style-name="T4">De 127.0.0.1 : 33095 llega ···&gt; Hola mundo!</text:span><text:tab/><text:tab/></text:p>
      <text:p text:style-name="P3"><text:tab/></text:p>
      <text:list text:style-name="L14">
        <text:list-item text:start-value="1">
          <text:p text:style-name="P34">En la consola donde se ejecuta <text:span text:style-name="T4">hola-mundo-cliente-tcp.out </text:span>por su parte se observará:</text:p>
        </text:list-item>
      </text:list>
      <text:p text:style-name="P3"><text:tab/><text:tab/><text:tab/><text:span text:style-name="T4">Contestaron: CHAU</text:span></text:p>
      <text:p text:style-name="P3"><text:tab/><text:tab/></text:p>
      <text:p text:style-name="P3">Se debe notar que este <text:span text:style-name="T14">PROCESO SERVIDOR</text:span> <text:span text:style-name="T4">no finaliza</text:span> su ejecución <text:span text:style-name="T4">hasta que</text:span> recibe una <text:span text:style-name="T14">CONEXIÓN</text:span><text:span text:style-name="T4"> del </text:span><text:span text:style-name="T14">PROCESO CLIENTE</text:span><text:span text:style-name="T4"> y la ATIENDE </text:span></text:p>
      <text:p text:style-name="P3"><text:span text:style-name="T4">(</text:span><text:span text:style-name="T14">PAR</text:span><text:span text:style-name="T4"> </text:span><text:span text:style-name="T14">CLIENTE/SERVIDOR SUB-PROTOCOLO TCP</text:span><text:span text:style-name="T4">)</text:span>.</text:p>
      <text:p text:style-name="P3"/>
      <text:p text:style-name="P3"/>
      <text:p text:style-name="Standard"><text:span text:style-name="T3"><text:tab/></text:span><text:span text:style-name="T7">NOTA</text:span><text:span text:style-name="T3">: Si se quiere ejecutar este </text:span><text:span text:style-name="T2">PAR DE PROCESOS</text:span><text:span text:style-name="T3"> más de una vez, <text:tab/></text:span><text:span text:style-name="T2">se deberá esperar un intervalo de tiempo</text:span><text:span text:style-name="T3">, de lo contrario se <text:tab/><text:tab/>observará en pantalla, al invocar </text:span><text:span text:style-name="T2">hola-mundo-servidor-tcp.out </text:span><text:span text:style-name="T3">el <text:tab/><text:tab/>siguiente mensaje:</text:span></text:p>
      <text:p text:style-name="P3"><text:tab/><text:tab/><text:tab/><text:tab/><text:span text:style-name="T4">bind: Address already in use</text:span></text:p>
      <text:p text:style-name="P3"/>
      <text:p text:style-name="P3"/>
      <text:p text:style-name="P3"/>
      <text:p text:style-name="P3">Pasaremos ahora a implementar otro<text:span text:style-name="T4"> </text:span><text:span text:style-name="T14">PAR DE PROCESOS CLIENTE/SERVIDOR</text:span> pero <text:span text:style-name="T4">ahora usando el </text:span><text:span text:style-name="T14">SUB-PROTOCOLO UDP</text:span><text:span text:style-name="T4">.</text:span></text:p>
      <text:p text:style-name="P1"/>
      <text:p text:style-name="P1">Clase 05-09-2006: Historia de internet – TCP/IP<text:span text:style-name="T1">:</text:span></text:p>
      <text:p text:style-name="P2"/>
      <text:p text:style-name="P3"><text:tab/><text:span text:style-name="T4">/* Archivo: hola-mundo-servidor-udp.c */</text:span></text:p>
      <text:p text:style-name="P3"><text:tab/>#include &lt;stdio.h&gt;</text:p>
      <text:p text:style-name="P3"><text:tab/>#include &lt;stdlib.h&gt;</text:p>
      <text:p text:style-name="P3"><text:tab/>#include &lt;sys/types.h&gt;</text:p>
      <text:p text:style-name="P3"><text:tab/>#include &lt;sys/socket.h&gt;</text:p>
      <text:p text:style-name="P3"><text:tab/>#include &lt;netinet/in.h&gt;</text:p>
      <text:p text:style-name="P3"><text:tab/>#include &lt;arpa/inet.h&gt;</text:p>
      <text:p text:style-name="P3"><text:tab/>#include &lt;unistd.h&gt;</text:p>
      <text:p text:style-name="P3"><text:tab/></text:p>
      <text:p text:style-name="P3"><text:tab/>/* DEFINICIONES */</text:p>
      <text:p text:style-name="P3"><text:tab/>#define PORT 5000</text:p>
      <text:p text:style-name="P3"><text:tab/>#define SIZE 1024</text:p>
      <text:p text:style-name="P3"><text:tab/></text:p>
      <text:p text:style-name="P3"><text:tab/>/* SINONIMOS */</text:p>
      <text:p text:style-name="P3"><text:tab/>typedef struct sockaddr * sad;</text:p>
      <text:p text:style-name="P3"><text:tab/></text:p>
      <text:p text:style-name="P3"><text:tab/>void error (char *s)</text:p>
      <text:p text:style-name="P3"><text:tab/>{</text:p>
      <text:p text:style-name="P3"><text:tab/> <text:s text:c="7"/>perror(s);</text:p>
      <text:p text:style-name="P3"><text:tab/> <text:s text:c="7"/>exit (-1);</text:p>
      <text:p text:style-name="P3"><text:tab/>}</text:p>
      <text:p text:style-name="P3"><text:tab/>/* FUNCION PRINCIPAL */</text:p>
      <text:p text:style-name="P3"><text:tab/>int main ()</text:p>
      <text:p text:style-name="P3"><text:tab/>{</text:p>
      <text:p text:style-name="P3"><text:tab/> <text:s text:c="7"/>int sock;</text:p>
      <text:p text:style-name="P3"><text:tab/> <text:s text:c="7"/>struct sockaddr_in sin;</text:p>
      <text:p text:style-name="P3"><text:tab/> <text:s text:c="7"/>char linea[SIZE];</text:p>
      <text:p text:style-name="P3"><text:tab/> <text:s text:c="7"/>int cuanto, L;</text:p>
      <text:p text:style-name="P3"><text:tab/> <text:s text:c="7"/>if ((sock = <text:span text:style-name="T4">socket(PF_INET, SOCK_DGRAM, 0)</text:span>) &lt; 0)</text:p>
      <text:p text:style-name="P3"><text:tab/> <text:s text:c="15"/>error("socket");</text:p>
      <text:p text:style-name="P3"><text:tab/> <text:s text:c="7"/>sin.sin_family = AF_INET;</text:p>
      <text:p text:style-name="P3"><text:tab/> <text:s text:c="7"/>sin.sin_port = htons(PORT);</text:p>
      <text:p text:style-name="P3"><text:tab/> <text:s text:c="7"/>sin.sin_addr.s_addr = INADDR_ANY; //Cualquier interface.</text:p>
      <text:p text:style-name="P3"><text:tab/> <text:s text:c="7"/>if( <text:span text:style-name="T4">bind(sock, (sad)&amp;sin, sizeof sin)</text:span> &lt; 0)</text:p>
      <text:p text:style-name="P3"><text:tab/> <text:s text:c="15"/>error("bind");</text:p>
      <text:p text:style-name="P3"><text:tab/> <text:s text:c="7"/>L = sizeof (sin);</text:p>
      <text:p text:style-name="P3"><text:tab/> <text:s text:c="7"/>if((cuanto = <text:span text:style-name="T4">recvfrom(sock, linea, SIZE, 0, (sad)&amp;sin, &amp;L)</text:span>) &lt; 0)</text:p>
      <text:p text:style-name="P3"><text:tab/> <text:s text:c="15"/>error("recv from");</text:p>
      <text:p text:style-name="P3"><text:tab/> <text:s text:c="7"/>//linea[0]++;</text:p>
      <text:p text:style-name="P3"><text:tab/> <text:s text:c="7"/>if( <text:span text:style-name="T4">sendto(sock, linea, cuanto, 0, (sad)&amp;sin, L)</text:span> &lt; 0)</text:p>
      <text:p text:style-name="P3"><text:tab/> <text:s text:c="15"/>error ("send to");</text:p>
      <text:p text:style-name="P3"><text:tab/> <text:s text:c="7"/><text:span text:style-name="T4">close(sock)</text:span>;</text:p>
      <text:p text:style-name="P3"><text:tab/> <text:s text:c="7"/>return 0; //FINALIZACION EXITOSA</text:p>
      <text:p text:style-name="P3"><text:tab/>}</text:p>
      <text:p text:style-name="P3"><text:tab/><text:span text:style-name="T4">/* Fin Archivo: hola-mundo-servidor-udp.c */</text:span></text:p>
      <text:p text:style-name="P3"/>
      <text:p text:style-name="P1">Clase 05-09-2006: Historia de internet – TCP/IP<text:span text:style-name="T1">:</text:span></text:p>
      <text:p text:style-name="P2"/>
      <text:p text:style-name="P3">Que se compila mediante la orden:</text:p>
      <text:p text:style-name="P2"><text:s/>gcc -Wall hola-mundo-servidor-udp.c -o hola-mundo-servidor-udp.out</text:p>
      <text:p text:style-name="P3"/>
      <text:p text:style-name="P3">Ahora veamos el <text:span text:style-name="T4">código fuente</text:span> de lo que será el <text:span text:style-name="T4">PROCESO CLIENTE</text:span>:</text:p>
      <text:p text:style-name="P3"/>
      <text:p text:style-name="P3"><text:tab/><text:span text:style-name="T4">/* Archivo: hola-mundo-cliente-udp.c */</text:span></text:p>
      <text:p text:style-name="P3"><text:tab/>#include &lt;stdio.h&gt;</text:p>
      <text:p text:style-name="P3"><text:tab/>#include &lt;stdlib.h&gt;</text:p>
      <text:p text:style-name="P3"><text:tab/>#include &lt;sys/types.h&gt;</text:p>
      <text:p text:style-name="P3"><text:tab/>#include &lt;sys/socket.h&gt;</text:p>
      <text:p text:style-name="P3"><text:tab/>#include &lt;netinet/in.h&gt;</text:p>
      <text:p text:style-name="P3"><text:tab/>#include &lt;arpa/inet.h&gt;</text:p>
      <text:p text:style-name="P3"><text:tab/>#include &lt;unistd.h&gt;</text:p>
      <text:p text:style-name="P3"><text:tab/></text:p>
      <text:p text:style-name="P3"><text:tab/>/* DEFINICIONES */</text:p>
      <text:p text:style-name="P3"><text:tab/>#define PORT 5000</text:p>
      <text:p text:style-name="P3"><text:tab/>#define SIZE 1024</text:p>
      <text:p text:style-name="P3"><text:tab/></text:p>
      <text:p text:style-name="P3"><text:tab/>/* SINONIMOS */</text:p>
      <text:p text:style-name="P3"><text:tab/>typedef struct sockaddr * sad;</text:p>
      <text:p text:style-name="P3"><text:tab/></text:p>
      <text:p text:style-name="P3"><text:tab/>/* FUNCIONES */</text:p>
      <text:p text:style-name="P3"><text:tab/>void error (char *s)</text:p>
      <text:p text:style-name="P3"><text:tab/>{</text:p>
      <text:p text:style-name="P3"><text:tab/> <text:s text:c="7"/>perror(s);</text:p>
      <text:p text:style-name="P3"><text:tab/> <text:s text:c="7"/>exit (-1);</text:p>
      <text:p text:style-name="P3"><text:tab/>}</text:p>
      <text:p text:style-name="P3"><text:tab/>/* FUNCION PRINCIPAL */</text:p>
      <text:p text:style-name="P3"><text:tab/>int main (int argc, char **argv)</text:p>
      <text:p text:style-name="P3"><text:tab/>{</text:p>
      <text:p text:style-name="P3"><text:tab/> <text:s text:c="7"/>if(argc &lt; 2)</text:p>
      <text:p text:style-name="P3"><text:tab/> <text:s text:c="7"/>{</text:p>
      <text:p text:style-name="P3"><text:tab/> <text:s text:c="15"/>fprintf(stderr, "Uso: %s ipaddr\n", argv[0]);</text:p>
      <text:p text:style-name="P3"><text:tab/> <text:s text:c="15"/>exit(-1);</text:p>
      <text:p text:style-name="P3"><text:tab/> <text:s text:c="7"/>}</text:p>
      <text:p text:style-name="P3"><text:tab/> <text:s text:c="7"/>int sock;</text:p>
      <text:p text:style-name="P3"><text:tab/> <text:s text:c="7"/>struct sockaddr_in sini, sino;</text:p>
      <text:p text:style-name="P3"><text:tab/> <text:s text:c="7"/>char linea[SIZE];</text:p>
      <text:p text:style-name="P3"><text:tab/> <text:s text:c="7"/>int cuanto, L;</text:p>
      <text:p text:style-name="P3"><text:tab/> <text:s text:c="7"/>if ((sock = <text:span text:style-name="T4">socket(PF_INET, SOCK_DGRAM, 0)</text:span>) &lt; 0)</text:p>
      <text:p text:style-name="P3"><text:tab/> <text:s text:c="15"/>error("socket");</text:p>
      <text:p text:style-name="P3"><text:tab/> <text:s text:c="7"/>sino.sin_family = AF_INET;</text:p>
      <text:p text:style-name="P3"><text:tab/> <text:s text:c="7"/>sino.sin_port = htons(PORT);</text:p>
      <text:p text:style-name="P3"><text:tab/> <text:s text:c="7"/>inet_pton(AF_INET, argv[1], &amp;sino.sin_addr);</text:p>
      <text:p text:style-name="P3"><text:tab/> <text:s text:c="7"/>//Posix To Network. Leer: <text:span text:style-name="T4">man 3 inet_pton</text:span></text:p>
      <text:p text:style-name="P3"/>
      <text:p text:style-name="P1">Clase 05-09-2006: Historia de internet – TCP/IP<text:span text:style-name="T1">:</text:span></text:p>
      <text:p text:style-name="P2"/>
      <text:p text:style-name="P2"><text:s text:c="2"/>/* Continuacion Archivo: hola-mundo-cliente-udp.c */</text:p>
      <text:p text:style-name="P2"/>
      <text:p text:style-name="P3">Que se compila mediante la orden:</text:p>
      <text:p text:style-name="P3"><text:s text:c="2"/><text:span text:style-name="T4">gcc -Wall hola-mundo-cliente-udp.c -o hola-mundo-cliente-udp.out</text:span></text:p>
      <text:p text:style-name="P2"/>
      <text:p text:style-name="P3">Ahora invocaremos a cada programa ejecutable desde diferentes consolas virtuales y veremos:</text:p>
      <text:p text:style-name="P3"/>
      <text:list text:style-name="L15">
        <text:list-item>
          <text:p text:style-name="P35">Para ejecutar el programa servidor, y así ver como funciona el <text:span text:style-name="T4">PROCESO</text:span> <text:span text:style-name="T4">SERVIDOR</text:span> <text:span text:style-name="T4">(SUB-PROTOCOLO UDP) </text:span>tecleamos en una de las consolas:</text:p>
        </text:list-item>
      </text:list>
      <text:p text:style-name="P3"><text:tab/><text:span text:style-name="T4">./hola-mundo-servidor-udp.out</text:span></text:p>
      <text:p text:style-name="P2"/>
      <text:list text:style-name="L15">
        <text:list-item text:start-value="1">
          <text:p text:style-name="P36"><text:span text:style-name="T3">Para ejecutar el programa cliente, y así ver cómo se desenvuelve el </text:span><text:span text:style-name="T2">PROCESO CLIENTE</text:span><text:span text:style-name="T3"> </text:span><text:span text:style-name="T2">(SUB-PROTOCOLO UDP) </text:span><text:span text:style-name="T3">tecleamos:</text:span></text:p>
        </text:list-item>
      </text:list>
      <text:p text:style-name="Standard"><text:span text:style-name="T3"><text:tab/></text:span><text:span text:style-name="T2">./hola-mundo-cliente-udp.out 127.0.0.1</text:span></text:p>
      <text:p text:style-name="P28"/>
      <text:p text:style-name="Standard"><text:span text:style-name="T16">Una vez que se han </text:span><text:span text:style-name="T2">ejecutado ambos PROCESOS</text:span><text:span text:style-name="T16"> veremos </text:span><text:span text:style-name="T2">en la consola del PROCESO CLIENTE</text:span><text:span text:style-name="T16"> el siguiente mensaje:</text:span></text:p>
      <text:p text:style-name="P28"/>
      <text:p text:style-name="P28"><text:tab/><text:span text:style-name="T11"><text:tab/>De 127.0.0.1 : 5000 --&gt; Mensaje[ Hola mundo!</text:span></text:p>
      <text:p text:style-name="P2"><text:s/><text:tab/>]</text:p>
      <text:p text:style-name="P2"/>
      <text:p text:style-name="P3">A continuación aclararemos algunas cuestiones relacionadas a estos ejemplos:</text:p>
      <text:p text:style-name="P3">En la página de manual en línea de comandos: <text:span text:style-name="T4">man 7 ip</text:span> se explica:</text:p>
      <text:p text:style-name="P3"/>
      <text:p text:style-name="P3"/>
      <text:p text:style-name="P3"/>
      <text:p text:style-name="P3"/>
      <text:p text:style-name="P2">IP(7) <text:s text:c="22"/>Manual del Programador de Linux <text:s text:c="20"/>IP(7)</text:p>
      <text:p text:style-name="P3"/>
      <text:p text:style-name="P2">NOMBRE</text:p>
      <text:p text:style-name="P3"><text:s text:c="7"/><text:span text:style-name="T4">ip - Implementación Linux del protocolo IPv4</text:span></text:p>
      <text:p text:style-name="P2"/>
      <text:p text:style-name="P2">SINOPSIS</text:p>
      <text:p text:style-name="P3"><text:s text:c="7"/><text:span text:style-name="T4">#include &lt;sys/socket.h&gt;</text:span></text:p>
      <text:p text:style-name="P3"><text:s text:c="7"/><text:span text:style-name="T4">#include &lt;net/netinet.h&gt;</text:span></text:p>
      <text:p text:style-name="P3"/>
      <text:p text:style-name="P3"><text:s text:c="8"/><text:span text:style-name="T4">tcp</text:span>_socket = socket(PF_INET, <text:span text:style-name="T4">SOCK_STREAM</text:span>, 0);</text:p>
      <text:p text:style-name="P3"><text:s text:c="7"/><text:span text:style-name="T4">raw</text:span>_socket = socket(PF_INET, <text:span text:style-name="T4">SOCK_RAW</text:span>, protocol);</text:p>
      <text:p text:style-name="P3"><text:s text:c="7"/><text:span text:style-name="T4">udp</text:span>_socket = socket(PF_INET, <text:span text:style-name="T4">SOCK_DGRAM</text:span>, protocol);</text:p>
      <text:p text:style-name="P3"/>
      <text:p text:style-name="P2">DESCRIPCIÓN</text:p>
      <text:p text:style-name="P3"><text:s text:c="7"/><text:span text:style-name="T4">Linux implementa el Protocolo de Internet</text:span> (<text:span text:style-name="T4">Internet Protocol, IP</text:span>), <text:span text:style-name="T4">version 4</text:span>, <text:span text:style-name="T4">descrito en RFC791 y RFC1122</text:span>. ip <text:span text:style-name="T4">contiene una implementación de multidestino del Nivel 2 según el RFC1112</text:span>. También contiene <text:span text:style-name="T4">un enrutador IP incluyendo un filtro de paquetes</text:span>.</text:p>
      <text:p text:style-name="P3">La <text:span text:style-name="T4">interfaz del programador es compatible con la de los conectores BSD</text:span>. Para más información sobre conectores, vea <text:span text:style-name="T4">socket(7)</text:span>.</text:p>
      <text:p text:style-name="P3"/>
      <text:p text:style-name="Standard"><text:span text:style-name="T3">Un </text:span><text:span text:style-name="T2">conector IP</text:span><text:span text:style-name="T3"> </text:span><text:span text:style-name="T2">se crea llamando a </text:span><text:span text:style-name="T3">la función </text:span><text:span text:style-name="T2">socket(2)</text:span><text:span text:style-name="T3"> de la forma </text:span></text:p>
      <text:p text:style-name="P2"/>
      <text:p text:style-name="P3"><text:span text:style-name="T4"><text:tab/>socket(PF_INET, socket_type, protocol)</text:span>. </text:p>
      <text:p text:style-name="P3"/>
      <text:p text:style-name="P3">Los <text:span text:style-name="T4">tipos de conectores válidos</text:span> son </text:p>
      <text:p text:style-name="P2"><text:tab/></text:p>
      <text:p text:style-name="P3"><text:span text:style-name="T4"><text:tab/>SOCK_STREAM </text:span>para abrir un<text:span text:style-name="T4"> conector tcp(7)</text:span>, </text:p>
      <text:p text:style-name="P3"/>
      <text:p text:style-name="Standard"><text:span text:style-name="T2"><text:tab/>SOCK_DGRAM</text:span><text:span text:style-name="T8"> <text:s/></text:span><text:span text:style-name="T3">para abrir un </text:span><text:span text:style-name="T2">conector udp(7)</text:span><text:span text:style-name="T3"> o </text:span></text:p>
      <text:p text:style-name="P3"/>
      <text:p text:style-name="Standard"><text:span text:style-name="T2"><text:tab/>SOCK_RAW</text:span><text:span text:style-name="T3"> para abrir un </text:span><text:span text:style-name="T2">conector directo</text:span><text:span text:style-name="T3"> </text:span><text:span text:style-name="T2">(raw(7))</text:span><text:span text:style-name="T3"> para </text:span><text:span text:style-name="T2">acceder al <text:tab/>protocolo IP directamente</text:span><text:span text:style-name="T3">. <text:s/></text:span></text:p>
      <text:p text:style-name="P2"/>
      <text:p text:style-name="Standard"><text:span text:style-name="T2">protocol</text:span><text:span text:style-name="T3"> es el </text:span><text:span text:style-name="T2">protocolo IP en la cabecera IP a enviar o recibir</text:span><text:span text:style-name="T3">. Los</text:span> <text:span text:style-name="T2">únicos valores válidos para protocol</text:span><text:span text:style-name="T3"> son </text:span></text:p>
      <text:p text:style-name="P2"/>
      <text:p text:style-name="P37"><text:span text:style-name="T4"><text:tab/>0 y IPPROTO_TCP para conectores TCP</text:span><text:span text:style-name="T5">, y </text:span></text:p>
      <text:p text:style-name="P3"/>
      <text:p text:style-name="P37"><text:span text:style-name="T5"><text:tab/></text:span><text:span text:style-name="T4">0 y IPPROTO_UDP para</text:span><text:span text:style-name="T5"> </text:span><text:span text:style-name="T4">conectores <text:s/>UDP</text:span><text:span text:style-name="T5">. </text:span></text:p>
      <text:p text:style-name="P3"><text:tab/></text:p>
      <text:p text:style-name="P3"><text:tab/>Para <text:span text:style-name="T4">SOCK_RAW</text:span> debe <text:span text:style-name="T4">especificar un protocolo IP válido del IANA</text:span> <text:tab/><text:span text:style-name="T4">definido por</text:span> uno de los números asignados en el <text:span text:style-name="T4">RFC1700</text:span>.</text:p>
      <text:p text:style-name="P3"/>
      <text:p text:style-name="P3"><text:tab/><text:span text:style-name="T14">NOTA</text:span>: </text:p>
      <text:p text:style-name="P3"><text:tab/>La entidad <text:span text:style-name="T4">IANA</text:span> es la<text:span text:style-name="T4">“INTERNET ASSIGNED NUMBERS AUTHORITY”</text:span></text:p>
      <text:p text:style-name="P3"><text:span text:style-name="T4"><text:tab/></text:span>Más información en: <text:a xlink:type="simple" xlink:href="http://www.iana.org/"><text:span text:style-name="T17">http://www.iana.org</text:span></text:a></text:p>
      <text:p text:style-name="P3"/>
      <text:p text:style-name="P37"><text:span text:style-name="T5">Cuando un </text:span><text:span text:style-name="T4">proceso</text:span><text:span text:style-name="T5"> quiere </text:span><text:span text:style-name="T4">recibir</text:span><text:span text:style-name="T5"> nuevos </text:span></text:p>
      <text:p text:style-name="P2"/>
      <text:p text:style-name="Standard"><text:span text:style-name="T2"><text:tab/>paquetes de entrada</text:span><text:span text:style-name="T3"> </text:span><text:span text:style-name="T2">o</text:span><text:span text:style-name="T3"> </text:span></text:p>
      <text:p text:style-name="Standard"><text:span text:style-name="T2"><text:tab/>conexiones</text:span><text:span text:style-name="T3">, </text:span></text:p>
      <text:p text:style-name="P3">debe </text:p>
      <text:p text:style-name="Standard"><text:span text:style-name="T6"><text:tab/>enlazar un conector</text:span><text:span text:style-name="T2"> a</text:span><text:span text:style-name="T4"> </text:span><text:span text:style-name="T2">una dirección de la interfaz local</text:span><text:span text:style-name="T3"> </text:span><text:span text:style-name="T2">usando <text:tab/>bind(2)</text:span><text:span text:style-name="T3">. </text:span></text:p>
      <text:p text:style-name="Standard"><text:span text:style-name="T3"><text:tab/>Sólo se puede ligar </text:span><text:span text:style-name="T2">un conector IP</text:span><text:span text:style-name="T3"> a </text:span><text:span text:style-name="T2">un par (dirección, puerto)</text:span><text:span text:style-name="T3"> dado. </text:span></text:p>
      <text:p text:style-name="P2"/>
      <text:p text:style-name="Standard"><text:span text:style-name="T2">Cuando en la llamada a bind se especifica</text:span><text:span text:style-name="T3"> </text:span><text:span text:style-name="T2">INADDR_ANY</text:span><text:span text:style-name="T3">, el </text:span><text:span text:style-name="T2">conector será ligado a todas las interfaces locales</text:span><text:span text:style-name="T3">. </text:span></text:p>
      <text:p text:style-name="P3"/>
      <text:p text:style-name="Standard"><text:span text:style-name="T3">Cuando se </text:span><text:span text:style-name="T2">llama a</text:span><text:span text:style-name="T3"> </text:span><text:span text:style-name="T2">listen(2)</text:span><text:span text:style-name="T3"> o </text:span><text:span text:style-name="T2">connect(2)</text:span><text:span text:style-name="T3"> </text:span><text:span text:style-name="T2">con un conector no enlazado</text:span><text:span text:style-name="T3">, el </text:span><text:span text:style-name="T2">conector será automáticamente</text:span><text:span text:style-name="T3"> </text:span><text:span text:style-name="T2">ligado a un puerto aleatorio libre</text:span><text:span text:style-name="T3"> cuya <text:s/>dirección local</text:span> <text:span text:style-name="T3">sea </text:span><text:span text:style-name="T2">INADDR_ANY</text:span><text:span text:style-name="T3">.</text:span></text:p>
      <text:p text:style-name="P3"/>
      <text:p text:style-name="P1"/>
      <text:p text:style-name="P1"/>
      <text:p text:style-name="P3"><text:span text:style-name="T14">Una <text:s/>dirección local de conector TCP que haya sido enlazada, no estará disponible durante un cierto tiempo después de que se cierre</text:span><text:span text:style-name="T4">, </text:span><text:span text:style-name="T14">a menos que se haya activado la opción SO_REUSEADDR</text:span>. Se debe tener <text:span text:style-name="T14">cuidado al usar esta opción</text:span> ya que <text:span text:style-name="T14">hace</text:span><text:span text:style-name="T13"> que </text:span><text:span text:style-name="T14">TCP sea menos fiable</text:span>. </text:p>
      <text:p text:style-name="P3"/>
      <text:p text:style-name="P2">FORMATO DE LAS DIRECCIONES</text:p>
      <text:p text:style-name="P3"><text:s text:c="7"/>Una </text:p>
      <text:p text:style-name="P3"><text:span text:style-name="T4"><text:tab/><text:tab/>dirección de conector IP (dirección de un socket IP)</text:span> </text:p>
      <text:p text:style-name="P3">se define como una </text:p>
      <text:p text:style-name="Standard"><text:span text:style-name="T2"><text:tab/><text:tab/>combinación de</text:span><text:span text:style-name="T3"> </text:span><text:span text:style-name="T2">una</text:span><text:span text:style-name="T3"> </text:span><text:span text:style-name="T2">dirección de interfaz IP y</text:span></text:p>
      <text:p text:style-name="Standard"><text:span text:style-name="T2"><text:tab/><text:tab/>un</text:span><text:span text:style-name="T4"> </text:span><text:span text:style-name="T2">número de puerto</text:span><text:span text:style-name="T3">. </text:span></text:p>
      <text:p text:style-name="P3"/>
      <text:p text:style-name="Standard"><text:span text:style-name="T3">El </text:span><text:span text:style-name="T2">protocolo IP</text:span><text:span text:style-name="T3"> básico </text:span><text:span text:style-name="T2">no proporciona números de puerto</text:span><text:span text:style-name="T3">. </text:span><text:span text:style-name="T2">Estos</text:span><text:span text:style-name="T3"> </text:span><text:span text:style-name="T2">son</text:span><text:span text:style-name="T3"> </text:span><text:span text:style-name="T2">implementados</text:span><text:span text:style-name="T4"> </text:span><text:span text:style-name="T2">por protocolos de un nivel más alto</text:span><text:span text:style-name="T3"> como <text:s text:c="2"/></text:span><text:span text:style-name="T2">udp(7) <text:s/></text:span><text:span text:style-name="T3"><text:s/>y <text:s/></text:span><text:span text:style-name="T2">tcp(7)</text:span><text:span text:style-name="T3">. En los</text:span><text:span text:style-name="T2"> conectores directos (raw(7)), </text:span><text:span text:style-name="T3">a</text:span><text:span text:style-name="T2"> sin_port se</text:span><text:span text:style-name="T5"> </text:span><text:span text:style-name="T3">le </text:span><text:span text:style-name="T2">asigna</text:span><text:span text:style-name="T3"> el</text:span><text:span text:style-name="T2"> protocolo IP</text:span><text:span text:style-name="T3">.</text:span></text:p>
      <text:p text:style-name="P3"/>
      <text:p text:style-name="P2"><text:s text:c="3"/>struct <text:s/>sockaddr_in </text:p>
      <text:p text:style-name="P2"><text:s text:c="3"/>{</text:p>
      <text:p text:style-name="Standard"><text:span text:style-name="T2"><text:tab/>sa_family_t <text:s text:c="2"/>sin_family; <text:s text:c="2"/></text:span><text:span text:style-name="T3">/* </text:span><text:span text:style-name="T2">familia de direcciones</text:span><text:span text:style-name="T3">:</text:span><text:span text:style-name="T5"> </text:span><text:span text:style-name="T2">AF_INET</text:span><text:span text:style-name="T3"> */</text:span></text:p>
      <text:p text:style-name="P3"/>
      <text:p text:style-name="P3"><text:span text:style-name="T4"><text:tab/>u_int16_t<text:tab/> <text:s text:c="3"/>sin_port; <text:s text:c="2"/></text:span>/* <text:span text:style-name="T4">puerto</text:span> con los <text:span text:style-name="T4">bytes en el orden de red</text:span>*/</text:p>
      <text:p text:style-name="P3"/>
      <text:p text:style-name="Standard"><text:span text:style-name="T3"><text:tab/></text:span><text:span text:style-name="T18">struct <text:s text:c="2"/>in_addr</text:span><text:span text:style-name="T2"> <text:s/>sin_addr;</text:span><text:span text:style-name="T3"> <text:s text:c="3"/>/* </text:span><text:span text:style-name="T2">dirección de Internet</text:span><text:span text:style-name="T3"> */</text:span></text:p>
      <text:p text:style-name="P2"><text:s text:c="3"/>};</text:p>
      <text:p text:style-name="P3"/>
      <text:p text:style-name="P3"><text:s text:c="3"/><text:span text:style-name="T4">/* Dirección de Internet. */</text:span></text:p>
      <text:p text:style-name="P3"><text:s text:c="3"/><text:span text:style-name="T19">struct <text:s/>in_addr</text:span><text:span text:style-name="T4"> </text:span></text:p>
      <text:p text:style-name="P2"><text:s text:c="3"/>{</text:p>
      <text:p text:style-name="P3"><text:tab/><text:span text:style-name="T4">u_int32_t</text:span> <text:s text:c="3"/><text:span text:style-name="T4">s_addr;</text:span> <text:s text:c="2"/>/* <text:span text:style-name="T4">dirección</text:span> con los <text:span text:style-name="T4">bytes en el orden de red</text:span> */</text:p>
      <text:p text:style-name="P2"><text:s text:c="3"/>};</text:p>
      <text:p text:style-name="P7"/>
      <text:p text:style-name="Standard"><text:span text:style-name="T3"><text:s text:c="7"/>A </text:span><text:span text:style-name="T2">sin_family</text:span><text:span text:style-name="T3"> siempre se le asigna el valor </text:span><text:span text:style-name="T2">AF_INET</text:span><text:span text:style-name="T3">. Este valor es necesario. En Linux 2.2, la mayoría de las funciones de red devuelven </text:span><text:span text:style-name="T2">EINVAL</text:span><text:span text:style-name="T3"> cuando se ha omitido este valor. </text:span></text:p>
      <text:p text:style-name="P2"/>
      <text:p text:style-name="Standard"><text:span text:style-name="T2">sin_port</text:span><text:span text:style-name="T3"> contiene el </text:span></text:p>
      <text:p text:style-name="P3"><text:span text:style-name="T4"><text:tab/><text:tab/><text:tab/><text:tab/>puerto con los bytes en orden de red</text:span>. </text:p>
      <text:p text:style-name="P3">Los <text:span text:style-name="T4">números <text:s/>de puerto por debajo de 1024</text:span> se llaman <text:span text:style-name="T4">puertos reservados</text:span>. <text:span text:style-name="T4">Sólo</text:span> los <text:span text:style-name="T4">procesos con </text:span></text:p>
      <text:p text:style-name="Standard"><text:span text:style-name="T2"><text:tab/><text:tab/><text:tab/>identificador de usuario efectivo 0</text:span><text:span text:style-name="T3"> </text:span><text:span text:style-name="T2">o</text:span></text:p>
      <text:p text:style-name="Standard"><text:span text:style-name="T2"><text:tab/><text:tab/><text:tab/></text:span><text:span text:style-name="T3">la </text:span><text:span text:style-name="T2">capacidad</text:span><text:span text:style-name="T3"> <text:s text:c="2"/></text:span><text:span text:style-name="T2">CAP_NET_BIND_SERVICE</text:span><text:span text:style-name="T3"> </text:span></text:p>
      <text:p text:style-name="P3"><text:span text:style-name="T4">pueden realizar enlaces</text:span> mediante <text:span text:style-name="T4">bind(2)</text:span> <text:span text:style-name="T4">a</text:span> <text:span text:style-name="T4">estos conectores</text:span>.</text:p>
      <text:p text:style-name="P3"><text:s/></text:p>
      <text:p text:style-name="P3">Dese cuenta que el <text:span text:style-name="T4">protocolo IPv4</text:span> puro <text:span text:style-name="T4">no posee</text:span> como tal el <text:span text:style-name="T4">concepto de puerto</text:span>. <text:span text:style-name="T4">Estos son implementados por protocolos superiores</text:span> como <text:s text:c="4"/><text:span text:style-name="T4">tcp(7)</text:span> y <text:span text:style-name="T4">udp(7)</text:span>.</text:p>
      <text:p text:style-name="P3"/>
      <text:p text:style-name="P3"><text:span text:style-name="T4">sin_addr</text:span> es </text:p>
      <text:p text:style-name="P3"><text:tab/><text:tab/>la <text:span text:style-name="T4">dirección IP del anfitrión (host)</text:span>. </text:p>
      <text:p text:style-name="Standard"><text:span text:style-name="T3">El miembro </text:span><text:span text:style-name="T2">s_addr</text:span><text:span text:style-name="T3"> de </text:span><text:span text:style-name="T2">struct in_addr</text:span><text:span text:style-name="T3"> contiene la </text:span></text:p>
      <text:p text:style-name="P3"><text:span text:style-name="T4">dirección de la interfaz del anfitrión con los bytes en orden de red</text:span>. <text:span text:style-name="T4">Sólo</text:span> se <text:span text:style-name="T4">debería</text:span> <text:span text:style-name="T4">acceder</text:span> a <text:span text:style-name="T4">in_addr</text:span> usando las <text:span text:style-name="T4">funciones de biblioteca</text:span> <text:tab/><text:tab/><text:span text:style-name="T4">inet_aton(3)</text:span>, </text:p>
      <text:p text:style-name="P3"><text:span text:style-name="T4"><text:tab/>inet_addr(3)</text:span> y </text:p>
      <text:p text:style-name="P3"><text:span text:style-name="T4"><text:tab/>inet_makeaddr(3)</text:span>, </text:p>
      <text:p text:style-name="P3">o directamente <text:s/>mediante el </text:p>
      <text:p text:style-name="P3"><text:span text:style-name="T4"><text:tab/>mecanismo de resolución de nombres</text:span> (<text:span text:style-name="T4">vea gethostbyname(3)</text:span>). <text:s/></text:p>
      <text:p text:style-name="P3"/>
      <text:p text:style-name="Standard"><text:span text:style-name="T3">Las </text:span><text:span text:style-name="T2">direcciones</text:span><text:span text:style-name="T3"> </text:span><text:span text:style-name="T2">IPv4</text:span><text:span text:style-name="T3"> </text:span><text:span text:style-name="T2">se</text:span><text:span text:style-name="T3"> </text:span><text:span text:style-name="T2">dividen</text:span><text:span text:style-name="T3"> </text:span><text:span text:style-name="T2">en</text:span><text:span text:style-name="T3"> </text:span><text:span text:style-name="T2">direcciones</text:span><text:span text:style-name="T3"> </text:span><text:span text:style-name="T2">unidestino</text:span><text:span text:style-name="T3">, </text:span><text:span text:style-name="T2">de difusión</text:span><text:span text:style-name="T3"> y </text:span><text:span text:style-name="T2">multidestino</text:span><text:span text:style-name="T3">. </text:span></text:p>
      <text:p text:style-name="P2"/>
      <text:p text:style-name="P3"><text:span text:style-name="T4">Las direcciones</text:span> </text:p>
      <text:p text:style-name="P3"><text:tab/></text:p>
      <text:p text:style-name="P3"><text:span text:style-name="T4"><text:tab/>unidestino</text:span> especifican una <text:span text:style-name="T4">única</text:span> <text:span text:style-name="T4">interfaz</text:span> <text:span text:style-name="T4">de</text:span> <text:span text:style-name="T4">un</text:span> <text:span text:style-name="T4">anfitrión</text:span>, </text:p>
      <text:p text:style-name="P3"/>
      <text:p text:style-name="P3"><text:tab/><text:span text:style-name="T4">de</text:span> <text:span text:style-name="T4">difusión</text:span> especifican <text:span text:style-name="T4">todos</text:span> <text:span text:style-name="T4">los</text:span> <text:span text:style-name="T4">anfitriones</text:span> <text:span text:style-name="T4">de</text:span> <text:span text:style-name="T4">una</text:span> <text:span text:style-name="T4">red</text:span> y </text:p>
      <text:p text:style-name="P3"/>
      <text:p text:style-name="Standard"><text:span text:style-name="T3"><text:tab/></text:span><text:span text:style-name="T2">multidestino</text:span><text:span text:style-name="T3"> identifican a </text:span><text:span text:style-name="T2">todos</text:span><text:span text:style-name="T3"> </text:span><text:span text:style-name="T2">los</text:span><text:span text:style-name="T3"> </text:span><text:span text:style-name="T2">anfitriones</text:span><text:span text:style-name="T3"> </text:span></text:p>
      <text:p text:style-name="P3"><text:span text:style-name="T4"><text:tab/>de</text:span> <text:span text:style-name="T4">un</text:span> <text:span text:style-name="T4">grupo</text:span> <text:span text:style-name="T4">multidestino</text:span>. </text:p>
      <text:p text:style-name="P3"/>
      <text:p text:style-name="P3"><text:span text:style-name="T4">Sólo</text:span> se <text:span text:style-name="T4">pueden</text:span> </text:p>
      <text:p text:style-name="P3"><text:span text:style-name="T4"><text:tab/>enviar</text:span> <text:span text:style-name="T4">datagramas</text:span> <text:span text:style-name="T4">a</text:span> o </text:p>
      <text:p text:style-name="P3"><text:span text:style-name="T4"><text:tab/>recibir</text:span> <text:span text:style-name="T4">datagramas</text:span> <text:span text:style-name="T4">de</text:span> </text:p>
      <text:p text:style-name="P3"><text:span text:style-name="T4">direcciones</text:span> <text:span text:style-name="T4">de difusión cuando está activa la opción de conector SO_BROADCAST</text:span>. <text:s/></text:p>
      <text:p text:style-name="P3"/>
      <text:p text:style-name="Standard"><text:span text:style-name="T3"><text:s text:c="4"/>En la implementación actual, los </text:span><text:span text:style-name="T2">conectores <text:s/>orientados a conexión (sockets TCP)</text:span><text:span text:style-name="T3"> </text:span><text:span text:style-name="T2">sólo pueden usar direcciones unidestino</text:span><text:span text:style-name="T3">.</text:span></text:p>
      <text:p text:style-name="P3"/>
      <text:p text:style-name="P3">Dese cuenta que la </text:p>
      <text:p text:style-name="Standard"><text:span text:style-name="T2"><text:tab/><text:tab/>dirección y el puerto</text:span><text:span text:style-name="T3"> </text:span></text:p>
      <text:p text:style-name="P3">se almacenan </text:p>
      <text:p text:style-name="Standard"><text:span text:style-name="T2"><text:tab/><text:tab/>siempre en</text:span><text:span text:style-name="T3"> </text:span><text:span text:style-name="T2">orden de red</text:span><text:span text:style-name="T3">. </text:span></text:p>
      <text:p text:style-name="Standard"><text:span text:style-name="T3">En particular, esto </text:span><text:span text:style-name="T2">significa que</text:span><text:span text:style-name="T3"> </text:span><text:span text:style-name="T2">necesita llamar</text:span><text:span text:style-name="T3"> </text:span><text:span text:style-name="T2">a</text:span><text:span text:style-name="T3"> </text:span></text:p>
      <text:p text:style-name="P3"><text:tab/><text:tab/><text:span text:style-name="T4">htons(3)</text:span> <text:span text:style-name="T4">con el número que se ha asignado al puerto</text:span>. </text:p>
      <text:p text:style-name="P3"/>
      <text:p text:style-name="P3"><text:span text:style-name="T4">Todas</text:span> <text:span text:style-name="T4">las funciones de manipulación de dirección/puerto en la biblioteca estándar</text:span> <text:span text:style-name="T4">trabajan en orden de red</text:span>.</text:p>
      <text:p text:style-name="P3"/>
      <text:p text:style-name="P3"><text:s text:c="7"/>Existen varias <text:span text:style-name="T4">direcciones especiales</text:span>: </text:p>
      <text:p text:style-name="P3"><text:tab/></text:p>
      <text:p text:style-name="P3"><text:span text:style-name="T4"><text:tab/>INADDR_LOOPBACK</text:span> <text:tab/><text:tab/><text:span text:style-name="T4">(127.0.0.1)</text:span> <text:span text:style-name="T4">siempre se refiere al </text:span></text:p>
      <text:p text:style-name="P3"><text:span text:style-name="T4"><text:tab/><text:tab/><text:tab/><text:tab/><text:tab/><text:tab/>ordenador local</text:span> a través del <text:span text:style-name="T4">dispositvo </text:span></text:p>
      <text:p text:style-name="P3"><text:span text:style-name="T4"><text:tab/><text:tab/><text:tab/><text:tab/><text:tab/><text:tab/>`loopback'</text:span>. <text:s/></text:p>
      <text:p text:style-name="P3"><text:tab/></text:p>
      <text:p text:style-name="P3"><text:tab/><text:span text:style-name="T4">INADDR_ANY</text:span> <text:tab/><text:tab/><text:tab/><text:span text:style-name="T4">(0.0.0.0)</text:span> significa <text:span text:style-name="T4">cualquier</text:span> <text:span text:style-name="T4">dirección</text:span> </text:p>
      <text:p text:style-name="P3"><text:span text:style-name="T4"><text:tab/><text:tab/><text:tab/><text:tab/><text:tab/><text:tab/>para</text:span> <text:span text:style-name="T4">enlazar</text:span>.</text:p>
      <text:p text:style-name="P3"/>
      <text:p text:style-name="P3"><text:tab/><text:span text:style-name="T4">INADDR_BROADCAST</text:span> <text:tab/><text:span text:style-name="T4">(255.255.255.255)</text:span> significa <text:span text:style-name="T4">cualquier</text:span> <text:s/></text:p>
      <text:p text:style-name="P3"><text:span text:style-name="T4"><text:tab/><text:tab/><text:tab/><text:tab/><text:tab/><text:tab/>ordenador</text:span> y, por razones históricas, tiene </text:p>
      <text:p text:style-name="P3"><text:tab/><text:tab/><text:tab/><text:tab/><text:tab/><text:tab/>el <text:span text:style-name="T4">mismo efecto en el enlace</text:span> <text:span text:style-name="T4">que </text:span></text:p>
      <text:p text:style-name="P3"><text:span text:style-name="T4"><text:tab/><text:tab/><text:tab/><text:tab/><text:tab/><text:tab/>INADDR_ANY</text:span>.</text:p>
      <text:p text:style-name="P3"/>
      <text:p text:style-name="P2">OPCIONES DE LOS CONECTORES</text:p>
      <text:p text:style-name="Standard"><text:span text:style-name="T3"><text:s text:c="7"/></text:span><text:span text:style-name="T2">IP soporta algunas opciones de conector</text:span><text:span text:style-name="T3"> específicas del protocolo que </text:span><text:span text:style-name="T2">se pueden </text:span></text:p>
      <text:p text:style-name="P3"><text:span text:style-name="T4"><text:tab/>configurar </text:span>con <text:span text:style-name="T4">setsockopt(2)</text:span> y </text:p>
      <text:p text:style-name="P3"><text:span text:style-name="T4"><text:tab/>leer </text:span>con<text:span text:style-name="T4"> getsockopt(2)</text:span>. </text:p>
      <text:p text:style-name="P3"/>
      <text:p text:style-name="P3">El <text:span text:style-name="T4">nivel de opciones de conector para IP es SOL_IP</text:span>. </text:p>
      <text:p text:style-name="P3"/>
      <text:p text:style-name="P3">Una <text:span text:style-name="T4">opción entera booleana es </text:span></text:p>
      <text:p text:style-name="P3"><text:span text:style-name="T4"><text:tab/>cero cuando es falsa</text:span> y </text:p>
      <text:p text:style-name="P3"><text:tab/><text:span text:style-name="T4">cualquier otra cosa cuando es cierta</text:span>.</text:p>
      <text:p text:style-name="P3"/>
      <text:p text:style-name="P2"><text:s text:c="3"/>IP_OPTIONS</text:p>
      <text:p text:style-name="P3"><text:tab/>Establece u obtiene las opciones IP a enviar con cada paquete desde </text:p>
      <text:p text:style-name="P3"><text:tab/>este conector. Los <text:span text:style-name="T4">argumentos</text:span> <text:span text:style-name="T4">son</text:span> <text:span text:style-name="T4">punteros a un buffer de </text:span></text:p>
      <text:p text:style-name="P3"><text:span text:style-name="T4"><text:tab/>memoria</text:span> <text:span text:style-name="T4">que</text:span> <text:span text:style-name="T4">contiene las opciones y la longitud de las opciones</text:span>. <text:tab/>La llamada <text:tab/></text:p>
      <text:p text:style-name="Standard"><text:span text:style-name="T3"><text:tab/></text:span><text:span text:style-name="T2">setsockopt(2)</text:span><text:span text:style-name="T3"> </text:span><text:span text:style-name="T2">establece las opciones IP asociadas a un conector</text:span><text:span text:style-name="T3">. <text:s/></text:span></text:p>
      <text:p text:style-name="P3"><text:tab/>El <text:span text:style-name="T4">tamaño</text:span> <text:span text:style-name="T4">máximo</text:span> <text:span text:style-name="T4">de</text:span> <text:span text:style-name="T4">opción</text:span> <text:span text:style-name="T4">para</text:span> <text:span text:style-name="T4">IPv4</text:span> <text:span text:style-name="T4">es</text:span> de <text:span text:style-name="T4">40 bytes</text:span>. Vea <text:span text:style-name="T4">RFC791</text:span> <text:tab/>para las <text:span text:style-name="T4">opciones permitidas</text:span>.</text:p>
      <text:p text:style-name="P3"><text:tab/><text:span text:style-name="T4">Cuando</text:span> el <text:span text:style-name="T4">paquete</text:span> <text:span text:style-name="T4">inicial</text:span> <text:span text:style-name="T4">de</text:span> <text:span text:style-name="T4">petición</text:span> <text:span text:style-name="T4">de</text:span> <text:span text:style-name="T4">conexión</text:span> <text:span text:style-name="T4">para</text:span> <text:span text:style-name="T4">un</text:span> </text:p>
      <text:p text:style-name="Standard"><text:span text:style-name="T2"><text:tab/>conector</text:span><text:span text:style-name="T3"> </text:span><text:span text:style-name="T2">SOCK_STREAM (SOCKET TCP)</text:span><text:span text:style-name="T3"> </text:span><text:span text:style-name="T2">contiene</text:span><text:span text:style-name="T3"> </text:span><text:span text:style-name="T2">opciones</text:span><text:span text:style-name="T3"> </text:span><text:span text:style-name="T2">IP</text:span><text:span text:style-name="T3">, las </text:span></text:p>
      <text:p text:style-name="Standard"><text:span text:style-name="T3"><text:tab/></text:span><text:span text:style-name="T2">opciones IP se configurarán automáticamente</text:span><text:span text:style-name="T3"> al </text:span><text:span text:style-name="T2">valor de las</text:span><text:span text:style-name="T3"> </text:span></text:p>
      <text:p text:style-name="Standard"><text:span text:style-name="T3"><text:tab/></text:span><text:span text:style-name="T2">opciónes del paquete inicial</text:span><text:span text:style-name="T3"> </text:span><text:span text:style-name="T2">con las</text:span><text:span text:style-name="T3"> </text:span><text:span text:style-name="T2">cabeceras de enrutamiento</text:span><text:span text:style-name="T3"> </text:span></text:p>
      <text:p text:style-name="Standard"><text:span text:style-name="T3"><text:tab/></text:span><text:span text:style-name="T2">invertidas</text:span><text:span text:style-name="T3">. </text:span><text:span text:style-name="T2">No se permite</text:span><text:span text:style-name="T3"> </text:span><text:span text:style-name="T2">que</text:span><text:span text:style-name="T3"> los </text:span><text:span text:style-name="T2">paquetes</text:span><text:span text:style-name="T3"> </text:span><text:span text:style-name="T2">de</text:span><text:span text:style-name="T3"> </text:span><text:span text:style-name="T2">entrada</text:span><text:span text:style-name="T3"> </text:span><text:span text:style-name="T2">cambien</text:span><text:span text:style-name="T3"> </text:span></text:p>
      <text:p text:style-name="P3"><text:tab/><text:span text:style-name="T4">las opciones después de que la conexión se haya establecido</text:span>. El </text:p>
      <text:p text:style-name="P3"><text:tab/>procesamiento de todas las opciones de enrutamiento de la fuente de </text:p>
      <text:p text:style-name="P3"><text:tab/>entrada está desactivado por defecto y se puede activar usando la </text:p>
      <text:p text:style-name="Standard"><text:span text:style-name="T3"><text:tab/></text:span><text:span text:style-name="T2">sysctl accept_source_route</text:span><text:span text:style-name="T3">. Otras opciones, como las marcas de <text:tab/></text:span></text:p>
      <text:p text:style-name="P3"><text:tab/>tiempo, todavía se siguen manejando. <text:span text:style-name="T4">Para los conectores de</text:span> </text:p>
      <text:p text:style-name="P3"><text:tab/><text:span text:style-name="T4">datagramas (SOCKETS UDP)</text:span>, las <text:span text:style-name="T4">opciones IP</text:span> <text:span text:style-name="T4">sólo pueden ser</text:span> </text:p>
      <text:p text:style-name="P3"><text:tab/><text:span text:style-name="T4">configuradas por el usuario local</text:span>. </text:p>
      <text:p text:style-name="Standard"><text:span text:style-name="T3"><text:tab/>Llamar a </text:span><text:span text:style-name="T2">getsockopt(2)</text:span><text:span text:style-name="T3"> con </text:span><text:span text:style-name="T2">IP_OPTIONS</text:span><text:span text:style-name="T3"> </text:span><text:span text:style-name="T2">coloca en el buffer</text:span><text:span text:style-name="T3"> </text:span></text:p>
      <text:p text:style-name="P3"><text:tab/><text:span text:style-name="T4">proporcionado las opciones IP actuales</text:span> usadas para enviar.</text:p>
      <text:p text:style-name="P3"/>
      <text:p text:style-name="P2"><text:s text:c="3"/>IP_PKTINFO</text:p>
      <text:p text:style-name="Standard"><text:span text:style-name="T3"><text:tab/>Pasa un </text:span><text:span text:style-name="T2">mensaje</text:span><text:span text:style-name="T3"> </text:span><text:span text:style-name="T2">auxiliar</text:span><text:span text:style-name="T3"> </text:span><text:span text:style-name="T2">IP_PKTINFO</text:span><text:span text:style-name="T3"> que </text:span><text:span text:style-name="T2">contiene</text:span><text:span text:style-name="T3"> </text:span><text:span text:style-name="T2">una</text:span><text:span text:style-name="T3"> </text:span><text:span text:style-name="T2">estructura</text:span><text:span text:style-name="T3"> <text:s/></text:span></text:p>
      <text:p text:style-name="P3"><text:span text:style-name="T4"><text:tab/>pktinfo</text:span> que <text:span text:style-name="T4">proporciona</text:span> alguna <text:span text:style-name="T4">información</text:span> <text:span text:style-name="T4">sobre</text:span> <text:span text:style-name="T4">los</text:span> <text:span text:style-name="T4">paquetes</text:span> de </text:p>
      <text:p text:style-name="P3"><text:tab/>entrada. Esto <text:span text:style-name="T4">sólo funciona para conectores orientados a <text:tab/></text:span></text:p>
      <text:p text:style-name="P3"><text:span text:style-name="T4"><text:tab/>datagramas (SOCKETS UDP)</text:span>.</text:p>
      <text:p text:style-name="P3"/>
      <text:p text:style-name="P3"><text:s text:c="14"/><text:span text:style-name="T4">struct in_pktinfo</text:span></text:p>
      <text:p text:style-name="P3"><text:s text:c="14"/><text:span text:style-name="T4">{</text:span></text:p>
      <text:p text:style-name="P3"><text:s text:c="18"/><text:span text:style-name="T4">unsigned int <text:s text:c="3"/><text:tab/>ipi_ifindex;</text:span> <text:s/>/* Índice de la interfaz */</text:p>
      <text:p text:style-name="P3"/>
      <text:p text:style-name="Standard"><text:span text:style-name="T3"><text:s text:c="18"/></text:span><text:span text:style-name="T2">struct <text:s text:c="2"/>in_addr<text:tab/>ipi_spec_dst;</text:span><text:span text:style-name="T3"> </text:span></text:p>
      <text:p text:style-name="P3"><text:tab/><text:tab/>/* Dirección de destino del enrutamiento */</text:p>
      <text:p text:style-name="P3"/>
      <text:p text:style-name="P3"><text:s text:c="18"/><text:span text:style-name="T4">struct <text:s/>in_addr <text:tab/>ipi_addr;</text:span></text:p>
      <text:p text:style-name="P3"><text:span text:style-name="T4"><text:tab/><text:tab/></text:span>/* Dirección de destino en la cabecera */</text:p>
      <text:p text:style-name="P3"><text:s text:c="14"/><text:span text:style-name="T4">};</text:span></text:p>
      <text:p text:style-name="P3"/>
      <text:p text:style-name="P3"><text:tab/><text:span text:style-name="T4">ipi_ifindex</text:span> es el <text:span text:style-name="T4">índice</text:span> <text:span text:style-name="T4">de</text:span> <text:span text:style-name="T4">la</text:span> <text:span text:style-name="T4">interfaz</text:span> <text:span text:style-name="T4">en</text:span> <text:span text:style-name="T4">la</text:span> <text:span text:style-name="T4">que</text:span> <text:span text:style-name="T4">se</text:span> <text:span text:style-name="T4">recibió</text:span> <text:span text:style-name="T4">el</text:span> <text:tab/></text:p>
      <text:p text:style-name="P3"><text:span text:style-name="T4"><text:tab/>paquete</text:span>. <text:s/></text:p>
      <text:p text:style-name="P3"/>
      <text:p text:style-name="P3"><text:tab/><text:span text:style-name="T4">ipi_spec_dst</text:span> es la <text:span text:style-name="T4">dirección</text:span> <text:span text:style-name="T4">de</text:span> <text:span text:style-name="T4">destino</text:span> <text:span text:style-name="T4">de</text:span> <text:span text:style-name="T4">la</text:span> <text:span text:style-name="T4">entrada</text:span> <text:span text:style-name="T4">de</text:span> <text:span text:style-name="T4">la</text:span> <text:span text:style-name="T4">tabla</text:span> <text:span text:style-name="T4">de</text:span> </text:p>
      <text:p text:style-name="P3"><text:tab/><text:span text:style-name="T4">enrutamiento</text:span> y </text:p>
      <text:p text:style-name="P3"/>
      <text:p text:style-name="P3"><text:tab/><text:span text:style-name="T4">ipi_addr</text:span> es la <text:span text:style-name="T4">dirección</text:span> <text:span text:style-name="T4">de</text:span> <text:span text:style-name="T4">destino</text:span> <text:span text:style-name="T4">en</text:span> <text:span text:style-name="T4">la</text:span> <text:span text:style-name="T4">cabecera</text:span> <text:span text:style-name="T4">del</text:span> <text:span text:style-name="T4">paquete</text:span>.</text:p>
      <text:p text:style-name="P3"/>
      <text:p text:style-name="Standard"><text:span text:style-name="T3"><text:tab/>Si se pasa </text:span><text:span text:style-name="T2">IP_PKTINFO</text:span><text:span text:style-name="T3"> a </text:span><text:span text:style-name="T2">sendmsg(2)</text:span><text:span text:style-name="T3">, el </text:span><text:span text:style-name="T2">paquete</text:span><text:span text:style-name="T3"> </text:span><text:span text:style-name="T2">de</text:span><text:span text:style-name="T3"> </text:span><text:span text:style-name="T2">salida</text:span><text:span text:style-name="T3"> </text:span><text:span text:style-name="T2">se</text:span><text:span text:style-name="T3"> <text:s/></text:span></text:p>
      <text:p text:style-name="P3"><text:tab/><text:span text:style-name="T4">enviará</text:span> <text:span text:style-name="T4">a</text:span> <text:span text:style-name="T4">través</text:span> <text:span text:style-name="T4">de</text:span> <text:span text:style-name="T4">la</text:span> <text:span text:style-name="T4">interfaz</text:span> <text:span text:style-name="T4">especificada</text:span> <text:span text:style-name="T4">en</text:span> <text:span text:style-name="T4">ipi_ifindex</text:span> con la </text:p>
      <text:p text:style-name="Standard"><text:span text:style-name="T3"><text:tab/></text:span><text:span text:style-name="T2">dirección de destino</text:span><text:span text:style-name="T3"> </text:span><text:span text:style-name="T2">indicada</text:span><text:span text:style-name="T3"> </text:span><text:span text:style-name="T2">en</text:span><text:span text:style-name="T3"> </text:span><text:span text:style-name="T2">ipi_spec_dst</text:span><text:span text:style-name="T3">.</text:span></text:p>
      <text:p text:style-name="P3"/>
      <text:p text:style-name="P3"><text:s text:c="3"/><text:span text:style-name="T4">IP_RECVTOS</text:span></text:p>
      <text:p text:style-name="P3"><text:s text:c="14"/>Cuando está activa, se pasa el mensaje auxiliar <text:span text:style-name="T4">IP_TOS</text:span> con los </text:p>
      <text:p text:style-name="P3"><text:tab/>paquetes de entrada. Contiene un <text:s/>byte que especifica el campo </text:p>
      <text:p text:style-name="P3"><text:span text:style-name="T4"><text:tab/>Tipo de</text:span> <text:span text:style-name="T4">Servicio/Precedencia</text:span> de la cabecera del paquete.</text:p>
      <text:p text:style-name="P3"><text:tab/><text:span text:style-name="T4">Espera una opción entera booleana</text:span>.</text:p>
      <text:p text:style-name="P3"/>
      <text:p text:style-name="P2"/>
      <text:p text:style-name="P2"/>
      <text:p text:style-name="P2"><text:s text:c="3"/>IP_RECVTTL</text:p>
      <text:p text:style-name="P3"><text:s text:c="14"/>Cuando esta opción está activa, pasa un mensaje de control <text:tab/></text:p>
      <text:p text:style-name="P3"><text:span text:style-name="T4"><text:tab/>IP_RECVTTL</text:span> con el campo <text:span text:style-name="T4">"tiempo de</text:span> <text:span text:style-name="T4">vida"</text:span> <text:span text:style-name="T4">(time to live)</text:span> <text:span text:style-name="T4">del <text:s/></text:span></text:p>
      <text:p text:style-name="Standard"><text:span text:style-name="T2"><text:tab/>paquete</text:span><text:span text:style-name="T3"> <text:s/></text:span><text:span text:style-name="T2">recibido</text:span><text:span text:style-name="T3"> </text:span><text:span text:style-name="T2">dado por un byte</text:span><text:span text:style-name="T3">. </text:span></text:p>
      <text:p text:style-name="P8"><text:tab/>No soportada por conectores <text:span text:style-name="T20">SOCK_STREAM (SOCKETS TCP)</text:span><text:span text:style-name="T21">.</text:span></text:p>
      <text:p text:style-name="P3"/>
      <text:p text:style-name="P2"><text:s text:c="3"/>IP_RECVOPTS</text:p>
      <text:p text:style-name="P3"><text:s text:c="14"/><text:span text:style-name="T4">Pasa</text:span> <text:span text:style-name="T4">todas</text:span> <text:span text:style-name="T4">las opciones IP</text:span> <text:span text:style-name="T4">de entrada</text:span> <text:span text:style-name="T4">al usuario en un <text:tab/></text:span></text:p>
      <text:p text:style-name="P3"><text:span text:style-name="T4"><text:tab/>mensaje</text:span> <text:span text:style-name="T4">de</text:span> <text:span text:style-name="T4">control</text:span> <text:span text:style-name="T4">IP_OPTIONS</text:span>. La <text:span text:style-name="T4">cabecera de enrutamiento</text:span> y </text:p>
      <text:p text:style-name="P3"><text:tab/><text:span text:style-name="T4">otras opciones</text:span> ya <text:span text:style-name="T4">las completa el anfitrión local</text:span>. </text:p>
      <text:p text:style-name="P3"><text:tab/><text:span text:style-name="T4">No soportada para conectores SOCK_STREAM (SOCKETS TCP)</text:span>.</text:p>
      <text:p text:style-name="P3"/>
      <text:p text:style-name="P2"><text:s text:c="3"/>IP_RETOPTS</text:p>
      <text:p text:style-name="Standard"><text:span text:style-name="T3"><text:s text:c="14"/></text:span><text:span text:style-name="T2">Identica a</text:span><text:span text:style-name="T3"> </text:span><text:span text:style-name="T2">IP_RECVOPTS</text:span><text:span text:style-name="T3"> pero </text:span><text:span text:style-name="T2">devuelve opciones directas sin</text:span><text:span text:style-name="T3"> </text:span></text:p>
      <text:p text:style-name="P3"><text:tab/><text:span text:style-name="T4">procesar cuyas marcas de tiempo y opciones del registro de ruta </text:span></text:p>
      <text:p text:style-name="Standard"><text:span text:style-name="T2"><text:tab/>no son completadas por este anfitrión</text:span><text:span text:style-name="T3">.</text:span></text:p>
      <text:p text:style-name="P3"/>
      <text:p text:style-name="P2"><text:s text:c="3"/>IP_TOS</text:p>
      <text:p text:style-name="P3"><text:span text:style-name="T4"><text:tab/> <text:s text:c="3"/>Establece</text:span> o <text:span text:style-name="T4">devuelve</text:span> el <text:span text:style-name="T4">campo</text:span> </text:p>
      <text:p text:style-name="P3"><text:span text:style-name="T4"><text:tab/>Tipo de Servicio (Type-Of-Service, TOS)</text:span> a enviar con cada paquete IP </text:p>
      <text:p text:style-name="P3"><text:tab/>creado desde este conector. Se usa <text:span text:style-name="T4">para</text:span> <text:span text:style-name="T4">priorizar</text:span> <text:span text:style-name="T4">los paquetes en la</text:span> </text:p>
      <text:p text:style-name="P3"><text:tab/><text:span text:style-name="T4">red</text:span>. <text:span text:style-name="T4">TOS es un <text:s/>byte</text:span>. Existen <text:span text:style-name="T4">algunas opciones TOS estándares</text:span> </text:p>
      <text:p text:style-name="P3"><text:tab/>definidas: <text:tab/></text:p>
      <text:p text:style-name="P3"/>
      <text:p text:style-name="P3"><text:tab/><text:tab/><text:span text:style-name="T4">IPTOS_LOWDELAY</text:span><text:tab/>para <text:span text:style-name="T4">minizar los retrasos</text:span> en el <text:span text:style-name="T4">caso de</text:span> <text:tab/><text:tab/><text:tab/><text:tab/><text:tab/><text:tab/><text:span text:style-name="T4">tráfico interactivo</text:span>, </text:p>
      <text:p text:style-name="P3"/>
      <text:p text:style-name="P3"><text:tab/><text:tab/><text:span text:style-name="T4">IPTOS_THROUGHPUT</text:span> para <text:span text:style-name="T4">optimizar</text:span> <text:span text:style-name="T4">el</text:span> <text:span text:style-name="T4">rendimiento</text:span>,</text:p>
      <text:p text:style-name="P3"/>
      <text:p text:style-name="Standard"><text:span text:style-name="T3"><text:tab/><text:tab/></text:span><text:span text:style-name="T2">IPTOS_RELIABILITY</text:span><text:span text:style-name="T3"> <text:s/><text:tab/>para </text:span><text:span text:style-name="T2">optimizar la fiabilidad</text:span><text:span text:style-name="T3"> e</text:span></text:p>
      <text:p text:style-name="P3"/>
      <text:p text:style-name="P3"><text:tab/><text:tab/><text:span text:style-name="T4">IPTOS_MINCOST</text:span> <text:tab/>que <text:span text:style-name="T4">se debería usar para "datos de </text:span></text:p>
      <text:p text:style-name="Standard"><text:span text:style-name="T2"><text:tab/><text:tab/><text:tab/><text:tab/><text:tab/><text:tab/>relleno" donde no tenga sentido</text:span><text:span text:style-name="T3"> </text:span><text:span text:style-name="T2">una</text:span><text:span text:style-name="T3"> </text:span></text:p>
      <text:p text:style-name="P3"><text:tab/><text:tab/><text:tab/><text:tab/><text:tab/><text:tab/><text:span text:style-name="T4">transmisión lenta</text:span>. </text:p>
      <text:p text:style-name="P3"><text:tab/><text:span text:style-name="T4">Como mucho</text:span>, se <text:span text:style-name="T4">puede especificar uno de estos valores TOS</text:span>. Los </text:p>
      <text:p text:style-name="P3"><text:tab/>otros bits son inválidos y se limpiarán. <text:span text:style-name="T4">Por defecto</text:span>, <text:span text:style-name="T4">Linux envía </text:span></text:p>
      <text:p text:style-name="Standard"><text:span text:style-name="T2"><text:tab/>primero</text:span><text:span text:style-name="T3"> </text:span><text:span text:style-name="T2">datagramas</text:span><text:span text:style-name="T3"> </text:span><text:span text:style-name="T2">IPTOS_LOWDELAY</text:span><text:span text:style-name="T3"> </text:span><text:span text:style-name="T2">pero</text:span><text:span text:style-name="T3"> el </text:span><text:span text:style-name="T2">comportamiento</text:span><text:span text:style-name="T3"> </text:span></text:p>
      <text:p text:style-name="Standard"><text:span text:style-name="T3"><text:tab/></text:span><text:span text:style-name="T2">exacto depende de la disciplina de encolamiento configurada</text:span><text:span text:style-name="T3">. </text:span></text:p>
      <text:p text:style-name="P3"><text:tab/>Algunos <text:span text:style-name="T4">niveles de prioridad alta</text:span> pueden necesitar un <text:span text:style-name="T4">identificador </text:span></text:p>
      <text:p text:style-name="Standard"><text:span text:style-name="T2"><text:tab/>de usuario efectivo 0</text:span><text:span text:style-name="T3"> o la </text:span><text:span text:style-name="T2">capacidad</text:span><text:span text:style-name="T3"> </text:span><text:span text:style-name="T2">CAP_NET_ADMIN</text:span><text:span text:style-name="T3">. <text:tab/></text:span></text:p>
      <text:p text:style-name="P3"><text:tab/>La <text:span text:style-name="T4">prioridad también se puede configurar</text:span> de una manera </text:p>
      <text:p text:style-name="P3"><text:span text:style-name="T4"><text:tab/>independiente <text:tab/>del protocolo</text:span> mediante la <text:span text:style-name="T4">opción de conector</text:span> </text:p>
      <text:p text:style-name="P3"><text:tab/><text:span text:style-name="T4">(SOL_SOCKET, SO_PRIORITY) (vea socket(7))</text:span>.</text:p>
      <text:p text:style-name="P3"/>
      <text:p text:style-name="P2"><text:s text:c="3"/>IP_TTL</text:p>
      <text:p text:style-name="P3"><text:span text:style-name="T4"><text:tab/> <text:s text:c="3"/>Establece</text:span> u <text:span text:style-name="T4">obtiene</text:span> el <text:span text:style-name="T4">campo</text:span> <text:span text:style-name="T4">"tiempo de vida"</text:span> <text:span text:style-name="T4">actual</text:span> que se </text:p>
      <text:p text:style-name="P3"><text:tab/>envía en cada paquete enviado desde este conector.</text:p>
      <text:p text:style-name="P3"/>
      <text:p text:style-name="P2"><text:s text:c="3"/>IP_HDRINCL</text:p>
      <text:p text:style-name="P3"><text:s text:c="14"/>Cuando está activa, el <text:span text:style-name="T4">usuario proporciona una cabecera IP</text:span> </text:p>
      <text:p text:style-name="P3"><text:tab/><text:span text:style-name="T4">delante de los datos de usuario</text:span>.</text:p>
      <text:p text:style-name="P3"><text:span text:style-name="T4"><text:tab/>Sólo válida para conectores SOCK_RAW</text:span>. </text:p>
      <text:p text:style-name="P3"><text:span text:style-name="T4"><text:tab/>Vea raw(7) </text:span>para más información. </text:p>
      <text:p text:style-name="Standard"><text:span text:style-name="T3"><text:tab/></text:span><text:span text:style-name="T2">Cuando</text:span><text:span text:style-name="T3"> esta opción </text:span><text:span text:style-name="T2">está activa</text:span><text:span text:style-name="T3"> los </text:span><text:span text:style-name="T2">valores</text:span><text:span text:style-name="T3"> </text:span><text:span text:style-name="T2">configurados mediante</text:span><text:span text:style-name="T3"> </text:span></text:p>
      <text:p text:style-name="P3"><text:tab/><text:span text:style-name="T4">IP_OPTIONS</text:span>, <text:span text:style-name="T4">IP_TTL</text:span> y <text:span text:style-name="T4">IP_TOS</text:span> <text:span text:style-name="T4">se ignoran</text:span>.</text:p>
      <text:p text:style-name="P3"/>
      <text:p text:style-name="P3"><text:s text:c="3"/><text:span text:style-name="T4">IP_RECVERR</text:span></text:p>
      <text:p text:style-name="Standard"><text:span text:style-name="T3"><text:s text:c="14"/></text:span><text:span text:style-name="T2">Habilita</text:span><text:span text:style-name="T3"> el </text:span><text:span text:style-name="T2">paso adicional fiable de mensajes de error</text:span><text:span text:style-name="T3">. Cuando </text:span></text:p>
      <text:p text:style-name="Standard"><text:span text:style-name="T3"><text:tab/>se activa </text:span><text:span text:style-name="T2">en un conector de datagramas</text:span><text:span text:style-name="T3"> </text:span><text:span text:style-name="T2">todos los errores </text:span></text:p>
      <text:p text:style-name="Standard"><text:span text:style-name="T2"><text:tab/>generados</text:span><text:span text:style-name="T3"> </text:span><text:span text:style-name="T2">se encolarán en una cola de errores por conector</text:span><text:span text:style-name="T3">.</text:span></text:p>
      <text:p text:style-name="Standard"><text:span text:style-name="T3"><text:s text:c="14"/></text:span><text:span text:style-name="T2">Cuando</text:span><text:span text:style-name="T3"> el </text:span><text:span text:style-name="T2">usuario recibe un error</text:span><text:span text:style-name="T3"> procedente </text:span><text:span text:style-name="T2">de una operación</text:span><text:span text:style-name="T3"> </text:span></text:p>
      <text:p text:style-name="Standard"><text:span text:style-name="T2"><text:tab/>con</text:span><text:span text:style-name="T3"> </text:span><text:span text:style-name="T2">un conector</text:span><text:span text:style-name="T3">, se </text:span><text:span text:style-name="T2">puede recibir el error llamando a</text:span><text:span text:style-name="T3"> </text:span><text:span text:style-name="T2">recvmsg(2)</text:span><text:span text:style-name="T3"> </text:span></text:p>
      <text:p text:style-name="Standard"><text:span text:style-name="T3"><text:tab/>con la </text:span><text:span text:style-name="T2">opción</text:span><text:span text:style-name="T3"> </text:span><text:span text:style-name="T2">MSG_ERRQUEUE</text:span><text:span text:style-name="T3"> activa. La estructura </text:span></text:p>
      <text:p text:style-name="Standard"><text:span text:style-name="T2"><text:tab/>sock_extended_err</text:span><text:span text:style-name="T3"> que </text:span><text:span text:style-name="T2">describe el error</text:span><text:span text:style-name="T3"> </text:span><text:span text:style-name="T2">se pasará en un mensaje</text:span><text:span text:style-name="T3"> </text:span></text:p>
      <text:p text:style-name="Standard"><text:span text:style-name="T3"><text:tab/></text:span><text:span text:style-name="T2">auxiliar</text:span><text:span text:style-name="T3"> </text:span><text:span text:style-name="T2">con</text:span><text:span text:style-name="T3"> el </text:span><text:span text:style-name="T2">tipo</text:span><text:span text:style-name="T3"> </text:span><text:span text:style-name="T2">IP_RECVERR</text:span><text:span text:style-name="T3"> </text:span><text:span text:style-name="T2">y</text:span><text:span text:style-name="T3"> el </text:span><text:span text:style-name="T2">nive</text:span><text:span text:style-name="T3">l </text:span><text:span text:style-name="T2">SOL_IP</text:span><text:span text:style-name="T3">. Esto es </text:span><text:span text:style-name="T2">útil</text:span><text:span text:style-name="T3"> para el </text:span></text:p>
      <text:p text:style-name="Standard"><text:span text:style-name="T3"><text:tab/></text:span><text:span text:style-name="T2">manejo fiable de errores</text:span><text:span text:style-name="T3"> </text:span><text:span text:style-name="T2">en conectores no conectados</text:span><text:span text:style-name="T3">. La parte de </text:span></text:p>
      <text:p text:style-name="P3"><text:tab/>datos recibida de la cola de errores contiene el paquete de error.</text:p>
      <text:p text:style-name="Standard"><text:span text:style-name="T3"><text:s text:c="14"/>IP usa la estructura </text:span><text:span text:style-name="T2">sock_extended_err</text:span><text:span text:style-name="T3"> como sigue:</text:span></text:p>
      <text:p text:style-name="P3"><text:s/></text:p>
      <text:p text:style-name="Standard"><text:span text:style-name="T3"><text:tab/><text:tab/>a </text:span><text:span text:style-name="T2">ee_origin</text:span><text:span text:style-name="T3"> <text:tab/>se le </text:span><text:span text:style-name="T2">asigna</text:span><text:span text:style-name="T3"> el valor </text:span><text:span text:style-name="T2">SO_EE_ORIGIN_ICMP</text:span><text:span text:style-name="T3"> </text:span><text:span text:style-name="T2">para</text:span><text:span text:style-name="T3"> </text:span></text:p>
      <text:p text:style-name="Standard"><text:span text:style-name="T3"><text:tab/><text:tab/><text:tab/><text:tab/><text:tab/></text:span><text:span text:style-name="T2">errores recibidos</text:span><text:span text:style-name="T3"> en un </text:span><text:span text:style-name="T2">paquete</text:span><text:span text:style-name="T3"> </text:span><text:span text:style-name="T2">ICMP</text:span><text:span text:style-name="T3"> o </text:span></text:p>
      <text:p text:style-name="P3"><text:span text:style-name="T4"><text:tab/><text:tab/><text:tab/><text:tab/><text:tab/>SO_EE_ORIGIN_LOCAL</text:span> <text:span text:style-name="T4">para errores</text:span> </text:p>
      <text:p text:style-name="P3"><text:span text:style-name="T4"><text:tab/><text:tab/><text:tab/><text:tab/><text:tab/>generados localmente</text:span>. </text:p>
      <text:p text:style-name="P3"/>
      <text:p text:style-name="Standard"><text:span text:style-name="T3"><text:tab/><text:tab/>A </text:span><text:span text:style-name="T2">ee_type</text:span><text:span text:style-name="T3"> y </text:span><text:span text:style-name="T2">ee_code</text:span><text:span text:style-name="T3"> <text:tab/><text:tab/>se les </text:span><text:span text:style-name="T2">asignan</text:span><text:span text:style-name="T3"> los </text:span><text:span text:style-name="T2">campos tipo</text:span><text:span text:style-name="T3"> </text:span><text:span text:style-name="T2">y</text:span><text:span text:style-name="T3"> </text:span></text:p>
      <text:p text:style-name="P3"><text:tab/><text:tab/><text:tab/><text:tab/><text:tab/><text:tab/><text:tab/><text:span text:style-name="T4">código</text:span> <text:span text:style-name="T4">de la cabecera</text:span> <text:span text:style-name="T4">ICMP</text:span>. </text:p>
      <text:p text:style-name="P2"/>
      <text:p text:style-name="Standard"><text:span text:style-name="T2"><text:tab/><text:tab/>ee_info</text:span><text:span text:style-name="T3"> <text:tab/><text:tab/></text:span><text:span text:style-name="T2">contiene</text:span><text:span text:style-name="T3"> la </text:span><text:span text:style-name="T2">MTU</text:span><text:span text:style-name="T3"> </text:span><text:span text:style-name="T2">descubierta</text:span><text:span text:style-name="T3"> </text:span><text:span text:style-name="T2">para errores</text:span><text:span text:style-name="T3"> </text:span></text:p>
      <text:p text:style-name="P3"><text:span text:style-name="T4"><text:tab/><text:tab/><text:tab/><text:tab/><text:tab/>EMSGSIZE</text:span>.</text:p>
      <text:p text:style-name="P3"><text:s/></text:p>
      <text:p text:style-name="P3"><text:span text:style-name="T4"><text:tab/><text:tab/>ee_data</text:span> <text:tab/><text:tab/><text:span text:style-name="T4">no se usa actualmente</text:span>. </text:p>
      <text:p text:style-name="P3"/>
      <text:p text:style-name="Standard"><text:span text:style-name="T3"><text:tab/>En el </text:span><text:span text:style-name="T2">caso de un error originado en la red</text:span><text:span text:style-name="T3">, </text:span><text:span text:style-name="T2">todas las opciones IP</text:span><text:span text:style-name="T3"> </text:span></text:p>
      <text:p text:style-name="Standard"><text:span text:style-name="T3"><text:tab/>(</text:span><text:span text:style-name="T2">IP_OPTIONS</text:span><text:span text:style-name="T3">, </text:span><text:span text:style-name="T2">IP_TTL</text:span><text:span text:style-name="T3">, etc.) </text:span><text:span text:style-name="T2">activas</text:span><text:span text:style-name="T3"> </text:span><text:span text:style-name="T2">en el conector</text:span><text:span text:style-name="T3"> y </text:span><text:span text:style-name="T2">contenidas en </text:span></text:p>
      <text:p text:style-name="P3"><text:span text:style-name="T4"><text:tab/>e</text:span>l <text:span text:style-name="T4">paquete de error</text:span>, <text:span text:style-name="T4">se pasan como <text:s/>mensajes de control</text:span>.</text:p>
      <text:p text:style-name="P3"><text:tab/>El <text:span text:style-name="T4">contenido útil</text:span> del paquete que ha provocado el error se devuelve <text:tab/>como datos normales.</text:p>
      <text:p text:style-name="P3"/>
      <text:p text:style-name="Standard"><text:span text:style-name="T3"><text:s text:c="14"/>En el caso de </text:span><text:span text:style-name="T2">conectores SOCK_STREAM</text:span><text:span text:style-name="T3">, </text:span><text:span text:style-name="T2">IP_RECVERR</text:span><text:span text:style-name="T3"> tiene una </text:span></text:p>
      <text:p text:style-name="P37"><text:span text:style-name="T5"><text:tab/></text:span><text:span text:style-name="T4">semántica ligeramente diferente</text:span><text:span text:style-name="T5">. En lugar de guardar los errores </text:span></text:p>
      <text:p text:style-name="Standard"><text:span text:style-name="T3"><text:tab/>para </text:span><text:span text:style-name="T2">cuando expire el siguiente plazo de tiempo</text:span><text:span text:style-name="T3">, </text:span><text:span text:style-name="T2">pasa</text:span><text:span text:style-name="T3"> </text:span><text:span text:style-name="T2">todos</text:span><text:span text:style-name="T3"> </text:span><text:span text:style-name="T2">los</text:span><text:span text:style-name="T3"> </text:span></text:p>
      <text:p text:style-name="P3"><text:tab/><text:span text:style-name="T4">errores de entrada</text:span> <text:span text:style-name="T4">inmediatamente</text:span> <text:span text:style-name="T4">al</text:span> <text:span text:style-name="T4">usuario</text:span>. Esto podría ser útil </text:p>
      <text:p text:style-name="P3"><text:tab/>para conexiones TCP breves que necesitan un manejo rápido de errores. </text:p>
      <text:p text:style-name="Standard"><text:span text:style-name="T3"><text:tab/></text:span><text:span text:style-name="T2">Use</text:span><text:span text:style-name="T3"> esta </text:span><text:span text:style-name="T2">opción</text:span><text:span text:style-name="T3"> </text:span><text:span text:style-name="T2">con cuidado</text:span><text:span text:style-name="T3">: hace que </text:span><text:span text:style-name="T2">TCP no sea fiable</text:span><text:span text:style-name="T3"> al </text:span><text:span text:style-name="T2">no</text:span><text:span text:style-name="T3"> </text:span></text:p>
      <text:p text:style-name="P37"><text:span text:style-name="T5"><text:tab/></text:span><text:span text:style-name="T4">permitirle</text:span><text:span text:style-name="T5"> </text:span><text:span text:style-name="T4">recuperarse</text:span><text:span text:style-name="T5"> adecuadamente </text:span><text:span text:style-name="T4">de</text:span><text:span text:style-name="T5"> los </text:span><text:span text:style-name="T4">cambios de</text:span><text:span text:style-name="T5"> </text:span></text:p>
      <text:p text:style-name="P37"><text:span text:style-name="T5"><text:tab/></text:span><text:span text:style-name="T4">enrutamiento</text:span><text:span text:style-name="T5"> y de </text:span><text:span text:style-name="T4">otras condiciones normales</text:span><text:span text:style-name="T5">, y </text:span><text:span text:style-name="T4">rompe</text:span><text:span text:style-name="T5"> la </text:span></text:p>
      <text:p text:style-name="P37"><text:span text:style-name="T5"><text:tab/></text:span><text:span text:style-name="T4">especificación del protocolo</text:span><text:span text:style-name="T5">. Dese cuenta que </text:span><text:span text:style-name="T4">TCP no posee una <text:tab/>cola</text:span><text:span text:style-name="T5"> </text:span><text:span text:style-name="T4">de errores</text:span><text:span text:style-name="T5">. </text:span><text:span text:style-name="T4">MSG_ERRQUEUE</text:span><text:span text:style-name="T5"> es </text:span><text:span text:style-name="T4">ilegal</text:span><text:span text:style-name="T5"> </text:span><text:span text:style-name="T4">en</text:span><text:span text:style-name="T5"> </text:span><text:span text:style-name="T4">conectores </text:span></text:p>
      <text:p text:style-name="P37"><text:span text:style-name="T22"><text:tab/></text:span><text:span text:style-name="T4">SOCK_STREAM</text:span><text:span text:style-name="T5">. Por tanto, todos los </text:span><text:span text:style-name="T4">errores son devueltos sólo por</text:span><text:span text:style-name="T5"> </text:span></text:p>
      <text:p text:style-name="Standard"><text:span text:style-name="T3"><text:tab/></text:span><text:span text:style-name="T2">funciones de conector</text:span><text:span text:style-name="T3"> </text:span><text:span text:style-name="T2">o</text:span><text:span text:style-name="T3"> </text:span><text:span text:style-name="T2">mediante</text:span><text:span text:style-name="T3"> </text:span><text:span text:style-name="T2">SO_ERROR</text:span><text:span text:style-name="T3">.</text:span></text:p>
      <text:p text:style-name="P3"/>
      <text:p text:style-name="Standard"><text:span text:style-name="T3"><text:s text:c="14"/>Para </text:span><text:span text:style-name="T2">conectores directos (raw)</text:span><text:span text:style-name="T3">, </text:span><text:span text:style-name="T2">IP_RECVERR</text:span><text:span text:style-name="T3"> </text:span><text:span text:style-name="T2">activa</text:span><text:span text:style-name="T3"> el </text:span><text:span text:style-name="T2">paso</text:span><text:span text:style-name="T3"> de </text:span></text:p>
      <text:p text:style-name="P37"><text:span text:style-name="T5"><text:tab/>todos los </text:span><text:span text:style-name="T4">errores ICMP</text:span><text:span text:style-name="T5"> </text:span><text:span text:style-name="T4">recibidos a la aplicación</text:span><text:span text:style-name="T5">. En otro caso, sólo se </text:span></text:p>
      <text:p text:style-name="P3"><text:tab/>informa de los errores que se producen en conectores conectados.</text:p>
      <text:p text:style-name="P3"/>
      <text:p text:style-name="P3"><text:s text:c="14"/>Esta opción <text:span text:style-name="T4">establece</text:span> u <text:span text:style-name="T4">obtiene</text:span> un <text:span text:style-name="T4">valor booleano entero</text:span>. Por </text:p>
      <text:p text:style-name="P3"><text:tab/>defecto, <text:span text:style-name="T4">IP_RECVERR</text:span> está desactivada.</text:p>
      <text:p text:style-name="P3"/>
      <text:p text:style-name="P3"><text:s text:c="3"/><text:span text:style-name="T4">IP_PMTU_DISCOVER</text:span></text:p>
      <text:p text:style-name="Standard"><text:span text:style-name="T3"><text:s text:c="14"/></text:span><text:span text:style-name="T2">Establece</text:span><text:span text:style-name="T3"> o </text:span><text:span text:style-name="T2">recibe</text:span><text:span text:style-name="T3"> la </text:span><text:span text:style-name="T2">configuración</text:span><text:span text:style-name="T3"> del </text:span><text:span text:style-name="T2">"descubrimiento de la </text:span></text:p>
      <text:p text:style-name="Standard"><text:span text:style-name="T2"><text:tab/>MTU de la ruta"</text:span><text:span text:style-name="T3"> </text:span><text:span text:style-name="T2">para el conector</text:span><text:span text:style-name="T3">. Cuando </text:span><text:span text:style-name="T2">se activa</text:span><text:span text:style-name="T3">, </text:span><text:span text:style-name="T2">Linux realizará</text:span><text:span text:style-name="T3"> </text:span></text:p>
      <text:p text:style-name="Standard"><text:span text:style-name="T3"><text:tab/>el </text:span><text:span text:style-name="T2">descubrimiento de la MTU de la ruta en este conector tal y </text:span></text:p>
      <text:p text:style-name="Standard"><text:span text:style-name="T2"><text:tab/>como se</text:span><text:span text:style-name="T3"> </text:span><text:span text:style-name="T2">define en RFC1191</text:span><text:span text:style-name="T3">. La opción de </text:span><text:span text:style-name="T2">"no fragmentar"</text:span><text:span text:style-name="T3"> se activa </text:span></text:p>
      <text:p text:style-name="Standard"><text:span text:style-name="T3"><text:tab/>en </text:span><text:span text:style-name="T2">todos los</text:span><text:span text:style-name="T4"> </text:span><text:span text:style-name="T2">datagramas de salida</text:span><text:span text:style-name="T3">. El </text:span><text:span text:style-name="T2">valor global</text:span><text:span text:style-name="T3"> por defecto del <text:tab/>sistema </text:span><text:span text:style-name="T2">se controla mediante</text:span><text:span text:style-name="T3"> la </text:span><text:span text:style-name="T2">sysctl</text:span> <text:span text:style-name="T2">ip_no_pmtu_disc</text:span><text:span text:style-name="T3"> para los </text:span></text:p>
      <text:p text:style-name="P3"><text:span text:style-name="T4"><text:tab/>conectores SOCK_STREAM</text:span> y <text:span text:style-name="T4">para</text:span> todos <text:span text:style-name="T4">los demás está <text:tab/></text:span></text:p>
      <text:p text:style-name="P3"><text:span text:style-name="T4"><text:tab/>desactivado</text:span>. <text:span text:style-name="T4">Para conectores</text:span> que <text:span text:style-name="T4">no</text:span> son <text:span text:style-name="T4">SOCK_STREAM</text:span> es </text:p>
      <text:p text:style-name="P3"><text:tab/><text:span text:style-name="T4">responsabilidad del usuario</text:span> <text:span text:style-name="T4">enpaquetar</text:span> los <text:span text:style-name="T4">datos</text:span> en <text:span text:style-name="T4">trozos de </text:span></text:p>
      <text:p text:style-name="Standard"><text:span text:style-name="T2"><text:tab/>tamaño MTU</text:span><text:span text:style-name="T3"> y </text:span><text:span text:style-name="T2">realizar la retransmisión si es necesario</text:span><text:span text:style-name="T3">. El </text:span><text:span text:style-name="T2">núcleo</text:span><text:span text:style-name="T3"> </text:span></text:p>
      <text:p text:style-name="P3"><text:tab/><text:span text:style-name="T4">rechazará</text:span> aquellos <text:span text:style-name="T4">paquetes</text:span> <text:s/>que sean <text:span text:style-name="T4">más grandes que la MTU</text:span> <text:span text:style-name="T4">de</text:span> </text:p>
      <text:p text:style-name="P3"><text:tab/><text:span text:style-name="T4">ruta conocida</text:span> <text:span text:style-name="T4">si</text:span> esta <text:span text:style-name="T4">opción</text:span> está <text:span text:style-name="T4">activa (con EMSGSIZE)</text:span>.</text:p>
      <text:p text:style-name="P3"/>
      <text:p text:style-name="P3"><text:tab/>Opciones del descubrimiento<text:tab/> Significado</text:p>
      <text:p text:style-name="P3"><text:tab/>de la MTU de la ruta</text:p>
      <text:p text:style-name="P3"><text:s text:c="14"/><text:span text:style-name="T4">IP_PMTUDISC_WANT<text:tab/><text:tab/></text:span>Usar configuraciones por ruta.</text:p>
      <text:p text:style-name="P3"/>
      <text:p text:style-name="P3"><text:s text:c="14"/><text:span text:style-name="T4">IP_PMTUDISC_DONT<text:tab/><text:tab/></text:span>Nunca realizar el descubrimiento de la </text:p>
      <text:p text:style-name="P3"><text:tab/><text:tab/><text:tab/><text:tab/><text:tab/><text:tab/><text:tab/>MTU de la ruta.</text:p>
      <text:p text:style-name="P3"/>
      <text:p text:style-name="P3"><text:s text:c="14"/><text:span text:style-name="T4">IP_PMTUDISC_DO<text:tab/><text:tab/><text:tab/></text:span>Realizar siempre el descubrimiento de </text:p>
      <text:p text:style-name="P3"><text:tab/><text:tab/><text:tab/><text:tab/><text:tab/><text:tab/><text:tab/>la MTU de la ruta.</text:p>
      <text:p text:style-name="P3"/>
      <text:p text:style-name="P3"><text:s text:c="14"/>Cuando se <text:span text:style-name="T4">activa</text:span> el <text:span text:style-name="T4">descubrimiento de la MTU de la ruta</text:span>, el <text:tab/></text:p>
      <text:p text:style-name="Standard"><text:span text:style-name="T3"><text:tab/></text:span><text:span text:style-name="T2">núcleo</text:span><text:span text:style-name="T3"> automáticamente </text:span><text:span text:style-name="T2">memoriza la MTU de la ruta por anfitrión </text:span></text:p>
      <text:p text:style-name="P3"><text:span text:style-name="T4"><text:tab/>de destino</text:span>. Cuando se está conectado a un extremo específico </text:p>
      <text:p text:style-name="P3"><text:tab/>mediante <text:span text:style-name="T4">connect(2)</text:span>, se puede obtener convenientemente la MTU de la </text:p>
      <text:p text:style-name="P3"><text:tab/>ruta conocida actualmente usando la opción de conector <text:span text:style-name="T4">IP_MTU</text:span> (por </text:p>
      <text:p text:style-name="Standard"><text:span text:style-name="T3"><text:tab/>ejemplo, después de que haya ocurrido un error </text:span><text:span text:style-name="T2">EMSGSIZE</text:span><text:span text:style-name="T3">). </text:span><text:span text:style-name="T2">La MTU</text:span><text:span text:style-name="T3"> </text:span></text:p>
      <text:p text:style-name="P3"><text:tab/><text:span text:style-name="T4">puede cambiar con el tiempo</text:span>. <text:span text:style-name="T4">Para conectores no orientados a</text:span> </text:p>
      <text:p text:style-name="P3"><text:tab/><text:span text:style-name="T4">conexión</text:span> <text:span text:style-name="T4">con muchos destinos</text:span>, también se <text:span text:style-name="T4">puede</text:span> <text:span text:style-name="T4">acceder</text:span> <text:span text:style-name="T4">a</text:span> <text:span text:style-name="T4">la</text:span> </text:p>
      <text:p text:style-name="P3"><text:span text:style-name="T4"><text:tab/>nueva</text:span> <text:span text:style-name="T4">MTU</text:span> <text:span text:style-name="T4">usando</text:span> la <text:span text:style-name="T4">cola</text:span> <text:span text:style-name="T4">de</text:span> <text:span text:style-name="T4">errores</text:span> (vea <text:span text:style-name="T4">IP_RECVERR</text:span>). Se </text:p>
      <text:p text:style-name="P3"><text:span text:style-name="T4"><text:tab/>encolará</text:span> un <text:span text:style-name="T4">nuevo error</text:span> para <text:span text:style-name="T4">cada actualización que llegue de la </text:span></text:p>
      <text:p text:style-name="Standard"><text:span text:style-name="T2"><text:tab/>MTU</text:span><text:span text:style-name="T3">.</text:span></text:p>
      <text:p text:style-name="P3"/>
      <text:p text:style-name="Standard"><text:span text:style-name="T3"><text:s text:c="14"/></text:span><text:span text:style-name="T2">Mientras</text:span><text:span text:style-name="T3"> se </text:span><text:span text:style-name="T2">está</text:span><text:span text:style-name="T3"> </text:span><text:span text:style-name="T2">realizando el descubrimiento de la MTU</text:span><text:span text:style-name="T3">, se </text:span></text:p>
      <text:p text:style-name="P3"><text:tab/><text:span text:style-name="T4">pueden perder paquetes iniciales de los conectores de </text:span></text:p>
      <text:p text:style-name="P3"><text:span text:style-name="T4"><text:tab/>datagramas</text:span>. Las <text:span text:style-name="T4">aplicaciones que usan UDP</text:span> <text:span text:style-name="T4">deben ser </text:span></text:p>
      <text:p text:style-name="P3"><text:span text:style-name="T4"><text:tab/>conscientes</text:span> de esto <text:span text:style-name="T4">y no tenerlo en cuenta para sus estrategias </text:span></text:p>
      <text:p text:style-name="P3"><text:span text:style-name="T4"><text:tab/>de retransmisión de paquetes</text:span>.</text:p>
      <text:p text:style-name="P3"/>
      <text:p text:style-name="Standard"><text:span text:style-name="T3"><text:s text:c="14"/>Para </text:span><text:span text:style-name="T2">iniciar</text:span><text:span text:style-name="T3"> el </text:span><text:span text:style-name="T2">proceso de descubrimiento de la MTU de la ruta</text:span><text:span text:style-name="T3"> </text:span></text:p>
      <text:p text:style-name="P3"><text:tab/><text:span text:style-name="T4">en</text:span> <text:span text:style-name="T4">conectores no orientados a conexión</text:span>, <text:span text:style-name="T4">es posible</text:span> <text:span text:style-name="T4">comenzar</text:span> <text:span text:style-name="T4">con</text:span> </text:p>
      <text:p text:style-name="P3"><text:tab/>un <text:span text:style-name="T4">tamaño grande de datagramas</text:span> (con <text:span text:style-name="T4">logitudes de bytes</text:span> de </text:p>
      <text:p text:style-name="P3"><text:span text:style-name="T4"><text:tab/>hasta</text:span> <text:span text:style-name="T4">64KB en las cabeceras</text:span>) <text:span text:style-name="T4">y</text:span> <text:span text:style-name="T4">dejar</text:span> que <text:span text:style-name="T4">se reduzca mediante</text:span> </text:p>
      <text:p text:style-name="P3"><text:tab/><text:span text:style-name="T4">actualizaciones de la MTU de la ruta</text:span>.</text:p>
      <text:p text:style-name="Standard"><text:span text:style-name="T3"><text:s text:c="14"/></text:span><text:span text:style-name="T2">Para obtener una estimación inicial de la MTU de la ruta</text:span><text:span text:style-name="T3">, </text:span></text:p>
      <text:p text:style-name="P3"><text:tab/><text:span text:style-name="T4">conecte</text:span> un <text:span text:style-name="T4">conector de datagramas</text:span> a una <text:span text:style-name="T4">dirección de destino</text:span> </text:p>
      <text:p text:style-name="P3"><text:tab/>usando <text:span text:style-name="T4">connect(2)</text:span> y <text:span text:style-name="T4">obtenga la MTU llamando a getsockopt(2)</text:span> </text:p>
      <text:p text:style-name="P3"><text:span text:style-name="T4"><text:tab/>con la</text:span> <text:span text:style-name="T4">opción</text:span> <text:span text:style-name="T4">IP_MTU</text:span>.</text:p>
      <text:p text:style-name="P3"/>
      <text:p text:style-name="P3"><text:s text:c="3"/><text:span text:style-name="T4">IP_MTU</text:span> </text:p>
      <text:p text:style-name="P3"><text:tab/> <text:s text:c="3"/><text:span text:style-name="T4">Obtiene</text:span> la <text:span text:style-name="T4">MTU de la ruta</text:span> conocida actualmente <text:span text:style-name="T4">para el conector</text:span> </text:p>
      <text:p text:style-name="P3"><text:span text:style-name="T4"><text:tab/>actual</text:span>. <text:span text:style-name="T4">Sólo válida cuando el conector ha sido conectado</text:span>. </text:p>
      <text:p text:style-name="P3"><text:tab/><text:span text:style-name="T4">Devuelve un entero</text:span>. <text:span text:style-name="T4">Sólo válida para getsockopt(2)</text:span>.</text:p>
      <text:p text:style-name="P3"/>
      <text:p text:style-name="P3"><text:s text:c="3"/><text:span text:style-name="T4">IP_ROUTER_ALERT</text:span></text:p>
      <text:p text:style-name="Standard"><text:span text:style-name="T3"><text:s text:c="14"/></text:span><text:span text:style-name="T2">Pasar a este conector todos los paquetes "a reenviar"</text:span><text:span text:style-name="T3"> </text:span><text:span text:style-name="T2">que</text:span><text:span text:style-name="T3"> </text:span></text:p>
      <text:p text:style-name="P3"><text:span text:style-name="T4"><text:tab/>tengan activa</text:span> la <text:span text:style-name="T4">opción</text:span> <text:span text:style-name="T4">"alarma del enrutador IP" (IP Router </text:span></text:p>
      <text:p text:style-name="P3"><text:span text:style-name="T4"><text:tab/>Alert)</text:span>. <text:span text:style-name="T4">Sólo válida para conectores directos</text:span>. Esto es útil, por </text:p>
      <text:p text:style-name="Standard"><text:span text:style-name="T3"><text:tab/>ejemplo, para demonios RSVP en el espacio de usuario. Los </text:span><text:span text:style-name="T2">paquetes</text:span><text:span text:style-name="T3"> </text:span></text:p>
      <text:p text:style-name="P3"><text:tab/><text:span text:style-name="T4">interceptados no son reenviados por el núcleo, es </text:span></text:p>
      <text:p text:style-name="Standard"><text:span text:style-name="T2"><text:tab/>responsabilidad de los usuarios envilarlos de nuevo</text:span><text:span text:style-name="T3">. Se </text:span><text:span text:style-name="T2">ignora</text:span><text:span text:style-name="T3"> el </text:span></text:p>
      <text:p text:style-name="P3"><text:tab/><text:span text:style-name="T4">enlace del conector</text:span>, <text:span text:style-name="T4">tales paquetes</text:span> <text:span text:style-name="T4">sólo son filtrados por el</text:span> </text:p>
      <text:p text:style-name="P3"><text:tab/><text:span text:style-name="T4">protocolo</text:span>. <text:span text:style-name="T4">Espera</text:span> una <text:span text:style-name="T4">opción entera</text:span>.</text:p>
      <text:p text:style-name="P3"/>
      <text:p text:style-name="P2"><text:s text:c="3"/>IP_MULTICAST_TTL</text:p>
      <text:p text:style-name="P3"><text:s text:c="14"/><text:span text:style-name="T4">Establece</text:span> o <text:span text:style-name="T4">lee</text:span> el <text:span text:style-name="T4">valor</text:span> <text:span text:style-name="T4">"tiempo de vida" (time-to-live, TTL)</text:span> <text:span text:style-name="T4">de</text:span> </text:p>
      <text:p text:style-name="Standard"><text:span text:style-name="T3"><text:tab/>los </text:span><text:span text:style-name="T2">paquetes multidestino</text:span><text:span text:style-name="T3"> </text:span><text:span text:style-name="T2">de salida para</text:span><text:span text:style-name="T3"> </text:span><text:span text:style-name="T2">este conector</text:span><text:span text:style-name="T3">. Es </text:span><text:span text:style-name="T2">muy</text:span><text:span text:style-name="T3"> </text:span></text:p>
      <text:p text:style-name="P3"><text:tab/><text:span text:style-name="T4">importante</text:span> <text:span text:style-name="T4">para</text:span> los <text:span text:style-name="T4">paquetes multidestino utilizar el TTL más </text:span></text:p>
      <text:p text:style-name="P3"><text:span text:style-name="T4"><text:tab/>pequeño posible</text:span>. El <text:span text:style-name="T4">valor por defecto es 1</text:span> lo que <text:span text:style-name="T4">significa que los </text:span></text:p>
      <text:p text:style-name="P3"><text:span text:style-name="T4"><text:tab/>paquetes multidestino no abandonarán la red local</text:span> <text:span text:style-name="T4">a menos que <text:tab/>el programa de usuario lo solicite explícitamente</text:span>. El <text:span text:style-name="T4">argumento</text:span> </text:p>
      <text:p text:style-name="P3"><text:span text:style-name="T4"><text:tab/>es</text:span> <text:span text:style-name="T4">un entero</text:span>.</text:p>
      <text:p text:style-name="P3"/>
      <text:p text:style-name="P2"><text:s text:c="3"/>IP_MULTICAST_LOOP</text:p>
      <text:p text:style-name="P3"><text:s text:c="14"/><text:span text:style-name="T4">Establece</text:span> o <text:span text:style-name="T4">lee</text:span> un <text:span text:style-name="T4">argumento entero booleano</text:span> que <text:span text:style-name="T4">indica</text:span> <text:span text:style-name="T4">si los </text:span></text:p>
      <text:p text:style-name="P2"><text:tab/>paquetes multidestino enviados deben o no ser devueltos a los </text:p>
      <text:p text:style-name="P3"><text:span text:style-name="T4"><text:tab/>conectores locales</text:span>.</text:p>
      <text:p text:style-name="P3"/>
      <text:p text:style-name="P3"><text:s text:c="3"/><text:span text:style-name="T4">IP_ADD_MEMBERSHIP</text:span></text:p>
      <text:p text:style-name="P3"><text:s text:c="14"/><text:span text:style-name="T4">Unirse a un grupo multidestino</text:span>. El <text:span text:style-name="T4">argumento es una </text:span></text:p>
      <text:p text:style-name="P3"><text:span text:style-name="T4"><text:tab/>estructura</text:span> <text:span text:style-name="T4">struct ip_mreqn</text:span>.</text:p>
      <text:p text:style-name="P3"/>
      <text:p text:style-name="P3"><text:s text:c="14"/><text:span text:style-name="T4">struct ip_mreqn</text:span></text:p>
      <text:p text:style-name="P3"><text:s text:c="14"/><text:span text:style-name="T4">{</text:span></text:p>
      <text:p text:style-name="P3"><text:s text:c="18"/><text:span text:style-name="T4">struct in_addr imr_multiaddr;</text:span> </text:p>
      <text:p text:style-name="Standard"><text:span text:style-name="T3"><text:tab/><text:tab/>/* Dirección IP del grupo</text:span> <text:span text:style-name="T3">multidestino */</text:span></text:p>
      <text:p text:style-name="P3"/>
      <text:p text:style-name="P3"><text:s text:c="18"/><text:span text:style-name="T4">struct in_addr imr_address;</text:span> <text:s text:c="2"/></text:p>
      <text:p text:style-name="P3"><text:tab/><text:tab/>/* Dirección IP de la interfaz local */</text:p>
      <text:p text:style-name="P3"/>
      <text:p text:style-name="P3"><text:s text:c="18"/><text:span text:style-name="T4">int</text:span> <text:span text:style-name="T4">imr_ifindex;</text:span> <text:s text:c="2"/>/* Índice de la interfaz */</text:p>
      <text:p text:style-name="P3"><text:s text:c="14"/><text:span text:style-name="T4">};</text:span></text:p>
      <text:p text:style-name="P3"/>
      <text:p text:style-name="P3"><text:span text:style-name="T4"><text:tab/>imr_multiaddr<text:tab/><text:tab/></text:span>contiene la dirección del grupo multidestino al </text:p>
      <text:p text:style-name="P3"><text:tab/><text:tab/><text:tab/><text:tab/><text:tab/>que la aplicación se quiere unir o quiere dejar. </text:p>
      <text:p text:style-name="P3"><text:tab/><text:tab/><text:tab/><text:tab/><text:tab/>Debe ser una dirección multidestino válida. <text:s/></text:p>
      <text:p text:style-name="P3"/>
      <text:p text:style-name="Standard"><text:span text:style-name="T3"><text:tab/></text:span><text:span text:style-name="T2">imr_address</text:span><text:span text:style-name="T3"> <text:tab/><text:tab/>es la dirección</text:span> <text:span text:style-name="T3">de <text:s/>la <text:s/>interfaz local con la que el </text:span></text:p>
      <text:p text:style-name="P3"><text:tab/><text:tab/><text:tab/><text:tab/><text:tab/>sistema debe unirse al grupo multidestino. Si es </text:p>
      <text:p text:style-name="P3"><text:tab/><text:tab/><text:tab/><text:tab/><text:tab/>igual a <text:span text:style-name="T4">INADDR_ANY</text:span> el sistema elige una </text:p>
      <text:p text:style-name="P3"><text:tab/><text:tab/><text:tab/><text:tab/><text:tab/>interfaz adecuada. <text:s/></text:p>
      <text:p text:style-name="P3"/>
      <text:p text:style-name="P3"><text:tab/><text:span text:style-name="T4">imr_ifindex</text:span> <text:tab/><text:tab/>es el índice de la interfaz que debe unirse a o </text:p>
      <text:p text:style-name="P3"><text:tab/><text:tab/><text:tab/><text:tab/><text:tab/>dejar el grupo <text:span text:style-name="T4">imr_multiaddr</text:span>, o <text:span text:style-name="T4">0 para indicar</text:span> </text:p>
      <text:p text:style-name="P3"><text:tab/><text:tab/><text:tab/><text:tab/><text:tab/><text:span text:style-name="T4">cualquier interfaz</text:span>.</text:p>
      <text:p text:style-name="P3"/>
      <text:p text:style-name="Standard"><text:span text:style-name="T3"><text:s text:c="14"/></text:span><text:span text:style-name="T2">Por compatibilidad</text:span><text:span text:style-name="T3">, todavía </text:span><text:span text:style-name="T2">se soporta</text:span><text:span text:style-name="T3"> </text:span><text:span text:style-name="T2">la antigua estructura</text:span><text:span text:style-name="T3"> </text:span></text:p>
      <text:p text:style-name="Standard"><text:span text:style-name="T2"><text:tab/>ip_mreq</text:span><text:span text:style-name="T3">. </text:span><text:span text:style-name="T2">Difiere</text:span><text:span text:style-name="T3"> </text:span><text:span text:style-name="T2">de</text:span><text:span text:style-name="T3"> </text:span><text:span text:style-name="T2">ip_mreqn</text:span> <text:span text:style-name="T2">sólo en que no incluye el campo</text:span><text:span text:style-name="T3"> </text:span></text:p>
      <text:p text:style-name="P3"><text:tab/><text:span text:style-name="T4">imr_ifindex</text:span>. Ésta <text:span text:style-name="T4">opción sólo es válida para</text:span> <text:span text:style-name="T4">setsockopt(2)</text:span>.</text:p>
      <text:p text:style-name="P3"/>
      <text:p text:style-name="P3"><text:s text:c="3"/><text:span text:style-name="T4">IP_DROP_MEMBERSHIP</text:span></text:p>
      <text:p text:style-name="P3"><text:s text:c="14"/><text:span text:style-name="T4">Dejar un grupo multidestino</text:span>. El <text:span text:style-name="T4">argumento</text:span> es una <text:span text:style-name="T4">estructura</text:span> </text:p>
      <text:p text:style-name="P3"><text:span text:style-name="T4"><text:tab/>ip_mreqn</text:span> o <text:span text:style-name="T4">ip_mreq</text:span> <text:span text:style-name="T4">similar</text:span> <text:span text:style-name="T4">a</text:span> <text:span text:style-name="T4">la</text:span> <text:span text:style-name="T4">de</text:span> <text:span text:style-name="T4">IP_ADD_MEMBERSHIP</text:span>.</text:p>
      <text:p text:style-name="P3"/>
      <text:p text:style-name="P3"><text:s text:c="3"/><text:span text:style-name="T4">IP_MULTICAST_IF</text:span></text:p>
      <text:p text:style-name="P3"><text:s text:c="14"/><text:span text:style-name="T4">Establece</text:span> el <text:span text:style-name="T4">dispositivo local para un conector multidestino</text:span>. El </text:p>
      <text:p text:style-name="Standard"><text:span text:style-name="T3"><text:tab/></text:span><text:span text:style-name="T2">argumento</text:span><text:span text:style-name="T3"> es una </text:span><text:span text:style-name="T2">estructura</text:span> <text:span text:style-name="T2">ip_mreqn</text:span><text:span text:style-name="T3"> o </text:span><text:span text:style-name="T2">ip_mreq</text:span><text:span text:style-name="T3"> </text:span><text:span text:style-name="T2">similar</text:span><text:span text:style-name="T3"> </text:span><text:span text:style-name="T2">a la de</text:span><text:span text:style-name="T3"> </text:span></text:p>
      <text:p text:style-name="P3"><text:tab/><text:span text:style-name="T4">IP_ADD_MEMBERSHIP</text:span>.</text:p>
      <text:p text:style-name="P3"/>
      <text:p text:style-name="P3"><text:s text:c="14"/><text:span text:style-name="T4">Cuando</text:span> se <text:span text:style-name="T4">pasa una opción de conector inválida</text:span>, se <text:span text:style-name="T4">devuelve</text:span> el </text:p>
      <text:p text:style-name="P3"><text:tab/><text:span text:style-name="T4">error ENOPROTOOPT</text:span>.</text:p>
      <text:p text:style-name="P3"/>
      <text:p text:style-name="P2">SYSCTLS</text:p>
      <text:p text:style-name="Standard"><text:span text:style-name="T3"><text:tab/>El </text:span><text:span text:style-name="T2">protocolo IP soporta</text:span><text:span text:style-name="T3"> la interfaz </text:span><text:span text:style-name="T2">sysctl</text:span><text:span text:style-name="T3"> para </text:span><text:span text:style-name="T2">configurar</text:span><text:span text:style-name="T3"> algunas </text:span></text:p>
      <text:p text:style-name="Standard"><text:span text:style-name="T2"><text:tab/>opciones globales</text:span><text:span text:style-name="T3">. Se </text:span><text:span text:style-name="T2">puede</text:span><text:span text:style-name="T4"> </text:span><text:span text:style-name="T2">acceder</text:span><text:span text:style-name="T3"> a las sysctls </text:span><text:span text:style-name="T2">leyendo</text:span><text:span text:style-name="T3"> o </text:span></text:p>
      <text:p text:style-name="Standard"><text:span text:style-name="T2"><text:tab/>escribiendo</text:span><text:span text:style-name="T3"> </text:span><text:span text:style-name="T2">los ficheros /proc/sys/net/ipv4/*</text:span><text:span text:style-name="T3"> o </text:span><text:span text:style-name="T2">usando</text:span><text:span text:style-name="T3"> la </text:span><text:span text:style-name="T2">interfaz</text:span> </text:p>
      <text:p text:style-name="Standard"><text:span text:style-name="T2"><text:tab/>sysctl(2)</text:span><text:span text:style-name="T3">.</text:span></text:p>
      <text:p text:style-name="P3"/>
      <text:p text:style-name="P3"/>
      <text:p text:style-name="P3"><text:s text:c="7"/><text:span text:style-name="T4">ip_default_ttl</text:span></text:p>
      <text:p text:style-name="P3"><text:s text:c="14"/><text:span text:style-name="T4">Establece</text:span> el <text:span text:style-name="T4">valor</text:span> <text:span text:style-name="T4">"tiempo de vida" (TTL)</text:span> por defecto <text:span text:style-name="T4">de los</text:span> </text:p>
      <text:p text:style-name="P3"><text:span text:style-name="T4"><text:tab/>paquetes de salida</text:span>. Éste se <text:span text:style-name="T4">puede cambiar para cada conector</text:span> <text:span text:style-name="T4">con</text:span> </text:p>
      <text:p text:style-name="P3"><text:tab/><text:span text:style-name="T4">la opción IP_TTL</text:span>.</text:p>
      <text:p text:style-name="P3"/>
      <text:p text:style-name="Standard"><text:span text:style-name="T3"><text:s text:c="7"/></text:span><text:span text:style-name="T2">ip_forward</text:span></text:p>
      <text:p text:style-name="P3"><text:s text:c="14"/><text:span text:style-name="T4">Activa</text:span> el <text:span text:style-name="T4">reenvío IP</text:span> <text:span text:style-name="T4">con una opción booleana</text:span>. También se <text:span text:style-name="T4">puede</text:span> <text:s/></text:p>
      <text:p text:style-name="P3"><text:span text:style-name="T4"><text:tab/>configurar el reenvío IP interfaz a interfaz</text:span>.</text:p>
      <text:p text:style-name="P3"/>
      <text:p text:style-name="P3"><text:s text:c="7"/><text:span text:style-name="T4">ip_dynaddr</text:span></text:p>
      <text:p text:style-name="Standard"><text:span text:style-name="T3"><text:s text:c="14"/></text:span><text:span text:style-name="T2">Activa</text:span><text:span text:style-name="T3"> la </text:span><text:span text:style-name="T2">reescritura dinámica</text:span><text:span text:style-name="T3"> </text:span><text:span text:style-name="T2">de la dirección del conector</text:span><text:span text:style-name="T3"> </text:span><text:span text:style-name="T2">y</text:span><text:span text:style-name="T3"> de </text:span></text:p>
      <text:p text:style-name="Standard"><text:span text:style-name="T3"><text:tab/></text:span><text:span text:style-name="T2">las entradas de enmascaramiento (masquerading)</text:span><text:span text:style-name="T3"> </text:span><text:span text:style-name="T2">para cuando <text:tab/>cambie la dirección de la interfaz</text:span><text:span text:style-name="T3">. Esto es </text:span><text:span text:style-name="T2">útil</text:span><text:span text:style-name="T3"> para </text:span><text:span text:style-name="T2">interfaces <text:tab/></text:span></text:p>
      <text:p text:style-name="Standard"><text:span text:style-name="T2"><text:tab/>dialup</text:span><text:span text:style-name="T3"> </text:span><text:span text:style-name="T2">(como las telefónicas)</text:span><text:span text:style-name="T3"> </text:span><text:span text:style-name="T2">con direcciones IP cambiantes</text:span><text:span text:style-name="T3">. </text:span><text:span text:style-name="T2">0</text:span><text:span text:style-name="T3"> </text:span></text:p>
      <text:p text:style-name="Standard"><text:span text:style-name="T2"><text:tab/>significa no reescritura</text:span><text:span text:style-name="T3">, </text:span><text:span text:style-name="T2">1 la activa</text:span><text:span text:style-name="T3"> y </text:span><text:span text:style-name="T2">2 activa el modo verboso</text:span><text:span text:style-name="T3">.</text:span></text:p>
      <text:p text:style-name="P3"/>
      <text:p text:style-name="P3"><text:s text:c="7"/><text:span text:style-name="T4">ip_autoconfig</text:span></text:p>
      <text:p text:style-name="P3"><text:s text:c="14"/>No documentado.</text:p>
      <text:p text:style-name="P3"/>
      <text:p text:style-name="P3"><text:s text:c="7"/><text:span text:style-name="T4">ip_local_port_range</text:span></text:p>
      <text:p text:style-name="Standard"><text:span text:style-name="T3"><text:s text:c="14"/>Contiene </text:span><text:span text:style-name="T2">dos enteros</text:span><text:span text:style-name="T3"> que </text:span><text:span text:style-name="T2">definen</text:span><text:span text:style-name="T3"> el </text:span><text:span text:style-name="T2">intervalo de puertos locales</text:span><text:span text:style-name="T3"> </text:span></text:p>
      <text:p text:style-name="Standard"><text:span text:style-name="T3"><text:tab/>por defecto </text:span><text:span text:style-name="T2">reservados para los conectores</text:span><text:span text:style-name="T3">. La reserva comienza con <text:s/></text:span></text:p>
      <text:p text:style-name="Standard"><text:span text:style-name="T3"><text:tab/>el primer número y termina con el segundo. Dése cuenta que </text:span><text:span text:style-name="T2">estos no </text:span></text:p>
      <text:p text:style-name="P2"><text:tab/>deben entrar en conflicto con los puertos usados por el </text:p>
      <text:p text:style-name="Standard"><text:span text:style-name="T2"><text:tab/>enmascaramiento</text:span> <text:span text:style-name="T2">(aunque se trate el caso)</text:span><text:span text:style-name="T3">. También, las </text:span></text:p>
      <text:p text:style-name="P3"><text:span text:style-name="T4"><text:tab/>elecciones</text:span> <text:span text:style-name="T4">arbitrarias pueden producir problemas con algunos </text:span></text:p>
      <text:p text:style-name="P3"><text:span text:style-name="T4"><text:tab/>filtros de paquetes del cortafuegos</text:span> que realizan suposiciones <text:s/>sobre </text:p>
      <text:p text:style-name="P3"><text:tab/>los puertos locales en uso. El <text:span text:style-name="T4">primer número debe ser al menos </text:span></text:p>
      <text:p text:style-name="P3"><text:span text:style-name="T4"><text:tab/>&gt;1024</text:span>, <text:span text:style-name="T4">mejor &gt;4096</text:span> <text:span text:style-name="T4">para evitar conflictos con puertos bien </text:span></text:p>
      <text:p text:style-name="P3"><text:span text:style-name="T4"><text:tab/>conocidos</text:span> <text:span text:style-name="T4">y</text:span> para <text:span text:style-name="T4">minimizar los problemas con el cortafuegos</text:span>.</text:p>
      <text:p text:style-name="P3"/>
      <text:p text:style-name="P3"><text:s text:c="7"/><text:span text:style-name="T4">ip_no_pmtu_disc</text:span></text:p>
      <text:p text:style-name="P3"><text:s text:c="14"/>Si está <text:span text:style-name="T4">activa</text:span>, por defecto <text:span text:style-name="T4">no realiza el descubrimiento de la </text:span></text:p>
      <text:p text:style-name="P3"><text:span text:style-name="T4"><text:tab/>MTU de la ruta</text:span> <text:span text:style-name="T4">para los conectores TCP</text:span>. El descubrimiento de la MTU </text:p>
      <text:p text:style-name="P3"><text:tab/>de la ruta puede fallar si se encuentran en la ruta cortafuegos mal </text:p>
      <text:p text:style-name="P3"><text:tab/>configurados (como los que pierden todos los paquetes ICMP) o interfaces </text:p>
      <text:p text:style-name="P3"><text:tab/>mal configuradas (por ejemplo, un enlace punto a punto en donde ambos </text:p>
      <text:p text:style-name="P3"><text:tab/>extremos no se ponen de acuerdo en la MTU). Es mejor arreglar los </text:p>
      <text:p text:style-name="P3"><text:tab/>enrutadores defectuosos de la ruta que desactivar globalmente el </text:p>
      <text:p text:style-name="P3"><text:tab/>descubrimiento de la MTU de la ruta ya que el no realizarlo incurre en un </text:p>
      <text:p text:style-name="P3"><text:tab/>alto coste para la red.</text:p>
      <text:p text:style-name="P3"/>
      <text:p text:style-name="P3"><text:s text:c="7"/><text:span text:style-name="T4">ipfrag_high_thresh, ipfrag_low_thresh</text:span></text:p>
      <text:p text:style-name="Standard"><text:span text:style-name="T3"><text:s text:c="14"/></text:span><text:span text:style-name="T2">Si</text:span><text:span text:style-name="T3"> el </text:span><text:span text:style-name="T2">número de fragmentos IP encolados alcanza el valor</text:span><text:span text:style-name="T3"> </text:span></text:p>
      <text:p text:style-name="P3"><text:span text:style-name="T4"><text:tab/>ipfrag_high_thresh</text:span>, la <text:span text:style-name="T4">cola se recorta al valor</text:span> <text:span text:style-name="T4">ipfrag_low_thresh</text:span>. <text:s/></text:p>
      <text:p text:style-name="P3"><text:tab/>Contiene un <text:span text:style-name="T4">entero con el número de bytes</text:span>.</text:p>
      <text:p text:style-name="P3"/>
      <text:p text:style-name="P3"/>
      <text:p text:style-name="P3"><text:s text:c="7"/><text:span text:style-name="T4">ip_always_defrag</text:span></text:p>
      <text:p text:style-name="P3"><text:s text:c="14"/>[Nueva con la versión 2.2.13 del núcleo. En anteriores versiones del </text:p>
      <text:p text:style-name="Standard"><text:span text:style-name="T3"><text:tab/>núcleo la característica</text:span> <text:span text:style-name="T3">era controlada en tiempo de compilación por la </text:span></text:p>
      <text:p text:style-name="P3"><text:tab/>opción CONFIG_IP_ALWAYS_DEFRAG]</text:p>
      <text:p text:style-name="P3"/>
      <text:p text:style-name="Standard"><text:span text:style-name="T3"><text:s text:c="14"/>Cuando esta </text:span><text:span text:style-name="T2">opción booleana se habilita (es distinta de 0)</text:span><text:span text:style-name="T3"> los </text:span></text:p>
      <text:p text:style-name="Standard"><text:span text:style-name="T3"><text:tab/></text:span><text:span text:style-name="T2">fragmentos de entrada</text:span><text:span text:style-name="T3"> </text:span><text:span text:style-name="T2">(partes de <text:s/>paquetes IP que aparecen </text:span></text:p>
      <text:p text:style-name="Standard"><text:span text:style-name="T2"><text:tab/>cuando algún anfitrión entre el origen y el destino decidió que</text:span><text:span text:style-name="T4"> </text:span></text:p>
      <text:p text:style-name="P37"><text:span text:style-name="T4"><text:tab/>los paquetes eran demasiado grandes y los dividió en pedazos)</text:span><text:span text:style-name="T5"> </text:span></text:p>
      <text:p text:style-name="P3"><text:span text:style-name="T4"><text:tab/>se reensamblarán (desfragmentarán) antes de ser procesados</text:span>, </text:p>
      <text:p text:style-name="P3"><text:span text:style-name="T4"><text:tab/>incluso aunque vayan a ser reenviados</text:span>.</text:p>
      <text:p text:style-name="P3"/>
      <text:p text:style-name="P3"><text:s text:c="14"/><text:span text:style-name="T4">Sólo habilítelo cuando tenga</text:span> en funcionamiento <text:span text:style-name="T4">un cortafuegos</text:span> </text:p>
      <text:p text:style-name="Standard"><text:span text:style-name="T3"><text:tab/>que </text:span><text:span text:style-name="T2">sea el</text:span><text:span text:style-name="T3"> </text:span><text:span text:style-name="T2">único enlace de su red o un proxy transparente</text:span><text:span text:style-name="T3">. </text:span><text:span text:style-name="T2">Nunca </text:span></text:p>
      <text:p text:style-name="Standard"><text:span text:style-name="T2"><text:tab/>lo active para un enrutador u ordenador normal</text:span><text:span text:style-name="T3">. En otro caso, se </text:span></text:p>
      <text:p text:style-name="P2"><text:tab/>puede perturbar la comunicación fragmentada cuando los </text:p>
      <text:p text:style-name="Standard"><text:span text:style-name="T2"><text:tab/>fragmentos viajen a través de diferentes enlaces</text:span><text:span text:style-name="T3">. La </text:span></text:p>
      <text:p text:style-name="Standard"><text:span text:style-name="T2"><text:tab/>desfragmentación</text:span><text:span text:style-name="T3"> también </text:span><text:span text:style-name="T2">tiene un alto coste de tiempo de CPU <text:s/></text:span></text:p>
      <text:p text:style-name="P3"><text:span text:style-name="T4"><text:tab/>y de memoria</text:span>.</text:p>
      <text:p text:style-name="P3"/>
      <text:p text:style-name="P3"><text:s text:c="14"/>Esto <text:span text:style-name="T4">se activa automágicamente cuando se configura un</text:span> </text:p>
      <text:p text:style-name="P3"><text:tab/><text:span text:style-name="T4">enmascaramiento o un proxy transparente</text:span>.</text:p>
      <text:p text:style-name="P3"/>
      <text:p text:style-name="P3"><text:s text:c="7"/><text:span text:style-name="T4">neigh/*</text:span></text:p>
      <text:p text:style-name="P3"><text:s text:c="14"/>Vea <text:span text:style-name="T4">arp(7)</text:span>.</text:p>
      <text:p text:style-name="P3"/>
      <text:p text:style-name="P2">IOCTLS</text:p>
      <text:p text:style-name="Standard"><text:span text:style-name="T3"><text:s text:c="7"/>Todas las </text:span><text:span text:style-name="T2">ioctls</text:span><text:span text:style-name="T3"> </text:span><text:span text:style-name="T2">descritas en socket(7) se aplican a IP</text:span><text:span text:style-name="T3">.</text:span></text:p>
      <text:p text:style-name="P3"/>
      <text:p text:style-name="P3"><text:s text:c="7"/>Las <text:span text:style-name="T4">ioctls</text:span> <text:span text:style-name="T4">para configurar el cortafuegos</text:span> <text:span text:style-name="T4">se documentan en la </text:span></text:p>
      <text:p text:style-name="P3"><text:span text:style-name="T4"><text:tab/>página ipfw(7) del paquete ipchains</text:span>.</text:p>
      <text:p text:style-name="P3"/>
      <text:p text:style-name="P3"><text:s text:c="7"/>Las <text:span text:style-name="T4">ioctls</text:span> <text:span text:style-name="T4">para configurar los parámetros</text:span> <text:span text:style-name="T4">de los dispositivos</text:span> <text:s/></text:p>
      <text:p text:style-name="P3"><text:tab/><text:span text:style-name="T4">genéricos se describen en netdevice(7)</text:span>.</text:p>
      <text:p text:style-name="P3"/>
      <text:p text:style-name="P2">NOTAS</text:p>
      <text:p text:style-name="P3"><text:s text:c="7"/>Tenga <text:span text:style-name="T4">mucho cuidado con</text:span> la opción <text:span text:style-name="T4">SO_BROADCAST</text:span> (no es </text:p>
      <text:p text:style-name="P3"><text:tab/>privilegiada en Linux). <text:span text:style-name="T4">Es fácil sobrecargar la red realizando </text:span></text:p>
      <text:p text:style-name="P3"><text:span text:style-name="T4"><text:tab/>difusiones sin tomar <text:s/>precauciones</text:span>. <text:span text:style-name="T4">Para</text:span> los <text:span text:style-name="T4">nuevos protocolos de </text:span></text:p>
      <text:p text:style-name="P3"><text:span text:style-name="T4"><text:tab/>aplicación</text:span> es <text:span text:style-name="T4">mejor usar un grupo multidestino que usar la </text:span></text:p>
      <text:p text:style-name="P3"><text:span text:style-name="T4"><text:tab/>difusión</text:span>. La <text:span text:style-name="T4">difusión no está recomendada</text:span>.</text:p>
      <text:p text:style-name="P3"/>
      <text:p text:style-name="Standard"><text:span text:style-name="T3"><text:s text:c="7"/>Otras </text:span><text:span text:style-name="T2">implementaciones de conectores BSD proporcionan</text:span><text:span text:style-name="T3"> las </text:span><text:span text:style-name="T2">opciones</text:span><text:span text:style-name="T3"> de conector </text:span><text:span text:style-name="T2">IP_RCVDSTADDR</text:span><text:span text:style-name="T3"> y</text:span> <text:span text:style-name="T2">IP_RECVIF</text:span><text:span text:style-name="T3"> para </text:span><text:span text:style-name="T2">obtener la dirección de destino</text:span><text:span text:style-name="T3"> </text:span><text:span text:style-name="T2">y la interfaz de los datagramas recibidos</text:span><text:span text:style-name="T3">. Linux posee la opción más general </text:span><text:span text:style-name="T2">IP_PKTINFO</text:span><text:span text:style-name="T3"> para la misma tarea.</text:span></text:p>
      <text:p text:style-name="P3"/>
      <text:p text:style-name="P3"/>
      <text:p text:style-name="P2">ERRORES</text:p>
      <text:p text:style-name="P3"><text:s text:c="7"/><text:span text:style-name="T4">ENOTCONN</text:span></text:p>
      <text:p text:style-name="P3"><text:s text:c="14"/>La <text:span text:style-name="T4">operación sólo está definida en conectores conectados</text:span>, pero </text:p>
      <text:p text:style-name="P3"><text:tab/><text:span text:style-name="T4">el conector no lo está</text:span>.</text:p>
      <text:p text:style-name="P3"/>
      <text:p text:style-name="P3"><text:s text:c="7"/><text:span text:style-name="T4">EINVAL</text:span> </text:p>
      <text:p text:style-name="P3"><text:tab/> <text:s text:c="4"/>Se ha pasado un <text:span text:style-name="T4">argumento inválido</text:span>. Para las operaciones de envío, </text:p>
      <text:p text:style-name="P3"><text:tab/>éste se puede producir al enviar a una ruta blackhole.</text:p>
      <text:p text:style-name="P3"/>
      <text:p text:style-name="P3"><text:s text:c="7"/><text:span text:style-name="T4">EMSGSIZE</text:span></text:p>
      <text:p text:style-name="P3"><text:s text:c="14"/>El <text:span text:style-name="T4">datagrama es mayor que una MTU de la ruta y no puede ser </text:span></text:p>
      <text:p text:style-name="P3"><text:span text:style-name="T4"><text:tab/>fragmentado</text:span>.</text:p>
      <text:p text:style-name="P3"/>
      <text:p text:style-name="P3"><text:s text:c="7"/><text:span text:style-name="T4">EACCES</text:span> </text:p>
      <text:p text:style-name="Standard"><text:span text:style-name="T3"><text:tab/>El usuario </text:span><text:span text:style-name="T2">ha intentado ejecutar una operación sin los permisos</text:span><text:span text:style-name="T3"> </text:span></text:p>
      <text:p text:style-name="Standard"><text:span text:style-name="T3"><text:tab/></text:span><text:span text:style-name="T2">necesarios</text:span><text:span text:style-name="T3">. Estos incluyen:</text:span></text:p>
      <text:p text:style-name="Standard"><text:span text:style-name="T3"><text:s text:c="14"/></text:span><text:span text:style-name="T2">enviar un paquete a una dirección de difusión sin haber </text:span></text:p>
      <text:p text:style-name="Standard"><text:span text:style-name="T2"><text:tab/>activado la opción SO_BROADCAST</text:span><text:span text:style-name="T3">,</text:span> </text:p>
      <text:p text:style-name="Standard"><text:span text:style-name="T2"><text:s text:c="13"/>enviar un paquete a través de una ruta prohibida</text:span><text:span text:style-name="T3">, </text:span></text:p>
      <text:p text:style-name="Standard"><text:span text:style-name="T6"><text:s text:c="13"/>modificar la configuración del cortafuegos sin </text:span><text:span text:style-name="T2">tener la </text:span></text:p>
      <text:p text:style-name="Standard"><text:span text:style-name="T2"><text:tab/>capacidad</text:span><text:span text:style-name="T3"> </text:span><text:span text:style-name="T2">CAP_NET_ADMIN</text:span><text:span text:style-name="T3"> </text:span><text:span text:style-name="T2">ni</text:span><text:span text:style-name="T3"> un </text:span><text:span text:style-name="T2">identificador de usuario </text:span></text:p>
      <text:p text:style-name="Standard"><text:span text:style-name="T2"><text:tab/>efectivo 0</text:span><text:span text:style-name="T3">, </text:span></text:p>
      <text:p text:style-name="Standard"><text:span text:style-name="T3"><text:tab/> <text:s text:c="4"/>y </text:span><text:span text:style-name="T2">realizar un</text:span><text:span text:style-name="T4"> </text:span><text:span text:style-name="T2">enlace a un puerto reservado sin la capacidad</text:span><text:span text:style-name="T3"> </text:span></text:p>
      <text:p text:style-name="P3"><text:span text:style-name="T4"><text:tab/>CAP_NET_BIND_SERVICE</text:span> <text:span text:style-name="T4">ni</text:span> un <text:span text:style-name="T4">identificador de usuario efectivo 0</text:span>.</text:p>
      <text:p text:style-name="P3"/>
      <text:p text:style-name="P3"><text:s text:c="7"/><text:span text:style-name="T4">EADDRINUSE</text:span></text:p>
      <text:p text:style-name="P3"><text:s text:c="14"/>Se ha <text:span text:style-name="T4">intentado el enlace a una dirección ya en uso</text:span>.</text:p>
      <text:p text:style-name="P3"/>
      <text:p text:style-name="P3"><text:s text:c="7"/><text:span text:style-name="T4">ENOMEM</text:span> y <text:span text:style-name="T4">ENOBUFS</text:span></text:p>
      <text:p text:style-name="P3"><text:s text:c="14"/><text:span text:style-name="T4">No hay suficiente memoria disponible</text:span>.</text:p>
      <text:p text:style-name="P3"/>
      <text:p text:style-name="P3"><text:s text:c="7"/><text:span text:style-name="T4">ENOPROTOOPT</text:span> y <text:span text:style-name="T4">EOPNOTSUPP</text:span></text:p>
      <text:p text:style-name="P3"><text:s text:c="14"/>Se han pasado una <text:span text:style-name="T4">opción de conector inválida</text:span>.</text:p>
      <text:p text:style-name="P3"/>
      <text:p text:style-name="P3"><text:s text:c="7"/><text:span text:style-name="T4">EPERM</text:span> <text:s/></text:p>
      <text:p text:style-name="Standard"><text:span text:style-name="T3"><text:tab/> <text:s text:c="3"/>El </text:span><text:span text:style-name="T2">usuario no tiene permiso para</text:span><text:span text:style-name="T3"> </text:span><text:span text:style-name="T2">establecer una prioridad alta</text:span><text:span text:style-name="T3">, </text:span></text:p>
      <text:p text:style-name="Standard"><text:span text:style-name="T3"><text:tab/></text:span><text:span text:style-name="T2">cambiar la configuración</text:span><text:span text:style-name="T3"> o</text:span> <text:span text:style-name="T2">enviar señales al proceso o grupo </text:span></text:p>
      <text:p text:style-name="P37"><text:span text:style-name="T4"><text:tab/>solicitado</text:span><text:span text:style-name="T5">.</text:span></text:p>
      <text:p text:style-name="P3"/>
      <text:p text:style-name="P3"><text:s text:c="7"/><text:span text:style-name="T4">EADDRNOTAVAIL</text:span></text:p>
      <text:p text:style-name="P3"><text:s text:c="14"/><text:span text:style-name="T4">Se ha solicitado una interfaz inexistente</text:span> o la <text:span text:style-name="T4">dirección fuente </text:span></text:p>
      <text:p text:style-name="P3"><text:span text:style-name="T4"><text:tab/>solicitada no es local</text:span>.</text:p>
      <text:p text:style-name="P3"/>
      <text:p text:style-name="P3"><text:s text:c="7"/><text:span text:style-name="T4">EAGAIN</text:span> </text:p>
      <text:p text:style-name="P3"><text:tab/> <text:s text:c="3"/><text:span text:style-name="T4">La operación se bloquearía en un conector bloqueante</text:span>.</text:p>
      <text:p text:style-name="P3"/>
      <text:p text:style-name="P3"/>
      <text:p text:style-name="P3"/>
      <text:p text:style-name="P3"><text:s text:c="7"/><text:span text:style-name="T4">ESOCKTNOSUPPORT</text:span></text:p>
      <text:p text:style-name="P3"><text:s text:c="13"/>El <text:span text:style-name="T4">conector no está configurado</text:span> o <text:span text:style-name="T4">se ha solicitado un tipo de conector desconocido</text:span>.</text:p>
      <text:p text:style-name="P3"/>
      <text:p text:style-name="P3"><text:s text:c="7"/><text:span text:style-name="T4">EISCONN</text:span></text:p>
      <text:p text:style-name="P3"><text:s text:c="14"/>Se <text:span text:style-name="T4">ha llamado a connect(2)</text:span> <text:span text:style-name="T4">con un conector ya conectado</text:span>.</text:p>
      <text:p text:style-name="P3"/>
      <text:p text:style-name="P3"><text:s text:c="7"/><text:span text:style-name="T4">EALREADY</text:span></text:p>
      <text:p text:style-name="P3"><text:s text:c="14"/><text:span text:style-name="T4">Ya se está realizando una operación de conexión sobre un </text:span></text:p>
      <text:p text:style-name="P3"><text:span text:style-name="T4"><text:tab/>conector no bloqueante</text:span>.</text:p>
      <text:p text:style-name="P3"/>
      <text:p text:style-name="P3"><text:s text:c="7"/><text:span text:style-name="T4">ECONNABORTED</text:span></text:p>
      <text:p text:style-name="P3"><text:s text:c="14"/><text:span text:style-name="T4">Se ha cerrado la conexión durante un accept(2)</text:span>.</text:p>
      <text:p text:style-name="P3"/>
      <text:p text:style-name="P3"><text:s text:c="4"/></text:p>
      <text:p text:style-name="P3"/>
      <text:p text:style-name="P3"><text:s text:c="3"/><text:span text:style-name="T4">EPIPE</text:span> <text:s/></text:p>
      <text:p text:style-name="P3"><text:tab/> <text:s text:c="3"/><text:span text:style-name="T4">La conexión se ha cerrado inesperadamente o el otro extremo </text:span></text:p>
      <text:p text:style-name="P3"><text:span text:style-name="T4"><text:tab/>la ha cancelado</text:span>.</text:p>
      <text:p text:style-name="P3"/>
      <text:p text:style-name="P3"><text:s text:c="7"/><text:span text:style-name="T4">ENOENT</text:span> </text:p>
      <text:p text:style-name="P3"><text:tab/> <text:s text:c="3"/><text:span text:style-name="T4">Se ha llamado a SIOCGSTAMP con un conector en donde no ha </text:span></text:p>
      <text:p text:style-name="P3"><text:span text:style-name="T4"><text:tab/>llegado ningún paquete</text:span>.</text:p>
      <text:p text:style-name="P3"/>
      <text:p text:style-name="P3"><text:s text:c="7"/><text:span text:style-name="T4">EHOSTUNREACH</text:span></text:p>
      <text:p text:style-name="Standard"><text:span text:style-name="T3"><text:s text:c="14"/></text:span><text:span text:style-name="T2">Ninguna entrada válida de la tabla de enrutamiento coincide </text:span></text:p>
      <text:p text:style-name="Standard"><text:span text:style-name="T2"><text:tab/>con la dirección de destino</text:span><text:span text:style-name="T3">. Este </text:span><text:span text:style-name="T2">error</text:span><text:span text:style-name="T3"> </text:span><text:span text:style-name="T2">puede ser provocado por</text:span><text:span text:style-name="T3"> un </text:span></text:p>
      <text:p text:style-name="Standard"><text:span text:style-name="T2"><text:tab/>mensaje ICMP procedente de un enrutador remoto</text:span><text:span text:style-name="T3"> o </text:span><text:span text:style-name="T2">por la</text:span><text:span text:style-name="T4"> </text:span><text:span text:style-name="T2">tabla </text:span></text:p>
      <text:p text:style-name="P37"><text:span text:style-name="T4"><text:tab/>local de enrutamiento</text:span><text:span text:style-name="T5">.</text:span></text:p>
      <text:p text:style-name="P3"/>
      <text:p text:style-name="P3"><text:s text:c="7"/><text:span text:style-name="T4">ENODEV</text:span> </text:p>
      <text:p text:style-name="P3"><text:s text:c="9"/><text:span text:style-name="T4">Dispositivo de red no disponible o incapaz de enviar paquetes IP</text:span>.</text:p>
      <text:p text:style-name="P3"/>
      <text:p text:style-name="P3"><text:s text:c="7"/><text:span text:style-name="T4">ENOPKG</text:span> </text:p>
      <text:p text:style-name="P3"><text:tab/> <text:s text:c="3"/><text:span text:style-name="T4">No se ha configurado un subsistema del núcleo</text:span>.</text:p>
      <text:p text:style-name="P3"/>
      <text:p text:style-name="P3"><text:s text:c="7"/><text:span text:style-name="T4">ENOBUFS</text:span>, <text:span text:style-name="T4">ENOMEM</text:span></text:p>
      <text:p text:style-name="P3"><text:s text:c="14"/><text:span text:style-name="T4">No hay suficiente memoria libre</text:span>. Esto <text:span text:style-name="T4">a menudo significa que</text:span> la </text:p>
      <text:p text:style-name="P3"><text:tab/><text:span text:style-name="T4">reserva de memoria está limitada por los límites del búfer de </text:span></text:p>
      <text:p text:style-name="P3"><text:span text:style-name="T4"><text:tab/>conectores</text:span>, <text:span text:style-name="T4">no por la memoria del sistema</text:span>, <text:span text:style-name="T4">aunque esto no es </text:span></text:p>
      <text:p text:style-name="P3"><text:span text:style-name="T4"><text:tab/>coherente al 100%</text:span>.</text:p>
      <text:p text:style-name="P3"/>
      <text:p text:style-name="P3"><text:s text:c="7"/>Los <text:span text:style-name="T4">protocolos superpuestos</text:span> <text:span text:style-name="T4">pueden generar otros errores</text:span>. </text:p>
      <text:p text:style-name="P3"><text:tab/>Vea <text:span text:style-name="T4">tcp(7)</text:span>, <text:span text:style-name="T4">raw(7)</text:span>, <text:span text:style-name="T4">udp(7)</text:span> y <text:span text:style-name="T4">socket(7)</text:span>.</text:p>
      <text:p text:style-name="P3"/>
      <text:p text:style-name="P2">VERSIONES</text:p>
      <text:p text:style-name="Standard"><text:span text:style-name="T3"><text:s text:c="7"/></text:span><text:span text:style-name="T2">IP_PKTINFO</text:span><text:span text:style-name="T3">, </text:span><text:span text:style-name="T2">IP_MTU</text:span><text:span text:style-name="T3">, </text:span><text:span text:style-name="T2">IP_PMTU_DISCOVER</text:span><text:span text:style-name="T3">, </text:span><text:span text:style-name="T2">IP_PKTINFO</text:span><text:span text:style-name="T3">, </text:span><text:span text:style-name="T2">IP_RECVERR</text:span><text:span text:style-name="T3"> y </text:span><text:span text:style-name="T2">IP_ROUTER_ALERT</text:span><text:span text:style-name="T3"> son <text:s/>opciones <text:s/>nuevas del núcleo 2.2 de Linux.</text:span></text:p>
      <text:p text:style-name="P3"/>
      <text:p text:style-name="P3"><text:s text:c="5"/><text:span text:style-name="T4">struct ip_mreqn</text:span> es nueva en Linux 2.2. Linux 2.0 sólo soportaba <text:span text:style-name="T4">ip_mreq</text:span>.</text:p>
      <text:p text:style-name="P3"><text:s text:c="7"/>Las <text:span text:style-name="T4">sysctls</text:span> se <text:span text:style-name="T4">introdujeron en la versión 2.2 de Linux</text:span>.</text:p>
      <text:p text:style-name="P3"/>
      <text:p text:style-name="P2">COMPATIBILIDAD</text:p>
      <text:p text:style-name="Standard"><text:span text:style-name="T3"><text:s text:c="7"/></text:span><text:span text:style-name="T2">Por compatibilidad con Linux 2.0</text:span><text:span text:style-name="T3">, todavía </text:span><text:span text:style-name="T2">se soporta</text:span><text:span text:style-name="T3"> la </text:span><text:span text:style-name="T2">sintáxis obsoleta</text:span><text:span text:style-name="T3"> </text:span></text:p>
      <text:p text:style-name="Standard"><text:span text:style-name="T3"><text:tab/><text:tab/></text:span><text:span text:style-name="T2">socket(PF_INET, SOCK_RAW,</text:span><text:span text:style-name="T4"> </text:span><text:span text:style-name="T2">protocol)</text:span></text:p>
      <text:p text:style-name="P3"><text:s/></text:p>
      <text:p text:style-name="P3"><text:span text:style-name="T4">para abrir un conector de paquetes</text:span> (<text:span text:style-name="T4">packet(7)</text:span>). Se recomienda <text:span text:style-name="T4">no usar esta <text:s/>sintaxis</text:span> y <text:span text:style-name="T4">debería</text:span> <text:span text:style-name="T4">reemplazarse por</text:span> </text:p>
      <text:p text:style-name="P3"><text:tab/></text:p>
      <text:p text:style-name="P3"><text:tab/><text:tab/><text:span text:style-name="T4">socket(PF_PACKET, SOCK_RAW, protocol)</text:span>. <text:s/></text:p>
      <text:p text:style-name="P3"/>
      <text:p text:style-name="P3"/>
      <text:p text:style-name="P3"/>
      <text:p text:style-name="P37"><text:span text:style-name="T5">La </text:span><text:span text:style-name="T4">principal diferencia</text:span><text:span text:style-name="T5"> es la </text:span><text:span text:style-name="T4">nueva estructura de direcciones</text:span><text:span text:style-name="T5"> </text:span><text:span text:style-name="T4">sockaddr_ll</text:span><text:span text:style-name="T5"> </text:span><text:span text:style-name="T4">para</text:span><text:span text:style-name="T5"> la </text:span><text:span text:style-name="T4">información genérica de la capa de enlace</text:span><text:span text:style-name="T5"> </text:span><text:span text:style-name="T4">en lugar <text:s/>de la antigua sockaddr_pkt</text:span><text:span text:style-name="T5">.</text:span></text:p>
      <text:p text:style-name="P3"/>
      <text:p text:style-name="P2">FALLOS</text:p>
      <text:p text:style-name="P3"><text:s text:c="7"/><text:span text:style-name="T4">Existen demasiados valores de error inconsistentes</text:span>.</text:p>
      <text:p text:style-name="P3"/>
      <text:p text:style-name="P3"><text:s text:c="7"/><text:span text:style-name="T4">No se han descrito</text:span> las <text:span text:style-name="T4">ioctls</text:span> <text:span text:style-name="T4">para configurar las opciones de interfaz</text:span> <text:span text:style-name="T4">específicas de IP</text:span> <text:span text:style-name="T4">y las tablas ARP</text:span>.</text:p>
      <text:p text:style-name="P3"/>
      <text:p text:style-name="P2">AUTORES</text:p>
      <text:p text:style-name="P3"><text:s text:c="7"/>Esta página de manual fue <text:span text:style-name="T4">escrita por Andi Kleen</text:span>.</text:p>
      <text:p text:style-name="P2">VÉASE TAMBIÉN</text:p>
      <text:p text:style-name="P3"><text:s text:c="7"/><text:span text:style-name="T4">sendmsg(2)</text:span>, <text:span text:style-name="T4">recvmsg(2)</text:span>, <text:span text:style-name="T4">socket(7)</text:span>, <text:span text:style-name="T4">netlink(7)</text:span>, <text:span text:style-name="T4">tcp(7)</text:span>, <text:span text:style-name="T4">udp(7)</text:span>, <text:span text:style-name="T4">raw(7)</text:span>, <text:span text:style-name="T4">ipfw(7)</text:span>.</text:p>
      <text:p text:style-name="P3"/>
      <text:p text:style-name="P2"><text:tab/>RFC791 para la especificación IP original.</text:p>
      <text:p text:style-name="P2"><text:tab/>RFC1122 para los requerimientos IPv4 para lo anfitriones.</text:p>
      <text:p text:style-name="P2"><text:tab/>RFC1812 para los requeremientos IPv4 para los enrutadores.</text:p>
      <text:p text:style-name="P3"/>
      <text:p text:style-name="P2">Página man de Linux <text:s text:c="18"/>11 mayo 1999 <text:s text:c="30"/>IP(7)</text:p>
      <text:p text:style-name="P3"/>
      <text:p text:style-name="Standard"><text:span text:style-name="T2"><text:tab/></text:span><text:span text:style-name="T7">NOTA</text:span><text:span text:style-name="T3">: </text:span>La <text:span text:style-name="T11">unidad máxima de transferencia</text:span> (<text:span text:style-name="T23">Maximum Transfer Unit</text:span> - <text:span text:style-name="T11">MTU</text:span>) es un <text:tab/>término de <text:a xlink:type="simple" xlink:href="http://es.wikipedia.org/wiki/Red_de_computadoras">redes de computadoras</text:a> que expresa el tamaño en <text:a xlink:type="simple" xlink:href="http://es.wikipedia.org/wiki/Byte">bytes</text:a> del <text:a xlink:type="simple" xlink:href="http://es.wikipedia.org/wiki/Datagrama">datagrama</text:a> más grande <text:tab/>que puede pasar por una capa de un <text:a xlink:type="simple" xlink:href="http://es.wikipedia.org/wiki/Protocolo_de_red">protocolo de comunicaciones</text:a>.</text:p>
      <text:p text:style-name="Text_20_body"><text:tab/>Ejemplos de MTU:</text:p>
      <text:list text:style-name="L16">
        <text:list-item>
          <text:list>
            <text:list-item>
              <text:p text:style-name="P38"><text:a xlink:type="simple" xlink:href="http://es.wikipedia.org/wiki/Ethernet">Ethernet</text:a>: 1500 bytes </text:p>
            </text:list-item>
            <text:list-item>
              <text:p text:style-name="P38"><text:a xlink:type="simple" xlink:href="http://es.wikipedia.org/wiki/Asynchronous_Transfer_Mode">ATM</text:a> (AAL5): 8190 bytes </text:p>
            </text:list-item>
            <text:list-item>
              <text:p text:style-name="P38"><text:a xlink:type="simple" xlink:href="http://es.wikipedia.org/wiki/FDDI">FDDI</text:a>: 4470 bytes </text:p>
            </text:list-item>
            <text:list-item>
              <text:p text:style-name="P39"><text:a xlink:type="simple" xlink:href="http://es.wikipedia.org/wiki/PPP">PPP</text:a>: 576 bytes </text:p>
            </text:list-item>
          </text:list>
        </text:list-item>
      </text:list>
      <text:p text:style-name="Text_20_body"><text:tab/>Los datagramas pueden pasar por varios tipos de redes con diferentes protocolos antes de <text:tab/>llegar a su destino. Por tanto, para que un datagrama llegue sin fragmentación al destino, ha <text:tab/>de ser menor o igual que el mínimo MTU de las redes por las que pase.</text:p>
      <text:p text:style-name="P3"/>
      <text:p text:style-name="P3"/>
      <text:p text:style-name="P3"/>
      <text:p text:style-name="P3">Veamos ahora la página de manual en línea de comandos: <text:span text:style-name="T4">man 7 tcp</text:span></text:p>
      <text:p text:style-name="P2">TCP(7) <text:s text:c="17"/>Manual del Programador de Linux <text:s text:c="19"/>TCP(7)</text:p>
      <text:p text:style-name="P3"/>
      <text:p text:style-name="P2">NOMBRE</text:p>
      <text:p text:style-name="P3"><text:s text:c="7"/><text:span text:style-name="T4">tcp - Protocolo TCP.</text:span></text:p>
      <text:p text:style-name="P3"/>
      <text:p text:style-name="P2">SINOPSIS</text:p>
      <text:p text:style-name="P2"><text:s text:c="7"/>#include &lt;sys/socket.h&gt;</text:p>
      <text:p text:style-name="P2"><text:s text:c="7"/>#include &lt;netinet/in.h&gt;</text:p>
      <text:p text:style-name="P2"><text:s text:c="7"/>tcp_socket = socket(PF_INET, SOCK_STREAM, 0);</text:p>
      <text:p text:style-name="P2"/>
      <text:p text:style-name="P2">DESCRIPCIÓN</text:p>
      <text:p text:style-name="Standard"><text:span text:style-name="T3"><text:s text:c="7"/>Ésta es una implementación del protocolo TCP definido en </text:span><text:span text:style-name="T2">RFC793</text:span><text:span text:style-name="T3">, </text:span><text:span text:style-name="T2">RFC1122</text:span><text:span text:style-name="T3"> y </text:span><text:span text:style-name="T2">RFC2001</text:span><text:span text:style-name="T3"> con las </text:span><text:span text:style-name="T2">extensiones</text:span><text:span text:style-name="T3"> </text:span><text:span text:style-name="T2">NewReno</text:span><text:span text:style-name="T3"> </text:span><text:span text:style-name="T2">y</text:span><text:span text:style-name="T3"> </text:span><text:span text:style-name="T2">SACK</text:span><text:span text:style-name="T3">. </text:span><text:span text:style-name="T2">Proporciona</text:span><text:span text:style-name="T3"> una </text:span><text:span text:style-name="T2">conexión bidireccional</text:span><text:span text:style-name="T3">, </text:span><text:span text:style-name="T2">fiable</text:span><text:span text:style-name="T3"> y </text:span><text:span text:style-name="T2">orientada a conexión</text:span><text:span text:style-name="T3"> </text:span><text:span text:style-name="T2">entre dos <text:s/>conectores</text:span><text:span text:style-name="T3"> </text:span><text:span text:style-name="T2">encima de ip(7)</text:span><text:span text:style-name="T3">. </text:span><text:span text:style-name="T2">TCP garantiza que los datos llegan en orden y retransmite los</text:span> <text:span text:style-name="T2">paquetes perdidos</text:span><text:span text:style-name="T3">. </text:span><text:span text:style-name="T2">Genera y comprueba una suma de verificación por paquete para detectar errores</text:span><text:span text:style-name="T3"> </text:span><text:span text:style-name="T2">de transmisión</text:span><text:span text:style-name="T3">. </text:span><text:span text:style-name="T2">TCP no conserva los límites entre registros</text:span><text:span text:style-name="T3">.</text:span></text:p>
      <text:p text:style-name="P3"/>
      <text:p text:style-name="Standard"><text:span text:style-name="T3"><text:s text:c="7"/>Un conector TCP recién creado no tiene ni dirección remota ni local y no está totalmente especificado. Para crear una conexión TCP de salida use </text:span><text:span text:style-name="T2">connect(2)</text:span><text:span text:style-name="T3"> para </text:span><text:span text:style-name="T2">establecer</text:span><text:span text:style-name="T3"> una </text:span><text:span text:style-name="T2">conexión con otro conector TCP</text:span><text:span text:style-name="T3">. Para recibir nuevas conexiones de entrada, </text:span><text:span text:style-name="T2">primero enlace el conector a una dirección</text:span><text:span text:style-name="T4"> </text:span><text:span text:style-name="T2">local y puerto</text:span><text:span text:style-name="T3"> </text:span><text:span text:style-name="T2">mediante</text:span><text:span text:style-name="T3"> </text:span><text:span text:style-name="T2">bind(2)</text:span><text:span text:style-name="T3"> y </text:span><text:span text:style-name="T2">a continuación</text:span><text:span text:style-name="T3"> </text:span><text:span text:style-name="T2">llame</text:span><text:span text:style-name="T3"> a </text:span><text:span text:style-name="T2">listen(2)</text:span><text:span text:style-name="T3"> para </text:span><text:span text:style-name="T2">colocar el conector en estado de escucha</text:span><text:span text:style-name="T3">. Después de esto, se </text:span><text:span text:style-name="T2">puede aceptar un nuevo conector para cada conexión de entrada</text:span> <text:span text:style-name="T2">usando</text:span><text:span text:style-name="T3"> </text:span><text:span text:style-name="T2">accept(2)</text:span><text:span text:style-name="T3">. Un </text:span><text:span text:style-name="T2">conector sobre el que se han ejecutado con éxito accept o connect está totalmente especificado</text:span><text:span text:style-name="T3"> y </text:span><text:span text:style-name="T2">puede transmitir datos</text:span><text:span text:style-name="T3">. No se pueden transmitir datos a través de conectores en</text:span> <text:span text:style-name="T3">estado de escucha o no conectados todavía.</text:span></text:p>
      <text:p text:style-name="P3"/>
      <text:p text:style-name="Standard"><text:span text:style-name="T3"><text:s text:c="7"/>La </text:span><text:span text:style-name="T2">versión 2.2 de Linux soporta</text:span><text:span text:style-name="T3"> las </text:span><text:span text:style-name="T2">extensiones RFC1323</text:span><text:span text:style-name="T3"> para </text:span><text:span text:style-name="T2">TCP de alto rendimiento</text:span><text:span text:style-name="T3">. Éstas incluyen</text:span> <text:span text:style-name="T2">grandes ventanas TCP</text:span><text:span text:style-name="T3"> </text:span><text:span text:style-name="T2">para</text:span><text:span text:style-name="T3"> soportar </text:span><text:span text:style-name="T2">enlaces con una alta latencia o gran ancho de banda</text:span><text:span text:style-name="T3">. </text:span><text:span text:style-name="T2">Para usarlas</text:span><text:span text:style-name="T3">, se </text:span><text:span text:style-name="T2">deben incrementar los tamaños de los buffers de envío y recepción</text:span><text:span text:style-name="T3">. </text:span></text:p>
      <text:p text:style-name="P7">ANALISTA UNIVERSITARIO DE SISTEMAS </text:p>
      <text:p text:style-name="P2">SISTEMAS OPERATIVOS – Prof. Macchi Guido<text:tab/><text:tab/><text:tab/><text:tab/>45/</text:p>
      <text:p text:style-name="P3"/>
      <text:p text:style-name="P3">Se <text:span text:style-name="T4">pueden configurar globalmente</text:span> con las </text:p>
      <text:p text:style-name="Standard"><text:span text:style-name="T2"><text:tab/>sysctls</text:span><text:span text:style-name="T3"> <text:tab/></text:span><text:span text:style-name="T2">net.core.wmem_default</text:span><text:span text:style-name="T3"> y </text:span></text:p>
      <text:p text:style-name="Standard"><text:span text:style-name="T2"><text:tab/><text:tab/><text:tab/>net.core.rmem_default</text:span><text:span text:style-name="T3">, </text:span></text:p>
      <text:p text:style-name="Standard"><text:span text:style-name="T3">o </text:span><text:span text:style-name="T2">para cada conector individual</text:span><text:span text:style-name="T3"> mediante las </text:span><text:span text:style-name="T2">opciones de conector</text:span><text:span text:style-name="T3"> </text:span><text:span text:style-name="T2">SO_SNDBUF</text:span><text:span text:style-name="T3"> y </text:span><text:span text:style-name="T2">SO_RCVBUF</text:span><text:span text:style-name="T3">. Los </text:span><text:span text:style-name="T2">tamaños máximos de los buffers</text:span><text:span text:style-name="T3"> </text:span><text:span text:style-name="T2">de los</text:span><text:span text:style-name="T3"> <text:s text:c="2"/></text:span><text:span text:style-name="T2">conectores</text:span><text:span text:style-name="T3"> están limitados por las </text:span><text:span text:style-name="T2">sysctls</text:span><text:span text:style-name="T3"> </text:span><text:span text:style-name="T2">globales</text:span><text:span text:style-name="T3"> </text:span><text:span text:style-name="T2">net.core.rmem_max</text:span><text:span text:style-name="T3"> y</text:span></text:p>
      <text:p text:style-name="Standard"><text:span text:style-name="T2">net.core.wmem_max</text:span><text:span text:style-name="T3">. Vea </text:span><text:span text:style-name="T2">socket(7)</text:span><text:span text:style-name="T3"> para más información.</text:span></text:p>
      <text:p text:style-name="P3"/>
      <text:p text:style-name="Standard"><text:span text:style-name="T3"><text:s text:c="7"/></text:span><text:span text:style-name="T2">TCP soporta datos urgentes</text:span><text:span text:style-name="T3">. Los datos urgentes se usan para indicar al receptor que algún mensaje importante es parte del flujo de datos y que debe ser procesado tan pronto como sea posible. Para enviar datos urgentes, especifique la opción </text:span><text:span text:style-name="T2">MSG_OOB</text:span><text:span text:style-name="T3"> en </text:span><text:span text:style-name="T2">send(2)</text:span><text:span text:style-name="T3">. Cuando se reciben datos <text:s/>urgentes, el núcleo envía una señal </text:span><text:span text:style-name="T2">SIGURG</text:span><text:span text:style-name="T3"> al proceso lector o al proceso o grupo de procesos que han sido</text:span> <text:span text:style-name="T3">configurados para el conector usando la </text:span><text:span text:style-name="T2">ioctl</text:span><text:span text:style-name="T3"> </text:span><text:span text:style-name="T2">FIOCSPGRP</text:span><text:span text:style-name="T3"> o </text:span><text:span text:style-name="T2">FIOCSETOWN</text:span><text:span text:style-name="T3">. Cuando la opción de conector </text:span><text:span text:style-name="T2">SO_OOBINLINE</text:span><text:span text:style-name="T3"> <text:s/>está activa, los datos urgentes se colocan en el flujo normal de datos (y se pueden</text:span> <text:span text:style-name="T3">examinar mediante la </text:span><text:span text:style-name="T2">ioctl</text:span><text:span text:style-name="T3"> </text:span><text:span text:style-name="T2">SIOCATMARK</text:span><text:span text:style-name="T3">). En otro caso, sólo se pueden recibir cuando se ha <text:s/>configurado la opción </text:span><text:span text:style-name="T2">MSG_OOB</text:span><text:span text:style-name="T3"> en </text:span></text:p>
      <text:p text:style-name="Standard"><text:span text:style-name="T2">sendmsg(2)</text:span><text:span text:style-name="T3">.</text:span></text:p>
      <text:p text:style-name="P3"/>
      <text:p text:style-name="P2">FORMATO DE LAS DIRECCIONES</text:p>
      <text:p text:style-name="Standard"><text:span text:style-name="T3"><text:s text:c="7"/></text:span><text:span text:style-name="T2">TCP está construido encima de IP</text:span><text:span text:style-name="T3"> (vea i</text:span><text:span text:style-name="T2">p(7)</text:span><text:span text:style-name="T3">). Los </text:span><text:span text:style-name="T2">formatos de dirección definidos por ip(7) se aplican a TCP</text:span><text:span text:style-name="T3">. </text:span><text:span text:style-name="T2">TCP sólo soporta comunicaciones punto a punto</text:span><text:span text:style-name="T3">. La </text:span><text:span text:style-name="T2">difusión</text:span><text:span text:style-name="T3"> y el </text:span><text:span text:style-name="T2">envío multidestino</text:span><text:span text:style-name="T3"> no están soportados.</text:span></text:p>
      <text:p text:style-name="P3"/>
      <text:p text:style-name="P2">SYSCTLS</text:p>
      <text:p text:style-name="P3"><text:s text:c="7"/>Estas <text:span text:style-name="T4">sysctls</text:span> pueden ser <text:span text:style-name="T4">accededida</text:span> <text:span text:style-name="T4">mediante</text:span> los <text:span text:style-name="T4">ficheros</text:span> </text:p>
      <text:p text:style-name="Standard"><text:span text:style-name="T2">/proc/sys/net/ipv4/*</text:span><text:span text:style-name="T3"> o con la </text:span><text:span text:style-name="T2">interfaz</text:span><text:span text:style-name="T4"> </text:span><text:span text:style-name="T2">sysctl(2)</text:span><text:span text:style-name="T3">. Además, las </text:span><text:span text:style-name="T2">mayoría de las sysctls de IP también se aplican a TCP</text:span><text:span text:style-name="T3">. Vea </text:span><text:span text:style-name="T2">ip(7)</text:span><text:span text:style-name="T3">.</text:span></text:p>
      <text:p text:style-name="P3"/>
      <text:p text:style-name="Standard"><text:span text:style-name="T3"><text:s text:c="7"/></text:span><text:span text:style-name="T2">tcp_window_scaling</text:span></text:p>
      <text:p text:style-name="P3"><text:s text:c="14"/><text:span text:style-name="T4">Habilita</text:span> la <text:span text:style-name="T4">adaptación de ventanas</text:span> <text:span text:style-name="T4">TCP RFC1323</text:span>.</text:p>
      <text:p text:style-name="P3"/>
      <text:p text:style-name="P3"><text:s text:c="7"/><text:span text:style-name="T4">tcp_sack</text:span></text:p>
      <text:p text:style-name="P3"><text:s text:c="14"/><text:span text:style-name="T4">Habilita</text:span> los <text:span text:style-name="T4">reconocimientos selectivos TCP RFC2018</text:span>.</text:p>
      <text:p text:style-name="P3"/>
      <text:p text:style-name="P3"><text:s text:c="7"/><text:span text:style-name="T4">tcp_timestamps</text:span></text:p>
      <text:p text:style-name="P3"><text:s text:c="14"/><text:span text:style-name="T4">Habilita</text:span> las <text:span text:style-name="T4">marcas de tiempo TCP RFC1323</text:span>.</text:p>
      <text:p text:style-name="P3"/>
      <text:p text:style-name="P3"><text:s text:c="7"/><text:span text:style-name="T4">tcp_fin_timeout</text:span></text:p>
      <text:p text:style-name="P3"><text:s text:c="14"/>Cantidad de <text:span text:style-name="T4">segundos a esperar</text:span> un <text:span text:style-name="T4">paquete FIN final antes de que el conector sea cerrado</text:span> <text:span text:style-name="T4">a la fuerza</text:span>. <text:span text:style-name="T4">Esto es</text:span> estrictamente <text:span text:style-name="T4">una</text:span> <text:s/><text:span text:style-name="T4">violación de la especificación TCP</text:span> <text:span text:style-name="T4">pero necesario</text:span> <text:span text:style-name="T4">para evitar ataques de "denegación de servicio"</text:span>.</text:p>
      <text:p text:style-name="P3"/>
      <text:p text:style-name="P3"><text:s text:c="7"/><text:span text:style-name="T4">tcp_keepalive_probes</text:span></text:p>
      <text:p text:style-name="Standard"><text:span text:style-name="T3"><text:s text:c="14"/></text:span><text:span text:style-name="T2">Número máximo de sondeos</text:span><text:span text:style-name="T3"> </text:span><text:span text:style-name="T2">"sigue vivo" (keep-alive)</text:span><text:span text:style-name="T3"> </text:span><text:span text:style-name="T2">de TCP</text:span><text:span text:style-name="T3"> </text:span><text:span text:style-name="T2">a</text:span><text:span text:style-name="T3"> </text:span><text:span text:style-name="T2">enviar antes de darse por vencido</text:span><text:span text:style-name="T3">. Este tipo de sondeos </text:span><text:span text:style-name="T2">sólo se envía</text:span><text:span text:style-name="T3"> </text:span><text:span text:style-name="T2">cuando la opción de conector SO_KEEPALIVE</text:span><text:span text:style-name="T3"> </text:span><text:span text:style-name="T2">está</text:span> <text:span text:style-name="T2">activa</text:span><text:span text:style-name="T3">.</text:span></text:p>
      <text:p text:style-name="P3"/>
      <text:p text:style-name="P3"><text:s text:c="7"/><text:span text:style-name="T4">tcp_keepalive_time</text:span></text:p>
      <text:p text:style-name="Standard"><text:span text:style-name="T3"><text:s text:c="14"/></text:span><text:span text:style-name="T2">Cantidad de segundos</text:span><text:span text:style-name="T3"> </text:span><text:span text:style-name="T2">después de que no se haya transmitido</text:span><text:span text:style-name="T3"> </text:span><text:span text:style-name="T2">ningún dato antes de que se envíen</text:span><text:span text:style-name="T4"> </text:span><text:span text:style-name="T2">sondeos "sigue <text:s/>vivo"</text:span><text:span text:style-name="T3"> </text:span><text:span text:style-name="T2">a través de una conexión</text:span><text:span text:style-name="T3">. El </text:span><text:span text:style-name="T2">valor por defecto</text:span><text:span text:style-name="T3"> es de </text:span><text:span text:style-name="T2">10800 segundos</text:span><text:span text:style-name="T3"> </text:span><text:span text:style-name="T2">(3</text:span><text:span text:style-name="T4"> </text:span><text:span text:style-name="T2">horas)</text:span><text:span text:style-name="T3">.</text:span></text:p>
      <text:p text:style-name="P3"/>
      <text:p text:style-name="P3"><text:s text:c="7"/><text:span text:style-name="T4">tcp_max_ka_probes</text:span></text:p>
      <text:p text:style-name="Standard"><text:span text:style-name="T3"><text:s text:c="14"/></text:span><text:span text:style-name="T2">Cuántos sondeos "sigue vivo" se envían por cada periodo atrasado</text:span><text:span text:style-name="T3"> del cronómetro. </text:span><text:span text:style-name="T2">Para</text:span><text:span text:style-name="T3"> </text:span><text:span text:style-name="T2">evitar ráfagas</text:span><text:span text:style-name="T3">, este valor </text:span><text:span text:style-name="T2">no debería ser demasiado alto</text:span><text:span text:style-name="T3">.</text:span></text:p>
      <text:p text:style-name="P3"/>
      <text:p text:style-name="P3"><text:s text:c="7"/><text:span text:style-name="T4">tcp_stdurg</text:span></text:p>
      <text:p text:style-name="P3"><text:s text:c="14"/><text:span text:style-name="T4">Activa</text:span> la <text:span text:style-name="T4">interpretación estricta del RFC793</text:span> para el <text:span text:style-name="T4">campo "puntero urgente" de TCP</text:span>. <text:span text:style-name="T4">Por defecto, se usa la interpretación de "puntero urgente" <text:s/>compatible con BSD</text:span>, <text:span text:style-name="T4">apuntando al primer byte después de los datos urgentes</text:span>. <text:s/>La <text:span text:style-name="T4">interpretación RFC793 es hacerlo apuntar al último byte de los datos urgentes</text:span>. <text:span text:style-name="T4">Activar</text:span> esta <text:span text:style-name="T4">opción puede conducir a problemas de interoperatibidad</text:span>.</text:p>
      <text:p text:style-name="P3"><text:s text:c="7"/><text:span text:style-name="T4">tcp_syncookies</text:span></text:p>
      <text:p text:style-name="Standard"><text:span text:style-name="T3"><text:s text:c="14"/></text:span><text:span text:style-name="T2">Habilita</text:span><text:span text:style-name="T3"> los </text:span><text:span text:style-name="T2">"syncookies"</text:span><text:span text:style-name="T3"> </text:span><text:span text:style-name="T2">de TCP</text:span><text:span text:style-name="T3">. Se </text:span><text:span text:style-name="T2">debe compilar el núcleo con</text:span><text:span text:style-name="T3"> </text:span><text:span text:style-name="T2">CONFIG_SYN_COOKIES</text:span><text:span text:style-name="T3">. Los </text:span><text:span text:style-name="T2">"syncookies"</text:span><text:span text:style-name="T3"> </text:span><text:span text:style-name="T2">protegen a un conector de la sobrecarga cuando intentan llegar demasiadas conexiones</text:span><text:span text:style-name="T3">. </text:span><text:span text:style-name="T2">Puede</text:span><text:span text:style-name="T3"> </text:span><text:span text:style-name="T2">ser que</text:span><text:span text:style-name="T3"> las </text:span><text:span text:style-name="T2">máquinas clientes</text:span><text:span text:style-name="T3"> ya </text:span><text:span text:style-name="T2">no sean capaces de detectar una máquina sobrecargada con un plazo de tiempo pequeño cuando se activan los "syncookies"</text:span><text:span text:style-name="T3">.</text:span></text:p>
      <text:p text:style-name="P3"/>
      <text:p text:style-name="P3"><text:s text:c="7"/><text:span text:style-name="T4">tcp_max_syn_backlog</text:span></text:p>
      <text:p text:style-name="Standard"><text:span text:style-name="T3"><text:s text:c="14"/></text:span><text:span text:style-name="T2">Longitud de la cola de acumulación por conector</text:span><text:span text:style-name="T3">. A partir de la versión 2.2 de Linux, la </text:span><text:span text:style-name="T2">acumulación especificada en</text:span><text:span text:style-name="T3"> </text:span><text:span text:style-name="T2">listen(2)</text:span><text:span text:style-name="T3"> </text:span><text:span text:style-name="T2">sólo indica la longitud de la cola de acumulación de los conectores ya establecidos</text:span><text:span text:style-name="T3">. Esta sysctl </text:span><text:span text:style-name="T2">establece</text:span><text:span text:style-name="T3"> la </text:span><text:span text:style-name="T2">longitud máxima de la cola de conectores</text:span><text:span text:style-name="T4"> </text:span><text:span text:style-name="T2">todavía no establecidos</text:span><text:span text:style-name="T3"> </text:span><text:span text:style-name="T2">(en estado SYN_RECV)</text:span><text:span text:style-name="T3"> </text:span><text:span text:style-name="T2">para cada conector en escucha</text:span><text:span text:style-name="T3">. </text:span><text:span text:style-name="T2">Cuando llegan más</text:span><text:span text:style-name="T4"> </text:span><text:span text:style-name="T2">solicitudes de conexión, Linux comienza a perder paquetes</text:span><text:span text:style-name="T3">. </text:span><text:span text:style-name="T2">Cuando se activan los "syncookies"</text:span><text:span text:style-name="T4"> </text:span><text:span text:style-name="T2">todavía se responde a los paquetes y esta valor se ignora</text:span><text:span text:style-name="T3">.</text:span></text:p>
      <text:p text:style-name="P3"/>
      <text:p text:style-name="Standard"><text:span text:style-name="T3"><text:s text:c="7"/></text:span><text:span text:style-name="T2">tcp_retries1</text:span></text:p>
      <text:p text:style-name="Standard"><text:span text:style-name="T3"><text:s text:c="14"/>Define </text:span><text:span text:style-name="T2">cuántas veces se retransmite</text:span><text:span text:style-name="T3"> </text:span><text:span text:style-name="T2">una respuesta a una solicitud de conexión TCP</text:span><text:span text:style-name="T3"> </text:span><text:span text:style-name="T2">antes de</text:span><text:span text:style-name="T4"> </text:span><text:span text:style-name="T2">darse por vencido</text:span><text:span text:style-name="T3">.</text:span></text:p>
      <text:p text:style-name="P3"/>
      <text:p text:style-name="P3"><text:s text:c="7"/><text:span text:style-name="T4">tcp_retries2</text:span></text:p>
      <text:p text:style-name="P3"><text:s text:c="14"/>Define <text:span text:style-name="T4">cuántas veces se retransmite un paquete</text:span> <text:span text:style-name="T4">TCP</text:span> <text:span text:style-name="T4">en el estado "establecido" antes de dejarlo</text:span>.</text:p>
      <text:p text:style-name="P7">ANALISTA UNIVERSITARIO DE SISTEMAS </text:p>
      <text:p text:style-name="P2">SISTEMAS OPERATIVOS – Prof. Macchi Guido<text:tab/><text:tab/><text:tab/><text:tab/>47/</text:p>
      <text:p text:style-name="P3"/>
      <text:p text:style-name="P3"><text:s text:c="7"/><text:span text:style-name="T4">tcp_syn_retries</text:span></text:p>
      <text:p text:style-name="Standard"><text:span text:style-name="T3"><text:s text:c="14"/>Define </text:span><text:span text:style-name="T2">cuántas veces se intenta enviar un paquete SYN inicial a un anfitrión remoto antes de</text:span><text:span text:style-name="T4"> </text:span><text:span text:style-name="T2">abandonar y devolver un error</text:span><text:span text:style-name="T3">. El valor </text:span><text:span text:style-name="T2">debe estar por debajo de 255</text:span><text:span text:style-name="T3">. Éste </text:span><text:span text:style-name="T2">sólo es el plazo de tiempo para las conexiones de <text:s/>salida</text:span><text:span text:style-name="T3">. </text:span><text:span text:style-name="T2">Para las conexiones de entrada el número de retransmisiones se define en tcp_retries1</text:span><text:span text:style-name="T3">.</text:span></text:p>
      <text:p text:style-name="P3"/>
      <text:p text:style-name="P3"><text:s text:c="7"/><text:span text:style-name="T4">tcp_retrans_collapse</text:span></text:p>
      <text:p text:style-name="P3"><text:s text:c="14"/><text:span text:style-name="T4">Intentar enviar paquetes totalmente formados durante las retransmisiones</text:span>. Esto se usa <text:span text:style-name="T4">para solucionar temporalmente los fallos TCP de algunas pilas de protocolos</text:span>.</text:p>
      <text:p text:style-name="P3"/>
      <text:p text:style-name="P2">OPCIONES DE LOS CONECTORES</text:p>
      <text:p text:style-name="P3"><text:s text:c="7"/>Para <text:span text:style-name="T4">establecer</text:span> u <text:span text:style-name="T4">obtener</text:span> la <text:span text:style-name="T4">opción de un conector TCP</text:span>, <text:span text:style-name="T4">llame a </text:span></text:p>
      <text:p text:style-name="P3"><text:span text:style-name="T4"><text:tab/>getsockopt(2) para leerla</text:span> o a </text:p>
      <text:p text:style-name="P3"><text:tab/><text:span text:style-name="T4">setsockopt(2)</text:span> <text:span text:style-name="T4">para escribirla</text:span>, </text:p>
      <text:p text:style-name="Standard"><text:span text:style-name="T2">asignando SOL_TCP</text:span><text:span text:style-name="T3">. </text:span><text:span text:style-name="T2">al argumento de la familia del conector</text:span><text:span text:style-name="T3">. Además, la mayoría de las </text:span><text:span text:style-name="T2">opciones de conector SOL_IP</text:span><text:span text:style-name="T3"> son </text:span><text:span text:style-name="T2">válidas para conectores TCP</text:span><text:span text:style-name="T3">. Para más información vea </text:span><text:span text:style-name="T2">ip(7)</text:span><text:span text:style-name="T3">.</text:span></text:p>
      <text:p text:style-name="P3"/>
      <text:p text:style-name="P3"><text:s text:c="7"/><text:span text:style-name="T4">TCP_NODELAY</text:span></text:p>
      <text:p text:style-name="Standard"><text:span text:style-name="T3"><text:s text:c="14"/></text:span><text:span text:style-name="T2">Desactiva el algoritmo de Nagle</text:span><text:span text:style-name="T3">. Esto significa que </text:span><text:span text:style-name="T2">los paquetes se envían siempre tan pronto como <text:s/>sea posible</text:span><text:span text:style-name="T3"> </text:span><text:span text:style-name="T2">y no se introduce ningún retraso innecesario</text:span><text:span text:style-name="T3">, </text:span><text:span text:style-name="T2">a costa de más paquetes en la</text:span> <text:span text:style-name="T2">red</text:span><text:span text:style-name="T3">. Espera una </text:span><text:span text:style-name="T2">opción booleana entera</text:span><text:span text:style-name="T3">.</text:span></text:p>
      <text:p text:style-name="P3"/>
      <text:p text:style-name="P3"><text:s text:c="7"/><text:span text:style-name="T4">TCP_MAXSEG</text:span></text:p>
      <text:p text:style-name="Standard"><text:span text:style-name="T3"><text:s text:c="14"/></text:span><text:span text:style-name="T2">Establece</text:span><text:span text:style-name="T3"> o </text:span><text:span text:style-name="T2">recibe</text:span><text:span text:style-name="T3"> el </text:span><text:span text:style-name="T2">tamaño máximo de segmento para los</text:span><text:span text:style-name="T3"> </text:span><text:span text:style-name="T2">paquetes TCP de salida</text:span><text:span text:style-name="T3">. </text:span><text:span text:style-name="T2">Si se configura</text:span><text:span text:style-name="T3"> esta </text:span><text:span text:style-name="T2">opción antes del <text:s/>establecimiento de la conexión</text:span><text:span text:style-name="T3">, </text:span><text:span text:style-name="T2">también cambia el valor MSS</text:span><text:span text:style-name="T4"> </text:span><text:span text:style-name="T2">comunicado al otro extremo en el paquete inicial</text:span><text:span text:style-name="T3">. Los </text:span><text:span text:style-name="T2">valores mayores que la MTU de la interfaz se ignoran y no tienen ningún efecto</text:span><text:span text:style-name="T3">.</text:span></text:p>
      <text:p text:style-name="P3"/>
      <text:p text:style-name="P3"><text:s text:c="7"/><text:span text:style-name="T4">TCP_CORK</text:span></text:p>
      <text:p text:style-name="Standard"><text:span text:style-name="T3"><text:s text:c="14"/></text:span><text:span text:style-name="T2">No se envían tramas parciales cuando está activa</text:span><text:span text:style-name="T3">. Todas las </text:span><text:span text:style-name="T2">tramas parciales encoladas se</text:span><text:span text:style-name="T4"> </text:span><text:span text:style-name="T2">envían cuando esta opción se desactiva</text:span><text:span text:style-name="T3"> </text:span><text:span text:style-name="T2">de nuevo</text:span><text:span text:style-name="T3">. Esto es </text:span><text:span text:style-name="T2">útil para ir añadiendo cabeceras antes de llamar a</text:span><text:span text:style-name="T3"> </text:span><text:span text:style-name="T2">sendfile(2)</text:span><text:span text:style-name="T3"> o </text:span><text:span text:style-name="T2">para optimizar el rendimiento</text:span><text:span text:style-name="T3">. Esta </text:span><text:span text:style-name="T2">opción no se puede combinar con</text:span><text:span text:style-name="T3"> </text:span><text:span text:style-name="T2">TCP_NODELAY</text:span><text:span text:style-name="T3">.</text:span></text:p>
      <text:p text:style-name="P3"/>
      <text:p text:style-name="P2">IOCTLS</text:p>
      <text:p text:style-name="P3"><text:s text:c="7"/>Estas <text:span text:style-name="T4">ioctls</text:span> pueden <text:span text:style-name="T4">ser accedidas usando ioctl(2)</text:span>. La <text:span text:style-name="T4">sintaxis correcta</text:span> <text:span text:style-name="T4">es</text:span>:</text:p>
      <text:p text:style-name="P3"/>
      <text:p text:style-name="P2"><text:tab/><text:tab/>int value;</text:p>
      <text:p text:style-name="P2"><text:tab/><text:tab/>error = ioctl(tcp_socket, ioctl_type, &amp;value);</text:p>
      <text:p text:style-name="P3"/>
      <text:p text:style-name="P3"><text:s text:c="7"/><text:span text:style-name="T4">FIONREAD</text:span></text:p>
      <text:p text:style-name="Standard"><text:span text:style-name="T3"><text:s text:c="14"/></text:span><text:span text:style-name="T2">Devuelve la cantidad de datos encolados sin leer en el buffer de recepción</text:span><text:span text:style-name="T3">. El </text:span><text:span text:style-name="T2">argumento</text:span><text:span text:style-name="T3"> es</text:span> <text:span text:style-name="T3">un </text:span><text:span text:style-name="T2">puntero a un entero</text:span><text:span text:style-name="T3">.</text:span></text:p>
      <text:p text:style-name="P3"/>
      <text:p text:style-name="P3"><text:s text:c="7"/><text:span text:style-name="T4">SIOCATMARK</text:span></text:p>
      <text:p text:style-name="Standard"><text:span text:style-name="T3"><text:s text:c="4"/></text:span><text:span text:style-name="T2">Devuelve cierto cuando el programa de usuario ya ha recibido todos los datos urgentes</text:span><text:span text:style-name="T3">. Esto</text:span> <text:span text:style-name="T3">se usa junto con </text:span><text:span text:style-name="T2">SO_OOBINLINE</text:span><text:span text:style-name="T3">. El </text:span><text:span text:style-name="T2">argumento</text:span><text:span text:style-name="T3"> es un </text:span><text:span text:style-name="T2">puntero a un entero</text:span><text:span text:style-name="T3"> para el </text:span><text:span text:style-name="T2">resultado de la comprobación</text:span><text:span text:style-name="T3">.</text:span></text:p>
      <text:p text:style-name="P3"><text:s text:c="7"/><text:span text:style-name="T4">TIOCOUTQ</text:span></text:p>
      <text:p text:style-name="P3"><text:s text:c="14"/><text:span text:style-name="T4">Devuelve</text:span> la <text:span text:style-name="T4">cantidad de datos sin enviar en la cola de envío del conector en el puntero a un valor entero pasado</text:span>.</text:p>
      <text:p text:style-name="P3"/>
      <text:p text:style-name="P2">MANEJO DE ERRORES</text:p>
      <text:p text:style-name="P3"><text:s text:c="7"/>Cuando se produce un <text:span text:style-name="T4">error de red</text:span>, <text:span text:style-name="T4">TCP intenta reenviar el paquete</text:span>. <text:span text:style-name="T4">Si no tiene éxito después de un cierto <text:s/>tiempo</text:span>, <text:span text:style-name="T4">informa</text:span> o bien de un <text:span text:style-name="T4">error</text:span> <text:span text:style-name="T4">ETIMEDOUT o bien</text:span> del <text:span text:style-name="T4">último error recibido sobre esta conexión</text:span>.</text:p>
      <text:p text:style-name="P3"/>
      <text:p text:style-name="Standard"><text:span text:style-name="T3"><text:s text:c="7"/>Algunas </text:span><text:span text:style-name="T2">aplicaciones necesitan una notificación más rápida del error</text:span><text:span text:style-name="T3">. Esto </text:span><text:span text:style-name="T2">se puede hacer con la</text:span><text:span text:style-name="T4"> </text:span><text:span text:style-name="T2">opción de conector</text:span><text:span text:style-name="T3"> </text:span><text:span text:style-name="T2">IP_RECVERR</text:span><text:span text:style-name="T3"> </text:span><text:span text:style-name="T2">del nivel SOL_IP</text:span><text:span text:style-name="T3">. <text:s/></text:span><text:span text:style-name="T2">Cuando se activa</text:span><text:span text:style-name="T3"> esta opción, todos los </text:span><text:span text:style-name="T2">errores de entrada son pasados inmediatamente al programa de usuario</text:span><text:span text:style-name="T3">. </text:span><text:span text:style-name="T2">Use</text:span><text:span text:style-name="T3"> esta opción </text:span><text:span text:style-name="T2">con cuidado (hace que TCP sea menos tolerante a cambios de enrutamiento y a otras condiciones de red normales)</text:span><text:span text:style-name="T3">.</text:span></text:p>
      <text:p text:style-name="P3"/>
      <text:p text:style-name="P2">NOTAS</text:p>
      <text:p text:style-name="P3"><text:s text:c="7"/>Cuando se produce un <text:span text:style-name="T4">error</text:span>, <text:span text:style-name="T4">al configurar una conexión</text:span>, <text:span text:style-name="T4">durante la escritura en un conector</text:span>, <text:span text:style-name="T4">sólo se produce una señal</text:span> <text:span text:style-name="T4">SIGPIPE</text:span> <text:span text:style-name="T4">cuando está activa la opción de conector</text:span> <text:span text:style-name="T4">SO_KEEPOPEN</text:span>.</text:p>
      <text:p text:style-name="P3"/>
      <text:p text:style-name="Standard"><text:span text:style-name="T3"><text:s text:c="7"/></text:span><text:span text:style-name="T2">TCP no posee verdaderos datos fuera de orden, posee datos urgentes</text:span><text:span text:style-name="T3">. </text:span><text:span text:style-name="T2">En Linux</text:span><text:span text:style-name="T3"> esto </text:span><text:span text:style-name="T2">significa</text:span><text:span text:style-name="T3"> que </text:span><text:span text:style-name="T2">si el otro extremo envía datos fuera de orden recientes, los anteriores datos urgentes se insertarán como datos normales en el flujo (incluso cuando SO_OOBINLINE no está activa)</text:span><text:span text:style-name="T3">. Esto <text:s/></text:span><text:span text:style-name="T2">difiere de las pilas de protocolo basadas en BSD</text:span><text:span text:style-name="T3">.</text:span></text:p>
      <text:p text:style-name="P3"/>
      <text:p text:style-name="Standard"><text:span text:style-name="T3"><text:s text:c="7"/></text:span><text:span text:style-name="T2">Linux usa</text:span><text:span text:style-name="T3"> por defecto una </text:span><text:span text:style-name="T2">interpretación del campo puntero urgente compatible con BSD</text:span><text:span text:style-name="T3">. Esto </text:span><text:span text:style-name="T2">viola el RFC1122</text:span><text:span text:style-name="T3"> </text:span><text:span text:style-name="T2">pero se necesita por interoperatividad con otras pilas</text:span><text:span text:style-name="T3">. Se </text:span><text:span text:style-name="T2">puede cambiar con la </text:span></text:p>
      <text:p text:style-name="Standard"><text:span text:style-name="T2">sysctl</text:span> <text:span text:style-name="T2">tcp_stdurg</text:span><text:span text:style-name="T3">.</text:span></text:p>
      <text:p text:style-name="P3"/>
      <text:p text:style-name="P2">ERRORES</text:p>
      <text:p text:style-name="P3"><text:s text:c="7"/><text:span text:style-name="T4">EPIPE</text:span> <text:s/></text:p>
      <text:p text:style-name="P3"><text:tab/>El <text:span text:style-name="T4">otro extremo ha cerrado el conector inesperadamente</text:span> o <text:span text:style-name="T4">se ha intentado leer de un conector desconectado</text:span>.</text:p>
      <text:p text:style-name="P3"/>
      <text:p text:style-name="P3"><text:s text:c="7"/><text:span text:style-name="T4">ETIMEDOUT</text:span></text:p>
      <text:p text:style-name="P3"><text:s text:c="14"/>El <text:span text:style-name="T4">otro extremo no ha reconocido los datos retransmitidos después de cierto tiempo</text:span>.</text:p>
      <text:p text:style-name="P3"/>
      <text:p text:style-name="P3"><text:s text:c="7"/><text:span text:style-name="T4">EAFNOTSUPPORT</text:span></text:p>
      <text:p text:style-name="P3"><text:s text:c="14"/>El <text:span text:style-name="T4">tipo de dirección de conector pasado en sin_family no es AF_INET</text:span>.</text:p>
      <text:p text:style-name="P3"/>
      <text:p text:style-name="P3"><text:s text:c="7"/><text:span text:style-name="T4">TCP también puede devolver cualquier error definido por ip(7) o la capa de conectores genéricos</text:span>.</text:p>
      <text:p text:style-name="P3"/>
      <text:p text:style-name="P2">FALLOS</text:p>
      <text:p text:style-name="P3"><text:s text:c="7"/>No se han documentado todos los errores.</text:p>
      <text:p text:style-name="P3"/>
      <text:p text:style-name="P3"><text:s text:c="7"/>No se ha descrito IPv6.</text:p>
      <text:p text:style-name="P3"/>
      <text:p text:style-name="P3"><text:s text:c="7"/>No se han descrito las opciones de proxy transparente.</text:p>
      <text:p text:style-name="P3"/>
      <text:p text:style-name="P2">VERSIONES</text:p>
      <text:p text:style-name="P3"><text:s text:c="7"/>Las <text:span text:style-name="T4">sysctls</text:span> son nuevas en la versión 2.2 de Linux. <text:span text:style-name="T4">IP_RECVERR</text:span> es una <text:s/>característica nueva de la versión 2.2 de Linux. <text:span text:style-name="T4">TCP_CORK</text:span> es nueva en la versión 2.2.</text:p>
      <text:p text:style-name="P3"/>
      <text:p text:style-name="P2"/>
      <text:p text:style-name="P2">VÉASE TAMBIÉN</text:p>
      <text:p text:style-name="Standard"><text:span text:style-name="T3"><text:s text:c="7"/></text:span><text:span text:style-name="T2">socket(7)</text:span><text:span text:style-name="T3">, </text:span><text:span text:style-name="T2">socket(2)</text:span><text:span text:style-name="T3">, </text:span><text:span text:style-name="T2">ip(7)</text:span><text:span text:style-name="T3">, </text:span><text:span text:style-name="T2">sendmsg(2)</text:span><text:span text:style-name="T3">, </text:span><text:span text:style-name="T2">recvmsg(2)</text:span><text:span text:style-name="T3">.</text:span></text:p>
      <text:p text:style-name="P3"><text:s text:c="7"/><text:tab/></text:p>
      <text:p text:style-name="P2"><text:tab/>RFC793 para la especificación de TCP.</text:p>
      <text:p text:style-name="P2"><text:tab/></text:p>
      <text:p text:style-name="P2"><text:tab/>RFC1122 para los requisitos de TCP y una descripción del <text:tab/></text:p>
      <text:p text:style-name="P3"><text:span text:style-name="T4"><text:tab/>algoritmo Nagle</text:span>.</text:p>
      <text:p text:style-name="P3"><text:s text:c="7"/><text:tab/></text:p>
      <text:p text:style-name="P3"><text:span text:style-name="T4"><text:tab/>RFC2001 para algunos algoritmos de TCP</text:span>.</text:p>
      <text:p text:style-name="P3"/>
      <text:p text:style-name="P2">Página man de Linux <text:s text:c="15"/>25 abril 1999 <text:s text:c="32"/>TCP(7)</text:p>
      <text:p text:style-name="P2"/>
      <text:p text:style-name="Standard"><text:span text:style-name="T3">También observemos las particularidades de la página de manual en línea de comandos de: </text:span><text:span text:style-name="T2">man 7 udp</text:span></text:p>
      <text:p text:style-name="P8"/>
      <text:p text:style-name="P2">UDP(7) <text:s text:c="17"/>Manual del Programador de Linux <text:s text:c="18"/>UDP(7)</text:p>
      <text:p text:style-name="P3"/>
      <text:p text:style-name="P2">NOMBRE</text:p>
      <text:p text:style-name="P3"><text:s text:c="7"/><text:span text:style-name="T4">udp - Protocolo UDP sobre IPv4</text:span>.</text:p>
      <text:p text:style-name="P3"/>
      <text:p text:style-name="P2">SINOPSIS</text:p>
      <text:p text:style-name="P2"><text:s text:c="7"/>#include &lt;sys/socket.h&gt;</text:p>
      <text:p text:style-name="P2"><text:s text:c="7"/>#include &lt;netinet/in.h&gt;</text:p>
      <text:p text:style-name="P2"><text:s text:c="7"/>udp_socket = socket(PF_INET, SOCK_DGRAM, 0);</text:p>
      <text:p text:style-name="P3"/>
      <text:p text:style-name="P2">DESCRIPCIÓN</text:p>
      <text:p text:style-name="Standard"><text:span text:style-name="T3"><text:s text:c="7"/>Ésta es una implementación del </text:span><text:span text:style-name="T2">protocolo UDP (User Datagram Protocol)</text:span><text:span text:style-name="T3"> </text:span><text:span text:style-name="T2">descrito en RFC768</text:span><text:span text:style-name="T3">. Implementa</text:span> <text:span text:style-name="T3">un </text:span><text:span text:style-name="T2">servicio de paquetes de datagramas no fiable y sin conexión</text:span><text:span text:style-name="T3">. Los </text:span><text:span text:style-name="T2">paquetes pueden ser <text:s/>reordenados</text:span><text:span text:style-name="T4"> </text:span><text:span text:style-name="T2">o duplicados antes de que lleguen</text:span><text:span text:style-name="T3">. </text:span><text:span text:style-name="T2">UDP genera y comprueba sumas de verificación (checksums) para</text:span><text:span text:style-name="T4"> </text:span><text:span text:style-name="T2">detectar errores de transmisión</text:span><text:span text:style-name="T3">.</text:span></text:p>
      <text:p text:style-name="P3"/>
      <text:p text:style-name="Standard"><text:span text:style-name="T3"><text:s text:c="7"/></text:span><text:span text:style-name="T2">Cuando</text:span><text:span text:style-name="T3"> </text:span><text:span text:style-name="T2">se crea un conector (socket) UDP</text:span><text:span text:style-name="T3">, </text:span><text:span text:style-name="T2">sus direcciones local y remota están sin especificar</text:span><text:span text:style-name="T3">. Se </text:span><text:span text:style-name="T2">pueden enviar datagramas inmediatamente</text:span><text:span text:style-name="T3"> usando </text:span><text:span text:style-name="T2">sendto(2)</text:span><text:span text:style-name="T3"> o </text:span><text:span text:style-name="T2">sendmsg(2)</text:span><text:span text:style-name="T3"> </text:span><text:span text:style-name="T2">con</text:span><text:span text:style-name="T3"> una </text:span><text:span text:style-name="T2">dirección de destino válida</text:span><text:span text:style-name="T3"> como argumento. </text:span><text:span text:style-name="T2">Cuando se llama</text:span><text:span text:style-name="T3"> a </text:span><text:span text:style-name="T2">connect(2)</text:span><text:span text:style-name="T3"> </text:span><text:span text:style-name="T2">sobre el conector</text:span><text:span text:style-name="T3">, </text:span><text:span text:style-name="T2">se envía la dirección de destino por defecto</text:span><text:span text:style-name="T3"> y </text:span><text:span text:style-name="T2">a partir de ese momento se pueden enviar datagramas</text:span><text:span text:style-name="T3"> usando </text:span><text:span text:style-name="T2">send(2)</text:span><text:span text:style-name="T3"> o </text:span><text:span text:style-name="T2">write(2)</text:span><text:span text:style-name="T3"> </text:span><text:span text:style-name="T2">sin</text:span> <text:span text:style-name="T2">especificar una dirección de destino</text:span><text:span text:style-name="T3">. Todavía es posible </text:span><text:span text:style-name="T2">realizar envíos a otros destinos</text:span><text:span text:style-name="T3"> </text:span><text:span text:style-name="T2">pasando</text:span><text:span text:style-name="T3"> una </text:span><text:span text:style-name="T2">dirección a</text:span><text:span text:style-name="T3"> </text:span><text:span text:style-name="T2">sendto(2) </text:span><text:span text:style-name="T3">o </text:span><text:span text:style-name="T2">sendmsg(2)</text:span><text:span text:style-name="T3">. </text:span><text:span text:style-name="T2">Para poder recibir paquetes, primero se debe ligar el conector a una dirección local usando bind(2)</text:span><text:span text:style-name="T3">. Cuando éste no sea el caso, la capa de conectores le asignará automáticamente un puerto local en la primera petición de recepción del usuario.</text:span></text:p>
      <text:p text:style-name="P3"/>
      <text:p text:style-name="Standard"><text:span text:style-name="T3"><text:s text:c="7"/>Todas las </text:span><text:span text:style-name="T2">operaciones de recepción sólo devuelven un paquete</text:span><text:span text:style-name="T3">. </text:span><text:span text:style-name="T2">Cuando el paquete es más pequeño que el buffer pasado, sólo se devuelven los datos del paquete y, cuando es mayor, el paquete se trunca y la bandera MSG_TRUNC se activa</text:span><text:span text:style-name="T3">.</text:span></text:p>
      <text:p text:style-name="P3"/>
      <text:p text:style-name="Standard"><text:span text:style-name="T3"><text:s text:c="7"/>Se </text:span><text:span text:style-name="T2">pueden enviar o recibir opciones IP usando </text:span><text:span text:style-name="T3">las </text:span><text:span text:style-name="T2">opciones de conectores descritas en ip(7)</text:span><text:span text:style-name="T3">. Estas </text:span><text:span text:style-name="T2">son procesadas por el núcleo sólo cuando está activa la sysctl adecuada </text:span><text:span text:style-name="T3">(pero </text:span><text:span text:style-name="T2">todavía se pasan al usuario incluso cuando está desactivada</text:span><text:span text:style-name="T3">). Vea </text:span><text:span text:style-name="T2">ip(7)</text:span><text:span text:style-name="T3">.</text:span></text:p>
      <text:p text:style-name="P3"/>
      <text:p text:style-name="P3"><text:s text:c="7"/><text:span text:style-name="T4">Cuando en un envío</text:span> <text:span text:style-name="T4">está activa</text:span> la opción <text:span text:style-name="T4">MSG_DONTROUTE</text:span>, la <text:span text:style-name="T4">dirección de destino</text:span> debe referirse a la <text:span text:style-name="T4">dirección de una interfaz local</text:span> y el <text:span text:style-name="T4">paquete sólo se envía a esa interfaz</text:span>.</text:p>
      <text:p text:style-name="P3"/>
      <text:p text:style-name="Standard"><text:span text:style-name="T3"><text:s text:c="7"/></text:span><text:span text:style-name="T2">UDP</text:span><text:span text:style-name="T3"> </text:span><text:span text:style-name="T2">fragmenta un paquete cuando su longitud total excede la MTU (Unidad de Transmisión Máxima)</text:span><text:span text:style-name="T3"> </text:span><text:span text:style-name="T2">de la interfaz</text:span><text:span text:style-name="T3">. Una </text:span><text:span text:style-name="T2">alternativa</text:span><text:span text:style-name="T3"> de red más amigable </text:span><text:span text:style-name="T2">es usar el descubrimiento de la MTU de la ruta</text:span><text:span text:style-name="T3"> como se</text:span> <text:span text:style-name="T3">describe en la sección </text:span><text:span text:style-name="T2">IP_PMTU_DISCOVER de ip(7)</text:span><text:span text:style-name="T3">.</text:span></text:p>
      <text:p text:style-name="P3"/>
      <text:p text:style-name="P2">FORMATO DE DIRECCIÓN</text:p>
      <text:p text:style-name="P3"><text:s text:c="7"/><text:span text:style-name="T4">UDP</text:span> <text:span text:style-name="T4">usa el formato de dirección</text:span> <text:span text:style-name="T4">sockaddr_in de IPv4 descrito en </text:span></text:p>
      <text:p text:style-name="Standard"><text:span text:style-name="T2">ip(7)</text:span><text:span text:style-name="T3">.</text:span></text:p>
      <text:p text:style-name="P3"/>
      <text:p text:style-name="P2">MANEJO DE ERRORES</text:p>
      <text:p text:style-name="Standard"><text:span text:style-name="T3"><text:s text:c="7"/>Todos los </text:span><text:span text:style-name="T2">errores fatales</text:span><text:span text:style-name="T3"> serán </text:span><text:span text:style-name="T2">pasados al usuario</text:span><text:span text:style-name="T3"> como un resultado de error </text:span><text:span text:style-name="T2">incluso cuando el conector no esté conectado</text:span><text:span text:style-name="T3">. Este comportamiento </text:span><text:span text:style-name="T2">difiere de muchas otras implementaciones de conectores BSD</text:span><text:span text:style-name="T3"> </text:span><text:span text:style-name="T2">que no pasan ningún error al menos que el conector esté conectado</text:span><text:span text:style-name="T3">. El </text:span><text:span text:style-name="T2">comportamiento de</text:span><text:span text:style-name="T4"> </text:span><text:span text:style-name="T2">Linux viene mandado por el RFC1122</text:span><text:span text:style-name="T3">.</text:span></text:p>
      <text:p text:style-name="P3"/>
      <text:p text:style-name="Standard"><text:span text:style-name="T3"><text:s text:c="7"/>Por </text:span><text:span text:style-name="T2">compatibilidad con código anterior</text:span><text:span text:style-name="T3"> es </text:span><text:span text:style-name="T2">posible activar la opción</text:span><text:span text:style-name="T3"> </text:span><text:span text:style-name="T2">SO_BSDCOMPAT</text:span><text:span text:style-name="T3"> </text:span><text:span text:style-name="T2">de</text:span><text:span text:style-name="T3"> </text:span><text:span text:style-name="T2">SOL_SOCKET</text:span><text:span text:style-name="T3"> para </text:span><text:span text:style-name="T2">recibir errores remotos</text:span><text:span text:style-name="T3"> (</text:span><text:span text:style-name="T2">excepto</text:span><text:span text:style-name="T3"> </text:span><text:span text:style-name="T2">EPROTO</text:span><text:span text:style-name="T3"> y </text:span><text:span text:style-name="T2">EMSGSIZE</text:span><text:span text:style-name="T3">) </text:span><text:span text:style-name="T2">sólo cuando el conector se ha conectado</text:span><text:span text:style-name="T3">. Es</text:span> <text:span text:style-name="T2">mejor</text:span><text:span text:style-name="T3"> </text:span><text:span text:style-name="T2">arreglar el código para manejar adecuadamente los errores</text:span><text:span text:style-name="T3"> </text:span><text:span text:style-name="T2">que</text:span><text:span text:style-name="T3"> </text:span><text:span text:style-name="T2">habilitar esta opción</text:span><text:span text:style-name="T3">. Los</text:span> <text:span text:style-name="T2">errores</text:span><text:span text:style-name="T3"> </text:span><text:span text:style-name="T2">generados localmente siempre se pasan</text:span><text:span text:style-name="T3">.</text:span></text:p>
      <text:p text:style-name="P3"/>
      <text:p text:style-name="P3"><text:s text:c="7"/><text:span text:style-name="T4">Cuando se activa</text:span> la opción <text:span text:style-name="T4">IP_RECVERR</text:span> <text:span text:style-name="T4">todos los errores se almacenan en la cola de errores de conector</text:span> <text:span text:style-name="T4">y se pueden recibir mediante recvmsg(2) con la opción MSG_ERRQUEUE activa</text:span>.</text:p>
      <text:p text:style-name="P3"/>
      <text:p text:style-name="P2">ERRORES</text:p>
      <text:p text:style-name="P3"><text:s text:c="7"/>Una <text:span text:style-name="T4">operación de enviar o recibir sobre un conector UDP</text:span> <text:span text:style-name="T4">puede</text:span> <text:span text:style-name="T4">devolver cualquier error</text:span> <text:span text:style-name="T4">documentado en socket(7) o ip(7)</text:span>.</text:p>
      <text:p text:style-name="P3"/>
      <text:p text:style-name="Standard"><text:span text:style-name="T3"><text:s text:c="7"/></text:span><text:span text:style-name="T2">ECONNREFUSED</text:span><text:span text:style-name="T3"> No se ha asociado un receptor a la dirección de destino. Esto podría ser provocado <text:s/>por un paquete anterior enviado por el conector.</text:span></text:p>
      <text:p text:style-name="P3"/>
      <text:p text:style-name="P2"/>
      <text:p text:style-name="P2">VERSIONES</text:p>
      <text:p text:style-name="P3"><text:s text:c="7"/><text:span text:style-name="T4">IP_RECVERR</text:span> es una nueva característica de la versión 2.2 de Linux.</text:p>
      <text:p text:style-name="P3"/>
      <text:p text:style-name="P2">CREDITOS</text:p>
      <text:p text:style-name="P3"><text:s text:c="7"/>Esta página de manual fue <text:span text:style-name="T4">escrita por Andi Kleen</text:span>.</text:p>
      <text:p text:style-name="P3"/>
      <text:p text:style-name="P2">VÉASE TAMBIÉN</text:p>
      <text:p text:style-name="P3"><text:s text:c="7"/><text:span text:style-name="T4">ip(7)</text:span>, <text:span text:style-name="T4">socket(7)</text:span>, <text:span text:style-name="T4">raw(7)</text:span>.</text:p>
      <text:p text:style-name="P3"/>
      <text:p text:style-name="Standard"><text:span text:style-name="T3"><text:s text:c="7"/><text:tab/></text:span><text:span text:style-name="T2">RFC768 para el protocolo UDP</text:span><text:span text:style-name="T3">.</text:span></text:p>
      <text:p text:style-name="P3"><text:s text:c="7"/><text:tab/><text:span text:style-name="T4">RFC1122 para los requisitos del anfitrión (host)</text:span>.</text:p>
      <text:p text:style-name="P3"><text:s text:c="7"/><text:tab/><text:span text:style-name="T4">RFC1191 para una descripción del descubrimiento de la MTU de </text:span></text:p>
      <text:p text:style-name="P2"><text:tab/>la ruta<text:span text:style-name="T5">.</text:span></text:p>
      <text:p text:style-name="P3"/>
      <text:p text:style-name="P2">Página man de Linux <text:s text:c="15"/>2 octubre 1998 <text:s text:c="27"/>UDP(7)</text:p>
      <text:p text:style-name="P2"/>
      <text:p text:style-name="P3">También hechemos un vistazo a la “man page”: <text:span text:style-name="T4">man 7 raw</text:span></text:p>
      <text:p text:style-name="P2">RAW(7) <text:s text:c="15"/>Manual del Programador de Linux <text:s text:c="17"/>RAW(7)</text:p>
      <text:p text:style-name="P3"/>
      <text:p text:style-name="P2">NOMBRE</text:p>
      <text:p text:style-name="P3"><text:s text:c="7"/><text:span text:style-name="T4">raw, SOCK_RAW - Conectores directos (raw) IPv4 de Linux</text:span></text:p>
      <text:p text:style-name="P3"/>
      <text:p text:style-name="P7">ANALISTA UNIVERSITARIO DE SISTEMAS </text:p>
      <text:p text:style-name="P2">SISTEMAS OPERATIVOS – Prof. Macchi Guido<text:tab/><text:tab/><text:tab/><text:tab/>52/</text:p>
      <text:p text:style-name="P3"/>
      <text:p text:style-name="P2">SINOPSIS</text:p>
      <text:p text:style-name="P3"><text:s text:c="7"/><text:span text:style-name="T4">#include &lt;sys/socket.h&gt;</text:span></text:p>
      <text:p text:style-name="P2"><text:s text:c="7"/>#include &lt;netinet/in.h&gt;</text:p>
      <text:p text:style-name="P2"><text:s text:c="7"/>raw_socket = socket(PF_INET, SOCK_RAW, int protocol);</text:p>
      <text:p text:style-name="P2"/>
      <text:p text:style-name="P2">DESCRIPCIÓN</text:p>
      <text:p text:style-name="Standard"><text:span text:style-name="T3"><text:s text:c="7"/>Los </text:span><text:span text:style-name="T2">conectores directos</text:span><text:span text:style-name="T3"> permiten implementar nuevos protocolos IPv4 en el espacio de usuario. Un</text:span> <text:span text:style-name="T3">conector directo </text:span><text:span text:style-name="T2">recibe</text:span><text:span text:style-name="T3"> o </text:span><text:span text:style-name="T2">envía</text:span><text:span text:style-name="T3"> el </text:span><text:span text:style-name="T2">datagrama crudo sin incluir cabeceras del nivel de enlace</text:span><text:span text:style-name="T3">.</text:span></text:p>
      <text:p text:style-name="P3"/>
      <text:p text:style-name="Standard"><text:span text:style-name="T3"><text:s text:c="7"/>La </text:span><text:span text:style-name="T2">capa IPv4 genera una cabecera IP cuando se envía un paquete</text:span><text:span text:style-name="T3">, </text:span><text:span text:style-name="T2">a menos que se active</text:span><text:span text:style-name="T3"> la opción </text:span><text:span text:style-name="T2">IP_HDRINCL</text:span><text:span text:style-name="T3"> en el conector. </text:span><text:span text:style-name="T2">Cuando se <text:s/>activa, el paquete debe contener una cabecera IP</text:span><text:span text:style-name="T3">. </text:span><text:span text:style-name="T2">En la recepción, la cabecera IP siempre está incluida en el paquete</text:span><text:span text:style-name="T3">.</text:span></text:p>
      <text:p text:style-name="P3"/>
      <text:p text:style-name="P3"><text:s text:c="7"/><text:span text:style-name="T4">Sólo</text:span> los <text:span text:style-name="T4">procesos con un identificador de usuario efectivo de 0</text:span> o la <text:s/><text:span text:style-name="T4">capacidad</text:span> <text:span text:style-name="T4">CAP_NET_RAW</text:span> <text:span text:style-name="T4">pueden abrir conectores directos</text:span>.</text:p>
      <text:p text:style-name="P3"/>
      <text:p text:style-name="Standard"><text:span text:style-name="T3"><text:s text:c="7"/></text:span><text:span text:style-name="T2">Todos los paquetes o errores cuyo protocolo coinciden con el número protocolo especificado por el</text:span><text:span text:style-name="T4"> </text:span><text:span text:style-name="T2">conector directo, se pasan a este conector</text:span><text:span text:style-name="T3">. Para una </text:span><text:span text:style-name="T2">lista de los protocolos permitidos vea los</text:span><text:span text:style-name="T4"> </text:span><text:span text:style-name="T2">números asignados en RFC1700</text:span><text:span text:style-name="T3"> y </text:span><text:span text:style-name="T2">getprotobyname(3)</text:span><text:span text:style-name="T3">.</text:span></text:p>
      <text:p text:style-name="P3"/>
      <text:p text:style-name="P3"><text:s text:c="7"/>Un <text:span text:style-name="T4">protocolo</text:span> <text:span text:style-name="T4">IPPROTO_RAW</text:span> <text:span text:style-name="T4">implica</text:span> que <text:span text:style-name="T4">IP_HDRINCL</text:span> <text:span text:style-name="T4">está activa</text:span> y <text:span text:style-name="T4">recibe todos los protocolos IP</text:span>. El <text:span text:style-name="T4">envío no está permitido</text:span>.</text:p>
      <text:p text:style-name="P3"/>
      <table:table table:name="Tabla3" table:style-name="Tabla3">
        <table:table-column table:style-name="Tabla3.A"/>
        <table:table-column table:style-name="Tabla3.B"/>
        <table:table-header-rows>
          <table:table-row>
            <table:table-cell table:number-columns-spanned="2" office:value-type="string">
              <text:p text:style-name="P40">Campos de cabecera IP modificados en el envío por IP_HDRINCL</text:p>
            </table:table-cell>
            <table:covered-table-cell/>
          </table:table-row>
        </table:table-header-rows>
        <table:table-row>
          <table:table-cell office:value-type="string">
            <text:p text:style-name="P40">Suma de comprobación IP</text:p>
          </table:table-cell>
          <table:table-cell office:value-type="string">
            <text:p text:style-name="P40">Siempre se rellena</text:p>
          </table:table-cell>
        </table:table-row>
        <table:table-row>
          <table:table-cell office:value-type="string">
            <text:p text:style-name="P40">Dirección fuente</text:p>
          </table:table-cell>
          <table:table-cell office:value-type="string">
            <text:p text:style-name="P40">Se rellena cuando es cero</text:p>
          </table:table-cell>
        </table:table-row>
        <table:table-row>
          <table:table-cell office:value-type="string">
            <text:p text:style-name="P40">Identificador del paquete</text:p>
          </table:table-cell>
          <table:table-cell office:value-type="string">
            <text:p text:style-name="P40">Se rellena cuando es cero</text:p>
          </table:table-cell>
        </table:table-row>
        <table:table-row>
          <table:table-cell office:value-type="string">
            <text:p text:style-name="P40">Longitud total</text:p>
          </table:table-cell>
          <table:table-cell office:value-type="string">
            <text:p text:style-name="P40">Siempre se rellena</text:p>
          </table:table-cell>
        </table:table-row>
      </table:table>
      <text:p text:style-name="P3"/>
      <text:p text:style-name="Standard"><text:span text:style-name="T3"><text:s text:c="7"/></text:span><text:span text:style-name="T2">Si</text:span><text:span text:style-name="T3"> se </text:span><text:span text:style-name="T2">especifica</text:span><text:span text:style-name="T3"> </text:span><text:span text:style-name="T2">IP_HDRINCL</text:span><text:span text:style-name="T3"> </text:span><text:span text:style-name="T2">y</text:span><text:span text:style-name="T3"> la </text:span><text:span text:style-name="T2">cabecera IP tiene una dirección de destino distinta de cero</text:span><text:span text:style-name="T3">, la </text:span><text:span text:style-name="T2">dirección de destino del conector se utiliza para enrutar el paquete</text:span><text:span text:style-name="T3">. </text:span><text:span text:style-name="T2">Cuando</text:span><text:span text:style-name="T3"> se </text:span><text:span text:style-name="T2">especifica</text:span><text:span text:style-name="T3"> </text:span><text:span text:style-name="T2">MSG_DONTROUTE</text:span><text:span text:style-name="T3">, la </text:span><text:span text:style-name="T2">dirección de destino</text:span><text:span text:style-name="T3"> debe </text:span><text:span text:style-name="T2">referirse a una interfaz local</text:span><text:span text:style-name="T3">, </text:span><text:span text:style-name="T2">de lo contrario</text:span><text:span text:style-name="T3">, se </text:span><text:span text:style-name="T2">realiza una</text:span><text:span text:style-name="T4"> </text:span><text:span text:style-name="T2">búsqueda en la tabla de enrutamiento</text:span><text:span text:style-name="T3">, aunque </text:span><text:span text:style-name="T2">se ignoran las rutas que se dirigen a enrutadores</text:span><text:span text:style-name="T3">.</text:span></text:p>
      <text:p text:style-name="P3"/>
      <text:p text:style-name="Standard"><text:span text:style-name="T3"><text:s text:c="7"/></text:span><text:span text:style-name="T2">Si no</text:span><text:span text:style-name="T3"> se </text:span><text:span text:style-name="T2">activa</text:span><text:span text:style-name="T3"> </text:span><text:span text:style-name="T2">IP_HDRINCL</text:span><text:span text:style-name="T3">, se </text:span><text:span text:style-name="T2">pueden configurar las opciones de la cabecera IP de los conectores</text:span><text:span text:style-name="T4"> </text:span><text:span text:style-name="T2">directos con setsockopt(2)</text:span><text:span text:style-name="T3">. Vea i</text:span><text:span text:style-name="T2">p(7)</text:span><text:span text:style-name="T3"> para más información.</text:span></text:p>
      <text:p text:style-name="P3"/>
      <text:p text:style-name="Standard"><text:span text:style-name="T3"><text:s text:c="7"/>En Linux 2.2 todas las </text:span><text:span text:style-name="T2">opciones y campos de las</text:span><text:span text:style-name="T3"> </text:span><text:span text:style-name="T2">cabeceras IP</text:span><text:span text:style-name="T3"> </text:span><text:span text:style-name="T2">se <text:s/>pueden configurar usando las</text:span><text:span text:style-name="T4"> </text:span><text:span text:style-name="T2">opciones de los conectores IP</text:span><text:span text:style-name="T3">. Esto </text:span><text:span text:style-name="T2">significa que</text:span><text:span text:style-name="T3"> los </text:span><text:span text:style-name="T2">conectores directos</text:span><text:span text:style-name="T3"> son </text:span><text:span text:style-name="T2">usualmente necesarios</text:span> <text:span text:style-name="T2">sólo</text:span><text:span text:style-name="T3"> </text:span></text:p>
      <text:p text:style-name="P3"><text:span text:style-name="T4">para protocolos nuevos</text:span> <text:span text:style-name="T4">o</text:span> protocolos <text:span text:style-name="T4">que no tienen una interfaz de usuario</text:span> <text:span text:style-name="T4">(como ICMP)</text:span>.</text:p>
      <text:p text:style-name="P3"/>
      <text:p text:style-name="Standard"><text:span text:style-name="T3"><text:s text:c="7"/></text:span><text:span text:style-name="T2">Cuando se recibe un paquete</text:span><text:span text:style-name="T3">, </text:span><text:span text:style-name="T2">se pasa a cualquier conector directo que haya sido asociado a su protocolo</text:span><text:span text:style-name="T3"> </text:span><text:span text:style-name="T2">antes de que sea pasado al manejador de cualquier otro protocolo</text:span><text:span text:style-name="T3"> (por ejemplo, los módulos de protocolo del núcleo).</text:span></text:p>
      <text:p text:style-name="P3"/>
      <text:p text:style-name="P2">FORMATO DE LAS DIRECCIONES</text:p>
      <text:p text:style-name="Standard"><text:span text:style-name="T3"><text:s text:c="7"/>Los </text:span><text:span text:style-name="T2">conectores directos</text:span><text:span text:style-name="T3"> </text:span><text:span text:style-name="T2">usan</text:span><text:span text:style-name="T3"> la </text:span><text:span text:style-name="T2">estructura de direcciones estándar</text:span><text:span text:style-name="T3"> </text:span><text:span text:style-name="T2">sockaddr_in</text:span><text:span text:style-name="T3"> </text:span><text:span text:style-name="T2">definida en ip(7)</text:span><text:span text:style-name="T3">.</text:span></text:p>
      <text:p text:style-name="Standard"><text:span text:style-name="T3"><text:s text:c="7"/>El campo </text:span><text:span text:style-name="T2">sin_port</text:span><text:span text:style-name="T3"> se </text:span><text:span text:style-name="T2">podría usar para especificar el número de protocolo</text:span><text:span text:style-name="T3"> </text:span><text:span text:style-name="T2">IP</text:span><text:span text:style-name="T3">, </text:span><text:span text:style-name="T2">pero en Linux 2.2</text:span><text:span text:style-name="T3"> </text:span><text:span text:style-name="T2">se ignora</text:span><text:span text:style-name="T3"> </text:span><text:span text:style-name="T2">al enviar</text:span><text:span text:style-name="T3"> y </text:span><text:span text:style-name="T2">siempre debería valer 0</text:span><text:span text:style-name="T3"> (vea FALLOS). </text:span><text:span text:style-name="T2">Para</text:span><text:span text:style-name="T3"> los </text:span><text:span text:style-name="T2">paquetes de entrada</text:span><text:span text:style-name="T3">, a </text:span><text:span text:style-name="T2">sin_port</text:span> <text:span text:style-name="T2">se le asigna el protocolo del paquete</text:span><text:span text:style-name="T3">. <text:s/></text:span><text:span text:style-name="T2">Vea el fichero cabecera &lt;netinet/in.h&gt;</text:span><text:span text:style-name="T3"> </text:span><text:span text:style-name="T2">para protocolos IP</text:span><text:span text:style-name="T4"> </text:span><text:span text:style-name="T2">válidos</text:span><text:span text:style-name="T3">.</text:span></text:p>
      <text:p text:style-name="P3"/>
      <text:p text:style-name="P2">OPCIONES DE LOS CONECTORES</text:p>
      <text:p text:style-name="P3"><text:s text:c="7"/>Las <text:span text:style-name="T4">opciones de los conectores directos</text:span> se pueden <text:span text:style-name="T4">configurar</text:span> con <text:span text:style-name="T4">setsockopt(2)</text:span> y <text:span text:style-name="T4">leer</text:span> con <text:span text:style-name="T4">getsockopt(2)</text:span>, <text:span text:style-name="T4">pasando</text:span> la <text:span text:style-name="T4">opción de familia SOL_RAW</text:span>.</text:p>
      <text:p text:style-name="P3"/>
      <text:p text:style-name="P3"><text:s text:c="7"/><text:span text:style-name="T4">ICMP_FILTER</text:span></text:p>
      <text:p text:style-name="Standard"><text:span text:style-name="T3"><text:s text:c="14"/></text:span><text:span text:style-name="T2">Activa</text:span><text:span text:style-name="T3"> un </text:span><text:span text:style-name="T2">filtro especial</text:span><text:span text:style-name="T3"> para los </text:span><text:span text:style-name="T2">conectores directos</text:span><text:span text:style-name="T3"> asociados al protocolo </text:span><text:span text:style-name="T2">IPPROTO_ICMP</text:span><text:span text:style-name="T3">.</text:span></text:p>
      <text:p text:style-name="Standard"><text:span text:style-name="T3"><text:s text:c="14"/>El </text:span><text:span text:style-name="T2">valor tiene un bit activo para cada tipo de mensaje ICMP que debe filtrarse</text:span><text:span text:style-name="T3">. </text:span><text:span text:style-name="T2">Por defecto,</text:span><text:span text:style-name="T4"> </text:span><text:span text:style-name="T2">no se filtra ningún mensaje ICMP</text:span><text:span text:style-name="T3">.</text:span></text:p>
      <text:p text:style-name="P3"/>
      <text:p text:style-name="Standard"><text:span text:style-name="T3"><text:s text:c="7"/>Además, </text:span><text:span text:style-name="T2">se soportan todas las opciones SOL_IP de ip(7) válidas</text:span><text:span text:style-name="T3">.</text:span></text:p>
      <text:p text:style-name="P3"/>
      <text:p text:style-name="P2">NOTAS</text:p>
      <text:p text:style-name="P3"><text:s text:c="7"/>Los <text:span text:style-name="T4">conectores directos</text:span> <text:span text:style-name="T4">fragmentan</text:span> un <text:span text:style-name="T4">paquete</text:span> <text:span text:style-name="T4">cuando su longitud total excede la MTU de la interfaz </text:span>(no obstante, vea FALLOS). Una <text:span text:style-name="T4">alternativa</text:span> más <text:span text:style-name="T4">rápida y favorable para la red es implementar el descubrimiento del MTU de la ruta como se describe en la sección IP_PMTU_DISCOVER de ip(7)</text:span>.</text:p>
      <text:p text:style-name="P3"/>
      <text:p text:style-name="Standard"><text:span text:style-name="T3"><text:s text:c="7"/>Se </text:span><text:span text:style-name="T2">puede</text:span><text:span text:style-name="T3"> </text:span><text:span text:style-name="T2">asociar un conector directo</text:span><text:span text:style-name="T3"> a una </text:span><text:span text:style-name="T2">dirección local específica</text:span><text:span text:style-name="T3"> usando la llamada </text:span><text:span text:style-name="T2">bind(2)</text:span><text:span text:style-name="T3">. </text:span><text:span text:style-name="T2">Si no está asociado, se reciben todos los paquetes con el protocolo IP especificado</text:span><text:span text:style-name="T3">. </text:span><text:span text:style-name="T2">Además</text:span><text:span text:style-name="T3">, se <text:s/></text:span><text:span text:style-name="T2">puede</text:span></text:p>
      <text:p text:style-name="P3"><text:span text:style-name="T4">asociar un conector directo a un dispositivo de red específico usando SO_BINDTODEVICE</text:span>. Vea <text:span text:style-name="T4">socket(7)</text:span>.</text:p>
      <text:p text:style-name="P3"/>
      <text:p text:style-name="Standard"><text:span text:style-name="T3"><text:s text:c="7"/>Un </text:span><text:span text:style-name="T2">conector IPPROTO_RAW </text:span><text:span text:style-name="T3">es </text:span><text:span text:style-name="T2">sólo de envío</text:span><text:span text:style-name="T3">. Si verdaderamente quiere </text:span><text:span text:style-name="T2">recibir todos los paquetes IP</text:span><text:span text:style-name="T3">, </text:span><text:span text:style-name="T2">use un conector</text:span><text:span text:style-name="T3"> </text:span><text:span text:style-name="T2">packet(7)</text:span><text:span text:style-name="T3"> </text:span><text:span text:style-name="T2">con el protocolo</text:span><text:span text:style-name="T3"> </text:span><text:span text:style-name="T2">ETH_P_IP</text:span><text:span text:style-name="T3">. Dése cuenta que, </text:span><text:span text:style-name="T2">a diferencia de los conectores directos, los conectores de paquete no reensamblan fragmentos IP</text:span><text:span text:style-name="T3">.</text:span></text:p>
      <text:p text:style-name="P7">ANALISTA UNIVERSITARIO DE SISTEMAS </text:p>
      <text:p text:style-name="P2">SISTEMAS OPERATIVOS – Prof. Macchi Guido<text:tab/><text:tab/><text:tab/><text:tab/>54/</text:p>
      <text:p text:style-name="P3"/>
      <text:p text:style-name="Standard"><text:span text:style-name="T3"><text:s text:c="7"/>Si quiere </text:span><text:span text:style-name="T2">recibir todos los paquetes ICMP para un conector de datagramas</text:span><text:span text:style-name="T3">, normalmente </text:span><text:span text:style-name="T2">es mejor usar</text:span><text:span text:style-name="T3"> </text:span><text:span text:style-name="T2">IP_RECVERR</text:span><text:span text:style-name="T3"> </text:span><text:span text:style-name="T2">en ese conector</text:span><text:span text:style-name="T3"> particular. Vea </text:span><text:span text:style-name="T2">ip(7)</text:span><text:span text:style-name="T3">.</text:span></text:p>
      <text:p text:style-name="P3"/>
      <text:p text:style-name="Standard"><text:span text:style-name="T3"><text:s text:c="7"/>Los </text:span><text:span text:style-name="T2">conectores directos</text:span><text:span text:style-name="T3"> </text:span><text:span text:style-name="T2">pueden interceptar todos los protocolos IP</text:span><text:span text:style-name="T3"> </text:span><text:span text:style-name="T2">de Linux</text:span><text:span text:style-name="T3">, </text:span><text:span text:style-name="T2">incluso protocolos como</text:span><text:span text:style-name="T4"> </text:span><text:span text:style-name="T2">ICMP o TCP que poseen un módulo de protocolo dentro del núcleo</text:span><text:span text:style-name="T3">. En este caso, los </text:span><text:span text:style-name="T2">paquetes se pasan</text:span><text:span text:style-name="T4"> </text:span><text:span text:style-name="T2">tanto al módulo del núcleo como al conector (o conectores) directo</text:span><text:span text:style-name="T3">. </text:span><text:span text:style-name="T2">No</text:span><text:span text:style-name="T3"> se </text:span><text:span text:style-name="T2">debería confiar en esto en</text:span><text:span text:style-name="T4"> </text:span><text:span text:style-name="T2">programas transportables</text:span><text:span text:style-name="T3"> ya que </text:span><text:span text:style-name="T2">muchas otras implementaciones de conectores BSD tienen limitaciones aquí</text:span><text:span text:style-name="T3">.</text:span></text:p>
      <text:p text:style-name="P3"/>
      <text:p text:style-name="Standard"><text:span text:style-name="T3"><text:s text:c="7"/></text:span><text:span text:style-name="T2">Linux nunca cambia las cabeceras pasadas por el usuario</text:span><text:span text:style-name="T3"> (salvo para rellenar algunos campos de valor 0 como se ha descrito en IP_HDRINCL). <text:s/>Esto es diferente de muchas otras implementaciones de <text:s/>conectores directos.</text:span></text:p>
      <text:p text:style-name="P3"/>
      <text:p text:style-name="Standard"><text:span text:style-name="T3"><text:s text:c="7"/>Generalmente, los </text:span><text:span text:style-name="T2">conectores directos son poco transportables</text:span><text:span text:style-name="T3"> y </text:span><text:span text:style-name="T2">deberían evitarse en programas destinados a ser transportables</text:span><text:span text:style-name="T3">.</text:span></text:p>
      <text:p text:style-name="P3"/>
      <text:p text:style-name="P3"><text:s text:c="7"/>En el <text:span text:style-name="T4">envío a través de conectores directos se debería tomar el <text:s/>protocolo IP</text:span> de <text:span text:style-name="T4">sin_port</text:span>. <text:span text:style-name="T4">Esta capacidad se perdió en Linux 2.2. La forma de solucionar esto es usar IP_HDRINCL</text:span>.</text:p>
      <text:p text:style-name="P3"/>
      <text:p text:style-name="P2"/>
      <text:p text:style-name="P2">MANEJO DE ERRORES</text:p>
      <text:p text:style-name="Standard"><text:span text:style-name="T3"><text:s text:c="7"/></text:span><text:span text:style-name="T2">Sólo se <text:s/>pasan al usuario los errores generados por la red cuando el conector está conectado o está</text:span><text:span text:style-name="T4"> </text:span><text:span text:style-name="T2">activa la opción</text:span><text:span text:style-name="T3"> </text:span><text:span text:style-name="T2">IP_RECVERR</text:span><text:span text:style-name="T3">. Para conectores conectados, sólo se pasan </text:span><text:span text:style-name="T2">EMSGSIZE</text:span><text:span text:style-name="T3"> y </text:span><text:span text:style-name="T2">EPROTO</text:span><text:span text:style-name="T3"> por <text:s/>compatibilidad. Con </text:span><text:span text:style-name="T2">IP_RECVERR</text:span><text:span text:style-name="T3"> todos los </text:span><text:span text:style-name="T2">errores de red se guardan en la cola de errores</text:span><text:span text:style-name="T3">.</text:span></text:p>
      <text:p text:style-name="P3"/>
      <text:p text:style-name="P2">ERRORES</text:p>
      <text:p text:style-name="P3"><text:s text:c="7"/><text:span text:style-name="T4">EMSGSIZE</text:span></text:p>
      <text:p text:style-name="Standard"><text:span text:style-name="T3"><text:s text:c="14"/></text:span><text:span text:style-name="T2">Paquete demasiado grande</text:span><text:span text:style-name="T3">. O bien el </text:span><text:span text:style-name="T2">descubrimiento del MTU de la ruta está activo</text:span><text:span text:style-name="T3"> (la opción</text:span> <text:span text:style-name="T2">IP_PMTU_DISCOVER</text:span><text:span text:style-name="T3"> de los conectores) o bien el </text:span><text:span text:style-name="T2">tamaño del paquete excede el máximo tamaño de</text:span> <text:span text:style-name="T2">64KB permitido por IPv4</text:span><text:span text:style-name="T3">.</text:span></text:p>
      <text:p text:style-name="P3"/>
      <text:p text:style-name="Standard"><text:span text:style-name="T3"><text:s text:c="7"/></text:span><text:span text:style-name="T2">EACCES</text:span><text:span text:style-name="T3"> El </text:span><text:span text:style-name="T2">usuario</text:span><text:span text:style-name="T3"> ha </text:span><text:span text:style-name="T2">intentado enviar a una dirección de difusión</text:span><text:span text:style-name="T3"> </text:span><text:span text:style-name="T2">sin tener activa la opción de</text:span> <text:span text:style-name="T2">difusión en el conector</text:span><text:span text:style-name="T3">.</text:span></text:p>
      <text:p text:style-name="P3"/>
      <text:p text:style-name="P3"><text:s text:c="7"/><text:span text:style-name="T4">EPROTO</text:span> Ha llegado un <text:span text:style-name="T4">error ICMP informando de un problema de</text:span> <text:span text:style-name="T4">parámetros</text:span>.</text:p>
      <text:p text:style-name="P3"/>
      <text:p text:style-name="Standard"><text:span text:style-name="T3"><text:s text:c="7"/></text:span><text:span text:style-name="T2">EFAULT</text:span><text:span text:style-name="T3"> Se </text:span><text:span text:style-name="T2">ha pasado una dirección de memoria inválida</text:span><text:span text:style-name="T3">.</text:span></text:p>
      <text:p text:style-name="P3"/>
      <text:p text:style-name="Standard"><text:span text:style-name="T3"><text:s text:c="7"/></text:span><text:span text:style-name="T2">EOPNOTSUPP</text:span></text:p>
      <text:p text:style-name="P3"><text:s text:c="14"/>Se <text:span text:style-name="T4">ha pasado a la llamada socket una opción inválida</text:span> (como <text:span text:style-name="T4">MSG_OOB</text:span>).</text:p>
      <text:p text:style-name="P3"/>
      <text:p text:style-name="P3"><text:s text:c="7"/><text:span text:style-name="T4">EINVAL</text:span> <text:span text:style-name="T4">Argumento inválido</text:span>.</text:p>
      <text:p text:style-name="P3"/>
      <text:p text:style-name="P3"><text:s text:c="7"/><text:span text:style-name="T4">EPERM</text:span> <text:s/>El <text:span text:style-name="T4">usuario no tiene permiso</text:span> <text:span text:style-name="T4">para abrir conectores directos</text:span>. <text:span text:style-name="T4">Sólo</text:span> los <text:span text:style-name="T4">procesos con un identificador de usuario efectivo de 0</text:span> o el <text:span text:style-name="T4">atributo CAP_NET_RAW pueden hacerlo</text:span>.</text:p>
      <text:p text:style-name="P3"/>
      <text:p text:style-name="P2">VERSIONES</text:p>
      <text:p text:style-name="Standard"><text:span text:style-name="T3"><text:s text:c="7"/></text:span><text:span text:style-name="T2">IP_RECVERR</text:span><text:span text:style-name="T3"> <text:s/>y </text:span><text:span text:style-name="T2">ICMP_FILTER</text:span><text:span text:style-name="T3"> son nuevos en la versión 2.2 de Linux. Ambos son extensiones de Linux y no</text:span> <text:span text:style-name="T3">deberían usarse en programas transportables.</text:span></text:p>
      <text:p text:style-name="P3"/>
      <text:p text:style-name="Standard"><text:span text:style-name="T3"><text:s text:c="7"/>La versión 2.0 de Linux activaba cierta compatibilidad fallo a fallo con BSD en el código de los conectores directos cuando se activaba la opción </text:span><text:span text:style-name="T2">SO_BSDCOMPAT</text:span><text:span text:style-name="T3">. Ésto se ha eliminado en la versión 2.2.</text:span></text:p>
      <text:p text:style-name="P3"/>
      <text:p text:style-name="P2">FALLOS</text:p>
      <text:p text:style-name="P3"><text:s text:c="7"/>No se han descrito las extensiones de proxy transparente.</text:p>
      <text:p text:style-name="P3"/>
      <text:p text:style-name="Standard"><text:span text:style-name="T3"><text:s text:c="7"/></text:span><text:span text:style-name="T2">Cuando se activa</text:span><text:span text:style-name="T3"> la opción </text:span><text:span text:style-name="T2">IP_HDRINCL</text:span><text:span text:style-name="T3">, los </text:span><text:span text:style-name="T2">datagramas no se fragmentan y están limitados por la MTU</text:span> <text:span text:style-name="T2">de la interfaz</text:span><text:span text:style-name="T3">. Ésta es una limitación de la versión 2.2 de Linux.</text:span></text:p>
      <text:p text:style-name="P3"/>
      <text:p text:style-name="Standard"><text:span text:style-name="T3"><text:s text:c="7"/>La posibilidad de especificar el protocolo IP en </text:span><text:span text:style-name="T2">sin_port</text:span><text:span text:style-name="T3"> durante el envío desapareció en Linux 2.2.</text:span></text:p>
      <text:p text:style-name="P3"><text:s text:c="7"/>Siempre se usa el protocolo al que se enlazó el conector o el que se especificó en la llamada inicial a <text:span text:style-name="T4">socket(2)</text:span>.</text:p>
      <text:p text:style-name="P3"/>
      <text:p text:style-name="P2">AUTOR</text:p>
      <text:p text:style-name="P3"><text:s text:c="7"/>Esta página de manual fue escrita por <text:span text:style-name="T4">Andi Kleen</text:span>.</text:p>
      <text:p text:style-name="P3"/>
      <text:p text:style-name="P2">VÉASE TAMBIÉN</text:p>
      <text:p text:style-name="Standard"><text:span text:style-name="T3"><text:s text:c="7"/></text:span><text:span text:style-name="T2">ip(7)</text:span><text:span text:style-name="T3">, </text:span><text:span text:style-name="T2">socket(7)</text:span><text:span text:style-name="T3">, </text:span><text:span text:style-name="T2">recvmsg(2)</text:span><text:span text:style-name="T3">, </text:span><text:span text:style-name="T2">sendmsg(2)</text:span><text:span text:style-name="T3">.</text:span></text:p>
      <text:p text:style-name="P3"/>
      <text:p text:style-name="P3"><text:s text:c="7"/><text:span text:style-name="T4">RFC1191 para el descubrimiento del MTU de la ruta</text:span>.</text:p>
      <text:p text:style-name="P3"/>
      <text:p text:style-name="P3"><text:s text:c="7"/><text:span text:style-name="T4">RFC791 y el fichero cabecera &lt;linux/ip.h&gt; para el protocolo IP</text:span>.</text:p>
      <text:p text:style-name="P3"/>
      <text:p text:style-name="P2">Página man de Linux <text:s text:c="15"/>2 octubre 1998 <text:s text:c="27"/>RAW(7)</text:p>
      <text:p text:style-name="P2"/>
      <text:p text:style-name="P3">Nos dedicaremos ahora a ultimar detalles acerca de la página del manual en línea de comandos: <text:span text:style-name="T4">man 7 socket</text:span></text:p>
      <text:p text:style-name="P2"/>
      <text:p text:style-name="P2">SOCKET(7) <text:s text:c="14"/>Manual del Programador de Linux <text:s text:c="9"/>SOCKET(7)</text:p>
      <text:p text:style-name="P3"/>
      <text:p text:style-name="P2">NOMBRE</text:p>
      <text:p text:style-name="P3"><text:s text:c="7"/><text:span text:style-name="T4">socket - Interfaz de conectores (sockets) de Linux</text:span></text:p>
      <text:p text:style-name="P3"/>
      <text:p text:style-name="P2">SINOPSIS</text:p>
      <text:p text:style-name="P3"><text:s text:c="7"/><text:span text:style-name="T4">#include &lt;sys/socket.h&gt;</text:span></text:p>
      <text:p text:style-name="P2"><text:s text:c="4"/>mysocket = socket(int socket_family, int socket_type, int protocol);</text:p>
      <text:p text:style-name="P2"/>
      <text:p text:style-name="P2">DESCRIPCIÓN</text:p>
      <text:p text:style-name="Standard"><text:span text:style-name="T3"><text:s text:c="7"/>Esta página de manual describe la </text:span><text:span text:style-name="T2">interfaz de usuario de la capa de conectores de red de Linux</text:span><text:span text:style-name="T3">. Los </text:span><text:span text:style-name="T2">conectores</text:span><text:span text:style-name="T3"> compatibles con BSD </text:span><text:span text:style-name="T2">son la interfaz uniforme entre el proceso de usuario y las pilas de protocolos de red dentro del núcleo</text:span><text:span text:style-name="T3">. Los </text:span><text:span text:style-name="T2">módulos de protocolo se agrupan en familias de protocolos</text:span> <text:span text:style-name="T3">como </text:span><text:span text:style-name="T2">PF_INET</text:span><text:span text:style-name="T3">, </text:span><text:span text:style-name="T2">PF_IPX</text:span><text:span text:style-name="T3"> y </text:span><text:span text:style-name="T2">PF_PACKET</text:span><text:span text:style-name="T3">, y </text:span><text:span text:style-name="T2">tipos de conectores</text:span><text:span text:style-name="T3"> como </text:span><text:span text:style-name="T2">SOCK_STREAM</text:span><text:span text:style-name="T3"> o </text:span><text:span text:style-name="T2">SOCK_DGRAM</text:span><text:span text:style-name="T3">. <text:s/>Vea </text:span><text:span text:style-name="T2">socket(2)</text:span><text:span text:style-name="T3"> para obtener más información sobre las familias y los tipos.</text:span></text:p>
      <text:p text:style-name="P3"/>
      <text:p text:style-name="P2">FUNCIONES DE LA CAPA DE CONECTORES</text:p>
      <text:p text:style-name="P3"><text:s text:c="7"/>Estas funciones las usa el proceso de usuario para enviar o recibir paquetes y para realizar otras operaciones con conectores. Para más información vea sus páginas de manual respectivas.</text:p>
      <text:p text:style-name="P3"/>
      <text:p text:style-name="Standard"><text:span text:style-name="T3"><text:s text:c="7"/></text:span><text:span text:style-name="T2">socket(2)</text:span><text:span text:style-name="T3"> </text:span><text:span text:style-name="T2">crea</text:span><text:span text:style-name="T3"> un conector, </text:span><text:span text:style-name="T2">connect(2) conecta</text:span><text:span text:style-name="T3"> un conector a una dirección de conector remota, la función <text:s/></text:span><text:span text:style-name="T2">bind(2) <text:s/>enlaza</text:span><text:span text:style-name="T3"> un conector a una dirección de conector local, </text:span><text:span text:style-name="T2">listen(2)</text:span><text:span text:style-name="T3"> </text:span><text:span text:style-name="T2">indica al conector que se aceptarán nuevas conexiones</text:span><text:span text:style-name="T3"> y </text:span><text:span text:style-name="T2">accept(2)</text:span><text:span text:style-name="T3"> se usa </text:span><text:span text:style-name="T2">para obtener un nuevo conector con <text:s/>una nueva conexión de entrada</text:span><text:span text:style-name="T3">. </text:span><text:span text:style-name="T2">socketpair(2)</text:span><text:span text:style-name="T3"> devuelve dos conectores anónimos conectados (sólo implementado para unas pocas familias locales como </text:span><text:span text:style-name="T2">PF_UNIX</text:span><text:span text:style-name="T3">)</text:span></text:p>
      <text:p text:style-name="P3"/>
      <text:p text:style-name="P3"><text:s text:c="7"/><text:span text:style-name="T4">send(2)</text:span>, <text:span text:style-name="T4">sendto(2)</text:span> y <text:span text:style-name="T4">sendmsg(2)</text:span> <text:span text:style-name="T4">envían datos</text:span> a través de un <text:s/>conector y <text:span text:style-name="T4">recv(2)</text:span>, <text:span text:style-name="T4">recvfrom(2)</text:span> y <text:span text:style-name="T4">recvmsg(2)</text:span> <text:span text:style-name="T4">reciben datos</text:span> de un conector. <text:span text:style-name="T4">poll(2)</text:span> y <text:span text:style-name="T4">select(2)</text:span> <text:span text:style-name="T4">esperan la llegada de datos</text:span> o la <text:span text:style-name="T4">posibilidad de enviar datos</text:span>. Además, se <text:span text:style-name="T4">pueden usar las operaciones estándares de E/S como write(2)</text:span>, <text:span text:style-name="T4">writev(2)</text:span>, <text:span text:style-name="T4">sendfile(2)</text:span>, <text:span text:style-name="T4">read(2)</text:span> y <text:span text:style-name="T4">readv(2)</text:span> <text:span text:style-name="T4">para leer y escribir datos</text:span>.</text:p>
      <text:p text:style-name="P3"/>
      <text:p text:style-name="Standard"><text:span text:style-name="T3"><text:s text:c="7"/></text:span><text:span text:style-name="T2">getsockname(2)</text:span><text:span text:style-name="T3"> </text:span><text:span text:style-name="T2">devuelve la dirección de un conector local</text:span><text:span text:style-name="T3"> y </text:span><text:span text:style-name="T2">getpeername(2)</text:span><text:span text:style-name="T3"> </text:span><text:span text:style-name="T2">devuelve la dirección de un conector remoto</text:span><text:span text:style-name="T3">. <text:s/></text:span><text:span text:style-name="T2">getsockopt(2)</text:span><text:span text:style-name="T3"> y </text:span><text:span text:style-name="T2">setsockopt(2)</text:span><text:span text:style-name="T3"> se usan </text:span><text:span text:style-name="T2">para configurar o consultar opciones <text:s/>de los protocolos o las capas</text:span><text:span text:style-name="T3">. </text:span><text:span text:style-name="T2">ioctl(2)</text:span><text:span text:style-name="T3"> se puede usar para </text:span><text:span text:style-name="T2">configurar o consultar otras opciones</text:span><text:span text:style-name="T3"> determinadas.</text:span></text:p>
      <text:p text:style-name="P3"/>
      <text:p text:style-name="Standard"><text:span text:style-name="T3"><text:s text:c="7"/></text:span><text:span text:style-name="T2">close(2)</text:span><text:span text:style-name="T3"> se usa </text:span><text:span text:style-name="T2">para cerrar</text:span><text:span text:style-name="T3"> un conector. </text:span><text:span text:style-name="T2">shutdown(2)</text:span><text:span text:style-name="T3"> </text:span><text:span text:style-name="T2">cierra partes de <text:s/>una conexión bidireccional</text:span><text:span text:style-name="T3"> entre conectores.</text:span></text:p>
      <text:p text:style-name="P3"/>
      <text:p text:style-name="Standard"><text:span text:style-name="T3"><text:s text:c="7"/>Las búsquedas o las llamadas a </text:span><text:span text:style-name="T2">pread(2)</text:span><text:span text:style-name="T3"> o </text:span><text:span text:style-name="T2">pwrite(2)</text:span><text:span text:style-name="T3"> </text:span><text:span text:style-name="T2">con</text:span><text:span text:style-name="T3"> una </text:span><text:span text:style-name="T2">posición distinta de cero</text:span><text:span text:style-name="T3">, </text:span><text:span text:style-name="T2">no</text:span><text:span text:style-name="T3"> están </text:span><text:span text:style-name="T2">soportadas en conectores</text:span><text:span text:style-name="T3">.</text:span></text:p>
      <text:p text:style-name="P3"/>
      <text:p text:style-name="P3"><text:s text:c="7"/>Es posible <text:span text:style-name="T4">realizar E/S no bloqueante</text:span> con conectores <text:span text:style-name="T4">activando</text:span> la <text:s/>opción <text:span text:style-name="T4">O_NONBLOCK</text:span> <text:span text:style-name="T4">sobre el descriptor de fichero de un conector</text:span> <text:span text:style-name="T4">usando</text:span> <text:span text:style-name="T4">fcntl(2)</text:span>. <text:span text:style-name="T4">O_NONBLOCK</text:span> <text:span text:style-name="T4">se hereda durante una llamada a accept</text:span>. A continuación, todas las operaciones que normalmente se <text:s/>bloquearían devolverán (usualmente) el error <text:span text:style-name="T4">EAGAIN</text:span>. <text:span text:style-name="T4">connect(2)</text:span> devuelve <text:s/>un error <text:span text:style-name="T4">EINPROGRESS</text:span> en este caso. Más tarde, el usuario puede esperar diferentes eventos mediante <text:span text:style-name="T4">poll(2)</text:span> o <text:span text:style-name="T4">select(2)</text:span>.</text:p>
      <text:p text:style-name="P3"/>
      <table:table table:name="Tabla4" table:style-name="Tabla4">
        <table:table-column table:style-name="Tabla4.A" table:number-columns-repeated="3"/>
        <table:table-header-rows>
          <table:table-row>
            <table:table-cell table:number-columns-spanned="3" office:value-type="string">
              <text:p text:style-name="Table_20_Heading">Eventos de E/S</text:p>
            </table:table-cell>
            <table:covered-table-cell/>
            <table:covered-table-cell/>
          </table:table-row>
        </table:table-header-rows>
        <table:table-row>
          <table:table-cell office:value-type="string">
            <text:p text:style-name="P41">Evento</text:p>
          </table:table-cell>
          <table:table-cell office:value-type="string">
            <text:p text:style-name="P41">Opción de poll</text:p>
          </table:table-cell>
          <table:table-cell office:value-type="string">
            <text:p text:style-name="P41">Ocurrencia</text:p>
          </table:table-cell>
        </table:table-row>
        <table:table-row>
          <table:table-cell office:value-type="string">
            <text:p text:style-name="P41">Lectura</text:p>
          </table:table-cell>
          <table:table-cell office:value-type="string">
            <text:p text:style-name="P41">POLLIN</text:p>
          </table:table-cell>
          <table:table-cell office:value-type="string">
            <text:p text:style-name="P41">Han llegado nuevos datos.</text:p>
          </table:table-cell>
        </table:table-row>
        <table:table-row>
          <table:table-cell office:value-type="string">
            <text:p text:style-name="P41">Lectura</text:p>
          </table:table-cell>
          <table:table-cell office:value-type="string">
            <text:p text:style-name="P41">POLLIN</text:p>
          </table:table-cell>
          <table:table-cell office:value-type="string">
            <text:p text:style-name="P41">Se ha completado una <text:s/>nueva</text:p>
            <text:p text:style-name="P41">solicitud de conexión (para</text:p>
            <text:p text:style-name="P41">conectores <text:s text:c="2"/>orientados <text:s text:c="2"/>a</text:p>
            <text:p text:style-name="P41">conexión).</text:p>
          </table:table-cell>
        </table:table-row>
        <table:table-row>
          <table:table-cell office:value-type="string">
            <text:p text:style-name="P41">Lectura</text:p>
          </table:table-cell>
          <table:table-cell office:value-type="string">
            <text:p text:style-name="P41">POLLHUP</text:p>
          </table:table-cell>
          <table:table-cell office:value-type="string">
            <text:p text:style-name="P41">El otro extremo ha iniciado</text:p>
            <text:p text:style-name="P41">una <text:s text:c="5"/>solicitud <text:s text:c="6"/>de</text:p>
            <text:p text:style-name="P41">desconexión.</text:p>
          </table:table-cell>
        </table:table-row>
        <table:table-row>
          <table:table-cell office:value-type="string">
            <text:p text:style-name="P41">Lectura</text:p>
          </table:table-cell>
          <table:table-cell office:value-type="string">
            <text:p text:style-name="P41">POLLHUP</text:p>
          </table:table-cell>
          <table:table-cell office:value-type="string">
            <text:p text:style-name="P41">Se <text:s/>ha <text:s/>roto <text:s/>una <text:s/>conexión</text:p>
            <text:p text:style-name="P41">(sólo para protocolos orientados <text:s text:c="4"/>a <text:s text:c="3"/>conexión).</text:p>
            <text:p text:style-name="P41">Cuando <text:s/>se <text:s/>escribe <text:s/>en <text:s/>el</text:p>
            <text:p text:style-name="P41">conector, <text:s/>también se envía</text:p>
            <text:p text:style-name="P41">la señal SIGPIPE.</text:p>
          </table:table-cell>
        </table:table-row>
        <table:table-row>
          <table:table-cell office:value-type="string">
            <text:p text:style-name="P41">Escritura</text:p>
          </table:table-cell>
          <table:table-cell office:value-type="string">
            <text:p text:style-name="P41">POLLOUT</text:p>
          </table:table-cell>
          <table:table-cell office:value-type="string">
            <text:p text:style-name="P41">El conector tiene suficente</text:p>
            <text:p text:style-name="P41">espacio <text:s/>en <text:s/>el <text:s/>buffer <text:s/>de</text:p>
            <text:p text:style-name="P41">envío para escribir <text:s/>nuevos</text:p>
            <text:p text:style-name="P41">datos.</text:p>
          </table:table-cell>
        </table:table-row>
        <table:table-row>
          <table:table-cell office:value-type="string">
            <text:p text:style-name="P41">Lectura/Escritura</text:p>
          </table:table-cell>
          <table:table-cell office:value-type="string">
            <text:p text:style-name="P41">POLLIN|</text:p>
            <text:p text:style-name="P41">POLLOUT</text:p>
          </table:table-cell>
          <table:table-cell office:value-type="string">
            <text:p text:style-name="P41">Ha finalizado un connect(2)</text:p>
            <text:p text:style-name="P41">de salida.</text:p>
          </table:table-cell>
        </table:table-row>
        <table:table-row>
          <table:table-cell office:value-type="string">
            <text:p text:style-name="P41">Lectura/Escritura</text:p>
          </table:table-cell>
          <table:table-cell office:value-type="string">
            <text:p text:style-name="P41">POLLERR</text:p>
          </table:table-cell>
          <table:table-cell office:value-type="string">
            <text:p text:style-name="P41">Se ha <text:s/>producido <text:s/>un <text:s/>error</text:p>
            <text:p text:style-name="P41">asíncrono.</text:p>
          </table:table-cell>
        </table:table-row>
        <table:table-row>
          <table:table-cell office:value-type="string">
            <text:p text:style-name="P41">Lectura/Escritura</text:p>
          </table:table-cell>
          <table:table-cell office:value-type="string">
            <text:p text:style-name="P41">POLLHUP</text:p>
          </table:table-cell>
          <table:table-cell office:value-type="string">
            <text:p text:style-name="P41"><text:s/>El <text:s/>otro extremo ha cerrado</text:p>
            <text:p text:style-name="P41">una <text:s text:c="2"/>dirección <text:s text:c="3"/>de <text:s text:c="3"/>la</text:p>
            <text:p text:style-name="P41">conexión.</text:p>
          </table:table-cell>
        </table:table-row>
        <table:table-row>
          <table:table-cell office:value-type="string">
            <text:p text:style-name="P41">Excepción</text:p>
          </table:table-cell>
          <table:table-cell office:value-type="string">
            <text:p text:style-name="P41">POLLPRI</text:p>
          </table:table-cell>
          <table:table-cell office:value-type="string">
            <text:p text:style-name="P41">Han <text:s/>llegado datos fuera de</text:p>
            <text:p text:style-name="P41">orden, lo que hace <text:s/>que <text:s/>se</text:p>
            <text:p text:style-name="P41">envíe la señal SIGURG.</text:p>
          </table:table-cell>
        </table:table-row>
      </table:table>
      <text:p text:style-name="P3"/>
      <text:p text:style-name="Standard"><text:span text:style-name="T3"><text:s text:c="7"/>Una alternativa a </text:span><text:span text:style-name="T2">poll/select</text:span><text:span text:style-name="T3"> es dejar que el núcleo informe de los eventos a la aplicación mediante una señal </text:span><text:span text:style-name="T2">SIGIO</text:span><text:span text:style-name="T3">. Para ello, se debe activar la opción </text:span><text:span text:style-name="T2">FASYNC</text:span><text:span text:style-name="T3"> en el descriptor de fichero de un conector mediante </text:span><text:span text:style-name="T2">fcntl(2)</text:span><text:span text:style-name="T3"> <text:s/>y se debe instalar un manejador de señales válido para </text:span><text:span text:style-name="T2">SIGIO</text:span><text:span text:style-name="T3"> mediante</text:span> <text:s/><text:span text:style-name="T2">sigaction(2)</text:span><text:span text:style-name="T3">. Vea la discusión sobre SEÑALES más abajo.</text:span></text:p>
      <text:p text:style-name="P3"/>
      <text:p text:style-name="P2">OPCIONES DE LOS CONECTORES</text:p>
      <text:p text:style-name="Standard"><text:span text:style-name="T3"><text:s text:c="6"/>Estas opciones de conector se pueden </text:span><text:span text:style-name="T2">configurar</text:span><text:span text:style-name="T3"> </text:span><text:span text:style-name="T2">usando</text:span><text:span text:style-name="T3"> </text:span><text:span text:style-name="T2">setsockopt(2)</text:span><text:span text:style-name="T3"> y </text:span><text:span text:style-name="T2">consultar</text:span><text:span text:style-name="T3"> </text:span><text:span text:style-name="T2">con</text:span><text:span text:style-name="T3"> </text:span><text:span text:style-name="T2">getsockopt(2)</text:span> <text:span text:style-name="T3">con el </text:span><text:span text:style-name="T2">nivel de conectores</text:span><text:span text:style-name="T3"> fijado </text:span><text:span text:style-name="T2">a</text:span><text:span text:style-name="T3"> <text:s/></text:span><text:span text:style-name="T2">SOL_SOCKET</text:span><text:span text:style-name="T3"> </text:span><text:span text:style-name="T2">para todos los conectores</text:span><text:span text:style-name="T3">:</text:span></text:p>
      <text:p text:style-name="P3"/>
      <text:p text:style-name="P3"><text:s text:c="7"/><text:span text:style-name="T4">SO_KEEPALIVE</text:span></text:p>
      <text:p text:style-name="P3"><text:s text:c="14"/><text:span text:style-name="T4">Habilita</text:span> el <text:span text:style-name="T4">envío</text:span> de <text:span text:style-name="T4">mensajes "sigue vivo" (keep-alive)</text:span> <text:span text:style-name="T4">en conectores orientados a conexión(TCP)</text:span>.</text:p>
      <text:p text:style-name="P3"><text:s text:c="14"/>Espera una <text:span text:style-name="T4">opción booleana entera</text:span>.</text:p>
      <text:p text:style-name="P3"/>
      <text:p text:style-name="Standard"><text:span text:style-name="T3"><text:s text:c="7"/></text:span><text:span text:style-name="T2">SO_OOBINLINE</text:span></text:p>
      <text:p text:style-name="Standard"><text:span text:style-name="T3"><text:s text:c="14"/></text:span><text:span text:style-name="T2">Si</text:span><text:span text:style-name="T3"> se </text:span><text:span text:style-name="T2">habilita</text:span><text:span text:style-name="T3"> esta opción, los </text:span><text:span text:style-name="T2">datos fuera de orden se colocan</text:span><text:span text:style-name="T3"> directamente </text:span><text:span text:style-name="T2">en</text:span><text:span text:style-name="T3"> el </text:span><text:span text:style-name="T2">flujo de recepción de datos</text:span><text:span text:style-name="T3">. En </text:span><text:span text:style-name="T2">otro caso</text:span><text:span text:style-name="T3">, los </text:span><text:span text:style-name="T2">datos fuera de orden</text:span><text:span text:style-name="T3"> </text:span><text:span text:style-name="T2">sólo se pasan cuando se activa</text:span><text:span text:style-name="T3"> la</text:span> <text:span text:style-name="T3">opción </text:span><text:span text:style-name="T2">MSG_OOB</text:span><text:span text:style-name="T3"> </text:span><text:span text:style-name="T2">durante la recepción</text:span><text:span text:style-name="T3">.</text:span></text:p>
      <text:p text:style-name="P3"/>
      <text:p text:style-name="P37"><text:span text:style-name="T5"><text:s text:c="7"/></text:span><text:span text:style-name="T4">SO_RCVLOWAT</text:span><text:span text:style-name="T5"> y </text:span><text:span text:style-name="T4">SO_SNDLOWAT</text:span></text:p>
      <text:p text:style-name="Standard"><text:span text:style-name="T3"><text:s text:c="14"/></text:span><text:span text:style-name="T2">Especifican</text:span><text:span text:style-name="T3"> el </text:span><text:span text:style-name="T2">número mínimo de bytes en el buffer</text:span><text:span text:style-name="T3"> </text:span><text:span text:style-name="T2">para</text:span><text:span text:style-name="T3"> </text:span><text:span text:style-name="T2">que</text:span><text:span text:style-name="T3"> la capa de conectores </text:span><text:span text:style-name="T2">pase los datos <text:s/></text:span></text:p>
      <text:p text:style-name="P3"><text:span text:style-name="T4"><text:tab/>al protocolo</text:span> (<text:span text:style-name="T4">SO_SNDLOWAT</text:span>) o </text:p>
      <text:p text:style-name="Standard"><text:span text:style-name="T3"><text:tab/></text:span><text:span text:style-name="T2">al usuario durante la recepción</text:span><text:span text:style-name="T3"> (</text:span><text:span text:style-name="T2">SO_RCVLOWAT</text:span><text:span text:style-name="T3">). <text:s/></text:span></text:p>
      <text:p text:style-name="Standard"><text:span text:style-name="T3">Estos dos </text:span><text:span text:style-name="T2">valores no se pueden cambiar en Linux</text:span><text:span text:style-name="T3"> y sus </text:span><text:span text:style-name="T2">argumentos de</text:span><text:span text:style-name="T3"> </text:span><text:span text:style-name="T2">tamaño siempre tienen el valor de 1 byte</text:span><text:span text:style-name="T3">. </text:span><text:span text:style-name="T2">getsockopt</text:span><text:span text:style-name="T3"> es </text:span><text:span text:style-name="T2">capaz de leerlos</text:span><text:span text:style-name="T3">. </text:span><text:span text:style-name="T2">setsockopt</text:span><text:span text:style-name="T3"> </text:span><text:span text:style-name="T2">siempre devolverá</text:span><text:span text:style-name="T3"> </text:span><text:span text:style-name="T2">ENOPROTOOPT</text:span><text:span text:style-name="T3">.</text:span></text:p>
      <text:p text:style-name="P3"/>
      <text:p text:style-name="P3"/>
      <text:p text:style-name="P3"><text:s text:c="7"/><text:span text:style-name="T4">SO_RCVTIMEO</text:span> y <text:span text:style-name="T4">SO_SNDTIMEO</text:span></text:p>
      <text:p text:style-name="Standard"><text:span text:style-name="T3"><text:s text:c="14"/></text:span><text:span text:style-name="T2">Especifica</text:span><text:span text:style-name="T3"> los </text:span><text:span text:style-name="T2">plazos de tiempo (timeouts)</text:span><text:span text:style-name="T3"> </text:span><text:span text:style-name="T2">para enviar y recibir</text:span><text:span text:style-name="T3"> </text:span><text:span text:style-name="T2">antes de informar de un error</text:span><text:span text:style-name="T3">. </text:span><text:span text:style-name="T2">En Linux</text:span><text:span text:style-name="T3"> el </text:span><text:span text:style-name="T2">valor de ambos es fijo</text:span><text:span text:style-name="T3"> y </text:span><text:span text:style-name="T2">viene dado por</text:span><text:span text:style-name="T3"> una </text:span><text:span text:style-name="T2">configuración</text:span><text:span text:style-name="T3"> específica </text:span><text:span text:style-name="T2">del protocolo</text:span><text:span text:style-name="T3"> <text:s/>y <text:s/></text:span><text:span text:style-name="T2">no <text:s/>se <text:s/>pueden ni leer ni modificar</text:span><text:span text:style-name="T3">. Su </text:span><text:span text:style-name="T2">funcionalidad se puede emular usando</text:span><text:span text:style-name="T3"> </text:span><text:span text:style-name="T2">alarm(2)</text:span><text:span text:style-name="T3"> o </text:span><text:span text:style-name="T2">setitimer(2)</text:span><text:span text:style-name="T3">.</text:span></text:p>
      <text:p text:style-name="P3"/>
      <text:p text:style-name="P3"><text:s text:c="7"/><text:span text:style-name="T4">SO_BSDCOMPAT</text:span></text:p>
      <text:p text:style-name="Standard"><text:span text:style-name="T3"><text:s text:c="14"/></text:span><text:span text:style-name="T2">Habilita</text:span><text:span text:style-name="T3"> la </text:span><text:span text:style-name="T2">compatibilidad fallo a fallo con BSD</text:span><text:span text:style-name="T3">. Esto </text:span><text:span text:style-name="T2">lo usa sólo el <text:s/>módulo del protocolo UDP</text:span><text:span text:style-name="T3"> y </text:span><text:span text:style-name="T2">está <text:s/>previsto que se elimine en el futuro</text:span><text:span text:style-name="T3">. </text:span><text:span text:style-name="T2">Cuando está activa, los errores ICMP recibidos por un conector UDP no se pasan al programa de usuario</text:span><text:span text:style-name="T3">. Linux 2.0 también habilitaba las opciones de <text:s/>compatibilidad fallo a fallo con BSD (cambio aleatorio de las cabeceras, omisión de la opción de difusión) para los conectores directos con esta opción, pero <text:s/>esto se ha eliminado en la versión 2.2 de Linux. </text:span><text:span text:style-name="T2">Es mejor corregir los programas de usuario que habilitar esta opción</text:span><text:span text:style-name="T3">.</text:span></text:p>
      <text:p text:style-name="P3"/>
      <text:p text:style-name="P3"><text:s text:c="7"/><text:span text:style-name="T4">SO_PASSCRED</text:span></text:p>
      <text:p text:style-name="Standard"><text:span text:style-name="T3"><text:s text:c="14"/></text:span><text:span text:style-name="T2">Habilita o deshabilita</text:span><text:span text:style-name="T3"> la </text:span><text:span text:style-name="T2">recepción del mensaje de control</text:span><text:span text:style-name="T3"> <text:s/></text:span><text:span text:style-name="T2">SCM_CREDENTIALS</text:span><text:span text:style-name="T3">. Para más información, vea </text:span><text:span text:style-name="T2">unix(7)</text:span><text:span text:style-name="T3">.</text:span></text:p>
      <text:p text:style-name="P3"/>
      <text:p text:style-name="P3"><text:s text:c="7"/><text:span text:style-name="T4">SO_PEERCRED</text:span></text:p>
      <text:p text:style-name="P3"><text:s text:c="14"/><text:span text:style-name="T4">Devuelve</text:span> las <text:span text:style-name="T4">credenciales del proceso externo conectado a este conector</text:span>. <text:span text:style-name="T4">Sólo útil para conectores</text:span> <text:span text:style-name="T4">PF_UNIX</text:span>. Vea <text:span text:style-name="T4">unix(7)</text:span>. El <text:span text:style-name="T4">argumento es</text:span> una <text:span text:style-name="T4">estructura ucred</text:span>. Esta <text:span text:style-name="T4">opción sólo</text:span> es <text:span text:style-name="T4">válida para getsockopt</text:span>.</text:p>
      <text:p text:style-name="P3"/>
      <text:p text:style-name="P3"><text:s text:c="7"/><text:span text:style-name="T4">SO_BINDTODEVICE</text:span></text:p>
      <text:p text:style-name="Standard"><text:span text:style-name="T3"><text:s text:c="14"/></text:span><text:span text:style-name="T2">Enlaza</text:span><text:span text:style-name="T3"> este </text:span><text:span text:style-name="T2">conector a un dispositivo particular, como "eth0"</text:span><text:span text:style-name="T3">, </text:span><text:span text:style-name="T2">especificado en el nombre de inferfaz pasado</text:span><text:span text:style-name="T3">. </text:span><text:span text:style-name="T2">Si el nombre es una cadena vacía o la longitud de las opciones es cero, se elimina el enlace entre el dispositivo y el conector</text:span><text:span text:style-name="T3">. La </text:span><text:span text:style-name="T2">opción pasada es una cadena (terminada en \0) de longitud variable con el nombre de la interfaz</text:span><text:span text:style-name="T3">, con un </text:span><text:span text:style-name="T2">tamaño máximo de IFNAMSIZ</text:span><text:span text:style-name="T3">. Si el conector está ligado a una interfaz, éste sólo procesará los paquetes recibidos desde la interfaz particular.</text:span></text:p>
      <text:p text:style-name="P3"/>
      <text:p text:style-name="P3"><text:s text:c="7"/><text:span text:style-name="T4">SO_DEBUG</text:span></text:p>
      <text:p text:style-name="P3"><text:s text:c="14"/>Activa la depuración de los conectores. Sólo permitida para los <text:s/>procesos con la capacidad <text:span text:style-name="T4">CAP_NET_ADMIN</text:span> o un <text:span text:style-name="T4">identificador de usuario efectivo 0</text:span>.</text:p>
      <text:p text:style-name="P3"/>
      <text:p text:style-name="P3"><text:s text:c="7"/><text:span text:style-name="T4">SO_REUSEADDR</text:span></text:p>
      <text:p text:style-name="Standard"><text:span text:style-name="T3"><text:s text:c="14"/></text:span><text:span text:style-name="T2">Indica que las reglas usadas para validar las direcciones proporcionadas en una llamada</text:span><text:span text:style-name="T3"> </text:span><text:span text:style-name="T2">bind(2)</text:span><text:span text:style-name="T3"> </text:span><text:span text:style-name="T2">deben permitir la reutilización de las <text:s/>direcciones locales</text:span><text:span text:style-name="T3">. Para los </text:span><text:span text:style-name="T2">conectores PF_INET</text:span><text:span text:style-name="T3"> esto significa que un conector </text:span><text:span text:style-name="T2">se puede enlazar a una dirección, excepto cuando hay un conector activo escuchando asociado a la dirección</text:span><text:span text:style-name="T3">. </text:span><text:span text:style-name="T2">Cuando el conector que está escuchando está asociado a</text:span><text:span text:style-name="T3"> </text:span><text:span text:style-name="T2">INADDR_ANY</text:span><text:span text:style-name="T3"> </text:span><text:span text:style-name="T2">con un puerto específico, entonces no es posible realizar enlaces a este puerto para ninguna dirección local</text:span><text:span text:style-name="T3">.</text:span></text:p>
      <text:p text:style-name="P3"/>
      <text:p text:style-name="P3"><text:s text:c="7"/><text:span text:style-name="T4">SO_TYPE</text:span></text:p>
      <text:p text:style-name="P3"><text:s text:c="14"/><text:span text:style-name="T4">Obtiene el tipo de conector</text:span> <text:span text:style-name="T4">como</text:span> un valor entero (como <text:span text:style-name="T4">SOCK_STREAM</text:span>). <text:span text:style-name="T4">Sólo puede ser leído con</text:span> <text:span text:style-name="T4">getsockopt</text:span>.</text:p>
      <text:p text:style-name="P3"/>
      <text:p text:style-name="P3"><text:s text:c="7"/><text:span text:style-name="T4">SO_DONTROUTE</text:span></text:p>
      <text:p text:style-name="P3"><text:s text:c="14"/><text:span text:style-name="T4">No enviar a través de un enrutador</text:span>, <text:span text:style-name="T4">sólo enviar a ordenadores directamente conectados</text:span>. Se <text:span text:style-name="T4">puede conseguir el mismo efecto activando</text:span> la opción <text:span text:style-name="T4">MSG_DONTROUTE</text:span> <text:span text:style-name="T4">en una operación send(2)</text:span> sobre un conector. Espera una <text:span text:style-name="T4">opción booleana entera</text:span>.</text:p>
      <text:p text:style-name="P3"/>
      <text:p text:style-name="P3"><text:s text:c="7"/><text:span text:style-name="T4">SO_BROADCAST</text:span></text:p>
      <text:p text:style-name="Standard"><text:span text:style-name="T3"><text:s text:c="14"/></text:span><text:span text:style-name="T2">Establece o consulta la opción de difusión</text:span><text:span text:style-name="T3">. </text:span><text:span text:style-name="T2">Cuando está activa</text:span><text:span text:style-name="T3">, los </text:span><text:span text:style-name="T2">conectores de datagramas</text:span><text:span text:style-name="T3"> </text:span><text:span text:style-name="T2">reciben</text:span><text:span text:style-name="T3"> los </text:span><text:span text:style-name="T2">paquetes enviados</text:span><text:span text:style-name="T3"> a una </text:span><text:span text:style-name="T2">dirección de difusión</text:span><text:span text:style-name="T3"> y </text:span><text:span text:style-name="T2">se les permite enviar paquetes a una dirección de difusión</text:span><text:span text:style-name="T3">. Esta </text:span><text:span text:style-name="T2">opción no tiene efecto en conectores orientados a conexión (TCP)</text:span><text:span text:style-name="T3">.</text:span></text:p>
      <text:p text:style-name="P3"/>
      <text:p text:style-name="P3"><text:s text:c="7"/><text:span text:style-name="T4">SO_SNDBUF</text:span></text:p>
      <text:p text:style-name="Standard"><text:span text:style-name="T3"><text:s text:c="14"/></text:span><text:span text:style-name="T2">Establece</text:span><text:span text:style-name="T3"> u </text:span><text:span text:style-name="T2">obtiene</text:span><text:span text:style-name="T3">, </text:span><text:span text:style-name="T2">en bytes</text:span><text:span text:style-name="T3">, el </text:span><text:span text:style-name="T2">máximo buffer de envío de un conector</text:span><text:span text:style-name="T3">. El </text:span><text:span text:style-name="T2">valor por defecto</text:span><text:span text:style-name="T3"> se configura con la </text:span><text:span text:style-name="T2">sysctl wmem_default</text:span><text:span text:style-name="T3"> y el </text:span><text:span text:style-name="T2">máximo valor permitido</text:span><text:span text:style-name="T3"> se establece con la </text:span><text:span text:style-name="T2">sysctl wmem_max</text:span><text:span text:style-name="T3">.</text:span></text:p>
      <text:p text:style-name="P3"/>
      <text:p text:style-name="P3"><text:s text:c="7"/><text:span text:style-name="T4">SO_RCVBUF</text:span></text:p>
      <text:p text:style-name="P3"><text:s text:c="14"/><text:span text:style-name="T4">Establece</text:span> u <text:span text:style-name="T4">obtiene</text:span>, <text:span text:style-name="T4">en bytes</text:span>, el <text:span text:style-name="T4">máximo buffer de recepción de un conector</text:span>. El <text:span text:style-name="T4">valor por defecto</text:span> se configura con la </text:p>
      <text:p text:style-name="Standard"><text:span text:style-name="T2">sysctl rmem_default</text:span><text:span text:style-name="T3"> y el </text:span><text:span text:style-name="T2">máximo valor permitido</text:span><text:span text:style-name="T3"> se establece con la </text:span><text:span text:style-name="T2">sysctl rmem_max</text:span><text:span text:style-name="T3">.</text:span></text:p>
      <text:p text:style-name="P3"/>
      <text:p text:style-name="P3"><text:s text:c="7"/><text:span text:style-name="T4">SO_LINGER</text:span></text:p>
      <text:p text:style-name="P3"><text:s text:c="14"/><text:span text:style-name="T4">Establece</text:span> u <text:span text:style-name="T4">obtiene</text:span> la <text:span text:style-name="T4">opción SO_LINGER</text:span>. El <text:span text:style-name="T4">argumento es</text:span> una <text:span text:style-name="T4">estructura linger</text:span>.</text:p>
      <text:p text:style-name="P3"/>
      <text:p text:style-name="P3"/>
      <text:p text:style-name="P3"><text:s text:c="14"/><text:span text:style-name="T4">struct linger {</text:span></text:p>
      <text:p text:style-name="P2"><text:s text:c="18"/>int <text:s text:c="2"/>l_onoff; <text:s text:c="3"/>/* activar/desactivar demora */</text:p>
      <text:p text:style-name="P2"><text:s text:c="18"/>int <text:s text:c="2"/>l_linger; <text:s text:c="2"/>/* segundos de demora */</text:p>
      <text:p text:style-name="P2"><text:s text:c="14"/>};</text:p>
      <text:p text:style-name="P3"/>
      <text:p text:style-name="Standard"><text:span text:style-name="T3"><text:s text:c="14"/></text:span><text:span text:style-name="T2">Cuando</text:span><text:span text:style-name="T3"> esta opción </text:span><text:span text:style-name="T2">está activa</text:span><text:span text:style-name="T3">, un </text:span><text:span text:style-name="T2">close(2)</text:span><text:span text:style-name="T3"> o </text:span><text:span text:style-name="T2">shutdown(2)</text:span><text:span text:style-name="T3"> </text:span><text:span text:style-name="T2">no regresarán hasta que todos los mensajes encolados para el conector hayan sido enviados con éxito o se haya alcanzado el plazo de tiempo de demora</text:span><text:span text:style-name="T3">. En </text:span><text:span text:style-name="T2">otro caso</text:span><text:span text:style-name="T3">, la </text:span><text:span text:style-name="T2">llamada regresa inmediatamente y el cierre se realiza en segundo plano</text:span><text:span text:style-name="T3">. </text:span><text:span text:style-name="T2">Cuando el conector se cierra como parte de una llamada exit(2), siempre se demora en segundo plano</text:span><text:span text:style-name="T3">.</text:span></text:p>
      <text:p text:style-name="P3"/>
      <text:p text:style-name="P3"><text:s text:c="7"/><text:span text:style-name="T4">SO_PRIORITY</text:span></text:p>
      <text:p text:style-name="Standard"><text:span text:style-name="T3"><text:s text:c="14"/></text:span><text:span text:style-name="T2">Asigna a todos los paquetes a enviar a través de este conector la prioridad definida por el protocolo</text:span><text:span text:style-name="T3">. </text:span><text:span text:style-name="T2">Linux usa este valor para ordenar las colas de red:</text:span><text:span text:style-name="T3"> los </text:span><text:span text:style-name="T2">paquetes con una prioridad mayor se pueden procesar primero dependiendo de la disciplina de encolamiento del dispositivo</text:span><text:span text:style-name="T3"> seleccionado. </text:span><text:span text:style-name="T2">Para ip(7), esto también establece el campo "tipo de servicio <text:s/>IP" <text:s/>(TOS) <text:s/>para los paquetes de salida</text:span><text:span text:style-name="T3">.</text:span></text:p>
      <text:p text:style-name="P3"/>
      <text:p text:style-name="P3"><text:s text:c="7"/><text:span text:style-name="T4">SO_ERROR</text:span></text:p>
      <text:p text:style-name="Standard"><text:span text:style-name="T3"><text:s text:c="14"/>Obtiene y borra el error de conector pendiente. Sólo válida para </text:span><text:span text:style-name="T2">getsockopt</text:span><text:span text:style-name="T3">. Espera un entero.</text:span></text:p>
      <text:p text:style-name="P3"/>
      <text:p text:style-name="P2">SEÑALES</text:p>
      <text:p text:style-name="Standard"><text:span text:style-name="T3"><text:s text:c="7"/></text:span><text:span text:style-name="T2">Cuando se escribe </text:span><text:span text:style-name="T3">en un</text:span><text:span text:style-name="T2"> conector orientado a conexión (TCP)</text:span><text:span text:style-name="T3"> que ha sido</text:span><text:span text:style-name="T2"> cerrado</text:span><text:span text:style-name="T3"> (</text:span><text:span text:style-name="T2">por el extremo local o remoto</text:span><text:span text:style-name="T3">) </text:span><text:span text:style-name="T2">se envía </text:span><text:span text:style-name="T3">una</text:span><text:span text:style-name="T2"> señal SIGPIPE</text:span><text:span text:style-name="T3"> </text:span><text:span text:style-name="T2">al proceso escritor</text:span><text:span text:style-name="T3"> y </text:span><text:span text:style-name="T2">se devuelve el valor de error EPIPE</text:span><text:span text:style-name="T3">. </text:span><text:span text:style-name="T2">No se envía la señal cuando</text:span><text:span text:style-name="T3"> la </text:span><text:span text:style-name="T2">llamada para escritura especifica la opción</text:span><text:span text:style-name="T3"> </text:span><text:span text:style-name="T2">MSG_NOSIGNAL</text:span><text:span text:style-name="T3">.</text:span></text:p>
      <text:p text:style-name="P3"/>
      <text:p text:style-name="Standard"><text:span text:style-name="T3"><text:s text:c="7"/></text:span><text:span text:style-name="T2">Cuando se solicita con</text:span><text:span text:style-name="T3"> la </text:span><text:span text:style-name="T2">fcntl</text:span><text:span text:style-name="T3"> </text:span><text:span text:style-name="T2">FIOCSETOWN</text:span><text:span text:style-name="T3"> o la </text:span><text:span text:style-name="T2">ioctl SIOCSPGRP</text:span><text:span text:style-name="T3">, </text:span><text:span text:style-name="T2">la <text:s/>señal</text:span><text:span text:style-name="T3"> </text:span><text:span text:style-name="T2">SIGIO</text:span><text:span text:style-name="T3"> </text:span><text:span text:style-name="T2">se envía cuando se produce un evento de E/S</text:span><text:span text:style-name="T3">. Es posible </text:span><text:span text:style-name="T2">usar</text:span><text:span text:style-name="T3"> <text:s text:c="2"/></text:span><text:span text:style-name="T2">poll(2)</text:span><text:span text:style-name="T3"> o </text:span><text:span text:style-name="T2">select(2)</text:span><text:span text:style-name="T3"> en el </text:span><text:span text:style-name="T2">manejador de la señal</text:span><text:span text:style-name="T3"> para </text:span><text:span text:style-name="T2">averigurar sobre qué conector se produjo el evento</text:span><text:span text:style-name="T3">. Una </text:span><text:span text:style-name="T2">alternativa</text:span><text:span text:style-name="T3"> (en Linux 2.2) es </text:span><text:span text:style-name="T2">configurar</text:span><text:span text:style-name="T3"> una </text:span><text:span text:style-name="T2">señal de tiempo real</text:span><text:span text:style-name="T3"> </text:span><text:span text:style-name="T2">usando</text:span><text:span text:style-name="T3"> la </text:span><text:span text:style-name="T2">fcntl F_SETSIG</text:span><text:span text:style-name="T3">. </text:span><text:span text:style-name="T2">Se llamará al manejador de la señal de tiempo real</text:span><text:span text:style-name="T3"> </text:span><text:span text:style-name="T2">con</text:span><text:span text:style-name="T3"> el </text:span><text:span text:style-name="T2">descriptor de fichero en</text:span><text:span text:style-name="T3"> el campo </text:span><text:span text:style-name="T2">si_fd</text:span><text:span text:style-name="T3"> </text:span><text:span text:style-name="T2">de</text:span><text:span text:style-name="T3"> su </text:span><text:span text:style-name="T2">estructura</text:span><text:span text:style-name="T3"> </text:span><text:span text:style-name="T2">siginfo_t</text:span><text:span text:style-name="T3">. <text:s/>Vea </text:span><text:span text:style-name="T2">fcntl(2)</text:span><text:span text:style-name="T3"> para más información.</text:span></text:p>
      <text:p text:style-name="P3"/>
      <text:p text:style-name="Standard"><text:span text:style-name="T3"><text:s text:c="7"/></text:span><text:span text:style-name="T2">Bajo determinadas circunstancias </text:span><text:span text:style-name="T3">(por ejemplo, varios procesos accediendo a un único conector), la </text:span><text:span text:style-name="T2">condición que ha provocado la señal</text:span><text:span text:style-name="T3"> </text:span><text:span text:style-name="T2">SIGIO</text:span><text:span text:style-name="T3"> </text:span><text:span text:style-name="T2">puede haber desaparecido</text:span><text:span text:style-name="T3"> ya </text:span><text:span text:style-name="T2">cuando el proceso reaccione a la señal</text:span><text:span text:style-name="T3">. </text:span><text:span text:style-name="T2">Si</text:span><text:span text:style-name="T3"> esto </text:span><text:span text:style-name="T2">ocurre</text:span><text:span text:style-name="T3">, el </text:span><text:span text:style-name="T2">proceso debería esperar de nuevo</text:span><text:span text:style-name="T3"> ya que </text:span><text:span text:style-name="T2">Linux reenviará</text:span><text:span text:style-name="T3"> la </text:span><text:span text:style-name="T2">señal</text:span><text:span text:style-name="T3"> </text:span><text:span text:style-name="T2">SIGIO</text:span><text:span text:style-name="T3"> </text:span><text:span text:style-name="T2">más tarde</text:span><text:span text:style-name="T3">.</text:span></text:p>
      <text:p text:style-name="P2"/>
      <text:p text:style-name="P2">SYSCTLS</text:p>
      <text:p text:style-name="Standard"><text:span text:style-name="T3"><text:s text:c="7"/>Se </text:span><text:span text:style-name="T2">puede acceder a</text:span><text:span text:style-name="T3"> las </text:span><text:span text:style-name="T2">sysctls</text:span><text:span text:style-name="T3"> </text:span><text:span text:style-name="T2">fundamentales de red de los conectores <text:s/>usando los ficheros</text:span><text:span text:style-name="T3"> </text:span><text:span text:style-name="T2">/proc/sys/net/core/*</text:span><text:span text:style-name="T3"> </text:span><text:span text:style-name="T2">o</text:span><text:span text:style-name="T3"> </text:span><text:span text:style-name="T2">mediante</text:span><text:span text:style-name="T3"> la </text:span><text:span text:style-name="T2">interfaz sysctl(2)</text:span><text:span text:style-name="T3">.</text:span></text:p>
      <text:p text:style-name="P3"/>
      <text:p text:style-name="P3"><text:s text:c="7"/><text:span text:style-name="T4">rmem_default</text:span></text:p>
      <text:p text:style-name="P3"><text:s text:c="14"/>contiene el <text:span text:style-name="T4">valor por defecto, en bytes, del buffer de recepción de un conector</text:span>.</text:p>
      <text:p text:style-name="P3"/>
      <text:p text:style-name="P3"><text:s text:c="7"/><text:span text:style-name="T4">rmem_max</text:span></text:p>
      <text:p text:style-name="P3"><text:s text:c="14"/>contiene el <text:span text:style-name="T4">tamaño máximo, en bytes, del buffer de recepción de un conector</text:span> que el <text:span text:style-name="T4">usuario puede establecer usando</text:span> la opción de conector <text:span text:style-name="T4">SO_RCVBUF</text:span>.</text:p>
      <text:p text:style-name="P3"/>
      <text:p text:style-name="P3"><text:s text:c="7"/><text:span text:style-name="T4">wmem_default</text:span></text:p>
      <text:p text:style-name="P3"><text:s text:c="14"/>contiene el <text:span text:style-name="T4">valor por defecto, en bytes, del buffer de envío de un conector</text:span>.</text:p>
      <text:p text:style-name="P3"/>
      <text:p text:style-name="P3"><text:s text:c="7"/><text:span text:style-name="T4">wmem_max</text:span></text:p>
      <text:p text:style-name="P3"><text:s text:c="14"/>contiene el <text:span text:style-name="T4">tamaño máximo, en bytes, del buffer de envío de un conector</text:span> que un <text:span text:style-name="T4">usuario puede configurar usando</text:span> la opción de conector <text:span text:style-name="T4">SO_SNDBUF</text:span>.</text:p>
      <text:p text:style-name="P3"/>
      <text:p text:style-name="P3"><text:s text:c="7"/><text:span text:style-name="T4">message_cost</text:span> y <text:span text:style-name="T4">message_burst</text:span></text:p>
      <text:p text:style-name="P3"><text:s text:c="14"/><text:span text:style-name="T4">configuran el filtro de cubetas de fichas</text:span> <text:span text:style-name="T4">usado para cargar los mensajes límites de advertencia</text:span> (to load limit warning messages) <text:span text:style-name="T4">provocados por eventos de red externos</text:span>.</text:p>
      <text:p text:style-name="P3"/>
      <text:p text:style-name="P3"><text:s text:c="7"/><text:span text:style-name="T4">netdev_max_backlog</text:span></text:p>
      <text:p text:style-name="P3"><text:s text:c="14"/><text:span text:style-name="T4">Número máximo de paquetes en la cola de entrada global</text:span>.</text:p>
      <text:p text:style-name="P3"/>
      <text:p text:style-name="P3"><text:s text:c="7"/><text:span text:style-name="T4">optmem_max</text:span></text:p>
      <text:p text:style-name="P3"><text:s text:c="14"/><text:span text:style-name="T4">Longitud máxima de los datos auxiliares</text:span> y <text:span text:style-name="T4">de los datos de control del usuario</text:span>, como los <text:span text:style-name="T4">iovecs</text:span> por conector.</text:p>
      <text:p text:style-name="P3"/>
      <text:p text:style-name="P2">IOCTLS</text:p>
      <text:p text:style-name="P3"><text:s text:c="7"/>Se puede <text:span text:style-name="T4">acceder a</text:span> estas <text:span text:style-name="T4">ioctls usando ioctl(2)</text:span>:</text:p>
      <text:p text:style-name="P3"/>
      <text:p text:style-name="P3"><text:s text:c="14"/><text:span text:style-name="T4">error = ioctl(ip_socket, ioctl_type, &amp;value_result);</text:span></text:p>
      <text:p text:style-name="P3"/>
      <text:p text:style-name="P3"><text:s text:c="7"/><text:span text:style-name="T4">SIOCGSTAMP</text:span></text:p>
      <text:p text:style-name="P3"><text:s text:c="14"/><text:span text:style-name="T4">Devuelve</text:span> una <text:span text:style-name="T4">struct timeval</text:span> <text:span text:style-name="T4">con</text:span> la <text:span text:style-name="T4">marca de tiempo recibida del último paquete pasado al usuario</text:span>. Esto es <text:span text:style-name="T4">útil para realizar medidas exactas del tiempo de ida y vuelta o tiempo de viaje</text:span>. Vea <text:span text:style-name="T4">setitimer(2)</text:span> <text:span text:style-name="T4">para</text:span> una <text:span text:style-name="T4">descripción de</text:span> <text:span text:style-name="T4">struct timeval</text:span>.</text:p>
      <text:p text:style-name="P3"/>
      <text:p text:style-name="P3"><text:s text:c="7"/><text:span text:style-name="T4">SIOCSPGRP</text:span></text:p>
      <text:p text:style-name="Standard"><text:span text:style-name="T3"><text:s text:c="14"/></text:span><text:span text:style-name="T2">Configura</text:span><text:span text:style-name="T3"> el </text:span><text:span text:style-name="T2">proceso o grupo de procesos</text:span><text:span text:style-name="T3"> al que </text:span><text:span text:style-name="T2">enviar la señal</text:span><text:span text:style-name="T3"> </text:span><text:span text:style-name="T2">SIGIO</text:span><text:span text:style-name="T3"> o </text:span><text:span text:style-name="T2">SIGURG</text:span><text:span text:style-name="T3"> </text:span><text:span text:style-name="T2">cuando termina una operación de E/S asíncrona o hay disponibles datos urgentes</text:span><text:span text:style-name="T3">. El </text:span><text:span text:style-name="T2">argumento es</text:span><text:span text:style-name="T3"> un </text:span><text:span text:style-name="T2">puntero a un</text:span><text:span text:style-name="T3"> </text:span><text:span text:style-name="T2">pid_t</text:span><text:span text:style-name="T3">. Si el </text:span><text:span text:style-name="T2">argumento es positivo</text:span><text:span text:style-name="T3">, las </text:span><text:span text:style-name="T2">señales se envian a ese proceso</text:span><text:span text:style-name="T3">. Si </text:span><text:span text:style-name="T2">es negativo, las señales se envían al grupo de procesos cuyo identificador es el valor absoluto del argumento</text:span><text:span text:style-name="T3">. El </text:span><text:span text:style-name="T2">proceso sólo puede seleccionar a él mismo o a su propio grupo de procesos para que reciban las señales</text:span><text:span text:style-name="T3">, </text:span><text:span text:style-name="T2">a menos que posea</text:span><text:span text:style-name="T3"> la capacidad </text:span><text:span text:style-name="T2">CAP_KILL</text:span><text:span text:style-name="T3"> o </text:span><text:span text:style-name="T2">un <text:s/>identificador de usuario efectivo 0</text:span><text:span text:style-name="T3">.</text:span></text:p>
      <text:p text:style-name="P3"/>
      <text:p text:style-name="P3"/>
      <text:p text:style-name="P3"/>
      <text:p text:style-name="P3"/>
      <text:p text:style-name="P3"/>
      <text:p text:style-name="P3"><text:s text:c="7"/><text:span text:style-name="T4">FIOASYNC</text:span></text:p>
      <text:p text:style-name="P3"><text:s text:c="14"/>Modifica la opción <text:span text:style-name="T4">O_ASYNC</text:span> <text:span text:style-name="T4">para</text:span> <text:span text:style-name="T4">habilitar o deshabilitar el modo de E/S asíncrona del conector</text:span>. El modo de <text:span text:style-name="T4">E/S asíncrona significa que</text:span> se <text:span text:style-name="T4">producirá</text:span> una <text:span text:style-name="T4">señal</text:span> <text:span text:style-name="T4">SIGIO</text:span>, <text:span text:style-name="T4">o</text:span> la <text:span text:style-name="T4">señal establecida mediante</text:span> <text:span text:style-name="T4">F_SETSIG</text:span>, <text:span text:style-name="T4">cuando</text:span> se <text:span text:style-name="T4">produzca un nuevo evento de E/S</text:span>.</text:p>
      <text:p text:style-name="P3"/>
      <text:p text:style-name="P3"><text:s text:c="14"/>El argumento es una <text:span text:style-name="T4">opción booleana entera</text:span>.</text:p>
      <text:p text:style-name="P3"/>
      <text:p text:style-name="P3"><text:s text:c="7"/><text:span text:style-name="T4">SIOCGPGRP</text:span></text:p>
      <text:p text:style-name="P3"><text:s text:c="14"/><text:span text:style-name="T4">Obtiene</text:span> el <text:span text:style-name="T4">proceso o grupo de procesos actual</text:span> que recibe las señal <text:span text:style-name="T4">SIGIO</text:span> o <text:span text:style-name="T4">SIGURG</text:span>, o <text:span text:style-name="T4">0</text:span> cuando no hay ningúno.</text:p>
      <text:p text:style-name="P3"/>
      <text:p text:style-name="P3"><text:s text:c="7"/><text:span text:style-name="T4">Fcntls válidas</text:span>:</text:p>
      <text:p text:style-name="P3"/>
      <text:p text:style-name="P3"><text:s text:c="7"/><text:span text:style-name="T4">FIOCGETOWN</text:span></text:p>
      <text:p text:style-name="P3"><text:s text:c="14"/><text:span text:style-name="T4">Idéntica a la ioctl SIOCGPGRP</text:span>.</text:p>
      <text:p text:style-name="P3"/>
      <text:p text:style-name="P3"><text:s text:c="7"/><text:span text:style-name="T4">FIOCSETOWN</text:span></text:p>
      <text:p text:style-name="P3"><text:s text:c="14"/><text:span text:style-name="T4">Idéntica a la ioctl SIOCSPGRP</text:span>.</text:p>
      <text:p text:style-name="P3"/>
      <text:p text:style-name="P2">OBSERVACIONES</text:p>
      <text:p text:style-name="P3"/>
      <text:p text:style-name="P3"><text:s text:c="7"/><text:span text:style-name="T4">Linux asume que se usa la mitad del buffer de envío/recepción para estructuras internas del núcleo</text:span>.</text:p>
      <text:p text:style-name="P3"><text:s text:c="7"/><text:span text:style-name="T4">Por tanto</text:span>, las <text:span text:style-name="T4">sysctls</text:span> <text:span text:style-name="T4">son el doble de lo que se puede observar en última instancia</text:span>.</text:p>
      <text:p text:style-name="P3"/>
      <text:p text:style-name="P2">FALLOS</text:p>
      <text:p text:style-name="P3"><text:s text:c="7"/><text:span text:style-name="T4">No se han documentado</text:span> las <text:span text:style-name="T4">opciones de conector</text:span> <text:span text:style-name="T4">SO_ATTACH_FILTER</text:span> y <text:span text:style-name="T4">SO_DETACH_FILTER</text:span> de <text:span text:style-name="T4">CONFIG_FILTER</text:span>.</text:p>
      <text:p text:style-name="P3"><text:s text:c="7"/>La <text:span text:style-name="T4">interfaz sugerida para usarlas es la biblioteca libpcap</text:span>.</text:p>
      <text:p text:style-name="P3"/>
      <text:p text:style-name="P2">VERSIONES</text:p>
      <text:p text:style-name="Standard"><text:span text:style-name="T3"><text:s text:c="7"/></text:span><text:span text:style-name="T2">SO_BINDTODEVICE</text:span><text:span text:style-name="T3"> se introdujo en la versión 2.0.30 de Linux. <text:s/></text:span><text:span text:style-name="T2">SO_PASSCRED</text:span><text:span text:style-name="T3"> es nueva en la versión <text:s/>2.2 del núcleo. Las </text:span><text:span text:style-name="T2">sysctls</text:span><text:span text:style-name="T3"> son nuevas en Linux 2.2.</text:span></text:p>
      <text:p text:style-name="P3"/>
      <text:p text:style-name="P2">AUTORES</text:p>
      <text:p text:style-name="P3"><text:s text:c="7"/>Esta página de manual fue escrita por <text:span text:style-name="T4">Andi Kleen</text:span>.</text:p>
      <text:p text:style-name="P3"/>
      <text:p text:style-name="P2">VÉASE TAMBIÉN</text:p>
      <text:p text:style-name="P3"><text:s text:c="7"/><text:span text:style-name="T4">socket(2)</text:span>, <text:span text:style-name="T4">ip(7)</text:span>, <text:span text:style-name="T4">setsockopt(2)</text:span>, <text:span text:style-name="T4">getsockopt(2)</text:span>, <text:span text:style-name="T4">packet(7)</text:span>, <text:span text:style-name="T4">ddp(7)</text:span></text:p>
      <text:p text:style-name="P3"/>
      <text:p text:style-name="P2">Página man de Linux <text:s text:c="13"/>7 mayo 1999 <text:s text:c="27"/>SOCKET(7)</text:p>
      <text:p text:style-name="P2"/>
      <text:p text:style-name="P3">También veamos la página del manual para la línea de comandos: </text:p>
      <text:p text:style-name="P2"><text:tab/></text:p>
      <text:p text:style-name="P2"><text:tab/>man 2 socket</text:p>
      <text:p text:style-name="P2">SOCKET(2) <text:s text:c="9"/>Manual del Programador de Linux <text:s text:c="13"/>SOCKET(2)</text:p>
      <text:p text:style-name="P3"/>
      <text:p text:style-name="P2">NOMBRE</text:p>
      <text:p text:style-name="Standard"><text:span text:style-name="T3"><text:s text:c="7"/></text:span><text:span text:style-name="T2">socket - crea un extremo de una comunicación</text:span></text:p>
      <text:p text:style-name="P3"/>
      <text:p text:style-name="P2">SINOPSIS</text:p>
      <text:p text:style-name="Standard"><text:span text:style-name="T3"><text:s text:c="8"/></text:span><text:span text:style-name="T2">#include &lt;sys/types.h&gt;</text:span></text:p>
      <text:p text:style-name="P2"><text:s text:c="7"/>#include &lt;sys/socket.h&gt;</text:p>
      <text:p text:style-name="P2"/>
      <text:p text:style-name="Standard"><text:span text:style-name="T3"><text:s text:c="7"/></text:span><text:span text:style-name="T2">int socket(int dominio, int tipo, int protocolo);</text:span></text:p>
      <text:p text:style-name="P3"/>
      <text:p text:style-name="P2">DESCRIPCIÓN</text:p>
      <text:p text:style-name="Standard"><text:span text:style-name="T3"><text:s text:c="7"/>Socket </text:span><text:span text:style-name="T2">crea un extremo de una comunicación</text:span><text:span text:style-name="T3"> y </text:span><text:span text:style-name="T2">devuelve un descriptor</text:span><text:span text:style-name="T3">.</text:span></text:p>
      <text:p text:style-name="P3"/>
      <text:p text:style-name="Standard"><text:span text:style-name="T3"><text:s text:c="7"/>El parámetro </text:span><text:span text:style-name="T2">dominio</text:span><text:span text:style-name="T3"> especifica un </text:span><text:span text:style-name="T2">dominio de comunicaciones</text:span><text:span text:style-name="T3">. Esto selecciona la</text:span><text:span text:style-name="T2"> familia de protocolo que se usará para la comunicación</text:span><text:span text:style-name="T3">. Estas </text:span><text:span text:style-name="T2">familias se definen en &lt;sys/socket.h&gt;</text:span><text:span text:style-name="T3">. <text:s/></text:span></text:p>
      <text:p text:style-name="P3"/>
      <text:p text:style-name="Standard"><text:span text:style-name="T3">Los </text:span><text:span text:style-name="T2">formatos actualmente reconocidos</text:span><text:span text:style-name="T3"> incluyen:</text:span></text:p>
      <text:p text:style-name="P3"/>
      <text:p text:style-name="P3"><text:s text:c="7"/><text:span text:style-name="T14">Nombre</text:span><text:tab/><text:tab/><text:tab/><text:span text:style-name="T14">Propósito</text:span><text:tab/><text:tab/><text:tab/><text:tab/><text:span text:style-name="T14">Página de manual</text:span></text:p>
      <text:p text:style-name="P3"/>
      <text:p text:style-name="P3"><text:s text:c="7"/><text:span text:style-name="T4">PF_UNIX</text:span>,<text:span text:style-name="T4">PF_LOCAL</text:span><text:tab/>Comunicación local<text:tab/><text:tab/><text:tab/><text:span text:style-name="T4">unix(7)</text:span></text:p>
      <text:p text:style-name="P3"/>
      <text:p text:style-name="P3"><text:s text:c="7"/><text:span text:style-name="T4">PF_INET</text:span><text:tab/><text:tab/><text:tab/>Protocolos de Internet IPv4<text:tab/><text:tab/><text:span text:style-name="T4">ip(7)</text:span></text:p>
      <text:p text:style-name="P3"/>
      <text:p text:style-name="P3"><text:s text:c="7"/><text:span text:style-name="T4">PF_INET6</text:span> <text:s text:c="10"/><text:tab/><text:tab/>Protocolos de Internet IPv6</text:p>
      <text:p text:style-name="P3"/>
      <text:p text:style-name="P3"><text:s text:c="7"/><text:span text:style-name="T4">PF_IPX</text:span> <text:s text:c="12"/><text:tab/><text:tab/>Protocolos IPX - Novell</text:p>
      <text:p text:style-name="P3"/>
      <text:p text:style-name="P3"><text:s text:c="7"/><text:span text:style-name="T4">PF_NETLINK</text:span><text:tab/><text:tab/>Dispositivo de la interfaz de<text:tab/><text:tab/><text:span text:style-name="T4">netlink(7)</text:span></text:p>
      <text:p text:style-name="P3"><text:s text:c="26"/><text:tab/><text:tab/><text:tab/>usuario del núcleo</text:p>
      <text:p text:style-name="P3"/>
      <text:p text:style-name="P3"><text:s text:c="7"/><text:span text:style-name="T4">PF_X25</text:span> <text:s text:c="12"/><text:tab/><text:tab/>Protocolo ITU-T X.25 / ISO-8208<text:tab/><text:span text:style-name="T4">x25(7)</text:span></text:p>
      <text:p text:style-name="P3"/>
      <text:p text:style-name="P3"><text:s text:c="7"/><text:span text:style-name="T4">PF_AX25</text:span> <text:s text:c="11"/><text:tab/><text:tab/>Protocolo AX.25 de radio para</text:p>
      <text:p text:style-name="P3"><text:s text:c="26"/><text:tab/><text:tab/><text:tab/>aficionados</text:p>
      <text:p text:style-name="P3"/>
      <text:p text:style-name="P3"><text:s text:c="7"/><text:span text:style-name="T4">PF_ATMPVC</text:span> <text:s text:c="9"/><text:tab/>Acceso directo a PVCs ATM</text:p>
      <text:p text:style-name="P3"/>
      <text:p text:style-name="P3"><text:s text:c="7"/><text:span text:style-name="T4">PF_APPLETALK</text:span> <text:s text:c="6"/><text:tab/>Appletalk <text:s text:c="24"/><text:tab/><text:tab/><text:span text:style-name="T4">ddp(7)</text:span></text:p>
      <text:p text:style-name="P3"/>
      <text:p text:style-name="P3"><text:s text:c="7"/><text:span text:style-name="T4">PF_PACKET</text:span> <text:s text:c="8"/><text:tab/><text:tab/>Interfaz de paquetes de bajo<text:tab/><text:tab/><text:span text:style-name="T4">packet(7)</text:span></text:p>
      <text:p text:style-name="P3"><text:s text:c="26"/><text:tab/><text:tab/><text:tab/>nivel</text:p>
      <text:p text:style-name="P3"/>
      <text:p text:style-name="P3"><text:s text:c="7"/>El <text:span text:style-name="T4">conector tiene el tipo</text:span> indicado, <text:span text:style-name="T4">que especifica</text:span> la <text:span text:style-name="T4">semántica de la comunicación</text:span>. Los <text:span text:style-name="T4">tipos</text:span> definidos <text:span text:style-name="T4">en la actualidad son</text:span>:</text:p>
      <text:p text:style-name="P3"><text:s text:c="7"/><text:span text:style-name="T4">SOCK_STREAM</text:span></text:p>
      <text:p text:style-name="P3"><text:s text:c="14"/>Proporciona <text:span text:style-name="T4">flujos de bytes</text:span> basados en una <text:span text:style-name="T4">conexión bidireccional secuenciada</text:span>, <text:span text:style-name="T4">confiable</text:span>. Se <text:span text:style-name="T4">puede admitir</text:span> un mecanismo de <text:span text:style-name="T4">transmisión de datos fuera-de-banda</text:span>.</text:p>
      <text:p text:style-name="P3"/>
      <text:p text:style-name="P3"><text:s text:c="7"/><text:span text:style-name="T4">SOCK_DGRAM</text:span></text:p>
      <text:p text:style-name="P3"><text:s text:c="14"/><text:span text:style-name="T4">Admite datagramas</text:span> (<text:span text:style-name="T4">mensajes no confiables</text:span>, <text:span text:style-name="T4">sin conexión</text:span>, de una <text:span text:style-name="T4">longitud máxima fija</text:span>).</text:p>
      <text:p text:style-name="P3"/>
      <text:p text:style-name="P3"><text:s text:c="7"/><text:span text:style-name="T4">SOCK_SEQPACKET</text:span></text:p>
      <text:p text:style-name="P3"><text:s text:c="14"/>Proporciona un camino de <text:span text:style-name="T4">transmisión de datos basado en conexión bidireccional secuenciado</text:span>, <text:span text:style-name="T4">confiable</text:span>, para <text:span text:style-name="T4">datagramas de</text:span> <text:span text:style-name="T4">longitud máxima fija</text:span>; se <text:span text:style-name="T4">requiere un consumidor para leer un paquete entero con cada llamada al sistema de lectura</text:span>.</text:p>
      <text:p text:style-name="P3"/>
      <text:p text:style-name="P3"><text:s text:c="7"/><text:span text:style-name="T4">SOCK_RAW</text:span></text:p>
      <text:p text:style-name="P3"><text:s text:c="14"/>Proporciona <text:span text:style-name="T4">acceso directo a los protocolos de red</text:span>.</text:p>
      <text:p text:style-name="P3"/>
      <text:p text:style-name="P3"><text:s text:c="7"/><text:span text:style-name="T4">SOCK_RDM</text:span></text:p>
      <text:p text:style-name="Standard"><text:span text:style-name="T3"><text:s text:c="3"/>Proporciona una </text:span><text:span text:style-name="T2">capa de datagramas fiables</text:span><text:span text:style-name="T3"> que </text:span><text:span text:style-name="T2">no garantiza el orden</text:span><text:span text:style-name="T3">.</text:span></text:p>
      <text:p text:style-name="Standard"><text:span text:style-name="T3"><text:s text:c="7"/></text:span><text:span text:style-name="T2">SOCK_PACKET</text:span></text:p>
      <text:p text:style-name="Standard"><text:span text:style-name="T3"><text:s text:c="6"/></text:span><text:span text:style-name="T2">Obsoleto</text:span><text:span text:style-name="T3"> y </text:span><text:span text:style-name="T2">no debería utilizarse</text:span><text:span text:style-name="T3"> en programas nuevos. Vea <text:s/></text:span><text:span text:style-name="T2">packet(7)</text:span><text:span text:style-name="T3">.</text:span></text:p>
      <text:p text:style-name="P3"/>
      <text:p text:style-name="Standard"><text:span text:style-name="T3"><text:s text:c="7"/></text:span><text:span text:style-name="T2">Algunos tipos de conectores</text:span><text:span text:style-name="T3"> </text:span><text:span text:style-name="T2">pueden no ser implementados por todas las familias de protocolos</text:span><text:span text:style-name="T3">. Por ejemplo, </text:span><text:span text:style-name="T2">SOCK_SEQPACKET</text:span><text:span text:style-name="T3"> </text:span><text:span text:style-name="T2">no está implementado para AF_INET</text:span><text:span text:style-name="T3">.</text:span></text:p>
      <text:p text:style-name="P3"/>
      <text:p text:style-name="Standard"><text:span text:style-name="T3"><text:s text:c="7"/>El </text:span><text:span text:style-name="T2">protocolo</text:span><text:span text:style-name="T3"> especifica un protocolo particular para ser usado con el conector. Normalmente sólo existe un protocolo que admita </text:span><text:span text:style-name="T2">un tipo particular de conector dentro de una familia de protocolos</text:span><text:span text:style-name="T3"> dada. Sin embargo, es posible que puedan existir varios protocolos, en cuyo caso un protocolo particular puede especificarse de esta manera. El </text:span><text:span text:style-name="T2">número de protocolo a emplear es</text:span><text:span text:style-name="T3"> </text:span><text:span text:style-name="T2">específico al "dominio de comunicación"</text:span><text:span text:style-name="T3"> en el que la comunicación va a tener lugar; vea </text:span><text:span text:style-name="T2">protocols(5)</text:span><text:span text:style-name="T3">. Consulte </text:span><text:span text:style-name="T2">getprotoent(3)</text:span><text:span text:style-name="T3"> para ver </text:span><text:span text:style-name="T2">cómo asociar</text:span><text:span text:style-name="T3"> unas </text:span><text:span text:style-name="T2">cadenas</text:span><text:span text:style-name="T3"> </text:span><text:span text:style-name="T2">con el nombre de un protocolo a un número de protocolo</text:span><text:span text:style-name="T3">.</text:span></text:p>
      <text:p text:style-name="P3"/>
      <text:p text:style-name="Standard"><text:span text:style-name="T3"><text:s text:c="7"/>Los </text:span><text:span text:style-name="T2">conectores</text:span><text:span text:style-name="T3"> del </text:span><text:span text:style-name="T2">tipo SOCK_STREAM</text:span><text:span text:style-name="T3"> son </text:span><text:span text:style-name="T2">flujos de bytes bidireccionales</text:span><text:span text:style-name="T3">, </text:span><text:span text:style-name="T2">similares a tuberías</text:span><text:span text:style-name="T3">, que </text:span><text:span text:style-name="T2">no conservan los límites de registro</text:span><text:span text:style-name="T3">. Un conector de flujo debe estar en un estado conectado antes de <text:s/>que cualquier dato pueda ser enviado o recibido en él. Se crea una conexión con otro conector mediante la llamada connect(2). Una vez hecha la conexión, los datos pueden transferirse utilizando llamadas </text:span><text:span text:style-name="T2">read(2)</text:span><text:span text:style-name="T3"> y </text:span><text:span text:style-name="T2">write(2)</text:span><text:span text:style-name="T3"> o alguna variante de las llamadas </text:span><text:span text:style-name="T2">send(2)</text:span><text:span text:style-name="T3"> y </text:span><text:span text:style-name="T2">recv(2)</text:span><text:span text:style-name="T3">. Cuando una sesión se ha completado, se puede efectuar un </text:span><text:span text:style-name="T2">close(2)</text:span><text:span text:style-name="T3">. Los </text:span><text:span text:style-name="T2">datos fuera-de-banda</text:span><text:span text:style-name="T3"> pueden <text:s/></text:span><text:span text:style-name="T2">transmitirse</text:span><text:span text:style-name="T3"> también como se describe en </text:span><text:span text:style-name="T2">send(2)</text:span><text:span text:style-name="T3"> y </text:span><text:span text:style-name="T2">recibirse</text:span><text:span text:style-name="T3"> según se describe en </text:span><text:span text:style-name="T2">recv(2)</text:span><text:span text:style-name="T3">.</text:span></text:p>
      <text:p text:style-name="P3"/>
      <text:p text:style-name="Standard"><text:span text:style-name="T3"><text:s text:c="7"/>Los </text:span><text:span text:style-name="T2">protocolos de comunicaciones que implementan</text:span><text:span text:style-name="T3"> un </text:span><text:span text:style-name="T2">SOCK_STREAM</text:span><text:span text:style-name="T3"> </text:span><text:span text:style-name="T2">aseguran</text:span><text:span text:style-name="T3"> que los </text:span><text:span text:style-name="T2">datos no se pierden ni se duplican</text:span><text:span text:style-name="T3">. </text:span><text:span text:style-name="T2">Si un trozo de dato para el cual el protocolo de la pareja tiene espacio de búfer no puede <text:s/>ser transmitido satisfactoriamente en un período razonable de tiempo, entonces la conexión se considera muerta</text:span><text:span text:style-name="T3">. </text:span><text:span text:style-name="T2">Cuando</text:span><text:span text:style-name="T3"> se </text:span><text:span text:style-name="T2">activa SO_KEEPALIVE</text:span><text:span text:style-name="T3"> en el conector el </text:span><text:span text:style-name="T2">protocolo comprueba</text:span><text:span text:style-name="T3"> de una manera específica del protocolo </text:span><text:span text:style-name="T2">si el otro extremo todavía está vivo</text:span><text:span text:style-name="T3">. </text:span><text:span text:style-name="T2">Se lanza</text:span><text:span text:style-name="T3"> una </text:span><text:span text:style-name="T2">señal</text:span><text:span text:style-name="T3"> </text:span><text:span text:style-name="T2">SIGPIPE</text:span><text:span text:style-name="T3"> </text:span><text:span text:style-name="T2">si</text:span><text:span text:style-name="T3"> un </text:span><text:span text:style-name="T2">proceso envía o recibe en un flujo roto</text:span><text:span text:style-name="T3">; esto </text:span><text:span text:style-name="T2">provoca que procesos simples, que no manejan la señal, acaben</text:span><text:span text:style-name="T3">. <text:s text:c="2"/></text:span></text:p>
      <text:p text:style-name="P3"/>
      <text:p text:style-name="Standard"><text:span text:style-name="T3"><text:s text:c="6"/>Los </text:span><text:span text:style-name="T2">conectores</text:span><text:span text:style-name="T3"> </text:span><text:span text:style-name="T2">SOCK_SEQPACKET</text:span><text:span text:style-name="T3"> </text:span><text:span text:style-name="T2">emplean</text:span><text:span text:style-name="T3"> las </text:span><text:span text:style-name="T2">mismas llamadas al sistema que</text:span><text:span text:style-name="T3"> los </text:span><text:span text:style-name="T2">SOCK_STREAM</text:span><text:span text:style-name="T3">.</text:span> <text:span text:style-name="T3">La única </text:span><text:span text:style-name="T2">diferencia</text:span><text:span text:style-name="T3"> es que las </text:span><text:span text:style-name="T2">llamadas a <text:s/></text:span><text:span text:style-name="T3"><text:s text:c="2"/></text:span><text:span text:style-name="T2">read(2)</text:span><text:span text:style-name="T3"> </text:span><text:span text:style-name="T2">devolverán solamente la cantidad de datos pedidos</text:span><text:span text:style-name="T3">, y </text:span><text:span text:style-name="T2">los que queden en el paquete que llega se perderán</text:span><text:span text:style-name="T3">. También se conservarán todos los límites de mensaje en los datagramas que lleguen.</text:span></text:p>
      <text:p text:style-name="P3"/>
      <text:p text:style-name="P37"><text:span text:style-name="T5"><text:s text:c="7"/>Los conectores </text:span><text:span text:style-name="T4">SOCK_DGRAM</text:span><text:span text:style-name="T5"> y </text:span><text:span text:style-name="T4">SOCK_RAW</text:span><text:span text:style-name="T5"> permiten el envío de datagramas a los correspondientes <text:s/>nombrados en llamadas a </text:span><text:span text:style-name="T4">send(2)</text:span><text:span text:style-name="T5">. Los datagramas se reciben generalmente con </text:span><text:span text:style-name="T4">recvfrom(2)</text:span><text:span text:style-name="T5">, que devuelve el siguiente datagrama con su dirección de retorno.</text:span></text:p>
      <text:p text:style-name="P3"/>
      <text:p text:style-name="Standard"><text:span text:style-name="T3"><text:s text:c="7"/></text:span><text:span text:style-name="T2">SOCK_PACKET</text:span><text:span text:style-name="T3"> es un </text:span><text:span text:style-name="T2">tipo de conector obsoleto</text:span><text:span text:style-name="T3"> para </text:span><text:span text:style-name="T2">recibir paquetes crudos directamente desde el manejador de dispositivo</text:span><text:span text:style-name="T3">. Use </text:span><text:span text:style-name="T2">packet(7)</text:span><text:span text:style-name="T3"> en su lugar.</text:span></text:p>
      <text:p text:style-name="P3"/>
      <text:p text:style-name="Standard"><text:span text:style-name="T3"><text:s text:c="7"/>Una llamada a </text:span><text:span text:style-name="T2">fcntl(2)</text:span><text:span text:style-name="T3"> </text:span><text:span text:style-name="T2">con</text:span><text:span text:style-name="T3"> el </text:span><text:span text:style-name="T2">argumento</text:span><text:span text:style-name="T3"> </text:span><text:span text:style-name="T2">F_SETOWN</text:span><text:span text:style-name="T3"> puede </text:span><text:span text:style-name="T2">utilizarse para especificar</text:span><text:span text:style-name="T3"> que un </text:span><text:span text:style-name="T2">grupo de proceso reciba una señal</text:span><text:span text:style-name="T3"> </text:span><text:span text:style-name="T2">SIGURG</text:span><text:span text:style-name="T3"> cuando lleguen los datos fuera-de-banda o la señal </text:span><text:span text:style-name="T2">SIGPIPE</text:span><text:span text:style-name="T3"> cuando una conexión </text:span><text:span text:style-name="T2">SOCK_STREAM</text:span><text:span text:style-name="T3"> se rompa inesperadamente. También puede usarse para configurar el proceso o grupo de procesos que recibirán la E/S y la notificación asíncrona de los eventos de E/S a través de </text:span><text:span text:style-name="T2">SIGIO</text:span><text:span text:style-name="T3">. <text:s/>Usar </text:span><text:span text:style-name="T2">F_SETOWN</text:span><text:span text:style-name="T3"> es equivalente a una llamada a </text:span><text:span text:style-name="T2">ioctl(2)</text:span><text:span text:style-name="T3"> con el argumento </text:span><text:span text:style-name="T2">SIOSETOWN</text:span><text:span text:style-name="T3">.</text:span></text:p>
      <text:p text:style-name="P3"/>
      <text:p text:style-name="Standard"><text:span text:style-name="T3"><text:s text:c="7"/></text:span><text:span text:style-name="T2">Cuando</text:span><text:span text:style-name="T3"> la </text:span><text:span text:style-name="T2">red señala</text:span><text:span text:style-name="T3"> una </text:span><text:span text:style-name="T2">condición de error al módulo del protocolo</text:span><text:span text:style-name="T3"> (por ejemplo, usando un mensaje ICMP para IP) </text:span><text:span text:style-name="T2">se activa</text:span><text:span text:style-name="T3"> la </text:span><text:span text:style-name="T2">bandera de error</text:span><text:span text:style-name="T3"> pendiente </text:span><text:span text:style-name="T2">para el conector</text:span><text:span text:style-name="T3">. La </text:span><text:span text:style-name="T2">siguiente</text:span><text:span text:style-name="T3"> </text:span><text:span text:style-name="T2">operación</text:span><text:span text:style-name="T3"> sobre ese conector <text:s/></text:span><text:span text:style-name="T2">devolverá el código de error</text:span><text:span text:style-name="T3"> del error pendiente. </text:span><text:span text:style-name="T2">Para algunos protocolos</text:span><text:span text:style-name="T3"> es </text:span><text:span text:style-name="T2">posible habilitar</text:span><text:span text:style-name="T3"> una </text:span><text:span text:style-name="T2">cola de error por conector</text:span><text:span text:style-name="T3"> para obtener información detallada del error. Vea </text:span><text:span text:style-name="T2">IP_RECVERR</text:span><text:span text:style-name="T3"> en </text:span><text:span text:style-name="T2">ip(7)</text:span><text:span text:style-name="T3">.</text:span></text:p>
      <text:p text:style-name="P3"/>
      <text:p text:style-name="Standard"><text:span text:style-name="T3"><text:s text:c="7"/>La operación de los conectores se controla por opciones en el nivel de los conectores. Estas opciones se definen en </text:span><text:span text:style-name="T2">&lt;sys/socket.h&gt;</text:span><text:span text:style-name="T3">. <text:s/></text:span><text:span text:style-name="T2">setsockopt(2)</text:span><text:span text:style-name="T3"> y </text:span><text:span text:style-name="T2">getsockopt(2)</text:span><text:span text:style-name="T3"> se emplean para establecer y obtener opciones, respectivamente.</text:span></text:p>
      <text:p text:style-name="P3"/>
      <text:p text:style-name="P2"/>
      <text:p text:style-name="P2">VALOR DEVUELTO</text:p>
      <text:p text:style-name="Standard"><text:span text:style-name="T3"><text:s text:c="7"/>Se </text:span><text:span text:style-name="T2">devuelve</text:span><text:span text:style-name="T3"> un </text:span><text:span text:style-name="T2">-1</text:span><text:span text:style-name="T3"> </text:span><text:span text:style-name="T2">si ocurre un error</text:span><text:span text:style-name="T3">; </text:span><text:span text:style-name="T2">en otro caso </text:span><text:span text:style-name="T3">el valor devuelto es </text:span><text:span text:style-name="T2">un descriptor para referenciar el conector</text:span><text:span text:style-name="T3">.</text:span></text:p>
      <text:p text:style-name="P3"/>
      <text:p text:style-name="P2">ERRORES</text:p>
      <text:p text:style-name="P3"><text:s text:c="7"/><text:span text:style-name="T4">EPROTONOSUPPORT</text:span></text:p>
      <text:p text:style-name="P3"><text:s text:c="14"/>El <text:span text:style-name="T4">tipo de protocolo</text:span>, o el <text:span text:style-name="T4">protocolo especificado</text:span>, <text:span text:style-name="T4">no</text:span> es <text:span text:style-name="T4">reconocido</text:span> <text:span text:style-name="T4">dentro de este dominio</text:span>.</text:p>
      <text:p text:style-name="P3"/>
      <text:p text:style-name="Standard"><text:span text:style-name="T3"><text:s text:c="7"/></text:span><text:span text:style-name="T2">ENFILE</text:span><text:span text:style-name="T3"> </text:span><text:span text:style-name="T2">No hay suficiente memoria en el núcleo para reservar una nueva estructura de conector</text:span><text:span text:style-name="T3">.</text:span></text:p>
      <text:p text:style-name="P3"/>
      <text:p text:style-name="Standard"><text:span text:style-name="T3"><text:s text:c="7"/></text:span><text:span text:style-name="T2">EMFILE</text:span><text:span text:style-name="T3"> Se ha </text:span><text:span text:style-name="T2">desbordado la tabla de ficheros del proceso</text:span><text:span text:style-name="T3">.</text:span></text:p>
      <text:p text:style-name="P3"/>
      <text:p text:style-name="Standard"><text:span text:style-name="T3"><text:s text:c="7"/></text:span><text:span text:style-name="T2">EACCES</text:span><text:span text:style-name="T3"> Se </text:span><text:span text:style-name="T2">deniega el permiso para crear un conector del tipo o protocolo especificado</text:span><text:span text:style-name="T3">.</text:span></text:p>
      <text:p text:style-name="P3"/>
      <text:p text:style-name="P3"/>
      <text:p text:style-name="Standard"><text:span text:style-name="T3"><text:s text:c="7"/></text:span><text:span text:style-name="T2">ENOBUFS</text:span><text:span text:style-name="T3"> <text:s/>o <text:s/></text:span><text:span text:style-name="T2">ENOMEM</text:span></text:p>
      <text:p text:style-name="P3"><text:s text:c="14"/><text:span text:style-name="T4">No hay suficiente memoria disponible</text:span>. El conector no puede crearse hasta que no queden libres los recursos suficientes.</text:p>
      <text:p text:style-name="P3"/>
      <text:p text:style-name="P3"><text:s text:c="7"/><text:span text:style-name="T4">EINVAL</text:span> </text:p>
      <text:p text:style-name="P3"><text:span text:style-name="T4"><text:s text:c="13"/>Protocolo desconocido</text:span> o <text:span text:style-name="T4">familia de protocolo no disponible</text:span>.</text:p>
      <text:p text:style-name="P3"/>
      <text:p text:style-name="P3"><text:s text:c="7"/>Los <text:span text:style-name="T4">módulos de los protocolos subyacentes pueden generar otros errores</text:span>.</text:p>
      <text:p text:style-name="P3"/>
      <text:p text:style-name="P2">CONFORME A</text:p>
      <text:p text:style-name="P3"><text:s text:c="7"/><text:span text:style-name="T4">4.4BSD</text:span> <text:s/>(la llamada a función socket apareció en 4.2BSD). Generalmente transportable a o desde sistemas no BSD que admitan clones de la capa de conectores de BSD (incluyendo variantes <text:span text:style-name="T4">System V</text:span>).</text:p>
      <text:p text:style-name="P3"/>
      <text:p text:style-name="P2">NOTA</text:p>
      <text:p text:style-name="Standard"><text:span text:style-name="T3"><text:s text:c="7"/>Las </text:span><text:span text:style-name="T2">constantes evidentes usadas en BSD 4.*</text:span><text:span text:style-name="T3"> </text:span><text:span text:style-name="T2">para las familias</text:span><text:span text:style-name="T3"> </text:span><text:span text:style-name="T2">de <text:s/>protocolos son</text:span><text:span text:style-name="T3"> </text:span><text:span text:style-name="T2">PF_UNIX</text:span><text:span text:style-name="T3">, </text:span><text:span text:style-name="T2">PF_INET</text:span><text:span text:style-name="T3">, etc., mientras que </text:span><text:span text:style-name="T2">AF_UNIX</text:span><text:span text:style-name="T3">, etc. </text:span><text:span text:style-name="T2">se usan para las familias de direcciones</text:span><text:span text:style-name="T3">. Sin embargo, ya la </text:span><text:span text:style-name="T2">página de manual BSD promete: "La familia de protocolos generalmente es la misma que la familia de direcciones" y los estándares subsiguientes usan AF_* en todas partes</text:span><text:span text:style-name="T3">.</text:span></text:p>
      <text:p text:style-name="P3"/>
      <text:p text:style-name="P2">FALLOS</text:p>
      <text:p text:style-name="P3"><text:s text:c="7"/><text:span text:style-name="T4">SOCK_UUCP</text:span> todavía no está implementado.</text:p>
      <text:p text:style-name="P3"/>
      <text:p text:style-name="P2">VÉASE TAMBIÉN</text:p>
      <text:p text:style-name="Standard"><text:span text:style-name="T3"><text:s text:c="7"/></text:span><text:span text:style-name="T2">accept(2)</text:span><text:span text:style-name="T3">, <text:s/></text:span><text:span text:style-name="T2">bind(2)</text:span><text:span text:style-name="T3">, </text:span><text:span text:style-name="T2">connect(2)</text:span><text:span text:style-name="T3">, </text:span><text:span text:style-name="T2">getprotoent(3)</text:span><text:span text:style-name="T3">, </text:span><text:span text:style-name="T2">getsockname(2)</text:span><text:span text:style-name="T3">, </text:span><text:span text:style-name="T2">getsockopt(2)</text:span><text:span text:style-name="T3">, </text:span><text:span text:style-name="T2">ioctl(2)</text:span><text:span text:style-name="T3">, </text:span><text:span text:style-name="T2">listen(2)</text:span><text:span text:style-name="T3">, </text:span><text:span text:style-name="T2">read(2)</text:span><text:span text:style-name="T3">, </text:span><text:span text:style-name="T2">recv(2)</text:span><text:span text:style-name="T3">, </text:span><text:span text:style-name="T2">select(2)</text:span><text:span text:style-name="T3">, </text:span><text:span text:style-name="T2">send(2)</text:span><text:span text:style-name="T3">, </text:span><text:span text:style-name="T2">shutdown(2)</text:span><text:span text:style-name="T3">, </text:span><text:span text:style-name="T2">socketpair(2)</text:span><text:span text:style-name="T3">, </text:span><text:span text:style-name="T2">write(2)</text:span></text:p>
      <text:p text:style-name="P3"><text:s text:c="7"/><text:span text:style-name="T4">"An Introductory 4.3 BSD Interprocess Communication Tutorial"</text:span> está <text:span text:style-name="T4">reimpreso en</text:span> <text:span text:style-name="T4">UNIX Programmer's Supplementary Documents Volume 1</text:span>.</text:p>
      <text:p text:style-name="P3"/>
      <text:p text:style-name="Standard"><text:span text:style-name="T3"><text:s text:c="7"/></text:span><text:span text:style-name="T2">"BSD Interprocess Communication Tutorial"</text:span><text:span text:style-name="T3"> está </text:span><text:span text:style-name="T2">reimpreso en</text:span><text:span text:style-name="T3"> </text:span><text:span text:style-name="T2">UNIX Programmer's Supplementary Documents Volume 1</text:span><text:span text:style-name="T3">.</text:span></text:p>
      <text:p text:style-name="P3"/>
      <text:p text:style-name="P2">Página man de Linux <text:s text:c="16"/>24 abril 1999 <text:s text:c="23"/>SOCKET(2)</text:p>
      <text:p text:style-name="P2"/>
      <text:p text:style-name="P3">Ahora observaremos: <text:span text:style-name="T4">man 7 unix:</text:span></text:p>
      <text:p text:style-name="P2"/>
      <text:p text:style-name="P2">UNIX(7) <text:s text:c="16"/>Manual del Programador de Linux <text:s text:c="16"/>UNIX(7)</text:p>
      <text:p text:style-name="P3"/>
      <text:p text:style-name="P2">NOMBRE</text:p>
      <text:p text:style-name="P3"><text:s text:c="7"/><text:span text:style-name="T4">unix</text:span>, <text:span text:style-name="T4">PF_UNIX</text:span>, <text:span text:style-name="T4">AF_UNIX</text:span>, <text:span text:style-name="T4">PF_LOCAL</text:span>, <text:span text:style-name="T4">AF_LOCAL</text:span> - <text:span text:style-name="T4">Conectores para la</text:span> <text:span text:style-name="T4">comunicación local entre procesos</text:span>.</text:p>
      <text:p text:style-name="P3"/>
      <text:p text:style-name="P2">SINOPSIS</text:p>
      <text:p text:style-name="P3"><text:s text:c="8"/><text:span text:style-name="T4">#include &lt;sys/socket.h&gt;</text:span></text:p>
      <text:p text:style-name="P2"><text:s text:c="7"/>#include &lt;sys/un.h&gt;</text:p>
      <text:p text:style-name="P2"/>
      <text:p text:style-name="P3"><text:s text:c="7"/><text:span text:style-name="T4">unix_socket = socket(PF_UNIX, type, 0);</text:span></text:p>
      <text:p text:style-name="P3"><text:s text:c="7"/><text:span text:style-name="T4">error = socketpair(PF_UNIX, type, 0, int *sv);</text:span></text:p>
      <text:p text:style-name="P3"/>
      <text:p text:style-name="P2">DESCRIPCIÓN</text:p>
      <text:p text:style-name="Standard"><text:span text:style-name="T3"><text:s text:c="7"/>La </text:span><text:span text:style-name="T2">familia de conectores</text:span><text:span text:style-name="T3"> </text:span><text:span text:style-name="T2">PF_UNIX</text:span><text:span text:style-name="T3"> (</text:span><text:span text:style-name="T2">también conocida como</text:span><text:span text:style-name="T3"> </text:span><text:span text:style-name="T2">PF_LOCAL</text:span><text:span text:style-name="T3">) se usa </text:span><text:span text:style-name="T2">para comunicar procesos en la misma máquina</text:span><text:span text:style-name="T3"> de manera eficiente. Los </text:span><text:span text:style-name="T2">conectores Unix pueden ser</text:span><text:span text:style-name="T3"> o bien </text:span><text:span text:style-name="T2">anónimos</text:span><text:span text:style-name="T3"> (</text:span><text:span text:style-name="T2">creados <text:s/>mediante</text:span><text:span text:style-name="T3"> </text:span><text:span text:style-name="T2">socketpair(2)</text:span><text:span text:style-name="T3">) o bien </text:span><text:span text:style-name="T2">estar asociados con un fichero de tipo conector</text:span><text:span text:style-name="T3">. Linux también soporta un espacio de nombres abstracto que es independiente del sistema de ficheros.</text:span></text:p>
      <text:p text:style-name="P3"/>
      <text:p text:style-name="P3"><text:s text:c="7"/>Los tipos válidos son <text:span text:style-name="T4">SOCK_STREAM para un</text:span> <text:span text:style-name="T4">conector orientado a conexión</text:span> y <text:span text:style-name="T4">SOCK_DGRAM</text:span> <text:span text:style-name="T4">para un <text:s/>conector orientado a datagramas</text:span> <text:span text:style-name="T4">que conserva las fronteras entre los mensajes</text:span>. Los <text:span text:style-name="T4">conectores Unix siempre son fiables</text:span> y <text:span text:style-name="T4">no reordenan los datragramas</text:span>.</text:p>
      <text:p text:style-name="P3"/>
      <text:p text:style-name="P3"><text:s text:c="7"/>Los conectores Unix <text:span text:style-name="T4">soportan el paso de descriptores de fichero</text:span> <text:span text:style-name="T4">o credenciales de proceso a otros procesos</text:span>, <text:span text:style-name="T4">como datos auxiliares a los datagramas</text:span>.</text:p>
      <text:p text:style-name="P3"/>
      <text:p text:style-name="P2">FORMATO DE LAS DIRECCIONES</text:p>
      <text:p text:style-name="Standard"><text:span text:style-name="T3"><text:s text:c="7"/>Una </text:span><text:span text:style-name="T2">dirección Unix</text:span><text:span text:style-name="T3"> </text:span><text:span text:style-name="T2">se define como un nombre de fichero en el sistema de fichero</text:span><text:span text:style-name="T3"> </text:span><text:span text:style-name="T2">o</text:span><text:span text:style-name="T3"> </text:span><text:span text:style-name="T2">como una cadena única en el espacio de nombres abstracto</text:span><text:span text:style-name="T3">. Los <text:s/></text:span><text:span text:style-name="T2">conectores creados mediante</text:span><text:span text:style-name="T3"> </text:span><text:span text:style-name="T2">socketpair(2)</text:span><text:span text:style-name="T3"> </text:span><text:span text:style-name="T2">son anónimos</text:span><text:span text:style-name="T3">. Para </text:span><text:span text:style-name="T2">conectores <text:s/>no anónimos</text:span><text:span text:style-name="T3"> la </text:span><text:span text:style-name="T2">dirección del destino</text:span><text:span text:style-name="T3"> </text:span><text:span text:style-name="T2">se puede configurar usando connect(2)</text:span><text:span text:style-name="T3">. La </text:span><text:span text:style-name="T2">dirección local se puede configurar usando bind(2)</text:span><text:span text:style-name="T3">. </text:span><text:span text:style-name="T2">Cuando un conector se conecta y no tiene <text:s/>todavía una dirección local, se genera automáticamente una dirección única en el espacio de nombres abstracto</text:span><text:span text:style-name="T3">.</text:span></text:p>
      <text:p text:style-name="P3"/>
      <text:p text:style-name="P3"><text:s text:c="14"/><text:span text:style-name="T4">#define UNIX_PATH_MAX <text:s text:c="3"/>108</text:span></text:p>
      <text:p text:style-name="P2"/>
      <text:p text:style-name="P2"><text:s text:c="14"/>struct sockaddr_un {</text:p>
      <text:p text:style-name="P2"><text:s text:c="17"/></text:p>
      <text:p text:style-name="P2"><text:tab/><text:tab/> sa_family_t <text:s/>sun_family;</text:p>
      <text:p text:style-name="P3"><text:tab/><text:tab/><text:tab/>/* AF_UNIX */</text:p>
      <text:p text:style-name="P3"/>
      <text:p text:style-name="P2"><text:s text:c="18"/>char <text:s text:c="8"/>sun_path[UNIX_PATH_MAX]; </text:p>
      <text:p text:style-name="P2"><text:tab/><text:tab/><text:tab/><text:span text:style-name="T5">/* nombre de la ruta */</text:span></text:p>
      <text:p text:style-name="P2"><text:s text:c="14"/>};</text:p>
      <text:p text:style-name="P2"/>
      <text:p text:style-name="Standard"><text:span text:style-name="T3"><text:s text:c="7"/></text:span><text:span text:style-name="T2">sun_family</text:span><text:span text:style-name="T3"> </text:span><text:span text:style-name="T2">siempre</text:span><text:span text:style-name="T3"> contiene </text:span><text:span text:style-name="T2">AF_UNIX</text:span><text:span text:style-name="T3">. </text:span><text:span text:style-name="T2">sun_path</text:span><text:span text:style-name="T3"> contiene el </text:span><text:span text:style-name="T2">nombre de ruta (terminado en cero) del conector en el sistema de ficheros</text:span><text:span text:style-name="T3">. </text:span><text:span text:style-name="T2">Si</text:span><text:span text:style-name="T3"> </text:span><text:span text:style-name="T2">sun_path</text:span><text:span text:style-name="T3"> </text:span><text:span text:style-name="T2">comienza con un byte cero</text:span><text:span text:style-name="T3"> </text:span><text:span text:style-name="T2">se refiere al espacio de</text:span></text:p>
      <text:p text:style-name="Standard"><text:span text:style-name="T2">nombres abstracto</text:span><text:span text:style-name="T3"> </text:span><text:span text:style-name="T2">mantenido por el módulo del protocolo Unix</text:span><text:span text:style-name="T3">. La dirección del conector en este espacio de nombres viene dada por el resto de los bytes en sun_path. Dese cuenta que los nombres en el espacio de nombres abstracto no terminan en cero.</text:span></text:p>
      <text:p text:style-name="P3"/>
      <text:p text:style-name="P2">OPCIONES DE LOS CONECTORES</text:p>
      <text:p text:style-name="Standard"><text:span text:style-name="T3"><text:s text:c="7"/>Por razones históricas estas opciones de los conectores se especifican con <text:s/>un tipo </text:span><text:span text:style-name="T2">SOL_SOCKET</text:span><text:span text:style-name="T3">, aunque sean específicas de </text:span><text:span text:style-name="T2">PF_UNIX</text:span><text:span text:style-name="T3">. Se pueden </text:span><text:span text:style-name="T2">configurar con</text:span><text:span text:style-name="T3"> </text:span><text:span text:style-name="T2">setsockopt(2)</text:span><text:span text:style-name="T3"> y </text:span><text:span text:style-name="T2">leer con getsockopt(2)</text:span><text:span text:style-name="T3"> especificando </text:span><text:span text:style-name="T2">SOL_SOCKET</text:span><text:span text:style-name="T3"> como familia del conector.</text:span></text:p>
      <text:p text:style-name="P3"/>
      <text:p text:style-name="P3"><text:s text:c="7"/><text:span text:style-name="T4">SO_PASSCRED</text:span></text:p>
      <text:p text:style-name="Standard"><text:span text:style-name="T3"><text:s text:c="14"/></text:span><text:span text:style-name="T2">Habilita</text:span><text:span text:style-name="T3"> la </text:span><text:span text:style-name="T2">recepción de las credenciales del proceso emisor</text:span><text:span text:style-name="T3"> </text:span><text:span text:style-name="T2">en un mensaje auxiliar</text:span><text:span text:style-name="T3">. Cuando esta <text:s/>opción está activa y el conector no está conectado aún, se genera automáticamente un nombre único en el espacio de nombres abstracto. Espera una </text:span><text:span text:style-name="T2">bandera booleana entera</text:span><text:span text:style-name="T3">.</text:span></text:p>
      <text:p text:style-name="P3"/>
      <text:p text:style-name="P2">MENSAJES AUXILIARES</text:p>
      <text:p text:style-name="P3"><text:s text:c="7"/>Por razones históricas, estos tipos de <text:span text:style-name="T4">mensajes auxiliares se especifican con un tipo</text:span> <text:span text:style-name="T4">SOL_SOCKET</text:span>, aunque son <text:span text:style-name="T4">específicos de</text:span> <text:span text:style-name="T4">PF_UNIX</text:span>. <text:span text:style-name="T4">Para enviarlos</text:span>, asigne al campo <text:span text:style-name="T4">cmsg_level</text:span> de la estructura <text:span text:style-name="T4">cmsghdr</text:span> el valor <text:span text:style-name="T4">SOL_SOCKET</text:span> y al <text:span text:style-name="T4">campo cmsg_type el tipo</text:span>. Para más información, vea <text:span text:style-name="T4">cmsg(3)</text:span>.</text:p>
      <text:p text:style-name="P3"/>
      <text:p text:style-name="P3"><text:s text:c="7"/><text:span text:style-name="T4">SCM_RIGHTS</text:span></text:p>
      <text:p text:style-name="P3"><text:s text:c="14"/><text:span text:style-name="T4">Enviar o recibir</text:span> un <text:span text:style-name="T4">conjunto de descriptores de fichero abiertos</text:span> <text:s/><text:span text:style-name="T4">a/desde otro proceso</text:span>. La <text:span text:style-name="T4">parte de datos</text:span> contiene un <text:span text:style-name="T4">array de enteros con los descriptores de fichero</text:span>. Los <text:span text:style-name="T4">descriptores de fichero pasados</text:span> se comportan <text:span text:style-name="T4">como si hubieran sido creados con</text:span> <text:span text:style-name="T4">dup(2)</text:span>.</text:p>
      <text:p text:style-name="P3"/>
      <text:p text:style-name="P3"/>
      <text:p text:style-name="P3"><text:s text:c="7"/><text:span text:style-name="T4">SCM_CREDENTIALS</text:span></text:p>
      <text:p text:style-name="P3"><text:s text:c="14"/><text:span text:style-name="T4">Enviar o recibir credenciales Unix</text:span>. Esto se puede <text:span text:style-name="T4">usar para autenticación</text:span>. Las credenciales se pasan como un mensaje auxiliar <text:span text:style-name="T4">struct ucred</text:span>.</text:p>
      <text:p text:style-name="P3"/>
      <text:p text:style-name="P3"><text:s text:c="14"/><text:span text:style-name="T4">struct ucred {</text:span></text:p>
      <text:p text:style-name="P2"><text:s text:c="18"/>pid_t <text:s/>pid; <text:s/>/* PID del proceso emisor */</text:p>
      <text:p text:style-name="P2"><text:s text:c="18"/>uid_t <text:s/>uid; <text:s/>/* UID del proceso emisor */</text:p>
      <text:p text:style-name="P2"><text:s text:c="18"/>gid_t <text:s/>gid; <text:s/>/* GID del proceso emisor */</text:p>
      <text:p text:style-name="P2"><text:s text:c="14"/>};</text:p>
      <text:p text:style-name="P3"/>
      <text:p text:style-name="P3"><text:s text:c="7"/>El núcleo comprueba las credenciales que el emisor especifíca. Un proceso con identificador de usuario efectivo 0 puede especificar valores que no coincidan con los suyos. El emisor debe especificar su propio identificador de proceso (a menos que posea la capacidad <text:span text:style-name="T4">CAP_SYS_ADMIN</text:span>), sus identificador de usuario, identificador de usuario efectivo o identificador de usuario de <text:s/>conjunto (a menos <text:s/>que posea la capacidad <text:span text:style-name="T4">CAP_SETUID</text:span>) y sus identificador de grupo, identificador de grupo efectivo o identificador de grupo de conjunto </text:p>
      <text:p text:style-name="P3">(a menos que posea la capacidad <text:span text:style-name="T4">CAP_SETGID</text:span>). Para recibir un mensaje <text:span text:style-name="T4">struct ucred</text:span> la <text:span text:style-name="T4">opción SO_PASSCRED debe estar activa</text:span> en el conector.</text:p>
      <text:p text:style-name="P3"/>
      <text:p text:style-name="P2">VERSIONES</text:p>
      <text:p text:style-name="Standard"><text:span text:style-name="T3"><text:s text:c="7"/></text:span><text:span text:style-name="T2">SCM_CREDENTIALS</text:span><text:span text:style-name="T3"> y el espacio de nombres abstracto fueron introducidos en la versión 2.2 de Linux y no deberían usarse en programas transportables.</text:span></text:p>
      <text:p text:style-name="P3"/>
      <text:p text:style-name="P2">NOTAS</text:p>
      <text:p text:style-name="P3"><text:s text:c="7"/>En la implementación de Linux, los conectores que son visibles en el sistema de ficheros respetan los <text:s/>permisos del directorio en el que están. Se pueden cambiar sus propietarios, grupos y permisos.</text:p>
      <text:p text:style-name="P3"><text:s text:c="7"/>La creación de un nuevo conector fallará si el proceso no tiene permisos <text:s/>de escritura y búsqueda (ejecución) en el directorio en el que se crea el conector. La conexión al objeto conector requiere permiso de lectura/escritura. Este comportamiento difiere del de muchos sistemas derivados de BSD que <text:s/>ignoran los permisos para los conectores Unix. Por seguridad, los programas transportables no deberían confiar en esta característica.</text:p>
      <text:p text:style-name="P3"/>
      <text:p text:style-name="Standard"><text:span text:style-name="T3"><text:s text:c="7"/>Ligar un conector con un nombre de fichero crea un conector en el sistema de ficheros que debe ser borrado por el invocador cuando no se necesite más (usando </text:span><text:span text:style-name="T2">unlink(2)</text:span><text:span text:style-name="T3">). Se aplica la semántica habitual de Unix detrás de una operación de cierre: el conector puede ser desligado en cualquier instante y será finalmente eliminado del sistema de ficheros cuando se cierre la última referecia a él.</text:span></text:p>
      <text:p text:style-name="P3"/>
      <text:p text:style-name="P3"><text:s text:c="7"/>Para pasar descriptores de fichero o credenciales necesita enviar/leer al menos un byte.</text:p>
      <text:p text:style-name="P3"/>
      <text:p text:style-name="P2"/>
      <text:p text:style-name="P2">ERRORES</text:p>
      <text:p text:style-name="P3"><text:s text:c="7"/><text:span text:style-name="T4">ENOMEM</text:span> <text:span text:style-name="T4">No hay suficiente memoria</text:span>.</text:p>
      <text:p text:style-name="P3"/>
      <text:p text:style-name="P3"><text:s text:c="7"/><text:span text:style-name="T4">ECONNREFUSED</text:span></text:p>
      <text:p text:style-name="Standard"><text:span text:style-name="T3"><text:s text:c="14"/>Se </text:span><text:span text:style-name="T2">ha llamado a connect(2)</text:span><text:span text:style-name="T3"> </text:span><text:span text:style-name="T2">con un</text:span><text:span text:style-name="T3"> objeto </text:span><text:span text:style-name="T2">conector que no está escuchando</text:span><text:span text:style-name="T3">. Esto </text:span><text:span text:style-name="T2">puede ocurrir cuando no existe el conector remoto</text:span><text:span text:style-name="T3"> o el </text:span><text:span text:style-name="T2">nombre de fichero no es un conector</text:span><text:span text:style-name="T3">.</text:span></text:p>
      <text:p text:style-name="P3"/>
      <text:p text:style-name="Standard"><text:span text:style-name="T3"><text:s text:c="7"/></text:span><text:span text:style-name="T2">EINVAL</text:span><text:span text:style-name="T3"> Se ha pasado un argumento inválido. Una causa común es olvidar asignar </text:span><text:span text:style-name="T2">AF_UNIX</text:span><text:span text:style-name="T3"> al </text:span><text:span text:style-name="T2">campo</text:span><text:span text:style-name="T3"> </text:span><text:span text:style-name="T2">sun_type</text:span><text:span text:style-name="T3"> </text:span><text:span text:style-name="T2">de las direcciones pasadas</text:span><text:span text:style-name="T3"> o que el conector se encuentre en un estado inválido para la operación aplicada.</text:span></text:p>
      <text:p text:style-name="P3"/>
      <text:p text:style-name="P3"><text:s text:c="7"/><text:span text:style-name="T4">EOPNOTSUPP</text:span></text:p>
      <text:p text:style-name="P3"><text:s text:c="14"/>Se ha invocado una operación orientada a conexión sobre un conector no orientado a conexión o se ha intentado usar la opción de "datos fuera de orden".</text:p>
      <text:p text:style-name="P3"/>
      <text:p text:style-name="P3"><text:s text:c="7"/><text:span text:style-name="T4">EPROTONOSUPPORT</text:span></text:p>
      <text:p text:style-name="P3"><text:s text:c="14"/>El <text:span text:style-name="T4">protocolo</text:span> pasado <text:span text:style-name="T4">no es PF_UNIX</text:span>.</text:p>
      <text:p text:style-name="P3"><text:s text:c="7"/><text:span text:style-name="T4">ESOCKTNOSUPPORT</text:span></text:p>
      <text:p text:style-name="P3"><text:s text:c="14"/><text:span text:style-name="T4">Tipo de conector desconocido</text:span>.</text:p>
      <text:p text:style-name="P3"/>
      <text:p text:style-name="P3"><text:s text:c="7"/><text:span text:style-name="T4">EPROTOTYPE</text:span></text:p>
      <text:p text:style-name="P3"><text:s text:c="14"/>El <text:span text:style-name="T4">tipo del conector remoto no coincide con el tipo del conector local</text:span> <text:s/>(<text:span text:style-name="T4">SOCK_DGRAM</text:span> <text:span text:style-name="T4">contra</text:span> <text:span text:style-name="T4">SOCK_STREAM</text:span>)</text:p>
      <text:p text:style-name="P3"/>
      <text:p text:style-name="P3"><text:s text:c="7"/><text:span text:style-name="T4">EADDRINUSE</text:span></text:p>
      <text:p text:style-name="P3"><text:s text:c="14"/>La <text:span text:style-name="T4">dirección local</text:span> <text:span text:style-name="T4">seleccionada ya está en uso</text:span> <text:span text:style-name="T4">o</text:span> el <text:span text:style-name="T4">objeto conector del sistema de ficheros ya existe</text:span>.</text:p>
      <text:p text:style-name="P3"/>
      <text:p text:style-name="P3"><text:s text:c="7"/><text:span text:style-name="T4">EISCONN</text:span></text:p>
      <text:p text:style-name="Standard"><text:span text:style-name="T3"><text:s text:c="14"/>Se </text:span><text:span text:style-name="T2">ha llamado a connect(2)</text:span><text:span text:style-name="T3"> </text:span><text:span text:style-name="T2">sobre un conector ya conectado</text:span><text:span text:style-name="T3"> o se </text:span><text:span text:style-name="T2">ha especificado una dirección de destino en un conector conectado</text:span><text:span text:style-name="T3">.</text:span></text:p>
      <text:p text:style-name="P3"/>
      <text:p text:style-name="P3"><text:s text:c="7"/><text:span text:style-name="T4">ENOTCONN</text:span></text:p>
      <text:p text:style-name="P3"><text:s text:c="14"/>La <text:span text:style-name="T4">operación del conector necesita una dirección de destino pero el conector no está conectado</text:span>.</text:p>
      <text:p text:style-name="P3"/>
      <text:p text:style-name="P3"><text:s text:c="7"/><text:span text:style-name="T4">ECONNRESET</text:span></text:p>
      <text:p text:style-name="P3"><text:s text:c="14"/>Se <text:span text:style-name="T4">ha cerrado inesperadamente el conector remoto</text:span>.</text:p>
      <text:p text:style-name="P3"/>
      <text:p text:style-name="P3"><text:s text:c="7"/><text:span text:style-name="T4">EPIPE</text:span> Se ha cerrado el conector remoto de un conector orientado a <text:s/>conexión. Si se ha activado, también se enviará una señal <text:span text:style-name="T4">SIGPIPE</text:span>. Esto se puede <text:span text:style-name="T4">evitar pasando </text:span>la opción <text:span text:style-name="T4">MSG_NOSIGNAL</text:span> <text:span text:style-name="T4">a</text:span> <text:span text:style-name="T4">sendmsg(2)</text:span> o <text:span text:style-name="T4">a</text:span> <text:span text:style-name="T4">recvmsg(2)</text:span>.</text:p>
      <text:p text:style-name="P3"/>
      <text:p text:style-name="P3"><text:s text:c="7"/><text:span text:style-name="T4">EFAULT</text:span> La <text:span text:style-name="T4">dirección de memoria de usuario no es válida</text:span>.</text:p>
      <text:p text:style-name="P3"/>
      <text:p text:style-name="Standard"><text:span text:style-name="T3"><text:s text:c="7"/></text:span><text:span text:style-name="T2">EPERM</text:span><text:span text:style-name="T3"> El </text:span><text:span text:style-name="T2">emisor ha pasado credenciales inválidas en struct ucred</text:span><text:span text:style-name="T3">.</text:span></text:p>
      <text:p text:style-name="P3"/>
      <text:p text:style-name="Standard"><text:span text:style-name="T3"><text:s text:c="7"/>La </text:span><text:span text:style-name="T2">capa de conectores genérica</text:span><text:span text:style-name="T3">, o el </text:span><text:span text:style-name="T2">sistema de ficheros</text:span><text:span text:style-name="T3"> al generar un objeto conector en el sistema de fichero, </text:span><text:span text:style-name="T2">pueden producir otros errores</text:span><text:span text:style-name="T3">. Vea las páginas de manual adecuadas para más información.</text:span></text:p>
      <text:p text:style-name="P3"/>
      <text:p text:style-name="P2">VÉASE TAMBIÉN</text:p>
      <text:p text:style-name="P3"><text:s text:c="7"/><text:span text:style-name="T4">recvmsg(2)</text:span>, <text:span text:style-name="T4">sendmsg(2)</text:span>, <text:span text:style-name="T4">socket(2)</text:span>, <text:span text:style-name="T4">socketpair(2)</text:span>, <text:span text:style-name="T4">cmsg(3)</text:span>, <text:s text:c="2"/><text:span text:style-name="T4">socket(7)</text:span></text:p>
      <text:p text:style-name="P3"/>
      <text:p text:style-name="P2">CREDITOS</text:p>
      <text:p text:style-name="P3"><text:s text:c="7"/>Esta página de manual fue <text:span text:style-name="T4">escrita por Andi Kleen</text:span>.</text:p>
      <text:p text:style-name="P3"/>
      <text:p text:style-name="P2">Página man de Linux <text:s text:c="15"/>7 mayo 1999 <text:s text:c="29"/>UNIX(7)</text:p>
      <text:p text:style-name="P2"/>
      <text:p text:style-name="P3">Ahora veremos la página de manual: <text:span text:style-name="T4">man 7 netlink</text:span></text:p>
      <text:p text:style-name="P2"/>
      <text:p text:style-name="P2"/>
      <text:p text:style-name="P2"/>
      <text:p text:style-name="P2">NETLINK(7) <text:s text:c="7"/>Manual del Programador de Linux <text:s text:c="14"/>NETLINK(7)</text:p>
      <text:p text:style-name="P3"/>
      <text:p text:style-name="P2">NOMBRE</text:p>
      <text:p text:style-name="P3"><text:s text:c="7"/><text:span text:style-name="T4">netlink</text:span>, <text:span text:style-name="T4">PF_NETLINK</text:span> - <text:span text:style-name="T4">Comunicación entre el núcleo y el usuario</text:span>.</text:p>
      <text:p text:style-name="P3"/>
      <text:p text:style-name="P2">SINOPSIS</text:p>
      <text:p text:style-name="P2"><text:s text:c="7"/>#include &lt;asm/types.h&gt;</text:p>
      <text:p text:style-name="P2"><text:s text:c="7"/>#include &lt;sys/socket.h&gt;</text:p>
      <text:p text:style-name="P2"><text:s text:c="7"/>#include &lt;linux/netlink.h&gt;</text:p>
      <text:p text:style-name="P2"/>
      <text:p text:style-name="P3"><text:s text:c="7"/><text:span text:style-name="T4">netlink_socket = socket(PF_NETLINK, socket_type, netlink_family);</text:span></text:p>
      <text:p text:style-name="P3"/>
      <text:p text:style-name="P2">DESCRIPCIÓN</text:p>
      <text:p text:style-name="P3"><text:s text:c="7"/>Netlink se utiliza para transferir información entre los módulos del núcleo y los procesos del espacio de usuario. Consiste en una interfaz basada <text:s/>en <text:s/>conectores estándares para los procesos de usuario <text:s/>y una API del núcleo interna para los módulos del núcleo. La interfaz del núcleo interna no se documenta en esta página de manual. También existe una interfaz netlink obsoleta mediante dispositivos de caracteres netlink. Esta interfaz no se documenta aquí y sólo se proporciona por compatibilidad hacia atrás.</text:p>
      <text:p text:style-name="P3"/>
      <text:p text:style-name="Standard"><text:span text:style-name="T3"><text:s text:c="7"/>Netlink es un servicio orientado a datagramas. Tanto </text:span><text:span text:style-name="T2">SOCK_RAW</text:span><text:span text:style-name="T3"> como </text:span><text:span text:style-name="T2">SOCK_DGRAM</text:span><text:span text:style-name="T3"> son </text:span><text:span text:style-name="T2">valores válidos para</text:span><text:span text:style-name="T3"> </text:span><text:span text:style-name="T2">socket_type</text:span><text:span text:style-name="T3">. </text:span><text:span text:style-name="T2">Sin embargo</text:span><text:span text:style-name="T3">, el </text:span><text:span text:style-name="T2">protocolo netlink no distingue entre conectores de datagrama y conectores directos (raw)</text:span><text:span text:style-name="T3">.</text:span></text:p>
      <text:p text:style-name="P3"/>
      <text:p text:style-name="Standard"><text:span text:style-name="T3"><text:s text:c="7"/></text:span><text:span text:style-name="T2">netlink_family</text:span><text:span text:style-name="T3"> selecciona el módulo del núcleo o el grupo netlink con <text:s/>el <text:s/>que comunicarse. Las familias netlink asignadas actualmente son:</text:span></text:p>
      <text:p text:style-name="P3"/>
      <text:p text:style-name="Standard"><text:span text:style-name="T3"><text:s text:c="7"/></text:span><text:span text:style-name="T2">NETLINK_ROUTE</text:span></text:p>
      <text:p text:style-name="Standard"><text:span text:style-name="T3"><text:s text:c="14"/>Recibe actualizaciones de enrutamiento y puede usarse para modificar la tabla de enrutamiento de IPv4 (vea </text:span><text:span text:style-name="T2">rtnetlink(7)</text:span><text:span text:style-name="T3">).</text:span></text:p>
      <text:p text:style-name="P3"/>
      <text:p text:style-name="P3"><text:s text:c="7"/><text:span text:style-name="T4">NETLINK_FIREWALL</text:span></text:p>
      <text:p text:style-name="P3"><text:s text:c="11"/><text:span text:style-name="T4">Recibe paquetes enviados por el código del cortafuegos de IPv4</text:span>.</text:p>
      <text:p text:style-name="P3"/>
      <text:p text:style-name="P3"><text:s text:c="7"/><text:span text:style-name="T4">NETLINK_ARPD</text:span></text:p>
      <text:p text:style-name="P3"><text:s text:c="14"/><text:span text:style-name="T4">Para gestionar la tabla ARP en el espacio de usuario</text:span>.</text:p>
      <text:p text:style-name="P3"/>
      <text:p text:style-name="P3"><text:s text:c="7"/><text:span text:style-name="T4">NETLINK_ROUTE6</text:span></text:p>
      <text:p text:style-name="P3"><text:s text:c="8"/><text:span text:style-name="T4">Recibe y envía actualizaciones a la tabla de enrutamiento de IPv6</text:span>.</text:p>
      <text:p text:style-name="P3"/>
      <text:p text:style-name="P3"><text:s text:c="7"/><text:span text:style-name="T4">NETLINK_IP6_FW</text:span></text:p>
      <text:p text:style-name="P3"><text:s text:c="14"/>Para <text:span text:style-name="T4">recibir los paquetes que no pasarón las comprobaciones del cortafuegos de IPv6</text:span> <text:span text:style-name="T4">(actualmente no implementado)</text:span>.</text:p>
      <text:p text:style-name="P3"/>
      <text:p text:style-name="P3"><text:s text:c="7"/><text:span text:style-name="T4">NETLINK_TAPBASE...NETLINK_TAPBASE+15</text:span></text:p>
      <text:p text:style-name="Standard"><text:span text:style-name="T3"><text:s text:c="14"/>Son las </text:span><text:span text:style-name="T2">instancias del dispositivo ethertap</text:span><text:span text:style-name="T3">. <text:s/>El dispositivo ethertap es </text:span><text:span text:style-name="T2">un pseudodispositivo de tunel de red que permite simular un manejador ethernet desde el espacio de usuario</text:span><text:span text:style-name="T3">.</text:span></text:p>
      <text:p text:style-name="P3"/>
      <text:p text:style-name="P3"><text:s text:c="7"/><text:span text:style-name="T4">NETLINK_SKIP</text:span></text:p>
      <text:p text:style-name="P3"><text:s text:c="14"/><text:span text:style-name="T4">Reservado para ENskip</text:span>.</text:p>
      <text:p text:style-name="P3"/>
      <text:p text:style-name="P3"><text:s text:c="7"/><text:span text:style-name="T4">NETLINK_USERSOCK</text:span></text:p>
      <text:p text:style-name="P3"><text:s text:c="14"/><text:span text:style-name="T4">Reservado para futuros protocolos en el espacio de usuario</text:span>.</text:p>
      <text:p text:style-name="P3"/>
      <text:p text:style-name="Standard"><text:span text:style-name="T3"><text:s text:c="7"/>Los mensajes netlink consisten en un flujo de bytes con una o más cabeceras </text:span><text:span text:style-name="T2">nlmsghdr</text:span><text:span text:style-name="T3"> y sus cargas útiles asociadas. Para los mensajes multiparte, la primera cabecera y las siguientes tienen activa la opción </text:span><text:span text:style-name="T2">NLM_F_MULTI</text:span><text:span text:style-name="T3">, excepto la última cabecera, que tiene el tipo </text:span><text:span text:style-name="T2">NLMSG_DONE</text:span><text:span text:style-name="T3">. <text:s/>El flujo de bytes sólo debería ser accedido con las macros estándares </text:span><text:span text:style-name="T2">NLMSG_*</text:span><text:span text:style-name="T3">. <text:s/>Vea </text:span><text:span text:style-name="T2">netlink(3)</text:span><text:span text:style-name="T3">.</text:span></text:p>
      <text:p text:style-name="P3"/>
      <text:p text:style-name="Standard"><text:span text:style-name="T3"><text:s text:c="7"/></text:span><text:span text:style-name="T2">Netlink no es un protocolo fiable</text:span><text:span text:style-name="T3">. Intenta hacerlo lo mejor que puede para entregar un mensaje en su destino (o destinos), pero </text:span><text:span text:style-name="T2">puede perder mensajes cuando no hay suficiente memoria</text:span><text:span text:style-name="T3"> o se produce cualquier otro error. </text:span><text:span text:style-name="T2">Para una transferencia fiable</text:span><text:span text:style-name="T3">, el </text:span><text:span text:style-name="T2">emisor</text:span><text:span text:style-name="T3"> puede </text:span><text:span text:style-name="T2">solicitar un reconocimiento del receptor activando</text:span><text:span text:style-name="T3"> la opción </text:span><text:span text:style-name="T2">NLM_F_ACK</text:span><text:span text:style-name="T3">. Un </text:span><text:span text:style-name="T2">reconocimiento es </text:span><text:span text:style-name="T3">un </text:span><text:span text:style-name="T2">paquete</text:span><text:span text:style-name="T3"> </text:span><text:span text:style-name="T2">NLMSG_ERROR</text:span><text:span text:style-name="T3"> </text:span><text:span text:style-name="T2">cuyo campo de error <text:s/>vale 0</text:span><text:span text:style-name="T3">. La propia aplicación debe generar reconocimientos para los mensajes recibidos. El núcleo intenta enviar un mensaje </text:span><text:span text:style-name="T2">NLMSG_ERROR</text:span><text:span text:style-name="T3"> para cualquier paquete que falle. Un proceso de usuario también debería seguir estas convenciones.</text:span></text:p>
      <text:p text:style-name="P3"/>
      <text:p text:style-name="Standard"><text:span text:style-name="T3"><text:s text:c="7"/></text:span><text:span text:style-name="T2">Cada familia netlink tiene un conjunto de 32 grupos multidestino</text:span><text:span text:style-name="T3"> </text:span><text:span text:style-name="T2">(mutlicast)</text:span><text:span text:style-name="T3">. </text:span><text:span text:style-name="T2">Cuando</text:span><text:span text:style-name="T3"> se </text:span><text:span text:style-name="T2">llama a bind(2)</text:span><text:span text:style-name="T3"> </text:span><text:span text:style-name="T2">sobre el conector</text:span><text:span text:style-name="T3">, se </text:span><text:span text:style-name="T2">debe configurar el campo</text:span><text:span text:style-name="T3"> </text:span><text:span text:style-name="T2">nl_groups</text:span><text:span text:style-name="T3"> de </text:span><text:span text:style-name="T2">sockaddr_nl</text:span><text:span text:style-name="T3"> </text:span><text:span text:style-name="T2">como una máscara de bits de los grupos que se desea escuchar</text:span><text:span text:style-name="T3">. El </text:span><text:span text:style-name="T2">valor por omisión para este campo es cero</text:span><text:span text:style-name="T3">, lo que </text:span><text:span text:style-name="T2">significa</text:span><text:span text:style-name="T3"> que </text:span><text:span text:style-name="T2">no se recibirán multidestinos</text:span><text:span text:style-name="T3">.</text:span></text:p>
      <text:p text:style-name="P3"/>
      <text:p text:style-name="Standard"><text:span text:style-name="T3"><text:s text:c="7"/>Un </text:span><text:span text:style-name="T2">conector puede</text:span><text:span text:style-name="T3"> </text:span><text:span text:style-name="T2">enviar un mensaje con varios destinos a cualquiera de <text:s/>los grupos multidestino</text:span><text:span text:style-name="T3">, </text:span><text:span text:style-name="T2">asignando</text:span><text:span text:style-name="T3"> a </text:span><text:span text:style-name="T2">nl_groups</text:span><text:span text:style-name="T3"> una </text:span><text:span text:style-name="T2">máscara de bits</text:span><text:span text:style-name="T3"> </text:span><text:span text:style-name="T2">de los grupos a los que desea enviar</text:span><text:span text:style-name="T3"> </text:span><text:span text:style-name="T2">cuando llama a</text:span><text:span text:style-name="T3"> </text:span><text:span text:style-name="T2">sendmsg(2)</text:span><text:span text:style-name="T3"> o hace un <text:s/></text:span><text:span text:style-name="T2">connect(2)</text:span><text:span text:style-name="T3">. <text:s/></text:span><text:span text:style-name="T2">Sólo</text:span><text:span text:style-name="T3"> los </text:span><text:span text:style-name="T2">usuarios con un identificador de usuario efectivo 0</text:span><text:span text:style-name="T3"> o <text:s/>la </text:span><text:span text:style-name="T2">capacidad CAP_NET_ADMIN</text:span><text:span text:style-name="T3"> </text:span><text:span text:style-name="T2">pueden</text:span><text:span text:style-name="T3"> </text:span><text:span text:style-name="T2">enviar</text:span><text:span text:style-name="T3"> </text:span><text:span text:style-name="T2">a</text:span><text:span text:style-name="T3"> o </text:span><text:span text:style-name="T2">escuchar</text:span><text:span text:style-name="T3"> </text:span><text:span text:style-name="T2">de</text:span><text:span text:style-name="T3"> un </text:span><text:span text:style-name="T2">grupo netlink multidestino</text:span><text:span text:style-name="T3">. </text:span><text:span text:style-name="T2">Cualquier respuesta a un mensaje recibido</text:span><text:span text:style-name="T3"> </text:span><text:span text:style-name="T2">por</text:span><text:span text:style-name="T3"> un </text:span><text:span text:style-name="T2">grupo multidestino</text:span><text:span text:style-name="T3"> se </text:span><text:span text:style-name="T2">debe enviar de regreso al pid emisor</text:span><text:span text:style-name="T3"> </text:span><text:span text:style-name="T2">y al grupo multidestino</text:span><text:span text:style-name="T3">.</text:span></text:p>
      <text:p text:style-name="P3"/>
      <text:p text:style-name="P2"><text:s text:c="14"/>struct nlmsghdr</text:p>
      <text:p text:style-name="P2"><text:s text:c="14"/>{</text:p>
      <text:p text:style-name="P2"><text:s text:c="18"/>__u32 <text:s text:c="3"/>nlmsg_len; <text:s/></text:p>
      <text:p text:style-name="P2"><text:tab/><text:tab/><text:tab/>/* Longitud del mensaje incluyendo la cabecera */</text:p>
      <text:p text:style-name="P2"/>
      <text:p text:style-name="P2"><text:s text:c="18"/>__u16 <text:s text:c="3"/>nlmsg_type; <text:tab/>/* Contenido del mensaje */</text:p>
      <text:p text:style-name="P2"><text:s text:c="18"/>__u16 <text:s text:c="3"/>nlmsg_flags;<text:tab/>/* Opciones adicionales */</text:p>
      <text:p text:style-name="P2"><text:s text:c="18"/>__u32 <text:s text:c="3"/>nlmsg_seq; <text:s/><text:tab/>/* Número de secuencia */</text:p>
      <text:p text:style-name="P2"><text:s text:c="18"/>__u32 <text:s text:c="3"/>nlmsg_pid; <text:s/><text:tab/>/* PID del proceso emisor */</text:p>
      <text:p text:style-name="P2"><text:s text:c="14"/>};</text:p>
      <text:p text:style-name="P2"/>
      <text:p text:style-name="P2"><text:s text:c="14"/>struct nlmsgerr</text:p>
      <text:p text:style-name="P2"><text:s text:c="14"/>{</text:p>
      <text:p text:style-name="P2"><text:s text:c="18"/>int <text:s text:c="5"/>error;</text:p>
      <text:p text:style-name="P2"><text:tab/><text:tab/> <text:s text:c="3"/>/* número de error negativo o 0 para reconocimientos */</text:p>
      <text:p text:style-name="P2"/>
      <text:p text:style-name="P2"><text:s text:c="18"/>struct nlmsghdr msg; </text:p>
      <text:p text:style-name="P2"><text:tab/><text:tab/> <text:s text:c="2"/>/* cabecera del mensaje que provocó el error */</text:p>
      <text:p text:style-name="P2"><text:s text:c="14"/>};</text:p>
      <text:p text:style-name="P2"/>
      <text:p text:style-name="P3"><text:s text:c="7"/>Después de cada <text:span text:style-name="T4">nlmsghdr</text:span> viene la carga útil. <text:span text:style-name="T4">nlmsg_type</text:span> puede ser uno de los tipos de mensajes estándares:</text:p>
      <text:p text:style-name="P3"/>
      <text:p text:style-name="P3"><text:s text:c="7"/><text:span text:style-name="T4">NLMSG_NOOP</text:span></text:p>
      <text:p text:style-name="P3"><text:s text:c="14"/>Se va a <text:span text:style-name="T4">ignorar el mensaje</text:span>.</text:p>
      <text:p text:style-name="P3"/>
      <text:p text:style-name="P3"><text:s text:c="7"/><text:span text:style-name="T4">NLMSG_ERROR</text:span></text:p>
      <text:p text:style-name="P3"><text:s text:c="14"/>El <text:span text:style-name="T4">mensaje indica un error</text:span> y la <text:span text:style-name="T4">carga útil contiene una estructura nlmsgerr</text:span>.</text:p>
      <text:p text:style-name="P3"/>
      <text:p text:style-name="P3"><text:s text:c="7"/><text:span text:style-name="T4">NLMSG_DONE</text:span></text:p>
      <text:p text:style-name="P3"><text:s text:c="14"/>El mensaje <text:span text:style-name="T4">termina un mensaje multiparte</text:span>.</text:p>
      <text:p text:style-name="P3"/>
      <text:p text:style-name="P3"/>
      <text:p text:style-name="P3"/>
      <text:p text:style-name="P3"><text:s text:c="7"/>Una <text:span text:style-name="T4">familia netlink normalmente especifica más tipos de mensajes</text:span>. Vea las <text:s/>páginas de manual <text:s/>adecuadas para ello. Por ejemplo, <text:span text:style-name="T4">rtnetlink(7)</text:span> para <text:span text:style-name="T4">NETLINK_ROUTE</text:span></text:p>
      <text:p text:style-name="P3"/>
      <table:table table:name="Tabla5" table:style-name="Tabla5">
        <table:table-column table:style-name="Tabla5.A"/>
        <table:table-column table:style-name="Tabla5.B"/>
        <table:table-header-rows>
          <table:table-row>
            <table:table-cell table:number-columns-spanned="2" office:value-type="string">
              <text:p text:style-name="Table_20_Heading">Bits de opciones estándares en nlmsg_flags</text:p>
            </table:table-cell>
            <table:covered-table-cell/>
          </table:table-row>
        </table:table-header-rows>
        <table:table-row>
          <table:table-cell office:value-type="string">
            <text:p text:style-name="P41">NLM_F_REQUEST</text:p>
          </table:table-cell>
          <table:table-cell office:value-type="string">
            <text:p text:style-name="P41">Poner en todos los mensajes de solicitud</text:p>
          </table:table-cell>
        </table:table-row>
        <table:table-row>
          <table:table-cell office:value-type="string">
            <text:p text:style-name="P41">NLM_F_MULTI</text:p>
          </table:table-cell>
          <table:table-cell office:value-type="string">
            <text:p text:style-name="P41">El <text:s/>mensaje <text:s/>es <text:s/>parte <text:s/>de un mensaje multiparte </text:p>
            <text:p text:style-name="P41"><text:s/>terminado mediante NLMSG_DONE</text:p>
          </table:table-cell>
        </table:table-row>
        <table:table-row>
          <table:table-cell office:value-type="string">
            <text:p text:style-name="P41">NLM_F_ACK</text:p>
          </table:table-cell>
          <table:table-cell office:value-type="string">
            <text:p text:style-name="P41">Responder con un reconocimiento en caso de éxito</text:p>
          </table:table-cell>
        </table:table-row>
        <table:table-row>
          <table:table-cell office:value-type="string">
            <text:p text:style-name="P41">NLM_F_ECHO</text:p>
          </table:table-cell>
          <table:table-cell office:value-type="string">
            <text:p text:style-name="P41">Hacer eco de esta solicitud</text:p>
          </table:table-cell>
        </table:table-row>
      </table:table>
      <text:p text:style-name="P3"/>
      <table:table table:name="Tabla6" table:style-name="Tabla6">
        <table:table-column table:style-name="Tabla6.A"/>
        <table:table-column table:style-name="Tabla6.B"/>
        <table:table-header-rows>
          <table:table-row>
            <table:table-cell table:number-columns-spanned="2" office:value-type="string">
              <text:p text:style-name="Table_20_Heading">Bits de opciones adicionales para peticiones GET</text:p>
            </table:table-cell>
            <table:covered-table-cell/>
          </table:table-row>
        </table:table-header-rows>
        <table:table-row>
          <table:table-cell office:value-type="string">
            <text:p text:style-name="P41">NLM_F_ROOT</text:p>
          </table:table-cell>
          <table:table-cell office:value-type="string">
            <text:p text:style-name="P41">Devolver la tabla completa en lugar de <text:s/>una <text:s/>única entrada.</text:p>
          </table:table-cell>
        </table:table-row>
        <table:table-row>
          <table:table-cell office:value-type="string">
            <text:p text:style-name="P41">NLM_F_MATCH</text:p>
          </table:table-cell>
          <table:table-cell office:value-type="string">
            <text:p text:style-name="P41">Todavía no implementado.</text:p>
          </table:table-cell>
        </table:table-row>
        <table:table-row>
          <table:table-cell office:value-type="string">
            <text:p text:style-name="P41">NLM_F_ATOMIC</text:p>
          </table:table-cell>
          <table:table-cell office:value-type="string">
            <text:p text:style-name="P41">Devolver una copia instantánea atómica de la tabla.</text:p>
          </table:table-cell>
        </table:table-row>
        <table:table-row>
          <table:table-cell office:value-type="string">
            <text:p text:style-name="P41">NLM_F_DUMP</text:p>
          </table:table-cell>
          <table:table-cell office:value-type="string">
            <text:p text:style-name="P41">Todavía no documentado.</text:p>
          </table:table-cell>
        </table:table-row>
      </table:table>
      <text:p text:style-name="P3"/>
      <table:table table:name="Tabla7" table:style-name="Tabla7">
        <table:table-column table:style-name="Tabla7.A"/>
        <table:table-column table:style-name="Tabla7.B"/>
        <table:table-header-rows>
          <table:table-row>
            <table:table-cell table:number-columns-spanned="2" office:value-type="string">
              <text:p text:style-name="Table_20_Heading">Bits de opciones adicionales para peticiones NEW</text:p>
            </table:table-cell>
            <table:covered-table-cell/>
          </table:table-row>
        </table:table-header-rows>
        <table:table-row>
          <table:table-cell office:value-type="string">
            <text:p text:style-name="P41">NLM_F_REPLACE</text:p>
          </table:table-cell>
          <table:table-cell office:value-type="string">
            <text:p text:style-name="P41">Reemplazar un objeto existente.</text:p>
          </table:table-cell>
        </table:table-row>
        <table:table-row>
          <table:table-cell office:value-type="string">
            <text:p text:style-name="P41">NLM_F_EXCL</text:p>
          </table:table-cell>
          <table:table-cell office:value-type="string">
            <text:p text:style-name="P41">No reemplazar si el objeto ya existe. </text:p>
          </table:table-cell>
        </table:table-row>
        <table:table-row>
          <table:table-cell office:value-type="string">
            <text:p text:style-name="P41">NLM_F_CREATE</text:p>
          </table:table-cell>
          <table:table-cell office:value-type="string">
            <text:p text:style-name="P41">Crear un objeto sin no existe ya.</text:p>
          </table:table-cell>
        </table:table-row>
        <table:table-row>
          <table:table-cell office:value-type="string">
            <text:p text:style-name="P41">NLM_F_APPEND</text:p>
          </table:table-cell>
          <table:table-cell office:value-type="string">
            <text:p text:style-name="P41">Añadir al final de la lista de objetos.</text:p>
          </table:table-cell>
        </table:table-row>
      </table:table>
      <text:p text:style-name="P3"/>
      <text:p text:style-name="P2">FORMATOS DE LAS DIRECCIONES</text:p>
      <text:p text:style-name="P3"><text:s text:c="7"/>La estructura <text:span text:style-name="T4">sockaddr_nl</text:span> describe un <text:span text:style-name="T4">cliente netlink</text:span> <text:span text:style-name="T4">en</text:span> el <text:span text:style-name="T4">espacio de usuario</text:span> <text:span text:style-name="T4">o</text:span> en <text:span text:style-name="T4">el núcleo</text:span>. Una <text:span text:style-name="T4">sockaddr_nl</text:span> <text:span text:style-name="T4">puede ser</text:span> o bien <text:span text:style-name="T4">unidestino</text:span> (<text:span text:style-name="T4">envío a un único igual</text:span>) o bien un <text:span text:style-name="T4">envío a grupos netlink</text:span> (<text:span text:style-name="T4">nl_groups</text:span> <text:span text:style-name="T4">distinto de 0</text:span>).</text:p>
      <text:p text:style-name="P3"/>
      <text:p text:style-name="P2"><text:s text:c="14"/>struct sockaddr_nl</text:p>
      <text:p text:style-name="P2"><text:s text:c="14"/>{</text:p>
      <text:p text:style-name="P2"><text:s text:c="18"/>sa_family_t <text:tab/><text:tab/>nl_family; <text:s text:c="3"/><text:tab/>/* AF_NETLINK */</text:p>
      <text:p text:style-name="P2"><text:s text:c="18"/>unsigned short <text:tab/>nl_pad; <text:s text:c="3"/><text:tab/><text:tab/>/* cero */</text:p>
      <text:p text:style-name="P2"><text:s text:c="18"/>pid_t <text:s text:c="6"/><text:tab/><text:tab/><text:tab/>nl_pid; <text:s text:c="6"/><text:tab/>/* PID del proceso */</text:p>
      <text:p text:style-name="P2"/>
      <text:p text:style-name="P2"><text:s text:c="18"/>__u32 <text:s text:c="6"/><text:tab/><text:tab/>nl_groups; <text:s text:c="3"/><text:tab/></text:p>
      <text:p text:style-name="P2"><text:tab/><text:tab/>/* Máscara de grupos mutlidirección */</text:p>
      <text:p text:style-name="P2"><text:s text:c="14"/>};</text:p>
      <text:p text:style-name="P2"/>
      <text:p text:style-name="P3"><text:s text:c="7"/><text:span text:style-name="T4">nl_pid</text:span> es el <text:span text:style-name="T4">PID</text:span> <text:span text:style-name="T4">del</text:span> <text:span text:style-name="T4">netlink</text:span> <text:span text:style-name="T4">en el espacio de usuario</text:span> o <text:span text:style-name="T4">0 si el destino está en el núcleo</text:span>.</text:p>
      <text:p text:style-name="P3"><text:s text:c="7"/><text:span text:style-name="T4">nl_groups</text:span> es una <text:span text:style-name="T4">máscara de bits</text:span> con <text:span text:style-name="T4">cada bit representando a un número de grupo netlink</text:span>.</text:p>
      <text:p text:style-name="P3"/>
      <text:p text:style-name="P2">FALLOS</text:p>
      <text:p text:style-name="P3"><text:s text:c="7"/>Esta <text:span text:style-name="T4">página de manual no está completa</text:span>.</text:p>
      <text:p text:style-name="P3"/>
      <text:p text:style-name="P3"/>
      <text:p text:style-name="P2">NOTAS</text:p>
      <text:p text:style-name="P3"><text:s text:c="7"/>Normalmente es <text:span text:style-name="T4">mejor usar netlink mediante libnetlink</text:span> <text:span text:style-name="T4">que mediante la interfaz de bajo nivel del núcleo</text:span>.</text:p>
      <text:p text:style-name="P3"/>
      <text:p text:style-name="P2">VERSIONES</text:p>
      <text:p text:style-name="P3"><text:s text:c="7"/>La interfaz de conectores netlink es una nueva característica de la versión 2.2 de Linux.</text:p>
      <text:p text:style-name="P3"/>
      <text:p text:style-name="P3"><text:s text:c="7"/>La <text:s/>versión <text:s/>2.0 <text:s/>de <text:s/>Linux soportaba una interfaz netlink más primitiva basada en dispositivos (que todavía está disponible por compatibilidad). Esta interfaz obsoleta no se describe aquí.</text:p>
      <text:p text:style-name="P2">VÉASE TAMBIÉN</text:p>
      <text:p text:style-name="P3"><text:s text:c="7"/><text:span text:style-name="T4">cmsg(3)</text:span>, <text:span text:style-name="T4">rtnetlink(7)</text:span>, <text:span text:style-name="T4">netlink(3)</text:span>.</text:p>
      <text:p text:style-name="P3"/>
      <text:p text:style-name="P3"><text:s text:c="7"/><text:span text:style-name="T4">ftp://ftp.inr.ac.ru/ip-routing/iproute2* para libnetlink</text:span></text:p>
      <text:p text:style-name="P3"/>
      <text:p text:style-name="P2">Página man de Linux <text:s text:c="14"/>27 abril 1999 <text:s text:c="25"/>NETLINK(7)</text:p>
      <text:p text:style-name="P2"/>
      <text:p text:style-name="P3">Ahora veremos la página de manual: <text:span text:style-name="T4">man 7 x25</text:span></text:p>
      <text:p text:style-name="P2"/>
      <text:p text:style-name="P2">X25(4) <text:s text:c="13"/>Manual del Programador de Linux <text:s text:c="22"/>X25(4)</text:p>
      <text:p text:style-name="P3"/>
      <text:p text:style-name="P2">NOMBRE</text:p>
      <text:p text:style-name="P3"><text:s text:c="7"/><text:span text:style-name="T4">x25, PF_X25 - interfaz del protocolo ITU-T X.25 / ISO-8208</text:span>.</text:p>
      <text:p text:style-name="P3"/>
      <text:p text:style-name="P2">SINOPSIS</text:p>
      <text:p text:style-name="P2"><text:s text:c="7"/>#include &lt;sys/socket.h&gt;</text:p>
      <text:p text:style-name="P2"><text:s text:c="7"/>#include &lt;linux/x25.h&gt;</text:p>
      <text:p text:style-name="P2"/>
      <text:p text:style-name="P2"><text:s text:c="7"/>x25_socket = socket(PF_X25, SOCK_SEQPACKET, 0);</text:p>
      <text:p text:style-name="P2"/>
      <text:p text:style-name="P2">DESCRIPCIÓN</text:p>
      <text:p text:style-name="Standard"><text:span text:style-name="T3"><text:s text:c="7"/>Los </text:span><text:span text:style-name="T2">conectores (sockets) X25</text:span><text:span text:style-name="T3"> proporcionan una </text:span><text:span text:style-name="T2">interfaz al protocolo de la capa de paquetes X.25</text:span><text:span text:style-name="T3">.</text:span></text:p>
      <text:p text:style-name="P3"><text:s text:c="7"/>Éstos <text:span text:style-name="T4">permiten a las aplicaciones comunicarse a través de una red pública <text:s/>de datos X.25 según establece la recomendación X.25 de la International Telecommunication Union (X.25 modo DTE-DCE)</text:span>.</text:p>
      <text:p text:style-name="P3"><text:s text:c="7"/>Los conectores X25 <text:span text:style-name="T4">también se pueden usar para</text:span> <text:span text:style-name="T4">comunicarse sin una red X.25 intermedia (X.25 modo DTE-DTE)</text:span> como <text:span text:style-name="T4">se describe en ISO-8208</text:span>.</text:p>
      <text:p text:style-name="P3"/>
      <text:p text:style-name="Standard"><text:span text:style-name="T3"><text:s text:c="7"/>Se conservan los límites de los mensajes (una operación </text:span><text:span text:style-name="T2">read(2)</text:span><text:span text:style-name="T3"> de un conector recuperará la misma cantidad de datos que la salida producida con la correspondiente operación </text:span><text:span text:style-name="T2">write(2)</text:span><text:span text:style-name="T3"> en el conector asociado del otro <text:s/>extremo). Cuando es necesario, el núcleo se preocupa de segmentar y reensamblar los mensajes largos mediante el bit M de X.25. No existe un límite superior fijo para el tamaño de mensaje. Sin embargo, el reensamblaje de un mensaje largo puede fallar si se produce una escasez temporal de recursos del sistema o cuando se ponen de manifiesto otras limitaciones (como la memoria de los conectores o los límites de los tamaños de los buffers). En tal caso, se reiniciará la conexión X.25.</text:span></text:p>
      <text:p text:style-name="P3"/>
      <text:p text:style-name="P2">DIRECCIONES DE LOS CONECTORES</text:p>
      <text:p text:style-name="P3"><text:s text:c="7"/>La <text:span text:style-name="T4">familia de direcciones</text:span> de los <text:span text:style-name="T4">conectores AF_X25</text:span> usa la estructura <text:span text:style-name="T4">struct sockaddr_x25</text:span> para representar las direcciones de red tal y como se definen en la recomendación <text:span text:style-name="T4">X.121 del ITU-T</text:span>.</text:p>
      <text:p text:style-name="P2"/>
      <text:p text:style-name="P2"><text:s text:c="14"/>struct sockaddr_x25 {</text:p>
      <text:p text:style-name="P2"><text:s text:c="18"/>sa_family_t <text:s text:c="2"/><text:tab/>sx25_family; <text:s/><text:tab/>/* debe ser AF_X25 */</text:p>
      <text:p text:style-name="P2"><text:s text:c="18"/>x25_address <text:s text:c="2"/><text:tab/>sx25_addr; <text:s text:c="3"/><text:tab/>/* Dirección X.121 */</text:p>
      <text:p text:style-name="P2"><text:s text:c="14"/>};</text:p>
      <text:p text:style-name="P3"/>
      <text:p text:style-name="Standard"><text:span text:style-name="T3"><text:s text:c="7"/><text:tab/></text:span><text:span text:style-name="T2">sx25_addr</text:span><text:span text:style-name="T3"> </text:span><text:span text:style-name="T2">contiene</text:span><text:span text:style-name="T3"> un </text:span><text:span text:style-name="T2">array de caracteres</text:span><text:span text:style-name="T3">, </text:span><text:span text:style-name="T2">x25_addr[]</text:span><text:span text:style-name="T3">, que </text:span><text:span text:style-name="T2">se</text:span><text:span text:style-name="T3"> </text:span><text:span text:style-name="T2">interpreta como una cadena terminada en un carácter nulo</text:span><text:span text:style-name="T3">. <text:s/></text:span></text:p>
      <text:p text:style-name="P3"/>
      <text:p text:style-name="Standard"><text:span text:style-name="T3"><text:tab/></text:span><text:span text:style-name="T2">sx25_addr.x25_addr[]</text:span><text:span text:style-name="T3"> </text:span><text:span text:style-name="T2">consiste de hasta 15 caracteres ASCII</text:span><text:span text:style-name="T3"> </text:span><text:span text:style-name="T2">(sin <text:s/>contar el 0 del final)</text:span><text:span text:style-name="T3"> que </text:span><text:span text:style-name="T2">forman la dirección X.121</text:span><text:span text:style-name="T3">. </text:span><text:span text:style-name="T2">Sólo</text:span><text:span text:style-name="T3"> se permiten los </text:span><text:span text:style-name="T2">caracteres del '0' al '9'</text:span><text:span text:style-name="T3">.</text:span></text:p>
      <text:p text:style-name="P3"/>
      <text:p text:style-name="P2">OPCIONES DE LOS CONECTORES</text:p>
      <text:p text:style-name="Standard"><text:span text:style-name="T3"><text:s text:c="7"/>Las siguientes </text:span><text:span text:style-name="T2">opciones específicas de los conectores X.25 se pueden configurar usando setsockopt(2)</text:span><text:span text:style-name="T3"> y </text:span><text:span text:style-name="T2">se pueden leer con getsockopt(2)</text:span><text:span text:style-name="T3">, </text:span><text:span text:style-name="T2">asignándole al parámetro de nivel</text:span><text:span text:style-name="T3"> el valor </text:span><text:span text:style-name="T2">SOL_X25</text:span><text:span text:style-name="T3">.</text:span></text:p>
      <text:p text:style-name="P3"/>
      <text:p text:style-name="P3"><text:s text:c="7"/><text:span text:style-name="T4">X25_QBITINCL</text:span></text:p>
      <text:p text:style-name="Standard"><text:span text:style-name="T3"><text:s text:c="14"/></text:span><text:span text:style-name="T2">Controla</text:span><text:span text:style-name="T3"> </text:span><text:span text:style-name="T2">si</text:span><text:span text:style-name="T3"> el usuario </text:span><text:span text:style-name="T2">puede acceder al bit Q de X.25 </text:span><text:span text:style-name="T3"><text:s/>(</text:span><text:span text:style-name="T2">Qualified Data Bit, bit de datos acreditados</text:span><text:span text:style-name="T3">). Se </text:span><text:span text:style-name="T2">espera un argumento entero</text:span><text:span text:style-name="T3">. </text:span></text:p>
      <text:p text:style-name="Standard"><text:span text:style-name="T3"><text:s text:c="5"/>Si es </text:span><text:span text:style-name="T2">0 (valor por defecto), nunca se activa el bit Q para los paquetes de salida y se ignora el bit Q de los paquetes de entrada</text:span><text:span text:style-name="T3">. </text:span></text:p>
      <text:p text:style-name="P3"><text:s text:c="5"/>Si es <text:span text:style-name="T4">1, se <text:s/>añade un primer byte adicional a cada mensaje leído de o escrito en el conector</text:span>. </text:p>
      <text:p text:style-name="Standard"><text:span text:style-name="T3"><text:s text:c="4"/></text:span><text:span text:style-name="T2">Para</text:span><text:span text:style-name="T3"> los </text:span><text:span text:style-name="T2">datos leídos del conector</text:span><text:span text:style-name="T3">, un </text:span><text:span text:style-name="T2">primer byte 0 indica que no estaba <text:s/>activo el bit Q de los paquetes de datos de entrada correspondientes</text:span><text:span text:style-name="T3">. Un </text:span><text:span text:style-name="T2">primer byte con valor 1</text:span><text:span text:style-name="T3"> </text:span><text:span text:style-name="T2">indica que estaba activo el bit Q de los paquetes de datos de entrada correspondientes</text:span><text:span text:style-name="T3">. Si el </text:span><text:span text:style-name="T2">primer byte de los datos escritos en el conector es 1, se activa el bit Q de los paquetes de datos de salida correspondientes</text:span><text:span text:style-name="T3">. </text:span><text:span text:style-name="T2">Si el primer byte es 0, no se activará el bit Q</text:span><text:span text:style-name="T3">.</text:span></text:p>
      <text:p text:style-name="P3"/>
      <text:p text:style-name="P2">FALLOS</text:p>
      <text:p text:style-name="P3"><text:s text:c="7"/><text:span text:style-name="T4">Bastantes</text:span>, ya que la <text:span text:style-name="T4">implementación X.25 PLP</text:span> <text:span text:style-name="T4">es</text:span> <text:span text:style-name="T4">CONFIG_EXPERIMENTAL</text:span>.</text:p>
      <text:p text:style-name="P3"/>
      <text:p text:style-name="P3"><text:s text:c="7"/>Esta <text:span text:style-name="T4">página de manual está incompleta</text:span>.</text:p>
      <text:p text:style-name="P3"/>
      <text:p text:style-name="Standard"><text:span text:style-name="T3"><text:s text:c="7"/></text:span><text:span text:style-name="T2">Todavía no existe un fichero cabecera específico para el <text:s/>programador de aplicaciones</text:span><text:span text:style-name="T3">. </text:span><text:span text:style-name="T2">Necesita incluir el fichero cabecera &lt;linux/x25.h&gt; del núcleo</text:span><text:span text:style-name="T3">. </text:span><text:span text:style-name="T2">CONFIG_EXPERIMENTAL</text:span><text:span text:style-name="T3"> también </text:span><text:span text:style-name="T2">implica que</text:span><text:span text:style-name="T3"> las </text:span><text:span text:style-name="T2">versiones futuras de la interfaz podrían no ser compatibles a nivel binario</text:span><text:span text:style-name="T3">.</text:span></text:p>
      <text:p text:style-name="P7">ANALISTA UNIVERSITARIO DE SISTEMAS </text:p>
      <text:p text:style-name="P2">SISTEMAS OPERATIVOS – Prof. Macchi Guido<text:tab/><text:tab/><text:tab/><text:tab/>78/</text:p>
      <text:p text:style-name="P3"/>
      <text:p text:style-name="P37"><text:span text:style-name="T5"><text:s text:c="7"/>Los </text:span><text:span text:style-name="T4">eventos N-Reset de X.25 todavía no se propagan al proceso de usuario</text:span><text:span text:style-name="T5">. Por eso, </text:span><text:span text:style-name="T4">si se produce un reinicio</text:span><text:span text:style-name="T5">, </text:span><text:span text:style-name="T4">se podrían perder datos sin darse cuenta</text:span><text:span text:style-name="T5">.</text:span></text:p>
      <text:p text:style-name="P3"/>
      <text:p text:style-name="P2">VÉASE TAMBIÉN</text:p>
      <text:p text:style-name="P3"><text:s text:c="7"/><text:span text:style-name="T4">socket(7), socket(2)</text:span>.</text:p>
      <text:p text:style-name="P3"/>
      <text:p text:style-name="P3"><text:s text:c="7"/><text:span text:style-name="T4">Jonathan Simon Naylor: "Reanálisis y reimplementación de X.25."</text:span> <text:s/><text:span text:style-name="T4">La URL es: ftp://ftp.pspt.fi/pub/ham/linux/ax25/x25doc.tgz</text:span></text:p>
      <text:p text:style-name="P3"/>
      <text:p text:style-name="P2">VERSIONES</text:p>
      <text:p text:style-name="Standard"><text:span text:style-name="T3"><text:s text:c="7"/>La familia de procotolo </text:span><text:span text:style-name="T2">PF_X25</text:span><text:span text:style-name="T3"> es una nueva característica de la versión 2.2 de Linux.</text:span></text:p>
      <text:p text:style-name="P3"/>
      <text:p text:style-name="P2">Página man de Linux <text:s text:c="6"/>1 diciembre 1998 <text:s text:c="33"/>X25(4)</text:p>
      <text:p text:style-name="P2"/>
      <text:p text:style-name="P3">Ahora leeremos la página de manual: <text:span text:style-name="T4">man 7 ddp</text:span></text:p>
      <text:p text:style-name="P2"/>
      <text:p text:style-name="P2">DDP(7) <text:s text:c="14"/>Manual del Programador de Linux <text:s text:c="20"/>DDP(7)</text:p>
      <text:p text:style-name="P3"/>
      <text:p text:style-name="P2">NOMBRE</text:p>
      <text:p text:style-name="P3"><text:s text:c="7"/><text:span text:style-name="T4">ddp - Implementanción de Linux del protocolo AppleTalk</text:span></text:p>
      <text:p text:style-name="P3"/>
      <text:p text:style-name="P2">SINOPSIS</text:p>
      <text:p text:style-name="P2"><text:s text:c="7"/>#include &lt;sys/socket.h&gt;</text:p>
      <text:p text:style-name="P2"><text:s text:c="7"/>#include &lt;netatalk/at.h&gt;</text:p>
      <text:p text:style-name="P2"/>
      <text:p text:style-name="P2"><text:s text:c="7"/>ddp_socket = socket(PF_APPLETALK, SOCK_DGRAM, 0);</text:p>
      <text:p text:style-name="P2"><text:s text:c="7"/>raw_socket = socket(PF_APPLETALK, SOCK_RAW, protocol);</text:p>
      <text:p text:style-name="P2"/>
      <text:p text:style-name="P2">DESCRIPCIÓN</text:p>
      <text:p text:style-name="Standard"><text:span text:style-name="T3"><text:s text:c="7"/>Linux implementa el </text:span><text:span text:style-name="T2">protocolo Appletalk</text:span><text:span text:style-name="T3"> descrito en </text:span><text:span text:style-name="T2">Inside Appletalk</text:span><text:span text:style-name="T3">. <text:s/></text:span><text:span text:style-name="T2">Únicamente</text:span><text:span text:style-name="T3"> la </text:span><text:span text:style-name="T2">capa DDP y el AARP</text:span><text:span text:style-name="T3"> </text:span><text:span text:style-name="T2">se encuentran dentro del núcleo</text:span><text:span text:style-name="T3">. <text:s/>Están </text:span><text:span text:style-name="T2">diseñados para ser usados mediante</text:span><text:span text:style-name="T3"> las </text:span><text:span text:style-name="T2">librerías netatalk</text:span><text:span text:style-name="T3"> del protocolo. <text:s/>Esta </text:span><text:span text:style-name="T2">página documenta</text:span><text:span text:style-name="T3"> la interfaz para aquellos que desean o necesitan </text:span><text:span text:style-name="T2">usar la capa DDP directamente</text:span><text:span text:style-name="T3">.</text:span></text:p>
      <text:p text:style-name="P3"/>
      <text:p text:style-name="Standard"><text:span text:style-name="T3"><text:s text:c="7"/>La </text:span><text:span text:style-name="T2">comunicación entre Appletalk y </text:span><text:span text:style-name="T3">el </text:span><text:span text:style-name="T2">programa de usuario</text:span><text:span text:style-name="T3"> </text:span><text:span text:style-name="T2">funciona usando una interfaz de conectores compatible con BSD</text:span><text:span text:style-name="T3">. Para más información sobre conectores, vea </text:span><text:span text:style-name="T2">socket(7)</text:span><text:span text:style-name="T3">.</text:span></text:p>
      <text:p text:style-name="P3"/>
      <text:p text:style-name="Standard"><text:span text:style-name="T3"><text:s text:c="7"/>Un </text:span><text:span text:style-name="T2">conector Appletalk</text:span><text:span text:style-name="T3"> </text:span><text:span text:style-name="T2">se crea llamando a</text:span><text:span text:style-name="T3"> la función </text:span><text:span text:style-name="T2">socket(2)</text:span><text:span text:style-name="T3"> y </text:span><text:span text:style-name="T2">pasando PF_APPLETALK como familia</text:span><text:span text:style-name="T3"> </text:span><text:span text:style-name="T2">del conector</text:span><text:span text:style-name="T3">. Los </text:span><text:span text:style-name="T2">tipos de conectores</text:span><text:span text:style-name="T3"> válidos </text:span><text:span text:style-name="T2">son SOCK_DGRAM</text:span><text:span text:style-name="T3"> </text:span><text:span text:style-name="T2">para abrir un conector ddp</text:span><text:span text:style-name="T3"> </text:span><text:span text:style-name="T2">o</text:span><text:span text:style-name="T3"> <text:s/></text:span><text:span text:style-name="T2">SOCK_RAW para <text:s/>abrir un conector raw (directo)</text:span><text:span text:style-name="T3">. </text:span></text:p>
      <text:p text:style-name="P3"><text:s text:c="5"/><text:span text:style-name="T4">protocol</text:span> es el <text:span text:style-name="T4">protocolo Appletalk a ser recibido o enviado</text:span>.</text:p>
      <text:p text:style-name="P3"><text:s text:c="7"/><text:span text:style-name="T4">Para SOCK_RAW debe especificar ATPROTO_DDP</text:span>.</text:p>
      <text:p text:style-name="P3"/>
      <text:p text:style-name="P3"><text:s text:c="7"/>Los <text:span text:style-name="T4">conectores directos</text:span> <text:span text:style-name="T4">sólo pueden ser abiertos por</text:span> un <text:span text:style-name="T4">proceso cuyo identificador de usuario efectivo sea 0</text:span> o <text:span text:style-name="T4">por un proceso que posea la capacidad CAP_NET_RAW</text:span>.</text:p>
      <text:p text:style-name="P3"/>
      <text:p text:style-name="P2">FORMATO DE LAS DIRECCIONES</text:p>
      <text:p text:style-name="P3"><text:s text:c="7"/>La <text:span text:style-name="T4">dirección de un conector Appletalk</text:span> se define como la <text:span text:style-name="T4">combinación</text:span> <text:span text:style-name="T4">de</text:span> un <text:span text:style-name="T4">número de red</text:span>, un <text:span text:style-name="T4">número de nodo</text:span> y un <text:span text:style-name="T4">número de puerto</text:span>.</text:p>
      <text:p text:style-name="P3"/>
      <text:p text:style-name="P2"><text:s text:c="14"/>struct at_addr {</text:p>
      <text:p text:style-name="P2"><text:s text:c="18"/>u_short <text:s text:c="8"/>s_net;</text:p>
      <text:p text:style-name="P2"><text:s text:c="18"/>u_char <text:s text:c="9"/>s_node;</text:p>
      <text:p text:style-name="P2"><text:s text:c="14"/>};</text:p>
      <text:p text:style-name="P2"/>
      <text:p text:style-name="P2"><text:s text:c="14"/>struct sockaddr_atalk {</text:p>
      <text:p text:style-name="P2"><text:tab/><text:tab/>sa_family_t<text:tab/>sat_family; <text:tab/>/* familia de direcciones */</text:p>
      <text:p text:style-name="P2"><text:tab/><text:tab/>u_char<text:tab/><text:tab/>sat_port; <text:s text:c="3"/><text:tab/>/* port */</text:p>
      <text:p text:style-name="P2"><text:tab/><text:tab/>struct at_addr<text:tab/>sat_addr; <text:s text:c="2"/><text:tab/>/* red/nodo */</text:p>
      <text:p text:style-name="P2"><text:s text:c="14"/>};</text:p>
      <text:p text:style-name="P2"/>
      <text:p text:style-name="Standard"><text:span text:style-name="T3"><text:s text:c="7"/>A </text:span><text:span text:style-name="T2">sat_family</text:span><text:span text:style-name="T3"> </text:span><text:span text:style-name="T2">siempre</text:span><text:span text:style-name="T3"> se le asigna el valor </text:span><text:span text:style-name="T2">AF_APPLETALK</text:span><text:span text:style-name="T3">. </text:span></text:p>
      <text:p text:style-name="Standard"><text:span text:style-name="T2"><text:s text:c="3"/>sat_port</text:span><text:span text:style-name="T3"> contiene </text:span><text:span text:style-name="T2">el puerto</text:span><text:span text:style-name="T3">. Los </text:span><text:span text:style-name="T2">números de puerto por debajo de 129</text:span><text:span text:style-name="T3"> se conocen como </text:span><text:span text:style-name="T2">puertos reservados</text:span><text:span text:style-name="T3">. </text:span></text:p>
      <text:p text:style-name="P3"><text:span text:style-name="T4"><text:s text:c="3"/>Sólo </text:span>los <text:span text:style-name="T4">procesos con identificador de usuario efectivo 0</text:span> <text:span text:style-name="T4">o</text:span> con la <text:span text:style-name="T4">capacidad CAP_NET_BIND_SERVICE</text:span> <text:span text:style-name="T4">pueden enlazar estos conectores <text:s/>mediante bind(2)</text:span>. </text:p>
      <text:p text:style-name="Standard"><text:span text:style-name="T2"><text:s text:c="3"/>sat_addr</text:span><text:span text:style-name="T3"> es la </text:span><text:span text:style-name="T2">dirección del anfitrión (host)</text:span><text:span text:style-name="T3">. El </text:span><text:span text:style-name="T2">miembro</text:span><text:span text:style-name="T3"> </text:span><text:span text:style-name="T2">net</text:span><text:span text:style-name="T3"> de </text:span><text:span text:style-name="T2">struct at_addr</text:span><text:span text:style-name="T3"> </text:span><text:span text:style-name="T2">contiene</text:span><text:span text:style-name="T3"> la </text:span><text:span text:style-name="T2">red del anfitrión expresada en el formato "orden de red"</text:span><text:span text:style-name="T3"> </text:span><text:span text:style-name="T2">de los bytes</text:span><text:span text:style-name="T3">. El valor </text:span><text:span text:style-name="T2">AT_ANYNET</text:span><text:span text:style-name="T3"> es </text:span><text:span text:style-name="T2">un comodín</text:span><text:span text:style-name="T3"> y </text:span><text:span text:style-name="T2">también implica "esta red".</text:span><text:span text:style-name="T3"> <text:s/>El </text:span><text:span text:style-name="T2">miembro node de struct at_addr</text:span><text:span text:style-name="T3"> </text:span><text:span text:style-name="T2">contiene el número de nodo del anfitrión</text:span><text:span text:style-name="T3">. El valor </text:span><text:span text:style-name="T2">AT_ANYNODE</text:span><text:span text:style-name="T3"> es un </text:span><text:span text:style-name="T2">comodín</text:span><text:span text:style-name="T3"> y también </text:span><text:span text:style-name="T2">implica "este <text:s/>nodo".</text:span><text:span text:style-name="T3"> <text:s/>El valor de </text:span><text:span text:style-name="T2">ATADDR_BCAST</text:span><text:span text:style-name="T3"> es la </text:span><text:span text:style-name="T2">dirección de enlace</text:span><text:span text:style-name="T3"> </text:span><text:span text:style-name="T2">de difusión local</text:span><text:span text:style-name="T3">.</text:span></text:p>
      <text:p text:style-name="P3"/>
      <text:p text:style-name="P2">OPCIONES DE LOS CONECTORES</text:p>
      <text:p text:style-name="P3"><text:s text:c="7"/>No se soportan opciones de conector específicas del protocolo.</text:p>
      <text:p text:style-name="P3"/>
      <text:p text:style-name="P3"/>
      <text:p text:style-name="P2">SYSCTLS</text:p>
      <text:p text:style-name="Standard"><text:span text:style-name="T3"><text:s text:c="7"/></text:span><text:span text:style-name="T2">IP soporta una <text:s/>interfaz sysctl</text:span><text:span text:style-name="T3"> <text:s/></text:span><text:span text:style-name="T2">para <text:s/>configurar algunos parámetros AppleTalk globales</text:span><text:span text:style-name="T3">. Se </text:span><text:span text:style-name="T2">puede acceder a las sysctls leyendo</text:span><text:span text:style-name="T3"> </text:span><text:span text:style-name="T2">o</text:span><text:span text:style-name="T3"> </text:span><text:span text:style-name="T2">escribiendo los ficheros del directorio /proc/sys/net/atalk</text:span><text:span text:style-name="T3"> </text:span><text:span text:style-name="T2">o</text:span><text:span text:style-name="T3"> </text:span><text:span text:style-name="T2">con la interfaz sysctl(2)</text:span><text:span text:style-name="T3">.</text:span></text:p>
      <text:p text:style-name="P3"/>
      <text:p text:style-name="P3"><text:s text:c="7"/><text:span text:style-name="T4">aarp-expiry-time</text:span></text:p>
      <text:p text:style-name="P3"><text:s text:c="14"/>El <text:span text:style-name="T4">intervalo de tiempo (en segundos)</text:span> <text:span text:style-name="T4">antes de que una entrada de la cache AARP expire</text:span>.</text:p>
      <text:p text:style-name="P3"/>
      <text:p text:style-name="P3"><text:s text:c="7"/><text:span text:style-name="T4">aarp-resolve-time</text:span></text:p>
      <text:p text:style-name="Standard"><text:span text:style-name="T3"><text:s text:c="14"/>El </text:span><text:span text:style-name="T2">intervalo de tiempo (en segundos) antes de que se resuelva una entrada de la cache AARP</text:span><text:span text:style-name="T3">.</text:span></text:p>
      <text:p text:style-name="P3"/>
      <text:p text:style-name="P3"><text:s text:c="7"/><text:span text:style-name="T4">aarp-retransmit-limit</text:span></text:p>
      <text:p text:style-name="P3"><text:s text:c="14"/>El <text:span text:style-name="T4">número de retransmisiones de una entrada AARP antes de que el nodo sea declarado muerto</text:span>.</text:p>
      <text:p text:style-name="P3"/>
      <text:p text:style-name="P3"><text:s text:c="7"/><text:span text:style-name="T4">aarp-tick-time</text:span></text:p>
      <text:p text:style-name="P3"><text:s text:c="14"/>La <text:span text:style-name="T4">frecuencia del cronómetro (en segundos) para el cronómetro que controla el AARP</text:span>.</text:p>
      <text:p text:style-name="P3"/>
      <text:p text:style-name="P3"><text:s text:c="7"/>Los <text:span text:style-name="T4">valores por defecto coinciden con la especificación y nunca debe ser necesario el cambiarlos</text:span>.</text:p>
      <text:p text:style-name="P3"/>
      <text:p text:style-name="P2">IOCTLS</text:p>
      <text:p text:style-name="P3"><text:s text:c="7"/><text:span text:style-name="T4">Todas las ioctls descritas en socket(7) se aplican también a ddp</text:span>.</text:p>
      <text:p text:style-name="P3"/>
      <text:p text:style-name="P2">NOTAS</text:p>
      <text:p text:style-name="P3"><text:s text:c="7"/>Tenga <text:span text:style-name="T4">cuidado con la opción SO_BROADCAST (no es privilegiada en Linux)</text:span>. Es <text:span text:style-name="T4">fácil sobrecargar la red sin darse cuenta enviando a la direcciones de difusión</text:span>.</text:p>
      <text:p text:style-name="P3"/>
      <text:p text:style-name="P2">VERSIONES</text:p>
      <text:p text:style-name="P3"><text:s text:c="7"/>Appletalk está soportado a partir de la versión 2.0 de Linux. La interfaz <text:s/>sysctl es nueva en la versión 2.2 de Linux.</text:p>
      <text:p text:style-name="P3"/>
      <text:p text:style-name="P2">ERRORES</text:p>
      <text:p text:style-name="P3"><text:s text:c="7"/><text:span text:style-name="T4">ENOTCONN</text:span></text:p>
      <text:p text:style-name="P3"><text:s text:c="14"/>La <text:s/><text:span text:style-name="T4">operación</text:span> <text:span text:style-name="T4">sólo</text:span> está <text:span text:style-name="T4">definida en un conector conectado pero el conector no está conectado</text:span>.</text:p>
      <text:p text:style-name="P3"/>
      <text:p text:style-name="P3"><text:s text:c="7"/><text:span text:style-name="T4">EINVAL</text:span> Se ha pasado un <text:span text:style-name="T4">argumento inválido</text:span>.</text:p>
      <text:p text:style-name="P3"/>
      <text:p text:style-name="P3"><text:s text:c="7"/><text:span text:style-name="T4">EMSGSIZE</text:span></text:p>
      <text:p text:style-name="P3"><text:s text:c="14"/>El <text:span text:style-name="T4">datagrama es mayor que la MTU de DDP</text:span>.</text:p>
      <text:p text:style-name="P3"/>
      <text:p text:style-name="P3"><text:s text:c="7"/><text:span text:style-name="T4">EACCES</text:span> El <text:span text:style-name="T4">usuario ha intentado ejecutar una operación sin los permisos necesarios</text:span>. Estos <text:span text:style-name="T4">incluyen el enviar a una dirección de difusión sin haber activado la opción de difusión e intentar el enlace a un puerto reservado <text:s/>sin un identificador de usuario efectivo 0</text:span> <text:span text:style-name="T4"><text:s/>y <text:s/>sin</text:span> <text:span text:style-name="T4">CAP_NET_BIND_SERVICE</text:span>.</text:p>
      <text:p text:style-name="P3"/>
      <text:p text:style-name="P3"><text:s text:c="6"/><text:span text:style-name="T4"><text:s/>EADDRINUSE</text:span></text:p>
      <text:p text:style-name="P3"><text:s text:c="14"/>Se <text:span text:style-name="T4">ha intentado el enlace a una dirección ya en uso</text:span>.</text:p>
      <text:p text:style-name="P3"/>
      <text:p text:style-name="P3"><text:s text:c="7"/><text:span text:style-name="T4">ENOMEM y ENOBUFS</text:span></text:p>
      <text:p text:style-name="P3"><text:s text:c="14"/><text:span text:style-name="T4">No hay suficiente memoria disponible</text:span>.</text:p>
      <text:p text:style-name="P3"><text:s text:c="7"/><text:span text:style-name="T4">ENOPROTOOPT y EOPNOTSUPP</text:span></text:p>
      <text:p text:style-name="P3"><text:s text:c="14"/>Se han pasado <text:span text:style-name="T4">opciones de conector inválidas</text:span>.</text:p>
      <text:p text:style-name="P3"/>
      <text:p text:style-name="P3"><text:s text:c="7"/><text:span text:style-name="T4">EPERM</text:span> <text:s/>El <text:span text:style-name="T4">usuario no tiene permiso para establecer una prioridad más alta, hacer un cambio a la configuración o enviar señales al proceso o grupo solicitado</text:span>.</text:p>
      <text:p text:style-name="P3"/>
      <text:p text:style-name="P3"><text:s text:c="7"/><text:span text:style-name="T4">EADDRNOTAVAIL</text:span></text:p>
      <text:p text:style-name="P3"><text:s text:c="14"/>Se <text:span text:style-name="T4">ha solicitado una interfaz inexistente o la dirección fuente solicitada no es local</text:span>.</text:p>
      <text:p text:style-name="P3"/>
      <text:p text:style-name="Standard"><text:span text:style-name="T3"><text:s text:c="7"/></text:span><text:span text:style-name="T2">EAGAIN</text:span><text:span text:style-name="T3"> La </text:span><text:span text:style-name="T2">operación se bloquearía sobre un conector bloqueante</text:span><text:span text:style-name="T3">.</text:span></text:p>
      <text:p text:style-name="P3"/>
      <text:p text:style-name="Standard"><text:span text:style-name="T3"><text:s text:c="7"/></text:span><text:span text:style-name="T2">ESOCKTNOSUPPORT</text:span></text:p>
      <text:p text:style-name="P3"><text:s text:c="14"/>El <text:span text:style-name="T4">conector está sin configurar</text:span> o <text:span text:style-name="T4">se ha solicitado un tipo de conector desconocido</text:span>.</text:p>
      <text:p text:style-name="P3"/>
      <text:p text:style-name="P3"><text:s text:c="7"/><text:span text:style-name="T4">EISCONN</text:span></text:p>
      <text:p text:style-name="P3"><text:s text:c="14"/>Se <text:span text:style-name="T4">ha llamado a connect(2) sobre un conector ya conectado</text:span>.</text:p>
      <text:p text:style-name="P3"/>
      <text:p text:style-name="P3"><text:s text:c="7"/><text:span text:style-name="T4">EALREADY</text:span></text:p>
      <text:p text:style-name="P3"><text:s text:c="14"/><text:span text:style-name="T4">Ya se está realizando una operación de conexión sobre un conector no bloqueante</text:span>.</text:p>
      <text:p text:style-name="P3"/>
      <text:p text:style-name="P3"><text:s text:c="7"/><text:span text:style-name="T4">ECONNABORTED</text:span></text:p>
      <text:p text:style-name="P3"><text:s text:c="14"/>Se <text:span text:style-name="T4">ha cerrado la conexión durante un accept(2)</text:span>.</text:p>
      <text:p text:style-name="P3"/>
      <text:p text:style-name="P3"><text:s text:c="7"/><text:span text:style-name="T4">EPIPE</text:span> La <text:span text:style-name="T4">conexión ha sido cerrada o cancelada por el otro extremo</text:span>.</text:p>
      <text:p text:style-name="P3"/>
      <text:p text:style-name="P3"><text:s text:c="7"/><text:span text:style-name="T4">ENOENT</text:span> Se <text:span text:style-name="T4">ha llamado a SIOCGSTAMP sobre un conector en donde no han llegado paquetes</text:span>.</text:p>
      <text:p text:style-name="P3"/>
      <text:p text:style-name="P3"><text:s text:c="7"/><text:span text:style-name="T4">EHOSTUNREACH</text:span></text:p>
      <text:p text:style-name="P3"><text:s text:c="14"/><text:span text:style-name="T4">No existe una entrada en la tabla de enrutamiento que coincida con la dirección de destino</text:span>.</text:p>
      <text:p text:style-name="P3"/>
      <text:p text:style-name="P3"><text:s text:c="7"/><text:span text:style-name="T4">ENODEV</text:span> El <text:span text:style-name="T4">dispositivo de red no está disponible</text:span> o es <text:span text:style-name="T4">incapaz de enviar IP</text:span>.</text:p>
      <text:p text:style-name="P3"/>
      <text:p text:style-name="P3"><text:s text:c="7"/><text:span text:style-name="T4">ENOPKG</text:span> <text:span text:style-name="T4">No se ha configurado un subsistema del núcleo</text:span>.</text:p>
      <text:p text:style-name="P3"/>
      <text:p text:style-name="P2">COMPATIBILIDAD</text:p>
      <text:p text:style-name="Standard"><text:span text:style-name="T3"><text:s text:c="7"/>La interfaz básica de conectores AppleTalk es compatible con netatalk en los sistemas derivados de BSD. Muchos sistemas BSD fallan al comprobar </text:span><text:span text:style-name="T2">SO_BROADCAST</text:span><text:span text:style-name="T3"> cuando se envían tramas de difusión. Esto puede conducir a problemas de compatibilidad.</text:span></text:p>
      <text:p text:style-name="P3"/>
      <text:p text:style-name="P3"><text:s text:c="7"/>El modo de <text:span text:style-name="T4">conector directo es único de Linux</text:span> y <text:span text:style-name="T4">existe para soportar <text:s/>más fácilmente el paquete alternativo CAP</text:span> y las <text:span text:style-name="T4">herramientas de monitorización de AppleTalk</text:span>.</text:p>
      <text:p text:style-name="P3"/>
      <text:p text:style-name="P2">FALLOS</text:p>
      <text:p text:style-name="P3"><text:s text:c="7"/>Hay <text:span text:style-name="T4">demasiados valores de error inconsistentes</text:span>.</text:p>
      <text:p text:style-name="P3"/>
      <text:p text:style-name="P3"><text:s text:c="7"/>Las <text:span text:style-name="T4">ioctls usadas para configurar las tablas de enrutamiento, dispositivos, tablas AARP y otros dispositivos no se han descrito todavía</text:span>.</text:p>
      <text:p text:style-name="P3"/>
      <text:p text:style-name="P2">VÉASE TAMBIÉN</text:p>
      <text:p text:style-name="P3"><text:s text:c="7"/><text:span text:style-name="T4">sendmsg(2), recvmsg(2), socket(7)</text:span></text:p>
      <text:p text:style-name="P3"/>
      <text:p text:style-name="P2">Página man de Linux <text:s text:c="15"/>1 mayo 1999 <text:s text:c="30"/>DDP(7)</text:p>
      <text:p text:style-name="P2"/>
      <text:p text:style-name="P3">Ahora nos disponemos a leer: <text:span text:style-name="T4">man 7 packet</text:span></text:p>
      <text:p text:style-name="P2"/>
      <text:p text:style-name="P2">PACKET(7) <text:s text:c="11"/>Manual del Porgramador de Linux <text:s text:c="12"/>PACKET(7)</text:p>
      <text:p text:style-name="P3"/>
      <text:p text:style-name="P2">NOMBRE</text:p>
      <text:p text:style-name="Standard"><text:span text:style-name="T3"><text:s text:c="7"/></text:span><text:span text:style-name="T2">packet, PF_PACKET - Interfaz de paquetes a nivel de dispositivo</text:span><text:span text:style-name="T3">.</text:span></text:p>
      <text:p text:style-name="P3"/>
      <text:p text:style-name="P2">SINOPSIS</text:p>
      <text:p text:style-name="Standard"><text:span text:style-name="T3"><text:s text:c="8"/></text:span><text:span text:style-name="T2">#include &lt;sys/socket.h&gt;</text:span></text:p>
      <text:p text:style-name="P2"><text:s text:c="7"/>#include &lt;features.h&gt; <text:s text:c="3"/>/* para el número de versión de glibc */</text:p>
      <text:p text:style-name="P2"><text:s text:c="7"/>#if __GLIBC__ &gt;= 2 &amp;&amp; __GLIBC_MINOR &gt;= 1</text:p>
      <text:p text:style-name="P2"><text:s text:c="11"/>#include &lt;netpacket/packet.h&gt;</text:p>
      <text:p text:style-name="P2"><text:s text:c="11"/>#include &lt;net/ethernet.h&gt; <text:s text:c="4"/>/* los protocolos de nivel 2 */</text:p>
      <text:p text:style-name="P2"><text:s text:c="7"/>#else</text:p>
      <text:p text:style-name="P2"><text:s text:c="10"/>#include &lt;asm/types.h&gt;</text:p>
      <text:p text:style-name="P2"><text:s text:c="10"/>#include &lt;linux/if_packet.h&gt;</text:p>
      <text:p text:style-name="P2"><text:s text:c="10"/>#include &lt;linux/if_ether.h&gt; <text:s text:c="2"/>/* los protocolos de nivel 2 */</text:p>
      <text:p text:style-name="P2"><text:s text:c="7"/>#endif</text:p>
      <text:p text:style-name="P2"/>
      <text:p text:style-name="Standard"><text:span text:style-name="T3"><text:s text:c="7"/></text:span><text:span text:style-name="T2">packet_socket = socket(PF_PACKET, int socket_type, int protocol);</text:span></text:p>
      <text:p text:style-name="P3"/>
      <text:p text:style-name="P2"/>
      <text:p text:style-name="P2"/>
      <text:p text:style-name="P2">DESCRIPCIÓN</text:p>
      <text:p text:style-name="Standard"><text:span text:style-name="T3"><text:s text:c="7"/>Los </text:span><text:span text:style-name="T2">conectores de paquetes (packet sockets)</text:span><text:span text:style-name="T3"> se usan para </text:span><text:span text:style-name="T2">recibir o enviar paquetes directos (raw) en el nivel del manejador de dispositivo (Nivel 2 de OSI)</text:span><text:span text:style-name="T3">. </text:span><text:span text:style-name="T2">Permiten</text:span><text:span text:style-name="T3"> al usuario </text:span><text:span text:style-name="T2">implementar módulos de protocolo en el espacio de usuario por encima de la capa física</text:span><text:span text:style-name="T3">.</text:span></text:p>
      <text:p text:style-name="P3"/>
      <text:p text:style-name="P37"><text:span text:style-name="T5"><text:s text:c="7"/></text:span><text:span text:style-name="T4">socket_type</text:span><text:span text:style-name="T5"> es o bien </text:span><text:span text:style-name="T4">SOCK_RAW para paquetes directos</text:span><text:span text:style-name="T5"> </text:span><text:span text:style-name="T4">incluyendo la cabecera del nivel de enlace</text:span><text:span text:style-name="T5"> o bien </text:span><text:span text:style-name="T4">SOCK_DGRAM para paquetes preparados con la cabecera del nivel de enlace eliminada</text:span><text:span text:style-name="T5">. La información de la </text:span><text:span text:style-name="T4">cabecera del nivel de enlace</text:span><text:span text:style-name="T5"> está </text:span><text:span text:style-name="T4">disponible en un formato común</text:span><text:span text:style-name="T5"> </text:span><text:span text:style-name="T4">en</text:span><text:span text:style-name="T5"> una </text:span><text:span text:style-name="T4">estructura</text:span><text:span text:style-name="T5"> </text:span><text:span text:style-name="T4">sockaddr_ll</text:span><text:span text:style-name="T5">. </text:span></text:p>
      <text:p text:style-name="Standard"><text:span text:style-name="T3"><text:s text:c="6"/></text:span><text:span text:style-name="T2">protocol</text:span><text:span text:style-name="T3"> es el </text:span><text:span text:style-name="T2">protocolo</text:span><text:span text:style-name="T3"> </text:span><text:span text:style-name="T2">IEEE 802.3</text:span><text:span text:style-name="T3"> </text:span><text:span text:style-name="T2">con</text:span><text:span text:style-name="T3"> los </text:span><text:span text:style-name="T2">bytes en orden de red</text:span><text:span text:style-name="T3">. Vea el fichero cabecera </text:span><text:span text:style-name="T2">&lt;linux/if_ether.h&gt;</text:span><text:span text:style-name="T3"> </text:span><text:span text:style-name="T2">para</text:span><text:span text:style-name="T3"> una </text:span><text:span text:style-name="T2">lista de los protocolos</text:span><text:span text:style-name="T3"> permitidos. </text:span><text:span text:style-name="T2">Cuando</text:span><text:span text:style-name="T3"> se </text:span><text:span text:style-name="T2">asigna a protocol</text:span><text:span text:style-name="T3"> el valor </text:span><text:span text:style-name="T2">htons(ETH_P_ALL)</text:span><text:span text:style-name="T3">, se </text:span><text:span text:style-name="T2">reciben todos los protocolos</text:span><text:span text:style-name="T3">. Todos los paquetes de entrada con el tipo de protocolo indicado se pasarán al conector de paquetes antes de que sean pasados a los protocolos implementados dentro del núcleo.</text:span></text:p>
      <text:p text:style-name="P3"/>
      <text:p text:style-name="P3"><text:s text:c="6"/><text:span text:style-name="T4">Sólo</text:span> los <text:span text:style-name="T4">procesos con uid efectivo 0</text:span> <text:span text:style-name="T4">o</text:span> la <text:span text:style-name="T4">capacidad</text:span> <text:span text:style-name="T4">CAP_NET_RAW</text:span> <text:span text:style-name="T4">pueden abrir conectores de paquetes</text:span>.</text:p>
      <text:p text:style-name="P3"/>
      <text:p text:style-name="Standard"><text:span text:style-name="T3"><text:s text:c="7"/>Los </text:span><text:span text:style-name="T2">paquetes SOCK_RAW</text:span><text:span text:style-name="T3"> </text:span><text:span text:style-name="T2">se pasan a y desde</text:span><text:span text:style-name="T3"> el </text:span><text:span text:style-name="T2">manejador de dispositivo</text:span><text:span text:style-name="T3"> </text:span><text:span text:style-name="T2">sin ningún cambio en los datos del paquete</text:span><text:span text:style-name="T3">. Cuando se </text:span><text:span text:style-name="T2">recibe un paquete</text:span><text:span text:style-name="T3">, la </text:span><text:span text:style-name="T2">dirección</text:span><text:span text:style-name="T3"> todavía </text:span><text:span text:style-name="T2">se analiza</text:span><text:span text:style-name="T3"> y </text:span><text:span text:style-name="T2">se pasa en</text:span><text:span text:style-name="T3"> una </text:span><text:span text:style-name="T2">estructura </text:span><text:span text:style-name="T3">de dirección </text:span><text:span text:style-name="T2">sockaddr_ll</text:span><text:span text:style-name="T3"> estándar. Cuando </text:span><text:span text:style-name="T2">se transmite un paquete</text:span><text:span text:style-name="T3">, el </text:span><text:span text:style-name="T2">buffer proporcionado por el usuario debería contener la cabecera de la capa física</text:span><text:span text:style-name="T3">. A continuación, ese </text:span><text:span text:style-name="T2">paquete se encola</text:span><text:span text:style-name="T3"> </text:span><text:span text:style-name="T2">sin modificar en la tarjeta de red de la interfaz definida por la dirección de destino</text:span><text:span text:style-name="T3">. </text:span><text:span text:style-name="T2">Algunos manejadores (`drivers') de dispositivo siempre añaden otras cabeceras</text:span><text:span text:style-name="T3">. </text:span><text:span text:style-name="T2">SOCK_RAW</text:span><text:span text:style-name="T3"> es </text:span><text:span text:style-name="T2">similar pero no compatible con</text:span><text:span text:style-name="T3"> el </text:span><text:span text:style-name="T2">obsoleto</text:span><text:span text:style-name="T3"> </text:span><text:span text:style-name="T2">SOCK_PACKET</text:span><text:span text:style-name="T3"> de la versión 2.0 de Linux.</text:span></text:p>
      <text:p text:style-name="P3"/>
      <text:p text:style-name="Standard"><text:span text:style-name="T3"><text:s text:c="7"/></text:span><text:span text:style-name="T2">SOCK_DGRAM</text:span><text:span text:style-name="T3"> </text:span><text:span text:style-name="T2">opera en un nivel ligeramente superior</text:span><text:span text:style-name="T3">. Se </text:span><text:span text:style-name="T2">elimina la cabecera física</text:span><text:span text:style-name="T3"> </text:span><text:span text:style-name="T2">antes</text:span><text:span text:style-name="T3"> de </text:span><text:span text:style-name="T2">que el paquete se pase al usuario</text:span><text:span text:style-name="T3">. Los </text:span><text:span text:style-name="T2">paquetes enviados</text:span><text:span text:style-name="T3"> a través de un conector de paquetes SOCK_DGRAM </text:span><text:span text:style-name="T2">obtienen una cabecera adecuada de la capa física según la información de la dirección de destino</text:span><text:span text:style-name="T3"> </text:span><text:span text:style-name="T2">sockaddr_ll</text:span><text:span text:style-name="T3">, </text:span><text:span text:style-name="T2">antes de ser encolados</text:span><text:span text:style-name="T3">.</text:span></text:p>
      <text:p text:style-name="P3"/>
      <text:p text:style-name="Standard"><text:span text:style-name="T3"><text:s text:c="7"/>Por defecto, todos los paquetes del tipo de protocolo especificado se pasan a un conector de paquetes. </text:span><text:span text:style-name="T2">Para obtener sólo los paquetes de una interfaz específica</text:span><text:span text:style-name="T3">, use </text:span><text:span text:style-name="T2">bind(2)</text:span><text:span text:style-name="T3"> </text:span><text:span text:style-name="T2">especificando</text:span><text:span text:style-name="T3"> una </text:span><text:span text:style-name="T2">dirección en una</text:span><text:span text:style-name="T3"> </text:span><text:span text:style-name="T2">estructura struct sockaddr_ll</text:span><text:span text:style-name="T3"> </text:span><text:span text:style-name="T2">para enlazar el conector de paquetes a una interfaz</text:span><text:span text:style-name="T3">.</text:span></text:p>
      <text:p text:style-name="Standard"><text:span text:style-name="T3"><text:s text:c="7"/></text:span><text:span text:style-name="T2">Sólo</text:span><text:span text:style-name="T3"> se usan </text:span><text:span text:style-name="T2">para propósitos de enlace</text:span><text:span text:style-name="T3"> los </text:span><text:span text:style-name="T2">campos de dirección</text:span><text:span text:style-name="T3"> </text:span><text:span text:style-name="T2">sll_protocol</text:span><text:span text:style-name="T3"> y </text:span><text:span text:style-name="T2">sll_ifindex</text:span><text:span text:style-name="T3">.</text:span></text:p>
      <text:p text:style-name="P3"/>
      <text:p text:style-name="Standard"><text:span text:style-name="T3"/></text:p>
      <text:p text:style-name="P37"><text:span text:style-name="T5"><text:s text:c="2"/>La operación </text:span><text:span text:style-name="T4">connect(2)</text:span><text:span text:style-name="T5"> </text:span><text:span text:style-name="T4">no está soportada en conectores de paquetes</text:span><text:span text:style-name="T5">.</text:span></text:p>
      <text:p text:style-name="P3"/>
      <text:p text:style-name="P2">TIPOS DE DIRECCIONES</text:p>
      <text:p text:style-name="Standard"><text:span text:style-name="T3"><text:s text:c="7"/></text:span><text:span text:style-name="T2">sockaddr_ll</text:span><text:span text:style-name="T3"> es una </text:span><text:span text:style-name="T2">dirección de la capa física</text:span><text:span text:style-name="T3"> </text:span><text:span text:style-name="T2">independiente del dispositivo</text:span><text:span text:style-name="T3">.</text:span></text:p>
      <text:p text:style-name="P3"/>
      <text:p text:style-name="P3"/>
      <text:p text:style-name="P2"><text:tab/>struct sockaddr_ll</text:p>
      <text:p text:style-name="P2"><text:tab/>{</text:p>
      <text:p text:style-name="P2"><text:tab/><text:tab/>unsigned short<text:tab/> <text:s/>sll_family; <text:s text:c="3"/>/* Siempre es AF_PACKET */</text:p>
      <text:p text:style-name="P2"><text:tab/><text:tab/>unsigned short<text:tab/> <text:s/>sll_protocol; /* Protocolo de la capa física */</text:p>
      <text:p text:style-name="P2"><text:tab/><text:tab/>int<text:tab/><text:tab/><text:tab/> <text:s/>sll_ifindex; <text:s text:c="2"/>/* Número de la interfaz */</text:p>
      <text:p text:style-name="P2"><text:tab/><text:tab/>unsigned short<text:tab/> <text:s/>sll_hatype; <text:s text:c="2"/>/* Tipo de cabecera */</text:p>
      <text:p text:style-name="P2"><text:tab/><text:tab/>unsigned char<text:tab/> <text:s/>sll_pkttype; <text:s/>/* Tipo de paquete */</text:p>
      <text:p text:style-name="P2"><text:tab/><text:tab/>unsigned char<text:tab/> <text:s/>sll_halen; <text:s text:c="5"/>/* Longitud de la dirección */</text:p>
      <text:p text:style-name="P2"><text:tab/><text:tab/>unsigned char<text:tab/> <text:s/>sll_addr[8]; <text:s text:c="2"/>/* Dirección de la capa física */</text:p>
      <text:p text:style-name="P2"><text:tab/>};</text:p>
      <text:p text:style-name="P2"/>
      <text:p text:style-name="Standard"><text:span text:style-name="T3"><text:s text:c="7"/><text:tab/></text:span><text:span text:style-name="T2">sll_protocol</text:span><text:span text:style-name="T3"> es el </text:span><text:span text:style-name="T2">tipo del protocolo ethernet</text:span><text:span text:style-name="T3"> estándar dado </text:span><text:span text:style-name="T2">en orden de red</text:span><text:span text:style-name="T3"> </text:span><text:span text:style-name="T2">definido en</text:span><text:span text:style-name="T3"> el fichero cabecera </text:span><text:span text:style-name="T2">linux/if_ether.h</text:span><text:span text:style-name="T3">. </text:span></text:p>
      <text:p text:style-name="P2"/>
      <text:p text:style-name="P3"><text:span text:style-name="T4"><text:tab/>sll_ifindex</text:span> es el <text:span text:style-name="T4">índice de la interfaz</text:span> (vea <text:span text:style-name="T4">netdevice(2)</text:span>). Un <text:span text:style-name="T4">0 concuerda con cualquier interfaz (sólo legal para enlazar)</text:span>. </text:p>
      <text:p text:style-name="P2"/>
      <text:p text:style-name="P3"><text:span text:style-name="T4"><text:tab/>sll_hatype</text:span> es un <text:span text:style-name="T4">tipo ARP</text:span> de los <text:span text:style-name="T4">definidos en</text:span> el fichero cabecera <text:span text:style-name="T4">linux/if_arp.h</text:span>. </text:p>
      <text:p text:style-name="P2"/>
      <text:p text:style-name="P3"><text:span text:style-name="T4"><text:tab/>sll_pkttype</text:span> contiene el <text:span text:style-name="T4">tipo del paquete</text:span>. Los <text:span text:style-name="T4">tipos válidos son</text:span> <text:tab/></text:p>
      <text:p text:style-name="P3"/>
      <text:p text:style-name="P3"><text:tab/><text:span text:style-name="T4">PACKET_HOST</text:span> <text:tab/><text:tab/><text:tab/>para un <text:span text:style-name="T4">paquete aplicado al anfitrión </text:span></text:p>
      <text:p text:style-name="P3"><text:span text:style-name="T4"><text:tab/><text:tab/><text:tab/><text:tab/><text:tab/><text:tab/>(host)</text:span> <text:span text:style-name="T4">local</text:span>, <text:tab/></text:p>
      <text:p text:style-name="P2"/>
      <text:p text:style-name="P3"><text:span text:style-name="T4"><text:tab/>PACKET_BROADCAST</text:span> <text:tab/>para un <text:span text:style-name="T4">paquete de difusión de la capa </text:span></text:p>
      <text:p text:style-name="P3"><text:span text:style-name="T4"><text:tab/><text:tab/><text:tab/><text:tab/><text:tab/><text:tab/>física</text:span>, </text:p>
      <text:p text:style-name="P2"/>
      <text:p text:style-name="P3"><text:span text:style-name="T4"><text:tab/>PACKET_MULTICAST</text:span> <text:tab/><text:tab/>para un <text:span text:style-name="T4">paquete enviado a una </text:span></text:p>
      <text:p text:style-name="P3"><text:span text:style-name="T4"><text:tab/><text:tab/><text:tab/><text:tab/><text:tab/><text:tab/>dirección multidestino</text:span> <text:span text:style-name="T4">de la capa física</text:span>,</text:p>
      <text:p text:style-name="P2"/>
      <text:p text:style-name="P3"><text:span text:style-name="T4"><text:tab/>PACKET_OTHERHOST</text:span> <text:tab/>para un <text:span text:style-name="T4">paquete destinado a otros <text:tab/><text:tab/><text:tab/><text:tab/><text:tab/><text:tab/><text:tab/>anfitriones</text:span> que ha sido <text:span text:style-name="T4">capturado por el </text:span></text:p>
      <text:p text:style-name="P2"><text:tab/><text:tab/><text:tab/><text:tab/><text:tab/><text:tab/>manejador del dispositivo en modo </text:p>
      <text:p text:style-name="P3"><text:span text:style-name="T4"><text:tab/><text:tab/><text:tab/><text:tab/><text:tab/><text:tab/>promiscuo</text:span> y </text:p>
      <text:p text:style-name="P2"/>
      <text:p text:style-name="P3"><text:span text:style-name="T4"><text:tab/>PACKET_OUTGOING</text:span> <text:tab/><text:tab/>para un <text:span text:style-name="T4">paquete originado desde el </text:span></text:p>
      <text:p text:style-name="P3"><text:span text:style-name="T4"><text:tab/><text:tab/><text:tab/><text:tab/><text:tab/><text:tab/>anfitrión local</text:span> que es <text:span text:style-name="T4">devuelto de </text:span></text:p>
      <text:p text:style-name="P3"><text:span text:style-name="T4"><text:tab/><text:tab/><text:tab/><text:tab/><text:tab/><text:tab/>regreso a un conector de paquetes</text:span>. <text:tab/></text:p>
      <text:p text:style-name="P3"/>
      <text:p text:style-name="P3"/>
      <text:p text:style-name="P3"><text:tab/>Estos <text:span text:style-name="T4">tipos</text:span> sólo tienen sentido <text:span text:style-name="T4">para recibir</text:span>. </text:p>
      <text:p text:style-name="P2"/>
      <text:p text:style-name="Standard"><text:span text:style-name="T2"><text:tab/>sll_addr</text:span><text:span text:style-name="T3"> y </text:span><text:span text:style-name="T2">sll_halen</text:span><text:span text:style-name="T3"> contienen la </text:span><text:span text:style-name="T2">dirección de la capa física</text:span><text:span text:style-name="T3"> (por ejemplo, </text:span><text:span text:style-name="T2">IEEE 802.3</text:span><text:span text:style-name="T3">) </text:span><text:span text:style-name="T2">y su longitud</text:span><text:span text:style-name="T3">. La interpretación exacta depende del dispositivo.</text:span></text:p>
      <text:p text:style-name="P3"/>
      <text:p text:style-name="P2">OPCIONES DE LOS CONECTORES</text:p>
      <text:p text:style-name="Standard"><text:span text:style-name="T3"><text:s text:c="7"/>Los </text:span><text:span text:style-name="T2">conectores de paquetes</text:span><text:span text:style-name="T3"> </text:span><text:span text:style-name="T2">sólo</text:span><text:span text:style-name="T3"> se pueden </text:span><text:span text:style-name="T2">usar para configurar el envío multidestino de la capa física y el modo promíscuo</text:span><text:span text:style-name="T3">. Esto funciona </text:span><text:span text:style-name="T2">llamando a</text:span><text:span text:style-name="T3"> </text:span><text:span text:style-name="T2">setsockopt(2)</text:span><text:span text:style-name="T3"> con </text:span><text:span text:style-name="T2">SOL_PACKET</text:span><text:span text:style-name="T3">, </text:span><text:span text:style-name="T2">para un conector de paquetes</text:span><text:span text:style-name="T3">, </text:span><text:span text:style-name="T2">y una de las opciones</text:span><text:span text:style-name="T3"> </text:span><text:span text:style-name="T2">PACKET_ADD_MEMBERSHIP</text:span><text:span text:style-name="T3"> </text:span><text:span text:style-name="T2">para añadir un enlace</text:span><text:span text:style-name="T3"> o </text:span><text:span text:style-name="T2">PACKET_DROP_MEMBERSHIP</text:span><text:span text:style-name="T3"> </text:span><text:span text:style-name="T2">para eliminarlo</text:span><text:span text:style-name="T3">. </text:span><text:span text:style-name="T2">Ambas esperan</text:span><text:span text:style-name="T3"> una </text:span><text:span text:style-name="T2">estructura</text:span><text:span text:style-name="T3"> </text:span><text:span text:style-name="T2">packet_mreq</text:span><text:span text:style-name="T3"> </text:span><text:span text:style-name="T2">como argumento</text:span><text:span text:style-name="T3">:</text:span></text:p>
      <text:p text:style-name="P3"/>
      <text:p text:style-name="P2"><text:s text:c="14"/>struct packet_mreq</text:p>
      <text:p text:style-name="P2"><text:s text:c="14"/>{</text:p>
      <text:p text:style-name="P2"><text:tab/><text:tab/>int<text:tab/><text:tab/><text:tab/>mr_ifindex; <text:s text:c="3"/><text:tab/>/* índice de la interfaz */</text:p>
      <text:p text:style-name="P2"><text:tab/><text:tab/>unsigned short<text:tab/>mr_type; <text:s text:c="6"/><text:tab/>/* acción */</text:p>
      <text:p text:style-name="P2"><text:tab/><text:tab/>unsigned short<text:tab/>mr_alen; <text:s text:c="6"/><text:tab/>/* longitud de la dirección */</text:p>
      <text:p text:style-name="P2"/>
      <text:p text:style-name="P2"><text:tab/><text:tab/>unsigned char<text:tab/>mr_address[8]; </text:p>
      <text:p text:style-name="P2"><text:tab/><text:tab/>/* dirección de la capa física */</text:p>
      <text:p text:style-name="P2"><text:s text:c="14"/>};</text:p>
      <text:p text:style-name="P2"/>
      <text:p text:style-name="Standard"><text:span text:style-name="T3"><text:s text:c="7"/></text:span><text:span text:style-name="T2">mr_ifindex</text:span><text:span text:style-name="T3"> contiene el </text:span><text:span text:style-name="T2">índice de la interfaz</text:span><text:span text:style-name="T3"> </text:span><text:span text:style-name="T2">cuyo estado debe cambiarse</text:span><text:span text:style-name="T3">. </text:span></text:p>
      <text:p text:style-name="P3"><text:tab/>El parámetro <text:span text:style-name="T4">mr_type</text:span> indica la <text:span text:style-name="T4">acción a realizar</text:span>. <text:tab/><text:tab/><text:tab/></text:p>
      <text:p text:style-name="P2"/>
      <text:p text:style-name="P3"><text:span text:style-name="T4"><text:tab/>PACKET_MR_PROMISC</text:span> <text:tab/><text:span text:style-name="T4">habilita la recepción de todos los <text:tab/></text:span></text:p>
      <text:p text:style-name="P3"><text:span text:style-name="T4"><text:tab/><text:tab/><text:tab/><text:tab/><text:tab/><text:tab/>paquetes sobre un medio compartido</text:span> </text:p>
      <text:p text:style-name="P3"><text:tab/><text:tab/><text:tab/><text:tab/><text:tab/><text:tab/>(conocido normalmente como <text:span text:style-name="T4">``modo </text:span></text:p>
      <text:p text:style-name="P3"><text:span text:style-name="T4"><text:tab/><text:tab/><text:tab/><text:tab/><text:tab/><text:tab/>promiscuo''</text:span>), </text:p>
      <text:p text:style-name="P3"/>
      <text:p text:style-name="Standard"><text:span text:style-name="T3"><text:tab/></text:span><text:span text:style-name="T2">PACKET_MR_MULTICAST</text:span><text:span text:style-name="T3"> <text:tab/></text:span><text:span text:style-name="T2">enlaza</text:span><text:span text:style-name="T3"> el </text:span><text:span text:style-name="T2">conector al grupo <text:tab/></text:span></text:p>
      <text:p text:style-name="P3"><text:span text:style-name="T4"><text:tab/><text:tab/><text:tab/><text:tab/><text:tab/><text:tab/>multidestino</text:span> <text:span text:style-name="T4">de la capa física</text:span> indicado </text:p>
      <text:p text:style-name="P3"><text:tab/><text:tab/><text:tab/><text:tab/><text:tab/><text:tab/>en <text:span text:style-name="T4">mr_address</text:span> y <text:span text:style-name="T4">mr_alen</text:span>, y </text:p>
      <text:p text:style-name="P3"/>
      <text:p text:style-name="P3"><text:tab/><text:span text:style-name="T4">PACKET_MR_ALLMULTI</text:span> <text:tab/>configura el<text:span text:style-name="T4"> conector para recibir <text:tab/><text:tab/><text:tab/><text:tab/><text:tab/><text:tab/><text:tab/>todos los paquetes multidestino que <text:tab/><text:tab/><text:tab/><text:tab/><text:tab/><text:tab/>lleguen a la interfaz</text:span>.</text:p>
      <text:p text:style-name="P3"/>
      <text:p text:style-name="Standard"><text:span text:style-name="T3"><text:s text:c="7"/>Además, se pueden usar las </text:span><text:span text:style-name="T2">ioctls</text:span><text:span text:style-name="T3"> tradicionales, </text:span><text:span text:style-name="T2">SIOCSIFFLAGS</text:span><text:span text:style-name="T3">, </text:span><text:span text:style-name="T2">SIOCADDMULTI</text:span><text:span text:style-name="T3"> y </text:span><text:span text:style-name="T2">SIOCDELMULTI</text:span><text:span text:style-name="T3">, para el mismo propósito.</text:span></text:p>
      <text:p text:style-name="P3"/>
      <text:p text:style-name="P2">IOCTLS</text:p>
      <text:p text:style-name="Standard"><text:span text:style-name="T3"><text:s text:c="7"/></text:span><text:span text:style-name="T2">SIOCGSTAMP</text:span><text:span text:style-name="T3"> se puede usar </text:span><text:span text:style-name="T2">para recibir</text:span><text:span text:style-name="T3"> la </text:span><text:span text:style-name="T2">marca de tiempo</text:span><text:span text:style-name="T3"> del último paquete recibido. El </text:span><text:span text:style-name="T2">argumento es</text:span><text:span text:style-name="T3"> una esctructura </text:span><text:span text:style-name="T2">struct timeval</text:span><text:span text:style-name="T3">.</text:span></text:p>
      <text:p text:style-name="P3"/>
      <text:p text:style-name="P3"><text:s text:c="7"/>Además, <text:span text:style-name="T4">todas las ioctls</text:span> estándares <text:span text:style-name="T4">definidas en </text:span><text:s/><text:span text:style-name="T4">netdevice(7)</text:span> <text:s/>y <text:span text:style-name="T4">socket(7)</text:span> <text:span text:style-name="T4">son válidas</text:span> en los conectores de paquetes.</text:p>
      <text:p text:style-name="P2"/>
      <text:p text:style-name="P2">MANEJO DE ERRORES</text:p>
      <text:p text:style-name="Standard"><text:span text:style-name="T3"><text:s text:c="7"/>Los </text:span><text:span text:style-name="T2">conectores de paquetes no manejan otros errores</text:span><text:span text:style-name="T3"> </text:span><text:span text:style-name="T2">que los ocurridos al pasar el paquete al manejador del dispositivo</text:span><text:span text:style-name="T3">. </text:span><text:span text:style-name="T2">No poseen</text:span><text:span text:style-name="T3"> el </text:span><text:span text:style-name="T2">concepto</text:span><text:span text:style-name="T3"> de </text:span><text:span text:style-name="T2">error pendiente</text:span><text:span text:style-name="T3">.</text:span></text:p>
      <text:p text:style-name="P3"/>
      <text:p text:style-name="P2">COMPATIBILIDAD</text:p>
      <text:p text:style-name="Standard"><text:span text:style-name="T3"><text:s text:c="7"/>En la versión 2.0 de Linux, la única forma de obtener un conector de <text:s/>paquetes era llamando a </text:span><text:span text:style-name="T2">socket(PF_INET, SOCK_PACKET, protocol)</text:span><text:span text:style-name="T3">. Esto </text:span><text:span text:style-name="T2">todavía</text:span><text:span text:style-name="T3"> está </text:span><text:span text:style-name="T2">soportado pero se desaprueba fuertemente</text:span><text:span text:style-name="T3">.</text:span></text:p>
      <text:p text:style-name="Standard"><text:span text:style-name="T3"><text:s text:c="7"/>La principal </text:span><text:span text:style-name="T2">diferencia</text:span><text:span text:style-name="T3"> entre los dos métodos </text:span><text:span text:style-name="T2">es que</text:span><text:span text:style-name="T3"> </text:span><text:span text:style-name="T2">SOCK_PACKET</text:span><text:span text:style-name="T3">, para especificar una interfaz, </text:span><text:span text:style-name="T2">usa </text:span><text:span text:style-name="T3">la </text:span><text:span text:style-name="T2">antigua struct sockaddr_pkt</text:span><text:span text:style-name="T3"> </text:span><text:span text:style-name="T2">que no proporciona independencia de la capa física</text:span><text:span text:style-name="T3">.</text:span></text:p>
      <text:p text:style-name="P3"/>
      <text:p text:style-name="P2"><text:s text:c="14"/>struct sockaddr_pkt</text:p>
      <text:p text:style-name="P2"><text:s text:c="14"/>{</text:p>
      <text:p text:style-name="P2"><text:s text:c="18"/>unsigned short <text:s/><text:tab/>spkt_family;</text:p>
      <text:p text:style-name="P2"><text:s text:c="18"/>unsigned char <text:s text:c="2"/><text:tab/>spkt_device[14];</text:p>
      <text:p text:style-name="P2"><text:s text:c="18"/>unsigned short <text:s/><text:tab/>spkt_protocol;</text:p>
      <text:p text:style-name="P2"><text:s text:c="14"/>};</text:p>
      <text:p text:style-name="P2"/>
      <text:p text:style-name="Standard"><text:span text:style-name="T3"><text:s text:c="7"/><text:tab/></text:span><text:span text:style-name="T2">spkt_family</text:span><text:span text:style-name="T3"> <text:tab/>contiene el </text:span><text:span text:style-name="T2">tipo del dispositivo</text:span><text:span text:style-name="T3">, </text:span></text:p>
      <text:p text:style-name="P3"/>
      <text:p text:style-name="Standard"><text:span text:style-name="T3"><text:tab/></text:span><text:span text:style-name="T2">spkt_protocol</text:span><text:span text:style-name="T3"> <text:tab/>es el </text:span><text:span text:style-name="T2">tipo del protocolo IEEE 802.3</text:span><text:span text:style-name="T3"> de los definidos </text:span></text:p>
      <text:p text:style-name="Standard"><text:span text:style-name="T3"><text:tab/><text:tab/><text:tab/><text:tab/>en </text:span><text:span text:style-name="T2">&lt;sys/if_ether.h&gt;</text:span><text:span text:style-name="T3"> y </text:span></text:p>
      <text:p text:style-name="P3"/>
      <text:p text:style-name="Standard"><text:span text:style-name="T3"><text:tab/></text:span><text:span text:style-name="T2">spkt_device</text:span><text:span text:style-name="T3"> <text:tab/>es el nombre del dispositivo dado como una cadena </text:span></text:p>
      <text:p text:style-name="Standard"><text:span text:style-name="T3"><text:tab/><text:tab/><text:tab/><text:tab/>terminada en un nulo, por ejemplo, </text:span><text:span text:style-name="T2">eth0</text:span><text:span text:style-name="T3">.</text:span></text:p>
      <text:p text:style-name="P3"/>
      <text:p text:style-name="P3"><text:s text:c="7"/>Esta <text:span text:style-name="T4">estructura</text:span> está <text:span text:style-name="T4">obsoleta</text:span> y <text:span text:style-name="T4">no debería usarse</text:span> en código nuevo.</text:p>
      <text:p text:style-name="P3"/>
      <text:p text:style-name="P2">NOTAS</text:p>
      <text:p text:style-name="Standard"><text:span text:style-name="T3"><text:s text:c="7"/>Se sugiere que los </text:span><text:span text:style-name="T2">programas transportables usen</text:span><text:span text:style-name="T3"> </text:span><text:span text:style-name="T2">PF_PACKET</text:span><text:span text:style-name="T3"> a </text:span><text:span text:style-name="T2">través de</text:span><text:span text:style-name="T3"> </text:span><text:span text:style-name="T2">pcap(3)</text:span><text:span text:style-name="T3">, aunque </text:span><text:span text:style-name="T2">esto sólo cubre un subconjunto de las características</text:span><text:span text:style-name="T3"> de </text:span><text:span text:style-name="T2">PF_PACKET</text:span><text:span text:style-name="T3">.</text:span></text:p>
      <text:p text:style-name="P3"/>
      <text:p text:style-name="Standard"><text:span text:style-name="T3"><text:s text:c="7"/>Los </text:span><text:span text:style-name="T2">conectores</text:span><text:span text:style-name="T3"> de paquetes </text:span><text:span text:style-name="T2">SOCK_DGRAM</text:span><text:span text:style-name="T3"> </text:span><text:span text:style-name="T2">no intentan crear</text:span><text:span text:style-name="T3"> o </text:span><text:span text:style-name="T2">analizar</text:span><text:span text:style-name="T3"> la </text:span><text:span text:style-name="T2">cabecera LLC IEEE 802.2</text:span><text:span text:style-name="T3"> </text:span><text:span text:style-name="T2">para </text:span><text:span text:style-name="T3">una </text:span><text:span text:style-name="T2">trama IEEE 802.3</text:span><text:span text:style-name="T3">. </text:span><text:span text:style-name="T2">Cuando</text:span><text:span text:style-name="T3"> se </text:span><text:span text:style-name="T2">especifica</text:span><text:span text:style-name="T3"> </text:span><text:span text:style-name="T2">ETH_P_802_3</text:span><text:span text:style-name="T3"> como protocolo para enviar, el </text:span><text:span text:style-name="T2">núcleo crea</text:span><text:span text:style-name="T3"> la </text:span><text:span text:style-name="T2">trama 802.3</text:span><text:span text:style-name="T3"> y </text:span><text:span text:style-name="T2">rellena</text:span><text:span text:style-name="T3"> el </text:span><text:span text:style-name="T2">campo de longitud</text:span><text:span text:style-name="T3">. El </text:span><text:span text:style-name="T2">usuario</text:span><text:span text:style-name="T3"> tiene que <text:s/></text:span><text:span text:style-name="T2">proporcionar la cabecera <text:s/>LLC</text:span><text:span text:style-name="T3"> </text:span><text:span text:style-name="T2">para obtener</text:span><text:span text:style-name="T3"> un </text:span><text:span text:style-name="T2">paquete totalmente conforme</text:span><text:span text:style-name="T3">. Los </text:span><text:span text:style-name="T2">paquetes 802.3 de entrada no son multiplexados en los campos</text:span><text:span text:style-name="T3"> </text:span><text:span text:style-name="T2">DSAP/SSAP</text:span><text:span text:style-name="T3"> del protocolo. En su lugar, </text:span><text:span text:style-name="T2">se entregan al usuario como <text:s/>protocolo</text:span><text:span text:style-name="T3"> </text:span><text:span text:style-name="T2">ETH_P_802_2</text:span><text:span text:style-name="T3"> </text:span><text:span text:style-name="T2">con</text:span><text:span text:style-name="T3"> <text:s/>la </text:span><text:span text:style-name="T2">cabecera <text:s/>LLC añadida</text:span><text:span text:style-name="T3">. Por tanto, es </text:span><text:span text:style-name="T2">imposible enlazar</text:span><text:span text:style-name="T3"> con </text:span><text:span text:style-name="T2">ETH_P_802_3</text:span><text:span text:style-name="T3">. </text:span><text:span text:style-name="T2">Enlace</text:span><text:span text:style-name="T3"> en su lugar </text:span><text:span text:style-name="T2">con ETH_P_802_2</text:span><text:span text:style-name="T3"> y </text:span><text:span text:style-name="T2">haga</text:span><text:span text:style-name="T3"> usted mismo la </text:span><text:span text:style-name="T2">multiplexación del protocolo</text:span><text:span text:style-name="T3">. Para </text:span><text:span text:style-name="T2">enviar por omisión</text:span><text:span text:style-name="T3"> se </text:span><text:span text:style-name="T2">utiliza</text:span><text:span text:style-name="T3"> la </text:span><text:span text:style-name="T2">encapsulación</text:span><text:span text:style-name="T3"> estándar </text:span><text:span text:style-name="T2">Ethernet DIX</text:span><text:span text:style-name="T3"> </text:span><text:span text:style-name="T2">con</text:span><text:span text:style-name="T3"> el </text:span><text:span text:style-name="T2">dato del protocolo lleno</text:span><text:span text:style-name="T3">.</text:span></text:p>
      <text:p text:style-name="P3"/>
      <text:p text:style-name="P3"><text:s text:c="7"/>Los <text:span text:style-name="T4">conectores de paquetes</text:span> <text:span text:style-name="T4">no están sujetos a</text:span> las <text:span text:style-name="T4">cadenas de entrada</text:span> ni <text:span text:style-name="T4">de salida</text:span> <text:span text:style-name="T4">del cortafuegos</text:span>.</text:p>
      <text:p text:style-name="P3"/>
      <text:p text:style-name="P2">ERRORES</text:p>
      <text:p text:style-name="P3"><text:s text:c="7"/><text:span text:style-name="T4">ENETDOWN</text:span></text:p>
      <text:p text:style-name="P3"><text:s text:c="14"/>La <text:span text:style-name="T4">interfaz no</text:span> está <text:span text:style-name="T4">activa</text:span>.</text:p>
      <text:p text:style-name="P3"/>
      <text:p text:style-name="P3"><text:s text:c="7"/><text:span text:style-name="T4">ENOTCONN</text:span></text:p>
      <text:p text:style-name="P3"><text:s text:c="14"/><text:span text:style-name="T4">No se ha pasado</text:span> una <text:span text:style-name="T4">dirección de interfaz</text:span>.</text:p>
      <text:p text:style-name="P3"/>
      <text:p text:style-name="P3"><text:s text:c="7"/><text:span text:style-name="T4">ENODEV</text:span> <text:span text:style-name="T4">Nombre de dispositivo o índice de interfaz</text:span>, especificados en la dirección de interfaz, <text:span text:style-name="T4">desconocidos</text:span>.</text:p>
      <text:p text:style-name="P3"/>
      <text:p text:style-name="P3"><text:s text:c="7"/><text:span text:style-name="T4">EMSGSIZE</text:span></text:p>
      <text:p text:style-name="P3"><text:s text:c="14"/>El <text:span text:style-name="T4">paquete</text:span> es <text:span text:style-name="T4">más grande que</text:span> la <text:span text:style-name="T4">MTU</text:span> <text:span text:style-name="T4">de la interfaz</text:span>.</text:p>
      <text:p text:style-name="P3"/>
      <text:p text:style-name="P3"><text:s text:c="7"/><text:span text:style-name="T4">ENOBUFS</text:span></text:p>
      <text:p text:style-name="P3"><text:s text:c="14"/><text:span text:style-name="T4">No hay</text:span> suficiente <text:span text:style-name="T4">memoria</text:span> para colocar el paquete.</text:p>
      <text:p text:style-name="P3"/>
      <text:p text:style-name="P3"><text:s text:c="7"/><text:span text:style-name="T4">EFAULT</text:span> El usuario ha pasado una <text:span text:style-name="T4">dirección de memoria inválida</text:span>.</text:p>
      <text:p text:style-name="P3"/>
      <text:p text:style-name="P3"><text:s text:c="7"/><text:span text:style-name="T4">EINVAL</text:span> <text:span text:style-name="T4">Argumento inválido</text:span>.</text:p>
      <text:p text:style-name="P3"/>
      <text:p text:style-name="P3"><text:s text:c="7"/><text:span text:style-name="T4">ENXIO</text:span> La <text:span text:style-name="T4">dirección de interfaz contiene</text:span> un <text:span text:style-name="T4">índice</text:span> de interfaz <text:span text:style-name="T4">ilegal</text:span>.</text:p>
      <text:p text:style-name="P3"/>
      <text:p text:style-name="P3"><text:s text:c="7"/><text:span text:style-name="T4">EPERM</text:span> El <text:span text:style-name="T4">usuario no tiene privilegios</text:span> suficientes para llevar a cabo esta operación.</text:p>
      <text:p text:style-name="P3"/>
      <text:p text:style-name="P3"><text:s text:c="7"/><text:span text:style-name="T4">EADDRNOTAVAIL</text:span></text:p>
      <text:p text:style-name="P3"><text:s text:c="14"/>Se ha pasado una <text:span text:style-name="T4">dirección desconocida</text:span> <text:span text:style-name="T4">de grupo multidestino</text:span>.</text:p>
      <text:p text:style-name="P3"/>
      <text:p text:style-name="P3"><text:s text:c="7"/><text:span text:style-name="T4">ENOENT</text:span> <text:span text:style-name="T4">No se ha recibido ningún paquete</text:span>.</text:p>
      <text:p text:style-name="P3"/>
      <text:p text:style-name="Standard"><text:span text:style-name="T3"><text:s text:c="12"/></text:span><text:span text:style-name="T2">Además</text:span><text:span text:style-name="T3">, el </text:span><text:span text:style-name="T2">manejador de bajo nivel</text:span><text:span text:style-name="T3"> puede </text:span><text:span text:style-name="T2">generar otros errores</text:span><text:span text:style-name="T3">.</text:span></text:p>
      <text:p text:style-name="P3"/>
      <text:p text:style-name="P2">VERSIONES</text:p>
      <text:p text:style-name="Standard"><text:span text:style-name="T3"><text:s text:c="7"/></text:span><text:span text:style-name="T2">PF_PACKET</text:span><text:span text:style-name="T3"> es una nueva característica de la versión 2.2 de Linux. Las primeras versiones de Linux sólo soportaban SOCK_PACKET.</text:span></text:p>
      <text:p text:style-name="P3"/>
      <text:p text:style-name="P2">FALLOS</text:p>
      <text:p text:style-name="P3"><text:s text:c="7"/><text:span text:style-name="T4">glibc 2.1 no posee</text:span> una <text:span text:style-name="T4">macro "define" para</text:span> <text:span text:style-name="T4">SOL_PACKET</text:span>. La <text:span text:style-name="T4">solución sugerida</text:span> <text:span text:style-name="T4">es</text:span> usar</text:p>
      <text:p text:style-name="P2"><text:tab/>#ifndef SOL_PACKET</text:p>
      <text:p text:style-name="P2"><text:tab/>#define SOL_PACKET 263</text:p>
      <text:p text:style-name="P2"><text:tab/>#endif</text:p>
      <text:p text:style-name="P3"><text:s text:c="7"/>Esto <text:span text:style-name="T4">se soluciona en versiones posteriores de glibc</text:span>. Este problema tampoco se produce en sistemas <text:span text:style-name="T4">libc5</text:span>.</text:p>
      <text:p text:style-name="P3"/>
      <text:p text:style-name="P3"><text:s text:c="5"/>El tratamiento del <text:span text:style-name="T4">IEEE 802.2/803.3 LLC</text:span> <text:span text:style-name="T4">se podría considerar un fallo</text:span>.</text:p>
      <text:p text:style-name="P3"/>
      <text:p text:style-name="P3"><text:s text:c="7"/><text:span text:style-name="T4">No se han documentado los filtros de los conectores</text:span>.</text:p>
      <text:p text:style-name="P2">CREDITOS</text:p>
      <text:p text:style-name="P3"><text:s text:c="7"/>Esta página de manual fue escrita por <text:span text:style-name="T4">Andi Kleen</text:span> con la <text:span text:style-name="T4">ayuda de Matthew Wilcox</text:span>.</text:p>
      <text:p text:style-name="P3"/>
      <text:p text:style-name="Standard"><text:span text:style-name="T3"><text:s text:c="7"/></text:span><text:span text:style-name="T2">Alexey Kuznetsov</text:span><text:span text:style-name="T3"> </text:span><text:span text:style-name="T2">implementó la característica PF_PACKET de la versión 2.2 de Linux basándose en el código de Alan Cox y otros</text:span><text:span text:style-name="T3">.</text:span></text:p>
      <text:p text:style-name="P3"/>
      <text:p text:style-name="P2">VÉASE TAMBIÉN</text:p>
      <text:p text:style-name="P3"><text:s text:c="7"/><text:span text:style-name="T4">ip(7)</text:span>, <text:span text:style-name="T4">socket(7)</text:span>, <text:span text:style-name="T4">socket(2)</text:span>, <text:span text:style-name="T4">raw(7)</text:span>, <text:span text:style-name="T4">pcap(3)</text:span>.</text:p>
      <text:p text:style-name="P3"/>
      <text:p text:style-name="P3"><text:s text:c="7"/><text:span text:style-name="T4">RFC 894 para la Encapsulción Ethernet del Estandar IP</text:span>.</text:p>
      <text:p text:style-name="P3"/>
      <text:p text:style-name="P3"><text:s text:c="7"/><text:span text:style-name="T4">RFC 1700</text:span> <text:span text:style-name="T4">para la Encapsulación IP del IEEE 802.3</text:span>.</text:p>
      <text:p text:style-name="P3"/>
      <text:p text:style-name="P3"><text:s text:c="7"/>El fichero cabecera <text:span text:style-name="T4">linux/if_ether.h</text:span> para los <text:span text:style-name="T4">protocolos de la capa física</text:span>.</text:p>
      <text:p text:style-name="P3"/>
      <text:p text:style-name="P2">Página man de Linux <text:s text:c="16"/>29 abril 1999 <text:s text:c="23"/>PACKET(7)</text:p>
      <text:p text:style-name="P2"/>
      <text:p text:style-name="P3">Seguimos con la lectura de la página de manual en línea de comandos:</text:p>
      <text:p text:style-name="P3"><text:tab/><text:span text:style-name="T4">man 7 netdevice</text:span></text:p>
      <text:p text:style-name="P2"/>
      <text:p text:style-name="P2">NETDEVICE(7) <text:s text:c="7"/>Manual del Programador de Linux <text:s text:c="6"/>NETDEVICE(7)</text:p>
      <text:p text:style-name="P3"/>
      <text:p text:style-name="P2">NOMBRE</text:p>
      <text:p text:style-name="P3"><text:s text:c="7"/><text:span text:style-name="T4">netdevice - Acceso de bajo nivel a los dispositivos de red de Linux</text:span>.</text:p>
      <text:p text:style-name="P3"/>
      <text:p text:style-name="P2">SINOPSIS</text:p>
      <text:p text:style-name="P2"><text:s text:c="7"/>#include &lt;sys/ioctl.h&gt;</text:p>
      <text:p text:style-name="P2"><text:s text:c="7"/>#include &lt;net/if.h&gt;</text:p>
      <text:p text:style-name="P2"/>
      <text:p text:style-name="P2">DESCRIPCIÓN</text:p>
      <text:p text:style-name="P3"><text:s text:c="7"/>Esta página de manual describe la <text:span text:style-name="T4">interfaz de conectores</text:span> que se usa <text:span text:style-name="T4">para configurar los dispositivos de red</text:span>.</text:p>
      <text:p text:style-name="P3"/>
      <text:p text:style-name="Standard"><text:span text:style-name="T3"><text:s text:c="7"/></text:span><text:span text:style-name="T2">Linux soporta</text:span><text:span text:style-name="T3"> algunas </text:span><text:span text:style-name="T2">ioctls</text:span><text:span text:style-name="T3"> estándares </text:span><text:span text:style-name="T2">para configurar</text:span><text:span text:style-name="T3"> los </text:span><text:span text:style-name="T2">dispositivos <text:s/>de red</text:span><text:span text:style-name="T3">. Se </text:span><text:span text:style-name="T2">pueden usar</text:span><text:span text:style-name="T3"> sobre </text:span><text:span text:style-name="T2">cualquier descriptor de fichero de un conector sin tener en cuenta la familia o el tipo</text:span><text:span text:style-name="T3">. </text:span><text:span text:style-name="T2">Se pasa</text:span><text:span text:style-name="T3"> una </text:span><text:span text:style-name="T2">estructura</text:span><text:span text:style-name="T3"> </text:span><text:span text:style-name="T2">ifreq</text:span><text:span text:style-name="T3">:</text:span></text:p>
      <text:p text:style-name="P3"/>
      <text:p text:style-name="P3"/>
      <text:p text:style-name="P3"/>
      <text:p text:style-name="P2"><text:s text:c="7"/>struct ifreq</text:p>
      <text:p text:style-name="P2"><text:s text:c="7"/>{</text:p>
      <text:p text:style-name="P2"><text:s text:c="11"/>char <text:s text:c="11"/>ifr_name[IFNAMSIZ]; <text:s text:c="2"/>/* Nombre de la interfaz */</text:p>
      <text:p text:style-name="P2"><text:s text:c="11"/>union {</text:p>
      <text:p text:style-name="P2"><text:s text:c="27"/>struct sockaddr <text:s text:c="6"/>ifr_addr;</text:p>
      <text:p text:style-name="P2"><text:s text:c="27"/>struct sockaddr <text:s text:c="6"/>ifr_dstaddr;</text:p>
      <text:p text:style-name="P2"><text:s text:c="27"/>struct sockaddr <text:s text:c="6"/>ifr_broadaddr;</text:p>
      <text:p text:style-name="P2"><text:s text:c="27"/>struct sockaddr <text:s text:c="6"/>ifr_netmask;</text:p>
      <text:p text:style-name="P2"><text:s text:c="27"/>struct sockaddr <text:s text:c="6"/>ifr_hwaddr;</text:p>
      <text:p text:style-name="P2"><text:s text:c="27"/>short <text:s text:c="16"/><text:tab/>ifr_flags;</text:p>
      <text:p text:style-name="P2"><text:s text:c="27"/>int <text:s text:c="18"/><text:tab/>ifr_ifindex;</text:p>
      <text:p text:style-name="P2"><text:s text:c="27"/>int <text:s text:c="18"/><text:tab/>ifr_metric;</text:p>
      <text:p text:style-name="P2"><text:s text:c="27"/>int <text:s text:c="18"/><text:tab/>ifr_mtu;</text:p>
      <text:p text:style-name="P2"><text:s text:c="27"/>struct ifmap <text:s text:c="9"/><text:tab/>ifr_map;</text:p>
      <text:p text:style-name="P2"><text:s text:c="27"/>char <text:s text:c="17"/><text:tab/>ifr_slave[IFNAMSIZ];</text:p>
      <text:p text:style-name="P2"><text:s text:c="27"/>char <text:s text:c="17"/><text:tab/>ifr_newname[IFNAMSIZ];</text:p>
      <text:p text:style-name="P2"><text:s text:c="27"/>char * <text:s text:c="15"/><text:tab/>ifr_data;</text:p>
      <text:p text:style-name="P2"><text:s text:c="11"/>};</text:p>
      <text:p text:style-name="P2"><text:s text:c="7"/>}</text:p>
      <text:p text:style-name="P2"/>
      <text:p text:style-name="P2"><text:s text:c="7"/>struct ifconf</text:p>
      <text:p text:style-name="P2"><text:s text:c="7"/>{</text:p>
      <text:p text:style-name="P2"><text:s text:c="11"/>int <text:tab/>ifc_len; <text:s text:c="20"/><text:tab/><text:tab/>/* tamaño del buffer */</text:p>
      <text:p text:style-name="P2"><text:s text:c="11"/>union {</text:p>
      <text:p text:style-name="P2"><text:s text:c="27"/>char * <text:s/><text:tab/><text:tab/>ifc_buf; <text:tab/>/* dirección del buffer */</text:p>
      <text:p text:style-name="P2"><text:s text:c="27"/>struct ifreq *<text:tab/>ifc_req;<text:tab/>/* array de estructuras */</text:p>
      <text:p text:style-name="P2"><text:s text:c="11"/>};</text:p>
      <text:p text:style-name="P2"><text:s text:c="7"/>};</text:p>
      <text:p text:style-name="P2"/>
      <text:p text:style-name="Standard"><text:span text:style-name="T3"><text:s text:c="7"/>Normalmente, el usuario </text:span><text:span text:style-name="T2">especifica a qué dispositivo</text:span><text:span text:style-name="T3"> va a afectar </text:span><text:span text:style-name="T2">asignando a ifr_name el nombre de la interfaz</text:span><text:span text:style-name="T3">. Todos los otros miembros de la estructura pueden compartir memoria.</text:span></text:p>
      <text:p text:style-name="P3"/>
      <text:p text:style-name="P2">IOCTLS</text:p>
      <text:p text:style-name="P3"><text:s text:c="7"/>Si se marca una <text:span text:style-name="T4">ioctl</text:span> como <text:span text:style-name="T4">privilegiada</text:span> entonces su uso <text:span text:style-name="T4">requiere</text:span> un <text:span text:style-name="T4">identificador de usuario efectivo 0</text:span> <text:span text:style-name="T4">o</text:span> la capacidad <text:span text:style-name="T4">CAP_NET_ADMIN</text:span>. <text:s/><text:span text:style-name="T4">Si</text:span> éste <text:span text:style-name="T4">no es el caso se devuelve EPERM</text:span>.</text:p>
      <text:p text:style-name="P3"/>
      <text:p text:style-name="Standard"><text:span text:style-name="T3"><text:s text:c="7"/></text:span><text:span text:style-name="T2">SIOCGIFNAME</text:span></text:p>
      <text:p text:style-name="P3"><text:s text:c="14"/>Dado un <text:span text:style-name="T4">ifr_ifindex</text:span>, <text:span text:style-name="T4">devuelve</text:span> el <text:span text:style-name="T4">nombre de la interfaz</text:span> <text:span text:style-name="T4">en</text:span> <text:span text:style-name="T4">ifr_name</text:span>. <text:s/>Ésta es la única ioctl que devuelve su resultado en ifr_name.</text:p>
      <text:p text:style-name="P3"/>
      <text:p text:style-name="P3"><text:s text:c="7"/><text:span text:style-name="T4">SIOCGIFINDEX</text:span></text:p>
      <text:p text:style-name="P3"><text:s text:c="14"/><text:span text:style-name="T4">Devuelve</text:span> el <text:span text:style-name="T4">índice de interfaz</text:span> de la interfaz <text:span text:style-name="T4">en</text:span> <text:span text:style-name="T4">ifr_ifindex</text:span>.</text:p>
      <text:p text:style-name="P3"/>
      <text:p text:style-name="P3"><text:s text:c="7"/><text:span text:style-name="T4">SIOCGIFFLAGS, SIOCSIFFLAGS</text:span></text:p>
      <text:p text:style-name="P3"><text:s text:c="11"/><text:span text:style-name="T4">Obtiene</text:span> o <text:span text:style-name="T4">establece</text:span> la <text:span text:style-name="T4">palabra de banderas activas</text:span> del dispositivo. <text:s/><text:span text:style-name="T4">ifr_flags</text:span> contiene una <text:span text:style-name="T4">máscara de bits</text:span> de los <text:span text:style-name="T4">siguientes valores</text:span>:</text:p>
      <table:table table:name="Tabla8" table:style-name="Tabla8">
        <table:table-column table:style-name="Tabla8.A"/>
        <table:table-column table:style-name="Tabla8.B"/>
        <table:table-header-rows>
          <table:table-row>
            <table:table-cell table:number-columns-spanned="2" office:value-type="string">
              <text:p text:style-name="Table_20_Heading">Significado de las banderas</text:p>
            </table:table-cell>
            <table:covered-table-cell/>
          </table:table-row>
        </table:table-header-rows>
        <table:table-row>
          <table:table-cell office:value-type="string">
            <text:p text:style-name="P42">IFF_UP</text:p>
          </table:table-cell>
          <table:table-cell office:value-type="string">
            <text:p text:style-name="P42">La interfaz está funcionando.</text:p>
          </table:table-cell>
        </table:table-row>
        <table:table-row>
          <table:table-cell office:value-type="string">
            <text:p text:style-name="P42">IFF_BROADCAST</text:p>
          </table:table-cell>
          <table:table-cell office:value-type="string">
            <text:p text:style-name="P42">Dirección de difusión válida asignada.</text:p>
          </table:table-cell>
        </table:table-row>
        <table:table-row>
          <table:table-cell office:value-type="string">
            <text:p text:style-name="P42">IFF_DEBUG</text:p>
          </table:table-cell>
          <table:table-cell office:value-type="string">
            <text:p text:style-name="P42">Bandera de depuración interna.</text:p>
          </table:table-cell>
        </table:table-row>
        <table:table-row>
          <table:table-cell office:value-type="string">
            <text:p text:style-name="P42">IFF_LOOPBACK</text:p>
          </table:table-cell>
          <table:table-cell office:value-type="string">
            <text:p text:style-name="P42">Ésta es una interfaz loopback.</text:p>
          </table:table-cell>
        </table:table-row>
        <table:table-row>
          <table:table-cell office:value-type="string">
            <text:p text:style-name="P42">IFF_POINTOPOINT</text:p>
          </table:table-cell>
          <table:table-cell office:value-type="string">
            <text:p text:style-name="P42">La interfaz es un enlace punto a punto.</text:p>
          </table:table-cell>
        </table:table-row>
        <table:table-row>
          <table:table-cell office:value-type="string">
            <text:p text:style-name="P42">IFF_RUNNING</text:p>
          </table:table-cell>
          <table:table-cell office:value-type="string">
            <text:p text:style-name="P42">Recursos necesarios reservados.</text:p>
          </table:table-cell>
        </table:table-row>
        <table:table-row>
          <table:table-cell office:value-type="string">
            <text:p text:style-name="P42">IFF_NOARP</text:p>
          </table:table-cell>
          <table:table-cell office:value-type="string">
            <text:p text:style-name="P42">Sin protocolo ARP, la dirección de <text:s/>destino</text:p>
            <text:p text:style-name="P42">de Nivel 2 no está configurada.</text:p>
          </table:table-cell>
        </table:table-row>
        <table:table-row>
          <table:table-cell office:value-type="string">
            <text:p text:style-name="P42">IFF_PROMISC</text:p>
          </table:table-cell>
          <table:table-cell office:value-type="string">
            <text:p text:style-name="P42">La interfaz se encuentra en modo promiscuo.</text:p>
          </table:table-cell>
        </table:table-row>
        <table:table-row>
          <table:table-cell office:value-type="string">
            <text:p text:style-name="P42">IFF_NOTRAILERS</text:p>
          </table:table-cell>
          <table:table-cell office:value-type="string">
            <text:p text:style-name="P42">Evitar el uso de terminadores.</text:p>
          </table:table-cell>
        </table:table-row>
        <table:table-row>
          <table:table-cell office:value-type="string">
            <text:p text:style-name="P42">IFF_ALLMULTI</text:p>
          </table:table-cell>
          <table:table-cell office:value-type="string">
            <text:p text:style-name="P42">Recibir todos los paquetes multidestino.</text:p>
          </table:table-cell>
        </table:table-row>
        <table:table-row>
          <table:table-cell office:value-type="string">
            <text:p text:style-name="P42">IFF_MASTER</text:p>
          </table:table-cell>
          <table:table-cell office:value-type="string">
            <text:p text:style-name="P42">Interfaz maestra de un grupo de balanceo de</text:p>
            <text:p text:style-name="P42">carga.</text:p>
          </table:table-cell>
        </table:table-row>
        <table:table-row>
          <table:table-cell office:value-type="string">
            <text:p text:style-name="P42">IFF_SLAVE </text:p>
          </table:table-cell>
          <table:table-cell office:value-type="string">
            <text:p text:style-name="P42">Interfaz esclava de un grupo de balanceo de <text:s/>carga.</text:p>
          </table:table-cell>
        </table:table-row>
        <table:table-row>
          <table:table-cell office:value-type="string">
            <text:p text:style-name="P42">IFF_MULTICAST</text:p>
          </table:table-cell>
          <table:table-cell office:value-type="string">
            <text:p text:style-name="P42">La interfaz soporta multidestino.</text:p>
          </table:table-cell>
        </table:table-row>
        <table:table-row>
          <table:table-cell office:value-type="string">
            <text:p text:style-name="P42">IFF_PORTSEL</text:p>
          </table:table-cell>
          <table:table-cell office:value-type="string">
            <text:p text:style-name="P42"><text:s/>La interfaz es capaz de seleccionar el tipo</text:p>
            <text:p text:style-name="P42">de medio mediante ifmap.</text:p>
          </table:table-cell>
        </table:table-row>
        <table:table-row>
          <table:table-cell office:value-type="string">
            <text:p text:style-name="P42">IFF_AUTOMEDIA</text:p>
          </table:table-cell>
          <table:table-cell office:value-type="string">
            <text:p text:style-name="P42">Autoselección de medios activa.</text:p>
          </table:table-cell>
        </table:table-row>
        <table:table-row>
          <table:table-cell office:value-type="string">
            <text:p text:style-name="P42">IFF_DYNAMIC</text:p>
          </table:table-cell>
          <table:table-cell office:value-type="string">
            <text:p text:style-name="P42">Las direcciones se pierden cuando la interfaz se desactiva.</text:p>
          </table:table-cell>
        </table:table-row>
      </table:table>
      <text:p text:style-name="P3"/>
      <text:p text:style-name="Standard"><text:span text:style-name="T3"><text:s text:c="13"/>La <text:s/></text:span><text:span text:style-name="T2">configuración de la palabra de banderas activas es una operación privilegiada pero cualquier proceso puede leerla</text:span><text:span text:style-name="T3">.</text:span></text:p>
      <text:p text:style-name="P3"/>
      <text:p text:style-name="P3"><text:s text:c="7"/><text:span text:style-name="T4">SIOCGIFMETRIC, SIOCSIFMETRIC</text:span></text:p>
      <text:p text:style-name="Standard"><text:span text:style-name="T3"><text:s text:c="14"/></text:span><text:span text:style-name="T2">Obtiene</text:span><text:span text:style-name="T3"> o </text:span><text:span text:style-name="T2">establece</text:span><text:span text:style-name="T3"> la </text:span><text:span text:style-name="T2">métrica del dispositivo</text:span><text:span text:style-name="T3"> usando </text:span><text:span text:style-name="T2">ifr_metric</text:span><text:span text:style-name="T3">. <text:s/></text:span><text:span text:style-name="T2">Todavía no implementado</text:span><text:span text:style-name="T3">.</text:span></text:p>
      <text:p text:style-name="P3"><text:s text:c="14"/><text:span text:style-name="T4">Asigna</text:span> un <text:span text:style-name="T4">0</text:span> <text:span text:style-name="T4">a</text:span> <text:span text:style-name="T4">ifr_metric</text:span> <text:span text:style-name="T4">cuando se intenta leer</text:span> y <text:span text:style-name="T4">devuelve EOPNOTSUPP</text:span> <text:span text:style-name="T4">cuando</text:span> se <text:span text:style-name="T4">intenta asignarle un valor</text:span>.</text:p>
      <text:p text:style-name="P3"/>
      <text:p text:style-name="P3"><text:s text:c="7"/><text:span text:style-name="T4">SIOCGIFMTU, SIOCSIFMTU</text:span></text:p>
      <text:p text:style-name="Standard"><text:span text:style-name="T3"><text:s text:c="14"/></text:span><text:span text:style-name="T2">Obtiene</text:span><text:span text:style-name="T3"> o </text:span><text:span text:style-name="T2">establece</text:span><text:span text:style-name="T3"> la </text:span><text:span text:style-name="T2">MTU (unidad de transferencia máxima)</text:span><text:span text:style-name="T3"> </text:span><text:span text:style-name="T2">del dispositivo</text:span><text:span text:style-name="T3"> </text:span><text:span text:style-name="T2">usando</text:span><text:span text:style-name="T3"> </text:span><text:span text:style-name="T2">ifr_mtu</text:span><text:span text:style-name="T3">.</text:span></text:p>
      <text:p text:style-name="Standard"><text:span text:style-name="T3"><text:s text:c="14"/>La configuración de la MTU es una </text:span><text:span text:style-name="T2">operación privilegiada</text:span><text:span text:style-name="T3">. </text:span><text:span text:style-name="T2">Configurar la MTU </text:span><text:span text:style-name="T3">con valores demasiado pequeños </text:span><text:span text:style-name="T2">puede provocar un fallo del núcleo</text:span><text:span text:style-name="T3">.</text:span></text:p>
      <text:p text:style-name="P3"/>
      <text:p text:style-name="Standard"><text:span text:style-name="T3"><text:s text:c="7"/></text:span><text:span text:style-name="T2">SIOCGIFHWADDR, SIOCSIFHWADDR</text:span></text:p>
      <text:p text:style-name="P3"><text:s text:c="14"/><text:span text:style-name="T4">Obtiene</text:span> o <text:span text:style-name="T4">establece</text:span> la <text:span text:style-name="T4">dirección hardware</text:span> <text:span text:style-name="T4">del dispositivo</text:span> <text:span text:style-name="T4">usando ifr_hwaddr</text:span>. La configuración de la dirección hardware es una <text:span text:style-name="T4">operación privilegiada</text:span>.</text:p>
      <text:p text:style-name="P3"/>
      <text:p text:style-name="P3"><text:s text:c="7"/><text:span text:style-name="T4">SIOCSIFHWBROADCAST</text:span></text:p>
      <text:p text:style-name="P3"><text:s text:c="14"/><text:span text:style-name="T4">Establece</text:span> la <text:span text:style-name="T4">dirección de difusión hardware</text:span> <text:span text:style-name="T4">del dispositivo</text:span> a partir de <text:span text:style-name="T4">ifr_hwaddr</text:span>. Es una <text:span text:style-name="T4">operación privilegiada</text:span>.</text:p>
      <text:p text:style-name="P3"><text:s text:c="7"/><text:span text:style-name="T4">SIOCGIFMAP, SIOCSIFMAP</text:span></text:p>
      <text:p text:style-name="P3"><text:s text:c="14"/><text:span text:style-name="T4">Obtiene</text:span> o <text:span text:style-name="T4">establece</text:span> los <text:span text:style-name="T4">parámetros hardware</text:span> <text:span text:style-name="T4">de la interfaz usando ifr_map</text:span>. La configuración de los parámetros es una <text:span text:style-name="T4">operación privilegiada</text:span>.</text:p>
      <text:p text:style-name="P3"/>
      <text:p text:style-name="P2"><text:s text:c="14"/>struct ifmap</text:p>
      <text:p text:style-name="P2"><text:s text:c="14"/>{</text:p>
      <text:p text:style-name="P2"><text:s text:c="18"/>unsigned long <text:s text:c="2"/><text:tab/>mem_start;</text:p>
      <text:p text:style-name="P2"><text:s text:c="18"/>unsigned long <text:s text:c="2"/><text:tab/>mem_end;</text:p>
      <text:p text:style-name="P2"><text:s text:c="18"/>unsigned short <text:s/><text:tab/>base_addr;</text:p>
      <text:p text:style-name="P2"><text:s text:c="18"/>unsigned char <text:s text:c="2"/><text:tab/>irq;</text:p>
      <text:p text:style-name="P2"><text:s text:c="18"/>unsigned char <text:s text:c="2"/><text:tab/>dma;</text:p>
      <text:p text:style-name="P2"><text:s text:c="18"/>unsigned char <text:s text:c="2"/><text:tab/>port;</text:p>
      <text:p text:style-name="P2"><text:s text:c="14"/>};</text:p>
      <text:p text:style-name="P2"/>
      <text:p text:style-name="P3"><text:s text:c="14"/>La <text:span text:style-name="T4">interpretación de</text:span> la estructura <text:span text:style-name="T4">ifmap</text:span> <text:span text:style-name="T4">depende</text:span> <text:span text:style-name="T4">del manejador del dispositivo y de la arquitectura</text:span>.</text:p>
      <text:p text:style-name="P3"/>
      <text:p text:style-name="P3"><text:s text:c="7"/><text:span text:style-name="T4">SIOCADDMULTI, SIOCDELMULTI</text:span></text:p>
      <text:p text:style-name="P3"><text:s text:c="14"/><text:span text:style-name="T4">Añade</text:span> una <text:span text:style-name="T4">dirección</text:span> a o <text:span text:style-name="T4">borra</text:span> una <text:span text:style-name="T4">dirección de los filtros multidestino de la capa de enlace de la interfaz usando ifr_hwaddr</text:span>. <text:s/>Estas <text:span text:style-name="T4">operaciones</text:span> son<text:span text:style-name="T4"> privilegiadas</text:span>. Si quiere una alternativa, vea también <text:span text:style-name="T4">packet(7)</text:span>.</text:p>
      <text:p text:style-name="P3"/>
      <text:p text:style-name="P3"><text:s text:c="7"/><text:span text:style-name="T4">SIOCGIFTXQLEN, SIOCSIFTXQLEN</text:span></text:p>
      <text:p text:style-name="P3"><text:s text:c="14"/><text:span text:style-name="T4">Obtiene</text:span> o <text:span text:style-name="T4">establece</text:span> la <text:span text:style-name="T4">longitud de la cola de transmisión </text:span>de un dispositivo <text:span text:style-name="T4">usando</text:span> <text:span text:style-name="T4">ifr_qlen</text:span>.</text:p>
      <text:p text:style-name="P3"><text:s text:c="14"/>La configuración de la longitud de la cola de transmisión es una <text:span text:style-name="T4">operación privilegiada</text:span>.</text:p>
      <text:p text:style-name="P3"/>
      <text:p text:style-name="P3"><text:s text:c="7"/><text:span text:style-name="T4">SIOCSIFNAME</text:span></text:p>
      <text:p text:style-name="P3"><text:s text:c="14"/>Cambia el nombre de la interfaz indicada en <text:span text:style-name="T4">ifr_ifindex</text:span> a <text:span text:style-name="T4">ifr_newname</text:span>. Es una <text:span text:style-name="T4">operación privilegiada</text:span>.</text:p>
      <text:p text:style-name="P3"/>
      <text:p text:style-name="P3"><text:s text:c="7"/><text:span text:style-name="T4">SIOCGIFCONF</text:span></text:p>
      <text:p text:style-name="Standard"><text:span text:style-name="T3"><text:s text:c="14"/></text:span><text:span text:style-name="T2">Devuelve</text:span><text:span text:style-name="T3"> una </text:span><text:span text:style-name="T2">lista de direcciones de interfaces</text:span><text:span text:style-name="T3"> (</text:span><text:span text:style-name="T2">capa de transporte</text:span><text:span text:style-name="T3">). </text:span><text:span text:style-name="T2">Actualmente</text:span><text:span text:style-name="T3">, esto sólo </text:span><text:span text:style-name="T2">significa</text:span><text:span text:style-name="T3"> </text:span><text:span text:style-name="T2">direcciones de la familia</text:span><text:span text:style-name="T3"> </text:span><text:span text:style-name="T2">AF_INET</text:span><text:span text:style-name="T3"> por compatibilidad. El usuario </text:span><text:span text:style-name="T2">pasa a</text:span><text:span text:style-name="T3"> la </text:span><text:span text:style-name="T2">ioctl</text:span><text:span text:style-name="T3"> una </text:span><text:span text:style-name="T2">estructura ifconf</text:span><text:span text:style-name="T3"> </text:span><text:span text:style-name="T2">como argumento</text:span><text:span text:style-name="T3">. </text:span><text:span text:style-name="T2">Contiene</text:span><text:span text:style-name="T3"> un </text:span><text:span text:style-name="T2">puntero a un array de estructuras ifreq</text:span><text:span text:style-name="T3"> en </text:span><text:span text:style-name="T2">ifc_req</text:span><text:span text:style-name="T3"> y </text:span><text:span text:style-name="T2">sus longitudes</text:span><text:span text:style-name="T3"> </text:span><text:span text:style-name="T2">en</text:span><text:span text:style-name="T3"> </text:span><text:span text:style-name="T2">bytes en</text:span><text:span text:style-name="T3"> </text:span><text:span text:style-name="T2">ifc_len</text:span><text:span text:style-name="T3">. El </text:span><text:span text:style-name="T2">núcleo rellena los ifreqs con todas las direcciones de las interfaces de Nivel 3</text:span><text:span text:style-name="T3"> actuales que están funcionando: </text:span></text:p>
      <text:p text:style-name="P2"/>
      <text:p text:style-name="P3"><text:span text:style-name="T4"><text:tab/>ifr_name</text:span> contiene el <text:span text:style-name="T4">nombre de la interfaz (eth0:1 etc.)</text:span>, </text:p>
      <text:p text:style-name="P2"/>
      <text:p text:style-name="P3"><text:span text:style-name="T4"><text:tab/>ifr_addr</text:span> la <text:span text:style-name="T4">dirección</text:span>. </text:p>
      <text:p text:style-name="P3"/>
      <text:p text:style-name="P3"/>
      <text:p text:style-name="P37"><text:span text:style-name="T5">El </text:span><text:span text:style-name="T4">núcleo</text:span><text:span text:style-name="T5"> </text:span><text:span text:style-name="T4">regresa con </text:span><text:span text:style-name="T5">la </text:span><text:span text:style-name="T4">longitud real en</text:span><text:span text:style-name="T5"> </text:span><text:span text:style-name="T4">ifc_len</text:span><text:span text:style-name="T5">. </text:span><text:span text:style-name="T4">Si es igual a la longitud original</text:span><text:span text:style-name="T5">, el usuario debe </text:span><text:span text:style-name="T4">asumir que se desbordó</text:span><text:span text:style-name="T5"> y debe </text:span><text:span text:style-name="T4">reintentarlo con un buffer mayor</text:span><text:span text:style-name="T5">. </text:span><text:span text:style-name="T4">Cuando no se produce ningún error</text:span><text:span text:style-name="T5">, la </text:span><text:span text:style-name="T4">ioctl</text:span><text:span text:style-name="T5"> </text:span><text:span text:style-name="T4">devuelve 0</text:span><text:span text:style-name="T5">. </text:span><text:span text:style-name="T4">En otro caso, -1</text:span><text:span text:style-name="T5">. El </text:span><text:span text:style-name="T4">desbordamiento no es un error</text:span><text:span text:style-name="T5">.</text:span></text:p>
      <text:p text:style-name="P3"/>
      <text:p text:style-name="Standard"><text:span text:style-name="T3"><text:s text:c="7"/>La </text:span><text:span text:style-name="T2">mayoría de los protocolos soportan sus propias ioctls</text:span><text:span text:style-name="T3"> para configurar las opciones de la interfaz específicas del protocolo. Vea las páginas de manual de los protocolos para una descripción más amplia. Para la configuración de direcciones IP, </text:span><text:span text:style-name="T2">vea ip(7)</text:span><text:span text:style-name="T3">.</text:span></text:p>
      <text:p text:style-name="P3"/>
      <text:p text:style-name="Standard"><text:span text:style-name="T3"><text:s text:c="7"/>Además, </text:span><text:span text:style-name="T2">algunos dispositivos soportan ioctls privadas</text:span><text:span text:style-name="T3">. Éstas no se describen aquí.</text:span></text:p>
      <text:p text:style-name="P3"/>
      <text:p text:style-name="P2">NOTA</text:p>
      <text:p text:style-name="Standard"><text:span text:style-name="T3"><text:s text:c="7"/>Si lo vemos de forma estricta, </text:span><text:span text:style-name="T2">SIOCGIFCONF</text:span><text:span text:style-name="T3"> es </text:span><text:span text:style-name="T2">específica de IP</text:span><text:span text:style-name="T3"> y </text:span><text:span text:style-name="T2">pertence a ip(7)</text:span><text:span text:style-name="T3">.</text:span></text:p>
      <text:p text:style-name="P3"/>
      <text:p text:style-name="P3"><text:s text:c="7"/>Los <text:span text:style-name="T4">nombres de interfaces que no tiene dirección</text:span> <text:span text:style-name="T4">o</text:span> que <text:span text:style-name="T4">no tienen la opción</text:span> <text:span text:style-name="T4">IFF_RUNNING </text:span>activa, se pueden <text:span text:style-name="T4">encontrar</text:span> <text:s/>a <text:s/>través <text:s/>de <text:s text:c="8"/><text:tab/><text:tab/><text:span text:style-name="T4">/proc/net/dev</text:span>.</text:p>
      <text:p text:style-name="P3"/>
      <text:p text:style-name="P2">VÉASE TAMBIÉN</text:p>
      <text:p text:style-name="P3"><text:s text:c="7"/><text:span text:style-name="T4">ip(7), proc(7)</text:span></text:p>
      <text:p text:style-name="P3"/>
      <text:p text:style-name="P2">Página man de Linux <text:s text:c="14"/>2 mayo 1999 <text:s text:c="21"/>NETDEVICE(7)</text:p>
      <text:p text:style-name="P2"/>
      <text:p text:style-name="P3">Nos dispondremos a ver la página de manual en línea de comandos: </text:p>
      <text:p text:style-name="P3"><text:tab/><text:span text:style-name="T4">man 7 rtnetlink</text:span></text:p>
      <text:p text:style-name="P2"/>
      <text:p text:style-name="P2">RTNETLINK(7) <text:s text:c="5"/>Manual del Programador de Linux <text:s text:c="7"/>RTNETLINK(7)</text:p>
      <text:p text:style-name="P3"/>
      <text:p text:style-name="P2">NOMBRE</text:p>
      <text:p text:style-name="P3"><text:s text:c="3"/><text:span text:style-name="T4">rtnetlink, NETLINK_ROUTE - Conector de enrutamiento IPv4 de Linux</text:span>.</text:p>
      <text:p text:style-name="P3"/>
      <text:p text:style-name="P2">SINOPSIS</text:p>
      <text:p text:style-name="P2"><text:s text:c="7"/>#include &lt;asm/types.h&gt;</text:p>
      <text:p text:style-name="P2"><text:s text:c="7"/>#include &lt;linux/netlink.h&gt;</text:p>
      <text:p text:style-name="P2"><text:s text:c="7"/>#include &lt;linux/rtnetlink.h&gt;</text:p>
      <text:p text:style-name="P2"><text:s text:c="7"/>#include &lt;sys/socket.h&gt;</text:p>
      <text:p text:style-name="P2"/>
      <text:p text:style-name="P2"><text:tab/>rtnetlink_socket = socket( <text:s text:c="2"/>PF_NETLINK, </text:p>
      <text:p text:style-name="P2"><text:tab/><text:tab/><text:tab/><text:tab/><text:tab/><text:tab/> <text:s text:c="2"/>int socket_type, </text:p>
      <text:p text:style-name="P2"><text:tab/><text:tab/><text:tab/><text:tab/><text:tab/><text:tab/> <text:s text:c="2"/>NETLINK_ROUTE</text:p>
      <text:p text:style-name="P2"><text:tab/><text:tab/><text:tab/><text:tab/><text:tab/><text:tab/>);</text:p>
      <text:p text:style-name="P3"/>
      <text:p text:style-name="P2"/>
      <text:p text:style-name="P2"/>
      <text:p text:style-name="P2"/>
      <text:p text:style-name="P2">DESCRIPCIÓN</text:p>
      <text:p text:style-name="Standard"><text:span text:style-name="T3"><text:s text:c="7"/></text:span><text:span text:style-name="T2">Rtnetlink</text:span><text:span text:style-name="T3"> permite </text:span><text:span text:style-name="T2">leer</text:span><text:span text:style-name="T3"> y </text:span><text:span text:style-name="T2">alterar</text:span><text:span text:style-name="T3"> las </text:span><text:span text:style-name="T2">tablas de enrutamiento del núcleo</text:span><text:span text:style-name="T3">. </text:span><text:span text:style-name="T2">Se usa dentro del núcleo</text:span><text:span text:style-name="T3"> para </text:span><text:span text:style-name="T2">comunicar entre sí varios subsistemas</text:span><text:span text:style-name="T3"> (aunque este uso no se documenta aquí) y para la </text:span><text:span text:style-name="T2">comunicación con programas en el espacio de usuario</text:span><text:span text:style-name="T3">. Las </text:span><text:span text:style-name="T2">rutas de red</text:span><text:span text:style-name="T3">, las </text:span><text:span text:style-name="T2">direcciones IP</text:span><text:span text:style-name="T3">, los </text:span><text:span text:style-name="T2">parámetros de enlace</text:span><text:span text:style-name="T3">, las </text:span><text:span text:style-name="T2">configuraciones de vecinos</text:span><text:span text:style-name="T3">, las </text:span><text:span text:style-name="T2">disciplinas de encolamiento</text:span><text:span text:style-name="T3">, las </text:span><text:span text:style-name="T2">clases de intercambio</text:span><text:span text:style-name="T3"> y los </text:span><text:span text:style-name="T2">clasificadores de paquetes</text:span><text:span text:style-name="T3"> pueden </text:span><text:span text:style-name="T2">controlarse a través de conectores</text:span><text:span text:style-name="T3"> </text:span><text:span text:style-name="T2">NETLINK_ROUTE</text:span><text:span text:style-name="T3">. Todo esto se basa en </text:span><text:span text:style-name="T2">mensajes netlink</text:span><text:span text:style-name="T3">. Vea </text:span><text:span text:style-name="T2">netlink(7)</text:span><text:span text:style-name="T3"> para más información.</text:span></text:p>
      <text:p text:style-name="P3"/>
      <text:p text:style-name="P2">ATRIBUTOS DE ENRUTAMIENTO</text:p>
      <text:p text:style-name="Standard"><text:span text:style-name="T3"><text:s text:c="7"/>Algunos mensajes </text:span><text:span text:style-name="T2">rtnetlink</text:span><text:span text:style-name="T3"> poseen atributos opcionales después de la cabecera inicial:</text:span></text:p>
      <text:p text:style-name="P3"/>
      <text:p text:style-name="P2"><text:s text:c="7"/>struct rtattr</text:p>
      <text:p text:style-name="P2"><text:s text:c="7"/>{</text:p>
      <text:p text:style-name="P2"><text:s text:c="11"/>unsigned short rta_len; <text:s text:c="4"/><text:tab/>/* Longitud de la opción */</text:p>
      <text:p text:style-name="P2"><text:s text:c="11"/>unsigned short rta_type; <text:s text:c="3"/><text:tab/>/* Tipo de opción */</text:p>
      <text:p text:style-name="P2"><text:s text:c="11"/><text:tab/><text:tab/><text:tab/><text:tab/><text:tab/>/* Los datos vienen a continuación */</text:p>
      <text:p text:style-name="P2"><text:s text:c="7"/>};</text:p>
      <text:p text:style-name="P2"/>
      <text:p text:style-name="P3"><text:s text:c="7"/>Estos <text:span text:style-name="T4">atributos</text:span> <text:span text:style-name="T4">sólo</text:span> deberían <text:span text:style-name="T4">manipularse usando las macros RTA_* </text:span><text:s/><text:span text:style-name="T4">o</text:span> la <text:span text:style-name="T4">librería libnetlink</text:span>. Vea <text:span text:style-name="T4">rtnetlink(3)</text:span>.</text:p>
      <text:p text:style-name="P3"/>
      <text:p text:style-name="P2">MENSAJES</text:p>
      <text:p text:style-name="Standard"><text:span text:style-name="T3"><text:s text:c="7"/></text:span><text:span text:style-name="T2">Rtnetlink</text:span><text:span text:style-name="T3"> está formado por los siguientes tipos de mensajes (además de los mensajes netlink estándares):</text:span></text:p>
      <text:p text:style-name="P3"/>
      <text:p text:style-name="P3"><text:s text:c="7"/><text:span text:style-name="T4">RTM_NEWLINK, RTM_DELLINK, RTM_GETLINK</text:span></text:p>
      <text:p text:style-name="Standard"><text:span text:style-name="T3"><text:s text:c="14"/></text:span><text:span text:style-name="T2">Crea</text:span><text:span text:style-name="T3">, </text:span><text:span text:style-name="T2">borra </text:span><text:span text:style-name="T3">u </text:span><text:span text:style-name="T2">obtiene</text:span><text:span text:style-name="T3"> </text:span><text:span text:style-name="T2">información</text:span><text:span text:style-name="T3"> de una i</text:span><text:span text:style-name="T2">nterfaz de red</text:span><text:span text:style-name="T3"> específica. Estos mensajes contienen una estructura </text:span><text:span text:style-name="T2">ifinfomsg</text:span><text:span text:style-name="T3"> seguida por una serie de </text:span><text:span text:style-name="T2">estructuras rtattr</text:span><text:span text:style-name="T3">.</text:span></text:p>
      <text:p text:style-name="P3"/>
      <text:p text:style-name="P2">struct ifinfomsg</text:p>
      <text:p text:style-name="P2">{</text:p>
      <text:p text:style-name="P2"><text:tab/>unsigned char <text:s/><text:tab/>ifi_family;<text:tab/>/* AF_UNSPEC */</text:p>
      <text:p text:style-name="P2"><text:tab/>unsigned char <text:s/><text:tab/>__ifi_pad; <text:tab/>/* Sin usar */</text:p>
      <text:p text:style-name="P2"><text:tab/>unsigned short <text:tab/>ifi_type; <text:s text:c="2"/><text:tab/>/* Tipo del dispositivo */</text:p>
      <text:p text:style-name="P2"><text:tab/>int<text:tab/><text:tab/><text:tab/><text:tab/>ifi_index; <text:tab/>/* Índice de la interfaz <text:s text:c="2"/>*/</text:p>
      <text:p text:style-name="P2"><text:tab/>unsigned int<text:tab/><text:tab/>ifi_flags; <text:s/><text:tab/>/* Opciones del dispositivo <text:s/>*/</text:p>
      <text:p text:style-name="P2"><text:tab/>unsigned int <text:s text:c="2"/><text:tab/><text:tab/>ifi_change;<text:tab/>/* Máscara de cambios */</text:p>
      <text:p text:style-name="P2">};</text:p>
      <text:p text:style-name="P2"/>
      <text:p text:style-name="Standard"><text:span text:style-name="T2"><text:tab/>ifi_flags</text:span><text:span text:style-name="T3"> <text:tab/><text:tab/>contiene las </text:span><text:span text:style-name="T2">opciones del dispositivo</text:span><text:span text:style-name="T3">. Vea <text:tab/></text:span></text:p>
      <text:p text:style-name="P3"><text:span text:style-name="T4"><text:tab/><text:tab/><text:tab/><text:tab/>netdevice(7)</text:span>. <text:s/><text:tab/></text:p>
      <text:p text:style-name="P3"/>
      <text:p text:style-name="P3"><text:span text:style-name="T4"><text:tab/>ifi_index</text:span> <text:tab/><text:tab/>es el <text:span text:style-name="T4">índice de la interfaz</text:span>. <text:s/></text:p>
      <text:p text:style-name="P3"><text:tab/><text:span text:style-name="T4">ifi_change</text:span> <text:tab/>se reserva para uso futuro y siempre debe valer </text:p>
      <text:p text:style-name="P3"><text:span text:style-name="T4"><text:tab/><text:tab/><text:tab/><text:tab/>0xFFFFFFFF</text:span>.</text:p>
      <text:p text:style-name="P2"/>
      <table:table table:name="Tabla9" table:style-name="Tabla9">
        <table:table-column table:style-name="Tabla9.A" table:number-columns-repeated="3"/>
        <table:table-header-rows>
          <table:table-row>
            <table:table-cell table:number-columns-spanned="3" office:value-type="string">
              <text:p text:style-name="Table_20_Heading">Atributos de enrutamiento</text:p>
            </table:table-cell>
            <table:covered-table-cell/>
            <table:covered-table-cell/>
          </table:table-row>
        </table:table-header-rows>
        <table:table-row>
          <table:table-cell office:value-type="string">
            <text:p text:style-name="P25">rta_type</text:p>
          </table:table-cell>
          <table:table-cell office:value-type="string">
            <text:p text:style-name="P25">Tipo de valor</text:p>
          </table:table-cell>
          <table:table-cell office:value-type="string">
            <text:p text:style-name="P25">Descripción</text:p>
          </table:table-cell>
        </table:table-row>
        <table:table-row>
          <table:table-cell office:value-type="string">
            <text:p text:style-name="P42">IFLA_UNSPEC</text:p>
          </table:table-cell>
          <table:table-cell office:value-type="string">
            <text:p text:style-name="P42">-</text:p>
          </table:table-cell>
          <table:table-cell office:value-type="string">
            <text:p text:style-name="P42">sin especificar.</text:p>
          </table:table-cell>
        </table:table-row>
        <table:table-row>
          <table:table-cell office:value-type="string">
            <text:p text:style-name="P42">IFLA_ADDRESS</text:p>
          </table:table-cell>
          <table:table-cell office:value-type="string">
            <text:p text:style-name="P42">dirección hardware</text:p>
          </table:table-cell>
          <table:table-cell office:value-type="string">
            <text:p text:style-name="P42">dirección del Nivel 2 de la interfaz <text:s text:c="18"/></text:p>
          </table:table-cell>
        </table:table-row>
        <table:table-row>
          <table:table-cell office:value-type="string">
            <text:p text:style-name="P42">IFLA_BROADCAST</text:p>
          </table:table-cell>
          <table:table-cell office:value-type="string">
            <text:p text:style-name="P42">dirección hardware</text:p>
          </table:table-cell>
          <table:table-cell office:value-type="string">
            <text:p text:style-name="P42">dirección de difusión del Nivel 2</text:p>
          </table:table-cell>
        </table:table-row>
        <table:table-row>
          <table:table-cell office:value-type="string">
            <text:p text:style-name="P42">IFLA_IFNAME</text:p>
          </table:table-cell>
          <table:table-cell office:value-type="string">
            <text:p text:style-name="P42">cadena terminada en cero</text:p>
          </table:table-cell>
          <table:table-cell office:value-type="string">
            <text:p text:style-name="P42">nombre del dispositivo</text:p>
          </table:table-cell>
        </table:table-row>
        <table:table-row>
          <table:table-cell office:value-type="string">
            <text:p text:style-name="P42">IFLA_MTU</text:p>
          </table:table-cell>
          <table:table-cell office:value-type="string">
            <text:p text:style-name="P42">entero sin signo</text:p>
          </table:table-cell>
          <table:table-cell office:value-type="string">
            <text:p text:style-name="P42">MTU del dispositivo</text:p>
          </table:table-cell>
        </table:table-row>
        <table:table-row>
          <table:table-cell office:value-type="string">
            <text:p text:style-name="P42">IFLA_LINK</text:p>
          </table:table-cell>
          <table:table-cell office:value-type="string">
            <text:p text:style-name="P42">entero</text:p>
          </table:table-cell>
          <table:table-cell office:value-type="string">
            <text:p text:style-name="P42">tipo de enlace</text:p>
          </table:table-cell>
        </table:table-row>
        <table:table-row>
          <table:table-cell office:value-type="string">
            <text:p text:style-name="P42">IFLA_QDISC</text:p>
          </table:table-cell>
          <table:table-cell office:value-type="string">
            <text:p text:style-name="P42">cadena terminada en cero</text:p>
          </table:table-cell>
          <table:table-cell office:value-type="string">
            <text:p text:style-name="P42">disciplina de encolamiento</text:p>
          </table:table-cell>
        </table:table-row>
        <table:table-row>
          <table:table-cell office:value-type="string">
            <text:p text:style-name="P42">IFLA_STATS</text:p>
          </table:table-cell>
          <table:table-cell office:value-type="string">
            <text:p text:style-name="P42">estructura net_device_stats</text:p>
          </table:table-cell>
          <table:table-cell office:value-type="string">
            <text:p text:style-name="P42">estadísticas de la interfaz</text:p>
          </table:table-cell>
        </table:table-row>
      </table:table>
      <text:p text:style-name="P2"/>
      <text:p text:style-name="P3"><text:s text:c="7"/><text:span text:style-name="T4">RTM_NEWADDR, RTM_DELADDR, RTM_GETADDR</text:span></text:p>
      <text:p text:style-name="Standard"><text:span text:style-name="T3"><text:s text:c="14"/></text:span><text:span text:style-name="T2">Añade</text:span><text:span text:style-name="T3">, </text:span><text:span text:style-name="T2">elmina</text:span><text:span text:style-name="T3"> o </text:span><text:span text:style-name="T2">recibe</text:span><text:span text:style-name="T3"> </text:span><text:span text:style-name="T2">información</text:span><text:span text:style-name="T3"> de una</text:span><text:span text:style-name="T2"> dirección IP</text:span><text:span text:style-name="T3"> </text:span><text:span text:style-name="T2">asociada con una interfaz</text:span><text:span text:style-name="T3">. En </text:span><text:span text:style-name="T2">Linux 2.2</text:span><text:span text:style-name="T3"> </text:span><text:span text:style-name="T2">una interfaz</text:span><text:span text:style-name="T3"> puede acarrear </text:span><text:span text:style-name="T2">varias direcciones IP</text:span><text:span text:style-name="T3">. Esto </text:span><text:span text:style-name="T2">reemplaza</text:span><text:span text:style-name="T3"> el </text:span><text:span text:style-name="T2">concepto de dispositivo alias</text:span><text:span text:style-name="T3"> </text:span><text:span text:style-name="T2">de</text:span><text:span text:style-name="T3"> la </text:span><text:span text:style-name="T2">versión 2.0</text:span><text:span text:style-name="T3">. </text:span><text:span text:style-name="T2">En Linux 2.2 estos mensajes soportan direcciones <text:s/>IPv4 e IPv6</text:span><text:span text:style-name="T3">.</text:span></text:p>
      <text:p text:style-name="P3"><text:s text:c="14"/>Contienen una <text:span text:style-name="T4">estructura ifaddrmsg seguida</text:span> <text:span text:style-name="T4">opcionalmente por <text:s/>atributos de enrutamiento rtaddr</text:span>.</text:p>
      <text:p text:style-name="P3"/>
      <text:p text:style-name="P2">struct ifaddrmsg</text:p>
      <text:p text:style-name="P2">{</text:p>
      <text:p text:style-name="P2"><text:tab/>unsigned char<text:tab/>ifa_family; <text:s text:c="3"/><text:tab/>/* Tipo de dirección */</text:p>
      <text:p text:style-name="P2"><text:tab/>unsigned char<text:tab/>ifa_prefixlen;<text:tab/>/* Longitud del prefijo de</text:p>
      <text:p text:style-name="P2"><text:s text:c="51"/><text:tab/> <text:s text:c="3"/>la dirección */</text:p>
      <text:p text:style-name="P2"><text:tab/>unsigned char<text:tab/>ifa_flags; <text:s text:c="4"/><text:tab/>/* Opciones de la dirección */</text:p>
      <text:p text:style-name="P2"><text:tab/>unsigned char<text:tab/>ifa_scope; <text:s text:c="4"/><text:tab/>/* Ámbito de la dirección */</text:p>
      <text:p text:style-name="P2"><text:tab/>int <text:s text:c="11"/><text:tab/>ifa_index; <text:s text:c="4"/><text:tab/>/* Índice de la interfaz */</text:p>
      <text:p text:style-name="P2">};</text:p>
      <text:p text:style-name="P2"/>
      <text:p text:style-name="Standard"><text:span text:style-name="T2"><text:tab/>ifa_family</text:span><text:span text:style-name="T3"> <text:tab/>es el </text:span><text:span text:style-name="T2">tipo de la familia de direcciones</text:span><text:span text:style-name="T3"> (actualmente </text:span></text:p>
      <text:p text:style-name="P3"><text:span text:style-name="T4"><text:tab/><text:tab/><text:tab/><text:tab/>AF_INET</text:span> o <text:span text:style-name="T4">AF_INET6</text:span>), </text:p>
      <text:p text:style-name="P3"/>
      <text:p text:style-name="P3"><text:tab/><text:span text:style-name="T4">ifa_prefixlen</text:span> <text:tab/>es la <text:span text:style-name="T4">longitud de la máscara de la dirección</text:span> <text:span text:style-name="T4">si ésta <text:tab/><text:tab/><text:tab/><text:tab/>está definida para la familia</text:span> (como ocurre con IPv4), </text:p>
      <text:p text:style-name="P3"/>
      <text:p text:style-name="P3"><text:tab/><text:span text:style-name="T4">ifa_scope</text:span> <text:tab/><text:tab/>es el <text:span text:style-name="T4">ámbito de la dirección</text:span>, </text:p>
      <text:p text:style-name="P3"/>
      <text:p text:style-name="Standard"><text:span text:style-name="T3"><text:tab/></text:span><text:span text:style-name="T2">ifa_index</text:span><text:span text:style-name="T3"> <text:tab/><text:tab/>es el í</text:span><text:span text:style-name="T2">ndice de la interfaz</text:span><text:span text:style-name="T3"> con la que la dirección está </text:span></text:p>
      <text:p text:style-name="P3"><text:tab/><text:tab/><text:tab/><text:tab/>asociada. <text:s/></text:p>
      <text:p text:style-name="P2"/>
      <text:p text:style-name="P2"/>
      <text:p text:style-name="P2"/>
      <text:p text:style-name="P2"/>
      <text:p text:style-name="P2"/>
      <text:p text:style-name="P3"><text:tab/><text:span text:style-name="T4">ifa_flags</text:span> es una <text:span text:style-name="T4">palabra de opciones</text:span> que contiene </text:p>
      <text:p text:style-name="P2"/>
      <text:p text:style-name="P3"><text:span text:style-name="T4"><text:tab/><text:tab/>IFA_F_SECONDARY</text:span> <text:tab/><text:span text:style-name="T4">para</text:span> una <text:span text:style-name="T4">dirección secundaria</text:span> (<text:span text:style-name="T4">antiguo <text:tab/><text:tab/><text:tab/><text:tab/><text:tab/><text:tab/>interfaz alias</text:span>), </text:p>
      <text:p text:style-name="P3"/>
      <text:p text:style-name="P3"><text:tab/><text:tab/><text:span text:style-name="T4">IFA_F_PERMANENT</text:span> <text:tab/>para una <text:span text:style-name="T4">dirección permanente</text:span> </text:p>
      <text:p text:style-name="P3"><text:tab/><text:tab/><text:tab/><text:tab/><text:tab/><text:tab/>configurada por el usuario, y otras opciones </text:p>
      <text:p text:style-name="P3"><text:tab/><text:tab/><text:tab/><text:tab/><text:tab/><text:tab/>sin documentar.</text:p>
      <text:p text:style-name="P3"/>
      <table:table table:name="Tabla10" table:style-name="Tabla10">
        <table:table-column table:style-name="Tabla10.A" table:number-columns-repeated="2"/>
        <table:table-column table:style-name="Tabla10.C"/>
        <table:table-header-rows>
          <table:table-row>
            <table:table-cell table:number-columns-spanned="3" office:value-type="string">
              <text:p text:style-name="Table_20_Heading">Atributos</text:p>
            </table:table-cell>
            <table:covered-table-cell/>
            <table:covered-table-cell/>
          </table:table-row>
        </table:table-header-rows>
        <table:table-row>
          <table:table-cell office:value-type="string">
            <text:p text:style-name="P25">rta_type</text:p>
          </table:table-cell>
          <table:table-cell office:value-type="string">
            <text:p text:style-name="P25">Tipo de valor</text:p>
          </table:table-cell>
          <table:table-cell office:value-type="string">
            <text:p text:style-name="P25">Descripción</text:p>
          </table:table-cell>
        </table:table-row>
        <table:table-row>
          <table:table-cell office:value-type="string">
            <text:p text:style-name="P42">IFA_UNSPEC</text:p>
          </table:table-cell>
          <table:table-cell office:value-type="string">
            <text:p text:style-name="P42">-</text:p>
          </table:table-cell>
          <table:table-cell office:value-type="string">
            <text:p text:style-name="P42">sin especificar. </text:p>
          </table:table-cell>
        </table:table-row>
        <table:table-row>
          <table:table-cell office:value-type="string">
            <text:p text:style-name="P42">IFA_ADDRESS</text:p>
          </table:table-cell>
          <table:table-cell office:value-type="string">
            <text:p text:style-name="P42">dirección de protocolo</text:p>
          </table:table-cell>
          <table:table-cell office:value-type="string">
            <text:p text:style-name="P42">dirección de la interfaz</text:p>
          </table:table-cell>
        </table:table-row>
        <table:table-row>
          <table:table-cell office:value-type="string">
            <text:p text:style-name="P42">IFA_LOCAL</text:p>
          </table:table-cell>
          <table:table-cell office:value-type="string">
            <text:p text:style-name="P42">dirección de protocolo</text:p>
          </table:table-cell>
          <table:table-cell office:value-type="string">
            <text:p text:style-name="P42">dirección local</text:p>
          </table:table-cell>
        </table:table-row>
        <table:table-row>
          <table:table-cell office:value-type="string">
            <text:p text:style-name="P42">IFA_LABEL</text:p>
          </table:table-cell>
          <table:table-cell office:value-type="string">
            <text:p text:style-name="P42">cadena terminada en cero</text:p>
          </table:table-cell>
          <table:table-cell office:value-type="string">
            <text:p text:style-name="P42">nombre de la interfaz </text:p>
          </table:table-cell>
        </table:table-row>
        <table:table-row>
          <table:table-cell office:value-type="string">
            <text:p text:style-name="P42">IFA_BROADCAST</text:p>
          </table:table-cell>
          <table:table-cell office:value-type="string">
            <text:p text:style-name="P42">dirección de protocolo</text:p>
          </table:table-cell>
          <table:table-cell office:value-type="string">
            <text:p text:style-name="P42">dirección de difusión</text:p>
          </table:table-cell>
        </table:table-row>
        <table:table-row>
          <table:table-cell office:value-type="string">
            <text:p text:style-name="P42">IFA_ANYCAST</text:p>
          </table:table-cell>
          <table:table-cell office:value-type="string">
            <text:p text:style-name="P42">dirección de protocolo</text:p>
          </table:table-cell>
          <table:table-cell office:value-type="string">
            <text:p text:style-name="P42">dirección <text:s text:c="2"/>de <text:s text:c="2"/>"cualquier destino" <text:s text:c="18"/></text:p>
          </table:table-cell>
        </table:table-row>
        <table:table-row>
          <table:table-cell office:value-type="string">
            <text:p text:style-name="P42">IFA_CACHEINFO</text:p>
          </table:table-cell>
          <table:table-cell office:value-type="string">
            <text:p text:style-name="P42">estructura ifa_cacheinfo</text:p>
          </table:table-cell>
          <table:table-cell office:value-type="string">
            <text:p text:style-name="P42">información de la dirección</text:p>
          </table:table-cell>
        </table:table-row>
      </table:table>
      <text:p text:style-name="P3"/>
      <text:p text:style-name="P3"><text:s text:c="7"/><text:span text:style-name="T4">RTM_NEWROUTE, RTM_DELROUTE, RTM_GETROUTE</text:span></text:p>
      <text:p text:style-name="P3"><text:s text:c="14"/><text:span text:style-name="T4">Crea</text:span>, <text:span text:style-name="T4">borra</text:span> o <text:span text:style-name="T4">recibe</text:span> <text:span text:style-name="T4">información de una ruta de red</text:span>. Estos mensajes <text:span text:style-name="T4">contienen</text:span> una <text:span text:style-name="T4">estructura</text:span> <text:span text:style-name="T4">rtmsg</text:span> <text:span text:style-name="T4">con</text:span> una <text:span text:style-name="T4">secuencia opcional</text:span> a continuación <text:span text:style-name="T4">de estructuras</text:span> <text:span text:style-name="T4">rtattr</text:span>.</text:p>
      <text:p text:style-name="P2"/>
      <text:p text:style-name="P2">struct rtmsg</text:p>
      <text:p text:style-name="P2">{</text:p>
      <text:p text:style-name="P2"><text:tab/>unsigned char <text:s/>rtm_family; <text:s/>/* Familia de direcciones de la ruta */</text:p>
      <text:p text:style-name="P2"><text:tab/>unsigned char <text:s/>rtm_dst_len; /* Longitud del destino */</text:p>
      <text:p text:style-name="P2"><text:tab/>unsigned char <text:s/>rtm_src_len; <text:s/>/* Longitud del origen */</text:p>
      <text:p text:style-name="P2"><text:tab/>unsigned char <text:s/>rtm_tos; <text:s text:c="7"/>/* Filtro TOS */</text:p>
      <text:p text:style-name="P2"/>
      <text:p text:style-name="P2"><text:tab/>unsigned char <text:s/>rtm_table; <text:s text:c="2"/>/* Identificador de la tabla de </text:p>
      <text:p text:style-name="P2"><text:tab/><text:tab/><text:tab/><text:tab/><text:tab/><text:tab/> <text:s text:c="5"/>enrutamiento */</text:p>
      <text:p text:style-name="P2"><text:tab/>unsigned char <text:s/>rtm_protocol; <text:s/>/* Protocolo de enrutamiento. Ver </text:p>
      <text:p text:style-name="P2"><text:tab/><text:tab/><text:tab/><text:tab/><text:tab/><text:tab/><text:tab/> más abajo */</text:p>
      <text:p text:style-name="P2"><text:tab/>unsigned char <text:s/>rtm_scope; <text:s text:c="4"/>/* Ver más abajo */</text:p>
      <text:p text:style-name="P2"><text:tab/>unsigned char <text:s/>rtm_type; <text:s text:c="5"/>/* Ver más abajo */</text:p>
      <text:p text:style-name="P2"/>
      <text:p text:style-name="P2"><text:tab/>unsigned int <text:s text:c="2"/>rtm_flags;</text:p>
      <text:p text:style-name="P2">};</text:p>
      <text:p text:style-name="P3"/>
      <text:p text:style-name="P3"/>
      <text:p text:style-name="P3"/>
      <text:p text:style-name="P3"/>
      <text:p text:style-name="P3"/>
      <text:p text:style-name="P3"/>
      <text:p text:style-name="P3"/>
      <table:table table:name="Tabla11" table:style-name="Tabla11">
        <table:table-column table:style-name="Tabla11.A"/>
        <table:table-column table:style-name="Tabla11.B"/>
        <table:table-header-rows>
          <table:table-row>
            <table:table-cell office:value-type="string">
              <text:p text:style-name="Table_20_Heading">rtm_type</text:p>
            </table:table-cell>
            <table:table-cell office:value-type="string">
              <text:p text:style-name="Table_20_Heading">Tipo de ruta</text:p>
            </table:table-cell>
          </table:table-row>
        </table:table-header-rows>
        <table:table-row>
          <table:table-cell office:value-type="string">
            <text:p text:style-name="P42">RTN_UNSPEC</text:p>
          </table:table-cell>
          <table:table-cell office:value-type="string">
            <text:p text:style-name="P42">ruta desconocida</text:p>
          </table:table-cell>
        </table:table-row>
        <table:table-row>
          <table:table-cell office:value-type="string">
            <text:p text:style-name="P42">RTN_UNICAST</text:p>
          </table:table-cell>
          <table:table-cell office:value-type="string">
            <text:p text:style-name="P42">una pasarela (gateway) o ruta directa</text:p>
          </table:table-cell>
        </table:table-row>
        <table:table-row>
          <table:table-cell office:value-type="string">
            <text:p text:style-name="P42">RTN_LOCAL</text:p>
          </table:table-cell>
          <table:table-cell office:value-type="string">
            <text:p text:style-name="P42">una ruta de la interfaz local</text:p>
          </table:table-cell>
        </table:table-row>
        <table:table-row>
          <table:table-cell office:value-type="string">
            <text:p text:style-name="P42">RTN_BROADCAST</text:p>
          </table:table-cell>
          <table:table-cell office:value-type="string">
            <text:p text:style-name="P42">una <text:s/>ruta <text:s/>de <text:s/>difusión local (enviada en una difusión) <text:s text:c="35"/></text:p>
          </table:table-cell>
        </table:table-row>
        <table:table-row>
          <table:table-cell office:value-type="string">
            <text:p text:style-name="P42">RTN_ANYCAST</text:p>
          </table:table-cell>
          <table:table-cell office:value-type="string">
            <text:p text:style-name="P42">una ruta de difusión <text:s/>local <text:s/>(enviada <text:s/>en <text:s/>un <text:s/>unidestino)</text:p>
          </table:table-cell>
        </table:table-row>
        <table:table-row>
          <table:table-cell office:value-type="string">
            <text:p text:style-name="P42">RTN_MULTICAST </text:p>
          </table:table-cell>
          <table:table-cell office:value-type="string">
            <text:p text:style-name="P42">una ruta multidestino </text:p>
          </table:table-cell>
        </table:table-row>
        <table:table-row>
          <table:table-cell office:value-type="string">
            <text:p text:style-name="P42">RTN_BLACKHOLE </text:p>
          </table:table-cell>
          <table:table-cell office:value-type="string">
            <text:p text:style-name="P42">una ruta para la pérdida de paquetes</text:p>
          </table:table-cell>
        </table:table-row>
        <table:table-row>
          <table:table-cell office:value-type="string">
            <text:p text:style-name="P42">RTN_UNREACHABLE</text:p>
          </table:table-cell>
          <table:table-cell office:value-type="string">
            <text:p text:style-name="P42">un destino inalcanzable</text:p>
          </table:table-cell>
        </table:table-row>
        <table:table-row>
          <table:table-cell office:value-type="string">
            <text:p text:style-name="P42">RTN_PROHIBIT </text:p>
          </table:table-cell>
          <table:table-cell office:value-type="string">
            <text:p text:style-name="P42">una ruta de rechazo de paquetes </text:p>
          </table:table-cell>
        </table:table-row>
        <table:table-row>
          <table:table-cell office:value-type="string">
            <text:p text:style-name="P42">RTN_THROW</text:p>
          </table:table-cell>
          <table:table-cell office:value-type="string">
            <text:p text:style-name="P42">continuar la búsqueda de rutas en otra tabla </text:p>
          </table:table-cell>
        </table:table-row>
        <table:table-row>
          <table:table-cell office:value-type="string">
            <text:p text:style-name="P42">RTN_NAT <text:s/></text:p>
          </table:table-cell>
          <table:table-cell office:value-type="string">
            <text:p text:style-name="P42">una regla de traducción de direcciones de red</text:p>
          </table:table-cell>
        </table:table-row>
        <table:table-row>
          <table:table-cell office:value-type="string">
            <text:p text:style-name="P42">RTN_XRESOLVE</text:p>
          </table:table-cell>
          <table:table-cell office:value-type="string">
            <text:p text:style-name="P42">remitir <text:s/>a <text:s/>una entidad de resolución externa <text:s/>(no implementado) <text:s text:c="27"/></text:p>
          </table:table-cell>
        </table:table-row>
      </table:table>
      <text:p text:style-name="P3"/>
      <table:table table:name="Tabla12" table:style-name="Tabla12">
        <table:table-column table:style-name="Tabla12.A"/>
        <table:table-column table:style-name="Tabla12.B"/>
        <table:table-header-rows>
          <table:table-row>
            <table:table-cell office:value-type="string">
              <text:p text:style-name="Table_20_Heading">rtm_protocol</text:p>
            </table:table-cell>
            <table:table-cell office:value-type="string">
              <text:p text:style-name="Table_20_Heading">Ruta original</text:p>
            </table:table-cell>
          </table:table-row>
        </table:table-header-rows>
        <table:table-row>
          <table:table-cell office:value-type="string">
            <text:p text:style-name="P42">RTPROT_UNSPEC</text:p>
          </table:table-cell>
          <table:table-cell office:value-type="string">
            <text:p text:style-name="P42">desconocido</text:p>
          </table:table-cell>
        </table:table-row>
        <table:table-row>
          <table:table-cell office:value-type="string">
            <text:p text:style-name="P42">RTPROT_REDIRECT</text:p>
          </table:table-cell>
          <table:table-cell office:value-type="string">
            <text:p text:style-name="P42">por una redirección ICMP <text:s/>(no <text:s/>usado <text:s/>actualmente) <text:s text:c="20"/></text:p>
          </table:table-cell>
        </table:table-row>
        <table:table-row>
          <table:table-cell office:value-type="string">
            <text:p text:style-name="P42">RTPROT_KERNEL</text:p>
          </table:table-cell>
          <table:table-cell office:value-type="string">
            <text:p text:style-name="P42">por el núcleo</text:p>
          </table:table-cell>
        </table:table-row>
        <table:table-row>
          <table:table-cell office:value-type="string">
            <text:p text:style-name="P42">RTPROT_BOOT</text:p>
          </table:table-cell>
          <table:table-cell office:value-type="string">
            <text:p text:style-name="P42">durante el arranque</text:p>
          </table:table-cell>
        </table:table-row>
        <table:table-row>
          <table:table-cell office:value-type="string">
            <text:p text:style-name="P42">RTPROT_STATIC </text:p>
          </table:table-cell>
          <table:table-cell office:value-type="string">
            <text:p text:style-name="P42">por el administrador</text:p>
          </table:table-cell>
        </table:table-row>
      </table:table>
      <text:p text:style-name="P3"/>
      <text:p text:style-name="Standard"><text:span text:style-name="T3"><text:s text:c="13"/>Los valores mayores que </text:span><text:span text:style-name="T2">RTPROT_STATIC</text:span><text:span text:style-name="T3"> no son interpretados por el núcleo, sólo son para información de usuario. Se pueden usar para identificar <text:s/>la fuente de una información de enrutamiento o para distinguir entre varios demonios de enrutamiento. Vea </text:span><text:span text:style-name="T2">&lt;linux/rtnetlink.h&gt;</text:span><text:span text:style-name="T3"> para los indentificadores de los demonios de enrutamiento que ya están asignados.</text:span></text:p>
      <text:p text:style-name="P3"/>
      <text:p text:style-name="P3"><text:s text:c="14"/><text:span text:style-name="T4">rtm_scope</text:span> es la distancia al destino:</text:p>
      <text:p text:style-name="P3"/>
      <table:table table:name="Tabla13" table:style-name="Tabla13">
        <table:table-column table:style-name="Tabla13.A"/>
        <table:table-column table:style-name="Tabla13.B"/>
        <table:table-header-rows>
          <table:table-row>
            <table:table-cell office:value-type="string">
              <text:p text:style-name="P43">RT_SCOPE_UNIVERSE</text:p>
            </table:table-cell>
            <table:table-cell office:value-type="string">
              <text:p text:style-name="P43">ruta global</text:p>
            </table:table-cell>
          </table:table-row>
        </table:table-header-rows>
        <table:table-row>
          <table:table-cell office:value-type="string">
            <text:p text:style-name="P42">RT_SCOPE_SITE</text:p>
          </table:table-cell>
          <table:table-cell office:value-type="string">
            <text:p text:style-name="P42">ruta interior en el sistema autónomo local <text:s text:c="25"/></text:p>
          </table:table-cell>
        </table:table-row>
        <table:table-row>
          <table:table-cell office:value-type="string">
            <text:p text:style-name="P42">RT_SCOPE_LINK</text:p>
          </table:table-cell>
          <table:table-cell office:value-type="string">
            <text:p text:style-name="P42">ruta en este enlace</text:p>
          </table:table-cell>
        </table:table-row>
        <table:table-row>
          <table:table-cell office:value-type="string">
            <text:p text:style-name="P42">RT_SCOPE_HOST</text:p>
          </table:table-cell>
          <table:table-cell office:value-type="string">
            <text:p text:style-name="P42">ruta en el anfitrión local</text:p>
          </table:table-cell>
        </table:table-row>
        <table:table-row>
          <table:table-cell office:value-type="string">
            <text:p text:style-name="P42">RT_SCOPE_NOWHERE</text:p>
          </table:table-cell>
          <table:table-cell office:value-type="string">
            <text:p text:style-name="P42">el destino no existe</text:p>
          </table:table-cell>
        </table:table-row>
      </table:table>
      <text:p text:style-name="P3"><text:s text:c="12"/></text:p>
      <text:p text:style-name="P3"/>
      <text:p text:style-name="P3"><text:s/>Los valores entre <text:span text:style-name="T4">RT_SCOPE_UNIVERSE</text:span> y <text:span text:style-name="T4">RT_SCOPE_SITE</text:span> están disponibles para el usuario.</text:p>
      <text:p text:style-name="P3"/>
      <text:p text:style-name="Standard"><text:span text:style-name="T3"><text:s text:c="14"/></text:span><text:span text:style-name="T2">rtm_flags</text:span><text:span text:style-name="T3"> tiene los siguientes significados:</text:span></text:p>
      <text:p text:style-name="Standard"/>
      <table:table table:name="Tabla14" table:style-name="Tabla14">
        <table:table-column table:style-name="Tabla14.A"/>
        <table:table-column table:style-name="Tabla14.B"/>
        <table:table-header-rows>
          <table:table-row>
            <table:table-cell office:value-type="string">
              <text:p text:style-name="P43">RTM_F_NOTIFY</text:p>
            </table:table-cell>
            <table:table-cell office:value-type="string">
              <text:p text:style-name="P43">si <text:s text:c="2"/>la <text:s/>ruta <text:s/>cambia, <text:s/>informar <text:s/>al usuario mediante rtnetlink</text:p>
            </table:table-cell>
          </table:table-row>
        </table:table-header-rows>
        <table:table-row>
          <table:table-cell office:value-type="string">
            <text:p text:style-name="P42">RTM_F_CLONED</text:p>
          </table:table-cell>
          <table:table-cell office:value-type="string">
            <text:p text:style-name="P42">la ruta es un duplicado de otra ruta</text:p>
          </table:table-cell>
        </table:table-row>
        <table:table-row>
          <table:table-cell office:value-type="string">
            <text:p text:style-name="P42">RTM_F_EQUALIZE</text:p>
          </table:table-cell>
          <table:table-cell office:value-type="string">
            <text:p text:style-name="P42">un <text:s/>equalizador <text:s text:c="2"/>multidestino <text:s text:c="2"/>(no <text:s/>implementado todavía)</text:p>
          </table:table-cell>
        </table:table-row>
      </table:table>
      <text:p text:style-name="Standard"/>
      <text:p text:style-name="P44"><text:s text:c="13"/><text:span text:style-name="T4">rtm_table</text:span> especifica la <text:span text:style-name="T4">tabla de enrutamiento</text:span></text:p>
      <text:p text:style-name="P7"/>
      <table:table table:name="Tabla15" table:style-name="Tabla15">
        <table:table-column table:style-name="Tabla15.A"/>
        <table:table-column table:style-name="Tabla15.B"/>
        <table:table-header-rows>
          <table:table-row>
            <table:table-cell office:value-type="string">
              <text:p text:style-name="P43">RT_TABLE_UNSPEC</text:p>
            </table:table-cell>
            <table:table-cell office:value-type="string">
              <text:p text:style-name="P43">una tabla de enrutamiento sin especificar</text:p>
            </table:table-cell>
          </table:table-row>
        </table:table-header-rows>
        <table:table-row>
          <table:table-cell office:value-type="string">
            <text:p text:style-name="P42">RT_TABLE_DEFAULT </text:p>
          </table:table-cell>
          <table:table-cell office:value-type="string">
            <text:p text:style-name="P42">la tabla por defecto </text:p>
          </table:table-cell>
        </table:table-row>
        <table:table-row>
          <table:table-cell office:value-type="string">
            <text:p text:style-name="P42">RT_TABLE_MAIN </text:p>
          </table:table-cell>
          <table:table-cell office:value-type="string">
            <text:p text:style-name="P42">la tabla principal</text:p>
          </table:table-cell>
        </table:table-row>
        <table:table-row>
          <table:table-cell office:value-type="string">
            <text:p text:style-name="P42">RT_TABLE_LOCAL</text:p>
          </table:table-cell>
          <table:table-cell office:value-type="string">
            <text:p text:style-name="P42">la tabla local <text:s text:c="2"/></text:p>
          </table:table-cell>
        </table:table-row>
      </table:table>
      <text:p text:style-name="P7"/>
      <text:p text:style-name="P13">El usuario puede asignar valores arbitrarios entre <text:span text:style-name="T4">RT_TABLE_UNSPEC</text:span> y <text:span text:style-name="T4">RT_TABLE_DEFAULT</text:span>.</text:p>
      <text:p text:style-name="P13"/>
      <table:table table:name="Tabla16" table:style-name="Tabla16">
        <table:table-column table:style-name="Tabla16.A" table:number-columns-repeated="3"/>
        <table:table-header-rows>
          <table:table-row>
            <table:table-cell table:number-columns-spanned="3" office:value-type="string">
              <text:p text:style-name="Table_20_Heading">Atributos </text:p>
            </table:table-cell>
            <table:covered-table-cell/>
            <table:covered-table-cell/>
          </table:table-row>
        </table:table-header-rows>
        <table:table-row>
          <table:table-cell office:value-type="string">
            <text:p text:style-name="P25">rta_type</text:p>
          </table:table-cell>
          <table:table-cell office:value-type="string">
            <text:p text:style-name="P25">Tipo de valor</text:p>
          </table:table-cell>
          <table:table-cell office:value-type="string">
            <text:p text:style-name="P25">Descripción </text:p>
          </table:table-cell>
        </table:table-row>
        <table:table-row>
          <table:table-cell office:value-type="string">
            <text:p text:style-name="P42">RTA_UNSPEC</text:p>
          </table:table-cell>
          <table:table-cell office:value-type="string">
            <text:p text:style-name="P42">-</text:p>
          </table:table-cell>
          <table:table-cell office:value-type="string">
            <text:p text:style-name="P42">ignorado</text:p>
          </table:table-cell>
        </table:table-row>
        <table:table-row>
          <table:table-cell office:value-type="string">
            <text:p text:style-name="P42">RTA_DST </text:p>
          </table:table-cell>
          <table:table-cell office:value-type="string">
            <text:p text:style-name="P42">dirección de protocolo</text:p>
          </table:table-cell>
          <table:table-cell office:value-type="string">
            <text:p text:style-name="P42">dirección <text:s/>de destino de la <text:s/>ruta <text:s text:c="23"/></text:p>
          </table:table-cell>
        </table:table-row>
        <table:table-row>
          <table:table-cell office:value-type="string">
            <text:p text:style-name="P42">RTA_SRC</text:p>
          </table:table-cell>
          <table:table-cell office:value-type="string">
            <text:p text:style-name="P42">dirección de protocolo</text:p>
          </table:table-cell>
          <table:table-cell office:value-type="string">
            <text:p text:style-name="P42">dirección de origen <text:s/>de <text:s/>la <text:s/>ruta <text:s text:c="18"/></text:p>
          </table:table-cell>
        </table:table-row>
        <table:table-row>
          <table:table-cell office:value-type="string">
            <text:p text:style-name="P42">RTA_IIF</text:p>
          </table:table-cell>
          <table:table-cell office:value-type="string">
            <text:p text:style-name="P42">entero</text:p>
          </table:table-cell>
          <table:table-cell office:value-type="string">
            <text:p text:style-name="P42">índice <text:s/>de <text:s/>la <text:s/>interfaz de <text:s/>entrada <text:s text:c="19"/></text:p>
          </table:table-cell>
        </table:table-row>
        <table:table-row>
          <table:table-cell office:value-type="string">
            <text:p text:style-name="P42">RTA_OIF</text:p>
          </table:table-cell>
          <table:table-cell office:value-type="string">
            <text:p text:style-name="P42">entero</text:p>
          </table:table-cell>
          <table:table-cell office:value-type="string">
            <text:p text:style-name="P42">índice de <text:s/>la <text:s/>interfaz <text:s/>de salida <text:s text:c="8"/></text:p>
          </table:table-cell>
        </table:table-row>
        <table:table-row>
          <table:table-cell office:value-type="string">
            <text:p text:style-name="P42">RTA_GATEWAY</text:p>
          </table:table-cell>
          <table:table-cell office:value-type="string">
            <text:p text:style-name="P42">dirección de protocolo</text:p>
          </table:table-cell>
          <table:table-cell office:value-type="string">
            <text:p text:style-name="P42">la pasarela (gateway) de la <text:s/>ruta <text:s text:c="21"/></text:p>
          </table:table-cell>
        </table:table-row>
        <table:table-row>
          <table:table-cell office:value-type="string">
            <text:p text:style-name="P42">RTA_PRIORITY</text:p>
          </table:table-cell>
          <table:table-cell office:value-type="string">
            <text:p text:style-name="P42">entero </text:p>
          </table:table-cell>
          <table:table-cell office:value-type="string">
            <text:p text:style-name="P42">prioridad de la ruta</text:p>
          </table:table-cell>
        </table:table-row>
        <table:table-row>
          <table:table-cell office:value-type="string">
            <text:p text:style-name="P42">RTA_PREFSRC</text:p>
          </table:table-cell>
          <table:table-cell office:value-type="string">
            <text:p text:style-name="P42"/>
          </table:table-cell>
          <table:table-cell office:value-type="string">
            <text:p text:style-name="P42"/>
          </table:table-cell>
        </table:table-row>
        <table:table-row>
          <table:table-cell office:value-type="string">
            <text:p text:style-name="P42">RTA_METRICS</text:p>
          </table:table-cell>
          <table:table-cell office:value-type="string">
            <text:p text:style-name="P42">entero</text:p>
          </table:table-cell>
          <table:table-cell office:value-type="string">
            <text:p text:style-name="P42">métrica de la ruta </text:p>
          </table:table-cell>
        </table:table-row>
        <table:table-row>
          <table:table-cell office:value-type="string">
            <text:p text:style-name="P42">RTA_MULTIPATH</text:p>
          </table:table-cell>
          <table:table-cell office:value-type="string">
            <text:p text:style-name="P42"/>
          </table:table-cell>
          <table:table-cell office:value-type="string">
            <text:p text:style-name="P42"/>
          </table:table-cell>
        </table:table-row>
        <table:table-row>
          <table:table-cell office:value-type="string">
            <text:p text:style-name="P42">RTA_PROTOINFO</text:p>
          </table:table-cell>
          <table:table-cell office:value-type="string">
            <text:p text:style-name="P42"/>
          </table:table-cell>
          <table:table-cell office:value-type="string">
            <text:p text:style-name="P42"/>
          </table:table-cell>
        </table:table-row>
        <table:table-row>
          <table:table-cell office:value-type="string">
            <text:p text:style-name="P42">RTA_FLOW</text:p>
          </table:table-cell>
          <table:table-cell office:value-type="string">
            <text:p text:style-name="P42"/>
          </table:table-cell>
          <table:table-cell office:value-type="string">
            <text:p text:style-name="P42"/>
          </table:table-cell>
        </table:table-row>
        <table:table-row>
          <table:table-cell office:value-type="string">
            <text:p text:style-name="P42">RTA_CACHEINFO</text:p>
          </table:table-cell>
          <table:table-cell office:value-type="string">
            <text:p text:style-name="P42"/>
          </table:table-cell>
          <table:table-cell office:value-type="string">
            <text:p text:style-name="P42"/>
          </table:table-cell>
        </table:table-row>
      </table:table>
      <text:p text:style-name="P7">¡Esta tabla está incompleta!</text:p>
      <text:p text:style-name="P3"/>
      <text:p text:style-name="P3"><text:s text:c="7"/><text:span text:style-name="T4">RTM_NEWNEIGH</text:span>, <text:span text:style-name="T4">RTM_DELNEIGH</text:span>, <text:span text:style-name="T4">RTM_GETNEIGH</text:span></text:p>
      <text:p text:style-name="P3"><text:s text:c="14"/><text:span text:style-name="T4">Añade</text:span>, <text:span text:style-name="T4">borra</text:span> o <text:span text:style-name="T4">recibe</text:span> <text:span text:style-name="T4">información de</text:span> una <text:span text:style-name="T4">entrada de la tabla de <text:s/>vecinos</text:span> (por ejemplo, una entrada ARP). El <text:span text:style-name="T4">mensaje contiene una estructura</text:span> <text:span text:style-name="T4">ndmsg</text:span>.</text:p>
      <text:p text:style-name="P2"><text:s text:c="14"/>struct ndmsg</text:p>
      <text:p text:style-name="P2"><text:s text:c="14"/>{</text:p>
      <text:p text:style-name="P2"><text:s text:c="18"/>unsigned char <text:s/><text:tab/>ndm_family;</text:p>
      <text:p text:style-name="P2"><text:s text:c="18"/>unsigned char <text:s/><text:tab/>ndm_pad1;</text:p>
      <text:p text:style-name="P2"><text:s text:c="18"/>unsigned short <text:tab/>ndm_pad2;</text:p>
      <text:p text:style-name="P2"><text:s text:c="18"/>int <text:s text:c="11"/><text:tab/><text:tab/>ndm_ifindex; /* Índice de la interfaz */</text:p>
      <text:p text:style-name="P2"><text:s text:c="18"/>__u16 <text:s text:c="9"/><text:tab/><text:tab/>ndm_state; <text:s text:c="2"/>/* Estado */</text:p>
      <text:p text:style-name="P2"><text:s text:c="18"/>__u8 <text:s text:c="10"/><text:tab/><text:tab/>ndm_flags; <text:s text:c="2"/>/* Opciones */</text:p>
      <text:p text:style-name="P2"><text:s text:c="18"/>__u8 <text:s text:c="10"/><text:tab/><text:tab/>ndm_type;</text:p>
      <text:p text:style-name="P2"><text:s text:c="14"/>};</text:p>
      <text:p text:style-name="P2"><text:s text:c="14"/>struct nda_cacheinfo</text:p>
      <text:p text:style-name="P2"><text:s text:c="14"/>{</text:p>
      <text:p text:style-name="P2"><text:s text:c="18"/>__u32 <text:s text:c="9"/>ndm_confirmed;</text:p>
      <text:p text:style-name="P2"><text:s text:c="18"/>__u32 <text:s text:c="9"/>ndm_used;</text:p>
      <text:p text:style-name="P2"><text:s text:c="18"/>__u32 <text:s text:c="9"/>ndm_updated;</text:p>
      <text:p text:style-name="P2"><text:s text:c="18"/>__u32 <text:s text:c="9"/>ndm_refcnt;</text:p>
      <text:p text:style-name="P2"><text:s text:c="14"/>};</text:p>
      <text:p text:style-name="P2"/>
      <text:p text:style-name="P3"><text:s text:c="14"/><text:span text:style-name="T4">ndm_state</text:span> es una <text:span text:style-name="T4">máscara de bits</text:span> de los siguientes estados:</text:p>
      <text:p text:style-name="P3"/>
      <table:table table:name="Tabla17" table:style-name="Tabla17">
        <table:table-column table:style-name="Tabla17.A"/>
        <table:table-column table:style-name="Tabla17.B"/>
        <table:table-header-rows>
          <table:table-row>
            <table:table-cell office:value-type="string">
              <text:p text:style-name="P43">NUD_INCOMPLETE</text:p>
            </table:table-cell>
            <table:table-cell office:value-type="string">
              <text:p text:style-name="P43">una <text:s/>entrada <text:s/>de <text:s/>la cache que se está <text:s/>resolviendo actualmente</text:p>
            </table:table-cell>
          </table:table-row>
        </table:table-header-rows>
        <table:table-row>
          <table:table-cell office:value-type="string">
            <text:p text:style-name="P42">NUD_REACHABLE</text:p>
          </table:table-cell>
          <table:table-cell office:value-type="string">
            <text:p text:style-name="P42">una entrada de la cache que ya <text:s/>se <text:s/>ha <text:s/>confirmado como operativa <text:s text:c="11"/></text:p>
          </table:table-cell>
        </table:table-row>
        <table:table-row>
          <table:table-cell office:value-type="string">
            <text:p text:style-name="P42">NUD_STALE</text:p>
          </table:table-cell>
          <table:table-cell office:value-type="string">
            <text:p text:style-name="P42">una entrada de la cache caduca</text:p>
          </table:table-cell>
        </table:table-row>
        <table:table-row>
          <table:table-cell office:value-type="string">
            <text:p text:style-name="P42">NUD_DELAY</text:p>
          </table:table-cell>
          <table:table-cell office:value-type="string">
            <text:p text:style-name="P42">una entrada que espera a un cronómetro</text:p>
          </table:table-cell>
        </table:table-row>
        <table:table-row>
          <table:table-cell office:value-type="string">
            <text:p text:style-name="P42">NUD_PROBE</text:p>
          </table:table-cell>
          <table:table-cell office:value-type="string">
            <text:p text:style-name="P42">una <text:s/>entrada <text:s/>de <text:s/>la cache que se está <text:s/>sondeando de nuevo actualmente </text:p>
          </table:table-cell>
        </table:table-row>
        <table:table-row>
          <table:table-cell office:value-type="string">
            <text:p text:style-name="P42">NUD_FAILED</text:p>
          </table:table-cell>
          <table:table-cell office:value-type="string">
            <text:p text:style-name="P42">una entrada de la cache inválida</text:p>
          </table:table-cell>
        </table:table-row>
        <table:table-row>
          <table:table-cell office:value-type="string">
            <text:p text:style-name="P42">NUD_NOARP</text:p>
          </table:table-cell>
          <table:table-cell office:value-type="string">
            <text:p text:style-name="P42">un dispositivo sin cache de destinos </text:p>
          </table:table-cell>
        </table:table-row>
        <table:table-row>
          <table:table-cell office:value-type="string">
            <text:p text:style-name="P42">NUD_PERMANENT</text:p>
          </table:table-cell>
          <table:table-cell office:value-type="string">
            <text:p text:style-name="P42">una entrada estática </text:p>
          </table:table-cell>
        </table:table-row>
      </table:table>
      <text:p text:style-name="P3"/>
      <text:p text:style-name="P3">Los <text:span text:style-name="T4">ndm_flags válidos</text:span> son:</text:p>
      <text:p text:style-name="P3"/>
      <table:table table:name="Tabla18" table:style-name="Tabla18">
        <table:table-column table:style-name="Tabla18.A"/>
        <table:table-column table:style-name="Tabla18.B"/>
        <table:table-header-rows>
          <table:table-row>
            <table:table-cell office:value-type="string">
              <text:p text:style-name="P43">NTF_PROXY </text:p>
            </table:table-cell>
            <table:table-cell office:value-type="string">
              <text:p text:style-name="P43">una entrada proxy arp</text:p>
            </table:table-cell>
          </table:table-row>
        </table:table-header-rows>
        <table:table-row>
          <table:table-cell office:value-type="string">
            <text:p text:style-name="P42">NTF_ROUTER</text:p>
          </table:table-cell>
          <table:table-cell office:value-type="string">
            <text:p text:style-name="P42">un enrutador IPv6 </text:p>
          </table:table-cell>
        </table:table-row>
      </table:table>
      <text:p text:style-name="P3"/>
      <text:p text:style-name="P3">Hay que documentar mejor los miembros de la estructura.</text:p>
      <text:p text:style-name="P3"/>
      <text:p text:style-name="P3">La <text:span text:style-name="T4">estructura</text:span> <text:span text:style-name="T4">rtaddr</text:span> tiene los siguientes <text:span text:style-name="T4">significados</text:span> para el <text:span text:style-name="T4">campo rta_type</text:span>:</text:p>
      <text:p text:style-name="P3"/>
      <table:table table:name="Tabla19" table:style-name="Tabla19">
        <table:table-column table:style-name="Tabla19.A"/>
        <table:table-column table:style-name="Tabla19.B"/>
        <table:table-header-rows>
          <table:table-row>
            <table:table-cell office:value-type="string">
              <text:p text:style-name="P43">NDA_UNSPEC</text:p>
            </table:table-cell>
            <table:table-cell office:value-type="string">
              <text:p text:style-name="P43">tipo desconocido</text:p>
            </table:table-cell>
          </table:table-row>
        </table:table-header-rows>
        <table:table-row>
          <table:table-cell office:value-type="string">
            <text:p text:style-name="P42">NDA_DST</text:p>
          </table:table-cell>
          <table:table-cell office:value-type="string">
            <text:p text:style-name="P42"><text:s/>una dirección de destino de la <text:s/>capa <text:s/>de red de la cache de vecinos</text:p>
          </table:table-cell>
        </table:table-row>
        <table:table-row>
          <table:table-cell office:value-type="string">
            <text:p text:style-name="P42">NDA_LLADDR </text:p>
          </table:table-cell>
          <table:table-cell office:value-type="string">
            <text:p text:style-name="P42">una <text:s/>dirección <text:s/>de la capa de enlace de la cache de vecinos </text:p>
          </table:table-cell>
        </table:table-row>
        <table:table-row>
          <table:table-cell office:value-type="string">
            <text:p text:style-name="P42">NDA_CACHEINFO</text:p>
          </table:table-cell>
          <table:table-cell office:value-type="string">
            <text:p text:style-name="P42">estadísticas de la cache</text:p>
          </table:table-cell>
        </table:table-row>
      </table:table>
      <text:p text:style-name="P3"/>
      <text:p text:style-name="Standard"><text:span text:style-name="T3">Si el campo </text:span><text:span text:style-name="T2">rta_type</text:span><text:span text:style-name="T3"> es </text:span><text:span text:style-name="T2">NDA_CACHEINFO</text:span><text:span text:style-name="T3">, a continuación viene una <text:s/>cabecera </text:span><text:span text:style-name="T2">struct nda_cacheinfo</text:span><text:span text:style-name="T3">.</text:span></text:p>
      <text:p text:style-name="P3"/>
      <text:p text:style-name="P3"><text:s text:c="7"/><text:span text:style-name="T4">RTM_NEWRULE</text:span>, <text:span text:style-name="T4">RTM_DELRULE</text:span>, <text:span text:style-name="T4">RTM_GETRULE</text:span></text:p>
      <text:p text:style-name="P3"><text:s text:c="14"/><text:span text:style-name="T4">Añade</text:span>, borra o <text:span text:style-name="T4">recupera</text:span> una <text:span text:style-name="T4">regla de enrutamiento</text:span>. Lleva asociada una <text:span text:style-name="T4">struct rtmsg</text:span>.</text:p>
      <text:p text:style-name="P3"/>
      <text:p text:style-name="Standard"><text:span text:style-name="T3"><text:s text:c="7"/></text:span><text:span text:style-name="T2">RTM_NEWQDISC</text:span><text:span text:style-name="T3">, </text:span><text:span text:style-name="T2">RTM_DELQDISC</text:span><text:span text:style-name="T3">, </text:span><text:span text:style-name="T2">RTM_GETQDISC</text:span></text:p>
      <text:p text:style-name="Standard"><text:span text:style-name="T3"><text:s text:c="14"/></text:span><text:span text:style-name="T2">Añade</text:span><text:span text:style-name="T3">, </text:span><text:span text:style-name="T2">borra</text:span><text:span text:style-name="T3"> u </text:span><text:span text:style-name="T2">obtiene</text:span><text:span text:style-name="T3"> una </text:span><text:span text:style-name="T2">disciplina de encolamiento</text:span><text:span text:style-name="T3">. El </text:span><text:span text:style-name="T2">mensaje contiene una struct tcmsg</text:span><text:span text:style-name="T3"> que </text:span><text:span text:style-name="T2">puede ir seguida por</text:span><text:span text:style-name="T3"> una serie de </text:span><text:span text:style-name="T2">atributos</text:span><text:span text:style-name="T3">.</text:span></text:p>
      <text:p text:style-name="P2"/>
      <text:p text:style-name="P2"><text:s text:c="14"/>struct tcmsg</text:p>
      <text:p text:style-name="P2"><text:s text:c="14"/>{</text:p>
      <text:p text:style-name="P2"><text:s text:c="18"/>unsigned char <text:s/><text:tab/>tcm_family;</text:p>
      <text:p text:style-name="P2"><text:s text:c="18"/>unsigned char <text:s/><text:tab/>tcm__pad1;</text:p>
      <text:p text:style-name="P2"><text:s text:c="18"/>unsigned short <text:tab/>tcm__pad2;</text:p>
      <text:p text:style-name="P2"><text:s text:c="18"/>int <text:s text:c="11"/><text:tab/><text:tab/>tcm_ifindex; /* Índice de la interfaz */</text:p>
      <text:p text:style-name="P2"><text:s text:c="18"/>__u32 <text:s text:c="9"/><text:tab/><text:tab/>tcm_handle; <text:s/>/* Descriptor qdisc */</text:p>
      <text:p text:style-name="P2"><text:s text:c="18"/>__u32 <text:s text:c="9"/><text:tab/><text:tab/>tcm_parent; <text:s/>/* Qdisc del padre*/</text:p>
      <text:p text:style-name="P2"><text:s text:c="18"/>__u32 <text:s text:c="9"/><text:tab/><text:tab/>tcm_info;</text:p>
      <text:p text:style-name="P2"><text:s text:c="14"/>};</text:p>
      <table:table table:name="Tabla20" table:style-name="Tabla20">
        <table:table-column table:style-name="Tabla20.A" table:number-columns-repeated="3"/>
        <table:table-header-rows>
          <table:table-row>
            <table:table-cell table:number-columns-spanned="3" office:value-type="string">
              <text:p text:style-name="Table_20_Heading">Atributos</text:p>
            </table:table-cell>
            <table:covered-table-cell/>
            <table:covered-table-cell/>
          </table:table-row>
        </table:table-header-rows>
        <table:table-row>
          <table:table-cell office:value-type="string">
            <text:p text:style-name="P25">rta_type</text:p>
          </table:table-cell>
          <table:table-cell office:value-type="string">
            <text:p text:style-name="P25">Tipo de valor</text:p>
          </table:table-cell>
          <table:table-cell office:value-type="string">
            <text:p text:style-name="P25">Descripción</text:p>
          </table:table-cell>
        </table:table-row>
        <table:table-row>
          <table:table-cell office:value-type="string">
            <text:p text:style-name="P42">TCA_UNSPEC</text:p>
          </table:table-cell>
          <table:table-cell office:value-type="string">
            <text:p text:style-name="P42">-</text:p>
          </table:table-cell>
          <table:table-cell office:value-type="string">
            <text:p text:style-name="P42">sin especificar</text:p>
          </table:table-cell>
        </table:table-row>
        <table:table-row>
          <table:table-cell office:value-type="string">
            <text:p text:style-name="P42">TCA_KIND</text:p>
          </table:table-cell>
          <table:table-cell office:value-type="string">
            <text:p text:style-name="P42">cadena terminada en cero</text:p>
          </table:table-cell>
          <table:table-cell office:value-type="string">
            <text:p text:style-name="P42">nombre de la disciplina <text:s/>de <text:s/>encolamiento </text:p>
          </table:table-cell>
        </table:table-row>
        <table:table-row>
          <table:table-cell office:value-type="string">
            <text:p text:style-name="P42">TCA_OPTIONS</text:p>
          </table:table-cell>
          <table:table-cell office:value-type="string">
            <text:p text:style-name="P42">secuencia de bytes</text:p>
          </table:table-cell>
          <table:table-cell office:value-type="string">
            <text:p text:style-name="P42">opciones <text:s text:c="2"/>específicas <text:s text:c="2"/>de Qdisc que vienen a <text:s/>continuación </text:p>
          </table:table-cell>
        </table:table-row>
        <table:table-row>
          <table:table-cell office:value-type="string">
            <text:p text:style-name="P42">TCA_STATS</text:p>
          </table:table-cell>
          <table:table-cell office:value-type="string">
            <text:p text:style-name="P42">estructura tc_stats </text:p>
          </table:table-cell>
          <table:table-cell office:value-type="string">
            <text:p text:style-name="P42">estadísticas qdisc </text:p>
          </table:table-cell>
        </table:table-row>
        <table:table-row>
          <table:table-cell office:value-type="string">
            <text:p text:style-name="P42">TCA_XSTATS</text:p>
          </table:table-cell>
          <table:table-cell office:value-type="string">
            <text:p text:style-name="P42">específico de qdisc</text:p>
          </table:table-cell>
          <table:table-cell office:value-type="string">
            <text:p text:style-name="P42">estadísticas <text:s text:c="3"/>específicas del módulo</text:p>
          </table:table-cell>
        </table:table-row>
        <table:table-row>
          <table:table-cell office:value-type="string">
            <text:p text:style-name="P42">TCA_RATE</text:p>
          </table:table-cell>
          <table:table-cell office:value-type="string">
            <text:p text:style-name="P42">estructura tc_estimator</text:p>
          </table:table-cell>
          <table:table-cell office:value-type="string">
            <text:p text:style-name="P42">límite de la tasa</text:p>
          </table:table-cell>
        </table:table-row>
      </table:table>
      <text:p text:style-name="P3"/>
      <text:p text:style-name="P3"><text:s text:c="14"/><text:span text:style-name="T4">Además</text:span>, se permiten <text:span text:style-name="T4">otros atributos</text:span> diferentes <text:span text:style-name="T4">específicos del <text:s/>módulo qdisc</text:span>. Para más información, <text:span text:style-name="T4">vea los ficheros cabecera adecuados</text:span>.</text:p>
      <text:p text:style-name="P3"/>
      <text:p text:style-name="P3"><text:s text:c="7"/><text:span text:style-name="T4">RTM_NEWTCLASS</text:span>, <text:span text:style-name="T4">RTM_DELTCLASS</text:span>, <text:span text:style-name="T4">RTM_GETTCLASS</text:span></text:p>
      <text:p text:style-name="Standard"><text:span text:style-name="T3"><text:s text:c="14"/></text:span><text:span text:style-name="T2">Añade</text:span><text:span text:style-name="T3">, </text:span><text:span text:style-name="T2">borra </text:span><text:span text:style-name="T3">u </text:span><text:span text:style-name="T2">obtiene</text:span><text:span text:style-name="T3"> una </text:span><text:span text:style-name="T2">clase de intercambio</text:span><text:span text:style-name="T3">. Estos </text:span><text:span text:style-name="T2">mensajes contienen</text:span><text:span text:style-name="T3"> una </text:span><text:span text:style-name="T2">struct tcmsg</text:span><text:span text:style-name="T3"> como la </text:span><text:span text:style-name="T2">descrita anteriormente</text:span><text:span text:style-name="T3">.</text:span></text:p>
      <text:p text:style-name="P3"/>
      <text:p text:style-name="Standard"><text:span text:style-name="T3"><text:s text:c="7"/></text:span><text:span text:style-name="T2">RTM_NEWTFILTER</text:span><text:span text:style-name="T3">, </text:span><text:span text:style-name="T2">RTM_DELTFILTER</text:span><text:span text:style-name="T3">, </text:span><text:span text:style-name="T2">RTM_GETTFILTER</text:span></text:p>
      <text:p text:style-name="P3"><text:s text:c="14"/><text:span text:style-name="T4">Añade</text:span>, <text:span text:style-name="T4">borra</text:span> o <text:span text:style-name="T4">recibe</text:span> información de una <text:span text:style-name="T4">filtro de tráfico</text:span>. Estos <text:s/><text:span text:style-name="T4">mensajes contienen</text:span> una <text:span text:style-name="T4">struct tcmsg</text:span> como la <text:span text:style-name="T4">descrita anteriormente</text:span>.</text:p>
      <text:p text:style-name="P3"/>
      <text:p text:style-name="P2">VERSIONES</text:p>
      <text:p text:style-name="P3"><text:s text:c="7"/><text:span text:style-name="T4">rtnetlink</text:span> es una nueva característica de la versión 2.2 de Linux.</text:p>
      <text:p text:style-name="P3"/>
      <text:p text:style-name="P2">FALLOS</text:p>
      <text:p text:style-name="P3"><text:s text:c="7"/>Esta <text:span text:style-name="T4">página de manual</text:span> es <text:span text:style-name="T4">deficiente</text:span> y está <text:span text:style-name="T4">incompleta</text:span>.</text:p>
      <text:p text:style-name="P3"/>
      <text:p text:style-name="P2">VÉASE TAMBIÉN</text:p>
      <text:p text:style-name="P3"><text:s text:c="7"/><text:span text:style-name="T4">netlink(7)</text:span>, <text:span text:style-name="T4">cmsg(3)</text:span>, <text:span text:style-name="T4">ip(7)</text:span>, <text:span text:style-name="T4">rtnetlink(3)</text:span></text:p>
      <text:p text:style-name="P3"/>
      <text:p text:style-name="P2">Página man de Linux <text:s text:c="9"/>30 abril 1999 <text:s text:c="22"/>RTNETLINK(7)</text:p>
      <text:p text:style-name="P2"/>
      <text:p text:style-name="P3">Ahora veremos la página de manual en línea de comandos: </text:p>
      <text:p text:style-name="P2"><text:tab/>man 3 netlink</text:p>
      <text:p text:style-name="P2">NETLINK(3) <text:s text:c="13"/>Manual del Programador de Linux <text:s text:c="8"/>NETLINK(3)</text:p>
      <text:p text:style-name="P3"/>
      <text:p text:style-name="P2">NOMBRE</text:p>
      <text:p text:style-name="P3"><text:s text:c="7"/><text:span text:style-name="T4">netlink - macros netlink</text:span></text:p>
      <text:p text:style-name="P3"/>
      <text:p text:style-name="P2">SINOPSIS</text:p>
      <text:p text:style-name="P2"><text:s text:c="7"/>#include &lt;asm/types.h&gt;</text:p>
      <text:p text:style-name="P2"><text:s text:c="7"/>#include &lt;linux/netlink.h&gt;</text:p>
      <text:p text:style-name="P2"><text:s text:c="7"/>int NLMSG_ALIGN(size_t len);</text:p>
      <text:p text:style-name="P2"><text:s text:c="7"/>int NLMSG_LENGTH(size_t len);</text:p>
      <text:p text:style-name="P2"><text:s text:c="7"/>int NLMSG_SPACE(size_t len);</text:p>
      <text:p text:style-name="P2"><text:s text:c="7"/>void *NLMSG_DATA(struct nlmsghdr *nlh);</text:p>
      <text:p text:style-name="P2"><text:s text:c="7"/>struct nlmsghdr *NLMSG_NEXT(struct nlmsghdr *nlh, int len);</text:p>
      <text:p text:style-name="P2"><text:s text:c="7"/>int NLMSG_OK(struct nlmsghdr *nlh, int len);</text:p>
      <text:p text:style-name="P2"><text:s text:c="7"/>int NLMSG_PAYLOAD(struct nlmsghdr *nlh, int len);</text:p>
      <text:p text:style-name="P2"/>
      <text:p text:style-name="P2">DESCRIPCIÓN</text:p>
      <text:p text:style-name="P3"><text:s text:c="7"/><text:span text:style-name="T4">netlink.h</text:span> define varias macros estándares para <text:span text:style-name="T4">acceder</text:span> o <text:span text:style-name="T4">crear</text:span> un <text:span text:style-name="T4">datagrama netlink</text:span>. En esencia son <text:span text:style-name="T4">similares a</text:span> las <text:span text:style-name="T4">macros definidas en</text:span> <text:span text:style-name="T4">cmsg(3)</text:span> para los datos auxiliares. Se <text:span text:style-name="T4">debería acceder al buffer</text:span> <text:span text:style-name="T4">pasado a</text:span> y <text:span text:style-name="T4">desde un conector netlink usando únicamente estas macros</text:span>.</text:p>
      <text:p text:style-name="P3"/>
      <text:p text:style-name="P3"><text:s text:c="7"/><text:span text:style-name="T4">NLMSG_ALIGN</text:span></text:p>
      <text:p text:style-name="P3"><text:tab/> <text:s text:c="2"/><text:span text:style-name="T4">Redondea</text:span> la <text:span text:style-name="T4">longitud de un mensaje</text:span> <text:span text:style-name="T4">netlink</text:span> <text:span text:style-name="T4">hasta alinearlo</text:span> adecuadamente.</text:p>
      <text:p text:style-name="P3"/>
      <text:p text:style-name="P3"><text:s text:c="7"/><text:span text:style-name="T4">NLMSG_LENGTH</text:span></text:p>
      <text:p text:style-name="P3"><text:s text:c="14"/>Toma como <text:span text:style-name="T4">argumento</text:span> la <text:span text:style-name="T4">longitud del contenido útil</text:span> y <text:span text:style-name="T4">devuelve</text:span> la <text:span text:style-name="T4">longitud alineada</text:span> para almacenarlo en el <text:span text:style-name="T4">campo nlmsg_len</text:span> <text:span text:style-name="T4">de</text:span> <text:span text:style-name="T4">nlmsghdr</text:span>.</text:p>
      <text:p text:style-name="P3"/>
      <text:p text:style-name="P3"><text:s text:c="7"/><text:span text:style-name="T4">NLMSG_SPACE</text:span></text:p>
      <text:p text:style-name="P3"><text:s text:c="14"/><text:span text:style-name="T4">Devuelve</text:span> el <text:span text:style-name="T4">número de bytes</text:span> que ocuparía un <text:span text:style-name="T4">mensaje netlink</text:span> con un <text:span text:style-name="T4">contenido útil de</text:span> la <text:span text:style-name="T4">longitud pasada</text:span>.</text:p>
      <text:p text:style-name="P3"/>
      <text:p text:style-name="P3"><text:s text:c="7"/><text:span text:style-name="T4">NLMSG_DATA</text:span></text:p>
      <text:p text:style-name="P3"><text:s text:c="14"/><text:span text:style-name="T4">Devuelve</text:span> un <text:span text:style-name="T4">puntero al</text:span> <text:span text:style-name="T4">contenido útil asociado con el nlmsghdr</text:span> <text:span text:style-name="T4">pasado</text:span>.</text:p>
      <text:p text:style-name="P3"/>
      <text:p text:style-name="P3"><text:s text:c="7"/><text:span text:style-name="T4">NLMSG_NEXT</text:span></text:p>
      <text:p text:style-name="Standard"><text:span text:style-name="T3"><text:s text:c="14"/></text:span><text:span text:style-name="T2">Obtiene</text:span><text:span text:style-name="T3"> el </text:span><text:span text:style-name="T2">siguiente</text:span><text:span text:style-name="T3"> </text:span><text:span text:style-name="T2">nlmsghdr</text:span><text:span text:style-name="T3"> </text:span><text:span text:style-name="T2">en</text:span><text:span text:style-name="T3"> un </text:span><text:span text:style-name="T2">mensaje multiparte</text:span><text:span text:style-name="T3">. El invocador debe comprobar si el </text:span><text:span text:style-name="T2">nlmsghdr</text:span><text:span text:style-name="T3"> actual no tenía activa la opción <text:s/></text:span><text:span text:style-name="T2">NLMSG_DONE</text:span><text:span text:style-name="T3"> (esta función no devuelve NULL al final). El </text:span><text:span text:style-name="T2">parámetro</text:span><text:span text:style-name="T3"> <text:s/></text:span><text:span text:style-name="T2">longitud</text:span><text:span text:style-name="T3"> es un </text:span><text:span text:style-name="T2">valor izquierdo</text:span><text:span text:style-name="T3"> (lvalue) que contiene la </text:span><text:span text:style-name="T2">longitud restante del buffer del mensaje</text:span><text:span text:style-name="T3">. Esta macro lo </text:span><text:span text:style-name="T2">decrementa en la longitud de la cabecera del mensaje</text:span><text:span text:style-name="T3">.</text:span></text:p>
      <text:p text:style-name="P3"><text:s text:c="7"/><text:span text:style-name="T4">NLMSG_OK</text:span></text:p>
      <text:p text:style-name="Standard"><text:span text:style-name="T3"><text:s text:c="14"/></text:span><text:span text:style-name="T2">Devuelve verdadero</text:span><text:span text:style-name="T3"> </text:span><text:span text:style-name="T2">si</text:span><text:span text:style-name="T3"> el </text:span><text:span text:style-name="T2">mensaje</text:span><text:span text:style-name="T3"> </text:span><text:span text:style-name="T2">netlink</text:span><text:span text:style-name="T3"> </text:span><text:span text:style-name="T2">no está truncado</text:span><text:span text:style-name="T3"> </text:span><text:span text:style-name="T2">y es correcto para se analizado</text:span><text:span text:style-name="T3">.</text:span></text:p>
      <text:p text:style-name="P3"/>
      <text:p text:style-name="P3"><text:s text:c="7"/><text:span text:style-name="T4">NLMSG_PAYLOAD</text:span></text:p>
      <text:p text:style-name="Standard"><text:span text:style-name="T3"><text:s text:c="14"/></text:span><text:span text:style-name="T2">Devuelve</text:span><text:span text:style-name="T3"> la </text:span><text:span text:style-name="T2">longitud</text:span><text:span text:style-name="T3"> del </text:span><text:span text:style-name="T2">contenido útil</text:span><text:span text:style-name="T3"> asociado con </text:span><text:span text:style-name="T2">nlmsghdr</text:span><text:span text:style-name="T3">.</text:span></text:p>
      <text:p text:style-name="P3"/>
      <text:p text:style-name="P2">NOTAS</text:p>
      <text:p text:style-name="P3"><text:s text:c="7"/>Normalmente es <text:span text:style-name="T4">mejor usar</text:span> <text:span text:style-name="T4">netlink</text:span> <text:span text:style-name="T4">a través de libnetlink</text:span> <text:span text:style-name="T4">que mediante la interfaz de bajo nivel</text:span> <text:span text:style-name="T4">del núcleo</text:span>.</text:p>
      <text:p text:style-name="P3"/>
      <text:p text:style-name="P2">VÉASE TAMBIÉN</text:p>
      <text:p text:style-name="P3"><text:s text:c="7"/><text:span text:style-name="T4">netlink(7)</text:span></text:p>
      <text:p text:style-name="P3"/>
      <text:p text:style-name="P3"><text:s text:c="7"/><text:span text:style-name="T4">ftp://ftp.inr.ac.ru/ip-routing/iproute2* para libnetlink</text:span></text:p>
      <text:p text:style-name="P3"/>
      <text:p text:style-name="P2">Página man de Linux <text:s text:c="11"/>14 mayo 1999 <text:s text:c="25"/>NETLINK(3)</text:p>
      <text:p text:style-name="P2"/>
      <text:p text:style-name="P3">Continuamos con la lectura de: </text:p>
      <text:p text:style-name="P8"><text:tab/>man 3 rtnetlink</text:p>
      <text:p text:style-name="P3"/>
      <text:p text:style-name="P2">RTNETLINK(3) <text:s text:c="5"/>Manual del Programador de Linux <text:s text:c="7"/>RTNETLINK(3)</text:p>
      <text:p text:style-name="P45"/>
      <text:p text:style-name="P2">NOMBRE</text:p>
      <text:p text:style-name="P45"><text:s text:c="7"/><text:span text:style-name="T24">rtnetlink - Macros para manipular mensajes rtnetlink</text:span></text:p>
      <text:p text:style-name="P45"/>
      <text:p text:style-name="P2">SINOPSIS</text:p>
      <text:p text:style-name="P2"><text:s text:c="7"/>#include &lt;asm/types.h&gt;</text:p>
      <text:p text:style-name="P2"><text:s text:c="7"/>#include &lt;linux/netlink.h&gt;</text:p>
      <text:p text:style-name="P2"><text:s text:c="7"/>#include &lt;linux/rtnetlink.h&gt;</text:p>
      <text:p text:style-name="P2"><text:s text:c="7"/>#include &lt;sys/socket.h&gt;</text:p>
      <text:p text:style-name="P2"/>
      <text:p text:style-name="P2"><text:tab/>rtnetlink_socket = socket(<text:tab/>PF_NETLINK, </text:p>
      <text:p text:style-name="P2"><text:tab/><text:tab/><text:tab/><text:tab/><text:tab/><text:tab/><text:tab/>int socket_type,</text:p>
      <text:p text:style-name="P2"><text:tab/><text:tab/><text:tab/><text:tab/><text:tab/><text:tab/><text:tab/>NETLINK_ROUTE);</text:p>
      <text:p text:style-name="P2"><text:tab/>int RTA_OK(struct rtattr *rta, int rtabuflen);</text:p>
      <text:p text:style-name="P2"><text:s text:c="7"/><text:tab/>void *RTA_DATA(struct rtattr *rta);</text:p>
      <text:p text:style-name="P2"><text:s text:c="7"/><text:tab/>unsigned int RTA_PAYLOAD(struct rtattr *rta);</text:p>
      <text:p text:style-name="P2"><text:s text:c="7"/><text:tab/>struct rtattr *RTA_NEXT(<text:tab/>struct rtattr *rta, </text:p>
      <text:p text:style-name="P2"><text:tab/><text:tab/><text:tab/><text:tab/><text:tab/><text:tab/>unsigned int rtabuflen);</text:p>
      <text:p text:style-name="P2"><text:s text:c="7"/><text:tab/>unsigned int RTA_LENGTH(unsigned int length);</text:p>
      <text:p text:style-name="P2"><text:s text:c="7"/><text:tab/>unsigned int RTA_SPACE(unsigned int length);</text:p>
      <text:p text:style-name="P2"/>
      <text:p text:style-name="P2">DESCRIPCIÓN</text:p>
      <text:p text:style-name="Standard"><text:span text:style-name="T25"><text:s text:c="7"/>Todos los </text:span><text:span text:style-name="T2">mensajes</text:span><text:span text:style-name="T25"> </text:span><text:span text:style-name="T2">rtnetlink(7) están formados por</text:span><text:span text:style-name="T25"> una </text:span><text:span text:style-name="T2">cabecera de mensaje</text:span><text:span text:style-name="T25"> </text:span><text:span text:style-name="T2">netlink(7)</text:span><text:span text:style-name="T25"> </text:span><text:span text:style-name="T2">y</text:span><text:span text:style-name="T25"> </text:span><text:span text:style-name="T2">atributos</text:span><text:span text:style-name="T25"> añadidos. Los </text:span><text:span text:style-name="T2">atributos</text:span><text:span text:style-name="T25"> sólo </text:span><text:span text:style-name="T2">deberían ser manipulados usando las macros suministradas aquí</text:span><text:span text:style-name="T25">.</text:span></text:p>
      <text:p text:style-name="P45"/>
      <text:p text:style-name="P45"><text:s text:c="7"/><text:tab/><text:span text:style-name="T24">RTA_OK(rta, attrlen)</text:span> <text:tab/><text:span text:style-name="T24">devuelve</text:span> <text:span text:style-name="T24">verdadero</text:span> <text:span text:style-name="T24">si</text:span> <text:span text:style-name="T24">rta</text:span> <text:span text:style-name="T24">apunta a un </text:span></text:p>
      <text:p text:style-name="P45"><text:span text:style-name="T24"><text:tab/><text:tab/><text:tab/><text:tab/><text:tab/><text:tab/>atributo de enrutamiento válido</text:span>. <text:s/></text:p>
      <text:p text:style-name="P45"/>
      <text:p text:style-name="Standard"><text:span text:style-name="T25"><text:tab/></text:span><text:span text:style-name="T2">attrlen</text:span><text:span text:style-name="T25"> <text:tab/><text:tab/><text:tab/><text:tab/>es la </text:span><text:span text:style-name="T2">longitud</text:span><text:span text:style-name="T25"> actual </text:span><text:span text:style-name="T2">del buffer de </text:span></text:p>
      <text:p text:style-name="P45"><text:span text:style-name="T24"><text:tab/><text:tab/><text:tab/><text:tab/><text:tab/><text:tab/>atributos</text:span>. <text:span text:style-name="T24">Cuando es falso</text:span> debe <text:span text:style-name="T24">asumir </text:span></text:p>
      <text:p text:style-name="P45"><text:span text:style-name="T24"><text:tab/><text:tab/><text:tab/><text:tab/><text:tab/><text:tab/>que no hay más atributos</text:span> en el mensaje, </text:p>
      <text:p text:style-name="P45"><text:span text:style-name="T24"><text:tab/><text:tab/><text:tab/><text:tab/><text:tab/><text:tab/>aunque attrlen no sea cero</text:span>.</text:p>
      <text:p text:style-name="P45"/>
      <text:p text:style-name="P45"><text:s text:c="7"/><text:tab/><text:span text:style-name="T24">RTA_DATA(rta)</text:span> <text:tab/><text:tab/><text:tab/><text:span text:style-name="T24">devuelve</text:span> un <text:span text:style-name="T24">puntero</text:span> <text:span text:style-name="T24">al principio de los </text:span></text:p>
      <text:p text:style-name="P45"><text:span text:style-name="T24"><text:tab/><text:tab/><text:tab/><text:tab/><text:tab/><text:tab/>datos</text:span> de este atributo.</text:p>
      <text:p text:style-name="P45"/>
      <text:p text:style-name="P45"><text:s text:c="7"/><text:tab/><text:span text:style-name="T24">RTA_PAYLOAD(rta)</text:span> <text:tab/><text:tab/><text:span text:style-name="T24">devuelve</text:span> la <text:span text:style-name="T24">longitud de los datos</text:span> de </text:p>
      <text:p text:style-name="P45"><text:tab/><text:tab/><text:tab/><text:tab/><text:tab/><text:tab/>este atributo.</text:p>
      <text:p text:style-name="P45"/>
      <text:p text:style-name="Standard"><text:span text:style-name="T25"><text:s text:c="7"/><text:tab/></text:span><text:span text:style-name="T2">RTA_NEXT(rta, attrlen)</text:span><text:span text:style-name="T25"> <text:tab/></text:span><text:span text:style-name="T2">obtiene</text:span><text:span text:style-name="T25"> el </text:span><text:span text:style-name="T2">siguiente atributo después <text:tab/><text:tab/><text:tab/><text:tab/><text:tab/><text:tab/>de rta</text:span><text:span text:style-name="T25">. Al llamar a esta macro se <text:tab/></text:span></text:p>
      <text:p text:style-name="P45"><text:tab/><text:tab/><text:tab/><text:tab/><text:tab/><text:tab/><text:span text:style-name="T24">actualizará</text:span> <text:span text:style-name="T24">attrlen</text:span>. Debería <text:span text:style-name="T24">usar</text:span> <text:span text:style-name="T24">RTA_OK</text:span> </text:p>
      <text:p text:style-name="Standard"><text:span text:style-name="T25"><text:tab/><text:tab/><text:tab/><text:tab/><text:tab/><text:tab/>para </text:span><text:span text:style-name="T2">comprobar</text:span><text:span text:style-name="T25"> la </text:span><text:span text:style-name="T2">validez del puntero</text:span><text:span text:style-name="T25"> </text:span></text:p>
      <text:p text:style-name="P45"><text:tab/><text:tab/><text:tab/><text:tab/><text:tab/><text:tab/>devuelto.</text:p>
      <text:p text:style-name="P3"/>
      <text:p text:style-name="Standard"><text:span text:style-name="T25"><text:s text:c="7"/><text:tab/></text:span><text:span text:style-name="T2">RTA_LENGTH(len)</text:span><text:span text:style-name="T25"> <text:tab/><text:tab/></text:span><text:span text:style-name="T2">devuelve</text:span><text:span text:style-name="T25"> la </text:span><text:span text:style-name="T2">longitud</text:span><text:span text:style-name="T25"> que se necesita </text:span><text:span text:style-name="T2">para </text:span></text:p>
      <text:p text:style-name="P45"><text:span text:style-name="T24"><text:tab/><text:tab/><text:tab/><text:tab/><text:tab/><text:tab/>len bytes de datos más la cabecera</text:span>.</text:p>
      <text:p text:style-name="P45"/>
      <text:p text:style-name="P45"><text:s text:c="7"/><text:tab/><text:span text:style-name="T24">RTA_SPACE(len)</text:span> <text:tab/><text:tab/><text:span text:style-name="T24">devuelve</text:span> la <text:span text:style-name="T24">cantidad de espacio</text:span> que se </text:p>
      <text:p text:style-name="P45"><text:tab/><text:tab/><text:tab/><text:tab/><text:tab/><text:tab/>necesitarán <text:span text:style-name="T24">en el mensaje</text:span> <text:span text:style-name="T24">con len bytes </text:span></text:p>
      <text:p text:style-name="P45"><text:span text:style-name="T24"><text:tab/><text:tab/><text:tab/><text:tab/><text:tab/><text:tab/>de datos</text:span>.</text:p>
      <text:p text:style-name="P2">EJEMPLO</text:p>
      <text:p text:style-name="P45"><text:s text:c="7"/><text:span text:style-name="T24">Crear</text:span> un <text:span text:style-name="T24">mensaje rtnetlink</text:span> para <text:span text:style-name="T24">configurar la MTU de un dispositivo</text:span>.</text:p>
      <text:p text:style-name="P2"/>
      <text:p text:style-name="P2"><text:s text:c="12"/>struct </text:p>
      <text:p text:style-name="P2"><text:tab/> <text:s text:c="2"/>{</text:p>
      <text:p text:style-name="P2"><text:s text:c="19"/>struct nlmsghdr <text:tab/>nh;</text:p>
      <text:p text:style-name="P2"><text:s text:c="19"/>struct ifinfomsg <text:s text:c="2"/><text:tab/>if;</text:p>
      <text:p text:style-name="P2"><text:s text:c="19"/>char <text:s text:c="10"/><text:tab/><text:tab/>attrbuf[512];</text:p>
      <text:p text:style-name="P2"><text:s text:c="12"/>} req;</text:p>
      <text:p text:style-name="P2"/>
      <text:p text:style-name="P2"><text:s text:c="12"/>struct rtattr * rta;</text:p>
      <text:p text:style-name="P2"><text:s text:c="12"/>unsigned int mtu = 1000;</text:p>
      <text:p text:style-name="P2"><text:s text:c="12"/>int rtnetlink_sk = socket(<text:tab/>PF_NETLINK, </text:p>
      <text:p text:style-name="P2"><text:s text:c="3"/><text:tab/><text:tab/><text:tab/><text:tab/><text:tab/><text:tab/> <text:s text:c="4"/><text:tab/>SOCK_DGRAM, </text:p>
      <text:p text:style-name="P2"><text:s/><text:tab/><text:tab/><text:tab/><text:tab/><text:tab/> <text:s text:c="13"/><text:tab/>NETLINK_ROUTE);</text:p>
      <text:p text:style-name="P2"/>
      <text:p text:style-name="P2"><text:s text:c="12"/>memset(&amp;req, 0, sizeof(req));</text:p>
      <text:p text:style-name="P2"><text:s text:c="12"/>req.nh.nlmsg_len = NLMSG_LENGTH(sizeof(struct ifinfomsg));</text:p>
      <text:p text:style-name="P2"><text:s text:c="12"/>req.nh.nlmsg_flags = NLM_F_REQUEST;</text:p>
      <text:p text:style-name="P2"><text:s text:c="12"/>req.nh.nlmsg_type = RTML_NEWLINK;</text:p>
      <text:p text:style-name="P2"><text:s text:c="12"/>req.if.ifi_family = AF_UNSPEC;</text:p>
      <text:p text:style-name="P2"><text:s text:c="12"/>req.if.ifi_index = INTERFACE_INDEX;</text:p>
      <text:p text:style-name="P2"><text:s text:c="12"/>req.if.ifi_change = 0xffffffff; /* ???*/</text:p>
      <text:p text:style-name="P2"><text:s text:c="12"/>rta = (struct rtattr*)(( <text:tab/>(char *) &amp;req) + </text:p>
      <text:p text:style-name="P2"><text:tab/><text:tab/><text:tab/><text:tab/><text:tab/><text:tab/>NLMSG_ALIGN(n-&gt;nlmsg_len)</text:p>
      <text:p text:style-name="P2"><text:tab/><text:tab/><text:tab/><text:tab/><text:tab/> <text:s text:c="2"/>);</text:p>
      <text:p text:style-name="P2"><text:s text:c="12"/>rta-&gt;rta_type = <text:tab/>IFLA_MTU;</text:p>
      <text:p text:style-name="P2"><text:s text:c="12"/>rta-&gt;rta_len <text:s text:c="2"/>= <text:tab/>sizeof(unsigned int);</text:p>
      <text:p text:style-name="P2"><text:s text:c="12"/>req.n.nlmsg_len = NLMSG_ALIGN(</text:p>
      <text:p text:style-name="P2"><text:tab/><text:tab/><text:tab/><text:tab/><text:tab/><text:tab/>req.n.nlmsg_len) +</text:p>
      <text:p text:style-name="P2"><text:s text:c="31"/><text:tab/><text:tab/><text:tab/>RTA_LENGTH(sizeof(mtu)</text:p>
      <text:p text:style-name="P2"><text:tab/><text:tab/><text:tab/><text:tab/><text:tab/><text:tab/><text:tab/> <text:s text:c="5"/>);</text:p>
      <text:p text:style-name="P2"><text:s text:c="12"/>memcpy(RTA_DATA(rta), &amp;mtu, sizeof (mtu));</text:p>
      <text:p text:style-name="P2"><text:s text:c="12"/>send(rtnetlink_sk, &amp;req, req.n.nlmsg_len);</text:p>
      <text:p text:style-name="P2"/>
      <text:p text:style-name="P2">FALLOS</text:p>
      <text:p text:style-name="P3"><text:s text:c="7"/>Esta <text:span text:style-name="T4">página de manual es escasa e incompleta</text:span>.</text:p>
      <text:p text:style-name="P3"/>
      <text:p text:style-name="P2">VÉASE TAMBIÉN</text:p>
      <text:p text:style-name="P3"><text:s text:c="7"/><text:span text:style-name="T4">rtnetlink(7)</text:span>, <text:span text:style-name="T4">netlink(7)</text:span>, <text:span text:style-name="T4">netlink(3)</text:span></text:p>
      <text:p text:style-name="P3"/>
      <text:p text:style-name="P2">Página man de Linux <text:s text:c="11"/>14 mayo 1999 <text:s text:c="22"/>RTNETLINK(3)</text:p>
      <text:p text:style-name="P3"/>
      <text:p text:style-name="P3">A continuación veremos:<text:tab/></text:p>
      <text:p text:style-name="P2"><text:tab/><text:tab/><text:tab/><text:tab/>man 5 protocols</text:p>
      <text:p text:style-name="P2"/>
      <text:p text:style-name="P2">PROTOCOLS(5) <text:s text:c="4"/>Manual del Programador de Linux <text:s text:c="5"/>PROTOCOLS(5)</text:p>
      <text:p text:style-name="P3"/>
      <text:p text:style-name="P2">NOMBRE</text:p>
      <text:p text:style-name="Standard"><text:span text:style-name="T3"><text:s text:c="7"/></text:span><text:span text:style-name="T2">protocols - el fichero de definición de protocolos</text:span></text:p>
      <text:p text:style-name="P3"/>
      <text:p text:style-name="P2">DESCRIPCIÓN</text:p>
      <text:p text:style-name="Standard"><text:span text:style-name="T3"><text:s text:c="7"/>Éste es un </text:span><text:span text:style-name="T2">fichero ASCII plano</text:span><text:span text:style-name="T3"> que </text:span><text:span text:style-name="T2">describe</text:span><text:span text:style-name="T3"> los distintos </text:span><text:span text:style-name="T2">protocolos DARPA para Internet</text:span><text:span text:style-name="T3"> que están </text:span><text:span text:style-name="T2">disponibles en el subsistema TCP/IP</text:span><text:span text:style-name="T3">. Se debería consultar este fichero en vez de usar los números de los ficheros de cabecera ARPA, o, peor aún, adivinarlos. Estos </text:span><text:span text:style-name="T2">números se incluyen en el campo de protocolo de cualquier cabecera IP</text:span><text:span text:style-name="T3">.</text:span></text:p>
      <text:p text:style-name="P3"/>
      <text:p text:style-name="P3"><text:s text:c="7"/>Este <text:span text:style-name="T4">fichero no se debe modificar</text:span> porque los cambios pueden producir paquetes IP incorrectos. Los <text:span text:style-name="T4">números y nombres de los protocolos se definen en el DDN Network Information Center</text:span>.</text:p>
      <text:p text:style-name="P3"/>
      <text:p text:style-name="P3"><text:s text:c="7"/><text:span text:style-name="T4">Cada línea tiene </text:span>el siguiente <text:span text:style-name="T4">formato</text:span>:</text:p>
      <text:p text:style-name="P3"/>
      <text:p text:style-name="P3"><text:s text:c="14"/><text:span text:style-name="T4">protocolo número alias ...</text:span></text:p>
      <text:p text:style-name="P3"/>
      <text:p text:style-name="P3"><text:s text:c="7"/>donde los <text:span text:style-name="T4">campos se delimitan por espacios o TABs</text:span>. Las <text:span text:style-name="T4">líneas vacías</text:span> <text:span text:style-name="T4">y</text:span> las <text:span text:style-name="T4">que comienzan con un '#' no son tenidas en cuenta</text:span>.</text:p>
      <text:p text:style-name="P3"/>
      <text:p text:style-name="P3"><text:s text:c="7"/>Las <text:span text:style-name="T4">descripciones de los campos</text:span> son las siguientes:</text:p>
      <text:p text:style-name="P3"/>
      <text:p text:style-name="P3"><text:s text:c="7"/><text:span text:style-name="T4">protocolo</text:span></text:p>
      <text:p text:style-name="Standard"><text:span text:style-name="T3"><text:s text:c="14"/>el </text:span><text:span text:style-name="T2">nombre nativo del protocolo</text:span><text:span text:style-name="T3">. Por ejemplo: ip, tcp o udp.</text:span></text:p>
      <text:p text:style-name="P3"/>
      <text:p text:style-name="P3"><text:s text:c="7"/><text:span text:style-name="T4">número</text:span> </text:p>
      <text:p text:style-name="P3"><text:s text:c="11"/>el <text:span text:style-name="T4">número oficial para este protocolo </text:span>tal como irá en la cabecera IP.</text:p>
      <text:p text:style-name="P3"/>
      <text:p text:style-name="P3"><text:s text:c="7"/><text:span text:style-name="T4">alias</text:span> <text:s/></text:p>
      <text:p text:style-name="P3"><text:s text:c="14"/>alias o <text:span text:style-name="T4">nombres alternativos opcionales para este protocolo</text:span>.</text:p>
      <text:p text:style-name="P3"/>
      <text:p text:style-name="P3"><text:s text:c="7"/>Este <text:span text:style-name="T4">fichero se puede distribuir en una red usando servicios de <text:s/>nombre como Yellow Pages/NIS o BIND/Hesiod</text:span>.</text:p>
      <text:p text:style-name="P3"/>
      <text:p text:style-name="P2">FICHEROS</text:p>
      <text:p text:style-name="P3"><text:s text:c="7"/><text:span text:style-name="T4">/etc/protocols</text:span></text:p>
      <text:p text:style-name="P3"><text:s text:c="14"/>El <text:span text:style-name="T4">fichero de definición de protocolos</text:span>.</text:p>
      <text:p text:style-name="P2"/>
      <text:p text:style-name="P2">VÉASE TAMBIÉN</text:p>
      <text:p text:style-name="P3"><text:s text:c="7"/><text:span text:style-name="T4">getprotoent(3)</text:span></text:p>
      <text:p text:style-name="P3"><text:s text:c="7"/><text:span text:style-name="T4">Guía del Servicio NIS (Páginas Amarillas)</text:span></text:p>
      <text:p text:style-name="P3"><text:s text:c="7"/><text:span text:style-name="T4">Guía del Servicio BIND/Hesiod</text:span></text:p>
      <text:p text:style-name="P2">Linux <text:s text:c="33"/>18 Octubre 1995 <text:s text:c="18"/>PROTOCOLS(5)</text:p>
      <text:p text:style-name="P3"/>
      <text:p text:style-name="P3">A continuación examinaremos la página de manual en línea de comandos:</text:p>
      <text:p text:style-name="P3"><text:tab/><text:span text:style-name="T4">man 3 getprotoent</text:span></text:p>
      <text:p text:style-name="P2"/>
      <text:p text:style-name="P2">GETPROTOENT(3) Manual del Programador de Linux <text:s/>GETPROTOENT(3)</text:p>
      <text:p text:style-name="P3"/>
      <text:p text:style-name="P2">NOMBRE</text:p>
      <text:p text:style-name="Standard"><text:span text:style-name="T3"><text:s text:c="7"/></text:span><text:span text:style-name="T2">getprotoent</text:span><text:span text:style-name="T3">, </text:span><text:span text:style-name="T2">getprotobyname</text:span><text:span text:style-name="T3">, </text:span><text:span text:style-name="T2">getprotobynumber</text:span><text:span text:style-name="T3">, </text:span><text:span text:style-name="T2">setprotoent</text:span><text:span text:style-name="T3">, </text:span><text:span text:style-name="T2">endprotoent</text:span><text:span text:style-name="T3"> - </text:span><text:span text:style-name="T2">obtienen una entrada del fichero de protocolos</text:span></text:p>
      <text:p text:style-name="P3"/>
      <text:p text:style-name="P2">SINOPSIS</text:p>
      <text:p text:style-name="P2"><text:s text:c="7"/>#include &lt;netdb.h&gt;</text:p>
      <text:p text:style-name="P2"/>
      <text:p text:style-name="P2"><text:s text:c="7"/>struct protoent *getprotoent(void);</text:p>
      <text:p text:style-name="P2"/>
      <text:p text:style-name="P2"><text:s text:c="7"/>struct protoent *getprotobyname(const char *nombre);</text:p>
      <text:p text:style-name="P2"/>
      <text:p text:style-name="P2"><text:s text:c="7"/>struct protoent *getprotobynumber(int proto);</text:p>
      <text:p text:style-name="P2"/>
      <text:p text:style-name="P2"><text:s text:c="7"/>void setprotoent(int dejaloabierto);</text:p>
      <text:p text:style-name="P2"/>
      <text:p text:style-name="P2"><text:s text:c="7"/>void endprotoent(void);</text:p>
      <text:p text:style-name="P2"/>
      <text:p text:style-name="P2"/>
      <text:p text:style-name="P2"/>
      <text:p text:style-name="P2">DESCRIPCIÓN</text:p>
      <text:p text:style-name="P3"><text:s text:c="7"/>La <text:span text:style-name="T4">función</text:span> <text:span text:style-name="T4">getprotoent()</text:span> <text:span text:style-name="T4">lee</text:span> la <text:span text:style-name="T4">siguiente línea del fichero <text:s text:c="2"/></text:span></text:p>
      <text:p text:style-name="P3"><text:span text:style-name="T4">/etc/protocols</text:span> y <text:span text:style-name="T4">devuelve</text:span> una <text:span text:style-name="T4">estructura protoent</text:span> <text:s/><text:span text:style-name="T4">que contiene</text:span> los <text:span text:style-name="T4">campos de que consta la línea</text:span>. El <text:span text:style-name="T4">fichero</text:span> <text:span text:style-name="T4">/etc/protocols se abre si es necesario</text:span>.</text:p>
      <text:p text:style-name="P3"/>
      <text:p text:style-name="Standard"><text:span text:style-name="T3"><text:s text:c="7"/>La </text:span><text:span text:style-name="T2">función getprotobyname()</text:span><text:span text:style-name="T3"> </text:span><text:span text:style-name="T2">devuelve</text:span><text:span text:style-name="T3"> una </text:span><text:span text:style-name="T2">estructura protoent</text:span><text:span text:style-name="T3"> </text:span><text:span text:style-name="T2">para la línea de /etc/protocols que concuerde con el nombre de protocolo</text:span><text:span text:style-name="T3"> nombre.</text:span></text:p>
      <text:p text:style-name="P3"/>
      <text:p text:style-name="P3"><text:s text:c="7"/>La función <text:span text:style-name="T4">getprotobynumber()</text:span> <text:span text:style-name="T4">devuelve</text:span> una <text:span text:style-name="T4">estructura protoent</text:span> <text:span text:style-name="T4">para</text:span> la <text:span text:style-name="T4">línea que concuerde con</text:span> el <text:span text:style-name="T4">número de protocolo</text:span> proto.</text:p>
      <text:p text:style-name="P3"/>
      <text:p text:style-name="P3"><text:s text:c="7"/>La función <text:span text:style-name="T4">setprotoent()</text:span> <text:span text:style-name="T4">abre</text:span> y <text:span text:style-name="T4">rebobina</text:span> el <text:span text:style-name="T4">fichero /etc/protocols</text:span>. <text:span text:style-name="T4">Si dejaloabierto es verdad (1)</text:span>, <text:span text:style-name="T4">entonces</text:span> el <text:span text:style-name="T4">fichero no se cerrará</text:span> <text:span text:style-name="T4">entre llamadas</text:span> a <text:span text:style-name="T4">getprotobyname()</text:span> o a <text:span text:style-name="T4">getprotobynumber()</text:span>.</text:p>
      <text:p text:style-name="P3"/>
      <text:p text:style-name="P3"><text:s text:c="7"/>La función <text:span text:style-name="T4">endprotoent()</text:span> <text:span text:style-name="T4">cierra /etc/protocols</text:span>.</text:p>
      <text:p text:style-name="P3"/>
      <text:p text:style-name="P3"><text:s text:c="7"/>La <text:span text:style-name="T4">estructura protoent</text:span> <text:span text:style-name="T4">se define en &lt;netdb.h&gt;</text:span> así:</text:p>
      <text:p text:style-name="P3"/>
      <text:p text:style-name="P2"><text:s text:c="14"/>struct protoent {</text:p>
      <text:p text:style-name="P2"><text:s text:c="22"/>char <text:s text:c="3"/><text:tab/>*p_name; <text:s text:c="7"/><text:tab/>/* nombre oficial de protocolo */</text:p>
      <text:p text:style-name="P2"><text:s text:c="22"/>char <text:s text:c="3"/><text:tab/>**p_aliases; <text:s text:c="3"/><text:tab/>/* lista de sinónimos */</text:p>
      <text:p text:style-name="P2"><text:s text:c="22"/>int <text:s text:c="4"/><text:tab/>p_proto; <text:s text:c="7"/><text:tab/>/* número de protocolo */</text:p>
      <text:p text:style-name="P2"><text:s text:c="14"/>}</text:p>
      <text:p text:style-name="P3"/>
      <text:p text:style-name="P3"><text:s text:c="7"/>Los <text:span text:style-name="T4">miembros de</text:span> la <text:span text:style-name="T4">estructura protoent</text:span> son:</text:p>
      <text:p text:style-name="P3"/>
      <text:p text:style-name="P3"><text:s text:c="7"/><text:span text:style-name="T4">p_name</text:span> <text:tab/>El <text:span text:style-name="T4">nombre oficial del protocolo</text:span>.</text:p>
      <text:p text:style-name="P3"/>
      <text:p text:style-name="Standard"><text:span text:style-name="T3"><text:s text:c="7"/></text:span><text:span text:style-name="T2">p_aliases</text:span><text:span text:style-name="T3"><text:tab/>Una </text:span><text:span text:style-name="T2">lista terminada en cero de nombres alternos</text:span><text:span text:style-name="T3"> para el </text:span></text:p>
      <text:p text:style-name="P3"><text:tab/><text:tab/><text:tab/>protocolo.</text:p>
      <text:p text:style-name="P3"/>
      <text:p text:style-name="P3"><text:s text:c="7"/><text:span text:style-name="T4">p_proto<text:tab/></text:span>El <text:span text:style-name="T4">número del protocolo</text:span>.</text:p>
      <text:p text:style-name="P3"/>
      <text:p text:style-name="P2">VALOR DEVUELTO</text:p>
      <text:p text:style-name="P3"><text:s text:c="7"/>Las funciones <text:span text:style-name="T4">getprotoent()</text:span>, <text:span text:style-name="T4">getprotobyname()</text:span> y </text:p>
      <text:p text:style-name="P3"><text:span text:style-name="T4">getprotobynumber()</text:span> <text:span text:style-name="T4">devuelven</text:span> la <text:span text:style-name="T4">estructura protoent</text:span>, <text:span text:style-name="T4">o</text:span> un <text:span text:style-name="T4">puntero NULL</text:span> <text:span text:style-name="T4">si ocurre un error</text:span> <text:span text:style-name="T4">o</text:span> si se <text:span text:style-name="T4">llega al final del fichero</text:span>.</text:p>
      <text:p text:style-name="P3"/>
      <text:p text:style-name="P2">FICHEROS</text:p>
      <text:p text:style-name="Standard"><text:span text:style-name="T3"><text:s text:c="7"/></text:span><text:span text:style-name="T2">/etc/protocols</text:span></text:p>
      <text:p text:style-name="P3"><text:s text:c="14"/>fichero con los datos de protocolos</text:p>
      <text:p text:style-name="P3"/>
      <text:p text:style-name="P2">CONFORME A</text:p>
      <text:p text:style-name="Standard"><text:span text:style-name="T3"><text:s text:c="7"/></text:span><text:span text:style-name="T2">BSD 4.3</text:span></text:p>
      <text:p text:style-name="P3"/>
      <text:p text:style-name="P2">VÉASE TAMBIÉN</text:p>
      <text:p text:style-name="P3"><text:s text:c="7"/><text:span text:style-name="T4">getservent(3)</text:span>, <text:span text:style-name="T4">getnetent(3)</text:span>, <text:span text:style-name="T4">protocols(5)</text:span></text:p>
      <text:p text:style-name="P3"/>
      <text:p text:style-name="P2">BSD <text:s text:c="24"/>29 Enero 1998 <text:s text:c="27"/>GETPROTOENT(3)</text:p>
      <text:p text:style-name="P2"/>
      <text:p text:style-name="P3">Ahora fijaremos nuestra atención en: </text:p>
      <text:p text:style-name="P2"><text:tab/>man 3 getservent</text:p>
      <text:p text:style-name="P2"/>
      <text:p text:style-name="P2">GETSERVENT(3) <text:s text:c="3"/>Manual del Programador de Linux <text:s text:c="4"/>GETSERVENT(3)</text:p>
      <text:p text:style-name="P3"/>
      <text:p text:style-name="P2">NOMBRE</text:p>
      <text:p text:style-name="P3"><text:s text:c="7"/><text:span text:style-name="T4">getservent</text:span>, <text:span text:style-name="T4">getservbyname</text:span>, <text:span text:style-name="T4">getservbyport</text:span>, <text:span text:style-name="T4">setservent</text:span>, <text:span text:style-name="T4">endservent</text:span> - <text:span text:style-name="T4">obtener valores de servicios</text:span></text:p>
      <text:p text:style-name="P3"/>
      <text:p text:style-name="P2">SINOPSIS</text:p>
      <text:p text:style-name="P2"><text:s text:c="2"/>#include &lt;netdb.h&gt;</text:p>
      <text:p text:style-name="P2"/>
      <text:p text:style-name="P2"><text:s text:c="2"/>struct servent *getservent(void);</text:p>
      <text:p text:style-name="P2"/>
      <text:p text:style-name="P2"><text:s text:c="2"/>struct servent *getservbyname(const char *name, const char *proto);</text:p>
      <text:p text:style-name="P2"/>
      <text:p text:style-name="P2"><text:s text:c="2"/>struct servent *getservbyport(int port, const char *proto);</text:p>
      <text:p text:style-name="P2"/>
      <text:p text:style-name="P2"><text:s text:c="2"/>void setservent(int stayopen);</text:p>
      <text:p text:style-name="P2"/>
      <text:p text:style-name="P2"><text:s text:c="2"/>void endservent(void);</text:p>
      <text:p text:style-name="P3"/>
      <text:p text:style-name="P2">DESCRIPCIÓN</text:p>
      <text:p text:style-name="P3"><text:s text:c="7"/>La función <text:span text:style-name="T4">getservent()</text:span> <text:span text:style-name="T4">lee la siguiente línea del fichero </text:span></text:p>
      <text:p text:style-name="Standard"><text:span text:style-name="T2">/etc/services</text:span><text:span text:style-name="T3"> y </text:span><text:span text:style-name="T2">devuelve una estructura servent</text:span><text:span text:style-name="T3"> </text:span><text:span text:style-name="T2">que contiene</text:span><text:span text:style-name="T3"> en sus campos los </text:span><text:span text:style-name="T2">campos de la línea</text:span><text:span text:style-name="T3">. </text:span><text:span text:style-name="T2">Si es necesario, se abre el fichero</text:span></text:p>
      <text:p text:style-name="P3"><text:span text:style-name="T4">/etc/services</text:span>.</text:p>
      <text:p text:style-name="P3"/>
      <text:p text:style-name="P3"><text:s text:c="7"/>La función <text:span text:style-name="T4">getservbyname()</text:span> <text:span text:style-name="T4">devuelve</text:span> una <text:span text:style-name="T4">estructura servent</text:span> <text:span text:style-name="T4">conteniendo</text:span> los <text:span text:style-name="T4">campos de la línea de /etc/services</text:span> <text:span text:style-name="T4">que contiene el servicio name y usa el protocolo proto</text:span>.</text:p>
      <text:p text:style-name="P3"/>
      <text:p text:style-name="P3"><text:s text:c="7"/>La función <text:span text:style-name="T4">getservbyport()</text:span> <text:span text:style-name="T4">devuelve</text:span> una <text:span text:style-name="T4">estructura de tipo servent</text:span> <text:span text:style-name="T4">con</text:span> los <text:span text:style-name="T4">datos de la línea que contiene el puerto port</text:span> (con los <text:span text:style-name="T4">bytes en el orden de red</text:span>) <text:span text:style-name="T4">y usa el protocolo proto</text:span>.</text:p>
      <text:p text:style-name="P3"/>
      <text:p text:style-name="P3"><text:s text:c="7"/>La función <text:span text:style-name="T4">setservent()</text:span> <text:span text:style-name="T4">abre y reinicia el fichero /etc/services</text:span>. <text:span text:style-name="T4">Si</text:span> <text:span text:style-name="T4">stayopen</text:span> <text:span text:style-name="T4">es verdadero (1)</text:span>, <text:span text:style-name="T4">entonces</text:span> <text:span text:style-name="T4">no</text:span> se <text:span text:style-name="T4">cerrará el fichero</text:span> <text:span text:style-name="T4">entre</text:span> <text:span text:style-name="T4">llamadas a</text:span> las funciones <text:span text:style-name="T4">getservbyname()</text:span> y <text:span text:style-name="T4">getservbyport()</text:span>.</text:p>
      <text:p text:style-name="P3"/>
      <text:p text:style-name="P3"><text:s text:c="7"/>La función <text:span text:style-name="T4">endservent()</text:span> <text:span text:style-name="T4">cierra</text:span> el <text:span text:style-name="T4">fichero /etc/services</text:span>.</text:p>
      <text:p text:style-name="P3"/>
      <text:p text:style-name="P3"><text:s text:c="7"/>La <text:span text:style-name="T4">estructura servent</text:span> está <text:span text:style-name="T4">definida en &lt;netdb.h&gt;</text:span> como sigue:</text:p>
      <text:p text:style-name="P2"><text:s text:c="14"/>struct servent {</text:p>
      <text:p text:style-name="P2"><text:s text:c="22"/>char <text:s text:c="3"/><text:tab/>*s_name; <text:s text:c="7"/><text:tab/>/* nombre oficial del servicio */</text:p>
      <text:p text:style-name="P2"><text:s text:c="22"/>char <text:s text:c="3"/><text:tab/>**s_aliases; <text:s text:c="3"/><text:tab/>/* lista de alias */</text:p>
      <text:p text:style-name="P2"><text:s text:c="22"/>int <text:s text:c="4"/><text:tab/>s_port; <text:s text:c="8"/><text:tab/>/* número de puerto */</text:p>
      <text:p text:style-name="P2"><text:s text:c="22"/>char <text:s text:c="3"/><text:tab/>*s_proto; <text:s text:c="6"/><text:tab/>/* protocolo a usar */</text:p>
      <text:p text:style-name="P2"><text:s text:c="14"/>}</text:p>
      <text:p text:style-name="P2"/>
      <text:p text:style-name="P3"><text:s text:c="7"/>Los <text:span text:style-name="T4">miembros de la estructura servent</text:span> son:</text:p>
      <text:p text:style-name="P3"/>
      <text:p text:style-name="P3"><text:s text:c="7"/><text:span text:style-name="T4">s_name</text:span> <text:tab/>El <text:span text:style-name="T4">nombre oficial del servicio</text:span>.</text:p>
      <text:p text:style-name="P3"/>
      <text:p text:style-name="P3"><text:s text:c="7"/><text:span text:style-name="T4">s_aliases<text:tab/></text:span>Una <text:span text:style-name="T4">lista terminada en cero de nombres alternativos</text:span> </text:p>
      <text:p text:style-name="P3"><text:tab/><text:tab/><text:tab/>para el servicio.</text:p>
      <text:p text:style-name="P3"/>
      <text:p text:style-name="P3"><text:s text:c="7"/><text:span text:style-name="T4">s_port</text:span> <text:tab/>El <text:span text:style-name="T4">numero de puerto para el servicio</text:span>, <text:span text:style-name="T4">con</text:span> sus <text:span text:style-name="T4">bytes en</text:span> </text:p>
      <text:p text:style-name="P3"><text:tab/><text:tab/><text:tab/>el <text:span text:style-name="T4">orden de red</text:span>.</text:p>
      <text:p text:style-name="P3"/>
      <text:p text:style-name="Standard"><text:span text:style-name="T3"><text:s text:c="7"/></text:span><text:span text:style-name="T2">s_proto</text:span><text:span text:style-name="T3"><text:tab/>El </text:span><text:span text:style-name="T2">nombre del protocolo a usar con este servicio</text:span><text:span text:style-name="T3">.</text:span></text:p>
      <text:p text:style-name="P3"/>
      <text:p text:style-name="P2">VALOR DEVUELTO</text:p>
      <text:p text:style-name="P3"><text:s text:c="7"/>Las funciones <text:span text:style-name="T4">getservent()</text:span>, <text:span text:style-name="T4">getservbyname()</text:span> y <text:span text:style-name="T4">getservbyport()</text:span> <text:span text:style-name="T4">devuelve</text:span> una <text:span text:style-name="T4">estructura de tipo servent</text:span>, <text:span text:style-name="T4">o</text:span> un <text:span text:style-name="T4">puntero NULL</text:span> <text:span text:style-name="T4">si ha ocurrido un error</text:span> <text:span text:style-name="T4">o</text:span> <text:span text:style-name="T4">se ha alcanzado el final del fichero</text:span>.</text:p>
      <text:p text:style-name="P3"/>
      <text:p text:style-name="P2">FICHEROS</text:p>
      <text:p text:style-name="P3"><text:s text:c="7"/><text:span text:style-name="T4">/etc/services</text:span> <text:s text:c="13"/><text:span text:style-name="T4">Fichero de base de datos de servicios</text:span></text:p>
      <text:p text:style-name="P7">ANALISTA UNIVERSITARIO DE SISTEMAS </text:p>
      <text:p text:style-name="P2">SISTEMAS OPERATIVOS – Prof. Macchi Guido<text:tab/><text:tab/><text:tab/><text:tab/>108/</text:p>
      <text:p text:style-name="P3"/>
      <text:p text:style-name="P2">CONFORME A</text:p>
      <text:p text:style-name="P3"><text:s text:c="7"/><text:span text:style-name="T4">BSD 4.3</text:span></text:p>
      <text:p text:style-name="P3"/>
      <text:p text:style-name="P2">VÉASE TAMBIÉN</text:p>
      <text:p text:style-name="P3"><text:s text:c="7"/><text:span text:style-name="T4">getprotoent(3), getnetent(3), services(5)</text:span></text:p>
      <text:p text:style-name="P3"/>
      <text:p text:style-name="P2">BSD <text:s text:c="33"/>22-Abril-1996 <text:s text:c="23"/>GETSERVENT(3)</text:p>
      <text:p text:style-name="P2"/>
      <text:p text:style-name="P3">Ahora nos dispondremos a leer :<text:tab/></text:p>
      <text:p text:style-name="Standard"><text:span text:style-name="T3"><text:tab/></text:span><text:span text:style-name="T2">man 3 getnetent</text:span></text:p>
      <text:p text:style-name="P2"/>
      <text:p text:style-name="P2">GETNETENT(3) <text:s text:c="4"/>Manual del Programador de Linux <text:s text:c="6"/>GETNETENT(3)</text:p>
      <text:p text:style-name="P3"/>
      <text:p text:style-name="P2">NOMBRE</text:p>
      <text:p text:style-name="Standard"><text:span text:style-name="T3"><text:s text:c="7"/></text:span><text:span text:style-name="T2">getnetent</text:span><text:span text:style-name="T3">, </text:span><text:span text:style-name="T2">getnetbyname</text:span><text:span text:style-name="T3">, </text:span><text:span text:style-name="T2">getnetbyaddr</text:span><text:span text:style-name="T3">, </text:span><text:span text:style-name="T2">setnetent</text:span><text:span text:style-name="T3">, </text:span><text:span text:style-name="T2">endnetent</text:span><text:span text:style-name="T3"> - </text:span><text:span text:style-name="T2">obtienen una entrada del fichero de redes</text:span></text:p>
      <text:p text:style-name="P3"/>
      <text:p text:style-name="P2"/>
      <text:p text:style-name="P2"/>
      <text:p text:style-name="P2">SINOPSIS</text:p>
      <text:p text:style-name="P2"><text:s text:c="7"/>#include &lt;netdb.h&gt;</text:p>
      <text:p text:style-name="P2"/>
      <text:p text:style-name="P2"><text:s text:c="7"/>struct netent *getnetent(void);</text:p>
      <text:p text:style-name="P2"/>
      <text:p text:style-name="P2"><text:s text:c="7"/>struct netent *getnetbyname(const char *nombre);</text:p>
      <text:p text:style-name="P2"/>
      <text:p text:style-name="P2"><text:s text:c="7"/>struct netent *getnetbyaddr(long red, int tipo);</text:p>
      <text:p text:style-name="P2"/>
      <text:p text:style-name="P2"><text:s text:c="7"/>void setnetent(int dejaloabierto);</text:p>
      <text:p text:style-name="P2"/>
      <text:p text:style-name="P2"><text:s text:c="7"/>void endnetent(void);</text:p>
      <text:p text:style-name="P2"/>
      <text:p text:style-name="P2">DESCRIPCIÓN</text:p>
      <text:p text:style-name="Standard"><text:span text:style-name="T3"><text:s text:c="7"/>La función </text:span><text:span text:style-name="T2">getnetent()</text:span><text:span text:style-name="T3"> </text:span><text:span text:style-name="T2">lee la línea siguiente del fichero </text:span></text:p>
      <text:p text:style-name="Standard"><text:span text:style-name="T2">/etc/networks</text:span><text:span text:style-name="T3"> y </text:span><text:span text:style-name="T2">devuelve una estructura</text:span><text:span text:style-name="T3"> </text:span><text:span text:style-name="T2">netent</text:span><text:span text:style-name="T3"> que </text:span><text:span text:style-name="T2">contiene</text:span><text:span text:style-name="T3"> los </text:span><text:span text:style-name="T2">campos</text:span><text:span text:style-name="T3"> descompuestos </text:span><text:span text:style-name="T2">correspondientes a la línea</text:span><text:span text:style-name="T3">. El fichero </text:span></text:p>
      <text:p text:style-name="P3"><text:span text:style-name="T4">/etc/networks</text:span> <text:span text:style-name="T4">se abre si es necesario</text:span>.</text:p>
      <text:p text:style-name="P3"/>
      <text:p text:style-name="P3"><text:s text:c="7"/>La función <text:span text:style-name="T4">getnetbyname()</text:span> <text:span text:style-name="T4">devuelve</text:span> una <text:span text:style-name="T4">estructura netent</text:span> <text:span text:style-name="T4">correspondiente a la línea de /etc/networks</text:span> <text:span text:style-name="T4">que concuerde con el nombre de red nombre</text:span>.</text:p>
      <text:p text:style-name="P3"/>
      <text:p text:style-name="P3"><text:s text:c="7"/>La función <text:span text:style-name="T4">getnetbyaddr()</text:span> <text:span text:style-name="T4">devuelve</text:span> una <text:span text:style-name="T4">estructura netent</text:span> <text:span text:style-name="T4">para</text:span> la <text:span text:style-name="T4">línea que concuerde con el número de red net de tipo tipo</text:span>.</text:p>
      <text:p text:style-name="P3"/>
      <text:p text:style-name="P3"><text:s text:c="7"/>La función <text:span text:style-name="T4">setnetent()</text:span> <text:span text:style-name="T4">abre y rebobina</text:span> el <text:span text:style-name="T4">fichero /etc/networks</text:span>. <text:span text:style-name="T4">Si dejaloabierto es verdadero (1), entonces el fichero no se cerrará entre llamadas a getnetbyname() y getnetbyaddr()</text:span>.</text:p>
      <text:p text:style-name="P3"/>
      <text:p text:style-name="P3"><text:s text:c="7"/>La función <text:span text:style-name="T4">endnetent()</text:span> <text:span text:style-name="T4">cierra /etc/networks</text:span>.</text:p>
      <text:p text:style-name="P3"/>
      <text:p text:style-name="P3"><text:s text:c="7"/>La <text:span text:style-name="T4">estructura netent</text:span> se define en <text:span text:style-name="T4">&lt;netdb.h&gt;</text:span> como sigue:</text:p>
      <text:p text:style-name="P3"/>
      <text:p text:style-name="P2"><text:s text:c="14"/>struct netent {</text:p>
      <text:p text:style-name="P2"><text:s text:c="22"/>char <text:s text:c="3"/><text:tab/><text:tab/>*n_name;<text:tab/><text:tab/>/* nombre oficial de red */</text:p>
      <text:p text:style-name="P2"><text:s text:c="22"/>char <text:s text:c="3"/><text:tab/><text:tab/>**n_aliases; <text:s text:c="5"/><text:tab/>/* lista de sinónimos */</text:p>
      <text:p text:style-name="P2"><text:s text:c="22"/>int <text:s text:c="3"/><text:tab/><text:tab/>n_addrtype;<text:tab/>/* tipo de dirección de red */</text:p>
      <text:p text:style-name="P2"><text:s text:c="22"/>unsigned long int <text:s text:c="2"/>n_net; <text:tab/>/* número de red */</text:p>
      <text:p text:style-name="P2"><text:s text:c="14"/>}</text:p>
      <text:p text:style-name="P2"/>
      <text:p text:style-name="P3"><text:s text:c="7"/>Los <text:span text:style-name="T4">miembros de</text:span> la <text:span text:style-name="T4">estructura netent</text:span> son:</text:p>
      <text:p text:style-name="P3"/>
      <text:p text:style-name="P3"><text:s text:c="7"/><text:span text:style-name="T4">n_name</text:span> <text:tab/><text:tab/>El <text:span text:style-name="T4">nombre oficial de la red</text:span>.</text:p>
      <text:p text:style-name="P3"/>
      <text:p text:style-name="P3"><text:s text:c="7"/><text:span text:style-name="T4">n_aliases<text:tab/><text:tab/></text:span>Una <text:span text:style-name="T4">lista terminada en cero de nombres <text:tab/></text:span></text:p>
      <text:p text:style-name="P3"><text:span text:style-name="T4"><text:tab/><text:tab/><text:tab/><text:tab/>alternativos</text:span> para la red.</text:p>
      <text:p text:style-name="P3"/>
      <text:p text:style-name="P3"><text:s text:c="7"/><text:span text:style-name="T4">n_addrtype<text:tab/><text:tab/></text:span>El <text:span text:style-name="T4">tipo del número de red</text:span>; <text:span text:style-name="T4">siempre</text:span> es <text:span text:style-name="T4">AF_INET</text:span>.</text:p>
      <text:p text:style-name="P3"/>
      <text:p text:style-name="P3"><text:s text:c="7"/><text:span text:style-name="T4">n_net<text:tab/><text:tab/><text:tab/></text:span>El <text:span text:style-name="T4">número de red</text:span> en <text:span text:style-name="T4">orden de</text:span> <text:span text:style-name="T4">byte</text:span> <text:span text:style-name="T4">del ordenador</text:span> </text:p>
      <text:p text:style-name="P3"><text:tab/><text:tab/><text:tab/><text:tab/>(``host'').</text:p>
      <text:p text:style-name="P3"/>
      <text:p text:style-name="P2">VALOR DEVUELTO</text:p>
      <text:p text:style-name="P3"><text:s text:c="7"/>Las funciones <text:span text:style-name="T4">getnetent()</text:span>, <text:span text:style-name="T4">getnetbyname()</text:span> y <text:span text:style-name="T4">getnetbyaddr()</text:span> <text:span text:style-name="T4">devuelven</text:span> la <text:span text:style-name="T4">estructura netent</text:span>,<text:span text:style-name="T4"> o</text:span> un <text:span text:style-name="T4">puntero NULL</text:span> <text:span text:style-name="T4">si ocurre un error o</text:span> <text:span text:style-name="T4">se llega al final del fichero</text:span>.</text:p>
      <text:p text:style-name="P3"/>
      <text:p text:style-name="P2">FICHEROS</text:p>
      <text:p text:style-name="P3"><text:s text:c="7"/><text:span text:style-name="T4">/etc/networks</text:span> <text:s text:c="10"/><text:span text:style-name="T4">fichero de datos de redes</text:span></text:p>
      <text:p text:style-name="P3"/>
      <text:p text:style-name="P2">CONFORME A</text:p>
      <text:p text:style-name="P2"><text:s text:c="7"/>BSD 4.3</text:p>
      <text:p text:style-name="P2"><text:s text:c="7"/>RFC 1101</text:p>
      <text:p text:style-name="P2"/>
      <text:p text:style-name="P2">VÉASE TAMBIÉN</text:p>
      <text:p text:style-name="P3"><text:s text:c="7"/><text:span text:style-name="T4">getprotoent(3), getservent(3), networks(5)</text:span></text:p>
      <text:p text:style-name="P3"/>
      <text:p text:style-name="P2">BSD <text:s text:c="29"/>24 Julio 1993 <text:s text:c="27"/>GETNETENT(3)</text:p>
      <text:p text:style-name="P2"/>
      <text:p text:style-name="P3">Seguimos con la página de manual en línea de comandos: </text:p>
      <text:p text:style-name="P3"><text:tab/><text:span text:style-name="T4">man 5 services</text:span></text:p>
      <text:p text:style-name="P2"/>
      <text:p text:style-name="P2">SERVICES(5) <text:s text:c="6"/>Manual del Programador de Linux <text:s text:c="10"/>SERVICES(5)</text:p>
      <text:p text:style-name="P3"/>
      <text:p text:style-name="P2">NOMBRE</text:p>
      <text:p text:style-name="P3"><text:s text:c="7"/><text:span text:style-name="T4">services - Lista de servicios de red de Internet</text:span></text:p>
      <text:p text:style-name="P3"/>
      <text:p text:style-name="P2">DESCRIPCIÓN</text:p>
      <text:p text:style-name="P3"><text:s text:c="7"/>services es un fichero ASCII que proporciona una correspondencia entre nombres textuales cómodos para los servicios de internet y sus correspondientes números de puerto y tipos de protocolo <text:s/>subyacentes. Todo <text:s/>programa de red debería mirar este fichero para obtener el número de puerto (y protocolo) para su servicio.</text:p>
      <text:p text:style-name="P3"/>
      <text:p text:style-name="P3"><text:s text:c="7"/>Las funciones <text:span text:style-name="T4">getservent(3)</text:span>, <text:span text:style-name="T4">getservbyname(3)</text:span>, <text:span text:style-name="T4">getservbyport(3)</text:span>, <text:span text:style-name="T4">setservent(3)</text:span>, y <text:span text:style-name="T4">endservent(3)</text:span> <text:span text:style-name="T4">de la biblioteca de C</text:span>, <text:span text:style-name="T4">permiten consultar este fichero desde un programa</text:span>.</text:p>
      <text:p text:style-name="P3"/>
      <text:p text:style-name="Standard"><text:span text:style-name="T3"><text:s text:c="7"/>Los </text:span><text:span text:style-name="T2">números de puerto son asignados por la IANA</text:span><text:span text:style-name="T3"> (</text:span><text:span text:style-name="T2">Internet Assigned Numbers Authority: Autoridad para la Asignación de Números de Internet</text:span><text:span text:style-name="T3">), y </text:span><text:span text:style-name="T2">su política actual es</text:span><text:span text:style-name="T3"> la de </text:span><text:span text:style-name="T2">asignar tanto los <text:s/>protocolos TCP y UDP cuando se asigna un número de puerto</text:span><text:span text:style-name="T3">. Por tanto, la </text:span><text:span text:style-name="T2">mayoría</text:span><text:span text:style-name="T3"> de las entradas </text:span><text:span text:style-name="T2">tendrán dos entradas</text:span><text:span text:style-name="T3">, </text:span><text:span text:style-name="T2">incluso para</text:span><text:span text:style-name="T3"> los </text:span><text:span text:style-name="T2">servicios</text:span><text:span text:style-name="T3"> que son </text:span><text:span text:style-name="T2">exclusivos de TCP</text:span><text:span text:style-name="T3">.</text:span></text:p>
      <text:p text:style-name="P3"/>
      <text:p text:style-name="P3"><text:s text:c="7"/>Los <text:span text:style-name="T4">números de puerto por debajo de 1024</text:span> (los así <text:span text:style-name="T4">llamados "puertos de baja numeración"</text:span>) <text:span text:style-name="T4">sólo pueden ser <text:s/>enlazados por el <text:s/>superusuario</text:span> (ver <text:span text:style-name="T4">bind(2)</text:span>, <text:span text:style-name="T4">tcp(7)</text:span>, <text:s/>y <text:span text:style-name="T4">udp(7)</text:span>.) <text:s/>Esto <text:span text:style-name="T4">es así para</text:span> que los clientes que se conecten a los puertos de baja numeración puedan <text:span text:style-name="T4">confiar en <text:s/>que el servicio ejecutándose en el puerto es la implementación estándar y no un servicio tramposo ejecutado por un usuario</text:span> de la máquina. Los números de puerto bien conocidos especificados por la IANA se localizan normalmente en este espacio exclusivo del superusuario.</text:p>
      <text:p text:style-name="P3"/>
      <text:p text:style-name="Standard"><text:span text:style-name="T3"><text:s text:c="7"/>La </text:span><text:span text:style-name="T2">presencia de una entrada para un servicio en el fichero services no significa, necesariamente, que el servicio se está ejecutando actualmente</text:span><text:span text:style-name="T3"> en la máquina. Vea </text:span><text:span text:style-name="T2">inetd.conf(5)</text:span><text:span text:style-name="T3"> </text:span><text:span text:style-name="T2">para la configuración de los servicios ofrecidos de Internet</text:span><text:span text:style-name="T3">. Dese cuenta que </text:span><text:span text:style-name="T2">no todos los servicios de red son iniciados por inetd(8)</text:span><text:span text:style-name="T3">, por lo que </text:span><text:span text:style-name="T2">no aparecerán en</text:span><text:span text:style-name="T3"> </text:span><text:span text:style-name="T2">inetd.conf(5)</text:span><text:span text:style-name="T3">. </text:span><text:span text:style-name="T2">En particular</text:span><text:span text:style-name="T3">, los </text:span><text:span text:style-name="T2">servidores de noticias <text:s/>(NNTP)</text:span><text:span text:style-name="T3"> y </text:span><text:span text:style-name="T2">de correo (SMTP)</text:span><text:span text:style-name="T3"> </text:span><text:span text:style-name="T2">frecuentemente se inician desde los guiones de arranque del sistema</text:span><text:span text:style-name="T3">.</text:span></text:p>
      <text:p text:style-name="P3"/>
      <text:p text:style-name="P3"><text:s text:c="7"/>La <text:span text:style-name="T4">localización del fichero services</text:span> viene <text:span text:style-name="T4">especificada por</text:span> <text:span text:style-name="T4">_PATH_SERVICES</text:span> <text:span text:style-name="T4">en <text:s/>/usr/include/netdb.h</text:span>.</text:p>
      <text:p text:style-name="P3"><text:s text:c="7"/><text:span text:style-name="T4">Normalmente</text:span>, el valor asignado <text:span text:style-name="T4">es /etc/services</text:span>.</text:p>
      <text:p text:style-name="P3"/>
      <text:p text:style-name="P3"><text:s text:c="7"/><text:span text:style-name="T4">Cada línea</text:span> describe <text:span text:style-name="T4">un servicio</text:span>, y <text:span text:style-name="T4">tiene el formato</text:span>:</text:p>
      <text:p text:style-name="P3"/>
      <text:p text:style-name="P3"><text:s text:c="14"/><text:span text:style-name="T4">service-name <text:s text:c="2"/>port/protocol <text:s text:c="2"/>[aliases ...]</text:span></text:p>
      <text:p text:style-name="P3"/>
      <text:p text:style-name="P3"><text:s text:c="7"/>donde:</text:p>
      <text:p text:style-name="P3"/>
      <text:p text:style-name="Standard"><text:span text:style-name="T3"><text:s text:c="7"/></text:span><text:span text:style-name="T2">service-name</text:span></text:p>
      <text:p text:style-name="P3"><text:s text:c="17"/>es el <text:span text:style-name="T4">nombre amigable por el que el servicio es conocido</text:span> y buscado. Distingue entre mayúsculas y minúsculas. Normalmente, el programa cliente se especifica tras service-name.</text:p>
      <text:p text:style-name="P3"/>
      <text:p text:style-name="P3"><text:s text:c="7"/><text:span text:style-name="T4">port</text:span> <text:s text:c="5"/><text:tab/>es el <text:span text:style-name="T4">número de puerto (en decimal) usado por este </text:span></text:p>
      <text:p text:style-name="P3"><text:span text:style-name="T4"><text:tab/><text:tab/><text:tab/>servicio</text:span>.</text:p>
      <text:p text:style-name="P3"/>
      <text:p text:style-name="P3"><text:s text:c="7"/><text:span text:style-name="T4">protocol</text:span> <text:s/><text:tab/>es el <text:span text:style-name="T4">tipo de protocolo</text:span> usado. Este <text:span text:style-name="T4">campo debe coincidir </text:span></text:p>
      <text:p text:style-name="P3"><text:span text:style-name="T4"><text:tab/><text:tab/><text:tab/>con una entrada del fichero protocols(5)</text:span>. <text:s/>Los <text:span text:style-name="T4">valores </text:span></text:p>
      <text:p text:style-name="P3"><text:span text:style-name="T4"><text:tab/><text:tab/><text:tab/>típicos incluyen tcp y udp</text:span>.</text:p>
      <text:p text:style-name="P3"/>
      <text:p text:style-name="Standard"><text:span text:style-name="T3"><text:s text:c="7"/></text:span><text:span text:style-name="T2">aliases</text:span><text:span text:style-name="T3"> <text:s text:c="2"/><text:tab/>es una </text:span><text:span text:style-name="T2">lista separada, opcionalmente, por espacios o tabuladores de otros nombres para este servicio </text:span><text:span text:style-name="T3">(pero consulte más <text:s/>abajo la sección ERRORES). Nuevamente, </text:span><text:span text:style-name="T2">se distingue entre mayúsculas y minúsculas</text:span><text:span text:style-name="T3">.</text:span></text:p>
      <text:p text:style-name="P3"/>
      <text:p text:style-name="P3"><text:s text:c="7"/>Se <text:span text:style-name="T4">pueden usar o bien espacios o bien tabuladores para separar los campos</text:span>.</text:p>
      <text:p text:style-name="P3"/>
      <text:p text:style-name="P3"><text:s text:c="7"/>Los <text:span text:style-name="T4">comentarios comienzan con un '#'</text:span> y <text:span text:style-name="T4">terminan con un final de <text:s/>línea</text:span>. Las <text:span text:style-name="T4">líneas en blanco se saltan</text:span>.</text:p>
      <text:p text:style-name="P3"/>
      <text:p text:style-name="Standard"><text:span text:style-name="T3"><text:s text:c="7"/></text:span><text:span text:style-name="T2">service-name</text:span><text:span text:style-name="T3"> </text:span><text:span text:style-name="T2">deben comenzar en la primera columna del fichero</text:span><text:span text:style-name="T3">, ya que no se eliminan los espacios iniciales. service-names </text:span><text:span text:style-name="T2">puede ser cualquier secuencia de caracteres imprimibles, excepto espacios y <text:s/>tabuladores</text:span><text:span text:style-name="T3">, aunque <text:s/>se debe </text:span><text:span text:style-name="T2">hacer</text:span><text:span text:style-name="T3"> una </text:span><text:span text:style-name="T2">selección conservativa de caractares para minimizar problemas de interoperatibidad</text:span><text:span text:style-name="T3">. Es decir, los caracteres a-z, 0-9 y el guión (-) <text:s/>deben ser una elección sensata.</text:span></text:p>
      <text:p text:style-name="P3"/>
      <text:p text:style-name="Standard"><text:span text:style-name="T3"><text:s text:c="7"/>Las líneas que no coincidan con este formato no deberían estar presentes en el fichero. (Actualmente, </text:span><text:span text:style-name="T2">getservent(3)</text:span><text:span text:style-name="T3">, </text:span><text:span text:style-name="T2">getservbyname(3)</text:span><text:span text:style-name="T3"> y </text:span><text:span text:style-name="T2">getservbyport(3)</text:span><text:span text:style-name="T3"> las saltan silenciosamente. Sin embargo, no debería fiarse de este comportamiento.)</text:span></text:p>
      <text:p text:style-name="P3"/>
      <text:p text:style-name="P3"><text:s text:c="7"/>Como característica de compatibilidad hacia atrás, la barra inclinada (/) entre el número de puerto (port) y el nombre del protocolo (protocol) puede ser, de hecho, o bien una barra inclinada o bien una coma (,). El uso de la coma en instalaciones modernas se desprecia.</text:p>
      <text:p text:style-name="P3"/>
      <text:p text:style-name="P3"><text:s text:c="7"/>Este fichero se podría distribuir a través de una red usando un servicio de nombres de red como Yellow Pages/NIS o BIND/Hesiod.</text:p>
      <text:p text:style-name="P3"/>
      <text:p text:style-name="P3"><text:s text:c="7"/>Un ejemplo. El <text:span text:style-name="T4">fichero services podría tener el siguiente aspecto</text:span>:</text:p>
      <text:p text:style-name="P3"/>
      <text:p text:style-name="P2"><text:s text:c="14"/>netstat <text:s text:c="8"/><text:tab/>15/tcp</text:p>
      <text:p text:style-name="P2"><text:s text:c="14"/>qotd <text:s text:c="11"/><text:tab/>17/tcp <text:s text:c="9"/>quote</text:p>
      <text:p text:style-name="P2"><text:s text:c="14"/>msp <text:s text:c="12"/><text:tab/>18/tcp <text:s text:c="9"/># message send protocol</text:p>
      <text:p text:style-name="P2"><text:s text:c="14"/>msp <text:s text:c="12"/><text:tab/>18/udp <text:s text:c="8"/># message send protocol</text:p>
      <text:p text:style-name="P2"><text:s text:c="14"/>chargen <text:s text:c="8"/><text:tab/>19/tcp <text:s text:c="9"/>ttytst source</text:p>
      <text:p text:style-name="P2"><text:s text:c="14"/>chargen <text:s text:c="8"/><text:tab/>19/udp <text:s text:c="8"/>ttytst source</text:p>
      <text:p text:style-name="P2"><text:s text:c="14"/>ftp <text:s text:c="12"/><text:tab/><text:tab/>21/tcp</text:p>
      <text:p text:style-name="P2"><text:s text:c="14"/># 22 - unassigned</text:p>
      <text:p text:style-name="P2"><text:s text:c="14"/>telnet <text:s text:c="9"/><text:tab/>23/tcp</text:p>
      <text:p text:style-name="P3"/>
      <text:p text:style-name="P2">ERRORES</text:p>
      <text:p text:style-name="P3"><text:s text:c="7"/>Hay un <text:span text:style-name="T4">máximo de 35 alias</text:span>, <text:span text:style-name="T4">debido a</text:span> la <text:span text:style-name="T4">forma en que está escrito</text:span> el código de <text:span text:style-name="T4">getservent(3)</text:span>.</text:p>
      <text:p text:style-name="P3"/>
      <text:p text:style-name="P3"><text:s text:c="7"/>Las <text:span text:style-name="T4">líneas con una longitud superior a BUFSIZ </text:span>(actualmente, <text:span text:style-name="T4">1024</text:span>) <text:s/><text:span text:style-name="T4">caracteres <text:s/>serán <text:s/>ignoradas <text:s/>por getservent(3), <text:s/>getservbyname(3), <text:s/>y <text:s/>getservbyport(3)</text:span>. Sin embargo, esto también provocará que la siguiente línea sea analizada incorrectamente.</text:p>
      <text:p text:style-name="P3"/>
      <text:p text:style-name="P2">FICHEROS</text:p>
      <text:p text:style-name="P3"><text:s text:c="7"/><text:span text:style-name="T4">/etc/services</text:span></text:p>
      <text:p text:style-name="P3"><text:s text:c="14"/>La <text:span text:style-name="T4">lista de servicios de red de Internet</text:span>.</text:p>
      <text:p text:style-name="P3"/>
      <text:p text:style-name="P3"><text:s text:c="7"/><text:span text:style-name="T4">/usr/include/netdb.h</text:span></text:p>
      <text:p text:style-name="Standard"><text:span text:style-name="T3"><text:s text:c="14"/></text:span><text:span text:style-name="T2">Definición de _PATH_SERVICES</text:span></text:p>
      <text:p text:style-name="P3"/>
      <text:p text:style-name="P2">VÉASE TAMBIÉN</text:p>
      <text:p text:style-name="P3"><text:s text:c="7"/><text:span text:style-name="T4">getservent(3)</text:span>, <text:span text:style-name="T4">getservbyname(3)</text:span>, <text:span text:style-name="T4">getservbyport(3)</text:span>, <text:span text:style-name="T4">setservent(3)</text:span>, <text:span text:style-name="T4">endservent(3)</text:span>, <text:span text:style-name="T4">protocols(5)</text:span>, <text:span text:style-name="T4">listen(2)</text:span>, <text:span text:style-name="T4">inetd.conf(5)</text:span>, <text:span text:style-name="T4">inetd(8)</text:span>.</text:p>
      <text:p text:style-name="P3"/>
      <text:p text:style-name="P3"><text:s text:c="7"/><text:span text:style-name="T4">RFC de Números Asignados</text:span>, más recientemente <text:span text:style-name="T4">RFC 1700, <text:s text:c="9"/>(AKA STD0002)</text:span></text:p>
      <text:p text:style-name="P3"/>
      <text:p text:style-name="P3"><text:s text:c="7"/><text:span text:style-name="T4">Guide to Yellow Pages Service</text:span></text:p>
      <text:p text:style-name="P3"/>
      <text:p text:style-name="P3"><text:s text:c="7"/><text:span text:style-name="T4">Guide to BIND/Hesiod Service</text:span></text:p>
      <text:p text:style-name="P3"/>
      <text:p text:style-name="P2">Linux <text:s text:c="34"/>11 Ene 1996 <text:s text:c="29"/>SERVICES(5)</text:p>
      <text:p text:style-name="P2"/>
      <text:p text:style-name="P3">Ahora seguiremos con : </text:p>
      <text:p text:style-name="P2"><text:tab/><text:tab/><text:tab/><text:tab/>man 5 networks</text:p>
      <text:p text:style-name="P2"/>
      <text:p text:style-name="P2">NETWORKS(5) <text:s text:c="6"/>Administración del Sistema Linux <text:s text:c="6"/>NETWORKS(5)</text:p>
      <text:p text:style-name="P3"/>
      <text:p text:style-name="P2">NOMBRE</text:p>
      <text:p text:style-name="P3"><text:s text:c="7"/><text:span text:style-name="T4">networks</text:span> – <text:span text:style-name="T4">información de los nombres de redes</text:span></text:p>
      <text:p text:style-name="P3"/>
      <text:p text:style-name="P2">DESCRIPCIÓN</text:p>
      <text:p text:style-name="Standard"><text:span text:style-name="T3"><text:tab/>El archivo </text:span><text:span text:style-name="T2">/etc/networks </text:span><text:span text:style-name="T3">es un </text:span><text:span text:style-name="T2">archivo de texto plano ASCII</text:span><text:span text:style-name="T3"> que </text:span><text:span text:style-name="T2">describe las redes conocidas DARPA</text:span><text:span text:style-name="T3"> </text:span><text:span text:style-name="T2">y </text:span><text:span text:style-name="T3">los </text:span><text:span text:style-name="T2">nombres simbólicos para estas redes</text:span><text:span text:style-name="T3">.</text:span></text:p>
      <text:p text:style-name="P3"><text:tab/><text:span text:style-name="T4">Cada línea</text:span> representa <text:span text:style-name="T4">una red </text:span>y <text:span text:style-name="T4">tiene la siguiente sintaxis</text:span>:</text:p>
      <text:p text:style-name="P3"/>
      <text:p text:style-name="P3"><text:tab/><text:tab/><text:span text:style-name="T4">nombre número alias</text:span></text:p>
      <text:p text:style-name="P3"/>
      <text:p text:style-name="P3">donde los <text:span text:style-name="T4">campos son delimitados por espacios o tabuladores</text:span>. Las <text:span text:style-name="T4">líneas en blanco son ignoradas</text:span>. Si una <text:span text:style-name="T4">línea comienza con “#” la parte restante de la misma es ignorada</text:span>.</text:p>
      <text:p text:style-name="P3"/>
      <text:p text:style-name="P3"><text:tab/>La <text:span text:style-name="T4">descripción de los campos</text:span> es la siguiente:</text:p>
      <text:p text:style-name="P3"/>
      <text:p text:style-name="P3"><text:tab/><text:span text:style-name="T4">nombre</text:span><text:tab/>El <text:span text:style-name="T4">nombre simbólico para la red</text:span></text:p>
      <text:p text:style-name="P3"/>
      <text:p text:style-name="Standard"><text:span text:style-name="T3"><text:tab/></text:span><text:span text:style-name="T2">número</text:span><text:span text:style-name="T3"><text:tab/>El </text:span><text:span text:style-name="T2">número oficial para la red en notación decimal</text:span><text:span text:style-name="T3">. La </text:span></text:p>
      <text:p text:style-name="P3"><text:tab/><text:tab/><text:tab/>terminación “.0” puede omitirse.</text:p>
      <text:p text:style-name="P3"/>
      <text:p text:style-name="P3"><text:tab/><text:span text:style-name="T4">alias</text:span><text:tab/><text:tab/>Los <text:span text:style-name="T4">nombres opcionales para la red</text:span>.</text:p>
      <text:p text:style-name="P3"/>
      <text:p text:style-name="P3"><text:tab/>Este <text:span text:style-name="T4">archivo es leído por</text:span> las utilidades <text:span text:style-name="T4">route</text:span> o <text:span text:style-name="T4">netstat. Sólo son soportadas las redes de Clase A, B o C, las redes particionadas (por ejemplo red/26 o red/28) no son soportadas</text:span>.</text:p>
      <text:p text:style-name="P2">ARCHIVOS</text:p>
      <text:p text:style-name="P3"><text:s text:c="7"/><text:span text:style-name="T4">/etc/networks</text:span></text:p>
      <text:p text:style-name="P3"><text:s text:c="14"/>El <text:span text:style-name="T4">archivo de definición de las redes</text:span>.</text:p>
      <text:p text:style-name="P3"/>
      <text:p text:style-name="P2">VÉASE TAMBIÉN</text:p>
      <text:p text:style-name="Standard"><text:span text:style-name="T3"><text:s text:c="7"/></text:span><text:span text:style-name="T2">getnetbyaddr(3), getnetbyname(3), getnetent(3), route(8), netstat(8)</text:span></text:p>
      <text:p text:style-name="P2">GNU/Linux <text:s text:c="34"/>2001-12-22 <text:s text:c="19"/>NETWORKS(5)</text:p>
      <text:p text:style-name="P2"/>
      <text:p text:style-name="P3">Ahora veremos la página del manual en línea de comandos:</text:p>
      <text:p text:style-name="P3"/>
      <text:p text:style-name="P3"><text:tab/><text:span text:style-name="T4">man 8 inetd</text:span></text:p>
      <text:p text:style-name="P2"/>
      <text:p text:style-name="P2">INETD(8) <text:s text:c="11"/>BSD System Manager's Manual <text:s text:c="23"/>INETD(8)</text:p>
      <text:p text:style-name="P3"/>
      <text:p text:style-name="P2">NOMBRE</text:p>
      <text:p text:style-name="P3"><text:s text:c="5"/><text:span text:style-name="T4">inetd - internet ``super-server''</text:span></text:p>
      <text:p text:style-name="P3"/>
      <text:p text:style-name="P2">SINOPSIS</text:p>
      <text:p text:style-name="P3"><text:s text:c="5"/><text:span text:style-name="T4">inetd [-d] [-q queuelength] [fichero de configuración]</text:span></text:p>
      <text:p text:style-name="P3"/>
      <text:p text:style-name="P2">DESCRIPCIÓN</text:p>
      <text:p text:style-name="Standard"><text:span text:style-name="T3"><text:s text:c="5"/></text:span><text:span text:style-name="T2">Inetd</text:span><text:span text:style-name="T3"> </text:span><text:span text:style-name="T2">debería ejecutarse</text:span><text:span text:style-name="T3"> en el </text:span><text:span text:style-name="T2">arranque</text:span><text:span text:style-name="T3"> </text:span><text:span text:style-name="T2">mediante</text:span><text:span text:style-name="T3"> </text:span><text:span text:style-name="T2">/etc/rc.local</text:span><text:span text:style-name="T3"> </text:span><text:span text:style-name="T2">(véase rc(8)</text:span><text:span text:style-name="T3">). A partir de ese momento está </text:span><text:span text:style-name="T2">a la escucha de conexiones en cierto conector (socket) de internet</text:span><text:span text:style-name="T3">. Cuando </text:span><text:span text:style-name="T2">encuentra</text:span><text:span text:style-name="T3"> una </text:span><text:span text:style-name="T2">conexión</text:span><text:span text:style-name="T3"> en uno de sus conectores, </text:span><text:span text:style-name="T2">decide</text:span><text:span text:style-name="T3"> a </text:span><text:span text:style-name="T2">qué servicio</text:span><text:span text:style-name="T3"> de conexión </text:span><text:span text:style-name="T2">corresponde</text:span><text:span text:style-name="T3">, y </text:span><text:span text:style-name="T2">llama a</text:span><text:span text:style-name="T3"> un </text:span><text:span text:style-name="T2">programa para atender la solicitud</text:span><text:span text:style-name="T3">. Cuando este </text:span><text:span text:style-name="T2">programa termina</text:span><text:span text:style-name="T3">, </text:span><text:span text:style-name="T2">continúa a la escucha en el conector</text:span><text:span text:style-name="T3"> (salvo en algún caso que se describirá más adelante). Esencialmente, </text:span><text:span text:style-name="T2">inetd</text:span><text:span text:style-name="T3"> </text:span><text:span text:style-name="T2">permite ejecutar un demonio</text:span><text:span text:style-name="T3"> </text:span><text:span text:style-name="T2">para llamar a otros muchos</text:span><text:span text:style-name="T3">, </text:span><text:span text:style-name="T2">reduciendo</text:span><text:span text:style-name="T3"> la </text:span><text:span text:style-name="T2">carga del sistema</text:span><text:span text:style-name="T3">.</text:span></text:p>
      <text:p text:style-name="P3"/>
      <text:p text:style-name="Standard"><text:span text:style-name="T3"><text:s text:c="5"/>La </text:span><text:span text:style-name="T2">opciones disponibles</text:span><text:span text:style-name="T3"> para inetd son:</text:span></text:p>
      <text:p text:style-name="P3"/>
      <text:p text:style-name="P3"><text:s text:c="5"/><text:span text:style-name="T4">-d<text:tab/><text:tab/></text:span>Activa la depuración.</text:p>
      <text:p text:style-name="P3"/>
      <text:p text:style-name="P3"><text:s text:c="5"/><text:span text:style-name="T4">-q<text:tab/>longitudcola</text:span></text:p>
      <text:p text:style-name="Standard"><text:span text:style-name="T3"><text:s text:c="4"/></text:span><text:span text:style-name="T2">Asigna</text:span><text:span text:style-name="T3"> el valor indicado al </text:span><text:span text:style-name="T2">tamaño de la cola de escucha del conector</text:span><text:span text:style-name="T3">. <text:s text:c="4"/></text:span></text:p>
      <text:p text:style-name="P37"><text:span text:style-name="T5"><text:s text:c="4"/></text:span><text:span text:style-name="T4">Por defecto es 128</text:span><text:span text:style-name="T5">.</text:span></text:p>
      <text:p text:style-name="P3"/>
      <text:p text:style-name="Standard"><text:span text:style-name="T3"><text:s text:c="5"/>En ejecución, </text:span><text:span text:style-name="T2">inetd</text:span><text:span text:style-name="T3"> lee su información de configuración de un </text:span><text:span text:style-name="T2">fichero de configuración</text:span><text:span text:style-name="T3">, que por defecto es </text:span><text:span text:style-name="T2">/etc/inetd.conf</text:span><text:span text:style-name="T3">. Tiene que </text:span><text:span text:style-name="T2">haber una entrada para cada campo del fichero de configuración</text:span><text:span text:style-name="T3">, con entradas para cada campo </text:span><text:span text:style-name="T2">separadas por tab o espacios</text:span><text:span text:style-name="T3">. Los </text:span><text:span text:style-name="T2">comentarios</text:span><text:span text:style-name="T3"> se distinguen por </text:span><text:span text:style-name="T2">un ``#'' al principio de la línea</text:span><text:span text:style-name="T3">. Tiene que haber una entrada para cada campo. </text:span></text:p>
      <text:p text:style-name="P3"/>
      <text:p text:style-name="P3"/>
      <text:p text:style-name="P3"/>
      <text:p text:style-name="P3"><text:s text:c="5"/>Los campos del fichero de configuración son de la siguiente forma:</text:p>
      <text:p text:style-name="P3"/>
      <text:p text:style-name="Standard"><text:span text:style-name="T3"><text:s text:c="11"/></text:span><text:span text:style-name="T2">nombre de servicio</text:span></text:p>
      <text:p text:style-name="P3"><text:s text:c="11"/><text:span text:style-name="T4">tipo de conector</text:span></text:p>
      <text:p text:style-name="P3"><text:s text:c="11"/><text:span text:style-name="T4">protocolo</text:span></text:p>
      <text:p text:style-name="P3"><text:s text:c="11"/><text:span text:style-name="T4">wait/nowait[.max]</text:span></text:p>
      <text:p text:style-name="P3"><text:s text:c="11"/><text:span text:style-name="T4">usuario[.grupo]</text:span></text:p>
      <text:p text:style-name="P3"><text:s text:c="11"/><text:span text:style-name="T4">programa servidor</text:span></text:p>
      <text:p text:style-name="P3"><text:s text:c="11"/><text:span text:style-name="T4">argumentos del programa servidor</text:span></text:p>
      <text:p text:style-name="P3"/>
      <text:p text:style-name="P3"><text:s text:c="5"/>Para especificar un <text:span text:style-name="T4">servicio basado en Sun-RPC</text:span> la entrada debería contener estos campos.</text:p>
      <text:p text:style-name="P3"/>
      <text:p text:style-name="P3"><text:s text:c="11"/><text:span text:style-name="T4">nombre servicio/versión</text:span></text:p>
      <text:p text:style-name="P3"><text:s text:c="11"/><text:span text:style-name="T4">tipo de conector</text:span></text:p>
      <text:p text:style-name="P3"><text:s text:c="11"/><text:span text:style-name="T4">rpc/protocolo</text:span></text:p>
      <text:p text:style-name="P3"><text:s text:c="11"/><text:span text:style-name="T4">wait/nowait[.max]</text:span></text:p>
      <text:p text:style-name="P3"><text:s text:c="11"/><text:span text:style-name="T4">usuario[.grupo]</text:span></text:p>
      <text:p text:style-name="P3"><text:s text:c="11"/><text:span text:style-name="T4">programa servidor</text:span></text:p>
      <text:p text:style-name="P3"><text:s text:c="11"/><text:span text:style-name="T4">argumentos del programa servidor</text:span></text:p>
      <text:p text:style-name="P3"/>
      <text:p text:style-name="P37"><text:span text:style-name="T5"><text:s text:c="4"/>La entrada </text:span><text:span text:style-name="T4">nombre</text:span><text:span text:style-name="T5"> de servicio es el </text:span><text:span text:style-name="T4">nombre de un servicio válido</text:span><text:span text:style-name="T5"> del fichero </text:span><text:span text:style-name="T4">/etc/services</text:span><text:span text:style-name="T5">. Para </text:span><text:span text:style-name="T4">servicio</text:span><text:span text:style-name="T5"> </text:span><text:span text:style-name="T4">``internos''</text:span><text:span text:style-name="T5"> (discutidos después), el </text:span><text:span text:style-name="T4">nombre de servicio tiene que ser el nombre oficial del servicio</text:span><text:span text:style-name="T5"> (esto es, la </text:span><text:span text:style-name="T4">primera entrada de /etc/services</text:span><text:span text:style-name="T5">). Cuando se usa </text:span><text:span text:style-name="T4">para especificar un servicio basado en</text:span><text:span text:style-name="T5"> </text:span><text:span text:style-name="T4">Sun-RPC</text:span><text:span text:style-name="T5">, este campo es un </text:span><text:span text:style-name="T4">nombre de servicio RPC válido</text:span><text:span text:style-name="T5"> del fichero </text:span><text:span text:style-name="T4">/etc/rpc</text:span><text:span text:style-name="T5">. La </text:span><text:span text:style-name="T4">parte a la derecha de ``/'' es el número de versión RPC</text:span><text:span text:style-name="T5">. Esto </text:span><text:span text:style-name="T4">puede ser simplemente un argumento numérico o un rango de versiones</text:span><text:span text:style-name="T5">. Un rango está acotado por las versiones menor y mayor - </text:span><text:span text:style-name="T4">``rusers/1-3''</text:span><text:span text:style-name="T5">.</text:span></text:p>
      <text:p text:style-name="P3"/>
      <text:p text:style-name="P3"><text:s text:c="5"/>El <text:span text:style-name="T4">tipo de conector</text:span> <text:span text:style-name="T4">(tipo de socket)</text:span> debería ser <text:span text:style-name="T4">``stream''</text:span>, <text:span text:style-name="T4">``dgram''</text:span>, <text:span text:style-name="T4">``raw''</text:span>, <text:span text:style-name="T4">``rdm''</text:span>, o <text:span text:style-name="T4">``seqpacket''</text:span>, <text:span text:style-name="T4">dependiendo de si el conector es</text:span> un <text:span text:style-name="T4">flujo</text:span>, <text:span text:style-name="T4">datagrama</text:span>, <text:span text:style-name="T4">en bruto</text:span>, <text:span text:style-name="T4">mensaje entregado fiable</text:span> o <text:span text:style-name="T4">conector de paquetes secuenciados</text:span>.</text:p>
      <text:p text:style-name="P3"/>
      <text:p text:style-name="Standard"><text:span text:style-name="T3"><text:s text:c="5"/>El </text:span><text:span text:style-name="T2">protocolo</text:span><text:span text:style-name="T3"> tiene que ser </text:span><text:span text:style-name="T2">un protocolo válido</text:span><text:span text:style-name="T3"> como los dados en </text:span></text:p>
      <text:p text:style-name="Standard"><text:span text:style-name="T2">/etc/protocols</text:span><text:span text:style-name="T3">. Pueden ser ejemplos </text:span><text:span text:style-name="T2">``tcp''</text:span><text:span text:style-name="T3"> o </text:span><text:span text:style-name="T2">``udp''</text:span><text:span text:style-name="T3">. Los </text:span><text:span text:style-name="T2">servicios basados en Rpc</text:span><text:span text:style-name="T3"> </text:span><text:span text:style-name="T2">se especifican con</text:span><text:span text:style-name="T3"> el </text:span><text:span text:style-name="T2">tipo de servicio</text:span><text:span text:style-name="T3"> </text:span><text:span text:style-name="T2">``rpc/tcp''</text:span><text:span text:style-name="T3"> o </text:span><text:span text:style-name="T2">``rpc/udp''</text:span><text:span text:style-name="T3">.</text:span></text:p>
      <text:p text:style-name="P3"/>
      <text:p text:style-name="Standard"><text:span text:style-name="T3"><text:s text:c="5"/>La entrada </text:span><text:span text:style-name="T2">wait/nowait</text:span><text:span text:style-name="T3"> es </text:span><text:span text:style-name="T2">aplicable a conectores de datagrama sólo</text:span><text:span text:style-name="T3"> (los </text:span><text:span text:style-name="T2">otros conectores deberían tener una entrada ``nowait''</text:span><text:span text:style-name="T3"> en este espacio). <text:s/>Si un </text:span><text:span text:style-name="T2">servidor de datagrama conecta a su par, liberando el conector, así inetd puede recibir posteriores mensajes en el conector, esto se dice que es un servidor</text:span><text:span text:style-name="T3"> </text:span><text:span text:style-name="T2">``multi-hilo''</text:span><text:span text:style-name="T3"> y </text:span><text:span text:style-name="T2">debería usar </text:span><text:span text:style-name="T3">la </text:span><text:span text:style-name="T2">entrada ``nowait''.</text:span><text:span text:style-name="T3"> </text:span></text:p>
      <text:p text:style-name="P2"/>
      <text:p text:style-name="Standard"><text:span text:style-name="T3"><text:s text:c="5"/>Para los</text:span><text:span text:style-name="T2"> servidores de datagramas que procesan</text:span><text:span text:style-name="T3"> todos los </text:span><text:span text:style-name="T2">datagramas entrantes por un conector</text:span><text:span text:style-name="T3"> </text:span><text:span text:style-name="T2">y al fin y al cabo desconecta</text:span><text:span text:style-name="T3">, el servidor</text:span><text:span text:style-name="T2"> se dice que es ``hilo simple''</text:span><text:span text:style-name="T3"> y </text:span><text:span text:style-name="T2">debería usar una entrada ``wait''</text:span><text:span text:style-name="T3">. <text:s/></text:span><text:span text:style-name="T2">Comsat(8)</text:span><text:span text:style-name="T3"> </text:span><text:span text:style-name="T2">(biff(1)) y talkd(8)</text:span><text:span text:style-name="T3"> son </text:span><text:span text:style-name="T2">ambos</text:span><text:span text:style-name="T3"> </text:span><text:span text:style-name="T2">ejemplos del último tipo de servidor de datagramas</text:span><text:span text:style-name="T3">. </text:span></text:p>
      <text:p text:style-name="P37"><text:span text:style-name="T5"><text:s text:c="6"/></text:span><text:span text:style-name="T4">Tftpd(8)</text:span><text:span text:style-name="T5"> es </text:span><text:span text:style-name="T4">una excepción</text:span><text:span text:style-name="T5">; es un </text:span><text:span text:style-name="T4">servidor de datagrama que establece pseudoconexiones</text:span><text:span text:style-name="T5">. <text:s/>Este </text:span><text:span text:style-name="T4">se debe indicar como ``wait''</text:span><text:span text:style-name="T5"> </text:span><text:span text:style-name="T4">con el fin de evitar una carrera</text:span><text:span text:style-name="T5">; el </text:span><text:span text:style-name="T4">servidor lee el primer paquete</text:span><text:span text:style-name="T5">, </text:span><text:span text:style-name="T4">crea un nuevo coonector</text:span><text:span text:style-name="T5">, entonces </text:span><text:span text:style-name="T4">se desdobla (forks(2))</text:span><text:span text:style-name="T5"> y </text:span><text:span text:style-name="T4">sale(exit(2)) para permitir que inetd verifique nuevas solicitudes de servicio</text:span><text:span text:style-name="T5"> </text:span><text:span text:style-name="T4">para activar nuevos servidores</text:span><text:span text:style-name="T5">. </text:span></text:p>
      <text:p text:style-name="P37"><text:span text:style-name="T5"><text:s text:c="5"/>El </text:span><text:span text:style-name="T4">sufijo opcional ``max''</text:span><text:span text:style-name="T5"> (</text:span><text:span text:style-name="T4">separado de ``wait'' o ``nowait'' por un punto</text:span><text:span text:style-name="T5">) especifica el </text:span><text:span text:style-name="T4">máximo numero de instancias del servidor que se pueden activar desde inetd en un intervalo de 60 segundos</text:span><text:span text:style-name="T5">. </text:span><text:span text:style-name="T4">Cuando se omite ``max'' toma el valor por defecto de 40</text:span><text:span text:style-name="T5">.</text:span></text:p>
      <text:p text:style-name="P3"/>
      <text:p text:style-name="Standard"><text:span text:style-name="T3"><text:s text:c="5"/>La entrada </text:span><text:span text:style-name="T2">usuario</text:span><text:span text:style-name="T3"> debería contener el </text:span><text:span text:style-name="T2">nombre de usuario bajo el que ejecutaría el servidor</text:span><text:span text:style-name="T3">. Esto </text:span><text:span text:style-name="T2">permite que</text:span><text:span text:style-name="T3"> a los </text:span><text:span text:style-name="T2">servidores se les dé menos permisos que los que posee root</text:span><text:span text:style-name="T3">. Se </text:span><text:span text:style-name="T2">puede especificar</text:span><text:span text:style-name="T3"> un </text:span><text:span text:style-name="T2">nombre de grupo opcional añadiendo un punto al nombre de usuario seguido por el nombre de grupo</text:span><text:span text:style-name="T3">.</text:span><text:span text:style-name="T2"> </text:span></text:p>
      <text:p text:style-name="P7">ANALISTA UNIVERSITARIO DE SISTEMAS </text:p>
      <text:p text:style-name="P2">SISTEMAS OPERATIVOS – Prof. Macchi Guido<text:tab/><text:tab/><text:tab/><text:tab/>116/</text:p>
      <text:p text:style-name="P2"/>
      <text:p text:style-name="P37"><text:span text:style-name="T5">Esto </text:span><text:span text:style-name="T4">permite a los servidores <text:s/>ejecutarse con un identificador de grupo (primario) diferente al especificado en el fichero</text:span><text:span text:style-name="T5"> </text:span><text:span text:style-name="T4">/etc/passwd</text:span><text:span text:style-name="T5">. Si se especifica un grupo y el usuario no es root, se asignan los grupos suplementarios asociados con ese usuario.</text:span></text:p>
      <text:p text:style-name="P3"/>
      <text:p text:style-name="Standard"><text:span text:style-name="T3"><text:s text:c="5"/>La entrada </text:span><text:span text:style-name="T2">programa</text:span><text:span text:style-name="T3"> servidor debería contener la </text:span><text:span text:style-name="T2">ruta completa del programa que se ejecutará por inetd cuando encuentre una solicitud en su conector</text:span><text:span text:style-name="T3">. </text:span><text:span text:style-name="T2">Si inetd proporciona</text:span><text:span text:style-name="T3"> este </text:span><text:span text:style-name="T2">servicio internamente</text:span><text:span text:style-name="T3">, esta </text:span><text:span text:style-name="T2">entrada debería ser</text:span><text:span text:style-name="T3"> </text:span><text:span text:style-name="T2">``internal''</text:span><text:span text:style-name="T3">.</text:span></text:p>
      <text:p text:style-name="P3"/>
      <text:p text:style-name="P3"><text:s text:c="5"/>Los <text:span text:style-name="T4">argumentos del programa servidor</text:span> serán <text:span text:style-name="T4">como son</text:span> normalmente <text:span text:style-name="T4">los argumentos (de un programa en C)</text:span>, <text:span text:style-name="T4">empezando con argv[0]</text:span>, que es <text:span text:style-name="T4">el nombre del programa.</text:span> <text:span text:style-name="T4">Si proporciona</text:span> este <text:span text:style-name="T4">servicio internamente</text:span>, la palabra <text:span text:style-name="T4">``internal'' debería estar en el lugar de esta entrada</text:span>.</text:p>
      <text:p text:style-name="P3"/>
      <text:p text:style-name="Standard"><text:span text:style-name="T3"><text:s text:c="5"/></text:span><text:span text:style-name="T2">Inetd proporciona</text:span><text:span text:style-name="T3"> varios </text:span><text:span text:style-name="T2">servicios</text:span><text:span text:style-name="T3"> </text:span><text:span text:style-name="T2">``triviales''</text:span><text:span text:style-name="T3"> </text:span><text:span text:style-name="T2">internamente</text:span><text:span text:style-name="T3"> </text:span><text:span text:style-name="T2">usando</text:span><text:span text:style-name="T3"> </text:span><text:span text:style-name="T2">rutinas</text:span><text:span text:style-name="T3"> </text:span><text:span text:style-name="T2">con él mismo</text:span><text:span text:style-name="T3">. </text:span><text:span text:style-name="T2">``echo''</text:span><text:span text:style-name="T3">, </text:span><text:span text:style-name="T2">``discard''</text:span><text:span text:style-name="T3">, </text:span><text:span text:style-name="T2">``chargen'' (generador de caracteres)</text:span><text:span text:style-name="T3">, </text:span><text:span text:style-name="T2">``daytime'' (fecha-hora en formato legible)</text:span><text:span text:style-name="T3">, y </text:span><text:span text:style-name="T2">``time''</text:span><text:span text:style-name="T3"> (</text:span><text:span text:style-name="T2">fecha-hora formato de máquina</text:span><text:span text:style-name="T3">, en el formato del </text:span><text:span text:style-name="T2">número de segundos desde medianoche de 1 de enero de 1900</text:span><text:span text:style-name="T3">). </text:span><text:span text:style-name="T2">Todos</text:span><text:span text:style-name="T3"> estos </text:span><text:span text:style-name="T2">servicios</text:span><text:span text:style-name="T3"> están </text:span><text:span text:style-name="T2">basados en tcp</text:span><text:span text:style-name="T3">. Para </text:span><text:span text:style-name="T2">detalles</text:span><text:span text:style-name="T3"> de estos servicios, </text:span><text:span text:style-name="T2">consulte el RFC adecuada</text:span><text:span text:style-name="T3"> del Network Information Center.</text:span></text:p>
      <text:p text:style-name="P3"/>
      <text:p text:style-name="P3"/>
      <text:p text:style-name="Standard"><text:span text:style-name="T3"><text:s text:c="5"/></text:span><text:span text:style-name="T2">Inetd relee su fichero de configuración cuando recibe la señal de colgar SIGHUP</text:span><text:span text:style-name="T3">. <text:s/>Se </text:span><text:span text:style-name="T2">pueden añadir servicios, borrarlos o modificarlos cuando se lee el fichero de configuración</text:span><text:span text:style-name="T3">. </text:span><text:span text:style-name="T2">Inetd crea el fichero</text:span></text:p>
      <text:p text:style-name="Standard"><text:span text:style-name="T2"><text:s/>/var/run/inetd.pid</text:span><text:span text:style-name="T3"> que </text:span><text:span text:style-name="T2">contiene su identificador de proceso</text:span><text:span text:style-name="T3">.</text:span></text:p>
      <text:p text:style-name="P3"/>
      <text:p text:style-name="P2">VÉASE TAMBIÉN</text:p>
      <text:p text:style-name="P3"><text:s text:c="5"/><text:span text:style-name="T4">comsat(8), fingerd(8), ftpd(8), rexecd(8), rlogind(8), rshd(8), telnetd(8),</text:span> <text:span text:style-name="T4">tftpd(8)</text:span></text:p>
      <text:p text:style-name="P3"/>
      <text:p text:style-name="P2">HISTORIA</text:p>
      <text:p text:style-name="P3"><text:s text:c="5"/>El comando <text:span text:style-name="T4">inetd apareció en 4.3BSD</text:span>. El <text:span text:style-name="T4">soporte para servicios basados en Sun-RPC se ha servido del modelo proporcionado por SunOS 4.1</text:span>.</text:p>
      <text:p text:style-name="P3"/>
      <text:p text:style-name="P2">Linux NetKit 0.09 <text:s text:c="13"/>23 Noviembre 1996 <text:s text:c="10"/>Linux NetKit 0.09</text:p>
      <text:p text:style-name="P2"/>
      <text:p text:style-name="P3">Ahora continuaremos con la página de manual en línea de comandos:</text:p>
      <text:p text:style-name="P3"><text:tab/><text:span text:style-name="T4">man 3 cmsg</text:span></text:p>
      <text:p text:style-name="P2"/>
      <text:p text:style-name="P2">CMSG(3) <text:s text:c="20"/>Manual del Programador de Linux <text:tab/> <text:s text:c="6"/>CMSG(3)</text:p>
      <text:p text:style-name="P3"/>
      <text:p text:style-name="P2">NOMBRE</text:p>
      <text:p text:style-name="P3"><text:s text:c="7"/><text:span text:style-name="T4">CMSG_ALIGN, CMSG_SPACE, CMSG_NXTHDR, CMSG_FIRSTHDR - Acceso a datos auxiliares</text:span>.</text:p>
      <text:p text:style-name="P2"/>
      <text:p text:style-name="P2">SINOPSIS</text:p>
      <text:p text:style-name="P2"><text:s text:c="7"/>#include &lt;sys/socket.h&gt;</text:p>
      <text:p text:style-name="P3"/>
      <text:p text:style-name="P3"><text:s text:c="7"/><text:span text:style-name="T4">struct cmsghdr *CMSG_FIRSTHDR(struct msghdr *msgh);</text:span></text:p>
      <text:p text:style-name="P3"><text:s text:c="7"/><text:span text:style-name="T4">struct cmsghdr *CMSG_NXTHDR(struct msghdr *msgh,</text:span> </text:p>
      <text:p text:style-name="P3"><text:tab/><text:tab/><text:tab/><text:tab/><text:tab/><text:tab/><text:tab/><text:span text:style-name="T4">struct cmsghdr *cmsg);</text:span></text:p>
      <text:p text:style-name="P3"><text:s text:c="7"/><text:span text:style-name="T4">size_t CMSG_ALIGN(size_t length);</text:span></text:p>
      <text:p text:style-name="P3"><text:s text:c="7"/><text:span text:style-name="T4">size_t CMSG_SPACE(size_t length);</text:span></text:p>
      <text:p text:style-name="P3"><text:s text:c="7"/><text:span text:style-name="T4">size_t CMSG_LEN(size_t length);</text:span></text:p>
      <text:p text:style-name="P3"><text:s text:c="7"/><text:span text:style-name="T4">void *CMSG_DATA(struct cmsghdr *cmsg);</text:span></text:p>
      <text:p text:style-name="P3"/>
      <text:p text:style-name="P2"><text:s text:c="7"/>struct cmsghdr {</text:p>
      <text:p text:style-name="P2"><text:s text:c="15"/>socklen_t<text:tab/>cmsg_len;<text:tab/><text:tab/>/* cantidad de bytes de datos,</text:p>
      <text:p text:style-name="P2"><text:tab/><text:tab/><text:tab/><text:tab/><text:tab/><text:tab/><text:tab/> <text:s text:c="3"/>incluyendo la cabecera */</text:p>
      <text:p text:style-name="P2"><text:s text:c="15"/>int<text:tab/><text:tab/>cmsg_level; <text:tab/>/* protocolo originario */</text:p>
      <text:p text:style-name="P2"><text:s text:c="15"/>int <text:s text:c="8"/><text:tab/>cmsg_type; <text:s/><text:tab/>/* tipo específico del protocolo */</text:p>
      <text:p text:style-name="P2"><text:s text:c="15"/>/* <text:s/>seguido de <text:s text:c="4"/>unsigned char <text:s text:c="9"/><text:tab/><text:tab/>cmsg_data[]; <text:s text:c="3"/>*/</text:p>
      <text:p text:style-name="P2"><text:s text:c="7"/>};</text:p>
      <text:p text:style-name="P2"/>
      <text:p text:style-name="P2">DESCRIPCIÓN</text:p>
      <text:p text:style-name="Standard"><text:span text:style-name="T3"><text:s text:c="7"/>Estas </text:span><text:span text:style-name="T2">macros</text:span><text:span text:style-name="T3"> se usan </text:span><text:span text:style-name="T2">para crear y acceder a mensajes de control</text:span><text:span text:style-name="T3"> (también llamados datos auxiliares) </text:span><text:span text:style-name="T2">que no son parte del contenido útil de un conector</text:span><text:span text:style-name="T3">. <text:s/>Esta </text:span><text:span text:style-name="T2">información de control puede incluir</text:span><text:span text:style-name="T3"> la </text:span><text:span text:style-name="T2">interfaz</text:span><text:span text:style-name="T3"> en la </text:span><text:span text:style-name="T2">que</text:span><text:span text:style-name="T3"> se </text:span><text:span text:style-name="T2">ha recibido el paquete</text:span><text:span text:style-name="T3">, diferentes </text:span><text:span text:style-name="T2">campos de cabecera</text:span><text:span text:style-name="T3"> </text:span><text:span text:style-name="T2">usados raramente</text:span><text:span text:style-name="T3">, una </text:span><text:span text:style-name="T2">descripción de error</text:span><text:span text:style-name="T3"> ampliada, un </text:span><text:span text:style-name="T2">conjunto de descriptores de fichero o credenciales de Unix</text:span><text:span text:style-name="T3">. <text:s/>Por ejemplo, los mensajes de control </text:span><text:span text:style-name="T2">se pueden usar para enviar campos de cabecera adicionales</text:span><text:span text:style-name="T3"> tales como </text:span><text:span text:style-name="T2">opciones IP</text:span><text:span text:style-name="T3">. Los </text:span><text:span text:style-name="T2">datos auxiliares se envían llamando a sendmsg(2)</text:span><text:span text:style-name="T3"> y </text:span><text:span text:style-name="T2">se reciben llamando a recvmsg(2)</text:span><text:span text:style-name="T3">. <text:s/>Vea sus páginas de manual para más información.</text:span></text:p>
      <text:p text:style-name="P3"/>
      <text:p text:style-name="Standard"><text:span text:style-name="T3"><text:s text:c="7"/>Los </text:span><text:span text:style-name="T2">datos auxiliares</text:span><text:span text:style-name="T3"> son una </text:span><text:span text:style-name="T2">secuencia de estructuras </text:span></text:p>
      <text:p text:style-name="Standard"><text:span text:style-name="T2">struct cmsghdr</text:span><text:span text:style-name="T3"> </text:span><text:span text:style-name="T2">con datos añadidos</text:span><text:span text:style-name="T3">. </text:span><text:span text:style-name="T2">Sólo</text:span><text:span text:style-name="T3"> se debería </text:span><text:span text:style-name="T2">acceder</text:span><text:span text:style-name="T3"> a esta secuencia </text:span><text:span text:style-name="T2">usando</text:span><text:span text:style-name="T3"> las </text:span><text:span text:style-name="T2">macros descriptas</text:span><text:span text:style-name="T3"> en esta página de manual y </text:span><text:span text:style-name="T2">nunca</text:span><text:span text:style-name="T3"> </text:span><text:span text:style-name="T2">directamente</text:span><text:span text:style-name="T3">. Vea las páginas de manual específicas del protocolo para conocer los tipos de mensajes de control disponibles. El </text:span><text:span text:style-name="T2">tamaño máximo</text:span><text:span text:style-name="T3"> permitido </text:span><text:span text:style-name="T2">del buffer auxiliar</text:span><text:span text:style-name="T3"> </text:span><text:span text:style-name="T2">por conector</text:span><text:span text:style-name="T3"> se </text:span><text:span text:style-name="T2">puede</text:span><text:span text:style-name="T3"> </text:span><text:span text:style-name="T2">configurar con</text:span><text:span text:style-name="T3"> la </text:span></text:p>
      <text:p text:style-name="P3"><text:span text:style-name="T4"><text:tab/>sysctl net.core.optmem_max</text:span>. <text:s/></text:p>
      <text:p text:style-name="P3"><text:span text:style-name="T4">Vea socket(7)</text:span>.</text:p>
      <text:p text:style-name="P3"/>
      <text:p text:style-name="Standard"><text:span text:style-name="T3"><text:s text:c="7"/></text:span><text:span text:style-name="T2">CMSG_FIRSTHDR</text:span><text:span text:style-name="T3"> <text:tab/></text:span><text:span text:style-name="T2">devuelve</text:span><text:span text:style-name="T3"> un </text:span><text:span text:style-name="T2">puntero a</text:span><text:span text:style-name="T3"> la </text:span><text:span text:style-name="T2">primera </text:span></text:p>
      <text:p text:style-name="Standard"><text:span text:style-name="T2"><text:tab/><text:tab/><text:tab/><text:tab/><text:tab/>cmsghdr en el buffer de datos auxiliares</text:span><text:span text:style-name="T3"> </text:span></text:p>
      <text:p text:style-name="P3"><text:span text:style-name="T4"><text:tab/><text:tab/><text:tab/><text:tab/><text:tab/>asociado con la msghdr pasada</text:span>.</text:p>
      <text:p text:style-name="P3"/>
      <text:p text:style-name="P3"><text:s text:c="7"/><text:span text:style-name="T4">CMSG_NXTHDR</text:span> <text:tab/><text:tab/><text:span text:style-name="T4">devuelve</text:span> la <text:span text:style-name="T4">siguiente cmsghdr</text:span> <text:span text:style-name="T4">válida </text:span></text:p>
      <text:p text:style-name="P3"><text:span text:style-name="T4"><text:tab/><text:tab/><text:tab/><text:tab/><text:tab/>después de la cmsghdr pasada</text:span>. Devuelve </text:p>
      <text:p text:style-name="P3"><text:span text:style-name="T4"><text:tab/><text:tab/><text:tab/><text:tab/><text:tab/>NULL</text:span> <text:span text:style-name="T4">cuando no queda</text:span> suficiente <text:span text:style-name="T4">espacio en </text:span></text:p>
      <text:p text:style-name="P3"><text:span text:style-name="T4"><text:tab/><text:tab/><text:tab/><text:tab/><text:tab/>el buffer</text:span>. </text:p>
      <text:p text:style-name="P2"/>
      <text:p text:style-name="P3"><text:s text:c="7"/><text:span text:style-name="T4">CMSG_ALIGN</text:span> <text:tab/><text:tab/><text:span text:style-name="T4">dada una longitud</text:span>, <text:span text:style-name="T4">la devuelve incluyendo la </text:span></text:p>
      <text:p text:style-name="P3"><text:span text:style-name="T4"><text:tab/><text:tab/><text:tab/><text:tab/><text:tab/>alineación necesaria</text:span>. Ésta es <text:span text:style-name="T4">una expresión</text:span> </text:p>
      <text:p text:style-name="P3"><text:tab/><text:tab/><text:tab/><text:tab/><text:tab/><text:span text:style-name="T4">constante</text:span>.</text:p>
      <text:p text:style-name="P3"/>
      <text:p text:style-name="Standard"><text:span text:style-name="T3"><text:s text:c="7"/></text:span><text:span text:style-name="T2">CMSG_SPACE</text:span><text:span text:style-name="T3"> <text:tab/><text:tab/></text:span><text:span text:style-name="T2">devuelve</text:span><text:span text:style-name="T3"> la </text:span><text:span text:style-name="T2">cantidad de bytes que ocupa un</text:span><text:span text:style-name="T3"> </text:span></text:p>
      <text:p text:style-name="Standard"><text:span text:style-name="T3"><text:tab/><text:tab/><text:tab/><text:tab/><text:tab/></text:span><text:span text:style-name="T2">elemento auxiliar</text:span><text:span text:style-name="T3"> </text:span><text:span text:style-name="T2">cuyo contenido útil tiene</text:span><text:span text:style-name="T3"> </text:span></text:p>
      <text:p text:style-name="P3"><text:tab/><text:tab/><text:tab/><text:tab/><text:tab/>la <text:span text:style-name="T4">longitud de datos pasada</text:span>. Ésta es <text:span text:style-name="T4">una</text:span> </text:p>
      <text:p text:style-name="P3"><text:span text:style-name="T4"><text:tab/><text:tab/><text:tab/><text:tab/><text:tab/>expresión constante</text:span>.</text:p>
      <text:p text:style-name="P3"/>
      <text:p text:style-name="P3"><text:s text:c="7"/><text:span text:style-name="T4">CMSG_DATA</text:span> <text:tab/><text:tab/><text:span text:style-name="T4">devuelve</text:span> un <text:span text:style-name="T4">puntero a</text:span> la <text:span text:style-name="T4">porción de datos de</text:span> </text:p>
      <text:p text:style-name="P3"><text:tab/><text:tab/><text:tab/><text:tab/><text:tab/>una <text:span text:style-name="T4">cmsghdr</text:span>.</text:p>
      <text:p text:style-name="P3"/>
      <text:p text:style-name="Standard"><text:span text:style-name="T3"><text:s text:c="7"/></text:span><text:span text:style-name="T2">CMSG_LEN</text:span><text:span text:style-name="T3"> <text:s/><text:tab/><text:tab/></text:span><text:span text:style-name="T2">devuelve</text:span><text:span text:style-name="T3"> el </text:span><text:span text:style-name="T2">valor a almacenar en</text:span><text:span text:style-name="T3"> el </text:span><text:span text:style-name="T2">miembro </text:span></text:p>
      <text:p text:style-name="P3"><text:span text:style-name="T4"><text:tab/><text:tab/><text:tab/><text:tab/><text:tab/>cmsg_len</text:span> <text:span text:style-name="T4">de</text:span> la <text:span text:style-name="T4">estructura cmsghdr</text:span> <text:span text:style-name="T4">teniendo </text:span></text:p>
      <text:p text:style-name="P3"><text:span text:style-name="T4"><text:tab/><text:tab/><text:tab/><text:tab/><text:tab/>en cuenta</text:span> cualquier <text:span text:style-name="T4">alineación necesaria</text:span>. </text:p>
      <text:p text:style-name="P3"><text:tab/><text:tab/><text:tab/><text:tab/><text:tab/>Toma como <text:span text:style-name="T4">argumento</text:span> la <text:span text:style-name="T4">longitud de los </text:span></text:p>
      <text:p text:style-name="P3"><text:span text:style-name="T4"><text:tab/><text:tab/><text:tab/><text:tab/><text:tab/>datos</text:span>. <text:s/>Ésta es <text:span text:style-name="T4">una expresión constante</text:span>.</text:p>
      <text:p text:style-name="P3"/>
      <text:p text:style-name="Standard"><text:span text:style-name="T3"><text:s text:c="7"/>Para </text:span><text:span text:style-name="T2">crear datos auxiliares</text:span><text:span text:style-name="T3">, </text:span><text:span text:style-name="T2">inicialice</text:span><text:span text:style-name="T3"> primero el </text:span><text:span text:style-name="T2">miembro</text:span><text:span text:style-name="T3"> </text:span><text:span text:style-name="T2">msg_controllen</text:span><text:span text:style-name="T3"> </text:span><text:span text:style-name="T2">de</text:span><text:span text:style-name="T3"> la </text:span><text:span text:style-name="T2">estructura msghdr</text:span><text:span text:style-name="T3"> </text:span><text:span text:style-name="T2">con</text:span><text:span text:style-name="T3"> el </text:span><text:span text:style-name="T2">tamaño del buffer de mensajes de control</text:span><text:span text:style-name="T3">. Use </text:span><text:span text:style-name="T2">CMSG_FIRSTHDR</text:span><text:span text:style-name="T3"> </text:span><text:span text:style-name="T2">sobre msghdr</text:span><text:span text:style-name="T3"> para </text:span><text:span text:style-name="T2">obtener el primer mensaje de control</text:span><text:span text:style-name="T3"> y </text:span><text:span text:style-name="T2">CMSG_NEXTHDR</text:span><text:span text:style-name="T3"> para </text:span><text:span text:style-name="T2">obtener</text:span><text:span text:style-name="T3"> </text:span><text:span text:style-name="T2">los siguientes</text:span><text:span text:style-name="T3">. </text:span><text:span text:style-name="T2">En cada mensaje de control</text:span><text:span text:style-name="T3">, </text:span><text:span text:style-name="T2">inicialice cmsg_len</text:span><text:span text:style-name="T3"> (</text:span><text:span text:style-name="T2">con</text:span><text:span text:style-name="T3"> </text:span><text:span text:style-name="T2">CMSG_LEN</text:span><text:span text:style-name="T3">), los </text:span><text:span text:style-name="T2">otros campos cabecera de cmsghdr</text:span><text:span text:style-name="T3"> </text:span><text:span text:style-name="T2">y</text:span><text:span text:style-name="T3"> la </text:span><text:span text:style-name="T2">parte de datos</text:span><text:span text:style-name="T3"> <text:s/></text:span><text:span text:style-name="T2">usando CMSG_DATA</text:span><text:span text:style-name="T3">. Finalmente, debería </text:span><text:span text:style-name="T2">asignar al campo msg_controllen</text:span><text:span text:style-name="T3"> </text:span><text:span text:style-name="T2">de msghdr</text:span><text:span text:style-name="T3"> la </text:span><text:span text:style-name="T2">suma de</text:span><text:span text:style-name="T3"> </text:span><text:span text:style-name="T2">los</text:span><text:span text:style-name="T3"> </text:span><text:span text:style-name="T2">CMSG_SPACE</text:span><text:span text:style-name="T3"> </text:span><text:span text:style-name="T2">de</text:span><text:span text:style-name="T3"> </text:span><text:span text:style-name="T2">las longitudes de todos los mensajes de control del buffer</text:span><text:span text:style-name="T3">. Para más información sobre msghdr, vea </text:span><text:span text:style-name="T2">recvmsg(2)</text:span><text:span text:style-name="T3">.</text:span></text:p>
      <text:p text:style-name="P3"/>
      <text:p text:style-name="P3"><text:s text:c="7"/><text:span text:style-name="T4">Cuando</text:span> el <text:span text:style-name="T4">buffer de mensajes de control</text:span> es <text:span text:style-name="T4">demasiado pequeño</text:span> <text:span text:style-name="T4">para almacenar todos los mensajes</text:span>, <text:span text:style-name="T4">se activa</text:span> la <text:span text:style-name="T4">bandera MSG_CTRUNC</text:span> <text:span text:style-name="T4">en</text:span> el <text:span text:style-name="T4">miembro msg_flags de msghdr</text:span>.</text:p>
      <text:p text:style-name="P2"/>
      <text:p text:style-name="P2">EJEMPLO</text:p>
      <text:p text:style-name="P3"><text:s text:c="7"/>Este <text:span text:style-name="T4">código busca</text:span> la <text:span text:style-name="T4">opción</text:span> <text:span text:style-name="T4">IP_TTL</text:span> <text:span text:style-name="T4">en</text:span> un <text:span text:style-name="T4">buffer auxiliar</text:span> <text:span text:style-name="T4">recibido</text:span>:</text:p>
      <text:p text:style-name="P2"/>
      <text:p text:style-name="P2"><text:s text:c="14"/>struct msghdr msgh;</text:p>
      <text:p text:style-name="P2"><text:s text:c="14"/>struct cmsghdr *cmsg;</text:p>
      <text:p text:style-name="P2"><text:s text:c="14"/>int *ttlptr;</text:p>
      <text:p text:style-name="P2"><text:s text:c="14"/>int received_ttl;</text:p>
      <text:p text:style-name="P2"/>
      <text:p text:style-name="P2"><text:s text:c="14"/>/* Recibir los datos auxiliares en msgh */</text:p>
      <text:p text:style-name="P2"><text:s text:c="14"/>for (cmsg = CMSG_FIRSTHDR(&amp;msgh);</text:p>
      <text:p text:style-name="P2"><text:s text:c="19"/>cmsg != NULL;</text:p>
      <text:p text:style-name="P2"><text:s text:c="19"/>cmsg = CMSG_NXTHDR(&amp;msgh,cmsg) {</text:p>
      <text:p text:style-name="P2"><text:s text:c="22"/>if (cmsg-&gt;cmsg_level == SOL_IP</text:p>
      <text:p text:style-name="P2"><text:s text:c="24"/>&amp;&amp; cmsg-&gt;cmsg_type == IP_TTL) {</text:p>
      <text:p text:style-name="P2"><text:s text:c="30"/>ttlptr = (int *) CMSG_DATA(cmsg);</text:p>
      <text:p text:style-name="P2"><text:s text:c="30"/>received_ttl = *ttlptr;</text:p>
      <text:p text:style-name="P2"><text:s text:c="30"/>break;</text:p>
      <text:p text:style-name="P2"><text:s text:c="22"/>}</text:p>
      <text:p text:style-name="P2"><text:s text:c="14"/>}</text:p>
      <text:p text:style-name="P2"><text:s text:c="14"/>if (cmsg == NULL) {</text:p>
      <text:p text:style-name="P2"><text:s text:c="22"/>/* Error: IP_TTL no habilitada o buffer pequeño o</text:p>
      <text:p text:style-name="P2"><text:s text:c="23"/>* error de E/S.</text:p>
      <text:p text:style-name="P2"><text:s text:c="23"/>*/</text:p>
      <text:p text:style-name="P2"><text:s text:c="14"/>}</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 text:c="7"/>El <text:span text:style-name="T4">siguiente código</text:span> pasa un <text:span text:style-name="T4">vector de descriptores de ficheros</text:span> <text:s/><text:span text:style-name="T4">mediante un conector Unix</text:span> <text:span text:style-name="T4">usando</text:span> <text:span text:style-name="T4">SCM_RIGHTS</text:span>:</text:p>
      <text:p text:style-name="P2"/>
      <text:p text:style-name="P2"><text:s text:c="14"/>struct msghdr msg = {0};</text:p>
      <text:p text:style-name="P2"><text:s text:c="14"/>struct cmsghdr *cmsg; <text:s text:c="13"/></text:p>
      <text:p text:style-name="P2"><text:tab/> <text:s text:c="5"/>int myfds[NUM_FD]; </text:p>
      <text:p text:style-name="P2"><text:tab/> <text:s text:c="5"/>/* Los descriptores de fichero a pasar. */ <text:s text:c="10"/></text:p>
      <text:p text:style-name="P2"><text:tab/> <text:s text:c="5"/>char buf[CMSG_SPACE(sizeof myfds)]; <text:s/></text:p>
      <text:p text:style-name="P2"><text:tab/> <text:s text:c="5"/>/* buffer de datos auxiliares */</text:p>
      <text:p text:style-name="P2"><text:s text:c="14"/>int *fdptr;</text:p>
      <text:p text:style-name="P2"><text:s text:c="14"/>msg.msg_control = buf;</text:p>
      <text:p text:style-name="P2"><text:s text:c="14"/>msg.msg_controllen = sizeof buf;</text:p>
      <text:p text:style-name="P2"><text:s text:c="14"/>cmsg = CMSG_FIRSTHDR(&amp;msg);</text:p>
      <text:p text:style-name="P2"><text:s text:c="14"/>cmsg-&gt;cmsg_level = SOL_SOCKET;</text:p>
      <text:p text:style-name="P2"><text:s text:c="14"/>cmsg-&gt;cmsg_type = SCM_RIGHTS;</text:p>
      <text:p text:style-name="P2"><text:s text:c="14"/>cmsg-&gt;cmsg_len = CMSG_LEN(sizeof(int) * NUM_FD);</text:p>
      <text:p text:style-name="P2"><text:s text:c="14"/>/* Inicializar el contenido útil: */</text:p>
      <text:p text:style-name="P2"><text:s text:c="14"/>fdptr = (int *)CMSG_DATA(cmsg);</text:p>
      <text:p text:style-name="P2"><text:s text:c="14"/>memcpy(fdptr, myfds, NUM_FD * sizeof(int));</text:p>
      <text:p text:style-name="P2"><text:s text:c="14"/>/* Sumar la longitud de todos los mensajes de </text:p>
      <text:p text:style-name="P2"><text:tab/><text:tab/> control en el buffer: */</text:p>
      <text:p text:style-name="P2"><text:s text:c="14"/>msg.msg_controllen = cmsg-&gt;cmsg_len;</text:p>
      <text:p text:style-name="P2"/>
      <text:p text:style-name="P2">NOTAS</text:p>
      <text:p text:style-name="Standard"><text:span text:style-name="T3"><text:s text:c="7"/>Para transportabilidad, sólo se debería acceder a los datos auxiliares usando las macros descritas aquí. </text:span><text:span text:style-name="T2">CMSG_ALIGN</text:span><text:span text:style-name="T3"> es </text:span><text:span text:style-name="T2">una extensión de Linux</text:span><text:span text:style-name="T3"> y </text:span><text:span text:style-name="T2">no debería usarse en programas transportables</text:span><text:span text:style-name="T3">.</text:span></text:p>
      <text:p text:style-name="P3"/>
      <text:p text:style-name="P3"><text:s text:c="7"/>En Linux, <text:span text:style-name="T4">CMSG_LEN</text:span>, <text:span text:style-name="T4">CMSG_DATA</text:span> y <text:span text:style-name="T4">CMSG_ALIGN</text:span> son <text:span text:style-name="T4">expresiones constantes</text:span> (suponiendo que su argumento sea contante). Esto se podría usar para declarar el tamaño de variables globales pero, sin embargo, podría no ser transportable.</text:p>
      <text:p text:style-name="P3"/>
      <text:p text:style-name="P2">CONFORME A</text:p>
      <text:p text:style-name="P3"><text:s text:c="7"/>El <text:span text:style-name="T4">modelo de datos auxiliares sigue el borrador POSIX.1003.1g</text:span>, <text:span text:style-name="T4">4.4BSD-Lite</text:span>, la <text:span text:style-name="T4">API avanzada de IPv6</text:span> <text:span text:style-name="T4">descrita en RFC2292</text:span> y <text:span text:style-name="T4">the Single Unix specification v2</text:span>. CMSG_ALIGN es una extensión de Linux.</text:p>
      <text:p text:style-name="P3"/>
      <text:p text:style-name="P2">VÉASE TAMBIÉN</text:p>
      <text:p text:style-name="P3"><text:s text:c="7"/><text:span text:style-name="T4">sendmsg(2)</text:span>, <text:span text:style-name="T4">recvmsg(2)</text:span></text:p>
      <text:p text:style-name="P3"/>
      <text:p text:style-name="P3"><text:s text:c="7"/><text:span text:style-name="T4">RFC 2292</text:span></text:p>
      <text:p text:style-name="P3"/>
      <text:p text:style-name="P2">Página man de Linux <text:s text:c="16"/>2 octubre 1998 <text:s text:c="22"/>CMSG(3)</text:p>
      <text:p text:style-name="P2"/>
      <text:p text:style-name="P3">Nos disponemos ahora a leer la página de manual en línea:</text:p>
      <text:p text:style-name="P3"/>
      <text:p text:style-name="P37"><text:span text:style-name="T5"><text:tab/></text:span><text:span text:style-name="T4">man 2 sendmsg</text:span></text:p>
      <text:p text:style-name="P2">SEND(2) <text:s text:c="13"/>Manual del Programador de Linux <text:s text:c="15"/>SEND(2)</text:p>
      <text:p text:style-name="P28"/>
      <text:p text:style-name="P2">NOMBRE</text:p>
      <text:p text:style-name="P28"><text:s text:c="7"/><text:span text:style-name="T11">send, sendto, sendmsg - envía un mensaje de un conector (socket)</text:span></text:p>
      <text:p text:style-name="P28"/>
      <text:p text:style-name="P2">SINTAXIS</text:p>
      <text:p text:style-name="P2"><text:s text:c="7"/>#include &lt;sys/types.h&gt;</text:p>
      <text:p text:style-name="P2"><text:s text:c="7"/>#include &lt;sys/socket.h&gt;</text:p>
      <text:p text:style-name="P2"/>
      <text:p text:style-name="P2"><text:s text:c="7"/>int send(int s, const void *msg, size_t len, int flags);</text:p>
      <text:p text:style-name="P2"><text:s text:c="7"/>int sendto(int s, </text:p>
      <text:p text:style-name="P2"><text:tab/><text:tab/><text:tab/>const void *msg, </text:p>
      <text:p text:style-name="P2"><text:tab/><text:tab/><text:tab/>size_t len, </text:p>
      <text:p text:style-name="P2"><text:tab/><text:tab/><text:tab/>int flags, </text:p>
      <text:p text:style-name="P2"><text:tab/><text:tab/><text:tab/>const struct sockaddr *to, </text:p>
      <text:p text:style-name="P2"><text:tab/><text:tab/><text:tab/>socklen_t tolen);</text:p>
      <text:p text:style-name="P2"><text:s text:c="7"/>int sendmsg(int s, const struct msghdr *msg, int flags);</text:p>
      <text:p text:style-name="P2"/>
      <text:p text:style-name="P2">DESCRIPCIÓN</text:p>
      <text:p text:style-name="P28"><text:s text:c="7"/><text:span text:style-name="T11">Send</text:span>, <text:span text:style-name="T11">sendto</text:span> y <text:span text:style-name="T11">sendmsg</text:span> son utilizados para transmitir un mensaje a otro conector. <text:span text:style-name="T11">Send </text:span><text:s/>solo <text:span text:style-name="T11">puede ser usado</text:span> <text:span text:style-name="T11">cuando</text:span> un <text:span text:style-name="T11">conector está</text:span> en un estado <text:span text:style-name="T11">connected</text:span> mientras <text:span text:style-name="T11">sendto</text:span> <text:span text:style-name="T11">y</text:span> <text:span text:style-name="T11">sendmsg</text:span> <text:span text:style-name="T11">pueden ser utilizados en cualquier momento</text:span>.</text:p>
      <text:p text:style-name="P28"/>
      <text:p text:style-name="P28"><text:s text:c="7"/>La <text:span text:style-name="T11">dirección de destino</text:span> viene dada por <text:span text:style-name="T11">to</text:span> <text:span text:style-name="T11">con</text:span> <text:span text:style-name="T11">tolen</text:span> <text:span text:style-name="T11">especificando</text:span> su <text:span text:style-name="T11">tamaño</text:span>. La <text:span text:style-name="T11">longitud del mensaje</text:span> viene <text:span text:style-name="T11">dada por len</text:span>. <text:span text:style-name="T11">Si</text:span> el <text:span text:style-name="T11">mensaje</text:span> es <text:span text:style-name="T11">demasiado largo</text:span> <text:span text:style-name="T26">para</text:span> pasar automáticamente a través del protocolo inferior, se <text:span text:style-name="T11">devuelve</text:span> el <text:span text:style-name="T11">error</text:span> <text:span text:style-name="T11">EMSGSIZE</text:span> <text:span text:style-name="T11">y</text:span> el <text:span text:style-name="T11">mensaje no es transmitido</text:span>.</text:p>
      <text:p text:style-name="P28"/>
      <text:p text:style-name="P28"><text:s text:c="7"/>La llamada send lleva implícita el que no se indiquen los posibles errores <text:s/>en la entrega. Los <text:span text:style-name="T11">errores</text:span> detectados <text:span text:style-name="T11">localmente</text:span> se indican devolviendo un valor <text:span text:style-name="T11">-1</text:span>.</text:p>
      <text:p text:style-name="P28"/>
      <text:p text:style-name="Standard"><text:span text:style-name="T16"><text:s text:c="7"/></text:span><text:span text:style-name="T2">Cuando </text:span><text:span text:style-name="T16">el </text:span><text:span text:style-name="T2">mensaje no cabe en el buffer de envío del conector</text:span><text:span text:style-name="T16">, </text:span><text:span text:style-name="T2">send</text:span><text:span text:style-name="T16"> </text:span><text:span text:style-name="T2">se bloquea</text:span><text:span text:style-name="T16">, </text:span><text:span text:style-name="T2">a no ser que</text:span><text:span text:style-name="T16"> el </text:span><text:span text:style-name="T2">conector</text:span><text:span text:style-name="T16"> se haya colocado </text:span><text:span text:style-name="T2">en</text:span><text:span text:style-name="T16"> el </text:span><text:span text:style-name="T2">modo</text:span><text:span text:style-name="T16"> de </text:span><text:span text:style-name="T2">E/S no bloqueante</text:span><text:span text:style-name="T16">. </text:span><text:span text:style-name="T2">En</text:span><text:span text:style-name="T16"> el </text:span><text:span text:style-name="T2">modo no bloqueante</text:span><text:span text:style-name="T16"> </text:span><text:span text:style-name="T2">devolvería</text:span><text:span text:style-name="T16"> </text:span><text:span text:style-name="T2">EAGAIN</text:span><text:span text:style-name="T16"> en este caso. Se </text:span><text:span text:style-name="T2">puede utilizar</text:span><text:span text:style-name="T16"> la llamada </text:span><text:span text:style-name="T2">select(2)</text:span><text:span text:style-name="T16"> para </text:span><text:span text:style-name="T2">determinar</text:span><text:span text:style-name="T16"> </text:span><text:span text:style-name="T2">cuando es posible enviar más información</text:span><text:span text:style-name="T16">.</text:span></text:p>
      <text:p text:style-name="P28"/>
      <text:p text:style-name="Standard"><text:span text:style-name="T16"><text:s text:c="7"/>El parámetro </text:span><text:span text:style-name="T2">flags</text:span><text:span text:style-name="T16"> es una </text:span><text:span text:style-name="T2">palabra de opciones</text:span><text:span text:style-name="T16"> y </text:span><text:span text:style-name="T2">puede contener las siguientes</text:span><text:span text:style-name="T16"> opciones:</text:span></text:p>
      <text:p text:style-name="P28"/>
      <text:p text:style-name="P28"><text:s text:c="7"/><text:span text:style-name="T11">MSG_OOB</text:span></text:p>
      <text:p text:style-name="P28"><text:s text:c="14"/><text:span text:style-name="T11">Enviar datos fuera de orden (out-of-band)</text:span> <text:span text:style-name="T11">en conectores que <text:s/>soportan <text:s/>esta <text:s/>noción</text:span> <text:s/>(p.ej. <text:span text:style-name="T11">SOCK_STREAM</text:span>); el <text:span text:style-name="T11">protocolo subyacente</text:span> también <text:span text:style-name="T11">debe soportar datos fuera de orden</text:span>.</text:p>
      <text:p text:style-name="P28"/>
      <text:p text:style-name="P28"/>
      <text:p text:style-name="P28"><text:s text:c="7"/><text:span text:style-name="T11">MSG_DONTROUTE</text:span></text:p>
      <text:p text:style-name="Standard"><text:span text:style-name="T16"><text:s text:c="14"/></text:span><text:span text:style-name="T2">No usar</text:span><text:span text:style-name="T16"> un </text:span><text:span text:style-name="T2">``gateway''</text:span><text:span text:style-name="T16"> </text:span><text:span text:style-name="T2">para enviar el paquete</text:span><text:span text:style-name="T16">, </text:span><text:span text:style-name="T2">enviar sólo a </text:span><text:span text:style-name="T16">los </text:span><text:span text:style-name="T2">ordenadores</text:span><text:span text:style-name="T16"> que se encuentren </text:span><text:span text:style-name="T2">en redes conectadas directamente</text:span><text:span text:style-name="T16">. Normalmente, esto sólo lo utilizan los programas de diagnóstico y <text:s/>enrutamiento. Esta </text:span><text:span text:style-name="T2">opción</text:span><text:span text:style-name="T16"> sólo está </text:span><text:span text:style-name="T2">definida para familias de protocolos que enrutan</text:span><text:span text:style-name="T16">. Los </text:span><text:span text:style-name="T2">conectores de paquetes no enrutan</text:span><text:span text:style-name="T16">.</text:span></text:p>
      <text:p text:style-name="P28"/>
      <text:p text:style-name="P28"><text:s text:c="7"/><text:span text:style-name="T11">MSG_DONTWAIT</text:span></text:p>
      <text:p text:style-name="Standard"><text:span text:style-name="T16"><text:s text:c="14"/></text:span><text:span text:style-name="T2">Habilitar el funcionamiento no bloqueante</text:span><text:span text:style-name="T16">. </text:span><text:span text:style-name="T2">Si</text:span><text:span text:style-name="T16"> la </text:span><text:span text:style-name="T2">operación se bloqueara, se devolvería EAGAIN</text:span><text:span text:style-name="T16"> (esto </text:span><text:span text:style-name="T2">también</text:span><text:span text:style-name="T16"> se puede habilitar </text:span><text:span text:style-name="T2">usando</text:span><text:span text:style-name="T16"> la </text:span><text:span text:style-name="T2">bandera</text:span><text:span text:style-name="T16"> </text:span><text:span text:style-name="T2">O_NONBLOCK</text:span><text:span text:style-name="T16"> </text:span><text:span text:style-name="T2">con</text:span><text:span text:style-name="T16"> </text:span><text:span text:style-name="T2">la operación F_SETFL</text:span><text:span text:style-name="T16"> </text:span><text:span text:style-name="T2">de</text:span><text:span text:style-name="T16"> </text:span><text:span text:style-name="T2">fcntl(2)</text:span><text:span text:style-name="T16">).</text:span></text:p>
      <text:p text:style-name="P28"/>
      <text:p text:style-name="P28"><text:s text:c="7"/><text:span text:style-name="T11">MSG_NOSIGNAL</text:span></text:p>
      <text:p text:style-name="P28"><text:s text:c="14"/>Solicitar el <text:span text:style-name="T11">no enviar SIGPIPE</text:span> <text:span text:style-name="T11">en caso de error en conectores orientados a conexión</text:span> <text:span text:style-name="T11">cuando el otro extremo rompa la conexión</text:span>. <text:span text:style-name="T11">Todavía</text:span> se <text:span text:style-name="T11">devuelve</text:span> el <text:span text:style-name="T11">error EPIPE</text:span>.</text:p>
      <text:p text:style-name="P28"/>
      <text:p text:style-name="P28"><text:s text:c="7"/>Vea <text:span text:style-name="T11">recv(2)</text:span> para una <text:span text:style-name="T11">descripción de</text:span> la <text:span text:style-name="T11">estructura msghdr</text:span>. Puede <text:span text:style-name="T11">enviar información de control usando</text:span> los <text:span text:style-name="T11">miembros msg_control y msg_controllen</text:span>. La <text:span text:style-name="T11">longitud máxima del buffer de control</text:span> <text:span text:style-name="T11">que </text:span>el <text:span text:style-name="T11">núcleo <text:s/>puede procesar</text:span> <text:span text:style-name="T11">por conector</text:span> está <text:span text:style-name="T11">limitada por</text:span> la </text:p>
      <text:p text:style-name="P28"><text:span text:style-name="T11"><text:tab/>sysctl net.core.optmem_max</text:span>. <text:s/>Vea <text:span text:style-name="T11">socket(7)</text:span>.</text:p>
      <text:p text:style-name="P28"/>
      <text:p text:style-name="P2">VALOR DEVUELTO</text:p>
      <text:p text:style-name="P28"><text:s text:c="7"/>Las llamadas <text:span text:style-name="T11">devuelven</text:span> el <text:span text:style-name="T11">numero de caracteres enviados</text:span>, <text:span text:style-name="T11">o</text:span> <text:span text:style-name="T11">-1</text:span> <text:span text:style-name="T11">si ha ocurrido un error</text:span>.</text:p>
      <text:p text:style-name="P28"/>
      <text:p text:style-name="P2">ERRORES</text:p>
      <text:p text:style-name="P28"><text:s text:c="7"/>Estos son <text:span text:style-name="T11">algunos errores estándares</text:span> <text:span text:style-name="T11">generados por</text:span> la <text:span text:style-name="T11">capa de conectores</text:span>. Los módulos de los protocolos subyacentes pueden generar y devolver errores adicionales. Vea sus páginas de manual respectivas.</text:p>
      <text:p text:style-name="P28"/>
      <text:p text:style-name="P28"><text:s text:c="7"/><text:span text:style-name="T11">EBADF</text:span> <text:s/>Se <text:span text:style-name="T11">ha especificado</text:span> un <text:span text:style-name="T11">descriptor no válido</text:span>.</text:p>
      <text:p text:style-name="P28"/>
      <text:p text:style-name="P28"><text:s text:c="7"/><text:span text:style-name="T11">ENOTSOCK</text:span></text:p>
      <text:p text:style-name="P28"><text:s text:c="14"/>El <text:span text:style-name="T11">argumento</text:span> <text:span text:style-name="T11">s</text:span> <text:span text:style-name="T11">no es un conector</text:span>.</text:p>
      <text:p text:style-name="P28"/>
      <text:p text:style-name="P28"><text:s text:c="7"/><text:span text:style-name="T11">EFAULT</text:span> Se <text:span text:style-name="T11">ha especificado</text:span> como parámetro una <text:span text:style-name="T11">dirección incorrecta del espacio de usuario</text:span>. tro.</text:p>
      <text:p text:style-name="P28"/>
      <text:p text:style-name="P28"><text:s text:c="7"/><text:span text:style-name="T11">EMSGSIZE</text:span></text:p>
      <text:p text:style-name="P28"><text:s text:c="14"/>El <text:span text:style-name="T11">conector requiere</text:span> que este <text:span text:style-name="T11">mensaje sea enviado automáticamente</text:span>, <text:span text:style-name="T11">y</text:span> el <text:span text:style-name="T11">tamaño</text:span> del mensaje a ser enviado <text:span text:style-name="T11">lo hace imposible</text:span>.</text:p>
      <text:p text:style-name="P28"/>
      <text:p text:style-name="P28"><text:s text:c="7"/><text:span text:style-name="T11">EAGAIN </text:span>o <text:span text:style-name="T11">EWOULDBLOCK</text:span></text:p>
      <text:p text:style-name="P28"><text:s text:c="14"/>El <text:span text:style-name="T11">conector</text:span> está <text:span text:style-name="T11">marcado como no bloqueante</text:span> <text:span text:style-name="T11">y</text:span> la <text:span text:style-name="T11">operación solicitada lo bloquearía</text:span>.</text:p>
      <text:p text:style-name="P28"><text:s text:c="7"/><text:span text:style-name="T11">ENOBUFS</text:span></text:p>
      <text:p text:style-name="Standard"><text:span text:style-name="T16"><text:s text:c="14"/>La </text:span><text:span text:style-name="T2">cola de salida</text:span><text:span text:style-name="T16"> </text:span><text:span text:style-name="T2">de la interface de red está llena</text:span><text:span text:style-name="T16">. <text:s/>Esto generalmente </text:span><text:span text:style-name="T2">indica</text:span><text:span text:style-name="T16"> que el </text:span><text:span text:style-name="T2">interfaz ha parado de enviar</text:span><text:span text:style-name="T16">, pero </text:span><text:span text:style-name="T2">puede ser</text:span><text:span text:style-name="T16"> causado </text:span><text:span text:style-name="T2">por</text:span><text:span text:style-name="T16"> una </text:span><text:span text:style-name="T2">congestión temporal</text:span><text:span text:style-name="T16">. (Esto </text:span><text:span text:style-name="T2">no puede ocurrir en Linux</text:span><text:span text:style-name="T16">, los </text:span><text:span text:style-name="T2">paquetes</text:span><text:span text:style-name="T16"> simplemente </text:span><text:span text:style-name="T2">se suprimen silenciosamente cuando la cola de un dispositivo se desborda</text:span><text:span text:style-name="T16">.)</text:span></text:p>
      <text:p text:style-name="P28"/>
      <text:p text:style-name="P28"><text:s text:c="7"/><text:span text:style-name="T11">EINTR</text:span> <text:s/>Se ha producido una <text:span text:style-name="T11">señal</text:span>.</text:p>
      <text:p text:style-name="P28"/>
      <text:p text:style-name="P28"><text:s text:c="7"/><text:span text:style-name="T11">ENOMEM No hay memoria disponible</text:span>.</text:p>
      <text:p text:style-name="P28"/>
      <text:p text:style-name="P28"><text:s text:c="7"/><text:span text:style-name="T11">EINVAL</text:span> Se ha pasado un <text:span text:style-name="T11">argumento inválido</text:span>.</text:p>
      <text:p text:style-name="P28"/>
      <text:p text:style-name="P28"><text:s text:c="7"/><text:span text:style-name="T11">EPIPE</text:span> <text:s/><text:span text:style-name="T11">Se ha desconectado</text:span> el <text:span text:style-name="T11">extremo local</text:span> <text:span text:style-name="T11">en</text:span> un <text:span text:style-name="T11">conector orientado a conexión (TCP)</text:span>. En este caso el <text:span text:style-name="T11">proceso</text:span> tambíen <text:span text:style-name="T11">recibirá</text:span> una <text:span text:style-name="T11">señal</text:span> <text:span text:style-name="T11">SIGPIPE</text:span> <text:span text:style-name="T11">a menos que</text:span> se <text:span text:style-name="T11">active</text:span> la <text:span text:style-name="T11">opción MSG_NOSIGNAL</text:span>.</text:p>
      <text:p text:style-name="P28"/>
      <text:p text:style-name="P2">CONFORME A</text:p>
      <text:p text:style-name="P28"><text:s text:c="7"/><text:span text:style-name="T11">4.4BSD</text:span>, <text:span text:style-name="T11">SVr4</text:span>, <text:span text:style-name="T11">borrador POSIX 1003.1g</text:span> (estas llamadas a función aparecieron en 4.2BSD).</text:p>
      <text:p text:style-name="P28"/>
      <text:p text:style-name="P2">NOTA</text:p>
      <text:p text:style-name="Standard"><text:span text:style-name="T16"><text:s text:c="7"/>Los </text:span><text:span text:style-name="T2">prototipos</text:span><text:span text:style-name="T16"> indicados más arriba </text:span><text:span text:style-name="T2">siguen `the Single Unix Specification'</text:span><text:span text:style-name="T16">, ya que </text:span><text:span text:style-name="T2">glibc2</text:span><text:span text:style-name="T16"> </text:span><text:span text:style-name="T2">también lo hace</text:span><text:span text:style-name="T16">; el argumento flags era `int' en BSD 4.* pero `unsigned int' en libc4 y libc5; el argumento len era <text:s/>`int' en BSD 4.* y libc4 pero `size_t' en libc5; el argumento tolen era `int' en BSD 4.*, libc4 y libc5. <text:s/>Vea también </text:span><text:span text:style-name="T2">accept(2)</text:span><text:span text:style-name="T16">.</text:span></text:p>
      <text:p text:style-name="P28"/>
      <text:p text:style-name="P2">VÉASE TAMBIÉN</text:p>
      <text:p text:style-name="P28"><text:s text:c="7"/><text:span text:style-name="T11">fcntl(2)</text:span>, <text:span text:style-name="T11">recv(2)</text:span>, <text:span text:style-name="T11">select(2)</text:span>, <text:span text:style-name="T11">getsockopt(2)</text:span>, <text:span text:style-name="T11">sendfile(2)</text:span>, <text:span text:style-name="T11">socket(2)</text:span>, <text:s/><text:span text:style-name="T11">write(2)</text:span>, <text:span text:style-name="T11">socket(7)</text:span>, <text:span text:style-name="T11">ip(7)</text:span>, <text:span text:style-name="T11">tcp(7)</text:span>, <text:span text:style-name="T11">udp(7)</text:span></text:p>
      <text:p text:style-name="P28"/>
      <text:p text:style-name="P2">Página man de Linux <text:s text:c="20"/>julio 1999 <text:s text:c="28"/>SEND(2)</text:p>
      <text:p text:style-name="P2"/>
      <text:p text:style-name="P3">A continuación veremos: </text:p>
      <text:p text:style-name="P2"><text:tab/><text:tab/><text:tab/><text:tab/>man 2 recvmsg</text:p>
      <text:p text:style-name="P2"/>
      <text:p text:style-name="P2">RECV(2) <text:s text:c="18"/>Manual del Programador de Linux <text:s text:c="12"/>RECV(2)</text:p>
      <text:p text:style-name="P3"/>
      <text:p text:style-name="P2">NOMBRE</text:p>
      <text:p text:style-name="P3"><text:s text:c="7"/><text:span text:style-name="T4">recv, recvfrom, recvmsg - reciben un mensaje desde un conector</text:span></text:p>
      <text:p text:style-name="P3"/>
      <text:p text:style-name="P2">SINOPSIS</text:p>
      <text:p text:style-name="P2"><text:s text:c="7"/>#include &lt;sys/types.h&gt;</text:p>
      <text:p text:style-name="P2"><text:s text:c="7"/>#include &lt;sys/socket.h&gt;</text:p>
      <text:p text:style-name="P2"/>
      <text:p text:style-name="P2"><text:s text:c="7"/>int recv(int s, void *buf, size_t lon, int flags);</text:p>
      <text:p text:style-name="P2"/>
      <text:p text:style-name="P2"><text:s text:c="7"/></text:p>
      <text:p text:style-name="P2"><text:tab/>int recvfrom(<text:tab/>int s, </text:p>
      <text:p text:style-name="P2"><text:tab/><text:tab/><text:tab/>void *buf, </text:p>
      <text:p text:style-name="P2"><text:tab/><text:tab/><text:tab/>size_t lon, </text:p>
      <text:p text:style-name="P2"><text:tab/><text:tab/><text:tab/>int flags, </text:p>
      <text:p text:style-name="P2"><text:tab/><text:tab/><text:tab/>struct sockaddr *desde, </text:p>
      <text:p text:style-name="P2"><text:tab/><text:tab/><text:tab/>socklen_t *londesde);</text:p>
      <text:p text:style-name="P2"/>
      <text:p text:style-name="P2"><text:tab/>int recvmsg(int s, struct msghdr *msg, int flags);</text:p>
      <text:p text:style-name="P2"/>
      <text:p text:style-name="P2">DESCRIPCIÓN</text:p>
      <text:p text:style-name="Standard"><text:span text:style-name="T3"><text:s text:c="7"/>Las llamadas </text:span><text:span text:style-name="T2">recvfrom</text:span><text:span text:style-name="T3"> y </text:span><text:span text:style-name="T2">recvmsg</text:span><text:span text:style-name="T3"> se emplean para </text:span><text:span text:style-name="T2">recibir mensajes desde un conector (``socket'')</text:span><text:span text:style-name="T3">, </text:span><text:span text:style-name="T2">y</text:span><text:span text:style-name="T3"> pueden utilizarse para </text:span><text:span text:style-name="T2">recibir datos de un conector sea orientado a conexión o no</text:span><text:span text:style-name="T3">.</text:span></text:p>
      <text:p text:style-name="P3"/>
      <text:p text:style-name="Standard"><text:span text:style-name="T3"><text:s text:c="7"/></text:span><text:span text:style-name="T2">Si</text:span><text:span text:style-name="T3"> </text:span><text:span text:style-name="T2">``desde”</text:span><text:span text:style-name="T3"> </text:span><text:span text:style-name="T2">no es NULL</text:span><text:span text:style-name="T3"> </text:span><text:span text:style-name="T2">y</text:span><text:span text:style-name="T3"> el </text:span><text:span text:style-name="T2">conector</text:span><text:span text:style-name="T3"> </text:span><text:span text:style-name="T2">no es orientado a conexión</text:span><text:span text:style-name="T3">, la </text:span><text:span text:style-name="T2">dirección fuente</text:span><text:span text:style-name="T3"> </text:span><text:span text:style-name="T2">del mensaje se llena</text:span><text:span text:style-name="T3">. El argumento </text:span><text:span text:style-name="T2">``londesde”</text:span><text:span text:style-name="T3"> </text:span><text:span text:style-name="T2">es</text:span><text:span text:style-name="T3"> un </text:span><text:span text:style-name="T2">parámetro pasado por referencia</text:span><text:span text:style-name="T3">, inicializado al </text:span><text:span text:style-name="T2">tamaño del búfer asociado con desde</text:span><text:span text:style-name="T3">, y </text:span><text:span text:style-name="T2">modificado cuando</text:span><text:span text:style-name="T3"> la </text:span><text:span text:style-name="T2">función regresa para indicar el tamaño real de la dirección guardada ahí</text:span><text:span text:style-name="T3">.</text:span></text:p>
      <text:p text:style-name="P3"/>
      <text:p text:style-name="Standard"><text:span text:style-name="T3"><text:s text:c="7"/>La llamada a </text:span><text:span text:style-name="T2">recv</text:span><text:span text:style-name="T3"> </text:span><text:span text:style-name="T2">se utiliza normalmente</text:span><text:span text:style-name="T3"> sólo </text:span><text:span text:style-name="T2">en</text:span><text:span text:style-name="T3"> un </text:span><text:span text:style-name="T2">conector conectado</text:span><text:span text:style-name="T3"> (vea </text:span><text:span text:style-name="T2">connect(2)</text:span><text:span text:style-name="T3">) y es </text:span><text:span text:style-name="T2">idéntica a recvfrom</text:span><text:span text:style-name="T3"> </text:span><text:span text:style-name="T2">con</text:span><text:span text:style-name="T3"> un parámetro </text:span><text:span text:style-name="T2">``desde”</text:span><text:span text:style-name="T3"> </text:span><text:span text:style-name="T2">con valor NULL</text:span><text:span text:style-name="T3">.</text:span></text:p>
      <text:p text:style-name="P3"/>
      <text:p text:style-name="Standard"><text:span text:style-name="T3"><text:s text:c="7"/></text:span><text:span text:style-name="T2">Las tres</text:span><text:span text:style-name="T3"> rutinas </text:span><text:span text:style-name="T2">devuelven </text:span><text:span text:style-name="T3">la </text:span><text:span text:style-name="T2">longitud del mensaje cuando terminan bien</text:span><text:span text:style-name="T3">. </text:span><text:span text:style-name="T2">Si</text:span><text:span text:style-name="T3"> un </text:span><text:span text:style-name="T2">mensaje</text:span><text:span text:style-name="T3"> es </text:span><text:span text:style-name="T2">demasiado largo</text:span><text:span text:style-name="T3"> como </text:span><text:span text:style-name="T2">para</text:span><text:span text:style-name="T3"> </text:span><text:span text:style-name="T2">caber</text:span><text:span text:style-name="T3"> </text:span><text:span text:style-name="T2">en</text:span><text:span text:style-name="T3"> el </text:span><text:span text:style-name="T2">búfer</text:span><text:span text:style-name="T3"> suministrado, los </text:span><text:span text:style-name="T2">bytes que sobran pueden descartarse</text:span><text:span text:style-name="T3"> </text:span><text:span text:style-name="T2">dependiendo del tipo de conector del que se reciba el mensaje</text:span><text:span text:style-name="T3"> (vea </text:span><text:span text:style-name="T2">socket(2)</text:span><text:span text:style-name="T3">).</text:span></text:p>
      <text:p text:style-name="P3"/>
      <text:p text:style-name="P3"><text:s text:c="7"/><text:span text:style-name="T4">Si</text:span> <text:span text:style-name="T4">no hay mensajes disponibles en el conector</text:span>, las llamadas de recepción <text:span text:style-name="T4">esperan que llegue un mensaje</text:span>, <text:span text:style-name="T4">a menos que</text:span> el <text:span text:style-name="T4">conector sea no bloqueante</text:span> (vea <text:span text:style-name="T4">fcntl(2)</text:span>) <text:span text:style-name="T4">en cuyo caso</text:span> se <text:span text:style-name="T4">devuelve el valor -1</text:span> <text:span text:style-name="T4">y</text:span> la <text:span text:style-name="T4">variable externa errno toma el valor EAGAIN</text:span>. Las llamadas de recepción <text:s/><text:span text:style-name="T4">devuelven</text:span> normalmente <text:span text:style-name="T4">cualquier dato disponible</text:span>, <text:span text:style-name="T4">hasta</text:span> la <text:span text:style-name="T4">cantidad pedida</text:span>, <text:span text:style-name="T4">en vez de esperar</text:span> <text:span text:style-name="T4">la recepción</text:span> de la cantidad pedida <text:span text:style-name="T4">completa</text:span>.</text:p>
      <text:p text:style-name="P3"/>
      <text:p text:style-name="P3"><text:s text:c="7"/>Las <text:span text:style-name="T4">llamadas</text:span> <text:span text:style-name="T4">select(2)</text:span> o <text:span text:style-name="T4">poll(2)</text:span> pueden <text:span text:style-name="T4">emplearse para determinar cuándo llegan más datos</text:span>.</text:p>
      <text:p text:style-name="P3"/>
      <text:p text:style-name="Standard"><text:span text:style-name="T3"><text:s text:c="7"/>El argumento </text:span><text:span text:style-name="T2">flags</text:span><text:span text:style-name="T3"> de una llamada a recv </text:span><text:span text:style-name="T2">se forma aplicando el operador de bits O-lógico a uno o más de los valores siguientes</text:span><text:span text:style-name="T3">:</text:span></text:p>
      <text:p text:style-name="P3"/>
      <text:p text:style-name="P3"><text:s text:c="7"/><text:span text:style-name="T4">MSG_OOB</text:span></text:p>
      <text:p text:style-name="P3"><text:s text:c="14"/>Esta opción <text:span text:style-name="T4">pide la recepción de datos fuera-de-banda</text:span> <text:span text:style-name="T4">que no se recibirían en el flujo de datos normal</text:span>. <text:span text:style-name="T4">Algunos protocolos ponen datos despachados con prontitud en la cabeza de la cola de datos normales, y así, esta opción no puede emplearse</text:span> con tales protocolos.</text:p>
      <text:p text:style-name="P3"><text:s text:c="7"/><text:span text:style-name="T4">MSG_PEEK</text:span></text:p>
      <text:p text:style-name="P3"><text:s text:c="14"/>Esta opción hace que la operación de <text:span text:style-name="T4">recepción devuelva</text:span> <text:span text:style-name="T4">datos del principio de la cola de recepción sin quitarlos de allí</text:span>. Así, <text:span text:style-name="T4">una próxima llamada de recepción devolverá los mismos datos</text:span>.</text:p>
      <text:p text:style-name="P3"/>
      <text:p text:style-name="P3"><text:s text:c="7"/><text:span text:style-name="T4">MSG_WAITALL</text:span></text:p>
      <text:p text:style-name="P3"><text:s text:c="14"/>Esta opción hace que la <text:span text:style-name="T4">operación se bloquee hasta que se satisfaga la petición completamente</text:span>. Sin embargo, la llamada <text:span text:style-name="T4">puede aún devolver menos datos de los pedidos si se captura una señal</text:span>, <text:span text:style-name="T4">si ocurre un error o una desconexión, o si los próximos datos que se van a recibir son de un tipo diferente del que se ha devuelto</text:span>.</text:p>
      <text:p text:style-name="P3"/>
      <text:p text:style-name="P3"><text:s text:c="7"/><text:span text:style-name="T4">MSG_NOSIGNAL</text:span></text:p>
      <text:p text:style-name="Standard"><text:span text:style-name="T3"><text:s text:c="14"/>Esta opción </text:span><text:span text:style-name="T2">desactiva</text:span><text:span text:style-name="T3"> el </text:span><text:span text:style-name="T2">que se produzca</text:span><text:span text:style-name="T3"> una </text:span><text:span text:style-name="T2">señal SIGPIPE</text:span><text:span text:style-name="T3"> </text:span><text:span text:style-name="T2">sobre los conectores orientados a conexión (TCP)</text:span><text:span text:style-name="T3"> </text:span><text:span text:style-name="T2">cuando el otro extremo desaparece</text:span><text:span text:style-name="T3">.</text:span></text:p>
      <text:p text:style-name="P3"/>
      <text:p text:style-name="P3"><text:s text:c="6"/><text:span text:style-name="T4">MSG_ERRQUEUE</text:span></text:p>
      <text:p text:style-name="P3"><text:s text:c="14"/>Esta opción <text:span text:style-name="T4">indica que</text:span> los <text:span text:style-name="T4">errores encolados deben recibirse desde</text:span> la <text:span text:style-name="T4">cola de errores de conectores</text:span>. El <text:span text:style-name="T4">error se pasa en</text:span> un <text:span text:style-name="T4">mensaje auxiliar</text:span> <text:span text:style-name="T4">con un tipo dependiente del protocolo</text:span> (<text:span text:style-name="T4">para</text:span> <text:span text:style-name="T4">IPv4</text:span> éste <text:span text:style-name="T4">es</text:span> <text:span text:style-name="T4">IP_RECVERR</text:span>). El <text:span text:style-name="T4">usuario debe proporcionar</text:span> un <text:span text:style-name="T4">buffer de tamaño suficiente</text:span>.</text:p>
      <text:p text:style-name="P3"><text:s text:c="14"/>Vea <text:span text:style-name="T4">cmsg(3)</text:span> para obtener más información <text:span text:style-name="T4">sobre mensajes auxiliares</text:span>.</text:p>
      <text:p text:style-name="P3"/>
      <text:p text:style-name="P3"><text:s text:c="14"/>El <text:span text:style-name="T4">error se suministra en</text:span> una <text:span text:style-name="T4">estructura sock_extended_err</text:span>:</text:p>
      <text:p text:style-name="P3"/>
      <text:p text:style-name="P2"><text:s text:c="14"/>#define SO_EE_ORIGIN_NONE<text:tab/>0</text:p>
      <text:p text:style-name="P2"><text:s text:c="14"/>#define SO_EE_ORIGIN_LOCAL<text:tab/>1</text:p>
      <text:p text:style-name="P2"><text:s text:c="14"/>#define SO_EE_ORIGIN_ICMP<text:tab/>2</text:p>
      <text:p text:style-name="P2"><text:s text:c="14"/>#define SO_EE_ORIGIN_ICMP6<text:tab/>3</text:p>
      <text:p text:style-name="P2"/>
      <text:p text:style-name="P2"><text:s text:c="14"/>struct sock_extended_err</text:p>
      <text:p text:style-name="P2"><text:s text:c="14"/>{</text:p>
      <text:p text:style-name="P2"><text:s text:c="20"/>u_int32_t<text:tab/>ee_errno; <text:s text:c="6"/><text:tab/>/* número de error */</text:p>
      <text:p text:style-name="P2"><text:s text:c="20"/>u_int8_t<text:tab/><text:tab/>ee_origin; <text:s text:c="5"/><text:tab/>/* origen del error */</text:p>
      <text:p text:style-name="P2"><text:s text:c="20"/>u_int8_t<text:tab/><text:tab/>ee_type; <text:s text:c="7"/><text:tab/>/* tipo */</text:p>
      <text:p text:style-name="P2"><text:s text:c="20"/>u_int8_t<text:tab/><text:tab/>ee_code; <text:s text:c="7"/><text:tab/>/* código */</text:p>
      <text:p text:style-name="P2"><text:s text:c="20"/>u_int8_t<text:tab/><text:tab/>ee_pad;</text:p>
      <text:p text:style-name="P2"><text:s text:c="20"/>u_int32_t<text:tab/>ee_info; <text:s text:c="7"/><text:tab/>/* información adicional */</text:p>
      <text:p text:style-name="P2"><text:s text:c="20"/>u_int32_t<text:tab/>ee_data; <text:s text:c="7"/><text:tab/>/* otros datos */</text:p>
      <text:p text:style-name="P2"><text:s text:c="20"/>/* Pueden ir más datos a continuación .*/</text:p>
      <text:p text:style-name="P2"><text:s text:c="14"/>};</text:p>
      <text:p text:style-name="P2"/>
      <text:p text:style-name="P2"><text:s text:c="4"/>struct sockaddr *SOCK_EE_OFFENDER(struct sock_extended_err *);</text:p>
      <text:p text:style-name="P2"/>
      <text:p text:style-name="P2"/>
      <text:p text:style-name="P3"><text:span text:style-name="T4"><text:tab/>ee_errno<text:tab/><text:tab/></text:span>contiene el <text:span text:style-name="T4">número errno del error encolado</text:span>. </text:p>
      <text:p text:style-name="P3"/>
      <text:p text:style-name="Standard"><text:span text:style-name="T3"><text:tab/></text:span><text:span text:style-name="T2">ee_origin<text:tab/><text:tab/></text:span><text:span text:style-name="T3">es el </text:span><text:span text:style-name="T2">código del origen</text:span><text:span text:style-name="T3"> en </text:span><text:span text:style-name="T2">donde se ha originado </text:span></text:p>
      <text:p text:style-name="P3"><text:span text:style-name="T4"><text:tab/><text:tab/><text:tab/><text:tab/>el error</text:span>. Los <text:span text:style-name="T4">otros campos</text:span> son <text:span text:style-name="T4">específicos del </text:span></text:p>
      <text:p text:style-name="P3"><text:span text:style-name="T4"><text:tab/><text:tab/><text:tab/><text:tab/>protocolo</text:span>. La <text:span text:style-name="T4">macro</text:span> <text:span text:style-name="T4">SOCK_EE_OFFENDER</text:span> <text:span text:style-name="T4">devuelve</text:span> </text:p>
      <text:p text:style-name="P3"><text:tab/><text:tab/><text:tab/><text:tab/>un <text:span text:style-name="T4">puntero a la dirección del objeto de red desde </text:span></text:p>
      <text:p text:style-name="P2"><text:tab/><text:tab/><text:tab/><text:tab/>donde se ha originado el error dando un puntero </text:p>
      <text:p text:style-name="P3"><text:span text:style-name="T4"><text:tab/><text:tab/><text:tab/><text:tab/>al mensaje auxiliar</text:span>. <text:span text:style-name="T4">Si</text:span> esta <text:span text:style-name="T4">dirección se </text:span></text:p>
      <text:p text:style-name="P3"><text:span text:style-name="T4"><text:tab/><text:tab/><text:tab/><text:tab/>desconoce</text:span>, el <text:span text:style-name="T4">miembro sa_family de sockaddr </text:span></text:p>
      <text:p text:style-name="P3"><text:span text:style-name="T4"><text:tab/><text:tab/><text:tab/><text:tab/>contiene AF_UNSPEC</text:span> <text:s/>y los <text:span text:style-name="T4">otros campos de </text:span></text:p>
      <text:p text:style-name="P3"><text:span text:style-name="T4"><text:tab/><text:tab/><text:tab/><text:tab/>sockaddr quedan indefinidos</text:span>. El <text:span text:style-name="T4">contenido útil del </text:span></text:p>
      <text:p text:style-name="P3"><text:span text:style-name="T4"><text:tab/><text:tab/><text:tab/><text:tab/>paquete</text:span> <text:span text:style-name="T4">que ha producido el error se pasa como </text:span></text:p>
      <text:p text:style-name="P3"><text:span text:style-name="T4"><text:tab/><text:tab/><text:tab/><text:tab/>datos normales</text:span>.</text:p>
      <text:p text:style-name="P3"/>
      <text:p text:style-name="Standard"><text:span text:style-name="T3"><text:s text:c="14"/></text:span><text:span text:style-name="T2">Para</text:span><text:span text:style-name="T3"> los </text:span><text:span text:style-name="T2">errores locales no se pasa ninguna dirección</text:span><text:span text:style-name="T3"> (esto </text:span><text:span text:style-name="T2">se</text:span><text:span text:style-name="T3"> </text:span><text:span text:style-name="T2">puede comprobar con</text:span><text:span text:style-name="T3"> el </text:span><text:span text:style-name="T2">miembro cmsg_len</text:span><text:span text:style-name="T3"> </text:span><text:span text:style-name="T2">de</text:span><text:span text:style-name="T3"> </text:span><text:span text:style-name="T2">cmsghdr</text:span><text:span text:style-name="T3">). </text:span><text:span text:style-name="T2">Para</text:span><text:span text:style-name="T3"> los </text:span><text:span text:style-name="T2">errores recibidos</text:span><text:span text:style-name="T3">, </text:span><text:span text:style-name="T2">se asigna MSG_ERRQUEUE a msghdr</text:span><text:span text:style-name="T3">. </text:span><text:span text:style-name="T2">Después de que se haya pasado un error</text:span><text:span text:style-name="T3">, el </text:span><text:span text:style-name="T2">error de conector pendiente</text:span><text:span text:style-name="T3"> se </text:span><text:span text:style-name="T2">regenera <text:s/>basándose en el siguiente error encolado</text:span><text:span text:style-name="T3"> </text:span><text:span text:style-name="T2">y</text:span><text:span text:style-name="T3"> </text:span><text:span text:style-name="T2">se pasará en la siguiente operación de conectores</text:span><text:span text:style-name="T3">.</text:span></text:p>
      <text:p text:style-name="P3"/>
      <text:p text:style-name="Standard"><text:span text:style-name="T3"><text:s text:c="7"/>La </text:span><text:span text:style-name="T2">llamada recvmsg</text:span><text:span text:style-name="T3"> </text:span><text:span text:style-name="T2">utiliza</text:span><text:span text:style-name="T3"> una </text:span><text:span text:style-name="T2">estructura msghdr</text:span><text:span text:style-name="T3"> para minimizar el número de parámetros suministrados directamente. Esta </text:span><text:span text:style-name="T2">estructura tiene</text:span><text:span text:style-name="T3"> la </text:span><text:span text:style-name="T2">forma siguiente</text:span><text:span text:style-name="T3">, </text:span><text:span text:style-name="T2">según se define en &lt;sys/socket.h&gt;</text:span><text:span text:style-name="T3">:</text:span></text:p>
      <text:p text:style-name="P2"/>
      <text:p text:style-name="P2">struct msghdr {</text:p>
      <text:p text:style-name="P2"><text:tab/>void<text:tab/>* msg_name;<text:tab/><text:tab/>/* dirección opcional */</text:p>
      <text:p text:style-name="P2"><text:tab/>socklen_t<text:tab/>msg_namelen;<text:tab/>/* tamaño de la dirección */</text:p>
      <text:p text:style-name="P2"><text:tab/>struct iovec * msg_iov; <text:s text:c="5"/>/* vector dispersar/agrupar */</text:p>
      <text:p text:style-name="P2"><text:tab/>size_t msg_iovlen; <text:s text:c="4"/>/* nº de elementos en msg_iov */</text:p>
      <text:p text:style-name="P2"><text:tab/>void * msg_control; <text:s/><text:tab/>/* datos auxiliares, ver más abajo */</text:p>
      <text:p text:style-name="P2"><text:tab/>socklen_t msg_controllen; /* long buffer datos auxiliares */</text:p>
      <text:p text:style-name="P2"><text:tab/>int msg_flags; <text:s text:c="5"/><text:tab/><text:tab/>/* opciones en mensaje recibido */</text:p>
      <text:p text:style-name="P2">};</text:p>
      <text:p text:style-name="P3"/>
      <text:p text:style-name="Standard"><text:span text:style-name="T3"><text:s text:c="7"/>Aquí </text:span><text:span text:style-name="T2">msg_name</text:span><text:span text:style-name="T3"> y </text:span><text:span text:style-name="T2">msg_namelen</text:span><text:span text:style-name="T3"> especifican la </text:span><text:span text:style-name="T2">dirección de destino</text:span><text:span text:style-name="T3"> </text:span><text:span text:style-name="T2">si</text:span><text:span text:style-name="T3"> el </text:span><text:span text:style-name="T2">conector está desconectado</text:span><text:span text:style-name="T3">; </text:span><text:span text:style-name="T2">msg_name</text:span><text:span text:style-name="T3"> </text:span><text:span text:style-name="T2">puede darse como</text:span><text:span text:style-name="T3"> un </text:span><text:span text:style-name="T2">puntero nulo</text:span><text:span text:style-name="T3"> </text:span><text:span text:style-name="T2">si no se</text:span><text:span text:style-name="T3"> desean o </text:span><text:span text:style-name="T2">requieren nombres</text:span><text:span text:style-name="T3">. Los campos </text:span><text:span text:style-name="T2">msg_iov</text:span><text:span text:style-name="T3"> y </text:span><text:span text:style-name="T2">msg_iovlen</text:span><text:span text:style-name="T3"> </text:span><text:span text:style-name="T2">describen</text:span><text:span text:style-name="T3"> </text:span><text:span text:style-name="T2">localizaciones dispersar/agrupar</text:span><text:span text:style-name="T3">, como se discute en </text:span><text:span text:style-name="T2">readv(2)</text:span><text:span text:style-name="T3">. El campo </text:span><text:span text:style-name="T2">msg_control</text:span><text:span text:style-name="T3">, que </text:span><text:span text:style-name="T2">tiene de longitud msg_controllen</text:span><text:span text:style-name="T3">, </text:span><text:span text:style-name="T2">apunta a </text:span><text:span text:style-name="T3">un</text:span><text:span text:style-name="T2"> búfer para </text:span><text:span text:style-name="T3">otros</text:span><text:span text:style-name="T2"> mensajes relacionados con control de protocolo</text:span><text:span text:style-name="T3"> </text:span><text:span text:style-name="T2">o</text:span><text:span text:style-name="T3"> </text:span><text:span text:style-name="T2">para datos auxiliares</text:span><text:span text:style-name="T3"> diversos. </text:span><text:span text:style-name="T2">Cuando</text:span><text:span text:style-name="T3"> se </text:span><text:span text:style-name="T2">llama a</text:span><text:span text:style-name="T3"> </text:span><text:span text:style-name="T2">recvmsg</text:span><text:span text:style-name="T3">, </text:span><text:span text:style-name="T2">msg_controllen</text:span><text:span text:style-name="T3"> </text:span><text:span text:style-name="T2">debe contener</text:span><text:span text:style-name="T3"> la </text:span><text:span text:style-name="T2">longitud del buffer disponible en msg_control</text:span><text:span text:style-name="T3">; </text:span><text:span text:style-name="T2">a la vuelta de una llamada con éxito contendrá </text:span><text:span text:style-name="T3">la </text:span><text:span text:style-name="T2">longitud de la secuencia de mensajes de control</text:span><text:span text:style-name="T3">.</text:span></text:p>
      <text:p text:style-name="P3"/>
      <text:p text:style-name="P3"/>
      <text:p text:style-name="P3"/>
      <text:p text:style-name="Standard"><text:span text:style-name="T3"><text:s text:c="7"/>Los </text:span><text:span text:style-name="T2">mensajes son de la forma</text:span><text:span text:style-name="T3">:</text:span></text:p>
      <text:p text:style-name="P3"/>
      <text:p text:style-name="P2">struct cmsghdr {</text:p>
      <text:p text:style-name="P2"><text:tab/>socklen_t<text:tab/>cmsg_len; <text:s text:c="2"/><text:tab/>/* Nº de byte de datos, incluye cab. */</text:p>
      <text:p text:style-name="P2"><text:tab/>int <text:s text:c="8"/><text:tab/>cmsg_level; <text:tab/>/* protocolo originante */</text:p>
      <text:p text:style-name="P2"><text:tab/>int <text:s text:c="8"/><text:tab/>cmsg_type; <text:s/><text:tab/>/* tipo específico del protocolo */</text:p>
      <text:p text:style-name="P2"><text:tab/>/* seguido por</text:p>
      <text:p text:style-name="P2"><text:tab/>u_char <text:s text:c="5"/>cmsg_data[]; */</text:p>
      <text:p text:style-name="P2">};</text:p>
      <text:p text:style-name="P2"/>
      <text:p text:style-name="P3"><text:s text:c="7"/>Los <text:span text:style-name="T4">datos auxiliares</text:span> <text:span text:style-name="T4">sólo deberían ser accedidos mediante las macros definidas en cmsg(3)</text:span>.</text:p>
      <text:p text:style-name="P3"/>
      <text:p text:style-name="Standard"><text:span text:style-name="T3"><text:s text:c="7"/>Como ejemplo, </text:span><text:span text:style-name="T2">Linux usa este mecanismo de datos auxiliares para pasar errores ampliados, opciones IP o descriptores de fichero mediante conectores Unix</text:span><text:span text:style-name="T3">.</text:span></text:p>
      <text:p text:style-name="P3"/>
      <text:p text:style-name="Standard"><text:span text:style-name="T3"><text:s text:c="7"/>El campo </text:span><text:span text:style-name="T2">msg_flags</text:span><text:span text:style-name="T3"> </text:span><text:span text:style-name="T2">toma</text:span><text:span text:style-name="T3"> un </text:span><text:span text:style-name="T2">valor</text:span><text:span text:style-name="T3"> </text:span><text:span text:style-name="T2">al regresar</text:span><text:span text:style-name="T3"> </text:span><text:span text:style-name="T2">dependiendo del mensaje recibido</text:span><text:span text:style-name="T3">. </text:span><text:span text:style-name="T2">MSG_EOR</text:span><text:span text:style-name="T3"> indica </text:span><text:span text:style-name="T2">fin-de-registro</text:span><text:span text:style-name="T3">; los </text:span><text:span text:style-name="T2">datos devueltos</text:span><text:span text:style-name="T3"> </text:span><text:span text:style-name="T2">completaron un registro</text:span><text:span text:style-name="T3"> (generalmente </text:span><text:span text:style-name="T2">empleado con conectores</text:span><text:span text:style-name="T3"> del </text:span><text:span text:style-name="T2">tipo</text:span><text:span text:style-name="T3"> </text:span><text:span text:style-name="T2">SOCK_SEQPACKET</text:span><text:span text:style-name="T3">). </text:span><text:span text:style-name="T2">MSG_TRUNC</text:span><text:span text:style-name="T3"> indica que la </text:span><text:span text:style-name="T2">porción trasera de un datagrama ha sido descartada</text:span><text:span text:style-name="T3"> porque el </text:span><text:span text:style-name="T2">datagrama era más grande que el búfer suministrado</text:span><text:span text:style-name="T3">. </text:span><text:span text:style-name="T2">MSG_CTRUNC</text:span><text:span text:style-name="T3"> indica que </text:span><text:span text:style-name="T2">algún dato de control ha sido descartado</text:span><text:span text:style-name="T3"> </text:span><text:span text:style-name="T2">debido</text:span><text:span text:style-name="T3"> </text:span><text:span text:style-name="T2">a</text:span><text:span text:style-name="T3"> la </text:span><text:span text:style-name="T2">falta de espacio en el búfer para datos auxiliares</text:span><text:span text:style-name="T3">. </text:span><text:span text:style-name="T2">MSG_OOB</text:span><text:span text:style-name="T3"> se devuelve para indicar que </text:span><text:span text:style-name="T2">se han recibido datos despachados prontamente o fuera-de-banda</text:span><text:span text:style-name="T3">.</text:span></text:p>
      <text:p text:style-name="P3"><text:s text:c="7"/><text:span text:style-name="T4">MSG_ERRQUEUE</text:span> <text:s/>indica que <text:span text:style-name="T4">no se ha recibido ningún dato sino un error ampliado de la cola de errores de conectores</text:span>.</text:p>
      <text:p text:style-name="P3"/>
      <text:p text:style-name="P2">VALOR DEVUELTO</text:p>
      <text:p text:style-name="P3"><text:s text:c="7"/>Estas llamadas <text:span text:style-name="T4">devuelven</text:span> el <text:span text:style-name="T4">número de bytes recibidos</text:span>, <text:span text:style-name="T4">o bien -1 en caso de</text:span> que ocurriera un <text:span text:style-name="T4">error</text:span>.</text:p>
      <text:p text:style-name="P3"/>
      <text:p text:style-name="P2">ERRORES</text:p>
      <text:p text:style-name="P3"><text:s text:c="7"/>Estos son <text:span text:style-name="T4">algunos errores estándares</text:span> <text:span text:style-name="T4">generados por</text:span> la <text:span text:style-name="T4">capa de conectores</text:span>. Los modulos de los protocolos subyacentes pueden generar y devolver errores adicionales. Consulte sus páginas de manual.</text:p>
      <text:p text:style-name="P3"/>
      <text:p text:style-name="P3"><text:s text:c="7"/><text:span text:style-name="T4">EBADF</text:span> <text:s/>El <text:span text:style-name="T4">argumento s</text:span> es un <text:span text:style-name="T4">descriptor inválido</text:span>.</text:p>
      <text:p text:style-name="P3"/>
      <text:p text:style-name="P3"><text:s text:c="7"/><text:span text:style-name="T4">ENOTCONN</text:span></text:p>
      <text:p text:style-name="Standard"><text:span text:style-name="T3"><text:s text:c="14"/>El </text:span><text:span text:style-name="T2">conector</text:span><text:span text:style-name="T3"> está </text:span><text:span text:style-name="T2">asociado con un protocolo orientado a la conexión</text:span><text:span text:style-name="T3"> </text:span><text:span text:style-name="T2">y</text:span><text:span text:style-name="T3"> </text:span><text:span text:style-name="T2">no ha sido conectado</text:span><text:span text:style-name="T3"> (vea </text:span><text:span text:style-name="T2">connect(2)</text:span><text:span text:style-name="T3"> y </text:span><text:span text:style-name="T2">accept(2)</text:span><text:span text:style-name="T3">).</text:span></text:p>
      <text:p text:style-name="P3"/>
      <text:p text:style-name="Standard"><text:span text:style-name="T3"><text:s text:c="7"/></text:span><text:span text:style-name="T2">ENOTSOCK</text:span></text:p>
      <text:p text:style-name="Standard"><text:span text:style-name="T3"><text:s text:c="14"/>El </text:span><text:span text:style-name="T2">argumento s</text:span><text:span text:style-name="T3"> </text:span><text:span text:style-name="T2">no se refiere a un conector</text:span><text:span text:style-name="T3">.</text:span></text:p>
      <text:p text:style-name="P3"/>
      <text:p text:style-name="P3"><text:s text:c="7"/><text:span text:style-name="T4">EAGAIN</text:span> El <text:span text:style-name="T4">conector</text:span> está <text:span text:style-name="T4">marcado como no-bloqueante</text:span>, <text:span text:style-name="T4">y</text:span> <text:span text:style-name="T4">la operación de recepción produciría un bloqueo</text:span>, <text:span text:style-name="T4">o</text:span> <text:span text:style-name="T4">se ha puesto un límite de tiempo en la recepción</text:span>, <text:span text:style-name="T4">que ha expirado antes de que se recibieran datos</text:span>.</text:p>
      <text:p text:style-name="P3"/>
      <text:p text:style-name="P3"><text:s text:c="7"/><text:span text:style-name="T4">EINTR</text:span> <text:s/>La <text:span text:style-name="T4">recepción ha sido interrumpida por la llegada de una señal</text:span> antes de que hubiera algún dato disponible.</text:p>
      <text:p text:style-name="P3"/>
      <text:p text:style-name="P3"><text:s text:c="7"/><text:span text:style-name="T4">EFAULT</text:span> El <text:span text:style-name="T4">puntero a búfer de recepción (o punteros)</text:span> <text:span text:style-name="T4">apunta afuera del espacio de direcciones del proceso</text:span>.</text:p>
      <text:p text:style-name="P3"/>
      <text:p text:style-name="P3"><text:s text:c="7"/><text:span text:style-name="T4">EINVAL</text:span> Se <text:span text:style-name="T4">ha pasado un argumento inválido</text:span>.</text:p>
      <text:p text:style-name="P3"/>
      <text:p text:style-name="P2">CONFORME A</text:p>
      <text:p text:style-name="P3"><text:s text:c="7"/><text:span text:style-name="T4">4.4BSD</text:span> (estas funciones aparecieron por primera vez en 4.2BSD).</text:p>
      <text:p text:style-name="P3"/>
      <text:p text:style-name="P2">NOTA</text:p>
      <text:p text:style-name="P3"><text:s text:c="7"/>Los <text:span text:style-name="T4">prototipos dados anteriormente siguen a glibc2</text:span>. <text:span text:style-name="T4">The Single Unix Specification</text:span> <text:span text:style-name="T4">coincide en todo</text:span></text:p>
      <text:p text:style-name="Standard"><text:span text:style-name="T2"><text:s text:c="7"/>excepto en que el tipo de los valores devueltos es `ssize_t' (mientras que BSD 4.*, libc4 y libc5 tienen `int')</text:span><text:span text:style-name="T3">. El argumento flags es <text:s/>un `int' en BSD 4.* pero es un `unsigned int' en libc4 y libc5. El argumento lon es un `int' en BSD 4.* pero es un `size_t' en libc4 y libc5. El argumento londesde es un `int' en BSD 4.*, libc4 y libc5. El actual `socklen_t *' fue inventado por POSIX.</text:span></text:p>
      <text:p text:style-name="P3"><text:s text:c="7"/>Vea también <text:span text:style-name="T4">accept(2)</text:span>.</text:p>
      <text:p text:style-name="P3"/>
      <text:p text:style-name="P2">VÉASE TAMBIÉN</text:p>
      <text:p text:style-name="P3"><text:s text:c="7"/><text:span text:style-name="T4">fcntl(2), read(2), select(2), getsockopt(2), socket(2), cmsg(3)</text:span></text:p>
      <text:p text:style-name="P3"/>
      <text:p text:style-name="P2">Página man de Linux <text:s text:c="16"/>abril 1999 <text:s text:c="30"/>RECV(2)</text:p>
      <text:p text:style-name="P2"/>
      <text:p text:style-name="Standard"><text:span text:style-name="T3">Ahora continuaremos con la lectura de:<text:tab/></text:span><text:span text:style-name="T2">man 2 getsockopt</text:span></text:p>
      <text:p text:style-name="P3">que es la misma que:<text:tab/><text:tab/><text:tab/><text:tab/><text:span text:style-name="T4">man 2 setsockopt</text:span></text:p>
      <text:p text:style-name="P2"/>
      <text:p text:style-name="P2">GETSOCKOPT(2) <text:s text:c="2"/>Manual del Programador de Linux <text:s text:c="4"/>GETSOCKOPT(2)</text:p>
      <text:p text:style-name="P3"/>
      <text:p text:style-name="P2">NOMBRE</text:p>
      <text:p text:style-name="P3"><text:s text:c="7"/><text:span text:style-name="T4">getsockopt, setsockopt - obtiene y pone opciones en conectores (sockets)</text:span></text:p>
      <text:p text:style-name="P3"/>
      <text:p text:style-name="P2">SINOPSIS</text:p>
      <text:p text:style-name="P2"><text:s text:c="7"/>#include &lt;sys/types.h&gt;</text:p>
      <text:p text:style-name="P2"><text:s text:c="7"/>#include &lt;sys/socket.h&gt;</text:p>
      <text:p text:style-name="P2"/>
      <text:p text:style-name="P2"><text:s text:c="7"/>int getsockopt(<text:tab/>int s, int nivel, int nomopc, void *valopc, </text:p>
      <text:p text:style-name="P2"><text:tab/><text:tab/><text:tab/><text:tab/>socklen_t *lonopc);</text:p>
      <text:p text:style-name="P2"/>
      <text:p text:style-name="P2"/>
      <text:p text:style-name="P2"><text:s text:c="7"/>int setsockopt(<text:tab/>int s, int nivel, int nomopc, const void *valopc, </text:p>
      <text:p text:style-name="P2"><text:tab/><text:tab/><text:tab/><text:tab/>socklen_t lonopc);</text:p>
      <text:p text:style-name="P2"/>
      <text:p text:style-name="P2">DESCRIPCIÓN</text:p>
      <text:p text:style-name="Standard"><text:span text:style-name="T3"><text:s text:c="7"/></text:span><text:span text:style-name="T2">getsockopt</text:span><text:span text:style-name="T3"> </text:span><text:span text:style-name="T2">y</text:span><text:span text:style-name="T3"> </text:span><text:span text:style-name="T2">setsockopt</text:span><text:span text:style-name="T3"> </text:span><text:span text:style-name="T2">manipulan</text:span><text:span text:style-name="T3"> las </text:span><text:span text:style-name="T2">opciones asociadas a un conector</text:span><text:span text:style-name="T3">. Éstas </text:span><text:span text:style-name="T2">pueden existir en múltiples niveles de protocolo</text:span><text:span text:style-name="T3">; </text:span><text:span text:style-name="T2">siempre</text:span><text:span text:style-name="T3"> están </text:span><text:span text:style-name="T2">presentes en</text:span><text:span text:style-name="T3"> el </text:span><text:span text:style-name="T2">nivel más alto de conector</text:span><text:span text:style-name="T3">.</text:span></text:p>
      <text:p text:style-name="P3"/>
      <text:p text:style-name="Standard"><text:span text:style-name="T3"><text:s text:c="7"/>Al manipular opciones de conector, </text:span><text:span text:style-name="T2">deben especificarse el nivel en el que reside la opción</text:span><text:span text:style-name="T3">, </text:span><text:span text:style-name="T2">y</text:span><text:span text:style-name="T3"> </text:span><text:span text:style-name="T2">su nombre</text:span><text:span text:style-name="T3">.</text:span></text:p>
      <text:p text:style-name="P3"/>
      <text:p text:style-name="Standard"><text:span text:style-name="T3"><text:s text:c="7"/></text:span><text:span text:style-name="T2">Para</text:span><text:span text:style-name="T3"> manipular </text:span><text:span text:style-name="T2">opciones en el nivel de conector</text:span><text:span text:style-name="T3">, nivel </text:span><text:span text:style-name="T2">se especifica</text:span><text:span text:style-name="T3"> como </text:span><text:span text:style-name="T2">SOL_SOCKET</text:span><text:span text:style-name="T3">. Para manipular opciones </text:span><text:span text:style-name="T2">a cualquier otro nivel</text:span><text:span text:style-name="T3">, se </text:span><text:span text:style-name="T2">suministra</text:span><text:span text:style-name="T3"> el </text:span><text:span text:style-name="T2">número de protocolo</text:span><text:span text:style-name="T3"> del </text:span><text:span text:style-name="T2">apropiado que controle la opción</text:span><text:span text:style-name="T3">. Por <text:s/>ejemplo, para indicar que una opción ha de ser interpretada por el protocolo TCP, nivel debe ponerse como el número de protocolo de TCP; vea </text:span><text:span text:style-name="T2">getprotoent(3)</text:span><text:span text:style-name="T3">.</text:span></text:p>
      <text:p text:style-name="P3"/>
      <text:p text:style-name="Standard"><text:span text:style-name="T3"><text:s text:c="7"/>Los parámetros </text:span><text:span text:style-name="T2">``valopc”</text:span><text:span text:style-name="T3"> y </text:span><text:span text:style-name="T2">``lonopc”</text:span><text:span text:style-name="T3"> se emplean </text:span><text:span text:style-name="T2">para acceder a valores de opciones de setsockopt</text:span><text:span text:style-name="T3">. </text:span><text:span text:style-name="T2">Para</text:span><text:span text:style-name="T3"> </text:span><text:span text:style-name="T2">getsockopt</text:span><text:span text:style-name="T3"> </text:span><text:span text:style-name="T2">identifican</text:span><text:span text:style-name="T3"> a </text:span><text:span text:style-name="T2">un búfer</text:span><text:span text:style-name="T3"> en el que </text:span><text:span text:style-name="T2">se pondrá el valor para la opción pedida (u opciones)</text:span><text:span text:style-name="T3">.</text:span></text:p>
      <text:p text:style-name="Standard"><text:span text:style-name="T3"><text:s text:c="7"/></text:span><text:span text:style-name="T2">Para getsockopt</text:span><text:span text:style-name="T3">, </text:span><text:span text:style-name="T2">``lonopc”</text:span><text:span text:style-name="T3"> </text:span><text:span text:style-name="T2">es</text:span><text:span text:style-name="T3"> </text:span><text:span text:style-name="T2">un parámetro por referencia</text:span><text:span text:style-name="T3">, que <text:s/></text:span><text:span text:style-name="T2">contiene inicialmente</text:span><text:span text:style-name="T3"> el </text:span><text:span text:style-name="T2">tamaño del búfer apuntado por</text:span><text:span text:style-name="T3"> </text:span><text:span text:style-name="T2">``optval”</text:span><text:span text:style-name="T3">, y que </text:span><text:span text:style-name="T2">se modifica al acabar la función para contener el tamaño real del valor devuelto</text:span><text:span text:style-name="T3">. </text:span><text:span text:style-name="T2">Si no se va a suministrar o devolver</text:span><text:span text:style-name="T3"> un </text:span><text:span text:style-name="T2">valor de opción</text:span><text:span text:style-name="T3">, </text:span><text:span text:style-name="T2">``valopc”</text:span><text:span text:style-name="T3"> </text:span><text:span text:style-name="T2">puede ser NULL</text:span><text:span text:style-name="T3">.</text:span></text:p>
      <text:p text:style-name="P3"/>
      <text:p text:style-name="Standard"><text:span text:style-name="T3"><text:s text:c="7"/></text:span><text:span text:style-name="T2">``nomopc”</text:span><text:span text:style-name="T3"> </text:span><text:span text:style-name="T2">y cualesquiera opciones especificadas</text:span><text:span text:style-name="T3"> </text:span><text:span text:style-name="T2">se pasan sin interpretar al módulo de protocolo apropiado</text:span><text:span text:style-name="T3"> </text:span><text:span text:style-name="T2">para su interpretación</text:span><text:span text:style-name="T3">. El fichero de cabecera <text:s/></text:span><text:span text:style-name="T2">&lt;sys/socket.h&gt;</text:span><text:span text:style-name="T3"> </text:span><text:span text:style-name="T2">contiene definiciones para opciones de nivel de conector</text:span><text:span text:style-name="T3">, descritas más abajo. Las </text:span><text:span text:style-name="T2">opciones a otros niveles de protocolo varían en formato y nombre</text:span><text:span text:style-name="T3">; consulte las páginas apropiadas de la sección 4 del Manual.</text:span></text:p>
      <text:p text:style-name="P3"/>
      <text:p text:style-name="Standard"><text:span text:style-name="T3"><text:s text:c="7"/>La </text:span><text:span text:style-name="T2">mayoría de las opciones de nivel-conector utilizan un parámetro int para ``valopc”</text:span><text:span text:style-name="T3">. Para </text:span><text:span text:style-name="T2">setsockopt</text:span><text:span text:style-name="T3">, el </text:span><text:span text:style-name="T2">parámetro</text:span><text:span text:style-name="T3"> </text:span><text:span text:style-name="T2">debe ser</text:span><text:span text:style-name="T3"> </text:span><text:span text:style-name="T2">distinto de cero</text:span><text:span text:style-name="T3"> </text:span><text:span text:style-name="T2">para permitir una opción booleana</text:span><text:span text:style-name="T3">, </text:span><text:span text:style-name="T2">o cero</text:span><text:span text:style-name="T3"> </text:span><text:span text:style-name="T2">si la opción va a ser deshabilitada</text:span><text:span text:style-name="T3">.</text:span></text:p>
      <text:p text:style-name="P3"/>
      <text:p text:style-name="P3"><text:s text:c="7"/>Para una descripción de las opciones disponibles para conectores vea <text:span text:style-name="T4">socket(7)</text:span> y las páginas de manual del protocolo apropiado.</text:p>
      <text:p text:style-name="P3"/>
      <text:p text:style-name="P2">VALOR DEVUELTO</text:p>
      <text:p text:style-name="P3"><text:s text:c="7"/>Se <text:span text:style-name="T4">devuelve cero en caso de éxito</text:span>. <text:span text:style-name="T4">En caso de error se devuelve -1</text:span> y <text:span text:style-name="T4">errno toma un valor apropiado</text:span>.</text:p>
      <text:p text:style-name="P3"/>
      <text:p text:style-name="P2">ERRORES</text:p>
      <text:p text:style-name="P3"><text:s text:c="7"/><text:span text:style-name="T4">EBADF</text:span> <text:s/>El <text:span text:style-name="T4">argumento s no es un descriptor válido</text:span>.</text:p>
      <text:p text:style-name="P3"><text:s text:c="7"/><text:span text:style-name="T4">ENOTSOCK</text:span></text:p>
      <text:p text:style-name="P3"><text:s text:c="14"/>El <text:span text:style-name="T4">argumento s es un fichero, no un conector</text:span>.</text:p>
      <text:p text:style-name="P3"/>
      <text:p text:style-name="P3"><text:s text:c="7"/><text:span text:style-name="T4">ENOPROTOOPT</text:span></text:p>
      <text:p text:style-name="P3"><text:s text:c="14"/>La <text:span text:style-name="T4">opción es desconocida al nivel indicado</text:span>.</text:p>
      <text:p text:style-name="P3"/>
      <text:p text:style-name="P3"><text:s text:c="7"/><text:span text:style-name="T4">EFAULT</text:span> La <text:span text:style-name="T4">dirección apuntada por ``valopc” no está en un sitio válido del espacio de direcciones del proceso</text:span>. <text:span text:style-name="T4">Para</text:span> <text:span text:style-name="T4">getsockopt</text:span>, este <text:span text:style-name="T4">error puede también ser devuelto si ``lonopc” no está en un sitio válido del espacio de direcciones del proceso</text:span>.</text:p>
      <text:p text:style-name="P3"/>
      <text:p text:style-name="P2">CONFORME A</text:p>
      <text:p text:style-name="Standard"><text:span text:style-name="T3"><text:s text:c="7"/></text:span><text:span text:style-name="T2">SVr4</text:span><text:span text:style-name="T3">, </text:span><text:span text:style-name="T2">4.4BSD</text:span><text:span text:style-name="T3"> <text:s/>(estas primitivas aparecieron por primera vez en 4.2BSD). <text:s/></text:span><text:span text:style-name="T2">SVr4</text:span><text:span text:style-name="T3"> </text:span><text:span text:style-name="T2">documenta</text:span><text:span text:style-name="T3"> los </text:span><text:span text:style-name="T2">códigos de error adicionales ENOMEM</text:span><text:span text:style-name="T3"> y </text:span><text:span text:style-name="T2">ENOSR</text:span><text:span text:style-name="T3">, <text:s/>pero </text:span><text:span text:style-name="T2">no documenta</text:span><text:span text:style-name="T3"> las opciones </text:span><text:span text:style-name="T2">SO_SNDLOWAT</text:span><text:span text:style-name="T3">, </text:span><text:span text:style-name="T2">SO_RCVLOWAT</text:span><text:span text:style-name="T3">,</text:span><text:span text:style-name="T2"> SO_SNDTIMEO</text:span><text:span text:style-name="T3"> </text:span><text:span text:style-name="T2">ni</text:span><text:span text:style-name="T3"> </text:span><text:span text:style-name="T2">SO_RCVTIMEO</text:span></text:p>
      <text:p text:style-name="P3"/>
      <text:p text:style-name="P2">NOTA</text:p>
      <text:p text:style-name="P46"><text:s text:c="7"/>El <text:span text:style-name="T4">quinto argumento de getsockopt y setsockopt</text:span> <text:span text:style-name="T4">es en realidad un entero</text:span> <text:span text:style-name="T19">[*]</text:span> (y esto es lo que tienen <text:span text:style-name="T4">BSD 4.*</text:span>, <text:span text:style-name="T4">libc4</text:span> y <text:span text:style-name="T4">libc5</text:span>). <text:span text:style-name="T4">Cierta confusión en POSIX dio como resultado el actual</text:span> <text:span text:style-name="T4">socklen_t</text:span>. El estándar propuesto <text:s/>todavía no ha sido adoptado pero glibc2 ya lo sigue y también tiene <text:span text:style-name="T4">socklen_t</text:span></text:p>
      <text:p text:style-name="P3"><text:s text:c="7"/><text:span text:style-name="T19">[*]. Vea también accept(2)</text:span>.</text:p>
      <text:p text:style-name="P3"/>
      <text:p text:style-name="P2">FALLOS</text:p>
      <text:p text:style-name="P3"><text:s text:c="7"/>Algunas de las opciones de conector deberían ser manejadas a niveles más bajos del sistema.</text:p>
      <text:p text:style-name="P3"/>
      <text:p text:style-name="P2">VÉASE TAMBIÉN</text:p>
      <text:p text:style-name="Standard"><text:span text:style-name="T3"><text:s text:c="7"/></text:span><text:span text:style-name="T2">ioctl(2), socket(2), getprotoent(3), protocols(5), socket(7), unix(7), tcp(7)</text:span></text:p>
      <text:p text:style-name="P3"/>
      <text:p text:style-name="P2">Página man de Linux <text:s text:c="8"/>24 mayo 1999 <text:s text:c="16"/>GETSOCKOPT(2)</text:p>
      <text:p text:style-name="P2"/>
      <text:p text:style-name="P3">Continuamos con la página de manual en línea de comandos:</text:p>
      <text:p text:style-name="P3"><text:tab/><text:span text:style-name="T4">man 2 getsockname</text:span></text:p>
      <text:p text:style-name="P2"/>
      <text:p text:style-name="P2">GETSOCKNAME(2) Manual del Programador de Linux GETSOCKNAME(2)</text:p>
      <text:p text:style-name="P3"/>
      <text:p text:style-name="P2">NOMBRE</text:p>
      <text:p text:style-name="P3"><text:s text:c="7"/><text:span text:style-name="T4">getsockname - obtener nombre de conexión</text:span></text:p>
      <text:p text:style-name="P3"/>
      <text:p text:style-name="P2">SINOPSIS</text:p>
      <text:p text:style-name="P2"><text:s text:c="7"/>#include &lt;sys/socket.h&gt;</text:p>
      <text:p text:style-name="P2"/>
      <text:p text:style-name="P2"><text:s text:c="2"/>int getsockname(int s, struct sockaddr * name, socklen_t * namelen)</text:p>
      <text:p text:style-name="P2"/>
      <text:p text:style-name="P2"/>
      <text:p text:style-name="P2">DESCRIPCIÓN</text:p>
      <text:p text:style-name="P3"><text:s text:c="7"/><text:span text:style-name="T4">getsockname</text:span> <text:span text:style-name="T4">devuelve</text:span> el <text:span text:style-name="T4">nombre actual para la conexión indicada</text:span>. El parámetro <text:span text:style-name="T4">``namelen”</text:span> debe <text:span text:style-name="T4">ser inicializado</text:span> para <text:span text:style-name="T4">indicar</text:span> la <text:span text:style-name="T4">cantidad de espacio apuntado por ``name”</text:span>. La <text:span text:style-name="T4">devolución</text:span> contiene el <text:span text:style-name="T4">tamaño actual del nombre devuelto (en bytes)</text:span>.</text:p>
      <text:p text:style-name="P3"/>
      <text:p text:style-name="P2">VALOR DEVUELTO</text:p>
      <text:p text:style-name="P3"><text:s text:c="7"/><text:span text:style-name="T4">Si es correcto, devuelve un cero</text:span>. <text:span text:style-name="T4">Si hay error, devuelve -1</text:span>,<text:span text:style-name="T4"> y se asigna a ``errno” un valor apropiado</text:span>.</text:p>
      <text:p text:style-name="P3"/>
      <text:p text:style-name="P2">ERRORES</text:p>
      <text:p text:style-name="P3"><text:s text:c="7"/><text:span text:style-name="T4">EBADF</text:span> <text:s/>El <text:span text:style-name="T4">argumento s no es un descriptor válido</text:span>.</text:p>
      <text:p text:style-name="P3"/>
      <text:p text:style-name="P3"><text:s text:c="7"/><text:span text:style-name="T4">ENOTSOCK</text:span></text:p>
      <text:p text:style-name="P3"><text:s text:c="14"/>El <text:span text:style-name="T4">argumento s es un fichero, no una conexión</text:span>.</text:p>
      <text:p text:style-name="P3"/>
      <text:p text:style-name="P3"><text:s text:c="7"/><text:span text:style-name="T4">ENOBUFS</text:span></text:p>
      <text:p text:style-name="P3"><text:s text:c="14"/><text:span text:style-name="T4">No había suficientes recursos disponibles</text:span> en el sistema para llevar a cabo la operación.</text:p>
      <text:p text:style-name="P3"/>
      <text:p text:style-name="P3"><text:s text:c="7"/><text:span text:style-name="T4">EFAULT</text:span> El parametro <text:span text:style-name="T4">``name”</text:span> <text:span text:style-name="T4">apunta a</text:span> una <text:span text:style-name="T4">memoria que no está dentro</text:span> de una zona válida <text:span text:style-name="T4">del espacio de direcciones del proceso</text:span>.</text:p>
      <text:p text:style-name="P3"/>
      <text:p text:style-name="P2">CONFORME A</text:p>
      <text:p text:style-name="P3"><text:s text:c="7"/><text:span text:style-name="T4">SVr4</text:span>, <text:span text:style-name="T4">4.4BSD</text:span> (la funcion getsockname apareció en 4.2BSD). SVr4 documenta dos códigos de error adicionales, ENOMEM y ENOSR.</text:p>
      <text:p text:style-name="P3"/>
      <text:p text:style-name="P2">NOTA</text:p>
      <text:p text:style-name="Standard"><text:span text:style-name="T3"><text:s text:c="7"/>El </text:span><text:span text:style-name="T2">tercer argumento de getsockname es en realidad un entero</text:span><text:span text:style-name="T3"> (y esto </text:span><text:span text:style-name="T2">es lo que tienen BSD 4.*, <text:s/>libc4 y <text:s/>libc5</text:span><text:span text:style-name="T3">). Cierta confusión en </text:span><text:span text:style-name="T2">POSIX</text:span><text:span text:style-name="T3"> dió como resultado el actual </text:span><text:span text:style-name="T2">socklen_t</text:span><text:span text:style-name="T3">. El estándar propuesto todavía no ha sido adoptado pero glibc2 ya lo sigue y también tiene socklen_t. Vea también</text:span></text:p>
      <text:p text:style-name="P3"><text:span text:style-name="T4">accept(2)</text:span>.</text:p>
      <text:p text:style-name="P3"/>
      <text:p text:style-name="P2">VÉASE TAMBIÉN</text:p>
      <text:p text:style-name="P3"><text:s text:c="7"/><text:span text:style-name="T4">bind(2), socket(2)</text:span></text:p>
      <text:p text:style-name="P3"/>
      <text:p text:style-name="P2">Página de Manual BSD <text:s text:c="13"/>24 julio 1993 <text:s text:c="12"/>GETSOCKNAME(2)</text:p>
      <text:p text:style-name="P3"/>
      <text:p text:style-name="P3">Seguimos con la página de manual:<text:tab/></text:p>
      <text:p text:style-name="P2"><text:tab/><text:tab/><text:tab/><text:tab/><text:tab/><text:tab/>man 2 socketpair</text:p>
      <text:p text:style-name="P2"/>
      <text:p text:style-name="P2">SOCKETPAIR(2) <text:s text:c="3"/>Manual del Programador de Linux <text:s text:c="5"/>SOCKETPAIR(2)</text:p>
      <text:p text:style-name="P3"/>
      <text:p text:style-name="P2">NOMBRE</text:p>
      <text:p text:style-name="P3"><text:s text:c="7"/><text:span text:style-name="T4">socketpair - crea un par de conectores conectados</text:span></text:p>
      <text:p text:style-name="P3"/>
      <text:p text:style-name="P3"/>
      <text:p text:style-name="P2">SINOPSIS</text:p>
      <text:p text:style-name="P2"><text:s text:c="7"/>#include &lt;sys/types.h&gt;</text:p>
      <text:p text:style-name="P2"><text:s text:c="7"/>#include &lt;sys/socket.h&gt;</text:p>
      <text:p text:style-name="P2"/>
      <text:p text:style-name="P2"><text:s text:c="7"/>int socketpair(int d, int tipo, int protocolo, int sv[2]);</text:p>
      <text:p text:style-name="P2"/>
      <text:p text:style-name="P2">DESCRIPCIÓN</text:p>
      <text:p text:style-name="P3"><text:s text:c="7"/>La <text:s/>llamada a <text:span text:style-name="T4">crea</text:span> una <text:span text:style-name="T4">pareja sin nombre de conectores (`sockets', enchufes)</text:span> <text:span text:style-name="T4">en el dominio especifi-</text:span></text:p>
      <text:p text:style-name="Standard"><text:span text:style-name="T2"><text:s text:c="7"/>cado por ``d”</text:span><text:span text:style-name="T3">, </text:span><text:span text:style-name="T2">del tipo especificado por</text:span><text:span text:style-name="T3"> </text:span><text:span text:style-name="T2">``tipo”</text:span><text:span text:style-name="T3">, y </text:span><text:span text:style-name="T2">empleando opcionalmente</text:span><text:span text:style-name="T3"> el </text:span><text:span text:style-name="T2">protocolo especificado por</text:span><text:span text:style-name="T3"> </text:span><text:span text:style-name="T2">``protocolo”</text:span><text:span text:style-name="T3">. Los </text:span><text:span text:style-name="T2">descriptores</text:span><text:span text:style-name="T3"> utilizados </text:span><text:span text:style-name="T2">para referenciar </text:span><text:span text:style-name="T3">los </text:span><text:span text:style-name="T2">nuevos conectores se devuelven en sv[0]</text:span><text:span text:style-name="T3"> </text:span><text:span text:style-name="T2">y sv[1]</text:span><text:span text:style-name="T3">. </text:span><text:span text:style-name="T2">Los dos conectores son indistinguibles</text:span><text:span text:style-name="T3">.</text:span></text:p>
      <text:p text:style-name="P3"/>
      <text:p text:style-name="P2">VALOR DEVUELTO</text:p>
      <text:p text:style-name="P3"><text:s text:c="7"/><text:span text:style-name="T4">En caso de éxito, se devuelve cero</text:span>. <text:span text:style-name="T4">En caso de error, se devuelve -1 </text:span>y se <text:span text:style-name="T4">pone en ``errno” un valor apropiado</text:span>.</text:p>
      <text:p text:style-name="P3"/>
      <text:p text:style-name="P2">ERRORES</text:p>
      <text:p text:style-name="P3"><text:s text:c="7"/><text:span text:style-name="T4">EMFILE</text:span> <text:span text:style-name="T4">Demasiados descriptores</text:span> están <text:span text:style-name="T4">en uso por este proceso</text:span>.</text:p>
      <text:p text:style-name="P3"/>
      <text:p text:style-name="Standard"><text:span text:style-name="T3"><text:s text:c="7"/></text:span><text:span text:style-name="T2">EAFNOSUPPORT</text:span></text:p>
      <text:p text:style-name="P3"><text:s text:c="14"/>La <text:span text:style-name="T4">familia de direcciones</text:span> especificada <text:span text:style-name="T4">no está admitida</text:span> en esta máquina.</text:p>
      <text:p text:style-name="P3"/>
      <text:p text:style-name="P3"><text:s text:c="7"/><text:span text:style-name="T4">EPROTONOSUPPORT</text:span></text:p>
      <text:p text:style-name="P3"><text:s text:c="14"/>El <text:span text:style-name="T4">protocolo especificado</text:span> <text:span text:style-name="T4">no está admitido</text:span> en esta máquina.</text:p>
      <text:p text:style-name="P3"/>
      <text:p text:style-name="P3"><text:s text:c="7"/><text:span text:style-name="T4">EOPNOSUPPORT</text:span></text:p>
      <text:p text:style-name="P3"><text:s text:c="14"/>El <text:span text:style-name="T4">protocolo especificado no admite la creación de parejas de conectores</text:span>.</text:p>
      <text:p text:style-name="P3"/>
      <text:p text:style-name="P3"><text:s text:c="7"/><text:span text:style-name="T4">EFAULT</text:span> La <text:span text:style-name="T4">dirección ``sv” no especifica una parte válida del espacio de direcciones del proceso</text:span>.</text:p>
      <text:p text:style-name="P3"/>
      <text:p text:style-name="P2">CONFORME A</text:p>
      <text:p text:style-name="Standard"><text:span text:style-name="T3"><text:s text:c="7"/></text:span><text:span text:style-name="T2">4.4BSD</text:span><text:span text:style-name="T3"> (la llamada al sistema socketpair apareció en 4.2BSD). Generalmente transportable a o desde sistemas no BSD que admitan clónicos de la capa de conectores BSD (incluyendo variantes System V).</text:span></text:p>
      <text:p text:style-name="P3"/>
      <text:p text:style-name="P2">VÉASE TAMBIÉN</text:p>
      <text:p text:style-name="P3"><text:s text:c="7"/><text:span text:style-name="T4">read(2), write(2), pipe(2)</text:span></text:p>
      <text:p text:style-name="P3"/>
      <text:p text:style-name="P2">BSD <text:s text:c="8"/><text:tab/><text:tab/><text:tab/>3 febrero 1998 <text:s text:c="16"/><text:tab/><text:tab/> <text:s text:c="2"/>SOCKETPAIR(2)</text:p>
      <text:p text:style-name="P2"/>
      <text:p text:style-name="P3">Ahora nos dispondremos a leer la página de manual en línea:</text:p>
      <text:p text:style-name="P3"/>
      <text:p text:style-name="P3"><text:tab/><text:span text:style-name="T4">man 2 socketcall</text:span></text:p>
      <text:p text:style-name="P2">IPC(2) <text:s text:c="18"/>Manual del Programador de Linux <text:s text:c="16"/>IPC(2)</text:p>
      <text:p text:style-name="P3"/>
      <text:p text:style-name="P2">NOMBRE</text:p>
      <text:p text:style-name="P3"><text:s text:c="7"/><text:span text:style-name="T4">socketcall - llamadas al sistema relativas a zócalos</text:span></text:p>
      <text:p text:style-name="P3"/>
      <text:p text:style-name="P2">SINOPSIS</text:p>
      <text:p text:style-name="P3"><text:s text:c="7"/><text:span text:style-name="T4">int socketcall(int llamada, unsigned long *args);</text:span></text:p>
      <text:p text:style-name="P2"/>
      <text:p text:style-name="P2">DESCRIPCIÓN</text:p>
      <text:p text:style-name="P3"><text:s text:c="7"/><text:span text:style-name="T4">socketcall</text:span> <text:span text:style-name="T4">es un punto de entrada al núcleo común para las llamadas al sistema relativas a zócalos</text:span>.</text:p>
      <text:p text:style-name="P3"><text:s text:c="7"/>El argumento <text:span text:style-name="T4">``llamada”</text:span> <text:span text:style-name="T4">determina a qué función de zócalos llamar</text:span>. <text:s text:c="2"/>El parámetro <text:span text:style-name="T4">``args”</text:span> <text:span text:style-name="T4">apunta a un bloque</text:span> <text:span text:style-name="T4">que contiene los argumentos reales, que se pasan tal cual a la función apropiada</text:span>.</text:p>
      <text:p text:style-name="P3"/>
      <text:p text:style-name="P3"><text:s text:c="7"/>Los <text:span text:style-name="T4">programas de usuario deberían llamar a las funciones apropiadas por sus nombres usuales</text:span>. <text:span text:style-name="T4">Solamente</text:span> los <text:span text:style-name="T4">implementadores de la biblioteca estándar y los buenos programadores del núcleo necesitan conocer la existencia de</text:span> <text:span text:style-name="T4">socketcall</text:span>.</text:p>
      <text:p text:style-name="P3"/>
      <text:p text:style-name="P2">CONFORME A</text:p>
      <text:p text:style-name="P3"><text:s text:c="7"/>Esta llamada <text:span text:style-name="T4">es específica de Linux</text:span>, y <text:span text:style-name="T4">no debería emplearse en programas</text:span> pretendidamente <text:span text:style-name="T4">transportables</text:span>.</text:p>
      <text:p text:style-name="P3"/>
      <text:p text:style-name="P2">VÉASE TAMBIÉN</text:p>
      <text:p text:style-name="P2"><text:s text:c="7"/>accept(2), bind(2), connect(2), getpeername(2), getsockname(2), getsockopt(2), listen(2), recv(2), recvfrom(2), send(2), sendto(2), setsockopt(2), shutdown(2), socket(2), socketpair(2)</text:p>
      <text:p text:style-name="P2"/>
      <text:p text:style-name="P2">Linux 1.2.4 <text:s text:c="26"/>17 Febrero 1998 <text:s text:c="30"/>IPC(2)</text:p>
      <text:p text:style-name="P2"/>
      <text:p text:style-name="P3">Continuamos con la página del manual:</text:p>
      <text:p text:style-name="P3"><text:tab/><text:tab/><text:tab/><text:tab/><text:tab/><text:tab/><text:tab/><text:span text:style-name="T4">man 2 getpeername</text:span></text:p>
      <text:p text:style-name="P2"/>
      <text:p text:style-name="P2">GETPEERNAME(2) <text:s/>Manual del Programador de Linux GETPEERNAME(2)</text:p>
      <text:p text:style-name="P3"/>
      <text:p text:style-name="P2">NOMBRE</text:p>
      <text:p text:style-name="P3"><text:s text:c="7"/><text:span text:style-name="T4">getpeername - obtiene el nombre de la pareja conectada</text:span></text:p>
      <text:p text:style-name="P2"/>
      <text:p text:style-name="P2">SINOPSIS</text:p>
      <text:p text:style-name="P2"><text:s text:c="7"/>#include &lt;sys/socket.h&gt;</text:p>
      <text:p text:style-name="P2"/>
      <text:p text:style-name="P2">int getpeername(int s, struct sockaddr *nombre, socklen_t *longinom);</text:p>
      <text:p text:style-name="P2"/>
      <text:p text:style-name="P2">DESCRIPCIÓN</text:p>
      <text:p text:style-name="P3"><text:s text:c="7"/><text:span text:style-name="T4">getpeername</text:span> <text:span text:style-name="T4">devuelve el nombre de la pareja conectada al zócalo ``s”</text:span>. <text:s/>El parámetro <text:span text:style-name="T4">``longinom”</text:span> <text:span text:style-name="T4">debería</text:span> <text:span text:style-name="T4">inicializarse de forma que indicara la cantidad de espacio a la que apuntará nombre</text:span>. <text:span text:style-name="T4">Al regresar</text:span> la función, <text:span text:style-name="T4">contendrá el tamaño real del nombre devuelto (en bytes)</text:span>. <text:s text:c="3"/></text:p>
      <text:p text:style-name="P3">El <text:span text:style-name="T4">nombre se trunca</text:span> <text:span text:style-name="T4">si el búfer</text:span> provisto <text:span text:style-name="T4">es demasiado pequeño</text:span>.</text:p>
      <text:p text:style-name="P3"/>
      <text:p text:style-name="P2">VALOR DEVUELTO</text:p>
      <text:p text:style-name="P3"><text:s text:c="7"/><text:span text:style-name="T4">En caso de éxito, se devuelve cero</text:span>. <text:span text:style-name="T4">En caso de error, se devuelve -1 y se pone en ``errno” un <text:s/>valor apropiado</text:span>.</text:p>
      <text:p text:style-name="P3"/>
      <text:p text:style-name="P2">ERRORES</text:p>
      <text:p text:style-name="P3"><text:s text:c="7"/><text:span text:style-name="T4">EBADF</text:span> <text:s/>El <text:span text:style-name="T4">argumento ``s” no es un descriptor válido</text:span>.</text:p>
      <text:p text:style-name="P3"/>
      <text:p text:style-name="P3"><text:s text:c="7"/><text:span text:style-name="T4">ENOTSOCK</text:span></text:p>
      <text:p text:style-name="P3"><text:s text:c="14"/>El <text:span text:style-name="T4">argumento ``s” es un fichero, no un zócalo</text:span>.</text:p>
      <text:p text:style-name="P3"/>
      <text:p text:style-name="P3"><text:s text:c="7"/><text:span text:style-name="T4">ENOTCONN</text:span></text:p>
      <text:p text:style-name="P3"><text:s text:c="14"/>El <text:span text:style-name="T4">zócalo no está conectado</text:span>.</text:p>
      <text:p text:style-name="P3"/>
      <text:p text:style-name="P3"><text:s text:c="7"/><text:span text:style-name="T4">ENOBUFS</text:span></text:p>
      <text:p text:style-name="P3"><text:s text:c="14"/><text:span text:style-name="T4">No había</text:span> en el sistema <text:span text:style-name="T4">suficientes recursos</text:span> como para efectuarse la operación.</text:p>
      <text:p text:style-name="P3"/>
      <text:p text:style-name="P3"><text:s text:c="7"/><text:span text:style-name="T4">EFAULT</text:span> El parámetro <text:span text:style-name="T4">``nombre”</text:span> <text:span text:style-name="T4">apunta a memoria que no está en</text:span> una <text:span text:style-name="T4">zona válida del espacio de direcciones del proceso</text:span>.</text:p>
      <text:p text:style-name="P3"/>
      <text:p text:style-name="P2">CONFORME A</text:p>
      <text:p text:style-name="P3"><text:s text:c="7"/><text:span text:style-name="T4">SVr4</text:span>, <text:span text:style-name="T4">4.4BSD</text:span> (la llamada al sistema getpeername apareció por vez 1ª en 4.2BSD).</text:p>
      <text:p text:style-name="P3"/>
      <text:p text:style-name="P2">NOTA</text:p>
      <text:p text:style-name="P3"><text:s text:c="7"/>El <text:span text:style-name="T4">tercer argumento de</text:span> <text:span text:style-name="T4">getpeername es en realidad un entero</text:span> (y esto <text:span text:style-name="T4">es lo que tienen BSD 4.*, libc4 y libc5</text:span>). Cierta confusión en POSIX dio como resultado el actual <text:span text:style-name="T4">socklen_t</text:span>. El estándar propuesto todavía no ha sido adoptado pero glibc2 ya lo sigue y también tiene <text:span text:style-name="T4">socklen_t</text:span>. Vea también accept(2).</text:p>
      <text:p text:style-name="P3"/>
      <text:p text:style-name="P2">VÉASE TAMBIÉN</text:p>
      <text:p text:style-name="P2"><text:s text:c="7"/>accept(2), bind(2), getsockname(2)</text:p>
      <text:p text:style-name="P2"/>
      <text:p text:style-name="P2">BSD <text:s text:c="29"/>30 julio 1993 <text:tab/> <text:s text:c="11"/>GETPEERNAME(2)</text:p>
      <text:p text:style-name="P2"/>
      <text:p text:style-name="P3">Ahora continuaremos con la página de manual:</text:p>
      <text:p text:style-name="P3"><text:tab/><text:tab/><text:tab/><text:tab/><text:tab/><text:tab/><text:tab/><text:tab/><text:span text:style-name="T4">man 2 sendfile</text:span></text:p>
      <text:p text:style-name="P2"/>
      <text:p text:style-name="P2">SENDFILE(2) <text:s text:c="9"/>Manual del Programador de Linux <text:s text:c="8"/>SENDFILE(2)</text:p>
      <text:p text:style-name="P3"/>
      <text:p text:style-name="P2">NOMBRE</text:p>
      <text:p text:style-name="P3"><text:s text:c="7"/><text:span text:style-name="T4">sendfile - transfiere datos entre descriptores de fichero</text:span></text:p>
      <text:p text:style-name="P3"/>
      <text:p text:style-name="P2"/>
      <text:p text:style-name="P2">SINOPSIS</text:p>
      <text:p text:style-name="P2"><text:s text:c="7"/>#include &lt;unistd.h&gt;</text:p>
      <text:p text:style-name="P2"/>
      <text:p text:style-name="P2"><text:s text:c="7"/>ssize_t sendfile(int out_fd, int in_fd, off_t *offset, size_t count)</text:p>
      <text:p text:style-name="P2"/>
      <text:p text:style-name="P2">DESCRIPCIÓN</text:p>
      <text:p text:style-name="P3"><text:s text:c="7"/>Esta llamada <text:span text:style-name="T4">copia datos entre un descriptor de fichero y otro</text:span>. Cualquiera de los dos <text:span text:style-name="T4">descriptores</text:span> de fichero o los dos <text:span text:style-name="T4">pueden referirse a </text:span>un<text:span text:style-name="T4"> conector (socket)</text:span>. <text:span text:style-name="T4">``in_fd”</text:span> debe ser un <text:span text:style-name="T4">descriptor de fichero abierto <text:s/>para lectura</text:span> y <text:span text:style-name="T4">``out_fd”</text:span> debe ser un <text:span text:style-name="T4">descriptor abierto para escritura</text:span>. <text:s/><text:span text:style-name="T4">``offset”</text:span> es un <text:span text:style-name="T4">puntero a</text:span> una <text:span text:style-name="T4">variable que contiene</text:span> la <text:span text:style-name="T4">posición del puntero del fichero de entrada desde la que</text:span> <text:span text:style-name="T4">sendfile(2)</text:span> <text:span text:style-name="T4">empezará a leer datos</text:span>. Cuando sendfile regrese, a esta variable se le asignará la posición del byte siguiente al último byte que se ha leído. count es la cantidad de bytes a copiar entre los descriptores de fichero.</text:p>
      <text:p text:style-name="P3"/>
      <text:p text:style-name="P2">NOTAS</text:p>
      <text:p text:style-name="P3"><text:s text:c="7"/><text:span text:style-name="T4">sendfile</text:span> <text:span text:style-name="T4">no modifica</text:span> el <text:span text:style-name="T4">puntero de fichero actual de ``in_fd”</text:span>, pero <text:span text:style-name="T4">sí lo hace para ``out_fd”</text:span>.</text:p>
      <text:p text:style-name="P3"/>
      <text:p text:style-name="Standard"><text:span text:style-name="T3"><text:s text:c="7"/>Si planea usar sendfile </text:span><text:span text:style-name="T2">para enviar ficheros a</text:span><text:span text:style-name="T3"> un </text:span><text:span text:style-name="T2">conector TCP</text:span><text:span text:style-name="T3">, pero necesita </text:span><text:span text:style-name="T2">enviar algunos datos de cabecera delante de los contenidos</text:span><text:span text:style-name="T3"> del fichero, por favor </text:span><text:span text:style-name="T2">vea la opción TCP_CORK</text:span><text:span text:style-name="T3"> en </text:span><text:span text:style-name="T2">tcp(7)</text:span><text:span text:style-name="T3"> </text:span><text:span text:style-name="T2">para</text:span><text:span text:style-name="T3"> minimizar el </text:span><text:span text:style-name="T2">número de paquetes</text:span><text:span text:style-name="T3"> y </text:span><text:span text:style-name="T2">ajustar el rendimiento</text:span><text:span text:style-name="T3">.</text:span></text:p>
      <text:p text:style-name="P3"/>
      <text:p text:style-name="P2">VALOR DEVUELTO</text:p>
      <text:p text:style-name="P3"><text:s text:c="7"/><text:span text:style-name="T4">Si</text:span> la <text:span text:style-name="T4">transferencia ha tenido éxito</text:span>, se <text:span text:style-name="T4">devuelve</text:span> el <text:span text:style-name="T4">número de bytes escritos en ``out_fd”</text:span>. En <text:span text:style-name="T4">caso de error</text:span>, se <text:span text:style-name="T4">devuelve -1</text:span> <text:span text:style-name="T4">y</text:span> se <text:span text:style-name="T4">asigna a ``errno” un valor apropiado</text:span>.</text:p>
      <text:p text:style-name="P3"/>
      <text:p text:style-name="P2">ERRORES</text:p>
      <text:p text:style-name="Standard"><text:span text:style-name="T3"><text:s text:c="7"/></text:span><text:span text:style-name="T2">EBADF</text:span><text:span text:style-name="T3"> <text:s/>El </text:span><text:span text:style-name="T2">fichero de entrada</text:span><text:span text:style-name="T3"> </text:span><text:span text:style-name="T2">no</text:span><text:span text:style-name="T3"> </text:span><text:span text:style-name="T2">ha sido abierto para lectura</text:span><text:span text:style-name="T3"> o el <text:s/></text:span><text:span text:style-name="T2">fichero de salida no ha sido abierto para escritura</text:span><text:span text:style-name="T3">.</text:span></text:p>
      <text:p text:style-name="P3"/>
      <text:p text:style-name="P3"><text:s text:c="7"/><text:span text:style-name="T4">EINVAL</text:span> <text:span text:style-name="T4">Descriptor inválido o bloqueado</text:span>.</text:p>
      <text:p text:style-name="P3"/>
      <text:p text:style-name="P3"><text:s text:c="7"/><text:span text:style-name="T4">ENOMEM</text:span> <text:span text:style-name="T4">No hay memoria suficiente</text:span> <text:span text:style-name="T4">para leer de ``in_fd”</text:span>.</text:p>
      <text:p text:style-name="P3"/>
      <text:p text:style-name="P3"><text:s text:c="7"/><text:span text:style-name="T4">EIO</text:span> <text:s text:c="3"/>Se ha producido un <text:span text:style-name="T4">error indeterminado al leer de ``in_fd”</text:span>.</text:p>
      <text:p text:style-name="P3"/>
      <text:p text:style-name="P2">VERSIONES</text:p>
      <text:p text:style-name="P3"><text:s text:c="7"/><text:span text:style-name="T4">sendfile</text:span> es una <text:span text:style-name="T4">nueva característica de la versión 2.2 de Linux</text:span>.</text:p>
      <text:p text:style-name="P3"/>
      <text:p text:style-name="Standard"><text:span text:style-name="T3"><text:s text:c="7"/></text:span><text:span text:style-name="T2">Otros <text:s/>Unix</text:span><text:span text:style-name="T3"> normalmente </text:span><text:span text:style-name="T2">implementan sendfile con otras semánticas</text:span><text:span text:style-name="T3"> </text:span><text:span text:style-name="T2">y prototipos</text:span><text:span text:style-name="T3">. </text:span><text:span text:style-name="T2">No debería usarse en programas transportables</text:span><text:span text:style-name="T3">.</text:span></text:p>
      <text:p text:style-name="P3"/>
      <text:p text:style-name="P3"/>
      <text:p text:style-name="P2">VÉASE TAMBIÉN</text:p>
      <text:p text:style-name="P3"><text:s text:c="7"/><text:span text:style-name="T4">socket(2), open(2)</text:span></text:p>
      <text:p text:style-name="P3"/>
      <text:p text:style-name="P2">Página man de Linux <text:s text:c="14"/>1 diciembre 1998 <text:s text:c="12"/>SENDFILE(2)</text:p>
      <text:p text:style-name="P2"/>
      <text:p text:style-name="P3">Nos disponemos a leer la página de manual:<text:tab/><text:span text:style-name="T4">man 2 readv</text:span></text:p>
      <text:p text:style-name="P3">Que es la misma que:<text:tab/><text:tab/><text:tab/><text:tab/><text:tab/><text:span text:style-name="T4">man 2 writev</text:span></text:p>
      <text:p text:style-name="P2"/>
      <text:p text:style-name="P2">READV(2) <text:s text:c="13"/>Manual del Programador Linux <text:s text:c="12"/>READV(2)</text:p>
      <text:p text:style-name="P3"/>
      <text:p text:style-name="P2">NOMBRE</text:p>
      <text:p text:style-name="P3"><text:s text:c="7"/><text:span text:style-name="T4">readv, writev - lee o escribe un vector</text:span></text:p>
      <text:p text:style-name="P3"/>
      <text:p text:style-name="P2">SINOPSIS</text:p>
      <text:p text:style-name="P2"><text:s text:c="7"/>#include &lt;sys/uio.h&gt;</text:p>
      <text:p text:style-name="P2"/>
      <text:p text:style-name="P2"><text:s text:c="7"/>int readv(int fd, const struct iovec * vector, int count);</text:p>
      <text:p text:style-name="P2"/>
      <text:p text:style-name="P2"><text:s text:c="7"/>int writev(int fd, const struct iovec * vector, int count);</text:p>
      <text:p text:style-name="P2"/>
      <text:p text:style-name="P2"><text:s text:c="7"/>struct iovec {</text:p>
      <text:p text:style-name="P2"><text:s text:c="9"/><text:tab/>__ptr_t <text:tab/>iov_base; <text:tab/><text:tab/>/* Comienzo de Direcciones. <text:s/>*/</text:p>
      <text:p text:style-name="P2"><text:s text:c="9"/><text:tab/>size_t <text:tab/>iov_len; <text:tab/><text:tab/>/* Longitud en bytes. <text:s/>*/</text:p>
      <text:p text:style-name="P2"><text:s text:c="7"/>};</text:p>
      <text:p text:style-name="P2"/>
      <text:p text:style-name="P2">DESCRIPCIÓN</text:p>
      <text:p text:style-name="P3"><text:s text:c="7"/><text:span text:style-name="T4">readv</text:span> <text:span text:style-name="T4">lee datos desde el descriptor de fichero ``fd”</text:span> y <text:span text:style-name="T4">pone</text:span> los <text:span text:style-name="T4">resultados en</text:span> la <text:span text:style-name="T4">zona de memoria</text:span> descrita por <text:span text:style-name="T4">``vector”</text:span>. El <text:span text:style-name="T4">número de bloques de memoria</text:span> <text:span text:style-name="T4">se especifica en ``count”</text:span>. Los bloques se llenan en <text:s/>el orden indicado. Funciona <text:span text:style-name="T4">igual que read</text:span> <text:span text:style-name="T4">salvo que</text:span> los <text:span text:style-name="T4">datos son puestos en ``vector”</text:span> <text:span text:style-name="T4">en lugar de en una zona contigua de memoria</text:span>.</text:p>
      <text:p text:style-name="P3"/>
      <text:p text:style-name="P3"><text:s text:c="7"/><text:span text:style-name="T4">writev</text:span> <text:span text:style-name="T4">escribe datos al descriptor de fichero ``fd”</text:span> y <text:span text:style-name="T4">desde la zona de memoria descrita por vector</text:span>. El <text:span text:style-name="T4">número de bloques de memoria</text:span> se <text:span text:style-name="T4">especifica</text:span> en <text:span text:style-name="T4">``count”</text:span>. Los bloques son usados en el orden indicado.</text:p>
      <text:p text:style-name="P3"><text:s text:c="7"/>Funciona <text:span text:style-name="T4">igual que write</text:span> <text:span text:style-name="T4">excepto que</text:span> los <text:span text:style-name="T4">datos son tomados desde vector en lugar de una zona contigua de memoria</text:span>.</text:p>
      <text:p text:style-name="P3"/>
      <text:p text:style-name="P2">VALOR DEVUELTO</text:p>
      <text:p text:style-name="P3"><text:s text:c="7"/>En <text:span text:style-name="T4">caso de éxito</text:span> <text:span text:style-name="T4">readv devuelve el número de bytes leídos</text:span>. En caso de éxito <text:span text:style-name="T4">writev devuelve el número de bytes escritos</text:span>. En <text:span text:style-name="T4">caso de error</text:span>, se <text:span text:style-name="T4">devuelve</text:span> <text:span text:style-name="T4">-1</text:span> y <text:span text:style-name="T4">se asigna a ``errno” un valor adecuado</text:span>.</text:p>
      <text:p text:style-name="P3"/>
      <text:p text:style-name="P2">ERRORES</text:p>
      <text:p text:style-name="Standard"><text:span text:style-name="T3"><text:s text:c="7"/></text:span><text:span text:style-name="T2">EINVAL</text:span><text:span text:style-name="T3"> Se ha dado un </text:span><text:span text:style-name="T2">argumento inválido</text:span><text:span text:style-name="T3">. Por </text:span><text:span text:style-name="T2">ejemplo</text:span><text:span text:style-name="T3"> </text:span><text:span text:style-name="T2">``count”</text:span><text:span text:style-name="T3"> </text:span><text:span text:style-name="T2">podría ser mayor que</text:span><text:span text:style-name="T3"> </text:span><text:span text:style-name="T2">MAX_IOVEC</text:span><text:span text:style-name="T3"> </text:span><text:span text:style-name="T2">o cero</text:span><text:span text:style-name="T3">. </text:span><text:span text:style-name="T2">``fd”</text:span><text:span text:style-name="T3"> </text:span><text:span text:style-name="T2">podría estar unido a</text:span><text:span text:style-name="T3"> un </text:span><text:span text:style-name="T2">objeto inadecuado para lectura </text:span><text:span text:style-name="T3">(para readv) </text:span><text:span text:style-name="T2">o escritura</text:span><text:span text:style-name="T3"> (para writev).</text:span></text:p>
      <text:p text:style-name="P3"/>
      <text:p text:style-name="Standard"><text:span text:style-name="T3"><text:s text:c="7"/></text:span><text:span text:style-name="T2">EFAULT</text:span><text:span text:style-name="T3"> </text:span><text:span text:style-name="T2">"Fallo de segmentación"</text:span><text:span text:style-name="T3">. Probablemente </text:span><text:span text:style-name="T2">``vector”</text:span><text:span text:style-name="T3"> </text:span><text:span text:style-name="T2">o</text:span><text:span text:style-name="T3"> alguno de los </text:span><text:span text:style-name="T2">punteros ``iov_base”</text:span><text:span text:style-name="T3"> </text:span><text:span text:style-name="T2">apuntan a</text:span><text:span text:style-name="T3"> una </text:span><text:span text:style-name="T2">zona de memoria</text:span><text:span text:style-name="T3"> que no está correctamente reservada.</text:span></text:p>
      <text:p text:style-name="P3"/>
      <text:p text:style-name="P3"><text:s text:c="7"/><text:span text:style-name="T4">EBADF</text:span> <text:s/>El <text:span text:style-name="T4">descriptor de fichero ``fd” no es válido</text:span>.</text:p>
      <text:p text:style-name="P3"/>
      <text:p text:style-name="P3"><text:s text:c="7"/><text:span text:style-name="T4">EINTR</text:span> <text:s/>La <text:span text:style-name="T4">llamada</text:span> ha sido <text:span text:style-name="T4">interrumpida por una señal antes de que algún dato fuese leído/escrito</text:span>.</text:p>
      <text:p text:style-name="P3"/>
      <text:p text:style-name="P3"><text:s text:c="7"/><text:span text:style-name="T4">EAGAIN</text:span> Se <text:span text:style-name="T4">ha seleccionado E/S no bloqueante usando O_NONBLOCK</text:span> <text:span text:style-name="T4">y no había datos disponibles inmediatamente para ser leídos</text:span>. (O el <text:span text:style-name="T4">descriptor de fichero ``fd” apunta a un objeto que está <text:s/>bloqueado</text:span>.)</text:p>
      <text:p text:style-name="P3"/>
      <text:p text:style-name="P3"><text:s text:c="7"/><text:span text:style-name="T4">EISDIR</text:span> <text:span text:style-name="T4">``fd” hace referencia a un directorio</text:span>.</text:p>
      <text:p text:style-name="P3"/>
      <text:p text:style-name="P3"><text:s text:c="7"/><text:span text:style-name="T4">EOPNOTSUP</text:span></text:p>
      <text:p text:style-name="P3"><text:s text:c="14"/><text:span text:style-name="T4">``fd” hace referencia a</text:span> un <text:span text:style-name="T4">socket o dispositivo</text:span> <text:span text:style-name="T4">que no soporta lectura/escritura</text:span>.</text:p>
      <text:p text:style-name="P3"/>
      <text:p text:style-name="P3"><text:s text:c="7"/><text:span text:style-name="T4">ENOMEM No hay suficiente memoria del núcleo disponible</text:span>.</text:p>
      <text:p text:style-name="P3"/>
      <text:p text:style-name="P3"><text:s text:c="7"/><text:span text:style-name="T4">Podrían ocurrir otros errores</text:span>, <text:span text:style-name="T4">dependiendo del objeto conectado a ``fd”</text:span>.</text:p>
      <text:p text:style-name="P3"/>
      <text:p text:style-name="P2">CONFORME A</text:p>
      <text:p text:style-name="P3"><text:s text:c="7"/><text:span text:style-name="T4">4.4BSD </text:span>(las funciones <text:span text:style-name="T4">readv</text:span> y <text:span text:style-name="T4">writev</text:span> <text:span text:style-name="T4">aparecieron</text:span> por primeras vez <text:span text:style-name="T4">en BSD 4.2</text:span>) y <text:span text:style-name="T4">Unix98</text:span>. La <text:span text:style-name="T4">libc5 de Linux usa size_t como el tipo del parámetro ``count”</text:span>, lo cual es lógico pero <text:span text:style-name="T4">no estándar</text:span>.</text:p>
      <text:p text:style-name="P3"/>
      <text:p text:style-name="P2">VÉASE TAMBIÉN</text:p>
      <text:p text:style-name="P3"><text:s text:c="7"/><text:span text:style-name="T4">read(2), write(2), fprintf(3), fscanf(3)</text:span></text:p>
      <text:p text:style-name="P3"/>
      <text:p text:style-name="P2">Linux 2.2.0-pre8 <text:s text:c="20"/>20 enero 1999 <text:s text:c="24"/>READV(2)</text:p>
      <text:p text:style-name="P2"/>
      <text:p text:style-name="P3">Ahora continuamos con la lectura de la página de manual:<text:tab/><text:span text:style-name="T4">man 2 fcntl</text:span></text:p>
      <text:p text:style-name="P2">FCNTL(2) <text:s text:c="12"/>Manual del Programador de Linux <text:s text:c="14"/>FCNTL(2)</text:p>
      <text:p text:style-name="P3"/>
      <text:p text:style-name="P2">NOMBRE</text:p>
      <text:p text:style-name="P3"><text:s text:c="7"/><text:span text:style-name="T4">fcntl - manipula el descriptor de fichero</text:span></text:p>
      <text:p text:style-name="P3"/>
      <text:p text:style-name="P2">SINOPSIS</text:p>
      <text:p text:style-name="P2"><text:s text:c="7"/>#include &lt;unistd.h&gt;</text:p>
      <text:p text:style-name="P2"><text:s text:c="7"/>#include &lt;fcntl.h&gt;</text:p>
      <text:p text:style-name="P2"/>
      <text:p text:style-name="P2"><text:s text:c="7"/>int fcntl(int fd, int cmd);</text:p>
      <text:p text:style-name="P2"><text:s text:c="7"/>int fcntl(int fd, int cmd, long arg);</text:p>
      <text:p text:style-name="P2"><text:s text:c="7"/>int fcntl(int fd, int cmd, struct flock * lock);</text:p>
      <text:p text:style-name="P2">DESCRIPCIÓN</text:p>
      <text:p text:style-name="P3"><text:s text:c="7"/><text:span text:style-name="T4">fcntl</text:span> <text:span text:style-name="T4">realiza</text:span> una de las diversas y variadas operaciones<text:span text:style-name="T4"> sobre ``fd”</text:span>. La <text:span text:style-name="T4">operación</text:span> en cuestión se determina mediante <text:span text:style-name="T4">``cmd”</text:span>:</text:p>
      <text:p text:style-name="P3"/>
      <text:p text:style-name="P3"><text:s text:c="7"/><text:span text:style-name="T4">F_DUPFD</text:span> <text:s/>Busca el descriptor de fichero disponible de menor número mayor o igual que <text:span text:style-name="T4">``arg”</text:span> y lo convierte en una copia de ``fd”. Esto es diferente en <text:span text:style-name="T4">dup2(2)</text:span> que usa exactamente el descriptor especificado.</text:p>
      <text:p text:style-name="P3"/>
      <text:p text:style-name="P3"><text:s text:c="16"/>Los descriptores antiguo y nuevo pueden usarse indistintamente. <text:s/>Ambos comparten <text:span text:style-name="T4">candados (locks)</text:span>, indicadores de posición de ficheros y <text:s/><text:span text:style-name="T4">banderas (flags)</text:span>; por ejemplo, si la posición del fichero se modifica usando <text:span text:style-name="T4">lseek(2)</text:span> en uno de los descriptores, la posición del otro resulta modificada simultáneamente.</text:p>
      <text:p text:style-name="P3"/>
      <text:p text:style-name="Standard"><text:span text:style-name="T3"><text:s text:c="16"/>Sin embargo, los dos descriptores no comparten la </text:span><text:span text:style-name="T2">bandera close-on-exec "cerrar-al-ejecutar"</text:span><text:span text:style-name="T3">. La </text:span><text:span text:style-name="T2">bandera close-on-exec de la copia está desactivada</text:span><text:span text:style-name="T3">, significando que </text:span><text:span text:style-name="T2">no se cerrará en ejecución</text:span><text:span text:style-name="T3">.</text:span></text:p>
      <text:p text:style-name="P3"/>
      <text:p text:style-name="P3"><text:s text:c="16"/>En caso de éxito, se devuelve el nuevo descriptor.</text:p>
      <text:p text:style-name="P3"/>
      <text:p text:style-name="Standard"><text:span text:style-name="T3"><text:s text:c="7"/></text:span><text:span text:style-name="T2">F_GETFD</text:span><text:span text:style-name="T3"> <text:s/>Lee <text:s/>la bandera close-on-exec. </text:span><text:span text:style-name="T2">Si</text:span><text:span text:style-name="T3"> el </text:span><text:span text:style-name="T2">bit</text:span><text:span text:style-name="T3"> </text:span><text:span text:style-name="T2">FD_CLOEXEC</text:span><text:span text:style-name="T3"> </text:span><text:span text:style-name="T2">es 0</text:span><text:span text:style-name="T3">, el </text:span><text:span text:style-name="T2">fichero permanecerá abierto</text:span><text:span text:style-name="T3"> </text:span><text:span text:style-name="T2">durante exec(3)</text:span><text:span text:style-name="T3">, en caso contrario se cerrará el fichero.</text:span></text:p>
      <text:p text:style-name="P3"/>
      <text:p text:style-name="P3"><text:s text:c="7"/><text:span text:style-name="T4">F_SETFD</text:span> <text:s/>Asigna el valor de la bandera close-on-exec al valor especificado por el bit <text:span text:style-name="T4">FD_CLOEXEC</text:span> de <text:span text:style-name="T4">``arg”</text:span>.</text:p>
      <text:p text:style-name="P3"/>
      <text:p text:style-name="P3"><text:s text:c="7"/><text:span text:style-name="T4">F_GETFL</text:span> <text:s/>Lee las banderas del descriptor (todas las banderas, según hayan sido asignadas por <text:span text:style-name="T4">open(2)</text:span>, serán devueltas).</text:p>
      <text:p text:style-name="P3"/>
      <text:p text:style-name="P3"><text:s text:c="7"/><text:span text:style-name="T4">F_SETFL</text:span> <text:s/><text:span text:style-name="T14">Asigna las banderas del descriptor al valor asignado por</text:span> <text:span text:style-name="T14">``arg”</text:span>. <text:s/><text:span text:style-name="T14">Sólo</text:span> <text:span text:style-name="T14">O_APPEND, O_NONBLOCK y O_ASYNC pueden asignarse; las otras banderas no se ven afectadas</text:span>.</text:p>
      <text:p text:style-name="P3"/>
      <text:p text:style-name="P3"><text:s text:c="16"/>Las banderas se comparten entre copias (hechas con <text:span text:style-name="T4">dup(2)</text:span>, <text:span text:style-name="T4">fork(2)</text:span>, etc.) del mismo descriptor de fichero.</text:p>
      <text:p text:style-name="P3"/>
      <text:p text:style-name="Standard"><text:span text:style-name="T3"><text:s text:c="16"/>Las banderas y su semántica están descritas en </text:span><text:span text:style-name="T2">open(2)</text:span><text:span text:style-name="T3">.</text:span></text:p>
      <text:p text:style-name="P3"/>
      <text:p text:style-name="P3"><text:s text:c="7"/><text:span text:style-name="T4">F_GETLK</text:span>, <text:span text:style-name="T4">F_SETLK</text:span> y <text:span text:style-name="T4">F_SETLKW</text:span> se utilizan <text:span text:style-name="T4">para gestionar candados de ficheros discrecionales</text:span> (<text:span text:style-name="T4">discretionary file locks</text:span>). El tercer argumento <text:span text:style-name="T4">``lock”</text:span> <text:span text:style-name="T4">es</text:span> un <text:span text:style-name="T4">puntero a una struct flock</text:span> (que <text:span text:style-name="T4">puede ser sobrescrita por esta llamada</text:span>).</text:p>
      <text:p text:style-name="P3"/>
      <text:p text:style-name="P3"><text:s text:c="7"/><text:span text:style-name="T4">F_GETLK</text:span></text:p>
      <text:p text:style-name="P3"><text:s text:c="14"/><text:span text:style-name="T4">Devuelve</text:span> la <text:span text:style-name="T4">estructura flock que</text:span> nos <text:span text:style-name="T4">impide obtener el candado</text:span>, o <text:span text:style-name="T4">establece el campo</text:span> <text:span text:style-name="T4">``l_type”</text:span> <text:span text:style-name="T4">del candado a F_UNLCK si no hay obstrucción</text:span>.</text:p>
      <text:p text:style-name="P3"><text:s text:c="7"/><text:span text:style-name="T4">F_SETLK</text:span></text:p>
      <text:p text:style-name="P3"><text:s text:c="14"/>El <text:span text:style-name="T4">candado está cerrado</text:span> (cuando <text:span text:style-name="T4">``l_type”</text:span> <text:span text:style-name="T4">es</text:span> <text:span text:style-name="T4">F_RDLCK </text:span>o <text:span text:style-name="T4">F_WRLCK</text:span>) o <text:span text:style-name="T4">abierto</text:span> (<text:span text:style-name="T4">cuando es F_UNLCK</text:span>).</text:p>
      <text:p text:style-name="P3"><text:s text:c="14"/><text:span text:style-name="T4">Si </text:span>el <text:span text:style-name="T4">candado</text:span> está <text:span text:style-name="T4">tomado por alguien más</text:span>, esta <text:span text:style-name="T4">llamada devuelve -1</text:span> y <text:span text:style-name="T4">pone en ``errno” el código de error EACCES o EAGAIN</text:span>.</text:p>
      <text:p text:style-name="P3"/>
      <text:p text:style-name="P3"><text:s text:c="7"/><text:span text:style-name="T4">F_SETLKW</text:span></text:p>
      <text:p text:style-name="P3"><text:s text:c="14"/><text:span text:style-name="T4">Como</text:span> <text:span text:style-name="T4">F_SETLK</text:span>, pero <text:span text:style-name="T4">en vez de devolver un error</text:span> <text:span text:style-name="T4">esperamos que el candado se abra</text:span>. <text:span text:style-name="T4">Si se recibe una señal</text:span> a capturar <text:span text:style-name="T4">mientras</text:span> <text:span text:style-name="T4">fcntl</text:span> <text:span text:style-name="T4">está esperando</text:span>, <text:span text:style-name="T4">se interrumpe y</text:span> (<text:span text:style-name="T4">después de que el manejador de la señal haya terminado</text:span>) <text:span text:style-name="T4">regresa inmediatamente</text:span> (<text:span text:style-name="T4">devolviendo</text:span> <text:span text:style-name="T4">-1</text:span> y <text:span text:style-name="T4">asignado a</text:span> <text:span text:style-name="T4">``errno”</text:span> el <text:span text:style-name="T4">valor</text:span> <text:span text:style-name="T4">EINTR</text:span>).</text:p>
      <text:p text:style-name="P3"/>
      <text:p text:style-name="P3"><text:s text:c="7"/><text:span text:style-name="T4">F_GETOWN</text:span>, <text:span text:style-name="T4">F_SETOWN</text:span>, <text:span text:style-name="T4">F_GETSIG </text:span>y <text:span text:style-name="T4">F_SETSIG </text:span>se utilizan <text:span text:style-name="T4">para gestionar las señales de disponibilidad de E/S</text:span>:</text:p>
      <text:p text:style-name="P3"/>
      <text:p text:style-name="Standard"><text:span text:style-name="T3"><text:s text:c="7"/></text:span><text:span text:style-name="T2">F_GETOWN</text:span><text:span text:style-name="T3"> <text:s text:c="6"/><text:tab/></text:span><text:span text:style-name="T2">Obtiene</text:span><text:span text:style-name="T3"> el </text:span><text:span text:style-name="T2">ID de proceso</text:span><text:span text:style-name="T3"> </text:span><text:span text:style-name="T2">o</text:span><text:span text:style-name="T3"> el </text:span><text:span text:style-name="T2">grupo de procesos</text:span><text:span text:style-name="T3"> </text:span></text:p>
      <text:p text:style-name="Standard"><text:span text:style-name="T3"><text:tab/><text:tab/><text:tab/><text:tab/></text:span><text:span text:style-name="T2">que</text:span><text:span text:style-name="T3"> actualmente </text:span><text:span text:style-name="T2">recibe las señales</text:span><text:span text:style-name="T3"> </text:span><text:span text:style-name="T2">SIGIO y</text:span></text:p>
      <text:p text:style-name="P3"><text:s text:c="14"/><text:tab/><text:tab/><text:tab/><text:span text:style-name="T4">SIGURG </text:span>para los eventos <text:span text:style-name="T4">sobre</text:span> el descriptor de </text:p>
      <text:p text:style-name="P3"><text:tab/><text:tab/><text:tab/><text:tab/>fichero <text:span text:style-name="T4">``fd”</text:span>.</text:p>
      <text:p text:style-name="P3"/>
      <text:p text:style-name="P3"><text:s text:c="14"/>Los <text:span text:style-name="T4">grupos de procesos se devuelven como valores negativos</text:span>.</text:p>
      <text:p text:style-name="P3"/>
      <text:p text:style-name="P3"><text:s text:c="7"/><text:span text:style-name="T4">F_SETOWN</text:span></text:p>
      <text:p text:style-name="P3"><text:s text:c="14"/><text:span text:style-name="T4">Establece</text:span> el <text:span text:style-name="T4">ID de proceso o </text:span>el <text:span text:style-name="T4">grupo de procesos que recibirá las <text:s/>señales SIGIO y SIGURG para los eventos sobre el descriptor de fichero ``fd”</text:span>.</text:p>
      <text:p text:style-name="P3"/>
      <text:p text:style-name="Standard"><text:span text:style-name="T3"><text:s text:c="14"/>Los </text:span><text:span text:style-name="T2">grupos de procesos </text:span><text:span text:style-name="T3">se especifican mediante </text:span><text:span text:style-name="T2">valores negativos</text:span><text:span text:style-name="T3">. (Se puede usar </text:span><text:span text:style-name="T2">F_SETSIG</text:span><text:span text:style-name="T3"> para </text:span><text:span text:style-name="T2">especificar </text:span><text:span text:style-name="T3">una </text:span><text:span text:style-name="T2">señal diferente a SIGIO</text:span><text:span text:style-name="T3">).</text:span></text:p>
      <text:p text:style-name="P3"/>
      <text:p text:style-name="P3"><text:s text:c="14"/><text:span text:style-name="T4">Si activa </text:span>la <text:span text:style-name="T4">bandera de estado O_ASYNC sobre </text:span>un <text:span text:style-name="T4">descriptor de fichero </text:span>(<text:span text:style-name="T4">tanto </text:span>si proporciona esta bandera <text:span text:style-name="T4">con la llamada open(2) como </text:span>si usa <text:span text:style-name="T4">la orden F_SETFL de</text:span> <text:span text:style-name="T4">fcntl</text:span>), <text:span text:style-name="T4">se enviará </text:span>una <text:span text:style-name="T4">señal SIGIO cuando sea posible la entrada o la salida sobre ese descriptor de fichero</text:span>.</text:p>
      <text:p text:style-name="P3"/>
      <text:p text:style-name="Standard"><text:span text:style-name="T3"><text:s text:c="14"/>El </text:span><text:span text:style-name="T2">proceso o </text:span><text:span text:style-name="T3">el </text:span><text:span text:style-name="T2">grupo de procesos que recibirá </text:span><text:span text:style-name="T3">la </text:span><text:span text:style-name="T2">señal se puede seleccionar usando </text:span><text:span text:style-name="T3">la orden </text:span><text:span text:style-name="T2">F_SETOWN </text:span><text:span text:style-name="T3"><text:s/></text:span><text:span text:style-name="T2">de </text:span><text:span text:style-name="T3">la función </text:span><text:span text:style-name="T2">fcntl</text:span><text:span text:style-name="T3">. </text:span><text:span text:style-name="T2">Si </text:span><text:span text:style-name="T3">el </text:span><text:span text:style-name="T2">descriptor </text:span><text:span text:style-name="T3">de fichero </text:span><text:span text:style-name="T2">es un enchufe (socket)</text:span><text:span text:style-name="T3">, esto </text:span><text:span text:style-name="T2">también seleccionará al recipiente de las señales SIGURG</text:span><text:span text:style-name="T3"> </text:span><text:span text:style-name="T2">que se entregan cuando llegan datos fuera de orden (out-of-band, OOB) sobre el enchufe</text:span><text:span text:style-name="T3">. (</text:span><text:span text:style-name="T2">SIGURG se envía</text:span><text:span text:style-name="T3"> en cualquier </text:span><text:span text:style-name="T2">situación en la que select(2) informaría </text:span><text:span text:style-name="T3">que el </text:span><text:span text:style-name="T2">enchufe tiene una "condición <text:s/>excepcional"</text:span><text:span text:style-name="T3">). </text:span><text:span text:style-name="T2">Si el descriptor </text:span><text:span text:style-name="T3">de fichero </text:span><text:span text:style-name="T2">corresponde a un dispositivo de terminal</text:span><text:span text:style-name="T3">, entonces </text:span><text:span text:style-name="T2">las señales SIGIO se envían al grupo de procesos en primer plano de la terminal</text:span><text:span text:style-name="T3">.</text:span></text:p>
      <text:p text:style-name="P3"/>
      <text:p text:style-name="P3"/>
      <text:p text:style-name="P2"><text:s text:c="7"/>F_GETSIG</text:p>
      <text:p text:style-name="P3"><text:s text:c="14"/><text:span text:style-name="T4">Obtiene la señal enviada cuando la entrada o la salida son posibles</text:span>. Un valor <text:span text:style-name="T4">cero</text:span> <text:span text:style-name="T4">significa que se envía</text:span> <text:span text:style-name="T4">SIGIO</text:span>. Cualquier <text:span text:style-name="T4">otro valor (incluyendo SIGIO) es la señal enviada</text:span> en su lugar <text:span text:style-name="T4">y</text:span> en este caso se <text:span text:style-name="T4">dispone de información adicional para el manejador de señal si se instala con SA_SIGINFO</text:span>.</text:p>
      <text:p text:style-name="P3"/>
      <text:p text:style-name="P3"><text:s text:c="7"/><text:span text:style-name="T4">F_SETSIG</text:span></text:p>
      <text:p text:style-name="P3"><text:s text:c="14"/><text:span text:style-name="T4">Establece la señal enviada cuando la entrada o la salida son posibles</text:span>. Un valor <text:span text:style-name="T4">cero</text:span> significa <text:span text:style-name="T4">enviar</text:span> la señal por defecto <text:span text:style-name="T4">SIGIO</text:span>. Cualquier <text:span text:style-name="T4">otro valor</text:span> (incluyendo SIGIO) es <text:span text:style-name="T4">la señal a</text:span> <text:span text:style-name="T4">enviar</text:span> en su lugar <text:span text:style-name="T4">y</text:span> en este caso se <text:span text:style-name="T4">dispone de información adicional</text:span> para el manejador de señal <text:span text:style-name="T4">si se instala con SA_SIGINFO</text:span>.</text:p>
      <text:p text:style-name="P3"/>
      <text:p text:style-name="Standard"><text:span text:style-name="T3"><text:s text:c="14"/>Usando </text:span><text:span text:style-name="T2">F_SETSIF</text:span><text:span text:style-name="T3"> </text:span><text:span text:style-name="T2">con</text:span><text:span text:style-name="T3"> un </text:span><text:span text:style-name="T2">valor distinto de cero</text:span><text:span text:style-name="T3"> y </text:span><text:span text:style-name="T2">asignando</text:span><text:span text:style-name="T3"> </text:span><text:span text:style-name="T2">SA_SIGINFO</text:span><text:span text:style-name="T3"> </text:span><text:span text:style-name="T2">para el manejador de señal</text:span><text:span text:style-name="T3"> (vea </text:span><text:span text:style-name="T2">sigaction(2)</text:span><text:span text:style-name="T3">), se </text:span><text:span text:style-name="T2">pasa información extra sobre los eventos de E/S al manejador en la estructura</text:span><text:span text:style-name="T3"> </text:span><text:span text:style-name="T2">siginfo_t</text:span><text:span text:style-name="T3">. Si el campo ``</text:span><text:span text:style-name="T2">si_code”</text:span><text:span text:style-name="T3"> indica que la fuente es </text:span><text:span text:style-name="T2">SI_SIGIO</text:span><text:span text:style-name="T3">, el campo </text:span><text:span text:style-name="T2">``si_fd”</text:span><text:span text:style-name="T3"> proporciona el descriptor de fichero asociado con el evento. En caso contrario, no se indican qué descriptores de ficheros hay pendientes y, </text:span><text:span text:style-name="T7">para determinar qué descriptores de fichero están disponibles para E/S</text:span><text:span text:style-name="T27">, </text:span><text:span text:style-name="T7">debería usar los mecanismos usuales</text:span><text:span text:style-name="T27"> (</text:span><text:span text:style-name="T7">select(2)</text:span><text:span text:style-name="T27">, </text:span><text:span text:style-name="T7">poll(2)</text:span><text:span text:style-name="T27">, </text:span><text:span text:style-name="T7">read(2)</text:span><text:span text:style-name="T27"> </text:span><text:span text:style-name="T7">con</text:span><text:span text:style-name="T27"> </text:span><text:span text:style-name="T7">O_NONBLOCK activo</text:span><text:span text:style-name="T27">, etc.).</text:span></text:p>
      <text:p text:style-name="P29"/>
      <text:p text:style-name="P3"><text:s text:c="10"/>Seleccionando una <text:span text:style-name="T4">señal de tiempo real</text:span> <text:span text:style-name="T4">POSIX.1b</text:span> <text:s/></text:p>
      <text:p text:style-name="Standard"><text:span text:style-name="T2">(valor &gt;= SIGRTMIN)</text:span><text:span text:style-name="T3">, se pueden encolar varios eventos de E/S usando los mismos números de señal. (El encolamiento depende de la memoria disponible). Se dispone de información extra si se asigna SA_SIGINFO al manejador de señal, como antes.</text:span></text:p>
      <text:p text:style-name="P3"/>
      <text:p text:style-name="Standard"><text:span text:style-name="T3"><text:s text:c="7"/>Usando <text:s/>estos mecanismos, </text:span><text:span text:style-name="T2">un programa puede implementar E/S totalmente asíncrona, sin usar select(2) ni poll(2) la mayor parte del tiempo</text:span><text:span text:style-name="T3">.</text:span></text:p>
      <text:p text:style-name="P3"/>
      <text:p text:style-name="Standard"><text:span text:style-name="T3"><text:s text:c="7"/>El </text:span><text:span text:style-name="T2">uso de O_ASYNC</text:span><text:span text:style-name="T3">, </text:span><text:span text:style-name="T2">F_GETOWN </text:span><text:span text:style-name="T3">y </text:span><text:span text:style-name="T2">F_SETOWN </text:span><text:span text:style-name="T3">es </text:span><text:span text:style-name="T2">específico de Linux <text:s/>y BSD</text:span><text:span text:style-name="T3">. </text:span><text:span text:style-name="T2">F_GETSIG</text:span><text:span text:style-name="T3"> y </text:span><text:span text:style-name="T2">F_SETSIG</text:span><text:span text:style-name="T3"> son </text:span><text:span text:style-name="T2">específicos de Linux</text:span><text:span text:style-name="T3">. </text:span><text:span text:style-name="T2">POSIX posee E/S asíncrona y la estructura aio_sigevent </text:span><text:span text:style-name="T3">para conseguir cosas similares; </text:span><text:span text:style-name="T2">estas </text:span><text:span text:style-name="T3">también </text:span><text:span text:style-name="T2">están disponibles en Linux como parte de la biblioteca de C de GNU (GNU C Library, Glibc)</text:span><text:span text:style-name="T3">.</text:span></text:p>
      <text:p text:style-name="P3"/>
      <text:p text:style-name="P2">VALOR DEVUELTO</text:p>
      <text:p text:style-name="Standard"><text:span text:style-name="T3"><text:s text:c="7"/></text:span><text:span text:style-name="T2">Para </text:span><text:span text:style-name="T3">una </text:span><text:span text:style-name="T2">llamada con éxito</text:span><text:span text:style-name="T3">, el </text:span><text:span text:style-name="T2">valor devuelto depende de la operación</text:span><text:span text:style-name="T3">:</text:span></text:p>
      <text:p text:style-name="P3"/>
      <text:p text:style-name="P3"><text:s text:c="7"/><text:span text:style-name="T4">F_DUPFD</text:span> <text:s/><text:span text:style-name="T4">El nuevo descriptor</text:span>.</text:p>
      <text:p text:style-name="P3"/>
      <text:p text:style-name="P3"><text:s text:c="7"/><text:span text:style-name="T4">F_GETFD</text:span> <text:s/><text:span text:style-name="T4">Valor de la bandera</text:span>.</text:p>
      <text:p text:style-name="P3"/>
      <text:p text:style-name="P3"><text:s text:c="7"/><text:span text:style-name="T4">F_GETFL</text:span> <text:s/><text:span text:style-name="T4">Valor de las banderas</text:span>.</text:p>
      <text:p text:style-name="P3"/>
      <text:p text:style-name="Standard"><text:span text:style-name="T3"><text:s text:c="7"/></text:span><text:span text:style-name="T2">F_GETOWN Valor del propietario del descriptor</text:span><text:span text:style-name="T3">.</text:span></text:p>
      <text:p text:style-name="P3"/>
      <text:p text:style-name="P3"><text:s text:c="7"/><text:span text:style-name="T4">F_GETSIG</text:span> <text:span text:style-name="T4">Valor de la señal enviada cuando </text:span>la <text:span text:style-name="T4">lectura </text:span>o la <text:span text:style-name="T4">escritura</text:span> <text:span text:style-name="T4">son posibles</text:span> o <text:span text:style-name="T4">cero para el comportamiento tradicional con SIGIO</text:span>.</text:p>
      <text:p text:style-name="P3"/>
      <text:p text:style-name="Standard"><text:span text:style-name="T3"><text:s text:c="7"/>Para </text:span><text:span text:style-name="T2">cualquier otra orden</text:span></text:p>
      <text:p text:style-name="Standard"><text:span text:style-name="T3"><text:s text:c="16"/></text:span><text:span text:style-name="T2">Cero</text:span><text:span text:style-name="T3">.</text:span></text:p>
      <text:p text:style-name="P3"/>
      <text:p text:style-name="P3"><text:s text:c="7"/>En <text:span text:style-name="T4">caso de error </text:span>el <text:span text:style-name="T4">valor devuelto es -1</text:span>, y <text:span text:style-name="T4">se pone un valor apropiado en ``errno”</text:span>.</text:p>
      <text:p text:style-name="P3"/>
      <text:p text:style-name="P2">ERRORES</text:p>
      <text:p text:style-name="Standard"><text:span text:style-name="T3"><text:s text:c="7"/></text:span><text:span text:style-name="T2">EACCES</text:span><text:span text:style-name="T3"> <text:s text:c="2"/>La </text:span><text:span text:style-name="T2">operación </text:span><text:span text:style-name="T3">está </text:span><text:span text:style-name="T2">prohibida por candados mantenidos por otros procesos</text:span><text:span text:style-name="T3">.</text:span></text:p>
      <text:p text:style-name="P3"/>
      <text:p text:style-name="P3"><text:s text:c="7"/><text:span text:style-name="T4">EAGAIN</text:span> <text:s text:c="2"/>La <text:span text:style-name="T4">operación</text:span> está <text:span text:style-name="T4">prohibida porque </text:span>el <text:span text:style-name="T4">fichero ha sido asociado a memoria por otro <text:s/>proceso</text:span>.</text:p>
      <text:p text:style-name="P3"/>
      <text:p text:style-name="P3"><text:s text:c="7"/><text:span text:style-name="T4">EDEADLK</text:span> <text:s/>Se <text:span text:style-name="T4">ha detectado</text:span> <text:span text:style-name="T4">que </text:span>el <text:span text:style-name="T4">comando F_SETLKW </text:span>especificado <text:span text:style-name="T4">provocaría un interbloqueo</text:span>.</text:p>
      <text:p text:style-name="P3"/>
      <text:p text:style-name="P3"><text:s text:c="7"/><text:span text:style-name="T4">EFAULT</text:span> <text:s text:c="2"/><text:span text:style-name="T4">``lock”</text:span> está <text:span text:style-name="T4">fuera de </text:span>su <text:span text:style-name="T4">espacio de direcciones accesible</text:span>.</text:p>
      <text:p text:style-name="P3"/>
      <text:p text:style-name="P3"><text:s text:c="7"/><text:span text:style-name="T4">EBADF</text:span> <text:s text:c="3"/><text:span text:style-name="T4">``fd”</text:span> <text:span text:style-name="T4">no es un descriptor de fichero abierto</text:span>.</text:p>
      <text:p text:style-name="P3"/>
      <text:p text:style-name="P3"><text:s text:c="7"/><text:span text:style-name="T4">EINTR</text:span> <text:s text:c="3"/>El <text:span text:style-name="T4">comando</text:span> <text:span text:style-name="T4">F_SETLKW</text:span> ha sido <text:span text:style-name="T4">interrumpido por una señal</text:span>. <text:s/><text:span text:style-name="T4">Para F_GETLK</text:span> y <text:span text:style-name="T4">F_SETLK</text:span>, la <text:span text:style-name="T4">orden </text:span>fue <text:span text:style-name="T4">interrumpida por </text:span>una <text:span text:style-name="T4">señal antes de que el candado fuera comprobado o adquirido</text:span>. Es <text:span text:style-name="T4">más probable al <text:s/>poner </text:span>un <text:span text:style-name="T4">candado a un fichero remoto </text:span>(por ejemplo, un candado sobre NFS) pero <text:span text:style-name="T4">algunas veces puede ocurrir localmente</text:span>.</text:p>
      <text:p text:style-name="P3"/>
      <text:p text:style-name="Standard"><text:span text:style-name="T3"><text:s text:c="7"/></text:span><text:span text:style-name="T2">EINVAL</text:span><text:span text:style-name="T3"> <text:s text:c="2"/></text:span><text:span text:style-name="T2">Para F_DUPFD</text:span><text:span text:style-name="T3">, </text:span><text:span text:style-name="T2">``arg”</text:span><text:span text:style-name="T3"> </text:span><text:span text:style-name="T2">es negativo o mayor que el valor máximo permitido</text:span><text:span text:style-name="T3">. </text:span><text:span text:style-name="T2">Para F_SETSIG</text:span><text:span text:style-name="T3">, </text:span><text:span text:style-name="T2">``arg”</text:span><text:span text:style-name="T3"> </text:span><text:span text:style-name="T2">no es un número de señal permitido</text:span><text:span text:style-name="T3">.</text:span></text:p>
      <text:p text:style-name="P3"/>
      <text:p text:style-name="Standard"><text:span text:style-name="T3"><text:s text:c="7"/></text:span><text:span text:style-name="T2">EMFILE</text:span><text:span text:style-name="T3"> <text:s text:c="2"/></text:span><text:span text:style-name="T2">Para F_DUPFD</text:span><text:span text:style-name="T3">, el </text:span><text:span text:style-name="T2">proceso </text:span><text:span text:style-name="T3">ya </text:span><text:span text:style-name="T2">ha llegado al número máximo de descriptores de ficheros abiertos</text:span><text:span text:style-name="T3">.</text:span></text:p>
      <text:p text:style-name="P3"/>
      <text:p text:style-name="P3"><text:s text:c="7"/><text:span text:style-name="T4">ENOLCK</text:span> <text:s text:c="2"/><text:span text:style-name="T4">Demasiados candados de segmento abiertos</text:span>, la <text:span text:style-name="T4">tabla de candados está llena </text:span>o <text:span text:style-name="T4">ha fallado un protocolo de candados remoto</text:span> (por ejemplo, un candado sobre <text:span text:style-name="T4">NFS</text:span>).</text:p>
      <text:p text:style-name="P3"/>
      <text:p text:style-name="P3"><text:s text:c="7"/><text:span text:style-name="T4">EPERM</text:span> <text:s text:c="3"/>Se <text:span text:style-name="T4">ha intentado limpiar </text:span>la bandera <text:span text:style-name="T4">O_APPEND</text:span> <text:span text:style-name="T4">sobre </text:span>un <text:span text:style-name="T4">fichero que tiene activo el atributo </text:span>de <text:span text:style-name="T4">`sólo añadir' (append-only)</text:span>.</text:p>
      <text:p text:style-name="P3"/>
      <text:p text:style-name="P3"/>
      <text:p text:style-name="P2">NOTAS</text:p>
      <text:p text:style-name="P3"><text:s text:c="7"/>Los <text:span text:style-name="T4">errores devueltos por dup2 son distintos de </text:span>aquéllos <text:span text:style-name="T4">dados por F_DUPFD</text:span>.</text:p>
      <text:p text:style-name="P3"/>
      <text:p text:style-name="P2">CONFORME A</text:p>
      <text:p text:style-name="P3"><text:s text:c="7"/><text:span text:style-name="T4">SVID</text:span>, <text:span text:style-name="T4">AT&amp;T</text:span>, <text:span text:style-name="T4">POSIX</text:span>, <text:span text:style-name="T4">X/OPEN</text:span>, <text:span text:style-name="T4">BSD <text:s/>4.3</text:span>. Sólo las operaciones <text:span text:style-name="T4">F_DUPFD</text:span>, <text:s/><text:span text:style-name="T4">F_GETFD</text:span>, <text:span text:style-name="T4">F_SETFD</text:span>, <text:span text:style-name="T4">F_GETFL</text:span>, <text:span text:style-name="T4">F_SETFL</text:span>, <text:span text:style-name="T4">F_GETLK</text:span>, <text:span text:style-name="T4">F_SETLK </text:span>y <text:span text:style-name="T4">F_SETLKW se especifican en POSIX.1</text:span>. <text:span text:style-name="T4">F_GETOWN </text:span>y <text:span text:style-name="T4">F_SETOWN son BSD-ismos</text:span> <text:span text:style-name="T4">no aceptados en SVr4</text:span>; <text:span text:style-name="T4">F_GETSIG</text:span> y <text:span text:style-name="T4">F_SETSIG</text:span> <text:span text:style-name="T4">son específicos de Linux</text:span>. Las <text:s/><text:span text:style-name="T4">banderas legales para F_GETFL/F_SETFL</text:span> son <text:span text:style-name="T4">aquéllas que acepta </text:span></text:p>
      <text:p text:style-name="Standard"><text:span text:style-name="T2">open(2)</text:span><text:span text:style-name="T3"> y </text:span><text:span text:style-name="T2">varían entre estos sistemas</text:span><text:span text:style-name="T3">; </text:span><text:span text:style-name="T2">O_APPEND</text:span><text:span text:style-name="T3">, </text:span><text:span text:style-name="T2">O_NONBLOCK</text:span><text:span text:style-name="T3">, </text:span><text:span text:style-name="T2">O_RDONLY</text:span><text:span text:style-name="T3"> y </text:span><text:span text:style-name="T2">O_RDWR</text:span><text:span text:style-name="T3"> son las que </text:span><text:span text:style-name="T2">se mencionan en POSIX.1</text:span><text:span text:style-name="T3">. </text:span><text:span text:style-name="T2">SVr4 admite </text:span><text:span text:style-name="T3">algunas </text:span><text:span text:style-name="T2">otras opciones y banderas</text:span><text:span text:style-name="T3"> no documentadas aquí.</text:span></text:p>
      <text:p text:style-name="P3"/>
      <text:p text:style-name="Standard"><text:span text:style-name="T3"><text:s text:c="7"/></text:span><text:span text:style-name="T2">SVr4</text:span><text:span text:style-name="T3"> </text:span><text:span text:style-name="T2">documenta</text:span><text:span text:style-name="T3"> las </text:span><text:span text:style-name="T2">condiciones de error adicionales EIO</text:span><text:span text:style-name="T3">, </text:span><text:span text:style-name="T2">ENOLINK</text:span><text:span text:style-name="T3"> y </text:span><text:span text:style-name="T2">EOVERFLOW</text:span><text:span text:style-name="T3">.</text:span></text:p>
      <text:p text:style-name="P3"/>
      <text:p text:style-name="P2">VÉASE TAMBIÉN</text:p>
      <text:p text:style-name="P3"><text:s text:c="7"/><text:span text:style-name="T4">open(2), socket(2), dup2(2), flock(2)</text:span>.</text:p>
      <text:p text:style-name="P3"/>
      <text:p text:style-name="P2">Linux <text:s text:c="30"/>12 julio 1999 <text:s text:c="25"/>FCNTL(2)</text:p>
      <text:p text:style-name="P2"/>
      <text:p text:style-name="P3">Seguimos con la página de manual:<text:tab/></text:p>
      <text:p text:style-name="P2"><text:tab/><text:tab/><text:tab/><text:tab/><text:tab/><text:tab/>man 2 poll</text:p>
      <text:p text:style-name="P2"/>
      <text:p text:style-name="P2">POLL(2) <text:s text:c="15"/>Manual del Programador de Linux <text:s text:c="10"/>POLL(2)</text:p>
      <text:p text:style-name="P3"/>
      <text:p text:style-name="P2">NOMBRE</text:p>
      <text:p text:style-name="P3"><text:s text:c="7"/><text:span text:style-name="T4">poll - espera un evento en un descriptor de fichero</text:span></text:p>
      <text:p text:style-name="P3"/>
      <text:p text:style-name="P2">SINOPSIS</text:p>
      <text:p text:style-name="P2"><text:s text:c="7"/>#include &lt;sys/poll.h&gt;</text:p>
      <text:p text:style-name="P2"/>
      <text:p text:style-name="P2"><text:s text:c="7"/>int poll(struct pollfd *ufds, unsigned int nfds, int timeout);</text:p>
      <text:p text:style-name="P2"/>
      <text:p text:style-name="P2">DESCRIPCIÓN</text:p>
      <text:p text:style-name="Standard"><text:span text:style-name="T3"><text:s text:c="7"/></text:span><text:span text:style-name="T2">poll</text:span><text:span text:style-name="T3"> es una </text:span><text:span text:style-name="T2">variación de select</text:span><text:span text:style-name="T3">. </text:span><text:span text:style-name="T2">Especifica</text:span><text:span text:style-name="T3"> un </text:span><text:span text:style-name="T2">vector</text:span><text:span text:style-name="T3"> </text:span><text:span text:style-name="T2">de</text:span><text:span text:style-name="T3"> </text:span><text:span text:style-name="T2">``nfds”</text:span><text:span text:style-name="T3"> </text:span><text:span text:style-name="T2">estructuras del tipo</text:span></text:p>
      <text:p text:style-name="P2"><text:s text:c="15"/>struct pollfd {</text:p>
      <text:p text:style-name="P2"><text:s text:c="23"/>int fd; <text:s text:c="8"/><text:tab/>/* Descriptor de fichero */</text:p>
      <text:p text:style-name="P2"><text:s text:c="23"/>short events; <text:s text:c="2"/><text:tab/>/* Eventos solicitados */</text:p>
      <text:p text:style-name="P2"><text:s text:c="23"/>short revents; <text:s/><text:tab/>/* Eventos ocurridos */</text:p>
      <text:p text:style-name="P2"><text:s text:c="15"/>};</text:p>
      <text:p text:style-name="Standard"><text:span text:style-name="T3"><text:s text:c="7"/></text:span><text:span text:style-name="T2">y</text:span><text:span text:style-name="T3"> </text:span><text:span text:style-name="T2">un tiempo límite</text:span><text:span text:style-name="T3"> </text:span><text:span text:style-name="T2">``timeout”</text:span><text:span text:style-name="T3"> </text:span><text:span text:style-name="T2">en milisegundos</text:span><text:span text:style-name="T3">. Un </text:span><text:span text:style-name="T2">valor negativo</text:span><text:span text:style-name="T3"> </text:span><text:span text:style-name="T2">indica</text:span><text:span text:style-name="T3"> un tiempo </text:span><text:span text:style-name="T2">infinito</text:span><text:span text:style-name="T3">. El campo </text:span><text:span text:style-name="T2">``fd”</text:span><text:span text:style-name="T3"> contiene el descriptor de fichero de un fichero abierto. El campo </text:span><text:span text:style-name="T2">``events”</text:span><text:span text:style-name="T3"> es un </text:span><text:span text:style-name="T2">parámetro de entrada</text:span><text:span text:style-name="T3">, una <text:s/></text:span><text:span text:style-name="T2">mascara de bits </text:span><text:span text:style-name="T3">que </text:span><text:span text:style-name="T2">especifica los eventos en los que la aplicación está interesada</text:span><text:span text:style-name="T3">.</text:span></text:p>
      <text:p text:style-name="P3"><text:s text:c="7"/></text:p>
      <text:p text:style-name="Standard"><text:span text:style-name="T3"><text:s text:c="5"/>El campo </text:span><text:span text:style-name="T2">``revents”</text:span><text:span text:style-name="T3"> es un </text:span><text:span text:style-name="T2">parámetro de salida</text:span><text:span text:style-name="T3">, </text:span><text:span text:style-name="T2">completado por el núcleo con los eventos que han ocurrido realmente</text:span><text:span text:style-name="T3">, bien del tipo solicitado </text:span><text:span text:style-name="T2">o bien</text:span><text:span text:style-name="T3"> de uno de los tipos </text:span><text:span text:style-name="T2">POLLERR</text:span><text:span text:style-name="T3">, </text:span><text:span text:style-name="T2">POLLHUP</text:span><text:span text:style-name="T3"> o </text:span><text:span text:style-name="T2">POLLNVAL</text:span><text:span text:style-name="T3">.(</text:span><text:span text:style-name="T2">Estos tres bits</text:span><text:span text:style-name="T3"> </text:span><text:span text:style-name="T2">carecen de significado en </text:span><text:span text:style-name="T3">el campo </text:span><text:span text:style-name="T2">``events”</text:span><text:span text:style-name="T3"> y </text:span><text:span text:style-name="T2">se pondrán a 1 en</text:span><text:span text:style-name="T3"> el campo </text:span><text:span text:style-name="T2">``revents “</text:span><text:span text:style-name="T3"> </text:span><text:span text:style-name="T2">en el momento en que la condición correspondiente sea cierta</text:span><text:span text:style-name="T3">). </text:span><text:span text:style-name="T2">Si no se ha producido</text:span><text:span text:style-name="T3"> </text:span><text:span text:style-name="T2">ninguno de los eventos solicitados (y ningún error) para ninguno de los descriptores </text:span><text:span text:style-name="T3">de fichero, el </text:span><text:span text:style-name="T2">núcleo espera durante ``timeout“</text:span><text:span text:style-name="T3"> </text:span><text:span text:style-name="T2">milisegundos</text:span><text:span text:style-name="T3"> </text:span><text:span text:style-name="T2">a que se produzca uno de estos eventos</text:span><text:span text:style-name="T3">. Los </text:span><text:span text:style-name="T2">bits posibles en estas máscaras están definidos en &lt;sys/poll.h&gt;</text:span><text:span text:style-name="T3">:</text:span></text:p>
      <text:p text:style-name="P3"/>
      <text:p text:style-name="P2">#define POLLIN <text:s text:c="3"/>0x0001 <text:s/>/* Hay datos que leer */</text:p>
      <text:p text:style-name="P2">#define POLLPRI <text:s text:c="2"/>0x0002 <text:s/>/* Hay datos urgentes que leer */</text:p>
      <text:p text:style-name="P2">#define POLLOUT <text:s text:c="2"/>0x0004 <text:s/>/* La escritura ahora será no bloqueante */</text:p>
      <text:p text:style-name="P2">#define POLLERR <text:s text:c="2"/>0x0008 <text:s/>/* Condición de error */</text:p>
      <text:p text:style-name="P2">#define POLLHUP <text:s text:c="2"/>0x0010 <text:s/>/* Colgado */</text:p>
      <text:p text:style-name="P2">#define POLLNVAL <text:s/>0x0020 <text:s/>/* Petición inválida: fd no está abierto */</text:p>
      <text:p text:style-name="P2"/>
      <text:p text:style-name="P3"><text:s text:c="7"/><text:span text:style-name="T4">En &lt;asm/poll.h&gt;</text:span> <text:span text:style-name="T4">también se definen </text:span>los valores <text:span text:style-name="T4">POLLRDNORM</text:span>, <text:s/><text:span text:style-name="T4">POLLRDBAND</text:span>, <text:span text:style-name="T4">POLLWRNORM</text:span>, <text:span text:style-name="T4">POLLWRBAND</text:span> y <text:span text:style-name="T4">POLLMSG</text:span>.</text:p>
      <text:p text:style-name="P3"/>
      <text:p text:style-name="P2">VALOR DEVUELTO</text:p>
      <text:p text:style-name="P3"><text:s text:c="7"/><text:span text:style-name="T4">En caso de éxito</text:span>, se <text:span text:style-name="T4">devuelve</text:span> un <text:span text:style-name="T4">número positivo</text:span> que indica <text:span text:style-name="T4">el número de estructuras cuyo campo ``revents”</text:span> <text:span text:style-name="T4">tiene un valor distinto de cero </text:span>(en otras palabras, <text:span text:style-name="T4">aquellos descriptores para los que se ha producido <text:s/>un evento o un error</text:span>). Un <text:span text:style-name="T4">valor 0 indica que se ha cumplido el tiempo límite (timeout) de la llamada y que no se ha seleccionado ningún descriptor de fichero</text:span>. <text:span text:style-name="T4">En caso de error, se devuelve -1 y se asigna a ``errno” un valor apropiado</text:span>.</text:p>
      <text:p text:style-name="P3"/>
      <text:p text:style-name="P2">ERRORES</text:p>
      <text:p text:style-name="P3"><text:s text:c="7"/><text:span text:style-name="T4">ENOMEM</text:span> <text:span text:style-name="T4">No hay espacio disponible</text:span> para ubicar la tabla de descriptores del fichero.</text:p>
      <text:p text:style-name="P3"/>
      <text:p text:style-name="P3"><text:s text:c="7"/><text:span text:style-name="T4">EFAULT</text:span> El <text:span text:style-name="T4">vector pasado como argumento</text:span> <text:span text:style-name="T4">no está </text:span>ubicado <text:span text:style-name="T4">en el espacio de direcciones del programa invocador</text:span>.</text:p>
      <text:p text:style-name="P3"/>
      <text:p text:style-name="Standard"><text:span text:style-name="T3"><text:s text:c="7"/></text:span><text:span text:style-name="T2">EINTR</text:span><text:span text:style-name="T3"> <text:s/>Se </text:span><text:span text:style-name="T2">ha producido </text:span><text:span text:style-name="T3">una </text:span><text:span text:style-name="T2">señal antes de cualquier evento</text:span><text:span text:style-name="T3">.</text:span></text:p>
      <text:p text:style-name="P3"/>
      <text:p text:style-name="P2">CONFORME A</text:p>
      <text:p text:style-name="P3"><text:s text:c="7"/><text:span text:style-name="T4">XPG4-UNIX</text:span>.</text:p>
      <text:p text:style-name="P3"/>
      <text:p text:style-name="P2">DISPONIBILIDAD</text:p>
      <text:p text:style-name="P3"><text:s text:c="7"/>La <text:span text:style-name="T4">llamada al sistema poll()</text:span> <text:span text:style-name="T4">se introdujo en </text:span>la <text:span text:style-name="T4">versión 2.1.23 de Linux</text:span>. La <text:span text:style-name="T4">función de biblioteca poll() se introdujo en la versión 5.4.28 de libc </text:span>(y <text:span text:style-name="T4">emula la llamada al sistema poll mediante select si su núcleo no tiene dicha llamada al sistema</text:span>).</text:p>
      <text:p text:style-name="P2">VÉASE TAMBIÉN</text:p>
      <text:p text:style-name="P3"><text:s text:c="7"/><text:span text:style-name="T4">select(2)</text:span></text:p>
      <text:p text:style-name="P3"/>
      <text:p text:style-name="P2">Linux 2.1.23 <text:s text:c="15"/>7 Diciembre 1997 <text:s text:c="21"/>POLL(2)</text:p>
      <text:p text:style-name="P2"/>
      <text:p text:style-name="P3">A continuación veremos la página de manual:<text:tab/><text:span text:style-name="T4">man 2 select</text:span></text:p>
      <text:p text:style-name="P2"/>
      <text:p text:style-name="P2">SELECT(2) <text:s text:c="11"/>Manual del Programador de Linux <text:s text:c="9"/>SELECT(2)</text:p>
      <text:p text:style-name="P3"/>
      <text:p text:style-name="P2">NOMBRE</text:p>
      <text:p text:style-name="P3"><text:s text:c="7"/><text:span text:style-name="T4">select, FD_CLR, FD_ISSET, FD_SET, FD_ZERO - multiplexación de E/S síncrona</text:span></text:p>
      <text:p text:style-name="P3"/>
      <text:p text:style-name="P2">SINOPSIS</text:p>
      <text:p text:style-name="P2"><text:s text:c="7"/>#include &lt;sys/time.h&gt;</text:p>
      <text:p text:style-name="P2"><text:s text:c="7"/>#include &lt;sys/types.h&gt;</text:p>
      <text:p text:style-name="P2"><text:s text:c="7"/>#include &lt;unistd.h&gt;</text:p>
      <text:p text:style-name="P2"/>
      <text:p text:style-name="P2"><text:s text:c="7"/>int select(<text:tab/>int n, </text:p>
      <text:p text:style-name="P2"><text:tab/><text:tab/><text:tab/>fd_set *readfds, </text:p>
      <text:p text:style-name="P2"><text:tab/><text:tab/><text:tab/>fd_set *writefds, </text:p>
      <text:p text:style-name="P2"><text:tab/><text:tab/><text:tab/>fd_set *exceptfds, </text:p>
      <text:p text:style-name="P2"><text:tab/><text:tab/><text:tab/>struct timeval *timeout);</text:p>
      <text:p text:style-name="P2"/>
      <text:p text:style-name="P2"><text:s text:c="7"/>FD_CLR(int fd, fd_set *set);</text:p>
      <text:p text:style-name="P2"><text:s text:c="7"/>FD_ISSET(int fd, fd_set *set);</text:p>
      <text:p text:style-name="P2"><text:s text:c="7"/>FD_SET(int fd, fd_set *set);</text:p>
      <text:p text:style-name="P2"><text:s text:c="7"/>FD_ZERO(fd_set *set);</text:p>
      <text:p text:style-name="P2"/>
      <text:p text:style-name="P2">DESCRIPCIÓN</text:p>
      <text:p text:style-name="P3"><text:s text:c="7"/><text:span text:style-name="T4">select</text:span> <text:span text:style-name="T4">espera a que una serie de descriptores de ficheros cambien su estado</text:span>.</text:p>
      <text:p text:style-name="P3"/>
      <text:p text:style-name="P3"><text:s text:c="7"/><text:span text:style-name="T4">Se miran tres conjuntos independientes de descriptores</text:span>. </text:p>
      <text:p text:style-name="P3">Aquéllos listados en </text:p>
      <text:p text:style-name="Standard"><text:span text:style-name="T2"><text:tab/>``readfds”</text:span><text:span text:style-name="T3"> <text:tab/>serán </text:span><text:span text:style-name="T2">observados para ver si hay caracteres que </text:span></text:p>
      <text:p text:style-name="Standard"><text:span text:style-name="T2"><text:tab/><text:tab/><text:tab/><text:tab/>llegan</text:span><text:span text:style-name="T3"> </text:span><text:span text:style-name="T2">a estar disponibles para lectura</text:span><text:span text:style-name="T3">, </text:span></text:p>
      <text:p text:style-name="P3">aquéllos en </text:p>
      <text:p text:style-name="Standard"><text:span text:style-name="T2"><text:tab/>``writefds” <text:tab/></text:span><text:span text:style-name="T3">serán </text:span><text:span text:style-name="T2">observados</text:span><text:span text:style-name="T3"> </text:span><text:span text:style-name="T2">para ver si es correcto escribir </text:span></text:p>
      <text:p text:style-name="P3"><text:tab/><text:tab/><text:tab/><text:tab/><text:span text:style-name="T4">inmediatamente en ellos</text:span>, </text:p>
      <text:p text:style-name="P3">y aquéllos en </text:p>
      <text:p text:style-name="Standard"><text:span text:style-name="T2"><text:tab/>``exceptfds”</text:span><text:span text:style-name="T3"> <text:tab/>serán </text:span><text:span text:style-name="T2">observados para ver si ocurren excepciones</text:span><text:span text:style-name="T3">. </text:span></text:p>
      <text:p text:style-name="P3"/>
      <text:p text:style-name="Standard"><text:span text:style-name="T3"><text:s text:c="7"/></text:span><text:span text:style-name="T2">En caso de éxito</text:span><text:span text:style-name="T3">, los </text:span><text:span text:style-name="T2">conjuntos se modifican</text:span><text:span text:style-name="T3"> en marcha </text:span><text:span text:style-name="T2">para indicar qué descriptores cambiaron realmente su estado</text:span><text:span text:style-name="T3">.</text:span></text:p>
      <text:p text:style-name="Standard"/>
      <text:p text:style-name="Standard"/>
      <text:p text:style-name="Standard"/>
      <text:p text:style-name="Standard"/>
      <text:p text:style-name="P3"><text:s text:c="7"/>Se proporcionan <text:span text:style-name="T4">cuatro macros para manipular los conjuntos</text:span>. <text:s/><text:tab/></text:p>
      <text:p text:style-name="P3"/>
      <text:p text:style-name="P3"><text:tab/><text:span text:style-name="T4">FD_ZERO<text:tab/><text:tab/><text:tab/><text:tab/>limpiará un conjunto</text:span>. <text:s/></text:p>
      <text:p text:style-name="P3"/>
      <text:p text:style-name="P3"><text:tab/><text:span text:style-name="T4">FD_SET</text:span> y <text:span text:style-name="T4">FD_CLR</text:span> <text:tab/><text:tab/><text:span text:style-name="T4">añaden o borran</text:span> <text:span text:style-name="T4">un descriptor dado</text:span> <text:span text:style-name="T4">a o </text:span></text:p>
      <text:p text:style-name="P3"><text:span text:style-name="T4"><text:tab/><text:tab/><text:tab/><text:tab/><text:tab/><text:tab/>de un conjunto</text:span>. <text:s/></text:p>
      <text:p text:style-name="P3"/>
      <text:p text:style-name="P3"><text:tab/><text:span text:style-name="T4">FD_ISSET</text:span> <text:tab/><text:tab/><text:tab/><text:tab/><text:span text:style-name="T4">mira a ver si un descriptor es parte del </text:span></text:p>
      <text:p text:style-name="P3"><text:span text:style-name="T4"><text:tab/><text:tab/><text:tab/><text:tab/><text:tab/><text:tab/>conjunto</text:span>; esto es <text:span text:style-name="T4">útil después de que </text:span></text:p>
      <text:p text:style-name="P3"><text:span text:style-name="T4"><text:tab/><text:tab/><text:tab/><text:tab/><text:tab/><text:tab/>select regrese</text:span>.</text:p>
      <text:p text:style-name="P3"/>
      <text:p text:style-name="P3"><text:s text:c="7"/><text:span text:style-name="T4">``n”</text:span> <text:span text:style-name="T4">es el descriptor con el número más alto en cualquiera de los tres conjuntos, más 1</text:span>.</text:p>
      <text:p text:style-name="P3"/>
      <text:p text:style-name="P3"><text:s text:c="7"/><text:span text:style-name="T4">``timeout”</text:span> es un <text:span text:style-name="T4">límite</text:span> superior de la cantidad <text:span text:style-name="T4">de tiempo </text:span>transcurrida <text:span text:style-name="T4">antes de que select regrese</text:span>. <text:span text:style-name="T4">Puede ser cero</text:span>, <text:span text:style-name="T4">causando que </text:span></text:p>
      <text:p text:style-name="P3"><text:span text:style-name="T4">select(2) regrese inmediatamente</text:span>. <text:span text:style-name="T4">Si</text:span> <text:span text:style-name="T4">``timeout”</text:span> <text:span text:style-name="T4">es NULL</text:span> (<text:span text:style-name="T4">no hay tiempo de espera</text:span>), <text:span text:style-name="T4">select puede bloquear indefinidamente</text:span>.</text:p>
      <text:p text:style-name="P3"/>
      <text:p text:style-name="P2">VALOR DEVUELTO</text:p>
      <text:p text:style-name="Standard"><text:span text:style-name="T3"><text:s text:c="7"/></text:span><text:span text:style-name="T2">En caso de éxito, select(2) devuelve el número de descriptores contenidos en los conjuntos de descriptores</text:span><text:span text:style-name="T3">, que </text:span><text:span text:style-name="T2">puede ser cero si el tiempo de espera expira antes de que ocurra algo </text:span><text:span text:style-name="T3">interesante. </text:span><text:span text:style-name="T2">En caso de error</text:span><text:span text:style-name="T3">, se </text:span><text:span text:style-name="T2">devuelve -1</text:span><text:span text:style-name="T3">, <text:s/></text:span><text:span text:style-name="T2">y </text:span><text:span text:style-name="T3">se pone un </text:span><text:span text:style-name="T2">valor apropiado en ``errno”</text:span><text:span text:style-name="T3">; </text:span><text:span text:style-name="T2">los conjuntos y ``timeout”</text:span><text:span text:style-name="T3"> </text:span><text:span text:style-name="T2">estarán indefinidos</text:span><text:span text:style-name="T3">, así que </text:span><text:span text:style-name="T2">no confíe en sus contenidos tras un error</text:span><text:span text:style-name="T3">.</text:span></text:p>
      <text:p text:style-name="P3"/>
      <text:p text:style-name="P2">ERRORES</text:p>
      <text:p text:style-name="P3"><text:s text:c="7"/><text:span text:style-name="T4">EBADF</text:span> <text:s/>Se <text:span text:style-name="T4">ha dado </text:span>un <text:span text:style-name="T4">descriptor de fichero inválido</text:span> <text:span text:style-name="T4">en uno de los conjuntos</text:span>.</text:p>
      <text:p text:style-name="P3"/>
      <text:p text:style-name="P3"><text:s text:c="7"/><text:span text:style-name="T4">EINTR</text:span> <text:s/>Se <text:span text:style-name="T4">ha capturado una señal no bloqueante</text:span>.</text:p>
      <text:p text:style-name="P3"/>
      <text:p text:style-name="Standard"><text:span text:style-name="T3"><text:s text:c="7"/></text:span><text:span text:style-name="T2">EINVAL</text:span><text:span text:style-name="T3"> </text:span><text:span text:style-name="T2">``n”</text:span><text:span text:style-name="T3"> </text:span><text:span text:style-name="T2">es negativo</text:span><text:span text:style-name="T3">.</text:span></text:p>
      <text:p text:style-name="P3"/>
      <text:p text:style-name="P3"><text:s text:c="7"/><text:span text:style-name="T4">ENOMEM</text:span> <text:span text:style-name="T4">select no ha sido capaz de reservar memoria para las tablas internas</text:span>.</text:p>
      <text:p text:style-name="P3"/>
      <text:p text:style-name="P2">OBSERVACIONES</text:p>
      <text:p text:style-name="Standard"><text:span text:style-name="T3"><text:s text:c="7"/></text:span><text:span text:style-name="T2">Hay algún código por ahí que llama a select con </text:span><text:span text:style-name="T3">los </text:span><text:span text:style-name="T2">tres conjuntos vacíos</text:span><text:span text:style-name="T3">, </text:span><text:span text:style-name="T2">``n” cero</text:span><text:span text:style-name="T3">, y un </text:span><text:span text:style-name="T2">``timeout” distinto de cero como una forma transportable y curiosa de dormir con una precisión por debajo del segundo</text:span><text:span text:style-name="T3">.</text:span></text:p>
      <text:p text:style-name="P3"/>
      <text:p text:style-name="P3"><text:s text:c="7"/><text:span text:style-name="T14">En Linux</text:span><text:span text:style-name="T13">, </text:span><text:span text:style-name="T14">``timeout”</text:span><text:span text:style-name="T13"> </text:span><text:span text:style-name="T14">se modifica para reflejar </text:span><text:span text:style-name="T13">la </text:span><text:span text:style-name="T14">cantidad de tiempo no dormido</text:span>; la <text:span text:style-name="T4">mayoría de </text:span><text:span text:style-name="T14">otras implementaciones no hacen esto</text:span>. <text:span text:style-name="T14">Esto produce problemas cuando el código de Linux que lee ``timeout”</text:span><text:span text:style-name="T13"> </text:span><text:span text:style-name="T14">se transporta a otros sistemas operativos</text:span><text:span text:style-name="T13">, </text:span><text:span text:style-name="T14">y cuando se transporta a Linux código <text:s/>que reutiliza una struct timeval</text:span><text:span text:style-name="T13"> </text:span><text:span text:style-name="T14">para varias selects en un bucle sin reinicializarla</text:span>. <text:span text:style-name="T14">Considere </text:span><text:span text:style-name="T13">que </text:span><text:span text:style-name="T14">timeout está indefinido después de que select regrese</text:span>.</text:p>
      <text:p text:style-name="P3"/>
      <text:p text:style-name="P2">EJEMPLO</text:p>
      <text:p text:style-name="P2"><text:s text:c="7"/>#include &lt;stdio.h&gt;</text:p>
      <text:p text:style-name="P2"><text:s text:c="7"/>#include &lt;sys/time.h&gt;</text:p>
      <text:p text:style-name="P2"><text:s text:c="7"/>#include &lt;sys/types.h&gt;</text:p>
      <text:p text:style-name="P2"><text:s text:c="7"/>#include &lt;unistd.h&gt;</text:p>
      <text:p text:style-name="P2"/>
      <text:p text:style-name="P2"><text:s text:c="7"/>int</text:p>
      <text:p text:style-name="P2"><text:s text:c="7"/>main(void)</text:p>
      <text:p text:style-name="P2"><text:s text:c="7"/>{</text:p>
      <text:p text:style-name="P2"><text:s text:c="11"/>fd_set rfds;</text:p>
      <text:p text:style-name="P2"><text:s text:c="11"/>struct timeval tv;</text:p>
      <text:p text:style-name="P2"><text:s text:c="11"/>int valret;</text:p>
      <text:p text:style-name="P2"/>
      <text:p text:style-name="P2"><text:s text:c="8"/>/* Mirar stdin (descriptor de fichero 0) para ver si tiene entrada */</text:p>
      <text:p text:style-name="P2"><text:s text:c="11"/>FD_ZERO(&amp;rfds);</text:p>
      <text:p text:style-name="P2"><text:s text:c="11"/>FD_SET(0, &amp;rfds);</text:p>
      <text:p text:style-name="P2"><text:s text:c="10"/></text:p>
      <text:p text:style-name="P2"><text:tab/> <text:s text:c="2"/>/* Esperar hasta 5 s */</text:p>
      <text:p text:style-name="P2"><text:s text:c="11"/>tv.tv_sec = 5;</text:p>
      <text:p text:style-name="P2"><text:s text:c="11"/>tv.tv_usec = 0;</text:p>
      <text:p text:style-name="P2"/>
      <text:p text:style-name="P2"><text:s text:c="11"/>valret = select(1, &amp;rfds, NULL, NULL, &amp;tv);</text:p>
      <text:p text:style-name="P2"><text:s text:c="11"/>/* ¡No confiar ahora en el valor de tv! */</text:p>
      <text:p text:style-name="P2"/>
      <text:p text:style-name="P2"><text:s text:c="11"/>if (valret)</text:p>
      <text:p text:style-name="P2"><text:s text:c="15"/>printf("Los datos ya están disponibles.\n");</text:p>
      <text:p text:style-name="P2"><text:s text:c="15"/>/* FD_ISSET(0, &amp;rfds) será verdadero */</text:p>
      <text:p text:style-name="P2"><text:s text:c="11"/>else</text:p>
      <text:p text:style-name="P2"><text:s text:c="15"/>printf("Ningún dato en 5 segundos.\n");</text:p>
      <text:p text:style-name="P2"/>
      <text:p text:style-name="P2"><text:s text:c="11"/>return(0);</text:p>
      <text:p text:style-name="P2"><text:s text:c="7"/>}</text:p>
      <text:p text:style-name="P3"/>
      <text:p text:style-name="P2">CONFORME A</text:p>
      <text:p text:style-name="P3"><text:s text:c="7"/><text:span text:style-name="T4">4.4BSD</text:span> (la función <text:span text:style-name="T4">select(2)</text:span> <text:span text:style-name="T4">apareció</text:span> por primera vez <text:span text:style-name="T4">en 4.2BSD</text:span>). <text:span text:style-name="T4">Generalmente es transportable a o desde sistemas no-BSD que admitan clones de la capa de zócalos de BSD (incluyendo variantes System V)</text:span>. Sin embargo, <text:span text:style-name="T4">observe que la variante System V normalmente pone la variable de espera antes de salir, pero la variante BSD no</text:span>.</text:p>
      <text:p text:style-name="P3"/>
      <text:p text:style-name="P2">VÉASE TAMBIÉN</text:p>
      <text:p text:style-name="P3"><text:s text:c="7"/><text:span text:style-name="T4">accept(2), connect(2), poll(2), read(2), recv(2), send(2), write(2)</text:span></text:p>
      <text:p text:style-name="P3"/>
      <text:p text:style-name="P2">Linux 1.2 <text:s text:c="24"/>11 febrero 1996 <text:s text:c="26"/>SELECT(2)</text:p>
      <text:p text:style-name="P3">Fijaremos nuestra atención en la página de manual:<text:tab/><text:span text:style-name="T4">man 2 flock</text:span></text:p>
      <text:p text:style-name="P2"/>
      <text:p text:style-name="P2">FLOCK(2) <text:s text:c="11"/>Manual del Programador de Linux <text:s text:c="16"/>FLOCK(2)</text:p>
      <text:p text:style-name="P3"/>
      <text:p text:style-name="P2">NOMBRE</text:p>
      <text:p text:style-name="Standard"><text:span text:style-name="T3"><text:s text:c="7"/></text:span><text:span text:style-name="T2">flock - impone o elimina un candado de recomendación en un fichero abierto</text:span><text:span text:style-name="T3">.</text:span></text:p>
      <text:p text:style-name="P3"/>
      <text:p text:style-name="P2">SINOPSIS</text:p>
      <text:p text:style-name="P2"><text:s text:c="7"/>#include &lt;sys/file.h&gt;</text:p>
      <text:p text:style-name="P2"/>
      <text:p text:style-name="P2"><text:s text:c="7"/>int flock(int fd, int operation)</text:p>
      <text:p text:style-name="P2"/>
      <text:p text:style-name="P2">DESCRIPCIÓN</text:p>
      <text:p text:style-name="Standard"><text:span text:style-name="T3"><text:s text:c="7"/></text:span><text:span text:style-name="T2">Impone o elimina </text:span><text:span text:style-name="T3">un </text:span><text:span text:style-name="T2">candado de recomendación (advisory lock)</text:span><text:span text:style-name="T3"> </text:span><text:span text:style-name="T2">en un fichero abierto</text:span><text:span text:style-name="T3">. El fichero está </text:span><text:span text:style-name="T2">especificado por ``fd”</text:span><text:span text:style-name="T3">. Las </text:span><text:span text:style-name="T2">operaciones válidas son</text:span><text:span text:style-name="T3">:</text:span></text:p>
      <text:p text:style-name="P3"/>
      <text:p text:style-name="P3"><text:s text:c="14"/><text:span text:style-name="T4">LOCK_SH<text:tab/><text:tab/>Candado compartido</text:span>. <text:span text:style-name="T4">Más de un proceso </text:span></text:p>
      <text:p text:style-name="P2"><text:tab/><text:tab/><text:tab/><text:tab/><text:tab/>puede tener un candado compartido para un </text:p>
      <text:p text:style-name="P3"><text:span text:style-name="T4"><text:tab/><text:tab/><text:tab/><text:tab/><text:tab/>fichero en un momento dado</text:span>.</text:p>
      <text:p text:style-name="P3"/>
      <text:p text:style-name="P3"><text:s text:c="14"/><text:span text:style-name="T4">LOCK_EX<text:tab/><text:tab/>Candado exclusivo. Solamente un proceso </text:span></text:p>
      <text:p text:style-name="P2"><text:tab/><text:tab/><text:tab/><text:tab/><text:tab/>puede tener un candado exclusivo para un </text:p>
      <text:p text:style-name="P3"><text:span text:style-name="T4"><text:tab/><text:tab/><text:tab/><text:tab/><text:tab/>fichero en un momento dado</text:span>.</text:p>
      <text:p text:style-name="P3"/>
      <text:p text:style-name="P3"><text:s text:c="14"/><text:span text:style-name="T4">LOCK_UN<text:tab/><text:tab/>Desbloqueo</text:span>.</text:p>
      <text:p text:style-name="P3"/>
      <text:p text:style-name="P3"><text:s text:c="14"/><text:span text:style-name="T4">LOCK_NB<text:tab/><text:tab/>No bloquear cuando se cierre el candado</text:span>. </text:p>
      <text:p text:style-name="P3"><text:span text:style-name="T4"><text:tab/><text:tab/><text:tab/><text:tab/><text:tab/>Puede especificarse </text:span>(<text:span text:style-name="T4">mediante </text:span>la <text:span text:style-name="T4">operación </text:span></text:p>
      <text:p text:style-name="P3"><text:span text:style-name="T4"><text:tab/><text:tab/><text:tab/><text:tab/><text:tab/>OR</text:span>) <text:span text:style-name="T4">junto con otra de las operaciones</text:span>.</text:p>
      <text:p text:style-name="P3"/>
      <text:p text:style-name="P3"><text:s text:c="7"/><text:span text:style-name="T4">Un fichero no puede tener simultaneamente candados compartido y exclusivo</text:span>.</text:p>
      <text:p text:style-name="P3"/>
      <text:p text:style-name="Standard"><text:span text:style-name="T3"><text:s text:c="7"/></text:span><text:span text:style-name="T2">Es un fichero el que está encadenado</text:span><text:span text:style-name="T3"> (por ejemplo, el </text:span><text:span text:style-name="T2">nodo-i</text:span><text:span text:style-name="T3">), </text:span><text:span text:style-name="T2">no el descriptor de fichero</text:span><text:span text:style-name="T3">. </text:span><text:span text:style-name="T2">Por tanto</text:span><text:span text:style-name="T3">, </text:span><text:span text:style-name="T2">dup(2)</text:span><text:span text:style-name="T3"> y </text:span><text:span text:style-name="T2">fork(2)</text:span><text:span text:style-name="T3"> </text:span><text:span text:style-name="T2">no crean múltiples casos de un candado</text:span><text:span text:style-name="T3">.</text:span></text:p>
      <text:p text:style-name="P3"/>
      <text:p text:style-name="P2">VALOR DEVUELTO</text:p>
      <text:p text:style-name="P3"><text:s text:c="7"/>En <text:span text:style-name="T4">caso de éxito</text:span>, <text:span text:style-name="T4">cero</text:span>, En <text:span text:style-name="T4">caso de error, -1 </text:span>, <text:span text:style-name="T4">y </text:span>se <text:span text:style-name="T4">pone en ``errno” un código apropiado</text:span>.</text:p>
      <text:p text:style-name="P3"/>
      <text:p text:style-name="P2">ERRORES</text:p>
      <text:p text:style-name="P3"><text:s text:c="7"/><text:span text:style-name="T4">EWOULDBLOCK</text:span></text:p>
      <text:p text:style-name="P3"><text:s text:c="14"/>El <text:span text:style-name="T4">fichero está encadenado y la bandera LOCK_NB</text:span> <text:span text:style-name="T4">ha sido elegida</text:span>.</text:p>
      <text:p text:style-name="P2">CONFORME A</text:p>
      <text:p text:style-name="P3"><text:s text:c="7"/><text:span text:style-name="T4">4.4BSD</text:span> (la <text:span text:style-name="T4">llamada al sistema flock(2) apareció </text:span>por primera vez <text:span text:style-name="T4">en 4.2BSD</text:span>).</text:p>
      <text:p text:style-name="P3"/>
      <text:p text:style-name="P2">NOTAS</text:p>
      <text:p text:style-name="P3"><text:s text:c="7"/><text:span text:style-name="T4">flock(2)</text:span> <text:span text:style-name="T4">no impone candados en ficheros sobre NFS</text:span>. <text:span text:style-name="T4">Use fcntl(2) en su lugar: funcionará sobre NFS</text:span>, <text:span text:style-name="T4">dada una versión </text:span>suficientemente <text:span text:style-name="T4">reciente de Linux y un servidor que soporte candados</text:span>.</text:p>
      <text:p text:style-name="P3"/>
      <text:p text:style-name="P3"><text:s text:c="7"/><text:span text:style-name="T4">Los candados de flock(2) y fcntl(2) tienen semánticas diferentes con respecto a los procesos creados con fork(2)</text:span> <text:span text:style-name="T4">y con respecto a </text:span></text:p>
      <text:p text:style-name="P3"><text:span text:style-name="T4">dup(2)</text:span>.</text:p>
      <text:p text:style-name="P3"/>
      <text:p text:style-name="P2">VÉASE TAMBIÉN</text:p>
      <text:p text:style-name="P3"><text:span text:style-name="T4"><text:s text:c="7"/>open(2), close(2), dup(2), execve(2), fcntl(2), fork(2)</text:span>. También están <text:span text:style-name="T4">locks.txt </text:span>y <text:span text:style-name="T4">mandatory.txt</text:span> <text:span text:style-name="T4">en /usr/src/linux/Documentation</text:span>.</text:p>
      <text:p text:style-name="P3"/>
      <text:p text:style-name="P2">Linux <text:s text:c="27"/>11 Diciembre 1998 <text:s text:c="29"/>FLOCK(2)</text:p>
      <text:p text:style-name="P3"/>
      <text:p text:style-name="P3">Ahora fijaremos nuestra atención en la página de manual:<text:tab/><text:span text:style-name="T4">man 2 ioctl</text:span></text:p>
      <text:p text:style-name="P2"/>
      <text:p text:style-name="P2">IOCTL(2) <text:s text:c="13"/>Manual del Programador de Linux <text:s text:c="12"/>IOCTL(2)</text:p>
      <text:p text:style-name="P3"/>
      <text:p text:style-name="P2">NOMBRE</text:p>
      <text:p text:style-name="P3"><text:s text:c="7"/><text:span text:style-name="T4">ioctl - controlar dispositivo</text:span></text:p>
      <text:p text:style-name="P3"/>
      <text:p text:style-name="P2">SINOPSIS</text:p>
      <text:p text:style-name="P2"><text:s text:c="7"/>#include &lt;sys/ioctl.h&gt;</text:p>
      <text:p text:style-name="P2"/>
      <text:p text:style-name="P2"><text:s text:c="7"/>int ioctl(int d, int peticion, ...)</text:p>
      <text:p text:style-name="P2"/>
      <text:p text:style-name="P3"><text:s text:c="7"/>[El <text:span text:style-name="T4">"tercer" argumento es tradicionalmente char *argp</text:span>, y <text:span text:style-name="T4">así se le llamará de aquí en adelante</text:span>.]</text:p>
      <text:p text:style-name="P3"/>
      <text:p text:style-name="P2">DESCRIPCIÓN</text:p>
      <text:p text:style-name="P3"><text:s text:c="7"/>La función <text:span text:style-name="T4">ioctl</text:span> manipula los parámetros subyacentes de ficheros especiales. En particular, muchas características operacionales de los ficheros especiales de caracteres (verbigracia, es decir, por ejemplo las terminales) pueden controlarse con llamadas a ioctl. El argumento <text:span text:style-name="T4">``d”</text:span> <text:span text:style-name="T4">debe ser un descriptor de fichero abierto</text:span>.</text:p>
      <text:p text:style-name="P3"/>
      <text:p text:style-name="P3"><text:s text:c="7"/>Una <text:span text:style-name="T4">peticion de ioctl tiene codificada en sí misma si el argumento es un parámetro de entrada o de salida, y el tamaño del argumento </text:span>``<text:span text:style-name="T4">argp”</text:span> <text:span text:style-name="T4">en bytes</text:span>. <text:span text:style-name="T4">En </text:span>el fichero de cabecera <text:span text:style-name="T4">&lt;sys/ioctl.h&gt;</text:span> <text:span text:style-name="T4">se definen macros </text:span>empleadas al especificar una peticion de ioctl.</text:p>
      <text:p text:style-name="P3"/>
      <text:p text:style-name="P2"/>
      <text:p text:style-name="P2"/>
      <text:p text:style-name="P2">VALOR DEVUELTO</text:p>
      <text:p text:style-name="P3"><text:s text:c="7"/>En <text:span text:style-name="T4">caso de éxito, se devuelve cero</text:span>. En <text:span text:style-name="T4">caso de error, se devuelve -1</text:span> <text:span text:style-name="T4">y</text:span> se <text:span text:style-name="T4">pone en ``errno” un valor apropiado</text:span>.</text:p>
      <text:p text:style-name="P3"/>
      <text:p text:style-name="P2">ERRORES</text:p>
      <text:p text:style-name="Standard"><text:span text:style-name="T3"><text:s text:c="7"/></text:span><text:span text:style-name="T2">EBADF</text:span><text:span text:style-name="T3"> <text:s/></text:span><text:span text:style-name="T2">``d” no es un descriptor válido</text:span><text:span text:style-name="T3">.</text:span></text:p>
      <text:p text:style-name="P3"/>
      <text:p text:style-name="P3"><text:s text:c="7"/><text:span text:style-name="T4">EFAULT</text:span> <text:span text:style-name="T4">``argp” referencia a una zona de memoria inaccesible</text:span>.</text:p>
      <text:p text:style-name="P3"/>
      <text:p text:style-name="P3"><text:s text:c="7"/><text:span text:style-name="T4">ENOTTY</text:span> <text:span text:style-name="T4">``d” no está asociado con un dispositivo especial de caracteres</text:span>.</text:p>
      <text:p text:style-name="P3"/>
      <text:p text:style-name="P3"><text:s text:c="7"/><text:span text:style-name="T4">ENOTTY</text:span> La <text:span text:style-name="T4">petición</text:span> especificada <text:span text:style-name="T4">no se aplica a la clase de objeto que referencia el descriptor ``d”</text:span>.</text:p>
      <text:p text:style-name="P3"/>
      <text:p text:style-name="P3"><text:s text:c="7"/><text:span text:style-name="T4">EINVAL</text:span> <text:span text:style-name="T4">Peticion o ``argp” no es válido</text:span>.</text:p>
      <text:p text:style-name="P3"/>
      <text:p text:style-name="P2">CONFORME A</text:p>
      <text:p text:style-name="Standard"><text:span text:style-name="T3"><text:s text:c="7"/></text:span><text:span text:style-name="T2">Ningún estándar en particular</text:span><text:span text:style-name="T3">. Los </text:span><text:span text:style-name="T2">argumentos</text:span><text:span text:style-name="T3">, </text:span><text:span text:style-name="T2">valores devueltos </text:span><text:span text:style-name="T3">y </text:span><text:span text:style-name="T2">semántica de</text:span><text:span text:style-name="T3"> </text:span><text:span text:style-name="T2">ioctl(2)</text:span><text:span text:style-name="T3"> </text:span><text:span text:style-name="T2">varían según el controlador de dispositivo en cuestión </text:span><text:span text:style-name="T3">(la llamada </text:span><text:span text:style-name="T2">se usa como </text:span><text:span text:style-name="T3">un </text:span><text:span text:style-name="T2">recogedor para </text:span><text:span text:style-name="T3">las </text:span><text:span text:style-name="T2">operaciones que no encajen claramente en el modelo de flujos de E/S de Unix</text:span><text:span text:style-name="T3">). Vea </text:span><text:span text:style-name="T2">ioctl_list(2)</text:span><text:span text:style-name="T3"> </text:span><text:span text:style-name="T2">para una lista de muchas de las llamadas conocidas a ioctl</text:span><text:span text:style-name="T3">. La función </text:span><text:span text:style-name="T2">ioctl apareció</text:span><text:span text:style-name="T3"> por primera vez </text:span><text:span text:style-name="T2">en Unix de AT&amp;T Versión 7</text:span><text:span text:style-name="T3">.</text:span></text:p>
      <text:p text:style-name="P3"/>
      <text:p text:style-name="P2">VÉASE TAMBIÉN</text:p>
      <text:p text:style-name="Standard"><text:span text:style-name="T3"><text:s text:c="7"/></text:span><text:span text:style-name="T2">execve(2), fcntl(2), mt(4), sd(4), tty(4)</text:span></text:p>
      <text:p text:style-name="P3"/>
      <text:p text:style-name="P2">BSD <text:s text:c="33"/>22 octubre 1996 <text:s text:c="31"/>IOCTL(2)</text:p>
      <text:p text:style-name="P2"/>
      <text:p text:style-name="P3">A continuación veremos la página de manual:<text:tab/></text:p>
      <text:p text:style-name="P2"><text:tab/><text:tab/><text:tab/><text:tab/><text:tab/><text:tab/><text:tab/><text:tab/>man 2 bind</text:p>
      <text:p text:style-name="P2"/>
      <text:p text:style-name="P2">BIND(2) <text:s text:c="15"/>Manual del Programador de Linux <text:s text:c="14"/>BIND(2)</text:p>
      <text:p text:style-name="P3"/>
      <text:p text:style-name="P2">NOMBRE</text:p>
      <text:p text:style-name="P3"><text:s text:c="7"/><text:span text:style-name="T4">bind - enlaza un nombre a un conector (socket)</text:span></text:p>
      <text:p text:style-name="P2"/>
      <text:p text:style-name="P2">SINOPSIS</text:p>
      <text:p text:style-name="P2"><text:s text:c="7"/>#include &lt;sys/types.h&gt;</text:p>
      <text:p text:style-name="P2"><text:s text:c="7"/>#include &lt;sys/socket.h&gt;</text:p>
      <text:p text:style-name="P2"/>
      <text:p text:style-name="P2"><text:s text:c="7"/>int bind(int sockfd, struct sockaddr *my_addr, socklen_t addrlen);</text:p>
      <text:p text:style-name="P2"/>
      <text:p text:style-name="P2">DESCRIPCIÓN</text:p>
      <text:p text:style-name="Standard"><text:span text:style-name="T3"><text:s text:c="7"/></text:span><text:span text:style-name="T2">bind da al conector ``sockfd”</text:span><text:span text:style-name="T3"> </text:span><text:span text:style-name="T2">la dirección local</text:span><text:span text:style-name="T3"> </text:span><text:span text:style-name="T2">``my_addr”</text:span><text:span text:style-name="T3">. </text:span><text:span text:style-name="T2">``my_addr”</text:span><text:span text:style-name="T3"> </text:span><text:span text:style-name="T2">tiene </text:span><text:span text:style-name="T3">una </text:span><text:span text:style-name="T2">longitud </text:span><text:span text:style-name="T3">de </text:span><text:span text:style-name="T2">``addrlen bytes”</text:span><text:span text:style-name="T3">.</text:span></text:p>
      <text:p text:style-name="Standard"><text:span text:style-name="T3"><text:s text:c="7"/></text:span><text:span text:style-name="T2">Tradicionalmente</text:span><text:span text:style-name="T3">, esto </text:span><text:span text:style-name="T2">se conoce como "asignar un nombre a un conector".</text:span><text:span text:style-name="T3"> </text:span><text:span text:style-name="T2">Cuando </text:span><text:span text:style-name="T3">un </text:span><text:span text:style-name="T2">conector se crea con socket(2)</text:span><text:span text:style-name="T3">, </text:span><text:span text:style-name="T2">existe en un espacio de nombres (familia de direcciones) pero carece de nombre</text:span><text:span text:style-name="T3">.</text:span></text:p>
      <text:p text:style-name="P3"/>
      <text:p text:style-name="P3"><text:s text:c="7"/><text:span text:style-name="T4">Normalmente</text:span>, <text:span text:style-name="T4">es necesario asignar una dirección local usando bind a un conector SOCK_STREAM (orientado a conexión – TCP)</text:span> <text:span text:style-name="T4">antes de que éste pueda recibir conexiones </text:span>(vea <text:span text:style-name="T4">accept(2)</text:span>).</text:p>
      <text:p text:style-name="P3"/>
      <text:p text:style-name="P2">NOTAS</text:p>
      <text:p text:style-name="P3"><text:s text:c="7"/>Las <text:span text:style-name="T4">reglas usadas en el enlace de nombres varían entre familias de <text:s/>direcciones</text:span>. <text:span text:style-name="T4">Consulte </text:span>las <text:span text:style-name="T4">entradas de manual </text:span>de la <text:span text:style-name="T4">Sección 7 </text:span>para obtener una información más detallada. </text:p>
      <text:p text:style-name="P3">Para </text:p>
      <text:p text:style-name="P3"><text:span text:style-name="T4"><text:tab/>AF_INET</text:span> <text:span text:style-name="T4">vea ip(7)</text:span>, </text:p>
      <text:p text:style-name="P3">para </text:p>
      <text:p text:style-name="P3"><text:span text:style-name="T4"><text:tab/>AF_UNIX vea unix(7)</text:span>, </text:p>
      <text:p text:style-name="P3">para </text:p>
      <text:p text:style-name="P3"><text:span text:style-name="T4"><text:tab/>AF_APPLETALK vea ddp(7)</text:span>, </text:p>
      <text:p text:style-name="P3">para </text:p>
      <text:p text:style-name="P3"><text:span text:style-name="T4"><text:tab/>AF_PACKET vea packet(7)</text:span>,</text:p>
      <text:p text:style-name="P3">para </text:p>
      <text:p text:style-name="P3"><text:span text:style-name="T4"><text:tab/>AF_X25 vea x25(7)</text:span> </text:p>
      <text:p text:style-name="P3">y para<text:span text:style-name="T4"> </text:span></text:p>
      <text:p text:style-name="P3"><text:span text:style-name="T4"><text:tab/>AF_NETLINK vea netlink(7)</text:span>.</text:p>
      <text:p text:style-name="P3"/>
      <text:p text:style-name="P2">VALOR DEVUELTO</text:p>
      <text:p text:style-name="P3"><text:s text:c="7"/><text:span text:style-name="T4">Se devuelve 0 en caso de éxito</text:span>. <text:span text:style-name="T4">En caso de error, se devuelve -1 y a ``errno” se le asigna un valor apropiado</text:span>.</text:p>
      <text:p text:style-name="P3"/>
      <text:p text:style-name="P3">ERRORES</text:p>
      <text:p text:style-name="P3"><text:s text:c="7"/><text:span text:style-name="T4">EBADF</text:span> <text:s/><text:span text:style-name="T4">``sockfd” no es </text:span>un <text:span text:style-name="T4">descriptor válido</text:span>.</text:p>
      <text:p text:style-name="P3"/>
      <text:p text:style-name="P3"><text:s text:c="7"/><text:span text:style-name="T4">EINVAL</text:span> El <text:span text:style-name="T4">conector ya está enlazado a una dirección</text:span>. <text:span text:style-name="T4">Esto puede cambiar</text:span> <text:span text:style-name="T4">en el futuro:</text:span> <text:span text:style-name="T4">véase linux/unix/sock.c para más detalles</text:span>.</text:p>
      <text:p text:style-name="P3"/>
      <text:p text:style-name="P3"><text:s text:c="7"/><text:span text:style-name="T4">EACCES</text:span> La <text:span text:style-name="T4">dirección está protegida y el usuario no es el superusuario</text:span>.</text:p>
      <text:p text:style-name="P3"/>
      <text:p text:style-name="P3"><text:s text:c="7"/>Los <text:span text:style-name="T4">siguientes errores </text:span>son <text:span text:style-name="T4">específicos a los conectores del dominio UNIX </text:span>(<text:span text:style-name="T4">AF_UNIX</text:span>):</text:p>
      <text:p text:style-name="P3"/>
      <text:p text:style-name="P3"><text:s text:c="7"/><text:span text:style-name="T4">EINVAL</text:span> La <text:span text:style-name="T4">dirección</text:span> <text:span text:style-name="T4">``addr_len”</text:span> es <text:span text:style-name="T4">incorrecta o </text:span>el <text:span text:style-name="T4">conector no pertenecia a la familia AF_UNIX</text:span>.</text:p>
      <text:p text:style-name="P3"/>
      <text:p text:style-name="P3"><text:s text:c="7"/><text:span text:style-name="T4">EROFS</text:span> <text:s/>El <text:span text:style-name="T4">nodo-i del conector reside en un sistema de ficheros de `sólo lectura'</text:span>.</text:p>
      <text:p text:style-name="P3"/>
      <text:p text:style-name="P3"><text:s text:c="7"/><text:span text:style-name="T4">EFAULT</text:span> <text:span text:style-name="T4">``my_addr”</text:span> <text:span text:style-name="T4">señala fuera del espacio de direcciones accesible por el usuario</text:span>.</text:p>
      <text:p text:style-name="P3"><text:s text:c="7"/><text:span text:style-name="T4">ENAMETOOLONG</text:span></text:p>
      <text:p text:style-name="P3"><text:s text:c="14"/><text:span text:style-name="T4">``my_addr”</text:span> <text:span text:style-name="T4">es demasiado larga</text:span>.</text:p>
      <text:p text:style-name="P3"><text:s text:c="7"/><text:span text:style-name="T4">ENOENT</text:span> El <text:span text:style-name="T4">fichero no existe</text:span>.</text:p>
      <text:p text:style-name="P3"/>
      <text:p text:style-name="P3"><text:s text:c="7"/><text:span text:style-name="T4">ENOMEM</text:span> <text:span text:style-name="T4">No hay suficiente memoria </text:span>disponible <text:span text:style-name="T4">en el núcleo</text:span>.</text:p>
      <text:p text:style-name="P3"/>
      <text:p text:style-name="P3"><text:s text:c="7"/><text:span text:style-name="T4">ENOTDIR</text:span></text:p>
      <text:p text:style-name="P3"><text:s text:c="14"/><text:span text:style-name="T4">Un componente del camino no es un directorio</text:span>.</text:p>
      <text:p text:style-name="P3"/>
      <text:p text:style-name="P3"><text:s text:c="7"/><text:span text:style-name="T4">EACCES</text:span> El <text:span text:style-name="T4">permiso de búsqueda </text:span>ha sido <text:span text:style-name="T4">denegado</text:span> <text:span text:style-name="T4">en uno de los componentes del camino</text:span>.</text:p>
      <text:p text:style-name="P3"/>
      <text:p text:style-name="P3"><text:s text:c="7"/><text:span text:style-name="T4">ELOOP</text:span> <text:s/><text:span text:style-name="T4">Se han encontrado demasiados enlaces simbólicos al resolver</text:span> <text:span text:style-name="T4">``my_addr”</text:span>.</text:p>
      <text:p text:style-name="P3"/>
      <text:p text:style-name="P2">FALLOS</text:p>
      <text:p text:style-name="P3"><text:s text:c="7"/><text:span text:style-name="T4">No están descritas </text:span>las <text:span text:style-name="T4">opciones de proxy transparente</text:span>.</text:p>
      <text:p text:style-name="P3"/>
      <text:p text:style-name="P2">CONFORME A</text:p>
      <text:p text:style-name="P3"><text:s text:c="7"/><text:span text:style-name="T4">SVr4</text:span>, <text:span text:style-name="T4">4.4BSD </text:span>(la función <text:span text:style-name="T4">bind</text:span> <text:span text:style-name="T4">apareció</text:span> por primera vez <text:span text:style-name="T4">en BSD 4.2</text:span>). <text:span text:style-name="T4">SVr4</text:span> <text:span text:style-name="T4">documenta condiciones generales de error adicionales: EADDRNOTAVAIL, EADDRINUSE y ENOSR, y condiciones de <text:s/>error <text:s/>específicas del dominio UNIX adicionales: EIO, EISDIR y EROFS</text:span>.</text:p>
      <text:p text:style-name="P3"/>
      <text:p text:style-name="P2">NOTA</text:p>
      <text:p text:style-name="P3"><text:s text:c="7"/>El <text:span text:style-name="T4">tercer argumento de bind es en realidad un entero </text:span>(y <text:span text:style-name="T4">esto es lo que tienen BSD 4.*, libc4 y libc5</text:span>). Cierta confusión en POSIX dio como resultado el actual <text:s/><text:span text:style-name="T4">socklen_t</text:span>. El estándar propuesto todavía no ha sido <text:s/>adoptado pero glibc2 ya lo sigue y tiene también socklen_t. Véa también <text:span text:style-name="T4">accept(2)</text:span>.</text:p>
      <text:p text:style-name="P3"/>
      <text:p text:style-name="P2">VÉASE TAMBIÉN</text:p>
      <text:p text:style-name="Standard"><text:span text:style-name="T3"><text:s text:c="7"/></text:span><text:span text:style-name="T2">accept(2), connect(2), listen(2), socket(2), getsockname(2), ip(7), socket(7)</text:span></text:p>
      <text:p text:style-name="P3"/>
      <text:p text:style-name="P2">Linux 2.2 <text:s text:c="27"/>3 octubre 1998 <text:s text:c="30"/>BIND(2)</text:p>
      <text:p text:style-name="P3"/>
      <text:p text:style-name="P3">Continuamos con la página de manual:<text:tab/></text:p>
      <text:p text:style-name="P2"><text:tab/><text:tab/><text:tab/><text:tab/><text:tab/><text:tab/><text:tab/>man 2 listen</text:p>
      <text:p text:style-name="P2"/>
      <text:p text:style-name="P2">LISTEN(2) <text:s text:c="9"/>Manual del Programador de Linux <text:s text:c="9"/>LISTEN(2)</text:p>
      <text:p text:style-name="P3"/>
      <text:p text:style-name="P2">NOMBRE</text:p>
      <text:p text:style-name="P3"><text:s text:c="7"/><text:span text:style-name="T4">listen - espera conexiones en un conector (socket)</text:span></text:p>
      <text:p text:style-name="P3"/>
      <text:p text:style-name="P2">SINOPSIS</text:p>
      <text:p text:style-name="P2"><text:s text:c="7"/>#include &lt;sys/socket.h&gt;</text:p>
      <text:p text:style-name="P2"><text:s text:c="7"/>int listen(int s, int backlog);</text:p>
      <text:p text:style-name="P2">DESCRIPCIÓN</text:p>
      <text:p text:style-name="P3"><text:s text:c="7"/><text:span text:style-name="T4">Para aceptar conexiones</text:span>, </text:p>
      <text:p text:style-name="P2"/>
      <text:p text:style-name="P3"><text:span text:style-name="T4"><text:tab/>primero</text:span> <text:tab/><text:tab/>se <text:span text:style-name="T4">crea un conector con socket(2)</text:span>, </text:p>
      <text:p text:style-name="P2"/>
      <text:p text:style-name="P3"><text:span text:style-name="T4"><text:tab/>luego</text:span> <text:tab/><text:tab/>se <text:span text:style-name="T4">especifica con listen(2) el deseo de aceptar </text:span></text:p>
      <text:p text:style-name="P2"><text:tab/><text:tab/><text:tab/><text:tab/>conexiones entrantes y un límite de la cola para </text:p>
      <text:p text:style-name="P3"><text:span text:style-name="T4"><text:tab/><text:tab/><text:tab/><text:tab/>dichas conexiones</text:span>, </text:p>
      <text:p text:style-name="P3"/>
      <text:p text:style-name="P3"><text:tab/><text:span text:style-name="T4">y por último <text:tab/></text:span>las <text:span text:style-name="T4">conexiones son aceptadas mediante accept(2)</text:span>. </text:p>
      <text:p text:style-name="P3"/>
      <text:p text:style-name="Standard"><text:span text:style-name="T3">La llamada </text:span><text:span text:style-name="T2">listen(2)</text:span><text:span text:style-name="T3"> </text:span><text:span text:style-name="T2">se aplica solamente a conectores de tipo</text:span><text:span text:style-name="T3"> </text:span><text:span text:style-name="T2">SOCK_STREAM</text:span><text:span text:style-name="T3"> </text:span><text:span text:style-name="T2">o SOCK_SEQPACKET</text:span><text:span text:style-name="T3">.</text:span></text:p>
      <text:p text:style-name="P3"/>
      <text:p text:style-name="P3"><text:s text:c="7"/>El parámetro <text:span text:style-name="T4">``backlog”</text:span> define la <text:span text:style-name="T4">longitud máxima</text:span> a la que puede llegar la <text:span text:style-name="T4">cola de conexiones pendientes</text:span>. <text:span text:style-name="T4">Si una petición de conexión llega estando la cola llena</text:span>, el <text:span text:style-name="T4">cliente puede recibir un error </text:span>con una indicación de <text:span text:style-name="T4">ECONNREFUSED</text:span> <text:span text:style-name="T4">o</text:span>, <text:span text:style-name="T4">si el protocolo subyacente acepta retransmisiones</text:span>, la <text:span text:style-name="T4">petición puede no ser tenida en cuenta, de forma que un reintento tenga éxito</text:span>.</text:p>
      <text:p text:style-name="P3"/>
      <text:p text:style-name="P2">NOTAS</text:p>
      <text:p text:style-name="P3"><text:s text:c="7"/>El <text:span text:style-name="T4">comportamiento del parámetro ``backlog”</text:span> <text:span text:style-name="T4">sobre conectores TCP ha cambiado con la versión 2.2 de Linux</text:span>. Ahora <text:span text:style-name="T4">indica </text:span>la <text:span text:style-name="T4">longitud de la cola para conectores establecidos completamente que esperan ser aceptados</text:span>, en lugar del número de peticiones de conexión incompletas. <text:span text:style-name="T4">La longitud máxima de la cola para conectores incompletos se puede configurar con la</text:span> </text:p>
      <text:p text:style-name="P3"><text:tab/><text:tab/><text:tab/><text:tab/><text:span text:style-name="T4">sysctl tcp_max_syn_backlog</text:span>. <text:s/></text:p>
      <text:p text:style-name="P3"/>
      <text:p text:style-name="P3"><text:span text:style-name="T4">Cuando los </text:span>"<text:span text:style-name="T4">syncookies</text:span>" <text:span text:style-name="T4">están activos</text:span>, <text:span text:style-name="T4">no existe una longitud máxima lógica y la configuración de esta sysctl se ignora</text:span>. Vea <text:span text:style-name="T4">tcp(7)</text:span> para más información.</text:p>
      <text:p text:style-name="P3"/>
      <text:p text:style-name="P2">VALOR DEVUELTO</text:p>
      <text:p text:style-name="P3"><text:s text:c="7"/>En <text:span text:style-name="T4">caso de éxito, se devuelve cero</text:span>. En <text:span text:style-name="T4">caso de error, se devuelve -1 </text:span>y <text:span text:style-name="T4">se pone en ``errno” un valor apropiado</text:span>.</text:p>
      <text:p text:style-name="P3"/>
      <text:p text:style-name="P2">ERRORES</text:p>
      <text:p text:style-name="P3"><text:s text:c="7"/><text:span text:style-name="T4">EBADF</text:span> <text:s/>El <text:span text:style-name="T4">argumento ``s” no es un descriptor válido</text:span>.</text:p>
      <text:p text:style-name="P3"/>
      <text:p text:style-name="P3"><text:s text:c="7"/><text:span text:style-name="T4">ENOTSOCK</text:span></text:p>
      <text:p text:style-name="P3"><text:s text:c="14"/>El <text:span text:style-name="T4">argumento ``s” no es un conector</text:span>.</text:p>
      <text:p text:style-name="P3"/>
      <text:p text:style-name="P3"><text:s text:c="7"/><text:span text:style-name="T4">EOPNOTSUPP</text:span></text:p>
      <text:p text:style-name="P3"><text:s text:c="14"/>El <text:span text:style-name="T4">conector no es de un tipo que admita la operación listen(2)</text:span>.</text:p>
      <text:p text:style-name="P3"/>
      <text:p text:style-name="P2">CONFORME A</text:p>
      <text:p text:style-name="P3"><text:s text:c="7"/><text:span text:style-name="T4">Single Unix</text:span>, <text:span text:style-name="T4">4.4BSD</text:span>, <text:span text:style-name="T4">borrador POSIX <text:s/>1003.1g</text:span>. La llamada a función listen <text:span text:style-name="T4">apareció</text:span> por 1ª vez <text:span text:style-name="T4">en 4.2BSD</text:span>.</text:p>
      <text:p text:style-name="P3"/>
      <text:p text:style-name="P2">FALLOS</text:p>
      <text:p text:style-name="P3"><text:s text:c="7"/><text:span text:style-name="T4">Si el conector es de tipo AF_INET y </text:span>el argumento <text:span text:style-name="T4">``backlog“ es mayor que </text:span>la constante <text:span text:style-name="T4">SOMAXCONN </text:span>(<text:span text:style-name="T4">128 en 2.0 <text:s/>y <text:s/>2.2</text:span>), <text:span text:style-name="T4">se trunca silenciosamente a SOMAXCONN</text:span>. <text:span text:style-name="T4">Para aplicaciones transportables, no confíe en este valor puesto que BSD </text:span>(<text:span text:style-name="T4">y </text:span>algunos sistemas <text:span text:style-name="T4">derivados </text:span>de BSD) <text:span text:style-name="T4">limitan ``backlog” a 5</text:span>.</text:p>
      <text:p text:style-name="P3"/>
      <text:p text:style-name="P2">VÉASE TAMBIÉN</text:p>
      <text:p text:style-name="P3"><text:s text:c="7"/><text:span text:style-name="T4">accept(2), connect(2), socket(2)</text:span></text:p>
      <text:p text:style-name="P3"/>
      <text:p text:style-name="P2">BSD <text:s text:c="32"/>22 octubre 1996 <text:s text:c="30"/>LISTEN(2)</text:p>
      <text:p text:style-name="P2"/>
      <text:p text:style-name="P3">Seguimos con la página de manual:<text:tab/></text:p>
      <text:p text:style-name="P2"><text:tab/><text:tab/><text:tab/><text:tab/><text:tab/><text:tab/>man 2 accept</text:p>
      <text:p text:style-name="P2"/>
      <text:p text:style-name="P2">ACCEPT(2) <text:s text:c="12"/>Manual del programador de Linux <text:s text:c="12"/>ACCEPT(2)</text:p>
      <text:p text:style-name="P3"/>
      <text:p text:style-name="P2">NOMBRE</text:p>
      <text:p text:style-name="P3"><text:s text:c="7"/><text:span text:style-name="T4">accept - acepta una conexión sobre un conector (socket)</text:span>.</text:p>
      <text:p text:style-name="P2"/>
      <text:p text:style-name="P2">SINOPSIS</text:p>
      <text:p text:style-name="P2"><text:s text:c="7"/>#include &lt;sys/types.h&gt;</text:p>
      <text:p text:style-name="P2"><text:s text:c="7"/>#include &lt;sys/socket.h&gt;</text:p>
      <text:p text:style-name="P2"/>
      <text:p text:style-name="P2"><text:s text:c="7"/>int accept(int s, struct sockaddr *addr, socklen_t *addrlen);</text:p>
      <text:p text:style-name="P2"/>
      <text:p text:style-name="P2">DESCRIPCIÓN</text:p>
      <text:p text:style-name="P3"><text:s text:c="7"/>La función <text:span text:style-name="T4">accept se usa con conectores orientados a conexión (SOCK_STREAM, SOCK_SEQPACKET y SOCK_RDM)</text:span>. </text:p>
      <text:p text:style-name="P2"/>
      <text:p text:style-name="P3"><text:span text:style-name="T4"><text:tab/><text:tab/></text:span><text:span text:style-name="T14">Extrae </text:span><text:span text:style-name="T13">la </text:span><text:span text:style-name="T14">primera petición de conexión de la cola de </text:span></text:p>
      <text:p text:style-name="P3"><text:span text:style-name="T4"><text:tab/><text:tab/></text:span><text:span text:style-name="T14">conexiones pendientes</text:span>, </text:p>
      <text:p text:style-name="P2"/>
      <text:p text:style-name="P2"><text:tab/><text:tab/><text:span text:style-name="T13">le asocia un nuevo conector con, practicamente, las misma </text:span></text:p>
      <text:p text:style-name="P1"><text:span text:style-name="T1"><text:tab/><text:tab/></text:span>propiedades que ``s” y </text:p>
      <text:p text:style-name="P1"/>
      <text:p text:style-name="P2"><text:tab/><text:tab/><text:span text:style-name="T13">reserva un nuevo descriptor de fichero para el conector, el </text:span></text:p>
      <text:p text:style-name="P29"><text:span text:style-name="T28"><text:tab/><text:tab/></text:span><text:span text:style-name="T4">cuál es el valor devuelto por la llamada</text:span>. <text:s/></text:p>
      <text:p text:style-name="P29"/>
      <text:p text:style-name="Standard"><text:span text:style-name="T3">El </text:span><text:span text:style-name="T7">conector original ``s” no se ve afectado por esta llamada</text:span><text:span text:style-name="T3">. Dese cuenta que </text:span><text:span text:style-name="T7">cualquier opción </text:span><text:span text:style-name="T2">por descriptor de fichero </text:span><text:span text:style-name="T3">(</text:span><text:span text:style-name="T2">cualquiera </text:span><text:span text:style-name="T7">que</text:span><text:span text:style-name="T2"> </text:span><text:span text:style-name="T3">se </text:span><text:span text:style-name="T7">pueda establecer con F_SETFL</text:span><text:span text:style-name="T27"> </text:span><text:span text:style-name="T7">de fcntl(2)</text:span><text:span text:style-name="T3">, </text:span><text:span text:style-name="T2">como ``no bloqueante” o ``estado asíncrono”</text:span><text:span text:style-name="T3">) </text:span><text:span text:style-name="T7">no se hereda en un accept</text:span><text:span text:style-name="T3">.</text:span></text:p>
      <text:p text:style-name="P3"/>
      <text:p text:style-name="P3"><text:s text:c="7"/>El argumento <text:span text:style-name="T4">``s”</text:span> <text:span text:style-name="T4">es un conector que </text:span></text:p>
      <text:p text:style-name="P2"><text:tab/></text:p>
      <text:p text:style-name="P3"><text:span text:style-name="T4"><text:tab/><text:tab/><text:tab/>ha sido creado con socket(2)</text:span>, </text:p>
      <text:p text:style-name="P2"/>
      <text:p text:style-name="P2"><text:tab/><text:tab/><text:tab/>ligado a una dirección local con bind(2) y </text:p>
      <text:p text:style-name="P2"/>
      <text:p text:style-name="P3"><text:span text:style-name="T4"><text:tab/><text:tab/><text:tab/>que se encuentra a la escucha tras un listen(2)</text:span>.</text:p>
      <text:p text:style-name="P3"/>
      <text:p text:style-name="P3"><text:s text:c="7"/>El argumento <text:span text:style-name="T4">``addr”</text:span> <text:span text:style-name="T4">es </text:span>un <text:span text:style-name="T4">puntero a una estructura sockaddr</text:span>. Esta estructura <text:span text:style-name="T4">se rellena con la dirección de la entidad con la que se conecta</text:span>, <text:span text:style-name="T4">tal y como la conoce la capa de comunicaciones</text:span>. El <text:span text:style-name="T4">formato exacto de la dirección </text:span>pasada en el parámetro ``addr” viene <text:span text:style-name="T4">determinado por la familia <text:s/>del conector </text:span>(vea <text:span text:style-name="T4">socket(2)</text:span> y las páginas de manual del protocolo correspondiente). </text:p>
      <text:p text:style-name="P3"/>
      <text:p text:style-name="P3"><text:s text:c="6"/>El argumento <text:span text:style-name="T4">``addrlen”</text:span> <text:span text:style-name="T4">es un parámetro de entrada/salida</text:span>: <text:span text:style-name="T4">al efectuar la llamada debe contener el tamaño de la estructura apuntada por <text:s/>``addr”</text:span>; <text:span text:style-name="T4">a la salida, contendrá la longitud real (en bytes) de la dirección devuelta</text:span>. <text:span text:style-name="T4">Cuando ``addr” es NULL nada se rellena</text:span>.</text:p>
      <text:p text:style-name="P3"/>
      <text:p text:style-name="P3"><text:s text:c="6"/><text:span text:style-name="T4">Si no hay conexiones pendientes en la cola y el conector no está marcado <text:s/>como "no <text:s/>bloqueante"</text:span>, <text:span text:style-name="T4">accept(2)</text:span> <text:span text:style-name="T4">bloqueará al invocador hasta que se presente una conexión</text:span>. <text:span text:style-name="T4">Si el conector está marcado como no bloqueante y no hay conexiones pendientes en la cola</text:span>, <text:span text:style-name="T4">accept(2)</text:span> <text:span text:style-name="T4">devolverá EAGAIN</text:span>.</text:p>
      <text:p text:style-name="P3"/>
      <text:p text:style-name="P3"><text:s text:c="7"/><text:span text:style-name="T4">Para ser informado de las conexiones entrantes que se produzca en un conector</text:span>, puede <text:span text:style-name="T4">usar select(2) o poll(2)</text:span>. <text:span text:style-name="T4">Se producirá</text:span> un <text:span text:style-name="T4">evento de lectura en </text:span>el <text:span text:style-name="T4">intento de una nueva conexión </text:span>y <text:span text:style-name="T4">entonces </text:span>puede <text:span text:style-name="T4">llamar a accept(2)</text:span> <text:span text:style-name="T4">para obtener </text:span>un <text:span text:style-name="T4">conector para esa conexión</text:span>. <text:span text:style-name="T4">Alternativamente</text:span>, puede <text:span text:style-name="T4">configurar </text:span>el <text:span text:style-name="T4">conector para que provoque </text:span>una <text:span text:style-name="T4">señal SIGIO</text:span> <text:span text:style-name="T4">cuando <text:s/>se <text:s/>produzca actividad en el conector</text:span>; <text:span text:style-name="T4">vea socket(7) </text:span>para más detalles.</text:p>
      <text:p text:style-name="P3"/>
      <text:p text:style-name="P3"><text:s text:c="7"/><text:span text:style-name="T4">Para</text:span> determinados <text:span text:style-name="T4">protocolos que necesitan una confirmación explícita</text:span>, tales <text:span text:style-name="T4">como</text:span> <text:span text:style-name="T4">DECNet</text:span>, <text:span text:style-name="T4">accept(2)</text:span> se puede interpretar como una <text:span text:style-name="T4">función </text:span>que, <text:span text:style-name="T4">simplemente, desencola la siguiente petición de conexión sin que ello implique la confirmación</text:span>. <text:span text:style-name="T4">Se sobreentiende </text:span>la <text:span text:style-name="T4">confirmación cuando se produce una lectura o escritura normal sobre el nuevo descriptor de fichero</text:span>, <text:span text:style-name="T4">y </text:span>el <text:span text:style-name="T4">rechazo </text:span>puede ser de igual manera <text:span text:style-name="T4">implícito cerrando el nuevo conector</text:span>. <text:span text:style-name="T4">Actualmente, sólo DECNet tiene esta semántica en Linux</text:span>.</text:p>
      <text:p text:style-name="P3"/>
      <text:p text:style-name="P2">NOTAS</text:p>
      <text:p text:style-name="Standard"><text:span text:style-name="T3"><text:s text:c="7"/></text:span><text:span text:style-name="T2">Puede que no siempre haya una conexión esperando después de que se <text:s/>produzca una señal SIGIO</text:span><text:span text:style-name="T3">, </text:span><text:span text:style-name="T2">o después de que select(2) o poll(2) devuelvan un evento de lectura</text:span><text:span text:style-name="T3">, </text:span><text:span text:style-name="T2">debido a que </text:span><text:span text:style-name="T3">la </text:span><text:span text:style-name="T2">conexión podría haber sido eliminada por un error asíncrono de red u otro hilo antes de que se llame a <text:s/>accept(2)</text:span><text:span text:style-name="T3">. </text:span><text:span text:style-name="T2">Si </text:span><text:span text:style-name="T3">esto </text:span><text:span text:style-name="T2">ocurre </text:span><text:span text:style-name="T3">entonces </text:span><text:span text:style-name="T2">la llamada se bloqueará esperando a que llegue la siguiente conexión</text:span><text:span text:style-name="T3">. </text:span><text:span text:style-name="T7">Para asegurarse de que</text:span><text:span text:style-name="T27"> </text:span><text:span text:style-name="T7">accept(2)</text:span><text:span text:style-name="T27"> </text:span><text:span text:style-name="T7">nunca se bloquea</text:span><text:span text:style-name="T27">, </text:span><text:span text:style-name="T7">es necesario que el conector ``s” pasado tenga la opción O_NONBLOCK activa </text:span><text:span text:style-name="T3">(vea </text:span><text:span text:style-name="T2">socket(7)</text:span><text:span text:style-name="T3">).</text:span></text:p>
      <text:p text:style-name="P3"/>
      <text:p text:style-name="P2">VALOR DEVUELTO</text:p>
      <text:p text:style-name="P3"><text:s text:c="7"/>La llamada <text:span text:style-name="T4">devuelve -1 ante un error</text:span>. <text:span text:style-name="T4">Si tiene éxito</text:span>, <text:span text:style-name="T4">devuelve </text:span>un <text:span text:style-name="T4">entero no negativo que es el descriptor del conector aceptado</text:span>.</text:p>
      <text:p text:style-name="P3"/>
      <text:p text:style-name="P2">MANEJO DE ERRORES</text:p>
      <text:p text:style-name="P3"><text:s text:c="7"/>La llamada <text:span text:style-name="T4">accept(2)</text:span> <text:span text:style-name="T4">de Linux pasa </text:span>los <text:span text:style-name="T4">errores de red ya pendienes sobre <text:s/>el nuevo conector como un código de error</text:span> de accept(2). Este <text:span text:style-name="T4">comportamiento difiere de </text:span>otras construcciones de <text:span text:style-name="T4">conectores BSD</text:span>.</text:p>
      <text:p text:style-name="P3"><text:s text:c="7"/><text:span text:style-name="T4">Para </text:span>un <text:span text:style-name="T4">funcionamiento fiable</text:span>, la <text:span text:style-name="T4">aplicación debe detectar los errores de red definidos por el protocolo </text:span>tras una llamada a accept(2) <text:span text:style-name="T4">y tratarlos como EAGAIN</text:span> <text:span text:style-name="T4">reintentado la operación</text:span>. En el <text:span text:style-name="T4">caso de TCP/IP </text:span>estos <text:span text:style-name="T4">son ENETDOWN, EPROTO, ENOPROTOOPT, EHOSTDOWN, ENONET, EHOSTUNREACH, EOPNOTSUPP <text:s/>y <text:s/>ENETUNREACH</text:span>.</text:p>
      <text:p text:style-name="P3"/>
      <text:p text:style-name="P2">ERRORES</text:p>
      <text:p text:style-name="P3"><text:s text:c="7"/><text:span text:style-name="T4">EAGAIN o EWOULDBLOCK</text:span></text:p>
      <text:p text:style-name="P3"><text:s text:c="14"/>El <text:span text:style-name="T4">conector</text:span> está <text:span text:style-name="T4">marcado como no-bloqueante y no hay conexiones que aceptar</text:span>.</text:p>
      <text:p text:style-name="P3"/>
      <text:p text:style-name="P3"><text:s text:c="7"/><text:span text:style-name="T4">EBADF</text:span> <text:s/>El <text:span text:style-name="T4">descriptor es inválido</text:span>.</text:p>
      <text:p text:style-name="P3"/>
      <text:p text:style-name="P3"><text:s text:c="7"/><text:span text:style-name="T4">ENOTSOCK</text:span></text:p>
      <text:p text:style-name="P3"><text:s text:c="14"/>El <text:span text:style-name="T4">descriptor referencia a un fichero, no a un conector</text:span>.</text:p>
      <text:p text:style-name="P3"/>
      <text:p text:style-name="P3"><text:s text:c="7"/><text:span text:style-name="T4">EOPNOTSUPP</text:span></text:p>
      <text:p text:style-name="P3"><text:s text:c="14"/>El <text:span text:style-name="T4">conector referenciado no es del tipo SOCK_STREAM</text:span>.</text:p>
      <text:p text:style-name="P3"/>
      <text:p text:style-name="P3"><text:s text:c="7"/><text:span text:style-name="T4">EFAULT </text:span>El <text:span text:style-name="T4">parámetro ``addr” no se encuentra en una zona accesible para escritura por el usuario</text:span>.</text:p>
      <text:p text:style-name="P3"/>
      <text:p text:style-name="P3"><text:s text:c="7"/><text:span text:style-name="T4">EPERM</text:span> <text:s/>Las <text:span text:style-name="T4">reglas del cortafuegos prohiben la conexión</text:span>.</text:p>
      <text:p text:style-name="P3"/>
      <text:p text:style-name="P3"><text:s text:c="7"/><text:span text:style-name="T4">ENOBUFS, ENOMEM</text:span></text:p>
      <text:p text:style-name="P3"><text:s text:c="14"/><text:span text:style-name="T4">No hay suficiente memoria disponible</text:span>. Esto <text:span text:style-name="T4">normalmente significa </text:span>que la <text:span text:style-name="T4">asignación de memoria está limitada por los límites del buffer de conectores</text:span>, <text:span text:style-name="T4">no por la memoria del <text:s/>sistema</text:span>, <text:span text:style-name="T4">aunque esto no es 100% coherente</text:span>.</text:p>
      <text:p text:style-name="P3"/>
      <text:p text:style-name="P3"><text:s text:c="7"/>Además, <text:span text:style-name="T4">se pueden devolver otros errores de red para el nuevo conector </text:span>y que se encuentren <text:span text:style-name="T4">definidos en el protocolo</text:span>. <text:span text:style-name="T4">Diferentes núcleos de Linux pueden devolver otros errores diferentes como EMFILE, EINVAL, <text:s/>ENOSR, ENOBUFS, EPERM, ECONNABORTED, ESOCKTNOSUPPORT, EPROTONOSUPPORT, ETIMEDOUT, ERESTARTSYS</text:span>.</text:p>
      <text:p text:style-name="P3"/>
      <text:p text:style-name="P2">CONFORME A</text:p>
      <text:p text:style-name="P3"><text:s text:c="7"/><text:span text:style-name="T4">SVr4</text:span>, <text:span text:style-name="T4">4.4BSD</text:span> (la función <text:span text:style-name="T4">accept(2)</text:span> <text:span text:style-name="T4">apareció</text:span> por primera vez <text:span text:style-name="T4">en BSD 4.2</text:span>). La página de <text:s/>manual de BSD documenta cinco posibles respuestas de error (EBADF, ENOTSOCK, EOPNOTSUPP, EWOULDBLOCK, EFAULT). </text:p>
      <text:p text:style-name="P3"><text:s text:c="7"/>SUSv2 documenta los errores EAGAIN, EBADF, ECONNABORTED, EFAULT, <text:s/>EINTR, EINVAL, EMFILE, ENFILE, ENOBUFS, ENOMEM, ENOSR, ENOTSOCK, EOPNOTSUPP, EPROTO, EWOULDBLOCK.</text:p>
      <text:p text:style-name="P3"/>
      <text:p text:style-name="P2">NOTA</text:p>
      <text:p text:style-name="P3"><text:s text:c="7"/>El <text:span text:style-name="T4">tercer argumento de accept(2)</text:span> <text:span text:style-name="T4">se declaró originalmente como un `int *' </text:span>(<text:span text:style-name="T4">y así está en libc4 y libc5 y en otros </text:span>muchos <text:span text:style-name="T4">sistemas como BSD 4.*, SunOS 4, SGI</text:span>); el <text:span text:style-name="T4">estándar propuesto POSIX 1003.1g quiso</text:span></text:p>
      <text:p text:style-name="P3"><text:span text:style-name="T4"><text:s text:c="7"/>cambiarlo <text:s/>a `size_t *' y así está en SunOS 5</text:span>. <text:span text:style-name="T4">Más tarde</text:span>, los <text:span text:style-name="T4">borradores POSIX tenían `socklen_t *'</text:span> <text:span text:style-name="T4">y así lo tomaron the Single Unix Specification y glibc2</text:span>. </text:p>
      <text:p text:style-name="P2"/>
      <text:p text:style-name="P2"><text:s text:c="6"/>Citando a Linus Torvalds: </text:p>
      <text:p text:style-name="P2"><text:tab/></text:p>
      <text:p text:style-name="P2"><text:tab/>“Cualquier biblioteca razonable debe hacer que "socklen_t" sea <text:tab/>del mismo tamaño que int. Cualquier otra cosa destroza todo lo </text:p>
      <text:p text:style-name="P2"><text:tab/>de la capa de conectores BSD<text:span text:style-name="T5">. </text:span>POSIX inicialmente estableció el </text:p>
      <text:p text:style-name="P2"><text:tab/>tipo a size_t y, de hecho, yo (y es de suponer que otros aunque, </text:p>
      <text:p text:style-name="P2"><text:tab/>obviamente, no demasiados) nos quejamos a gritos. El ser de </text:p>
      <text:p text:style-name="P2"><text:tab/>tipo size_t es completamente desastroso, precisamente porque, </text:p>
      <text:p text:style-name="P2"><text:tab/>por ejemplo, size_t muy rara vez es del mismo tamaño que "int" </text:p>
      <text:p text:style-name="P3"><text:span text:style-name="T4"><text:tab/>en arquitecturas de 64 bit</text:span>. <text:span text:style-name="T4">Y tiene que ser del mismo tamaño que</text:span></text:p>
      <text:p text:style-name="P3"><text:span text:style-name="T4"><text:s text:c="7"/>"int" porque así está en la interfaz de conectores BSD</text:span>. <text:span text:style-name="T4">De </text:span></text:p>
      <text:p text:style-name="P2"><text:tab/>cualquier modo, los de POSIX <text:s/>finalmente tuvieron una idea y </text:p>
      <text:p text:style-name="P2"><text:tab/>crearon "socklen_t". Para empezar, no deberían haberlo tocado </text:p>
      <text:p text:style-name="P2"><text:tab/>pero, una vez que lo hicieron, pensaron que debían tener un tipo </text:p>
      <text:p text:style-name="P2"><text:tab/>con nombre propio por alguna insondable razón (probablemente </text:p>
      <text:p text:style-name="P2"><text:tab/>alguien no quería desprestigiarse por haber cometido la </text:p>
      <text:p text:style-name="P2"><text:tab/>estupidez original por lo que, simplemente, renombraron su </text:p>
      <text:p text:style-name="P3"><text:span text:style-name="T4"><text:tab/>metedura de pata de forma silenciosa)”</text:span>.</text:p>
      <text:p text:style-name="P3"/>
      <text:p text:style-name="P2">VÉASE TAMBIÉN</text:p>
      <text:p text:style-name="P3"><text:s text:c="7"/><text:span text:style-name="T4">bind(2), connect(2), listen(2), select(2), socket(2)</text:span></text:p>
      <text:p text:style-name="P3"/>
      <text:p text:style-name="P2">Página de Linux 2.2 <text:s text:c="17"/>7 Mayo 1999 <text:s text:c="24"/>ACCEPT(2)</text:p>
      <text:p text:style-name="P2"/>
      <text:p text:style-name="P3">Nos dispondremos a leer la página de manual:<text:tab/><text:tab/></text:p>
      <text:p text:style-name="P3"><text:span text:style-name="T4"><text:tab/><text:tab/><text:tab/><text:tab/><text:tab/><text:tab/><text:tab/><text:tab/>man 2 connect</text:span> </text:p>
      <text:p text:style-name="P3"/>
      <text:p text:style-name="P3"/>
      <text:p text:style-name="P3"/>
      <text:p text:style-name="P3"/>
      <text:p text:style-name="P2">CONNECT(2) <text:s text:c="9"/>Manual del Programador de Linux <text:s text:c="9"/>CONNECT(2)</text:p>
      <text:p text:style-name="P3"/>
      <text:p text:style-name="P2">NOMBRE</text:p>
      <text:p text:style-name="P3"><text:s text:c="7"/><text:span text:style-name="T4">connect - inicia una conexión en un conector (socket)</text:span></text:p>
      <text:p text:style-name="P2">SINOPSIS</text:p>
      <text:p text:style-name="P2"><text:s text:c="7"/>#include &lt;sys/types.h&gt;</text:p>
      <text:p text:style-name="P2"><text:s text:c="7"/>#include &lt;sys/socket.h&gt;</text:p>
      <text:p text:style-name="P2"/>
      <text:p text:style-name="P2"><text:s text:c="7"/>int connect(<text:tab/>int sockfd, </text:p>
      <text:p text:style-name="P2"><text:tab/><text:tab/><text:tab/><text:tab/>const struct sockaddr *serv_addr, </text:p>
      <text:p text:style-name="P2"><text:tab/><text:tab/><text:tab/><text:tab/>socklen_t addrlen);</text:p>
      <text:p text:style-name="P2"/>
      <text:p text:style-name="P2">DESCRIPCIÓN</text:p>
      <text:p text:style-name="P3"><text:s text:c="7"/>El <text:span text:style-name="T4">descriptor de fichero ``sockfd”</text:span> <text:span text:style-name="T4">debe referenciar a un conector</text:span>. </text:p>
      <text:p text:style-name="P3"/>
      <text:p text:style-name="P2">Si el conector es del tipo </text:p>
      <text:p text:style-name="P2"><text:tab/></text:p>
      <text:p text:style-name="P3"><text:span text:style-name="T4"><text:tab/>SOCK_DGRAM</text:span> <text:tab/><text:tab/>entonces <text:span text:style-name="T4">la dirección ``serv_addr” </text:span>es la </text:p>
      <text:p text:style-name="P2"><text:tab/><text:tab/><text:tab/><text:tab/><text:tab/>dirección a la que por defecto se envían los </text:p>
      <text:p text:style-name="P2"><text:tab/><text:tab/><text:tab/><text:tab/><text:tab/>datagramas y la única dirección de la que se </text:p>
      <text:p text:style-name="P3"><text:span text:style-name="T4"><text:tab/><text:tab/><text:tab/><text:tab/><text:tab/>reciben datagramas</text:span>. </text:p>
      <text:p text:style-name="P3"/>
      <text:p text:style-name="P3"><text:span text:style-name="T4">Si el conector es del tipo</text:span> </text:p>
      <text:p text:style-name="P3"/>
      <text:p text:style-name="P3"><text:tab/><text:span text:style-name="T4">SOCK_STREAM o SOCK_SEQPACKET</text:span>,<text:tab/>esta <text:span text:style-name="T4">llamada intenta hacer </text:span></text:p>
      <text:p text:style-name="P2"><text:tab/><text:tab/><text:tab/><text:tab/><text:tab/><text:tab/><text:tab/><text:tab/>una conexión a otro </text:p>
      <text:p text:style-name="P2"><text:tab/><text:tab/><text:tab/><text:tab/><text:tab/><text:tab/><text:tab/><text:tab/>conector<text:span text:style-name="T5">. El otro conector está </text:span></text:p>
      <text:p text:style-name="P2"><text:tab/><text:tab/><text:tab/><text:tab/><text:tab/><text:tab/><text:tab/><text:tab/>especificado por </text:p>
      <text:p text:style-name="P3"><text:span text:style-name="T4"><text:tab/><text:tab/><text:tab/><text:tab/><text:tab/><text:tab/><text:tab/><text:tab/>``serv_addr”</text:span>, la cual es una </text:p>
      <text:p text:style-name="P3"><text:tab/><text:tab/><text:tab/><text:tab/><text:tab/><text:tab/><text:tab/><text:tab/>dirección (<text:span text:style-name="T4">de longitud </text:span></text:p>
      <text:p text:style-name="P3"><text:span text:style-name="T4"><text:tab/><text:tab/><text:tab/><text:tab/><text:tab/><text:tab/><text:tab/><text:tab/>``addrlen”</text:span>) <text:span text:style-name="T4">en el espacio de </text:span></text:p>
      <text:p text:style-name="P2"><text:tab/><text:tab/><text:tab/><text:tab/><text:tab/><text:tab/><text:tab/><text:tab/>comunicaciones del </text:p>
      <text:p text:style-name="P3"><text:span text:style-name="T4"><text:tab/><text:tab/><text:tab/><text:tab/><text:tab/><text:tab/><text:tab/><text:tab/>conector</text:span>. Cada espacio de </text:p>
      <text:p text:style-name="P3"><text:tab/><text:tab/><text:tab/><text:tab/><text:tab/><text:tab/><text:tab/><text:tab/>comunicaciones interpreta el </text:p>
      <text:p text:style-name="P3"><text:tab/><text:tab/><text:tab/><text:tab/><text:tab/><text:tab/><text:tab/><text:tab/>parámetro <text:span text:style-name="T4">``serv_addr”</text:span> a su </text:p>
      <text:p text:style-name="P3"><text:tab/><text:tab/><text:tab/><text:tab/><text:tab/><text:tab/><text:tab/><text:tab/>manera.</text:p>
      <text:p text:style-name="P3"/>
      <text:p text:style-name="P3"><text:s text:c="3"/><text:span text:style-name="T4">Generalmente</text:span>, los </text:p>
      <text:p text:style-name="P2"/>
      <text:p text:style-name="Standard"><text:span text:style-name="T2"><text:tab/>conectores de protocolos orientados a conexión</text:span><text:span text:style-name="T3"> </text:span><text:span text:style-name="T2">(TCP) pueden </text:span></text:p>
      <text:p text:style-name="Standard"><text:span text:style-name="T2"><text:tab/>conectarse con éxito mediante connect(2) una vez solamente</text:span><text:span text:style-name="T3">; </text:span></text:p>
      <text:p text:style-name="P3"/>
      <text:p text:style-name="Standard"><text:span text:style-name="T3"><text:tab/></text:span><text:span text:style-name="T2">los conectores de protocolos no orientados a conexión pueden <text:tab/>usar connect(2) múltiples veces para cambiar sus asociaciones</text:span><text:span text:style-name="T3">. <text:tab/>Los conectores de protocolos no orientados a conexión </text:span><text:span text:style-name="T2">pueden disolver <text:tab/>la asociación conectándose a una dirección en la que al miembro <text:s/><text:tab/>``sa_family” de sockaddr se le ha asignado el valor AF_UNSPEC</text:span><text:span text:style-name="T3">.</text:span></text:p>
      <text:p text:style-name="P3"/>
      <text:p text:style-name="P2">VALOR DEVUELTO</text:p>
      <text:p text:style-name="P3"><text:s text:c="7"/><text:span text:style-name="T4">Si conexión o enlace tiene éxito</text:span>, se <text:span text:style-name="T4">devuelve 0</text:span>. En <text:span text:style-name="T4">caso de error</text:span>, se <text:span text:style-name="T4">devuelve -1</text:span>, <text:span text:style-name="T4">y </text:span>se <text:span text:style-name="T4">asigna a</text:span> la variable <text:span text:style-name="T4">``errno” un valor apropiado</text:span>.</text:p>
      <text:p text:style-name="P3"/>
      <text:p text:style-name="P2">ERRORES</text:p>
      <text:p text:style-name="P3"><text:s text:c="7"/>Los <text:span text:style-name="T4">siguientes sólo son errores generales de conector</text:span>. <text:span text:style-name="T4">Puede haber otros códigos de error específicos del dominio</text:span>.</text:p>
      <text:p text:style-name="P3"/>
      <text:p text:style-name="P3"><text:s text:c="7"/><text:span text:style-name="T4">EBADF</text:span> <text:s/>El <text:span text:style-name="T4">descriptor</text:span> del fichero <text:span text:style-name="T4">no es un índice válido de la tabla de descriptores</text:span>.</text:p>
      <text:p text:style-name="P3"/>
      <text:p text:style-name="P3"><text:s text:c="7"/><text:span text:style-name="T4">EFAULT</text:span> La <text:span text:style-name="T4">estructura de dirección del conector está fuera del espacio de direcciones del usuario</text:span>.</text:p>
      <text:p text:style-name="P3"/>
      <text:p text:style-name="P3"><text:s text:c="7"/><text:span text:style-name="T4">ENOTSOCK</text:span></text:p>
      <text:p text:style-name="P3"><text:s text:c="14"/>El <text:span text:style-name="T4">descriptor </text:span>del fichero <text:span text:style-name="T4">no está asociado con un conector</text:span>.</text:p>
      <text:p text:style-name="P3"/>
      <text:p text:style-name="P3"><text:s text:c="7"/><text:span text:style-name="T4">EISCONN</text:span></text:p>
      <text:p text:style-name="P3"><text:s text:c="14"/>El <text:span text:style-name="T4">conector ya está conectado</text:span>.</text:p>
      <text:p text:style-name="P3"/>
      <text:p text:style-name="P3"><text:s text:c="7"/><text:span text:style-name="T4">ECONNREFUSED</text:span></text:p>
      <text:p text:style-name="P3"><text:s text:c="14"/><text:span text:style-name="T4">No hay nadie escuchando en la dirección remota</text:span>.</text:p>
      <text:p text:style-name="P3"/>
      <text:p text:style-name="P3"><text:s text:c="7"/><text:span text:style-name="T4">ETIMEDOUT</text:span></text:p>
      <text:p text:style-name="P3"><text:s text:c="14"/><text:span text:style-name="T4">Finalizó el plazo de tiempo mientras se intentaba la conexión</text:span>. El <text:span text:style-name="T4">servidor </text:span>puede estar <text:span text:style-name="T4">demasiado ocupado para aceptar nuevas conexiones</text:span>. Dese cuenta que <text:span text:style-name="T4">para conectores IP </text:span>el <text:span text:style-name="T4">plazo de tiempo puede ser muy largo cuando se han habilitado los "syncookies" en el servidor</text:span>.</text:p>
      <text:p text:style-name="P3"/>
      <text:p text:style-name="P3"><text:s text:c="7"/><text:span text:style-name="T4">ENETUNREACH</text:span></text:p>
      <text:p text:style-name="P3"><text:s text:c="14"/><text:span text:style-name="T4">Red inaccesible</text:span>.</text:p>
      <text:p text:style-name="P3"/>
      <text:p text:style-name="P3"><text:s text:c="7"/><text:span text:style-name="T4">EADDRINUSE</text:span></text:p>
      <text:p text:style-name="P3"><text:s text:c="14"/>La <text:span text:style-name="T4">dirección local ya está en uso</text:span>.</text:p>
      <text:p text:style-name="P3"/>
      <text:p text:style-name="P3"><text:s text:c="7"/><text:span text:style-name="T4">EINPROGRESS</text:span></text:p>
      <text:p text:style-name="P3"><text:s text:c="14"/>El <text:span text:style-name="T4">conector es no bloqueante y </text:span>la <text:span text:style-name="T4">conexión no puede completarse inmediatamente</text:span>. <text:span text:style-name="T4">Es posible usar select(2)</text:span> o <text:span text:style-name="T4">poll(2)</text:span> <text:span text:style-name="T4">para completarla seleccionando el conector para escritura</text:span>. <text:span text:style-name="T4">Después que</text:span> <text:span text:style-name="T4">select(2)</text:span> <text:span text:style-name="T4">indique que </text:span>la <text:span text:style-name="T4">escritura es posible</text:span>, <text:span text:style-name="T4">use getsockopt(2) para leer la opción SO_ERROR</text:span> <text:span text:style-name="T4">al nivel SOL_SOCKET</text:span> <text:span text:style-name="T4">para determinar si connect(2)</text:span> <text:span text:style-name="T4">se completó con éxito </text:span>(<text:span text:style-name="T4">BSO_ERROR será cero</text:span>) <text:span text:style-name="T4">o sin éxito</text:span> (<text:span text:style-name="T4">BSO_ERROR</text:span> <text:span text:style-name="T4">será uno de los códigos de error </text:span>usuales listados aquí, explicando la razón del fallo).</text:p>
      <text:p text:style-name="P3"/>
      <text:p text:style-name="P3"/>
      <text:p text:style-name="P3"/>
      <text:p text:style-name="P3"><text:s text:c="7"/><text:span text:style-name="T4">EALREADY</text:span></text:p>
      <text:p text:style-name="P3"><text:s text:c="14"/>El <text:span text:style-name="T4">conector es no bloqueante y todavía no se ha terminado un intento de conexión anterior</text:span>.</text:p>
      <text:p text:style-name="P3"/>
      <text:p text:style-name="P3"><text:s text:c="7"/><text:span text:style-name="T4">EAGAIN No hay más puertos locales libres o </text:span>las <text:span text:style-name="T4">entradas en la <text:s/>cache de enrutamiento son insuficientes</text:span>. </text:p>
      <text:p text:style-name="P3">Para <text:s/><text:span text:style-name="T4">PF_INET</text:span> vea la </text:p>
      <text:p text:style-name="Standard"><text:span text:style-name="T3"><text:tab/></text:span><text:span text:style-name="T2">sysctl <text:s/>net.ipv4.ip_local_port_range</text:span><text:span text:style-name="T3"> <text:tab/><text:tab/></text:span><text:span text:style-name="T2">en ip(7) </text:span><text:span text:style-name="T3">para </text:span><text:span text:style-name="T2">ver</text:span><text:span text:style-name="T3"> </text:span><text:span text:style-name="T2">cómo</text:span></text:p>
      <text:p text:style-name="P3"><text:s text:c="14"/><text:tab/><text:tab/><text:tab/><text:tab/><text:tab/><text:tab/><text:tab/><text:tab/><text:span text:style-name="T4">incrementar</text:span> el <text:span text:style-name="T4">número </text:span></text:p>
      <text:p text:style-name="P3"><text:span text:style-name="T4"><text:tab/><text:tab/><text:tab/><text:tab/><text:tab/><text:tab/><text:tab/><text:tab/><text:tab/>de puertos locales</text:span>.</text:p>
      <text:p text:style-name="P3"/>
      <text:p text:style-name="P3"><text:s text:c="7"/><text:span text:style-name="T4">EAFNOSUPPORT</text:span></text:p>
      <text:p text:style-name="Standard"><text:span text:style-name="T3"><text:s text:c="14"/>La </text:span><text:span text:style-name="T2">dirección pasada no tiene la familia de direcciones correcta en su campo ``sa_family”</text:span><text:span text:style-name="T3">.</text:span></text:p>
      <text:p text:style-name="P3"/>
      <text:p text:style-name="P3"><text:s text:c="7"/><text:span text:style-name="T4">EACCES, EPERM</text:span></text:p>
      <text:p text:style-name="P3"><text:s text:c="14"/>El usuario <text:span text:style-name="T4">ha intentado conectarse a una dirección de difusión (broadcast)</text:span> <text:span text:style-name="T4">sin que el conector tenga activa la opción de difusión</text:span>, <text:span text:style-name="T4">o </text:span>la <text:span text:style-name="T4">petición de conexión ha fallado debido a una regla del cortafuegos local</text:span>.</text:p>
      <text:p text:style-name="P3"/>
      <text:p text:style-name="P2">CONFORME A</text:p>
      <text:p text:style-name="P3"><text:s text:c="7"/><text:span text:style-name="T4">SVr4</text:span>, <text:span text:style-name="T4">4.4BSD </text:span>(la función <text:span text:style-name="T4">connect(2)</text:span> <text:span text:style-name="T4">apareció </text:span>por primera vez <text:span text:style-name="T4">en BSD 4.2</text:span>). <text:span text:style-name="T4">SVr4</text:span> <text:s/>documenta <text:s/>adicionalmente los códigos de error generales EADDRNOTAVAIL, EINVAL, EAFNOSUPPORT, EALREADY, EINTR, EPROTOTYPE y ENOSR. También documenta muchas condiciones de error adicionales que no se describen aquí.</text:p>
      <text:p text:style-name="P3"/>
      <text:p text:style-name="P2">NOTA</text:p>
      <text:p text:style-name="P3"><text:s text:c="7"/>El <text:span text:style-name="T4">tercer argumento de connect es en realidad un entero </text:span>(y <text:span text:style-name="T4">esto es lo que tienen BSD 4.*, libc4 y libc5</text:span>). Cierta confusión en POSIX dio como resultado el actual <text:span text:style-name="T4">socklen_t</text:span>. El estándar propuesto todavía no ha sido adoptado pero glibc2 ya lo sigue y también tiene <text:span text:style-name="T4">socklen_t</text:span>. Vea también accept(2).</text:p>
      <text:p text:style-name="P3"/>
      <text:p text:style-name="P2">FALLOS (BUGS)</text:p>
      <text:p text:style-name="P3"><text:s text:c="7"/><text:span text:style-name="T4">Desconectar un conector llamando a connect con una dirección AF_UNSPEC no se ha implementado todavía</text:span>.</text:p>
      <text:p text:style-name="P3"/>
      <text:p text:style-name="P2">VÉASE TAMBIÉN</text:p>
      <text:p text:style-name="P3"><text:s text:c="7"/><text:span text:style-name="T4">accept(2), bind(2), listen(2), socket(2), getsockname(2)</text:span></text:p>
      <text:p text:style-name="P3"/>
      <text:p text:style-name="P2">Linux 2.2 <text:s text:c="27"/>3 octubre 1998 <text:s text:c="25"/>CONNECT(2)</text:p>
      <text:p text:style-name="P3"/>
      <text:p text:style-name="P3"/>
      <text:p text:style-name="P3">A continuación seguiremos leyendo la página de manual:</text:p>
      <text:p text:style-name="P3"/>
      <text:p text:style-name="P3"><text:tab/><text:span text:style-name="T4">man 3 byteorder</text:span></text:p>
      <text:p text:style-name="P2">BYTEORDER(3) <text:s text:c="6"/>Manual del Programador de Linux <text:s text:c="3"/>BYTEORDER(3)</text:p>
      <text:p text:style-name="P3"/>
      <text:p text:style-name="P2">NOMBRE</text:p>
      <text:p text:style-name="P3"><text:s text:c="7"/><text:span text:style-name="T4">htonl</text:span>, <text:span text:style-name="T4">htons</text:span>, <text:span text:style-name="T4">ntohl</text:span>, <text:span text:style-name="T4">ntohs</text:span> - <text:span text:style-name="T4">convierten valores cuyos bytes se encuentran en orden de host a valores cuyos bytes se encuentran en orden de red y viceversa</text:span></text:p>
      <text:p text:style-name="P3"/>
      <text:p text:style-name="P2">SINOPSIS</text:p>
      <text:p text:style-name="P2"><text:s text:c="7"/>#include &lt;netinet/in.h&gt;</text:p>
      <text:p text:style-name="P2"/>
      <text:p text:style-name="P2"><text:s text:c="7"/>unsigned long int htonl(unsigned long int hostlong);</text:p>
      <text:p text:style-name="P2"/>
      <text:p text:style-name="P2"><text:s text:c="7"/>unsigned short int htons(unsigned short int hostshort);</text:p>
      <text:p text:style-name="P2"/>
      <text:p text:style-name="P2"><text:s text:c="7"/>unsigned long int ntohl(unsigned long int netlong);</text:p>
      <text:p text:style-name="P2"/>
      <text:p text:style-name="P2"><text:s text:c="7"/>unsigned short int ntohs(unsigned short int netshort);</text:p>
      <text:p text:style-name="P2"/>
      <text:p text:style-name="P2">DESCRIPCIÓN</text:p>
      <text:p text:style-name="Standard"><text:span text:style-name="T3"><text:s text:c="7"/>La función </text:span><text:span text:style-name="T2">htonl()</text:span><text:span text:style-name="T3"> </text:span><text:span text:style-name="T2">convierte </text:span><text:span text:style-name="T3">el </text:span><text:span text:style-name="T2">entero largo hostlong desde el orden de bytes del host al de la red</text:span><text:span text:style-name="T3">.</text:span></text:p>
      <text:p text:style-name="P3"/>
      <text:p text:style-name="Standard"><text:span text:style-name="T3"><text:s text:c="7"/>La función </text:span><text:span text:style-name="T2">htons()</text:span><text:span text:style-name="T3"> </text:span><text:span text:style-name="T2">convierte el entero corto hostshort desde el orden de bytes del host al de la red</text:span><text:span text:style-name="T3">.</text:span></text:p>
      <text:p text:style-name="P3"/>
      <text:p text:style-name="Standard"><text:span text:style-name="T3"><text:s text:c="7"/>La función </text:span><text:span text:style-name="T2">ntohl()</text:span><text:span text:style-name="T3"> </text:span><text:span text:style-name="T2">convierte el entero largo netlong desde el orden de bytes de la red al del host</text:span><text:span text:style-name="T3">.</text:span></text:p>
      <text:p text:style-name="P3"/>
      <text:p text:style-name="P3"><text:s text:c="7"/>La función <text:span text:style-name="T4">ntohs() convierte el entero corto netshort desde el orden de bytes de la red al del host</text:span>.</text:p>
      <text:p text:style-name="P3"/>
      <text:p text:style-name="P3"><text:s text:c="7"/><text:span text:style-name="T4">En </text:span>los <text:span text:style-name="T4">i80x86</text:span> <text:span text:style-name="T4">en </text:span>el <text:span text:style-name="T4">orden de bytes del host </text:span>está <text:span text:style-name="T4">primero </text:span>el <text:span text:style-name="T4">byte menos significativo (LSB)</text:span>, <text:span text:style-name="T4">mientras que </text:span>el <text:span text:style-name="T4">orden de bytes de la red</text:span>, tal como se usa en Internet, tiene <text:span text:style-name="T4">primero el byte más significativo (MSB)</text:span>.</text:p>
      <text:p text:style-name="P3"/>
      <text:p text:style-name="P2">CONFORME A</text:p>
      <text:p text:style-name="P3"><text:s text:c="7"/><text:span text:style-name="T4">BSD 4.3</text:span></text:p>
      <text:p text:style-name="P3"/>
      <text:p text:style-name="P2">VÉASE TAMBIÉN</text:p>
      <text:p text:style-name="P3"><text:s text:c="7"/><text:span text:style-name="T4">gethostbyname(3), getservent(3)</text:span></text:p>
      <text:p text:style-name="P3"/>
      <text:p text:style-name="P2">BSD <text:s text:c="31"/>15 Abril 1993 <text:s text:c="26"/>BYTEORDER(3)</text:p>
      <text:p text:style-name="P2"/>
      <text:p text:style-name="P2"/>
      <text:p text:style-name="P3">Ahora fijaremos nuestra atención en la página de manual:</text:p>
      <text:p text:style-name="P3"/>
      <text:p text:style-name="P3"><text:tab/><text:span text:style-name="T4">man 3 inet</text:span></text:p>
      <text:p text:style-name="P2"/>
      <text:p text:style-name="P2">INET(3) <text:s text:c="12"/>Manual del Programador de Linux <text:s text:c="21"/>INET(3)</text:p>
      <text:p text:style-name="P3"/>
      <text:p text:style-name="P2">NOMBRE</text:p>
      <text:p text:style-name="P3"><text:s text:c="7"/><text:span text:style-name="T4">inet_aton</text:span>, <text:span text:style-name="T4">inet_addr</text:span>, <text:span text:style-name="T4">inet_network</text:span>, <text:span text:style-name="T4">inet_ntoa</text:span>, <text:span text:style-name="T4">inet_makeaddr</text:span>, <text:span text:style-name="T4">inet_lnaof</text:span>, <text:span text:style-name="T4">inet_netof</text:span> - <text:span text:style-name="T4">Rutinas de manipulación de direcciones de Internet</text:span></text:p>
      <text:p text:style-name="P2"/>
      <text:p text:style-name="P2">SINOPSIS</text:p>
      <text:p text:style-name="P2"><text:s text:c="7"/>#include &lt;sys/socket.h&gt;</text:p>
      <text:p text:style-name="P2"><text:s text:c="7"/>#include &lt;netinet/in.h&gt;</text:p>
      <text:p text:style-name="P2"><text:s text:c="7"/>#include &lt;arpa/inet.h&gt;</text:p>
      <text:p text:style-name="P2"/>
      <text:p text:style-name="P2"><text:s text:c="7"/>int inet_aton(const char *cp, struct in_addr *inp);</text:p>
      <text:p text:style-name="P2"/>
      <text:p text:style-name="P2"><text:s text:c="7"/>unsigned long int inet_addr(const char *cp);</text:p>
      <text:p text:style-name="P2"/>
      <text:p text:style-name="P2"><text:s text:c="7"/>unsigned long int inet_network(const char *cp);</text:p>
      <text:p text:style-name="P2"/>
      <text:p text:style-name="P2"><text:s text:c="7"/>char *inet_ntoa(struct in_addr in);</text:p>
      <text:p text:style-name="P2"/>
      <text:p text:style-name="P2"><text:s text:c="7"/>struct in_addr inet_makeaddr(int net, int host);</text:p>
      <text:p text:style-name="P2"/>
      <text:p text:style-name="P2"><text:s text:c="7"/>unsigned long int inet_lnaof(struct in_addr in);</text:p>
      <text:p text:style-name="P2"/>
      <text:p text:style-name="P2"><text:s text:c="7"/>unsigned long int inet_netof(struct in_addr in);</text:p>
      <text:p text:style-name="P2"/>
      <text:p text:style-name="P2">DESCRIPCIÓN</text:p>
      <text:p text:style-name="P3"><text:s text:c="7"/><text:span text:style-name="T4">inet_aton()</text:span> <text:span text:style-name="T4">convierte</text:span> la <text:span text:style-name="T4">dirección de Internet ``cp” desde </text:span>la <text:span text:style-name="T4">notación estándar de números y puntos a</text:span> la <text:span text:style-name="T4">representación binaria</text:span>, <text:span text:style-name="T4">y la guarda en </text:span>la <text:span text:style-name="T4">estructura a la que apunte ``inp”</text:span>. <text:span text:style-name="T4">inet_aton</text:span> <text:span text:style-name="T4">devuelve no-cero si la dirección es válida, cero si no</text:span>.</text:p>
      <text:p text:style-name="P3"/>
      <text:p text:style-name="P3"><text:s text:c="7"/>La <text:s/>función <text:span text:style-name="T4">inet_addr()</text:span> <text:span text:style-name="T4">convierte </text:span>la <text:span text:style-name="T4">dirección de Internet ``cp” desde </text:span>la <text:span text:style-name="T4">notación de números y puntos a la de datos binarios </text:span><text:span text:style-name="T14">en orden de bytes del ordenador local</text:span>. <text:span text:style-name="T4">Si </text:span>la <text:span text:style-name="T4">entrada no es válida</text:span>, <text:span text:style-name="T4">devuelve INADDR_NONE (usualmente <text:s/>-1)</text:span>. Ésta es una <text:span text:style-name="T4">interfaz obsoleta a inet_aton</text:span>, descrita anteriormente; es obsoleta <text:span text:style-name="T4">porque -1 es una dirección válida (255.255.255.255)</text:span>,<text:span text:style-name="T4"> e inet_aton</text:span> <text:span text:style-name="T4">proporciona </text:span>una <text:span text:style-name="T4">manera más clara para indicar que ha ocurrido un error</text:span>.</text:p>
      <text:p text:style-name="P3"/>
      <text:p text:style-name="P3"><text:s text:c="7"/>La función <text:span text:style-name="T4">inet_network()</text:span> <text:span text:style-name="T4">extrae </text:span>el <text:span text:style-name="T4">número de red </text:span><text:span text:style-name="T14">en orden de bytes de red </text:span><text:span text:style-name="T4">desde la dirección ``cp” a la notación de números y puntos</text:span>. <text:span text:style-name="T4">Si la entrada es inválida, devuelve -1</text:span>.</text:p>
      <text:p text:style-name="P3"/>
      <text:p text:style-name="P3"/>
      <text:p text:style-name="P3"/>
      <text:p text:style-name="P3"/>
      <text:p text:style-name="P3"/>
      <text:p text:style-name="P3"><text:s text:c="6"/>La <text:s/>función <text:s/><text:span text:style-name="T4">inet_ntoa()</text:span> <text:span text:style-name="T4">convierte </text:span>la <text:span text:style-name="T4">dirección de Internet ``in” dada </text:span><text:span text:style-name="T14">en orden de bytes de red </text:span><text:span text:style-name="T4">a </text:span>una <text:span text:style-name="T4">cadena de caracteres en </text:span>la <text:span text:style-name="T4">notación estándar de números y puntos</text:span>. La <text:span text:style-name="T4">cadena se devuelve en un búfer reservado <text:s/>estáticamente</text:span>, que <text:span text:style-name="T4">será</text:span> <text:span text:style-name="T4">sobreescrito</text:span> <text:span text:style-name="T4">en</text:span> <text:span text:style-name="T4">siguientes</text:span> <text:span text:style-name="T4">llamadas</text:span>.</text:p>
      <text:p text:style-name="P3"/>
      <text:p text:style-name="Standard"><text:span text:style-name="T3"><text:s text:c="7"/>La <text:s/>función </text:span><text:span text:style-name="T2">inet_makeaddr()</text:span><text:span text:style-name="T3"> </text:span><text:span text:style-name="T2">construye </text:span><text:span text:style-name="T3">una </text:span><text:span text:style-name="T2">dirección de Internet </text:span><text:span text:style-name="T7">en orden de bytes de red</text:span><text:span text:style-name="T2"> combinando</text:span><text:span text:style-name="T3"> el </text:span><text:span text:style-name="T7">número de red ``net”</text:span><text:span text:style-name="T2"> con </text:span><text:span text:style-name="T3">la </text:span><text:span text:style-name="T7">dirección local ``host”</text:span><text:span text:style-name="T3"> </text:span><text:span text:style-name="T2">en la red ``net”</text:span><text:span text:style-name="T3">,</text:span><text:span text:style-name="T27"> </text:span><text:span text:style-name="T7">ambas en orden de bytes de ordenador local</text:span><text:span text:style-name="T3">.</text:span></text:p>
      <text:p text:style-name="P3"/>
      <text:p text:style-name="Standard"><text:span text:style-name="T3"><text:s text:c="7"/>La función </text:span><text:span text:style-name="T2">inet_lnaof()</text:span><text:span text:style-name="T3"> </text:span><text:span text:style-name="T2">devuelve </text:span><text:span text:style-name="T3">la </text:span><text:span text:style-name="T2">parte del ordenador local de la dirección de <text:s/>Internet ``in”</text:span><text:span text:style-name="T3">. La </text:span><text:span text:style-name="T2">dirección de ordenador local</text:span></text:p>
      <text:p text:style-name="P3"><text:span text:style-name="T4"><text:s text:c="7"/>se devuelve </text:span><text:span text:style-name="T14">en orden de bytes de ordenador local</text:span>.</text:p>
      <text:p text:style-name="P3"/>
      <text:p text:style-name="P3"><text:s text:c="7"/>La función <text:span text:style-name="T4">inet_netof() </text:span>devuelve la parte de número de red de la dirección de Internet ``in”. <text:s/>El número de red se devuelve en orden de bytes de ordenador local.</text:p>
      <text:p text:style-name="P3"/>
      <text:p text:style-name="P3"><text:s text:c="7"/>La estructura <text:span text:style-name="T4">in_addr</text:span>, empleada en inet_ntoa(), inet_makeaddr(), inet_lnoaf() e inet_netof() se define en <text:span text:style-name="T4">&lt;netinet/in.h&gt;</text:span> como:</text:p>
      <text:p text:style-name="P3"/>
      <text:p text:style-name="P2"><text:s text:c="14"/>struct in_addr {</text:p>
      <text:p text:style-name="P2"><text:s text:c="22"/>unsigned long int s_addr;</text:p>
      <text:p text:style-name="P2"><text:s text:c="14"/>}</text:p>
      <text:p text:style-name="P2"/>
      <text:p text:style-name="P3"><text:s text:c="7"/>Observe que </text:p>
      <text:p text:style-name="P3"><text:span text:style-name="T4"><text:tab/><text:tab/>en el i80x86</text:span> </text:p>
      <text:p text:style-name="P3"><text:tab/><text:tab/><text:tab/>el <text:span text:style-name="T4">orden de bytes de ordenador es: primero el Byte <text:tab/></text:span></text:p>
      <text:p text:style-name="P3"><text:span text:style-name="T4"><text:tab/><text:tab/><text:tab/>Menos Significativo (LSB)</text:span>,<text:span text:style-name="T4"> </text:span></text:p>
      <text:p text:style-name="P2"><text:tab/><text:tab/>mientras que </text:p>
      <text:p text:style-name="P3"><text:span text:style-name="T4"><text:tab/><text:tab/><text:tab/></text:span>el <text:span text:style-name="T4">orden de bytes de red es, como se usa en la </text:span></text:p>
      <text:p text:style-name="P3"><text:span text:style-name="T4"><text:tab/><text:tab/><text:tab/>Internet, el Byte Más Significativo (MSB) primero</text:span>.</text:p>
      <text:p text:style-name="P3"/>
      <text:p text:style-name="P2">CONFORME A</text:p>
      <text:p text:style-name="P3"><text:s text:c="7"/><text:span text:style-name="T4">BSD 4.3</text:span></text:p>
      <text:p text:style-name="P3"/>
      <text:p text:style-name="P2">VÉASE TAMBIÉN</text:p>
      <text:p text:style-name="P3"><text:s text:c="7"/><text:span text:style-name="T4">gethostbyname(3), getnetent(3), hosts(5), networks(5)</text:span></text:p>
      <text:p text:style-name="P3"/>
      <text:p text:style-name="P2">BSD <text:s text:c="30"/>3 Septiembre <text:s/>1995 <text:s text:c="29"/>INET(3)</text:p>
      <text:p text:style-name="P3"/>
      <text:p text:style-name="P3"/>
      <text:p text:style-name="P3">A continuación proseguiremos con las notas de clase.</text:p>
      <text:p text:style-name="P1"/>
      <text:p text:style-name="P1"/>
      <text:p text:style-name="P1"/>
      <text:p text:style-name="P1"/>
      <text:p text:style-name="P1">Clase 12-09-2006: Programa de chat</text:p>
      <text:p text:style-name="P1">PAR CLIENTE-SERVIDOR TCP NO BLOQUEANTE (select(2))<text:span text:style-name="T1">:</text:span></text:p>
      <text:p text:style-name="P2"/>
      <text:p text:style-name="Standard"><text:span text:style-name="T3">Haremos un </text:span><text:span text:style-name="T2">chat </text:span><text:span text:style-name="T3">usando el </text:span><text:span text:style-name="T2">PROTOCOLO TCP/IP</text:span><text:span text:style-name="T3"> y el </text:span><text:span text:style-name="T2">SUBPROTOCOLO TCP.</text:span></text:p>
      <text:p text:style-name="Standard"><text:span text:style-name="T3">Será un </text:span><text:span text:style-name="T2">PAR CLIENTE – SERVIDOR </text:span><text:span text:style-name="T3">que </text:span><text:span text:style-name="T2">permitirá enviar/recibir texto entre los 2 procesos</text:span><text:span text:style-name="T3">.</text:span></text:p>
      <text:p text:style-name="P3"/>
      <text:p text:style-name="Standard"><text:span text:style-name="T3">El problema es que </text:span><text:span text:style-name="T2">el papel del</text:span><text:span text:style-name="T3"> </text:span></text:p>
      <text:p text:style-name="P3"/>
      <text:p text:style-name="Standard"><text:span text:style-name="T3"><text:tab/></text:span><text:span text:style-name="T2">CLIENTE</text:span><text:span text:style-name="T3"><text:tab/><text:tab/>es </text:span><text:span text:style-name="T2">iniciar el comienzo de la sesión</text:span></text:p>
      <text:p text:style-name="P3"/>
      <text:p text:style-name="P3"><text:tab/><text:span text:style-name="T4">SERVIDOR</text:span> <text:tab/>es <text:span text:style-name="T4">esperar el comienzo de la sesión</text:span></text:p>
      <text:p text:style-name="P2"/>
      <text:p text:style-name="P3">Pero </text:p>
      <text:p text:style-name="P2"><text:tab/>UNA VEZ QUE LA SESIÓN SE ESTABLECIÓ </text:p>
      <text:p text:style-name="P2"><text:tab/>ESTO SE VUELVE SIMÉTRICO<text:span text:style-name="T5">, </text:span></text:p>
      <text:p text:style-name="P3">otro </text:p>
      <text:p text:style-name="P2"><text:tab/>PROBLEMA ES QUIÉN DE AMBOS HACE EL PRIMER ENVÍO </text:p>
      <text:p text:style-name="P37"><text:span text:style-name="T4"><text:tab/></text:span><text:span text:style-name="T5">(</text:span><text:span text:style-name="T4">EL OTRO DEBE RECIBIR</text:span><text:span text:style-name="T5">). </text:span></text:p>
      <text:p text:style-name="P3"/>
      <text:p text:style-name="P3">Esto </text:p>
      <text:p text:style-name="Standard"><text:span text:style-name="T3"><text:tab/></text:span><text:span text:style-name="T2">SE COMPLICA PUÉS LAS LECTURAS (read(2)) SON BLOQUEANTES</text:span></text:p>
      <text:p text:style-name="P2"/>
      <text:p text:style-name="P2"><text:tab/><text:tab/><text:tab/><text:tab/><text:span text:style-name="T13">UN POSIBLE ESCENARIO:</text:span></text:p>
      <text:p text:style-name="Standard"><text:span text:style-name="T3"><text:tab/><text:tab/></text:span><text:span text:style-name="T7">CLIENTE</text:span><text:span text:style-name="T3"><text:tab/><text:tab/><text:tab/><text:tab/><text:tab/></text:span><text:span text:style-name="T7">SERVIDOR</text:span></text:p>
      <text:p text:style-name="P8"/>
      <text:p text:style-name="P8"><text:tab/><text:tab/>write(2)<text:tab/><text:tab/><text:tab/><text:tab/><text:tab/>read(2)</text:p>
      <text:p text:style-name="P8"><text:tab/></text:p>
      <text:p text:style-name="P8"><text:tab/><text:tab/><text:tab/><text:tab/><text:tab/><text:tab/><text:tab/><text:tab/>bloquea hasta que el cliente</text:p>
      <text:p text:style-name="P8"><text:tab/><text:tab/><text:tab/><text:tab/><text:tab/><text:tab/><text:tab/><text:tab/>escriba, </text:p>
      <text:p text:style-name="P8"><text:tab/><text:tab/><text:tab/><text:tab/><text:tab/><text:tab/><text:tab/><text:tab/>no puede escribir hasta no </text:p>
      <text:p text:style-name="P8"><text:tab/><text:tab/><text:tab/><text:tab/><text:tab/><text:tab/><text:tab/><text:tab/>salir del read(2)</text:p>
      <text:p text:style-name="P8"/>
      <text:p text:style-name="P8">Entonces LAS <text:span text:style-name="T29">POSIBLES SOLUCIONES</text:span>:</text:p>
      <text:p text:style-name="P3"/>
      <text:p text:style-name="P3"><text:s text:c="3"/><text:span text:style-name="T4">a)</text:span> <text:s text:c="2"/><text:span text:style-name="T4">“Muerto el perro se acabó la rabia!”</text:span> Podemos usar <text:span text:style-name="T4">read(2) NO <text:tab/><text:tab/><text:tab/>BLOQUEANTE</text:span>. Se puede hacer <text:span text:style-name="T4">con</text:span> <text:span text:style-name="T4">ioctl(2) usando el atributo</text:span> <text:tab/><text:tab/><text:span text:style-name="T4">O_NDELAY, no se recomienda pues baja mucho la eficiencia.</text:span></text:p>
      <text:p text:style-name="P2"><text:s text:c="3"/></text:p>
      <text:p text:style-name="Standard"><text:span text:style-name="T2"><text:s text:c="2"/>b)</text:span><text:span text:style-name="T3"> <text:s text:c="2"/>Un </text:span><text:span text:style-name="T2">read(2) ¿siempre es bloqueante?</text:span></text:p>
      <text:p text:style-name="Standard"><text:span text:style-name="T3"><text:s text:c="2"/><text:tab/></text:span><text:span text:style-name="T2">Pues, siempre que no haya nada que leer</text:span><text:span text:style-name="T3">. Entonces </text:span><text:span text:style-name="T2">debemos </text:span></text:p>
      <text:p text:style-name="Standard"><text:span text:style-name="T2"><text:tab/>hacer read(2) cuando haya algo que leer</text:span><text:span text:style-name="T3">. Algo así como:</text:span></text:p>
      <text:p text:style-name="Standard"><text:span text:style-name="T3"><text:tab/><text:tab/></text:span><text:span text:style-name="T2">if( “hay algo que leer” ) <text:s text:c="2"/>read()</text:span></text:p>
      <text:p text:style-name="P3"/>
      <text:p text:style-name="P3"/>
      <text:p text:style-name="P3"/>
      <text:p text:style-name="P3"/>
      <text:p text:style-name="P3"/>
      <text:p text:style-name="P1">Clase 12-09-2006: Programa de chat</text:p>
      <text:p text:style-name="P1">PAR CLIENTE-SERVIDOR TCP NO BLOQUEANTE (select(2))<text:span text:style-name="T1">:</text:span></text:p>
      <text:p text:style-name="P3"/>
      <text:p text:style-name="P3"><text:tab/><text:span text:style-name="T4">¿Cómo implementamos esto?</text:span></text:p>
      <text:p text:style-name="P3"/>
      <text:p text:style-name="P3"><text:tab/><text:span text:style-name="T4">b.a) <text:s text:c="2"/>“conectando una bola de cristal al PL”, o</text:span></text:p>
      <text:p text:style-name="P3"/>
      <text:p text:style-name="P3"/>
      <text:p text:style-name="P3"><text:tab/><text:span text:style-name="T4">b.b) <text:s text:c="2"/>Usando select(2)</text:span></text:p>
      <text:p text:style-name="P2"><text:tab/><text:tab/>Apareció en BSD<text:span text:style-name="T5"> (</text:span>AT&amp;T usó poll(2))<text:span text:style-name="T5">, </text:span>permite quedar </text:p>
      <text:p text:style-name="P3"><text:span text:style-name="T4"><text:tab/><text:tab/>“en escucha” sobre varios canales de E/S a la vez</text:span>. </text:p>
      <text:p text:style-name="P3"><text:tab/><text:tab/>Es una de las primitivas más complicadas y <text:span text:style-name="T4">su prototipo es</text:span>:</text:p>
      <text:p text:style-name="P3"/>
      <text:p text:style-name="P2"><text:tab/>int select(<text:tab/>int maxfdpmas1,<text:tab/>/* descriptor de fichero con </text:p>
      <text:p text:style-name="P2"><text:tab/><text:tab/><text:tab/><text:tab/><text:tab/><text:tab/><text:tab/><text:tab/>el número más alto en </text:p>
      <text:p text:style-name="P2"><text:tab/><text:tab/><text:tab/><text:tab/><text:tab/><text:tab/><text:tab/><text:tab/>cualesquiera de los tres </text:p>
      <text:p text:style-name="P2"><text:tab/><text:tab/><text:tab/><text:tab/><text:tab/><text:tab/><text:tab/><text:tab/>conjuntos, incrementado en </text:p>
      <text:p text:style-name="P2"><text:tab/><text:tab/><text:tab/><text:tab/><text:tab/><text:tab/><text:tab/><text:tab/>uno */</text:p>
      <text:p text:style-name="P2"/>
      <text:p text:style-name="P2"><text:tab/><text:tab/><text:tab/><text:tab/>fd_set * in,<text:tab/>/* conjunto de descriptores de </text:p>
      <text:p text:style-name="P2"><text:tab/><text:tab/><text:tab/><text:tab/><text:tab/><text:tab/><text:tab/>ficheros usados para lectura */</text:p>
      <text:p text:style-name="P2"/>
      <text:p text:style-name="P2"><text:tab/><text:tab/><text:tab/><text:tab/>fd_set * out,<text:tab/>/* conjunto de descriptores de </text:p>
      <text:p text:style-name="P2"><text:tab/><text:tab/><text:tab/><text:tab/><text:tab/><text:tab/><text:tab/>ficheros usados para escritura */</text:p>
      <text:p text:style-name="P2"/>
      <text:p text:style-name="Standard"><text:span text:style-name="T2"><text:tab/><text:tab/><text:tab/><text:tab/>fd_set * excepciones,</text:span><text:tab/><text:span text:style-name="T2">/* conjunto de </text:span></text:p>
      <text:p text:style-name="P2"><text:tab/><text:tab/><text:tab/><text:tab/><text:tab/><text:tab/><text:tab/><text:tab/><text:tab/>descriptores de </text:p>
      <text:p text:style-name="P2"><text:tab/><text:tab/><text:tab/><text:tab/><text:tab/><text:tab/><text:tab/><text:tab/><text:tab/>ficheros usados para </text:p>
      <text:p text:style-name="P2"><text:tab/><text:tab/><text:tab/><text:tab/><text:tab/><text:tab/><text:tab/><text:tab/><text:tab/>excepciones */</text:p>
      <text:p text:style-name="P2"/>
      <text:p text:style-name="P2"><text:tab/><text:tab/><text:tab/><text:tab/>struct timeval * tv);<text:tab/>/* Limite de tiempo, que </text:p>
      <text:p text:style-name="P2"><text:tab/><text:tab/><text:tab/><text:tab/><text:tab/><text:tab/><text:tab/><text:tab/>transcurre antes de que </text:p>
      <text:p text:style-name="P2"><text:tab/><text:tab/><text:tab/><text:tab/><text:tab/><text:tab/><text:tab/><text:tab/>select(2) regrese */</text:p>
      <text:p text:style-name="P2"/>
      <text:p text:style-name="P3"><text:tab/><text:span text:style-name="T4">Tiene asociadas </text:span>las siguientes <text:span text:style-name="T4">macros para manipular los conjuntos de descriptores de ficheros</text:span>:</text:p>
      <text:p text:style-name="P2"/>
      <text:p text:style-name="P2">FD_ZERO(fd_set *)<text:tab/><text:tab/><text:tab/>/* Limpia un conjunto */</text:p>
      <text:p text:style-name="P2"/>
      <text:p text:style-name="P2">FD_SET(int fd,<text:tab/>fd_set *)<text:tab/><text:tab/>/* añade descriptor ``fd” al conjunto */</text:p>
      <text:p text:style-name="P2"/>
      <text:p text:style-name="P2">FD_CLEAR(int fd, fd_set *)<text:tab/>/* borra descriptor ``fd” del conjunto */</text:p>
      <text:p text:style-name="P2"/>
      <text:p text:style-name="P2">FD_ISSET(int fd, fd_set *)<text:tab/><text:tab/>/* verifica si descriptor ``fd” está en el</text:p>
      <text:p text:style-name="P2"><text:tab/><text:tab/><text:tab/><text:tab/><text:tab/><text:tab/>conjunto */</text:p>
      <text:p text:style-name="P2"/>
      <text:p text:style-name="P2">Ahora veamos cómo sería el código fuente del </text:p>
      <text:p text:style-name="P2"><text:tab/>SERVIDOR TCP NO BLOQUEANTE: </text:p>
      <text:p text:style-name="P1">Clase 12-09-2006: Programa de chat</text:p>
      <text:p text:style-name="P1">PAR CLIENTE-SERVIDOR TCP NO BLOQUEANTE (select(2))<text:span text:style-name="T1">:</text:span></text:p>
      <text:p text:style-name="P3"/>
      <text:p text:style-name="P3">/* <text:span text:style-name="T4">Archivo: servidor-tcp-no-bloqueante-v2.c</text:span></text:p>
      <text:p text:style-name="Standard"><text:span text:style-name="T3">* <text:s text:c="5"/>Abre un </text:span><text:span text:style-name="T2">socket TCP</text:span><text:span text:style-name="T3"> y </text:span><text:span text:style-name="T2">espera la conexión</text:span><text:span text:style-name="T3">. Una vez establecida,</text:span></text:p>
      <text:p text:style-name="Standard"><text:span text:style-name="T3">* <text:s text:c="5"/></text:span><text:span text:style-name="T2">verifica si existen paquetes de entrada</text:span><text:span text:style-name="T3"> por el socket ó por STDIN.</text:span></text:p>
      <text:p text:style-name="Standard"><text:span text:style-name="T3">* <text:s text:c="5"/></text:span><text:span text:style-name="T2">Si se reciben</text:span><text:span text:style-name="T3"> paquetes </text:span><text:span text:style-name="T2">por el socket, los envía a STDOUT</text:span><text:span text:style-name="T3">.</text:span></text:p>
      <text:p text:style-name="Standard"><text:span text:style-name="T3">* <text:s text:c="5"/></text:span><text:span text:style-name="T2">Si se reciben</text:span><text:span text:style-name="T3"> paquetes </text:span><text:span text:style-name="T2">por STDIN,</text:span><text:span text:style-name="T3"> </text:span><text:span text:style-name="T2">los envía por el socket</text:span><text:span text:style-name="T3">.</text:span></text:p>
      <text:p text:style-name="P3">*/</text:p>
      <text:p text:style-name="P3"/>
      <text:p text:style-name="P2">/* ARCHIVOS DE CABECERA */</text:p>
      <text:p text:style-name="P3">#include&lt;stdio.h&gt;</text:p>
      <text:p text:style-name="P3">#include&lt;stdlib.h&gt;</text:p>
      <text:p text:style-name="P3">#include&lt;string.h&gt;</text:p>
      <text:p text:style-name="P3">#include&lt;unistd.h&gt;</text:p>
      <text:p text:style-name="P3">#include&lt;sys/types.h&gt;</text:p>
      <text:p text:style-name="P3">#include&lt;sys/socket.h&gt;</text:p>
      <text:p text:style-name="P3">#include&lt;netinet/in.h&gt;</text:p>
      <text:p text:style-name="P3">#include&lt;arpa/inet.h&gt;</text:p>
      <text:p text:style-name="P3">#include&lt;sys/time.h&gt;</text:p>
      <text:p text:style-name="P3">#include&lt;sys/select.h&gt;</text:p>
      <text:p text:style-name="P3"/>
      <text:p text:style-name="P2">/* DEFINICIONES */</text:p>
      <text:p text:style-name="P3">#define PORT 5000</text:p>
      <text:p text:style-name="P3">#define MAX(x,y) ((x)&gt;(y) ? (x) : (y))</text:p>
      <text:p text:style-name="P3">#define SIZE 1024</text:p>
      <text:p text:style-name="P3">#define TIME 3600</text:p>
      <text:p text:style-name="P3"/>
      <text:p text:style-name="P3">/* SINONIMOS */</text:p>
      <text:p text:style-name="P3">typedef struct sockaddr *sad;</text:p>
      <text:p text:style-name="P3"/>
      <text:p text:style-name="P3">/* FUNCIONES */</text:p>
      <text:p text:style-name="P3">void error(char *s){</text:p>
      <text:p text:style-name="P3"><text:s text:c="8"/>perror(s);</text:p>
      <text:p text:style-name="P3"><text:s text:c="8"/>exit(-1);</text:p>
      <text:p text:style-name="P3">}</text:p>
      <text:p text:style-name="P3">/* FUNCION PRINCIPAL MAIN */</text:p>
      <text:p text:style-name="P3">int main(){</text:p>
      <text:p text:style-name="P3"><text:s text:c="8"/><text:span text:style-name="T4">int sock, sock1</text:span>, cto, largo;</text:p>
      <text:p text:style-name="P3"><text:s text:c="8"/><text:span text:style-name="T4">struct sockaddr_in sin, sin1</text:span>;</text:p>
      <text:p text:style-name="P3"><text:s text:c="8"/>char linea[SIZE];</text:p>
      <text:p text:style-name="P3"><text:s text:c="8"/><text:span text:style-name="T4">fd_set in, in_orig</text:span>;</text:p>
      <text:p text:style-name="P3"><text:s text:c="8"/><text:span text:style-name="T4">struct timeval tv</text:span>;</text:p>
      <text:p text:style-name="P3"/>
      <text:p text:style-name="P3"><text:s text:c="8"/>if((sock=<text:span text:style-name="T4">socket</text:span>(PF_INET, SOCK_STREAM,0))&lt;0) //sock es el que escucha</text:p>
      <text:p text:style-name="P3"><text:s text:c="16"/>error("socket"); <text:s text:c="19"/>//sock1 es el que acepta y recibe</text:p>
      <text:p text:style-name="P3"/>
      <text:p text:style-name="P3"/>
      <text:p text:style-name="P1">Clase 12-09-2006: Programa de chat</text:p>
      <text:p text:style-name="P1">PAR CLIENTE-SERVIDOR TCP NO BLOQUEANTE (select(2))<text:span text:style-name="T1">:</text:span></text:p>
      <text:p text:style-name="P3"/>
      <text:p text:style-name="P3"><text:tab/><text:span text:style-name="T4">/* Continua: Archivo: servidor-tcp-no-bloqueante-v2.c */</text:span></text:p>
      <text:p text:style-name="P3"><text:s text:c="8"/>sin.sin_family=AF_INET; // Familia de direcciones de sock</text:p>
      <text:p text:style-name="P3"><text:s text:c="8"/>sin.sin_port=htons(PORT);// Puerto, con bytes en orden de red, para sock</text:p>
      <text:p text:style-name="P3"><text:s text:c="8"/>sin.sin_addr.s_addr=INADDR_ANY; //dirección de internet, con bytes en</text:p>
      <text:p text:style-name="P3"><text:s text:c="40"/>// orden de red, para sock</text:p>
      <text:p text:style-name="P3"/>
      <text:p text:style-name="P3"><text:s text:c="8"/>if(<text:span text:style-name="T4">bind</text:span>(sock, (sad)&amp;sin, sizeof sin)&lt;0) //publica dirección sin de sock</text:p>
      <text:p text:style-name="P3"><text:s text:c="16"/>error("bind");</text:p>
      <text:p text:style-name="P3"><text:s text:c="8"/>if(<text:span text:style-name="T4">listen</text:span>(sock,5)&lt;0) //pone en escucha a sock, 5 es tamaño de cola espera</text:p>
      <text:p text:style-name="P3"><text:s text:c="16"/>error("listen");</text:p>
      <text:p text:style-name="P3"/>
      <text:p text:style-name="P3"><text:s text:c="8"/>largo=sizeof sin1;</text:p>
      <text:p text:style-name="P3"/>
      <text:p text:style-name="P3"><text:s text:c="8"/>if((sock1=<text:span text:style-name="T4">accept</text:span>(sock,(sad)&amp;sin1,&amp;largo))&lt;0) <text:s text:c="3"/>//por sock1 acepta <text:tab/></text:p>
      <text:p text:style-name="P3"><text:tab/><text:tab/><text:tab/><text:tab/><text:tab/><text:tab/><text:tab/><text:tab/><text:tab/> <text:s/>//conexiones TCP</text:p>
      <text:p text:style-name="P3"><text:s text:c="16"/>error("accept"); <text:s text:c="15"/>//desde dirección remota sin1, mediante</text:p>
      <text:p text:style-name="P3"><text:s text:c="56"/>//dirección local sin de sock</text:p>
      <text:p text:style-name="P3"><text:s/>// lo que se lea de STDIN mediante dirección sin de sock, se escribirá en sock1</text:p>
      <text:p text:style-name="P3"><text:s/>// lo que se lea por sock1 desde dirección remota sin1, se escribirá en STDOUT</text:p>
      <text:p text:style-name="P3"/>
      <text:p text:style-name="P3"><text:s text:c="8"/>/*tiene select*/</text:p>
      <text:p text:style-name="P3"><text:s text:c="8"/>FD_ZERO(&amp;in_orig);//Limpia el conjunto de descriptores de ficheros in_orig</text:p>
      <text:p text:style-name="P3"><text:s text:c="8"/>FD_SET(0, &amp;in_orig); //añade STDIN al conjunto in_orig</text:p>
      <text:p text:style-name="P3"><text:s text:c="8"/>FD_SET(sock1, &amp;in_orig); //añade sock1 al conjunto in_orig</text:p>
      <text:p text:style-name="P3"/>
      <text:p text:style-name="P3"><text:s text:c="8"/>/*tiene 1 hora*/</text:p>
      <text:p text:style-name="P3"><text:s text:c="8"/>tv.tv_sec=TIME; //tiempo hasta que select(2) retorne: 3600 segundos</text:p>
      <text:p text:style-name="P3"><text:s text:c="8"/>tv.tv_usec=0;</text:p>
      <text:p text:style-name="P3"><text:s text:c="8"/>for(;;){</text:p>
      <text:p text:style-name="P3"><text:s text:c="16"/>memcpy(&amp;in, &amp;in_orig, sizeof in); // copia conjunto in_orig en in</text:p>
      <text:p text:style-name="P3"><text:s text:c="16"/>if((cto=select(MAX(0,sock1)+1,&amp;in,NULL,NULL,&amp;tv))&lt;0) // observa</text:p>
      <text:p text:style-name="P3"><text:s text:c="24"/>error("select"); <text:s text:c="7"/>// si hay algo para leer en el conjunto in</text:p>
      <text:p text:style-name="P3"><text:s text:c="16"/>if(cto==0) <text:s text:c="5"/>//si tiempo de espera de select(2) termina ==&gt; error</text:p>
      <text:p text:style-name="P3"><text:s text:c="24"/>error("timeout");</text:p>
      <text:p text:style-name="P3"/>
      <text:p text:style-name="P3"><text:s text:c="16"/>/* averiguamos donde hay algo para leer*/</text:p>
      <text:p text:style-name="P3"><text:s text:c="16"/>if(FD_ISSET(0,&amp;in)){ <text:s text:c="3"/>//si hay para leer desde STDIN</text:p>
      <text:p text:style-name="P3"/>
      <text:p text:style-name="P3"><text:s text:c="24"/>fgets(linea, SIZE, stdin); // lee hasta 1024 caracteres de STDIN, </text:p>
      <text:p text:style-name="P3"><text:tab/><text:tab/><text:tab/><text:tab/><text:tab/><text:tab/><text:tab/>//los pone en linea</text:p>
      <text:p text:style-name="P3"/>
      <text:p text:style-name="P3"><text:s text:c="24"/>if( write(sock1, linea, strlen(linea)) &lt; 0 ) // escribe contenido de </text:p>
      <text:p text:style-name="P3"><text:tab/><text:tab/><text:tab/><text:tab/><text:tab/><text:tab/><text:tab/><text:tab/><text:tab/><text:tab/>//linea en sock1</text:p>
      <text:p text:style-name="P3"><text:s text:c="32"/>error("write");</text:p>
      <text:p text:style-name="P3"><text:s text:c="16"/>}</text:p>
      <text:p text:style-name="P1">Clase 12-09-2006: Programa de chat</text:p>
      <text:p text:style-name="P1">PAR CLIENTE-SERVIDOR TCP NO BLOQUEANTE (select(2))<text:span text:style-name="T1">:</text:span></text:p>
      <text:p text:style-name="P3"/>
      <text:p text:style-name="P3"><text:tab/><text:span text:style-name="T4">/* Continua: Archivo: servidor-tcp-no-bloqueante-v2.c */</text:span></text:p>
      <text:p text:style-name="P3"/>
      <text:p text:style-name="P3"><text:s text:c="16"/>if(FD_ISSET(sock1,&amp;in)){ <text:s text:c="3"/>// si hay para leer desde sock1 ``remoto´´</text:p>
      <text:p text:style-name="P3"><text:s text:c="24"/>if( (cto=read(sock1,linea,1024)) &lt; 0 ) // lee hasta 1024 </text:p>
      <text:p text:style-name="P3"><text:tab/><text:tab/><text:tab/><text:tab/><text:tab/><text:tab/><text:tab/><text:tab/><text:tab/> //caracteres de</text:p>
      <text:p text:style-name="P3"><text:s text:c="32"/>error("read"); <text:s text:c="12"/>// sock1, los pone en linea</text:p>
      <text:p text:style-name="P3"><text:s text:c="24"/>else if( cto == 0 ) <text:s text:c="2"/>// si lectura devuelve 0 ==&gt; parar ejecucion</text:p>
      <text:p text:style-name="P3"><text:s text:c="32"/>break;</text:p>
      <text:p text:style-name="P2"/>
      <text:p text:style-name="P3"><text:s text:c="24"/>linea[cto]=0; <text:s text:c="2"/>// marcar fin del buffer con ``0´´</text:p>
      <text:p text:style-name="P3"/>
      <text:p text:style-name="P3"><text:tab/><text:tab/> <text:s text:c="4"/>/* Imprime en pantalla dirección de internet del cliente </text:p>
      <text:p text:style-name="P3"><text:tab/><text:tab/> <text:s text:c="8"/>desde donde vienen datos */</text:p>
      <text:p text:style-name="P3"><text:s text:c="17"/>printf("\nDe la direccion[ %s ] : puerto[ %d ] --- llega el mensaje:\n",</text:p>
      <text:p text:style-name="P3"><text:s text:c="40"/>inet_ntoa(sin1.sin_addr),</text:p>
      <text:p text:style-name="P3"><text:s text:c="40"/>ntohs(sin1.sin_port));</text:p>
      <text:p text:style-name="P3"><text:s text:c="24"/>printf("%s \n",linea);</text:p>
      <text:p text:style-name="P3"><text:s text:c="16"/>}</text:p>
      <text:p text:style-name="P3"><text:s text:c="8"/>}</text:p>
      <text:p text:style-name="P3"/>
      <text:p text:style-name="P3"><text:s text:c="8"/>close(sock1);</text:p>
      <text:p text:style-name="P3"><text:s text:c="8"/>close(sock);</text:p>
      <text:p text:style-name="P3"><text:s text:c="8"/>return 0;</text:p>
      <text:p text:style-name="P3">}</text:p>
      <text:p text:style-name="P2">/* Fin Archivo: servidor-tcp-no-bloqueante-v2.c */</text:p>
      <text:p text:style-name="P2"/>
      <text:p text:style-name="P3">Que se compila mediante:</text:p>
      <text:p text:style-name="P3"/>
      <text:p text:style-name="P3"><text:tab/><text:span text:style-name="T4">gcc <text:tab/>-Wall<text:tab/>servidor-tcp-no-bloqueante-v2.c </text:span></text:p>
      <text:p text:style-name="P2"><text:tab/><text:tab/>-o<text:tab/><text:tab/>servidor-tcp-no-bloqueante-v2.out</text:p>
      <text:p text:style-name="P2"/>
      <text:p text:style-name="P3">Y se ejecuta mediante:</text:p>
      <text:p text:style-name="P3"/>
      <text:p text:style-name="P3"><text:tab/><text:span text:style-name="T4">./servidor-tcp-no-bloqueante-v2.out</text:span></text:p>
      <text:p text:style-name="P3"/>
      <text:p text:style-name="P3">Ahora veamos como sería el código fuente del </text:p>
      <text:p text:style-name="P2"><text:tab/>CLIENTE TCP NO BLOQUEANTE:</text:p>
      <text:p text:style-name="P2"/>
      <text:p text:style-name="P3">/* <text:span text:style-name="T4">Archivo: cliente-tcp-no-bloqueante-v2.c</text:span></text:p>
      <text:p text:style-name="Standard"><text:span text:style-name="T3"><text:s/>* <text:s text:c="5"/></text:span><text:span text:style-name="T2">Abre un socket TCP</text:span><text:span text:style-name="T3"> e </text:span><text:span text:style-name="T2">inicia una conexión TCP</text:span><text:span text:style-name="T3"> hacia un servidor</text:span></text:p>
      <text:p text:style-name="Standard"><text:span text:style-name="T3"><text:s/>* <text:s text:c="5"/>TCP remoto. </text:span><text:span text:style-name="T2">Una vez conectado</text:span><text:span text:style-name="T3">, </text:span><text:span text:style-name="T2">verifica si existen paquetes de</text:span></text:p>
      <text:p text:style-name="P3"><text:s/>* <text:s text:c="5"/>entrada por el socket ó por STDIN.</text:p>
      <text:p text:style-name="P3"><text:s/>* <text:s text:c="5"/><text:span text:style-name="T4">Si se reciben paquetes por el socket</text:span>, <text:span text:style-name="T4">los envía a STDOUT</text:span>.</text:p>
      <text:p text:style-name="P3"><text:s/>* <text:s text:c="5"/><text:span text:style-name="T4">Si se reciben paquetes por STDIN, los envía por el socket</text:span>.</text:p>
      <text:p text:style-name="P3"><text:s/>**/</text:p>
      <text:p text:style-name="P1">Clase 12-09-2006: Programa de chat</text:p>
      <text:p text:style-name="P1">PAR CLIENTE-SERVIDOR TCP NO BLOQUEANTE (select(2))<text:span text:style-name="T1">:</text:span></text:p>
      <text:p text:style-name="P3"/>
      <text:p text:style-name="P2"><text:tab/><text:span text:style-name="T5">/* </text:span>Continua: cliente-tcp-no-bloqueante-v2.c */</text:p>
      <text:p text:style-name="P2"/>
      <text:p text:style-name="P2">/* ARCHIVOS DE CABECERA */</text:p>
      <text:p text:style-name="P3">#include&lt;stdio.h&gt;</text:p>
      <text:p text:style-name="P3">#include&lt;stdlib.h&gt;</text:p>
      <text:p text:style-name="P3">#include&lt;unistd.h&gt;</text:p>
      <text:p text:style-name="P3">#include&lt;sys/types.h&gt;</text:p>
      <text:p text:style-name="P3">#include&lt;sys/socket.h&gt;</text:p>
      <text:p text:style-name="P3">#include&lt;netinet/in.h&gt;</text:p>
      <text:p text:style-name="P3">#include&lt;arpa/inet.h&gt;</text:p>
      <text:p text:style-name="P3">#include&lt;sys/time.h&gt;</text:p>
      <text:p text:style-name="P3">#include&lt;sys/select.h&gt;</text:p>
      <text:p text:style-name="P3">#include&lt;string.h&gt;</text:p>
      <text:p text:style-name="P3"/>
      <text:p text:style-name="P2">/* DEFINICIONES */</text:p>
      <text:p text:style-name="P3">#define PORT 5000</text:p>
      <text:p text:style-name="P3">#define MAX(x,y) ((x)&gt;(y) ? (x) : (y))</text:p>
      <text:p text:style-name="P3">#define SIZE 1024</text:p>
      <text:p text:style-name="P3">#define TIME 3600</text:p>
      <text:p text:style-name="P3"/>
      <text:p text:style-name="P2">/* SINONIMOS */</text:p>
      <text:p text:style-name="P3">typedef struct sockaddr *sad;</text:p>
      <text:p text:style-name="P3"/>
      <text:p text:style-name="P2">/* FUNCIONES */</text:p>
      <text:p text:style-name="P3">void error(char *s){</text:p>
      <text:p text:style-name="P3"><text:s text:c="4"/>perror(s);</text:p>
      <text:p text:style-name="P3"><text:s text:c="4"/>exit(-1);</text:p>
      <text:p text:style-name="P3">}</text:p>
      <text:p text:style-name="P3"/>
      <text:p text:style-name="P2">/* FUNCION PRINCIPAL MAIN */</text:p>
      <text:p text:style-name="P3">int main(int argc, char **argv){</text:p>
      <text:p text:style-name="Standard"><text:span text:style-name="T3"><text:s text:c="4"/></text:span><text:span text:style-name="T2">int sock</text:span><text:span text:style-name="T3">, cto; <text:s text:c="5"/>//por sock va a iniciar conexion TCP</text:span></text:p>
      <text:p text:style-name="P3"><text:s text:c="24"/><text:tab/> <text:s/>//a servidor TCP remoto</text:p>
      <text:p text:style-name="P3"/>
      <text:p text:style-name="P3"><text:s text:c="4"/>if(argc &lt; 2){</text:p>
      <text:p text:style-name="P3"><text:s text:c="8"/>fprintf(stderr,"usa: %s ipaddr \n", argv[0]);</text:p>
      <text:p text:style-name="P3"><text:s text:c="8"/>exit(-1);</text:p>
      <text:p text:style-name="P3"><text:s text:c="4"/>}</text:p>
      <text:p text:style-name="P3"/>
      <text:p text:style-name="P3"><text:s text:c="4"/>struct <text:span text:style-name="T4">sockaddr_in</text:span> sin; // direccion de internet para sock</text:p>
      <text:p text:style-name="P3"><text:s text:c="4"/>char linea[SIZE]; <text:s text:c="2"/>// ``buffer´´ de 1024 caracteres (un arreglo)</text:p>
      <text:p text:style-name="P3"><text:s text:c="4"/><text:span text:style-name="T4">fd_set</text:span> <text:span text:style-name="T4">in, in_orig</text:span>; // conjuntos de descriptores de ficheros</text:p>
      <text:p text:style-name="P3"><text:s text:c="4"/><text:span text:style-name="T4">struct timeval</text:span> <text:span text:style-name="T4">tv</text:span>; <text:s/>// tiempo limite que debe transcurrir antes que</text:p>
      <text:p text:style-name="P3"><text:s text:c="6"/><text:tab/><text:tab/> <text:s text:c="13"/>// select(2) retorne</text:p>
      <text:p text:style-name="P3"/>
      <text:p text:style-name="P1">Clase 12-09-2006: Programa de chat</text:p>
      <text:p text:style-name="P1">PAR CLIENTE-SERVIDOR TCP NO BLOQUEANTE (select(2))<text:span text:style-name="T1">:</text:span></text:p>
      <text:p text:style-name="P3"/>
      <text:p text:style-name="P2"><text:tab/><text:span text:style-name="T5">/* </text:span>Continua: cliente-tcp-no-bloqueante-v2.c */</text:p>
      <text:p text:style-name="P3"><text:s text:c="4"/>if((sock = <text:span text:style-name="T4">socket</text:span>(PF_INET, SOCK_STREAM,0))&lt;0) // abre sock</text:p>
      <text:p text:style-name="P3"><text:s text:c="12"/>error("socket");</text:p>
      <text:p text:style-name="P3"/>
      <text:p text:style-name="Standard"><text:span text:style-name="T3"><text:tab/>/* </text:span><text:span text:style-name="T2">Continua: cliente-tcp-no-bloqueante-v2.c */</text:span></text:p>
      <text:p text:style-name="P3"><text:s text:c="4"/>sin.sin_family=AF_INET; <text:tab/>// familia de direcciones a la que pertenece sin, </text:p>
      <text:p text:style-name="P3"><text:tab/><text:tab/><text:tab/><text:tab/><text:tab/>// para sock</text:p>
      <text:p text:style-name="P3"><text:s text:c="4"/>sin.sin_port=htons(PORT); <text:s text:c="2"/>// puerto de sin, para sock</text:p>
      <text:p text:style-name="P3"/>
      <text:p text:style-name="P3"><text:s text:c="4"/>inet_aton(argv[1],&amp;sin.sin_addr);</text:p>
      <text:p text:style-name="P3"><text:s text:c="4"/>//direccion de internet de sin, para sock (del servidor remoto)</text:p>
      <text:p text:style-name="P3"><text:s text:c="4"/>/* transforma argv[1] (la direccion IP pasada como argumento al programa)</text:p>
      <text:p text:style-name="P3"><text:s text:c="4"/>* desde formato ``ascii´´ (puntero a cadena de caracteres)</text:p>
      <text:p text:style-name="P3"><text:s text:c="4"/>* <text:s/>al formato ``network´´ (guarda en la ``struct in_addr´´ ``sin.sin_addr´´ )</text:p>
      <text:p text:style-name="P3"><text:s text:c="4"/>* <text:s/>que a su vez es miembro de la ``struct sockaddr_in´´ ``sin´´.</text:p>
      <text:p text:style-name="P3"><text:s text:c="4"/>* <text:s/>Se trata de la direccion IP del servidor al que se quiere conectar.</text:p>
      <text:p text:style-name="P3"><text:s text:c="4"/>**/</text:p>
      <text:p text:style-name="P3"/>
      <text:p text:style-name="P3"><text:s text:c="4"/>if( <text:span text:style-name="T4">connect</text:span>(sock, (sad)&amp;sin, sizeof sin)&lt;0) //sock inicia la conexion TCP</text:p>
      <text:p text:style-name="P3"><text:s text:c="12"/>error("conect"); <text:s text:c="19"/>// hacia dirección remota sin.sin_addr</text:p>
      <text:p text:style-name="P3"/>
      <text:p text:style-name="P3"><text:s text:c="4"/>/*tiene select*/</text:p>
      <text:p text:style-name="P3"><text:s text:c="4"/>FD_ZERO(&amp;in_orig);//Limpia el conjunto de descriptores de fichero ``in_orig´´</text:p>
      <text:p text:style-name="P3"><text:s text:c="4"/>FD_SET(0, &amp;in_orig);// añade al conjuto ``in_orig´´ el descriptor STDIN</text:p>
      <text:p text:style-name="P3"><text:s text:c="4"/>FD_SET(sock,&amp;in_orig); // añade al conjunto ``in_orig´´ el descriptor sock</text:p>
      <text:p text:style-name="P3"/>
      <text:p text:style-name="P3"><text:s text:c="4"/>/*tiene 1 hora*/</text:p>
      <text:p text:style-name="P3"><text:s text:c="4"/>tv.tv_sec=TIME;//tiempo disponible hasta que select(2) regrese: 3600 segs.</text:p>
      <text:p text:style-name="P3"><text:s text:c="4"/>tv.tv_usec=0;</text:p>
      <text:p text:style-name="P3"/>
      <text:p text:style-name="P3"><text:s text:c="4"/>for(;;){</text:p>
      <text:p text:style-name="P3"><text:s text:c="8"/>memcpy(&amp;in, &amp;in_orig, sizeof in); //copia conjunto in_orig en in</text:p>
      <text:p text:style-name="P3"><text:s text:c="8"/>if((cto = select(MAX(0,sock)+1,&amp;in,NULL,NULL,&amp;tv))&lt;0) <text:s text:c="2"/>//observa si hay</text:p>
      <text:p text:style-name="P3"><text:s text:c="16"/>error("select"); <text:s text:c="31"/>//algo en el conjunto in</text:p>
      <text:p text:style-name="P3"><text:s text:c="8"/>if(cto==0) <text:s text:c="5"/>//si el tiempo de espera para que select(2) retorne expira</text:p>
      <text:p text:style-name="P3"><text:s text:c="16"/>error("timeout"); <text:s text:c="6"/>// error</text:p>
      <text:p text:style-name="P3"/>
      <text:p text:style-name="P3"><text:s text:c="8"/>/* averiguamos donde hay algo para leer*/</text:p>
      <text:p text:style-name="P3"><text:s text:c="8"/>if(FD_ISSET(0,&amp;in)){ <text:s text:c="3"/>//si hay para leer desde STDIN</text:p>
      <text:p text:style-name="P3"><text:s text:c="12"/>fgets(linea, SIZE, stdin); <text:s/>//lee hasta 1024 caracteres de STDIN y los </text:p>
      <text:p text:style-name="P3"><text:tab/><text:tab/><text:tab/><text:tab/><text:tab/> <text:s text:c="5"/>//pone en linea</text:p>
      <text:p text:style-name="P3"><text:s text:c="12"/>write(sock, linea, strlen(linea)); //escribir contenido de linea en sock</text:p>
      <text:p text:style-name="P3"><text:s text:c="8"/>}</text:p>
      <text:p text:style-name="P3"/>
      <text:p text:style-name="P3"/>
      <text:p text:style-name="P1">Clase 12-09-2006: Programa de chat</text:p>
      <text:p text:style-name="P1">PAR CLIENTE-SERVIDOR TCP NO BLOQUEANTE (select(2))<text:span text:style-name="T1">:</text:span></text:p>
      <text:p text:style-name="P3"/>
      <text:p text:style-name="P3"><text:tab/>/* <text:span text:style-name="T4">Continua: cliente-tcp-no-bloqueante-v2.c */</text:span></text:p>
      <text:p text:style-name="P3"><text:s text:c="8"/>if(FD_ISSET(sock,&amp;in)){ //Si hay para leer desde sock</text:p>
      <text:p text:style-name="P3"><text:s text:c="12"/>cto = read(sock, linea, SIZE); //lee hasta 1024 caracteres de sock y los </text:p>
      <text:p text:style-name="P3"><text:tab/><text:tab/><text:tab/><text:tab/><text:tab/><text:tab/> <text:s text:c="3"/>//pone en linea</text:p>
      <text:p text:style-name="P3"><text:s text:c="12"/>if(cto &lt; 0)</text:p>
      <text:p text:style-name="P3"><text:s text:c="20"/>error("read"); <text:s text:c="5"/>//si lectura devuelve &lt; 0 ==&gt; error al leer</text:p>
      <text:p text:style-name="P3"><text:s text:c="12"/>else if(cto==0) break;//si lectura devuelve 0 <text:s text:c="2"/>==&gt; parar la ejecucion</text:p>
      <text:p text:style-name="P3"/>
      <text:p text:style-name="P3"><text:s text:c="12"/>linea[cto]=0; <text:s text:c="6"/>//marcar el final del buffer con ``0´´</text:p>
      <text:p text:style-name="P2"/>
      <text:p text:style-name="P3"><text:s text:c="3"/>/* Imprime en pantalla la direccion del servidor desde donde vienen datos */</text:p>
      <text:p text:style-name="P3"/>
      <text:p text:style-name="P3"><text:s text:c="12"/>printf("\nDe la direccion[ %s ] : puerto [ %d ] --- llega el mensaje:\n",</text:p>
      <text:p text:style-name="P3"><text:s text:c="28"/>inet_ntoa(sin.sin_addr),</text:p>
      <text:p text:style-name="P3"><text:s text:c="28"/>ntohs(sin.sin_port));</text:p>
      <text:p text:style-name="P3"><text:s text:c="12"/>//Imprime en pantalla lo que vino desde sock1 mediante buffer linea */</text:p>
      <text:p text:style-name="P3"><text:s text:c="12"/>printf("%s \n",linea);</text:p>
      <text:p text:style-name="P3"><text:s text:c="8"/>}</text:p>
      <text:p text:style-name="P3"><text:s text:c="4"/>}</text:p>
      <text:p text:style-name="P3">close(sock);</text:p>
      <text:p text:style-name="P3">return 0;</text:p>
      <text:p text:style-name="P3">}</text:p>
      <text:p text:style-name="P2">/* Fin Archivo: cliente-tcp-no-bloqueante-v2.c */</text:p>
      <text:p text:style-name="P2"/>
      <text:p text:style-name="P3">Que <text:span text:style-name="T4">se compila</text:span> mediante:</text:p>
      <text:p text:style-name="P3"/>
      <text:p text:style-name="P3"><text:tab/><text:span text:style-name="T4">gcc <text:tab/>-Wall<text:tab/>cliente-tcp-no-bloqueante-v2.c</text:span></text:p>
      <text:p text:style-name="P2"><text:tab/><text:tab/>-o<text:tab/><text:tab/>cliente-tcp-no-bloqueante-v2.out</text:p>
      <text:p text:style-name="P3"/>
      <text:p text:style-name="P3">Y <text:span text:style-name="T4">se ejecuta</text:span> de acuerdo a la siguiente sintaxis:</text:p>
      <text:p text:style-name="P3"/>
      <text:p text:style-name="P3"><text:tab/><text:span text:style-name="T4">./cliente-tcp-no-bloqueante-v2.out IPADDRESS</text:span></text:p>
      <text:p text:style-name="P3"/>
      <text:p text:style-name="P3">Por ejemplo puede realizarse una prueba referenciando a la dirección IP de la propia computadora, invocándolo de la siguiente forma:</text:p>
      <text:p text:style-name="P3"><text:tab/></text:p>
      <text:p text:style-name="P3"><text:tab/><text:span text:style-name="T4">./cliente-tcp-no-bloqueante-v2.out <text:s/>127.0.0.1</text:span></text:p>
      <text:p text:style-name="P2"/>
      <text:p text:style-name="P2"/>
      <text:p text:style-name="P3">Para comprender mejor ambos códigos fuente, necesitamos ver algunas páginas del manual en línea de comandos.</text:p>
      <text:p text:style-name="P3"/>
      <text:p text:style-name="P3">Veamos entonces la página de manual:<text:tab/></text:p>
      <text:p text:style-name="P3"/>
      <text:p text:style-name="P3"><text:tab/><text:tab/><text:span text:style-name="T4">man 3 inet_ntop</text:span></text:p>
      <text:p text:style-name="P2">inet_ntop(3) <text:s text:c="14"/>Linux Programmer's Manual <text:s text:c="13"/>inet_ntop(3)</text:p>
      <text:p text:style-name="P3"/>
      <text:p text:style-name="P2">NOMBRE</text:p>
      <text:p text:style-name="P3"><text:span text:style-name="T4"><text:s text:c="6"/>inet_ntop</text:span> – <text:span text:style-name="T4">Analiza</text:span> <text:span text:style-name="T4">sintácticamente</text:span> <text:span text:style-name="T4">las</text:span> <text:span text:style-name="T4">estructuras</text:span> <text:span text:style-name="T4">de</text:span> <text:span text:style-name="T4">una</text:span> <text:span text:style-name="T4">dirección</text:span> <text:span text:style-name="T4">de</text:span> <text:span text:style-name="T4">red</text:span> </text:p>
      <text:p text:style-name="P3"/>
      <text:p text:style-name="P2">SINTAXIS</text:p>
      <text:p text:style-name="P2"><text:s text:c="7"/>#include &lt;sys/types.h&gt;</text:p>
      <text:p text:style-name="P2"><text:s text:c="7"/>#include &lt;sys/socket.h&gt;</text:p>
      <text:p text:style-name="P2"><text:s text:c="7"/>#include &lt;arpa/inet.h&gt;</text:p>
      <text:p text:style-name="P2"/>
      <text:p text:style-name="P2"><text:s text:c="7"/>const char *inet_ntop(</text:p>
      <text:p text:style-name="P2"><text:tab/><text:tab/><text:tab/><text:tab/><text:tab/>int af, </text:p>
      <text:p text:style-name="P2"><text:tab/><text:tab/><text:tab/><text:tab/><text:tab/>const void *src,</text:p>
      <text:p text:style-name="P2"><text:tab/><text:tab/><text:tab/><text:tab/><text:tab/>char *dst, </text:p>
      <text:p text:style-name="P2"><text:tab/><text:tab/><text:tab/><text:tab/><text:tab/>socklen_t cnt</text:p>
      <text:p text:style-name="P2"><text:tab/><text:tab/><text:tab/><text:tab/><text:tab/>);</text:p>
      <text:p text:style-name="P2"/>
      <text:p text:style-name="P2">DESCRIPCIÓN</text:p>
      <text:p text:style-name="P3"><text:s text:c="7"/>Esta función <text:span text:style-name="T4">convierte</text:span> la <text:span text:style-name="T4">estructura de una dirección de red ``src´´</text:span> que <text:span text:style-name="T4">pertenece a</text:span> la <text:span text:style-name="T4">familia de direcciones ``af´´</text:span> <text:span text:style-name="T4">en</text:span> una <text:span text:style-name="T4">cadena de caracteres</text:span>, la cuál es <text:span text:style-name="T4">copiada a un buffer</text:span> de caracteres <text:span text:style-name="T4">``dst´´</text:span> <text:span text:style-name="T4">que posee ``cnt´´ bytes de longitud</text:span>.</text:p>
      <text:p text:style-name="P3"><text:s text:c="7"/><text:span text:style-name="T4">inet_ntop(3)</text:span> <text:span text:style-name="T4">extiende a</text:span> la función <text:span text:style-name="T4">inet_ntoa(3)</text:span> para dar <text:span text:style-name="T4">soporte a múltiples familias de direcciones</text:span>, <text:span text:style-name="T4">inet_ntoa(3) ahora se considera obsoleta</text:span> en favor de inet_ntop(3). Las siguientes familias de direcciones son actualmente soportadas:</text:p>
      <text:p text:style-name="P3"/>
      <text:p text:style-name="P3"><text:s text:c="7"/><text:span text:style-name="T4">AF_INET</text:span></text:p>
      <text:p text:style-name="P3"><text:s text:c="14"/><text:span text:style-name="T4">``src´´</text:span> <text:span text:style-name="T4">apunta a</text:span> una <text:span text:style-name="T4">struct in_addr (con formato de bytes en orden de red)</text:span> que <text:span text:style-name="T4">es convertida a</text:span> una <text:span text:style-name="T4">dirección de red IPv4 en el formato de notación numérica con puntos, "ddd.ddd.ddd.ddd"</text:span>. El <text:span text:style-name="T4">buffer ``dst´´ debe tener al menos INET_ADDRSTRLEN bytes</text:span> de largo.</text:p>
      <text:p text:style-name="P3"/>
      <text:p text:style-name="P3"><text:s text:c="7"/><text:span text:style-name="T4">AF_INET6</text:span></text:p>
      <text:p text:style-name="Standard"><text:span text:style-name="T3"><text:s text:c="14"/></text:span><text:span text:style-name="T2">``src´´</text:span><text:span text:style-name="T3"> </text:span><text:span text:style-name="T2">apunta a</text:span><text:span text:style-name="T3"> una </text:span><text:span text:style-name="T2">struct in6_addr</text:span><text:span text:style-name="T3"> </text:span><text:span text:style-name="T2">(con formato de bytes en orden de red) </text:span><text:span text:style-name="T3">que </text:span><text:span text:style-name="T2">es convertida a</text:span><text:span text:style-name="T3"> una </text:span><text:span text:style-name="T2">representación</text:span><text:span text:style-name="T3"> </text:span><text:span text:style-name="T2">en</text:span><text:span text:style-name="T3"> el mas </text:span><text:span text:style-name="T2">apropiado formato</text:span><text:span text:style-name="T3"> </text:span><text:span text:style-name="T2">de dirección de red IPv6</text:span><text:span text:style-name="T3"> para esta dirección. El </text:span><text:span text:style-name="T2">buffer ``dst´´ debe tener al menos INET6_ADDRSTRLEN bytes</text:span><text:span text:style-name="T3"> de longitud.</text:span></text:p>
      <text:p text:style-name="P3"/>
      <text:p text:style-name="P2">VALOR DEVUELTO</text:p>
      <text:p text:style-name="Standard"><text:span text:style-name="T3"><text:s text:c="7"/></text:span><text:span text:style-name="T2">inet_ntop</text:span><text:span text:style-name="T3"> </text:span><text:span text:style-name="T2">devuelve un puntero a ``dst´´ no nulo</text:span><text:span text:style-name="T3">. Se </text:span><text:span text:style-name="T2">devuelve</text:span><text:span text:style-name="T3"> </text:span><text:span text:style-name="T2">NULL</text:span><text:span text:style-name="T3"> </text:span><text:span text:style-name="T2">si ocurrió un error</text:span><text:span text:style-name="T3">, </text:span><text:span text:style-name="T2">seteando</text:span><text:span text:style-name="T3"> la variable </text:span><text:span text:style-name="T2">errno</text:span><text:span text:style-name="T3"> </text:span><text:span text:style-name="T2">con</text:span><text:span text:style-name="T3"> </text:span><text:span text:style-name="T2">EAFNOSUPPORT</text:span><text:span text:style-name="T3"> </text:span><text:span text:style-name="T2">si ``af´´ no es una familia de direcciones válida</text:span><text:span text:style-name="T3">, o asignando a errno <text:s/></text:span><text:span text:style-name="T2">ENOSPC si la cadena de caracteres convertida excediera el tamaño de ``dst´´ dado por el argumento ``cnt´´</text:span><text:span text:style-name="T3">.</text:span></text:p>
      <text:p text:style-name="P3"/>
      <text:p text:style-name="P2"/>
      <text:p text:style-name="P2">CONFORME A</text:p>
      <text:p text:style-name="P3"><text:s text:c="8"/><text:span text:style-name="T4">POSIX 1003.1-2001</text:span>. Note que el <text:span text:style-name="T4">RFC 2553 define </text:span>un <text:span text:style-name="T4">prototipo donde </text:span>el último <text:span text:style-name="T4">parámetro ``cnt´´ es del tipo size_t</text:span>. Muchos sistemas siguen el RFC 2553. <text:s/><text:span text:style-name="T4">Glibc 2.0 y</text:span> <text:span text:style-name="T4">2.1</text:span> <text:span text:style-name="T4">tienen size_t</text:span> <text:span text:style-name="T4">pero</text:span> la <text:span text:style-name="T4">versión 2.2 tiene socklen_t</text:span>.</text:p>
      <text:p text:style-name="P3"/>
      <text:p text:style-name="P2">VÉASE TAMBIÉN</text:p>
      <text:p text:style-name="P3"><text:s text:c="7"/><text:span text:style-name="T4">inet_pton(3)</text:span></text:p>
      <text:p text:style-name="P3"/>
      <text:p text:style-name="P2">FALLOS</text:p>
      <text:p text:style-name="Standard"><text:span text:style-name="T3"><text:s text:c="7"/></text:span><text:span text:style-name="T2">AF_INET6 convierte</text:span><text:span text:style-name="T3"> las </text:span><text:span text:style-name="T2">direcciones IPv4 mapeadas a IPv6</text:span><text:span text:style-name="T3"> </text:span><text:span text:style-name="T2">en</text:span><text:span text:style-name="T3"> un </text:span><text:span text:style-name="T2">formato IPv6.</text:span></text:p>
      <text:p text:style-name="P3"/>
      <text:p text:style-name="P2">Página Man de Linux <text:s text:c="15"/>2000-12-18 <text:s text:c="25"/>inet_ntop(3)</text:p>
      <text:p text:style-name="P2"/>
      <text:p text:style-name="P3">También veamos la página de manual:<text:tab/></text:p>
      <text:p text:style-name="P2"><text:tab/><text:tab/><text:tab/><text:tab/><text:tab/><text:tab/><text:tab/>man <text:s/>3 <text:s/>inet_pton</text:p>
      <text:p text:style-name="P2"/>
      <text:p text:style-name="P2">inet_pton(3) <text:s text:c="10"/>Linux Programmer's Manual <text:s text:c="14"/>inet_pton(3)</text:p>
      <text:p text:style-name="P3"/>
      <text:p text:style-name="P2">NOMBRE</text:p>
      <text:p text:style-name="P3"><text:s text:c="7"/><text:span text:style-name="T4">inet_pton</text:span> – <text:span text:style-name="T4">Crea una estructura de dirección de red a partir de una cadena de caracteres</text:span></text:p>
      <text:p text:style-name="P3"/>
      <text:p text:style-name="P2">SINTAXIS</text:p>
      <text:p text:style-name="P2"><text:s text:c="7"/>#include &lt;sys/types.h&gt;</text:p>
      <text:p text:style-name="P2"><text:s text:c="7"/>#include &lt;sys/socket.h&gt;</text:p>
      <text:p text:style-name="P2"><text:s text:c="7"/>#include &lt;arpa/inet.h&gt;</text:p>
      <text:p text:style-name="P2"/>
      <text:p text:style-name="P2"><text:s text:c="7"/>int inet_pton(int af, const char *src, void *dst);</text:p>
      <text:p text:style-name="P2"/>
      <text:p text:style-name="P2">DESCRIPCIÓN</text:p>
      <text:p text:style-name="P3"><text:s text:c="7"/>Esta función <text:span text:style-name="T4">convierte</text:span> la <text:span text:style-name="T4">cadena de caracteres ``src´´</text:span> <text:span text:style-name="T4">en</text:span> una <text:span text:style-name="T4">estructura de dirección de red</text:span> perteneciente a la <text:span text:style-name="T4">familia de direcciones ``af´´</text:span>, entonces <text:span text:style-name="T4">copia esta estructura a ``dst´´</text:span>.</text:p>
      <text:p text:style-name="P3"/>
      <text:p text:style-name="Standard"><text:span text:style-name="T3"><text:s text:c="7"/></text:span><text:span text:style-name="T2">inet_pton(3)</text:span><text:span text:style-name="T3"> extiende a la función </text:span><text:span text:style-name="T2">inet_addr(3)</text:span><text:span text:style-name="T3"> para dar soporte a múltiples familias de direcciones, </text:span><text:span text:style-name="T2">inet_addr(3)</text:span><text:span text:style-name="T3"> ahora se considera </text:span><text:span text:style-name="T2">obsoleta en favor de inet_pton(3)</text:span><text:span text:style-name="T3">.</text:span><text:span text:style-name="T2"> </text:span><text:span text:style-name="T3">Las siguientes familias de direcciones están soportadas actualemente:</text:span></text:p>
      <text:p text:style-name="P3"/>
      <text:p text:style-name="P3"><text:s text:c="7"/><text:span text:style-name="T4">AF_INET</text:span></text:p>
      <text:p text:style-name="P3"><text:s text:c="14"/><text:span text:style-name="T4">``src´´ apunta a </text:span>una <text:span text:style-name="T4">cadena de caracteres que contiene una dirección IPv4 en </text:span>el <text:span text:style-name="T4">formato de notación numérica con puntos</text:span>, <text:span text:style-name="T4">"ddd.ddd.ddd.ddd"</text:span>. La <text:span text:style-name="T4">dirección es convertida a</text:span> una <text:span text:style-name="T4">struct in_addr </text:span>y <text:span text:style-name="T4">copiada a ``dst´´</text:span>, <text:span text:style-name="T4">que debe tener sizeof(struct in_addr) bytes de longitud.</text:span></text:p>
      <text:p text:style-name="P3"/>
      <text:p text:style-name="P3"><text:s text:c="7"/><text:span text:style-name="T4">AF_INET6</text:span></text:p>
      <text:p text:style-name="P3"><text:s text:c="14"/><text:span text:style-name="T4">``src´´</text:span> <text:span text:style-name="T4">apunta a</text:span> una <text:span text:style-name="T4">cadena de caracteres que contiene una dirección <text:s/>de red IPv6 en algún formato de dirección IPv6 permitido</text:span>. La <text:span text:style-name="T4">dirección es convertida a</text:span> una <text:span text:style-name="T4">struct in6_addr</text:span> y <text:span text:style-name="T4">copiada a ``dst´´</text:span>, <text:span text:style-name="T4">que debe tener sizeof(struct in6_addr) bytes de longitud.</text:span></text:p>
      <text:p text:style-name="P3"/>
      <text:p text:style-name="P3"><text:s text:c="7"/>Ciertos formatos hexadecimales y octales heredados de <text:span text:style-name="T4">AF_INET </text:span>no están soportados por inet_pton, quien los rechaza.</text:p>
      <text:p text:style-name="P3"/>
      <text:p text:style-name="P2">VALOR DEVUELTO</text:p>
      <text:p text:style-name="P3"><text:s text:c="7"/><text:span text:style-name="T4">inet_pton</text:span> devuelve un <text:span text:style-name="T4">valor negativo</text:span> <text:span text:style-name="T4">y </text:span>pone <text:span text:style-name="T4">EAFNOSUPPORT en errno</text:span> <text:span text:style-name="T4">si ``af´´ no contiene una familia de direcciones válida</text:span>. <text:s/>Devuelve <text:span text:style-name="T4">0 si ``src´´ no contiene una</text:span> cadena de caracteres que represente una <text:span text:style-name="T4">dirección de red válida</text:span> en la familia de direcciones especificada. Devuelve un <text:span text:style-name="T4">valor positivo si la dirección de red fue convertida satisfactoriamente</text:span>.</text:p>
      <text:p text:style-name="P3"/>
      <text:p text:style-name="P2">VÉASE TAMBIÉN</text:p>
      <text:p text:style-name="P3"><text:s text:c="7"/><text:span text:style-name="T4">inet_ntop(3)</text:span></text:p>
      <text:p text:style-name="P3"/>
      <text:p text:style-name="P2">FALLOS</text:p>
      <text:p text:style-name="Standard"><text:span text:style-name="T3"><text:s text:c="7"/></text:span><text:span text:style-name="T2">AF_INET6 no reconoce direcciones IPv4</text:span><text:span text:style-name="T3">. Un </text:span><text:span text:style-name="T2">mapeo explícito de una dirección IPv4 a una dirección IPv6 debe suministrarse en ``src´´ en su lugar</text:span><text:span text:style-name="T3">.</text:span></text:p>
      <text:p text:style-name="P3"/>
      <text:p text:style-name="P2">Página del Manual de Linux <text:s text:c="14"/>2000-12-18 <text:s text:c="14"/>inet_pton(3)</text:p>
      <text:p text:style-name="P2"/>
      <text:p text:style-name="P3">Otra página del manual que debemos observar es : </text:p>
      <text:p text:style-name="P2"><text:tab/><text:tab/><text:tab/><text:tab/><text:tab/><text:tab/><text:tab/><text:tab/><text:tab/>man 3 fgets</text:p>
      <text:p text:style-name="P2"/>
      <text:p text:style-name="P2">GETS(3) <text:s text:c="15"/>Manual del Programador de Linux <text:s text:c="15"/>GETS(3)</text:p>
      <text:p text:style-name="P3"/>
      <text:p text:style-name="P2">NOMBRE</text:p>
      <text:p text:style-name="P3"><text:s text:c="7"/><text:span text:style-name="T4">fgetc, fgets, getc, getchar, gets, ungetc - entrada de caracteres y cadenas de ellos</text:span></text:p>
      <text:p text:style-name="P3"/>
      <text:p text:style-name="P2">SINOPSIS</text:p>
      <text:p text:style-name="P2"><text:s text:c="7"/>#include &lt;stdio.h&gt;</text:p>
      <text:p text:style-name="P2"/>
      <text:p text:style-name="P2"><text:s text:c="7"/>int fgetc(FILE *flujo);</text:p>
      <text:p text:style-name="P2"><text:s text:c="7"/>char *fgets(char *s, int tam, FILE *flujo);</text:p>
      <text:p text:style-name="P2"><text:s text:c="7"/>int getc(FILE *flujo);</text:p>
      <text:p text:style-name="P2"><text:s text:c="7"/>int getchar(void);</text:p>
      <text:p text:style-name="P2"><text:s text:c="7"/>char *gets(char *s);</text:p>
      <text:p text:style-name="P2"><text:s text:c="7"/>int ungetc(int c, FILE *flujo);</text:p>
      <text:p text:style-name="P2"/>
      <text:p text:style-name="P2"/>
      <text:p text:style-name="P2"/>
      <text:p text:style-name="P2">DESCRIPCIÓN</text:p>
      <text:p text:style-name="P3"><text:s text:c="7"/><text:span text:style-name="T4">fgetc()</text:span> lee el siguiente carácter de <text:span text:style-name="T4">``flujo´´</text:span> y lo devuelve como un <text:span text:style-name="T4">unsigned char modelado a un int</text:span>, o <text:span text:style-name="T4">EOF</text:span> al llegar al final del flujo o en caso de error.</text:p>
      <text:p text:style-name="P3"/>
      <text:p text:style-name="P3"><text:s text:c="7"/><text:span text:style-name="T4">getc()</text:span> es equivalente a <text:span text:style-name="T4">fgetc()</text:span> excepto en el hecho de que puede estar implementado como una macro que evalúe flujo más de una vez.</text:p>
      <text:p text:style-name="P3"/>
      <text:p text:style-name="P3"><text:s text:c="7"/><text:span text:style-name="T4">getchar()</text:span> es <text:span text:style-name="T4">equivalente a getc(stdin)</text:span>.</text:p>
      <text:p text:style-name="P3"/>
      <text:p text:style-name="P3"><text:s text:c="7"/><text:span text:style-name="T4">gets()</text:span> lee una línea de stdin y la guarda en el búfer al que apunta ``s´´ hasta que se encuentre bien un carácter terminador <text:span text:style-name="T4">nueva-línea</text:span>, bien <text:span text:style-name="T4">EOF</text:span>, al cual reemplaza con <text:span text:style-name="T4">'\0'</text:span>. No se hace ninguna comprobación de desbordamiento <text:s/>del búfer (vea FALLOS más abajo).</text:p>
      <text:p text:style-name="P3"/>
      <text:p text:style-name="Standard"><text:span text:style-name="T3"><text:s text:c="7"/></text:span><text:span text:style-name="T2">fgets() </text:span><text:span text:style-name="T3">lee como mucho </text:span><text:span text:style-name="T2">uno menos de ``tam´´ </text:span><text:span text:style-name="T3">caracteres del </text:span><text:span text:style-name="T2">``flujo´´</text:span><text:span text:style-name="T3"> y los guarda en el búfer al que apunte </text:span><text:span text:style-name="T2">``s´´</text:span><text:span text:style-name="T3">. <text:s/>La lectura se para tras un </text:span><text:span text:style-name="T2">EOF</text:span><text:span text:style-name="T3"> o una </text:span><text:span text:style-name="T2">nueva-línea</text:span><text:span text:style-name="T3">. Si se lee una </text:span><text:span text:style-name="T2">nueva-línea</text:span><text:span text:style-name="T3">, se guarda en el búfer. Tras el último carácter en el búfer se guarda un </text:span><text:span text:style-name="T2">'\0'</text:span><text:span text:style-name="T3">.</text:span></text:p>
      <text:p text:style-name="P3"/>
      <text:p text:style-name="Standard"><text:span text:style-name="T3"><text:s text:c="7"/></text:span><text:span text:style-name="T2">ungetc()</text:span><text:span text:style-name="T3"> pone </text:span><text:span text:style-name="T2">``c´´</text:span><text:span text:style-name="T3"> de vuelta en </text:span><text:span text:style-name="T2">``flujo´´</text:span><text:span text:style-name="T3">, </text:span><text:span text:style-name="T2">modelado a unsigned char</text:span><text:span text:style-name="T3">, donde queda disponible para una posterior operación de lectura.</text:span></text:p>
      <text:p text:style-name="P3"><text:s text:c="7"/>Los caracteres puestos en el <text:span text:style-name="T4">``flujo´´</text:span> serán devueltos en orden inverso; sólo se garantiza que se pueda devolver al flujo un carácter.</text:p>
      <text:p text:style-name="P3"/>
      <text:p text:style-name="P3"><text:s text:c="7"/>Las llamadas a las funciones descritas aquí pueden mezclarse unas con otras y con llamadas a otras funciones de entrada de la biblioteca <text:span text:style-name="T4">stdio</text:span> para el mismo flujo de entrada.</text:p>
      <text:p text:style-name="P3"/>
      <text:p text:style-name="P2">VALOR DEVUELTO</text:p>
      <text:p text:style-name="Standard"><text:span text:style-name="T3"><text:s text:c="7"/></text:span><text:span text:style-name="T2">fgetc()</text:span><text:span text:style-name="T3">, </text:span><text:span text:style-name="T2">getc()</text:span><text:span text:style-name="T3"> y </text:span><text:span text:style-name="T2">getchar()</text:span><text:span text:style-name="T3"> </text:span><text:span text:style-name="T2">devuelven</text:span><text:span text:style-name="T3"> el </text:span><text:span text:style-name="T2">carácter leído como un unsigned char modelado a un int</text:span><text:span text:style-name="T3"> o </text:span><text:span text:style-name="T2">EOF</text:span><text:span text:style-name="T3"> </text:span><text:span text:style-name="T2">al llegar al final de la entrada</text:span><text:span text:style-name="T3"> </text:span><text:span text:style-name="T2">o en caso de error</text:span><text:span text:style-name="T3">.</text:span></text:p>
      <text:p text:style-name="P3"/>
      <text:p text:style-name="Standard"><text:span text:style-name="T3"><text:s text:c="7"/></text:span><text:span text:style-name="T2">gets()</text:span><text:span text:style-name="T3"> y </text:span><text:span text:style-name="T2">fgets()</text:span><text:span text:style-name="T3"> </text:span><text:span text:style-name="T2">devuelven</text:span><text:span text:style-name="T3"> </text:span><text:span text:style-name="T2">``s´´</text:span><text:span text:style-name="T3"> </text:span><text:span text:style-name="T2">en caso de éxito</text:span><text:span text:style-name="T3">, y </text:span><text:span text:style-name="T2">NULL en caso de error o</text:span><text:span text:style-name="T3"> </text:span><text:span text:style-name="T2">cuando se llegue al final del fichero mientras que no se haya leído ningún carácter</text:span><text:span text:style-name="T3">.</text:span></text:p>
      <text:p text:style-name="P3"/>
      <text:p text:style-name="P3"><text:s text:c="7"/><text:span text:style-name="T4">ungetc()</text:span> <text:span text:style-name="T4">devuelve ``c´´</text:span> <text:span text:style-name="T4">en caso de éxito</text:span>, o <text:span text:style-name="T4">EOF</text:span> <text:span text:style-name="T4">en caso de error</text:span>.</text:p>
      <text:p text:style-name="P3"/>
      <text:p text:style-name="P2">CONFORME A</text:p>
      <text:p text:style-name="P3"><text:s text:c="7"/><text:span text:style-name="T4">ANSI - C, POSIX.1</text:span></text:p>
      <text:p text:style-name="P3"/>
      <text:p text:style-name="P2">FALLOS</text:p>
      <text:p text:style-name="Standard"><text:span text:style-name="T3"><text:s text:c="7"/></text:span><text:span text:style-name="T2">Puesto que es imposible saber</text:span><text:span text:style-name="T3">, </text:span><text:span text:style-name="T2">sin conocer de antemano los datos</text:span><text:span text:style-name="T3">, </text:span><text:span text:style-name="T2">cuántos caracteres va a leer gets()</text:span><text:span text:style-name="T3">, </text:span><text:span text:style-name="T2">y</text:span><text:span text:style-name="T3"> </text:span><text:span text:style-name="T2">puesto que gets()</text:span><text:span text:style-name="T3"> </text:span><text:span text:style-name="T2">continuará guardando caracteres una vez alcanzado el final del búfer</text:span><text:span text:style-name="T3">, </text:span><text:span text:style-name="T2">su empleo es extremadamente peligroso</text:span><text:span text:style-name="T3">. Muchas veces ha sido utilizado para comprometer la seguridad de un sistema. </text:span><text:span text:style-name="T2">En su lugar emplee fgets() siempre que pueda</text:span><text:span text:style-name="T3">.</text:span></text:p>
      <text:p text:style-name="P3"/>
      <text:p text:style-name="P3"><text:s text:c="7"/><text:span text:style-name="T4">No es recomendable mezclar llamadas a las funciones de entrada de la biblioteca stdio con llamadas de bajo nivel a read() para el descriptor de fichero asociado con el flujo de entrada; los resultados serán indefinidos y probablemente no los deseados</text:span>.</text:p>
      <text:p text:style-name="P3"/>
      <text:p text:style-name="P2">VÉASE TAMBIÉN</text:p>
      <text:p text:style-name="P3"><text:s text:c="7"/><text:span text:style-name="T4">read(2), write(2), fopen(3), fread(3), scanf(3), puts(3), fseek(3), <text:s text:c="6"/></text:span></text:p>
      <text:p text:style-name="P2">ferror(3)</text:p>
      <text:p text:style-name="P3"/>
      <text:p text:style-name="P2">GNU <text:s text:c="35"/>3 Febrero 1998 <text:s text:c="31"/>GETS(3)</text:p>
      <text:p text:style-name="P2"/>
      <text:p text:style-name="Standard"><text:span text:style-name="T7">Clase 03-10-2006: PAR CLIENTE SERVIDOR TCP NO BLOQUEANTE</text:span><text:span text:style-name="T2">:</text:span></text:p>
      <text:p text:style-name="P1">OPCIONES DE LOS SOCKETS:</text:p>
      <text:p text:style-name="P1"/>
      <text:p text:style-name="P3"><text:span text:style-name="T4">La implementación del protocolo TCP/IP permite setear/resetear opciones de los sockets mediante</text:span>:</text:p>
      <text:p text:style-name="P3"/>
      <text:p text:style-name="P10"><text:span text:style-name="T2"><text:tab/>int</text:span><text:span text:style-name="T8"> </text:span><text:span text:style-name="T2">setsockopt(</text:span></text:p>
      <text:p text:style-name="P3"><text:span text:style-name="T4"><text:tab/><text:tab/><text:tab/><text:tab/>int</text:span> <text:span text:style-name="T4">sock,</text:span> <text:tab/><text:tab/>// conector al que se aplica la opción</text:p>
      <text:p text:style-name="P3"><text:span text:style-name="T4"><text:tab/><text:tab/><text:tab/><text:tab/>int</text:span> <text:span text:style-name="T4">level,</text:span> <text:tab/><text:tab/>// nivel en que se aplica la opción</text:p>
      <text:p text:style-name="P3"><text:span text:style-name="T4"><text:tab/><text:tab/><text:tab/><text:tab/>int</text:span> <text:span text:style-name="T4">option,</text:span> <text:tab/>// opción</text:p>
      <text:p text:style-name="P3"><text:span text:style-name="T4"><text:tab/><text:tab/><text:tab/><text:tab/>void</text:span> <text:span text:style-name="T4">*</text:span> <text:span text:style-name="T4">value,</text:span> <text:tab/></text:p>
      <text:p text:style-name="P3"><text:span text:style-name="T4"><text:tab/><text:tab/><text:tab/><text:tab/>size_t</text:span> <text:span text:style-name="T4">s_value<text:tab/></text:span></text:p>
      <text:p text:style-name="P2"><text:tab/><text:tab/><text:tab/><text:tab/>);</text:p>
      <text:p text:style-name="P3"/>
      <text:p text:style-name="P3">Ver (más arriba) <text:span text:style-name="T4">man 2 setsockopt </text:span>para más detalles.</text:p>
      <text:p text:style-name="P3"><text:tab/><text:tab/><text:tab/> <text:s text:c="3"/></text:p>
      <text:p text:style-name="Standard"><text:span text:style-name="T3">Veremos un ejemplo de aplicación de opciones a los sockets. Agregaremos una modificación a los código fuente del </text:span><text:span text:style-name="T2">SERVIDOR TCP NO BLOQUEANTE</text:span><text:span text:style-name="T3">. </text:span><text:span text:style-name="T2">Permitiremos que más de un proceso cliente pueda usar el mismo puerto del servidor simultáneamente</text:span><text:span text:style-name="T3">.</text:span></text:p>
      <text:p text:style-name="P3">De esta manera, <text:span text:style-name="T4">ya no se observará el mensaje de error</text:span>:</text:p>
      <text:p text:style-name="P3"><text:tab/><text:span text:style-name="T4">``Address already in use´´</text:span></text:p>
      <text:p text:style-name="P2"/>
      <text:p text:style-name="P3"><text:span text:style-name="T4">Sólo necesitamos agregar al código del servidor TCP NO BLOQUEANTE</text:span>:</text:p>
      <text:p text:style-name="P2">una variable:</text:p>
      <text:p text:style-name="P3"><text:tab/><text:span text:style-name="T4">const int yes = 1;</text:span></text:p>
      <text:p text:style-name="P3"/>
      <text:p text:style-name="P3"><text:span text:style-name="T4">la función</text:span> <text:span text:style-name="T4">setsockopt(2)</text:span>, <text:span text:style-name="T4">aplicada antes de</text:span> la función <text:span text:style-name="T4">bind(2):</text:span></text:p>
      <text:p text:style-name="P2"/>
      <text:p text:style-name="P2"><text:tab/>setsockopt(sock, SOL_SOCKET, SO_REUSEADDR, &amp;yes, sizeof yes)</text:p>
      <text:p text:style-name="P2"/>
      <text:p text:style-name="P3">Significa que al conector ``<text:span text:style-name="T4">sock</text:span>´´ se le aplica la opción ``<text:span text:style-name="T4">SO_REUSEADDR</text:span>´´ perteneciente al nivel de protocolo ``<text:span text:style-name="T4">SOL_SOCKET</text:span>´´ con el valor de ``<text:span text:style-name="T4">yes</text:span>´´.</text:p>
      <text:p text:style-name="P1"/>
      <text:p text:style-name="P7"><text:span text:style-name="T13">Clase 03-10-2006: PAR CLIENTE SERVIDOR TCP NO BLOQUEANTE</text:span><text:span text:style-name="T1">:</text:span></text:p>
      <text:p text:style-name="P1">OPCIONES DE LOS SOCKETS:</text:p>
      <text:p text:style-name="P1"/>
      <text:p text:style-name="P3">Veamos entonces como queda el código fuente del </text:p>
      <text:p text:style-name="P3"><text:span text:style-name="T4">SERVIDOR TCP NO BLOQUEANTE CON PUERTO REUTILIZABLE</text:span>:</text:p>
      <text:p text:style-name="P3"/>
      <text:p text:style-name="P3">/* Archivo: <text:span text:style-name="T4">servidor-tcp-no-bloqueante-con-puerto-reutilizable.c</text:span></text:p>
      <text:p text:style-name="P3">* <text:s text:c="5"/><text:span text:style-name="T4">Abre un socket TCP</text:span> y <text:span text:style-name="T4">espera la conexión</text:span>.</text:p>
      <text:p text:style-name="P3">* <text:s text:c="5"/><text:span text:style-name="T4">Con setsockopt(2) aplica al conector ``sock´´ la opción</text:span></text:p>
      <text:p text:style-name="P3">* <text:s text:c="5"/><text:span text:style-name="T4">``SO_REUSEADDR´´ del nivel ``SOL_SOCKET´´ con el valor</text:span></text:p>
      <text:p text:style-name="Standard"><text:span text:style-name="T3">* <text:s text:c="5"/></text:span><text:span text:style-name="T2">de la variable ``yes´´ para permitir que más de una instancia</text:span></text:p>
      <text:p text:style-name="Standard"><text:span text:style-name="T3">* <text:s text:c="5"/></text:span><text:span text:style-name="T2">del proceso cliente pueda conectarse al mismo puerto en forma</text:span></text:p>
      <text:p text:style-name="P3">* <text:s text:c="5"/><text:span text:style-name="T4">simultánea.</text:span></text:p>
      <text:p text:style-name="P3">* <text:s text:c="5"/><text:span text:style-name="T4">La comunicación bidireccional sólo se logra entre un par</text:span></text:p>
      <text:p text:style-name="P3">* <text:s text:c="5"/><text:span text:style-name="T4">cliente servidor, el resto de los clientes pueden conectarse</text:span></text:p>
      <text:p text:style-name="P3">* <text:s text:c="5"/><text:span text:style-name="T4">pero no podrán enviar ni recibir mensajes.</text:span></text:p>
      <text:p text:style-name="P3">* <text:s text:c="5"/><text:span text:style-name="T4">Una vez establecida la conexión, verifica si existen paquetes</text:span></text:p>
      <text:p text:style-name="P3">* <text:s text:c="5"/>de entrada por el socket ó por STDIN.</text:p>
      <text:p text:style-name="P3">* <text:s text:c="5"/><text:span text:style-name="T4">Si se reciben paquetes por el socket, los envía a STDOUT.</text:span></text:p>
      <text:p text:style-name="P3">* <text:s text:c="5"/><text:span text:style-name="T4">Si se reciben paquetes por STDIN, los envía por el socket.</text:span></text:p>
      <text:p text:style-name="P3">*/</text:p>
      <text:p text:style-name="P3"/>
      <text:p text:style-name="P2">/* ARCHIVOS DE CABECERA */</text:p>
      <text:p text:style-name="P3">#include&lt;stdio.h&gt;</text:p>
      <text:p text:style-name="P3">#include&lt;stdlib.h&gt;</text:p>
      <text:p text:style-name="P3">#include&lt;string.h&gt;</text:p>
      <text:p text:style-name="P3">#include&lt;unistd.h&gt;</text:p>
      <text:p text:style-name="P3">#include&lt;sys/types.h&gt;</text:p>
      <text:p text:style-name="P3">#include&lt;sys/socket.h&gt;</text:p>
      <text:p text:style-name="P3">#include&lt;netinet/in.h&gt;</text:p>
      <text:p text:style-name="P3">#include&lt;arpa/inet.h&gt;</text:p>
      <text:p text:style-name="P3">#include&lt;sys/time.h&gt;</text:p>
      <text:p text:style-name="P3">#include&lt;sys/select.h&gt;</text:p>
      <text:p text:style-name="P3"/>
      <text:p text:style-name="P2">/* DEFINICIONES */</text:p>
      <text:p text:style-name="P3">#define PORT 5000</text:p>
      <text:p text:style-name="P3">#define MAX(x,y) ((x)&gt;(y) ? (x) : (y))</text:p>
      <text:p text:style-name="P3">#define SIZE 1024</text:p>
      <text:p text:style-name="P3">#define TIME 3600</text:p>
      <text:p text:style-name="P3"/>
      <text:p text:style-name="P2">/* SINONIMOS */</text:p>
      <text:p text:style-name="P3">typedef struct sockaddr *sad;</text:p>
      <text:p text:style-name="P3"/>
      <text:p text:style-name="P2">/* FUNCIONES */</text:p>
      <text:p text:style-name="P3">void error(char *s){</text:p>
      <text:p text:style-name="P3"><text:s text:c="8"/>perror(s);</text:p>
      <text:p text:style-name="P3"><text:s text:c="8"/>exit(-1);</text:p>
      <text:p text:style-name="P3">}</text:p>
      <text:p text:style-name="Standard"><text:span text:style-name="T7">Clase 03-10-2006: PAR CLIENTE SERVIDOR TCP NO BLOQUEANTE</text:span><text:span text:style-name="T2">:</text:span></text:p>
      <text:p text:style-name="P1">OPCIONES DE LOS SOCKETS:</text:p>
      <text:p text:style-name="P1"/>
      <text:p text:style-name="P3">/* Continua: <text:span text:style-name="T4">servidor-tcp-no-bloqueante-con-puerto-reutilizable.c */</text:span></text:p>
      <text:p text:style-name="P2"/>
      <text:p text:style-name="P2">/* FUNCION PRINCIPAL MAIN */</text:p>
      <text:p text:style-name="P3">int main(){</text:p>
      <text:p text:style-name="P3"><text:s text:c="8"/><text:span text:style-name="T4">const int yes = 1; //para setsockopt: SO_REUSEADDR</text:span></text:p>
      <text:p text:style-name="P3"><text:s text:c="8"/><text:span text:style-name="T4">int sock, sock1</text:span>, cto, largo;</text:p>
      <text:p text:style-name="P3"><text:s text:c="8"/><text:span text:style-name="T4">struct sockaddr_in sin, sin1</text:span>;</text:p>
      <text:p text:style-name="P3"><text:s text:c="8"/>char linea[SIZE];</text:p>
      <text:p text:style-name="P3"><text:s text:c="8"/><text:span text:style-name="T4">fd_set in, in_orig</text:span>;</text:p>
      <text:p text:style-name="P3"><text:s text:c="8"/><text:span text:style-name="T4">struct timeval tv;</text:span></text:p>
      <text:p text:style-name="P3"/>
      <text:p text:style-name="P3"><text:s text:c="8"/>if((sock=<text:span text:style-name="T4">socket</text:span>(PF_INET, SOCK_STREAM,0))&lt;0) //sock es el que escucha</text:p>
      <text:p text:style-name="P3"><text:s text:c="16"/>error("socket"); <text:s text:c="19"/>//sock1 es el que acepta y recibe</text:p>
      <text:p text:style-name="P3"/>
      <text:p text:style-name="P3"><text:s text:c="8"/>sin.sin_family=AF_INET; // Familia de direcciones de sock</text:p>
      <text:p text:style-name="P3"><text:s text:c="8"/>sin.sin_port=htons(PORT);// Puerto, con bytes en orden de red, para sock</text:p>
      <text:p text:style-name="P3"><text:s text:c="8"/>sin.sin_addr.s_addr=INADDR_ANY; //dirección de internet, con bytes en</text:p>
      <text:p text:style-name="P3"><text:s text:c="40"/>// orden de red, para sock</text:p>
      <text:p text:style-name="P3"/>
      <text:p text:style-name="P2"><text:s text:c="8"/>/* Aplica al conector ``sock´´ la opción ``SO_REUSEADDR´´</text:p>
      <text:p text:style-name="P2"><text:s text:c="9"/>* del nivel ``SOL_SOCKET´´ con el valor de ``yes´´</text:p>
      <text:p text:style-name="P2"><text:s text:c="9"/>**/</text:p>
      <text:p text:style-name="P2"><text:s/>if(setsockopt(sock,SOL_SOCKET,SO_REUSEADDR,&amp;yes,sizeof yes) &lt; 0)</text:p>
      <text:p text:style-name="P2"><text:s text:c="16"/>error("setsockopt: sock");</text:p>
      <text:p text:style-name="P2"/>
      <text:p text:style-name="P3"><text:s text:c="8"/>if(<text:span text:style-name="T4">bind</text:span>(sock, (sad)&amp;sin, sizeof sin) &lt; 0) //publica dirección sin de sock</text:p>
      <text:p text:style-name="P3"><text:s text:c="16"/>error("bind");</text:p>
      <text:p text:style-name="P3"><text:s text:c="8"/>if(<text:span text:style-name="T4">listen</text:span>(sock, 5) &lt; 0 ) //pone en escucha a sock, 5 es tamaño de cola espera</text:p>
      <text:p text:style-name="P3"><text:s text:c="16"/>error("listen");</text:p>
      <text:p text:style-name="P3"/>
      <text:p text:style-name="P3"><text:s text:c="8"/>largo = sizeof sin1;</text:p>
      <text:p text:style-name="P3"/>
      <text:p text:style-name="P3"><text:s text:c="8"/>/*por ``sock1´´ acepta conexiones TCP desde dirección remota ``sin1´´,</text:p>
      <text:p text:style-name="P3"><text:s text:c="9"/>* mediante dirección local ``sin´´ de ``sock´´</text:p>
      <text:p text:style-name="P3"><text:s text:c="9"/>**/</text:p>
      <text:p text:style-name="P3"><text:s text:c="8"/>if((sock1 = <text:span text:style-name="T4">accept</text:span>(sock, (sad)&amp;sin1, &amp;largo)) &lt; 0)</text:p>
      <text:p text:style-name="P3"><text:s text:c="16"/>error("accept");</text:p>
      <text:p text:style-name="P3"/>
      <text:p text:style-name="P3"><text:s/>//lo que se lea de STDIN mediante dirección sin de sock, se escribirá en sock1</text:p>
      <text:p text:style-name="P3"><text:s/>// lo que se lea por sock1 desde dirección remota sin1, se escribirá en STDOUT</text:p>
      <text:p text:style-name="P3"/>
      <text:p text:style-name="P3"/>
      <text:p text:style-name="P3"/>
      <text:p text:style-name="P3"/>
      <text:p text:style-name="Standard"><text:span text:style-name="T7">Clase 03-10-2006: PAR CLIENTE SERVIDOR TCP NO BLOQUEANTE</text:span><text:span text:style-name="T2">:</text:span></text:p>
      <text:p text:style-name="P1">OPCIONES DE LOS SOCKETS:</text:p>
      <text:p text:style-name="P1"/>
      <text:p text:style-name="P3">/* Continua: <text:span text:style-name="T4">servidor-tcp-no-bloqueante-con-puerto-reutilizable.c */</text:span></text:p>
      <text:p text:style-name="P3"/>
      <text:p text:style-name="P3"><text:s text:c="8"/><text:span text:style-name="T4">/*tiene select*/</text:span></text:p>
      <text:p text:style-name="P3"><text:s text:c="8"/>FD_ZERO(&amp;in_orig);//Limpia el conjunto de descriptores de ficheros in_orig</text:p>
      <text:p text:style-name="P3"><text:s text:c="8"/>FD_SET(0, &amp;in_orig); //añade STDIN al conjunto in_orig</text:p>
      <text:p text:style-name="P3"><text:s text:c="8"/>FD_SET(sock1, &amp;in_orig); //añade sock1 al conjunto in_orig</text:p>
      <text:p text:style-name="P3"/>
      <text:p text:style-name="P3"><text:s text:c="8"/><text:span text:style-name="T4">/*tiene 1 hora*/</text:span></text:p>
      <text:p text:style-name="P3"><text:s text:c="8"/>tv.tv_sec = <text:span text:style-name="T4">TIME</text:span>; //tiempo hasta que select(2) retorne: 3600 segundos</text:p>
      <text:p text:style-name="P3"><text:s text:c="8"/>tv.tv_usec=0;</text:p>
      <text:p text:style-name="P3"/>
      <text:p text:style-name="P3"><text:s text:c="8"/>for(;;){</text:p>
      <text:p text:style-name="P3"><text:s text:c="16"/>memcpy(&amp;in, &amp;in_orig, sizeof in); // copia conjunto in_orig en in</text:p>
      <text:p text:style-name="P3"><text:s text:c="16"/>if((cto=select(MAX(0,sock1)+1,&amp;in,NULL,NULL,&amp;tv))&lt;0) // observa</text:p>
      <text:p text:style-name="P3"><text:s text:c="24"/>error("select"); <text:s text:c="7"/>// si hay algo para leer en el conjunto in</text:p>
      <text:p text:style-name="P3"><text:s text:c="16"/>if(cto==0) <text:s text:c="5"/>//si tiempo de espera de select(2) termina ==&gt; error</text:p>
      <text:p text:style-name="P3"><text:s text:c="24"/>error("timeout");</text:p>
      <text:p text:style-name="P3"/>
      <text:p text:style-name="P3"><text:s text:c="16"/>/* averiguamos donde hay algo para leer*/</text:p>
      <text:p text:style-name="P3"><text:s text:c="16"/>if(<text:span text:style-name="T4">FD_ISSET</text:span>(0,&amp;in)){ <text:s text:c="3"/>//si hay para leer desde STDIN</text:p>
      <text:p text:style-name="P3"/>
      <text:p text:style-name="P3"><text:s text:c="24"/><text:span text:style-name="T4">fgets</text:span>(linea, SIZE, stdin); // lee hasta 1024 caracteres de STDIN, </text:p>
      <text:p text:style-name="P3"><text:tab/><text:tab/><text:tab/><text:tab/><text:tab/><text:tab/> <text:s text:c="6"/>// los pone en linea</text:p>
      <text:p text:style-name="P3"/>
      <text:p text:style-name="P3"><text:s text:c="24"/>if( <text:span text:style-name="T4">write</text:span>(sock1, linea, strlen(linea)) &lt; 0 ) // escribe contenido de </text:p>
      <text:p text:style-name="P3"><text:tab/><text:tab/><text:tab/><text:tab/><text:tab/><text:tab/><text:tab/><text:tab/><text:tab/> <text:s text:c="5"/>// linea en sock1</text:p>
      <text:p text:style-name="P3"><text:s text:c="32"/>error("write");</text:p>
      <text:p text:style-name="P3"><text:s text:c="16"/>}</text:p>
      <text:p text:style-name="P3"/>
      <text:p text:style-name="P3"><text:s text:c="16"/>if(<text:span text:style-name="T4">FD_ISSET</text:span>(sock1,&amp;in)){ <text:s/>// si hay para leer desde sock1 ``remoto´´</text:p>
      <text:p text:style-name="P3"><text:s text:c="24"/>if( (cto=read(sock1,linea,1024)) &lt; 0 ) // lee hasta 1024 </text:p>
      <text:p text:style-name="P3"><text:tab/><text:tab/><text:tab/><text:tab/><text:tab/><text:tab/><text:tab/><text:tab/><text:tab/> // caracteres de</text:p>
      <text:p text:style-name="P3"><text:s text:c="32"/>error("read"); <text:s text:c="12"/>// sock1, los pone en linea</text:p>
      <text:p text:style-name="P3"><text:s text:c="24"/>else if( cto == 0 ) // si lectura devuelve 0 ==&gt; parar ejecucion</text:p>
      <text:p text:style-name="P3"><text:s text:c="32"/>break;</text:p>
      <text:p text:style-name="P3"><text:s text:c="24"/>linea[cto]=0; <text:s text:c="2"/>// marcar fin del buffer con ``0´´</text:p>
      <text:p text:style-name="P3"/>
      <text:p text:style-name="P3"><text:s text:c="24"/>/* Imprime en pantalla dirección de internet del cliente desde </text:p>
      <text:p text:style-name="P3"><text:tab/><text:tab/><text:tab/>donde vienen datos */</text:p>
      <text:p text:style-name="P3"><text:s text:c="13"/>printf("\nDe la direccion[ %s ] : puerto[ %d ] --- llega el mensaje:\n",</text:p>
      <text:p text:style-name="P3"><text:s text:c="40"/>inet_ntoa(sin1.sin_addr),</text:p>
      <text:p text:style-name="P3"><text:s text:c="40"/>ntohs(sin1.sin_port));</text:p>
      <text:p text:style-name="P3"><text:s text:c="24"/>printf("%s \n",linea);</text:p>
      <text:p text:style-name="P3"><text:s text:c="16"/>}</text:p>
      <text:p text:style-name="P3"><text:s text:c="8"/>}</text:p>
      <text:p text:style-name="Standard"><text:span text:style-name="T7">Clase 03-10-2006: PAR CLIENTE SERVIDOR TCP NO BLOQUEANTE</text:span><text:span text:style-name="T2">:</text:span></text:p>
      <text:p text:style-name="P1">OPCIONES DE LOS SOCKETS:</text:p>
      <text:p text:style-name="P1"/>
      <text:p text:style-name="P3">/* Continua: <text:span text:style-name="T4">servidor-tcp-no-bloqueante-con-puerto-reutilizable.c */</text:span></text:p>
      <text:p text:style-name="P3"/>
      <text:p text:style-name="P3"><text:s text:c="8"/>close(sock1);</text:p>
      <text:p text:style-name="P3"><text:s text:c="8"/>close(sock);</text:p>
      <text:p text:style-name="P3"><text:s text:c="8"/>return 0;</text:p>
      <text:p text:style-name="P3">}</text:p>
      <text:p text:style-name="P2">/* Fin Archivo: servidor-tcp-no-bloqueante-con-puerto-reutilizable.c */</text:p>
      <text:p text:style-name="P2"/>
      <text:p text:style-name="P3">Se compila mediante:</text:p>
      <text:p text:style-name="P3"><text:span text:style-name="T4">gcc</text:span> <text:span text:style-name="T4">-Wall</text:span> <text:s/><text:tab/><text:span text:style-name="T4">servidor-tcp-no-bloqueante-con-puerto-reutilizable.c</text:span></text:p>
      <text:p text:style-name="P2"><text:s text:c="6"/>-o<text:tab/><text:tab/>servidor-tcp-no-bloqueante-con-puerto-reutilizable.out</text:p>
      <text:p text:style-name="P2"/>
      <text:p text:style-name="P3">Se ejecuta mediante:</text:p>
      <text:p text:style-name="P3"><text:tab/><text:span text:style-name="T4">servidor-tcp-no-bloqueante-con-puerto-reutilizable.out</text:span></text:p>
      <text:p text:style-name="P2"/>
      <text:p text:style-name="P3"><text:span text:style-name="T4">Puede, por ejemplo, invocar a 3 instancias de los procesos clientes vistos</text:span> con anterioridad:</text:p>
      <text:p text:style-name="P3"/>
      <text:list text:style-name="L17">
        <text:list-item>
          <text:p text:style-name="P47"><text:span text:style-name="T4">cliente 1:</text:span><text:tab/><text:span text:style-name="T4">./cliente-tcp-no-bloqueante-v2.out 127.0.0.1</text:span></text:p>
        </text:list-item>
        <text:list-item>
          <text:p text:style-name="P47"><text:span text:style-name="T4">cliente 2:</text:span><text:tab/><text:span text:style-name="T4">./cliente-tcp-no-bloqueante-v2.out 127.0.0.1</text:span></text:p>
        </text:list-item>
        <text:list-item>
          <text:p text:style-name="P48"><text:span text:style-name="T2">cliente 3:</text:span><text:span text:style-name="T3"><text:tab/></text:span><text:span text:style-name="T2">./cliente-tcp-no-bloqueante-v2.out 127.0.0.1</text:span></text:p>
        </text:list-item>
      </text:list>
      <text:p text:style-name="P2"/>
      <text:p text:style-name="P2">Los <text:span text:style-name="T13">3 procesos clientes se han podido conectar evitando el mensaje</text:span></text:p>
      <text:p text:style-name="P3"/>
      <text:p text:style-name="P3"><text:tab/><text:span text:style-name="T4">“Address already in use”,</text:span></text:p>
      <text:p text:style-name="P1"/>
      <text:p text:style-name="P3"><text:span text:style-name="T14">pero sólo el primer proceso cliente logra establecer una sesión y una comunicación bidireccional hacia el proceso servidor</text:span>. </text:p>
      <text:p text:style-name="P1"/>
      <text:p text:style-name="P1">Los procesos clientes restantes no pueden recibir ni enviar mensajes.</text:p>
      <text:p text:style-name="P1"/>
      <text:p text:style-name="P3"/>
      <text:p text:style-name="P3">Nos dispondremos a reimplementar ahora estos códigos fuentes, pero haciendo uso del <text:span text:style-name="T14">PROTOCOLO IP – SUBPROTOCOLO UDP </text:span></text:p>
      <text:p text:style-name="P1">(NO ORIENTADO A CONEXIÓN, QUE UTILIZA DATAGRAMAS)</text:p>
      <text:p text:style-name="P1"/>
      <text:p text:style-name="P3">Nos dedicaremos a implementar un <text:span text:style-name="T14">PAR CLIENTE-SERVIDOR UDP</text:span>:</text:p>
      <text:p text:style-name="P3"/>
      <text:p text:style-name="P3">Veamos entonces como sería el código fuente del:</text:p>
      <text:p text:style-name="P3"><text:tab/></text:p>
      <text:p text:style-name="P3"><text:tab/><text:span text:style-name="T4">servidor-udp.c</text:span></text:p>
      <text:p text:style-name="P2"/>
      <text:p text:style-name="P2"/>
      <text:p text:style-name="P2"/>
      <text:p text:style-name="P2"/>
      <text:p text:style-name="P1">Clase 03-10-2006: PAR CLIENTE SERVIDOR UDP:</text:p>
      <text:p text:style-name="P3"/>
      <text:p text:style-name="P3">/* Archivo: <text:span text:style-name="T4">servidor-udp.c</text:span></text:p>
      <text:p text:style-name="P3">* <text:s text:c="5"/><text:span text:style-name="T4">Abre un socket UDP (NO ORIENTADO A CONEXIÓN)</text:span>.</text:p>
      <text:p text:style-name="P3">* <text:s text:c="5"/>Falta verificar si existen paquetes de entrada por el</text:p>
      <text:p text:style-name="P3">* <text:s text:c="5"/>socket ó por STDIN (select(2)).</text:p>
      <text:p text:style-name="P3">* <text:s text:c="5"/><text:span text:style-name="T4">Deberá ver el orden de envíos/recepción de mensajes</text:span></text:p>
      <text:p text:style-name="P3">* <text:s text:c="5"/><text:span text:style-name="T4">hacia/desde el servidor udp, es decir el usuario</text:span></text:p>
      <text:p text:style-name="P3">* <text:s text:c="5"/><text:span text:style-name="T4">debe sincronizar los envíos/recepciones</text:span>.</text:p>
      <text:p text:style-name="P3">*/</text:p>
      <text:p text:style-name="P2"/>
      <text:p text:style-name="P2">/* ARCHIVOS DE CABECERA */</text:p>
      <text:p text:style-name="P3">#include&lt;stdio.h&gt;</text:p>
      <text:p text:style-name="P3">#include&lt;stdlib.h&gt;</text:p>
      <text:p text:style-name="P3">#include&lt;string.h&gt;</text:p>
      <text:p text:style-name="P3">#include&lt;unistd.h&gt;</text:p>
      <text:p text:style-name="P3">#include&lt;sys/types.h&gt;</text:p>
      <text:p text:style-name="P3">#include&lt;sys/socket.h&gt;</text:p>
      <text:p text:style-name="P3">#include&lt;netinet/in.h&gt;</text:p>
      <text:p text:style-name="P3">#include&lt;arpa/inet.h&gt;</text:p>
      <text:p text:style-name="P3">#include&lt;sys/time.h&gt;</text:p>
      <text:p text:style-name="P3">#include&lt;sys/select.h&gt;</text:p>
      <text:p text:style-name="P2"/>
      <text:p text:style-name="P2">/* DEFINICIONES */</text:p>
      <text:p text:style-name="P3">#define PORT 5000</text:p>
      <text:p text:style-name="P3">#define MAX(x,y) ((x)&gt;(y) ? (x) : (y))</text:p>
      <text:p text:style-name="P3">#define SIZE 1024</text:p>
      <text:p text:style-name="P3">#define TIME 3600</text:p>
      <text:p text:style-name="P2"/>
      <text:p text:style-name="P2">/* SINONIMOS*/</text:p>
      <text:p text:style-name="P3">typedef struct sockaddr *sad;</text:p>
      <text:p text:style-name="P3">/* FUNCIONES */</text:p>
      <text:p text:style-name="P3">void error(char *s){</text:p>
      <text:p text:style-name="P3"><text:s text:c="8"/>perror(s);</text:p>
      <text:p text:style-name="P3"><text:s text:c="8"/>exit(-1);</text:p>
      <text:p text:style-name="P3">}</text:p>
      <text:p text:style-name="P3"/>
      <text:p text:style-name="P2">/* FUNCION PRINCIPAL MAIN */</text:p>
      <text:p text:style-name="P3">int main(){</text:p>
      <text:p text:style-name="P3"><text:s text:c="8"/>int sockio, largo, recibidos;</text:p>
      <text:p text:style-name="P3"><text:s text:c="8"/>struct sockaddr_in sinio;</text:p>
      <text:p text:style-name="P3"><text:s text:c="8"/>char linea[SIZE];</text:p>
      <text:p text:style-name="P3"/>
      <text:p text:style-name="P3"><text:s text:c="8"/>//abre socket UDP</text:p>
      <text:p text:style-name="P3"><text:s text:c="8"/>if((sockio=<text:span text:style-name="T4">socket(PF_INET, SOCK_DGRAM, 0)</text:span>) &lt; 0 )</text:p>
      <text:p text:style-name="P3"><text:s text:c="16"/>error("socket");</text:p>
      <text:p text:style-name="P3"/>
      <text:p text:style-name="P3"/>
      <text:p text:style-name="P1">Clase 03-10-2006: PAR CLIENTE SERVIDOR UDP:</text:p>
      <text:p text:style-name="P3"><text:span text:style-name="T4">/* Continua:</text:span> <text:span text:style-name="T4">servidor-udp.c */</text:span></text:p>
      <text:p text:style-name="P3"><text:s text:c="8"/>// <text:span text:style-name="T4">Familia de direcciones</text:span> de sockio</text:p>
      <text:p text:style-name="P3"><text:s text:c="8"/><text:span text:style-name="T4">sinio.sin_family</text:span> = <text:span text:style-name="T4">AF_INET</text:span>;</text:p>
      <text:p text:style-name="P3"/>
      <text:p text:style-name="P3"><text:s text:c="8"/>// <text:span text:style-name="T4">Puerto</text:span>, con <text:span text:style-name="T4">bytes en orden de red</text:span>, para sockio </text:p>
      <text:p text:style-name="P3"><text:s text:c="8"/><text:span text:style-name="T4">sinio.sin_port </text:span>= <text:span text:style-name="T4">htons(PORT)</text:span>; </text:p>
      <text:p text:style-name="P3"/>
      <text:p text:style-name="P3"><text:s text:c="8"/>//dirección de internet, con bytes en orden de red, para sockio</text:p>
      <text:p text:style-name="P3"><text:s text:c="8"/><text:span text:style-name="T4">sinio.sin_addr.s_addr</text:span> = <text:span text:style-name="T4">INADDR_ANY</text:span>;</text:p>
      <text:p text:style-name="P3"><text:s text:c="8"/></text:p>
      <text:p text:style-name="P3"><text:s text:c="8"/>//publica dirección-puerto sinio de sockio</text:p>
      <text:p text:style-name="P3"><text:s text:c="8"/>if( <text:span text:style-name="T4">bind</text:span>(<text:span text:style-name="T4">sockio</text:span>, <text:span text:style-name="T4">(sad)&amp;sinio</text:span>, <text:span text:style-name="T4">sizeof sinio</text:span>) &lt; 0 )</text:p>
      <text:p text:style-name="P3"><text:s text:c="16"/>error("bind");</text:p>
      <text:p text:style-name="P3"/>
      <text:p text:style-name="P3"><text:s text:c="8"/><text:span text:style-name="T4">largo</text:span> = <text:span text:style-name="T4">sizeof sinio</text:span>;</text:p>
      <text:p text:style-name="P3"/>
      <text:p text:style-name="P3"><text:s text:c="8"/><text:span text:style-name="T4">for(;;){</text:span></text:p>
      <text:p text:style-name="P3"/>
      <text:p text:style-name="P3"><text:s text:c="16"/>// lee hasta 1024 caracteres de sockio, los pone en linea</text:p>
      <text:p text:style-name="P3"><text:s text:c="2"/>if((recibidos = <text:span text:style-name="T4">recvfrom</text:span>(<text:span text:style-name="T4">sockio</text:span>, <text:span text:style-name="T4">linea</text:span>, <text:span text:style-name="T4">SIZE</text:span>, 0, <text:span text:style-name="T4">(sad)&amp;sinio</text:span>, <text:span text:style-name="T4">&amp;largo</text:span> )) &lt; 0)</text:p>
      <text:p text:style-name="P3"><text:s text:c="24"/>error("recvfrom");</text:p>
      <text:p text:style-name="P3"/>
      <text:p text:style-name="P3"><text:tab/> <text:s text:c="6"/>// marcar fin del buffer con ``0´´</text:p>
      <text:p text:style-name="P3"><text:s text:c="16"/>linea[recibidos]=0; <text:s text:c="4"/></text:p>
      <text:p text:style-name="P3"/>
      <text:p text:style-name="P3"><text:s text:c="16"/>/* Imprime en pantalla dirección de internet del cliente desde</text:p>
      <text:p text:style-name="P3"><text:s text:c="17"/>* donde vienen datos */</text:p>
      <text:p text:style-name="P3"><text:s text:c="10"/><text:span text:style-name="T4">printf</text:span>("\nDe la <text:span text:style-name="T4">direccion[ %s ]</text:span> : <text:span text:style-name="T4">puerto[ %d ]</text:span> --- llega el mensaje:\n",</text:p>
      <text:p text:style-name="P3"><text:s text:c="32"/><text:span text:style-name="T4">inet_ntoa(sinio.sin_addr)</text:span>,<text:span text:style-name="T4">ntohs(sinio.sin_port)</text:span>);</text:p>
      <text:p text:style-name="P3"><text:s text:c="16"/><text:span text:style-name="T4">printf</text:span>("<text:span text:style-name="T4">%s</text:span> \n",<text:span text:style-name="T4">linea</text:span>);</text:p>
      <text:p text:style-name="P3"/>
      <text:p text:style-name="P3"><text:s text:c="16"/>//lee hasta 1024 caracteres de STDIN, los pone en linea</text:p>
      <text:p text:style-name="P3"><text:s text:c="16"/><text:span text:style-name="T4">fgets</text:span>(<text:span text:style-name="T4">linea</text:span>, <text:span text:style-name="T4">SIZE</text:span>, <text:span text:style-name="T4">stdin</text:span>);</text:p>
      <text:p text:style-name="P3"/>
      <text:p text:style-name="P3"><text:s text:c="16"/>//envía contenido de linea en sockio</text:p>
      <text:p text:style-name="P3"><text:s text:c="16"/>if(<text:span text:style-name="T4">sendto</text:span>(<text:span text:style-name="T4">sockio</text:span>, <text:span text:style-name="T4">linea</text:span>, <text:span text:style-name="T4">sizeof linea</text:span>, <text:span text:style-name="T4">0</text:span>, <text:span text:style-name="T4">(sad)&amp;sinio</text:span>, <text:span text:style-name="T4">largo</text:span>) &lt; 0 )</text:p>
      <text:p text:style-name="P3"><text:s text:c="24"/>error("sendto");</text:p>
      <text:p text:style-name="P3"><text:s text:c="8"/><text:span text:style-name="T4">}</text:span></text:p>
      <text:p text:style-name="P3"><text:s text:c="8"/>//cierra el conector sockio</text:p>
      <text:p text:style-name="P3"><text:s text:c="8"/><text:span text:style-name="T4">close(sockio)</text:span>; </text:p>
      <text:p text:style-name="P3"><text:s text:c="8"/><text:span text:style-name="T4">return 0</text:span>;</text:p>
      <text:p text:style-name="P3">}</text:p>
      <text:p text:style-name="P2">/* Fin Archivo: servidor-udp.c */</text:p>
      <text:p text:style-name="P2"/>
      <text:p text:style-name="P3">Que <text:span text:style-name="T4">se compila</text:span> mediante: <text:tab/><text:span text:style-name="T4">gcc -Wall servidor-udp.c -o servidor-udp.out</text:span></text:p>
      <text:p text:style-name="P3"/>
      <text:p text:style-name="P3">Y <text:span text:style-name="T4">se ejecuta</text:span> mediante: <text:tab/><text:span text:style-name="T4">./servidor-udp.out</text:span></text:p>
      <text:p text:style-name="P1">Clase 03-10-2006: PAR CLIENTE SERVIDOR UDP:</text:p>
      <text:p text:style-name="P2"/>
      <text:p text:style-name="P3">Debemos continuar con el código fuente del:</text:p>
      <text:p text:style-name="P3"><text:tab/><text:tab/><text:tab/><text:tab/><text:tab/><text:tab/><text:tab/><text:tab/><text:span text:style-name="T4">cliente-udp.c</text:span></text:p>
      <text:p text:style-name="P3"/>
      <text:p text:style-name="P3">/* Archivo: <text:span text:style-name="T4">cliente-udp.c</text:span></text:p>
      <text:p text:style-name="P3"><text:s/>* <text:s text:c="5"/><text:span text:style-name="T4">Abre un socket UDP (NO ORIENTADO A CONEXIÓN)</text:span>.</text:p>
      <text:p text:style-name="P3"><text:s/>* <text:s text:c="5"/>Falta verificar si existen paquetes DATAGRAMAS de</text:p>
      <text:p text:style-name="P3"><text:s/>* <text:s text:c="5"/>entrada por el socket ó por STDIN (select(2)).</text:p>
      <text:p text:style-name="P3"><text:s/>* <text:s text:c="5"/><text:span text:style-name="T4">Deberá ver el orden de envíos/recepción de mensajes</text:span></text:p>
      <text:p text:style-name="P3"><text:s/>* <text:s text:c="5"/><text:span text:style-name="T4">hacia/desde el servidor udp, es decir el usuario</text:span></text:p>
      <text:p text:style-name="P3"><text:s/>* <text:s text:c="5"/><text:span text:style-name="T4">debe sincronizar los envíos/recepciones</text:span>.</text:p>
      <text:p text:style-name="P3"><text:s/>**/</text:p>
      <text:p text:style-name="P3"/>
      <text:p text:style-name="P2">/* ARCHIVOS DE CABECERA */</text:p>
      <text:p text:style-name="P3">#include&lt;stdio.h&gt;</text:p>
      <text:p text:style-name="P3">#include&lt;stdlib.h&gt;</text:p>
      <text:p text:style-name="P3">#include&lt;unistd.h&gt;</text:p>
      <text:p text:style-name="P3">#include&lt;sys/types.h&gt;</text:p>
      <text:p text:style-name="P3">#include&lt;sys/socket.h&gt;</text:p>
      <text:p text:style-name="P3">#include&lt;netinet/in.h&gt;</text:p>
      <text:p text:style-name="P3">#include&lt;arpa/inet.h&gt;</text:p>
      <text:p text:style-name="P3">#include&lt;sys/time.h&gt;</text:p>
      <text:p text:style-name="P3">#include&lt;sys/select.h&gt;</text:p>
      <text:p text:style-name="P3">#include&lt;string.h&gt;</text:p>
      <text:p text:style-name="P3"/>
      <text:p text:style-name="P2">/* DEFINICIONES */</text:p>
      <text:p text:style-name="P3">#define PORT 5000</text:p>
      <text:p text:style-name="P3">#define MAX(x,y) ((x)&gt;(y) ? (x) : (y))</text:p>
      <text:p text:style-name="P3">#define SIZE 1024</text:p>
      <text:p text:style-name="P3">#define TIME 3600</text:p>
      <text:p text:style-name="P3"/>
      <text:p text:style-name="P2">/* SINONIMOS */</text:p>
      <text:p text:style-name="P3">typedef struct sockaddr *sad;</text:p>
      <text:p text:style-name="P3">/* FUNCIONES */</text:p>
      <text:p text:style-name="P3">void error(char *s){</text:p>
      <text:p text:style-name="P3"><text:s text:c="4"/>perror(s);</text:p>
      <text:p text:style-name="P3"><text:s text:c="4"/>exit(-1);</text:p>
      <text:p text:style-name="P3">}</text:p>
      <text:p text:style-name="P3"/>
      <text:p text:style-name="P2">/* FUNCION PRINCIPAL MAIN */</text:p>
      <text:p text:style-name="P3">int main(int argc, char **argv){</text:p>
      <text:p text:style-name="P3"><text:s text:c="8"/>if(argc &lt; 2){</text:p>
      <text:p text:style-name="P3"><text:s text:c="16"/>fprintf(stderr,"usa: %s ipaddr \n", argv[0]);</text:p>
      <text:p text:style-name="P3"><text:s text:c="16"/>exit(-1);</text:p>
      <text:p text:style-name="P3"><text:s text:c="8"/>}</text:p>
      <text:p text:style-name="P3"><text:s text:c="8"/>//por sockio va a enviar-recibir paquetes datagramas</text:p>
      <text:p text:style-name="P3"><text:s text:c="8"/>int sockio, largo, recibidos;</text:p>
      <text:p text:style-name="P1">Clase 03-10-2006: PAR CLIENTE SERVIDOR UDP:</text:p>
      <text:p text:style-name="P2"/>
      <text:p text:style-name="P12"><text:span text:style-name="T8"><text:s text:c="8"/>/* continua: cliente-udp.c</text:span> */</text:p>
      <text:p text:style-name="P3"/>
      <text:p text:style-name="P3"><text:s text:c="8"/>struct sockaddr_in <text:span text:style-name="T4">sini</text:span>, <text:span text:style-name="T4">sino</text:span>; // direcciones-puertos <text:s/>para sockio</text:p>
      <text:p text:style-name="P3"><text:s text:c="8"/>// sini para recibir-leer</text:p>
      <text:p text:style-name="P3"><text:s text:c="8"/>// sino para enviar-escribir</text:p>
      <text:p text:style-name="P3"/>
      <text:p text:style-name="P3"><text:s text:c="8"/>char linea[SIZE]; <text:s text:c="6"/>// buffer de 1024 caracteres (un arreglo)</text:p>
      <text:p text:style-name="P3"/>
      <text:p text:style-name="P3"><text:s text:c="8"/>// abre conector UDP</text:p>
      <text:p text:style-name="P3"><text:s text:c="8"/>if((<text:span text:style-name="T4">sockio</text:span> = <text:span text:style-name="T4">socket</text:span>(<text:span text:style-name="T4">PF_INET</text:span>, <text:span text:style-name="T4">SOCK_DGRAM</text:span>, <text:span text:style-name="T4">0</text:span>)) &lt; 0) </text:p>
      <text:p text:style-name="P3"><text:s text:c="16"/>error("socket");</text:p>
      <text:p text:style-name="P3"/>
      <text:p text:style-name="P3"><text:s text:c="8"/>//<text:span text:style-name="T4">familia de direcciones </text:span>a la que pertenece sino, para sockio</text:p>
      <text:p text:style-name="P3"><text:s text:c="8"/><text:span text:style-name="T4">sino.sin_family</text:span> = <text:span text:style-name="T4">AF_INET</text:span>;</text:p>
      <text:p text:style-name="P3"/>
      <text:p text:style-name="P3"><text:s text:c="8"/>// <text:span text:style-name="T4">puerto de sino</text:span>, para sockio</text:p>
      <text:p text:style-name="P3"><text:s text:c="8"/>sino.sin_port = htons(PORT); </text:p>
      <text:p text:style-name="P3"/>
      <text:p text:style-name="Standard"><text:span text:style-name="T3"><text:s text:c="8"/>/* </text:span><text:span text:style-name="T2">POSIX TO NETWORK</text:span><text:span text:style-name="T3">, ver </text:span><text:span text:style-name="T2">man 3 inet_pton</text:span> <text:span text:style-name="T3">transforma </text:span><text:span text:style-name="T2">argv[1]</text:span><text:span text:style-name="T3"> </text:span></text:p>
      <text:p text:style-name="P3"><text:tab/>* <text:span text:style-name="T4">(la direccion IP pasada como argumento al programa)</text:span></text:p>
      <text:p text:style-name="P3"><text:s text:c="9"/>* desde <text:span text:style-name="T4">formato ascii (puntero a cadena de caracteres)</text:span></text:p>
      <text:p text:style-name="P3"><text:s text:c="9"/>* al <text:span text:style-name="T4">formato network</text:span> </text:p>
      <text:p text:style-name="P3"><text:tab/>* <text:span text:style-name="T4">(guarda en la struct in_addr sino.sin_addr )</text:span></text:p>
      <text:p text:style-name="P3"><text:s text:c="9"/>* que a su vez es <text:span text:style-name="T4">miembro de la</text:span> <text:span text:style-name="T4">struct sockaddr_in</text:span> <text:span text:style-name="T4">sino</text:span>.</text:p>
      <text:p text:style-name="P3"><text:s text:c="9"/>* Se trata de la <text:span text:style-name="T4">direccion IP del servidor al que quiere enviar <text:tab/></text:span></text:p>
      <text:p text:style-name="P3"><text:span text:style-name="T4"><text:tab/>* datagramas, </text:span>perteneciente a la familia de direcciones <text:span text:style-name="T4">AF_INET</text:span></text:p>
      <text:p text:style-name="P3"><text:s text:c="9"/>*/</text:p>
      <text:p text:style-name="P3"><text:s text:c="8"/><text:span text:style-name="T4">inet_pton</text:span>(<text:span text:style-name="T4">AF_INET</text:span>, <text:span text:style-name="T4">argv[1]</text:span>, <text:span text:style-name="T4">&amp;sino.sin_addr</text:span>);</text:p>
      <text:p text:style-name="P3"/>
      <text:p text:style-name="Standard"><text:span text:style-name="T3"><text:s text:c="8"/></text:span><text:span text:style-name="T2">for(;;){</text:span></text:p>
      <text:p text:style-name="Standard"/>
      <text:p text:style-name="P3"><text:s text:c="16"/>//leer hasta 1024 caracteres de STDIN y ponerlos en linea</text:p>
      <text:p text:style-name="Standard"><text:span text:style-name="T3"><text:s text:c="16"/></text:span><text:span text:style-name="T2">fgets(linea, SIZE, stdin)</text:span><text:span text:style-name="T3">;</text:span></text:p>
      <text:p text:style-name="P3"/>
      <text:p text:style-name="P3"><text:s text:c="16"/>//escribir contenido de linea en sockio</text:p>
      <text:p text:style-name="P3"><text:s text:c="7"/>if(<text:span text:style-name="T4">sendto</text:span>(<text:span text:style-name="T4">sockio</text:span>, <text:span text:style-name="T4">linea</text:span>, <text:span text:style-name="T4">sizeof linea</text:span>, <text:span text:style-name="T4">0</text:span>, <text:span text:style-name="T4">(sad)&amp;sino</text:span>, <text:span text:style-name="T4">sizeof sino</text:span>) &lt; 0 )</text:p>
      <text:p text:style-name="P3"><text:s text:c="32"/>error("sendto");</text:p>
      <text:p text:style-name="P3"><text:s text:c="16"/><text:span text:style-name="T4">largo = sizeof sini</text:span>;</text:p>
      <text:p text:style-name="P3"><text:s/>if((<text:span text:style-name="T4">recibidos</text:span> = <text:span text:style-name="T4">recvfrom</text:span>(<text:span text:style-name="T4">sockio</text:span>, <text:span text:style-name="T4">linea</text:span>, <text:span text:style-name="T4">SIZE</text:span>, <text:span text:style-name="T4">0</text:span>, <text:span text:style-name="T4">(sad)&amp;sini</text:span>,<text:span text:style-name="T4"> &amp;largo</text:span>)) &lt; 0)</text:p>
      <text:p text:style-name="P3"><text:s text:c="24"/>error("recvfrom"); //si recepción devuelve &lt; 0 ==&gt; error al leer</text:p>
      <text:p text:style-name="P3"><text:s text:c="16"/><text:span text:style-name="T4">linea[recibidos] = 0</text:span>; <text:s text:c="2"/>//marcar el final del buffer con ``0´´</text:p>
      <text:p text:style-name="P3"><text:s text:c="16"/>/* Imprime en pantalla la direccion del servidor </text:p>
      <text:p text:style-name="P3"><text:tab/> <text:s text:c="6"/>* <text:s/>desde donde vienen datos */</text:p>
      <text:p text:style-name="P3"><text:s text:c="9"/><text:span text:style-name="T4">printf</text:span>("\nDe la <text:span text:style-name="T4">direccion[ %s ]</text:span> : <text:span text:style-name="T4">puerto [ %d ]</text:span> --- llega el mensaje:\n",</text:p>
      <text:p text:style-name="P3"><text:s text:c="32"/><text:span text:style-name="T4">inet_ntoa(sini.sin_addr)</text:span>,</text:p>
      <text:p text:style-name="P3"><text:s text:c="32"/><text:span text:style-name="T4">ntohs(sini.sin_port)</text:span>);</text:p>
      <text:p text:style-name="P1">Clase 03-10-2006: PAR CLIENTE SERVIDOR UDP:</text:p>
      <text:p text:style-name="P2"/>
      <text:p text:style-name="P12"><text:span text:style-name="T8"><text:s text:c="8"/>/* continua: cliente-udp.c</text:span> */</text:p>
      <text:p text:style-name="P3"/>
      <text:p text:style-name="P3"><text:s text:c="16"/>//Imprime en pantalla lo que vino desde sockio mediante buffer linea</text:p>
      <text:p text:style-name="P3"><text:s text:c="16"/><text:span text:style-name="T4">printf</text:span>("<text:span text:style-name="T4">%s</text:span> \n",<text:span text:style-name="T4">linea</text:span>);</text:p>
      <text:p text:style-name="P3"><text:s text:c="8"/><text:span text:style-name="T4">}</text:span></text:p>
      <text:p text:style-name="P3"><text:s text:c="8"/><text:span text:style-name="T4">close(sockio)</text:span>; //cierra el conector sockio</text:p>
      <text:p text:style-name="P3"><text:s text:c="8"/>return 0;</text:p>
      <text:p text:style-name="P3">}</text:p>
      <text:p text:style-name="P2">/* Fin Archivo: cliente-udp.c */</text:p>
      <text:p text:style-name="P3"/>
      <text:p text:style-name="P3">Que <text:span text:style-name="T4">se compila</text:span> mediante:<text:tab/><text:span text:style-name="T4">gcc -Wall cliente-udp.c -o cliente-udp.out</text:span></text:p>
      <text:p text:style-name="P2"/>
      <text:p text:style-name="P3">Y <text:span text:style-name="T4">se ejecuta respetando la sintaxis</text:span>: <text:tab/><text:span text:style-name="T4">cliente-udp.out IP_ADDRESS</text:span></text:p>
      <text:p text:style-name="P2"/>
      <text:p text:style-name="Standard"><text:span text:style-name="T3">Por ejemplo </text:span><text:span text:style-name="T2">un ciclo de uso del PAR CLIENTE – SERVIDOR UDP </text:span></text:p>
      <text:p text:style-name="P3"><text:span text:style-name="T4">puede ser</text:span>:</text:p>
      <text:p text:style-name="P3"/>
      <text:p text:style-name="P3"><text:tab/><text:span text:style-name="T4">1º)</text:span> <text:span text:style-name="T4">Ejecutar el:<text:tab/><text:tab/>./servidor-udp.out</text:span></text:p>
      <text:p text:style-name="P3"/>
      <text:p text:style-name="P3"><text:tab/><text:span text:style-name="T4">2º) Ejecutar el:<text:tab/><text:tab/>./cliente-udp.out <text:s/>127.0.0.1</text:span></text:p>
      <text:p text:style-name="P3"/>
      <text:p text:style-name="P3"><text:tab/><text:span text:style-name="T4">-------&gt;<text:tab/>3º) Desde el Cliente:<text:tab/>envíar mensaje</text:span></text:p>
      <text:p text:style-name="P3"><text:tab/><text:span text:style-name="T4">|</text:span></text:p>
      <text:p text:style-name="P3"><text:tab/><text:span text:style-name="T4">|</text:span> <text:s text:c="9"/><text:tab/><text:span text:style-name="T4">4º) Desde el Servidor:<text:tab/>responder mensaje</text:span></text:p>
      <text:p text:style-name="P3"><text:tab/><text:span text:style-name="T4">|</text:span></text:p>
      <text:p text:style-name="P3"><text:tab/><text:span text:style-name="T4">--------</text:span> <text:s/><text:tab/><text:span text:style-name="T4">5º) Volver al punto 3º</text:span></text:p>
      <text:p text:style-name="P3"/>
      <text:p text:style-name="P3"><text:tab/><text:span text:style-name="T4">6º) Terminar el proceso cliente/servidor mediante CTRL+C</text:span></text:p>
      <text:p text:style-name="P3"/>
      <text:p text:style-name="P2"><text:tab/><text:span text:style-name="T13">Nota</text:span>: si no se sigue el orden de envíos de mensajes, estos se </text:p>
      <text:p text:style-name="P2"><text:tab/><text:tab/>irán encolando, y serán enviados inmediatamente después </text:p>
      <text:p text:style-name="P2"><text:tab/><text:tab/>de que el cliente/servidor haga un envío al servidor/cliente.</text:p>
      <text:p text:style-name="P2"/>
      <text:p text:style-name="Standard"><text:span text:style-name="T3">Como este </text:span><text:span text:style-name="T2">COMPORTAMIENTO de nuestro PAR CLIENTE – SERVIDOR UDP ES INDESEABLE</text:span><text:span text:style-name="T3">, </text:span><text:span text:style-name="T2">adicionaremos</text:span><text:span text:style-name="T3"> algunas </text:span><text:span text:style-name="T2">modificaciones para lograr </text:span><text:span text:style-name="T3">un </text:span><text:span text:style-name="T2">funcionamiento similar al PAR CLIENTE – SERVIDOR TCP</text:span><text:span text:style-name="T3">.</text:span></text:p>
      <text:p text:style-name="P3"/>
      <text:p text:style-name="P3">Por lo tanto prosigamos con la implementación de un <text:span text:style-name="T4">PAR CLIENTE – SERVIDOR UDP que utilizará select(2) para saber si hay algo que leer desde el respectivo socket o desde su respectiva STDIN para cada uno de estos procesos</text:span>.</text:p>
      <text:p text:style-name="P3"/>
      <text:p text:style-name="P3"/>
      <text:p text:style-name="P3">Veamos el código fuente del</text:p>
      <text:p text:style-name="P3"><text:tab/><text:tab/><text:tab/><text:tab/><text:tab/><text:span text:style-name="T4">servidor-udp-con-select.c</text:span></text:p>
      <text:p text:style-name="P2"/>
      <text:p text:style-name="P1">Clase 03-10-2006: PAR CLIENTE SERVIDOR UDP CON SELECT:</text:p>
      <text:p text:style-name="P1"/>
      <text:p text:style-name="P3">/* Archivo: <text:span text:style-name="T4">servidor-udp-con-select.c</text:span></text:p>
      <text:p text:style-name="P3">* <text:s/><text:span text:style-name="T4">Abre un socket UDP (NO ORIENTADO A CONEXIÓN)</text:span>.</text:p>
      <text:p text:style-name="P3">* <text:s/><text:span text:style-name="T4">Verifica con select(2) si existen datagramas de entrada</text:span></text:p>
      <text:p text:style-name="P3">* <text:s/>por el socket ó por STDIN.</text:p>
      <text:p text:style-name="P3">* <text:s/><text:span text:style-name="T4">Si se reciben paquetes por el socket, los envía a STDOUT</text:span>.</text:p>
      <text:p text:style-name="P3">* <text:s/><text:span text:style-name="T4">Si se reciben paquetes por STDIN, los envía por el socket</text:span>.</text:p>
      <text:p text:style-name="P3">*/</text:p>
      <text:p text:style-name="P3"/>
      <text:p text:style-name="P2">/* ARCHIVOS DE CABECERA */</text:p>
      <text:p text:style-name="P3">#include&lt;stdio.h&gt;</text:p>
      <text:p text:style-name="P3">#include&lt;stdlib.h&gt;</text:p>
      <text:p text:style-name="P3">#include&lt;string.h&gt;</text:p>
      <text:p text:style-name="P3">#include&lt;unistd.h&gt;</text:p>
      <text:p text:style-name="P3">#include&lt;sys/types.h&gt;</text:p>
      <text:p text:style-name="P3">#include&lt;sys/socket.h&gt;</text:p>
      <text:p text:style-name="P3">#include&lt;netinet/in.h&gt;</text:p>
      <text:p text:style-name="P3">#include&lt;arpa/inet.h&gt;</text:p>
      <text:p text:style-name="P3">#include&lt;sys/time.h&gt;</text:p>
      <text:p text:style-name="P3">#include&lt;sys/select.h&gt;</text:p>
      <text:p text:style-name="P3"/>
      <text:p text:style-name="P2">/* DEFINICIONES */</text:p>
      <text:p text:style-name="P3">#define PORT 5000</text:p>
      <text:p text:style-name="P3">#define MAX(x,y) ((x)&gt;(y) ? (x) : (y))</text:p>
      <text:p text:style-name="P3">#define SIZE 1024</text:p>
      <text:p text:style-name="P3">#define TIME 3600</text:p>
      <text:p text:style-name="P3"/>
      <text:p text:style-name="P2">/* SINONIMOS*/</text:p>
      <text:p text:style-name="P3">typedef struct sockaddr *sad;</text:p>
      <text:p text:style-name="P3"/>
      <text:p text:style-name="P2">/* FUNCIONES */</text:p>
      <text:p text:style-name="P3">void error(char *s){</text:p>
      <text:p text:style-name="P3"><text:s text:c="8"/>perror(s);</text:p>
      <text:p text:style-name="P3"><text:s text:c="8"/>exit(-1);</text:p>
      <text:p text:style-name="P3">}</text:p>
      <text:p text:style-name="P3"/>
      <text:p text:style-name="P2">/* FUNCION PRINCIPAL MAIN */</text:p>
      <text:p text:style-name="P3">int main(){</text:p>
      <text:p text:style-name="P3"/>
      <text:p text:style-name="P3"><text:s text:c="8"/>int sockio, cuanto, largo, recibidos;</text:p>
      <text:p text:style-name="P3"/>
      <text:p text:style-name="P3"><text:s text:c="8"/>// dirección-puerto para sockio</text:p>
      <text:p text:style-name="P3"><text:s text:c="8"/>struct sockaddr_in sinio;</text:p>
      <text:p text:style-name="P3"/>
      <text:p text:style-name="P3"><text:s text:c="8"/>char linea[SIZE]; //buffer de 1024 caracteres</text:p>
      <text:p text:style-name="P3"/>
      <text:p text:style-name="P3"/>
      <text:p text:style-name="P1">Clase 03-10-2006: PAR CLIENTE SERVIDOR UDP CON SELECT:</text:p>
      <text:p text:style-name="P1"/>
      <text:p text:style-name="P3"><text:span text:style-name="T4">/* Continua:</text:span> <text:span text:style-name="T4">servidor-udp-con-select.c */</text:span></text:p>
      <text:p text:style-name="P3"/>
      <text:p text:style-name="P3"><text:s text:c="8"/>// conjunto de descriptores de ficheros: in e in_orig</text:p>
      <text:p text:style-name="P3"><text:s text:c="8"/>fd_set in, in_orig;</text:p>
      <text:p text:style-name="P3"/>
      <text:p text:style-name="P3"><text:s text:c="8"/>/* estructura de datos necesaria para utilizar select(2)</text:p>
      <text:p text:style-name="P3"><text:s text:c="9"/>* en la que se almacena el tiempo límite ántes de que select(2) retorne */</text:p>
      <text:p text:style-name="P3"><text:s text:c="8"/>struct timeval tv;</text:p>
      <text:p text:style-name="P3"/>
      <text:p text:style-name="P3"><text:s text:c="8"/>if((<text:span text:style-name="T4">sockio</text:span>=<text:span text:style-name="T4">socket(PF_INET, SOCK_DGRAM, 0)</text:span>) &lt; 0 )</text:p>
      <text:p text:style-name="P3"><text:s text:c="16"/>error("socket");</text:p>
      <text:p text:style-name="P3"/>
      <text:p text:style-name="P3"><text:s text:c="8"/>// <text:span text:style-name="T4">Familia de direcciones</text:span> de sockio</text:p>
      <text:p text:style-name="P3"><text:s text:c="8"/><text:span text:style-name="T4">sinio.sin_family</text:span> = <text:span text:style-name="T4">AF_INET</text:span>;</text:p>
      <text:p text:style-name="P3"/>
      <text:p text:style-name="P3"><text:s text:c="8"/>// <text:span text:style-name="T4">Puerto</text:span>, con <text:span text:style-name="T4">bytes en orden de red</text:span>, para sockio</text:p>
      <text:p text:style-name="P3"><text:s text:c="8"/><text:span text:style-name="T4">sinio.sin_port </text:span>= <text:span text:style-name="T4">htons(PORT)</text:span>;</text:p>
      <text:p text:style-name="P3"/>
      <text:p text:style-name="P3"><text:s text:c="8"/>/*<text:span text:style-name="T4">dirección de internet</text:span>, con <text:span text:style-name="T4">bytes en orden de red</text:span>,</text:p>
      <text:p text:style-name="P3"><text:s text:c="9"/>* para sockio */</text:p>
      <text:p text:style-name="P3"><text:s text:c="8"/><text:span text:style-name="T4">sinio.sin_addr.s_addr</text:span> = <text:span text:style-name="T4">INADDR_ANY</text:span>;</text:p>
      <text:p text:style-name="P3"/>
      <text:p text:style-name="P3"><text:s text:c="8"/>//<text:span text:style-name="T4">publica dirección-puerto sinio</text:span>, del conector sockio</text:p>
      <text:p text:style-name="P3"><text:s text:c="8"/>if( <text:span text:style-name="T4">bind(sockio, (sad)&amp;sinio, sizeof sinio)</text:span> &lt; 0 )</text:p>
      <text:p text:style-name="P3"><text:s text:c="16"/>error("bind");</text:p>
      <text:p text:style-name="P3"/>
      <text:p text:style-name="P3"><text:s text:c="8"/>/*Lo que lea de STDIN mediante dirección sinio.sin_addr.s_addr</text:p>
      <text:p text:style-name="P3"><text:s text:c="9"/>*de sockio, se escribirá en sockio */</text:p>
      <text:p text:style-name="P3"/>
      <text:p text:style-name="P3"><text:s text:c="8"/>/*Lo que lea por sockio desde dirección remota</text:p>
      <text:p text:style-name="P3"><text:s text:c="9"/>*sinio.sin_addr, se escribirá en STDOUT */</text:p>
      <text:p text:style-name="P3"/>
      <text:p text:style-name="P3"><text:s text:c="8"/>/*tiene select*/</text:p>
      <text:p text:style-name="P3"><text:s text:c="8"/>//Limpia el conjunto de descriptores de ficheros in_orig</text:p>
      <text:p text:style-name="P3"><text:s text:c="8"/><text:span text:style-name="T4">FD_ZERO(&amp;in_orig)</text:span>;</text:p>
      <text:p text:style-name="P3"/>
      <text:p text:style-name="P3"><text:s text:c="8"/>//añade STDIN al conjunto in_orig</text:p>
      <text:p text:style-name="P3"><text:s text:c="8"/><text:span text:style-name="T4">FD_SET(0, &amp;in_orig)</text:span>;</text:p>
      <text:p text:style-name="P3"/>
      <text:p text:style-name="P3"><text:s text:c="8"/>//añade sockio al conjunto in_orig</text:p>
      <text:p text:style-name="P3"><text:s text:c="8"/><text:span text:style-name="T4">FD_SET(sockio, &amp;in_orig)</text:span>;</text:p>
      <text:p text:style-name="P3"/>
      <text:p text:style-name="P3"><text:s text:c="8"/>/*tiene 1 hora*/</text:p>
      <text:p text:style-name="P3"><text:s text:c="8"/>//tiempo hasta que select(2) retorne: 3600 segundos</text:p>
      <text:p text:style-name="P3"><text:s text:c="8"/><text:span text:style-name="T4">tv.tv_sec=TIME</text:span>;</text:p>
      <text:p text:style-name="P3"><text:s text:c="8"/><text:span text:style-name="T4">tv.tv_usec=0</text:span>;</text:p>
      <text:p text:style-name="P1">Clase 03-10-2006: PAR CLIENTE SERVIDOR UDP CON SELECT:</text:p>
      <text:p text:style-name="P1"/>
      <text:p text:style-name="P3"><text:span text:style-name="T4">/* Continua:</text:span> <text:span text:style-name="T4">servidor-udp-con-select.c */</text:span></text:p>
      <text:p text:style-name="P3"/>
      <text:p text:style-name="P3"><text:s text:c="8"/><text:span text:style-name="T4">for(;;){</text:span></text:p>
      <text:p text:style-name="P3"><text:s text:c="16"/>// copia conjunto in_orig en in</text:p>
      <text:p text:style-name="P3"><text:s text:c="16"/><text:span text:style-name="T4">memcpy(&amp;in, &amp;in_orig, sizeof in)</text:span>;</text:p>
      <text:p text:style-name="P3"/>
      <text:p text:style-name="P3"><text:s text:c="16"/><text:span text:style-name="T4">/*</text:span> <text:span text:style-name="T4">espera a ver si se reciben datagramas por STDIN</text:span></text:p>
      <text:p text:style-name="P3"><text:s text:c="17"/><text:span text:style-name="T4">*</text:span> <text:span text:style-name="T4">o por sockio</text:span> <text:span text:style-name="T4">*/</text:span></text:p>
      <text:p text:style-name="P3"><text:s text:c="5"/>if( (<text:span text:style-name="T4">cuanto</text:span> = <text:span text:style-name="T4">select( MAX(0,sockio)+1, &amp;in, NULL, NULL, &amp;tv)</text:span> ) &lt; 0 )</text:p>
      <text:p text:style-name="P3"><text:s text:c="24"/>error("select: error");</text:p>
      <text:p text:style-name="P3"><text:s text:c="16"/>// si el tiempo de select(2) termina ==&gt; error timeout</text:p>
      <text:p text:style-name="P3"><text:s text:c="16"/>if(cuanto == 0)</text:p>
      <text:p text:style-name="P3"><text:s text:c="24"/>error("select: timeout");</text:p>
      <text:p text:style-name="P3"/>
      <text:p text:style-name="P3"><text:s text:c="24"/>largo = sizeof sinio;</text:p>
      <text:p text:style-name="P3"/>
      <text:p text:style-name="P3"><text:s text:c="16"/>/* averigua donde hay algo para leer*/</text:p>
      <text:p text:style-name="P3"/>
      <text:p text:style-name="P3"><text:s text:c="16"/>// <text:span text:style-name="T4">Si hay para leer desde el conector sockio</text:span></text:p>
      <text:p text:style-name="P3"><text:s text:c="16"/>if(<text:span text:style-name="T4">FD_ISSET(sockio, &amp;in)</text:span>){</text:p>
      <text:p text:style-name="P3"/>
      <text:p text:style-name="P3"><text:s text:c="24"/>//recibe hasta 1024 caracteres de sockio y los pone en linea</text:p>
      <text:p text:style-name="P3">if((recibidos=<text:span text:style-name="T4">recvfrom(sockio, linea, SIZE, 0, (sad)&amp;sinio, &amp;largo )</text:span>) &lt; 0)</text:p>
      <text:p text:style-name="P3"><text:s text:c="32"/>error("recvfrom");</text:p>
      <text:p text:style-name="P3"><text:s text:c="24"/>else if(recibidos == 0) //si lectura devuelve 0 -&gt; parar ejecucion</text:p>
      <text:p text:style-name="P3"><text:s text:c="32"/><text:span text:style-name="T4">break</text:span>;</text:p>
      <text:p text:style-name="P3"/>
      <text:p text:style-name="P3"><text:s text:c="24"/>// marca el fin del buffer con '0'</text:p>
      <text:p text:style-name="P3"><text:s text:c="24"/><text:span text:style-name="T4">linea[recibidos]=0</text:span>;</text:p>
      <text:p text:style-name="P3"/>
      <text:p text:style-name="P3"><text:s text:c="24"/>/* Imprime en pantalla dirección de internet del cliente</text:p>
      <text:p text:style-name="P3"><text:s text:c="25"/>* desde donde vienen datos */</text:p>
      <text:p text:style-name="P3"><text:s text:c="10"/>printf("\nDe la <text:span text:style-name="T4">direccion[ %s ]</text:span> : <text:span text:style-name="T4">puerto[ %d ]</text:span> --- llega el mensaje:\n",</text:p>
      <text:p text:style-name="P3"><text:s text:c="40"/><text:span text:style-name="T4">inet_ntoa(sinio.sin_addr)</text:span>,</text:p>
      <text:p text:style-name="P3"><text:s text:c="40"/><text:span text:style-name="T4">ntohs(sinio.sin_port)</text:span>);</text:p>
      <text:p text:style-name="P3"/>
      <text:p text:style-name="P3"><text:s text:c="24"/>// imprime el mensaje recibido</text:p>
      <text:p text:style-name="P3"><text:s text:c="24"/><text:span text:style-name="T4">printf</text:span>("<text:span text:style-name="T4">%s</text:span> \n",<text:span text:style-name="T4">linea</text:span>);</text:p>
      <text:p text:style-name="P3"><text:s text:c="16"/>}</text:p>
      <text:p text:style-name="P3"><text:s text:c="16"/>//<text:span text:style-name="T4">si hay para leer desde STDIN</text:span></text:p>
      <text:p text:style-name="P3"><text:s text:c="16"/>if(<text:span text:style-name="T4">FD_ISSET(0,&amp;in)</text:span>){</text:p>
      <text:p text:style-name="P3"/>
      <text:p text:style-name="P3"><text:s text:c="24"/>//lee hasta 1024 caracteres de STDIN, los pone en linea</text:p>
      <text:p text:style-name="P3"><text:s text:c="24"/><text:span text:style-name="T4">fgets(linea, SIZE, stdin)</text:span>;</text:p>
      <text:p text:style-name="P3"/>
      <text:p text:style-name="P3"/>
      <text:p text:style-name="P1">Clase 03-10-2006: PAR CLIENTE SERVIDOR UDP CON SELECT:</text:p>
      <text:p text:style-name="P1"/>
      <text:p text:style-name="P3"><text:span text:style-name="T4">/* Continua:</text:span> <text:span text:style-name="T4">servidor-udp-con-select.c */</text:span></text:p>
      <text:p text:style-name="P3"/>
      <text:p text:style-name="P3"><text:s text:c="24"/>//<text:span text:style-name="T4">envía contenido de linea en sockio</text:span></text:p>
      <text:p text:style-name="P3"><text:s text:c="13"/>if(<text:span text:style-name="T4">sendto(sockio, linea, sizeof linea, 0, (sad)&amp;sinio, largo)</text:span> &lt; 0 )</text:p>
      <text:p text:style-name="P3"><text:s text:c="32"/>error("sendto");</text:p>
      <text:p text:style-name="P3"><text:s text:c="16"/>}</text:p>
      <text:p text:style-name="P3"><text:s text:c="8"/><text:span text:style-name="T4">}</text:span></text:p>
      <text:p text:style-name="P3"><text:s text:c="8"/><text:span text:style-name="T4">close(sockio)</text:span>; //cierra el conector sockio</text:p>
      <text:p text:style-name="P3"><text:s text:c="8"/><text:span text:style-name="T4">return 0</text:span>;</text:p>
      <text:p text:style-name="P3">}</text:p>
      <text:p text:style-name="P2">/* Fin Archivo: servidor-udp-con-select.c */</text:p>
      <text:p text:style-name="P2"/>
      <text:p text:style-name="P3">Que se compila mediante:<text:tab/></text:p>
      <text:p text:style-name="P3"><text:span text:style-name="T4"><text:s text:c="4"/>gcc <text:s/>-Wall</text:span> <text:span text:style-name="T4">servidor-udp-con-select.c <text:s/>-o <text:s/>servidor-udp-con-select.out</text:span></text:p>
      <text:p text:style-name="P3"/>
      <text:p text:style-name="Standard"><text:span text:style-name="T3">Y </text:span><text:span text:style-name="T2">se ejecuta </text:span><text:span text:style-name="T3">con:<text:tab/><text:tab/></text:span><text:span text:style-name="T2">./servidor-udp-con-select.out</text:span></text:p>
      <text:p text:style-name="P2"/>
      <text:p text:style-name="P3">Ahora debemos ver el código del </text:p>
      <text:p text:style-name="P3"><text:tab/><text:tab/><text:tab/><text:tab/><text:tab/><text:tab/><text:span text:style-name="T4">cliente-udp-con-select.c</text:span></text:p>
      <text:p text:style-name="P2"/>
      <text:p text:style-name="P2">/* Archivo: cliente-udp-con-select.c</text:p>
      <text:p text:style-name="P3"><text:s/>* <text:span text:style-name="T4">Abre un socket UDP (NO ORIENTADO A CONEXIÓN)</text:span>.</text:p>
      <text:p text:style-name="P3"><text:s/>* <text:span text:style-name="T4">Verifica con select(2) si existen paquetes DATAGRAMAS de</text:span></text:p>
      <text:p text:style-name="P3"><text:s/>* <text:span text:style-name="T4">entrada</text:span> por el socket ó por STDIN.</text:p>
      <text:p text:style-name="P3"><text:s/>*</text:p>
      <text:p text:style-name="P3"><text:s/>* <text:span text:style-name="T4">Si se reciben paquetes por STDIN, los envía por el socket</text:span>.</text:p>
      <text:p text:style-name="P3"><text:s/>* <text:span text:style-name="T4">(sendto(2))</text:span></text:p>
      <text:p text:style-name="P3"><text:s/>*</text:p>
      <text:p text:style-name="P3"><text:s/>* <text:span text:style-name="T4">Si se reciben paquetes por el socket, los envía a STDOUT</text:span>.</text:p>
      <text:p text:style-name="P3"><text:s/>* <text:span text:style-name="T4">(recvfrom(2))</text:span></text:p>
      <text:p text:style-name="P3"><text:s/>**/</text:p>
      <text:p text:style-name="P3"/>
      <text:p text:style-name="P2">/* ARCHIVOS DE CABECERA */</text:p>
      <text:p text:style-name="P3">#include&lt;stdio.h&gt;</text:p>
      <text:p text:style-name="P3">#include&lt;stdlib.h&gt;</text:p>
      <text:p text:style-name="P3">#include&lt;unistd.h&gt;</text:p>
      <text:p text:style-name="P3">#include&lt;sys/types.h&gt;</text:p>
      <text:p text:style-name="P3">#include&lt;sys/socket.h&gt;</text:p>
      <text:p text:style-name="P3">#include&lt;netinet/in.h&gt;</text:p>
      <text:p text:style-name="P3">#include&lt;arpa/inet.h&gt;</text:p>
      <text:p text:style-name="P3">#include&lt;sys/time.h&gt;</text:p>
      <text:p text:style-name="P3">#include&lt;sys/select.h&gt;</text:p>
      <text:p text:style-name="P3">#include&lt;string.h&gt;</text:p>
      <text:p text:style-name="P3"/>
      <text:p text:style-name="P3"/>
      <text:p text:style-name="P3"/>
      <text:p text:style-name="P1">Clase 03-10-2006: PAR CLIENTE SERVIDOR UDP CON SELECT:</text:p>
      <text:p text:style-name="P1"/>
      <text:p text:style-name="P3"><text:span text:style-name="T4">/* Continua:</text:span> <text:span text:style-name="T4">cliente-udp-con-select.c */</text:span></text:p>
      <text:p text:style-name="P3"/>
      <text:p text:style-name="P2">/* DEFINICIONES */</text:p>
      <text:p text:style-name="P3">#define PORT 5000</text:p>
      <text:p text:style-name="P3">#define MAX(x,y) ((x)&gt;(y) ? (x) : (y))</text:p>
      <text:p text:style-name="P3">#define SIZE 1024</text:p>
      <text:p text:style-name="P3">#define TIME 3600</text:p>
      <text:p text:style-name="P3"/>
      <text:p text:style-name="P3">/* SINONIMOS */</text:p>
      <text:p text:style-name="P3">typedef struct sockaddr *sad;</text:p>
      <text:p text:style-name="P3"/>
      <text:p text:style-name="P3">/* FUNCIONES */</text:p>
      <text:p text:style-name="P3">void error(char *s){</text:p>
      <text:p text:style-name="P3"><text:s text:c="4"/>perror(s);</text:p>
      <text:p text:style-name="P3"><text:s text:c="4"/>exit(-1);</text:p>
      <text:p text:style-name="P3">}</text:p>
      <text:p text:style-name="P3"/>
      <text:p text:style-name="P2">/* FUNCION PRINCIPAL MAIN */</text:p>
      <text:p text:style-name="P3">int main(int argc, char **argv){</text:p>
      <text:p text:style-name="P3"><text:s text:c="8"/>if(argc &lt; 2){</text:p>
      <text:p text:style-name="P3"><text:s text:c="16"/>fprintf(stderr,"usa: %s ipaddr \n", argv[0]);</text:p>
      <text:p text:style-name="P3"><text:s text:c="16"/>exit(-1);</text:p>
      <text:p text:style-name="P3"><text:s text:c="8"/>}</text:p>
      <text:p text:style-name="P3"><text:s text:c="8"/>//por sockio va a enviar-recibir paquetes datagramas</text:p>
      <text:p text:style-name="P3"><text:s text:c="8"/>int sockio, cuanto, largo, recibidos;</text:p>
      <text:p text:style-name="P3"><text:s text:c="8"/></text:p>
      <text:p text:style-name="P3"><text:s text:c="8"/>//direcciones-puertos <text:s/>para sockio</text:p>
      <text:p text:style-name="P3"><text:s text:c="8"/>struct sockaddr_in <text:span text:style-name="T4">sini</text:span>, <text:span text:style-name="T4">sino</text:span>;</text:p>
      <text:p text:style-name="P3"><text:s text:c="8"/>// <text:span text:style-name="T4">sini para recibir-leer</text:span></text:p>
      <text:p text:style-name="P3"><text:s text:c="8"/>// <text:span text:style-name="T4">sino para enviar-escribir</text:span></text:p>
      <text:p text:style-name="P3"/>
      <text:p text:style-name="P3"><text:s text:c="8"/>char linea[SIZE]; <text:s/>//buffer de 1024 caracteres (un arreglo)</text:p>
      <text:p text:style-name="P3"><text:s text:c="8"/><text:span text:style-name="T4">fd_set in, in_orig;//conjuntos de descriptores de ficheros</text:span></text:p>
      <text:p text:style-name="P3"><text:s text:c="8"/><text:span text:style-name="T4">struct timeval tv; //tiempo limite hasta que select(2) retorne</text:span></text:p>
      <text:p text:style-name="P2"/>
      <text:p text:style-name="P3"><text:s text:c="8"/><text:span text:style-name="T4">// abre conector UDP</text:span></text:p>
      <text:p text:style-name="P3"><text:s text:c="8"/>if((<text:span text:style-name="T4">sockio</text:span> = <text:span text:style-name="T4">socket(PF_INET, SOCK_DGRAM, 0)</text:span>) &lt; 0)</text:p>
      <text:p text:style-name="P3"><text:s text:c="16"/>error("socket");</text:p>
      <text:p text:style-name="P3"><text:s text:c="8"/><text:span text:style-name="T4">//familia de direcciones</text:span> a la que pertenece <text:span text:style-name="T4">sino</text:span>, para sockio</text:p>
      <text:p text:style-name="P3"><text:s text:c="8"/><text:span text:style-name="T4">sino.sin_family</text:span> = <text:span text:style-name="T4">AF_INET</text:span>;</text:p>
      <text:p text:style-name="P3"><text:s text:c="8"/><text:span text:style-name="T4">sino.sin_port = htons(PORT)</text:span>; <text:span text:style-name="T4">//puerto de sino</text:span>, para sockio</text:p>
      <text:p text:style-name="P3"/>
      <text:p text:style-name="P3"/>
      <text:p text:style-name="P3"/>
      <text:p text:style-name="P3"/>
      <text:p text:style-name="P3"/>
      <text:p text:style-name="P1">Clase 03-10-2006: PAR CLIENTE SERVIDOR UDP CON SELECT:</text:p>
      <text:p text:style-name="P1"/>
      <text:p text:style-name="P3"><text:span text:style-name="T4">/* Continua:</text:span> <text:span text:style-name="T4">cliente-udp-con-select.c */</text:span></text:p>
      <text:p text:style-name="P3"/>
      <text:p text:style-name="P3"><text:s text:c="8"/>/* <text:span text:style-name="T4">POSIX TO NETWORK</text:span>, ver <text:span text:style-name="T4">man 3 inet_pton</text:span> : transforma</text:p>
      <text:p text:style-name="P3"><text:s text:c="9"/>* <text:span text:style-name="T4">argv[1]</text:span> <text:span text:style-name="T4">(la direccion IP pasada como argumento al programa)</text:span></text:p>
      <text:p text:style-name="P3"><text:s text:c="9"/>* desde <text:span text:style-name="T4">formato ascii (puntero a cadena de caracteres)</text:span></text:p>
      <text:p text:style-name="P3"><text:s text:c="9"/>* al <text:span text:style-name="T4">formato network</text:span></text:p>
      <text:p text:style-name="P3"><text:s text:c="9"/>* <text:span text:style-name="T4">guarda en la struct in_addr sino.sin_addr</text:span> que a su vez</text:p>
      <text:p text:style-name="Standard"><text:span text:style-name="T3"><text:s text:c="9"/>* es </text:span><text:span text:style-name="T2">miembro de la struct sockaddr_in sino</text:span><text:span text:style-name="T3">. <text:s/>Se trata de </text:span><text:span text:style-name="T2">la</text:span></text:p>
      <text:p text:style-name="P3"><text:s text:c="9"/>* <text:span text:style-name="T4">direccion IP del servidor al que quiere enviar datagramas</text:span>,</text:p>
      <text:p text:style-name="P3"><text:s text:c="9"/>* <text:span text:style-name="T4">pertenece a la familia de direcciones ``AF_INET´´</text:span></text:p>
      <text:p text:style-name="P3"><text:s text:c="9"/>**/</text:p>
      <text:p text:style-name="P3"><text:s text:c="8"/><text:span text:style-name="T4">inet_pton(AF_INET, argv[1], &amp;sino.sin_addr)</text:span>;</text:p>
      <text:p text:style-name="P3"><text:s text:c="8"/></text:p>
      <text:p text:style-name="P3"><text:s text:c="8"/>/*tiene select*/</text:p>
      <text:p text:style-name="P3"><text:s text:c="8"/>//Limpia el conjunto de descriptores de fichero in_orig</text:p>
      <text:p text:style-name="P3"><text:s text:c="8"/><text:span text:style-name="T4">FD_ZERO(&amp;in_orig)</text:span>;</text:p>
      <text:p text:style-name="P3"/>
      <text:p text:style-name="P3"><text:s text:c="8"/>//añade al conjuto in_orig el descriptor STDIN</text:p>
      <text:p text:style-name="P3"><text:s text:c="8"/><text:span text:style-name="T4">FD_SET(0, &amp;in_orig)</text:span>;</text:p>
      <text:p text:style-name="P3"/>
      <text:p text:style-name="P3"><text:s text:c="8"/>//añade al conjunto in_orig el descriptor sockio</text:p>
      <text:p text:style-name="P3"><text:s text:c="8"/><text:span text:style-name="T4">FD_SET(sockio, &amp;in_orig)</text:span>;</text:p>
      <text:p text:style-name="P3"/>
      <text:p text:style-name="P3"><text:s text:c="8"/>/*tiene 1 hora*/</text:p>
      <text:p text:style-name="P3"><text:s text:c="8"/><text:span text:style-name="T4">//tiempo disponible hasta que select(2) regrese: 3600 segundos</text:span></text:p>
      <text:p text:style-name="P3"><text:s text:c="8"/><text:span text:style-name="T4">tv.tv_sec=TIME</text:span>;</text:p>
      <text:p text:style-name="P3"><text:s text:c="8"/><text:span text:style-name="T4">tv.tv_usec=0</text:span>;</text:p>
      <text:p text:style-name="P3"><text:s text:c="8"/><text:span text:style-name="T4">for(;;){</text:span></text:p>
      <text:p text:style-name="P3"><text:s text:c="16"/>// copia contenido del conjunto in_orig en in</text:p>
      <text:p text:style-name="P3"><text:s text:c="16"/><text:span text:style-name="T4">memcpy(&amp;in, &amp;in_orig, sizeof in)</text:span>;</text:p>
      <text:p text:style-name="P3"/>
      <text:p text:style-name="P3"/>
      <text:p text:style-name="P3"><text:s text:c="16"/><text:span text:style-name="T4">//ve si hay algún datagrama en el conjunto in</text:span></text:p>
      <text:p text:style-name="P3"><text:s text:c="10"/>if((<text:span text:style-name="T4">cuanto</text:span> = <text:span text:style-name="T4">select(MAX(0,sockio)+1, &amp;in, NULL, NULL, &amp;tv)</text:span>) &lt; 0)</text:p>
      <text:p text:style-name="P3"><text:s text:c="24"/>error("select: error");</text:p>
      <text:p text:style-name="P3"/>
      <text:p text:style-name="P3"/>
      <text:p text:style-name="P3"><text:s text:c="16"/>//si el tiempo de espera de select(2) expira ==&gt; timeout</text:p>
      <text:p text:style-name="P3"><text:s text:c="16"/>if(cuanto == 0)</text:p>
      <text:p text:style-name="P3"><text:s text:c="24"/>error("select: timeout");</text:p>
      <text:p text:style-name="P3"/>
      <text:p text:style-name="P3"/>
      <text:p text:style-name="P3"><text:s text:c="16"/>/*averiguamos donde hay algo para leer*/</text:p>
      <text:p text:style-name="P3"/>
      <text:p text:style-name="P3"/>
      <text:p text:style-name="P3"/>
      <text:p text:style-name="P1">Clase 03-10-2006: PAR CLIENTE SERVIDOR UDP CON SELECT:</text:p>
      <text:p text:style-name="P1"/>
      <text:p text:style-name="P3"><text:span text:style-name="T4">/* Continua:</text:span> <text:span text:style-name="T4">cliente-udp-con-select.c */</text:span></text:p>
      <text:p text:style-name="P3"/>
      <text:p text:style-name="P3"><text:s text:c="16"/><text:span text:style-name="T4">//si hay para leer desde STDIN</text:span></text:p>
      <text:p text:style-name="P3"><text:s text:c="16"/>if(<text:span text:style-name="T4">FD_ISSET(0,&amp;in)</text:span>){</text:p>
      <text:p text:style-name="P3"/>
      <text:p text:style-name="P3"><text:s text:c="24"/>//lee hasta 1024 caracteres de STDIN y pone en linea</text:p>
      <text:p text:style-name="P3"><text:s text:c="24"/><text:span text:style-name="T4">fgets(linea, SIZE, stdin)</text:span>;</text:p>
      <text:p text:style-name="P3"/>
      <text:p text:style-name="P3"><text:s text:c="24"/>//envía contenido de linea en sockio</text:p>
      <text:p text:style-name="P3"><text:s text:c="6"/>if(<text:span text:style-name="T4">sendto(sockio, linea, sizeof linea, 0, (sad)&amp;sino, sizeof sino)</text:span> &lt; 0)</text:p>
      <text:p text:style-name="P3"><text:s text:c="32"/>error("sendto");</text:p>
      <text:p text:style-name="P3"><text:s text:c="16"/>}</text:p>
      <text:p text:style-name="P3"/>
      <text:p text:style-name="P3"><text:s text:c="16"/><text:span text:style-name="T4">largo = sizeof sini</text:span>;</text:p>
      <text:p text:style-name="P3"/>
      <text:p text:style-name="P3"><text:s text:c="16"/><text:span text:style-name="T4">//si hay para leer desde sockio</text:span></text:p>
      <text:p text:style-name="P3"><text:s text:c="16"/>if(<text:span text:style-name="T4">FD_ISSET(sockio, &amp;in)</text:span>){</text:p>
      <text:p text:style-name="P3"/>
      <text:p text:style-name="P3"><text:s text:c="24"/>/*recibe hasta 1024 bytes desde sockio </text:p>
      <text:p text:style-name="P3"><text:s text:c="25"/>* mediante dirección-puerto sini</text:p>
      <text:p text:style-name="P3"><text:s text:c="25"/>* y guarda en linea */</text:p>
      <text:p text:style-name="P3"><text:s text:c="2"/>if((recibidos = <text:span text:style-name="T4">recvfrom(sockio, linea, SIZE, 0, (sad)&amp;sini, &amp;largo)</text:span>) &lt; 0)</text:p>
      <text:p text:style-name="P3"><text:s text:c="32"/>error("recvfrom");</text:p>
      <text:p text:style-name="P3"><text:s text:c="24"/>else if(recibidos == 0)</text:p>
      <text:p text:style-name="P3"><text:s text:c="32"/>break; //si lectura devuelve 0 <text:s/>==&gt; parar la ejecucion</text:p>
      <text:p text:style-name="P3"/>
      <text:p text:style-name="P3"><text:s text:c="24"/>//marcar el final del buffer con '0'</text:p>
      <text:p text:style-name="P3"><text:s text:c="24"/>linea[recibidos] = 0;</text:p>
      <text:p text:style-name="P3"/>
      <text:p text:style-name="P3"><text:s text:c="24"/>/* Imprime en pantalla la dirección del servidor</text:p>
      <text:p text:style-name="P3"><text:s text:c="25"/>* desde donde vienen datos */</text:p>
      <text:p text:style-name="P3"><text:s text:c="9"/>printf("\nDe la <text:span text:style-name="T4">direccion[ %s ]</text:span> : <text:span text:style-name="T4">puerto [ %d ]</text:span> --- llega el mensaje:\n",</text:p>
      <text:p text:style-name="P3"><text:s text:c="40"/><text:span text:style-name="T4">inet_ntoa(sini.sin_addr)</text:span>,</text:p>
      <text:p text:style-name="P3"><text:s text:c="40"/><text:span text:style-name="T4">ntohs(sini.sin_port)</text:span>);</text:p>
      <text:p text:style-name="P3"/>
      <text:p text:style-name="P3"><text:s text:c="24"/><text:span text:style-name="T4">//Imprime en pantalla datos recibidos</text:span></text:p>
      <text:p text:style-name="P3"><text:s text:c="24"/><text:span text:style-name="T4">printf</text:span>("<text:span text:style-name="T4">%s</text:span> \n",<text:span text:style-name="T4">linea</text:span>);</text:p>
      <text:p text:style-name="P3"><text:s text:c="16"/>}</text:p>
      <text:p text:style-name="P3"><text:s text:c="8"/><text:span text:style-name="T4">}</text:span></text:p>
      <text:p text:style-name="Standard"><text:span text:style-name="T3"><text:s text:c="8"/></text:span><text:span text:style-name="T2">close(sockio)</text:span><text:span text:style-name="T3">; // cierra el conector sockio</text:span></text:p>
      <text:p text:style-name="P3"><text:s text:c="8"/><text:span text:style-name="T4">return 0</text:span>;</text:p>
      <text:p text:style-name="P3">}</text:p>
      <text:p text:style-name="P2">/* Fin Archivo: cliente-udp-con-select.c */</text:p>
      <text:p text:style-name="P3">Que se compila mediante: </text:p>
      <text:p text:style-name="P3"><text:span text:style-name="T4"><text:tab/>gcc -Wall</text:span> <text:span text:style-name="T4">cliente-udp-con-select.c -o <text:s/>cliente-udp-con-select.out</text:span></text:p>
      <text:p text:style-name="P3">Y se ejecuta respetando la sintaxis: <text:span text:style-name="T4">./cliente-udp-con-select.c <text:s/>IP_ADDRESS</text:span></text:p>
      <text:p text:style-name="P1">Clase 03-10-2006: PAR CLIENTE SERVIDOR UDP CON SELECT:</text:p>
      <text:p text:style-name="P1"/>
      <text:p text:style-name="Standard"><text:span text:style-name="T3">Por ejemplo </text:span><text:span text:style-name="T2">un ciclo de uso del </text:span></text:p>
      <text:p text:style-name="P37"><text:span text:style-name="T4"><text:tab/></text:span><text:span text:style-name="T14">PAR CLIENTE – SERVIDOR UDP CON SELECT puede ser</text:span><text:span text:style-name="T5">:</text:span></text:p>
      <text:p text:style-name="P3"/>
      <text:p text:style-name="P3"><text:tab/><text:span text:style-name="T4">1º)</text:span> <text:span text:style-name="T4">Iniciar el Servidor:</text:span> <text:tab/><text:span text:style-name="T4">./servidor-udp-con-select.out</text:span></text:p>
      <text:p text:style-name="P3"/>
      <text:p text:style-name="P3"><text:tab/><text:span text:style-name="T4">2º) Iniciar el cliente:</text:span> <text:tab/><text:span text:style-name="T4">./cliente-udp-con-select.out 127.0.0.1</text:span></text:p>
      <text:p text:style-name="P3"/>
      <text:p text:style-name="Standard"><text:span text:style-name="T3"><text:tab/></text:span><text:span text:style-name="T7">OPCIONAL</text:span><text:span text:style-name="T3">: </text:span><text:span text:style-name="T2">Puede iniciar otros procesos clientes </text:span></text:p>
      <text:p text:style-name="P2"><text:tab/>de la misma forma.</text:p>
      <text:p text:style-name="P3"/>
      <text:p text:style-name="P3"><text:tab/><text:span text:style-name="T4">3º)</text:span> <text:span text:style-name="T4">Desde cliente x <text:s/>enviar mensaje al servidor e inmediatamente</text:span></text:p>
      <text:p text:style-name="P3"><text:span text:style-name="T4"><text:tab/> <text:s text:c="3"/>desde servidor responder al cliente x</text:span>.</text:p>
      <text:p text:style-name="P3"/>
      <text:p text:style-name="P3"/>
      <text:p text:style-name="Standard"><text:span text:style-name="T3"><text:tab/></text:span><text:span text:style-name="T7">OPCIONAL</text:span><text:span text:style-name="T3">: </text:span><text:span text:style-name="T2">Si hubieran otros clientes iniciados, siempre que</text:span></text:p>
      <text:p text:style-name="Standard"><text:span text:style-name="T3"><text:tab/></text:span><text:span text:style-name="T2">un cliente x envía, los demas clientes deben esperar a que</text:span></text:p>
      <text:p text:style-name="Standard"><text:span text:style-name="T3"><text:tab/></text:span><text:span text:style-name="T2">el servidor le responda, así se mantienen las comunicaciones</text:span></text:p>
      <text:p text:style-name="Standard"><text:span text:style-name="T3"><text:tab/></text:span><text:span text:style-name="T2">mediante turnos.</text:span><text:span text:style-name="T3"> </text:span><text:span text:style-name="T2">Si no se respeta, el servidor al responder</text:span></text:p>
      <text:p text:style-name="Standard"><text:span text:style-name="T3"><text:tab/></text:span><text:span text:style-name="T2">siempre envía la respuesta al último cliente desde el cuál</text:span></text:p>
      <text:p text:style-name="Standard"><text:span text:style-name="T3"><text:tab/></text:span><text:span text:style-name="T2">llegó el mensaje</text:span><text:span text:style-name="T3">.</text:span></text:p>
      <text:p text:style-name="Standard"><text:span text:style-name="T3"><text:tab/></text:span><text:span text:style-name="T2">Cuando un cliente x envía un mensaje, solo el servidor lo recibe, <text:tab/>y cuando el servidor responde, solo recibe el mensaje </text:span></text:p>
      <text:p text:style-name="P2"><text:tab/>el cliente x, mientras que los otros procesos clientes no reciben <text:tab/>ningún mensaje.</text:p>
      <text:p text:style-name="P3"/>
      <text:p text:style-name="Standard"><text:span text:style-name="T3"><text:tab/></text:span><text:span text:style-name="T2">4º)</text:span><text:span text:style-name="T3"> </text:span><text:span text:style-name="T2">Cerrar todos los procesos clientes con CTRL+C y el</text:span></text:p>
      <text:p text:style-name="Standard"><text:span text:style-name="T3"><text:tab/></text:span><text:span text:style-name="T2">proceso servidor</text:span><text:span text:style-name="T3"> </text:span><text:span text:style-name="T2">también de la misma manera.</text:span></text:p>
      <text:p text:style-name="P28"/>
      <text:p text:style-name="P3"><text:span text:style-name="T4">Una mejora</text:span> que podemos agregar a este <text:span text:style-name="T4">PAR CLIENTE – SERVIDOR UDP CON SELECT</text:span> se logra mediante <text:span text:style-name="T4">fcntl(2)</text:span> con su <text:span text:style-name="T4">comando F_SETFL</text:span> <text:span text:style-name="T4">asignando el valor O_NONBLOCK</text:span> para <text:span text:style-name="T4">aplicarlo al conector del cliente y del servidor</text:span>, así obtendriamos un <text:span text:style-name="T4">comportamiento similar al anterior</text:span> pero con la característica de funcionar <text:span text:style-name="T4">en modo NO BLOQUEANTE</text:span>.</text:p>
      <text:p text:style-name="P3">Veamos entonces como sería el código fuente del:</text:p>
      <text:p text:style-name="P3"><text:tab/><text:tab/><text:tab/><text:span text:style-name="T4">servidor-udp-con-select-fcntl.c</text:span></text:p>
      <text:p text:style-name="P3"/>
      <text:p text:style-name="P3">/* Archivo: <text:span text:style-name="T4">servidor-udp-con-select-fcntl.c</text:span></text:p>
      <text:p text:style-name="P3">* <text:s/><text:span text:style-name="T4">Abre un socket UDP (NO ORIENTADO A CONEXIÓN)</text:span>.</text:p>
      <text:p text:style-name="Standard"><text:span text:style-name="T3">* <text:s/>Mediante </text:span><text:span text:style-name="T2">fcntl(2)</text:span><text:span text:style-name="T3"> usa la </text:span><text:span text:style-name="T2">operación F_SETFL</text:span></text:p>
      <text:p text:style-name="P3">* <text:s/>para asignar a la bandera del descriptor sockio</text:p>
      <text:p text:style-name="P3">* <text:s/>el valor <text:span text:style-name="T4">'O_NONBLOCK'</text:span>.</text:p>
      <text:p text:style-name="P3">* <text:s/>Verifica con <text:span text:style-name="T4">select(2)</text:span> <text:span text:style-name="T4">si existen datagramas de entrada</text:span></text:p>
      <text:p text:style-name="P3">* <text:s/>por el socket ó por STDIN.</text:p>
      <text:p text:style-name="P3">* <text:s/><text:span text:style-name="T4">Si se reciben paquetes por el socket, los envía a STDOUT</text:span>.</text:p>
      <text:p text:style-name="P3">* <text:s/><text:span text:style-name="T4">Si se reciben paquetes por STDIN, los envía por el socket</text:span>.</text:p>
      <text:p text:style-name="P3">*/</text:p>
      <text:p text:style-name="P1">Clase 03-10-2006: PAR CLIENTE SERVIDOR UDP CON SELECT Y FCNTL:</text:p>
      <text:p text:style-name="P2"/>
      <text:p text:style-name="P3"><text:span text:style-name="T4">/* Continua:</text:span> <text:span text:style-name="T4">servidor-udp-con-select-fcntl.c */</text:span></text:p>
      <text:p text:style-name="P2">/* ARCHIVOS DE CABECERA */</text:p>
      <text:p text:style-name="P3">#include&lt;stdio.h&gt;</text:p>
      <text:p text:style-name="P3">#include&lt;stdlib.h&gt;</text:p>
      <text:p text:style-name="P3">#include&lt;string.h&gt;</text:p>
      <text:p text:style-name="P3">#include&lt;unistd.h&gt;</text:p>
      <text:p text:style-name="P3">#include&lt;sys/types.h&gt;</text:p>
      <text:p text:style-name="P3">#include&lt;sys/socket.h&gt;</text:p>
      <text:p text:style-name="P3">#include&lt;netinet/in.h&gt;</text:p>
      <text:p text:style-name="P3">#include&lt;arpa/inet.h&gt;</text:p>
      <text:p text:style-name="P3">#include&lt;sys/time.h&gt;</text:p>
      <text:p text:style-name="P3">#include&lt;sys/select.h&gt;</text:p>
      <text:p text:style-name="P3">#include &lt;fcntl.h&gt;</text:p>
      <text:p text:style-name="P2">/* DEFINICIONES */</text:p>
      <text:p text:style-name="P3">#define PORT 5000</text:p>
      <text:p text:style-name="P3">#define MAX(x,y) ((x)&gt;(y) ? (x) : (y))</text:p>
      <text:p text:style-name="P3">#define SIZE 1024</text:p>
      <text:p text:style-name="P3">#define TIME 3600</text:p>
      <text:p text:style-name="P2">/* SINONIMOS*/</text:p>
      <text:p text:style-name="P3">typedef struct sockaddr *sad;</text:p>
      <text:p text:style-name="P2">/* FUNCIONES */</text:p>
      <text:p text:style-name="P3">void error(char *s){</text:p>
      <text:p text:style-name="P3"><text:s text:c="8"/>perror(s);</text:p>
      <text:p text:style-name="P3"><text:s text:c="8"/>exit(-1);</text:p>
      <text:p text:style-name="P3">}</text:p>
      <text:p text:style-name="P2">/* FUNCION PRINCIPAL MAIN */</text:p>
      <text:p text:style-name="P3">int main(){</text:p>
      <text:p text:style-name="P3"><text:s text:c="8"/><text:span text:style-name="T4">int sockio</text:span>, cuanto, largo, recibidos;</text:p>
      <text:p text:style-name="P3"><text:s text:c="8"/><text:span text:style-name="T4">struct sockaddr_in sinio</text:span>;</text:p>
      <text:p text:style-name="P3"><text:s text:c="8"/>char linea[SIZE];</text:p>
      <text:p text:style-name="P3"><text:s text:c="8"/><text:span text:style-name="T4">fd_set in, in_orig</text:span>;</text:p>
      <text:p text:style-name="P3"><text:s text:c="8"/><text:span text:style-name="T4">struct timeval tv</text:span>;</text:p>
      <text:p text:style-name="P3"><text:s text:c="8"/>//abre un conector UDP sockio</text:p>
      <text:p text:style-name="P3"><text:s text:c="8"/>if((<text:span text:style-name="T4">sockio</text:span>=<text:span text:style-name="T4">socket(PF_INET, SOCK_DGRAM, 0)</text:span>) &lt; 0 )</text:p>
      <text:p text:style-name="P3"><text:s text:c="16"/>error("socket");</text:p>
      <text:p text:style-name="P3"><text:s text:c="8"/>// Familia de direcciones de sockio</text:p>
      <text:p text:style-name="P3"><text:s text:c="8"/><text:span text:style-name="T4">sinio.sin_family</text:span> = <text:span text:style-name="T4">AF_INET</text:span>;</text:p>
      <text:p text:style-name="P3"><text:s text:c="8"/>// Puerto, con bytes en orden de red, para sockio</text:p>
      <text:p text:style-name="P3"><text:s text:c="8"/><text:span text:style-name="T4">sinio.sin_port</text:span> = <text:span text:style-name="T4">htons(PORT)</text:span>;</text:p>
      <text:p text:style-name="P3"><text:s text:c="8"/>/*dirección de internet, con bytes en orden de red,</text:p>
      <text:p text:style-name="P3"><text:s text:c="9"/>* para sockio */</text:p>
      <text:p text:style-name="P3"><text:s text:c="8"/><text:span text:style-name="T4">sinio.sin_addr.s_addr</text:span> = <text:span text:style-name="T4">INADDR_ANY</text:span>;</text:p>
      <text:p text:style-name="P3"/>
      <text:p text:style-name="P3"><text:s text:c="8"/><text:span text:style-name="T4">// Asigna al conector sockio la bandera 'O_NONBLOCK'</text:span></text:p>
      <text:p text:style-name="P3"><text:s text:c="8"/>if( <text:span text:style-name="T4">fcntl(sockio, F_SETFL, O_NONBLOCK)</text:span> &lt; 0)</text:p>
      <text:p text:style-name="P3"><text:s text:c="16"/>error("fcntl");</text:p>
      <text:p text:style-name="P1">Clase 03-10-2006: PAR CLIENTE SERVIDOR UDP CON SELECT Y FCNTL:</text:p>
      <text:p text:style-name="P2"/>
      <text:p text:style-name="P3"><text:span text:style-name="T4">/* Continua:</text:span> <text:span text:style-name="T4">servidor-udp-con-select-fcntl.c */</text:span></text:p>
      <text:p text:style-name="P2"/>
      <text:p text:style-name="P3"><text:s text:c="8"/><text:span text:style-name="T4">//publica dirección-puerto sinio</text:span>, del conector sockio</text:p>
      <text:p text:style-name="P3"><text:s text:c="8"/>if( <text:span text:style-name="T4">bind(sockio, (sad)&amp;sinio, sizeof sinio)</text:span> &lt; 0 )</text:p>
      <text:p text:style-name="P3"><text:s text:c="16"/>error("bind");</text:p>
      <text:p text:style-name="P3"/>
      <text:p text:style-name="P3"><text:s text:c="8"/>/*Lo que lea de STDIN mediante dirección sinio.sin_addr</text:p>
      <text:p text:style-name="P3"><text:s text:c="9"/>*de sockio, se escribirá en sockio */</text:p>
      <text:p text:style-name="P3"/>
      <text:p text:style-name="P3"><text:s text:c="8"/>/*Lo que lea por sockio desde dirección remota</text:p>
      <text:p text:style-name="P3"><text:s text:c="9"/>*sinio.sin_addr, se escribirá en STDOUT */</text:p>
      <text:p text:style-name="P3"/>
      <text:p text:style-name="P3"><text:s text:c="8"/>/*tiene select*/</text:p>
      <text:p text:style-name="P3"><text:s text:c="8"/>//Limpia el conjunto de descriptores de ficheros in_orig</text:p>
      <text:p text:style-name="P3"><text:s text:c="8"/><text:span text:style-name="T4">FD_ZERO(&amp;in_orig)</text:span>;</text:p>
      <text:p text:style-name="P3"><text:s text:c="8"/>//añade STDIN al conjunto in_orig</text:p>
      <text:p text:style-name="P3"><text:s text:c="8"/><text:span text:style-name="T4">FD_SET(0, &amp;in_orig)</text:span>;</text:p>
      <text:p text:style-name="P3"><text:s text:c="8"/>//añade sockio al conjunto in_orig</text:p>
      <text:p text:style-name="P3"><text:s text:c="8"/><text:span text:style-name="T4">FD_SET(sockio, &amp;in_orig)</text:span>;</text:p>
      <text:p text:style-name="P3"/>
      <text:p text:style-name="P3"><text:s text:c="8"/>/*tiene 1 hora*/</text:p>
      <text:p text:style-name="P3"><text:s text:c="8"/>//tiempo hasta que select(2) retorne: 3600 segundos</text:p>
      <text:p text:style-name="P3"><text:s text:c="8"/><text:span text:style-name="T4">tv.tv_sec=TIME</text:span>;</text:p>
      <text:p text:style-name="P3"><text:s text:c="8"/>tv.tv_usec=0;</text:p>
      <text:p text:style-name="P3"><text:s text:c="8"/><text:span text:style-name="T4">for(;;){</text:span></text:p>
      <text:p text:style-name="P3"><text:s text:c="16"/>// copia conjunto in_orig en in</text:p>
      <text:p text:style-name="P3"><text:s text:c="16"/><text:span text:style-name="T4">memcpy(&amp;in, &amp;in_orig, sizeof in)</text:span>;</text:p>
      <text:p text:style-name="P3"/>
      <text:p text:style-name="P3"><text:s text:c="16"/>/* <text:span text:style-name="T4">espera a ver si se reciben datagramas por STDIN</text:span></text:p>
      <text:p text:style-name="P3"><text:s text:c="17"/>* <text:span text:style-name="T4">o por sockio</text:span> */</text:p>
      <text:p text:style-name="P3"><text:s text:c="7"/>if( (cuanto = <text:span text:style-name="T4">select( MAX(0,sockio)+1, &amp;in, NULL, NULL, &amp;tv)</text:span> ) &lt; 0 )</text:p>
      <text:p text:style-name="P3"><text:s text:c="24"/>error("select: error");</text:p>
      <text:p text:style-name="P3"><text:s text:c="16"/>// si el tiempo de select(2) termina -&gt; error timeout</text:p>
      <text:p text:style-name="P3"><text:s text:c="16"/>if(cuanto == 0)</text:p>
      <text:p text:style-name="P3"><text:s text:c="24"/>error("select: timeout");</text:p>
      <text:p text:style-name="P3"/>
      <text:p text:style-name="P3"><text:s text:c="24"/>largo = sizeof sinio;</text:p>
      <text:p text:style-name="P3"/>
      <text:p text:style-name="P3"><text:s text:c="16"/>/* averigua donde hay algo para leer*/</text:p>
      <text:p text:style-name="P3"/>
      <text:p text:style-name="P3"><text:s text:c="16"/><text:span text:style-name="T4">// Si hay para leer desde el conector sockio</text:span></text:p>
      <text:p text:style-name="P3"><text:s text:c="16"/>if(<text:span text:style-name="T4">FD_ISSET(sockio, &amp;in)</text:span>){</text:p>
      <text:p text:style-name="P3"/>
      <text:p text:style-name="P3"/>
      <text:p text:style-name="P3"/>
      <text:p text:style-name="P3"/>
      <text:p text:style-name="P1">Clase 03-10-2006: PAR CLIENTE SERVIDOR UDP CON SELECT Y FCNTL:</text:p>
      <text:p text:style-name="P2"/>
      <text:p text:style-name="P3"><text:span text:style-name="T4">/* Continua:</text:span> <text:span text:style-name="T4">servidor-udp-con-select-fcntl.c */</text:span></text:p>
      <text:p text:style-name="P3"/>
      <text:p text:style-name="P3"><text:s text:c="24"/>//recibe hasta 1024 caracteres de sockio y los pone en linea</text:p>
      <text:p text:style-name="P3"><text:s/>if((recibidos=<text:span text:style-name="T4">recvfrom(sockio, linea, SIZE, 0, (sad)&amp;sinio, &amp;largo )</text:span>) &lt; 0)</text:p>
      <text:p text:style-name="P3"><text:s text:c="32"/>error("recvfrom");</text:p>
      <text:p text:style-name="P3"><text:s text:c="24"/>else if(recibidos == 0) //si lectura devuelve 0 -&gt; parar ejecucion</text:p>
      <text:p text:style-name="P3"><text:s text:c="32"/><text:span text:style-name="T4">break</text:span>;</text:p>
      <text:p text:style-name="P3"/>
      <text:p text:style-name="P3"><text:s text:c="24"/>// marca el fin del buffer con '0'</text:p>
      <text:p text:style-name="P3"><text:s text:c="24"/>linea[recibidos]=0;</text:p>
      <text:p text:style-name="P3"/>
      <text:p text:style-name="P3"><text:s text:c="24"/>/* Imprime en pantalla dirección de internet del cliente</text:p>
      <text:p text:style-name="P3"><text:s text:c="25"/>* desde donde vienen datos */</text:p>
      <text:p text:style-name="P3"><text:s text:c="12"/><text:span text:style-name="T4">printf</text:span>("\nDe la <text:span text:style-name="T4">direccion</text:span>[ <text:span text:style-name="T4">%s </text:span>] : <text:span text:style-name="T4">puerto</text:span>[ <text:span text:style-name="T4">%d</text:span> ] --- llega el mensaje:\n",</text:p>
      <text:p text:style-name="P3"><text:s text:c="40"/><text:span text:style-name="T4">inet_ntoa(sinio.sin_addr)</text:span>,</text:p>
      <text:p text:style-name="P3"><text:s text:c="40"/><text:span text:style-name="T4">ntohs(sinio.sin_port)</text:span>);</text:p>
      <text:p text:style-name="P3"/>
      <text:p text:style-name="P3"><text:s text:c="24"/>// imprime el mensaje recibido</text:p>
      <text:p text:style-name="P3"><text:s text:c="24"/>printf("<text:span text:style-name="T4">%s</text:span> \n",<text:span text:style-name="T4">linea</text:span>);</text:p>
      <text:p text:style-name="P3"><text:s text:c="16"/>}</text:p>
      <text:p text:style-name="P3"/>
      <text:p text:style-name="P3"><text:s text:c="16"/><text:span text:style-name="T4">//si hay para leer desde STDIN</text:span></text:p>
      <text:p text:style-name="P3"><text:s text:c="16"/>if(<text:span text:style-name="T4">FD_ISSET(0,&amp;in)</text:span>){</text:p>
      <text:p text:style-name="P3"/>
      <text:p text:style-name="P3"><text:s text:c="24"/>//lee hasta 1024 caracteres de STDIN, los pone en linea</text:p>
      <text:p text:style-name="P3"><text:s text:c="24"/><text:span text:style-name="T4">fgets(linea, SIZE, stdin)</text:span>;</text:p>
      <text:p text:style-name="P3"/>
      <text:p text:style-name="P3"><text:s text:c="24"/><text:span text:style-name="T4">//envía contenido de linea en sockio</text:span></text:p>
      <text:p text:style-name="P3"><text:s text:c="14"/>if(<text:span text:style-name="T4">sendto(sockio, linea, sizeof linea, 0, (sad)&amp;sinio, largo)</text:span> &lt; 0 )</text:p>
      <text:p text:style-name="P3"><text:s text:c="32"/>error("sendto");</text:p>
      <text:p text:style-name="P3"><text:s text:c="16"/>}</text:p>
      <text:p text:style-name="P3"><text:s text:c="8"/><text:span text:style-name="T4">}</text:span></text:p>
      <text:p text:style-name="P3"><text:s text:c="8"/><text:span text:style-name="T4">close(sockio)</text:span>; //cierra el conector</text:p>
      <text:p text:style-name="P3"><text:s text:c="8"/><text:span text:style-name="T4">return 0</text:span>;</text:p>
      <text:p text:style-name="P3">}</text:p>
      <text:p text:style-name="P2">/* Fin Archivo: servidor-udp-con-select-fcntl.c */</text:p>
      <text:p text:style-name="P2"/>
      <text:p text:style-name="P3">Que se compila mediante: </text:p>
      <text:p text:style-name="P2"><text:tab/>gcc <text:tab/>-Wall servidor-udp-con-select-fcntl.c </text:p>
      <text:p text:style-name="P2"><text:tab/><text:tab/>-o <text:tab/> servidor-udp-con-select-fcntl.out</text:p>
      <text:p text:style-name="P3"/>
      <text:p text:style-name="P3">Y se ejecuta mediante:<text:tab/><text:tab/><text:span text:style-name="T4">./servidor-udp-con-select-fcntl.out</text:span></text:p>
      <text:p text:style-name="P2"/>
      <text:p text:style-name="P3">Ahora veamos el código fuente del:</text:p>
      <text:p text:style-name="P2"><text:tab/><text:tab/><text:tab/><text:tab/><text:tab/><text:tab/>cliente-udp-con-select-fcntl.c</text:p>
      <text:p text:style-name="P2"/>
      <text:p text:style-name="P1">Clase 03-10-2006: PAR CLIENTE SERVIDOR UDP CON SELECT Y FCNTL:</text:p>
      <text:p text:style-name="P3"/>
      <text:p text:style-name="Standard"><text:span text:style-name="T3">/* Archivo: </text:span><text:span text:style-name="T2">cliente-udp-con-select-fcntl.c</text:span></text:p>
      <text:p text:style-name="P3"><text:s/>* <text:span text:style-name="T4">Abre un socket UDP (NO ORIENTADO A CONEXIÓN)</text:span>.</text:p>
      <text:p text:style-name="P3"><text:s/>* Mediante <text:span text:style-name="T4">fcntl(2)</text:span> usa la <text:span text:style-name="T4">operación F_SETFL</text:span></text:p>
      <text:p text:style-name="P3"><text:s/>* para a signar a la bandera del descriptor sockio</text:p>
      <text:p text:style-name="P3"><text:s/>* el valor <text:span text:style-name="T4">'O_NONBLOCK'</text:span>.</text:p>
      <text:p text:style-name="P3"><text:s/>* Verifica con <text:span text:style-name="T4">select(2) si existen DATAGRAMAS de</text:span></text:p>
      <text:p text:style-name="P3"><text:s/>* <text:span text:style-name="T4">entrada </text:span>por el socket ó por STDIN.</text:p>
      <text:p text:style-name="P3"><text:s/>*</text:p>
      <text:p text:style-name="P3"><text:s/>* <text:span text:style-name="T4">Si se reciben paquetes por STDIN, los envía por el socket</text:span>.</text:p>
      <text:p text:style-name="P3"><text:s/>* (<text:span text:style-name="T4">sendto(2)</text:span>)</text:p>
      <text:p text:style-name="P3"><text:s/>*</text:p>
      <text:p text:style-name="P3"><text:s/>* <text:span text:style-name="T4">Si se reciben paquetes por el socket, los envía a STDOUT</text:span>.</text:p>
      <text:p text:style-name="P3"><text:s/>* (<text:span text:style-name="T4">recvfrom(2)</text:span>)</text:p>
      <text:p text:style-name="P3"><text:s/>**/</text:p>
      <text:p text:style-name="P2">/* ARCHIVOS DE CABECERA */</text:p>
      <text:p text:style-name="P3">#include&lt;stdio.h&gt;</text:p>
      <text:p text:style-name="P3">#include&lt;stdlib.h&gt;</text:p>
      <text:p text:style-name="P3">#include&lt;unistd.h&gt;</text:p>
      <text:p text:style-name="P3">#include&lt;sys/types.h&gt;</text:p>
      <text:p text:style-name="P3">#include&lt;sys/socket.h&gt;</text:p>
      <text:p text:style-name="P3">#include&lt;netinet/in.h&gt;</text:p>
      <text:p text:style-name="P3">#include&lt;arpa/inet.h&gt;</text:p>
      <text:p text:style-name="P3">#include&lt;sys/time.h&gt;</text:p>
      <text:p text:style-name="P3">#include&lt;sys/select.h&gt;</text:p>
      <text:p text:style-name="P3">#include&lt;string.h&gt;</text:p>
      <text:p text:style-name="P3">#include&lt;fcntl.h&gt;</text:p>
      <text:p text:style-name="P2">/* DEFINICIONES */</text:p>
      <text:p text:style-name="P3">#define PORT 5000</text:p>
      <text:p text:style-name="P3">#define MAX(x,y) ((x)&gt;(y) ? (x) : (y))</text:p>
      <text:p text:style-name="P3">#define SIZE 1024</text:p>
      <text:p text:style-name="P3">#define TIME 3600</text:p>
      <text:p text:style-name="P2">/* SINONIMOS */</text:p>
      <text:p text:style-name="P3">typedef struct sockaddr *sad;</text:p>
      <text:p text:style-name="P2">/* FUNCIONES */</text:p>
      <text:p text:style-name="P3">void error(char *s){</text:p>
      <text:p text:style-name="P3"><text:s text:c="4"/>perror(s);</text:p>
      <text:p text:style-name="P3"><text:s text:c="4"/>exit(-1);</text:p>
      <text:p text:style-name="P3">}</text:p>
      <text:p text:style-name="P2">/* FUNCION PRINCIPAL MAIN */</text:p>
      <text:p text:style-name="P3">int main(int argc, char **argv){</text:p>
      <text:p text:style-name="P3"><text:s text:c="8"/>if(argc &lt; 2){</text:p>
      <text:p text:style-name="P3"><text:s text:c="16"/>fprintf(stderr,"usa: %s ipaddr \n", argv[0]);</text:p>
      <text:p text:style-name="P3"><text:s text:c="16"/>exit(-1);</text:p>
      <text:p text:style-name="P3"><text:s text:c="8"/>}</text:p>
      <text:p text:style-name="P3"><text:s text:c="8"/><text:span text:style-name="T4">int sockio</text:span>, cuanto, largo, recibidos;</text:p>
      <text:p text:style-name="P3"><text:s text:c="8"/>//por sockio va a enviar-recibir paquetes datagramas</text:p>
      <text:p text:style-name="P1">Clase 03-10-2006: PAR CLIENTE SERVIDOR UDP CON SELECT Y FCNTL:</text:p>
      <text:p text:style-name="P3"/>
      <text:p text:style-name="Standard"><text:span text:style-name="T2">/* Continua:</text:span><text:span text:style-name="T3"> </text:span><text:span text:style-name="T2">cliente-udp-con-select-fcntl.c</text:span><text:span text:style-name="T3"> </text:span><text:span text:style-name="T2">*/</text:span></text:p>
      <text:p text:style-name="P3"/>
      <text:p text:style-name="P3"><text:s text:c="8"/>//direcciones-puerto de internet para sockio</text:p>
      <text:p text:style-name="P3"><text:s text:c="8"/><text:span text:style-name="T4">struct sockaddr_in sini, sino</text:span>;</text:p>
      <text:p text:style-name="P3"><text:s text:c="8"/><text:span text:style-name="T4">// sini para recibir-leer</text:span></text:p>
      <text:p text:style-name="P3"><text:s text:c="8"/><text:span text:style-name="T4">// sino para enviar-escribir</text:span></text:p>
      <text:p text:style-name="P3"/>
      <text:p text:style-name="P3"><text:s text:c="8"/>char linea[SIZE]; <text:s/>//buffer de 1024 caracteres (un arreglo)</text:p>
      <text:p text:style-name="P3"><text:s text:c="8"/><text:span text:style-name="T4">fd_set in, in_orig;//conjuntos de descriptores de ficheros</text:span></text:p>
      <text:p text:style-name="P3"><text:s text:c="8"/><text:span text:style-name="T4">struct timeval tv</text:span>; //<text:span text:style-name="T4">tiempo limite</text:span> hasta que <text:span text:style-name="T4">select(2)</text:span> retorne</text:p>
      <text:p text:style-name="P3"><text:s text:c="8"/><text:span text:style-name="T4">// abre conector UDP</text:span></text:p>
      <text:p text:style-name="P3"><text:s text:c="8"/>if((<text:span text:style-name="T4">sockio</text:span> = <text:span text:style-name="T4">socket(PF_INET, SOCK_DGRAM, 0)</text:span>) &lt; 0)</text:p>
      <text:p text:style-name="P3"><text:s text:c="16"/>error("socket");</text:p>
      <text:p text:style-name="P3"><text:s text:c="8"/><text:span text:style-name="T4">//familia de direcciones</text:span> a la que pertenece sino, para sockio</text:p>
      <text:p text:style-name="P3"><text:s text:c="8"/><text:span text:style-name="T4">sino.sin_family</text:span> = <text:span text:style-name="T4">AF_INET</text:span>;</text:p>
      <text:p text:style-name="P3"><text:s text:c="8"/><text:span text:style-name="T4">sino.sin_port = htons(PORT)</text:span>; <text:span text:style-name="T4">//puerto de sino</text:span>, para sockio</text:p>
      <text:p text:style-name="P3"><text:s text:c="8"/><text:span text:style-name="T4">inet_pton(AF_INET, argv[1], &amp;sino.sin_addr)</text:span>;</text:p>
      <text:p text:style-name="P3"><text:s text:c="8"/>/* <text:span text:style-name="T4">POSIX TO NETWORK</text:span>, ver <text:span text:style-name="T4">man 3 inet_pton</text:span> : <text:span text:style-name="T4">transforma</text:span></text:p>
      <text:p text:style-name="P3"><text:s text:c="9"/>* <text:span text:style-name="T4">argv[1]</text:span> (la <text:span text:style-name="T4">direccion IP pasada como argumento al programa</text:span>)</text:p>
      <text:p text:style-name="P3"><text:s text:c="9"/>* desde <text:span text:style-name="T4">formato ascii</text:span> <text:span text:style-name="T4">(puntero a cadena de caracteres)</text:span></text:p>
      <text:p text:style-name="P3"><text:s text:c="9"/>* <text:span text:style-name="T4">al formato network</text:span></text:p>
      <text:p text:style-name="P3"><text:s text:c="9"/>* <text:span text:style-name="T4">guarda en</text:span> la <text:span text:style-name="T4">struct in_addr sino.sin_addr</text:span> que a su vez</text:p>
      <text:p text:style-name="Standard"><text:span text:style-name="T3"><text:s text:c="9"/>* es </text:span><text:span text:style-name="T2">miembro de la struct sockaddr_in sino</text:span><text:span text:style-name="T3">. <text:s/>Se trata de </text:span><text:span text:style-name="T2">la</text:span></text:p>
      <text:p text:style-name="P3"><text:s text:c="9"/>* <text:span text:style-name="T4">direccion IP del servidor al que quiere enviar datagramas</text:span>,</text:p>
      <text:p text:style-name="P3"><text:s text:c="9"/>* pertenece a la <text:span text:style-name="T4">familia de direcciones ``AF_INET´´</text:span></text:p>
      <text:p text:style-name="P3"><text:s text:c="9"/>**/</text:p>
      <text:p text:style-name="P3"/>
      <text:p text:style-name="P3"><text:s text:c="8"/>/* <text:span text:style-name="T4">Asigna al conector sockio mediante la operación F_SETFL</text:span></text:p>
      <text:p text:style-name="P3"><text:s text:c="9"/>* <text:span text:style-name="T4">el valor O_NONBLOCK con fcntl(2)</text:span></text:p>
      <text:p text:style-name="P3"><text:s text:c="9"/>**/</text:p>
      <text:p text:style-name="P3"><text:s text:c="8"/>if( <text:span text:style-name="T4">fcntl(sockio, F_SETFL, O_NONBLOCK)</text:span> &lt; 0)</text:p>
      <text:p text:style-name="P3"><text:s text:c="16"/>error("fcntl");</text:p>
      <text:p text:style-name="P3"/>
      <text:p text:style-name="P3"><text:s text:c="8"/>/*tiene select*/</text:p>
      <text:p text:style-name="P3"><text:s text:c="8"/><text:span text:style-name="T4">//Limpia el conjunto de descriptores de fichero in_orig</text:span></text:p>
      <text:p text:style-name="P3"><text:s text:c="8"/><text:span text:style-name="T4">FD_ZERO(&amp;in_orig)</text:span>;</text:p>
      <text:p text:style-name="P3"><text:s text:c="8"/><text:span text:style-name="T4">//añade al conjuto in_orig el descriptor STDIN</text:span></text:p>
      <text:p text:style-name="P3"><text:s text:c="8"/><text:span text:style-name="T4">FD_SET(0, &amp;in_orig)</text:span>;</text:p>
      <text:p text:style-name="P3"><text:s text:c="7"/><text:span text:style-name="T4"><text:s/>//añade al conjunto in_orig el descriptor sockio</text:span></text:p>
      <text:p text:style-name="P3"><text:s text:c="8"/><text:span text:style-name="T4">FD_SET(sockio, &amp;in_orig)</text:span>;</text:p>
      <text:p text:style-name="P3"/>
      <text:p text:style-name="P3"><text:s text:c="8"/>/*tiene 1 hora*/</text:p>
      <text:p text:style-name="P3"><text:s text:c="8"/><text:span text:style-name="T4">//tiempo </text:span>disponible <text:span text:style-name="T4">hasta que select(2) regrese</text:span>: <text:span text:style-name="T4">3600 segundos</text:span></text:p>
      <text:p text:style-name="P3"><text:s text:c="8"/><text:span text:style-name="T4">tv.tv_sec=TIME</text:span>;</text:p>
      <text:p text:style-name="P3"><text:s text:c="8"/>tv.tv_usec=0;</text:p>
      <text:p text:style-name="P3"/>
      <text:p text:style-name="P1">Clase 03-10-2006: PAR CLIENTE SERVIDOR UDP CON SELECT Y FCNTL:</text:p>
      <text:p text:style-name="P3"/>
      <text:p text:style-name="Standard"><text:span text:style-name="T2">/* Continua:</text:span><text:span text:style-name="T3"> </text:span><text:span text:style-name="T2">cliente-udp-con-select-fcntl.c */</text:span></text:p>
      <text:p text:style-name="P3"/>
      <text:p text:style-name="P3"><text:s text:c="8"/><text:span text:style-name="T4">for(;;){</text:span></text:p>
      <text:p text:style-name="P3"><text:s text:c="16"/>// copia contenido del conjunto in_orig en in</text:p>
      <text:p text:style-name="P3"><text:s text:c="16"/><text:span text:style-name="T4">memcpy(&amp;in, &amp;in_orig, sizeof in)</text:span>;</text:p>
      <text:p text:style-name="P3"/>
      <text:p text:style-name="P3"><text:s text:c="16"/><text:span text:style-name="T4">//ve si hay algún datagrama en el conjunto in</text:span></text:p>
      <text:p text:style-name="P3"><text:s text:c="11"/>if((cuanto = <text:span text:style-name="T4">select(MAX(0,sockio)+1, &amp;in, NULL, NULL, &amp;tv)</text:span>) &lt; 0)</text:p>
      <text:p text:style-name="P3"><text:s text:c="24"/>error("select: error");</text:p>
      <text:p text:style-name="P3"/>
      <text:p text:style-name="P3"><text:s text:c="16"/>//si el tiempo de espera de select(2) expira ==&gt; timeout</text:p>
      <text:p text:style-name="P3"><text:s text:c="16"/>if(cuanto == 0)</text:p>
      <text:p text:style-name="P3"><text:s text:c="24"/>error("select: timeout");</text:p>
      <text:p text:style-name="P3"/>
      <text:p text:style-name="P3"><text:s text:c="16"/>/*averiguamos donde hay algo para leer*/</text:p>
      <text:p text:style-name="P3"/>
      <text:p text:style-name="P3"><text:s text:c="16"/><text:span text:style-name="T4">//si hay para leer desde STDIN</text:span></text:p>
      <text:p text:style-name="P3"><text:s text:c="16"/>if(<text:span text:style-name="T4">FD_ISSET(0,&amp;in)</text:span>){</text:p>
      <text:p text:style-name="P3"/>
      <text:p text:style-name="P3"><text:s text:c="24"/>//lee hasta 1024 caracteres de STDIN y pone en linea</text:p>
      <text:p text:style-name="P3"><text:s text:c="24"/><text:span text:style-name="T4">fgets(linea, SIZE, stdin)</text:span>;</text:p>
      <text:p text:style-name="P3"/>
      <text:p text:style-name="P3"><text:s text:c="24"/><text:span text:style-name="T4">//envía contenido de linea en sockio</text:span></text:p>
      <text:p text:style-name="P3"><text:s text:c="6"/>if(<text:span text:style-name="T4">sendto(sockio, linea, sizeof linea, 0, (sad)&amp;sino, sizeof sino)</text:span> &lt; 0)</text:p>
      <text:p text:style-name="P3"><text:s text:c="32"/>error("sendto");</text:p>
      <text:p text:style-name="P3"><text:s text:c="16"/>}</text:p>
      <text:p text:style-name="P3"/>
      <text:p text:style-name="P3"><text:s text:c="16"/>largo = sizeof sini;</text:p>
      <text:p text:style-name="P3"/>
      <text:p text:style-name="P3"><text:s text:c="16"/><text:span text:style-name="T4">//si hay para leer desde sockio</text:span></text:p>
      <text:p text:style-name="P3"><text:s text:c="16"/>if(<text:span text:style-name="T4">FD_ISSET(sockio, &amp;in)</text:span>){</text:p>
      <text:p text:style-name="P3"/>
      <text:p text:style-name="P3"><text:s text:c="24"/>/* <text:span text:style-name="T4">recibe</text:span> hasta 1024 bytes desde sockio </text:p>
      <text:p text:style-name="P3"><text:tab/><text:tab/> <text:s text:c="6"/>* mediante dirección-puerto sini y guarda en linea */</text:p>
      <text:p text:style-name="P3"><text:s/>if((recibidos = <text:span text:style-name="T4">recvfrom(sockio, linea, SIZE, 0, (sad)&amp;sini, &amp;largo)</text:span>) &lt; 0)</text:p>
      <text:p text:style-name="P3"><text:s text:c="32"/>error("recvfrom");</text:p>
      <text:p text:style-name="P3"><text:s text:c="24"/>else if(recibidos == 0)</text:p>
      <text:p text:style-name="P3"><text:s text:c="32"/><text:span text:style-name="T4">break</text:span>; //si lectura devuelve 0 <text:s/>==&gt; parar la ejecucion</text:p>
      <text:p text:style-name="P3"><text:s text:c="24"/>//marcar el final del buffer con '0'</text:p>
      <text:p text:style-name="P3"><text:s text:c="24"/>linea[recibidos] = 0;</text:p>
      <text:p text:style-name="P3"/>
      <text:p text:style-name="P3"><text:s text:c="24"/>/* Imprime en pantalla la dirección del servidor</text:p>
      <text:p text:style-name="P3"><text:s text:c="25"/>* desde donde vienen datos */</text:p>
      <text:p text:style-name="P3"><text:s text:c="9"/><text:span text:style-name="T4">printf</text:span>("\nDe la <text:span text:style-name="T4">direccion</text:span>[ <text:span text:style-name="T4">%s</text:span> ] : <text:span text:style-name="T4">puerto</text:span> [ <text:span text:style-name="T4">%d</text:span> ] --- llega el mensaje:\n",</text:p>
      <text:p text:style-name="P3"><text:s text:c="40"/><text:span text:style-name="T4">inet_ntoa(sini.sin_addr)</text:span>,</text:p>
      <text:p text:style-name="P3"><text:s text:c="40"/><text:span text:style-name="T4">ntohs(sini.sin_port)</text:span>);</text:p>
      <text:p text:style-name="P1">Clase 03-10-2006: PAR CLIENTE SERVIDOR UDP CON SELECT Y FCNTL:</text:p>
      <text:p text:style-name="P3"/>
      <text:p text:style-name="Standard"><text:span text:style-name="T2">/* Continua:</text:span><text:span text:style-name="T3"> </text:span><text:span text:style-name="T2">cliente-udp-con-select-fcntl.c */</text:span></text:p>
      <text:p text:style-name="P3"/>
      <text:p text:style-name="P3"><text:s text:c="24"/><text:span text:style-name="T4">//Imprime en pantalla datos recibidos</text:span></text:p>
      <text:p text:style-name="P3"><text:s text:c="24"/><text:span text:style-name="T4">printf</text:span>("<text:span text:style-name="T4">%s</text:span> \n",<text:span text:style-name="T4">linea</text:span>);</text:p>
      <text:p text:style-name="P3"><text:s text:c="16"/>}</text:p>
      <text:p text:style-name="P3"><text:s text:c="8"/>}</text:p>
      <text:p text:style-name="P3"><text:s text:c="8"/><text:span text:style-name="T4">close(sockio)</text:span>; //cierra el conector</text:p>
      <text:p text:style-name="P3"><text:s text:c="8"/><text:span text:style-name="T4">return 0</text:span>;</text:p>
      <text:p text:style-name="P3">}</text:p>
      <text:p text:style-name="P2">/* Fin Archivo: cliente-udp-con-select-fcntl.c */</text:p>
      <text:p text:style-name="P2"/>
      <text:p text:style-name="P3">Que se compila mediante:</text:p>
      <text:p text:style-name="P2"><text:tab/>gcc <text:tab/>-Wall cliente-udp-con-select-fcntl.c </text:p>
      <text:p text:style-name="P2"><text:tab/><text:tab/>-o<text:tab/> cliente-udp-con-select-fcntl.out</text:p>
      <text:p text:style-name="P3"/>
      <text:p text:style-name="P3">Y se ejecuta respetando la sintaxis: </text:p>
      <text:p text:style-name="P2"><text:tab/><text:tab/>./cliente-udp-con-select-fcntl.out <text:s/>IP_ADDRESS</text:p>
      <text:p text:style-name="P2"/>
      <text:p text:style-name="P3">Un ciclo de uso, de ejemplo, de este</text:p>
      <text:p text:style-name="P2"><text:tab/>PAR CLIENTE – SERVIDOR UDP CON SELECT Y FCNTL</text:p>
      <text:p text:style-name="P3">puede ser como el siguiente:</text:p>
      <text:p text:style-name="P3"/>
      <text:p text:style-name="P3"><text:tab/>1º) Ejecuta el Servidor:<text:tab/><text:tab/><text:span text:style-name="T4">./servidor-udp-con-select-fcntl.out</text:span></text:p>
      <text:p text:style-name="Standard"><text:span text:style-name="T2"><text:tab/></text:span><text:span text:style-name="T3">2º) Ejecuta un cliente: </text:span><text:span text:style-name="T2">./cliente-udp-con-select-fcntl.out 127.0.0.1</text:span></text:p>
      <text:p text:style-name="Standard"><text:span text:style-name="T3"><text:s text:c="3"/>---&gt;</text:span><text:span text:style-name="T2"><text:tab/></text:span><text:span text:style-name="T3">3º) Cliente envía mensaje</text:span></text:p>
      <text:p text:style-name="P3"><text:s text:c="3"/>|<text:tab/>4º) Servidor responde mensaje</text:p>
      <text:p text:style-name="P3"><text:s text:c="3"/>-----<text:tab/>5º) Opcionalmente continuar la comunicación Servidor-Cliente</text:p>
      <text:p text:style-name="P3">-----&gt;<text:tab/>6º) Opcionalmente ejecutar otro Cliente (llamaremos <text:span text:style-name="T4">Cliente X</text:span>):</text:p>
      <text:p text:style-name="P3">|<text:tab/><text:tab/><text:tab/><text:span text:style-name="T4">./cliente-udp-con-select-fcntl.out 127.0.0.1</text:span></text:p>
      <text:p text:style-name="Standard"><text:span text:style-name="T3">| <text:s/>---&gt;<text:tab/>7º) </text:span><text:span text:style-name="T2">Cliente X</text:span><text:span text:style-name="T3"> envía mensaje al Servidor, tomando el control de la</text:span></text:p>
      <text:p text:style-name="P3">| <text:s/>|<text:tab/><text:tab/>comunicación bidireccional mediante datagramas.</text:p>
      <text:p text:style-name="P3">| <text:s/>|<text:tab/>8º) Servidor responde al Cliente X (y el datagrama es enviado sólo </text:p>
      <text:p text:style-name="P3">| <text:s/>|<text:tab/><text:tab/>a ese <text:span text:style-name="T4">Cliente X</text:span>, mientras que los otros clientes no reciben</text:p>
      <text:p text:style-name="P3">| <text:s/>|<text:tab/><text:tab/>mensaje alguno.</text:p>
      <text:p text:style-name="P3">| <text:s/>-----<text:tab/>9º) Proseguir la comunicación Servidor-<text:span text:style-name="T4">Cliente X</text:span></text:p>
      <text:p text:style-name="P2"><text:span text:style-name="T5">--------</text:span><text:tab/><text:span text:style-name="T5">10º) Opcionalmente ejecutar otro Cliente</text:span></text:p>
      <text:p text:style-name="P3"><text:tab/>11º) Cuando desee terminar, finalice todos los procesos Clientes y el </text:p>
      <text:p text:style-name="P3"><text:tab/><text:tab/>proceso Servidor mediante <text:span text:style-name="T4">CTRL+C</text:span></text:p>
      <text:p text:style-name="P2"/>
      <text:p text:style-name="Standard"><text:span text:style-name="T3">Pero </text:span><text:span text:style-name="T2">este par CLIENTE -SERVIDOR UDP CON SELECT Y FCNTL</text:span><text:span text:style-name="T3"> todavía posee una <text:s/></text:span><text:span text:style-name="T2">falla que se puede evitar, </text:span><text:span text:style-name="T3">el mensaje de error:</text:span></text:p>
      <text:p text:style-name="P3"><text:span text:style-name="T4"><text:tab/>“Address already in use”</text:span>.</text:p>
      <text:p text:style-name="P3"/>
      <text:p text:style-name="Standard"><text:span text:style-name="T3">Para <text:s/>evitarlo, vamos a usar </text:span><text:span text:style-name="T2">setsockopt(2)</text:span><text:span text:style-name="T3"> aplicando la </text:span><text:span text:style-name="T2">opción del nivel</text:span><text:span text:style-name="T3"> </text:span><text:span text:style-name="T2">'SOL_SOCKET'</text:span><text:span text:style-name="T3"> con el </text:span><text:span text:style-name="T2">valor 'SO_REUSEADDR'</text:span><text:span text:style-name="T3"> </text:span><text:span text:style-name="T2">a los conectores del CLIENTE y del SERVIDOR</text:span><text:span text:style-name="T3">.</text:span></text:p>
      <text:p text:style-name="P1">Clase 03-10-2006: </text:p>
      <text:p text:style-name="P1">PAR CLIENTE SERVIDOR UDP CON SELECT, FCNTL Y SETSOCKOPT:</text:p>
      <text:p text:style-name="P1"/>
      <text:p text:style-name="P3">/* Archivo: <text:span text:style-name="T4">cliente-udp-con-select-fcntl-setsockopt.c</text:span></text:p>
      <text:p text:style-name="P3"><text:s/>*</text:p>
      <text:p text:style-name="P3"><text:s/>* <text:span text:style-name="T4">Abre</text:span> un <text:span text:style-name="T4">socket UDP</text:span> <text:span text:style-name="T4">(NO ORIENTADO A CONEXIÓN)</text:span>.</text:p>
      <text:p text:style-name="P3"><text:s/>*</text:p>
      <text:p text:style-name="P3"><text:s/>* Mediante <text:span text:style-name="T4">fcntl(2)</text:span> usa la <text:span text:style-name="T4">operación 'F_SETFL'</text:span></text:p>
      <text:p text:style-name="P3"><text:s/>* para asignar a la bandera del descriptor <text:span text:style-name="T4">'sockio'</text:span></text:p>
      <text:p text:style-name="P3"><text:s/>* el <text:span text:style-name="T4">valor 'O_NONBLOCK'</text:span>.</text:p>
      <text:p text:style-name="P3"><text:s/>*</text:p>
      <text:p text:style-name="P3"><text:s/>* Mediante <text:span text:style-name="T4">setsockopt(2)</text:span> aplica la <text:span text:style-name="T4">opción del nivel</text:span></text:p>
      <text:p text:style-name="P3"><text:s/>* <text:span text:style-name="T4">'SOL_SOCKET'</text:span> con el <text:span text:style-name="T4">valor 'SO_REUSEADDR'</text:span> al</text:p>
      <text:p text:style-name="P3"><text:s/>* <text:span text:style-name="T4">conector 'sockio'</text:span></text:p>
      <text:p text:style-name="P3"><text:s/>*</text:p>
      <text:p text:style-name="Standard"><text:span text:style-name="T3"><text:s/>* Verifica con </text:span><text:span text:style-name="T2">select(2)</text:span><text:span text:style-name="T3"> </text:span><text:span text:style-name="T2">si existen DATAGRAMAS de</text:span></text:p>
      <text:p text:style-name="P3"><text:s/>* <text:span text:style-name="T4">entrada </text:span>por el socket ó por STDIN.</text:p>
      <text:p text:style-name="P3"><text:s/>*</text:p>
      <text:p text:style-name="P3"><text:s/>* <text:span text:style-name="T4">Si se reciben paquetes por STDIN</text:span>, <text:span text:style-name="T4">los</text:span></text:p>
      <text:p text:style-name="P3"><text:s/>* <text:span text:style-name="T4">envía por el socket (sendto(2))</text:span>.</text:p>
      <text:p text:style-name="P3"><text:s/>*</text:p>
      <text:p text:style-name="P3"><text:s/>* <text:span text:style-name="T4">Si se reciben paquetes por el socket</text:span>, <text:span text:style-name="T4">los</text:span></text:p>
      <text:p text:style-name="P3"><text:s/>* <text:span text:style-name="T4">envía a STDOUT (recvfrom(2))</text:span>.</text:p>
      <text:p text:style-name="P3"><text:s/>**/</text:p>
      <text:p text:style-name="P2">/* ARCHIVOS DE CABECERA */</text:p>
      <text:p text:style-name="P3">#include&lt;stdio.h&gt;</text:p>
      <text:p text:style-name="P3">#include&lt;stdlib.h&gt;</text:p>
      <text:p text:style-name="P3">#include&lt;unistd.h&gt;</text:p>
      <text:p text:style-name="P3">#include&lt;sys/types.h&gt;</text:p>
      <text:p text:style-name="P3">#include&lt;sys/socket.h&gt;</text:p>
      <text:p text:style-name="P3">#include&lt;netinet/in.h&gt;</text:p>
      <text:p text:style-name="P3">#include&lt;arpa/inet.h&gt;</text:p>
      <text:p text:style-name="P3">#include&lt;sys/time.h&gt;</text:p>
      <text:p text:style-name="P3">#include&lt;sys/select.h&gt;</text:p>
      <text:p text:style-name="P3">#include&lt;string.h&gt;</text:p>
      <text:p text:style-name="P3">#include&lt;fcntl.h&gt;</text:p>
      <text:p text:style-name="P2">/* DEFINICIONES */</text:p>
      <text:p text:style-name="P3">#define PORT 5000</text:p>
      <text:p text:style-name="P3">#define MAX(x,y) ((x)&gt;(y) ? (x) : (y))</text:p>
      <text:p text:style-name="P3">#define SIZE 1024</text:p>
      <text:p text:style-name="P3">#define TIME 3600</text:p>
      <text:p text:style-name="P2">/* SINONIMOS */</text:p>
      <text:p text:style-name="P3">typedef struct sockaddr *sad;</text:p>
      <text:p text:style-name="P2">/* FUNCIONES */</text:p>
      <text:p text:style-name="P3">void error(char *s){</text:p>
      <text:p text:style-name="P3"><text:s text:c="4"/>perror(s);</text:p>
      <text:p text:style-name="P3"><text:s text:c="4"/>exit(-1);</text:p>
      <text:p text:style-name="P3">}</text:p>
      <text:p text:style-name="P1">Clase 03-10-2006: </text:p>
      <text:p text:style-name="P1">PAR CLIENTE SERVIDOR UDP CON SELECT, FCNTL Y SETSOCKOPT:</text:p>
      <text:p text:style-name="P1"/>
      <text:p text:style-name="P3"><text:span text:style-name="T4">/* Continua:</text:span> <text:span text:style-name="T4">cliente-udp-con-select-fcntl-setsockopt.c */</text:span></text:p>
      <text:p text:style-name="P2">/* FUNCION PRINCIPAL MAIN */</text:p>
      <text:p text:style-name="P3">int main(int argc, char **argv){</text:p>
      <text:p text:style-name="P3"><text:s text:c="8"/>if(argc &lt; 2){</text:p>
      <text:p text:style-name="P3"><text:s text:c="16"/>fprintf(stderr,"usa: %s ipaddr \n", argv[0]);</text:p>
      <text:p text:style-name="P3"><text:s text:c="16"/>exit(-1);</text:p>
      <text:p text:style-name="P3"><text:s text:c="8"/>}</text:p>
      <text:p text:style-name="P3"><text:s text:c="8"/><text:span text:style-name="T4">const int yes = 1</text:span>;</text:p>
      <text:p text:style-name="P3"><text:s text:c="8"/><text:span text:style-name="T4">int sockio</text:span>, cuanto, largo, recibidos;</text:p>
      <text:p text:style-name="P3"><text:s text:c="8"/>// Por <text:span text:style-name="T4">'sockio'</text:span> va a enviar-recibir paquetes datagramas</text:p>
      <text:p text:style-name="P3"/>
      <text:p text:style-name="P3"><text:s text:c="8"/>// <text:span text:style-name="T4">Direcciones-puertos</text:span> de internet para 'sockio'</text:p>
      <text:p text:style-name="P3"><text:s text:c="8"/><text:span text:style-name="T4">struct sockaddr_in sini, sino</text:span>;</text:p>
      <text:p text:style-name="P3"><text:s text:c="8"/>// <text:span text:style-name="T4">'sini'</text:span> para <text:span text:style-name="T4">recibir-leer</text:span></text:p>
      <text:p text:style-name="P3"><text:s text:c="8"/>// <text:span text:style-name="T4">'sino'</text:span> para <text:span text:style-name="T4">enviar-escribir</text:span></text:p>
      <text:p text:style-name="P3"/>
      <text:p text:style-name="P3"><text:s text:c="8"/>// Buffer de 1024 caracteres (un arreglo)</text:p>
      <text:p text:style-name="P3"><text:s text:c="8"/><text:span text:style-name="T4">char linea[SIZE]</text:span>;</text:p>
      <text:p text:style-name="P3"><text:s text:c="8"/><text:span text:style-name="T4">// Conjuntos de descriptores de ficheros</text:span></text:p>
      <text:p text:style-name="P3"><text:s text:c="8"/><text:span text:style-name="T4">fd_set in, in_orig</text:span>;</text:p>
      <text:p text:style-name="P3"><text:s text:c="8"/><text:span text:style-name="T4">// Tiempo</text:span> limite hasta que <text:span text:style-name="T4">select(2)</text:span> retorne</text:p>
      <text:p text:style-name="P3"><text:s text:c="8"/><text:span text:style-name="T4">struct timeval tv</text:span>;</text:p>
      <text:p text:style-name="P3"><text:s text:c="8"/><text:span text:style-name="T4">// abre conector UDP 'sockio'</text:span></text:p>
      <text:p text:style-name="P3"><text:s text:c="8"/>if((<text:span text:style-name="T4">sockio</text:span> = <text:span text:style-name="T4">socket(PF_INET, SOCK_DGRAM, 0)</text:span>) &lt; 0)</text:p>
      <text:p text:style-name="P3"><text:s text:c="16"/>error("socket");</text:p>
      <text:p text:style-name="Standard"><text:span text:style-name="T3"><text:s text:c="8"/></text:span><text:span text:style-name="T2">/*</text:span><text:span text:style-name="T3"> </text:span><text:span text:style-name="T2">Familia de direcciones</text:span><text:span text:style-name="T3"> a la que pertenece</text:span></text:p>
      <text:p text:style-name="P3"><text:s text:c="9"/><text:span text:style-name="T4">*</text:span> <text:span text:style-name="T4">'sino'</text:span>, para 'sockio' <text:span text:style-name="T4">*/</text:span></text:p>
      <text:p text:style-name="P3"><text:s text:c="8"/><text:span text:style-name="T4">sino.sin_family</text:span> = <text:span text:style-name="T4">AF_INET</text:span>;</text:p>
      <text:p text:style-name="P3"><text:s text:c="8"/><text:span text:style-name="T4">// Puerto de 'sino'</text:span>, para 'sockio'</text:p>
      <text:p text:style-name="P3"><text:s text:c="8"/><text:span text:style-name="T4">sino.sin_port </text:span>= <text:span text:style-name="T4">htons(PORT)</text:span>;</text:p>
      <text:p text:style-name="P3"><text:s text:c="8"/><text:span text:style-name="T4">inet_pton(AF_INET, argv[1], &amp;sino.sin_addr)</text:span>;</text:p>
      <text:p text:style-name="P3"><text:s text:c="8"/>/* <text:span text:style-name="T4">POSIX TO NETWORK</text:span>, ver <text:span text:style-name="T4">man 3 inet_pton</text:span> :</text:p>
      <text:p text:style-name="P3"><text:s text:c="9"/>* <text:span text:style-name="T4">transforma</text:span> <text:span text:style-name="T4">argv[1]</text:span></text:p>
      <text:p text:style-name="P3"><text:s text:c="9"/>* <text:span text:style-name="T4">(la direccion IP pasada como argumento)</text:span></text:p>
      <text:p text:style-name="P3"><text:s text:c="9"/>* desde <text:span text:style-name="T4">formato ascii</text:span></text:p>
      <text:p text:style-name="P3"><text:s text:c="9"/>* <text:span text:style-name="T4">(puntero a cadena de caracteres)</text:span></text:p>
      <text:p text:style-name="Standard"><text:span text:style-name="T3"><text:s text:c="9"/>* </text:span><text:span text:style-name="T2">al formato network</text:span><text:span text:style-name="T3">, y </text:span><text:span text:style-name="T2">guarda en </text:span><text:span text:style-name="T3">la</text:span></text:p>
      <text:p text:style-name="P3"><text:s text:c="9"/>* <text:span text:style-name="T4">'struct in_addr sino.sin_addr'</text:span> que a su vez</text:p>
      <text:p text:style-name="P3"><text:s text:c="9"/>* es <text:span text:style-name="T4">miembro de la 'struct sockaddr_in sino'</text:span> .</text:p>
      <text:p text:style-name="Standard"><text:span text:style-name="T3"><text:s text:c="9"/>* Se trata de la </text:span><text:span text:style-name="T2">direccion IP del servidor</text:span></text:p>
      <text:p text:style-name="P3"><text:s text:c="9"/>* <text:span text:style-name="T4">al que quiere enviar datagramas</text:span>, pertenece</text:p>
      <text:p text:style-name="P3"><text:s text:c="9"/>* a la <text:span text:style-name="T4">familia de direcciones 'AF_INET'</text:span></text:p>
      <text:p text:style-name="P3"><text:s text:c="9"/>**/</text:p>
      <text:p text:style-name="P3"/>
      <text:p text:style-name="P3"/>
      <text:p text:style-name="P1">Clase 03-10-2006: </text:p>
      <text:p text:style-name="P1">PAR CLIENTE SERVIDOR UDP CON SELECT, FCNTL Y SETSOCKOPT:</text:p>
      <text:p text:style-name="P1"/>
      <text:p text:style-name="P3"><text:span text:style-name="T4">/* Continua:</text:span> <text:span text:style-name="T4">cliente-udp-con-select-fcntl-setsockopt.c */</text:span></text:p>
      <text:p text:style-name="P3"/>
      <text:p text:style-name="Standard"><text:span text:style-name="T3"><text:s text:c="8"/>/* Asigna al </text:span><text:span text:style-name="T2">conector 'sockio'</text:span><text:span text:style-name="T3"> mediante la</text:span></text:p>
      <text:p text:style-name="P3"><text:s text:c="9"/>* <text:span text:style-name="T4">operación 'F_SETFL'</text:span> el <text:span text:style-name="T4">valor 'O_NONBLOCK'</text:span></text:p>
      <text:p text:style-name="P3"><text:s text:c="9"/>* con <text:span text:style-name="T4">fcntl(2)</text:span>. */</text:p>
      <text:p text:style-name="P3"><text:s text:c="8"/>if( <text:span text:style-name="T4">fcntl(sockio, F_SETFL, O_NONBLOCK)</text:span> &lt; 0)</text:p>
      <text:p text:style-name="P3"><text:s text:c="16"/>error("fcntl");</text:p>
      <text:p text:style-name="P3"/>
      <text:p text:style-name="P3"><text:s text:c="8"/>/* Mediante <text:span text:style-name="T4">setsockopt(2)</text:span> aplica la <text:span text:style-name="T4">opción del nivel</text:span></text:p>
      <text:p text:style-name="P3"><text:s text:c="9"/>* <text:span text:style-name="T4">'SOL_SOCKET'</text:span> con el <text:span text:style-name="T4">valor 'SO_REUSEADDR'</text:span> al</text:p>
      <text:p text:style-name="P3"><text:s text:c="9"/>* <text:span text:style-name="T4">conector 'sockio'</text:span> */</text:p>
      <text:p text:style-name="P3"><text:s/>if(<text:span text:style-name="T4">setsockopt(sockio,SOL_SOCKET,SO_REUSEADDR,&amp;yes,sizeof yes)</text:span>&lt;0)</text:p>
      <text:p text:style-name="P3"><text:s text:c="16"/>error("setsockopt");</text:p>
      <text:p text:style-name="P3"/>
      <text:p text:style-name="P3"><text:s text:c="8"/>/* Tiene select(2) */</text:p>
      <text:p text:style-name="P3"><text:s text:c="8"/>// Limpia el conjunto de descriptores de fichero 'in_orig'</text:p>
      <text:p text:style-name="P3"><text:s text:c="8"/><text:span text:style-name="T4">FD_ZERO(&amp;in_orig)</text:span>;</text:p>
      <text:p text:style-name="P3"><text:s text:c="8"/>// Añade al conjuto 'in_orig' el descriptor STDIN</text:p>
      <text:p text:style-name="P3"><text:s text:c="8"/><text:span text:style-name="T4">FD_SET(0, &amp;in_orig)</text:span>;</text:p>
      <text:p text:style-name="P3"><text:s text:c="8"/>// Añade al conjunto 'in_orig' el descriptor 'sockio'</text:p>
      <text:p text:style-name="P3"><text:s text:c="8"/><text:span text:style-name="T4">FD_SET(sockio, &amp;in_orig)</text:span>;</text:p>
      <text:p text:style-name="P3"/>
      <text:p text:style-name="P3"><text:s text:c="8"/>/* Tiene 1 hora */</text:p>
      <text:p text:style-name="P3"><text:s text:c="8"/>// Tiempo disponible hasta que select(2) regrese: 3600 segundos</text:p>
      <text:p text:style-name="P3"><text:s text:c="8"/><text:span text:style-name="T4">tv.tv_sec=TIME</text:span>;</text:p>
      <text:p text:style-name="P3"><text:s text:c="8"/>tv.tv_usec=0;</text:p>
      <text:p text:style-name="P3"><text:s text:c="8"/><text:span text:style-name="T4">for(;;){</text:span></text:p>
      <text:p text:style-name="P3"><text:s text:c="16"/>// Copia contenido del conjunto 'in_orig' en 'in'</text:p>
      <text:p text:style-name="P3"><text:s text:c="16"/>memcpy(&amp;in, &amp;in_orig, sizeof in);</text:p>
      <text:p text:style-name="P3"/>
      <text:p text:style-name="P3"><text:s text:c="16"/>// Ve si hay algún datagrama en el conjunto 'in'</text:p>
      <text:p text:style-name="P3"><text:s text:c="11"/>if((cuanto = <text:span text:style-name="T4">select(MAX(0,sockio)+1, &amp;in, NULL, NULL, &amp;tv)</text:span>) &lt; 0)</text:p>
      <text:p text:style-name="P3"><text:s text:c="24"/>error("select: error");</text:p>
      <text:p text:style-name="P3"/>
      <text:p text:style-name="P3"><text:s text:c="16"/>// Si el tiempo de espera de select(2) expira ==&gt; timeout</text:p>
      <text:p text:style-name="P3"><text:s text:c="16"/>if(cuanto == 0)</text:p>
      <text:p text:style-name="P3"><text:s text:c="24"/>error("select: timeout");</text:p>
      <text:p text:style-name="P3"/>
      <text:p text:style-name="P3"/>
      <text:p text:style-name="P3"/>
      <text:p text:style-name="P3"/>
      <text:p text:style-name="P3"/>
      <text:p text:style-name="P3"/>
      <text:p text:style-name="P3"/>
      <text:p text:style-name="P3"/>
      <text:p text:style-name="P1">Clase 03-10-2006: </text:p>
      <text:p text:style-name="P1">PAR CLIENTE SERVIDOR UDP CON SELECT, FCNTL Y SETSOCKOPT:</text:p>
      <text:p text:style-name="P1"/>
      <text:p text:style-name="P3"><text:span text:style-name="T4">/* Continua:</text:span> <text:span text:style-name="T4">cliente-udp-con-select-fcntl-setsockopt.c */</text:span></text:p>
      <text:p text:style-name="P3"><text:s text:c="16"/>/* Averiguamos donde hay algo para leer */</text:p>
      <text:p text:style-name="P3"/>
      <text:p text:style-name="P3"><text:s text:c="16"/><text:span text:style-name="T4">// Si hay para leer desde STDIN</text:span></text:p>
      <text:p text:style-name="P3"><text:s text:c="16"/>if(<text:span text:style-name="T4">FD_ISSET(0,&amp;in)</text:span>){</text:p>
      <text:p text:style-name="P3"><text:s text:c="24"/>/* Lee hasta 1024 caracteres de STDIN y</text:p>
      <text:p text:style-name="P3"><text:s text:c="25"/>* pone en linea */</text:p>
      <text:p text:style-name="P3"><text:s text:c="24"/><text:span text:style-name="T4">fgets(linea, SIZE, stdin)</text:span>;</text:p>
      <text:p text:style-name="P3"><text:s text:c="24"/>// Envía contenido de linea en 'sockio'</text:p>
      <text:p text:style-name="P3"><text:s text:c="5"/>if(<text:span text:style-name="T4">sendto(sockio, linea, sizeof linea, 0, (sad)&amp;sino, sizeof sino)</text:span> &lt; 0)</text:p>
      <text:p text:style-name="P3"><text:s text:c="32"/>error("sendto");</text:p>
      <text:p text:style-name="P3"><text:s text:c="16"/>}</text:p>
      <text:p text:style-name="P3"/>
      <text:p text:style-name="P3"><text:s text:c="16"/>largo = sizeof sini;</text:p>
      <text:p text:style-name="P3"/>
      <text:p text:style-name="P3"><text:s text:c="16"/><text:span text:style-name="T4">// Si hay para leer desde 'sockio'</text:span></text:p>
      <text:p text:style-name="P3"><text:s text:c="16"/>if(<text:span text:style-name="T4">FD_ISSET(sockio, &amp;in)</text:span>){</text:p>
      <text:p text:style-name="P3"><text:s text:c="24"/>/* Recibe hasta 1024 bytes desde 'sockio'</text:p>
      <text:p text:style-name="P3"><text:s text:c="25"/>* mediante dirección-puerto 'sini' y</text:p>
      <text:p text:style-name="P3"><text:s text:c="25"/>* guarda en 'linea' */</text:p>
      <text:p text:style-name="P3"><text:s text:c="3"/>if((recibidos = <text:span text:style-name="T4">recvfrom(sockio, linea, SIZE, 0, (sad)&amp;sini, &amp;largo)</text:span>) &lt; 0)</text:p>
      <text:p text:style-name="P3"><text:s text:c="32"/>error("recvfrom");</text:p>
      <text:p text:style-name="P3"><text:s text:c="24"/>else if(recibidos == 0)</text:p>
      <text:p text:style-name="P3"><text:s text:c="32"/>break; // Si recepción devuelve 0 <text:s/>==&gt; parar la ejecucion</text:p>
      <text:p text:style-name="P3"><text:s text:c="24"/>// Marcar el final del buffer con '0'</text:p>
      <text:p text:style-name="P3"><text:s text:c="24"/>linea[recibidos] = 0;</text:p>
      <text:p text:style-name="P3"><text:s text:c="24"/>/* Imprime en pantalla la dirección del servidor</text:p>
      <text:p text:style-name="P3"><text:s text:c="25"/>* desde donde vienen datos */</text:p>
      <text:p text:style-name="P3"><text:s text:c="9"/>printf("\nDe la <text:span text:style-name="T4">direccion</text:span>[ <text:span text:style-name="T4">%s</text:span> ] : <text:span text:style-name="T4">puerto</text:span> [ <text:span text:style-name="T4">%d</text:span> ] --- llega el mensaje:\n",</text:p>
      <text:p text:style-name="P3"><text:s text:c="40"/><text:span text:style-name="T4">inet_ntoa(sini.sin_addr)</text:span>,</text:p>
      <text:p text:style-name="Standard"><text:span text:style-name="T3"><text:s text:c="40"/></text:span><text:span text:style-name="T2">ntohs(sini.sin_port)</text:span><text:span text:style-name="T3">);</text:span></text:p>
      <text:p text:style-name="P3"><text:s text:c="24"/>// Imprime en pantalla datos recibidos</text:p>
      <text:p text:style-name="P3"><text:s text:c="24"/><text:span text:style-name="T4">printf</text:span>("<text:span text:style-name="T4">%s</text:span> \n",<text:span text:style-name="T4">linea</text:span>);</text:p>
      <text:p text:style-name="P3"><text:s text:c="16"/>}</text:p>
      <text:p text:style-name="P3"><text:s text:c="8"/>}</text:p>
      <text:p text:style-name="P3"><text:s text:c="8"/><text:span text:style-name="T4">close(sockio)</text:span>; <text:span text:style-name="T4">// Cierra el conector UDP</text:span></text:p>
      <text:p text:style-name="P3"><text:s text:c="8"/><text:span text:style-name="T4">return 0</text:span>; <text:span text:style-name="T4">// Finalización exitosa</text:span></text:p>
      <text:p text:style-name="P3">}</text:p>
      <text:p text:style-name="P2">/* Fin Archivo: cliente-udp-con-select-fcntl-setsockopt.c */</text:p>
      <text:p text:style-name="P2"/>
      <text:p text:style-name="P3">Que <text:span text:style-name="T4">se compila</text:span> mediante:</text:p>
      <text:p text:style-name="Standard"><text:span text:style-name="T3"><text:tab/></text:span><text:span text:style-name="T2">gcc</text:span><text:span text:style-name="T3"> <text:tab/></text:span><text:span text:style-name="T2">-Wall<text:tab/>cliente-udp-con-select-fcntl-setsockopt.c</text:span></text:p>
      <text:p text:style-name="P2"><text:tab/><text:tab/>-o<text:tab/> <text:tab/>cliente-udp-con-select-fcntl-setsockopt.out</text:p>
      <text:p text:style-name="P3">Y <text:span text:style-name="T4">se ejecuta</text:span> de acuerdo a la sintaxis:</text:p>
      <text:p text:style-name="Standard"><text:span text:style-name="T3"><text:tab/></text:span><text:span text:style-name="T2">./cliente-udp-con-select-fcntl-setsockopt.out <text:s/>IP_ADDRESS</text:span><text:span text:style-name="T3"><text:tab/></text:span></text:p>
      <text:p text:style-name="P1">Clase 03-10-2006: </text:p>
      <text:p text:style-name="P1">PAR CLIENTE SERVIDOR UDP CON SELECT, FCNTL Y SETSOCKOPT:</text:p>
      <text:p text:style-name="P2"/>
      <text:p text:style-name="P2">/* Archivo: servidor-udp-con-select-fcntl-setsockopt.c</text:p>
      <text:p text:style-name="P3">*</text:p>
      <text:p text:style-name="P3">* <text:s/><text:span text:style-name="T4">Abre un socket UDP 'sockio' (NO ORIENTADO A CONEXIÓN)</text:span>.</text:p>
      <text:p text:style-name="P3">*</text:p>
      <text:p text:style-name="Standard"><text:span text:style-name="T3">* <text:s/></text:span><text:span text:style-name="T2">Mediante fcntl(2) </text:span><text:span text:style-name="T3">usa la </text:span><text:span text:style-name="T2">operación 'F_SETFL'</text:span></text:p>
      <text:p text:style-name="Standard"><text:span text:style-name="T3">* <text:s/>para asignar a la bandera del </text:span><text:span text:style-name="T2">descriptor 'sockio'</text:span></text:p>
      <text:p text:style-name="Standard"><text:span text:style-name="T3">* <text:s/>el </text:span><text:span text:style-name="T2">valor 'O_NONBLOCK'</text:span><text:span text:style-name="T3">.</text:span></text:p>
      <text:p text:style-name="P3">*</text:p>
      <text:p text:style-name="Standard"><text:span text:style-name="T3">* <text:s/></text:span><text:span text:style-name="T2">Mediante setsockopt(2)</text:span><text:span text:style-name="T3"> aplica la </text:span><text:span text:style-name="T2">opción de nivel</text:span></text:p>
      <text:p text:style-name="Standard"><text:span text:style-name="T3">* <text:s/></text:span><text:span text:style-name="T2">'SOL_SOCKET'</text:span><text:span text:style-name="T3"> con el </text:span><text:span text:style-name="T2">valor 'SO_REUSEADDR'</text:span><text:span text:style-name="T3"> al</text:span></text:p>
      <text:p text:style-name="Standard"><text:span text:style-name="T3">* <text:s/></text:span><text:span text:style-name="T2">conector 'sockio'</text:span><text:span text:style-name="T3">.</text:span></text:p>
      <text:p text:style-name="P3">*</text:p>
      <text:p text:style-name="Standard"><text:span text:style-name="T3">* <text:s/></text:span><text:span text:style-name="T2">Verifica con select(2) si existen datagramas de entrada</text:span></text:p>
      <text:p text:style-name="P3">* <text:s/>por el socket ó por STDIN.</text:p>
      <text:p text:style-name="P3">*</text:p>
      <text:p text:style-name="Standard"><text:span text:style-name="T3">* <text:s/></text:span><text:span text:style-name="T2">Si se reciben paquetes por el socket, los</text:span></text:p>
      <text:p text:style-name="Standard"><text:span text:style-name="T3">* <text:s/></text:span><text:span text:style-name="T2">envía a STDOUT (recvfrom(2))</text:span><text:span text:style-name="T3">.</text:span></text:p>
      <text:p text:style-name="P3">*</text:p>
      <text:p text:style-name="Standard"><text:span text:style-name="T3">* <text:s/></text:span><text:span text:style-name="T2">Si se reciben paquetes por STDIN, los</text:span></text:p>
      <text:p text:style-name="Standard"><text:span text:style-name="T3">* <text:s/></text:span><text:span text:style-name="T2">envía por el socket (sendto(2))</text:span><text:span text:style-name="T3">.</text:span></text:p>
      <text:p text:style-name="P3">*/</text:p>
      <text:p text:style-name="P2">/* ARCHIVOS DE CABECERA */</text:p>
      <text:p text:style-name="P3">#include&lt;stdio.h&gt;</text:p>
      <text:p text:style-name="P3">#include&lt;stdlib.h&gt;</text:p>
      <text:p text:style-name="P3">#include&lt;string.h&gt;</text:p>
      <text:p text:style-name="P3">#include&lt;unistd.h&gt;</text:p>
      <text:p text:style-name="P3">#include&lt;sys/types.h&gt;</text:p>
      <text:p text:style-name="P3">#include&lt;sys/socket.h&gt;</text:p>
      <text:p text:style-name="P3">#include&lt;netinet/in.h&gt;</text:p>
      <text:p text:style-name="P3">#include&lt;arpa/inet.h&gt;</text:p>
      <text:p text:style-name="P3">#include&lt;sys/time.h&gt;</text:p>
      <text:p text:style-name="P3">#include&lt;sys/select.h&gt;</text:p>
      <text:p text:style-name="P3">#include &lt;fcntl.h&gt;</text:p>
      <text:p text:style-name="P2">/* DEFINICIONES */</text:p>
      <text:p text:style-name="P3">#define PORT 5000</text:p>
      <text:p text:style-name="P3">#define MAX(x,y) ((x)&gt;(y) ? (x) : (y))</text:p>
      <text:p text:style-name="P3">#define SIZE 1024</text:p>
      <text:p text:style-name="P3">#define TIME 3600</text:p>
      <text:p text:style-name="P2">/* SINONIMOS*/</text:p>
      <text:p text:style-name="P3">typedef struct sockaddr *sad;</text:p>
      <text:p text:style-name="P2">/* FUNCIONES */</text:p>
      <text:p text:style-name="P3">void error(char *s){</text:p>
      <text:p text:style-name="P3"><text:s text:c="8"/>perror(s);</text:p>
      <text:p text:style-name="P3"><text:s text:c="8"/>exit(-1);</text:p>
      <text:p text:style-name="P3">}</text:p>
      <text:p text:style-name="P1">Clase 03-10-2006: </text:p>
      <text:p text:style-name="P1">PAR CLIENTE SERVIDOR UDP CON SELECT, FCNTL Y SETSOCKOPT:</text:p>
      <text:p text:style-name="P2"/>
      <text:p text:style-name="P2">/* Continua: servidor-udp-con-select-fcntl-setsockopt.c */</text:p>
      <text:p text:style-name="P3"/>
      <text:p text:style-name="P2">/* FUNCION PRINCIPAL MAIN */</text:p>
      <text:p text:style-name="P3">int main(){</text:p>
      <text:p text:style-name="P3"/>
      <text:p text:style-name="P3"><text:s text:c="8"/>// Para setsockopt(2): SO_REUSEADDR</text:p>
      <text:p text:style-name="P3"><text:s text:c="8"/><text:span text:style-name="T4">const int yes = 1</text:span>;</text:p>
      <text:p text:style-name="P3"><text:s text:c="8"/><text:span text:style-name="T4">int sockio</text:span>, cuanto, largo, recibidos;</text:p>
      <text:p text:style-name="P3"/>
      <text:p text:style-name="P3"><text:s text:c="8"/>// <text:span text:style-name="T4">Dirección-puerto 'sinio' para 'sockio'</text:span></text:p>
      <text:p text:style-name="P3"><text:s text:c="8"/><text:span text:style-name="T4">struct sockaddr_in sinio</text:span>;</text:p>
      <text:p text:style-name="P3"/>
      <text:p text:style-name="P3"><text:s text:c="8"/>char linea[SIZE];</text:p>
      <text:p text:style-name="P3"><text:s text:c="8"/><text:span text:style-name="T4">fd_set in, in_orig</text:span>;</text:p>
      <text:p text:style-name="P3"><text:s text:c="8"/><text:span text:style-name="T4">struct timeval tv</text:span>;</text:p>
      <text:p text:style-name="P3"><text:s text:c="8"/>// <text:span text:style-name="T4">Abre un conector UDP 'sockio'</text:span></text:p>
      <text:p text:style-name="P3"><text:s text:c="8"/>if((<text:span text:style-name="T4">sockio</text:span> = <text:span text:style-name="T4">socket(PF_INET, SOCK_DGRAM, 0)</text:span>) &lt; 0 )</text:p>
      <text:p text:style-name="P3"><text:s text:c="16"/>error("socket");</text:p>
      <text:p text:style-name="P3"/>
      <text:p text:style-name="P3"><text:s text:c="8"/>// <text:span text:style-name="T4">Familia de direcciones de 'sinio'</text:span>, para 'sockio'</text:p>
      <text:p text:style-name="P3"><text:s text:c="8"/><text:span text:style-name="T4">sinio.sin_family</text:span> = <text:span text:style-name="T4">AF_INET</text:span>;</text:p>
      <text:p text:style-name="P3"><text:s text:c="8"/>/* <text:span text:style-name="T4">Puerto, con bytes en orden de red, de 'sinio'</text:span></text:p>
      <text:p text:style-name="P3"><text:s text:c="9"/>* para 'sockio' */</text:p>
      <text:p text:style-name="P3"><text:s text:c="8"/><text:span text:style-name="T4">sinio.sin_port</text:span> = <text:span text:style-name="T4">htons(PORT)</text:span>;</text:p>
      <text:p text:style-name="Standard"><text:span text:style-name="T3"><text:s text:c="8"/>/* </text:span><text:span text:style-name="T2">Dirección de internet, con bytes en orden de red,</text:span></text:p>
      <text:p text:style-name="P3"><text:s text:c="9"/>* <text:span text:style-name="T4">de 'sinio'</text:span>, para 'sockio' */</text:p>
      <text:p text:style-name="P3"><text:s text:c="8"/><text:span text:style-name="T4">sinio.sin_addr.s_addr</text:span> = <text:span text:style-name="T4">INADDR_ANY</text:span>;</text:p>
      <text:p text:style-name="P3"/>
      <text:p text:style-name="Standard"><text:span text:style-name="T3"><text:s text:c="8"/>// Asigna al </text:span><text:span text:style-name="T2">conector 'sockio'</text:span><text:span text:style-name="T3"> la bandera </text:span><text:span text:style-name="T2">'O_NONBLOCK'</text:span></text:p>
      <text:p text:style-name="P3"><text:s text:c="8"/>if( <text:span text:style-name="T4">fcntl(sockio, F_SETFL, O_NONBLOCK)</text:span> &lt; 0)</text:p>
      <text:p text:style-name="P3"><text:s text:c="16"/>error("fcntl");</text:p>
      <text:p text:style-name="P3"/>
      <text:p text:style-name="Standard"><text:span text:style-name="T3"><text:s text:c="8"/>/* </text:span><text:span text:style-name="T2">Mediante setsockopt(2)</text:span><text:span text:style-name="T3"> aplica la </text:span><text:span text:style-name="T2">opción de nivel</text:span></text:p>
      <text:p text:style-name="Standard"><text:span text:style-name="T3"><text:s text:c="9"/>* </text:span><text:span text:style-name="T2">'SOL_SOCKET'</text:span><text:span text:style-name="T3"> con el </text:span><text:span text:style-name="T2">valor 'SO_REUSEADDR'</text:span><text:span text:style-name="T3"> al</text:span></text:p>
      <text:p text:style-name="P3"><text:s text:c="9"/>* <text:span text:style-name="T4">conector 'sockio'</text:span> */</text:p>
      <text:p text:style-name="P3"><text:s/>if(<text:span text:style-name="T4">setsockopt(sockio,SOL_SOCKET,SO_REUSEADDR,&amp;yes,sizeof yes)</text:span>&lt;0)</text:p>
      <text:p text:style-name="P3"><text:s text:c="16"/>error("setsockopt");</text:p>
      <text:p text:style-name="P3"/>
      <text:p text:style-name="P3"><text:s text:c="8"/>/* <text:span text:style-name="T4">Publica la dirección-puerto 'sinio'</text:span>,</text:p>
      <text:p text:style-name="P3"><text:s text:c="9"/>* del conector 'sockio' */</text:p>
      <text:p text:style-name="P3"><text:s text:c="8"/>if( <text:span text:style-name="T4">bind(sockio, (sad)&amp;sinio, sizeof sinio)</text:span> &lt; 0 )</text:p>
      <text:p text:style-name="P3"><text:s text:c="16"/>error("bind");</text:p>
      <text:p text:style-name="P3"/>
      <text:p text:style-name="P3"><text:s text:c="8"/>/* Tiene select(2) */</text:p>
      <text:p text:style-name="P3"/>
      <text:p text:style-name="P1">Clase 03-10-2006: </text:p>
      <text:p text:style-name="P1">PAR CLIENTE SERVIDOR UDP CON SELECT, FCNTL Y SETSOCKOPT:</text:p>
      <text:p text:style-name="P2"/>
      <text:p text:style-name="P2">/* Continua: servidor-udp-con-select-fcntl-setsockopt.c */</text:p>
      <text:p text:style-name="P3"/>
      <text:p text:style-name="P3"><text:s text:c="8"/>/* Limpia el conjunto de descriptores</text:p>
      <text:p text:style-name="P3"><text:s text:c="9"/>* de ficheros 'in_orig' */</text:p>
      <text:p text:style-name="P3"><text:s text:c="8"/><text:span text:style-name="T4">FD_ZERO(&amp;in_orig)</text:span>;</text:p>
      <text:p text:style-name="P3"><text:s text:c="8"/>// Añade STDIN al conjunto 'in_orig'</text:p>
      <text:p text:style-name="P3"><text:s text:c="8"/><text:span text:style-name="T4">FD_SET(0, &amp;in_orig)</text:span>;</text:p>
      <text:p text:style-name="P3"><text:s text:c="8"/>//añade 'sockio' al conjunto 'in_orig'</text:p>
      <text:p text:style-name="Standard"><text:span text:style-name="T3"><text:s text:c="8"/></text:span><text:span text:style-name="T2">FD_SET(sockio, &amp;in_orig)</text:span><text:span text:style-name="T3">;</text:span></text:p>
      <text:p text:style-name="P3"><text:s text:c="8"/>/* Tiene 1 hora */</text:p>
      <text:p text:style-name="P3"><text:s text:c="8"/>// Tiempo hasta que select(2) retorne: 3600 segundos</text:p>
      <text:p text:style-name="Standard"><text:span text:style-name="T3"><text:s text:c="8"/></text:span><text:span text:style-name="T2">tv.tv_sec=TIME</text:span><text:span text:style-name="T3">;</text:span></text:p>
      <text:p text:style-name="P3"><text:s text:c="8"/>tv.tv_usec=0;</text:p>
      <text:p text:style-name="P3"><text:s text:c="8"/><text:span text:style-name="T4">for(;;){</text:span></text:p>
      <text:p text:style-name="P3"><text:s text:c="16"/>// Copia conjunto 'in_orig' en 'in'</text:p>
      <text:p text:style-name="P3"><text:s text:c="16"/>memcpy(&amp;in, &amp;in_orig, sizeof in);</text:p>
      <text:p text:style-name="P3"><text:s text:c="16"/>/* <text:span text:style-name="T4">Espera a ver si se reciben datagramas</text:span> por STDIN</text:p>
      <text:p text:style-name="P3"><text:s text:c="17"/>* o por 'sockio' */</text:p>
      <text:p text:style-name="P3"><text:s text:c="8"/>if( (cuanto = <text:span text:style-name="T4">select( MAX(0,sockio)+1, &amp;in, NULL, NULL, &amp;tv)</text:span> ) &lt; 0 )</text:p>
      <text:p text:style-name="P3"><text:s text:c="24"/>error("select: error");</text:p>
      <text:p text:style-name="P3"><text:s text:c="16"/>// Si el tiempo de select(2) termina -&gt; error timeout</text:p>
      <text:p text:style-name="P3"><text:s text:c="16"/>if(cuanto == 0)</text:p>
      <text:p text:style-name="P3"><text:s text:c="24"/>error("select: timeout");</text:p>
      <text:p text:style-name="P3"><text:s text:c="24"/>largo = sizeof sinio;</text:p>
      <text:p text:style-name="P3"><text:s text:c="16"/>/* Averigua donde hay algo para leer*/</text:p>
      <text:p text:style-name="P3"/>
      <text:p text:style-name="P3"><text:s text:c="16"/><text:span text:style-name="T4">// Si hay para leer desde el conector 'sockio'</text:span></text:p>
      <text:p text:style-name="P3"><text:s text:c="16"/>if(<text:span text:style-name="T4">FD_ISSET(sockio, &amp;in)</text:span>){</text:p>
      <text:p text:style-name="P3"><text:s text:c="24"/>/* Recibe hasta 1024 caracteres de 'sockio'</text:p>
      <text:p text:style-name="P3"><text:s text:c="25"/>* y los pone en 'linea' */</text:p>
      <text:p text:style-name="P3">if((recibidos = <text:span text:style-name="T4">recvfrom(sockio, linea, SIZE, 0, (sad)&amp;sinio, &amp;largo )</text:span>) &lt; 0)</text:p>
      <text:p text:style-name="P3"><text:s text:c="32"/>error("recvfrom");</text:p>
      <text:p text:style-name="P3"><text:s text:c="24"/>else if(recibidos == 0) // Si recepción devuelve 0</text:p>
      <text:p text:style-name="P3"><text:s text:c="32"/>break; <text:s text:c="9"/>// parar la ejecución</text:p>
      <text:p text:style-name="P3"><text:s text:c="24"/>// Marca el fin del buffer con '0'</text:p>
      <text:p text:style-name="P3"><text:s text:c="24"/>linea[recibidos]=0;</text:p>
      <text:p text:style-name="P3"><text:s text:c="24"/>/* Imprime en pantalla dirección de internet</text:p>
      <text:p text:style-name="P3"><text:s text:c="25"/>* del cliente desde donde vienen datos */</text:p>
      <text:p text:style-name="P3"><text:s text:c="12"/>printf("\nDe la <text:span text:style-name="T4">direccion</text:span>[ <text:span text:style-name="T4">%s</text:span> ] : <text:span text:style-name="T4">puerto</text:span>[ <text:span text:style-name="T4">%d</text:span> ] --- llega el mensaje:\n",</text:p>
      <text:p text:style-name="P3"><text:s text:c="40"/><text:span text:style-name="T4">inet_ntoa(sinio.sin_addr)</text:span>,</text:p>
      <text:p text:style-name="P3"><text:s text:c="40"/><text:span text:style-name="T4">ntohs(sinio.sin_port)</text:span>);</text:p>
      <text:p text:style-name="P3"><text:s text:c="24"/>// Imprime el mensaje recibido</text:p>
      <text:p text:style-name="P3"><text:s text:c="24"/><text:span text:style-name="T4">printf</text:span>("<text:span text:style-name="T4">%s</text:span> \n",<text:span text:style-name="T4">linea</text:span>);</text:p>
      <text:p text:style-name="P3"><text:s text:c="16"/>}</text:p>
      <text:p text:style-name="P3"/>
      <text:p text:style-name="P1">Clase 03-10-2006: </text:p>
      <text:p text:style-name="P1">PAR CLIENTE SERVIDOR UDP CON SELECT, FCNTL Y SETSOCKOPT:</text:p>
      <text:p text:style-name="P2"/>
      <text:p text:style-name="P2">/* Continua: servidor-udp-con-select-fcntl-setsockopt.c */</text:p>
      <text:p text:style-name="P3"/>
      <text:p text:style-name="P3"><text:s text:c="16"/><text:span text:style-name="T4">// Si hay para leer desde STDIN</text:span></text:p>
      <text:p text:style-name="P3"><text:s text:c="16"/>if(<text:span text:style-name="T4">FD_ISSET(0,&amp;in)</text:span>){</text:p>
      <text:p text:style-name="P3"><text:s text:c="24"/>/* Lee hasta 1024 caracteres de STDIN,</text:p>
      <text:p text:style-name="P3"><text:s text:c="25"/>* los pone en 'linea' */</text:p>
      <text:p text:style-name="P3"><text:s text:c="24"/><text:span text:style-name="T4">fgets(linea, SIZE, stdin)</text:span>;</text:p>
      <text:p text:style-name="P3"><text:s text:c="24"/>// <text:span text:style-name="T4">Envía contenido de 'linea' en 'sockio'</text:span></text:p>
      <text:p text:style-name="P3"><text:s text:c="14"/>if(<text:span text:style-name="T4">sendto(sockio, linea, sizeof linea, 0, (sad)&amp;sinio, largo)</text:span> &lt; 0 )</text:p>
      <text:p text:style-name="P3"><text:s text:c="32"/>error("sendto");</text:p>
      <text:p text:style-name="P3"><text:s text:c="16"/>}</text:p>
      <text:p text:style-name="P3"><text:s text:c="8"/>}</text:p>
      <text:p text:style-name="P3"><text:s text:c="8"/><text:span text:style-name="T4">close(sockio)</text:span>; <text:s/>// <text:span text:style-name="T4">Cierra el conector UDP 'sockio'</text:span></text:p>
      <text:p text:style-name="P3"><text:s text:c="8"/><text:span text:style-name="T4">return 0</text:span>; <text:s text:c="9"/>// <text:span text:style-name="T4">Finalización exitosa</text:span></text:p>
      <text:p text:style-name="P3">}</text:p>
      <text:p text:style-name="P2">/* Fin Archivo: servidor-udp-con-select-fcntl-setsockopt.c */</text:p>
      <text:p text:style-name="P2"/>
      <text:p text:style-name="P3">Que <text:span text:style-name="T4">se compila </text:span>mediante:</text:p>
      <text:p text:style-name="P3"><text:tab/><text:span text:style-name="T4">gcc<text:tab/>-Wall<text:tab/>servidor-udp-con-select-fcntl-setsockopt.c</text:span></text:p>
      <text:p text:style-name="P2"><text:tab/><text:tab/>-o <text:s/><text:tab/><text:tab/>servidor-udp-con-select-fcntl-setsockopt.out</text:p>
      <text:p text:style-name="P3">Y <text:span text:style-name="T4">se</text:span> <text:span text:style-name="T4">ejecuta</text:span> mediante:<text:tab/></text:p>
      <text:p text:style-name="P2"><text:tab/>./servidor-udp-con-select-fcntl-setsockopt.out</text:p>
      <text:p text:style-name="P2"/>
      <text:p text:style-name="P2">El ciclo de uso de este PAR CLIENTE – SERVIDOR UDP CON SELECT, FCNTL Y SETSOCKOPT es similar a los vistos anteriormente.</text:p>
      <text:p text:style-name="P2"/>
      <text:p text:style-name="P2"><text:tab/><text:span text:style-name="T13">NOTA</text:span>: Si intentan hacer un </text:p>
      <text:p text:style-name="P2"><text:tab/>PAR CLIENTE-SERVIDOR TCP CON SELECT, FCNTL Y SETSOCKOPT, <text:tab/>verán que podrán compilarlo pero que su funcionamiento es algo <text:tab/>extraño, y esto se debe a la aplicación de la función fcntl(2) <text:tab/><text:tab/>sobre los CONECTORES TCP.</text:p>
      <text:p text:style-name="P2"/>
      <text:p text:style-name="P2">Ahora en más comenzaremos a tratar un nuevo tema llamado</text:p>
      <text:p text:style-name="P1"/>
      <text:p text:style-name="P37"><text:span text:style-name="T14">REMOTE PROCEDURE CALL , mejor conocido como 'RPC'</text:span><text:span text:style-name="T5">:</text:span></text:p>
      <text:p text:style-name="P3"/>
      <text:p text:style-name="Standard"><text:span text:style-name="T3"><text:s text:c="4"/>Surge en </text:span><text:span text:style-name="T2">1980</text:span><text:span text:style-name="T3"> durante el </text:span><text:span text:style-name="T2">desarrollo del Sistema Operativo</text:span><text:span text:style-name="T3"> </text:span><text:span text:style-name="T2">MACH (PRIMER MICRO-NÚCLEO) (R. Rachid et al.).</text:span></text:p>
      <text:p text:style-name="P3"><text:s text:c="3"/>En <text:span text:style-name="T4">1982</text:span>, <text:span text:style-name="T4">SUN presenta</text:span> una <text:span text:style-name="T4">técnica similar</text:span> y la denomina <text:span text:style-name="T4">SUNRPC.</text:span></text:p>
      <text:p text:style-name="P2"/>
      <text:p text:style-name="P2"><text:s text:c="3"/>Sigue un model similar al MODELO CLIENTE – SERVIDOR, que se lo conoce como: </text:p>
      <text:p text:style-name="P2"><text:tab/><text:tab/><text:tab/><text:span text:style-name="T13">EL MODELO REQUEST – REPLY</text:span></text:p>
      <text:p text:style-name="P2">que en español sería algo así como:</text:p>
      <text:p text:style-name="P2"><text:tab/><text:tab/><text:tab/><text:span text:style-name="T13">EL MODELO SOLICITUD – RESPUESTA</text:span></text:p>
      <text:p text:style-name="P1">Clase 03-10-2006: REMOTE PROCEDURE CALL – RPC:</text:p>
      <text:p text:style-name="P1"/>
      <text:p text:style-name="P3">Este es <text:span text:style-name="T4">modelo REQUEST – REPLY </text:span>es <text:span text:style-name="T4">síncrono, pues veamos:</text:span></text:p>
      <text:p text:style-name="P2"/>
      <text:p text:style-name="P2"><draw:g text:anchor-type="paragraph" draw:z-index="11" draw:style-name="gr1"><draw:g draw:style-name="gr6"><draw:line draw:style-name="gr43" draw:text-style-name="P9" svg:x1="0.596cm" svg:y1="2.489cm" svg:x2="0.596cm" svg:y2="4.659cm"><text:p/></draw:line><draw:line draw:style-name="gr43" draw:text-style-name="P9" svg:x1="0.596cm" svg:y1="6.827cm" svg:x2="0.596cm" svg:y2="8.997cm"><text:p/></draw:line><draw:line draw:style-name="gr43" draw:text-style-name="P9" svg:x1="0.596cm" svg:y1="4.657cm" svg:x2="0.596cm" svg:y2="6.827cm"><text:p/></draw:line><draw:frame draw:style-name="gr44" draw:text-style-name="P9" svg:width="1.773cm" svg:height="0.53cm" svg:x="0.781cm" svg:y="2.302cm"><draw:text-box><text:p text:style-name="P9">TIEMPO</text:p></draw:text-box></draw:frame></draw:g><draw:frame draw:style-name="gr45" draw:text-style-name="P15" svg:width="2.012cm" svg:height="0.556cm" svg:x="4.803cm" svg:y="0.318cm"><draw:text-box><text:p text:style-name="P9"><text:span text:style-name="T11">CLIENTE</text:span></text:p></draw:text-box></draw:frame><draw:frame draw:style-name="gr45" draw:text-style-name="P15" svg:width="2.435cm" svg:height="0.556cm" svg:x="11.47cm" svg:y="0.318cm"><draw:text-box><text:p text:style-name="P9"><text:span text:style-name="T11">SERVIDOR</text:span></text:p></draw:text-box></draw:frame><draw:frame draw:style-name="gr46" draw:text-style-name="P49" svg:width="2.012cm" svg:height="0.53cm" svg:x="2.792cm" svg:y="3.308cm"><draw:text-box><text:p text:style-name="P9"><text:span text:style-name="T30">EJECUTA</text:span></text:p></draw:text-box></draw:frame><draw:line draw:style-name="gr43" draw:text-style-name="P9" svg:x1="5.782cm" svg:y1="1.085cm" svg:x2="5.782cm" svg:y2="4.525cm"><text:p/></draw:line><draw:line draw:style-name="gr43" draw:text-style-name="P9" svg:x1="5.782cm" svg:y1="4.525cm" svg:x2="12.476cm" svg:y2="4.525cm"><text:p/></draw:line><draw:frame draw:style-name="gr46" draw:text-style-name="P15" svg:width="3.97cm" svg:height="0.556cm" svg:x="6.205cm" svg:y="3.572cm"><draw:text-box><text:p text:style-name="P9"><text:span text:style-name="T11">REQUEST (DATOS)</text:span></text:p></draw:text-box></draw:frame><draw:line draw:style-name="gr23" draw:text-style-name="P9" svg:x1="12.476cm" svg:y1="1.085cm" svg:x2="12.476cm" svg:y2="4.525cm"><text:p/></draw:line><draw:frame draw:style-name="gr46" draw:text-style-name="P49" svg:width="2.012cm" svg:height="0.53cm" svg:x="13.719cm" svg:y="3.334cm"><draw:text-box><text:p text:style-name="P9"><text:span text:style-name="T30">DUERME</text:span></text:p></draw:text-box></draw:frame><draw:line draw:style-name="gr43" draw:text-style-name="P9" svg:x1="12.476cm" svg:y1="4.525cm" svg:x2="12.476cm" svg:y2="7.224cm"><text:p/></draw:line><draw:frame draw:style-name="gr46" draw:text-style-name="P49" svg:width="2.012cm" svg:height="0.53cm" svg:x="13.693cm" svg:y="5.53cm"><draw:text-box><text:p text:style-name="P9"><text:span text:style-name="T30">EJECUTA</text:span></text:p></draw:text-box></draw:frame><draw:line draw:style-name="gr47" draw:text-style-name="P9" svg:x1="5.782cm" svg:y1="7.224cm" svg:x2="12.476cm" svg:y2="7.224cm"><text:p/></draw:line><draw:frame draw:style-name="gr46" draw:text-style-name="P15" svg:width="3.97cm" svg:height="0.556cm" svg:x="8.137cm" svg:y="6.324cm"><draw:text-box><text:p text:style-name="P9"><text:span text:style-name="T11">REPLY (DATOS)</text:span></text:p></draw:text-box></draw:frame><draw:line draw:style-name="gr23" draw:text-style-name="P9" svg:x1="5.782cm" svg:y1="4.525cm" svg:x2="5.782cm" svg:y2="7.224cm"><text:p/></draw:line><draw:frame draw:style-name="gr46" draw:text-style-name="P49" svg:width="2.012cm" svg:height="0.53cm" svg:x="2.713cm" svg:y="5.477cm"><draw:text-box><text:p text:style-name="P9"><text:span text:style-name="T30">DUERME</text:span></text:p></draw:text-box></draw:frame><draw:line draw:style-name="gr43" draw:text-style-name="P9" svg:x1="5.782cm" svg:y1="7.224cm" svg:x2="5.782cm" svg:y2="9.076cm"><text:p/></draw:line><draw:frame draw:style-name="gr46" draw:text-style-name="P49" svg:width="2.012cm" svg:height="0.53cm" svg:x="2.713cm" svg:y="7.753cm"><draw:text-box><text:p text:style-name="P9"><text:span text:style-name="T30">EJECUTA</text:span></text:p></draw:text-box></draw:frame><draw:line draw:style-name="gr23" draw:text-style-name="P9" svg:x1="12.476cm" svg:y1="7.224cm" svg:x2="12.476cm" svg:y2="9.076cm"><text:p/></draw:line><draw:frame draw:style-name="gr46" draw:text-style-name="P49" svg:width="2.012cm" svg:height="0.53cm" svg:x="13.693cm" svg:y="7.753cm"><draw:text-box><text:p text:style-name="P9"><text:span text:style-name="T30">DUERME</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T4">Al mismo tiempo</text:span> que <text:span text:style-name="T4">uno de los procesos “pasa a ejecutarse”</text:span>, <text:span text:style-name="T4">el otro “pasa a dormir”</text:span>.</text:p>
      <text:p text:style-name="P3"/>
      <text:p text:style-name="P3"><text:s text:c="4"/>Este <text:span text:style-name="T4">esquema</text:span> es <text:span text:style-name="T4">muy propio de una función</text:span> <text:span text:style-name="T4">“toma datos”</text:span> y </text:p>
      <text:p text:style-name="P2">“entrega datos”.</text:p>
      <text:p text:style-name="P2"/>
      <text:p text:style-name="P3">Antes de continuar veremos que dice “WIKIPEDIA” con respecto a RPC:</text:p>
      <text:h text:style-name="P50" text:outline-level="1">RPC</text:h>
      <text:section text:style-name="Sect1" text:name="bodyContent">
        <text:h text:style-name="Heading_20_3" text:outline-level="3"><text:bookmark text:name="siteSub"/>De Wikipedia, la enciclopedia libre</text:h>
        <text:section text:style-name="Sect1" text:name="contentSub">
          <text:p text:style-name="Text_20_body"/>
        </text:section>
        <text:section text:style-name="Sect1" text:name="jump-to-nav">
          <text:p text:style-name="Text_20_body">Saltar a <text:a xlink:type="simple" xlink:href="http://es.wikipedia.org/wiki/RPC#column-one">navegación</text:a>, <text:a xlink:type="simple" xlink:href="http://es.wikipedia.org/wiki/RPC#searchInput">búsqueda</text:a></text:p>
        </text:section>
        <text:p text:style-name="P51"><office:annotation><dc:date>2007-02-26T00:00:00</dc:date><text:p>start content</text:p></office:annotation><text:span text:style-name="T23">Para el </text:span><text:a xlink:type="simple" xlink:href="http://es.wikipedia.org/wiki/Estado_socialista"><text:span text:style-name="T31">Estado socialista</text:span></text:a><text:span text:style-name="T23"> de </text:span><text:a xlink:type="simple" xlink:href="http://es.wikipedia.org/wiki/China_continental"><text:span text:style-name="T31">China continental</text:span></text:a><text:span text:style-name="T23">, véase </text:span><text:a xlink:type="simple" xlink:href="http://es.wikipedia.org/wiki/República_Popular_China"><text:span text:style-name="T31">República Popular China</text:span></text:a><text:span text:style-name="T23">.</text:span> </text:p>
        <text:p text:style-name="Text_20_body">El <text:span text:style-name="T11">RPC</text:span> (del <text:a xlink:type="simple" xlink:href="http://es.wikipedia.org/wiki/Idioma_inglés">inglés</text:a> <text:span text:style-name="T23">Remote Procedure Call</text:span>, <text:span text:style-name="T11">Llamada a Procedimiento Remoto</text:span>) es un <text:a xlink:type="simple" xlink:href="http://es.wikipedia.org/wiki/Protocolo">protocolo</text:a> que permite a un programa de ordenador ejecutar código en otra máquina remota sin tener que preocuparse por las comunicaciones entre ambos. El protocolo es un gran avance sobre los <text:a xlink:type="simple" xlink:href="http://es.wikipedia.org/wiki/Socket">sockets</text:a> usados hasta el momento. De esta manera el programador no tenía que estar pendiente de las comunicaciones, estando éstas encapsuladas dentro de las RPC.</text:p>
        <text:p text:style-name="Text_20_body"/>
        <text:p text:style-name="P1">Clase 03-10-2006: REMOTE PROCEDURE CALL – RPC:</text:p>
        <text:p text:style-name="P1"/>
        <text:p text:style-name="Text_20_body">Las RPC son muy utilizadas dentro del <text:a xlink:type="simple" xlink:href="http://es.wikipedia.org/wiki/Paradigma">paradigma</text:a> <text:a xlink:type="simple" xlink:href="http://es.wikipedia.org/wiki/Cliente-servidor">cliente-servidor</text:a>. Siendo el cliente el que inicia el proceso solicitando al servidor que ejecute cierto procedimiento o función y enviando éste de vuelta el resultado de dicha operación al cliente.</text:p>
        <text:p text:style-name="Text_20_body">Hay distintos tipos de RPC, muchos de ellos estandarizados como pueden ser el RPC de Sun (<text:a xlink:type="simple" xlink:href="http://es.wikipedia.org/wiki/RFC">RFC</text:a> 1057), Distributed Computing Environment (<text:a xlink:type="simple" xlink:href="http://es.wikipedia.org/w/index.php?title=DCE&amp;action=edit">DCE</text:a>), <text:a xlink:type="simple" xlink:href="http://es.wikipedia.org/wiki/DCOM">DCOM</text:a> de <text:a xlink:type="simple" xlink:href="http://es.wikipedia.org/wiki/Microsoft">Microsoft</text:a>. No siendo compatibles entre sí. La mayoría de ellos utilizan un lenguaje de descripción de interfaz (<text:a xlink:type="simple" xlink:href="http://es.wikipedia.org/wiki/IDL">IDL</text:a>) que define los métodos exportados por el servidor.</text:p>
        <text:p text:style-name="Text_20_body">Hoy en día se está utilizando el <text:a xlink:type="simple" xlink:href="http://es.wikipedia.org/wiki/XML">XML</text:a> como lenguaje para definir el IDL y el <text:a xlink:type="simple" xlink:href="http://es.wikipedia.org/wiki/HTTP">HTTP</text:a> como protocolo de red. Dando lugar a lo que se conoce como <text:a xlink:type="simple" xlink:href="http://es.wikipedia.org/w/index.php?title=Servicios_web&amp;action=edit">servicios web</text:a>. Ejemplos de éstos pueden ser <text:a xlink:type="simple" xlink:href="http://es.wikipedia.org/wiki/SOAP">SOAP</text:a> o <text:a xlink:type="simple" xlink:href="http://es.wikipedia.org/wiki/XML-RPC">XML-RPC</text:a>.</text:p>
        <text:h text:style-name="Heading_20_2" text:outline-level="2"><text:bookmark text:name="Enlaces_relacionados"/>[<text:a xlink:type="simple" xlink:href="http://es.wikipedia.org/w/index.php?title=RPC&amp;action=edit&amp;section=1">editar</text:a>] Enlaces relacionados</text:h>
        <text:list text:style-name="L19">
          <text:list-item>
            <text:p text:style-name="P52"><text:a xlink:type="simple" xlink:href="http://www.sun.com/">Sun Microsystems</text:a> (en inglés) </text:p>
          </text:list-item>
          <text:list-item>
            <text:p text:style-name="P52"><text:a xlink:type="simple" xlink:href="http://www.w3.org/TR/soap/">Soap</text:a> (en inglés) </text:p>
          </text:list-item>
          <text:list-item>
            <text:p text:style-name="P53"><text:a xlink:type="simple" xlink:href="http://www.faqs.org/rfcs/rfc1057.html">RFC 1057</text:a> (en inglés) </text:p>
          </text:list-item>
        </text:list>
      </text:section>
      <text:p text:style-name="P3"/>
      <text:p text:style-name="P2">Ahora veamos esta otra fuente:</text:p>
      <text:p text:style-name="P3"><text:span text:style-name="T4"><text:tab/></text:span><text:a xlink:type="simple" xlink:href="http://ditec.um.es/laso/docs/tut-tcpip/3376c410.html"><text:span text:style-name="T17">http://ditec.um.es/laso/docs/tut-tcpip/3376c410.html</text:span></text:a><text:span text:style-name="T4"> </text:span></text:p>
      <text:h text:style-name="Heading_20_2" text:outline-level="2"><text:bookmark text:name="rpc"/><text:span text:style-name="T32">4.10 RPC("Remote Procure Call") </text:span><text:line-break/><text:bookmark text:name="figrpc1"/><draw:frame draw:style-name="fr1" draw:name="Imagen1" text:anchor-type="as-char" svg:width="16.976cm" svg:height="6.375cm" draw:z-index="28"><draw:image xlink:href="../encontrados-en-web/RPC/web-ditec-um-es/3376c410_files/3376rpc.gif" xlink:type="simple" xlink:show="embed" xlink:actuate="onLoad"/></draw:frame><text:line-break/><text:span text:style-name="T33">Figure: RPC("Remote Procure Call")</text:span></text:h>
      <text:p text:style-name="Text_20_body">El RPC de Sun es un <text:span text:style-name="T23">protocolo propuesto como estándar</text:span>. Su status es <text:span text:style-name="T23">electivo</text:span>. </text:p>
      <text:p text:style-name="Text_20_body">RCP es un estándar desarrollado por Sun Microsystems y usado por muchos distribuidores de sistemas UNIX. La especificación actual de UNIX se halla en el <text:span text:style-name="T23">RFC 1057 - RPC ("Remote Procure Call"): especificación de protocolo de la versión 2</text:span><text:bookmark text:name="index1717"/>. </text:p>
      <text:p text:style-name="Text_20_body"><text:bookmark text:name="index1718"/>El RPC es una interfaz de programación de aplicación(API) disponible para el desarrollo de aplicaciones distribuidas. Permite que los programas llamen a subrutinas que se ejecutan en un </text:p>
      <text:p text:style-name="P1">Clase 03-10-2006: REMOTE PROCEDURE CALL – RPC:</text:p>
      <text:p text:style-name="P1"/>
      <text:p text:style-name="Text_20_body">sistema remoto. El programa llamador, denominado (llamado <text:span text:style-name="T23">client</text:span>) envía una <text:span text:style-name="T23">mensaje de llamada</text:span> al proceso <text:span text:style-name="T23">proceso servidor</text:span> y espera por un <text:span text:style-name="T23">mensaje de respuesta</text:span>. La llamada incluye los parámetros del procedimiento y la respuesta los resultados. </text:p>
      <text:p text:style-name="Text_20_body">El RPC de Sun consta de las siguientes partes: </text:p>
      <text:list text:style-name="L20">
        <text:list-item>
          <text:p text:style-name="P54"><text:span text:style-name="T23">RPCGEN</text:span>: <text:bookmark text:name="index1719"/>Un compilador que toma la definición de la interfaz de un procedimiento remoto, y genera los "stubs" del cliente y del servidor. </text:p>
        </text:list-item>
        <text:list-item>
          <text:p text:style-name="P54"><text:span text:style-name="T23">XDR ("eXternal Data Representation")</text:span>: <text:bookmark text:name="index1720"/>Una forma estándar de codificar datos de modo para que sean transportables entre distintos sistemas. Impone una ordenación big - endian de los bytes y el tamaño mínimo de cualquier campo ha de ser 32 bits. Esto significa que tanto el cliente como el servidor han de realizar algún tipo de traducción. </text:p>
        </text:list-item>
        <text:list-item>
          <text:p text:style-name="P55">Una librería "run-time". </text:p>
        </text:list-item>
      </text:list>
      <text:h text:style-name="Heading_20_3" text:outline-level="3"><text:bookmark text:name="H630"/>4.10.1 Concepto de RPC </text:h>
      <text:p text:style-name="Text_20_body"><text:bookmark text:name="index1721"/>El concepto de RPC se puede simplificar del modo siguiente: </text:p>
      <text:list text:style-name="L21">
        <text:list-item>
          <text:p text:style-name="P56">El proceso llamador envía un mensaje de llamada y espera por la respuesta. </text:p>
        </text:list-item>
        <text:list-item>
          <text:p text:style-name="P57">En el lado del servidor un proceso permanece dormido a la espera de mensajes de llamada. Cuando llega una llamada, el proceso servidor extrae los parámetros del procedimiento, calcula los resultados y los devuelve en un mensaje de respuesta. </text:p>
        </text:list-item>
      </text:list>
      <text:p text:style-name="Text_20_body">Ver <text:a xlink:type="simple" xlink:href="http://ditec.um.es/laso/docs/tut-tcpip/3376c410.html#figrpcconc">Figura - RPC</text:a> muestra un modelo concepual de RPC. </text:p>
      <text:p text:style-name="Text_20_body">Este es sólo un posible modelo, ya que el protocolo RPC de Sun no impone restricciones específicas en el modelo de concurrencia. En el modelo anterior, el proceso llamador se bloquea hasta que se recibe un mensaje de respuesta. Otros modelos son igualmente posibles; por ejemplo, el llamador puede continuar su ejecución mientras espera una respuesta, o el servidor puede despachar una tarea separada para cada llamada que reciba de modo que quede libre para recibir otros mensajes. </text:p>
      <text:p text:style-name="Text_20_body">Las llamadas a procedimientos remotos difieren de las llamadas a procedimientos locales en los siguientes aspectos: </text:p>
      <text:list text:style-name="L22">
        <text:list-item>
          <text:p text:style-name="P58">Uso de variables globales ya que el servidor no tiene acceso al espacio de memoria del llamador. </text:p>
        </text:list-item>
        <text:list-item>
          <text:p text:style-name="P58">El rendimiento puede verse afectado por los tiempos de transmisión. </text:p>
        </text:list-item>
        <text:list-item>
          <text:p text:style-name="P58">Puede ser necesaria la autentificación del usuario. </text:p>
        </text:list-item>
        <text:list-item>
          <text:p text:style-name="P59">Se debe conocer la dirección del servidor.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P1">Clase 03-10-2006: REMOTE PROCEDURE CALL – RPC:</text:p>
      <text:p text:style-name="Text_20_body"><text:line-break/><draw:frame draw:style-name="fr1" draw:name="Imagen2" text:anchor-type="as-char" svg:width="14.711cm" svg:height="8.835cm" draw:z-index="27"><draw:image xlink:href="../encontrados-en-web/RPC/web-ditec-um-es/3376c410_files/3376f126.gif" xlink:type="simple" xlink:show="embed" xlink:actuate="onLoad"/></draw:frame><text:line-break/><text:span text:style-name="T23">Figure: RPC</text:span> - Modelo de llamadas a procedimientos remotos</text:p>
      <text:h text:style-name="Heading_20_4" text:outline-level="4"><text:bookmark text:name="H632"/>4.10.1.1 Transporte </text:h>
      <text:p text:style-name="Text_20_body"><text:bookmark text:name="index1722"/>El protocolo RPC se puede implementar sobre cualquier protocolo de transporte. En el caso de TCP/IP, puede usar tanto TCP como UDP como capa de transporte. El tipo de <text:span text:style-name="T23">transporte</text:span> es un parámetro del comando RPCGEN. En caso de que se use UDP, recuérdese que no proporciona fiabilidad, por lo que dependerá del programa llamador el garantizarla(usando tiempos límite y retransmisiones, implementadas normalmente en rutinas de librería e RPC). Cabe señalar que incluso con TCP, el programa llamador sigue necesitando una rutina para el tiempo límite con el fin de tratar situaciones excepcionales, como por ejemplo la caída del servidor. </text:p>
      <text:p text:style-name="Text_20_body">Los mensajes de llamada y respuesta se formatean al estándar XDR. </text:p>
      <text:p text:style-name="Text_20_body"><text:bookmark text:name="H633"/><text:span text:style-name="T4">4.10.1.2 Mensaje de llamada de RPC</text:span> </text:p>
      <text:p text:style-name="P60"><text:bookmark text:name="index1723"/><text:span text:style-name="T4">El mensaje de llamada de RPC consta de varios campos:</text:span> </text:p>
      <text:h text:style-name="P61" text:outline-level="4"><text:span text:style-name="T4">Números de programa y de procedimiento : </text:span>Cada llamada contiene <text:span text:style-name="T4">tres campos(enteros sin signo):</text:span></text:h>
      <text:h text:style-name="P62" text:outline-level="10"><text:s text:c="14"/>Número del programa remoto </text:h>
      <text:h text:style-name="P63" text:outline-level="6"><text:s text:c="14"/>Número de versión del programa remoto </text:h>
      <text:h text:style-name="P63" text:outline-level="6"><text:s text:c="14"/>Número del procedimiento remoto</text:h>
      <text:h text:style-name="P64" text:outline-level="6">que identifican unívocamente al procedimiento e ejecutar. El número de programa remoto identifica un grupo funcional de procedimientos, por ejemplo, un sistema de ficheros, que incluiría procedimientos individuales como "leer" y "escribir". Estos procedimientos individuales se identifican con un número de procedimiento único dentro del programa remoto. A medida que el programa remoto evoluciona, a cada versión se le asigna un número de versión. </text:h>
      <text:list text:style-name="L23">
        <text:list-item>
          <text:list>
            <text:list-header>
              <text:p text:style-name="P65">Cada programa remoto está conectado a un puerto de. El número de este puerto se </text:p>
            </text:list-header>
          </text:list>
        </text:list-item>
      </text:list>
      <text:p text:style-name="P1">Clase 03-10-2006: REMOTE PROCEDURE CALL – RPC:</text:p>
      <text:p text:style-name="Text_20_body"/>
      <text:list text:style-name="L23">
        <text:list-item>
          <text:list>
            <text:list-header>
              <text:p text:style-name="P65">puede elegir libremente, exceptuando los puertos reservados para "servicios bien conocidos". Es evidente que el llamador tendrá que conocer el número de puerto usado por el programa remoto. </text:p>
              <text:p text:style-name="P65">Números de programas asignados: </text:p>
              <text:p text:style-name="P66">00000000 - 1FFFFFFF </text:p>
              <text:p text:style-name="P67">definidos por Sun </text:p>
              <text:p text:style-name="P66">20000000 - 3FFFFFFF </text:p>
              <text:p text:style-name="P67">definidos por el usuario </text:p>
              <text:p text:style-name="P66">40000000 - 5FFFFFFF </text:p>
              <text:p text:style-name="P67">de transición(números temporales) </text:p>
              <text:p text:style-name="P66">60000000 - FFFFFFFF </text:p>
              <text:p text:style-name="P68">reservados </text:p>
            </text:list-header>
          </text:list>
        </text:list-item>
      </text:list>
      <text:list text:style-name="L24">
        <text:list-item>
          <text:p text:style-name="P69">Campos de autentificación </text:p>
        </text:list-item>
      </text:list>
      <text:list text:style-name="L25">
        <text:list-item>
          <text:list>
            <text:list-header>
              <text:p text:style-name="P70">Existen dos campos, <text:span text:style-name="T23">credenciales</text:span> y <text:span text:style-name="T23">verificador</text:span>, para la autentificación del llamador al servicio. Depende del servidor el usar esta información para la autentificación del usuario. Además, cada implementación es libre de elegir entre los varios protocolo de autentificación que están soportados. Algunos de ellos son: </text:p>
            </text:list-header>
          </text:list>
        </text:list-item>
      </text:list>
      <text:list text:style-name="L26">
        <text:list-item>
          <text:list>
            <text:list-item>
              <text:p text:style-name="P71">Autentificación nula. </text:p>
            </text:list-item>
            <text:list-item>
              <text:p text:style-name="P71">Autentificación UNIX. Los llamadores de un procedimiento remoto se pueden identificar de igual modo que en el sistema UNIX. </text:p>
            </text:list-item>
            <text:list-item>
              <text:p text:style-name="P71">Autentificación DES. Además del identificador de usuario, al servidor se le envía un campo correspondiente a un sello de tiempo. Este sello de tiempo es la hora actual, cifrada con una llave conocida sólo para el servidor y el llamador (basado en el concepto de <text:span text:style-name="T23">llave secreta</text:span> y <text:span text:style-name="T23">llave pública</text:span> de DES). </text:p>
            </text:list-item>
          </text:list>
        </text:list-item>
        <text:list-item>
          <text:p text:style-name="P72">Parámetros de los procedimientos. </text:p>
        </text:list-item>
      </text:list>
      <text:list text:style-name="L27">
        <text:list-item>
          <text:list>
            <text:list-header>
              <text:p text:style-name="P73">Los datos(parámetros) pasados al procedimiento remoto. </text:p>
            </text:list-header>
          </text:list>
        </text:list-item>
      </text:list>
      <text:h text:style-name="Heading_20_4" text:outline-level="4"><text:bookmark text:name="H634"/>4.10.1.3 Mensaje de respuesta de RPC </text:h>
      <text:p text:style-name="Text_20_body">Existen<text:bookmark text:name="index1724"/> diversas respuestas, dependiendo del tipo de acción a tomar: </text:p>
      <text:list text:style-name="L28">
        <text:list-item>
          <text:p text:style-name="P74">SUCCESS: los resultados del procedimiento se le devuelven al cliente. </text:p>
        </text:list-item>
        <text:list-item>
          <text:p text:style-name="P74">RPC_MISMATCH: el servidor está ejecutando una versión de RPC distinta de la del llamador. </text:p>
        </text:list-item>
        <text:list-item>
          <text:p text:style-name="P74">AUTH_ERROR: autentificación de usuario fallida. </text:p>
        </text:list-item>
        <text:list-item>
          <text:p text:style-name="P75">PROG_MISMATCH: el programa no está disponible, la versión solicitada no existe o el procedimiento no está disponible. </text:p>
        </text:list-item>
      </text:list>
      <text:p text:style-name="Text_20_body">Para un descripción detallada de los mensajes de llamada y respuesta, ver el <text:span text:style-name="T23">RFC 1057 - RPC: ("Remote Procedure Call"): especificación de protocolo de la versión 2</text:span><text:bookmark text:name="index1725"/>, que contiene además las definiciones de tipos (typedef) para los mensajes en el lenguaje XDR. </text:p>
      <text:p text:style-name="Text_20_body"/>
      <text:p text:style-name="P1">Clase 03-10-2006: REMOTE PROCEDURE CALL – RPC:</text:p>
      <text:h text:style-name="Heading_20_4" text:outline-level="4"><text:bookmark text:name="portmap"/>4.10.1.4 Portmap o Portmapper(Mapeador de puertos) </text:h>
      <text:p text:style-name="Text_20_body"><text:bookmark text:name="index1726"/>Como se indica más arriba, el llamador tiene que conocer el número de puerto exacto usado por un programa RPC concreto para ser capaz de enviarle un mensaje. Portmap es una aplicación del </text:p>
      <text:p text:style-name="Standard">servidor que mapea el número de programa y de versión al puerto usado por ese programa. Debido a que portmap <text:bookmark text:name="index1727"/>tiene asignado el número de puerto reservado (<text:span text:style-name="T23">servicio bien conocido</text:span>) 111, todo lo que tiene que hacer el llamador es preguntarle al servicio Portmap en el host remoto por el puerto usado por el programa servidor. Ver <text:a xlink:type="simple" xlink:href="http://ditec.um.es/laso/docs/tut-tcpip/3376c410.html#figportm">Figura - Portmap</text:a>. </text:p>
      <text:p text:style-name="Text_20_body">Portmap sólo tiene conocimiento de los programas de su host(sólo programas RPC en el host local). </text:p>
      <text:p text:style-name="Text_20_body">Con el fin de que Portmap adquiera conocimiento del RPC, cada programa RPC debería registrarse con el Portmap local cuando este arranca. También debería anular su registro cuando el Portmap finaliza su ejecución. </text:p>
      <text:p text:style-name="Text_20_body">Normalmente, la aplicación llamadora contacta con el Portmap en el host de destino para obtener el número de puerto correcto de un programa remoto determinado, y luego envía el mensaje de llamada a ese puerto. Existe una variante consistente en que el llamador envía también los parámetros del procedimiento al Portmap y este a su vez se encarga de invocarlo. <text:line-break/><text:line-break/><text:bookmark text:name="figportm"/><draw:frame draw:style-name="fr2" draw:name="Imagen3" text:anchor-type="as-char" svg:y="-8.117cm" svg:width="15.452cm" svg:height="7.116cm" draw:z-index="12"><draw:image xlink:href="../encontrados-en-web/RPC/web-ditec-um-es/3376c410_files/3376f127.gif" xlink:type="simple" xlink:show="embed" xlink:actuate="onLoad"/></draw:frame><text:line-break/><text:span text:style-name="T23">Figura: Portmap</text:span> - Informa al llamador de que número de puerto ocupa un programa en su host.</text:p>
      <text:h text:style-name="Heading_20_4" text:outline-level="4"/>
      <text:p text:style-name="Text_20_body"/>
      <text:p text:style-name="Text_20_body"/>
      <text:p text:style-name="Text_20_body"/>
      <text:p text:style-name="P1"/>
      <text:p text:style-name="P1"/>
      <text:p text:style-name="P1"/>
      <text:p text:style-name="P1">Clase 03-10-2006: REMOTE PROCEDURE CALL – RPC:</text:p>
      <text:h text:style-name="Heading_20_4" text:outline-level="4"><text:bookmark text:name="H637"/>4.10.1.5 RPCGEN </text:h>
      <text:p text:style-name="Text_20_body"><text:bookmark text:name="index1728"/>RPCGEN es una herramienta que genera código en C para el protocolo RPC. La entrada de RPCGEN es un fichero escrito en un lenguaje similar a C, conocido como lenguaje RPC. Asumiendo que se usa un fichero de entrada llamado <text:span text:style-name="T23">proto.x</text:span> , RPCGEN produce los siguientes ficheros de salida: </text:p>
      <text:list text:style-name="L29">
        <text:list-item>
          <text:p text:style-name="P76">Un fichero cabecera llamado <text:span text:style-name="T23">proto.h</text:span> que contiene definiciones comunes de constantes y macros. </text:p>
        </text:list-item>
        <text:list-item>
          <text:p text:style-name="P76">El código fuente del "stub" del cliente, <text:span text:style-name="T23">protoc.c</text:span> </text:p>
        </text:list-item>
        <text:list-item>
          <text:p text:style-name="P76">El código fuente del "stub" del servidor, <text:span text:style-name="T23">protos.c</text:span> </text:p>
        </text:list-item>
        <text:list-item>
          <text:p text:style-name="P77">El fichero fuente de rutinas XDR, <text:span text:style-name="T23">protox.c</text:span> </text:p>
        </text:list-item>
      </text:list>
      <text:p text:style-name="Text_20_body"><draw:a xlink:type="simple" xlink:href="http://ditec.um.es/laso/docs/tut-tcpip/3376fm.html"><draw:frame draw:style-name="fr3" draw:name="Imagen4" text:anchor-type="as-char" svg:width="0.492cm" svg:height="0.492cm" draw:z-index="13"><draw:image xlink:href="../encontrados-en-web/RPC/web-ditec-um-es/3376c410_files/fm2html-toc.gif" xlink:type="simple" xlink:show="embed" xlink:actuate="onLoad"/></draw:frame></draw:a><text:a xlink:type="simple" xlink:href="http://ditec.um.es/laso/docs/tut-tcpip/3376fm.html">Tabla de contenidos</text:a> <draw:a xlink:type="simple" xlink:href="http://ditec.um.es/laso/docs/tut-tcpip/3376c411.html#ncs"><draw:frame draw:style-name="fr3" draw:name="Imagen5" text:anchor-type="as-char" svg:width="0.492cm" svg:height="0.492cm" draw:z-index="14"><draw:image xlink:href="../encontrados-en-web/RPC/web-ditec-um-es/3376c410_files/fm2html-next.gif" xlink:type="simple" xlink:show="embed" xlink:actuate="onLoad"/></draw:frame></draw:a><text:a xlink:type="simple" xlink:href="http://ditec.um.es/laso/docs/tut-tcpip/3376c411.html#ncs">NCS ("Network Computing System")</text:a></text:p>
      <text:p text:style-name="P3"/>
      <text:p text:style-name="P78">Concentrémosnos en la <text:span text:style-name="T4">similitud encontrada con una función matemática</text:span>. Podemos <text:span text:style-name="T4">interpretar a cada PAR SOLICITUD – RESPUESTA</text:span> <text:span text:style-name="T4">como</text:span> <text:span text:style-name="T4">partes integrantes de un SERVICIO</text:span>. </text:p>
      <text:p text:style-name="P78"><text:s text:c="4"/>Cada<text:span text:style-name="T14"> SERVICIO</text:span> estará entonces <text:span text:style-name="T4">formado por</text:span> un </text:p>
      <text:p text:style-name="P79"><text:tab/>PAR SOLICITUD(DATOS) – RESPUESTA(RESULTADOS).</text:p>
      <text:p text:style-name="P78">Veamos el siguiente esquema:</text:p>
      <text:p text:style-name="P78"><draw:g text:anchor-type="paragraph" draw:z-index="15" draw:style-name="gr1"><draw:rect draw:style-name="gr2" draw:text-style-name="P9" svg:width="3.202cm" svg:height="9.367cm" svg:x="0.385cm" svg:y="0.693cm"><text:p/></draw:rect><draw:rect draw:style-name="gr2" draw:text-style-name="P9" svg:width="3.202cm" svg:height="9.367cm" svg:x="13.27cm" svg:y="0.693cm"><text:p/></draw:rect><draw:frame draw:style-name="gr10" draw:text-style-name="P15" svg:width="2.223cm" svg:height="0.583cm" svg:x="0.782cm" svg:y="4.635cm"><draw:text-box><text:p text:style-name="P9"><text:span text:style-name="T11">CLIENTE</text:span></text:p></draw:text-box></draw:frame><draw:frame draw:style-name="gr10" draw:text-style-name="P15" svg:width="2.408cm" svg:height="0.583cm" svg:x="13.588cm" svg:y="4.556cm"><draw:text-box><text:p text:style-name="P9"><text:span text:style-name="T11">SERVIDOR</text:span></text:p></draw:text-box></draw:frame><draw:g draw:style-name="gr6"><draw:rect draw:style-name="gr2" draw:text-style-name="P9" svg:width="8.97cm" svg:height="2.541cm" svg:x="4.01cm" svg:y="7.519cm"><text:p/></draw:rect><draw:line draw:style-name="gr11" draw:text-style-name="P9" svg:x1="4.618cm" svg:y1="8.287cm" svg:x2="12.317cm" svg:y2="8.287cm"><text:p/></draw:line><draw:line draw:style-name="gr42" draw:text-style-name="P9" svg:x1="4.592cm" svg:y1="9.424cm" svg:x2="12.291cm" svg:y2="9.424cm"><text:p/></draw:line><draw:frame draw:style-name="gr7" draw:text-style-name="P15" svg:width="4.737cm" svg:height="0.556cm" svg:x="4.618cm" svg:y="7.784cm"><draw:text-box><text:p text:style-name="P9"><text:span text:style-name="T11">REQUEST(DATOS)</text:span></text:p></draw:text-box></draw:frame><draw:frame draw:style-name="gr7" draw:text-style-name="P15" svg:width="4.737cm" svg:height="0.556cm" svg:x="7.555cm" svg:y="8.922cm"><draw:text-box><text:p text:style-name="P9"><text:span text:style-name="T11">REPLY(RESULTADOS)</text:span></text:p></draw:text-box></draw:frame><draw:frame draw:style-name="gr7" draw:text-style-name="P15" svg:width="1.959cm" svg:height="0.556cm" svg:x="7.396cm" svg:y="9.557cm"><draw:text-box><text:p text:style-name="P9"><text:span text:style-name="T11">servicio 3</text:span></text:p></draw:text-box></draw:frame></draw:g><draw:g draw:style-name="gr6"><draw:rect draw:style-name="gr2" draw:text-style-name="P9" svg:width="8.97cm" svg:height="2.541cm" svg:x="4.01cm" svg:y="0.693cm"><text:p/></draw:rect><draw:line draw:style-name="gr11" draw:text-style-name="P9" svg:x1="4.618cm" svg:y1="1.46cm" svg:x2="12.317cm" svg:y2="1.46cm"><text:p/></draw:line><draw:line draw:style-name="gr42" draw:text-style-name="P9" svg:x1="4.592cm" svg:y1="2.598cm" svg:x2="12.291cm" svg:y2="2.598cm"><text:p/></draw:line><draw:frame draw:style-name="gr7" draw:text-style-name="P15" svg:width="4.737cm" svg:height="0.556cm" svg:x="4.618cm" svg:y="0.958cm"><draw:text-box><text:p text:style-name="P9"><text:span text:style-name="T11">REQUEST(DATOS)</text:span></text:p></draw:text-box></draw:frame><draw:frame draw:style-name="gr7" draw:text-style-name="P15" svg:width="4.737cm" svg:height="0.556cm" svg:x="7.555cm" svg:y="2.095cm"><draw:text-box><text:p text:style-name="P9"><text:span text:style-name="T11">REPLY(RESULTADOS)</text:span></text:p></draw:text-box></draw:frame><draw:frame draw:style-name="gr7" draw:text-style-name="P15" svg:width="1.959cm" svg:height="0.556cm" svg:x="7.396cm" svg:y="2.73cm"><draw:text-box><text:p text:style-name="P9"><text:span text:style-name="T11">servicio 1</text:span></text:p></draw:text-box></draw:frame></draw:g><draw:g draw:style-name="gr6"><draw:rect draw:style-name="gr2" draw:text-style-name="P9" svg:width="8.97cm" svg:height="2.541cm" svg:x="4.01cm" svg:y="4.053cm"><text:p/></draw:rect><draw:line draw:style-name="gr11" draw:text-style-name="P9" svg:x1="4.618cm" svg:y1="4.821cm" svg:x2="12.317cm" svg:y2="4.821cm"><text:p/></draw:line><draw:line draw:style-name="gr42" draw:text-style-name="P9" svg:x1="4.592cm" svg:y1="5.958cm" svg:x2="12.291cm" svg:y2="5.958cm"><text:p/></draw:line><draw:frame draw:style-name="gr7" draw:text-style-name="P15" svg:width="4.737cm" svg:height="0.556cm" svg:x="4.618cm" svg:y="4.318cm"><draw:text-box><text:p text:style-name="P9"><text:span text:style-name="T11">REQUEST(DATOS)</text:span></text:p></draw:text-box></draw:frame><draw:frame draw:style-name="gr7" draw:text-style-name="P15" svg:width="4.737cm" svg:height="0.556cm" svg:x="7.555cm" svg:y="5.456cm"><draw:text-box><text:p text:style-name="P9"><text:span text:style-name="T11">REPLY(RESULTADOS)</text:span></text:p></draw:text-box></draw:frame><draw:frame draw:style-name="gr7" draw:text-style-name="P15" svg:width="1.959cm" svg:height="0.556cm" svg:x="7.396cm" svg:y="6.091cm"><draw:text-box><text:p text:style-name="P9"><text:span text:style-name="T11">servicio 2</text:span></text:p></draw:text-box></draw:frame></draw:g></draw:g></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Ahora <text:span text:style-name="T4">si vemos a</text:span> los </text:p>
      <text:p text:style-name="P78"><text:span text:style-name="T4"><text:tab/>SERVICIOS OFRECIDOS POR EL PROCESO SERVIDOR</text:span> </text:p>
      <text:p text:style-name="P78">como <text:span text:style-name="T4">FUNCIONES</text:span> ya sean matemáticas, o mejor aún, implementaciones de estas mismas en un lenguaje de programación, </text:p>
      <text:p text:style-name="P78">entonces </text:p>
      <text:p text:style-name="P78"><text:tab/>podemos <text:span text:style-name="T4">DESCRIBIR AL SERVIDOR USANDO FUNCIONES</text:span>, al menos <text:tab/>desde el punto de vista de la comunicación.</text:p>
      <text:p text:style-name="P78"/>
      <text:p text:style-name="Text_20_body"><text:span text:style-name="T3">Comencemos entonces a materializar todas estas ideas mediante </text:span><text:span text:style-name="T2">un ejemplo</text:span><text:span text:style-name="T3"> concreto. Tratemos de describir un </text:span><text:span text:style-name="T2">PROCESO SERVIDOR DE FUNCIONES TRIGONOMÉTRICAS (por ahora, seno y coseno)</text:span><text:span text:style-name="T3">.</text:span></text:p>
      <text:p text:style-name="P80"/>
      <text:p text:style-name="P80"/>
      <text:p text:style-name="P80">Clase 03-10-2006: REMOTE PROCEDURE CALL – RPC:</text:p>
      <text:p text:style-name="P78"/>
      <text:p text:style-name="P78">Un <text:span text:style-name="T4">esquema del PAR DE PROCESOS CLIENTE – SERVIDOR</text:span> correspondiente a este ejemplo, puede ser el siguiente:</text:p>
      <text:p text:style-name="P3"><draw:rect text:anchor-type="paragraph" draw:z-index="16" draw:style-name="gr48" draw:text-style-name="P9" svg:width="3.202cm" svg:height="5.656cm" svg:x="0.385cm" svg:y="0.693cm"><text:p/></draw:rect><draw:rect text:anchor-type="paragraph" draw:z-index="17" draw:style-name="gr48" draw:text-style-name="P9" svg:width="3.202cm" svg:height="5.629cm" svg:x="13.27cm" svg:y="0.693cm"><text:p/></draw:rect><draw:frame text:anchor-type="paragraph" draw:z-index="18" draw:style-name="gr49" draw:text-style-name="P15" svg:width="2.223cm" svg:height="0.583cm" svg:x="0.861cm" svg:y="3.233cm"><draw:text-box><text:p text:style-name="P9"><text:span text:style-name="T11">CLIENTE</text:span></text:p></draw:text-box></draw:frame><draw:frame text:anchor-type="paragraph" draw:z-index="19" draw:style-name="gr49" draw:text-style-name="P15" svg:width="2.408cm" svg:height="0.583cm" svg:x="13.667cm" svg:y="3.233cm"><draw:text-box><text:p text:style-name="P9"><text:span text:style-name="T11">SERVIDOR</text:span></text:p></draw:text-box></draw:frame><draw:g text:anchor-type="paragraph" draw:z-index="20" draw:style-name="gr1"><draw:rect draw:style-name="gr2" draw:text-style-name="P9" svg:width="8.97cm" svg:height="2.541cm" svg:x="4.009cm" svg:y="0.693cm"><text:p/></draw:rect><draw:line draw:style-name="gr11" draw:text-style-name="P9" svg:x1="4.618cm" svg:y1="1.46cm" svg:x2="12.317cm" svg:y2="1.46cm"><text:p/></draw:line><draw:line draw:style-name="gr42" draw:text-style-name="P9" svg:x1="4.591cm" svg:y1="2.598cm" svg:x2="12.29cm" svg:y2="2.598cm"><text:p/></draw:line><draw:frame draw:style-name="gr7" draw:text-style-name="P15" svg:width="4.737cm" svg:height="0.556cm" svg:x="4.618cm" svg:y="0.958cm"><draw:text-box><text:p text:style-name="P9"><text:span text:style-name="T11">REQUEST: double arg</text:span></text:p></draw:text-box></draw:frame><draw:frame draw:style-name="gr7" draw:text-style-name="P15" svg:width="5.478cm" svg:height="0.556cm" svg:x="6.814cm" svg:y="2.095cm"><draw:text-box><text:p text:style-name="P9"><text:span text:style-name="T11">REPLY: double seno(arg)</text:span></text:p></draw:text-box></draw:frame><draw:frame draw:style-name="gr7" draw:text-style-name="P15" svg:width="2.514cm" svg:height="0.556cm" svg:x="7.396cm" svg:y="2.73cm"><draw:text-box><text:p text:style-name="P9"><text:span text:style-name="T11">servicio seno</text:span></text:p></draw:text-box></draw:frame></draw:g><draw:g text:anchor-type="paragraph" draw:z-index="21" draw:style-name="gr1"><draw:rect draw:style-name="gr2" draw:text-style-name="P9" svg:width="8.97cm" svg:height="2.541cm" svg:x="4.009cm" svg:y="3.789cm"><text:p/></draw:rect><draw:line draw:style-name="gr11" draw:text-style-name="P9" svg:x1="4.618cm" svg:y1="4.556cm" svg:x2="12.317cm" svg:y2="4.556cm"><text:p/></draw:line><draw:line draw:style-name="gr42" draw:text-style-name="P9" svg:x1="4.591cm" svg:y1="5.694cm" svg:x2="12.29cm" svg:y2="5.694cm"><text:p/></draw:line><draw:frame draw:style-name="gr7" draw:text-style-name="P15" svg:width="4.737cm" svg:height="0.556cm" svg:x="4.618cm" svg:y="4.054cm"><draw:text-box><text:p text:style-name="P9"><text:span text:style-name="T11">REQUEST: double arg</text:span></text:p></draw:text-box></draw:frame><draw:frame draw:style-name="gr7" draw:text-style-name="P15" svg:width="5.663cm" svg:height="0.556cm" svg:x="6.628cm" svg:y="5.191cm"><draw:text-box><text:p text:style-name="P9"><text:span text:style-name="T11">REPLY: double coseno(arg)</text:span></text:p></draw:text-box></draw:frame><draw:frame draw:style-name="gr7" draw:text-style-name="P15" svg:width="3.176cm" svg:height="0.556cm" svg:x="6.84cm" svg:y="5.826cm"><draw:text-box><text:p text:style-name="P9"><text:span text:style-name="T11">servicio: coseno</text:span></text:p></draw:text-box></draw:fram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pan text:style-name="T3">En </text:span><text:span text:style-name="T2">SUNRPC </text:span><text:span text:style-name="T3">describimos esto así, en un archivo llamado </text:span><text:span text:style-name="T2">trig.x </text:span><text:span text:style-name="T3">escrito en un </text:span><text:span text:style-name="T7">lenguaje de descripción de la interfaz (IDL)</text:span><text:span text:style-name="T2"> que define los métodos exportados por el SERVIDOR:</text:span></text:p>
      <text:p text:style-name="P2"/>
      <text:p text:style-name="P2"><text:tab/>program TRIG {</text:p>
      <text:p text:style-name="P2"><text:tab/>version VTRIG {</text:p>
      <text:p text:style-name="P2"><text:s text:c="8"/><text:tab/><text:tab/><text:tab/>double seno(double)=1;</text:p>
      <text:p text:style-name="P2"><text:tab/> <text:s text:c="6"/><text:tab/><text:tab/>double coseno(double)=2;</text:p>
      <text:p text:style-name="P2"><text:tab/>}=1;</text:p>
      <text:p text:style-name="P2"><text:tab/>}=0x80000001;</text:p>
      <text:p text:style-name="P2"/>
      <text:p text:style-name="P3">Este archivo se puede editar <text:span text:style-name="T4">con cualquier editor</text:span>, como por ejemplo el <text:span text:style-name="T4">vi.</text:span></text:p>
      <text:p text:style-name="P80">Clase 03-10-2006: REMOTE PROCEDURE CALL – RPC:</text:p>
      <text:p text:style-name="P3">Lo que sigue es, utilizar el comando <text:span text:style-name="T4">rpcgen, un compilador para el protocolo RPC, </text:span>de la siguiente manera:</text:p>
      <text:p text:style-name="P3"><text:tab/><text:tab/><text:tab/><text:tab/><text:tab/><text:tab/><text:tab/><text:span text:style-name="T4">rpcgen <text:s/>-N <text:s/>-a <text:s/>trig.x</text:span></text:p>
      <text:p text:style-name="P3"/>
      <text:p text:style-name="P3">Este comando <text:span text:style-name="T4">creará los siguientes archivos nuevos, en el directorio de trabajo actual</text:span>:</text:p>
      <text:p text:style-name="P3"/>
      <text:p text:style-name="P3"><text:tab/><text:span text:style-name="T4">Makefile.trig</text:span><text:tab/><text:span text:style-name="T4">//</text:span> <text:span text:style-name="T4">archivo para la utilidad de compilación:</text:span> <text:span text:style-name="T4">make</text:span></text:p>
      <text:p text:style-name="P3"><text:tab/><text:span text:style-name="T4">trig_client.c</text:span><text:tab/><text:span text:style-name="T4">//</text:span> <text:span text:style-name="T4">código fuente en C</text:span> para el <text:span text:style-name="T4">CLIENTE</text:span></text:p>
      <text:p text:style-name="P3"><text:tab/><text:span text:style-name="T4">trig_clnt.c</text:span><text:tab/><text:tab/><text:span text:style-name="T4">//</text:span> <text:span text:style-name="T4">código fuente en C del stub del CLIENTE</text:span></text:p>
      <text:p text:style-name="Standard"><text:span text:style-name="T3"><text:tab/></text:span><text:span text:style-name="T2">trig.h</text:span><text:span text:style-name="T3"><text:tab/><text:tab/></text:span><text:span text:style-name="T2">// Archivo de cabecera</text:span></text:p>
      <text:p text:style-name="P3"><text:tab/><text:span text:style-name="T4">trig_server.c</text:span><text:tab/><text:span text:style-name="T4">//</text:span> <text:span text:style-name="T4">código fuente en C</text:span> para el <text:span text:style-name="T4">SERVIDOR</text:span></text:p>
      <text:p text:style-name="P3"><text:tab/><text:span text:style-name="T4">trig_svc.c</text:span><text:tab/><text:tab/><text:span text:style-name="T4">//</text:span> <text:span text:style-name="T4">código fuente en C del stub del SERVIDOR</text:span></text:p>
      <text:p text:style-name="P2"/>
      <text:p text:style-name="P2">Nosotros vamos a modificar el archivo:<text:tab/> trig_server.c</text:p>
      <text:p text:style-name="P2">para adecuarlo a nuestro modelo.</text:p>
      <text:p text:style-name="P80"/>
      <text:p text:style-name="Text_20_body"><text:span text:style-name="T3">En el archivo:<text:tab/></text:span><text:span text:style-name="T2">trig_server.c</text:span></text:p>
      <text:p text:style-name="Text_20_body"><text:span text:style-name="T2">las siguientes </text:span><text:span text:style-name="T7">líneas “en negrita” son las que se deben añadir</text:span><text:span text:style-name="T3">:</text:span></text:p>
      <text:p text:style-name="Text_20_body"/>
      <text:p text:style-name="P78"><text:tab/><text:span text:style-name="T4">#include&lt;math.h&gt;</text:span></text:p>
      <text:p text:style-name="P78"><text:tab/>double * </text:p>
      <text:p text:style-name="P78"><text:tab/>seno_1_svc(double * arg1, struct svc_req * rqstp )</text:p>
      <text:p text:style-name="P78"><text:tab/>{</text:p>
      <text:p text:style-name="P78"><text:tab/><text:tab/>static double result;</text:p>
      <text:p text:style-name="P78"><text:tab/><text:tab/><text:span text:style-name="T4">result = sin(arg1);</text:span></text:p>
      <text:p text:style-name="P78"><text:tab/><text:tab/>return &amp;result;</text:p>
      <text:p text:style-name="P78"><text:tab/>}</text:p>
      <text:p text:style-name="P78"><text:tab/>double * </text:p>
      <text:p text:style-name="P78"><text:tab/>coseno_1_svc(double * arg1, struct svc_req * rqstp)</text:p>
      <text:p text:style-name="P78"><text:tab/>{</text:p>
      <text:p text:style-name="P78"><text:tab/><text:tab/>static double result;</text:p>
      <text:p text:style-name="P78"><text:tab/><text:tab/><text:span text:style-name="T4">result = cos(arg1);</text:span></text:p>
      <text:p text:style-name="P78"><text:tab/><text:tab/>return &amp;result;</text:p>
      <text:p text:style-name="P78"><text:tab/>}</text:p>
      <text:p text:style-name="P78">Luego <text:span text:style-name="T4">guardamos los cambios</text:span> y <text:span text:style-name="T4">compilamos de la siguiente manera:</text:span></text:p>
      <text:p text:style-name="P79"><text:tab/>gcc <text:s/>-Wall <text:s/>trig_server.c <text:s/>trig_svc.c <text:s/>-lm <text:s/>-o <text:s/>trig_server.out</text:p>
      <text:p text:style-name="P79"/>
      <text:p text:style-name="P80">Clase 03-10-2006: REMOTE PROCEDURE CALL – RPC:</text:p>
      <text:p text:style-name="P78">Ya tenemos listo el SERVIDOR, ahora debemos proseguir con el CLIENTE.</text:p>
      <text:p text:style-name="P78">En el archivo:<text:tab/> <text:span text:style-name="T4">trig_client.c</text:span></text:p>
      <text:p text:style-name="P79">las siguientes <text:span text:style-name="T13">líneas “en negrita” son las que se deben añadir</text:span><text:span text:style-name="T5">:</text:span></text:p>
      <text:p text:style-name="P78">/* This is sample code generated by rpcgen. These are only templates and you <text:s text:c="3"/></text:p>
      <text:p text:style-name="P78"><text:s/>* can use them as a guideline for developing your own functions.</text:p>
      <text:p text:style-name="P78"><text:s/>*/</text:p>
      <text:p text:style-name="P78">#include "trig.h"</text:p>
      <text:p text:style-name="P79">#include&lt;stdlib.h&gt; //añadido</text:p>
      <text:p text:style-name="P78">void trig_1(char *host<text:span text:style-name="T4">, double d</text:span>)</text:p>
      <text:p text:style-name="P78">{</text:p>
      <text:p text:style-name="P78"><text:s text:c="8"/>CLIENT *clnt;</text:p>
      <text:p text:style-name="P78"><text:s text:c="8"/>double <text:s/>*result_1;</text:p>
      <text:p text:style-name="P78"><text:s text:c="8"/>double seno_1_arg1 <text:span text:style-name="T4">= d</text:span>;</text:p>
      <text:p text:style-name="P78"><text:s text:c="8"/>double <text:s/>*result_2;</text:p>
      <text:p text:style-name="P78"><text:s text:c="8"/>double coseno_1_arg1 <text:span text:style-name="T4">= d</text:span>;</text:p>
      <text:p text:style-name="P78">#ifndef DEBUG</text:p>
      <text:p text:style-name="P78"><text:s text:c="8"/>clnt = clnt_create (host, TRIG, VTRIG, "udp");</text:p>
      <text:p text:style-name="P78"><text:s text:c="8"/>if (clnt == NULL) {</text:p>
      <text:p text:style-name="P78"><text:s text:c="16"/>clnt_pcreateerror (host);</text:p>
      <text:p text:style-name="P78"><text:s text:c="16"/>exit (1);</text:p>
      <text:p text:style-name="P78"><text:s text:c="8"/>}</text:p>
      <text:p text:style-name="P78">#endif <text:s/>/* DEBUG */</text:p>
      <text:p text:style-name="P78"><text:s text:c="8"/>result_1 = seno_1(seno_1_arg1, clnt);</text:p>
      <text:p text:style-name="P78"><text:s text:c="8"/>if (result_1 == (double *) NULL) {</text:p>
      <text:p text:style-name="P78"><text:s text:c="16"/>clnt_perror (clnt, "call failed");</text:p>
      <text:p text:style-name="P78"><text:s text:c="8"/>}</text:p>
      <text:p text:style-name="P78"><text:s text:c="8"/><text:span text:style-name="T4">printf(“seno(%f) = %f \n”, d, *result_1);</text:span></text:p>
      <text:p text:style-name="P78"><text:s text:c="8"/>result_2 = coseno_1(coseno_1_arg1, clnt);</text:p>
      <text:p text:style-name="P78"><text:s text:c="8"/>if (result_2 == (double *) NULL) {</text:p>
      <text:p text:style-name="P78"><text:s text:c="16"/>clnt_perror (clnt, "call failed");</text:p>
      <text:p text:style-name="P78"><text:s text:c="8"/>}</text:p>
      <text:p text:style-name="P78"><text:s text:c="8"/><text:span text:style-name="T4">printf(“coseno(%f) = %f \n”, d, *result_2);</text:span></text:p>
      <text:p text:style-name="P78"/>
      <text:p text:style-name="P80">Clase 03-10-2006: REMOTE PROCEDURE CALL – RPC:</text:p>
      <text:p text:style-name="P78"><text:span text:style-name="T4">/* Continua:</text:span><text:tab/> <text:span text:style-name="T4">trig_client.c */</text:span></text:p>
      <text:p text:style-name="P78">#ifndef DEBUG</text:p>
      <text:p text:style-name="P78"><text:s text:c="8"/>clnt_destroy (clnt);</text:p>
      <text:p text:style-name="P78">#endif <text:s text:c="2"/>/* DEBUG */</text:p>
      <text:p text:style-name="P78">}</text:p>
      <text:p text:style-name="P78">int</text:p>
      <text:p text:style-name="P78">main (int argc, char *argv[])</text:p>
      <text:p text:style-name="P78">{</text:p>
      <text:p text:style-name="P78"><text:s text:c="8"/>char *host;</text:p>
      <text:p text:style-name="P78"><text:s text:c="8"/><text:span text:style-name="T4">/* argv[0] &lt;--&gt; nombre_archivo_ejecutable */</text:span></text:p>
      <text:p text:style-name="P78"><text:s text:c="8"/>if (argc &lt; 2) { </text:p>
      <text:p text:style-name="P78"><text:s text:c="16"/><text:span text:style-name="T4">printf ("Usage: %s server_host <text:s/>angulo\n", argv[0]);</text:span></text:p>
      <text:p text:style-name="P78"><text:s text:c="16"/>exit (1);</text:p>
      <text:p text:style-name="P78"><text:s text:c="8"/>}</text:p>
      <text:p text:style-name="P78"><text:s text:c="8"/>host = argv[1];<text:tab/><text:span text:style-name="T4">/* argv[1] &lt;--&gt; servidor */</text:span></text:p>
      <text:p text:style-name="P78"><text:s text:c="8"/>trig_1 (host<text:span text:style-name="T4">,</text:span> <text:span text:style-name="T4">atof(argv[2])</text:span>);<text:tab/><text:span text:style-name="T4">/* argv[2] &lt;--&gt; angulo */</text:span></text:p>
      <text:p text:style-name="P79">return 0;</text:p>
      <text:p text:style-name="P78">}</text:p>
      <text:p text:style-name="P78">Luego <text:span text:style-name="T4">guardamos los cambios</text:span> y <text:span text:style-name="T4">compilamos de la siguiente manera:</text:span></text:p>
      <text:p text:style-name="P79"/>
      <text:p text:style-name="P79"><text:tab/>gcc <text:s/>-Wall <text:s/>trig_client.c <text:s/>trig_clnt.c <text:s/>-lm <text:s/>-o <text:s/>trig_client.out</text:p>
      <text:p text:style-name="P79"/>
      <text:p text:style-name="P79">Solo nos resta ejecutar este <text:span text:style-name="T13">PAR CLIENTE – SERVIDOR RPC</text:span>.</text:p>
      <text:p text:style-name="P79">Por ejemplo:</text:p>
      <text:p text:style-name="P79">Podemos iniciar el PROCESO SERVIDOR RPC de la siguiente manera:</text:p>
      <text:p text:style-name="P79"><text:tab/>./trig_server.out&amp;</text:p>
      <text:p text:style-name="P79">Mediante el “&amp;” se le indica que se EJECUTE EN SEGUNDO PLANO.</text:p>
      <text:p text:style-name="P79">Ahora podemos iniciar varias instancias consecutivas, una después de que termina la otra, mediante:</text:p>
      <text:p text:style-name="P79"><text:tab/>for i in 0, 0.1, 0.2, 0.3; do</text:p>
      <text:p text:style-name="P79"><text:tab/>./trig_client.out localhost $i ; </text:p>
      <text:p text:style-name="P79"><text:tab/>done;</text:p>
      <text:p text:style-name="P79"/>
      <text:p text:style-name="P80">Clase 03-10-2006: REMOTE PROCEDURE CALL – RPC:</text:p>
      <text:p text:style-name="P79">Así ejecuta la siguiente serie de llamadas sucesivas:</text:p>
      <text:p text:style-name="P79"><text:tab/>./trig_client.out localhost 0</text:p>
      <text:p text:style-name="P79"><text:tab/>./trig_client.out localhost 0.1</text:p>
      <text:p text:style-name="P79"><text:tab/>./trig_client.out localhost 0.2</text:p>
      <text:p text:style-name="P79"><text:tab/>./trig_client.out localhost 0.3</text:p>
      <text:p text:style-name="P80"/>
      <text:p text:style-name="P79">¿Qué ocurre cuando se ejecuta un PAR CLIENTE – SERVIDOR RPC?</text:p>
      <text:p text:style-name="P79"><draw:g text:anchor-type="paragraph" draw:z-index="23" draw:style-name="gr1"><draw:frame draw:style-name="gr25" draw:text-style-name="P81" svg:width="3.573cm" svg:height="0.636cm" svg:x="6.153cm" svg:y="0.696cm"><draw:text-box><text:p text:style-name="P9"><text:span text:style-name="T12">HOST SERVIDOR</text:span></text:p></draw:text-box></draw:frame><draw:rect draw:style-name="gr2" draw:text-style-name="P9" svg:width="12.701cm" svg:height="5.425cm" svg:x="2.025cm" svg:y="0.326cm"><text:p/></draw:rect><draw:g draw:style-name="gr6"><draw:circle draw:style-name="gr2" draw:text-style-name="P9" svg:width="3.07cm" svg:height="3.07cm" svg:x="2.766cm" svg:y="1.596cm"><text:p/></draw:circle><draw:frame draw:style-name="gr14" draw:text-style-name="P15" svg:width="2.408cm" svg:height="1.11cm" svg:x="3.057cm" svg:y="2.601cm"><draw:text-box><text:p text:style-name="P9"><text:span text:style-name="T11"><text:s/></text:span><text:span text:style-name="T11">PROCESO SERVIDOR</text:span></text:p></draw:text-box></draw:frame></draw:g><draw:frame draw:style-name="gr50" draw:text-style-name="P15" svg:width="2.408cm" svg:height="1.11cm" svg:x="11.153cm" svg:y="2.734cm"><draw:text-box><text:p text:style-name="P9"><text:span text:style-name="T11">DEMONIO PORTMAP</text:span></text:p></draw:text-box></draw:frame><draw:frame draw:style-name="gr25" draw:text-style-name="P81" svg:width="3.599cm" svg:height="0.636cm" svg:x="6.179cm" svg:y="10.989cm"><draw:text-box><text:p text:style-name="P9"><text:span text:style-name="T12">HOST CLIENTE</text:span></text:p></draw:text-box></draw:frame><draw:g draw:style-name="gr6"><draw:circle draw:style-name="gr2" draw:text-style-name="P9" svg:width="3.07cm" svg:height="3.07cm" svg:x="2.766cm" svg:y="11.65cm"><text:p/></draw:circle><draw:frame draw:style-name="gr14" draw:text-style-name="P15" svg:width="2.408cm" svg:height="1.11cm" svg:x="3.11cm" svg:y="12.656cm"><draw:text-box><text:p text:style-name="P9"><text:span text:style-name="T11"><text:s/></text:span><text:span text:style-name="T11">PROCESO CLIENTE</text:span></text:p></draw:text-box></draw:frame></draw:g><draw:rect draw:style-name="gr2" draw:text-style-name="P9" svg:width="12.701cm" svg:height="5.425cm" svg:x="2.025cm" svg:y="10.301cm"><text:p/></draw:rect><draw:line draw:style-name="gr3" draw:text-style-name="P9" svg:x1="5.835cm" svg:y1="2.046cm" svg:x2="11.894cm" svg:y2="2.046cm"><text:p/></draw:line><draw:line draw:style-name="gr43" draw:text-style-name="P9" svg:x1="11.894cm" svg:y1="2.046cm" svg:x2="11.894cm" svg:y2="2.549cm"><text:p/></draw:line><draw:frame draw:style-name="gr25" draw:text-style-name="P82" svg:width="3.573cm" svg:height="0.636cm" svg:x="7.052cm" svg:y="1.411cm"><draw:text-box><text:p text:style-name="P9"><text:span text:style-name="T34">1º) SE REGISTRA</text:span></text:p></draw:text-box></draw:frame><draw:line draw:style-name="gr47" draw:text-style-name="P9" svg:x1="5.835cm" svg:y1="4.348cm" svg:x2="12.106cm" svg:y2="4.348cm"><text:p/></draw:line><draw:line draw:style-name="gr3" draw:text-style-name="P9" svg:x1="12.106cm" svg:y1="4.347cm" svg:x2="12.106cm" svg:y2="3.924cm"><text:p/></draw:line><draw:line draw:style-name="gr43" draw:text-style-name="P9" svg:x1="2.925cm" svg:y1="11.968cm" svg:x2="2.925cm" svg:y2="4.665cm"><text:p/></draw:line><draw:line draw:style-name="gr47" draw:text-style-name="P9" svg:x1="5.544cm" svg:y1="11.968cm" svg:x2="5.544cm" svg:y2="4.665cm"><text:p/></draw:line><draw:frame draw:style-name="gr51" draw:text-style-name="P82" svg:width="2.62cm" svg:height="1.029cm" svg:x="5.941cm" svg:y="7.364cm"><draw:text-box><text:p text:style-name="P9"><text:span text:style-name="T34">3º)RESPUESTA</text:span></text:p></draw:text-box></draw:frame></draw:g><draw:frame text:anchor-type="paragraph" draw:z-index="22" draw:style-name="gr52" draw:text-style-name="P82" svg:width="2.62cm" svg:height="1.029cm" svg:x="0.12cm" svg:y="7.258cm"><draw:text-box><text:p text:style-name="P9"><text:span text:style-name="T34">2º)SOLICITUD</text:span></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8">Vemos que <text:span text:style-name="T4">usar el SERVICIO REMOTO</text:span> <text:span text:style-name="T4">es como usar UNA FUNCIÓN DE C “COMÚN”. No parece que estuvieramos comunicándonos con un protocolo TCP/IP, aunque en realidad así es</text:span>.</text:p>
      <text:p text:style-name="P78"/>
      <text:p text:style-name="P80">Clase 10-10-2006: REMOTE PROCEDURE CALL – RPC:</text:p>
      <text:p text:style-name="P78">Pero...</text:p>
      <text:p text:style-name="P78"><text:tab/><text:span text:style-name="T4">¿Hasta dónde podemos estirar esta analogía?</text:span></text:p>
      <text:p text:style-name="P79">Pues podremos usar hasta PUNTEROS, ESTRUCTURAS y UNIONES.</text:p>
      <text:p text:style-name="P78"/>
      <text:p text:style-name="P78">El <text:span text:style-name="T4">lenguaje que se usa para RPC</text:span> es <text:span text:style-name="T4">parecido a C</text:span>.</text:p>
      <text:p text:style-name="P78">Veamos el siguiente ejemplo:</text:p>
      <text:p text:style-name="P79"><text:tab/>/* Archivo: q.x<text:tab/>---<text:tab/>SINTAXIS INCORRECTA */</text:p>
      <text:p text:style-name="P79"><text:tab/>program Q {</text:p>
      <text:p text:style-name="P79"><text:tab/><text:tab/>version VQ {</text:p>
      <text:p text:style-name="P79"><text:tab/><text:tab/><text:tab/>double * f(int * );</text:p>
      <text:p text:style-name="P79"><text:tab/><text:tab/>}=1;</text:p>
      <text:p text:style-name="P79"><text:tab/>}=0x20000001;</text:p>
      <text:p text:style-name="P78"><text:span text:style-name="T4">Al compilarlo</text:span> mediante:</text:p>
      <text:p text:style-name="P78"><text:tab/><text:tab/><text:tab/><text:tab/><text:span text:style-name="T4">rpcgen -N -a q.x</text:span></text:p>
      <text:p text:style-name="P78">Se obtiene el siguiente mensaje de error:</text:p>
      <text:p text:style-name="P78"><text:tab/><text:span text:style-name="T4">ehv80@hostneo:/cliente-servidor-RPC-Q$ rpcgen -N -a q.x</text:span></text:p>
      <text:p text:style-name="P79"><text:tab/> <text:s text:c="7"/>double * f(int * );</text:p>
      <text:p text:style-name="P79"><text:tab/>^^^^^^^^^^^^^^^^</text:p>
      <text:p text:style-name="P79"><text:tab/>q.x, line 3: expected 'identifier'</text:p>
      <text:p text:style-name="Text_20_body"><text:span text:style-name="T3">Esto se debe a que </text:span><text:span text:style-name="T2">en RPC no se pueden usar tipos compuestos, </text:span><text:span text:style-name="T3">como por ejemplo: <text:s/></text:span><text:span text:style-name="T2">int * </text:span><text:span text:style-name="T3">, es decir, </text:span><text:span text:style-name="T2">“puntero a entero”</text:span></text:p>
      <text:p text:style-name="P78"><text:s text:c="3"/>Entonces <text:span text:style-name="T4">para evitar este mensaje de error</text:span> debemos <text:span text:style-name="T4">utilizar</text:span> las <text:span text:style-name="T4">sentencias para crear SINÓNIMOS</text:span>, los <text:span text:style-name="T4">typedef</text:span>, como se muestra a continuación:</text:p>
      <text:p text:style-name="P78"><text:tab/><text:span text:style-name="T4">/* Archivo: q.x<text:tab/>---<text:tab/>SINTAXIS CORRECTA */</text:span></text:p>
      <text:p text:style-name="P79"><text:tab/>typedef double * PDouble;</text:p>
      <text:p text:style-name="P79"><text:tab/>typedef int * PInt;</text:p>
      <text:p text:style-name="P79"><text:tab/>program Q {</text:p>
      <text:p text:style-name="P79"><text:tab/> <text:s text:c="3"/>version VQ {</text:p>
      <text:p text:style-name="P79"><text:tab/> <text:s text:c="7"/>PDouble f(PInt )=1;</text:p>
      <text:p text:style-name="P79"><text:tab/> <text:s text:c="3"/>}=1;</text:p>
      <text:p text:style-name="P79"><text:tab/>}=0x20000001;</text:p>
      <text:p text:style-name="P78"/>
      <text:p text:style-name="P78"/>
      <text:p text:style-name="P80">Clase 10-10-2006: REMOTE PROCEDURE CALL – RPC:</text:p>
      <text:p text:style-name="P78">Luego al compilarlo mediante:<text:tab/><text:span text:style-name="T4">rpcgen -N -a q.x</text:span></text:p>
      <text:p text:style-name="P78"><text:span text:style-name="T4">Se obtienen</text:span>, en el mismo directorio de trabajo, <text:span text:style-name="T4">los siguiente archivos</text:span>:</text:p>
      <text:p text:style-name="P78"><text:tab/><text:span text:style-name="T4">Makefile.q<text:tab/>//para la utilidad de compilación make</text:span></text:p>
      <text:p text:style-name="P78"><text:tab/><text:span text:style-name="T4">q_client.c<text:tab/><text:tab/>//código fuente en C para el CLIENTE RPC</text:span></text:p>
      <text:p text:style-name="P78"><text:tab/><text:span text:style-name="T4">q_clnt.c<text:tab/><text:tab/>//código fuente en C para el stub del CLIENTE RPC</text:span></text:p>
      <text:p text:style-name="P78"><text:tab/><text:span text:style-name="T4">q.h<text:tab/><text:tab/><text:tab/>//Archivo de cabecera</text:span></text:p>
      <text:p text:style-name="P78"><text:tab/><text:span text:style-name="T4">q_server.c<text:tab/>//código fuente en C para el SERVIDOR RPC</text:span></text:p>
      <text:p text:style-name="P78"><text:tab/><text:span text:style-name="T4">q_svc.c<text:tab/><text:tab/>//código fuente en C <text:s/>del stub del SERVIDOR RPC</text:span></text:p>
      <text:p text:style-name="P78"><text:tab/><text:span text:style-name="T4">q_xdr.c<text:tab/><text:tab/>//código fuente en C con rutinas para la <text:tab/><text:tab/></text:span></text:p>
      <text:p text:style-name="P79"><text:tab/><text:tab/><text:tab/><text:tab/>//representación externa de datos</text:p>
      <text:p text:style-name="P79"><text:tab/><text:tab/><text:tab/><text:tab/>//Es un ”Marshaller”, un serializador</text:p>
      <text:p text:style-name="P78">De entre ellos <text:span text:style-name="T4">editamos</text:span> el archivo:<text:tab/><text:span text:style-name="T4">q_server.c</text:span></text:p>
      <text:p text:style-name="P78">A continuación se muestra <text:span text:style-name="T4">en negrita el código fuente agregado.</text:span></text:p>
      <text:p text:style-name="P78"><text:tab/>/* This is sample code generated by rpcgen. These are only templates </text:p>
      <text:p text:style-name="P78"><text:tab/> * and you can use them as a guideline for developing your own </text:p>
      <text:p text:style-name="P78"><text:tab/> * functions.</text:p>
      <text:p text:style-name="P78"><text:tab/> */</text:p>
      <text:p text:style-name="P78"><text:tab/>#include "q.h"</text:p>
      <text:p text:style-name="P78"><text:tab/>PDouble *</text:p>
      <text:p text:style-name="P78"><text:tab/>f_1_svc(PInt arg1, <text:s/>struct svc_req *rqstp)</text:p>
      <text:p text:style-name="P78"><text:tab/>{</text:p>
      <text:p text:style-name="P78"><text:tab/> <text:s text:c="7"/>static PDouble <text:s/>result;</text:p>
      <text:p text:style-name="P78"><text:tab/></text:p>
      <text:p text:style-name="P78"><text:tab/> <text:s text:c="7"/><text:span text:style-name="T4">/* inserted server code here */</text:span></text:p>
      <text:p text:style-name="P79"><text:tab/> <text:s text:c="7"/>static double d;</text:p>
      <text:p text:style-name="P79"><text:tab/> <text:s text:c="7"/>d = *arg1;</text:p>
      <text:p text:style-name="P79"><text:tab/> <text:s text:c="7"/>d += 0.5;</text:p>
      <text:p text:style-name="P79"><text:tab/> <text:s text:c="7"/>result = &amp;d;</text:p>
      <text:p text:style-name="P78"><text:tab/></text:p>
      <text:p text:style-name="P78"><text:tab/> <text:s text:c="7"/>return &amp;result;</text:p>
      <text:p text:style-name="P78"><text:tab/>}</text:p>
      <text:p text:style-name="P78"/>
      <text:p text:style-name="P78"/>
      <text:p text:style-name="P80">Clase 10-10-2006: REMOTE PROCEDURE CALL – RPC:</text:p>
      <text:p text:style-name="P78">Lo compilamos mediante:</text:p>
      <text:p text:style-name="P79"><text:tab/>gcc <text:s/>-Wall <text:s/>q_server.c <text:s/>q_svc.c <text:s/>q_xdr.c <text:s/>-o <text:s/>q_server</text:p>
      <text:p text:style-name="P80"/>
      <text:p text:style-name="P78">Con lo cual se obtiene el siguiente mensaje de advertencia:</text:p>
      <text:p text:style-name="P79"><text:tab/>q_xdr.c: En la función `xdr_PDouble':</text:p>
      <text:p text:style-name="P79"><text:tab/>q_xdr.c:11: aviso: unused variable `buf'</text:p>
      <text:p text:style-name="P79"><text:tab/>q_xdr.c: En la función `xdr_PInt':</text:p>
      <text:p text:style-name="P79"><text:tab/>q_xdr.c:21: aviso: unused variable `buf'</text:p>
      <text:p text:style-name="P83"><text:span text:style-name="T8">Ahora editamos:<text:tab/><text:tab/></text:span><text:span text:style-name="T2">q_client.c</text:span></text:p>
      <text:p text:style-name="P78">En el siguiente código <text:span text:style-name="T4">se muestra en negrita las modificaciones añadidas.</text:span></text:p>
      <text:p text:style-name="P78"><text:tab/>/* This is sample code generated by rpcgen. These are only templates </text:p>
      <text:p text:style-name="P78"><text:tab/> * and you can use them as a guideline for developing your own </text:p>
      <text:p text:style-name="P78"><text:tab/> * functions. */</text:p>
      <text:p text:style-name="P78"><text:tab/>#include "q.h"</text:p>
      <text:p text:style-name="P78"><text:tab/>void</text:p>
      <text:p text:style-name="P78"><text:tab/>q_1(char *host)</text:p>
      <text:p text:style-name="P78"><text:tab/>{</text:p>
      <text:p text:style-name="P78"><text:tab/> <text:s text:c="7"/>CLIENT *clnt;</text:p>
      <text:p text:style-name="P78"><text:tab/> <text:s text:c="7"/>PDouble <text:s/>*result_1;</text:p>
      <text:p text:style-name="P78"><text:tab/> <text:s text:c="7"/>PInt f_1_arg1;</text:p>
      <text:p text:style-name="P78"><text:tab/> <text:s text:c="7"/><text:span text:style-name="T4">/* código adicionado */</text:span></text:p>
      <text:p text:style-name="P79"><text:tab/> <text:s text:c="7"/>static int i;</text:p>
      <text:p text:style-name="P79"><text:tab/> <text:s text:c="7"/>i = 47;</text:p>
      <text:p text:style-name="P79"><text:tab/> <text:s text:c="7"/>f_1_arg1 = &amp;i;</text:p>
      <text:p text:style-name="P78"><text:tab/>#ifndef DEBUG</text:p>
      <text:p text:style-name="P78"><text:tab/> <text:s text:c="7"/>clnt = clnt_create (host, Q, VQ, "udp");</text:p>
      <text:p text:style-name="P78"><text:tab/> <text:s text:c="7"/>if (clnt == NULL) {</text:p>
      <text:p text:style-name="P78"><text:tab/> <text:s text:c="15"/>clnt_pcreateerror (host);</text:p>
      <text:p text:style-name="P78"><text:tab/> <text:s text:c="15"/>exit (1);</text:p>
      <text:p text:style-name="P78"><text:tab/> <text:s text:c="7"/>}</text:p>
      <text:p text:style-name="P78"><text:tab/>#endif <text:s/>/* DEBUG */</text:p>
      <text:p text:style-name="P78"/>
      <text:p text:style-name="P80">Clase 10-10-2006: REMOTE PROCEDURE CALL – RPC:</text:p>
      <text:p text:style-name="P79">/* Continua:<text:tab/>q_client.c <text:tab/>*/</text:p>
      <text:p text:style-name="P78"><text:tab/> <text:s text:c="7"/>result_1 = f_1(f_1_arg1, clnt);</text:p>
      <text:p text:style-name="P78"><text:tab/> <text:s text:c="7"/>if (result_1 == (PDouble *) NULL) {</text:p>
      <text:p text:style-name="P78"><text:tab/> <text:s text:c="15"/>clnt_perror (clnt, "call failed");</text:p>
      <text:p text:style-name="P78"><text:tab/> <text:s text:c="7"/>}</text:p>
      <text:p text:style-name="P78"><text:tab/> <text:s text:c="7"/><text:span text:style-name="T4">printf("llega %f \n", **result_1); /* agregado */</text:span></text:p>
      <text:p text:style-name="P78"><text:tab/>#ifndef DEBUG</text:p>
      <text:p text:style-name="P78"><text:tab/> <text:s text:c="7"/>clnt_destroy (clnt);</text:p>
      <text:p text:style-name="P78"><text:tab/>#endif <text:s text:c="2"/>/* DEBUG */</text:p>
      <text:p text:style-name="P78"><text:tab/>}</text:p>
      <text:p text:style-name="P78"><text:tab/>int</text:p>
      <text:p text:style-name="P78"><text:tab/>main (int argc, char *argv[])</text:p>
      <text:p text:style-name="P78"><text:tab/>{</text:p>
      <text:p text:style-name="P78"><text:tab/> <text:s text:c="7"/>char *host;</text:p>
      <text:p text:style-name="P78"><text:tab/></text:p>
      <text:p text:style-name="P78"><text:tab/> <text:s text:c="7"/>if (argc &lt; 2) {</text:p>
      <text:p text:style-name="P78"><text:tab/> <text:s text:c="15"/>printf ("usage: %s server_host\n", argv[0]);</text:p>
      <text:p text:style-name="P78"><text:tab/> <text:s text:c="15"/>exit (1);</text:p>
      <text:p text:style-name="P78"><text:tab/> <text:s text:c="7"/>}</text:p>
      <text:p text:style-name="P78"><text:tab/> <text:s text:c="7"/>host = argv[1];</text:p>
      <text:p text:style-name="P78"><text:tab/> <text:s text:c="7"/>q_1 (host);</text:p>
      <text:p text:style-name="P78"><text:tab/>exit (0);</text:p>
      <text:p text:style-name="P78"><text:tab/>}</text:p>
      <text:p text:style-name="P78">Lo compilamos con:</text:p>
      <text:p text:style-name="P79"><text:tab/>gcc <text:s/>-Wall <text:s/>q_client.c <text:s/>q_clnt.c <text:s/>q_xdr.c <text:s/>-o <text:s/>q_client</text:p>
      <text:p text:style-name="P78">Con lo cual se obtiene el siguiente mensaje de advertencia:</text:p>
      <text:p text:style-name="P79"><text:tab/>q_xdr.c: En la función `xdr_PDouble':</text:p>
      <text:p text:style-name="P79"><text:tab/>q_xdr.c:11: aviso: unused variable `buf'</text:p>
      <text:p text:style-name="P79"><text:tab/>q_xdr.c: En la función `xdr_PInt':</text:p>
      <text:p text:style-name="P79"><text:tab/>q_xdr.c:21: aviso: unused variable `buf'</text:p>
      <text:p text:style-name="P78">Luego <text:span text:style-name="T4">ejecutamos el servidor en segundo plano:<text:tab/>./q_server&amp;</text:span></text:p>
      <text:p text:style-name="P78">Y el <text:span text:style-name="T4">cliente</text:span>:<text:tab/><text:tab/><text:tab/><text:tab/><text:tab/><text:tab/><text:tab/><text:tab/><text:span text:style-name="T4">./q_client localhost</text:span></text:p>
      <text:p text:style-name="P78"/>
      <text:p text:style-name="P80">Clase 10-10-2006: REMOTE PROCEDURE CALL – RPC:</text:p>
      <text:p text:style-name="P78">Veamos un ejemplo un poco mas dificil. Vamos a implementar un <text:span text:style-name="T4">PAR CLIENTE SERVIDOR RPC que manipule la ESTRUCTURA DE DATOS conocida como ARBOL BINARIO</text:span>.</text:p>
      <text:p text:style-name="P78">Editamos el archivo:<text:tab/><text:span text:style-name="T4">tree.x</text:span></text:p>
      <text:p text:style-name="P79"><text:tab/>/* tree.x */</text:p>
      <text:p text:style-name="P79"><text:tab/></text:p>
      <text:p text:style-name="P79"><text:tab/>typedef struct Nodo * PNodo;</text:p>
      <text:p text:style-name="P79"><text:tab/></text:p>
      <text:p text:style-name="P79"><text:tab/>struct Nodo{</text:p>
      <text:p text:style-name="P79"><text:tab/> <text:s text:c="7"/>int valor;</text:p>
      <text:p text:style-name="P79"><text:tab/> <text:s text:c="7"/>PNodo izq;</text:p>
      <text:p text:style-name="P79"><text:tab/> <text:s text:c="7"/>PNodo der;</text:p>
      <text:p text:style-name="P79"><text:tab/>};</text:p>
      <text:p text:style-name="P79"><text:tab/></text:p>
      <text:p text:style-name="P79"><text:tab/>program TREE{</text:p>
      <text:p text:style-name="P79"><text:tab/> <text:s text:c="7"/>version VTREE{</text:p>
      <text:p text:style-name="P79"><text:tab/> <text:s text:c="15"/>void pone(int)=1;</text:p>
      <text:p text:style-name="P79"><text:tab/> <text:s text:c="15"/>PNodo arbol()=2;</text:p>
      <text:p text:style-name="P79"><text:tab/> <text:s text:c="7"/>}=1;</text:p>
      <text:p text:style-name="P79"><text:tab/>}=0x20000001;</text:p>
      <text:p text:style-name="P78">Lo <text:span text:style-name="T4">compilamos</text:span> mediante:<text:tab/><text:span text:style-name="T4">rpcgen -N -a tree.x</text:span></text:p>
      <text:p text:style-name="P78">Así <text:span text:style-name="T4">se generan los siguiente archivos</text:span>:</text:p>
      <text:p text:style-name="Text_20_body"><text:span text:style-name="T3"><text:tab/></text:span><text:span text:style-name="T2">Makefile.tree</text:span><text:span text:style-name="T3"><text:tab/></text:span><text:span text:style-name="T2">//archivo para la utilidad de compilación make</text:span></text:p>
      <text:p text:style-name="Text_20_body"><text:span text:style-name="T3"><text:tab/></text:span><text:span text:style-name="T2">tree_client.c<text:tab/>//Código en C del CLIENTE RPC</text:span></text:p>
      <text:p text:style-name="P78"><text:tab/><text:span text:style-name="T4">tree_clnt.c<text:tab/>//Código en C del stub del CLIENTE RPC</text:span></text:p>
      <text:p text:style-name="P78"><text:tab/><text:span text:style-name="T4">tree.h<text:tab/><text:tab/>//Archivo de cabecera</text:span></text:p>
      <text:p text:style-name="Text_20_body"><text:span text:style-name="T3"><text:tab/></text:span><text:span text:style-name="T2">tree_server.c</text:span><text:span text:style-name="T3"><text:tab/></text:span><text:span text:style-name="T2">//Código en C del SERVIDOR RPC</text:span></text:p>
      <text:p text:style-name="P78"><text:tab/><text:span text:style-name="T4">tree_svc.c<text:tab/><text:tab/>//Código en C del stub del SERVIDOR RPC</text:span></text:p>
      <text:p text:style-name="P79"><text:tab/>tree_xdr.c<text:tab/><text:tab/>//código en C con rutinas para la <text:tab/><text:tab/></text:p>
      <text:p text:style-name="P79"><text:tab/><text:tab/><text:tab/><text:tab/>//representación externa de datos</text:p>
      <text:p text:style-name="P79"/>
      <text:p text:style-name="P78">De entre ellos <text:span text:style-name="T4">editamos </text:span>el archivo:<text:tab/><text:span text:style-name="T4">tree_server.c</text:span></text:p>
      <text:p text:style-name="P79">En negrita se muestra el código en C añadido.</text:p>
      <text:p text:style-name="P80"/>
      <text:p text:style-name="P80">Clase 10-10-2006: REMOTE PROCEDURE CALL – RPC:</text:p>
      <text:p text:style-name="P78">/*<text:tab/><text:span text:style-name="T4">Archivo: tree_server.c</text:span></text:p>
      <text:p text:style-name="P78"><text:s/>* This is sample code generated by rpcgen.</text:p>
      <text:p text:style-name="P78"><text:s/>* These are only templates and you can use them</text:p>
      <text:p text:style-name="P78"><text:s/>* as a guideline for developing your own functions.</text:p>
      <text:p text:style-name="P78"><text:s/>*/</text:p>
      <text:p text:style-name="P78">#include "tree.h"</text:p>
      <text:p text:style-name="P79">static PNodo raiz = NULL;</text:p>
      <text:p text:style-name="P79">PNodo inserta( int arg, PNodo n)</text:p>
      <text:p text:style-name="P79">{</text:p>
      <text:p text:style-name="P79"><text:s text:c="8"/>if( n == NULL )</text:p>
      <text:p text:style-name="P79"><text:s text:c="8"/>{</text:p>
      <text:p text:style-name="P79"><text:s text:c="16"/>n = (PNodo)malloc(sizeof( *n ));</text:p>
      <text:p text:style-name="P79"><text:s text:c="16"/>n-&gt;valor = arg;</text:p>
      <text:p text:style-name="P79"><text:s text:c="16"/>n-&gt;izq = n-&gt;der = NULL;</text:p>
      <text:p text:style-name="P79"><text:s text:c="8"/>}</text:p>
      <text:p text:style-name="P79"><text:s text:c="8"/>else if(arg &lt; n-&gt;valor) n-&gt;izq = inserta(arg, n-&gt;izq);</text:p>
      <text:p text:style-name="P79"><text:s text:c="8"/>else if(arg &gt; n-&gt;valor) n-&gt;der = inserta(arg, n-&gt;der);</text:p>
      <text:p text:style-name="P79"><text:s text:c="8"/>return n;</text:p>
      <text:p text:style-name="P79">}</text:p>
      <text:p text:style-name="P78">void *</text:p>
      <text:p text:style-name="P78">pone_1_svc(int arg1, <text:s/>struct svc_req *rqstp)</text:p>
      <text:p text:style-name="P78">{</text:p>
      <text:p text:style-name="P78"><text:s text:c="8"/>static char * result;</text:p>
      <text:p text:style-name="P78"><text:s text:c="8"/><text:span text:style-name="T4">raiz = inserta(arg1, raiz);</text:span></text:p>
      <text:p text:style-name="P78"><text:s text:c="8"/>return (void *) &amp;result;</text:p>
      <text:p text:style-name="P78">}</text:p>
      <text:p text:style-name="P78">PNodo *</text:p>
      <text:p text:style-name="P78">arbol_1_svc(struct svc_req *rqstp)</text:p>
      <text:p text:style-name="P78">{</text:p>
      <text:p text:style-name="P78"><text:s text:c="8"/>static PNodo <text:s/>result;</text:p>
      <text:p text:style-name="P78"><text:s text:c="8"/><text:span text:style-name="T4">result = raiz;</text:span></text:p>
      <text:p text:style-name="P78"><text:s text:c="8"/>return &amp;result;</text:p>
      <text:p text:style-name="P78">}<text:tab/><text:span text:style-name="T4">/* FIN:<text:tab/>tree_server.c */</text:span></text:p>
      <text:p text:style-name="P80">Clase 10-10-2006: REMOTE PROCEDURE CALL – RPC:</text:p>
      <text:p text:style-name="P78">Lo compilamos mediante:</text:p>
      <text:p text:style-name="P79"><text:tab/>gcc <text:s/>-Wall <text:s/>tree_server.c <text:s/>tree_svc.c <text:s/>tree_xdr.c <text:s/>-o <text:s/>tree_server</text:p>
      <text:p text:style-name="P78">Obteniéndose:</text:p>
      <text:p text:style-name="P79"><text:tab/>tree_xdr.c: En la función `xdr_PNodo':</text:p>
      <text:p text:style-name="P79"><text:tab/>tree_xdr.c:11: aviso: unused variable `buf'</text:p>
      <text:p text:style-name="P79"><text:tab/>tree_xdr.c: En la función `xdr_Nodo':</text:p>
      <text:p text:style-name="P79"><text:tab/>tree_xdr.c:21: aviso: unused variable `buf'</text:p>
      <text:p text:style-name="P78"/>
      <text:p text:style-name="P78">Continuamos ahora <text:span text:style-name="T4">editando</text:span> el archivo:<text:tab/><text:tab/><text:span text:style-name="T4">tree_client.c</text:span></text:p>
      <text:p text:style-name="P79">En negrita se muestran las modificaciones hechas.</text:p>
      <text:p text:style-name="P79">Archivo:<text:tab/>tree_client.c</text:p>
      <text:p text:style-name="P78">/*</text:p>
      <text:p text:style-name="P78"><text:s/>* This is sample code generated by rpcgen.</text:p>
      <text:p text:style-name="P78"><text:s/>* These are only templates and you can use them</text:p>
      <text:p text:style-name="P78"><text:s/>* as a guideline for developing your own functions.</text:p>
      <text:p text:style-name="P78"><text:s/>*/</text:p>
      <text:p text:style-name="P78">#include "tree.h"</text:p>
      <text:p text:style-name="P79">void recorre(PNodo n)</text:p>
      <text:p text:style-name="P79">{</text:p>
      <text:p text:style-name="P79"><text:s text:c="8"/>if(n!=NULL)</text:p>
      <text:p text:style-name="P79"><text:s text:c="8"/>{</text:p>
      <text:p text:style-name="P79"><text:s text:c="16"/>recorre(n-&gt;izq);</text:p>
      <text:p text:style-name="P79"><text:s text:c="16"/>printf("%d ", n-&gt;valor);</text:p>
      <text:p text:style-name="P79"><text:s text:c="16"/>recorre(n-&gt;der);</text:p>
      <text:p text:style-name="P79"><text:s text:c="8"/>}</text:p>
      <text:p text:style-name="P79">}</text:p>
      <text:p text:style-name="P78"/>
      <text:p text:style-name="P78"/>
      <text:p text:style-name="P78"/>
      <text:p text:style-name="P78"/>
      <text:p text:style-name="P78"/>
      <text:p text:style-name="P78"/>
      <text:p text:style-name="P78"/>
      <text:p text:style-name="P80">Clase 10-10-2006: REMOTE PROCEDURE CALL – RPC:</text:p>
      <text:p text:style-name="P78"><text:span text:style-name="T4">/* Continua:</text:span> <text:span text:style-name="T4">tree_client.c */</text:span></text:p>
      <text:p text:style-name="P78">void</text:p>
      <text:p text:style-name="P78">tree_1(char *host)</text:p>
      <text:p text:style-name="P78">{</text:p>
      <text:p text:style-name="P78"><text:s text:c="8"/>CLIENT *clnt;</text:p>
      <text:p text:style-name="P78"><text:s text:c="8"/>void <text:s/>*result_1;</text:p>
      <text:p text:style-name="P78"><text:s text:c="8"/>int pone_1_arg1;</text:p>
      <text:p text:style-name="P78"><text:s text:c="8"/>PNodo <text:s/>*result_2;</text:p>
      <text:p text:style-name="P78">#ifndef DEBUG</text:p>
      <text:p text:style-name="P78"><text:s text:c="8"/>clnt = clnt_create (host, TREE, VTREE, "udp");</text:p>
      <text:p text:style-name="P78"><text:s text:c="8"/>if (clnt == NULL) {</text:p>
      <text:p text:style-name="P78"><text:s text:c="16"/>clnt_pcreateerror (host);</text:p>
      <text:p text:style-name="P78"><text:s text:c="16"/>exit (1);</text:p>
      <text:p text:style-name="P78"><text:s text:c="8"/>}</text:p>
      <text:p text:style-name="P78">#endif <text:s/>/* DEBUG */</text:p>
      <text:p text:style-name="P79"><text:s text:c="8"/>int i;</text:p>
      <text:p text:style-name="P79"><text:s text:c="8"/>for(i=0 ; i&lt;1000 ; i++ )</text:p>
      <text:p text:style-name="P79"><text:s text:c="8"/>{</text:p>
      <text:p text:style-name="P79"><text:span text:style-name="T5"><text:s text:c="16"/></text:span>pone_1_arg1 = 1+(int) (1000.0*rand()/(RAND_MAX+1.0));</text:p>
      <text:p text:style-name="P78"><text:s text:c="16"/>result_1 = pone_1(pone_1_arg1, clnt);</text:p>
      <text:p text:style-name="P78"><text:s text:c="16"/>if (result_1 == (void *) NULL) {</text:p>
      <text:p text:style-name="P78"><text:s text:c="24"/>clnt_perror (clnt, "call failed");</text:p>
      <text:p text:style-name="P78"><text:s text:c="16"/>}</text:p>
      <text:p text:style-name="P78"><text:s text:c="8"/><text:span text:style-name="T4">}</text:span></text:p>
      <text:p text:style-name="P78"><text:s text:c="8"/>result_2 = arbol_1(clnt);</text:p>
      <text:p text:style-name="P78"><text:s text:c="8"/>if (result_2 == (PNodo *) NULL) {</text:p>
      <text:p text:style-name="P78"><text:s text:c="16"/>clnt_perror (clnt, "call failed");</text:p>
      <text:p text:style-name="P78"><text:s text:c="8"/>}</text:p>
      <text:p text:style-name="P78"><text:s text:c="8"/><text:span text:style-name="T4">recorre(*result_2);</text:span></text:p>
      <text:p text:style-name="P78">#ifndef DEBUG</text:p>
      <text:p text:style-name="P78"><text:s text:c="8"/>clnt_destroy (clnt);</text:p>
      <text:p text:style-name="P78">#endif <text:s text:c="2"/>/* DEBUG */</text:p>
      <text:p text:style-name="P78">}</text:p>
      <text:p text:style-name="P80">Clase 10-10-2006: REMOTE PROCEDURE CALL – RPC:</text:p>
      <text:p text:style-name="P78"><text:span text:style-name="T4">/* Continua:</text:span> <text:span text:style-name="T4">tree_client.c */</text:span></text:p>
      <text:p text:style-name="P78">int</text:p>
      <text:p text:style-name="P78">main (int argc, char *argv[])</text:p>
      <text:p text:style-name="P78">{</text:p>
      <text:p text:style-name="P78"><text:s text:c="8"/>char *host;</text:p>
      <text:p text:style-name="P78"><text:s text:c="8"/>if (argc &lt; 2) {</text:p>
      <text:p text:style-name="P78"><text:s text:c="16"/>printf ("usage: %s server_host\n", argv[0]);</text:p>
      <text:p text:style-name="P78"><text:s text:c="16"/>exit (1);</text:p>
      <text:p text:style-name="P78"><text:s text:c="8"/>}</text:p>
      <text:p text:style-name="P78"><text:s text:c="8"/>host = argv[1];</text:p>
      <text:p text:style-name="P78"><text:s text:c="8"/>tree_1 (host);</text:p>
      <text:p text:style-name="P78">exit (0);</text:p>
      <text:p text:style-name="P78">}</text:p>
      <text:p text:style-name="P78"><text:span text:style-name="T4">/* FIN:</text:span> <text:span text:style-name="T4">tree_client.c */</text:span></text:p>
      <text:p text:style-name="P80"/>
      <text:p text:style-name="P78">Lo compilamos mediante:</text:p>
      <text:p text:style-name="P78"><text:tab/><text:span text:style-name="T4">gcc <text:s/>-Wall <text:s/>tree_client.c <text:s/>tree_clnt.c <text:s/>tree_xdr.c <text:s/>-o <text:s/>tree_client</text:span></text:p>
      <text:p text:style-name="P78"/>
      <text:p text:style-name="P78">Obteniéndose:</text:p>
      <text:p text:style-name="P79"><text:tab/>tree_xdr.c: En la función `xdr_PNodo':</text:p>
      <text:p text:style-name="P79"><text:tab/>tree_xdr.c:11: aviso: unused variable `buf'</text:p>
      <text:p text:style-name="P79"><text:tab/>tree_xdr.c: En la función `xdr_Nodo':</text:p>
      <text:p text:style-name="P79"><text:tab/>tree_xdr.c:21: aviso: unused variable `buf'</text:p>
      <text:p text:style-name="P78"/>
      <text:p text:style-name="P78">Ahora vamos a <text:span text:style-name="T4">ejecutar</text:span> este <text:span text:style-name="T4">PAR</text:span> <text:span text:style-name="T4">CLIENTE – SERVIDOR RPC</text:span> mediante:</text:p>
      <text:list text:style-name="L30">
        <text:list-item>
          <text:p text:style-name="P84"><text:span text:style-name="T4">./tree_server&amp;</text:span><text:tab/><text:tab/>Para <text:span text:style-name="T4">iniciar el SERVIDOR en segundo plano</text:span></text:p>
        </text:list-item>
        <text:list-item>
          <text:p text:style-name="P85"><text:span text:style-name="T2">./tree_client localhost</text:span><text:span text:style-name="T3"><text:tab/>Para </text:span><text:span text:style-name="T2">iniciar el CLIENTE</text:span></text:p>
        </text:list-item>
      </text:list>
      <text:p text:style-name="P78"/>
      <text:p text:style-name="P78">Para <text:span text:style-name="T4">analizar lo que sucede al ejecutar este PAR DE PROCESOS CLIENTE – SERVIDOR RPC</text:span>, <text:span text:style-name="T4">veamos</text:span> la <text:span text:style-name="T4">SALIDA ESTANDAR del PROCESO CLIENTE</text:span>:</text:p>
      <text:p text:style-name="P78"><text:tab/><text:tab/></text:p>
      <text:p text:style-name="P78"/>
      <text:p text:style-name="P78"/>
      <text:p text:style-name="P80">Clase 10-10-2006: REMOTE PROCEDURE CALL – RPC:</text:p>
      <text:p text:style-name="P78">Una ejecución arroja los siguientes números en dicha pantalla:</text:p>
      <text:p text:style-name="P79">2 3 4 5 6 7 10 14 15 17 18 19 21 24 29 30 33 35 36 37 39 40 41 44 45 48 49 50 51 52 53 54 55 57 59 63 64 65 69 70 71 73 74 75 77 79 82 8587 88 92 93 94 96 97 98 99 100 101 102 103 104 105 106 108 109 110 112 113 114 115 120 122 123 126 127 130 132 134 135 137 138 139 140 142 143 144 148 149 152 153 155 156 157 158 161 163 164 165 166 167 168 169 170 173 174 176 177 178 179 181 182 183 184 185 187 188 189 190 191 192 193 194 196 198 199 200 201 203 204 205 206 208 211 212 215 216 219 220 222 223 224 225 226 227 228 229 230 231 232 233 234 239 240 241 243 245 247 248 249 251 257 258 259 261 262 263 265 266 267 270 271 273 274 275 277 278 281 282 283 284 285 288 289 291 292 293 294 295 297 298 302 305 306 308 309 312 313 314 316 317 322 324 325 326 327 328 329 330 331 332 333 334 335 336 337 339 342 344 345 348 349 351 353 355 357 358 360 361 362 363 364 365 367 369 374 375 376 378 379 381 382 383 384 385 386 388 392 394 395 399 400 401 402 403 406 407 411 413 414 417 427 428 432 433 434 435 437 438 439 440 441 443 444 447 448 450 451 453 457 458 459 461 462 463 464 466 467 468 470 471 472 474 476 477 478 480 481 482 483 484 486 488 490 493 494 495 496 497 498 499 503 504 507 508 511 513 514 515 516 517 518 519 521 522 523 524 525 526 527 528 529 530 531 532 533 537 539 540 547 548 549 552 553 554 555 556 557 558 561 562 564 567 568 574 577 578 579 580 583 584 585 588 589 590 591 592 593 594 595 596 597 598 599 600 601 602 604 605 607 608 609 610 612 613 615 618 619 620 622 623 624 625 626 627 628 629 630 631 634 636 638 639 640 641 642 643 645 646 647 648 649 650 651 652 654 655 656 657 658 659 660 662 664 665 667 668 669 672 674 675 676 677 678 680 682 684 685 686 687 688 693 696 698 699 700 701 704 707 708 709 712 713 715 718 719 720 721 722 725 728 730 731 733 736 737 738 739 741 744 746 747 748 750 753 754 756 758 760 761 762 764 765 767 768 769 770 771 772 774 775 776 778 779 781 783 784 786 787 788 790 794 795 796 798 799 800 802 804 805 806 808 809 810 813 814 815 816 819 820 821 822 823 827 828 829 830 831 832 833 834 837 838 839 840 841 844 845 846 848 849 850 851 853 858 859 862 865 866 868 869 870 871 874 875 878 879 880 881 882 883 884 885 886 888 889 890 891 892 893 894 898 900 901 902 903 904 905 907 909 910 911 912 913 914 916 917 919 920 921 922 923 924 925 926 927 928 931 932 933 934 935 936 937 938 940 944 945 946 947 948 949 950 951 953 957 959 960 962 964 966 968 971 972 973 980 982 984 985 987 993 995 996 998 999 1000 </text:p>
      <text:p text:style-name="P78"><text:s text:c="5"/>Esto significa que el <text:span text:style-name="T4">CLIENTE RPC</text:span> se encarga de generar <text:span text:style-name="T4">1000 números enteros pseudo-aleatorios</text:span> (ver <text:span text:style-name="T4">man 3 rand</text:span>) que <text:span text:style-name="T4">son “insertados”, de a uno por vez y en forma ordenada, </text:span>en el <text:span text:style-name="T4">ARBOL BINARIO que mantiene el SERVIDOR RPC. Luego el CLIENTE RPC muestra todos los nodos del ARBOL BINARIO que reside en el SERVIDOR RPC.</text:span></text:p>
      <text:p text:style-name="P79"/>
      <text:p text:style-name="P80">Clase 17-10-2006: REMOTE PROCEDURE CALL – RPC:</text:p>
      <text:p text:style-name="P78"/>
      <text:p text:style-name="P78">Ahora resolvamos el siguiente ejercicio:</text:p>
      <text:p text:style-name="P79"><text:tab/>Hacer un programa “cubilete” para un solo dado. Debe </text:p>
      <text:p text:style-name="P79"><text:tab/>ofrecer un servicio, que sin argumentos, retorne un </text:p>
      <text:p text:style-name="P79"><text:tab/>entero entre uno y seis. </text:p>
      <text:p text:style-name="P79"><text:tab/>Sugerencia: usar random(3)</text:p>
      <text:p text:style-name="P78"/>
      <text:p text:style-name="P78">Comencemos <text:span text:style-name="T4">editando el archivo</text:span>, en lenguaje IDL para RPC:<text:tab/><text:span text:style-name="T4">cub.x</text:span></text:p>
      <text:p text:style-name="P79"><text:tab/>/* <text:s text:c="5"/>cub.x</text:p>
      <text:p text:style-name="P79"><text:tab/> * CUBILETE DE UN DADO. </text:p>
      <text:p text:style-name="P79"><text:tab/> * GENERA UN NÚMERO ENTRE UNO Y SEIS.</text:p>
      <text:p text:style-name="P79"><text:tab/> */</text:p>
      <text:p text:style-name="P79"><text:tab/></text:p>
      <text:p text:style-name="P79"><text:tab/>program CUB {</text:p>
      <text:p text:style-name="P79"><text:tab/> <text:s text:c="7"/>version VCUB{</text:p>
      <text:p text:style-name="P79"><text:tab/> <text:s text:c="15"/>int tirada()=1;</text:p>
      <text:p text:style-name="P79"><text:tab/> <text:s text:c="7"/>}=1;</text:p>
      <text:p text:style-name="P79"><text:tab/>}=0x20000002;</text:p>
      <text:p text:style-name="P79"><text:tab/>/* FIN: cub.x */</text:p>
      <text:p text:style-name="P79"/>
      <text:p text:style-name="P78">Debemos <text:span text:style-name="T4">procesarlo mediante</text:span>:<text:tab/><text:span text:style-name="T4">rpcgen -N -a cub.x</text:span></text:p>
      <text:p text:style-name="P78"><text:span text:style-name="T4">Obteniéndose</text:span> los siguientes archivos:</text:p>
      <text:p text:style-name="P79"><text:tab/>cub_client.c <text:s text:c="2"/>//Código C del CLIENTE RPC</text:p>
      <text:p text:style-name="P79"><text:tab/>cub_clnt.c <text:s text:c="5"/>//Código C del STUB del CLIENTE RPC (NO EDITAR)</text:p>
      <text:p text:style-name="P79"><text:tab/>cub.h<text:tab/> <text:s text:c="4"/>//Archivo de CABECERA</text:p>
      <text:p text:style-name="P79"><text:tab/>cub_server.c <text:s/>//Código C del SERVIDOR RPC</text:p>
      <text:p text:style-name="P79"><text:tab/>cub_svc.c<text:tab/> <text:s text:c="4"/>//Código C del STUB del SERVIDOR RPC (NO EDITAR)</text:p>
      <text:p text:style-name="P79"><text:tab/>Makefile.cub //Archivo para la utilidad de compilación make</text:p>
      <text:p text:style-name="P79"/>
      <text:p text:style-name="P78"/>
      <text:p text:style-name="P78"/>
      <text:p text:style-name="P78"/>
      <text:p text:style-name="P78"/>
      <text:p text:style-name="P80">Clase 17-10-2006: REMOTE PROCEDURE CALL – RPC:</text:p>
      <text:p text:style-name="P78"/>
      <text:p text:style-name="P78">A continuación <text:span text:style-name="T4">editamos el archivo</text:span>:<text:tab/><text:span text:style-name="T4">cub_server.c</text:span></text:p>
      <text:p text:style-name="P79">Se muestra en negrita las modificaciones realizadas.</text:p>
      <text:p text:style-name="P79"/>
      <text:p text:style-name="P78"><text:tab/>/*<text:tab/><text:span text:style-name="T4">Archivo:</text:span><text:tab/><text:span text:style-name="T4">cub_server.c</text:span></text:p>
      <text:p text:style-name="P78"><text:tab/> * This is sample code generated by rpcgen.</text:p>
      <text:p text:style-name="P78"><text:tab/> * These are only templates and you can use them</text:p>
      <text:p text:style-name="P78"><text:tab/> * as a guideline for developing your own functions.</text:p>
      <text:p text:style-name="P78"><text:tab/> */</text:p>
      <text:p text:style-name="P78"><text:tab/>#include "cub.h"</text:p>
      <text:p text:style-name="P78"><text:tab/>int *</text:p>
      <text:p text:style-name="P78"><text:tab/>tirada_1_svc(struct svc_req *rqstp)</text:p>
      <text:p text:style-name="P78"><text:tab/>{</text:p>
      <text:p text:style-name="P78"><text:tab/> <text:s text:c="7"/>static int <text:s/>result;</text:p>
      <text:p text:style-name="P78"><text:tab/> <text:s text:c="7"/><text:span text:style-name="T4">/* agregado */</text:span></text:p>
      <text:p text:style-name="P78"><text:tab/> <text:s text:c="7"/><text:span text:style-name="T4">result = ((random() % 6) + 1);</text:span></text:p>
      <text:p text:style-name="P78"><text:tab/> <text:s text:c="7"/>return &amp;result;</text:p>
      <text:p text:style-name="P78"><text:tab/>}</text:p>
      <text:p text:style-name="P78"><text:tab/><text:span text:style-name="T4">/* FIN del archivo:</text:span><text:tab/><text:span text:style-name="T4">cub_server.c */</text:span></text:p>
      <text:p text:style-name="P79"/>
      <text:p text:style-name="P78">Luego editamos el archivo:<text:tab/><text:span text:style-name="T4">cub_client.c</text:span></text:p>
      <text:p text:style-name="P79">En negrita se denotan las modificaciones hechas.</text:p>
      <text:p text:style-name="P78"/>
      <text:p text:style-name="P78"><text:tab/>/* <text:s text:c="5"/><text:span text:style-name="T4">Archivo: cub_client.c</text:span></text:p>
      <text:p text:style-name="P78"><text:tab/> * This is sample code generated by rpcgen.</text:p>
      <text:p text:style-name="P78"><text:tab/> * These are only templates and you can use them</text:p>
      <text:p text:style-name="P78"><text:tab/> * as a guideline for developing your own functions.</text:p>
      <text:p text:style-name="P78"><text:tab/> */</text:p>
      <text:p text:style-name="P78"><text:tab/>#include "cub.h"</text:p>
      <text:p text:style-name="P78"/>
      <text:p text:style-name="P78"/>
      <text:p text:style-name="P78"/>
      <text:p text:style-name="P78"/>
      <text:p text:style-name="P80">Clase 17-10-2006: REMOTE PROCEDURE CALL – RPC:</text:p>
      <text:p text:style-name="P78"><text:tab/>void<text:tab/><text:tab/><text:tab/><text:tab/><text:span text:style-name="T4">/* Continua: cub_client.c */</text:span></text:p>
      <text:p text:style-name="P78"><text:tab/>cub_1(char *host)</text:p>
      <text:p text:style-name="P78"><text:tab/>{</text:p>
      <text:p text:style-name="P78"><text:tab/> <text:s text:c="7"/>CLIENT *clnt;</text:p>
      <text:p text:style-name="P78"><text:tab/> <text:s text:c="7"/>int <text:s/>*result_1;</text:p>
      <text:p text:style-name="P78"><text:tab/>#ifndef DEBUG</text:p>
      <text:p text:style-name="P78"><text:tab/> <text:s text:c="7"/>clnt = clnt_create (host, CUB, VCUB, "udp");</text:p>
      <text:p text:style-name="P78"><text:tab/> <text:s text:c="7"/>if (clnt == NULL) {</text:p>
      <text:p text:style-name="P78"><text:tab/> <text:s text:c="15"/>clnt_pcreateerror (host);</text:p>
      <text:p text:style-name="P78"><text:tab/> <text:s text:c="15"/>exit (1);</text:p>
      <text:p text:style-name="P78"><text:tab/> <text:s text:c="7"/>}</text:p>
      <text:p text:style-name="P78"><text:tab/>#endif <text:s/>/* DEBUG */</text:p>
      <text:p text:style-name="P78"><text:tab/> <text:s text:c="7"/>result_1 = tirada_1(clnt);</text:p>
      <text:p text:style-name="P78"><text:tab/> <text:s text:c="7"/>if (result_1 == (int *) NULL) {</text:p>
      <text:p text:style-name="P78"><text:tab/> <text:s text:c="15"/>clnt_perror (clnt, "call failed");</text:p>
      <text:p text:style-name="P78"><text:tab/> <text:s text:c="7"/>}</text:p>
      <text:p text:style-name="P78"><text:tab/> <text:s text:c="7"/><text:span text:style-name="T4">printf("RESULTADO DE LA TIRADA DE UN DADO: %d\n", <text:tab/></text:span></text:p>
      <text:p text:style-name="P79"><text:tab/><text:tab/><text:tab/><text:tab/>*result_1);</text:p>
      <text:p text:style-name="P78"><text:tab/>#ifndef DEBUG</text:p>
      <text:p text:style-name="P78"><text:tab/> <text:s text:c="7"/>clnt_destroy (clnt);</text:p>
      <text:p text:style-name="P78"><text:tab/>#endif <text:s text:c="2"/>/* DEBUG */</text:p>
      <text:p text:style-name="P78"><text:tab/>}</text:p>
      <text:p text:style-name="P78"><text:tab/>int main (int argc, char *argv[])</text:p>
      <text:p text:style-name="P78"><text:tab/>{</text:p>
      <text:p text:style-name="P78"><text:tab/> <text:s text:c="7"/>char *host;</text:p>
      <text:p text:style-name="P78"><text:tab/> <text:s text:c="7"/>if (argc &lt; 2) {</text:p>
      <text:p text:style-name="P78"><text:tab/> <text:s text:c="15"/>printf ("usage: %s server_host\n", argv[0]);</text:p>
      <text:p text:style-name="P78"><text:tab/> <text:s text:c="15"/>exit (1);</text:p>
      <text:p text:style-name="P78"><text:tab/> <text:s text:c="7"/>}</text:p>
      <text:p text:style-name="P78"><text:tab/> <text:s text:c="7"/>host = argv[1];</text:p>
      <text:p text:style-name="P78"><text:tab/> <text:s text:c="7"/>cub_1 (host);</text:p>
      <text:p text:style-name="P78"><text:tab/>exit (0);</text:p>
      <text:p text:style-name="P78"><text:tab/>}<text:tab/><text:tab/><text:span text:style-name="T4">/* Fin del archivo: cub_client.c */</text:span></text:p>
      <text:p text:style-name="P80">Clase 17-10-2006: REMOTE PROCEDURE CALL – RPC:</text:p>
      <text:p text:style-name="P78"/>
      <text:p text:style-name="P78">Ahora <text:span text:style-name="T4">solo nos falta compilar</text:span>:</text:p>
      <text:p text:style-name="P78"/>
      <text:list text:style-name="L31">
        <text:list-item>
          <text:p text:style-name="P86">EL <text:span text:style-name="T4">SERVIDOR RPC</text:span> mediante:</text:p>
          <text:list>
            <text:list-item>
              <text:list>
                <text:list-item>
                  <text:list>
                    <text:list-header>
                      <text:p text:style-name="P86"><text:span text:style-name="T4">gcc <text:s/>-Wall <text:s/>cub_server.c <text:s/>cub_svc.c <text:s/>-o <text:s/>cub_server</text:span> </text:p>
                    </text:list-header>
                  </text:list>
                </text:list-item>
              </text:list>
            </text:list-item>
          </text:list>
        </text:list-item>
      </text:list>
      <text:p text:style-name="P78"/>
      <text:list text:style-name="L31">
        <text:list-item text:start-value="1">
          <text:p text:style-name="P86">EL <text:span text:style-name="T4">CLIENTE RPC </text:span>haciendo:</text:p>
          <text:list>
            <text:list-item>
              <text:list>
                <text:list-item>
                  <text:list>
                    <text:list-header>
                      <text:p text:style-name="P87">gcc <text:s/>-Wall <text:s/>cub_client.c <text:s/>cub_clnt.c <text:s/>-o <text:s/>cub_client</text:p>
                    </text:list-header>
                  </text:list>
                </text:list-item>
              </text:list>
            </text:list-item>
          </text:list>
        </text:list-item>
      </text:list>
      <text:p text:style-name="P78"/>
      <text:p text:style-name="P78">Entonces <text:span text:style-name="T4">ahora podemos ejecutarlo</text:span> de la siguiente manera, <text:span text:style-name="T4">por ejemplo</text:span>, <text:span text:style-name="T4">queremos hacer 10 tiradas consecutivas del dado</text:span>:</text:p>
      <text:p text:style-name="P78"/>
      <text:list text:style-name="L32">
        <text:list-item>
          <text:p text:style-name="P88"><text:span text:style-name="T4">Iniciamos el PROCESO SERVIDOR RPC, en segundo plano con:</text:span><text:tab/></text:p>
          <text:list>
            <text:list-item>
              <text:list>
                <text:list-header>
                  <text:p text:style-name="P89">./cub_server&amp;</text:p>
                </text:list-header>
              </text:list>
            </text:list-item>
          </text:list>
        </text:list-item>
      </text:list>
      <text:p text:style-name="P79"/>
      <text:list text:style-name="L32">
        <text:list-item text:start-value="1">
          <text:p text:style-name="P88"><text:span text:style-name="T4">Iniciamos 10 veces sucesivas, el PROCESO CLIENTE RPC, uno después que finaliza el otro, mediante</text:span>:</text:p>
          <text:list>
            <text:list-item>
              <text:list>
                <text:list-header>
                  <text:p text:style-name="P89">for x in 1, 2, 3, 4, 5, 6, 7, 8, 9, 10; </text:p>
                  <text:p text:style-name="P89">do ./cub_client localhost; </text:p>
                  <text:p text:style-name="P89">done;</text:p>
                </text:list-header>
              </text:list>
            </text:list-item>
          </text:list>
          <text:p text:style-name="P89"/>
        </text:list-item>
        <text:list-item>
          <text:p text:style-name="P89">Traemos a primer plano el SERVIDOR RPC con:<text:tab/>fg</text:p>
          <text:p text:style-name="P89"/>
        </text:list-item>
        <text:list-item>
          <text:p text:style-name="P89">FINALIZAMOS EL SERVIDOR RPC mediante:<text:tab/>CTRL+C</text:p>
        </text:list-item>
      </text:list>
      <text:p text:style-name="P78"/>
      <text:p text:style-name="P78">Ahora vamos a complicar un poco más este sencillo ejercicio:</text:p>
      <text:p text:style-name="P79"><text:tab/>En lugar de tirar un dado a la vez queremos </text:p>
      <text:p text:style-name="P79"><text:tab/>tirar 5 dados a la vez con nuestro cubilete</text:p>
      <text:p text:style-name="P78"><text:s text:c="5"/>Debemos notar que <text:span text:style-name="T4">nuestro servicio ahora deberá manejar un conjunto de 5 enteros</text:span>, en lugar de uno solo, es decir, <text:span text:style-name="T4">tenemos que manejar</text:span>: </text:p>
      <text:p text:style-name="Text_20_body"><text:span text:style-name="T2"><text:tab/></text:span><text:span text:style-name="T7">ARREGLOS EN EL LENGUAJE IDL PARA RPC</text:span><text:span text:style-name="T2"> </text:span></text:p>
      <text:p text:style-name="P78"><text:span text:style-name="T4">para lograr nuestro cubilete con varios dados</text:span>.</text:p>
      <text:p text:style-name="P78"/>
      <text:p text:style-name="P80">Clase 17-10-2006: REMOTE PROCEDURE CALL – RPC:</text:p>
      <text:p text:style-name="P78"><text:s text:c="4"/>Debemos <text:span text:style-name="T4">recordar que se deben definir mediante typedef</text:span>, <text:span text:style-name="T4">pues el IDL de RPC no soporta tipos de datos compuestos como por ejemplo: int * , en español, “punteros a enteros”</text:span>.</text:p>
      <text:p text:style-name="P78"><text:span text:style-name="T14">En RPC hay tres clases de arreglos</text:span>:</text:p>
      <text:p text:style-name="P78"/>
      <text:p text:style-name="P79">a) arreglos fijos: <text:span text:style-name="T5">por ejemplo<text:tab/><text:tab/><text:tab/><text:tab/></text:span>typedef int dados[5];</text:p>
      <text:p text:style-name="P79"/>
      <text:p text:style-name="P79">b) arreglos variables de hasta 'n' elementos:</text:p>
      <text:p text:style-name="P78"><text:tab/>por ejemplo, arreglo de hasta 5 enteros<text:tab/><text:tab/><text:span text:style-name="T4">typedef int dados&lt;5&gt;;</text:span></text:p>
      <text:p text:style-name="P79"/>
      <text:p text:style-name="P79">c) arreglos variables con una cantidad arbitraria de elementos:</text:p>
      <text:p text:style-name="P79"><text:tab/><text:span text:style-name="T5">por ejemplo<text:tab/><text:tab/><text:tab/><text:tab/><text:tab/><text:tab/></text:span>typedef int dados&lt;&gt;;</text:p>
      <text:p text:style-name="P78"/>
      <text:p text:style-name="P78">El <text:span text:style-name="T4">rpcgen(1):</text:span></text:p>
      <text:list text:style-name="L33">
        <text:list-item>
          <text:p text:style-name="P90"><text:span text:style-name="T4">usa un lenguaje de descripción del servicio </text:span>que se llama <text:span text:style-name="T4">IDL</text:span> <text:span text:style-name="T4">(Interface Description Languaje).</text:span></text:p>
        </text:list-item>
        <text:list-item>
          <text:p text:style-name="P91">emplea el PREPROCESADOR DE C, por eso entonces podemos utilizar</text:p>
        </text:list-item>
      </text:list>
      <text:p text:style-name="Text_20_body"><text:span text:style-name="T3"><text:tab/></text:span><text:span text:style-name="T2">#include</text:span><text:span text:style-name="T3"><text:tab/> <text:s/></text:span><text:span text:style-name="T2">y</text:span><text:span text:style-name="T3"><text:tab/></text:span><text:span text:style-name="T2">#define</text:span></text:p>
      <text:p text:style-name="P92"/>
      <text:p text:style-name="Text_20_body"><text:span text:style-name="T16">Vamos a </text:span><text:span text:style-name="T2">editar un nuevo archivo</text:span><text:span text:style-name="T16">:<text:tab/><text:tab/></text:span><text:span text:style-name="T2">cub-varios-dados.x</text:span></text:p>
      <text:p text:style-name="P79"><text:tab/>/* <text:s text:c="5"/>cub-varios-dados.x</text:p>
      <text:p text:style-name="P79"><text:tab/> * CUBILETE DE VARIOS DADOS.</text:p>
      <text:p text:style-name="P79"><text:tab/> * GENERA VARIOS NÚMEROS ENTRE UNO Y SEIS, EN CADA <text:tab/></text:p>
      <text:p text:style-name="P79"><text:tab/> * TIRADA.<text:tab/> */</text:p>
      <text:p text:style-name="P79"><text:tab/>%#include &lt;stdlib.h&gt;</text:p>
      <text:p text:style-name="P79"><text:s text:c="6"/>/*Se incluye en todos los archivos '.c' y '.h' que genere rpcgen(1) */</text:p>
      <text:p text:style-name="P79"><text:tab/>typedef int dados&lt;5&gt;;</text:p>
      <text:p text:style-name="P79"><text:tab/>/* arreglo de hasta 5 enteros */</text:p>
      <text:p text:style-name="P79"><text:tab/>program CUBVARIOSDADOS {</text:p>
      <text:p text:style-name="P79"><text:tab/> <text:s text:c="7"/>version VCUBVARIOSDADOS{</text:p>
      <text:p text:style-name="P79"><text:tab/> <text:s text:c="15"/>dados tirada()=1;</text:p>
      <text:p text:style-name="P79"><text:tab/> <text:s text:c="7"/>}=1;</text:p>
      <text:p text:style-name="P79"><text:tab/>}=0x20000003;</text:p>
      <text:p text:style-name="P79">/* Fin del archivo: cub-varios-dados.x */</text:p>
      <text:p text:style-name="P80">Clase 17-10-2006: REMOTE PROCEDURE CALL – RPC:</text:p>
      <text:p text:style-name="P78"><text:span text:style-name="T4">Compilamos esta descripción en IDL de RPC </text:span>con:</text:p>
      <text:p text:style-name="P79"><text:tab/>rpcgen -N -a cub-varios-dados.x</text:p>
      <text:p text:style-name="P79"/>
      <text:p text:style-name="P78"><text:span text:style-name="T4">Obteniéndose</text:span> los siguientes archivos:</text:p>
      <text:p text:style-name="P79"><text:s text:c="3"/>cub-varios-dados_client.c <text:s text:c="2"/>//Código C del CLIENTE RPC</text:p>
      <text:p text:style-name="Text_20_body"><text:span text:style-name="T2"><text:s text:c="3"/>cub-varios-dados_clnt.c</text:span><text:tab/> <text:s text:c="5"/><text:span text:style-name="T3">//Código C del STUB del CLIENTE RPC </text:span></text:p>
      <text:p text:style-name="P78"><text:tab/><text:tab/><text:tab/><text:tab/><text:tab/> <text:s text:c="4"/>//(NO EDITAR)</text:p>
      <text:p text:style-name="Text_20_body"><text:span text:style-name="T2"><text:s text:c="3"/>cub-varios-dados.h<text:tab/> <text:s text:c="4"/></text:span><text:span text:style-name="T3">//Archivo de CABECERA</text:span></text:p>
      <text:p text:style-name="P79"><text:s text:c="3"/>cub-varios-dados_server.c <text:s/>//Código C del SERVIDOR RPC</text:p>
      <text:p text:style-name="Text_20_body"><text:span text:style-name="T2"><text:s text:c="3"/>cub-varios-dados_svc.c</text:span><text:span text:style-name="T3"><text:tab/> <text:s text:c="4"/>//Código C del STUB del SERVIDOR RPC </text:span></text:p>
      <text:p text:style-name="P78"><text:tab/><text:tab/><text:tab/><text:tab/><text:tab/> <text:s text:c="4"/>//(NO EDITAR)</text:p>
      <text:p text:style-name="Text_20_body"><text:span text:style-name="T2"><text:s text:c="3"/>cub-varios-dados_xdr.c</text:span><text:span text:style-name="T3"><text:tab/> <text:s text:c="4"/>//Código C con la REPRESENTACIÓN <text:tab/></text:span></text:p>
      <text:p text:style-name="P78"><text:tab/><text:tab/><text:tab/><text:tab/><text:tab/> <text:s text:c="4"/>//EXTERNA DE LOS DATOS</text:p>
      <text:p text:style-name="Text_20_body"><text:span text:style-name="T2"><text:s text:c="3"/>Makefile.cub-varios-dados </text:span><text:span text:style-name="T3">//Archivo para la utilidad de compilación make</text:span></text:p>
      <text:p text:style-name="P78"/>
      <text:p text:style-name="P78"><text:span text:style-name="T4">Si observamos el archivo:</text:span><text:tab/><text:tab/><text:tab/><text:tab/><text:span text:style-name="T4">cub-varios-dados.h </text:span></text:p>
      <text:p text:style-name="P79">encontraremos que:</text:p>
      <text:list text:style-name="L34">
        <text:list-header>
          <text:p text:style-name="P93"/>
        </text:list-header>
        <text:list-item>
          <text:p text:style-name="P93">el <text:span text:style-name="T4">arreglo que se definió en el</text:span> <text:span text:style-name="T4">archivo:</text:span><text:tab/><text:span text:style-name="T4">cub-varios-dados.x</text:span></text:p>
        </text:list-item>
      </text:list>
      <text:p text:style-name="P79"><text:tab/>como<text:tab/></text:p>
      <text:p text:style-name="P79"><text:tab/><text:tab/>typedef int dados&lt;5&gt;;</text:p>
      <text:list text:style-name="L34">
        <text:list-header>
          <text:p text:style-name="P94"/>
        </text:list-header>
        <text:list-item>
          <text:p text:style-name="P93"><text:span text:style-name="T4">aparece en el archivo:</text:span><text:tab/><text:tab/><text:tab/><text:tab/> <text:span text:style-name="T4">cub-varios-dados.h</text:span></text:p>
        </text:list-item>
      </text:list>
      <text:p text:style-name="P79"><text:tab/>como</text:p>
      <text:p text:style-name="P79"><text:tab/><text:tab/>typedef struct {</text:p>
      <text:p text:style-name="P79"><text:tab/> <text:s text:c="7"/><text:tab/>u_int dados_len;<text:tab/><text:tab/>/* cantidad de elementos */</text:p>
      <text:p text:style-name="P79"><text:tab/><text:tab/> <text:s text:c="7"/>int *dados_val;<text:tab/><text:tab/><text:tab/>/* base del arreglo */</text:p>
      <text:p text:style-name="P79"><text:tab/><text:tab/>} dados;</text:p>
      <text:p text:style-name="P78"/>
      <text:p text:style-name="P78">Ahora <text:span text:style-name="T4">vamos a modificar el archivo:</text:span><text:tab/><text:tab/><text:span text:style-name="T4">cub-varios-dados_server.c</text:span></text:p>
      <text:p text:style-name="P79"/>
      <text:p text:style-name="P79">Vea que en negrita se denotan las modificaciones.</text:p>
      <text:p text:style-name="P78"/>
      <text:p text:style-name="P80">Clase 17-10-2006: REMOTE PROCEDURE CALL – RPC:</text:p>
      <text:p text:style-name="P78"><text:tab/>/* <text:s text:c="5"/><text:span text:style-name="T4">Archivo: cub-varios-dados_server.c</text:span></text:p>
      <text:p text:style-name="P78"><text:tab/> * This is sample code generated by rpcgen.</text:p>
      <text:p text:style-name="P78"><text:tab/> * These are only templates and you can use them</text:p>
      <text:p text:style-name="P78"><text:tab/> * as a guideline for developing your own functions.<text:tab/> */</text:p>
      <text:p text:style-name="P78"><text:tab/>#include "cub-varios-dados.h"</text:p>
      <text:p text:style-name="P78"><text:tab/>#include &lt;stdlib.h&gt;</text:p>
      <text:p text:style-name="P78"><text:tab/>dados * </text:p>
      <text:p text:style-name="P78"><text:tab/>tirada_1_svc(struct svc_req *rqstp)</text:p>
      <text:p text:style-name="P78"><text:tab/>{</text:p>
      <text:p text:style-name="P78"><text:tab/> <text:s text:c="7"/>static dados <text:s/>result;</text:p>
      <text:p text:style-name="P79"><text:tab/> <text:s text:c="7"/>int i;</text:p>
      <text:p text:style-name="P79"><text:tab/> <text:s text:c="7"/>static int d[5];</text:p>
      <text:p text:style-name="P79"><text:tab/> <text:s text:c="7"/>for( i=0 ; i &lt; 5 ; i++ )</text:p>
      <text:p text:style-name="P79"><text:tab/> <text:s text:c="15"/>d[i] = ( (random() % 6) + 1);</text:p>
      <text:p text:style-name="P79"><text:tab/> <text:s text:c="7"/>result.dados_val = d; /* BASE DEL ARREGLO */</text:p>
      <text:p text:style-name="P79"><text:tab/> <text:s text:c="7"/>result.dados_len = 5; /* LONGITUD DEL ARREGLO */</text:p>
      <text:p text:style-name="P78"><text:tab/> <text:s text:c="7"/>return &amp;result;</text:p>
      <text:p text:style-name="P78"><text:tab/>}<text:tab/></text:p>
      <text:p text:style-name="P79"><text:span text:style-name="T5"><text:tab/></text:span>/* Fin del archivo: cub-varios-dados_server.c */</text:p>
      <text:p text:style-name="P79"/>
      <text:p text:style-name="P79">Nos falta modificar el archivo:<text:tab/><text:tab/><text:tab/>cub-varios-dados_client.c</text:p>
      <text:p text:style-name="P79"/>
      <text:p text:style-name="P79">Se muestran en negrita las modificaciones realizadas.</text:p>
      <text:p text:style-name="P78"/>
      <text:p text:style-name="P78"/>
      <text:p text:style-name="P78"/>
      <text:p text:style-name="P78"/>
      <text:p text:style-name="P78"/>
      <text:p text:style-name="P78"/>
      <text:p text:style-name="P78"/>
      <text:p text:style-name="P78"/>
      <text:p text:style-name="P78"/>
      <text:p text:style-name="P78"/>
      <text:p text:style-name="P80">Clase 17-10-2006: REMOTE PROCEDURE CALL – RPC:</text:p>
      <text:p text:style-name="P78">/* <text:s text:c="5"/><text:span text:style-name="T4">Archivo: cub-varios-dados_client.c</text:span></text:p>
      <text:p text:style-name="P78"><text:s/>* This is sample code generated by rpcgen.</text:p>
      <text:p text:style-name="P78"><text:s/>* These are only templates and you can use them</text:p>
      <text:p text:style-name="P78"><text:s/>* as a guideline for developing your own functions. */</text:p>
      <text:p text:style-name="P78">#include "cub-varios-dados.h"</text:p>
      <text:p text:style-name="P78">#include &lt;stdlib.h&gt;</text:p>
      <text:p text:style-name="P78">void</text:p>
      <text:p text:style-name="P78">cubvariosdados_1(char *host)</text:p>
      <text:p text:style-name="P78">{</text:p>
      <text:p text:style-name="P78"><text:s text:c="8"/>CLIENT *clnt;</text:p>
      <text:p text:style-name="P78"><text:s text:c="8"/>dados <text:s/>*result_1;</text:p>
      <text:p text:style-name="P78">#ifndef DEBUG</text:p>
      <text:p text:style-name="P78"><text:s text:c="8"/>clnt = clnt_create (host, CUBVARIOSDADOS, VCUBVARIOSDADOS, "udp");</text:p>
      <text:p text:style-name="P78"><text:s text:c="8"/>if (clnt == NULL) {</text:p>
      <text:p text:style-name="P78"><text:s text:c="16"/>clnt_pcreateerror (host);</text:p>
      <text:p text:style-name="P78"><text:s text:c="16"/>exit (1);</text:p>
      <text:p text:style-name="P78"><text:s text:c="8"/>}</text:p>
      <text:p text:style-name="P78">#endif <text:s/>/* DEBUG */</text:p>
      <text:p text:style-name="P78"><text:s text:c="8"/>result_1 = tirada_1(clnt);</text:p>
      <text:p text:style-name="P78"><text:s text:c="8"/>if (result_1 == (dados *) NULL) {</text:p>
      <text:p text:style-name="P78"><text:s text:c="16"/>clnt_perror (clnt, "call failed");</text:p>
      <text:p text:style-name="P78"><text:s text:c="8"/>}</text:p>
      <text:p text:style-name="P78"><text:s text:c="8"/>/* agregado */</text:p>
      <text:p text:style-name="P79"><text:s text:c="8"/>int i;</text:p>
      <text:p text:style-name="P79"><text:s text:c="8"/>/* int a[5]; DABA ERROR TIPOS INCOMPATIBLES */</text:p>
      <text:p text:style-name="P79"><text:s text:c="8"/>int * a;</text:p>
      <text:p text:style-name="P79"><text:s text:c="8"/>for( i=0 ; i&lt;5 ; i++){</text:p>
      <text:p text:style-name="P79"><text:s text:c="16"/>a = (result_1-&gt;dados_val); /* BASE DEL ARREGLO */</text:p>
      <text:p text:style-name="P79"><text:s text:c="16"/>printf("TIRADA DEL DADO Nº %d VALE: %d\n", (i+1), a[i]);</text:p>
      <text:p text:style-name="P79"><text:s text:c="8"/>}</text:p>
      <text:p text:style-name="P78">#ifndef DEBUG</text:p>
      <text:p text:style-name="P78"><text:s text:c="8"/>clnt_destroy (clnt);</text:p>
      <text:p text:style-name="P78">#endif <text:s text:c="2"/>/* DEBUG */</text:p>
      <text:p text:style-name="P80">Clase 17-10-2006: REMOTE PROCEDURE CALL – RPC:</text:p>
      <text:p text:style-name="P79">/* <text:s text:c="5"/>Continua: cub-varios-dados_client.c */</text:p>
      <text:p text:style-name="P78">int</text:p>
      <text:p text:style-name="P78">main (int argc, char *argv[])udp <text:s text:c="7"/>0 <text:s text:c="5"/>0 *:32791 <text:s text:c="16"/>*:* <text:s text:c="31"/>4683/cub-varios-dad</text:p>
      <text:p text:style-name="P78">{</text:p>
      <text:p text:style-name="P78"><text:s text:c="8"/>char *host;</text:p>
      <text:p text:style-name="P78"><text:s text:c="8"/>if (argc &lt; 2) {</text:p>
      <text:p text:style-name="P78"><text:s text:c="16"/>printf ("usage: %s server_host\n", argv[0]);</text:p>
      <text:p text:style-name="P78"><text:s text:c="16"/>exit (1);</text:p>
      <text:p text:style-name="P78"><text:s text:c="8"/>}</text:p>
      <text:p text:style-name="P78"><text:s text:c="8"/>host = argv[1];</text:p>
      <text:p text:style-name="P78"><text:s text:c="8"/>cubvariosdados_1 (host);</text:p>
      <text:p text:style-name="P78">exit (0);</text:p>
      <text:p text:style-name="P78">}</text:p>
      <text:p text:style-name="P79">/* Fin del archivo: cub-varios-dados_client.c */</text:p>
      <text:p text:style-name="P79"/>
      <text:p text:style-name="P79">Solo nos resta compilar el PAR CLIENTE – SERVIDOR RPC:</text:p>
      <text:list text:style-name="L35">
        <text:list-item>
          <text:p text:style-name="P95">al SERVIDOR RPC mediante:</text:p>
        </text:list-item>
      </text:list>
      <text:p text:style-name="P79"><text:tab/>gcc <text:tab/></text:p>
      <text:p text:style-name="P79"><text:tab/><text:tab/>-Wall <text:s/>cub-varios-dados_server.c <text:s/>cub-varios-dados_svc.c</text:p>
      <text:p text:style-name="P79"><text:tab/><text:tab/> <text:tab/> <text:s/>cub-varios-dados_xdr.c </text:p>
      <text:p text:style-name="P79"><text:tab/><text:tab/>-o <text:s/>cub-varios-dados_server</text:p>
      <text:list text:style-name="L35">
        <text:list-item text:start-value="1">
          <text:p text:style-name="P95">al CLIENTE RPC con:</text:p>
        </text:list-item>
      </text:list>
      <text:p text:style-name="P79"><text:tab/>gcc</text:p>
      <text:p text:style-name="P79"><text:tab/><text:tab/>-Wall <text:s text:c="2"/>cub-varios-dados_client.c <text:s text:c="2"/>cub-varios-dados_clnt.c</text:p>
      <text:p text:style-name="P79"><text:tab/><text:tab/><text:tab/> <text:s text:c="2"/>cub-varios-dados_xdr.c</text:p>
      <text:p text:style-name="P79"><text:tab/><text:tab/>-o <text:s text:c="2"/>cub-varios-dados_client</text:p>
      <text:p text:style-name="P78"/>
      <text:p text:style-name="P78">Luego <text:span text:style-name="T4">podemos ejecutar</text:span>:</text:p>
      <text:p text:style-name="P78"/>
      <text:list text:style-name="L36">
        <text:list-item>
          <text:p text:style-name="P96"><text:span text:style-name="T2">al SERVIDOR RPC</text:span><text:span text:style-name="T3">, </text:span><text:span text:style-name="T2">en segundo plano:</text:span><text:span text:style-name="T3"><text:tab/></text:span><text:span text:style-name="T2">./cub-varios-dados_server&amp;</text:span></text:p>
          <text:p text:style-name="P97"/>
        </text:list-item>
        <text:list-item>
          <text:p text:style-name="P97">al CLIENTE RPC:<text:tab/><text:tab/><text:tab/>./cub-varios-dados_client <text:s/>localhost</text:p>
        </text:list-item>
      </text:list>
      <text:p text:style-name="P80">Clase 31-10-2006: REMOTE PROCEDURE CALL – RPC:</text:p>
      <text:p text:style-name="P79"><text:span text:style-name="T13">RPC</text:span> <text:span text:style-name="T13">canoniza los datos para enviarlos</text:span> y los <text:span text:style-name="T13">descanoniza al recibirlos</text:span>.</text:p>
      <text:p text:style-name="P78">Esto <text:span text:style-name="T4">permite</text:span> lograr una <text:span text:style-name="T4">transmisión coherente de datos entre distintas arquitecturas con distintos sistemas operativos</text:span>, como se muestra en el siguiente esquema:</text:p>
      <text:p text:style-name="P78"><draw:frame text:anchor-type="paragraph" draw:z-index="24" draw:style-name="gr53" draw:text-style-name="P98" svg:width="8.335cm" svg:height="2.25cm" svg:x="3.454cm" svg:y="0.321cm"><draw:text-box><text:p text:style-name="P9"><text:span text:style-name="T35">Arquitectura: </text:span><text:span text:style-name="T36">PC INTEL X86</text:span></text:p><text:p text:style-name="P9"><text:span text:style-name="T35">Sistema operativo: </text:span><text:span text:style-name="T36">Windows</text:span><text:span text:style-name="T35">, ó </text:span><text:span text:style-name="T36">GNU\Linux</text:span></text:p><text:p text:style-name="P9"><text:span text:style-name="T35">Código alfanumérico: </text:span><text:span text:style-name="T36">ASCII</text:span></text:p><text:p text:style-name="P9"><text:span text:style-name="T35">Formato de almacenamiento: </text:span><text:span text:style-name="T36">Big Endian</text:span></text:p></draw:text-box></draw:frame></text:p>
      <text:p text:style-name="P78"/>
      <text:p text:style-name="P78"/>
      <text:p text:style-name="P78"/>
      <text:p text:style-name="P78"><draw:line text:anchor-type="paragraph" draw:z-index="26" draw:style-name="gr54" draw:text-style-name="P9" svg:x1="7.687cm" svg:y1="0.058cm" svg:x2="7.687cm" svg:y2="1.54cm"><text:p/></draw:line></text:p>
      <text:p text:style-name="P78"/>
      <text:p text:style-name="P78"><draw:frame text:anchor-type="paragraph" draw:z-index="25" draw:style-name="gr55" draw:text-style-name="P98" svg:width="8.335cm" svg:height="2.17cm" svg:x="3.454cm" svg:y="0.337cm"><draw:text-box><text:p text:style-name="P9"><text:span text:style-name="T35">Arquitectura: </text:span><text:span text:style-name="T36">IBM AS/400</text:span></text:p><text:p text:style-name="P9"><text:span text:style-name="T37">Sistema operativo: </text:span><text:span text:style-name="T36">OS/400</text:span></text:p><text:p text:style-name="P9"><text:span text:style-name="T35">Código alfanumérico: </text:span><text:span text:style-name="T36">EBCDIC</text:span></text:p><text:p text:style-name="P9"><text:span text:style-name="T35">Formato de almacenamiento: </text:span><text:span text:style-name="T36">Little Endian</text:span></text:p></draw:text-box></draw:frame></text:p>
      <text:p text:style-name="P78"/>
      <text:p text:style-name="P78"/>
      <text:p text:style-name="P78"/>
      <text:p text:style-name="P78"><text:span text:style-name="T4">Esto es muy bueno, hasta que debemos enviar algo sin canonizar</text:span>, como <text:span text:style-name="T4">por ejemplo, una imagen</text:span>. Para esto, se <text:span text:style-name="T4">puede usar un arreglo que ``opaque´´ y haga creer que no está canonizado</text:span>.</text:p>
      <text:p text:style-name="P78"/>
      <text:p text:style-name="P78">Veamos ahora cómo declarar:<text:tab/><text:span text:style-name="T14">UNIONES EN RPC</text:span></text:p>
      <text:p text:style-name="Text_20_body"><text:span text:style-name="T3"><text:tab/></text:span><text:span text:style-name="T2">No son como las UNIONES DE C</text:span><text:span text:style-name="T3">, sino que </text:span><text:span text:style-name="T2">se parecen</text:span><text:span text:style-name="T3">, en su espíritu, </text:span><text:span text:style-name="T2">a los </text:span><text:span text:style-name="T7">VARIANTS RECORDS de PASCAL</text:span><text:span text:style-name="T3">. </text:span></text:p>
      <text:p text:style-name="P78">Por ejemplo:</text:p>
      <text:p text:style-name="P79"><text:tab/><text:tab/>type R = record</text:p>
      <text:p text:style-name="P79"><text:tab/><text:tab/><text:tab/>case b : bool of</text:p>
      <text:p text:style-name="P79"><text:tab/><text:tab/><text:tab/><text:tab/>true : i : integer</text:p>
      <text:p text:style-name="P79"><text:tab/><text:tab/><text:tab/><text:tab/>false : r : real</text:p>
      <text:p text:style-name="P79"><text:tab/><text:tab/>end;</text:p>
      <text:p text:style-name="P78"><text:tab/>En C se puede simular este tipo así:</text:p>
      <text:p text:style-name="P78"><text:tab/><text:tab/><text:span text:style-name="T4">struct R{</text:span></text:p>
      <text:p text:style-name="P79"><text:tab/><text:tab/><text:tab/>int b;<text:tab/>/* tag o etiqueta */</text:p>
      <text:p text:style-name="P79"><text:tab/><text:tab/><text:tab/>Union{</text:p>
      <text:p text:style-name="P79"><text:tab/><text:tab/><text:tab/><text:tab/>int i;</text:p>
      <text:p text:style-name="P79"><text:tab/><text:tab/><text:tab/><text:tab/>double r;</text:p>
      <text:p text:style-name="P79"><text:tab/><text:tab/><text:tab/>} u;</text:p>
      <text:p text:style-name="P79"><text:tab/><text:tab/>};</text:p>
      <text:p text:style-name="P80">Clase 31-10-2006: REMOTE PROCEDURE CALL – RPC:</text:p>
      <text:p text:style-name="P78"><text:span text:style-name="T4">Las UNIONES EN RPC sirven para indicar errores</text:span>. Por ejemplo:</text:p>
      <text:p text:style-name="P79"><text:tab/>Union U</text:p>
      <text:p text:style-name="P79"><text:tab/><text:tab/>switch(int error){</text:p>
      <text:p text:style-name="P79"><text:tab/><text:tab/><text:tab/>case o: opaque peli[</text:p>
      <text:p text:style-name="P79"><text:tab/><text:tab/><text:tab/>default;</text:p>
      <text:p text:style-name="P79"><text:tab/><text:tab/>};</text:p>
      <text:p text:style-name="P78">Veamos un ejemplo. Vamos a editar<text:span text:style-name="T4"> la Descripción de la Interfaz del Servicio RPC </text:span>en el archivo:<text:tab/><text:tab/><text:span text:style-name="T4">union.x</text:span></text:p>
      <text:p text:style-name="P79"><text:tab/>/* Archivo: union.x */</text:p>
      <text:p text:style-name="P79"><text:tab/>/* Ejemplo de uso de UNIONES EN RPC */</text:p>
      <text:p text:style-name="P79"><text:tab/></text:p>
      <text:p text:style-name="P79"><text:tab/>union U switch(int flag){</text:p>
      <text:p text:style-name="P79"><text:tab/> <text:s text:c="7"/>case 1: int i;</text:p>
      <text:p text:style-name="P79"><text:tab/> <text:s text:c="7"/>case 2: double d;</text:p>
      <text:p text:style-name="P79"><text:tab/> <text:s text:c="7"/>default: void;</text:p>
      <text:p text:style-name="P79"><text:tab/>};</text:p>
      <text:p text:style-name="P79"><text:tab/></text:p>
      <text:p text:style-name="P79"><text:tab/>program UNION {</text:p>
      <text:p text:style-name="P79"><text:tab/> <text:s text:c="7"/>version VUNION {</text:p>
      <text:p text:style-name="P79"><text:tab/> <text:s text:c="15"/>U funcion(int)=1;</text:p>
      <text:p text:style-name="P79"><text:tab/> <text:s text:c="7"/>}=1;</text:p>
      <text:p text:style-name="P79"><text:tab/>}=0x20000004;</text:p>
      <text:p text:style-name="P79">/* Fin del archivo: union.x */</text:p>
      <text:p text:style-name="P78"><text:span text:style-name="T4">Lo procesamos con:</text:span><text:tab/><text:tab/><text:span text:style-name="T4">rpcgen -N -a union.x</text:span></text:p>
      <text:p text:style-name="P79">y obtenemos los siguientes archivos:</text:p>
      <text:p text:style-name="P79"><text:tab/>Makefile.union<text:tab/>//Archivo para la utilidad de compilación make</text:p>
      <text:p text:style-name="P79"><text:tab/>union_client.c<text:tab/>//Código en C del CLIENTE RPC</text:p>
      <text:p text:style-name="P79"><text:tab/>union_clnt.c<text:tab/>//Código en C del STUB del CLIENTE RPC</text:p>
      <text:p text:style-name="P79"><text:tab/>union.h<text:tab/><text:tab/>//Archivo de CABECERA</text:p>
      <text:p text:style-name="P79"><text:tab/>union_server.c<text:tab/>//Código en C del SERVIDOR RPC</text:p>
      <text:p text:style-name="P79"><text:tab/>union_svc.c<text:tab/>//Código en C del STUB del SERVIDOR RPC</text:p>
      <text:p text:style-name="P79"><text:tab/>union_xdr.c<text:tab/>//Código en C para la DEFINICIÓN de lo DATOS</text:p>
      <text:p text:style-name="P79"><text:tab/><text:tab/><text:tab/><text:tab/>//EXTERNOS, o sea <text:span text:style-name="T13">donde se canonizan los datos</text:span></text:p>
      <text:p text:style-name="P80">Clase 31-10-2006: REMOTE PROCEDURE CALL – RPC:</text:p>
      <text:p text:style-name="P78">Observemos que <text:span text:style-name="T4">en el archivo de cabecera<text:tab/><text:tab/>union.h <text:tab/>aparece</text:span>:</text:p>
      <text:p text:style-name="P79"/>
      <text:p text:style-name="P79"><text:tab/>struct U {</text:p>
      <text:p text:style-name="P79"><text:tab/> <text:s text:c="7"/>int flag;</text:p>
      <text:p text:style-name="P79"><text:tab/> <text:s text:c="7"/>union {</text:p>
      <text:p text:style-name="P79"><text:tab/> <text:s text:c="15"/>int i;</text:p>
      <text:p text:style-name="P79"><text:tab/> <text:s text:c="15"/>double d;</text:p>
      <text:p text:style-name="P79"><text:tab/> <text:s text:c="7"/>} U_u;</text:p>
      <text:p text:style-name="P79"><text:tab/>};</text:p>
      <text:p text:style-name="P79"><text:tab/>typedef struct U U;</text:p>
      <text:p text:style-name="P78"/>
      <text:p text:style-name="P78">que <text:span text:style-name="T4">luce muy similar a los VARIANTS RECORDS de PASCAL </text:span>como habíamos dicho antes.</text:p>
      <text:p text:style-name="P79"/>
      <text:p text:style-name="P78"><text:span text:style-name="T4">Editamos </text:span>entonces el <text:span text:style-name="T4">archivo del SERVIDOR RPC en C</text:span>: <text:s/><text:span text:style-name="T4">union_server.c</text:span></text:p>
      <text:p text:style-name="P79"/>
      <text:p text:style-name="P79">Se muestran en negrita las modificaciones realizadas.</text:p>
      <text:p text:style-name="P78"><text:tab/>/* <text:s text:c="5"/><text:span text:style-name="T4">Archivo: <text:s text:c="7"/>union_server.c</text:span></text:p>
      <text:p text:style-name="P78"><text:tab/> * This is sample code generated by rpcgen.</text:p>
      <text:p text:style-name="P78"><text:tab/> * These are only templates and you can use them</text:p>
      <text:p text:style-name="P78"><text:tab/> * as a guideline for developing your own functions.</text:p>
      <text:p text:style-name="P78"><text:tab/> */</text:p>
      <text:p text:style-name="P78"><text:tab/>#include "union.h"</text:p>
      <text:p text:style-name="P78"><text:tab/>U *</text:p>
      <text:p text:style-name="P78"><text:tab/>funcion_1_svc(int arg1, <text:s/>struct svc_req *rqstp)</text:p>
      <text:p text:style-name="P78"><text:tab/>{</text:p>
      <text:p text:style-name="P78"><text:tab/> <text:s text:c="7"/>static U <text:s/>result;</text:p>
      <text:p text:style-name="Text_20_body"><text:span text:style-name="T3"><text:tab/> <text:s text:c="7"/></text:span><text:span text:style-name="T2">/* EN CASO DE QUE RESTO DE DIVISION ENTERA POR 3</text:span></text:p>
      <text:p text:style-name="P79"><text:tab/><text:tab/>* SEA: 0 <text:s/>==&gt; ASIGNA: result.flag = 1</text:p>
      <text:p text:style-name="P79"><text:tab/><text:tab/>* SEA: 1 <text:s/>==&gt; ASIGNA: result.flag = 2</text:p>
      <text:p text:style-name="P79"><text:tab/><text:tab/>* SEA: 2 <text:s/>==&gt; ASIGNA: result.flag = 0</text:p>
      <text:p text:style-name="P79"><text:tab/><text:tab/>*/</text:p>
      <text:p text:style-name="P79"><text:tab/></text:p>
      <text:p text:style-name="P80">Clase 31-10-2006: REMOTE PROCEDURE CALL – RPC:</text:p>
      <text:p text:style-name="P78"><text:span text:style-name="T4"><text:tab/>/*</text:span> <text:s text:c="5"/><text:span text:style-name="T4">Continua: <text:s text:c="7"/>union_server.c */</text:span></text:p>
      <text:p text:style-name="P79"><text:tab/> <text:s text:c="7"/>switch(arg1 % 3){</text:p>
      <text:p text:style-name="P79"><text:tab/> <text:s text:c="15"/>case 0:</text:p>
      <text:p text:style-name="P79"><text:tab/> <text:s text:c="23"/>result.U_u.i = 10;</text:p>
      <text:p text:style-name="P79"><text:tab/> <text:s text:c="23"/>result.flag = 1; /* ? */</text:p>
      <text:p text:style-name="P79"><text:tab/> <text:s text:c="23"/>break;</text:p>
      <text:p text:style-name="P79"><text:tab/> <text:s text:c="15"/>case 1:</text:p>
      <text:p text:style-name="P79"><text:tab/> <text:s text:c="23"/>result.U_u.d = 3.14;</text:p>
      <text:p text:style-name="P79"><text:tab/> <text:s text:c="23"/>result.flag = 2; /* ? */</text:p>
      <text:p text:style-name="P79"><text:tab/> <text:s text:c="23"/>break;</text:p>
      <text:p text:style-name="P79"><text:tab/> <text:s text:c="15"/>case 2:</text:p>
      <text:p text:style-name="P79"><text:tab/> <text:s text:c="23"/>result.flag = 0; /* ? */</text:p>
      <text:p text:style-name="P79"><text:tab/> <text:s text:c="23"/>break;</text:p>
      <text:p text:style-name="P79"><text:tab/> <text:s text:c="7"/>}</text:p>
      <text:p text:style-name="P78"><text:tab/> <text:s text:c="7"/>return &amp;result;</text:p>
      <text:p text:style-name="P78"><text:tab/>}</text:p>
      <text:p text:style-name="P79"><text:tab/>/*Fin del archivo: <text:s text:c="5"/>union_server.c */</text:p>
      <text:p text:style-name="P79"/>
      <text:p text:style-name="Text_20_body"><text:span text:style-name="T3">Seguimos con la </text:span><text:span text:style-name="T2">edición del archivo correspondiente al CLIENTE RPC:</text:span></text:p>
      <text:p text:style-name="P79"><text:tab/><text:tab/><text:tab/><text:tab/><text:tab/>union_client.c</text:p>
      <text:p text:style-name="P79">Se denotan en negrita las modificaciones hechas.</text:p>
      <text:p text:style-name="P78"/>
      <text:p text:style-name="P78">/* <text:s text:c="5"/><text:span text:style-name="T4">Archivo: union_client.c</text:span></text:p>
      <text:p text:style-name="P78"><text:s/>* This is sample code generated by rpcgen.</text:p>
      <text:p text:style-name="P78"><text:s/>* These are only templates and you can use them</text:p>
      <text:p text:style-name="P78"><text:s/>* as a guideline for developing your own functions.</text:p>
      <text:p text:style-name="P78"><text:s/>*/</text:p>
      <text:p text:style-name="P78"/>
      <text:p text:style-name="P78">#include "union.h"</text:p>
      <text:p text:style-name="P78"/>
      <text:p text:style-name="P78"/>
      <text:p text:style-name="P78"/>
      <text:p text:style-name="P78"/>
      <text:p text:style-name="P80">Clase 31-10-2006: REMOTE PROCEDURE CALL – RPC:</text:p>
      <text:p text:style-name="P79">/* <text:s text:c="5"/>Continua: union_client.c */</text:p>
      <text:p text:style-name="P78">void</text:p>
      <text:p text:style-name="P78">union_1(char *host)</text:p>
      <text:p text:style-name="P78">{</text:p>
      <text:p text:style-name="P78"><text:s text:c="8"/>CLIENT *clnt;</text:p>
      <text:p text:style-name="P78"><text:s text:c="8"/>U <text:s/>*result_1;</text:p>
      <text:p text:style-name="P78"><text:s text:c="8"/>int funcion_1_arg1;</text:p>
      <text:p text:style-name="P78">#ifndef DEBUG</text:p>
      <text:p text:style-name="P78"><text:s text:c="8"/>clnt = clnt_create (host, UNION, VUNION, "udp");</text:p>
      <text:p text:style-name="P78"><text:s text:c="8"/>if (clnt == NULL) {</text:p>
      <text:p text:style-name="P78"><text:s text:c="16"/>clnt_pcreateerror (host);</text:p>
      <text:p text:style-name="P78"><text:s text:c="16"/>exit (1);</text:p>
      <text:p text:style-name="P78"><text:s text:c="8"/>}</text:p>
      <text:p text:style-name="P78">#endif <text:s/>/* DEBUG */</text:p>
      <text:p text:style-name="P79"><text:s text:c="8"/>for(funcion_1_arg1=0 ; funcion_1_arg1 &lt; 10 ; funcion_1_arg1++){</text:p>
      <text:p text:style-name="P78"><text:s text:c="16"/>result_1 = funcion_1(funcion_1_arg1, clnt);</text:p>
      <text:p text:style-name="P78"><text:s text:c="16"/>if (result_1 == (U *) NULL) {</text:p>
      <text:p text:style-name="P78"><text:s text:c="24"/>clnt_perror (clnt, "call failed");</text:p>
      <text:p text:style-name="P78"><text:s text:c="16"/>}</text:p>
      <text:p text:style-name="P79"><text:s text:c="16"/>switch( result_1-&gt;flag ){</text:p>
      <text:p text:style-name="P79"><text:s text:c="24"/>/* case 0: */<text:tab/><text:tab/><text:tab/></text:p>
      <text:p text:style-name="P79"><text:s text:c="24"/>case 1:</text:p>
      <text:p text:style-name="P79"><text:tab/><text:tab/><text:tab/><text:tab/>printf("Un entero! vale: %d \n", result_1-&gt;U_u.i);</text:p>
      <text:p text:style-name="P79"><text:s text:c="34"/>break;</text:p>
      <text:p text:style-name="P79"><text:s text:c="24"/>/* case 1: */</text:p>
      <text:p text:style-name="P79"><text:s text:c="24"/>case 2:</text:p>
      <text:p text:style-name="P79"><text:tab/><text:tab/><text:tab/><text:tab/>printf("Un doble! vale: %f \n", result_1-&gt;U_u.d);</text:p>
      <text:p text:style-name="P79"><text:s text:c="32"/><text:tab/>break;</text:p>
      <text:p text:style-name="P79"><text:s text:c="24"/>default:</text:p>
      <text:p text:style-name="P79"><text:tab/><text:tab/><text:tab/><text:tab/>printf("Auuchh!!! ESTO NO ES NADA!!! \n");</text:p>
      <text:p text:style-name="P79"><text:s text:c="32"/><text:tab/>break;</text:p>
      <text:p text:style-name="P79"><text:s text:c="16"/>}</text:p>
      <text:p text:style-name="P79"><text:s text:c="8"/>}</text:p>
      <text:p text:style-name="P80">Clase 31-10-2006: REMOTE PROCEDURE CALL – RPC:</text:p>
      <text:p text:style-name="P79">/* <text:s text:c="5"/>Continua: union_client.c */</text:p>
      <text:p text:style-name="P78"/>
      <text:p text:style-name="P78">#ifndef DEBUG</text:p>
      <text:p text:style-name="P78"><text:s text:c="8"/>clnt_destroy (clnt);</text:p>
      <text:p text:style-name="P78">#endif <text:s text:c="2"/>/* DEBUG */</text:p>
      <text:p text:style-name="P78">}</text:p>
      <text:p text:style-name="P78"/>
      <text:p text:style-name="P78">int</text:p>
      <text:p text:style-name="P78">main (int argc, char *argv[])</text:p>
      <text:p text:style-name="P78">{</text:p>
      <text:p text:style-name="P78"><text:s text:c="8"/>char *host;</text:p>
      <text:p text:style-name="P78"/>
      <text:p text:style-name="P78"><text:s text:c="8"/>if (argc &lt; 2) {</text:p>
      <text:p text:style-name="P78"><text:s text:c="16"/>printf ("usage: %s server_host\n", argv[0]);</text:p>
      <text:p text:style-name="P78"><text:s text:c="16"/>exit (1);</text:p>
      <text:p text:style-name="P78"><text:s text:c="8"/>}</text:p>
      <text:p text:style-name="P78"><text:s text:c="8"/>host = argv[1];</text:p>
      <text:p text:style-name="P78"><text:s text:c="8"/>union_1 (host);</text:p>
      <text:p text:style-name="P78">exit (0);</text:p>
      <text:p text:style-name="P78">}</text:p>
      <text:p text:style-name="P79">/* Fin del archivo: union_client.c */</text:p>
      <text:p text:style-name="P79"/>
      <text:p text:style-name="P80">Nos falta compilar:</text:p>
      <text:list text:style-name="L37">
        <text:list-item>
          <text:p text:style-name="P99">el SERVIDOR RPC mediante:</text:p>
        </text:list-item>
      </text:list>
      <text:p text:style-name="P78"><text:tab/><text:span text:style-name="T4">gcc -Wall union_server.c union_svc.c union_xdr.c -o union_server</text:span></text:p>
      <text:list text:style-name="L38">
        <text:list-header>
          <text:p text:style-name="P100"/>
        </text:list-header>
        <text:list-item>
          <text:p text:style-name="P100">el CLIENTE RPC mediante:</text:p>
        </text:list-item>
      </text:list>
      <text:p text:style-name="P78"><text:tab/><text:span text:style-name="T4">gcc -Wall union_client.c union_clnt.c union_xdr.c -o union_client</text:span></text:p>
      <text:p text:style-name="P79"/>
      <text:p text:style-name="P80">Y para ejecutar:</text:p>
      <text:list text:style-name="L39">
        <text:list-item>
          <text:p text:style-name="P101">el SERVIDOR RPC, en segundo plano:<text:tab/><text:tab/>./union_server&amp;</text:p>
        </text:list-item>
      </text:list>
      <text:p text:style-name="P79"/>
      <text:list text:style-name="L39">
        <text:list-item text:start-value="1">
          <text:p text:style-name="P101">el CLIENTE RPC, en la propia computadora:<text:tab/>./union_client localhost</text:p>
        </text:list-item>
      </text:list>
      <text:p text:style-name="P80">Clase 31-10-2006: REMOTE PROCEDURE CALL – RPC:</text:p>
      <text:p text:style-name="P78">Continuemos ahora con un nuevo ejemplo, en el cuál </text:p>
      <text:p text:style-name="P78"><text:tab/>“<text:span text:style-name="T4">trataremos de hacer un CLIENTE RPC pero SIN USAR RPC”.</text:span></text:p>
      <text:p text:style-name="P78">La <text:span text:style-name="T4">descripción del servicio RPC en lenguaje IDL</text:span> se muestra a continuación en el archivo:<text:tab/><text:span text:style-name="T4">qq.x</text:span></text:p>
      <text:p text:style-name="P79"><text:tab/>/* <text:s text:c="5"/>Archivo: qq.x <text:s text:c="2"/>*/</text:p>
      <text:p text:style-name="P79"><text:tab/>/* DESCRIPCIÓN DE UN SERVICIO RPC EN IDL */</text:p>
      <text:p text:style-name="P79"><text:tab/></text:p>
      <text:p text:style-name="P79"><text:tab/>program QQ{</text:p>
      <text:p text:style-name="P79"><text:tab/> <text:s text:c="7"/>version VQQ{</text:p>
      <text:p text:style-name="P79"><text:tab/> <text:s text:c="15"/>double f(int) = 1;</text:p>
      <text:p text:style-name="P79"><text:tab/> <text:s text:c="7"/>}=11;</text:p>
      <text:p text:style-name="P79"><text:tab/>}=0x30000003;</text:p>
      <text:p text:style-name="P79"><text:tab/>/* Fin del archivo: qq.x <text:s text:c="2"/>*/</text:p>
      <text:p text:style-name="P79"/>
      <text:p text:style-name="P78"><text:span text:style-name="T4">Lo procesamos mediante:</text:span><text:tab/><text:tab/><text:span text:style-name="T4">rpcgen -N -a qq.x</text:span></text:p>
      <text:p text:style-name="P79"/>
      <text:p text:style-name="P79">Y obtenemos los archivos:</text:p>
      <text:p text:style-name="P79"><text:tab/>Makefile.qq<text:tab/>//Archivo para la utilidad de compilación make</text:p>
      <text:p text:style-name="P79"><text:tab/>qq_client.c<text:tab/>//Código en C del CLIENTE RPC</text:p>
      <text:p text:style-name="P79"><text:tab/>qq_clnt.c<text:tab/><text:tab/>//Código en C del STUB del CLIENTE RPC</text:p>
      <text:p text:style-name="P79"><text:tab/>qq.h<text:tab/><text:tab/><text:tab/>//Archivo de CABECERA</text:p>
      <text:p text:style-name="P79"><text:tab/>qq_server.c<text:tab/>//Código en C del SERVIDOR RPC</text:p>
      <text:p text:style-name="P79"><text:tab/>qq_svc.c<text:tab/><text:tab/>//Código en C del STUB del SERVIDOR RPC</text:p>
      <text:p text:style-name="P79"/>
      <text:p text:style-name="P79">Editamos el archivo del SERVIDOR RPC:<text:tab/>qq_server.c</text:p>
      <text:p text:style-name="P79">En negrita se muestran las modificaciones.</text:p>
      <text:p text:style-name="P79"><text:tab/>/* <text:s text:c="5"/>Archivo: <text:s text:c="7"/>qq_server.c</text:p>
      <text:p text:style-name="P78"><text:tab/> * This is sample code generated by rpcgen.</text:p>
      <text:p text:style-name="P78"><text:tab/> * These are only templates and you can use them</text:p>
      <text:p text:style-name="P78"><text:tab/> * as a guideline for developing your own functions.</text:p>
      <text:p text:style-name="P78"><text:tab/> */</text:p>
      <text:p text:style-name="P78"><text:tab/></text:p>
      <text:p text:style-name="P78"><text:tab/>#include "qq.h"</text:p>
      <text:p text:style-name="P80">Clase 31-10-2006: REMOTE PROCEDURE CALL – RPC:</text:p>
      <text:p text:style-name="P79"><text:tab/>/* <text:s text:c="5"/>Continua: <text:s text:c="7"/>qq_server.c */</text:p>
      <text:p text:style-name="P78"><text:tab/>double *</text:p>
      <text:p text:style-name="P78"><text:tab/>f_11_svc(int arg1, <text:s/>struct svc_req *rqstp)</text:p>
      <text:p text:style-name="P78"><text:tab/>{</text:p>
      <text:p text:style-name="P78"><text:tab/> <text:s text:c="7"/>static double <text:s/>result;</text:p>
      <text:p text:style-name="P79"><text:tab/> <text:s text:c="7"/>result = arg1 + (1.0 * arg1)/100;</text:p>
      <text:p text:style-name="P78"><text:tab/> <text:s text:c="7"/>return &amp;result;</text:p>
      <text:p text:style-name="P78"><text:tab/>}</text:p>
      <text:p text:style-name="P79"><text:span text:style-name="T5"><text:tab/></text:span>/* <text:s text:c="5"/>Fin del archivo: <text:s text:c="7"/>qq_server.c */</text:p>
      <text:p text:style-name="P79"/>
      <text:p text:style-name="P79">Lo compilamos mediante:</text:p>
      <text:p text:style-name="P79"><text:tab/>gcc <text:s/>-Wall <text:s/>qq_server.c <text:s/>qq_svc.c <text:s/>-o qq_server</text:p>
      <text:p text:style-name="P79"/>
      <text:p text:style-name="P79">Entonces eliminamos el código en C del CLIENTE RPC y del STUB del CLIENTE RPC mediante:<text:tab/></text:p>
      <text:p text:style-name="P79"><text:tab/><text:tab/><text:tab/><text:tab/><text:tab/>rm <text:s/>qq_client.c <text:s/>qq_clnt.c</text:p>
      <text:p text:style-name="P78"/>
      <text:p text:style-name="P79">Y ahora nos dedicamos a hacer nuestro propio CLIENTE RPC rápido:</text:p>
      <text:p text:style-name="P79"><text:tab/>/* Archivo: qq_client.c</text:p>
      <text:p text:style-name="P79"><text:tab/> * NUESTRO PROPIO CLIENTE RPC</text:p>
      <text:p text:style-name="P79"><text:tab/> * PARA EL SERVIDOR RPC: qq_server.c */</text:p>
      <text:p text:style-name="P79"><text:tab/></text:p>
      <text:p text:style-name="P79"><text:tab/>/* ARCHIVOS DE CABECERA */</text:p>
      <text:p text:style-name="P79"><text:tab/>#include&lt;stdio.h&gt;</text:p>
      <text:p text:style-name="P79"><text:tab/>#include&lt;rpc/rpc.h&gt;</text:p>
      <text:p text:style-name="P79"><text:tab/>#include&lt;rpc/xdr.h&gt;</text:p>
      <text:p text:style-name="P79"><text:tab/></text:p>
      <text:p text:style-name="P79"><text:tab/>/* DEFINICIONES */</text:p>
      <text:p text:style-name="P79"><text:tab/>#define NPROG <text:s text:c="2"/>0x30000003</text:p>
      <text:p text:style-name="P79"><text:tab/>#define NVERS <text:s text:c="2"/>11</text:p>
      <text:p text:style-name="P79"><text:tab/>#define NFUNC <text:s text:c="2"/>1</text:p>
      <text:p text:style-name="P79"><text:tab/></text:p>
      <text:p text:style-name="P79"><text:tab/></text:p>
      <text:p text:style-name="P80">Clase 31-10-2006: REMOTE PROCEDURE CALL – RPC:</text:p>
      <text:p text:style-name="P79"><text:tab/>/* Continua: qq_client.c */</text:p>
      <text:p text:style-name="P79"><text:tab/>/* FUNCION PRINCIPAL MAIN */</text:p>
      <text:p text:style-name="P79"><text:tab/>int main()</text:p>
      <text:p text:style-name="P79"><text:tab/>{</text:p>
      <text:p text:style-name="P79"><text:tab/> <text:s text:c="7"/>int i;</text:p>
      <text:p text:style-name="P79"><text:tab/> <text:s text:c="7"/>double d;</text:p>
      <text:p text:style-name="P79"><text:tab/> <text:s text:c="7"/>for(i=0 ; i&lt;10 ; i++){</text:p>
      <text:p text:style-name="P79"><text:tab/> <text:s text:c="15"/>callrpc(</text:p>
      <text:p text:style-name="P79"><text:tab/> <text:s text:c="23"/>"localhost",</text:p>
      <text:p text:style-name="P79"><text:tab/> <text:s text:c="23"/>NPROG,</text:p>
      <text:p text:style-name="P79"><text:tab/> <text:s text:c="23"/>NVERS,</text:p>
      <text:p text:style-name="P79"><text:tab/> <text:s text:c="23"/>NFUNC,</text:p>
      <text:p text:style-name="P79"><text:tab/> <text:s text:c="23"/>xdr_int, <text:s text:c="7"/>/* CANONIZA A UN DATO DE TIPO int */</text:p>
      <text:p text:style-name="P79"><text:tab/> <text:s text:c="23"/>&amp;i,</text:p>
      <text:p text:style-name="P79"><text:tab/> <text:s text:c="23"/>xdr_double,</text:p>
      <text:p text:style-name="P79"><text:tab/> <text:s text:c="23"/>/* CANONIZA A UN DATO DE TIPO double */</text:p>
      <text:p text:style-name="P79"><text:tab/> <text:s text:c="23"/>&amp;d</text:p>
      <text:p text:style-name="P79"><text:tab/> <text:s text:c="23"/>);</text:p>
      <text:p text:style-name="P79"><text:tab/> <text:s text:c="15"/>printf("Para %d viene %f \n", i , d );</text:p>
      <text:p text:style-name="P79"><text:tab/> <text:s text:c="7"/>}</text:p>
      <text:p text:style-name="P79"><text:tab/> <text:s text:c="7"/>return 0;</text:p>
      <text:p text:style-name="P79"><text:tab/>}</text:p>
      <text:p text:style-name="P79"><text:tab/>/* Archivo: qq_client.c */</text:p>
      <text:p text:style-name="P79"/>
      <text:p text:style-name="P79">Lo compilamos mediante:<text:tab/><text:tab/>gcc -Wall qq_client.c -o qq_client</text:p>
      <text:p text:style-name="P79"/>
      <text:p text:style-name="P79">Entonces:</text:p>
      <text:list text:style-name="L40">
        <text:list-header>
          <text:p text:style-name="P102"/>
        </text:list-header>
        <text:list-item>
          <text:p text:style-name="P102">ejecutamos el SERVIDOR RPC, en segundo plano mediante : </text:p>
          <text:list>
            <text:list-item>
              <text:list>
                <text:list-header>
                  <text:p text:style-name="P102">./qq_server&amp;</text:p>
                </text:list-header>
              </text:list>
            </text:list-item>
          </text:list>
          <text:p text:style-name="P102"/>
        </text:list-item>
        <text:list-item>
          <text:p text:style-name="P102">ejecutamos nuestro CLIENTE RPC con:</text:p>
          <text:list>
            <text:list-item>
              <text:list>
                <text:list-header>
                  <text:p text:style-name="P102">./qq_client</text:p>
                </text:list-header>
              </text:list>
            </text:list-item>
          </text:list>
        </text:list-item>
      </text:list>
      <text:p text:style-name="P80">Clase 14-11-2006: REMOTE PROCEDURE CALL – RPC:</text:p>
      <text:p text:style-name="P80">Apartándose del modelo REQUEST/REPLY:</text:p>
      <text:p text:style-name="Text_20_body"><text:span text:style-name="T2"><text:tab/>REQUEST/REPLY es un modelo secuencial</text:span><text:span text:style-name="T3">, pero </text:span><text:span text:style-name="T2">a veces el paralelismo es necesario</text:span><text:span text:style-name="T3">.</text:span></text:p>
      <text:p text:style-name="P78"><text:tab/>Es una <text:span text:style-name="T4">tentación usar PThreads.</text:span></text:p>
      <text:p text:style-name="P78"><text:tab/>Es una <text:span text:style-name="T4">MALA idea usar:</text:span> las <text:span text:style-name="T4">funciones generadas por rpcgen(1)</text:span> <text:span text:style-name="T4">porque no son reentrantes.</text:span></text:p>
      <text:p text:style-name="P78"><text:tab/>Una <text:span text:style-name="T4">posible solución </text:span>es <text:span text:style-name="T4">no usar threads sino fork</text:span>. <text:span text:style-name="T4">Listo! Ponemos</text:span> <text:span text:style-name="T4">un fork(2) en nuestras funciones y el programa ``revienta´´.</text:span></text:p>
      <text:p text:style-name="P79"><text:tab/><text:span text:style-name="T5">En realidad hay que meter mano en los archvivos </text:span>'*_svc.c' (que dicen ``DO NOT EDIT´´).</text:p>
      <text:p text:style-name="P79"><text:tab/><text:span text:style-name="T5">Para </text:span>ver dónde debemos tocar <text:span text:style-name="T5">y si dá resultado, </text:span>vamos a generar el PAR CLIENTE – SERVIDOR para la siguiente descripción del servicio RPC:<text:span text:style-name="T5"><text:tab/><text:tab/></text:span>delay.x</text:p>
      <text:p text:style-name="P79"/>
      <text:p text:style-name="P78"><text:tab/><text:span text:style-name="T4">/* Archivo: <text:s text:c="4"/>delay.x */</text:span></text:p>
      <text:p text:style-name="P79"><text:tab/>/* DESCRIPCIÓN DE SERVICIO RPC EN LENGUAJE IDL */</text:p>
      <text:p text:style-name="P79"><text:tab/></text:p>
      <text:p text:style-name="P79"><text:tab/>program DELAY{</text:p>
      <text:p text:style-name="P79"><text:tab/> <text:s text:c="7"/>version VDELAY{</text:p>
      <text:p text:style-name="P79"><text:tab/> <text:s text:c="15"/>void demora(void)=1;</text:p>
      <text:p text:style-name="P79"><text:tab/> <text:s text:c="7"/>}=1;</text:p>
      <text:p text:style-name="P79"><text:tab/>}=0x20000002;</text:p>
      <text:p text:style-name="P79"><text:tab/>/* Fin del archivo: <text:s text:c="4"/>delay.x */</text:p>
      <text:p text:style-name="P78"/>
      <text:p text:style-name="P79">Lo procesamos con:<text:tab/><text:tab/>rpcgen -N -a delay.x</text:p>
      <text:p text:style-name="P79"/>
      <text:p text:style-name="P79">Que genera los siguientes archivos:</text:p>
      <text:p text:style-name="P79"><text:tab/>delay_client.c<text:tab/>//Código en C del CLIENTE RPC</text:p>
      <text:p text:style-name="P79"><text:tab/>delay_clnt.c<text:tab/>//Código en C del STUB del CLIENTE RPC</text:p>
      <text:p text:style-name="P79"><text:tab/>delay.h<text:tab/><text:tab/>//Archivo de CABECERA</text:p>
      <text:p text:style-name="P79"><text:tab/>delay_server.c<text:tab/>//Código en C del SERVIDOR RPC</text:p>
      <text:p text:style-name="P79"><text:tab/>delay_svc.c<text:tab/>//Código en C del STUB del SERVIDOR RPC</text:p>
      <text:p text:style-name="P79"><text:tab/>Makefile.delay<text:tab/>//Archivo para la utilidad de compilación make</text:p>
      <text:p text:style-name="P79"/>
      <text:p text:style-name="P79"/>
      <text:p text:style-name="P80">Clase 14-11-2006: REMOTE PROCEDURE CALL – RPC:</text:p>
      <text:p text:style-name="P78"><text:span text:style-name="T4">Editamos </text:span>el archivo:<text:tab/><text:tab/><text:span text:style-name="T4">delay_server.c</text:span></text:p>
      <text:p text:style-name="P79">En negrita están las modificaciones.</text:p>
      <text:p text:style-name="P78"><text:tab/>/* <text:s text:c="5"/><text:span text:style-name="T4">Archivo: <text:s text:c="7"/>delay_server.c</text:span></text:p>
      <text:p text:style-name="P78"><text:tab/> * This is sample code generated by rpcgen.</text:p>
      <text:p text:style-name="P78"><text:tab/> * These are only templates and you can use them</text:p>
      <text:p text:style-name="P78"><text:tab/> * as a guideline for developing your own functions.</text:p>
      <text:p text:style-name="P78"><text:tab/> */</text:p>
      <text:p text:style-name="P78"><text:tab/>#include "delay.h"</text:p>
      <text:p text:style-name="P78"><text:tab/><text:span text:style-name="T4">#include&lt;unistd.h&gt;</text:span></text:p>
      <text:p text:style-name="P78"><text:tab/>void *</text:p>
      <text:p text:style-name="P78"><text:tab/>demora_1_svc(struct svc_req *rqstp)</text:p>
      <text:p text:style-name="P78"><text:tab/>{</text:p>
      <text:p text:style-name="P78"><text:tab/> <text:s text:c="7"/>static char * result;</text:p>
      <text:p text:style-name="P78"><text:tab/> <text:s text:c="7"/><text:span text:style-name="T4">sleep(10);</text:span></text:p>
      <text:p text:style-name="P78"><text:tab/> <text:s text:c="7"/>return (void *) &amp;result;</text:p>
      <text:p text:style-name="P78"><text:tab/>}</text:p>
      <text:p text:style-name="P78"><text:tab/><text:span text:style-name="T4">/*Fin del archivo: <text:s text:c="5"/>delay_server.c */</text:span></text:p>
      <text:p text:style-name="P79"/>
      <text:p text:style-name="P79">Lo compilamos con:</text:p>
      <text:p text:style-name="P79"><text:tab/>gcc -Wall delay_server.c delay_svc.c -o delay_server</text:p>
      <text:p text:style-name="P79"/>
      <text:p text:style-name="P79">Sin realizar cambios en el CLIENTE RPC lo compilamos:</text:p>
      <text:p text:style-name="P79"><text:tab/>gcc -Wall delay_client.c delay_clnt.c -o delay_client</text:p>
      <text:p text:style-name="P79"/>
      <text:p text:style-name="P79">Ahora ejecutamos el SERVIDOR RPC en segundo plano con:</text:p>
      <text:p text:style-name="P79"><text:tab/>./delay_server&amp;</text:p>
      <text:p text:style-name="P79">Y desde 5 terminales virtuales diferentes ejecutamos 5 instancias distintas del CLIENTE RPC, lo más rápido posible, mediante:</text:p>
      <text:p text:style-name="P79"><text:tab/>./delay_cliente localhost</text:p>
      <text:p text:style-name="P79">Observará que el SERVIDOR RPC atiende a dos CLIENTES RPC mientras que en los 3 CLIENTES RPC restantes se observa el mensaje:</text:p>
      <text:p text:style-name="P79"><text:tab/>``call failed: RPC: Timed out´´</text:p>
      <text:p text:style-name="P78"/>
      <text:p text:style-name="P78"/>
      <text:p text:style-name="P80">Clase 14-11-2006: REMOTE PROCEDURE CALL – RPC:</text:p>
      <text:p text:style-name="P79">Podemos paralelizar al SERVIDOR RPC para ello debemos editar el archivo:</text:p>
      <text:p text:style-name="P78"><text:tab/><text:span text:style-name="T4">delay_svc.c</text:span></text:p>
      <text:p text:style-name="P78">/* <text:s text:c="5"/>Archivo: delay_svc.c</text:p>
      <text:p text:style-name="P78"><text:s/>* Please do not edit this file.</text:p>
      <text:p text:style-name="P78"><text:s/>* It was generated using rpcgen.</text:p>
      <text:p text:style-name="P78"><text:s/>*/</text:p>
      <text:p text:style-name="P78"/>
      <text:p text:style-name="P78">#include "delay.h"</text:p>
      <text:p text:style-name="P78">#include &lt;stdio.h&gt;</text:p>
      <text:p text:style-name="P78">#include &lt;stdlib.h&gt;</text:p>
      <text:p text:style-name="P78">#include &lt;rpc/pmap_clnt.h&gt;</text:p>
      <text:p text:style-name="P78">#include &lt;string.h&gt;</text:p>
      <text:p text:style-name="P78">#include &lt;memory.h&gt;</text:p>
      <text:p text:style-name="P78">#include &lt;sys/socket.h&gt;</text:p>
      <text:p text:style-name="P78">#include &lt;netinet/in.h&gt;</text:p>
      <text:p text:style-name="P78"/>
      <text:p text:style-name="P78">#ifndef SIG_PF</text:p>
      <text:p text:style-name="P78">#define SIG_PF void(*)(int)</text:p>
      <text:p text:style-name="P78">#endif</text:p>
      <text:p text:style-name="P78"/>
      <text:p text:style-name="P78">static void *</text:p>
      <text:p text:style-name="P78">_demora_1 (void <text:s/>*argp, struct svc_req *rqstp)</text:p>
      <text:p text:style-name="P78">{</text:p>
      <text:p text:style-name="P78"><text:s text:c="8"/>return (demora_1_svc(rqstp));</text:p>
      <text:p text:style-name="P78">}</text:p>
      <text:p text:style-name="P78"/>
      <text:p text:style-name="P78">static void</text:p>
      <text:p text:style-name="P78">delay_1(struct svc_req *rqstp, register SVCXPRT *transp)</text:p>
      <text:p text:style-name="P78">{</text:p>
      <text:p text:style-name="P78"><text:s text:c="8"/>union {</text:p>
      <text:p text:style-name="P78"><text:s text:c="16"/>int fill;</text:p>
      <text:p text:style-name="P78"><text:s text:c="8"/>} argument;</text:p>
      <text:p text:style-name="P80">Clase 14-11-2006: REMOTE PROCEDURE CALL – RPC:</text:p>
      <text:p text:style-name="P78">/* <text:s text:c="5"/>Continua: delay_svc.c */</text:p>
      <text:p text:style-name="P78"><text:s text:c="8"/>char *result;</text:p>
      <text:p text:style-name="P78"><text:s text:c="8"/>xdrproc_t <text:s/>_xdr_argument, <text:s/>_xdr_result;</text:p>
      <text:p text:style-name="P78"><text:s text:c="8"/>char *(*local)(char *, struct svc_req *);</text:p>
      <text:p text:style-name="P79"><text:s text:c="8"/>switch (rqstp-&gt;rq_proc) {</text:p>
      <text:p text:style-name="P79"><text:s text:c="8"/>case NULLPROC:</text:p>
      <text:p text:style-name="P79"><text:s text:c="9"/>(void) svc_sendreply (transp, (xdrproc_t) xdr_void, (char *)NULL);</text:p>
      <text:p text:style-name="P79"><text:s text:c="16"/>return;</text:p>
      <text:p text:style-name="P79"><text:s text:c="8"/>case demora:</text:p>
      <text:p text:style-name="P79"><text:s text:c="16"/>_xdr_argument = (xdrproc_t) xdr_void;</text:p>
      <text:p text:style-name="P79"><text:s text:c="16"/>_xdr_result = (xdrproc_t) xdr_void;</text:p>
      <text:p text:style-name="P79"><text:s text:c="16"/>local = (char *(*)(char *, struct svc_req *)) _demora_1;</text:p>
      <text:p text:style-name="P79"><text:s text:c="16"/>break;</text:p>
      <text:p text:style-name="P79"><text:s text:c="8"/>default:</text:p>
      <text:p text:style-name="P79"><text:s text:c="16"/>svcerr_noproc (transp);</text:p>
      <text:p text:style-name="P79"><text:s text:c="16"/>return;</text:p>
      <text:p text:style-name="P79"><text:s text:c="8"/>}</text:p>
      <text:p text:style-name="P78"><text:s text:c="8"/>memset ((char *)&amp;argument, 0, sizeof (argument));</text:p>
      <text:p text:style-name="P78"><text:s text:c="6"/>if (!svc_getargs (transp, (xdrproc_t) _xdr_argument, (caddr_t) &amp;argument)){</text:p>
      <text:p text:style-name="P78"><text:s text:c="16"/>svcerr_decode (transp);</text:p>
      <text:p text:style-name="P78"><text:s text:c="16"/>return;</text:p>
      <text:p text:style-name="P78"><text:s text:c="8"/>}</text:p>
      <text:p text:style-name="P78"><text:s text:c="8"/>result = (*local)((char *)&amp;argument, rqstp);</text:p>
      <text:p text:style-name="P78"><text:s text:c="3"/>if (result != NULL &amp;&amp; !svc_sendreply(transp, (xdrproc_t) _xdr_result, result)) {</text:p>
      <text:p text:style-name="P78"><text:s text:c="16"/>svcerr_systemerr (transp);</text:p>
      <text:p text:style-name="P78"><text:s text:c="8"/>}</text:p>
      <text:p text:style-name="P78"><text:s text:c="4"/>if (!svc_freeargs (transp, (xdrproc_t) _xdr_argument, (caddr_t) &amp;argument)) {</text:p>
      <text:p text:style-name="P78"><text:s text:c="16"/>fprintf (stderr, "%s", "unable to free arguments");</text:p>
      <text:p text:style-name="P78"><text:s text:c="16"/>exit (1);</text:p>
      <text:p text:style-name="P78"><text:s text:c="8"/>}</text:p>
      <text:p text:style-name="P78"><text:s text:c="8"/>return;</text:p>
      <text:p text:style-name="P78">}</text:p>
      <text:p text:style-name="P80"/>
      <text:p text:style-name="P80">Clase 14-11-2006: REMOTE PROCEDURE CALL – RPC:</text:p>
      <text:p text:style-name="P78">/* <text:s text:c="5"/>Continua: delay_svc.c */</text:p>
      <text:p text:style-name="P78">int main (int argc, char **argv)</text:p>
      <text:p text:style-name="P78">{</text:p>
      <text:p text:style-name="P78"><text:s text:c="8"/>register SVCXPRT *transp;</text:p>
      <text:p text:style-name="P78"/>
      <text:p text:style-name="P78"><text:s text:c="8"/>pmap_unset (DELAY, VDELAY);</text:p>
      <text:p text:style-name="P78"/>
      <text:p text:style-name="P78"><text:s text:c="8"/>transp = svcudp_create(RPC_ANYSOCK);</text:p>
      <text:p text:style-name="P78"><text:s text:c="8"/>if (transp == NULL) {</text:p>
      <text:p text:style-name="P78"><text:s text:c="16"/>fprintf (stderr, "%s", "cannot create udp service.");</text:p>
      <text:p text:style-name="P78"><text:s text:c="16"/>exit(1);</text:p>
      <text:p text:style-name="P78"><text:s text:c="8"/>}</text:p>
      <text:p text:style-name="P78"><text:s text:c="8"/>if (!svc_register(transp, DELAY, VDELAY, delay_1, IPPROTO_UDP)) {</text:p>
      <text:p text:style-name="P78"><text:s text:c="16"/>fprintf (stderr, "%s", "unable to register (DELAY, VDELAY, udp).");</text:p>
      <text:p text:style-name="P78"><text:s text:c="16"/>exit(1);</text:p>
      <text:p text:style-name="P78"><text:s text:c="8"/>}</text:p>
      <text:p text:style-name="P78"/>
      <text:p text:style-name="P78"><text:s text:c="8"/>transp = svctcp_create(RPC_ANYSOCK, 0, 0);</text:p>
      <text:p text:style-name="P78"><text:s text:c="8"/>if (transp == NULL) {</text:p>
      <text:p text:style-name="P78"><text:s text:c="16"/>fprintf (stderr, "%s", "cannot create tcp service.");</text:p>
      <text:p text:style-name="P78"><text:s text:c="16"/>exit(1);</text:p>
      <text:p text:style-name="P78"><text:s text:c="8"/>}</text:p>
      <text:p text:style-name="P78"><text:s text:c="8"/>if (!svc_register(transp, DELAY, VDELAY, delay_1, IPPROTO_TCP)) {</text:p>
      <text:p text:style-name="P78"><text:s text:c="16"/>fprintf (stderr, "%s", "unable to register (DELAY, VDELAY, tcp).");</text:p>
      <text:p text:style-name="P78"><text:s text:c="16"/>exit(1);</text:p>
      <text:p text:style-name="P78"><text:s text:c="8"/>}</text:p>
      <text:p text:style-name="P78"/>
      <text:p text:style-name="P78"><text:s text:c="8"/>svc_run ();</text:p>
      <text:p text:style-name="P78"><text:s text:c="8"/>fprintf (stderr, "%s", "svc_run returned");</text:p>
      <text:p text:style-name="P78"><text:s text:c="8"/>exit (1);</text:p>
      <text:p text:style-name="P78"><text:s text:c="8"/>/* NOTREACHED */</text:p>
      <text:p text:style-name="P78">}</text:p>
      <text:p text:style-name="P79">/* Fin del archivo: delay_svc.c */</text:p>
      <text:p text:style-name="P80">Clase 14-11-2006: REMOTE PROCEDURE CALL – RPC:</text:p>
      <text:p text:style-name="P79">En negrita se muestra la sección de código que se debería modificar.</text:p>
      <text:p text:style-name="P79">Es la parte más importante del STUB (o SKELETON) del SERVIDOR RPC.</text:p>
      <text:p text:style-name="P79">En ella se hace uso de un 'switch' sobre un miembro de la estructura de datos que se muestar a continuación EN NEGRITA:</text:p>
      <text:p text:style-name="P79"><text:tab/>DEL ARCHIVO:<text:tab/>/usr/include/rpc/svc.h</text:p>
      <text:p text:style-name="P79"><text:tab/>···</text:p>
      <text:p text:style-name="P78">/*</text:p>
      <text:p text:style-name="P78"><text:s/>* Service request</text:p>
      <text:p text:style-name="P78"><text:s/>*/</text:p>
      <text:p text:style-name="P78">struct svc_req {</text:p>
      <text:p text:style-name="P78"><text:s text:c="2"/>rpcprog_t rq_prog; <text:s text:c="11"/>/* Número del PROCESO SERVIDOR*/</text:p>
      <text:p text:style-name="P78"><text:s text:c="2"/>rpcvers_t rq_vers; <text:s text:c="11"/>/* VERSIÓN DEL PROCESO SERVIDOR */</text:p>
      <text:p text:style-name="Text_20_body"><text:span text:style-name="T3"><text:s text:c="2"/></text:span><text:span text:style-name="T2">rpcproc_t rq_proc; <text:s text:c="11"/>/* SOLICITUD QUE SE PIDE */</text:span></text:p>
      <text:p text:style-name="P78"><text:s text:c="2"/>struct opaque_auth rq_cred; <text:s text:c="2"/>/* credenciales crudas de la conexión*/</text:p>
      <text:p text:style-name="P78"><text:s text:c="2"/>caddr_t rq_clntcred; <text:s text:c="9"/>/* credenciales preparadas para “solo lectura” */</text:p>
      <text:p text:style-name="P78"><text:s text:c="2"/>SVCXPRT *rq_xprt; <text:s text:c="7"/>/* asa del transporte asociado al POCESOSERVIDOR */</text:p>
      <text:p text:style-name="P78">};</text:p>
      <text:p text:style-name="P78"/>
      <text:p text:style-name="P79">Entonces “SEGÚN SEA LA SOLICITUD QUE SE PIDE...” se realiza la acción correspondiente a cada 'case:'.</text:p>
      <text:p text:style-name="P79"/>
      <text:p text:style-name="P79">Hasta aquí son las NOTAS DE CLASE.</text:p>
      <text:p text:style-name="P79"/>
      <text:p text:style-name="P79">Ahora vamos a ver los ENUNCIADOS del TRABAJO FINAL QUE HAY QUE PRESENTAR:</text:p>
      <text:p text:style-name="P79"/>
      <text:p text:style-name="P79"><text:s text:c="8"/>- <text:span text:style-name="T13">PRIMER TRABAJO PRIMER</text:span>:</text:p>
      <text:p text:style-name="P79"><text:s text:c="16"/><text:tab/>USANDO SOCKETS</text:p>
      <text:p text:style-name="P79"><text:s text:c="16"/><text:tab/>CON EL PROTOCOLO: IP Y</text:p>
      <text:p text:style-name="P79"><text:s text:c="16"/><text:tab/>EL SUB-PROTOCOLO: UDP (USER DATAGRAM PROTOCOL)</text:p>
      <text:p text:style-name="P79"><text:s text:c="16"/><text:tab/>Realizar un PORTFORWARDER QUE RESPETE LA SIGUIENTE <text:tab/><text:tab/>FORMA DE INVOCACIÓN:</text:p>
      <text:p text:style-name="P79"><text:s text:c="24"/>./port-forwarder-udp <text:s/>port_in <text:s/>port_out <text:s/>ipaddres_out</text:p>
      <text:p text:style-name="P79"/>
      <text:p text:style-name="P79"><text:s text:c="8"/>- SEGUNDO TRABAJO SEGUNDO:</text:p>
      <text:p text:style-name="P79"><text:s text:c="16"/>USANDO RPC con la siguiente DESCRIPCIÓN DE LA INTERFACE DEL SERVICIO (IDL - SunRPC/XDR)</text:p>
      <text:p text:style-name="P79"/>
      <text:p text:style-name="P79"><text:s text:c="24"/>typedef string cadena&lt;&gt;;</text:p>
      <text:p text:style-name="P79"><text:s text:c="19"/>/* arreglo de cadena de caracteres de longitudarbitraria */</text:p>
      <text:p text:style-name="P79"/>
      <text:p text:style-name="P79"><text:s text:c="24"/>program RELAY{</text:p>
      <text:p text:style-name="P79"><text:s text:c="32"/>version VRELAY{</text:p>
      <text:p text:style-name="P79"><text:s text:c="32"/>void manda(cadena, cadena)=1;</text:p>
      <text:p text:style-name="P79"><text:s text:c="32"/>cadena retira(cadena)=2;</text:p>
      <text:p text:style-name="P79"><text:s text:c="24"/>}=1;</text:p>
      <text:p text:style-name="P79"><text:s text:c="24"/>}=0x20000009;</text:p>
      <text:p text:style-name="P79"/>
      <text:p text:style-name="P78">Comencemos con el <text:span text:style-name="T4">“PRIMER TRABAJO PRIMER”</text:span></text:p>
      <text:p text:style-name="P78"><text:s text:c="3"/>Si leyeron hasta acá, entonces tienen el conocimiento suficiente para usar la API de sockets que nos ofrece el sistema GNU/Linux, o bién siguen los siguientes pasos que son los que yo seguí:</text:p>
      <text:p text:style-name="P78">VAMOS A HACER <text:span text:style-name="T4">UN PAR CLIENTE – SERVIDOR</text:span> que usa el <text:span text:style-name="T4">PROTOCOLO IP</text:span> <text:span text:style-name="T4">con el SUBPROTOCOLO UDP </text:span>y opera <text:span text:style-name="T4">en MODO NO BLOQUEANTE</text:span> <text:span text:style-name="T4">gracias a la utilización de las funciones</text:span> <text:span text:style-name="T4">select(2)</text:span> y <text:span text:style-name="T4">fcntl(2).</text:span></text:p>
      <text:p text:style-name="P78"/>
      <text:p text:style-name="P78"><text:span text:style-name="T4">1º)</text:span> Editamos el archivo: <text:span text:style-name="T4">cliente-udp-con-select-fcntl-setsockopt.c</text:span></text:p>
      <text:p text:style-name="P79"><text:tab/>Que lo encuentran en la página 198 de este documento.</text:p>
      <text:p text:style-name="P79"><text:tab/>Lo compilan como se detalla.</text:p>
      <text:p text:style-name="P79"/>
      <text:p text:style-name="P78"><text:span text:style-name="T4">2º)</text:span> Editan el archivo: <text:span text:style-name="T4">servidor-udp-con-select-fcntl-setsockopt.c</text:span></text:p>
      <text:p text:style-name="P78"><text:tab/><text:span text:style-name="T4">Que lo encuentran en la página 202 de este documento.</text:span></text:p>
      <text:p text:style-name="P79"><text:tab/>Lo compilan como se detalla.</text:p>
      <text:p text:style-name="P79"/>
      <text:p text:style-name="Text_20_body"><text:span text:style-name="T2">3º) </text:span><text:span text:style-name="T3">Editan el archivo: </text:span><text:span text:style-name="T2">portforwarder-udp-select-fcntl-setsockopt.c</text:span></text:p>
      <text:p text:style-name="P79"/>
      <text:p text:style-name="P79"/>
      <text:p text:style-name="P79"/>
      <text:p text:style-name="P79"/>
      <text:p text:style-name="Text_20_body"><text:span text:style-name="T7">PRIMER TRABAJO PRIMER</text:span><text:span text:style-name="T4">:</text:span></text:p>
      <text:p text:style-name="P79">/* Archivo: portforwarder-udp-select-fcntl-setsockopt.c</text:p>
      <text:p text:style-name="P78"><text:s/>* Toma como <text:span text:style-name="T4">argumentos del programa</text:span> para línea de comandos:</text:p>
      <text:p text:style-name="P78"><text:s/>* <text:s text:c="13"/><text:span text:style-name="T4">- PUERTO DE ENTRADA</text:span></text:p>
      <text:p text:style-name="P78"><text:s/>* <text:s text:c="13"/><text:span text:style-name="T4">- PUERTO DE SALIDA</text:span></text:p>
      <text:p text:style-name="P78"><text:s/>* <text:s text:c="13"/><text:span text:style-name="T4">- IP DE DESTINO</text:span></text:p>
      <text:p text:style-name="P78"><text:s/>*</text:p>
      <text:p text:style-name="P78"><text:s/>* <text:span text:style-name="T4">Abre un socket UDP ('sockio', NO ORIENTADO A CONEXIÓN).</text:span></text:p>
      <text:p text:style-name="P78"><text:s/>*</text:p>
      <text:p text:style-name="P78"><text:s/>* <text:span text:style-name="T4">Se utilizan dos estructuras sockaddr_in:</text:span></text:p>
      <text:p text:style-name="P78"><text:s/>*</text:p>
      <text:p text:style-name="P78"><text:s/>* <text:s text:c="5"/>- <text:span text:style-name="T4">'sini'</text:span> tiene como puerto al <text:span text:style-name="T4">'PUERTO DE ENTRADA'</text:span></text:p>
      <text:p text:style-name="P78"><text:s/>* <text:s text:c="14"/><text:span text:style-name="T4">y</text:span> como <text:span text:style-name="T4">dirección</text:span> a <text:span text:style-name="T4">'INADDR_ANY'</text:span></text:p>
      <text:p text:style-name="P78"><text:s/>* <text:s text:c="14"/><text:span text:style-name="T4">(IP local de la propia computadora)</text:span></text:p>
      <text:p text:style-name="P78"><text:s/>*</text:p>
      <text:p text:style-name="P78"><text:s/>* <text:s text:c="5"/>- <text:span text:style-name="T4">'sino'</text:span> tiene como <text:span text:style-name="T4">puerto</text:span> al <text:span text:style-name="T4">'PUERTO DE SALIDA'</text:span></text:p>
      <text:p text:style-name="P78"><text:s/>* <text:s text:c="14"/><text:span text:style-name="T4">y </text:span>como <text:span text:style-name="T4">dirección </text:span>a <text:span text:style-name="T4">'IP DE DESTINO'</text:span></text:p>
      <text:p text:style-name="P78"><text:s/>*</text:p>
      <text:p text:style-name="Text_20_body"><text:span text:style-name="T3"><text:s/>* Mediante </text:span><text:span text:style-name="T2">fcntl(2)</text:span><text:span text:style-name="T3"> usa la </text:span><text:span text:style-name="T2">operación 'F_SETFL'</text:span><text:span text:style-name="T3"> para </text:span><text:span text:style-name="T2">asignar a la bandera </text:span></text:p>
      <text:p text:style-name="Text_20_body"><text:span text:style-name="T3"><text:s/>* </text:span><text:span text:style-name="T2">del descriptor sockio</text:span><text:span text:style-name="T3"> el </text:span><text:span text:style-name="T2">valor 'O_NONBLOCK'</text:span><text:span text:style-name="T3"> para funcionar en </text:span></text:p>
      <text:p text:style-name="P103"><text:s/><text:span text:style-name="T38">*</text:span> <text:span text:style-name="T24">MODO NO BLOQUEANTE.</text:span></text:p>
      <text:p text:style-name="P78"><text:s/>* </text:p>
      <text:p text:style-name="P78"><text:s/>* Mediante <text:span text:style-name="T4">setsockopt(2)</text:span> aplica al <text:span text:style-name="T4">conector 'sockio'</text:span> la <text:span text:style-name="T4">opción del nivel </text:span></text:p>
      <text:p text:style-name="P79"><text:s/><text:span text:style-name="T5">* </text:span>'SOL_SOCKET' con el valor 'SO_REUSEADDR' para evitar mensaje</text:p>
      <text:p text:style-name="P79"><text:s/><text:span text:style-name="T5">*</text:span> 'Address already in use'</text:p>
      <text:p text:style-name="P78"><text:s/>* <text:span text:style-name="T4">Verifica con select(2):</text:span></text:p>
      <text:p text:style-name="P78"><text:s/>* </text:p>
      <text:p text:style-name="Text_20_body"><text:span text:style-name="T3"><text:s/>* </text:span><text:span text:style-name="T2">Si existen datagramas de entrada</text:span><text:span text:style-name="T3"> los </text:span><text:span text:style-name="T2">recibe por</text:span><text:span text:style-name="T3"> el </text:span><text:span text:style-name="T2">conector 'sockio'</text:span><text:span text:style-name="T3"> y <text:s/></text:span></text:p>
      <text:p text:style-name="P78"><text:s/>* la <text:span text:style-name="T4">dirección-puerto 'sini'</text:span>, <text:span text:style-name="T4">entonces</text:span> los <text:span text:style-name="T4">envía mediante</text:span> el <text:span text:style-name="T4">socket </text:span></text:p>
      <text:p text:style-name="P79"><text:s/><text:span text:style-name="T5">* </text:span>'sockio'<text:span text:style-name="T5"> </text:span>y<text:span text:style-name="T5"> la </text:span>dirección-puerto 'sino'<text:span text:style-name="T5"> a la </text:span>'IP DE DESTINO'</text:p>
      <text:p text:style-name="P78"><text:s/>*/</text:p>
      <text:p text:style-name="P78"/>
      <text:p text:style-name="P78"/>
      <text:p text:style-name="P78"/>
      <text:p text:style-name="P78"><text:span text:style-name="T14">PRIMER TRABAJO PRIMER</text:span><text:span text:style-name="T4">:</text:span></text:p>
      <text:p text:style-name="P79">/* Continua: portforwarder-udp-select-fcntl-setsockopt.c */</text:p>
      <text:p text:style-name="P79">/* ARCHIVOS DE CABECERA */</text:p>
      <text:p text:style-name="P78">#include&lt;stdio.h&gt;</text:p>
      <text:p text:style-name="P78">#include&lt;stdlib.h&gt;</text:p>
      <text:p text:style-name="P78">#include&lt;string.h&gt;</text:p>
      <text:p text:style-name="P78">#include&lt;unistd.h&gt;</text:p>
      <text:p text:style-name="P78">#include&lt;sys/types.h&gt;</text:p>
      <text:p text:style-name="P78">#include&lt;sys/socket.h&gt;</text:p>
      <text:p text:style-name="P78">#include&lt;netinet/in.h&gt;</text:p>
      <text:p text:style-name="P78">#include&lt;arpa/inet.h&gt;</text:p>
      <text:p text:style-name="P78">#include&lt;sys/time.h&gt;</text:p>
      <text:p text:style-name="P78">#include&lt;sys/select.h&gt;</text:p>
      <text:p text:style-name="P78">#include&lt;fcntl.h&gt;</text:p>
      <text:p text:style-name="P79"/>
      <text:p text:style-name="P79">/* DEFINICIONES */</text:p>
      <text:p text:style-name="P78">#define MAX(x,y) ((x)&gt;(y) ? (x) : (y))</text:p>
      <text:p text:style-name="P78">#define SIZE 1024</text:p>
      <text:p text:style-name="P78">#define TIME 3600</text:p>
      <text:p text:style-name="P78"/>
      <text:p text:style-name="P79">/* SINONIMOS*/</text:p>
      <text:p text:style-name="P78">typedef struct sockaddr *sad;</text:p>
      <text:p text:style-name="P78"/>
      <text:p text:style-name="P79">/* FUNCIONES */</text:p>
      <text:p text:style-name="P78">void error(char *s){</text:p>
      <text:p text:style-name="P78"><text:s text:c="8"/>perror(s);</text:p>
      <text:p text:style-name="P78"><text:s text:c="8"/>exit(-1);</text:p>
      <text:p text:style-name="P78">}</text:p>
      <text:p text:style-name="P79">/* FUNCION PRINCIPAL MAIN */</text:p>
      <text:p text:style-name="P78">int main(int argc, char ** argv){</text:p>
      <text:p text:style-name="P78"><text:s text:c="8"/>if(argc &lt; 4 || argc &gt; 4){</text:p>
      <text:p text:style-name="P78"><text:s text:c="16"/>fprintf(stderr, "Usa: %s <text:s/>port_in <text:s/>port_out <text:s/>ipaddr_destiny \n",argv[0]);</text:p>
      <text:p text:style-name="P78"><text:s text:c="16"/>exit(-1);</text:p>
      <text:p text:style-name="P78"><text:s text:c="8"/>}</text:p>
      <text:p text:style-name="P78"><text:span text:style-name="T14">PRIMER TRABAJO PRIMER</text:span><text:span text:style-name="T4">:</text:span></text:p>
      <text:p text:style-name="P79">/* Continua: portforwarder-udp-select-fcntl-setsockopt.c */</text:p>
      <text:p text:style-name="Text_20_body"><text:span text:style-name="T3"><text:s text:c="8"/>const int yes = 1; </text:span><text:span text:style-name="T2">//Para setsockopt(2)</text:span></text:p>
      <text:p text:style-name="P78"><text:s text:c="8"/>int sockio, cuanto, largo, recibidos;</text:p>
      <text:p text:style-name="P78"/>
      <text:p text:style-name="P78"><text:s text:c="8"/>struct sockaddr_in sini, sino;</text:p>
      <text:p text:style-name="P78"/>
      <text:p text:style-name="P78"><text:s text:c="8"/><text:span text:style-name="T4">// ver: man 3 byteorder</text:span></text:p>
      <text:p text:style-name="P78"><text:s text:c="8"/>unsigned short int port_in, port_out;</text:p>
      <text:p text:style-name="P78"/>
      <text:p text:style-name="P78"><text:s text:c="8"/>if(argv[1])</text:p>
      <text:p text:style-name="P78"><text:s text:c="8"/>{</text:p>
      <text:p text:style-name="P78"><text:s text:c="16"/>port_in = (unsigned short int)atoi(argv[1]);</text:p>
      <text:p text:style-name="P78"><text:s text:c="16"/>printf("\nport_in: %d \n", port_in);</text:p>
      <text:p text:style-name="P78"><text:s text:c="8"/>}</text:p>
      <text:p text:style-name="P78"><text:s text:c="8"/>else</text:p>
      <text:p text:style-name="P78"><text:s text:c="16"/>error("error: port_in");</text:p>
      <text:p text:style-name="P78"/>
      <text:p text:style-name="P78"><text:s text:c="8"/>if(argv[2])</text:p>
      <text:p text:style-name="P78"><text:s text:c="8"/>{</text:p>
      <text:p text:style-name="P78"><text:s text:c="16"/>port_out = (unsigned short int)atoi(argv[2]);</text:p>
      <text:p text:style-name="P78"><text:s text:c="16"/>printf("port_out: %d \n", port_out);</text:p>
      <text:p text:style-name="P78"><text:s text:c="8"/>}</text:p>
      <text:p text:style-name="P78"><text:s text:c="8"/>else</text:p>
      <text:p text:style-name="P78"><text:s text:c="16"/>error("error: port_out");</text:p>
      <text:p text:style-name="P78"><text:s text:c="8"/>if(argv[3])</text:p>
      <text:p text:style-name="P78"><text:s text:c="8"/>{</text:p>
      <text:p text:style-name="P78"><text:s text:c="16"/>// Familia de direcciones para 'sino'</text:p>
      <text:p text:style-name="P78"><text:s text:c="16"/>sino.sin_family = AF_INET;</text:p>
      <text:p text:style-name="P78"><text:s text:c="16"/>// Puerto para 'sino'</text:p>
      <text:p text:style-name="P78"><text:s text:c="16"/>sino.sin_port = htons(port_out);</text:p>
      <text:p text:style-name="P78"><text:s text:c="16"/>// Dirección IP para 'sino'</text:p>
      <text:p text:style-name="P78"/>
      <text:p text:style-name="P78"/>
      <text:p text:style-name="P78"><text:span text:style-name="T14">PRIMER TRABAJO PRIMER</text:span><text:span text:style-name="T4">:</text:span></text:p>
      <text:p text:style-name="P79">/* Continua: portforwarder-udp-select-fcntl-setsockopt.c */</text:p>
      <text:p text:style-name="P78"><text:s text:c="16"/>inet_pton(AF_INET, argv[3], &amp;sino.sin_addr);</text:p>
      <text:p text:style-name="P78"><text:s text:c="16"/>/* <text:span text:style-name="T4">POSIX TO NETWORK</text:span>, ver <text:span text:style-name="T4">man 3 inet_pton </text:span>:</text:p>
      <text:p text:style-name="P78"><text:s text:c="17"/>* transforma argv[3]</text:p>
      <text:p text:style-name="P78"><text:s text:c="17"/>* (la direccion IP pasada como argumento)</text:p>
      <text:p text:style-name="P78"><text:s text:c="17"/>* desde formato ascii</text:p>
      <text:p text:style-name="P78"><text:s text:c="17"/>* (puntero a cadena de caracteres)</text:p>
      <text:p text:style-name="P78"><text:s text:c="17"/>* al formato network, guarda en la</text:p>
      <text:p text:style-name="P78"><text:s text:c="17"/>* <text:span text:style-name="T4">struct in_addr sino.sin_addr</text:span> que a su</text:p>
      <text:p text:style-name="P78"><text:s text:c="17"/>* vez es miembro de la</text:p>
      <text:p text:style-name="P78"><text:s text:c="17"/>* <text:span text:style-name="T4">struct sockaddr_in sino</text:span> .</text:p>
      <text:p text:style-name="P78"><text:s text:c="17"/>* Se trata de la <text:span text:style-name="T4">direccion IP del host</text:span></text:p>
      <text:p text:style-name="P78"><text:s text:c="17"/>* <text:span text:style-name="T4">al que quiere enviar datagramas</text:span>,</text:p>
      <text:p text:style-name="P78"><text:s text:c="17"/>* y pertenece a la <text:span text:style-name="T4">familia de direcciones</text:span></text:p>
      <text:p text:style-name="P78"><text:s text:c="17"/>* <text:span text:style-name="T4">'AF_INET'</text:span></text:p>
      <text:p text:style-name="P78"><text:s text:c="17"/>**/</text:p>
      <text:p text:style-name="P78"><text:s text:c="8"/>}</text:p>
      <text:p text:style-name="P78"><text:s text:c="8"/>else</text:p>
      <text:p text:style-name="P78"><text:s text:c="16"/>error("error: ipaddr_destiny bad address");</text:p>
      <text:p text:style-name="P78"/>
      <text:p text:style-name="P78"><text:s text:c="8"/>//<text:span text:style-name="T4">Buffer de 1024 bytes (caracteres)</text:span></text:p>
      <text:p text:style-name="P78"><text:s text:c="8"/>char linea[SIZE];</text:p>
      <text:p text:style-name="P78"/>
      <text:p text:style-name="Text_20_body"><text:span text:style-name="T3"><text:s text:c="8"/>/* </text:span><text:span text:style-name="T2">Conjuntos de descriptores de ficheros</text:span><text:span text:style-name="T3"> </text:span><text:span text:style-name="T2">'in'</text:span></text:p>
      <text:p text:style-name="P78"><text:s text:c="9"/>* <text:span text:style-name="T4">e 'in_orig' que supervisa select(2) </text:span>*/</text:p>
      <text:p text:style-name="P78"><text:s text:c="8"/><text:span text:style-name="T4">fd_set</text:span> <text:span text:style-name="T4">in</text:span>, <text:span text:style-name="T4">in_orig</text:span>;</text:p>
      <text:p text:style-name="P78"/>
      <text:p text:style-name="P78"><text:s text:c="8"/>/* <text:span text:style-name="T4">Estructura que guarda el tiempo límite</text:span></text:p>
      <text:p text:style-name="P78"><text:s text:c="9"/>* <text:span text:style-name="T4">hasta que retorne select(2)</text:span> */</text:p>
      <text:p text:style-name="P78"><text:s text:c="8"/><text:span text:style-name="T4">struct timeval tv;</text:span></text:p>
      <text:p text:style-name="P78"/>
      <text:p text:style-name="P78"/>
      <text:p text:style-name="P78"/>
      <text:p text:style-name="P78"><text:span text:style-name="T14">PRIMER TRABAJO PRIMER</text:span><text:span text:style-name="T4">:</text:span></text:p>
      <text:p text:style-name="P79">/* Continua: portforwarder-udp-select-fcntl-setsockopt.c */</text:p>
      <text:p text:style-name="P78"><text:s text:c="8"/><text:span text:style-name="T4">//abre un conector UDP 'sockio'</text:span></text:p>
      <text:p text:style-name="P78"><text:s text:c="8"/>if((sockio = <text:span text:style-name="T4">socket(PF_INET, SOCK_DGRAM, 0)</text:span>) &lt; 0 )</text:p>
      <text:p text:style-name="P78"><text:s text:c="16"/>error("socket UDP");</text:p>
      <text:p text:style-name="P78"/>
      <text:p text:style-name="P78"><text:s text:c="8"/>/* <text:span text:style-name="T4">Familia de direcciones</text:span> de 'sockio'</text:p>
      <text:p text:style-name="P78"><text:s text:c="9"/>* con dirección-puerto 'sini' */</text:p>
      <text:p text:style-name="P78"><text:s text:c="8"/><text:span text:style-name="T4">sini.sin_family</text:span> = <text:span text:style-name="T4">AF_INET</text:span>;</text:p>
      <text:p text:style-name="P78"><text:s text:c="8"/>/* <text:span text:style-name="T4">Puerto, con bytes en orden de red,</text:span></text:p>
      <text:p text:style-name="P78"><text:s text:c="9"/>* para 'sockio' con dirección-puerto 'sini' */</text:p>
      <text:p text:style-name="P78"><text:s text:c="8"/><text:span text:style-name="T4">sini.sin_port</text:span> = <text:span text:style-name="T4">htons(port_in)</text:span>;</text:p>
      <text:p text:style-name="P78"><text:s text:c="8"/>/* <text:span text:style-name="T4">Dirección de internet, con bytes en orden de red,</text:span></text:p>
      <text:p text:style-name="P78"><text:s text:c="9"/>* para 'sockio' */</text:p>
      <text:p text:style-name="P78"><text:s text:c="8"/><text:span text:style-name="T4">sini.sin_addr.s_addr</text:span> = <text:span text:style-name="T4">INADDR_ANY</text:span>;</text:p>
      <text:p text:style-name="P78"/>
      <text:p text:style-name="P78"><text:s text:c="8"/><text:span text:style-name="T4">//</text:span> <text:span text:style-name="T4">Asigna al conector 'sockio' la bandera 'O_NONBLOCK'</text:span></text:p>
      <text:p text:style-name="P78"><text:s text:c="8"/>if( <text:span text:style-name="T4">fcntl(sockio, F_SETFL, O_NONBLOCK)</text:span> &lt; 0)</text:p>
      <text:p text:style-name="P78"><text:s text:c="16"/>error("fcntl");</text:p>
      <text:p text:style-name="P78"/>
      <text:p text:style-name="P78"><text:s text:c="8"/>/* Mediante <text:span text:style-name="T4">setsockopt(2)</text:span> <text:span text:style-name="T4">aplica al conector 'sockio'</text:span></text:p>
      <text:p text:style-name="P78"><text:s text:c="9"/>* la <text:span text:style-name="T4">opción del nivel 'SOL_SOCKET'</text:span> <text:span text:style-name="T4">con el valor</text:span></text:p>
      <text:p text:style-name="P78"><text:s text:c="9"/>* <text:span text:style-name="T4">'SO_REUSEADDR'</text:span> <text:span text:style-name="T4">para evitar mensaje</text:span></text:p>
      <text:p text:style-name="P78"><text:s text:c="9"/>* <text:span text:style-name="T4">'Address already in use'</text:span> */</text:p>
      <text:p text:style-name="P78">if( <text:span text:style-name="T4">setsockopt(sockio,SOL_SOCKET,SO_REUSEADDR,&amp;yes,sizeof yes)</text:span>&lt;0)</text:p>
      <text:p text:style-name="P78"><text:s text:c="16"/>error("setsockopt");</text:p>
      <text:p text:style-name="P78"/>
      <text:p text:style-name="P78"><text:s text:c="8"/><text:span text:style-name="T4">//publica dirección-puerto 'sini', del conector 'sockio'</text:span></text:p>
      <text:p text:style-name="P78"><text:s text:c="8"/>if( <text:span text:style-name="T4">bind(sockio, (sad)&amp;sini, sizeof sini)</text:span> &lt; 0 )</text:p>
      <text:p text:style-name="P78"><text:s text:c="16"/>error("bind");</text:p>
      <text:p text:style-name="P78"/>
      <text:p text:style-name="P78"/>
      <text:p text:style-name="P78"/>
      <text:p text:style-name="P78"/>
      <text:p text:style-name="P78"><text:span text:style-name="T14">PRIMER TRABAJO PRIMER</text:span><text:span text:style-name="T4">:</text:span></text:p>
      <text:p text:style-name="P79">/* Continua: portforwarder-udp-select-fcntl-setsockopt.c */</text:p>
      <text:p text:style-name="P78"><text:s text:c="2"/>printf("\nESCUCHANDO EN DIRECCIÓN LOCAL[ %s ] : PUERTO LOCAL[ %d ]\n",</text:p>
      <text:p text:style-name="P78"><text:s text:c="24"/><text:span text:style-name="T4">inet_ntoa(sini.sin_addr)</text:span>,</text:p>
      <text:p text:style-name="P78"><text:s text:c="24"/><text:span text:style-name="T4">ntohs(sini.sin_port)</text:span>);</text:p>
      <text:p text:style-name="P78"><text:s text:c="8"/>/* Tiene select(2) */</text:p>
      <text:p text:style-name="P78"><text:s text:c="8"/>// <text:span text:style-name="T4">Limpia el conjunto de descriptores de ficheros 'in_orig'</text:span></text:p>
      <text:p text:style-name="P78"><text:s text:c="8"/><text:span text:style-name="T4">FD_ZERO(&amp;in_orig)</text:span>;</text:p>
      <text:p text:style-name="P78"><text:s text:c="8"/>// <text:span text:style-name="T4">Añade 'sockio' al conjunto de descriptores 'in_orig'</text:span></text:p>
      <text:p text:style-name="P78"><text:s text:c="8"/><text:span text:style-name="T4">FD_SET(sockio, &amp;in_orig)</text:span>;</text:p>
      <text:p text:style-name="P78"/>
      <text:p text:style-name="P78"><text:s text:c="8"/>/* <text:span text:style-name="T4">Tiene 1 hora </text:span>*/</text:p>
      <text:p text:style-name="P78"><text:s text:c="8"/>// <text:span text:style-name="T4">Tiempo hasta que select(2) retorne: 3600 segundos</text:span></text:p>
      <text:p text:style-name="P78"><text:s text:c="8"/><text:span text:style-name="T4">tv.tv_sec </text:span>= <text:span text:style-name="T4">TIME</text:span>;</text:p>
      <text:p text:style-name="P78"><text:s text:c="8"/>tv.tv_usec = 0;</text:p>
      <text:p text:style-name="P78"><text:s text:c="8"/>for(;;){</text:p>
      <text:p text:style-name="P78"><text:s text:c="16"/>// <text:span text:style-name="T4">copia conjunto 'in_orig' en 'in'</text:span></text:p>
      <text:p text:style-name="P78"><text:s text:c="16"/><text:span text:style-name="T4">memcpy(&amp;in, &amp;in_orig, sizeof in)</text:span>;</text:p>
      <text:p text:style-name="P78"/>
      <text:p text:style-name="P78"><text:s text:c="16"/>/* <text:span text:style-name="T4">Espera a ver si se reciben datagramas por 'sockio'</text:span></text:p>
      <text:p text:style-name="P78"><text:s text:c="17"/>* <text:span text:style-name="T4">con dirección-puerto 'sini'</text:span>*/</text:p>
      <text:p text:style-name="P78"><text:s text:c="10"/>if((cuanto = <text:span text:style-name="T4">select( MAX(0,sockio)+1, &amp;in, NULL, NULL, &amp;tv)</text:span> ) &lt; 0 )</text:p>
      <text:p text:style-name="P78"><text:s text:c="24"/>error("select: error");</text:p>
      <text:p text:style-name="P78"><text:s text:c="16"/>// <text:span text:style-name="T4">Si el tiempo de select(2) termina -&gt; error timeout</text:span></text:p>
      <text:p text:style-name="P78"><text:s text:c="16"/>if(cuanto == 0)</text:p>
      <text:p text:style-name="P78"><text:s text:c="24"/>error("select: timeout");</text:p>
      <text:p text:style-name="P78"/>
      <text:p text:style-name="P78"><text:s text:c="15"/><text:span text:style-name="T4"><text:s/>largo</text:span> = <text:span text:style-name="T4">sizeof sini</text:span>;</text:p>
      <text:p text:style-name="P78"/>
      <text:p text:style-name="P78"/>
      <text:p text:style-name="P78"/>
      <text:p text:style-name="P78"/>
      <text:p text:style-name="P78"/>
      <text:p text:style-name="P78"/>
      <text:p text:style-name="P78"><text:span text:style-name="T14">PRIMER TRABAJO PRIMER</text:span><text:span text:style-name="T4">:</text:span></text:p>
      <text:p text:style-name="P79">/* Continua: portforwarder-udp-select-fcntl-setsockopt.c */</text:p>
      <text:p text:style-name="P78"><text:s text:c="16"/>/* <text:span text:style-name="T4">Si hay para leer desde el conector 'sockio' con</text:span></text:p>
      <text:p text:style-name="P78"><text:s text:c="17"/>* <text:span text:style-name="T4">dirección-puerto 'sini'</text:span> */</text:p>
      <text:p text:style-name="P78"><text:s text:c="16"/><text:span text:style-name="T4">if(FD_ISSET(sockio, &amp;in))</text:span>{</text:p>
      <text:p text:style-name="P78"><text:s text:c="24"/>/* <text:span text:style-name="T4">Recibe hasta 1024 caracteres de 'sockio'</text:span></text:p>
      <text:p text:style-name="P78"><text:s text:c="25"/>* <text:span text:style-name="T4">y los pone en el buffer 'linea' </text:span>*/</text:p>
      <text:p text:style-name="P78"><text:s text:c="2"/>if((recibidos = <text:span text:style-name="T4">recvfrom(sockio, linea, SIZE, 0, (sad)&amp;sini, &amp;largo )</text:span>) &lt; 0)</text:p>
      <text:p text:style-name="P78"><text:s text:c="32"/>error("recvfrom");</text:p>
      <text:p text:style-name="P78"><text:s text:c="24"/>else <text:span text:style-name="T4">if(recibidos == 0)</text:span> // Si recepción devuelve 0 -&gt; parar</text:p>
      <text:p text:style-name="P78"><text:s text:c="32"/><text:span text:style-name="T4">break</text:span>;</text:p>
      <text:p text:style-name="P78"><text:s text:c="24"/>// Marca el fin del buffer con '0' (CARACTER NULO)</text:p>
      <text:p text:style-name="P78"><text:s text:c="24"/>// linea[recibidos]=0;</text:p>
      <text:p text:style-name="P78"><text:s text:c="24"/>/* Imprime en pantalla un aviso de que llega un datagrama</text:p>
      <text:p text:style-name="P78"><text:s text:c="25"/>* a la dirección-puerto local 'sini' */</text:p>
      <text:p text:style-name="P78"><text:s text:c="24"/>printf("\nA LA DIRECCIÓN LOCAL[ %s ] : PUERTO LOCAL[ %d ] LLEGA DATAGRAMA\n",</text:p>
      <text:p text:style-name="P78"><text:s text:c="40"/><text:span text:style-name="T4">inet_ntoa(sini.sin_addr)</text:span>,</text:p>
      <text:p text:style-name="P78"><text:s text:c="40"/><text:span text:style-name="T4">ntohs(sini.sin_port)</text:span>);</text:p>
      <text:p text:style-name="P78"><text:s text:c="24"/>// Imprime el mensaje recibido</text:p>
      <text:p text:style-name="P78"><text:s text:c="24"/>// printf("%s \n",linea);</text:p>
      <text:p text:style-name="P78"><text:s text:c="24"/>/* <text:span text:style-name="T4">Envía contenido de 'linea' mediante 'sockio' con</text:span></text:p>
      <text:p text:style-name="P78"><text:s text:c="25"/>* <text:span text:style-name="T4">la dirección-puerto 'sino' a la 'IP DE DESTINO'</text:span> */</text:p>
      <text:p text:style-name="P78"><text:s text:c="16"/>if(<text:span text:style-name="T4">sendto(sockio, linea, sizeof linea, 0, (sad)&amp;sino, largo)</text:span> &lt; 0 )</text:p>
      <text:p text:style-name="P78"><text:s text:c="32"/>error("sendto");</text:p>
      <text:p text:style-name="Text_20_body"><text:span text:style-name="T3">/* </text:span><text:span text:style-name="T2">Imprime en pantalla un aviso </text:span><text:span text:style-name="T3">de </text:span><text:span text:style-name="T2">que se envía un datagrama</text:span><text:span text:style-name="T3"> </text:span><text:span text:style-name="T2">desde</text:span><text:span text:style-name="T3"> la * </text:span><text:span text:style-name="T2">dirección local 'sini.sin_addr'</text:span><text:span text:style-name="T3"> por el </text:span><text:span text:style-name="T2">puerto local</text:span><text:span text:style-name="T3"> </text:span><text:span text:style-name="T2">'sino.sin_port' <text:s text:c="15"/></text:span><text:span text:style-name="T3">*</text:span><text:span text:style-name="T2"> ('port_out')</text:span><text:span text:style-name="T3"> </text:span><text:span text:style-name="T2">hacia la dirección remota 'sino.sin_addr'</text:span><text:span text:style-name="T3"> (</text:span><text:span text:style-name="T2">'IP DE DESTINO'</text:span><text:span text:style-name="T3">)*/</text:span></text:p>
      <text:p text:style-name="P78"><text:s text:c="24"/>printf("\nDATAGRAMA ENVIADO DESDE LA DIRECCIÓN LOCAL[ %s ] : PUERTO LOCAL[ %d ] A LA DIRECCIÓN REMOTA [ %s ] \n",</text:p>
      <text:p text:style-name="P78"><text:s text:c="40"/>inet_ntoa(sini.sin_addr),</text:p>
      <text:p text:style-name="P78"><text:s text:c="40"/>ntohs(sino.sin_port),</text:p>
      <text:p text:style-name="P78"><text:s text:c="40"/>inet_ntoa(sino.sin_addr));</text:p>
      <text:p text:style-name="P78"><text:s text:c="16"/>}</text:p>
      <text:p text:style-name="P78"><text:s text:c="8"/>} <text:span text:style-name="T4">//CIERRA EL for</text:span></text:p>
      <text:p text:style-name="P78"><text:span text:style-name="T14">PRIMER TRABAJO PRIMER</text:span><text:span text:style-name="T4">:</text:span></text:p>
      <text:p text:style-name="P79">/* Continua: portforwarder-udp-select-fcntl-setsockopt.c */</text:p>
      <text:p text:style-name="P78"><text:s text:c="8"/><text:span text:style-name="T4">close(sockio);</text:span> <text:span text:style-name="T4">// Cierra el conector UDP 'sockio'</text:span></text:p>
      <text:p text:style-name="P78"><text:s text:c="8"/><text:span text:style-name="T4">return 0;</text:span> <text:span text:style-name="T4">// Finalización exitosa</text:span></text:p>
      <text:p text:style-name="P78">}</text:p>
      <text:p text:style-name="P79">/* Fin Archivo: portforwarder-udp-select-fcntl-setsockopt.c */</text:p>
      <text:p text:style-name="P79"/>
      <text:p text:style-name="P79">Solo falta compilarlo con:</text:p>
      <text:p text:style-name="P79"><text:tab/>gcc <text:tab/>-Wall<text:tab/>portforwarder-udp-select-fcntl-setsockopt.c</text:p>
      <text:p text:style-name="P79"><text:tab/><text:tab/>-o<text:tab/><text:tab/> portforwarder-udp-select-fcntl-setsockopt</text:p>
      <text:p text:style-name="P79"/>
      <text:p text:style-name="P79">Y Para ejecutarlo deben respetar la siguiente forma de invocación:</text:p>
      <text:p text:style-name="P79"><text:s text:c="2"/>./portforwarder-udp-select-fcntl-setsockopt <text:s/>port_in <text:s/>port_out <text:s/>ipdest</text:p>
      <text:p text:style-name="P79"/>
      <text:p text:style-name="P79">Eso es todo lo que necesitan para hacer el PRIMER TRABAJO PRIMER.</text:p>
      <text:p text:style-name="P79">Ahora pasemos al <text:span text:style-name="T13">SEGUNDO TRABAJO SEGUNDO:</text:span></text:p>
      <text:p text:style-name="P104"/>
      <text:p text:style-name="P79">1º) Editan el archivo que contiene la DESCRIPCIÓN DE LA INTERFACE DEL SERVICIO RPC (IDL – SunRPC – XDR) denominado: relay.x</text:p>
      <text:p text:style-name="P79">* Archivo: relay.x <text:s text:c="44"/>*/</text:p>
      <text:p text:style-name="P79">/* Descripción de la Interface (en IDL) del Servicio <text:s/>RPC <text:s text:c="6"/>*/</text:p>
      <text:p text:style-name="P79">/* RELAY RPC QUE NO CONSIDERA CADUCIDAD DE MENSAJES <text:s text:c="12"/>*/</text:p>
      <text:p text:style-name="P79">/* SINTAXIS: <text:s text:c="51"/>*/</text:p>
      <text:p text:style-name="P79">/* <text:s text:c="5"/>void <text:s text:c="11"/>manda( <text:s/>cadena_ip , <text:s text:c="4"/>cadena_mensaje )*/</text:p>
      <text:p text:style-name="P79">/* <text:s text:c="5"/>cadena_mensaje <text:s/>retira( cadena_ip ) <text:s text:c="20"/>*/</text:p>
      <text:p text:style-name="P79">typedef string cadena&lt;&gt;;</text:p>
      <text:p text:style-name="P79">/* arreglo de cadena de caracteres de longitud arbitraria */</text:p>
      <text:p text:style-name="P79">program RELAY{</text:p>
      <text:p text:style-name="P79"><text:s text:c="8"/>version VRELAY{</text:p>
      <text:p text:style-name="P79"><text:s text:c="16"/>void manda(cadena, cadena)=1;</text:p>
      <text:p text:style-name="P79"><text:s text:c="16"/>cadena retira(cadena)=2;</text:p>
      <text:p text:style-name="P79"><text:s text:c="8"/>}=1;</text:p>
      <text:p text:style-name="P79">}=0x20000009;</text:p>
      <text:p text:style-name="P79">/* Archivo: relay.x <text:s text:c="44"/>*/</text:p>
      <text:p text:style-name="P80">SEGUNDO TRABAJO SEGUNDO</text:p>
      <text:p text:style-name="P79">2º) Procesan este archivo con el compilador de lenguaje RPC:</text:p>
      <text:p text:style-name="P79"><text:tab/>rpcgen -N -a ./relay.x</text:p>
      <text:p text:style-name="P79">De este modo obtienen los siguientes archivos:</text:p>
      <text:p text:style-name="P79"><text:tab/>Makefile.relay<text:tab/>//Para la utilidad de compilación make</text:p>
      <text:p text:style-name="P79"><text:tab/>relay_client.c<text:tab/>//Código en C del CLIENTE RPC</text:p>
      <text:p text:style-name="P79"><text:tab/>relay_clnt.c<text:tab/>//Código en C del STUB del CLIENTE RPC</text:p>
      <text:p text:style-name="P79"><text:tab/>relay.h<text:tab/><text:tab/>//Archivo de CABECERA</text:p>
      <text:p text:style-name="P79"><text:tab/>relay_server.c<text:tab/>//Código en C del SERVIDOR RPC</text:p>
      <text:p text:style-name="P79"><text:tab/>relay_svc.c<text:tab/>//Código en C del SKELETON del SERVIDOR RPC</text:p>
      <text:p text:style-name="P79"><text:tab/>relay_xdr.c<text:tab/>/* Código en C con funciones XDR que </text:p>
      <text:p text:style-name="P79">* CODIFICAN/DECODIFICAN los datos en el FORMATO DE </text:p>
      <text:p text:style-name="P79">* REPRESENTACIÓN EXTERNA DE LOS DATOS </text:p>
      <text:p text:style-name="P79">* (eXternal Data Representation) */</text:p>
      <text:p text:style-name="P79"/>
      <text:p text:style-name="P79">3º) Modifican el archivo: relay.h para que quede como el siguiente:</text:p>
      <text:p text:style-name="P78">/* <text:s text:c="5"/><text:span text:style-name="T4">relay.h</text:span></text:p>
      <text:p text:style-name="P78"><text:s/>* Please do not edit this file.</text:p>
      <text:p text:style-name="P78"><text:s/>* It was generated using rpcgen.</text:p>
      <text:p text:style-name="P78"><text:s/>*/</text:p>
      <text:p text:style-name="P78"/>
      <text:p text:style-name="P78">#ifndef _RELAY_H_RPCGEN</text:p>
      <text:p text:style-name="P78">#define _RELAY_H_RPCGEN</text:p>
      <text:p text:style-name="P78"/>
      <text:p text:style-name="P78">#include &lt;rpc/rpc.h&gt;</text:p>
      <text:p text:style-name="P78">#include &lt;stdio.h&gt;</text:p>
      <text:p text:style-name="P78"/>
      <text:p text:style-name="P78">#ifdef __cplusplus</text:p>
      <text:p text:style-name="P78">extern "C" {</text:p>
      <text:p text:style-name="P78">#endif</text:p>
      <text:p text:style-name="P78"/>
      <text:p text:style-name="P78"/>
      <text:p text:style-name="P78">typedef char *cadena;</text:p>
      <text:p text:style-name="P78"/>
      <text:p text:style-name="P80">SEGUNDO TRABAJO SEGUNDO</text:p>
      <text:p text:style-name="P79">/* <text:s text:c="5"/>Continua:<text:tab/>relay.h<text:tab/>*/</text:p>
      <text:p text:style-name="P78">struct manda_1_argument {</text:p>
      <text:p text:style-name="P78"><text:s text:c="8"/>cadena arg1;</text:p>
      <text:p text:style-name="P78"><text:s text:c="8"/>cadena arg2;</text:p>
      <text:p text:style-name="P78">};</text:p>
      <text:p text:style-name="P78">typedef struct manda_1_argument manda_1_argument;</text:p>
      <text:p text:style-name="P78"/>
      <text:p text:style-name="P78">#define RELAY 0x20000009</text:p>
      <text:p text:style-name="P78">#define VRELAY 1</text:p>
      <text:p text:style-name="P79">#define SIZE 1024 <text:s text:c="22"/>/* &lt;·· agregado */</text:p>
      <text:p text:style-name="P78"/>
      <text:p text:style-name="P78">#if defined(__STDC__) || defined(__cplusplus)</text:p>
      <text:p text:style-name="P78">#define manda 1</text:p>
      <text:p text:style-name="P78">extern <text:s/>void * manda_1(cadena , cadena , CLIENT *);</text:p>
      <text:p text:style-name="P78">extern <text:s/>void * manda_1_svc(cadena , cadena , struct svc_req *);</text:p>
      <text:p text:style-name="P78">#define retira 2</text:p>
      <text:p text:style-name="P78">extern <text:s/>cadena * retira_1(cadena , CLIENT *);</text:p>
      <text:p text:style-name="P78">extern <text:s/>cadena * retira_1_svc(cadena , struct svc_req *);</text:p>
      <text:p text:style-name="P78">extern int relay_1_freeresult (SVCXPRT *, xdrproc_t, caddr_t);</text:p>
      <text:p text:style-name="P78"/>
      <text:p text:style-name="P78">#else /* K&amp;R C */</text:p>
      <text:p text:style-name="P78">#define manda 1</text:p>
      <text:p text:style-name="P78">extern <text:s/>void * manda_1();</text:p>
      <text:p text:style-name="P78">extern <text:s/>void * manda_1_svc();</text:p>
      <text:p text:style-name="P78">#define retira 2</text:p>
      <text:p text:style-name="P78">extern <text:s/>cadena * retira_1();</text:p>
      <text:p text:style-name="P78">extern <text:s/>cadena * retira_1_svc();</text:p>
      <text:p text:style-name="P78">extern int relay_1_freeresult ();</text:p>
      <text:p text:style-name="P78">#endif /* K&amp;R C */</text:p>
      <text:p text:style-name="P78"/>
      <text:p text:style-name="P78"/>
      <text:p text:style-name="P78"/>
      <text:p text:style-name="P78"/>
      <text:p text:style-name="P80">SEGUNDO TRABAJO SEGUNDO</text:p>
      <text:p text:style-name="P79">/* <text:s text:c="5"/>Continua:<text:tab/>relay.h<text:tab/>*/</text:p>
      <text:p text:style-name="P78"/>
      <text:p text:style-name="P78">/* the xdr functions */</text:p>
      <text:p text:style-name="P78"/>
      <text:p text:style-name="P78">#if defined(__STDC__) || defined(__cplusplus)</text:p>
      <text:p text:style-name="P78">extern <text:s/>bool_t xdr_cadena (XDR *, cadena*);</text:p>
      <text:p text:style-name="P78">extern <text:s/>bool_t xdr_manda_1_argument (XDR *, manda_1_argument*);</text:p>
      <text:p text:style-name="P78"/>
      <text:p text:style-name="P78">#else /* K&amp;R C */</text:p>
      <text:p text:style-name="P78">extern bool_t xdr_cadena ();</text:p>
      <text:p text:style-name="P78">extern bool_t xdr_manda_1_argument ();</text:p>
      <text:p text:style-name="P78"/>
      <text:p text:style-name="P78">#endif /* K&amp;R C */</text:p>
      <text:p text:style-name="P78"/>
      <text:p text:style-name="P78">#ifdef __cplusplus</text:p>
      <text:p text:style-name="P78">}</text:p>
      <text:p text:style-name="P78">#endif</text:p>
      <text:p text:style-name="P78"/>
      <text:p text:style-name="P78">#endif /* !_RELAY_H_RPCGEN */</text:p>
      <text:p text:style-name="P79">/* <text:s text:c="5"/>FIN relay.h */</text:p>
      <text:p text:style-name="P79"/>
      <text:p text:style-name="P79">4º) Modifican el archivo relay_server.c para que quede como se muestra a continuación:</text:p>
      <text:p text:style-name="P79">/* <text:s text:c="5"/>relay_server.c</text:p>
      <text:p text:style-name="P78"><text:s/>* This is sample code generated by rpcgen.</text:p>
      <text:p text:style-name="P78"><text:s/>* These are only templates and you can use them</text:p>
      <text:p text:style-name="P78"><text:s/>* as a guideline for developing your own functions.</text:p>
      <text:p text:style-name="P78"><text:s/>*/</text:p>
      <text:p text:style-name="P78"/>
      <text:p text:style-name="P78">#include "relay.h"</text:p>
      <text:p text:style-name="P78"/>
      <text:p text:style-name="P79">char msg[SIZE]; /* &lt;·· agregado */</text:p>
      <text:p text:style-name="P78"/>
      <text:p text:style-name="P80">SEGUNDO TRABAJO SEGUNDO</text:p>
      <text:p text:style-name="P79">/* <text:s text:c="5"/>Continua:<text:tab/>relay_server.c<text:tab/>*/</text:p>
      <text:p text:style-name="P78">void *</text:p>
      <text:p text:style-name="P78">manda_1_svc(cadena arg1, cadena arg2, <text:s/>struct svc_req *rqstp)</text:p>
      <text:p text:style-name="P78">{ <text:s text:c="20"/><text:span text:style-name="T4">/*HOST*/</text:span> <text:s text:c="6"/><text:span text:style-name="T4">/*MSG*/</text:span> <text:s text:c="8"/><text:span text:style-name="T4">/*SOLICITUD RPC*/</text:span></text:p>
      <text:p text:style-name="P78"><text:s text:c="8"/>static char * result;</text:p>
      <text:p text:style-name="P78"/>
      <text:p text:style-name="P79"><text:s text:c="8"/>fprintf(stdout,"[manda_1_svc]···\t"); <text:s text:c="2"/>/* &lt;·· agregado */</text:p>
      <text:p text:style-name="P79"><text:s text:c="8"/>/*msg = arg2; <text:s text:c="2"/>TIPOS INCOMPATIBLES <text:s text:c="4"/>* &lt;·· agregado */</text:p>
      <text:p text:style-name="P79"><text:s text:c="8"/>strcpy(msg, arg2); <text:s text:c="21"/>/* &lt;·· agregado */</text:p>
      <text:p text:style-name="P79"/>
      <text:p text:style-name="P78"><text:s text:c="8"/>return (void *) &amp;result;</text:p>
      <text:p text:style-name="P78">}</text:p>
      <text:p text:style-name="P78"/>
      <text:p text:style-name="P78">cadena *</text:p>
      <text:p text:style-name="P78">retira_1_svc(cadena arg1, <text:s/>struct svc_req *rqstp)</text:p>
      <text:p text:style-name="P78">{ <text:s text:c="17"/><text:span text:style-name="T4">/*HOST*/</text:span> <text:s text:c="6"/><text:span text:style-name="T4">/*SOLICITUD RPC*/</text:span></text:p>
      <text:p text:style-name="P78"><text:s text:c="8"/>static cadena <text:s/>result;</text:p>
      <text:p text:style-name="P78"/>
      <text:p text:style-name="P79"><text:s text:c="8"/>fprintf(stdout, "···[retira_1_svc]\n"); /* &lt;·· agregado */</text:p>
      <text:p text:style-name="P79"><text:s text:c="8"/>if( msg != NULL ) <text:s text:c="22"/>/* &lt;·· agregado */</text:p>
      <text:p text:style-name="P79"><text:s text:c="16"/>result = msg; <text:s text:c="18"/>/* &lt;·· agregado */</text:p>
      <text:p text:style-name="P79"><text:s text:c="8"/>else <text:s text:c="35"/>/* &lt;·· agregado */</text:p>
      <text:p text:style-name="P79"><text:s text:c="8"/>{ <text:s text:c="38"/>/* &lt;·· agregado */</text:p>
      <text:p text:style-name="P79"><text:s text:c="16"/>fprintf(stderr, "ERROR: BAD MESSAGE\n");/* &lt;·· agregado */</text:p>
      <text:p text:style-name="P79"><text:s text:c="16"/>exit(4); <text:s text:c="23"/>/* &lt;·· agregado */</text:p>
      <text:p text:style-name="P79"><text:s text:c="8"/>} <text:s text:c="38"/>/* &lt;·· agregado */</text:p>
      <text:p text:style-name="P78"><text:s text:c="8"/>return &amp;result;</text:p>
      <text:p text:style-name="P78">}</text:p>
      <text:p text:style-name="P79">/* <text:s text:c="5"/>FIN: relay_server.c */</text:p>
      <text:p text:style-name="P79"/>
      <text:p text:style-name="P79">5º) Modifican el relay_svc.c para que quede como:</text:p>
      <text:p text:style-name="P79"/>
      <text:p text:style-name="P79"/>
      <text:p text:style-name="P80">SEGUNDO TRABAJO SEGUNDO</text:p>
      <text:p text:style-name="P79">/* <text:s text:c="5"/>relay_svc.c</text:p>
      <text:p text:style-name="P78"><text:s/>* Please do not edit this file.</text:p>
      <text:p text:style-name="P78"><text:s/>* It was generated using rpcgen.</text:p>
      <text:p text:style-name="P78"><text:s/>*/</text:p>
      <text:p text:style-name="P78">#include "relay.h"</text:p>
      <text:p text:style-name="P79">#include &lt;stdio.h&gt;</text:p>
      <text:p text:style-name="P79">#include &lt;stdlib.h&gt;</text:p>
      <text:p text:style-name="P78">#include &lt;rpc/pmap_clnt.h&gt;</text:p>
      <text:p text:style-name="P78">#include &lt;string.h&gt;</text:p>
      <text:p text:style-name="P78">#include &lt;memory.h&gt;</text:p>
      <text:p text:style-name="P78">#include &lt;sys/socket.h&gt;</text:p>
      <text:p text:style-name="P78">#include &lt;netinet/in.h&gt;</text:p>
      <text:p text:style-name="P78"/>
      <text:p text:style-name="P78">#ifndef SIG_PF</text:p>
      <text:p text:style-name="P78">#define SIG_PF void(*)(int)</text:p>
      <text:p text:style-name="P78">#endif</text:p>
      <text:p text:style-name="P78"/>
      <text:p text:style-name="P78">static void *</text:p>
      <text:p text:style-name="P78">_manda_1 (manda_1_argument *argp, struct svc_req *rqstp)</text:p>
      <text:p text:style-name="P78">{ <text:s text:c="15"/><text:span text:style-name="T4">/* HOST Y MSG */</text:span> <text:s text:c="12"/><text:span text:style-name="T4">/* <text:s/>SOLICITUD RPC */</text:span></text:p>
      <text:p text:style-name="P78"/>
      <text:p text:style-name="P79"><text:s text:c="8"/>/* VER EN relay_server.c</text:p>
      <text:p text:style-name="P79"><text:s text:c="9"/>* FUNCIÓN: manda_1_svc <text:s/>*/</text:p>
      <text:p text:style-name="P78"><text:s text:c="8"/>return (manda_1_svc(argp-&gt;arg1, argp-&gt;arg2, rqstp));</text:p>
      <text:p text:style-name="Text_20_body"><text:span text:style-name="T3">} <text:s text:c="40"/></text:span><text:span text:style-name="T2">/*HOST*/</text:span><text:span text:style-name="T3"> <text:s text:c="5"/></text:span><text:span text:style-name="T2">/*MSG*/</text:span></text:p>
      <text:p text:style-name="P78"/>
      <text:p text:style-name="P78">static cadena *</text:p>
      <text:p text:style-name="P78">_retira_1 (cadena <text:s/>*argp, struct svc_req *rqstp)</text:p>
      <text:p text:style-name="P78">{ <text:s text:c="15"/><text:span text:style-name="T4">/*HOST*/</text:span> <text:s text:c="6"/><text:span text:style-name="T4">/* <text:s/>SOLICITUD RPC */</text:span></text:p>
      <text:p text:style-name="P79"><text:s text:c="8"/>/* VER EN relay_server.c</text:p>
      <text:p text:style-name="P79"><text:s text:c="9"/>* FUNCIÓN: retira_1_svc */</text:p>
      <text:p text:style-name="P78"><text:s text:c="8"/>return (retira_1_svc(*argp, rqstp));</text:p>
      <text:p text:style-name="P78">} <text:s text:c="33"/><text:span text:style-name="T4">/*HOST*/</text:span></text:p>
      <text:p text:style-name="P80">SEGUNDO TRABAJO SEGUNDO</text:p>
      <text:p text:style-name="P79">/* <text:s text:c="5"/>Continua: <text:tab/>relay_svc.c<text:tab/>*/</text:p>
      <text:p text:style-name="P78">static void</text:p>
      <text:p text:style-name="P78">relay_1(struct svc_req *rqstp, register SVCXPRT *transp)</text:p>
      <text:p text:style-name="P78">{ <text:s text:c="6"/><text:span text:style-name="T4">/* <text:s/>SOLICITUD RPC <text:s/>*/</text:span> <text:s/><text:span text:style-name="T4">/*MANIPULADOR DEL TRANSPORTE*/</text:span></text:p>
      <text:p text:style-name="P78"><text:s text:c="31"/><text:tab/><text:tab/> <text:span text:style-name="T4">/*DEL LADO DEL SERVIDOR <text:s text:c="4"/>*/</text:span></text:p>
      <text:p text:style-name="P78"><text:s text:c="8"/>union {</text:p>
      <text:p text:style-name="P78"><text:s text:c="16"/>manda_1_argument manda_1_arg; <text:s text:c="2"/><text:span text:style-name="T4">/*SERVER_HOST Y MSG*/</text:span></text:p>
      <text:p text:style-name="P78"><text:s text:c="16"/>cadena retira_1_arg; <text:s text:c="24"/><text:span text:style-name="T4">/*DESTINATION_HOST*/</text:span></text:p>
      <text:p text:style-name="P78"><text:s text:c="8"/>} argument;</text:p>
      <text:p text:style-name="P78"><text:s text:c="8"/>char *result;</text:p>
      <text:p text:style-name="P78"/>
      <text:p text:style-name="P79"><text:s text:c="8"/>/* ARGUMENTOS Y VALOR RETORNO CANONIZADOS</text:p>
      <text:p text:style-name="P79"><text:s text:c="9"/>* EN FORMATO DE REPRESENTACIÓN EXTERNA DE DATOS</text:p>
      <text:p text:style-name="P79"><text:s text:c="9"/>*</text:p>
      <text:p text:style-name="P79"><text:s text:c="9"/>* VER: /usr/include/rpc/</text:p>
      <text:p text:style-name="P79"><text:s text:c="9"/>*/</text:p>
      <text:p text:style-name="P78"><text:s text:c="8"/>xdrproc_t <text:s text:c="2"/>_xdr_argument, <text:s text:c="2"/>_xdr_result;</text:p>
      <text:p text:style-name="P79"><text:s text:c="21"/>/*HOST Y MSG*/ <text:s text:c="5"/>/* MSG */</text:p>
      <text:p text:style-name="P79"><text:s text:c="26"/>/* <text:s text:c="4"/>Y <text:s text:c="3"/>*/</text:p>
      <text:p text:style-name="P79"><text:s text:c="23"/>/* <text:s text:c="2"/>HOST <text:s text:c="2"/>*/</text:p>
      <text:p text:style-name="P79"/>
      <text:p text:style-name="P78"><text:s text:c="8"/>char *(*local)(char *, struct svc_req *);</text:p>
      <text:p text:style-name="P79"><text:s text:c="8"/>/* local: PUNTERO A UNA FUNCIÓN LOCAL, PERTENECIENTE AL </text:p>
      <text:p text:style-name="P79"><text:s text:c="9"/>* SERVIDOR.</text:p>
      <text:p text:style-name="P79"><text:s text:c="9"/>* ARGUMENTOS QUE TOMA ESA FUNCIÓN:</text:p>
      <text:p text:style-name="P79"><text:s text:c="9"/>* <text:s text:c="5"/>- char *</text:p>
      <text:p text:style-name="P79"><text:s text:c="9"/>* <text:s text:c="5"/>- struct svc_req *</text:p>
      <text:p text:style-name="P79"><text:s text:c="9"/>* VALOR DEVUELTO POR ESA FUNCIÓN:</text:p>
      <text:p text:style-name="P79"><text:s text:c="9"/>* <text:s text:c="5"/>- char *</text:p>
      <text:p text:style-name="P79"><text:s text:c="9"/>*</text:p>
      <text:p text:style-name="P79"><text:s text:c="9"/>* VER ARCHIVO: relay_server.c</text:p>
      <text:p text:style-name="P79"><text:s text:c="9"/>* SIMILITUD CON: retira_1_svc</text:p>
      <text:p text:style-name="P79"><text:s text:c="9"/>*/</text:p>
      <text:p text:style-name="P80">SEGUNDO TRABAJO SEGUNDO</text:p>
      <text:p text:style-name="P79">/* <text:s text:c="5"/>Continua: <text:tab/>relay_svc.c<text:tab/>*/</text:p>
      <text:p text:style-name="P79"/>
      <text:p text:style-name="P79"><text:s text:c="8"/>/* SOLICITUD DE SERVICIO RPC</text:p>
      <text:p text:style-name="P79"><text:s text:c="9"/>* VER: /usr/include/rpc/svc.h <text:s/>ESTÁ DECLARADA LA</text:p>
      <text:p text:style-name="P79"><text:s text:c="9"/>* struct svc_req {</text:p>
      <text:p text:style-name="P79"><text:s text:c="9"/>* <text:s text:c="5"/>rpcprog_t rq_prog; <text:s text:c="13"/>// service program number</text:p>
      <text:p text:style-name="P79"><text:s text:c="9"/>* <text:s text:c="5"/>rpcvers_t rq_vers; <text:s text:c="13"/>// service protocol version</text:p>
      <text:p text:style-name="P79"><text:s text:c="9"/>*···&gt; <text:s/>rpcproc_t rq_proc; <text:s text:c="13"/>// the desired procedure</text:p>
      <text:p text:style-name="P79"><text:s text:c="9"/>* <text:s text:c="5"/>struct opaque_auth rq_cred; <text:s text:c="4"/>// raw creds from the wire</text:p>
      <text:p text:style-name="P79"><text:s text:c="9"/>* <text:s text:c="5"/>caddr_t rq_clntcred; <text:s text:c="11"/>// read only cooked cred</text:p>
      <text:p text:style-name="P79"><text:s text:c="9"/>* <text:s text:c="5"/>SVCXPRT *rq_xprt; <text:s text:c="14"/>// associated transport</text:p>
      <text:p text:style-name="P79"><text:s text:c="9"/>* };</text:p>
      <text:p text:style-name="P79"><text:s text:c="9"/>**/ <text:s text:c="4"/>/*PROCEDIMIENTO*/</text:p>
      <text:p text:style-name="P78"><text:s text:c="8"/>switch ( rqstp-&gt;rq_proc ) { /*SEGÚN SEA EL PROCEDIMIENTO PEDIDO*/</text:p>
      <text:p text:style-name="P78"><text:s text:c="8"/>case NULLPROC:</text:p>
      <text:p text:style-name="P79"><text:s text:c="16"/>/* LLAMADA A RUTINA DE ATENCIÓN PARA ENVIAR <text:tab/></text:p>
      <text:p text:style-name="P79"><text:tab/><text:tab/>* RESULTADOS DE UNA LLAMADA A PROCEDIMIENTO <text:tab/><text:tab/><text:tab/>* REMOTO <text:s/>*/</text:p>
      <text:p text:style-name="P78"><text:s text:c="16"/>(void) svc_sendreply (transp, (xdrproc_t) xdr_void, (char *)NULL);</text:p>
      <text:p text:style-name="P78"><text:s text:c="16"/><text:span text:style-name="T4">return;</text:span></text:p>
      <text:p text:style-name="P78"/>
      <text:p text:style-name="P78"><text:s text:c="8"/><text:span text:style-name="T4">/* CASO EN QUE EL PROCEDIMIENTO SOLICITADO ES: manda */</text:span></text:p>
      <text:p text:style-name="P78"><text:s text:c="8"/>case manda:</text:p>
      <text:p text:style-name="P78"><text:s text:c="16"/>_xdr_argument = (xdrproc_t) xdr_manda_1_argument; </text:p>
      <text:p text:style-name="P78"><text:tab/><text:tab/><text:span text:style-name="T4">/*VER: relay_xdr.c */</text:span></text:p>
      <text:p text:style-name="P78"><text:s text:c="16"/>_xdr_result = (xdrproc_t) xdr_void;</text:p>
      <text:p text:style-name="P78"/>
      <text:p text:style-name="P78"><text:s text:c="16"/>local = (char *(*)(char *, struct svc_req *)) _manda_1; </text:p>
      <text:p text:style-name="P78"><text:tab/><text:tab/><text:span text:style-name="T4">/* VER MAS ARRIBA */</text:span></text:p>
      <text:p text:style-name="P79"><text:s text:c="16"/>/* ASIGNA AL PUNTERO A FUNCION 'local' LA DIRECCIÓN</text:p>
      <text:p text:style-name="P79"><text:s text:c="17"/>* DE LA FUNCIÓN '_manda_1' APLICÁNDOLE UN CAST PARA</text:p>
      <text:p text:style-name="P79"><text:s text:c="17"/>* LOGRAR CONCORDANCIA EN SUS PROTOTIPOS <text:s text:c="6"/>*/</text:p>
      <text:p text:style-name="P78"><text:s text:c="16"/><text:span text:style-name="T4">break;</text:span></text:p>
      <text:p text:style-name="P80">SEGUNDO TRABAJO SEGUNDO</text:p>
      <text:p text:style-name="P79">/* <text:s text:c="5"/>Continua: <text:tab/>relay_svc.c<text:tab/>*/</text:p>
      <text:p text:style-name="P79"><text:s text:c="8"/>/* CASO EN QUE EL PROCEDIMIENTO SOLICITADO ES: retira */</text:p>
      <text:p text:style-name="P78"><text:s text:c="8"/>case retira:</text:p>
      <text:p text:style-name="P78"><text:s text:c="16"/>_xdr_argument = (xdrproc_t) xdr_cadena; <text:span text:style-name="T4">/* VER: relay_xdr.c */</text:span></text:p>
      <text:p text:style-name="P78"><text:s text:c="16"/>_xdr_result = (xdrproc_t) xdr_cadena; <text:s text:c="2"/><text:span text:style-name="T4">/* VER: relay_xdr.c */</text:span></text:p>
      <text:p text:style-name="P78"/>
      <text:p text:style-name="P78"><text:s text:c="16"/>local = (char *(*)(char *, struct svc_req *)) _retira_1;</text:p>
      <text:p text:style-name="P79"><text:s text:c="16"/>/* ASIGNA AL PUNTERO A FUNCION 'local' LA DIRECCIÓN</text:p>
      <text:p text:style-name="P79"><text:s text:c="17"/>* DE LA FUNCIÓN '_retira_1' APLICANDOLE UN CAST PARA</text:p>
      <text:p text:style-name="P79"><text:s text:c="17"/>* LOGRAR CONCORDANCIA EN SUS PROTOTIPOS</text:p>
      <text:p text:style-name="P79"><text:s text:c="17"/>*/</text:p>
      <text:p text:style-name="P78"><text:s text:c="16"/>break;</text:p>
      <text:p text:style-name="P78"/>
      <text:p text:style-name="P79"><text:s text:c="8"/>/* CASO EN QUE EL PROCEDIMIENTO SOLICITADO ES: CUALQUIER <text:tab/>OTRA COSA */</text:p>
      <text:p text:style-name="P78"><text:s text:c="8"/>default:</text:p>
      <text:p text:style-name="P79"><text:span text:style-name="T5"><text:s text:c="9"/></text:span><text:s text:c="7"/>/* LLAMADA A UNA RUTINA DE ATENCIÓN DE SERVICIOS QUE <text:tab/><text:tab/>* NO IMPLANTA EL NÚMERO DE PROCEDIMIENTO QUE <text:tab/><text:tab/><text:tab/>* SOLICITA EL INVOCADOR</text:p>
      <text:p text:style-name="P79"><text:s text:c="17"/>**/</text:p>
      <text:p text:style-name="P78"><text:s text:c="16"/>svcerr_noproc (transp);</text:p>
      <text:p text:style-name="P78"><text:s text:c="16"/>return;</text:p>
      <text:p text:style-name="P78"><text:s text:c="8"/>}</text:p>
      <text:p text:style-name="P79"><text:s text:c="8"/>/*PONE 'sizeof (argument)' BYTES CON EL VALOR '0'</text:p>
      <text:p text:style-name="P79"><text:s text:c="9"/>* EN LA ZONA DE MEMORIA <text:s/>'(char *)&amp;argument'</text:p>
      <text:p text:style-name="P79"><text:s text:c="9"/>*/</text:p>
      <text:p text:style-name="P78"><text:s text:c="8"/>memset ((char *)&amp;argument, 0, sizeof (argument));</text:p>
      <text:p text:style-name="P78"/>
      <text:p text:style-name="P79"><text:s text:c="8"/>/*Una macro que decodifica los argumentos de una petición RPC <text:tab/>* asociada con la asa de transporte de un servicio <text:s/>RPC 'transp'.<text:tab/>* El <text:s/>parámetro '(caddr_t) &amp;argument' es la dirección donde se <text:tab/>* colocarán los argumentos. '(xdrproc_t) _xdr_argument' es la <text:tab/><text:tab/>* rutina XDR usada para decodificar los argumentos. Esta rutina <text:tab/>* devuelve 1 si la decodificación tiene éxito y cero en caso <text:tab/><text:tab/>* contrario.*/</text:p>
      <text:p text:style-name="P79"/>
      <text:p text:style-name="P80">SEGUNDO TRABAJO SEGUNDO</text:p>
      <text:p text:style-name="P79">/* <text:s text:c="5"/>Continua: <text:tab/>relay_svc.c<text:tab/>*/</text:p>
      <text:p text:style-name="P78"><text:s text:c="6"/>if (!svc_getargs (transp, (xdrproc_t) _xdr_argument, (caddr_t) &amp;argument)){</text:p>
      <text:p text:style-name="P78"><text:s text:c="16"/>svcerr_decode (transp);</text:p>
      <text:p text:style-name="P78"><text:s text:c="16"/>return;</text:p>
      <text:p text:style-name="P78"><text:s text:c="8"/>}</text:p>
      <text:p text:style-name="P78"/>
      <text:p text:style-name="P79"><text:s text:c="8"/>/*INVOCA A LA FUNCIÓN '*local' APUNTADA POR 'local' */</text:p>
      <text:p text:style-name="P78"><text:s text:c="8"/>result = (*local)( (char *)&amp;argument , rqstp );</text:p>
      <text:p text:style-name="P78"/>
      <text:p text:style-name="P78"><text:s text:c="8"/>if (result != NULL &amp;&amp; !svc_sendreply(transp, (xdrproc_t) _xdr_result, result)) {</text:p>
      <text:p text:style-name="P78"><text:s text:c="16"/>svcerr_systemerr (transp);</text:p>
      <text:p text:style-name="P78"><text:s text:c="8"/>}</text:p>
      <text:p text:style-name="P79"><text:s text:c="8"/>/* svc_freeargs: Macro que libera cualquier dato reservado por el <text:tab/>* sistema RPC/XDR cuando decodificó los argumentos a un <text:tab/><text:tab/>* procedimiento de servicio usando svc_getargs().*/</text:p>
      <text:p text:style-name="P78"><text:s text:c="8"/>if (!svc_freeargs (transp, (xdrproc_t) _xdr_argument, (caddr_t) &amp;argument)) {</text:p>
      <text:p text:style-name="P78"><text:s text:c="16"/>fprintf (stderr, "%s", "unable to free arguments");</text:p>
      <text:p text:style-name="P78"><text:s text:c="16"/>exit (1);</text:p>
      <text:p text:style-name="P78"><text:s text:c="8"/>}</text:p>
      <text:p text:style-name="P78"><text:s text:c="8"/>return;</text:p>
      <text:p text:style-name="P78">}<text:span text:style-name="T4">// FIN de función: relay_1</text:span></text:p>
      <text:p text:style-name="P78">int</text:p>
      <text:p text:style-name="P78"><text:span text:style-name="T4">main</text:span> (int argc, char **argv)</text:p>
      <text:p text:style-name="P78">{</text:p>
      <text:p text:style-name="P78"><text:s text:c="8"/>register SVCXPRT *transp;</text:p>
      <text:p text:style-name="P78"/>
      <text:p text:style-name="P78"><text:s text:c="8"/>pmap_unset (RELAY, VRELAY);</text:p>
      <text:p text:style-name="P78"/>
      <text:p text:style-name="P79">/*CREA SERVIDOR RPC USANDO PROTOCOLO IP-SUBPROTOCOLO UDP */</text:p>
      <text:p text:style-name="P78"><text:s text:c="8"/>transp = svcudp_create(RPC_ANYSOCK);</text:p>
      <text:p text:style-name="P78"/>
      <text:p text:style-name="P78"/>
      <text:p text:style-name="P80">SEGUNDO TRABAJO SEGUNDO</text:p>
      <text:p text:style-name="P79">/* <text:s text:c="5"/>Continua: <text:tab/>relay_svc.c<text:tab/>*/</text:p>
      <text:p text:style-name="P78"><text:s text:c="8"/>if (transp == NULL) {</text:p>
      <text:p text:style-name="P78"><text:s text:c="16"/>fprintf (stderr, "%s", "cannot create udp service.");</text:p>
      <text:p text:style-name="P78"><text:s text:c="16"/>exit(1);</text:p>
      <text:p text:style-name="P78"><text:s text:c="8"/>}</text:p>
      <text:p text:style-name="P78"/>
      <text:p text:style-name="P79"><text:s text:c="8"/>/* svc_register:</text:p>
      <text:p text:style-name="P79"><text:s text:c="9"/>*</text:p>
      <text:p text:style-name="P79"><text:s text:c="9"/>* Asocia 'RELAY' y 'VRELAY' con</text:p>
      <text:p text:style-name="P79"><text:s text:c="9"/>* el procedimiento de atención de servicio, 'relay_1'.</text:p>
      <text:p text:style-name="P79"><text:s text:c="9"/>*</text:p>
      <text:p text:style-name="P79"><text:s text:c="9"/>* Se establece una correspondencia entre la terna</text:p>
      <text:p text:style-name="P79"><text:s text:c="9"/>* '[RELAY, VRELAY, IPPROTO_UDP]' y 'transp-&gt;xp_port' con el <text:tab/><text:tab/>* servicio portmap local.</text:p>
      <text:p text:style-name="P79"><text:s text:c="9"/>* La rutina svc_register() devuelve uno en caso de éxito</text:p>
      <text:p text:style-name="P79"><text:s text:c="9"/>* y cero en caso contrario.</text:p>
      <text:p text:style-name="P79"><text:s text:c="9"/>*/</text:p>
      <text:p text:style-name="P78"><text:s text:c="8"/>if (!svc_register(transp, RELAY, VRELAY, relay_1, IPPROTO_UDP)) {</text:p>
      <text:p text:style-name="P78"><text:s text:c="16"/>fprintf (stderr, "%s", "unable to register (RELAY, VRELAY, udp).");</text:p>
      <text:p text:style-name="P78"><text:s text:c="16"/>exit(1);</text:p>
      <text:p text:style-name="P78"><text:s text:c="8"/>}</text:p>
      <text:p text:style-name="P78"/>
      <text:p text:style-name="P79">/*CREA SERVIDOR RPC USANDO PROTOCOLO IP-SUBPROTOCOLO TCP */</text:p>
      <text:p text:style-name="P78"><text:s text:c="8"/>transp = svctcp_create(RPC_ANYSOCK, 0, 0);</text:p>
      <text:p text:style-name="P78"><text:s text:c="8"/>if (transp == NULL) {</text:p>
      <text:p text:style-name="P78"><text:s text:c="16"/>fprintf (stderr, "%s", "cannot create tcp service.");</text:p>
      <text:p text:style-name="P78"><text:s text:c="16"/>exit(1);</text:p>
      <text:p text:style-name="P78"><text:s text:c="8"/>}</text:p>
      <text:p text:style-name="P78"><text:s text:c="8"/>if (!svc_register(transp, RELAY, VRELAY, relay_1, IPPROTO_TCP)) {</text:p>
      <text:p text:style-name="P78"><text:s text:c="16"/>fprintf (stderr, "%s", "unable to register (RELAY, VRELAY, tcp).");</text:p>
      <text:p text:style-name="P78"><text:s text:c="16"/>exit(1);</text:p>
      <text:p text:style-name="P78"><text:s text:c="8"/>}</text:p>
      <text:p text:style-name="P78"/>
      <text:p text:style-name="P80">SEGUNDO TRABAJO SEGUNDO</text:p>
      <text:p text:style-name="P79">/* <text:s text:c="5"/>Continua: <text:tab/>relay_svc.c<text:tab/>*/</text:p>
      <text:p text:style-name="P79"><text:s text:c="8"/>/* ESPERA POR PETICIONES RPC. CUANDO RECIBE UNA LA <text:tab/><text:tab/>* ATIENDE MEDIANTE LA RUTINA 'relay_1'</text:p>
      <text:p text:style-name="P79"><text:s text:c="9"/>*/</text:p>
      <text:p text:style-name="P78"><text:s text:c="8"/>svc_run ();</text:p>
      <text:p text:style-name="P78"><text:s text:c="8"/>fprintf (stderr, "%s", "svc_run returned");</text:p>
      <text:p text:style-name="P79"><text:tab/>//SI svc_run RETORNA HAY ERROR</text:p>
      <text:p text:style-name="P78"><text:s text:c="8"/>exit (1);</text:p>
      <text:p text:style-name="P78"><text:s text:c="8"/>/* NOTREACHED */</text:p>
      <text:p text:style-name="P78">}</text:p>
      <text:p text:style-name="P79">/* <text:s text:c="5"/>FIN relay_svc.c <text:tab/>*/</text:p>
      <text:p text:style-name="P79"/>
      <text:p text:style-name="P79">6º) Modifican el archivo: relay_clnt.c para que luzca como:</text:p>
      <text:p text:style-name="P78">/* <text:s text:c="5"/><text:span text:style-name="T4">relay_clnt.c</text:span></text:p>
      <text:p text:style-name="P78"><text:s/>* Please do not edit this file.</text:p>
      <text:p text:style-name="P78"><text:s/>* It was generated using rpcgen.</text:p>
      <text:p text:style-name="P78"><text:s/>*/</text:p>
      <text:p text:style-name="P78"/>
      <text:p text:style-name="P78">#include &lt;memory.h&gt; /* for memset */</text:p>
      <text:p text:style-name="P78">#include "relay.h"</text:p>
      <text:p text:style-name="P78"/>
      <text:p text:style-name="P78">/* Default timeout can be changed using clnt_control() */</text:p>
      <text:p text:style-name="P78">static struct timeval TIMEOUT = { 25, 0 };</text:p>
      <text:p text:style-name="P78"/>
      <text:p text:style-name="P78">void *</text:p>
      <text:p text:style-name="P78">manda_1(cadena arg1, cadena arg2, <text:s/>CLIENT *clnt)</text:p>
      <text:p text:style-name="P78">{ <text:s text:c="12"/><text:span text:style-name="T4">/*HOST*/</text:span> <text:s text:c="7"/><text:span text:style-name="T4">/*MSG*/</text:span></text:p>
      <text:p text:style-name="P78"><text:s text:c="8"/>manda_1_argument arg;<text:span text:style-name="T4">//ARGUMENTOS A CANONIZAR</text:span></text:p>
      <text:p text:style-name="P78"><text:s text:c="8"/>static char clnt_res;</text:p>
      <text:p text:style-name="P78"/>
      <text:p text:style-name="P78"><text:s text:c="8"/>memset((char *)&amp;clnt_res, 0, sizeof(clnt_res));</text:p>
      <text:p text:style-name="P78"><text:s text:c="8"/>arg.arg1 = arg1; <text:s text:c="7"/><text:span text:style-name="T4">//HOST</text:span></text:p>
      <text:p text:style-name="P78"><text:s text:c="8"/>arg.arg2 = arg2; <text:s text:c="7"/><text:span text:style-name="T4">//MSG</text:span></text:p>
      <text:p text:style-name="P80">SEGUNDO TRABAJO SEGUNDO</text:p>
      <text:p text:style-name="P79">/* <text:s text:c="5"/>Continua:<text:tab/>relay_clnt.c<text:tab/>*/</text:p>
      <text:p text:style-name="P79"><text:s text:c="8"/>/* LLAMADA A PROCEDIMIENTO REMOTO: manda</text:p>
      <text:p text:style-name="P79"><text:s text:c="9"/>* VER ARCHIVO: relay_svc.c</text:p>
      <text:p text:style-name="P79"><text:s text:c="9"/>*/</text:p>
      <text:p text:style-name="P78"><text:s text:c="8"/>if (clnt_call (clnt, manda, (xdrproc_t) xdr_manda_1_argument, (caddr_t) &amp;arg,</text:p>
      <text:p text:style-name="P78"><text:s text:c="16"/>(xdrproc_t) xdr_void, (caddr_t) &amp;clnt_res,</text:p>
      <text:p text:style-name="P78"><text:s text:c="16"/>TIMEOUT) != RPC_SUCCESS) {</text:p>
      <text:p text:style-name="P78"><text:s text:c="16"/>return (NULL);</text:p>
      <text:p text:style-name="P78"><text:s text:c="8"/>}</text:p>
      <text:p text:style-name="P79"><text:s text:c="8"/>fprintf(stdout, "[manda_1]···\t"); <text:s text:c="5"/>/* &lt;·· agregado */</text:p>
      <text:p text:style-name="P78"><text:s text:c="8"/>return ((void *)&amp;clnt_res);</text:p>
      <text:p text:style-name="P78">}</text:p>
      <text:p text:style-name="P78">cadena *</text:p>
      <text:p text:style-name="P78">retira_1(cadena arg1, <text:s/>CLIENT *clnt)</text:p>
      <text:p text:style-name="P78">{ <text:s text:c="12"/><text:span text:style-name="T4">/*HOST*/</text:span></text:p>
      <text:p text:style-name="P78"><text:s text:c="8"/>static cadena clnt_res;</text:p>
      <text:p text:style-name="P78"/>
      <text:p text:style-name="P78"><text:s text:c="8"/>memset((char *)&amp;clnt_res, 0, sizeof(clnt_res));</text:p>
      <text:p text:style-name="P78"/>
      <text:p text:style-name="P78"><text:s text:c="8"/><text:span text:style-name="T4">/* LLAMADA A PROCEDIMIENTO REMOTO: retira</text:span></text:p>
      <text:p text:style-name="P79"><text:s text:c="9"/>* VER ARCHIVO: relay_svc.c</text:p>
      <text:p text:style-name="P79"><text:s text:c="9"/>*/</text:p>
      <text:p text:style-name="P78"><text:s text:c="8"/>if (clnt_call (clnt, retira,</text:p>
      <text:p text:style-name="P78"><text:s text:c="16"/>(xdrproc_t) xdr_cadena, (caddr_t) &amp;arg1,</text:p>
      <text:p text:style-name="P78"><text:s text:c="16"/>(xdrproc_t) xdr_cadena, (caddr_t) &amp;clnt_res,</text:p>
      <text:p text:style-name="P78"><text:s text:c="16"/>TIMEOUT) != RPC_SUCCESS) {</text:p>
      <text:p text:style-name="P78"><text:s text:c="16"/>return (NULL);</text:p>
      <text:p text:style-name="P78"><text:s text:c="8"/>}</text:p>
      <text:p text:style-name="P79"><text:s text:c="8"/>fprintf(stdout,"···[retira_1]\n"); <text:s text:c="5"/>/* &lt;·· agregado */</text:p>
      <text:p text:style-name="P78"><text:s text:c="8"/>return (&amp;clnt_res);</text:p>
      <text:p text:style-name="P78"><text:s text:c="20"/><text:span text:style-name="T4">/*&amp;MSG*/</text:span></text:p>
      <text:p text:style-name="P78">}<text:span text:style-name="T4">/* <text:s text:c="5"/>FIN relay_clnt.c */</text:span></text:p>
      <text:p text:style-name="P80">SEGUNDO TRABAJO SEGUNDO</text:p>
      <text:p text:style-name="P79">7º) Modifican el archivo: relay_client.c para que quede como:</text:p>
      <text:p text:style-name="P78">/* <text:s text:c="5"/><text:span text:style-name="T4">relay_client.c</text:span></text:p>
      <text:p text:style-name="P78"><text:s/>* This is sample code generated by rpcgen.</text:p>
      <text:p text:style-name="P78"><text:s/>* These are only templates and you can use them</text:p>
      <text:p text:style-name="P78"><text:s/>* as a guideline for developing your own functions.</text:p>
      <text:p text:style-name="P78"><text:s/>*/</text:p>
      <text:p text:style-name="P78"/>
      <text:p text:style-name="P78">#include "relay.h"</text:p>
      <text:p text:style-name="P78"/>
      <text:p text:style-name="P79">/* (3) AGREGADOS LOS ARGUMENTOS: 'msg' y 'destinationhost' */</text:p>
      <text:p text:style-name="P78">void</text:p>
      <text:p text:style-name="P78">relay_1(char * serverhost , <text:span text:style-name="T4">char * destinationhost</text:span>, <text:span text:style-name="T4">char * msg</text:span>)</text:p>
      <text:p text:style-name="P78">{</text:p>
      <text:p text:style-name="P78"><text:s text:c="8"/>CLIENT *clnt;</text:p>
      <text:p text:style-name="P78"><text:s text:c="8"/>void <text:s/>*result_1;</text:p>
      <text:p text:style-name="P78"><text:s text:c="8"/>cadena manda_1_arg1 <text:span text:style-name="T4">= serverhost; <text:s text:c="4"/>//SERVER_HOST</text:span></text:p>
      <text:p text:style-name="P78"><text:s text:c="8"/>cadena manda_1_arg2 <text:span text:style-name="T4">= msg; <text:s text:c="13"/><text:tab/>//MSG_ENVIAR</text:span></text:p>
      <text:p text:style-name="P78"><text:s text:c="8"/>cadena <text:s/>*result_2; <text:s text:c="21"/><text:tab/><text:tab/><text:span text:style-name="T4">//MSG_RECIBIR</text:span></text:p>
      <text:p text:style-name="P78"><text:s text:c="8"/>cadena retira_1_arg1 <text:span text:style-name="T4">= destinationhost;</text:span> <text:span text:style-name="T4">//DESTINATION_HOST</text:span></text:p>
      <text:p text:style-name="P78"/>
      <text:p text:style-name="P78">#ifndef DEBUG</text:p>
      <text:p text:style-name="P78"><text:s text:c="8"/><text:span text:style-name="T4">//CREA CLIENTE RPC</text:span></text:p>
      <text:p text:style-name="P78"><text:s text:c="8"/>clnt = clnt_create (serverhost, RELAY, VRELAY, "udp");</text:p>
      <text:p text:style-name="P78"><text:s text:c="8"/>if (clnt == NULL) {</text:p>
      <text:p text:style-name="P78"><text:s text:c="16"/>clnt_pcreateerror (serverhost);</text:p>
      <text:p text:style-name="P78"><text:s text:c="16"/>exit (1);</text:p>
      <text:p text:style-name="P78"><text:s text:c="8"/>}</text:p>
      <text:p text:style-name="P78">#endif <text:s/>/* DEBUG */</text:p>
      <text:p text:style-name="P78"/>
      <text:p text:style-name="P79"/>
      <text:p text:style-name="P79"/>
      <text:p text:style-name="P79"/>
      <text:p text:style-name="P79"/>
      <text:p text:style-name="P80">SEGUNDO TRABAJO SEGUNDO</text:p>
      <text:p text:style-name="P79">/*<text:tab/>Continua: relay_client.c<text:tab/>*/</text:p>
      <text:p text:style-name="P79"><text:s text:c="8"/>//LLAMADA A PROCEDIMIENTO REMOTO: manda_1</text:p>
      <text:p text:style-name="P79"><text:s text:c="8"/>//VER ARCHIVO: relay_clnt.c</text:p>
      <text:p text:style-name="P78"><text:s text:c="8"/>result_1 = manda_1(manda_1_arg1, manda_1_arg2, clnt);</text:p>
      <text:p text:style-name="P78"><text:s text:c="8"/>if (result_1 == (void *) NULL) {</text:p>
      <text:p text:style-name="P78"><text:s text:c="16"/>clnt_perror (clnt, "call failed");</text:p>
      <text:p text:style-name="P78"><text:s text:c="8"/>}</text:p>
      <text:p text:style-name="P78"/>
      <text:p text:style-name="P79"><text:s text:c="8"/>//LLAMADA A PROCEDIMIENTO REMOTO: retira_1</text:p>
      <text:p text:style-name="P79"><text:s text:c="8"/>//VER ARCHIVO: relay_clnt.c</text:p>
      <text:p text:style-name="P78"><text:s text:c="8"/>result_2 = retira_1(retira_1_arg1, clnt);</text:p>
      <text:p text:style-name="P78"><text:s text:c="8"/>if (result_2 == (cadena *) NULL) {</text:p>
      <text:p text:style-name="P78"><text:s text:c="16"/>clnt_perror (clnt, "call failed");</text:p>
      <text:p text:style-name="P78"><text:s text:c="8"/>}</text:p>
      <text:p text:style-name="P79"><text:s text:c="8"/>fprintf(stdout, "MENSAJE: \n %s \n", *result_2 ); /*&lt;·· agregado */</text:p>
      <text:p text:style-name="P78">#ifndef DEBUG</text:p>
      <text:p text:style-name="P78"><text:s text:c="8"/>clnt_destroy (clnt);</text:p>
      <text:p text:style-name="P78">#endif <text:s text:c="2"/>/* DEBUG */</text:p>
      <text:p text:style-name="P78">}</text:p>
      <text:p text:style-name="P78"/>
      <text:p text:style-name="P78">int</text:p>
      <text:p text:style-name="P78">main (int argc, char *argv[])</text:p>
      <text:p text:style-name="P78">{</text:p>
      <text:p text:style-name="P78"/>
      <text:p text:style-name="P79"><text:s text:c="8"/>if (argc &lt; 3 || argc &gt; 3) {</text:p>
      <text:p text:style-name="P79"><text:s text:c="11"/>printf ("usage: <text:s/>%s <text:s/>server_host <text:s/>destination_host \n", argv[0]);</text:p>
      <text:p text:style-name="P79"><text:s text:c="16"/>exit (1);</text:p>
      <text:p text:style-name="P79"><text:s text:c="8"/>}</text:p>
      <text:p text:style-name="P79"/>
      <text:p text:style-name="P79"><text:s text:c="8"/>char * serverhost;</text:p>
      <text:p text:style-name="P79"><text:s text:c="8"/>char * destinationhost;</text:p>
      <text:p text:style-name="P79"><text:s text:c="8"/>/* 2da IMPLEMENTACIÓN: MSG_ENVIAR LO LEE DE STDIN</text:p>
      <text:p text:style-name="P79"><text:s text:c="9"/>* LO GUARDA EN UN BUFFER TEMPORAL Y LO ENVÍA <text:s text:c="2"/>*/</text:p>
      <text:p text:style-name="P80">SEGUNDO TRABAJO SEGUNDO</text:p>
      <text:p text:style-name="P79">/*<text:tab/>Continua: relay_client.c<text:tab/>*/</text:p>
      <text:p text:style-name="P79"><text:s text:c="8"/>char msg[SIZE];</text:p>
      <text:p text:style-name="P79"/>
      <text:p text:style-name="P79"><text:s text:c="8"/>if( argv[1] != NULL )</text:p>
      <text:p text:style-name="P79"><text:s text:c="16"/>serverhost = argv[1];</text:p>
      <text:p text:style-name="P79"><text:s text:c="8"/>else</text:p>
      <text:p text:style-name="P79"><text:s text:c="8"/>{</text:p>
      <text:p text:style-name="P79"><text:s text:c="16"/>fprintf(stderr, "ERROR: BAD SERVER_HOST!!!\n");</text:p>
      <text:p text:style-name="P79"><text:s text:c="16"/>exit(2);</text:p>
      <text:p text:style-name="P79"><text:s text:c="8"/>}</text:p>
      <text:p text:style-name="P79"><text:s text:c="8"/>if( argv[2] != NULL )</text:p>
      <text:p text:style-name="P79"><text:s text:c="16"/>destinationhost = argv[1];</text:p>
      <text:p text:style-name="P79"><text:s text:c="8"/>else</text:p>
      <text:p text:style-name="P79"><text:s text:c="8"/>{</text:p>
      <text:p text:style-name="P79"><text:s text:c="16"/>fprintf(stderr, "ERROR: BAD DESTINATION_HOST!!!\n");</text:p>
      <text:p text:style-name="P79"><text:s text:c="16"/>exit(2);</text:p>
      <text:p text:style-name="P79"><text:s text:c="8"/>}</text:p>
      <text:p text:style-name="P79"/>
      <text:p text:style-name="P79"><text:s text:c="8"/>fprintf(stdout, "INTRODUZCA EL MENSAJE A ENVIAR:\n");</text:p>
      <text:p text:style-name="P79"><text:s text:c="8"/>if( fgets(msg, SIZE, stdin) == NULL )</text:p>
      <text:p text:style-name="P79"><text:s text:c="8"/>{</text:p>
      <text:p text:style-name="P79"><text:s text:c="16"/>fprintf(stderr, "ERROR: BAD MESSAGE!!!\n");</text:p>
      <text:p text:style-name="P79"><text:s text:c="16"/>exit(2);</text:p>
      <text:p text:style-name="P79"><text:s text:c="8"/>}</text:p>
      <text:p text:style-name="P78"><text:s text:c="8"/>relay_1 (serverhost, <text:span text:style-name="T4">destinationhost, msg</text:span>);</text:p>
      <text:p text:style-name="P79"><text:s text:c="8"/>/* (1)AGREGADO: ARGUMENTO 'msg' */</text:p>
      <text:p text:style-name="P79"><text:s text:c="8"/>/* (2)AGREGADO: ARGUMENTO 'destinationhost' */</text:p>
      <text:p text:style-name="P78">exit (0);</text:p>
      <text:p text:style-name="P78">}</text:p>
      <text:p text:style-name="P79">/* <text:s text:c="5"/>FIN relay_client.c <text:tab/>*/</text:p>
      <text:p text:style-name="P79"/>
      <text:p text:style-name="P79">8º) Observen el archivo relay_xdr.c</text:p>
      <text:p text:style-name="P79"/>
      <text:p text:style-name="P80">SEGUNDO TRABAJO SEGUNDO</text:p>
      <text:p text:style-name="P78">/* <text:s text:c="5"/><text:span text:style-name="T4">relay_xdr.c</text:span></text:p>
      <text:p text:style-name="P78"><text:s/>* Please do not edit this file.</text:p>
      <text:p text:style-name="P78"><text:s/>* It was generated using rpcgen.</text:p>
      <text:p text:style-name="P78"><text:s/>*/</text:p>
      <text:p text:style-name="P78"/>
      <text:p text:style-name="P78">#include "relay.h"</text:p>
      <text:p text:style-name="P79"/>
      <text:p text:style-name="P79">/* FUNCIÓN DE CANONIZACIÓN DE DATOS.</text:p>
      <text:p text:style-name="P79"><text:s/>* xdr_cadena:</text:p>
      <text:p text:style-name="P79"><text:s/>* TOMA UN 'cadena *' Y LO TRANSFORMA EN</text:p>
      <text:p text:style-name="P79"><text:s/>* 'XDR *'.</text:p>
      <text:p text:style-name="P79"><text:s/>* DEVUELVE:</text:p>
      <text:p text:style-name="P79"><text:s/>* <text:s text:c="5"/>TRUE <text:s text:c="3"/>EN CASO DE EXITO</text:p>
      <text:p text:style-name="P79"><text:s/>* <text:s text:c="5"/>FALSE <text:s text:c="2"/>SI HUBO ERROR</text:p>
      <text:p text:style-name="P79"><text:s/>**/</text:p>
      <text:p text:style-name="P79"/>
      <text:p text:style-name="P78">bool_t</text:p>
      <text:p text:style-name="P78">xdr_cadena (XDR *xdrs, cadena *objp)</text:p>
      <text:p text:style-name="P78">{</text:p>
      <text:p text:style-name="P78"><text:s text:c="8"/>register int32_t *buf;</text:p>
      <text:p text:style-name="P79"><text:s text:c="8"/>/* FUNCIÓN DE CANONIZACIÓN DE DATOS: xdr_string</text:p>
      <text:p text:style-name="P79"><text:s text:c="9"/>* VER ARCHIVO: /usr/include/rpc/xdr.h</text:p>
      <text:p text:style-name="P79"><text:s text:c="9"/>*</text:p>
      <text:p text:style-name="P79"><text:s text:c="9"/>* OPERADOR UNARIO DE COMPLEMENTO A UNO: ~</text:p>
      <text:p text:style-name="P79"><text:s text:c="9"/>*/</text:p>
      <text:p text:style-name="P78"><text:s text:c="9"/>if (!xdr_string (xdrs, objp, ~0))</text:p>
      <text:p text:style-name="P78"><text:s text:c="17"/>return FALSE;</text:p>
      <text:p text:style-name="P78"><text:s text:c="8"/>return TRUE;</text:p>
      <text:p text:style-name="P78">}</text:p>
      <text:p text:style-name="P79"/>
      <text:p text:style-name="P79"/>
      <text:p text:style-name="P79"/>
      <text:p text:style-name="P79"/>
      <text:p text:style-name="P80">SEGUNDO TRABAJO SEGUNDO</text:p>
      <text:p text:style-name="P78"><text:span text:style-name="T4">/* <text:s text:c="5"/>Continua:</text:span> <text:span text:style-name="T4">relay_xdr.c */</text:span></text:p>
      <text:p text:style-name="P79"/>
      <text:p text:style-name="P79">/* FUNICÓN DE CANONIZACIÓN DE DATOS.</text:p>
      <text:p text:style-name="P79"><text:s/>* xdr_manda_1_argument:</text:p>
      <text:p text:style-name="P79"><text:s/>* TOMA UN 'manda_1_argument *' Y LO TRANSFORMA EN</text:p>
      <text:p text:style-name="P79"><text:s/>* 'XDR *'.</text:p>
      <text:p text:style-name="P79"><text:s/>* DEVUELVE:</text:p>
      <text:p text:style-name="P79"><text:s/>* <text:s text:c="5"/>TRUE <text:s text:c="3"/>EN CASO DE EXITO</text:p>
      <text:p text:style-name="P79"><text:s/>* <text:s text:c="5"/>FALSE <text:s text:c="2"/>SI HUBO ERROR</text:p>
      <text:p text:style-name="P79"><text:s/>*/</text:p>
      <text:p text:style-name="P78">bool_t</text:p>
      <text:p text:style-name="P78">xdr_manda_1_argument (XDR *xdrs, manda_1_argument *objp)</text:p>
      <text:p text:style-name="P78">{</text:p>
      <text:p text:style-name="P78"><text:s text:c="9"/>if (!xdr_cadena (xdrs, &amp;objp-&gt;arg1))</text:p>
      <text:p text:style-name="P78"><text:s text:c="17"/>return FALSE;</text:p>
      <text:p text:style-name="P78"><text:s text:c="9"/>if (!xdr_cadena (xdrs, &amp;objp-&gt;arg2))</text:p>
      <text:p text:style-name="P78"><text:s text:c="17"/>return FALSE;</text:p>
      <text:p text:style-name="P78"><text:s text:c="8"/>return TRUE;</text:p>
      <text:p text:style-name="P78">}</text:p>
      <text:p text:style-name="P79">/* <text:s text:c="5"/>FIN relay_xdr.c */</text:p>
      <text:p text:style-name="P79"/>
      <text:p text:style-name="P79">9º) Compilan el SERVIDOR RPC MEDIANTE:</text:p>
      <text:p text:style-name="P79"><text:tab/>gcc <text:s/>-Wall <text:s/>relay_server.c <text:s/>relay_svc.c <text:s/>relay_xdr.c <text:s/>-o <text:s/>relay_server</text:p>
      <text:p text:style-name="P79"/>
      <text:p text:style-name="P79">10º) Compilan el CLIENTE RPC MEDIANTE:</text:p>
      <text:p text:style-name="P79"><text:tab/>gcc <text:s text:c="2"/>-Wall <text:s/>relay_client.c <text:s/>relay_clnt.c <text:s/>relay_xdr.c <text:s/>-o relay_client</text:p>
      <text:p text:style-name="P79"/>
      <text:p text:style-name="P79">11º) Ejecutan el SERVIDOR RPC MEDIANTE:</text:p>
      <text:p text:style-name="P79"><text:tab/>./relay_server</text:p>
      <text:p text:style-name="P79"/>
      <text:p text:style-name="P79">12º) Ejecutan el CLIENTE RPC MEDIANTE:</text:p>
      <text:p text:style-name="P79"><text:tab/>./relay_client <text:s/>RPC_SERVER_HOST <text:s/>RPC_DESTINATION_H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pitch="variable" style:font-charset="x-symbol"/>
    <style:font-face style:name="Tahoma1" svg:font-family="Tahoma, Lucidasans, 'Lucida Sans', 'Arial Unicode MS'"/>
    <style:font-face style:name="Arial1" svg:font-family="Arial" style:font-pitch="variable"/>
    <style:font-face style:name="Bitstream Charter" svg:font-family="'Bitstream Charter'" style:font-pitch="variable"/>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_20_concave" draw:display-name="Arrow concave" svg:viewBox="0 0 1131 1580" svg:d="m1013 1491 118 89-567-1580-564 1580 114-85 136-68 148-46 161-17 161 13 153 46z"/>
    <draw:marker draw:name="Dimension_20_Lines" draw:display-name="Dimension Lines" svg:viewBox="0 0 836 110" svg:d="m0 0h278 278 280v36 36 38h-278-278-280v-36-36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font-name-asian="Arial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1"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1"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1"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1"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style:font-name="Bitstream Vera Sans"/>
    </style:style>
    <style:style style:name="P2" style:family="paragraph" style:parent-style-name="Standard">
      <style:paragraph-properties fo:text-align="start" style:justify-single-word="false"/>
      <style:text-properties style:font-name="Bitstream Vera Sans" fo:font-weight="bold" style:font-weight-asian="bold" style:font-weight-complex="bold"/>
    </style:style>
    <style:style style:name="T1" style:family="text">
      <style:text-properties fo:font-weight="bold" style:font-weight-asian="bold"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ANALISTA UNIVERSITARIO DE SISTEMAS <text:tab/></text:span><text:title/><text:span text:style-name="T1"><text:page-number text:select-page="current">277</text:page-number></text:span></text:p>
        <text:p text:style-name="P2">SISTEMAS OPERATIVOS – Prof. Macchi Guido</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meta:creation-date>2007-01-16T21:03:40</meta:creation-date>
    <dc:creator>Ezequiel Villanueva</dc:creator>
    <dc:date>2007-03-17T20:32:27</dc:date>
    <meta:print-date>2007-02-22T11:50:46</meta:print-date>
    <dc:language>es-AR</dc:language>
    <meta:editing-cycles>463</meta:editing-cycles>
    <meta:editing-duration>P7DT1H33M41S</meta:editing-duration>
    <meta:user-defined meta:name="Info 1"/>
    <meta:user-defined meta:name="Info 2"/>
    <meta:user-defined meta:name="Info 3"/>
    <meta:user-defined meta:name="Info 4"/>
    <meta:document-statistic meta:table-count="20" meta:image-count="5" meta:object-count="0" meta:page-count="277" meta:paragraph-count="7713" meta:word-count="60838" meta:character-count="420037"/>
  </office:meta>
</office:document-meta>
</file>